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20A1E16DA75ED138.png" manifest:media-type="image/png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7cm" svg:height="9.004cm" svg:x="9.197cm" svg:y="2.178cm">
            <draw:object draw:notify-on-update-of-ranges="Hoja1.A6:Hoja1.A1006 Hoja1.B6:Hoja1.B100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>
            <text:p>t inicial</text:p>
          </table:table-cell>
          <table:table-cell table:style-name="ce1" office:value-type="string" calcext:value-type="string">
            <text:p>t final</text:p>
          </table:table-cell>
          <table:table-cell table:style-name="ce1" office:value-type="string" calcext:value-type="string">
            <text:p>rango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Paso=h</text:p>
          </table:table-cell>
          <table:table-cell/>
          <table:table-cell table:style-name="ce1" office:value-type="string" calcext:value-type="string">
            <text:p>g (m/s²)</text:p>
          </table:table-cell>
          <table:table-cell table:style-name="ce1" office:value-type="string" calcext:value-type="string">
            <text:p>v0 (m/s)</text:p>
          </table:table-cell>
          <table:table-cell table:style-name="ce1" office:value-type="string" calcext:value-type="string">
            <text:p>y0 (m)</text:p>
          </table:table-cell>
          <table:table-cell table:number-columns-repeated="1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[.B2]-[.A2]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table:formula="of:=[.C2]/[.D2]" office:value-type="float" office:value="0.01" calcext:value-type="float">
            <text:p>0,01</text:p>
          </table:table-cell>
          <table:table-cell/>
          <table:table-cell table:style-name="ce1" office:value-type="float" office:value="9.8" calcext:value-type="float">
            <text:p>9,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 table:number-columns-spanned="2" table:number-rows-spanned="1">
            <text:p>Método Analítico</text:p>
          </table:table-cell>
          <table:covered-table-cell/>
          <table:table-cell table:number-columns-repeated="10"/>
          <table:table-cell table:style-name="ce2" office:value-type="string" calcext:value-type="string" table:number-columns-spanned="3" table:number-rows-spanned="1">
            <text:p>Método Diferencias Finitas</text:p>
          </table:table-cell>
          <table:covered-table-cell table:number-columns-repeated="2"/>
          <table:table-cell/>
          <table:table-cell table:style-name="ce2" table:number-columns-spanned="3" table:number-rows-spanned="1"/>
          <table:covered-table-cell table:number-columns-repeated="2"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v</text:p>
          </table:table-cell>
          <table:table-cell table:number-columns-repeated="9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table:number-columns-repeated="3"/>
        </table:table-row>
        <table:table-row table:style-name="ro1">
          <table:table-cell table:formula="of:=[.A2]" office:value-type="float" office:value="0" calcext:value-type="float">
            <text:p>0</text:p>
          </table:table-cell>
          <table:table-cell table:formula="of:=-[.$G$2]*[.A6]^2/2+[.$H$2]*[.A6]+[.$I$2]" office:value-type="float" office:value="500" calcext:value-type="float">
            <text:p>500</text:p>
          </table:table-cell>
          <table:table-cell table:formula="of:=[.$H$2]-[.$G$2]*[.A6]" office:value-type="float" office:value="10" calcext:value-type="float">
            <text:p>10</text:p>
          </table:table-cell>
          <table:table-cell table:number-columns-repeated="9"/>
          <table:table-cell table:formula="of:=[.A2]" office:value-type="float" office:value="0" calcext:value-type="float">
            <text:p>0</text:p>
          </table:table-cell>
          <table:table-cell table:formula="of:=[.H2]" office:value-type="float" office:value="10" calcext:value-type="float">
            <text:p>10</text:p>
          </table:table-cell>
          <table:table-cell table:formula="of:=[.I2]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formula="of:=[.A6]+[.$E$2]" office:value-type="float" office:value="0.01" calcext:value-type="float">
            <text:p>0,01</text:p>
          </table:table-cell>
          <table:table-cell table:formula="of:=-[.$G$2]*[.A7]^2/2+[.$H$2]*[.A7]+[.$I$2]" office:value-type="float" office:value="500.09951" calcext:value-type="float">
            <text:p>500,09951</text:p>
          </table:table-cell>
          <table:table-cell table:formula="of:=[.$H$2]-[.$G$2]*[.A7]" office:value-type="float" office:value="9.902" calcext:value-type="float">
            <text:p>9,902</text:p>
          </table:table-cell>
          <table:table-cell table:number-columns-repeated="9"/>
          <table:table-cell table:formula="of:=[.M6]+[.$E$2]" office:value-type="float" office:value="0.01" calcext:value-type="float">
            <text:p>0,01</text:p>
          </table:table-cell>
          <table:table-cell table:formula="of:=[.N6]-[.$G$2]*[.$E$2]" office:value-type="float" office:value="9.902" calcext:value-type="float">
            <text:p>9,902</text:p>
          </table:table-cell>
          <table:table-cell table:formula="of:=[.O6]+[.N7]*[.$E$2]" office:value-type="float" office:value="500.09902" calcext:value-type="float">
            <text:p>500,09902</text:p>
          </table:table-cell>
          <table:table-cell table:number-columns-repeated="4"/>
        </table:table-row>
        <table:table-row table:style-name="ro1">
          <table:table-cell table:formula="of:=[.A7]+[.$E$2]" office:value-type="float" office:value="0.02" calcext:value-type="float">
            <text:p>0,02</text:p>
          </table:table-cell>
          <table:table-cell table:formula="of:=-[.$G$2]*[.A8]^2/2+[.$H$2]*[.A8]+[.$I$2]" office:value-type="float" office:value="500.19804" calcext:value-type="float">
            <text:p>500,19804</text:p>
          </table:table-cell>
          <table:table-cell table:formula="of:=[.$H$2]-[.$G$2]*[.A8]" office:value-type="float" office:value="9.804" calcext:value-type="float">
            <text:p>9,804</text:p>
          </table:table-cell>
          <table:table-cell table:number-columns-repeated="9"/>
          <table:table-cell table:formula="of:=[.M7]+[.$E$2]" office:value-type="float" office:value="0.02" calcext:value-type="float">
            <text:p>0,02</text:p>
          </table:table-cell>
          <table:table-cell table:formula="of:=[.N7]-[.$G$2]*[.$E$2]" office:value-type="float" office:value="9.804" calcext:value-type="float">
            <text:p>9,804</text:p>
          </table:table-cell>
          <table:table-cell table:formula="of:=[.O7]+[.N8]*[.$E$2]" office:value-type="float" office:value="500.19706" calcext:value-type="float">
            <text:p>500,19706</text:p>
          </table:table-cell>
          <table:table-cell table:number-columns-repeated="4"/>
        </table:table-row>
        <table:table-row table:style-name="ro1">
          <table:table-cell table:formula="of:=[.A8]+[.$E$2]" office:value-type="float" office:value="0.03" calcext:value-type="float">
            <text:p>0,03</text:p>
          </table:table-cell>
          <table:table-cell table:formula="of:=-[.$G$2]*[.A9]^2/2+[.$H$2]*[.A9]+[.$I$2]" office:value-type="float" office:value="500.29559" calcext:value-type="float">
            <text:p>500,29559</text:p>
          </table:table-cell>
          <table:table-cell table:formula="of:=[.$H$2]-[.$G$2]*[.A9]" office:value-type="float" office:value="9.706" calcext:value-type="float">
            <text:p>9,706</text:p>
          </table:table-cell>
          <table:table-cell table:number-columns-repeated="9"/>
          <table:table-cell table:formula="of:=[.M8]+[.$E$2]" office:value-type="float" office:value="0.03" calcext:value-type="float">
            <text:p>0,03</text:p>
          </table:table-cell>
          <table:table-cell table:formula="of:=[.N8]-[.$G$2]*[.$E$2]" office:value-type="float" office:value="9.706" calcext:value-type="float">
            <text:p>9,706</text:p>
          </table:table-cell>
          <table:table-cell table:formula="of:=[.O8]+[.N9]*[.$E$2]" office:value-type="float" office:value="500.29412" calcext:value-type="float">
            <text:p>500,29412</text:p>
          </table:table-cell>
          <table:table-cell table:number-columns-repeated="4"/>
        </table:table-row>
        <table:table-row table:style-name="ro1">
          <table:table-cell table:formula="of:=[.A9]+[.$E$2]" office:value-type="float" office:value="0.04" calcext:value-type="float">
            <text:p>0,04</text:p>
          </table:table-cell>
          <table:table-cell table:formula="of:=-[.$G$2]*[.A10]^2/2+[.$H$2]*[.A10]+[.$I$2]" office:value-type="float" office:value="500.39216" calcext:value-type="float">
            <text:p>500,39216</text:p>
          </table:table-cell>
          <table:table-cell table:formula="of:=[.$H$2]-[.$G$2]*[.A10]" office:value-type="float" office:value="9.608" calcext:value-type="float">
            <text:p>9,608</text:p>
          </table:table-cell>
          <table:table-cell table:number-columns-repeated="9"/>
          <table:table-cell table:formula="of:=[.M9]+[.$E$2]" office:value-type="float" office:value="0.04" calcext:value-type="float">
            <text:p>0,04</text:p>
          </table:table-cell>
          <table:table-cell table:formula="of:=[.N9]-[.$G$2]*[.$E$2]" office:value-type="float" office:value="9.608" calcext:value-type="float">
            <text:p>9,608</text:p>
          </table:table-cell>
          <table:table-cell table:formula="of:=[.O9]+[.N10]*[.$E$2]" office:value-type="float" office:value="500.3902" calcext:value-type="float">
            <text:p>500,3902</text:p>
          </table:table-cell>
          <table:table-cell table:number-columns-repeated="4"/>
        </table:table-row>
        <table:table-row table:style-name="ro1">
          <table:table-cell table:formula="of:=[.A10]+[.$E$2]" office:value-type="float" office:value="0.05" calcext:value-type="float">
            <text:p>0,05</text:p>
          </table:table-cell>
          <table:table-cell table:formula="of:=-[.$G$2]*[.A11]^2/2+[.$H$2]*[.A11]+[.$I$2]" office:value-type="float" office:value="500.48775" calcext:value-type="float">
            <text:p>500,48775</text:p>
          </table:table-cell>
          <table:table-cell table:formula="of:=[.$H$2]-[.$G$2]*[.A11]" office:value-type="float" office:value="9.51" calcext:value-type="float">
            <text:p>9,51</text:p>
          </table:table-cell>
          <table:table-cell table:number-columns-repeated="9"/>
          <table:table-cell table:formula="of:=[.M10]+[.$E$2]" office:value-type="float" office:value="0.05" calcext:value-type="float">
            <text:p>0,05</text:p>
          </table:table-cell>
          <table:table-cell table:formula="of:=[.N10]-[.$G$2]*[.$E$2]" office:value-type="float" office:value="9.51" calcext:value-type="float">
            <text:p>9,51</text:p>
          </table:table-cell>
          <table:table-cell table:formula="of:=[.O10]+[.N11]*[.$E$2]" office:value-type="float" office:value="500.4853" calcext:value-type="float">
            <text:p>500,4853</text:p>
          </table:table-cell>
          <table:table-cell table:number-columns-repeated="4"/>
        </table:table-row>
        <table:table-row table:style-name="ro1">
          <table:table-cell table:formula="of:=[.A11]+[.$E$2]" office:value-type="float" office:value="0.06" calcext:value-type="float">
            <text:p>0,06</text:p>
          </table:table-cell>
          <table:table-cell table:formula="of:=-[.$G$2]*[.A12]^2/2+[.$H$2]*[.A12]+[.$I$2]" office:value-type="float" office:value="500.58236" calcext:value-type="float">
            <text:p>500,58236</text:p>
          </table:table-cell>
          <table:table-cell table:formula="of:=[.$H$2]-[.$G$2]*[.A12]" office:value-type="float" office:value="9.412" calcext:value-type="float">
            <text:p>9,412</text:p>
          </table:table-cell>
          <table:table-cell table:number-columns-repeated="9"/>
          <table:table-cell table:formula="of:=[.M11]+[.$E$2]" office:value-type="float" office:value="0.06" calcext:value-type="float">
            <text:p>0,06</text:p>
          </table:table-cell>
          <table:table-cell table:formula="of:=[.N11]-[.$G$2]*[.$E$2]" office:value-type="float" office:value="9.412" calcext:value-type="float">
            <text:p>9,412</text:p>
          </table:table-cell>
          <table:table-cell table:formula="of:=[.O11]+[.N12]*[.$E$2]" office:value-type="float" office:value="500.57942" calcext:value-type="float">
            <text:p>500,57942</text:p>
          </table:table-cell>
          <table:table-cell table:number-columns-repeated="4"/>
        </table:table-row>
        <table:table-row table:style-name="ro1">
          <table:table-cell table:formula="of:=[.A12]+[.$E$2]" office:value-type="float" office:value="0.07" calcext:value-type="float">
            <text:p>0,07</text:p>
          </table:table-cell>
          <table:table-cell table:formula="of:=-[.$G$2]*[.A13]^2/2+[.$H$2]*[.A13]+[.$I$2]" office:value-type="float" office:value="500.67599" calcext:value-type="float">
            <text:p>500,67599</text:p>
          </table:table-cell>
          <table:table-cell table:formula="of:=[.$H$2]-[.$G$2]*[.A13]" office:value-type="float" office:value="9.314" calcext:value-type="float">
            <text:p>9,314</text:p>
          </table:table-cell>
          <table:table-cell table:number-columns-repeated="9"/>
          <table:table-cell table:formula="of:=[.M12]+[.$E$2]" office:value-type="float" office:value="0.07" calcext:value-type="float">
            <text:p>0,07</text:p>
          </table:table-cell>
          <table:table-cell table:formula="of:=[.N12]-[.$G$2]*[.$E$2]" office:value-type="float" office:value="9.314" calcext:value-type="float">
            <text:p>9,314</text:p>
          </table:table-cell>
          <table:table-cell table:formula="of:=[.O12]+[.N13]*[.$E$2]" office:value-type="float" office:value="500.67256" calcext:value-type="float">
            <text:p>500,67256</text:p>
          </table:table-cell>
          <table:table-cell table:number-columns-repeated="4"/>
        </table:table-row>
        <table:table-row table:style-name="ro1">
          <table:table-cell table:formula="of:=[.A13]+[.$E$2]" office:value-type="float" office:value="0.08" calcext:value-type="float">
            <text:p>0,08</text:p>
          </table:table-cell>
          <table:table-cell table:formula="of:=-[.$G$2]*[.A14]^2/2+[.$H$2]*[.A14]+[.$I$2]" office:value-type="float" office:value="500.76864" calcext:value-type="float">
            <text:p>500,76864</text:p>
          </table:table-cell>
          <table:table-cell table:formula="of:=[.$H$2]-[.$G$2]*[.A14]" office:value-type="float" office:value="9.216" calcext:value-type="float">
            <text:p>9,216</text:p>
          </table:table-cell>
          <table:table-cell table:number-columns-repeated="9"/>
          <table:table-cell table:formula="of:=[.M13]+[.$E$2]" office:value-type="float" office:value="0.08" calcext:value-type="float">
            <text:p>0,08</text:p>
          </table:table-cell>
          <table:table-cell table:formula="of:=[.N13]-[.$G$2]*[.$E$2]" office:value-type="float" office:value="9.21599999999999" calcext:value-type="float">
            <text:p>9,21599999999999</text:p>
          </table:table-cell>
          <table:table-cell table:formula="of:=[.O13]+[.N14]*[.$E$2]" office:value-type="float" office:value="500.76472" calcext:value-type="float">
            <text:p>500,76472</text:p>
          </table:table-cell>
          <table:table-cell table:style-name="ce2"/>
          <table:table-cell table:number-columns-repeated="3"/>
        </table:table-row>
        <table:table-row table:style-name="ro1">
          <table:table-cell table:formula="of:=[.A14]+[.$E$2]" office:value-type="float" office:value="0.09" calcext:value-type="float">
            <text:p>0,09</text:p>
          </table:table-cell>
          <table:table-cell table:formula="of:=-[.$G$2]*[.A15]^2/2+[.$H$2]*[.A15]+[.$I$2]" office:value-type="float" office:value="500.86031" calcext:value-type="float">
            <text:p>500,86031</text:p>
          </table:table-cell>
          <table:table-cell table:formula="of:=[.$H$2]-[.$G$2]*[.A15]" office:value-type="float" office:value="9.118" calcext:value-type="float">
            <text:p>9,118</text:p>
          </table:table-cell>
          <table:table-cell table:number-columns-repeated="9"/>
          <table:table-cell table:formula="of:=[.M14]+[.$E$2]" office:value-type="float" office:value="0.09" calcext:value-type="float">
            <text:p>0,09</text:p>
          </table:table-cell>
          <table:table-cell table:formula="of:=[.N14]-[.$G$2]*[.$E$2]" office:value-type="float" office:value="9.11799999999999" calcext:value-type="float">
            <text:p>9,11799999999999</text:p>
          </table:table-cell>
          <table:table-cell table:formula="of:=[.O14]+[.N15]*[.$E$2]" office:value-type="float" office:value="500.8559" calcext:value-type="float">
            <text:p>500,8559</text:p>
          </table:table-cell>
          <table:table-cell table:style-name="ce1"/>
          <table:table-cell table:number-columns-repeated="3"/>
        </table:table-row>
        <table:table-row table:style-name="ro1">
          <table:table-cell table:formula="of:=[.A15]+[.$E$2]" office:value-type="float" office:value="0.1" calcext:value-type="float">
            <text:p>0,1</text:p>
          </table:table-cell>
          <table:table-cell table:formula="of:=-[.$G$2]*[.A16]^2/2+[.$H$2]*[.A16]+[.$I$2]" office:value-type="float" office:value="500.951" calcext:value-type="float">
            <text:p>500,951</text:p>
          </table:table-cell>
          <table:table-cell table:formula="of:=[.$H$2]-[.$G$2]*[.A16]" office:value-type="float" office:value="9.02" calcext:value-type="float">
            <text:p>9,02</text:p>
          </table:table-cell>
          <table:table-cell table:number-columns-repeated="9"/>
          <table:table-cell table:formula="of:=[.M15]+[.$E$2]" office:value-type="float" office:value="0.1" calcext:value-type="float">
            <text:p>0,1</text:p>
          </table:table-cell>
          <table:table-cell table:formula="of:=[.N15]-[.$G$2]*[.$E$2]" office:value-type="float" office:value="9.01999999999999" calcext:value-type="float">
            <text:p>9,01999999999999</text:p>
          </table:table-cell>
          <table:table-cell table:formula="of:=[.O15]+[.N16]*[.$E$2]" office:value-type="float" office:value="500.9461" calcext:value-type="float">
            <text:p>500,9461</text:p>
          </table:table-cell>
          <table:table-cell table:number-columns-repeated="4"/>
        </table:table-row>
        <table:table-row table:style-name="ro1">
          <table:table-cell table:formula="of:=[.A16]+[.$E$2]" office:value-type="float" office:value="0.11" calcext:value-type="float">
            <text:p>0,11</text:p>
          </table:table-cell>
          <table:table-cell table:formula="of:=-[.$G$2]*[.A17]^2/2+[.$H$2]*[.A17]+[.$I$2]" office:value-type="float" office:value="501.04071" calcext:value-type="float">
            <text:p>501,04071</text:p>
          </table:table-cell>
          <table:table-cell table:formula="of:=[.$H$2]-[.$G$2]*[.A17]" office:value-type="float" office:value="8.922" calcext:value-type="float">
            <text:p>8,922</text:p>
          </table:table-cell>
          <table:table-cell table:number-columns-repeated="9"/>
          <table:table-cell table:formula="of:=[.M16]+[.$E$2]" office:value-type="float" office:value="0.11" calcext:value-type="float">
            <text:p>0,11</text:p>
          </table:table-cell>
          <table:table-cell table:formula="of:=[.N16]-[.$G$2]*[.$E$2]" office:value-type="float" office:value="8.92199999999999" calcext:value-type="float">
            <text:p>8,92199999999999</text:p>
          </table:table-cell>
          <table:table-cell table:formula="of:=[.O16]+[.N17]*[.$E$2]" office:value-type="float" office:value="501.03532" calcext:value-type="float">
            <text:p>501,03532</text:p>
          </table:table-cell>
          <table:table-cell table:number-columns-repeated="4"/>
        </table:table-row>
        <table:table-row table:style-name="ro1">
          <table:table-cell table:formula="of:=[.A17]+[.$E$2]" office:value-type="float" office:value="0.12" calcext:value-type="float">
            <text:p>0,12</text:p>
          </table:table-cell>
          <table:table-cell table:formula="of:=-[.$G$2]*[.A18]^2/2+[.$H$2]*[.A18]+[.$I$2]" office:value-type="float" office:value="501.12944" calcext:value-type="float">
            <text:p>501,12944</text:p>
          </table:table-cell>
          <table:table-cell table:formula="of:=[.$H$2]-[.$G$2]*[.A18]" office:value-type="float" office:value="8.824" calcext:value-type="float">
            <text:p>8,824</text:p>
          </table:table-cell>
          <table:table-cell table:number-columns-repeated="9"/>
          <table:table-cell table:formula="of:=[.M17]+[.$E$2]" office:value-type="float" office:value="0.12" calcext:value-type="float">
            <text:p>0,12</text:p>
          </table:table-cell>
          <table:table-cell table:formula="of:=[.N17]-[.$G$2]*[.$E$2]" office:value-type="float" office:value="8.82399999999999" calcext:value-type="float">
            <text:p>8,82399999999999</text:p>
          </table:table-cell>
          <table:table-cell table:formula="of:=[.O17]+[.N18]*[.$E$2]" office:value-type="float" office:value="501.12356" calcext:value-type="float">
            <text:p>501,12356</text:p>
          </table:table-cell>
          <table:table-cell table:number-columns-repeated="4"/>
        </table:table-row>
        <table:table-row table:style-name="ro1">
          <table:table-cell table:formula="of:=[.A18]+[.$E$2]" office:value-type="float" office:value="0.13" calcext:value-type="float">
            <text:p>0,13</text:p>
          </table:table-cell>
          <table:table-cell table:formula="of:=-[.$G$2]*[.A19]^2/2+[.$H$2]*[.A19]+[.$I$2]" office:value-type="float" office:value="501.21719" calcext:value-type="float">
            <text:p>501,21719</text:p>
          </table:table-cell>
          <table:table-cell table:formula="of:=[.$H$2]-[.$G$2]*[.A19]" office:value-type="float" office:value="8.726" calcext:value-type="float">
            <text:p>8,726</text:p>
          </table:table-cell>
          <table:table-cell table:number-columns-repeated="9"/>
          <table:table-cell table:formula="of:=[.M18]+[.$E$2]" office:value-type="float" office:value="0.13" calcext:value-type="float">
            <text:p>0,13</text:p>
          </table:table-cell>
          <table:table-cell table:formula="of:=[.N18]-[.$G$2]*[.$E$2]" office:value-type="float" office:value="8.72599999999999" calcext:value-type="float">
            <text:p>8,72599999999999</text:p>
          </table:table-cell>
          <table:table-cell table:formula="of:=[.O18]+[.N19]*[.$E$2]" office:value-type="float" office:value="501.21082" calcext:value-type="float">
            <text:p>501,21082</text:p>
          </table:table-cell>
          <table:table-cell table:number-columns-repeated="4"/>
        </table:table-row>
        <table:table-row table:style-name="ro1">
          <table:table-cell table:formula="of:=[.A19]+[.$E$2]" office:value-type="float" office:value="0.14" calcext:value-type="float">
            <text:p>0,14</text:p>
          </table:table-cell>
          <table:table-cell table:formula="of:=-[.$G$2]*[.A20]^2/2+[.$H$2]*[.A20]+[.$I$2]" office:value-type="float" office:value="501.30396" calcext:value-type="float">
            <text:p>501,30396</text:p>
          </table:table-cell>
          <table:table-cell table:formula="of:=[.$H$2]-[.$G$2]*[.A20]" office:value-type="float" office:value="8.628" calcext:value-type="float">
            <text:p>8,628</text:p>
          </table:table-cell>
          <table:table-cell table:number-columns-repeated="9"/>
          <table:table-cell table:formula="of:=[.M19]+[.$E$2]" office:value-type="float" office:value="0.14" calcext:value-type="float">
            <text:p>0,14</text:p>
          </table:table-cell>
          <table:table-cell table:formula="of:=[.N19]-[.$G$2]*[.$E$2]" office:value-type="float" office:value="8.62799999999999" calcext:value-type="float">
            <text:p>8,62799999999999</text:p>
          </table:table-cell>
          <table:table-cell table:formula="of:=[.O19]+[.N20]*[.$E$2]" office:value-type="float" office:value="501.2971" calcext:value-type="float">
            <text:p>501,2971</text:p>
          </table:table-cell>
          <table:table-cell table:number-columns-repeated="4"/>
        </table:table-row>
        <table:table-row table:style-name="ro1">
          <table:table-cell table:formula="of:=[.A20]+[.$E$2]" office:value-type="float" office:value="0.15" calcext:value-type="float">
            <text:p>0,15</text:p>
          </table:table-cell>
          <table:table-cell table:formula="of:=-[.$G$2]*[.A21]^2/2+[.$H$2]*[.A21]+[.$I$2]" office:value-type="float" office:value="501.38975" calcext:value-type="float">
            <text:p>501,38975</text:p>
          </table:table-cell>
          <table:table-cell table:formula="of:=[.$H$2]-[.$G$2]*[.A21]" office:value-type="float" office:value="8.53" calcext:value-type="float">
            <text:p>8,53</text:p>
          </table:table-cell>
          <table:table-cell table:number-columns-repeated="9"/>
          <table:table-cell table:formula="of:=[.M20]+[.$E$2]" office:value-type="float" office:value="0.15" calcext:value-type="float">
            <text:p>0,15</text:p>
          </table:table-cell>
          <table:table-cell table:formula="of:=[.N20]-[.$G$2]*[.$E$2]" office:value-type="float" office:value="8.52999999999999" calcext:value-type="float">
            <text:p>8,52999999999999</text:p>
          </table:table-cell>
          <table:table-cell table:formula="of:=[.O20]+[.N21]*[.$E$2]" office:value-type="float" office:value="501.3824" calcext:value-type="float">
            <text:p>501,3824</text:p>
          </table:table-cell>
          <table:table-cell table:number-columns-repeated="4"/>
        </table:table-row>
        <table:table-row table:style-name="ro1">
          <table:table-cell table:formula="of:=[.A21]+[.$E$2]" office:value-type="float" office:value="0.16" calcext:value-type="float">
            <text:p>0,16</text:p>
          </table:table-cell>
          <table:table-cell table:formula="of:=-[.$G$2]*[.A22]^2/2+[.$H$2]*[.A22]+[.$I$2]" office:value-type="float" office:value="501.47456" calcext:value-type="float">
            <text:p>501,47456</text:p>
          </table:table-cell>
          <table:table-cell table:formula="of:=[.$H$2]-[.$G$2]*[.A22]" office:value-type="float" office:value="8.432" calcext:value-type="float">
            <text:p>8,432</text:p>
          </table:table-cell>
          <table:table-cell table:number-columns-repeated="9"/>
          <table:table-cell table:formula="of:=[.M21]+[.$E$2]" office:value-type="float" office:value="0.16" calcext:value-type="float">
            <text:p>0,16</text:p>
          </table:table-cell>
          <table:table-cell table:formula="of:=[.N21]-[.$G$2]*[.$E$2]" office:value-type="float" office:value="8.43199999999999" calcext:value-type="float">
            <text:p>8,43199999999999</text:p>
          </table:table-cell>
          <table:table-cell table:formula="of:=[.O21]+[.N22]*[.$E$2]" office:value-type="float" office:value="501.46672" calcext:value-type="float">
            <text:p>501,46672</text:p>
          </table:table-cell>
          <table:table-cell table:number-columns-repeated="4"/>
        </table:table-row>
        <table:table-row table:style-name="ro1">
          <table:table-cell table:formula="of:=[.A22]+[.$E$2]" office:value-type="float" office:value="0.17" calcext:value-type="float">
            <text:p>0,17</text:p>
          </table:table-cell>
          <table:table-cell table:formula="of:=-[.$G$2]*[.A23]^2/2+[.$H$2]*[.A23]+[.$I$2]" office:value-type="float" office:value="501.55839" calcext:value-type="float">
            <text:p>501,55839</text:p>
          </table:table-cell>
          <table:table-cell table:formula="of:=[.$H$2]-[.$G$2]*[.A23]" office:value-type="float" office:value="8.334" calcext:value-type="float">
            <text:p>8,334</text:p>
          </table:table-cell>
          <table:table-cell table:number-columns-repeated="9"/>
          <table:table-cell table:formula="of:=[.M22]+[.$E$2]" office:value-type="float" office:value="0.17" calcext:value-type="float">
            <text:p>0,17</text:p>
          </table:table-cell>
          <table:table-cell table:formula="of:=[.N22]-[.$G$2]*[.$E$2]" office:value-type="float" office:value="8.33399999999999" calcext:value-type="float">
            <text:p>8,33399999999999</text:p>
          </table:table-cell>
          <table:table-cell table:formula="of:=[.O22]+[.N23]*[.$E$2]" office:value-type="float" office:value="501.55006" calcext:value-type="float">
            <text:p>501,55006</text:p>
          </table:table-cell>
          <table:table-cell table:number-columns-repeated="4"/>
        </table:table-row>
        <table:table-row table:style-name="ro1">
          <table:table-cell table:formula="of:=[.A23]+[.$E$2]" office:value-type="float" office:value="0.18" calcext:value-type="float">
            <text:p>0,18</text:p>
          </table:table-cell>
          <table:table-cell table:formula="of:=-[.$G$2]*[.A24]^2/2+[.$H$2]*[.A24]+[.$I$2]" office:value-type="float" office:value="501.64124" calcext:value-type="float">
            <text:p>501,64124</text:p>
          </table:table-cell>
          <table:table-cell table:formula="of:=[.$H$2]-[.$G$2]*[.A24]" office:value-type="float" office:value="8.236" calcext:value-type="float">
            <text:p>8,236</text:p>
          </table:table-cell>
          <table:table-cell table:number-columns-repeated="9"/>
          <table:table-cell table:formula="of:=[.M23]+[.$E$2]" office:value-type="float" office:value="0.18" calcext:value-type="float">
            <text:p>0,18</text:p>
          </table:table-cell>
          <table:table-cell table:formula="of:=[.N23]-[.$G$2]*[.$E$2]" office:value-type="float" office:value="8.23599999999999" calcext:value-type="float">
            <text:p>8,23599999999999</text:p>
          </table:table-cell>
          <table:table-cell table:formula="of:=[.O23]+[.N24]*[.$E$2]" office:value-type="float" office:value="501.63242" calcext:value-type="float">
            <text:p>501,63242</text:p>
          </table:table-cell>
          <table:table-cell table:number-columns-repeated="4"/>
        </table:table-row>
        <table:table-row table:style-name="ro1">
          <table:table-cell table:formula="of:=[.A24]+[.$E$2]" office:value-type="float" office:value="0.19" calcext:value-type="float">
            <text:p>0,19</text:p>
          </table:table-cell>
          <table:table-cell table:formula="of:=-[.$G$2]*[.A25]^2/2+[.$H$2]*[.A25]+[.$I$2]" office:value-type="float" office:value="501.72311" calcext:value-type="float">
            <text:p>501,72311</text:p>
          </table:table-cell>
          <table:table-cell table:formula="of:=[.$H$2]-[.$G$2]*[.A25]" office:value-type="float" office:value="8.138" calcext:value-type="float">
            <text:p>8,138</text:p>
          </table:table-cell>
          <table:table-cell table:number-columns-repeated="9"/>
          <table:table-cell table:formula="of:=[.M24]+[.$E$2]" office:value-type="float" office:value="0.19" calcext:value-type="float">
            <text:p>0,19</text:p>
          </table:table-cell>
          <table:table-cell table:formula="of:=[.N24]-[.$G$2]*[.$E$2]" office:value-type="float" office:value="8.13799999999999" calcext:value-type="float">
            <text:p>8,13799999999999</text:p>
          </table:table-cell>
          <table:table-cell table:formula="of:=[.O24]+[.N25]*[.$E$2]" office:value-type="float" office:value="501.7138" calcext:value-type="float">
            <text:p>501,7138</text:p>
          </table:table-cell>
          <table:table-cell table:number-columns-repeated="4"/>
        </table:table-row>
        <table:table-row table:style-name="ro1">
          <table:table-cell table:formula="of:=[.A25]+[.$E$2]" office:value-type="float" office:value="0.2" calcext:value-type="float">
            <text:p>0,2</text:p>
          </table:table-cell>
          <table:table-cell table:formula="of:=-[.$G$2]*[.A26]^2/2+[.$H$2]*[.A26]+[.$I$2]" office:value-type="float" office:value="501.804" calcext:value-type="float">
            <text:p>501,804</text:p>
          </table:table-cell>
          <table:table-cell table:formula="of:=[.$H$2]-[.$G$2]*[.A26]" office:value-type="float" office:value="8.04" calcext:value-type="float">
            <text:p>8,04</text:p>
          </table:table-cell>
          <table:table-cell table:number-columns-repeated="9"/>
          <table:table-cell table:formula="of:=[.M25]+[.$E$2]" office:value-type="float" office:value="0.2" calcext:value-type="float">
            <text:p>0,2</text:p>
          </table:table-cell>
          <table:table-cell table:formula="of:=[.N25]-[.$G$2]*[.$E$2]" office:value-type="float" office:value="8.03999999999999" calcext:value-type="float">
            <text:p>8,03999999999999</text:p>
          </table:table-cell>
          <table:table-cell table:formula="of:=[.O25]+[.N26]*[.$E$2]" office:value-type="float" office:value="501.7942" calcext:value-type="float">
            <text:p>501,7942</text:p>
          </table:table-cell>
          <table:table-cell table:number-columns-repeated="4"/>
        </table:table-row>
        <table:table-row table:style-name="ro1">
          <table:table-cell table:formula="of:=[.A26]+[.$E$2]" office:value-type="float" office:value="0.21" calcext:value-type="float">
            <text:p>0,21</text:p>
          </table:table-cell>
          <table:table-cell table:formula="of:=-[.$G$2]*[.A27]^2/2+[.$H$2]*[.A27]+[.$I$2]" office:value-type="float" office:value="501.88391" calcext:value-type="float">
            <text:p>501,88391</text:p>
          </table:table-cell>
          <table:table-cell table:formula="of:=[.$H$2]-[.$G$2]*[.A27]" office:value-type="float" office:value="7.942" calcext:value-type="float">
            <text:p>7,942</text:p>
          </table:table-cell>
          <table:table-cell table:number-columns-repeated="9"/>
          <table:table-cell table:formula="of:=[.M26]+[.$E$2]" office:value-type="float" office:value="0.21" calcext:value-type="float">
            <text:p>0,21</text:p>
          </table:table-cell>
          <table:table-cell table:formula="of:=[.N26]-[.$G$2]*[.$E$2]" office:value-type="float" office:value="7.94199999999999" calcext:value-type="float">
            <text:p>7,94199999999999</text:p>
          </table:table-cell>
          <table:table-cell table:formula="of:=[.O26]+[.N27]*[.$E$2]" office:value-type="float" office:value="501.87362" calcext:value-type="float">
            <text:p>501,87362</text:p>
          </table:table-cell>
          <table:table-cell table:number-columns-repeated="4"/>
        </table:table-row>
        <table:table-row table:style-name="ro1">
          <table:table-cell table:formula="of:=[.A27]+[.$E$2]" office:value-type="float" office:value="0.22" calcext:value-type="float">
            <text:p>0,22</text:p>
          </table:table-cell>
          <table:table-cell table:formula="of:=-[.$G$2]*[.A28]^2/2+[.$H$2]*[.A28]+[.$I$2]" office:value-type="float" office:value="501.96284" calcext:value-type="float">
            <text:p>501,96284</text:p>
          </table:table-cell>
          <table:table-cell table:formula="of:=[.$H$2]-[.$G$2]*[.A28]" office:value-type="float" office:value="7.844" calcext:value-type="float">
            <text:p>7,844</text:p>
          </table:table-cell>
          <table:table-cell table:number-columns-repeated="9"/>
          <table:table-cell table:formula="of:=[.M27]+[.$E$2]" office:value-type="float" office:value="0.22" calcext:value-type="float">
            <text:p>0,22</text:p>
          </table:table-cell>
          <table:table-cell table:formula="of:=[.N27]-[.$G$2]*[.$E$2]" office:value-type="float" office:value="7.84399999999999" calcext:value-type="float">
            <text:p>7,84399999999999</text:p>
          </table:table-cell>
          <table:table-cell table:formula="of:=[.O27]+[.N28]*[.$E$2]" office:value-type="float" office:value="501.95206" calcext:value-type="float">
            <text:p>501,95206</text:p>
          </table:table-cell>
          <table:table-cell table:number-columns-repeated="4"/>
        </table:table-row>
        <table:table-row table:style-name="ro1">
          <table:table-cell table:formula="of:=[.A28]+[.$E$2]" office:value-type="float" office:value="0.23" calcext:value-type="float">
            <text:p>0,23</text:p>
          </table:table-cell>
          <table:table-cell table:formula="of:=-[.$G$2]*[.A29]^2/2+[.$H$2]*[.A29]+[.$I$2]" office:value-type="float" office:value="502.04079" calcext:value-type="float">
            <text:p>502,04079</text:p>
          </table:table-cell>
          <table:table-cell table:formula="of:=[.$H$2]-[.$G$2]*[.A29]" office:value-type="float" office:value="7.746" calcext:value-type="float">
            <text:p>7,746</text:p>
          </table:table-cell>
          <table:table-cell table:number-columns-repeated="9"/>
          <table:table-cell table:formula="of:=[.M28]+[.$E$2]" office:value-type="float" office:value="0.23" calcext:value-type="float">
            <text:p>0,23</text:p>
          </table:table-cell>
          <table:table-cell table:formula="of:=[.N28]-[.$G$2]*[.$E$2]" office:value-type="float" office:value="7.74599999999999" calcext:value-type="float">
            <text:p>7,74599999999999</text:p>
          </table:table-cell>
          <table:table-cell table:formula="of:=[.O28]+[.N29]*[.$E$2]" office:value-type="float" office:value="502.02952" calcext:value-type="float">
            <text:p>502,02952</text:p>
          </table:table-cell>
          <table:table-cell table:number-columns-repeated="4"/>
        </table:table-row>
        <table:table-row table:style-name="ro1">
          <table:table-cell table:formula="of:=[.A29]+[.$E$2]" office:value-type="float" office:value="0.24" calcext:value-type="float">
            <text:p>0,24</text:p>
          </table:table-cell>
          <table:table-cell table:formula="of:=-[.$G$2]*[.A30]^2/2+[.$H$2]*[.A30]+[.$I$2]" office:value-type="float" office:value="502.11776" calcext:value-type="float">
            <text:p>502,11776</text:p>
          </table:table-cell>
          <table:table-cell table:formula="of:=[.$H$2]-[.$G$2]*[.A30]" office:value-type="float" office:value="7.648" calcext:value-type="float">
            <text:p>7,648</text:p>
          </table:table-cell>
          <table:table-cell table:number-columns-repeated="9"/>
          <table:table-cell table:formula="of:=[.M29]+[.$E$2]" office:value-type="float" office:value="0.24" calcext:value-type="float">
            <text:p>0,24</text:p>
          </table:table-cell>
          <table:table-cell table:formula="of:=[.N29]-[.$G$2]*[.$E$2]" office:value-type="float" office:value="7.64799999999999" calcext:value-type="float">
            <text:p>7,64799999999999</text:p>
          </table:table-cell>
          <table:table-cell table:formula="of:=[.O29]+[.N30]*[.$E$2]" office:value-type="float" office:value="502.106" calcext:value-type="float">
            <text:p>502,106</text:p>
          </table:table-cell>
          <table:table-cell table:number-columns-repeated="4"/>
        </table:table-row>
        <table:table-row table:style-name="ro1">
          <table:table-cell table:formula="of:=[.A30]+[.$E$2]" office:value-type="float" office:value="0.25" calcext:value-type="float">
            <text:p>0,25</text:p>
          </table:table-cell>
          <table:table-cell table:formula="of:=-[.$G$2]*[.A31]^2/2+[.$H$2]*[.A31]+[.$I$2]" office:value-type="float" office:value="502.19375" calcext:value-type="float">
            <text:p>502,19375</text:p>
          </table:table-cell>
          <table:table-cell table:formula="of:=[.$H$2]-[.$G$2]*[.A31]" office:value-type="float" office:value="7.55" calcext:value-type="float">
            <text:p>7,55</text:p>
          </table:table-cell>
          <table:table-cell table:number-columns-repeated="9"/>
          <table:table-cell table:formula="of:=[.M30]+[.$E$2]" office:value-type="float" office:value="0.25" calcext:value-type="float">
            <text:p>0,25</text:p>
          </table:table-cell>
          <table:table-cell table:formula="of:=[.N30]-[.$G$2]*[.$E$2]" office:value-type="float" office:value="7.54999999999999" calcext:value-type="float">
            <text:p>7,54999999999999</text:p>
          </table:table-cell>
          <table:table-cell table:formula="of:=[.O30]+[.N31]*[.$E$2]" office:value-type="float" office:value="502.1815" calcext:value-type="float">
            <text:p>502,1815</text:p>
          </table:table-cell>
          <table:table-cell table:number-columns-repeated="4"/>
        </table:table-row>
        <table:table-row table:style-name="ro1">
          <table:table-cell table:formula="of:=[.A31]+[.$E$2]" office:value-type="float" office:value="0.26" calcext:value-type="float">
            <text:p>0,26</text:p>
          </table:table-cell>
          <table:table-cell table:formula="of:=-[.$G$2]*[.A32]^2/2+[.$H$2]*[.A32]+[.$I$2]" office:value-type="float" office:value="502.26876" calcext:value-type="float">
            <text:p>502,26876</text:p>
          </table:table-cell>
          <table:table-cell table:formula="of:=[.$H$2]-[.$G$2]*[.A32]" office:value-type="float" office:value="7.452" calcext:value-type="float">
            <text:p>7,452</text:p>
          </table:table-cell>
          <table:table-cell table:number-columns-repeated="9"/>
          <table:table-cell table:formula="of:=[.M31]+[.$E$2]" office:value-type="float" office:value="0.26" calcext:value-type="float">
            <text:p>0,26</text:p>
          </table:table-cell>
          <table:table-cell table:formula="of:=[.N31]-[.$G$2]*[.$E$2]" office:value-type="float" office:value="7.45199999999999" calcext:value-type="float">
            <text:p>7,45199999999999</text:p>
          </table:table-cell>
          <table:table-cell table:formula="of:=[.O31]+[.N32]*[.$E$2]" office:value-type="float" office:value="502.25602" calcext:value-type="float">
            <text:p>502,25602</text:p>
          </table:table-cell>
          <table:table-cell table:number-columns-repeated="4"/>
        </table:table-row>
        <table:table-row table:style-name="ro1">
          <table:table-cell table:formula="of:=[.A32]+[.$E$2]" office:value-type="float" office:value="0.27" calcext:value-type="float">
            <text:p>0,27</text:p>
          </table:table-cell>
          <table:table-cell table:formula="of:=-[.$G$2]*[.A33]^2/2+[.$H$2]*[.A33]+[.$I$2]" office:value-type="float" office:value="502.34279" calcext:value-type="float">
            <text:p>502,34279</text:p>
          </table:table-cell>
          <table:table-cell table:formula="of:=[.$H$2]-[.$G$2]*[.A33]" office:value-type="float" office:value="7.354" calcext:value-type="float">
            <text:p>7,354</text:p>
          </table:table-cell>
          <table:table-cell table:number-columns-repeated="9"/>
          <table:table-cell table:formula="of:=[.M32]+[.$E$2]" office:value-type="float" office:value="0.27" calcext:value-type="float">
            <text:p>0,27</text:p>
          </table:table-cell>
          <table:table-cell table:formula="of:=[.N32]-[.$G$2]*[.$E$2]" office:value-type="float" office:value="7.35399999999999" calcext:value-type="float">
            <text:p>7,35399999999999</text:p>
          </table:table-cell>
          <table:table-cell table:formula="of:=[.O32]+[.N33]*[.$E$2]" office:value-type="float" office:value="502.32956" calcext:value-type="float">
            <text:p>502,32956</text:p>
          </table:table-cell>
          <table:table-cell table:number-columns-repeated="4"/>
        </table:table-row>
        <table:table-row table:style-name="ro1">
          <table:table-cell table:formula="of:=[.A33]+[.$E$2]" office:value-type="float" office:value="0.28" calcext:value-type="float">
            <text:p>0,28</text:p>
          </table:table-cell>
          <table:table-cell table:formula="of:=-[.$G$2]*[.A34]^2/2+[.$H$2]*[.A34]+[.$I$2]" office:value-type="float" office:value="502.41584" calcext:value-type="float">
            <text:p>502,41584</text:p>
          </table:table-cell>
          <table:table-cell table:formula="of:=[.$H$2]-[.$G$2]*[.A34]" office:value-type="float" office:value="7.256" calcext:value-type="float">
            <text:p>7,256</text:p>
          </table:table-cell>
          <table:table-cell table:number-columns-repeated="9"/>
          <table:table-cell table:formula="of:=[.M33]+[.$E$2]" office:value-type="float" office:value="0.28" calcext:value-type="float">
            <text:p>0,28</text:p>
          </table:table-cell>
          <table:table-cell table:formula="of:=[.N33]-[.$G$2]*[.$E$2]" office:value-type="float" office:value="7.25599999999999" calcext:value-type="float">
            <text:p>7,25599999999999</text:p>
          </table:table-cell>
          <table:table-cell table:formula="of:=[.O33]+[.N34]*[.$E$2]" office:value-type="float" office:value="502.40212" calcext:value-type="float">
            <text:p>502,40212</text:p>
          </table:table-cell>
          <table:table-cell table:number-columns-repeated="4"/>
        </table:table-row>
        <table:table-row table:style-name="ro1">
          <table:table-cell table:formula="of:=[.A34]+[.$E$2]" office:value-type="float" office:value="0.29" calcext:value-type="float">
            <text:p>0,29</text:p>
          </table:table-cell>
          <table:table-cell table:formula="of:=-[.$G$2]*[.A35]^2/2+[.$H$2]*[.A35]+[.$I$2]" office:value-type="float" office:value="502.48791" calcext:value-type="float">
            <text:p>502,48791</text:p>
          </table:table-cell>
          <table:table-cell table:formula="of:=[.$H$2]-[.$G$2]*[.A35]" office:value-type="float" office:value="7.158" calcext:value-type="float">
            <text:p>7,158</text:p>
          </table:table-cell>
          <table:table-cell table:number-columns-repeated="9"/>
          <table:table-cell table:formula="of:=[.M34]+[.$E$2]" office:value-type="float" office:value="0.29" calcext:value-type="float">
            <text:p>0,29</text:p>
          </table:table-cell>
          <table:table-cell table:formula="of:=[.N34]-[.$G$2]*[.$E$2]" office:value-type="float" office:value="7.15799999999999" calcext:value-type="float">
            <text:p>7,15799999999999</text:p>
          </table:table-cell>
          <table:table-cell table:formula="of:=[.O34]+[.N35]*[.$E$2]" office:value-type="float" office:value="502.4737" calcext:value-type="float">
            <text:p>502,4737</text:p>
          </table:table-cell>
          <table:table-cell table:number-columns-repeated="4"/>
        </table:table-row>
        <table:table-row table:style-name="ro1">
          <table:table-cell table:formula="of:=[.A35]+[.$E$2]" office:value-type="float" office:value="0.3" calcext:value-type="float">
            <text:p>0,3</text:p>
          </table:table-cell>
          <table:table-cell table:formula="of:=-[.$G$2]*[.A36]^2/2+[.$H$2]*[.A36]+[.$I$2]" office:value-type="float" office:value="502.559" calcext:value-type="float">
            <text:p>502,559</text:p>
          </table:table-cell>
          <table:table-cell table:formula="of:=[.$H$2]-[.$G$2]*[.A36]" office:value-type="float" office:value="7.06" calcext:value-type="float">
            <text:p>7,06</text:p>
          </table:table-cell>
          <table:table-cell table:number-columns-repeated="9"/>
          <table:table-cell table:formula="of:=[.M35]+[.$E$2]" office:value-type="float" office:value="0.3" calcext:value-type="float">
            <text:p>0,3</text:p>
          </table:table-cell>
          <table:table-cell table:formula="of:=[.N35]-[.$G$2]*[.$E$2]" office:value-type="float" office:value="7.05999999999999" calcext:value-type="float">
            <text:p>7,05999999999999</text:p>
          </table:table-cell>
          <table:table-cell table:formula="of:=[.O35]+[.N36]*[.$E$2]" office:value-type="float" office:value="502.5443" calcext:value-type="float">
            <text:p>502,5443</text:p>
          </table:table-cell>
          <table:table-cell table:number-columns-repeated="4"/>
        </table:table-row>
        <table:table-row table:style-name="ro1">
          <table:table-cell table:formula="of:=[.A36]+[.$E$2]" office:value-type="float" office:value="0.31" calcext:value-type="float">
            <text:p>0,31</text:p>
          </table:table-cell>
          <table:table-cell table:formula="of:=-[.$G$2]*[.A37]^2/2+[.$H$2]*[.A37]+[.$I$2]" office:value-type="float" office:value="502.62911" calcext:value-type="float">
            <text:p>502,62911</text:p>
          </table:table-cell>
          <table:table-cell table:formula="of:=[.$H$2]-[.$G$2]*[.A37]" office:value-type="float" office:value="6.962" calcext:value-type="float">
            <text:p>6,962</text:p>
          </table:table-cell>
          <table:table-cell table:number-columns-repeated="9"/>
          <table:table-cell table:formula="of:=[.M36]+[.$E$2]" office:value-type="float" office:value="0.31" calcext:value-type="float">
            <text:p>0,31</text:p>
          </table:table-cell>
          <table:table-cell table:formula="of:=[.N36]-[.$G$2]*[.$E$2]" office:value-type="float" office:value="6.96199999999999" calcext:value-type="float">
            <text:p>6,96199999999999</text:p>
          </table:table-cell>
          <table:table-cell table:formula="of:=[.O36]+[.N37]*[.$E$2]" office:value-type="float" office:value="502.61392" calcext:value-type="float">
            <text:p>502,61392</text:p>
          </table:table-cell>
          <table:table-cell table:number-columns-repeated="4"/>
        </table:table-row>
        <table:table-row table:style-name="ro1">
          <table:table-cell table:formula="of:=[.A37]+[.$E$2]" office:value-type="float" office:value="0.32" calcext:value-type="float">
            <text:p>0,32</text:p>
          </table:table-cell>
          <table:table-cell table:formula="of:=-[.$G$2]*[.A38]^2/2+[.$H$2]*[.A38]+[.$I$2]" office:value-type="float" office:value="502.69824" calcext:value-type="float">
            <text:p>502,69824</text:p>
          </table:table-cell>
          <table:table-cell table:formula="of:=[.$H$2]-[.$G$2]*[.A38]" office:value-type="float" office:value="6.864" calcext:value-type="float">
            <text:p>6,864</text:p>
          </table:table-cell>
          <table:table-cell table:number-columns-repeated="9"/>
          <table:table-cell table:formula="of:=[.M37]+[.$E$2]" office:value-type="float" office:value="0.32" calcext:value-type="float">
            <text:p>0,32</text:p>
          </table:table-cell>
          <table:table-cell table:formula="of:=[.N37]-[.$G$2]*[.$E$2]" office:value-type="float" office:value="6.86399999999999" calcext:value-type="float">
            <text:p>6,86399999999999</text:p>
          </table:table-cell>
          <table:table-cell table:formula="of:=[.O37]+[.N38]*[.$E$2]" office:value-type="float" office:value="502.68256" calcext:value-type="float">
            <text:p>502,68256</text:p>
          </table:table-cell>
          <table:table-cell table:number-columns-repeated="4"/>
        </table:table-row>
        <table:table-row table:style-name="ro1">
          <table:table-cell table:formula="of:=[.A38]+[.$E$2]" office:value-type="float" office:value="0.33" calcext:value-type="float">
            <text:p>0,33</text:p>
          </table:table-cell>
          <table:table-cell table:formula="of:=-[.$G$2]*[.A39]^2/2+[.$H$2]*[.A39]+[.$I$2]" office:value-type="float" office:value="502.76639" calcext:value-type="float">
            <text:p>502,76639</text:p>
          </table:table-cell>
          <table:table-cell table:formula="of:=[.$H$2]-[.$G$2]*[.A39]" office:value-type="float" office:value="6.766" calcext:value-type="float">
            <text:p>6,766</text:p>
          </table:table-cell>
          <table:table-cell table:number-columns-repeated="9"/>
          <table:table-cell table:formula="of:=[.M38]+[.$E$2]" office:value-type="float" office:value="0.33" calcext:value-type="float">
            <text:p>0,33</text:p>
          </table:table-cell>
          <table:table-cell table:formula="of:=[.N38]-[.$G$2]*[.$E$2]" office:value-type="float" office:value="6.76599999999999" calcext:value-type="float">
            <text:p>6,76599999999999</text:p>
          </table:table-cell>
          <table:table-cell table:formula="of:=[.O38]+[.N39]*[.$E$2]" office:value-type="float" office:value="502.75022" calcext:value-type="float">
            <text:p>502,75022</text:p>
          </table:table-cell>
          <table:table-cell table:number-columns-repeated="4"/>
        </table:table-row>
        <table:table-row table:style-name="ro1">
          <table:table-cell table:formula="of:=[.A39]+[.$E$2]" office:value-type="float" office:value="0.34" calcext:value-type="float">
            <text:p>0,34</text:p>
          </table:table-cell>
          <table:table-cell table:formula="of:=-[.$G$2]*[.A40]^2/2+[.$H$2]*[.A40]+[.$I$2]" office:value-type="float" office:value="502.83356" calcext:value-type="float">
            <text:p>502,83356</text:p>
          </table:table-cell>
          <table:table-cell table:formula="of:=[.$H$2]-[.$G$2]*[.A40]" office:value-type="float" office:value="6.668" calcext:value-type="float">
            <text:p>6,668</text:p>
          </table:table-cell>
          <table:table-cell table:number-columns-repeated="9"/>
          <table:table-cell table:formula="of:=[.M39]+[.$E$2]" office:value-type="float" office:value="0.34" calcext:value-type="float">
            <text:p>0,34</text:p>
          </table:table-cell>
          <table:table-cell table:formula="of:=[.N39]-[.$G$2]*[.$E$2]" office:value-type="float" office:value="6.66799999999999" calcext:value-type="float">
            <text:p>6,66799999999999</text:p>
          </table:table-cell>
          <table:table-cell table:formula="of:=[.O39]+[.N40]*[.$E$2]" office:value-type="float" office:value="502.8169" calcext:value-type="float">
            <text:p>502,8169</text:p>
          </table:table-cell>
          <table:table-cell table:number-columns-repeated="4"/>
        </table:table-row>
        <table:table-row table:style-name="ro1">
          <table:table-cell table:formula="of:=[.A40]+[.$E$2]" office:value-type="float" office:value="0.35" calcext:value-type="float">
            <text:p>0,35</text:p>
          </table:table-cell>
          <table:table-cell table:formula="of:=-[.$G$2]*[.A41]^2/2+[.$H$2]*[.A41]+[.$I$2]" office:value-type="float" office:value="502.89975" calcext:value-type="float">
            <text:p>502,89975</text:p>
          </table:table-cell>
          <table:table-cell table:formula="of:=[.$H$2]-[.$G$2]*[.A41]" office:value-type="float" office:value="6.57" calcext:value-type="float">
            <text:p>6,57</text:p>
          </table:table-cell>
          <table:table-cell table:number-columns-repeated="9"/>
          <table:table-cell table:formula="of:=[.M40]+[.$E$2]" office:value-type="float" office:value="0.35" calcext:value-type="float">
            <text:p>0,35</text:p>
          </table:table-cell>
          <table:table-cell table:formula="of:=[.N40]-[.$G$2]*[.$E$2]" office:value-type="float" office:value="6.56999999999999" calcext:value-type="float">
            <text:p>6,56999999999999</text:p>
          </table:table-cell>
          <table:table-cell table:formula="of:=[.O40]+[.N41]*[.$E$2]" office:value-type="float" office:value="502.8826" calcext:value-type="float">
            <text:p>502,8826</text:p>
          </table:table-cell>
          <table:table-cell table:number-columns-repeated="4"/>
        </table:table-row>
        <table:table-row table:style-name="ro1">
          <table:table-cell table:formula="of:=[.A41]+[.$E$2]" office:value-type="float" office:value="0.36" calcext:value-type="float">
            <text:p>0,36</text:p>
          </table:table-cell>
          <table:table-cell table:formula="of:=-[.$G$2]*[.A42]^2/2+[.$H$2]*[.A42]+[.$I$2]" office:value-type="float" office:value="502.96496" calcext:value-type="float">
            <text:p>502,96496</text:p>
          </table:table-cell>
          <table:table-cell table:formula="of:=[.$H$2]-[.$G$2]*[.A42]" office:value-type="float" office:value="6.472" calcext:value-type="float">
            <text:p>6,472</text:p>
          </table:table-cell>
          <table:table-cell table:number-columns-repeated="9"/>
          <table:table-cell table:formula="of:=[.M41]+[.$E$2]" office:value-type="float" office:value="0.36" calcext:value-type="float">
            <text:p>0,36</text:p>
          </table:table-cell>
          <table:table-cell table:formula="of:=[.N41]-[.$G$2]*[.$E$2]" office:value-type="float" office:value="6.47199999999999" calcext:value-type="float">
            <text:p>6,47199999999999</text:p>
          </table:table-cell>
          <table:table-cell table:formula="of:=[.O41]+[.N42]*[.$E$2]" office:value-type="float" office:value="502.94732" calcext:value-type="float">
            <text:p>502,94732</text:p>
          </table:table-cell>
          <table:table-cell table:number-columns-repeated="4"/>
        </table:table-row>
        <table:table-row table:style-name="ro1">
          <table:table-cell table:formula="of:=[.A42]+[.$E$2]" office:value-type="float" office:value="0.37" calcext:value-type="float">
            <text:p>0,37</text:p>
          </table:table-cell>
          <table:table-cell table:formula="of:=-[.$G$2]*[.A43]^2/2+[.$H$2]*[.A43]+[.$I$2]" office:value-type="float" office:value="503.02919" calcext:value-type="float">
            <text:p>503,02919</text:p>
          </table:table-cell>
          <table:table-cell table:formula="of:=[.$H$2]-[.$G$2]*[.A43]" office:value-type="float" office:value="6.374" calcext:value-type="float">
            <text:p>6,374</text:p>
          </table:table-cell>
          <table:table-cell table:number-columns-repeated="9"/>
          <table:table-cell table:formula="of:=[.M42]+[.$E$2]" office:value-type="float" office:value="0.37" calcext:value-type="float">
            <text:p>0,37</text:p>
          </table:table-cell>
          <table:table-cell table:formula="of:=[.N42]-[.$G$2]*[.$E$2]" office:value-type="float" office:value="6.37399999999999" calcext:value-type="float">
            <text:p>6,37399999999999</text:p>
          </table:table-cell>
          <table:table-cell table:formula="of:=[.O42]+[.N43]*[.$E$2]" office:value-type="float" office:value="503.01106" calcext:value-type="float">
            <text:p>503,01106</text:p>
          </table:table-cell>
          <table:table-cell table:number-columns-repeated="4"/>
        </table:table-row>
        <table:table-row table:style-name="ro1">
          <table:table-cell table:formula="of:=[.A43]+[.$E$2]" office:value-type="float" office:value="0.38" calcext:value-type="float">
            <text:p>0,38</text:p>
          </table:table-cell>
          <table:table-cell table:formula="of:=-[.$G$2]*[.A44]^2/2+[.$H$2]*[.A44]+[.$I$2]" office:value-type="float" office:value="503.09244" calcext:value-type="float">
            <text:p>503,09244</text:p>
          </table:table-cell>
          <table:table-cell table:formula="of:=[.$H$2]-[.$G$2]*[.A44]" office:value-type="float" office:value="6.276" calcext:value-type="float">
            <text:p>6,276</text:p>
          </table:table-cell>
          <table:table-cell table:number-columns-repeated="9"/>
          <table:table-cell table:formula="of:=[.M43]+[.$E$2]" office:value-type="float" office:value="0.38" calcext:value-type="float">
            <text:p>0,38</text:p>
          </table:table-cell>
          <table:table-cell table:formula="of:=[.N43]-[.$G$2]*[.$E$2]" office:value-type="float" office:value="6.27599999999999" calcext:value-type="float">
            <text:p>6,27599999999999</text:p>
          </table:table-cell>
          <table:table-cell table:formula="of:=[.O43]+[.N44]*[.$E$2]" office:value-type="float" office:value="503.07382" calcext:value-type="float">
            <text:p>503,07382</text:p>
          </table:table-cell>
          <table:table-cell table:number-columns-repeated="4"/>
        </table:table-row>
        <table:table-row table:style-name="ro1">
          <table:table-cell table:formula="of:=[.A44]+[.$E$2]" office:value-type="float" office:value="0.39" calcext:value-type="float">
            <text:p>0,39</text:p>
          </table:table-cell>
          <table:table-cell table:formula="of:=-[.$G$2]*[.A45]^2/2+[.$H$2]*[.A45]+[.$I$2]" office:value-type="float" office:value="503.15471" calcext:value-type="float">
            <text:p>503,15471</text:p>
          </table:table-cell>
          <table:table-cell table:formula="of:=[.$H$2]-[.$G$2]*[.A45]" office:value-type="float" office:value="6.178" calcext:value-type="float">
            <text:p>6,178</text:p>
          </table:table-cell>
          <table:table-cell table:number-columns-repeated="9"/>
          <table:table-cell table:formula="of:=[.M44]+[.$E$2]" office:value-type="float" office:value="0.39" calcext:value-type="float">
            <text:p>0,39</text:p>
          </table:table-cell>
          <table:table-cell table:formula="of:=[.N44]-[.$G$2]*[.$E$2]" office:value-type="float" office:value="6.17799999999999" calcext:value-type="float">
            <text:p>6,17799999999999</text:p>
          </table:table-cell>
          <table:table-cell table:formula="of:=[.O44]+[.N45]*[.$E$2]" office:value-type="float" office:value="503.1356" calcext:value-type="float">
            <text:p>503,1356</text:p>
          </table:table-cell>
          <table:table-cell table:number-columns-repeated="4"/>
        </table:table-row>
        <table:table-row table:style-name="ro1">
          <table:table-cell table:formula="of:=[.A45]+[.$E$2]" office:value-type="float" office:value="0.4" calcext:value-type="float">
            <text:p>0,4</text:p>
          </table:table-cell>
          <table:table-cell table:formula="of:=-[.$G$2]*[.A46]^2/2+[.$H$2]*[.A46]+[.$I$2]" office:value-type="float" office:value="503.216" calcext:value-type="float">
            <text:p>503,216</text:p>
          </table:table-cell>
          <table:table-cell table:formula="of:=[.$H$2]-[.$G$2]*[.A46]" office:value-type="float" office:value="6.08" calcext:value-type="float">
            <text:p>6,08</text:p>
          </table:table-cell>
          <table:table-cell table:number-columns-repeated="9"/>
          <table:table-cell table:formula="of:=[.M45]+[.$E$2]" office:value-type="float" office:value="0.4" calcext:value-type="float">
            <text:p>0,4</text:p>
          </table:table-cell>
          <table:table-cell table:formula="of:=[.N45]-[.$G$2]*[.$E$2]" office:value-type="float" office:value="6.07999999999999" calcext:value-type="float">
            <text:p>6,07999999999999</text:p>
          </table:table-cell>
          <table:table-cell table:formula="of:=[.O45]+[.N46]*[.$E$2]" office:value-type="float" office:value="503.1964" calcext:value-type="float">
            <text:p>503,1964</text:p>
          </table:table-cell>
          <table:table-cell table:number-columns-repeated="4"/>
        </table:table-row>
        <table:table-row table:style-name="ro1">
          <table:table-cell table:formula="of:=[.A46]+[.$E$2]" office:value-type="float" office:value="0.41" calcext:value-type="float">
            <text:p>0,41</text:p>
          </table:table-cell>
          <table:table-cell table:formula="of:=-[.$G$2]*[.A47]^2/2+[.$H$2]*[.A47]+[.$I$2]" office:value-type="float" office:value="503.27631" calcext:value-type="float">
            <text:p>503,27631</text:p>
          </table:table-cell>
          <table:table-cell table:formula="of:=[.$H$2]-[.$G$2]*[.A47]" office:value-type="float" office:value="5.982" calcext:value-type="float">
            <text:p>5,982</text:p>
          </table:table-cell>
          <table:table-cell table:number-columns-repeated="9"/>
          <table:table-cell table:formula="of:=[.M46]+[.$E$2]" office:value-type="float" office:value="0.41" calcext:value-type="float">
            <text:p>0,41</text:p>
          </table:table-cell>
          <table:table-cell table:formula="of:=[.N46]-[.$G$2]*[.$E$2]" office:value-type="float" office:value="5.98199999999999" calcext:value-type="float">
            <text:p>5,98199999999999</text:p>
          </table:table-cell>
          <table:table-cell table:formula="of:=[.O46]+[.N47]*[.$E$2]" office:value-type="float" office:value="503.25622" calcext:value-type="float">
            <text:p>503,25622</text:p>
          </table:table-cell>
          <table:table-cell table:number-columns-repeated="4"/>
        </table:table-row>
        <table:table-row table:style-name="ro1">
          <table:table-cell table:formula="of:=[.A47]+[.$E$2]" office:value-type="float" office:value="0.42" calcext:value-type="float">
            <text:p>0,42</text:p>
          </table:table-cell>
          <table:table-cell table:formula="of:=-[.$G$2]*[.A48]^2/2+[.$H$2]*[.A48]+[.$I$2]" office:value-type="float" office:value="503.33564" calcext:value-type="float">
            <text:p>503,33564</text:p>
          </table:table-cell>
          <table:table-cell table:formula="of:=[.$H$2]-[.$G$2]*[.A48]" office:value-type="float" office:value="5.884" calcext:value-type="float">
            <text:p>5,884</text:p>
          </table:table-cell>
          <table:table-cell table:number-columns-repeated="9"/>
          <table:table-cell table:formula="of:=[.M47]+[.$E$2]" office:value-type="float" office:value="0.42" calcext:value-type="float">
            <text:p>0,42</text:p>
          </table:table-cell>
          <table:table-cell table:formula="of:=[.N47]-[.$G$2]*[.$E$2]" office:value-type="float" office:value="5.88399999999999" calcext:value-type="float">
            <text:p>5,88399999999999</text:p>
          </table:table-cell>
          <table:table-cell table:formula="of:=[.O47]+[.N48]*[.$E$2]" office:value-type="float" office:value="503.31506" calcext:value-type="float">
            <text:p>503,31506</text:p>
          </table:table-cell>
          <table:table-cell table:number-columns-repeated="4"/>
        </table:table-row>
        <table:table-row table:style-name="ro1">
          <table:table-cell table:formula="of:=[.A48]+[.$E$2]" office:value-type="float" office:value="0.43" calcext:value-type="float">
            <text:p>0,43</text:p>
          </table:table-cell>
          <table:table-cell table:formula="of:=-[.$G$2]*[.A49]^2/2+[.$H$2]*[.A49]+[.$I$2]" office:value-type="float" office:value="503.39399" calcext:value-type="float">
            <text:p>503,39399</text:p>
          </table:table-cell>
          <table:table-cell table:formula="of:=[.$H$2]-[.$G$2]*[.A49]" office:value-type="float" office:value="5.786" calcext:value-type="float">
            <text:p>5,786</text:p>
          </table:table-cell>
          <table:table-cell table:number-columns-repeated="9"/>
          <table:table-cell table:formula="of:=[.M48]+[.$E$2]" office:value-type="float" office:value="0.43" calcext:value-type="float">
            <text:p>0,43</text:p>
          </table:table-cell>
          <table:table-cell table:formula="of:=[.N48]-[.$G$2]*[.$E$2]" office:value-type="float" office:value="5.78599999999999" calcext:value-type="float">
            <text:p>5,78599999999999</text:p>
          </table:table-cell>
          <table:table-cell table:formula="of:=[.O48]+[.N49]*[.$E$2]" office:value-type="float" office:value="503.37292" calcext:value-type="float">
            <text:p>503,37292</text:p>
          </table:table-cell>
          <table:table-cell table:number-columns-repeated="4"/>
        </table:table-row>
        <table:table-row table:style-name="ro1">
          <table:table-cell table:formula="of:=[.A49]+[.$E$2]" office:value-type="float" office:value="0.44" calcext:value-type="float">
            <text:p>0,44</text:p>
          </table:table-cell>
          <table:table-cell table:formula="of:=-[.$G$2]*[.A50]^2/2+[.$H$2]*[.A50]+[.$I$2]" office:value-type="float" office:value="503.45136" calcext:value-type="float">
            <text:p>503,45136</text:p>
          </table:table-cell>
          <table:table-cell table:formula="of:=[.$H$2]-[.$G$2]*[.A50]" office:value-type="float" office:value="5.688" calcext:value-type="float">
            <text:p>5,688</text:p>
          </table:table-cell>
          <table:table-cell table:number-columns-repeated="9"/>
          <table:table-cell table:formula="of:=[.M49]+[.$E$2]" office:value-type="float" office:value="0.44" calcext:value-type="float">
            <text:p>0,44</text:p>
          </table:table-cell>
          <table:table-cell table:formula="of:=[.N49]-[.$G$2]*[.$E$2]" office:value-type="float" office:value="5.68799999999999" calcext:value-type="float">
            <text:p>5,68799999999999</text:p>
          </table:table-cell>
          <table:table-cell table:formula="of:=[.O49]+[.N50]*[.$E$2]" office:value-type="float" office:value="503.4298" calcext:value-type="float">
            <text:p>503,4298</text:p>
          </table:table-cell>
          <table:table-cell table:number-columns-repeated="4"/>
        </table:table-row>
        <table:table-row table:style-name="ro1">
          <table:table-cell table:formula="of:=[.A50]+[.$E$2]" office:value-type="float" office:value="0.45" calcext:value-type="float">
            <text:p>0,45</text:p>
          </table:table-cell>
          <table:table-cell table:formula="of:=-[.$G$2]*[.A51]^2/2+[.$H$2]*[.A51]+[.$I$2]" office:value-type="float" office:value="503.50775" calcext:value-type="float">
            <text:p>503,50775</text:p>
          </table:table-cell>
          <table:table-cell table:formula="of:=[.$H$2]-[.$G$2]*[.A51]" office:value-type="float" office:value="5.59" calcext:value-type="float">
            <text:p>5,59</text:p>
          </table:table-cell>
          <table:table-cell table:number-columns-repeated="9"/>
          <table:table-cell table:formula="of:=[.M50]+[.$E$2]" office:value-type="float" office:value="0.45" calcext:value-type="float">
            <text:p>0,45</text:p>
          </table:table-cell>
          <table:table-cell table:formula="of:=[.N50]-[.$G$2]*[.$E$2]" office:value-type="float" office:value="5.58999999999999" calcext:value-type="float">
            <text:p>5,58999999999999</text:p>
          </table:table-cell>
          <table:table-cell table:formula="of:=[.O50]+[.N51]*[.$E$2]" office:value-type="float" office:value="503.4857" calcext:value-type="float">
            <text:p>503,4857</text:p>
          </table:table-cell>
          <table:table-cell table:number-columns-repeated="4"/>
        </table:table-row>
        <table:table-row table:style-name="ro1">
          <table:table-cell table:formula="of:=[.A51]+[.$E$2]" office:value-type="float" office:value="0.46" calcext:value-type="float">
            <text:p>0,46</text:p>
          </table:table-cell>
          <table:table-cell table:formula="of:=-[.$G$2]*[.A52]^2/2+[.$H$2]*[.A52]+[.$I$2]" office:value-type="float" office:value="503.56316" calcext:value-type="float">
            <text:p>503,56316</text:p>
          </table:table-cell>
          <table:table-cell table:formula="of:=[.$H$2]-[.$G$2]*[.A52]" office:value-type="float" office:value="5.492" calcext:value-type="float">
            <text:p>5,492</text:p>
          </table:table-cell>
          <table:table-cell table:number-columns-repeated="9"/>
          <table:table-cell table:formula="of:=[.M51]+[.$E$2]" office:value-type="float" office:value="0.46" calcext:value-type="float">
            <text:p>0,46</text:p>
          </table:table-cell>
          <table:table-cell table:formula="of:=[.N51]-[.$G$2]*[.$E$2]" office:value-type="float" office:value="5.49199999999999" calcext:value-type="float">
            <text:p>5,49199999999999</text:p>
          </table:table-cell>
          <table:table-cell table:formula="of:=[.O51]+[.N52]*[.$E$2]" office:value-type="float" office:value="503.54062" calcext:value-type="float">
            <text:p>503,54062</text:p>
          </table:table-cell>
          <table:table-cell table:number-columns-repeated="4"/>
        </table:table-row>
        <table:table-row table:style-name="ro1">
          <table:table-cell table:formula="of:=[.A52]+[.$E$2]" office:value-type="float" office:value="0.47" calcext:value-type="float">
            <text:p>0,47</text:p>
          </table:table-cell>
          <table:table-cell table:formula="of:=-[.$G$2]*[.A53]^2/2+[.$H$2]*[.A53]+[.$I$2]" office:value-type="float" office:value="503.61759" calcext:value-type="float">
            <text:p>503,61759</text:p>
          </table:table-cell>
          <table:table-cell table:formula="of:=[.$H$2]-[.$G$2]*[.A53]" office:value-type="float" office:value="5.394" calcext:value-type="float">
            <text:p>5,394</text:p>
          </table:table-cell>
          <table:table-cell table:number-columns-repeated="9"/>
          <table:table-cell table:formula="of:=[.M52]+[.$E$2]" office:value-type="float" office:value="0.47" calcext:value-type="float">
            <text:p>0,47</text:p>
          </table:table-cell>
          <table:table-cell table:formula="of:=[.N52]-[.$G$2]*[.$E$2]" office:value-type="float" office:value="5.39399999999999" calcext:value-type="float">
            <text:p>5,39399999999999</text:p>
          </table:table-cell>
          <table:table-cell table:formula="of:=[.O52]+[.N53]*[.$E$2]" office:value-type="float" office:value="503.59456" calcext:value-type="float">
            <text:p>503,59456</text:p>
          </table:table-cell>
          <table:table-cell table:number-columns-repeated="4"/>
        </table:table-row>
        <table:table-row table:style-name="ro1">
          <table:table-cell table:formula="of:=[.A53]+[.$E$2]" office:value-type="float" office:value="0.48" calcext:value-type="float">
            <text:p>0,48</text:p>
          </table:table-cell>
          <table:table-cell table:formula="of:=-[.$G$2]*[.A54]^2/2+[.$H$2]*[.A54]+[.$I$2]" office:value-type="float" office:value="503.67104" calcext:value-type="float">
            <text:p>503,67104</text:p>
          </table:table-cell>
          <table:table-cell table:formula="of:=[.$H$2]-[.$G$2]*[.A54]" office:value-type="float" office:value="5.296" calcext:value-type="float">
            <text:p>5,296</text:p>
          </table:table-cell>
          <table:table-cell table:number-columns-repeated="9"/>
          <table:table-cell table:formula="of:=[.M53]+[.$E$2]" office:value-type="float" office:value="0.48" calcext:value-type="float">
            <text:p>0,48</text:p>
          </table:table-cell>
          <table:table-cell table:formula="of:=[.N53]-[.$G$2]*[.$E$2]" office:value-type="float" office:value="5.29599999999999" calcext:value-type="float">
            <text:p>5,29599999999999</text:p>
          </table:table-cell>
          <table:table-cell table:formula="of:=[.O53]+[.N54]*[.$E$2]" office:value-type="float" office:value="503.64752" calcext:value-type="float">
            <text:p>503,64752</text:p>
          </table:table-cell>
          <table:table-cell table:number-columns-repeated="4"/>
        </table:table-row>
        <table:table-row table:style-name="ro1">
          <table:table-cell table:formula="of:=[.A54]+[.$E$2]" office:value-type="float" office:value="0.49" calcext:value-type="float">
            <text:p>0,49</text:p>
          </table:table-cell>
          <table:table-cell table:formula="of:=-[.$G$2]*[.A55]^2/2+[.$H$2]*[.A55]+[.$I$2]" office:value-type="float" office:value="503.72351" calcext:value-type="float">
            <text:p>503,72351</text:p>
          </table:table-cell>
          <table:table-cell table:formula="of:=[.$H$2]-[.$G$2]*[.A55]" office:value-type="float" office:value="5.198" calcext:value-type="float">
            <text:p>5,198</text:p>
          </table:table-cell>
          <table:table-cell table:number-columns-repeated="9"/>
          <table:table-cell table:formula="of:=[.M54]+[.$E$2]" office:value-type="float" office:value="0.49" calcext:value-type="float">
            <text:p>0,49</text:p>
          </table:table-cell>
          <table:table-cell table:formula="of:=[.N54]-[.$G$2]*[.$E$2]" office:value-type="float" office:value="5.19799999999999" calcext:value-type="float">
            <text:p>5,19799999999999</text:p>
          </table:table-cell>
          <table:table-cell table:formula="of:=[.O54]+[.N55]*[.$E$2]" office:value-type="float" office:value="503.6995" calcext:value-type="float">
            <text:p>503,6995</text:p>
          </table:table-cell>
          <table:table-cell table:number-columns-repeated="4"/>
        </table:table-row>
        <table:table-row table:style-name="ro1">
          <table:table-cell table:formula="of:=[.A55]+[.$E$2]" office:value-type="float" office:value="0.5" calcext:value-type="float">
            <text:p>0,5</text:p>
          </table:table-cell>
          <table:table-cell table:formula="of:=-[.$G$2]*[.A56]^2/2+[.$H$2]*[.A56]+[.$I$2]" office:value-type="float" office:value="503.775" calcext:value-type="float">
            <text:p>503,775</text:p>
          </table:table-cell>
          <table:table-cell table:formula="of:=[.$H$2]-[.$G$2]*[.A56]" office:value-type="float" office:value="5.1" calcext:value-type="float">
            <text:p>5,1</text:p>
          </table:table-cell>
          <table:table-cell table:number-columns-repeated="9"/>
          <table:table-cell table:formula="of:=[.M55]+[.$E$2]" office:value-type="float" office:value="0.5" calcext:value-type="float">
            <text:p>0,5</text:p>
          </table:table-cell>
          <table:table-cell table:formula="of:=[.N55]-[.$G$2]*[.$E$2]" office:value-type="float" office:value="5.09999999999999" calcext:value-type="float">
            <text:p>5,09999999999999</text:p>
          </table:table-cell>
          <table:table-cell table:formula="of:=[.O55]+[.N56]*[.$E$2]" office:value-type="float" office:value="503.7505" calcext:value-type="float">
            <text:p>503,7505</text:p>
          </table:table-cell>
          <table:table-cell table:number-columns-repeated="4"/>
        </table:table-row>
        <table:table-row table:style-name="ro1">
          <table:table-cell table:formula="of:=[.A56]+[.$E$2]" office:value-type="float" office:value="0.51" calcext:value-type="float">
            <text:p>0,51</text:p>
          </table:table-cell>
          <table:table-cell table:formula="of:=-[.$G$2]*[.A57]^2/2+[.$H$2]*[.A57]+[.$I$2]" office:value-type="float" office:value="503.82551" calcext:value-type="float">
            <text:p>503,82551</text:p>
          </table:table-cell>
          <table:table-cell table:formula="of:=[.$H$2]-[.$G$2]*[.A57]" office:value-type="float" office:value="5.002" calcext:value-type="float">
            <text:p>5,002</text:p>
          </table:table-cell>
          <table:table-cell table:number-columns-repeated="9"/>
          <table:table-cell table:formula="of:=[.M56]+[.$E$2]" office:value-type="float" office:value="0.51" calcext:value-type="float">
            <text:p>0,51</text:p>
          </table:table-cell>
          <table:table-cell table:formula="of:=[.N56]-[.$G$2]*[.$E$2]" office:value-type="float" office:value="5.00199999999999" calcext:value-type="float">
            <text:p>5,00199999999999</text:p>
          </table:table-cell>
          <table:table-cell table:formula="of:=[.O56]+[.N57]*[.$E$2]" office:value-type="float" office:value="503.80052" calcext:value-type="float">
            <text:p>503,80052</text:p>
          </table:table-cell>
          <table:table-cell table:number-columns-repeated="4"/>
        </table:table-row>
        <table:table-row table:style-name="ro1">
          <table:table-cell table:formula="of:=[.A57]+[.$E$2]" office:value-type="float" office:value="0.52" calcext:value-type="float">
            <text:p>0,52</text:p>
          </table:table-cell>
          <table:table-cell table:formula="of:=-[.$G$2]*[.A58]^2/2+[.$H$2]*[.A58]+[.$I$2]" office:value-type="float" office:value="503.87504" calcext:value-type="float">
            <text:p>503,87504</text:p>
          </table:table-cell>
          <table:table-cell table:formula="of:=[.$H$2]-[.$G$2]*[.A58]" office:value-type="float" office:value="4.904" calcext:value-type="float">
            <text:p>4,904</text:p>
          </table:table-cell>
          <table:table-cell table:number-columns-repeated="9"/>
          <table:table-cell table:formula="of:=[.M57]+[.$E$2]" office:value-type="float" office:value="0.52" calcext:value-type="float">
            <text:p>0,52</text:p>
          </table:table-cell>
          <table:table-cell table:formula="of:=[.N57]-[.$G$2]*[.$E$2]" office:value-type="float" office:value="4.90399999999999" calcext:value-type="float">
            <text:p>4,90399999999999</text:p>
          </table:table-cell>
          <table:table-cell table:formula="of:=[.O57]+[.N58]*[.$E$2]" office:value-type="float" office:value="503.84956" calcext:value-type="float">
            <text:p>503,84956</text:p>
          </table:table-cell>
          <table:table-cell table:number-columns-repeated="4"/>
        </table:table-row>
        <table:table-row table:style-name="ro1">
          <table:table-cell table:formula="of:=[.A58]+[.$E$2]" office:value-type="float" office:value="0.53" calcext:value-type="float">
            <text:p>0,53</text:p>
          </table:table-cell>
          <table:table-cell table:formula="of:=-[.$G$2]*[.A59]^2/2+[.$H$2]*[.A59]+[.$I$2]" office:value-type="float" office:value="503.92359" calcext:value-type="float">
            <text:p>503,92359</text:p>
          </table:table-cell>
          <table:table-cell table:formula="of:=[.$H$2]-[.$G$2]*[.A59]" office:value-type="float" office:value="4.806" calcext:value-type="float">
            <text:p>4,806</text:p>
          </table:table-cell>
          <table:table-cell table:number-columns-repeated="9"/>
          <table:table-cell table:formula="of:=[.M58]+[.$E$2]" office:value-type="float" office:value="0.53" calcext:value-type="float">
            <text:p>0,53</text:p>
          </table:table-cell>
          <table:table-cell table:formula="of:=[.N58]-[.$G$2]*[.$E$2]" office:value-type="float" office:value="4.80599999999999" calcext:value-type="float">
            <text:p>4,80599999999999</text:p>
          </table:table-cell>
          <table:table-cell table:formula="of:=[.O58]+[.N59]*[.$E$2]" office:value-type="float" office:value="503.89762" calcext:value-type="float">
            <text:p>503,89762</text:p>
          </table:table-cell>
          <table:table-cell table:number-columns-repeated="4"/>
        </table:table-row>
        <table:table-row table:style-name="ro1">
          <table:table-cell table:formula="of:=[.A59]+[.$E$2]" office:value-type="float" office:value="0.54" calcext:value-type="float">
            <text:p>0,54</text:p>
          </table:table-cell>
          <table:table-cell table:formula="of:=-[.$G$2]*[.A60]^2/2+[.$H$2]*[.A60]+[.$I$2]" office:value-type="float" office:value="503.97116" calcext:value-type="float">
            <text:p>503,97116</text:p>
          </table:table-cell>
          <table:table-cell table:formula="of:=[.$H$2]-[.$G$2]*[.A60]" office:value-type="float" office:value="4.708" calcext:value-type="float">
            <text:p>4,708</text:p>
          </table:table-cell>
          <table:table-cell table:number-columns-repeated="9"/>
          <table:table-cell table:formula="of:=[.M59]+[.$E$2]" office:value-type="float" office:value="0.54" calcext:value-type="float">
            <text:p>0,54</text:p>
          </table:table-cell>
          <table:table-cell table:formula="of:=[.N59]-[.$G$2]*[.$E$2]" office:value-type="float" office:value="4.70799999999999" calcext:value-type="float">
            <text:p>4,70799999999999</text:p>
          </table:table-cell>
          <table:table-cell table:formula="of:=[.O59]+[.N60]*[.$E$2]" office:value-type="float" office:value="503.9447" calcext:value-type="float">
            <text:p>503,9447</text:p>
          </table:table-cell>
          <table:table-cell table:number-columns-repeated="4"/>
        </table:table-row>
        <table:table-row table:style-name="ro1">
          <table:table-cell table:formula="of:=[.A60]+[.$E$2]" office:value-type="float" office:value="0.55" calcext:value-type="float">
            <text:p>0,55</text:p>
          </table:table-cell>
          <table:table-cell table:formula="of:=-[.$G$2]*[.A61]^2/2+[.$H$2]*[.A61]+[.$I$2]" office:value-type="float" office:value="504.01775" calcext:value-type="float">
            <text:p>504,01775</text:p>
          </table:table-cell>
          <table:table-cell table:formula="of:=[.$H$2]-[.$G$2]*[.A61]" office:value-type="float" office:value="4.61" calcext:value-type="float">
            <text:p>4,61</text:p>
          </table:table-cell>
          <table:table-cell table:number-columns-repeated="9"/>
          <table:table-cell table:formula="of:=[.M60]+[.$E$2]" office:value-type="float" office:value="0.55" calcext:value-type="float">
            <text:p>0,55</text:p>
          </table:table-cell>
          <table:table-cell table:formula="of:=[.N60]-[.$G$2]*[.$E$2]" office:value-type="float" office:value="4.60999999999999" calcext:value-type="float">
            <text:p>4,60999999999999</text:p>
          </table:table-cell>
          <table:table-cell table:formula="of:=[.O60]+[.N61]*[.$E$2]" office:value-type="float" office:value="503.9908" calcext:value-type="float">
            <text:p>503,9908</text:p>
          </table:table-cell>
          <table:table-cell table:number-columns-repeated="4"/>
        </table:table-row>
        <table:table-row table:style-name="ro1">
          <table:table-cell table:formula="of:=[.A61]+[.$E$2]" office:value-type="float" office:value="0.56" calcext:value-type="float">
            <text:p>0,56</text:p>
          </table:table-cell>
          <table:table-cell table:formula="of:=-[.$G$2]*[.A62]^2/2+[.$H$2]*[.A62]+[.$I$2]" office:value-type="float" office:value="504.06336" calcext:value-type="float">
            <text:p>504,06336</text:p>
          </table:table-cell>
          <table:table-cell table:formula="of:=[.$H$2]-[.$G$2]*[.A62]" office:value-type="float" office:value="4.512" calcext:value-type="float">
            <text:p>4,512</text:p>
          </table:table-cell>
          <table:table-cell table:number-columns-repeated="9"/>
          <table:table-cell table:formula="of:=[.M61]+[.$E$2]" office:value-type="float" office:value="0.56" calcext:value-type="float">
            <text:p>0,56</text:p>
          </table:table-cell>
          <table:table-cell table:formula="of:=[.N61]-[.$G$2]*[.$E$2]" office:value-type="float" office:value="4.51199999999999" calcext:value-type="float">
            <text:p>4,51199999999999</text:p>
          </table:table-cell>
          <table:table-cell table:formula="of:=[.O61]+[.N62]*[.$E$2]" office:value-type="float" office:value="504.03592" calcext:value-type="float">
            <text:p>504,03592</text:p>
          </table:table-cell>
          <table:table-cell table:number-columns-repeated="4"/>
        </table:table-row>
        <table:table-row table:style-name="ro1">
          <table:table-cell table:formula="of:=[.A62]+[.$E$2]" office:value-type="float" office:value="0.57" calcext:value-type="float">
            <text:p>0,57</text:p>
          </table:table-cell>
          <table:table-cell table:formula="of:=-[.$G$2]*[.A63]^2/2+[.$H$2]*[.A63]+[.$I$2]" office:value-type="float" office:value="504.10799" calcext:value-type="float">
            <text:p>504,10799</text:p>
          </table:table-cell>
          <table:table-cell table:formula="of:=[.$H$2]-[.$G$2]*[.A63]" office:value-type="float" office:value="4.414" calcext:value-type="float">
            <text:p>4,414</text:p>
          </table:table-cell>
          <table:table-cell table:number-columns-repeated="9"/>
          <table:table-cell table:formula="of:=[.M62]+[.$E$2]" office:value-type="float" office:value="0.57" calcext:value-type="float">
            <text:p>0,57</text:p>
          </table:table-cell>
          <table:table-cell table:formula="of:=[.N62]-[.$G$2]*[.$E$2]" office:value-type="float" office:value="4.41399999999999" calcext:value-type="float">
            <text:p>4,41399999999999</text:p>
          </table:table-cell>
          <table:table-cell table:formula="of:=[.O62]+[.N63]*[.$E$2]" office:value-type="float" office:value="504.08006" calcext:value-type="float">
            <text:p>504,08006</text:p>
          </table:table-cell>
          <table:table-cell table:number-columns-repeated="4"/>
        </table:table-row>
        <table:table-row table:style-name="ro1">
          <table:table-cell table:formula="of:=[.A63]+[.$E$2]" office:value-type="float" office:value="0.58" calcext:value-type="float">
            <text:p>0,58</text:p>
          </table:table-cell>
          <table:table-cell table:formula="of:=-[.$G$2]*[.A64]^2/2+[.$H$2]*[.A64]+[.$I$2]" office:value-type="float" office:value="504.15164" calcext:value-type="float">
            <text:p>504,15164</text:p>
          </table:table-cell>
          <table:table-cell table:formula="of:=[.$H$2]-[.$G$2]*[.A64]" office:value-type="float" office:value="4.316" calcext:value-type="float">
            <text:p>4,316</text:p>
          </table:table-cell>
          <table:table-cell table:number-columns-repeated="9"/>
          <table:table-cell table:formula="of:=[.M63]+[.$E$2]" office:value-type="float" office:value="0.58" calcext:value-type="float">
            <text:p>0,58</text:p>
          </table:table-cell>
          <table:table-cell table:formula="of:=[.N63]-[.$G$2]*[.$E$2]" office:value-type="float" office:value="4.31599999999999" calcext:value-type="float">
            <text:p>4,31599999999999</text:p>
          </table:table-cell>
          <table:table-cell table:formula="of:=[.O63]+[.N64]*[.$E$2]" office:value-type="float" office:value="504.12322" calcext:value-type="float">
            <text:p>504,12322</text:p>
          </table:table-cell>
          <table:table-cell table:number-columns-repeated="4"/>
        </table:table-row>
        <table:table-row table:style-name="ro1">
          <table:table-cell table:formula="of:=[.A64]+[.$E$2]" office:value-type="float" office:value="0.59" calcext:value-type="float">
            <text:p>0,59</text:p>
          </table:table-cell>
          <table:table-cell table:formula="of:=-[.$G$2]*[.A65]^2/2+[.$H$2]*[.A65]+[.$I$2]" office:value-type="float" office:value="504.19431" calcext:value-type="float">
            <text:p>504,19431</text:p>
          </table:table-cell>
          <table:table-cell table:formula="of:=[.$H$2]-[.$G$2]*[.A65]" office:value-type="float" office:value="4.218" calcext:value-type="float">
            <text:p>4,218</text:p>
          </table:table-cell>
          <table:table-cell table:number-columns-repeated="9"/>
          <table:table-cell table:formula="of:=[.M64]+[.$E$2]" office:value-type="float" office:value="0.59" calcext:value-type="float">
            <text:p>0,59</text:p>
          </table:table-cell>
          <table:table-cell table:formula="of:=[.N64]-[.$G$2]*[.$E$2]" office:value-type="float" office:value="4.21799999999999" calcext:value-type="float">
            <text:p>4,21799999999999</text:p>
          </table:table-cell>
          <table:table-cell table:formula="of:=[.O64]+[.N65]*[.$E$2]" office:value-type="float" office:value="504.1654" calcext:value-type="float">
            <text:p>504,1654</text:p>
          </table:table-cell>
          <table:table-cell table:number-columns-repeated="4"/>
        </table:table-row>
        <table:table-row table:style-name="ro1">
          <table:table-cell table:formula="of:=[.A65]+[.$E$2]" office:value-type="float" office:value="0.6" calcext:value-type="float">
            <text:p>0,6</text:p>
          </table:table-cell>
          <table:table-cell table:formula="of:=-[.$G$2]*[.A66]^2/2+[.$H$2]*[.A66]+[.$I$2]" office:value-type="float" office:value="504.236" calcext:value-type="float">
            <text:p>504,236</text:p>
          </table:table-cell>
          <table:table-cell table:formula="of:=[.$H$2]-[.$G$2]*[.A66]" office:value-type="float" office:value="4.12" calcext:value-type="float">
            <text:p>4,12</text:p>
          </table:table-cell>
          <table:table-cell table:number-columns-repeated="9"/>
          <table:table-cell table:formula="of:=[.M65]+[.$E$2]" office:value-type="float" office:value="0.6" calcext:value-type="float">
            <text:p>0,6</text:p>
          </table:table-cell>
          <table:table-cell table:formula="of:=[.N65]-[.$G$2]*[.$E$2]" office:value-type="float" office:value="4.11999999999999" calcext:value-type="float">
            <text:p>4,11999999999999</text:p>
          </table:table-cell>
          <table:table-cell table:formula="of:=[.O65]+[.N66]*[.$E$2]" office:value-type="float" office:value="504.2066" calcext:value-type="float">
            <text:p>504,2066</text:p>
          </table:table-cell>
          <table:table-cell table:number-columns-repeated="4"/>
        </table:table-row>
        <table:table-row table:style-name="ro1">
          <table:table-cell table:formula="of:=[.A66]+[.$E$2]" office:value-type="float" office:value="0.61" calcext:value-type="float">
            <text:p>0,61</text:p>
          </table:table-cell>
          <table:table-cell table:formula="of:=-[.$G$2]*[.A67]^2/2+[.$H$2]*[.A67]+[.$I$2]" office:value-type="float" office:value="504.27671" calcext:value-type="float">
            <text:p>504,27671</text:p>
          </table:table-cell>
          <table:table-cell table:formula="of:=[.$H$2]-[.$G$2]*[.A67]" office:value-type="float" office:value="4.022" calcext:value-type="float">
            <text:p>4,022</text:p>
          </table:table-cell>
          <table:table-cell table:number-columns-repeated="9"/>
          <table:table-cell table:formula="of:=[.M66]+[.$E$2]" office:value-type="float" office:value="0.61" calcext:value-type="float">
            <text:p>0,61</text:p>
          </table:table-cell>
          <table:table-cell table:formula="of:=[.N66]-[.$G$2]*[.$E$2]" office:value-type="float" office:value="4.02199999999999" calcext:value-type="float">
            <text:p>4,02199999999999</text:p>
          </table:table-cell>
          <table:table-cell table:formula="of:=[.O66]+[.N67]*[.$E$2]" office:value-type="float" office:value="504.24682" calcext:value-type="float">
            <text:p>504,24682</text:p>
          </table:table-cell>
          <table:table-cell table:number-columns-repeated="4"/>
        </table:table-row>
        <table:table-row table:style-name="ro1">
          <table:table-cell table:formula="of:=[.A67]+[.$E$2]" office:value-type="float" office:value="0.62" calcext:value-type="float">
            <text:p>0,62</text:p>
          </table:table-cell>
          <table:table-cell table:formula="of:=-[.$G$2]*[.A68]^2/2+[.$H$2]*[.A68]+[.$I$2]" office:value-type="float" office:value="504.31644" calcext:value-type="float">
            <text:p>504,31644</text:p>
          </table:table-cell>
          <table:table-cell table:formula="of:=[.$H$2]-[.$G$2]*[.A68]" office:value-type="float" office:value="3.924" calcext:value-type="float">
            <text:p>3,924</text:p>
          </table:table-cell>
          <table:table-cell table:number-columns-repeated="9"/>
          <table:table-cell table:formula="of:=[.M67]+[.$E$2]" office:value-type="float" office:value="0.62" calcext:value-type="float">
            <text:p>0,62</text:p>
          </table:table-cell>
          <table:table-cell table:formula="of:=[.N67]-[.$G$2]*[.$E$2]" office:value-type="float" office:value="3.92399999999999" calcext:value-type="float">
            <text:p>3,92399999999999</text:p>
          </table:table-cell>
          <table:table-cell table:formula="of:=[.O67]+[.N68]*[.$E$2]" office:value-type="float" office:value="504.28606" calcext:value-type="float">
            <text:p>504,28606</text:p>
          </table:table-cell>
          <table:table-cell table:number-columns-repeated="4"/>
        </table:table-row>
        <table:table-row table:style-name="ro1">
          <table:table-cell table:formula="of:=[.A68]+[.$E$2]" office:value-type="float" office:value="0.63" calcext:value-type="float">
            <text:p>0,63</text:p>
          </table:table-cell>
          <table:table-cell table:formula="of:=-[.$G$2]*[.A69]^2/2+[.$H$2]*[.A69]+[.$I$2]" office:value-type="float" office:value="504.35519" calcext:value-type="float">
            <text:p>504,35519</text:p>
          </table:table-cell>
          <table:table-cell table:formula="of:=[.$H$2]-[.$G$2]*[.A69]" office:value-type="float" office:value="3.826" calcext:value-type="float">
            <text:p>3,826</text:p>
          </table:table-cell>
          <table:table-cell table:number-columns-repeated="9"/>
          <table:table-cell table:formula="of:=[.M68]+[.$E$2]" office:value-type="float" office:value="0.63" calcext:value-type="float">
            <text:p>0,63</text:p>
          </table:table-cell>
          <table:table-cell table:formula="of:=[.N68]-[.$G$2]*[.$E$2]" office:value-type="float" office:value="3.82599999999999" calcext:value-type="float">
            <text:p>3,82599999999999</text:p>
          </table:table-cell>
          <table:table-cell table:formula="of:=[.O68]+[.N69]*[.$E$2]" office:value-type="float" office:value="504.32432" calcext:value-type="float">
            <text:p>504,32432</text:p>
          </table:table-cell>
          <table:table-cell table:number-columns-repeated="4"/>
        </table:table-row>
        <table:table-row table:style-name="ro1">
          <table:table-cell table:formula="of:=[.A69]+[.$E$2]" office:value-type="float" office:value="0.64" calcext:value-type="float">
            <text:p>0,64</text:p>
          </table:table-cell>
          <table:table-cell table:formula="of:=-[.$G$2]*[.A70]^2/2+[.$H$2]*[.A70]+[.$I$2]" office:value-type="float" office:value="504.39296" calcext:value-type="float">
            <text:p>504,39296</text:p>
          </table:table-cell>
          <table:table-cell table:formula="of:=[.$H$2]-[.$G$2]*[.A70]" office:value-type="float" office:value="3.728" calcext:value-type="float">
            <text:p>3,728</text:p>
          </table:table-cell>
          <table:table-cell table:number-columns-repeated="9"/>
          <table:table-cell table:formula="of:=[.M69]+[.$E$2]" office:value-type="float" office:value="0.64" calcext:value-type="float">
            <text:p>0,64</text:p>
          </table:table-cell>
          <table:table-cell table:formula="of:=[.N69]-[.$G$2]*[.$E$2]" office:value-type="float" office:value="3.72799999999999" calcext:value-type="float">
            <text:p>3,72799999999999</text:p>
          </table:table-cell>
          <table:table-cell table:formula="of:=[.O69]+[.N70]*[.$E$2]" office:value-type="float" office:value="504.3616" calcext:value-type="float">
            <text:p>504,3616</text:p>
          </table:table-cell>
          <table:table-cell table:number-columns-repeated="4"/>
        </table:table-row>
        <table:table-row table:style-name="ro1">
          <table:table-cell table:formula="of:=[.A70]+[.$E$2]" office:value-type="float" office:value="0.65" calcext:value-type="float">
            <text:p>0,65</text:p>
          </table:table-cell>
          <table:table-cell table:formula="of:=-[.$G$2]*[.A71]^2/2+[.$H$2]*[.A71]+[.$I$2]" office:value-type="float" office:value="504.42975" calcext:value-type="float">
            <text:p>504,42975</text:p>
          </table:table-cell>
          <table:table-cell table:formula="of:=[.$H$2]-[.$G$2]*[.A71]" office:value-type="float" office:value="3.63" calcext:value-type="float">
            <text:p>3,63</text:p>
          </table:table-cell>
          <table:table-cell table:number-columns-repeated="9"/>
          <table:table-cell table:formula="of:=[.M70]+[.$E$2]" office:value-type="float" office:value="0.65" calcext:value-type="float">
            <text:p>0,65</text:p>
          </table:table-cell>
          <table:table-cell table:formula="of:=[.N70]-[.$G$2]*[.$E$2]" office:value-type="float" office:value="3.62999999999999" calcext:value-type="float">
            <text:p>3,62999999999999</text:p>
          </table:table-cell>
          <table:table-cell table:formula="of:=[.O70]+[.N71]*[.$E$2]" office:value-type="float" office:value="504.3979" calcext:value-type="float">
            <text:p>504,3979</text:p>
          </table:table-cell>
          <table:table-cell table:number-columns-repeated="4"/>
        </table:table-row>
        <table:table-row table:style-name="ro1">
          <table:table-cell table:formula="of:=[.A71]+[.$E$2]" office:value-type="float" office:value="0.66" calcext:value-type="float">
            <text:p>0,66</text:p>
          </table:table-cell>
          <table:table-cell table:formula="of:=-[.$G$2]*[.A72]^2/2+[.$H$2]*[.A72]+[.$I$2]" office:value-type="float" office:value="504.46556" calcext:value-type="float">
            <text:p>504,46556</text:p>
          </table:table-cell>
          <table:table-cell table:formula="of:=[.$H$2]-[.$G$2]*[.A72]" office:value-type="float" office:value="3.532" calcext:value-type="float">
            <text:p>3,532</text:p>
          </table:table-cell>
          <table:table-cell table:number-columns-repeated="9"/>
          <table:table-cell table:formula="of:=[.M71]+[.$E$2]" office:value-type="float" office:value="0.66" calcext:value-type="float">
            <text:p>0,66</text:p>
          </table:table-cell>
          <table:table-cell table:formula="of:=[.N71]-[.$G$2]*[.$E$2]" office:value-type="float" office:value="3.53199999999999" calcext:value-type="float">
            <text:p>3,53199999999999</text:p>
          </table:table-cell>
          <table:table-cell table:formula="of:=[.O71]+[.N72]*[.$E$2]" office:value-type="float" office:value="504.43322" calcext:value-type="float">
            <text:p>504,43322</text:p>
          </table:table-cell>
          <table:table-cell table:number-columns-repeated="4"/>
        </table:table-row>
        <table:table-row table:style-name="ro1">
          <table:table-cell table:formula="of:=[.A72]+[.$E$2]" office:value-type="float" office:value="0.67" calcext:value-type="float">
            <text:p>0,67</text:p>
          </table:table-cell>
          <table:table-cell table:formula="of:=-[.$G$2]*[.A73]^2/2+[.$H$2]*[.A73]+[.$I$2]" office:value-type="float" office:value="504.50039" calcext:value-type="float">
            <text:p>504,50039</text:p>
          </table:table-cell>
          <table:table-cell table:formula="of:=[.$H$2]-[.$G$2]*[.A73]" office:value-type="float" office:value="3.434" calcext:value-type="float">
            <text:p>3,434</text:p>
          </table:table-cell>
          <table:table-cell table:number-columns-repeated="9"/>
          <table:table-cell table:formula="of:=[.M72]+[.$E$2]" office:value-type="float" office:value="0.67" calcext:value-type="float">
            <text:p>0,67</text:p>
          </table:table-cell>
          <table:table-cell table:formula="of:=[.N72]-[.$G$2]*[.$E$2]" office:value-type="float" office:value="3.43399999999999" calcext:value-type="float">
            <text:p>3,43399999999999</text:p>
          </table:table-cell>
          <table:table-cell table:formula="of:=[.O72]+[.N73]*[.$E$2]" office:value-type="float" office:value="504.46756" calcext:value-type="float">
            <text:p>504,46756</text:p>
          </table:table-cell>
          <table:table-cell table:number-columns-repeated="4"/>
        </table:table-row>
        <table:table-row table:style-name="ro1">
          <table:table-cell table:formula="of:=[.A73]+[.$E$2]" office:value-type="float" office:value="0.68" calcext:value-type="float">
            <text:p>0,68</text:p>
          </table:table-cell>
          <table:table-cell table:formula="of:=-[.$G$2]*[.A74]^2/2+[.$H$2]*[.A74]+[.$I$2]" office:value-type="float" office:value="504.53424" calcext:value-type="float">
            <text:p>504,53424</text:p>
          </table:table-cell>
          <table:table-cell table:formula="of:=[.$H$2]-[.$G$2]*[.A74]" office:value-type="float" office:value="3.336" calcext:value-type="float">
            <text:p>3,336</text:p>
          </table:table-cell>
          <table:table-cell table:number-columns-repeated="9"/>
          <table:table-cell table:formula="of:=[.M73]+[.$E$2]" office:value-type="float" office:value="0.68" calcext:value-type="float">
            <text:p>0,68</text:p>
          </table:table-cell>
          <table:table-cell table:formula="of:=[.N73]-[.$G$2]*[.$E$2]" office:value-type="float" office:value="3.33599999999999" calcext:value-type="float">
            <text:p>3,33599999999999</text:p>
          </table:table-cell>
          <table:table-cell table:formula="of:=[.O73]+[.N74]*[.$E$2]" office:value-type="float" office:value="504.50092" calcext:value-type="float">
            <text:p>504,50092</text:p>
          </table:table-cell>
          <table:table-cell table:number-columns-repeated="4"/>
        </table:table-row>
        <table:table-row table:style-name="ro1">
          <table:table-cell table:formula="of:=[.A74]+[.$E$2]" office:value-type="float" office:value="0.69" calcext:value-type="float">
            <text:p>0,69</text:p>
          </table:table-cell>
          <table:table-cell table:formula="of:=-[.$G$2]*[.A75]^2/2+[.$H$2]*[.A75]+[.$I$2]" office:value-type="float" office:value="504.56711" calcext:value-type="float">
            <text:p>504,56711</text:p>
          </table:table-cell>
          <table:table-cell table:formula="of:=[.$H$2]-[.$G$2]*[.A75]" office:value-type="float" office:value="3.238" calcext:value-type="float">
            <text:p>3,238</text:p>
          </table:table-cell>
          <table:table-cell table:number-columns-repeated="9"/>
          <table:table-cell table:formula="of:=[.M74]+[.$E$2]" office:value-type="float" office:value="0.69" calcext:value-type="float">
            <text:p>0,69</text:p>
          </table:table-cell>
          <table:table-cell table:formula="of:=[.N74]-[.$G$2]*[.$E$2]" office:value-type="float" office:value="3.23799999999999" calcext:value-type="float">
            <text:p>3,23799999999999</text:p>
          </table:table-cell>
          <table:table-cell table:formula="of:=[.O74]+[.N75]*[.$E$2]" office:value-type="float" office:value="504.5333" calcext:value-type="float">
            <text:p>504,5333</text:p>
          </table:table-cell>
          <table:table-cell table:number-columns-repeated="4"/>
        </table:table-row>
        <table:table-row table:style-name="ro1">
          <table:table-cell table:formula="of:=[.A75]+[.$E$2]" office:value-type="float" office:value="0.7" calcext:value-type="float">
            <text:p>0,7</text:p>
          </table:table-cell>
          <table:table-cell table:formula="of:=-[.$G$2]*[.A76]^2/2+[.$H$2]*[.A76]+[.$I$2]" office:value-type="float" office:value="504.599" calcext:value-type="float">
            <text:p>504,599</text:p>
          </table:table-cell>
          <table:table-cell table:formula="of:=[.$H$2]-[.$G$2]*[.A76]" office:value-type="float" office:value="3.14" calcext:value-type="float">
            <text:p>3,14</text:p>
          </table:table-cell>
          <table:table-cell table:number-columns-repeated="9"/>
          <table:table-cell table:formula="of:=[.M75]+[.$E$2]" office:value-type="float" office:value="0.7" calcext:value-type="float">
            <text:p>0,7</text:p>
          </table:table-cell>
          <table:table-cell table:formula="of:=[.N75]-[.$G$2]*[.$E$2]" office:value-type="float" office:value="3.13999999999999" calcext:value-type="float">
            <text:p>3,13999999999999</text:p>
          </table:table-cell>
          <table:table-cell table:formula="of:=[.O75]+[.N76]*[.$E$2]" office:value-type="float" office:value="504.5647" calcext:value-type="float">
            <text:p>504,5647</text:p>
          </table:table-cell>
          <table:table-cell table:number-columns-repeated="4"/>
        </table:table-row>
        <table:table-row table:style-name="ro1">
          <table:table-cell table:formula="of:=[.A76]+[.$E$2]" office:value-type="float" office:value="0.71" calcext:value-type="float">
            <text:p>0,71</text:p>
          </table:table-cell>
          <table:table-cell table:formula="of:=-[.$G$2]*[.A77]^2/2+[.$H$2]*[.A77]+[.$I$2]" office:value-type="float" office:value="504.62991" calcext:value-type="float">
            <text:p>504,62991</text:p>
          </table:table-cell>
          <table:table-cell table:formula="of:=[.$H$2]-[.$G$2]*[.A77]" office:value-type="float" office:value="3.042" calcext:value-type="float">
            <text:p>3,042</text:p>
          </table:table-cell>
          <table:table-cell table:number-columns-repeated="9"/>
          <table:table-cell table:formula="of:=[.M76]+[.$E$2]" office:value-type="float" office:value="0.71" calcext:value-type="float">
            <text:p>0,71</text:p>
          </table:table-cell>
          <table:table-cell table:formula="of:=[.N76]-[.$G$2]*[.$E$2]" office:value-type="float" office:value="3.04199999999999" calcext:value-type="float">
            <text:p>3,04199999999999</text:p>
          </table:table-cell>
          <table:table-cell table:formula="of:=[.O76]+[.N77]*[.$E$2]" office:value-type="float" office:value="504.59512" calcext:value-type="float">
            <text:p>504,59512</text:p>
          </table:table-cell>
          <table:table-cell table:number-columns-repeated="4"/>
        </table:table-row>
        <table:table-row table:style-name="ro1">
          <table:table-cell table:formula="of:=[.A77]+[.$E$2]" office:value-type="float" office:value="0.72" calcext:value-type="float">
            <text:p>0,72</text:p>
          </table:table-cell>
          <table:table-cell table:formula="of:=-[.$G$2]*[.A78]^2/2+[.$H$2]*[.A78]+[.$I$2]" office:value-type="float" office:value="504.65984" calcext:value-type="float">
            <text:p>504,65984</text:p>
          </table:table-cell>
          <table:table-cell table:formula="of:=[.$H$2]-[.$G$2]*[.A78]" office:value-type="float" office:value="2.944" calcext:value-type="float">
            <text:p>2,944</text:p>
          </table:table-cell>
          <table:table-cell table:number-columns-repeated="9"/>
          <table:table-cell table:formula="of:=[.M77]+[.$E$2]" office:value-type="float" office:value="0.72" calcext:value-type="float">
            <text:p>0,72</text:p>
          </table:table-cell>
          <table:table-cell table:formula="of:=[.N77]-[.$G$2]*[.$E$2]" office:value-type="float" office:value="2.94399999999999" calcext:value-type="float">
            <text:p>2,94399999999999</text:p>
          </table:table-cell>
          <table:table-cell table:formula="of:=[.O77]+[.N78]*[.$E$2]" office:value-type="float" office:value="504.62456" calcext:value-type="float">
            <text:p>504,62456</text:p>
          </table:table-cell>
          <table:table-cell table:number-columns-repeated="4"/>
        </table:table-row>
        <table:table-row table:style-name="ro1">
          <table:table-cell table:formula="of:=[.A78]+[.$E$2]" office:value-type="float" office:value="0.73" calcext:value-type="float">
            <text:p>0,73</text:p>
          </table:table-cell>
          <table:table-cell table:formula="of:=-[.$G$2]*[.A79]^2/2+[.$H$2]*[.A79]+[.$I$2]" office:value-type="float" office:value="504.68879" calcext:value-type="float">
            <text:p>504,68879</text:p>
          </table:table-cell>
          <table:table-cell table:formula="of:=[.$H$2]-[.$G$2]*[.A79]" office:value-type="float" office:value="2.846" calcext:value-type="float">
            <text:p>2,846</text:p>
          </table:table-cell>
          <table:table-cell table:number-columns-repeated="9"/>
          <table:table-cell table:formula="of:=[.M78]+[.$E$2]" office:value-type="float" office:value="0.73" calcext:value-type="float">
            <text:p>0,73</text:p>
          </table:table-cell>
          <table:table-cell table:formula="of:=[.N78]-[.$G$2]*[.$E$2]" office:value-type="float" office:value="2.84599999999999" calcext:value-type="float">
            <text:p>2,84599999999999</text:p>
          </table:table-cell>
          <table:table-cell table:formula="of:=[.O78]+[.N79]*[.$E$2]" office:value-type="float" office:value="504.65302" calcext:value-type="float">
            <text:p>504,65302</text:p>
          </table:table-cell>
          <table:table-cell table:number-columns-repeated="4"/>
        </table:table-row>
        <table:table-row table:style-name="ro1">
          <table:table-cell table:formula="of:=[.A79]+[.$E$2]" office:value-type="float" office:value="0.74" calcext:value-type="float">
            <text:p>0,74</text:p>
          </table:table-cell>
          <table:table-cell table:formula="of:=-[.$G$2]*[.A80]^2/2+[.$H$2]*[.A80]+[.$I$2]" office:value-type="float" office:value="504.71676" calcext:value-type="float">
            <text:p>504,71676</text:p>
          </table:table-cell>
          <table:table-cell table:formula="of:=[.$H$2]-[.$G$2]*[.A80]" office:value-type="float" office:value="2.74799999999999" calcext:value-type="float">
            <text:p>2,74799999999999</text:p>
          </table:table-cell>
          <table:table-cell table:number-columns-repeated="9"/>
          <table:table-cell table:formula="of:=[.M79]+[.$E$2]" office:value-type="float" office:value="0.74" calcext:value-type="float">
            <text:p>0,74</text:p>
          </table:table-cell>
          <table:table-cell table:formula="of:=[.N79]-[.$G$2]*[.$E$2]" office:value-type="float" office:value="2.74799999999999" calcext:value-type="float">
            <text:p>2,74799999999999</text:p>
          </table:table-cell>
          <table:table-cell table:formula="of:=[.O79]+[.N80]*[.$E$2]" office:value-type="float" office:value="504.6805" calcext:value-type="float">
            <text:p>504,6805</text:p>
          </table:table-cell>
          <table:table-cell table:number-columns-repeated="4"/>
        </table:table-row>
        <table:table-row table:style-name="ro1">
          <table:table-cell table:formula="of:=[.A80]+[.$E$2]" office:value-type="float" office:value="0.75" calcext:value-type="float">
            <text:p>0,75</text:p>
          </table:table-cell>
          <table:table-cell table:formula="of:=-[.$G$2]*[.A81]^2/2+[.$H$2]*[.A81]+[.$I$2]" office:value-type="float" office:value="504.74375" calcext:value-type="float">
            <text:p>504,74375</text:p>
          </table:table-cell>
          <table:table-cell table:formula="of:=[.$H$2]-[.$G$2]*[.A81]" office:value-type="float" office:value="2.64999999999999" calcext:value-type="float">
            <text:p>2,64999999999999</text:p>
          </table:table-cell>
          <table:table-cell table:number-columns-repeated="9"/>
          <table:table-cell table:formula="of:=[.M80]+[.$E$2]" office:value-type="float" office:value="0.75" calcext:value-type="float">
            <text:p>0,75</text:p>
          </table:table-cell>
          <table:table-cell table:formula="of:=[.N80]-[.$G$2]*[.$E$2]" office:value-type="float" office:value="2.64999999999999" calcext:value-type="float">
            <text:p>2,64999999999999</text:p>
          </table:table-cell>
          <table:table-cell table:formula="of:=[.O80]+[.N81]*[.$E$2]" office:value-type="float" office:value="504.707" calcext:value-type="float">
            <text:p>504,707</text:p>
          </table:table-cell>
          <table:table-cell table:number-columns-repeated="4"/>
        </table:table-row>
        <table:table-row table:style-name="ro1">
          <table:table-cell table:formula="of:=[.A81]+[.$E$2]" office:value-type="float" office:value="0.76" calcext:value-type="float">
            <text:p>0,76</text:p>
          </table:table-cell>
          <table:table-cell table:formula="of:=-[.$G$2]*[.A82]^2/2+[.$H$2]*[.A82]+[.$I$2]" office:value-type="float" office:value="504.76976" calcext:value-type="float">
            <text:p>504,76976</text:p>
          </table:table-cell>
          <table:table-cell table:formula="of:=[.$H$2]-[.$G$2]*[.A82]" office:value-type="float" office:value="2.552" calcext:value-type="float">
            <text:p>2,552</text:p>
          </table:table-cell>
          <table:table-cell table:number-columns-repeated="9"/>
          <table:table-cell table:formula="of:=[.M81]+[.$E$2]" office:value-type="float" office:value="0.76" calcext:value-type="float">
            <text:p>0,76</text:p>
          </table:table-cell>
          <table:table-cell table:formula="of:=[.N81]-[.$G$2]*[.$E$2]" office:value-type="float" office:value="2.55199999999999" calcext:value-type="float">
            <text:p>2,55199999999999</text:p>
          </table:table-cell>
          <table:table-cell table:formula="of:=[.O81]+[.N82]*[.$E$2]" office:value-type="float" office:value="504.73252" calcext:value-type="float">
            <text:p>504,73252</text:p>
          </table:table-cell>
          <table:table-cell table:number-columns-repeated="4"/>
        </table:table-row>
        <table:table-row table:style-name="ro1">
          <table:table-cell table:formula="of:=[.A82]+[.$E$2]" office:value-type="float" office:value="0.77" calcext:value-type="float">
            <text:p>0,77</text:p>
          </table:table-cell>
          <table:table-cell table:formula="of:=-[.$G$2]*[.A83]^2/2+[.$H$2]*[.A83]+[.$I$2]" office:value-type="float" office:value="504.79479" calcext:value-type="float">
            <text:p>504,79479</text:p>
          </table:table-cell>
          <table:table-cell table:formula="of:=[.$H$2]-[.$G$2]*[.A83]" office:value-type="float" office:value="2.454" calcext:value-type="float">
            <text:p>2,454</text:p>
          </table:table-cell>
          <table:table-cell table:number-columns-repeated="9"/>
          <table:table-cell table:formula="of:=[.M82]+[.$E$2]" office:value-type="float" office:value="0.77" calcext:value-type="float">
            <text:p>0,77</text:p>
          </table:table-cell>
          <table:table-cell table:formula="of:=[.N82]-[.$G$2]*[.$E$2]" office:value-type="float" office:value="2.45399999999999" calcext:value-type="float">
            <text:p>2,45399999999999</text:p>
          </table:table-cell>
          <table:table-cell table:formula="of:=[.O82]+[.N83]*[.$E$2]" office:value-type="float" office:value="504.75706" calcext:value-type="float">
            <text:p>504,75706</text:p>
          </table:table-cell>
          <table:table-cell table:number-columns-repeated="4"/>
        </table:table-row>
        <table:table-row table:style-name="ro1">
          <table:table-cell table:formula="of:=[.A83]+[.$E$2]" office:value-type="float" office:value="0.78" calcext:value-type="float">
            <text:p>0,78</text:p>
          </table:table-cell>
          <table:table-cell table:formula="of:=-[.$G$2]*[.A84]^2/2+[.$H$2]*[.A84]+[.$I$2]" office:value-type="float" office:value="504.81884" calcext:value-type="float">
            <text:p>504,81884</text:p>
          </table:table-cell>
          <table:table-cell table:formula="of:=[.$H$2]-[.$G$2]*[.A84]" office:value-type="float" office:value="2.35599999999999" calcext:value-type="float">
            <text:p>2,35599999999999</text:p>
          </table:table-cell>
          <table:table-cell table:number-columns-repeated="9"/>
          <table:table-cell table:formula="of:=[.M83]+[.$E$2]" office:value-type="float" office:value="0.78" calcext:value-type="float">
            <text:p>0,78</text:p>
          </table:table-cell>
          <table:table-cell table:formula="of:=[.N83]-[.$G$2]*[.$E$2]" office:value-type="float" office:value="2.35599999999999" calcext:value-type="float">
            <text:p>2,35599999999999</text:p>
          </table:table-cell>
          <table:table-cell table:formula="of:=[.O83]+[.N84]*[.$E$2]" office:value-type="float" office:value="504.78062" calcext:value-type="float">
            <text:p>504,78062</text:p>
          </table:table-cell>
          <table:table-cell table:number-columns-repeated="4"/>
        </table:table-row>
        <table:table-row table:style-name="ro1">
          <table:table-cell table:formula="of:=[.A84]+[.$E$2]" office:value-type="float" office:value="0.790000000000001" calcext:value-type="float">
            <text:p>0,790000000000001</text:p>
          </table:table-cell>
          <table:table-cell table:formula="of:=-[.$G$2]*[.A85]^2/2+[.$H$2]*[.A85]+[.$I$2]" office:value-type="float" office:value="504.84191" calcext:value-type="float">
            <text:p>504,84191</text:p>
          </table:table-cell>
          <table:table-cell table:formula="of:=[.$H$2]-[.$G$2]*[.A85]" office:value-type="float" office:value="2.25799999999999" calcext:value-type="float">
            <text:p>2,25799999999999</text:p>
          </table:table-cell>
          <table:table-cell table:number-columns-repeated="9"/>
          <table:table-cell table:formula="of:=[.M84]+[.$E$2]" office:value-type="float" office:value="0.790000000000001" calcext:value-type="float">
            <text:p>0,790000000000001</text:p>
          </table:table-cell>
          <table:table-cell table:formula="of:=[.N84]-[.$G$2]*[.$E$2]" office:value-type="float" office:value="2.25799999999999" calcext:value-type="float">
            <text:p>2,25799999999999</text:p>
          </table:table-cell>
          <table:table-cell table:formula="of:=[.O84]+[.N85]*[.$E$2]" office:value-type="float" office:value="504.8032" calcext:value-type="float">
            <text:p>504,8032</text:p>
          </table:table-cell>
          <table:table-cell table:number-columns-repeated="4"/>
        </table:table-row>
        <table:table-row table:style-name="ro1">
          <table:table-cell table:formula="of:=[.A85]+[.$E$2]" office:value-type="float" office:value="0.8" calcext:value-type="float">
            <text:p>0,8</text:p>
          </table:table-cell>
          <table:table-cell table:formula="of:=-[.$G$2]*[.A86]^2/2+[.$H$2]*[.A86]+[.$I$2]" office:value-type="float" office:value="504.864" calcext:value-type="float">
            <text:p>504,864</text:p>
          </table:table-cell>
          <table:table-cell table:formula="of:=[.$H$2]-[.$G$2]*[.A86]" office:value-type="float" office:value="2.15999999999999" calcext:value-type="float">
            <text:p>2,15999999999999</text:p>
          </table:table-cell>
          <table:table-cell table:number-columns-repeated="9"/>
          <table:table-cell table:formula="of:=[.M85]+[.$E$2]" office:value-type="float" office:value="0.8" calcext:value-type="float">
            <text:p>0,8</text:p>
          </table:table-cell>
          <table:table-cell table:formula="of:=[.N85]-[.$G$2]*[.$E$2]" office:value-type="float" office:value="2.15999999999999" calcext:value-type="float">
            <text:p>2,15999999999999</text:p>
          </table:table-cell>
          <table:table-cell table:formula="of:=[.O85]+[.N86]*[.$E$2]" office:value-type="float" office:value="504.8248" calcext:value-type="float">
            <text:p>504,8248</text:p>
          </table:table-cell>
          <table:table-cell table:number-columns-repeated="4"/>
        </table:table-row>
        <table:table-row table:style-name="ro1">
          <table:table-cell table:formula="of:=[.A86]+[.$E$2]" office:value-type="float" office:value="0.810000000000001" calcext:value-type="float">
            <text:p>0,810000000000001</text:p>
          </table:table-cell>
          <table:table-cell table:formula="of:=-[.$G$2]*[.A87]^2/2+[.$H$2]*[.A87]+[.$I$2]" office:value-type="float" office:value="504.88511" calcext:value-type="float">
            <text:p>504,88511</text:p>
          </table:table-cell>
          <table:table-cell table:formula="of:=[.$H$2]-[.$G$2]*[.A87]" office:value-type="float" office:value="2.06199999999999" calcext:value-type="float">
            <text:p>2,06199999999999</text:p>
          </table:table-cell>
          <table:table-cell table:number-columns-repeated="9"/>
          <table:table-cell table:formula="of:=[.M86]+[.$E$2]" office:value-type="float" office:value="0.810000000000001" calcext:value-type="float">
            <text:p>0,810000000000001</text:p>
          </table:table-cell>
          <table:table-cell table:formula="of:=[.N86]-[.$G$2]*[.$E$2]" office:value-type="float" office:value="2.06199999999999" calcext:value-type="float">
            <text:p>2,06199999999999</text:p>
          </table:table-cell>
          <table:table-cell table:formula="of:=[.O86]+[.N87]*[.$E$2]" office:value-type="float" office:value="504.84542" calcext:value-type="float">
            <text:p>504,84542</text:p>
          </table:table-cell>
          <table:table-cell table:number-columns-repeated="4"/>
        </table:table-row>
        <table:table-row table:style-name="ro1">
          <table:table-cell table:formula="of:=[.A87]+[.$E$2]" office:value-type="float" office:value="0.82" calcext:value-type="float">
            <text:p>0,82</text:p>
          </table:table-cell>
          <table:table-cell table:formula="of:=-[.$G$2]*[.A88]^2/2+[.$H$2]*[.A88]+[.$I$2]" office:value-type="float" office:value="504.90524" calcext:value-type="float">
            <text:p>504,90524</text:p>
          </table:table-cell>
          <table:table-cell table:formula="of:=[.$H$2]-[.$G$2]*[.A88]" office:value-type="float" office:value="1.964" calcext:value-type="float">
            <text:p>1,964</text:p>
          </table:table-cell>
          <table:table-cell table:number-columns-repeated="9"/>
          <table:table-cell table:formula="of:=[.M87]+[.$E$2]" office:value-type="float" office:value="0.82" calcext:value-type="float">
            <text:p>0,82</text:p>
          </table:table-cell>
          <table:table-cell table:formula="of:=[.N87]-[.$G$2]*[.$E$2]" office:value-type="float" office:value="1.96399999999999" calcext:value-type="float">
            <text:p>1,96399999999999</text:p>
          </table:table-cell>
          <table:table-cell table:formula="of:=[.O87]+[.N88]*[.$E$2]" office:value-type="float" office:value="504.86506" calcext:value-type="float">
            <text:p>504,86506</text:p>
          </table:table-cell>
          <table:table-cell table:number-columns-repeated="4"/>
        </table:table-row>
        <table:table-row table:style-name="ro1">
          <table:table-cell table:formula="of:=[.A88]+[.$E$2]" office:value-type="float" office:value="0.83" calcext:value-type="float">
            <text:p>0,83</text:p>
          </table:table-cell>
          <table:table-cell table:formula="of:=-[.$G$2]*[.A89]^2/2+[.$H$2]*[.A89]+[.$I$2]" office:value-type="float" office:value="504.92439" calcext:value-type="float">
            <text:p>504,92439</text:p>
          </table:table-cell>
          <table:table-cell table:formula="of:=[.$H$2]-[.$G$2]*[.A89]" office:value-type="float" office:value="1.86599999999999" calcext:value-type="float">
            <text:p>1,86599999999999</text:p>
          </table:table-cell>
          <table:table-cell table:number-columns-repeated="9"/>
          <table:table-cell table:formula="of:=[.M88]+[.$E$2]" office:value-type="float" office:value="0.83" calcext:value-type="float">
            <text:p>0,83</text:p>
          </table:table-cell>
          <table:table-cell table:formula="of:=[.N88]-[.$G$2]*[.$E$2]" office:value-type="float" office:value="1.86599999999999" calcext:value-type="float">
            <text:p>1,86599999999999</text:p>
          </table:table-cell>
          <table:table-cell table:formula="of:=[.O88]+[.N89]*[.$E$2]" office:value-type="float" office:value="504.88372" calcext:value-type="float">
            <text:p>504,88372</text:p>
          </table:table-cell>
          <table:table-cell table:number-columns-repeated="4"/>
        </table:table-row>
        <table:table-row table:style-name="ro1">
          <table:table-cell table:formula="of:=[.A89]+[.$E$2]" office:value-type="float" office:value="0.84" calcext:value-type="float">
            <text:p>0,84</text:p>
          </table:table-cell>
          <table:table-cell table:formula="of:=-[.$G$2]*[.A90]^2/2+[.$H$2]*[.A90]+[.$I$2]" office:value-type="float" office:value="504.94256" calcext:value-type="float">
            <text:p>504,94256</text:p>
          </table:table-cell>
          <table:table-cell table:formula="of:=[.$H$2]-[.$G$2]*[.A90]" office:value-type="float" office:value="1.76799999999999" calcext:value-type="float">
            <text:p>1,76799999999999</text:p>
          </table:table-cell>
          <table:table-cell table:number-columns-repeated="9"/>
          <table:table-cell table:formula="of:=[.M89]+[.$E$2]" office:value-type="float" office:value="0.84" calcext:value-type="float">
            <text:p>0,84</text:p>
          </table:table-cell>
          <table:table-cell table:formula="of:=[.N89]-[.$G$2]*[.$E$2]" office:value-type="float" office:value="1.76799999999999" calcext:value-type="float">
            <text:p>1,76799999999999</text:p>
          </table:table-cell>
          <table:table-cell table:formula="of:=[.O89]+[.N90]*[.$E$2]" office:value-type="float" office:value="504.9014" calcext:value-type="float">
            <text:p>504,9014</text:p>
          </table:table-cell>
          <table:table-cell table:number-columns-repeated="4"/>
        </table:table-row>
        <table:table-row table:style-name="ro1">
          <table:table-cell table:formula="of:=[.A90]+[.$E$2]" office:value-type="float" office:value="0.850000000000001" calcext:value-type="float">
            <text:p>0,850000000000001</text:p>
          </table:table-cell>
          <table:table-cell table:formula="of:=-[.$G$2]*[.A91]^2/2+[.$H$2]*[.A91]+[.$I$2]" office:value-type="float" office:value="504.95975" calcext:value-type="float">
            <text:p>504,95975</text:p>
          </table:table-cell>
          <table:table-cell table:formula="of:=[.$H$2]-[.$G$2]*[.A91]" office:value-type="float" office:value="1.66999999999999" calcext:value-type="float">
            <text:p>1,66999999999999</text:p>
          </table:table-cell>
          <table:table-cell table:number-columns-repeated="9"/>
          <table:table-cell table:formula="of:=[.M90]+[.$E$2]" office:value-type="float" office:value="0.850000000000001" calcext:value-type="float">
            <text:p>0,850000000000001</text:p>
          </table:table-cell>
          <table:table-cell table:formula="of:=[.N90]-[.$G$2]*[.$E$2]" office:value-type="float" office:value="1.66999999999999" calcext:value-type="float">
            <text:p>1,66999999999999</text:p>
          </table:table-cell>
          <table:table-cell table:formula="of:=[.O90]+[.N91]*[.$E$2]" office:value-type="float" office:value="504.9181" calcext:value-type="float">
            <text:p>504,9181</text:p>
          </table:table-cell>
          <table:table-cell table:number-columns-repeated="4"/>
        </table:table-row>
        <table:table-row table:style-name="ro1">
          <table:table-cell table:formula="of:=[.A91]+[.$E$2]" office:value-type="float" office:value="0.860000000000001" calcext:value-type="float">
            <text:p>0,860000000000001</text:p>
          </table:table-cell>
          <table:table-cell table:formula="of:=-[.$G$2]*[.A92]^2/2+[.$H$2]*[.A92]+[.$I$2]" office:value-type="float" office:value="504.97596" calcext:value-type="float">
            <text:p>504,97596</text:p>
          </table:table-cell>
          <table:table-cell table:formula="of:=[.$H$2]-[.$G$2]*[.A92]" office:value-type="float" office:value="1.57199999999999" calcext:value-type="float">
            <text:p>1,57199999999999</text:p>
          </table:table-cell>
          <table:table-cell table:number-columns-repeated="9"/>
          <table:table-cell table:formula="of:=[.M91]+[.$E$2]" office:value-type="float" office:value="0.860000000000001" calcext:value-type="float">
            <text:p>0,860000000000001</text:p>
          </table:table-cell>
          <table:table-cell table:formula="of:=[.N91]-[.$G$2]*[.$E$2]" office:value-type="float" office:value="1.57199999999999" calcext:value-type="float">
            <text:p>1,57199999999999</text:p>
          </table:table-cell>
          <table:table-cell table:formula="of:=[.O91]+[.N92]*[.$E$2]" office:value-type="float" office:value="504.93382" calcext:value-type="float">
            <text:p>504,93382</text:p>
          </table:table-cell>
          <table:table-cell table:number-columns-repeated="4"/>
        </table:table-row>
        <table:table-row table:style-name="ro1">
          <table:table-cell table:formula="of:=[.A92]+[.$E$2]" office:value-type="float" office:value="0.87" calcext:value-type="float">
            <text:p>0,87</text:p>
          </table:table-cell>
          <table:table-cell table:formula="of:=-[.$G$2]*[.A93]^2/2+[.$H$2]*[.A93]+[.$I$2]" office:value-type="float" office:value="504.99119" calcext:value-type="float">
            <text:p>504,99119</text:p>
          </table:table-cell>
          <table:table-cell table:formula="of:=[.$H$2]-[.$G$2]*[.A93]" office:value-type="float" office:value="1.474" calcext:value-type="float">
            <text:p>1,474</text:p>
          </table:table-cell>
          <table:table-cell table:number-columns-repeated="9"/>
          <table:table-cell table:formula="of:=[.M92]+[.$E$2]" office:value-type="float" office:value="0.87" calcext:value-type="float">
            <text:p>0,87</text:p>
          </table:table-cell>
          <table:table-cell table:formula="of:=[.N92]-[.$G$2]*[.$E$2]" office:value-type="float" office:value="1.47399999999999" calcext:value-type="float">
            <text:p>1,47399999999999</text:p>
          </table:table-cell>
          <table:table-cell table:formula="of:=[.O92]+[.N93]*[.$E$2]" office:value-type="float" office:value="504.94856" calcext:value-type="float">
            <text:p>504,94856</text:p>
          </table:table-cell>
          <table:table-cell table:number-columns-repeated="4"/>
        </table:table-row>
        <table:table-row table:style-name="ro1">
          <table:table-cell table:formula="of:=[.A93]+[.$E$2]" office:value-type="float" office:value="0.88" calcext:value-type="float">
            <text:p>0,88</text:p>
          </table:table-cell>
          <table:table-cell table:formula="of:=-[.$G$2]*[.A94]^2/2+[.$H$2]*[.A94]+[.$I$2]" office:value-type="float" office:value="505.00544" calcext:value-type="float">
            <text:p>505,00544</text:p>
          </table:table-cell>
          <table:table-cell table:formula="of:=[.$H$2]-[.$G$2]*[.A94]" office:value-type="float" office:value="1.37599999999999" calcext:value-type="float">
            <text:p>1,37599999999999</text:p>
          </table:table-cell>
          <table:table-cell table:number-columns-repeated="9"/>
          <table:table-cell table:formula="of:=[.M93]+[.$E$2]" office:value-type="float" office:value="0.88" calcext:value-type="float">
            <text:p>0,88</text:p>
          </table:table-cell>
          <table:table-cell table:formula="of:=[.N93]-[.$G$2]*[.$E$2]" office:value-type="float" office:value="1.37599999999999" calcext:value-type="float">
            <text:p>1,37599999999999</text:p>
          </table:table-cell>
          <table:table-cell table:formula="of:=[.O93]+[.N94]*[.$E$2]" office:value-type="float" office:value="504.96232" calcext:value-type="float">
            <text:p>504,96232</text:p>
          </table:table-cell>
          <table:table-cell table:number-columns-repeated="4"/>
        </table:table-row>
        <table:table-row table:style-name="ro1">
          <table:table-cell table:formula="of:=[.A94]+[.$E$2]" office:value-type="float" office:value="0.890000000000001" calcext:value-type="float">
            <text:p>0,890000000000001</text:p>
          </table:table-cell>
          <table:table-cell table:formula="of:=-[.$G$2]*[.A95]^2/2+[.$H$2]*[.A95]+[.$I$2]" office:value-type="float" office:value="505.01871" calcext:value-type="float">
            <text:p>505,01871</text:p>
          </table:table-cell>
          <table:table-cell table:formula="of:=[.$H$2]-[.$G$2]*[.A95]" office:value-type="float" office:value="1.27799999999999" calcext:value-type="float">
            <text:p>1,27799999999999</text:p>
          </table:table-cell>
          <table:table-cell table:number-columns-repeated="9"/>
          <table:table-cell table:formula="of:=[.M94]+[.$E$2]" office:value-type="float" office:value="0.890000000000001" calcext:value-type="float">
            <text:p>0,890000000000001</text:p>
          </table:table-cell>
          <table:table-cell table:formula="of:=[.N94]-[.$G$2]*[.$E$2]" office:value-type="float" office:value="1.27799999999999" calcext:value-type="float">
            <text:p>1,27799999999999</text:p>
          </table:table-cell>
          <table:table-cell table:formula="of:=[.O94]+[.N95]*[.$E$2]" office:value-type="float" office:value="504.9751" calcext:value-type="float">
            <text:p>504,9751</text:p>
          </table:table-cell>
          <table:table-cell table:number-columns-repeated="4"/>
        </table:table-row>
        <table:table-row table:style-name="ro1">
          <table:table-cell table:formula="of:=[.A95]+[.$E$2]" office:value-type="float" office:value="0.900000000000001" calcext:value-type="float">
            <text:p>0,900000000000001</text:p>
          </table:table-cell>
          <table:table-cell table:formula="of:=-[.$G$2]*[.A96]^2/2+[.$H$2]*[.A96]+[.$I$2]" office:value-type="float" office:value="505.031" calcext:value-type="float">
            <text:p>505,031</text:p>
          </table:table-cell>
          <table:table-cell table:formula="of:=[.$H$2]-[.$G$2]*[.A96]" office:value-type="float" office:value="1.17999999999999" calcext:value-type="float">
            <text:p>1,17999999999999</text:p>
          </table:table-cell>
          <table:table-cell table:number-columns-repeated="9"/>
          <table:table-cell table:formula="of:=[.M95]+[.$E$2]" office:value-type="float" office:value="0.900000000000001" calcext:value-type="float">
            <text:p>0,900000000000001</text:p>
          </table:table-cell>
          <table:table-cell table:formula="of:=[.N95]-[.$G$2]*[.$E$2]" office:value-type="float" office:value="1.17999999999999" calcext:value-type="float">
            <text:p>1,17999999999999</text:p>
          </table:table-cell>
          <table:table-cell table:formula="of:=[.O95]+[.N96]*[.$E$2]" office:value-type="float" office:value="504.9869" calcext:value-type="float">
            <text:p>504,9869</text:p>
          </table:table-cell>
          <table:table-cell table:number-columns-repeated="4"/>
        </table:table-row>
        <table:table-row table:style-name="ro1">
          <table:table-cell table:formula="of:=[.A96]+[.$E$2]" office:value-type="float" office:value="0.910000000000001" calcext:value-type="float">
            <text:p>0,910000000000001</text:p>
          </table:table-cell>
          <table:table-cell table:formula="of:=-[.$G$2]*[.A97]^2/2+[.$H$2]*[.A97]+[.$I$2]" office:value-type="float" office:value="505.04231" calcext:value-type="float">
            <text:p>505,04231</text:p>
          </table:table-cell>
          <table:table-cell table:formula="of:=[.$H$2]-[.$G$2]*[.A97]" office:value-type="float" office:value="1.08199999999999" calcext:value-type="float">
            <text:p>1,08199999999999</text:p>
          </table:table-cell>
          <table:table-cell table:number-columns-repeated="9"/>
          <table:table-cell table:formula="of:=[.M96]+[.$E$2]" office:value-type="float" office:value="0.910000000000001" calcext:value-type="float">
            <text:p>0,910000000000001</text:p>
          </table:table-cell>
          <table:table-cell table:formula="of:=[.N96]-[.$G$2]*[.$E$2]" office:value-type="float" office:value="1.08199999999999" calcext:value-type="float">
            <text:p>1,08199999999999</text:p>
          </table:table-cell>
          <table:table-cell table:formula="of:=[.O96]+[.N97]*[.$E$2]" office:value-type="float" office:value="504.99772" calcext:value-type="float">
            <text:p>504,99772</text:p>
          </table:table-cell>
          <table:table-cell table:number-columns-repeated="4"/>
        </table:table-row>
        <table:table-row table:style-name="ro1">
          <table:table-cell table:formula="of:=[.A97]+[.$E$2]" office:value-type="float" office:value="0.92" calcext:value-type="float">
            <text:p>0,92</text:p>
          </table:table-cell>
          <table:table-cell table:formula="of:=-[.$G$2]*[.A98]^2/2+[.$H$2]*[.A98]+[.$I$2]" office:value-type="float" office:value="505.05264" calcext:value-type="float">
            <text:p>505,05264</text:p>
          </table:table-cell>
          <table:table-cell table:formula="of:=[.$H$2]-[.$G$2]*[.A98]" office:value-type="float" office:value="0.983999999999993" calcext:value-type="float">
            <text:p>0,983999999999993</text:p>
          </table:table-cell>
          <table:table-cell table:number-columns-repeated="9"/>
          <table:table-cell table:formula="of:=[.M97]+[.$E$2]" office:value-type="float" office:value="0.92" calcext:value-type="float">
            <text:p>0,92</text:p>
          </table:table-cell>
          <table:table-cell table:formula="of:=[.N97]-[.$G$2]*[.$E$2]" office:value-type="float" office:value="0.983999999999992" calcext:value-type="float">
            <text:p>0,983999999999992</text:p>
          </table:table-cell>
          <table:table-cell table:formula="of:=[.O97]+[.N98]*[.$E$2]" office:value-type="float" office:value="505.00756" calcext:value-type="float">
            <text:p>505,00756</text:p>
          </table:table-cell>
          <table:table-cell table:number-columns-repeated="4"/>
        </table:table-row>
        <table:table-row table:style-name="ro1">
          <table:table-cell table:formula="of:=[.A98]+[.$E$2]" office:value-type="float" office:value="0.930000000000001" calcext:value-type="float">
            <text:p>0,930000000000001</text:p>
          </table:table-cell>
          <table:table-cell table:formula="of:=-[.$G$2]*[.A99]^2/2+[.$H$2]*[.A99]+[.$I$2]" office:value-type="float" office:value="505.06199" calcext:value-type="float">
            <text:p>505,06199</text:p>
          </table:table-cell>
          <table:table-cell table:formula="of:=[.$H$2]-[.$G$2]*[.A99]" office:value-type="float" office:value="0.885999999999994" calcext:value-type="float">
            <text:p>0,885999999999994</text:p>
          </table:table-cell>
          <table:table-cell table:number-columns-repeated="9"/>
          <table:table-cell table:formula="of:=[.M98]+[.$E$2]" office:value-type="float" office:value="0.930000000000001" calcext:value-type="float">
            <text:p>0,930000000000001</text:p>
          </table:table-cell>
          <table:table-cell table:formula="of:=[.N98]-[.$G$2]*[.$E$2]" office:value-type="float" office:value="0.885999999999992" calcext:value-type="float">
            <text:p>0,885999999999992</text:p>
          </table:table-cell>
          <table:table-cell table:formula="of:=[.O98]+[.N99]*[.$E$2]" office:value-type="float" office:value="505.01642" calcext:value-type="float">
            <text:p>505,01642</text:p>
          </table:table-cell>
          <table:table-cell table:number-columns-repeated="4"/>
        </table:table-row>
        <table:table-row table:style-name="ro1">
          <table:table-cell table:formula="of:=[.A99]+[.$E$2]" office:value-type="float" office:value="0.940000000000001" calcext:value-type="float">
            <text:p>0,940000000000001</text:p>
          </table:table-cell>
          <table:table-cell table:formula="of:=-[.$G$2]*[.A100]^2/2+[.$H$2]*[.A100]+[.$I$2]" office:value-type="float" office:value="505.07036" calcext:value-type="float">
            <text:p>505,07036</text:p>
          </table:table-cell>
          <table:table-cell table:formula="of:=[.$H$2]-[.$G$2]*[.A100]" office:value-type="float" office:value="0.787999999999993" calcext:value-type="float">
            <text:p>0,787999999999993</text:p>
          </table:table-cell>
          <table:table-cell table:number-columns-repeated="9"/>
          <table:table-cell table:formula="of:=[.M99]+[.$E$2]" office:value-type="float" office:value="0.940000000000001" calcext:value-type="float">
            <text:p>0,940000000000001</text:p>
          </table:table-cell>
          <table:table-cell table:formula="of:=[.N99]-[.$G$2]*[.$E$2]" office:value-type="float" office:value="0.787999999999992" calcext:value-type="float">
            <text:p>0,787999999999992</text:p>
          </table:table-cell>
          <table:table-cell table:formula="of:=[.O99]+[.N100]*[.$E$2]" office:value-type="float" office:value="505.0243" calcext:value-type="float">
            <text:p>505,0243</text:p>
          </table:table-cell>
          <table:table-cell table:number-columns-repeated="4"/>
        </table:table-row>
        <table:table-row table:style-name="ro1">
          <table:table-cell table:formula="of:=[.A100]+[.$E$2]" office:value-type="float" office:value="0.950000000000001" calcext:value-type="float">
            <text:p>0,950000000000001</text:p>
          </table:table-cell>
          <table:table-cell table:formula="of:=-[.$G$2]*[.A101]^2/2+[.$H$2]*[.A101]+[.$I$2]" office:value-type="float" office:value="505.07775" calcext:value-type="float">
            <text:p>505,07775</text:p>
          </table:table-cell>
          <table:table-cell table:formula="of:=[.$H$2]-[.$G$2]*[.A101]" office:value-type="float" office:value="0.689999999999992" calcext:value-type="float">
            <text:p>0,689999999999992</text:p>
          </table:table-cell>
          <table:table-cell table:number-columns-repeated="9"/>
          <table:table-cell table:formula="of:=[.M100]+[.$E$2]" office:value-type="float" office:value="0.950000000000001" calcext:value-type="float">
            <text:p>0,950000000000001</text:p>
          </table:table-cell>
          <table:table-cell table:formula="of:=[.N100]-[.$G$2]*[.$E$2]" office:value-type="float" office:value="0.689999999999992" calcext:value-type="float">
            <text:p>0,689999999999992</text:p>
          </table:table-cell>
          <table:table-cell table:formula="of:=[.O100]+[.N101]*[.$E$2]" office:value-type="float" office:value="505.0312" calcext:value-type="float">
            <text:p>505,0312</text:p>
          </table:table-cell>
          <table:table-cell table:number-columns-repeated="4"/>
        </table:table-row>
        <table:table-row table:style-name="ro1">
          <table:table-cell table:formula="of:=[.A101]+[.$E$2]" office:value-type="float" office:value="0.960000000000001" calcext:value-type="float">
            <text:p>0,960000000000001</text:p>
          </table:table-cell>
          <table:table-cell table:formula="of:=-[.$G$2]*[.A102]^2/2+[.$H$2]*[.A102]+[.$I$2]" office:value-type="float" office:value="505.08416" calcext:value-type="float">
            <text:p>505,08416</text:p>
          </table:table-cell>
          <table:table-cell table:formula="of:=[.$H$2]-[.$G$2]*[.A102]" office:value-type="float" office:value="0.591999999999993" calcext:value-type="float">
            <text:p>0,591999999999993</text:p>
          </table:table-cell>
          <table:table-cell table:number-columns-repeated="9"/>
          <table:table-cell table:formula="of:=[.M101]+[.$E$2]" office:value-type="float" office:value="0.960000000000001" calcext:value-type="float">
            <text:p>0,960000000000001</text:p>
          </table:table-cell>
          <table:table-cell table:formula="of:=[.N101]-[.$G$2]*[.$E$2]" office:value-type="float" office:value="0.591999999999992" calcext:value-type="float">
            <text:p>0,591999999999992</text:p>
          </table:table-cell>
          <table:table-cell table:formula="of:=[.O101]+[.N102]*[.$E$2]" office:value-type="float" office:value="505.03712" calcext:value-type="float">
            <text:p>505,03712</text:p>
          </table:table-cell>
          <table:table-cell table:number-columns-repeated="4"/>
        </table:table-row>
        <table:table-row table:style-name="ro1">
          <table:table-cell table:formula="of:=[.A102]+[.$E$2]" office:value-type="float" office:value="0.970000000000001" calcext:value-type="float">
            <text:p>0,970000000000001</text:p>
          </table:table-cell>
          <table:table-cell table:formula="of:=-[.$G$2]*[.A103]^2/2+[.$H$2]*[.A103]+[.$I$2]" office:value-type="float" office:value="505.08959" calcext:value-type="float">
            <text:p>505,08959</text:p>
          </table:table-cell>
          <table:table-cell table:formula="of:=[.$H$2]-[.$G$2]*[.A103]" office:value-type="float" office:value="0.493999999999993" calcext:value-type="float">
            <text:p>0,493999999999993</text:p>
          </table:table-cell>
          <table:table-cell table:number-columns-repeated="9"/>
          <table:table-cell table:formula="of:=[.M102]+[.$E$2]" office:value-type="float" office:value="0.970000000000001" calcext:value-type="float">
            <text:p>0,970000000000001</text:p>
          </table:table-cell>
          <table:table-cell table:formula="of:=[.N102]-[.$G$2]*[.$E$2]" office:value-type="float" office:value="0.493999999999992" calcext:value-type="float">
            <text:p>0,493999999999992</text:p>
          </table:table-cell>
          <table:table-cell table:formula="of:=[.O102]+[.N103]*[.$E$2]" office:value-type="float" office:value="505.04206" calcext:value-type="float">
            <text:p>505,04206</text:p>
          </table:table-cell>
          <table:table-cell table:number-columns-repeated="4"/>
        </table:table-row>
        <table:table-row table:style-name="ro1">
          <table:table-cell table:formula="of:=[.A103]+[.$E$2]" office:value-type="float" office:value="0.980000000000001" calcext:value-type="float">
            <text:p>0,980000000000001</text:p>
          </table:table-cell>
          <table:table-cell table:formula="of:=-[.$G$2]*[.A104]^2/2+[.$H$2]*[.A104]+[.$I$2]" office:value-type="float" office:value="505.09404" calcext:value-type="float">
            <text:p>505,09404</text:p>
          </table:table-cell>
          <table:table-cell table:formula="of:=[.$H$2]-[.$G$2]*[.A104]" office:value-type="float" office:value="0.395999999999994" calcext:value-type="float">
            <text:p>0,395999999999994</text:p>
          </table:table-cell>
          <table:table-cell table:number-columns-repeated="9"/>
          <table:table-cell table:formula="of:=[.M103]+[.$E$2]" office:value-type="float" office:value="0.980000000000001" calcext:value-type="float">
            <text:p>0,980000000000001</text:p>
          </table:table-cell>
          <table:table-cell table:formula="of:=[.N103]-[.$G$2]*[.$E$2]" office:value-type="float" office:value="0.395999999999992" calcext:value-type="float">
            <text:p>0,395999999999992</text:p>
          </table:table-cell>
          <table:table-cell table:formula="of:=[.O103]+[.N104]*[.$E$2]" office:value-type="float" office:value="505.04602" calcext:value-type="float">
            <text:p>505,04602</text:p>
          </table:table-cell>
          <table:table-cell table:number-columns-repeated="4"/>
        </table:table-row>
        <table:table-row table:style-name="ro1">
          <table:table-cell table:formula="of:=[.A104]+[.$E$2]" office:value-type="float" office:value="0.990000000000001" calcext:value-type="float">
            <text:p>0,990000000000001</text:p>
          </table:table-cell>
          <table:table-cell table:formula="of:=-[.$G$2]*[.A105]^2/2+[.$H$2]*[.A105]+[.$I$2]" office:value-type="float" office:value="505.09751" calcext:value-type="float">
            <text:p>505,09751</text:p>
          </table:table-cell>
          <table:table-cell table:formula="of:=[.$H$2]-[.$G$2]*[.A105]" office:value-type="float" office:value="0.297999999999993" calcext:value-type="float">
            <text:p>0,297999999999993</text:p>
          </table:table-cell>
          <table:table-cell table:number-columns-repeated="9"/>
          <table:table-cell table:formula="of:=[.M104]+[.$E$2]" office:value-type="float" office:value="0.990000000000001" calcext:value-type="float">
            <text:p>0,990000000000001</text:p>
          </table:table-cell>
          <table:table-cell table:formula="of:=[.N104]-[.$G$2]*[.$E$2]" office:value-type="float" office:value="0.297999999999992" calcext:value-type="float">
            <text:p>0,297999999999992</text:p>
          </table:table-cell>
          <table:table-cell table:formula="of:=[.O104]+[.N105]*[.$E$2]" office:value-type="float" office:value="505.049" calcext:value-type="float">
            <text:p>505,049</text:p>
          </table:table-cell>
          <table:table-cell table:number-columns-repeated="4"/>
        </table:table-row>
        <table:table-row table:style-name="ro1">
          <table:table-cell table:formula="of:=[.A105]+[.$E$2]" office:value-type="float" office:value="1" calcext:value-type="float">
            <text:p>1</text:p>
          </table:table-cell>
          <table:table-cell table:formula="of:=-[.$G$2]*[.A106]^2/2+[.$H$2]*[.A106]+[.$I$2]" office:value-type="float" office:value="505.1" calcext:value-type="float">
            <text:p>505,1</text:p>
          </table:table-cell>
          <table:table-cell table:formula="of:=[.$H$2]-[.$G$2]*[.A106]" office:value-type="float" office:value="0.199999999999992" calcext:value-type="float">
            <text:p>0,199999999999992</text:p>
          </table:table-cell>
          <table:table-cell table:number-columns-repeated="9"/>
          <table:table-cell table:formula="of:=[.M105]+[.$E$2]" office:value-type="float" office:value="1" calcext:value-type="float">
            <text:p>1</text:p>
          </table:table-cell>
          <table:table-cell table:formula="of:=[.N105]-[.$G$2]*[.$E$2]" office:value-type="float" office:value="0.199999999999992" calcext:value-type="float">
            <text:p>0,199999999999992</text:p>
          </table:table-cell>
          <table:table-cell table:formula="of:=[.O105]+[.N106]*[.$E$2]" office:value-type="float" office:value="505.051" calcext:value-type="float">
            <text:p>505,051</text:p>
          </table:table-cell>
          <table:table-cell table:number-columns-repeated="4"/>
        </table:table-row>
        <table:table-row table:style-name="ro1">
          <table:table-cell table:formula="of:=[.A106]+[.$E$2]" office:value-type="float" office:value="1.01" calcext:value-type="float">
            <text:p>1,01</text:p>
          </table:table-cell>
          <table:table-cell table:formula="of:=-[.$G$2]*[.A107]^2/2+[.$H$2]*[.A107]+[.$I$2]" office:value-type="float" office:value="505.10151" calcext:value-type="float">
            <text:p>505,10151</text:p>
          </table:table-cell>
          <table:table-cell table:formula="of:=[.$H$2]-[.$G$2]*[.A107]" office:value-type="float" office:value="0.101999999999993" calcext:value-type="float">
            <text:p>0,101999999999993</text:p>
          </table:table-cell>
          <table:table-cell table:number-columns-repeated="9"/>
          <table:table-cell table:formula="of:=[.M106]+[.$E$2]" office:value-type="float" office:value="1.01" calcext:value-type="float">
            <text:p>1,01</text:p>
          </table:table-cell>
          <table:table-cell table:formula="of:=[.N106]-[.$G$2]*[.$E$2]" office:value-type="float" office:value="0.101999999999992" calcext:value-type="float">
            <text:p>0,101999999999992</text:p>
          </table:table-cell>
          <table:table-cell table:formula="of:=[.O106]+[.N107]*[.$E$2]" office:value-type="float" office:value="505.05202" calcext:value-type="float">
            <text:p>505,05202</text:p>
          </table:table-cell>
          <table:table-cell table:number-columns-repeated="4"/>
        </table:table-row>
        <table:table-row table:style-name="ro1">
          <table:table-cell table:formula="of:=[.A107]+[.$E$2]" office:value-type="float" office:value="1.02" calcext:value-type="float">
            <text:p>1,02</text:p>
          </table:table-cell>
          <table:table-cell table:formula="of:=-[.$G$2]*[.A108]^2/2+[.$H$2]*[.A108]+[.$I$2]" office:value-type="float" office:value="505.10204" calcext:value-type="float">
            <text:p>505,10204</text:p>
          </table:table-cell>
          <table:table-cell table:formula="of:=[.$H$2]-[.$G$2]*[.A108]" office:value-type="float" office:value="0.00399999999999245" calcext:value-type="float">
            <text:p>0,00399999999999245</text:p>
          </table:table-cell>
          <table:table-cell table:number-columns-repeated="9"/>
          <table:table-cell table:formula="of:=[.M107]+[.$E$2]" office:value-type="float" office:value="1.02" calcext:value-type="float">
            <text:p>1,02</text:p>
          </table:table-cell>
          <table:table-cell table:formula="of:=[.N107]-[.$G$2]*[.$E$2]" office:value-type="float" office:value="0.00399999999999248" calcext:value-type="float">
            <text:p>0,00399999999999248</text:p>
          </table:table-cell>
          <table:table-cell table:formula="of:=[.O107]+[.N108]*[.$E$2]" office:value-type="float" office:value="505.05206" calcext:value-type="float">
            <text:p>505,05206</text:p>
          </table:table-cell>
          <table:table-cell table:number-columns-repeated="4"/>
        </table:table-row>
        <table:table-row table:style-name="ro1">
          <table:table-cell table:formula="of:=[.A108]+[.$E$2]" office:value-type="float" office:value="1.03" calcext:value-type="float">
            <text:p>1,03</text:p>
          </table:table-cell>
          <table:table-cell table:formula="of:=-[.$G$2]*[.A109]^2/2+[.$H$2]*[.A109]+[.$I$2]" office:value-type="float" office:value="505.10159" calcext:value-type="float">
            <text:p>505,10159</text:p>
          </table:table-cell>
          <table:table-cell table:formula="of:=[.$H$2]-[.$G$2]*[.A109]" office:value-type="float" office:value="-0.0940000000000083" calcext:value-type="float">
            <text:p>-0,0940000000000083</text:p>
          </table:table-cell>
          <table:table-cell table:number-columns-repeated="9"/>
          <table:table-cell table:formula="of:=[.M108]+[.$E$2]" office:value-type="float" office:value="1.03" calcext:value-type="float">
            <text:p>1,03</text:p>
          </table:table-cell>
          <table:table-cell table:formula="of:=[.N108]-[.$G$2]*[.$E$2]" office:value-type="float" office:value="-0.0940000000000075" calcext:value-type="float">
            <text:p>-0,0940000000000075</text:p>
          </table:table-cell>
          <table:table-cell table:formula="of:=[.O108]+[.N109]*[.$E$2]" office:value-type="float" office:value="505.05112" calcext:value-type="float">
            <text:p>505,05112</text:p>
          </table:table-cell>
          <table:table-cell table:number-columns-repeated="4"/>
        </table:table-row>
        <table:table-row table:style-name="ro1">
          <table:table-cell table:formula="of:=[.A109]+[.$E$2]" office:value-type="float" office:value="1.04" calcext:value-type="float">
            <text:p>1,04</text:p>
          </table:table-cell>
          <table:table-cell table:formula="of:=-[.$G$2]*[.A110]^2/2+[.$H$2]*[.A110]+[.$I$2]" office:value-type="float" office:value="505.10016" calcext:value-type="float">
            <text:p>505,10016</text:p>
          </table:table-cell>
          <table:table-cell table:formula="of:=[.$H$2]-[.$G$2]*[.A110]" office:value-type="float" office:value="-0.192000000000007" calcext:value-type="float">
            <text:p>-0,192000000000007</text:p>
          </table:table-cell>
          <table:table-cell table:number-columns-repeated="9"/>
          <table:table-cell table:formula="of:=[.M109]+[.$E$2]" office:value-type="float" office:value="1.04" calcext:value-type="float">
            <text:p>1,04</text:p>
          </table:table-cell>
          <table:table-cell table:formula="of:=[.N109]-[.$G$2]*[.$E$2]" office:value-type="float" office:value="-0.192000000000008" calcext:value-type="float">
            <text:p>-0,192000000000008</text:p>
          </table:table-cell>
          <table:table-cell table:formula="of:=[.O109]+[.N110]*[.$E$2]" office:value-type="float" office:value="505.0492" calcext:value-type="float">
            <text:p>505,0492</text:p>
          </table:table-cell>
          <table:table-cell table:number-columns-repeated="4"/>
        </table:table-row>
        <table:table-row table:style-name="ro1">
          <table:table-cell table:formula="of:=[.A110]+[.$E$2]" office:value-type="float" office:value="1.05" calcext:value-type="float">
            <text:p>1,05</text:p>
          </table:table-cell>
          <table:table-cell table:formula="of:=-[.$G$2]*[.A111]^2/2+[.$H$2]*[.A111]+[.$I$2]" office:value-type="float" office:value="505.09775" calcext:value-type="float">
            <text:p>505,09775</text:p>
          </table:table-cell>
          <table:table-cell table:formula="of:=[.$H$2]-[.$G$2]*[.A111]" office:value-type="float" office:value="-0.290000000000008" calcext:value-type="float">
            <text:p>-0,290000000000008</text:p>
          </table:table-cell>
          <table:table-cell table:number-columns-repeated="9"/>
          <table:table-cell table:formula="of:=[.M110]+[.$E$2]" office:value-type="float" office:value="1.05" calcext:value-type="float">
            <text:p>1,05</text:p>
          </table:table-cell>
          <table:table-cell table:formula="of:=[.N110]-[.$G$2]*[.$E$2]" office:value-type="float" office:value="-0.290000000000007" calcext:value-type="float">
            <text:p>-0,290000000000007</text:p>
          </table:table-cell>
          <table:table-cell table:formula="of:=[.O110]+[.N111]*[.$E$2]" office:value-type="float" office:value="505.0463" calcext:value-type="float">
            <text:p>505,0463</text:p>
          </table:table-cell>
          <table:table-cell table:number-columns-repeated="4"/>
        </table:table-row>
        <table:table-row table:style-name="ro1">
          <table:table-cell table:formula="of:=[.A111]+[.$E$2]" office:value-type="float" office:value="1.06" calcext:value-type="float">
            <text:p>1,06</text:p>
          </table:table-cell>
          <table:table-cell table:formula="of:=-[.$G$2]*[.A112]^2/2+[.$H$2]*[.A112]+[.$I$2]" office:value-type="float" office:value="505.09436" calcext:value-type="float">
            <text:p>505,09436</text:p>
          </table:table-cell>
          <table:table-cell table:formula="of:=[.$H$2]-[.$G$2]*[.A112]" office:value-type="float" office:value="-0.388000000000007" calcext:value-type="float">
            <text:p>-0,388000000000007</text:p>
          </table:table-cell>
          <table:table-cell table:number-columns-repeated="9"/>
          <table:table-cell table:formula="of:=[.M111]+[.$E$2]" office:value-type="float" office:value="1.06" calcext:value-type="float">
            <text:p>1,06</text:p>
          </table:table-cell>
          <table:table-cell table:formula="of:=[.N111]-[.$G$2]*[.$E$2]" office:value-type="float" office:value="-0.388000000000008" calcext:value-type="float">
            <text:p>-0,388000000000008</text:p>
          </table:table-cell>
          <table:table-cell table:formula="of:=[.O111]+[.N112]*[.$E$2]" office:value-type="float" office:value="505.04242" calcext:value-type="float">
            <text:p>505,04242</text:p>
          </table:table-cell>
          <table:table-cell table:number-columns-repeated="4"/>
        </table:table-row>
        <table:table-row table:style-name="ro1">
          <table:table-cell table:formula="of:=[.A112]+[.$E$2]" office:value-type="float" office:value="1.07" calcext:value-type="float">
            <text:p>1,07</text:p>
          </table:table-cell>
          <table:table-cell table:formula="of:=-[.$G$2]*[.A113]^2/2+[.$H$2]*[.A113]+[.$I$2]" office:value-type="float" office:value="505.08999" calcext:value-type="float">
            <text:p>505,08999</text:p>
          </table:table-cell>
          <table:table-cell table:formula="of:=[.$H$2]-[.$G$2]*[.A113]" office:value-type="float" office:value="-0.486000000000008" calcext:value-type="float">
            <text:p>-0,486000000000008</text:p>
          </table:table-cell>
          <table:table-cell table:number-columns-repeated="9"/>
          <table:table-cell table:formula="of:=[.M112]+[.$E$2]" office:value-type="float" office:value="1.07" calcext:value-type="float">
            <text:p>1,07</text:p>
          </table:table-cell>
          <table:table-cell table:formula="of:=[.N112]-[.$G$2]*[.$E$2]" office:value-type="float" office:value="-0.486000000000008" calcext:value-type="float">
            <text:p>-0,486000000000008</text:p>
          </table:table-cell>
          <table:table-cell table:formula="of:=[.O112]+[.N113]*[.$E$2]" office:value-type="float" office:value="505.03756" calcext:value-type="float">
            <text:p>505,03756</text:p>
          </table:table-cell>
          <table:table-cell table:number-columns-repeated="4"/>
        </table:table-row>
        <table:table-row table:style-name="ro1">
          <table:table-cell table:formula="of:=[.A113]+[.$E$2]" office:value-type="float" office:value="1.08" calcext:value-type="float">
            <text:p>1,08</text:p>
          </table:table-cell>
          <table:table-cell table:formula="of:=-[.$G$2]*[.A114]^2/2+[.$H$2]*[.A114]+[.$I$2]" office:value-type="float" office:value="505.08464" calcext:value-type="float">
            <text:p>505,08464</text:p>
          </table:table-cell>
          <table:table-cell table:formula="of:=[.$H$2]-[.$G$2]*[.A114]" office:value-type="float" office:value="-0.584000000000009" calcext:value-type="float">
            <text:p>-0,584000000000009</text:p>
          </table:table-cell>
          <table:table-cell table:number-columns-repeated="9"/>
          <table:table-cell table:formula="of:=[.M113]+[.$E$2]" office:value-type="float" office:value="1.08" calcext:value-type="float">
            <text:p>1,08</text:p>
          </table:table-cell>
          <table:table-cell table:formula="of:=[.N113]-[.$G$2]*[.$E$2]" office:value-type="float" office:value="-0.584000000000007" calcext:value-type="float">
            <text:p>-0,584000000000007</text:p>
          </table:table-cell>
          <table:table-cell table:formula="of:=[.O113]+[.N114]*[.$E$2]" office:value-type="float" office:value="505.03172" calcext:value-type="float">
            <text:p>505,03172</text:p>
          </table:table-cell>
          <table:table-cell table:number-columns-repeated="4"/>
        </table:table-row>
        <table:table-row table:style-name="ro1">
          <table:table-cell table:formula="of:=[.A114]+[.$E$2]" office:value-type="float" office:value="1.09" calcext:value-type="float">
            <text:p>1,09</text:p>
          </table:table-cell>
          <table:table-cell table:formula="of:=-[.$G$2]*[.A115]^2/2+[.$H$2]*[.A115]+[.$I$2]" office:value-type="float" office:value="505.07831" calcext:value-type="float">
            <text:p>505,07831</text:p>
          </table:table-cell>
          <table:table-cell table:formula="of:=[.$H$2]-[.$G$2]*[.A115]" office:value-type="float" office:value="-0.682000000000008" calcext:value-type="float">
            <text:p>-0,682000000000008</text:p>
          </table:table-cell>
          <table:table-cell table:number-columns-repeated="9"/>
          <table:table-cell table:formula="of:=[.M114]+[.$E$2]" office:value-type="float" office:value="1.09" calcext:value-type="float">
            <text:p>1,09</text:p>
          </table:table-cell>
          <table:table-cell table:formula="of:=[.N114]-[.$G$2]*[.$E$2]" office:value-type="float" office:value="-0.682000000000008" calcext:value-type="float">
            <text:p>-0,682000000000008</text:p>
          </table:table-cell>
          <table:table-cell table:formula="of:=[.O114]+[.N115]*[.$E$2]" office:value-type="float" office:value="505.0249" calcext:value-type="float">
            <text:p>505,0249</text:p>
          </table:table-cell>
          <table:table-cell table:number-columns-repeated="4"/>
        </table:table-row>
        <table:table-row table:style-name="ro1">
          <table:table-cell table:formula="of:=[.A115]+[.$E$2]" office:value-type="float" office:value="1.1" calcext:value-type="float">
            <text:p>1,1</text:p>
          </table:table-cell>
          <table:table-cell table:formula="of:=-[.$G$2]*[.A116]^2/2+[.$H$2]*[.A116]+[.$I$2]" office:value-type="float" office:value="505.071" calcext:value-type="float">
            <text:p>505,071</text:p>
          </table:table-cell>
          <table:table-cell table:formula="of:=[.$H$2]-[.$G$2]*[.A116]" office:value-type="float" office:value="-0.780000000000008" calcext:value-type="float">
            <text:p>-0,780000000000008</text:p>
          </table:table-cell>
          <table:table-cell table:number-columns-repeated="9"/>
          <table:table-cell table:formula="of:=[.M115]+[.$E$2]" office:value-type="float" office:value="1.1" calcext:value-type="float">
            <text:p>1,1</text:p>
          </table:table-cell>
          <table:table-cell table:formula="of:=[.N115]-[.$G$2]*[.$E$2]" office:value-type="float" office:value="-0.780000000000007" calcext:value-type="float">
            <text:p>-0,780000000000007</text:p>
          </table:table-cell>
          <table:table-cell table:formula="of:=[.O115]+[.N116]*[.$E$2]" office:value-type="float" office:value="505.0171" calcext:value-type="float">
            <text:p>505,0171</text:p>
          </table:table-cell>
          <table:table-cell table:number-columns-repeated="4"/>
        </table:table-row>
        <table:table-row table:style-name="ro1">
          <table:table-cell table:formula="of:=[.A116]+[.$E$2]" office:value-type="float" office:value="1.11" calcext:value-type="float">
            <text:p>1,11</text:p>
          </table:table-cell>
          <table:table-cell table:formula="of:=-[.$G$2]*[.A117]^2/2+[.$H$2]*[.A117]+[.$I$2]" office:value-type="float" office:value="505.06271" calcext:value-type="float">
            <text:p>505,06271</text:p>
          </table:table-cell>
          <table:table-cell table:formula="of:=[.$H$2]-[.$G$2]*[.A117]" office:value-type="float" office:value="-0.878000000000009" calcext:value-type="float">
            <text:p>-0,878000000000009</text:p>
          </table:table-cell>
          <table:table-cell table:number-columns-repeated="9"/>
          <table:table-cell table:formula="of:=[.M116]+[.$E$2]" office:value-type="float" office:value="1.11" calcext:value-type="float">
            <text:p>1,11</text:p>
          </table:table-cell>
          <table:table-cell table:formula="of:=[.N116]-[.$G$2]*[.$E$2]" office:value-type="float" office:value="-0.878000000000007" calcext:value-type="float">
            <text:p>-0,878000000000007</text:p>
          </table:table-cell>
          <table:table-cell table:formula="of:=[.O116]+[.N117]*[.$E$2]" office:value-type="float" office:value="505.00832" calcext:value-type="float">
            <text:p>505,00832</text:p>
          </table:table-cell>
          <table:table-cell table:number-columns-repeated="4"/>
        </table:table-row>
        <table:table-row table:style-name="ro1">
          <table:table-cell table:formula="of:=[.A117]+[.$E$2]" office:value-type="float" office:value="1.12" calcext:value-type="float">
            <text:p>1,12</text:p>
          </table:table-cell>
          <table:table-cell table:formula="of:=-[.$G$2]*[.A118]^2/2+[.$H$2]*[.A118]+[.$I$2]" office:value-type="float" office:value="505.05344" calcext:value-type="float">
            <text:p>505,05344</text:p>
          </table:table-cell>
          <table:table-cell table:formula="of:=[.$H$2]-[.$G$2]*[.A118]" office:value-type="float" office:value="-0.976000000000008" calcext:value-type="float">
            <text:p>-0,976000000000008</text:p>
          </table:table-cell>
          <table:table-cell table:number-columns-repeated="9"/>
          <table:table-cell table:formula="of:=[.M117]+[.$E$2]" office:value-type="float" office:value="1.12" calcext:value-type="float">
            <text:p>1,12</text:p>
          </table:table-cell>
          <table:table-cell table:formula="of:=[.N117]-[.$G$2]*[.$E$2]" office:value-type="float" office:value="-0.976000000000007" calcext:value-type="float">
            <text:p>-0,976000000000007</text:p>
          </table:table-cell>
          <table:table-cell table:formula="of:=[.O117]+[.N118]*[.$E$2]" office:value-type="float" office:value="504.99856" calcext:value-type="float">
            <text:p>504,99856</text:p>
          </table:table-cell>
          <table:table-cell table:number-columns-repeated="4"/>
        </table:table-row>
        <table:table-row table:style-name="ro1">
          <table:table-cell table:formula="of:=[.A118]+[.$E$2]" office:value-type="float" office:value="1.13" calcext:value-type="float">
            <text:p>1,13</text:p>
          </table:table-cell>
          <table:table-cell table:formula="of:=-[.$G$2]*[.A119]^2/2+[.$H$2]*[.A119]+[.$I$2]" office:value-type="float" office:value="505.04319" calcext:value-type="float">
            <text:p>505,04319</text:p>
          </table:table-cell>
          <table:table-cell table:formula="of:=[.$H$2]-[.$G$2]*[.A119]" office:value-type="float" office:value="-1.07400000000001" calcext:value-type="float">
            <text:p>-1,07400000000001</text:p>
          </table:table-cell>
          <table:table-cell table:number-columns-repeated="9"/>
          <table:table-cell table:formula="of:=[.M118]+[.$E$2]" office:value-type="float" office:value="1.13" calcext:value-type="float">
            <text:p>1,13</text:p>
          </table:table-cell>
          <table:table-cell table:formula="of:=[.N118]-[.$G$2]*[.$E$2]" office:value-type="float" office:value="-1.07400000000001" calcext:value-type="float">
            <text:p>-1,07400000000001</text:p>
          </table:table-cell>
          <table:table-cell table:formula="of:=[.O118]+[.N119]*[.$E$2]" office:value-type="float" office:value="504.98782" calcext:value-type="float">
            <text:p>504,98782</text:p>
          </table:table-cell>
          <table:table-cell table:number-columns-repeated="4"/>
        </table:table-row>
        <table:table-row table:style-name="ro1">
          <table:table-cell table:formula="of:=[.A119]+[.$E$2]" office:value-type="float" office:value="1.14" calcext:value-type="float">
            <text:p>1,14</text:p>
          </table:table-cell>
          <table:table-cell table:formula="of:=-[.$G$2]*[.A120]^2/2+[.$H$2]*[.A120]+[.$I$2]" office:value-type="float" office:value="505.03196" calcext:value-type="float">
            <text:p>505,03196</text:p>
          </table:table-cell>
          <table:table-cell table:formula="of:=[.$H$2]-[.$G$2]*[.A120]" office:value-type="float" office:value="-1.17200000000001" calcext:value-type="float">
            <text:p>-1,17200000000001</text:p>
          </table:table-cell>
          <table:table-cell table:number-columns-repeated="9"/>
          <table:table-cell table:formula="of:=[.M119]+[.$E$2]" office:value-type="float" office:value="1.14" calcext:value-type="float">
            <text:p>1,14</text:p>
          </table:table-cell>
          <table:table-cell table:formula="of:=[.N119]-[.$G$2]*[.$E$2]" office:value-type="float" office:value="-1.17200000000001" calcext:value-type="float">
            <text:p>-1,17200000000001</text:p>
          </table:table-cell>
          <table:table-cell table:formula="of:=[.O119]+[.N120]*[.$E$2]" office:value-type="float" office:value="504.9761" calcext:value-type="float">
            <text:p>504,9761</text:p>
          </table:table-cell>
          <table:table-cell table:number-columns-repeated="4"/>
        </table:table-row>
        <table:table-row table:style-name="ro1">
          <table:table-cell table:formula="of:=[.A120]+[.$E$2]" office:value-type="float" office:value="1.15" calcext:value-type="float">
            <text:p>1,15</text:p>
          </table:table-cell>
          <table:table-cell table:formula="of:=-[.$G$2]*[.A121]^2/2+[.$H$2]*[.A121]+[.$I$2]" office:value-type="float" office:value="505.01975" calcext:value-type="float">
            <text:p>505,01975</text:p>
          </table:table-cell>
          <table:table-cell table:formula="of:=[.$H$2]-[.$G$2]*[.A121]" office:value-type="float" office:value="-1.27000000000001" calcext:value-type="float">
            <text:p>-1,27000000000001</text:p>
          </table:table-cell>
          <table:table-cell table:number-columns-repeated="9"/>
          <table:table-cell table:formula="of:=[.M120]+[.$E$2]" office:value-type="float" office:value="1.15" calcext:value-type="float">
            <text:p>1,15</text:p>
          </table:table-cell>
          <table:table-cell table:formula="of:=[.N120]-[.$G$2]*[.$E$2]" office:value-type="float" office:value="-1.27000000000001" calcext:value-type="float">
            <text:p>-1,27000000000001</text:p>
          </table:table-cell>
          <table:table-cell table:formula="of:=[.O120]+[.N121]*[.$E$2]" office:value-type="float" office:value="504.9634" calcext:value-type="float">
            <text:p>504,9634</text:p>
          </table:table-cell>
          <table:table-cell table:number-columns-repeated="4"/>
        </table:table-row>
        <table:table-row table:style-name="ro1">
          <table:table-cell table:formula="of:=[.A121]+[.$E$2]" office:value-type="float" office:value="1.16" calcext:value-type="float">
            <text:p>1,16</text:p>
          </table:table-cell>
          <table:table-cell table:formula="of:=-[.$G$2]*[.A122]^2/2+[.$H$2]*[.A122]+[.$I$2]" office:value-type="float" office:value="505.00656" calcext:value-type="float">
            <text:p>505,00656</text:p>
          </table:table-cell>
          <table:table-cell table:formula="of:=[.$H$2]-[.$G$2]*[.A122]" office:value-type="float" office:value="-1.36800000000001" calcext:value-type="float">
            <text:p>-1,36800000000001</text:p>
          </table:table-cell>
          <table:table-cell table:number-columns-repeated="9"/>
          <table:table-cell table:formula="of:=[.M121]+[.$E$2]" office:value-type="float" office:value="1.16" calcext:value-type="float">
            <text:p>1,16</text:p>
          </table:table-cell>
          <table:table-cell table:formula="of:=[.N121]-[.$G$2]*[.$E$2]" office:value-type="float" office:value="-1.36800000000001" calcext:value-type="float">
            <text:p>-1,36800000000001</text:p>
          </table:table-cell>
          <table:table-cell table:formula="of:=[.O121]+[.N122]*[.$E$2]" office:value-type="float" office:value="504.94972" calcext:value-type="float">
            <text:p>504,94972</text:p>
          </table:table-cell>
          <table:table-cell table:number-columns-repeated="4"/>
        </table:table-row>
        <table:table-row table:style-name="ro1">
          <table:table-cell table:formula="of:=[.A122]+[.$E$2]" office:value-type="float" office:value="1.17" calcext:value-type="float">
            <text:p>1,17</text:p>
          </table:table-cell>
          <table:table-cell table:formula="of:=-[.$G$2]*[.A123]^2/2+[.$H$2]*[.A123]+[.$I$2]" office:value-type="float" office:value="504.99239" calcext:value-type="float">
            <text:p>504,99239</text:p>
          </table:table-cell>
          <table:table-cell table:formula="of:=[.$H$2]-[.$G$2]*[.A123]" office:value-type="float" office:value="-1.46600000000001" calcext:value-type="float">
            <text:p>-1,46600000000001</text:p>
          </table:table-cell>
          <table:table-cell table:number-columns-repeated="9"/>
          <table:table-cell table:formula="of:=[.M122]+[.$E$2]" office:value-type="float" office:value="1.17" calcext:value-type="float">
            <text:p>1,17</text:p>
          </table:table-cell>
          <table:table-cell table:formula="of:=[.N122]-[.$G$2]*[.$E$2]" office:value-type="float" office:value="-1.46600000000001" calcext:value-type="float">
            <text:p>-1,46600000000001</text:p>
          </table:table-cell>
          <table:table-cell table:formula="of:=[.O122]+[.N123]*[.$E$2]" office:value-type="float" office:value="504.93506" calcext:value-type="float">
            <text:p>504,93506</text:p>
          </table:table-cell>
          <table:table-cell table:number-columns-repeated="4"/>
        </table:table-row>
        <table:table-row table:style-name="ro1">
          <table:table-cell table:formula="of:=[.A123]+[.$E$2]" office:value-type="float" office:value="1.18" calcext:value-type="float">
            <text:p>1,18</text:p>
          </table:table-cell>
          <table:table-cell table:formula="of:=-[.$G$2]*[.A124]^2/2+[.$H$2]*[.A124]+[.$I$2]" office:value-type="float" office:value="504.97724" calcext:value-type="float">
            <text:p>504,97724</text:p>
          </table:table-cell>
          <table:table-cell table:formula="of:=[.$H$2]-[.$G$2]*[.A124]" office:value-type="float" office:value="-1.56400000000001" calcext:value-type="float">
            <text:p>-1,56400000000001</text:p>
          </table:table-cell>
          <table:table-cell table:number-columns-repeated="9"/>
          <table:table-cell table:formula="of:=[.M123]+[.$E$2]" office:value-type="float" office:value="1.18" calcext:value-type="float">
            <text:p>1,18</text:p>
          </table:table-cell>
          <table:table-cell table:formula="of:=[.N123]-[.$G$2]*[.$E$2]" office:value-type="float" office:value="-1.56400000000001" calcext:value-type="float">
            <text:p>-1,56400000000001</text:p>
          </table:table-cell>
          <table:table-cell table:formula="of:=[.O123]+[.N124]*[.$E$2]" office:value-type="float" office:value="504.91942" calcext:value-type="float">
            <text:p>504,91942</text:p>
          </table:table-cell>
          <table:table-cell table:number-columns-repeated="4"/>
        </table:table-row>
        <table:table-row table:style-name="ro1">
          <table:table-cell table:formula="of:=[.A124]+[.$E$2]" office:value-type="float" office:value="1.19" calcext:value-type="float">
            <text:p>1,19</text:p>
          </table:table-cell>
          <table:table-cell table:formula="of:=-[.$G$2]*[.A125]^2/2+[.$H$2]*[.A125]+[.$I$2]" office:value-type="float" office:value="504.96111" calcext:value-type="float">
            <text:p>504,96111</text:p>
          </table:table-cell>
          <table:table-cell table:formula="of:=[.$H$2]-[.$G$2]*[.A125]" office:value-type="float" office:value="-1.66200000000001" calcext:value-type="float">
            <text:p>-1,66200000000001</text:p>
          </table:table-cell>
          <table:table-cell table:number-columns-repeated="9"/>
          <table:table-cell table:formula="of:=[.M124]+[.$E$2]" office:value-type="float" office:value="1.19" calcext:value-type="float">
            <text:p>1,19</text:p>
          </table:table-cell>
          <table:table-cell table:formula="of:=[.N124]-[.$G$2]*[.$E$2]" office:value-type="float" office:value="-1.66200000000001" calcext:value-type="float">
            <text:p>-1,66200000000001</text:p>
          </table:table-cell>
          <table:table-cell table:formula="of:=[.O124]+[.N125]*[.$E$2]" office:value-type="float" office:value="504.9028" calcext:value-type="float">
            <text:p>504,9028</text:p>
          </table:table-cell>
          <table:table-cell table:number-columns-repeated="4"/>
        </table:table-row>
        <table:table-row table:style-name="ro1">
          <table:table-cell table:formula="of:=[.A125]+[.$E$2]" office:value-type="float" office:value="1.2" calcext:value-type="float">
            <text:p>1,2</text:p>
          </table:table-cell>
          <table:table-cell table:formula="of:=-[.$G$2]*[.A126]^2/2+[.$H$2]*[.A126]+[.$I$2]" office:value-type="float" office:value="504.944" calcext:value-type="float">
            <text:p>504,944</text:p>
          </table:table-cell>
          <table:table-cell table:formula="of:=[.$H$2]-[.$G$2]*[.A126]" office:value-type="float" office:value="-1.76000000000001" calcext:value-type="float">
            <text:p>-1,76000000000001</text:p>
          </table:table-cell>
          <table:table-cell table:number-columns-repeated="9"/>
          <table:table-cell table:formula="of:=[.M125]+[.$E$2]" office:value-type="float" office:value="1.2" calcext:value-type="float">
            <text:p>1,2</text:p>
          </table:table-cell>
          <table:table-cell table:formula="of:=[.N125]-[.$G$2]*[.$E$2]" office:value-type="float" office:value="-1.76000000000001" calcext:value-type="float">
            <text:p>-1,76000000000001</text:p>
          </table:table-cell>
          <table:table-cell table:formula="of:=[.O125]+[.N126]*[.$E$2]" office:value-type="float" office:value="504.8852" calcext:value-type="float">
            <text:p>504,8852</text:p>
          </table:table-cell>
          <table:table-cell table:number-columns-repeated="4"/>
        </table:table-row>
        <table:table-row table:style-name="ro1">
          <table:table-cell table:formula="of:=[.A126]+[.$E$2]" office:value-type="float" office:value="1.21" calcext:value-type="float">
            <text:p>1,21</text:p>
          </table:table-cell>
          <table:table-cell table:formula="of:=-[.$G$2]*[.A127]^2/2+[.$H$2]*[.A127]+[.$I$2]" office:value-type="float" office:value="504.92591" calcext:value-type="float">
            <text:p>504,92591</text:p>
          </table:table-cell>
          <table:table-cell table:formula="of:=[.$H$2]-[.$G$2]*[.A127]" office:value-type="float" office:value="-1.85800000000001" calcext:value-type="float">
            <text:p>-1,85800000000001</text:p>
          </table:table-cell>
          <table:table-cell table:number-columns-repeated="9"/>
          <table:table-cell table:formula="of:=[.M126]+[.$E$2]" office:value-type="float" office:value="1.21" calcext:value-type="float">
            <text:p>1,21</text:p>
          </table:table-cell>
          <table:table-cell table:formula="of:=[.N126]-[.$G$2]*[.$E$2]" office:value-type="float" office:value="-1.85800000000001" calcext:value-type="float">
            <text:p>-1,85800000000001</text:p>
          </table:table-cell>
          <table:table-cell table:formula="of:=[.O126]+[.N127]*[.$E$2]" office:value-type="float" office:value="504.86662" calcext:value-type="float">
            <text:p>504,86662</text:p>
          </table:table-cell>
          <table:table-cell table:number-columns-repeated="4"/>
        </table:table-row>
        <table:table-row table:style-name="ro1">
          <table:table-cell table:formula="of:=[.A127]+[.$E$2]" office:value-type="float" office:value="1.22" calcext:value-type="float">
            <text:p>1,22</text:p>
          </table:table-cell>
          <table:table-cell table:formula="of:=-[.$G$2]*[.A128]^2/2+[.$H$2]*[.A128]+[.$I$2]" office:value-type="float" office:value="504.90684" calcext:value-type="float">
            <text:p>504,90684</text:p>
          </table:table-cell>
          <table:table-cell table:formula="of:=[.$H$2]-[.$G$2]*[.A128]" office:value-type="float" office:value="-1.95600000000001" calcext:value-type="float">
            <text:p>-1,95600000000001</text:p>
          </table:table-cell>
          <table:table-cell table:number-columns-repeated="9"/>
          <table:table-cell table:formula="of:=[.M127]+[.$E$2]" office:value-type="float" office:value="1.22" calcext:value-type="float">
            <text:p>1,22</text:p>
          </table:table-cell>
          <table:table-cell table:formula="of:=[.N127]-[.$G$2]*[.$E$2]" office:value-type="float" office:value="-1.95600000000001" calcext:value-type="float">
            <text:p>-1,95600000000001</text:p>
          </table:table-cell>
          <table:table-cell table:formula="of:=[.O127]+[.N128]*[.$E$2]" office:value-type="float" office:value="504.84706" calcext:value-type="float">
            <text:p>504,84706</text:p>
          </table:table-cell>
          <table:table-cell table:number-columns-repeated="4"/>
        </table:table-row>
        <table:table-row table:style-name="ro1">
          <table:table-cell table:formula="of:=[.A128]+[.$E$2]" office:value-type="float" office:value="1.23" calcext:value-type="float">
            <text:p>1,23</text:p>
          </table:table-cell>
          <table:table-cell table:formula="of:=-[.$G$2]*[.A129]^2/2+[.$H$2]*[.A129]+[.$I$2]" office:value-type="float" office:value="504.88679" calcext:value-type="float">
            <text:p>504,88679</text:p>
          </table:table-cell>
          <table:table-cell table:formula="of:=[.$H$2]-[.$G$2]*[.A129]" office:value-type="float" office:value="-2.05400000000001" calcext:value-type="float">
            <text:p>-2,05400000000001</text:p>
          </table:table-cell>
          <table:table-cell table:number-columns-repeated="9"/>
          <table:table-cell table:formula="of:=[.M128]+[.$E$2]" office:value-type="float" office:value="1.23" calcext:value-type="float">
            <text:p>1,23</text:p>
          </table:table-cell>
          <table:table-cell table:formula="of:=[.N128]-[.$G$2]*[.$E$2]" office:value-type="float" office:value="-2.05400000000001" calcext:value-type="float">
            <text:p>-2,05400000000001</text:p>
          </table:table-cell>
          <table:table-cell table:formula="of:=[.O128]+[.N129]*[.$E$2]" office:value-type="float" office:value="504.82652" calcext:value-type="float">
            <text:p>504,82652</text:p>
          </table:table-cell>
          <table:table-cell table:number-columns-repeated="4"/>
        </table:table-row>
        <table:table-row table:style-name="ro1">
          <table:table-cell table:formula="of:=[.A129]+[.$E$2]" office:value-type="float" office:value="1.24" calcext:value-type="float">
            <text:p>1,24</text:p>
          </table:table-cell>
          <table:table-cell table:formula="of:=-[.$G$2]*[.A130]^2/2+[.$H$2]*[.A130]+[.$I$2]" office:value-type="float" office:value="504.86576" calcext:value-type="float">
            <text:p>504,86576</text:p>
          </table:table-cell>
          <table:table-cell table:formula="of:=[.$H$2]-[.$G$2]*[.A130]" office:value-type="float" office:value="-2.15200000000001" calcext:value-type="float">
            <text:p>-2,15200000000001</text:p>
          </table:table-cell>
          <table:table-cell table:number-columns-repeated="9"/>
          <table:table-cell table:formula="of:=[.M129]+[.$E$2]" office:value-type="float" office:value="1.24" calcext:value-type="float">
            <text:p>1,24</text:p>
          </table:table-cell>
          <table:table-cell table:formula="of:=[.N129]-[.$G$2]*[.$E$2]" office:value-type="float" office:value="-2.15200000000001" calcext:value-type="float">
            <text:p>-2,15200000000001</text:p>
          </table:table-cell>
          <table:table-cell table:formula="of:=[.O129]+[.N130]*[.$E$2]" office:value-type="float" office:value="504.805" calcext:value-type="float">
            <text:p>504,805</text:p>
          </table:table-cell>
          <table:table-cell table:number-columns-repeated="4"/>
        </table:table-row>
        <table:table-row table:style-name="ro1">
          <table:table-cell table:formula="of:=[.A130]+[.$E$2]" office:value-type="float" office:value="1.25" calcext:value-type="float">
            <text:p>1,25</text:p>
          </table:table-cell>
          <table:table-cell table:formula="of:=-[.$G$2]*[.A131]^2/2+[.$H$2]*[.A131]+[.$I$2]" office:value-type="float" office:value="504.84375" calcext:value-type="float">
            <text:p>504,84375</text:p>
          </table:table-cell>
          <table:table-cell table:formula="of:=[.$H$2]-[.$G$2]*[.A131]" office:value-type="float" office:value="-2.25000000000001" calcext:value-type="float">
            <text:p>-2,25000000000001</text:p>
          </table:table-cell>
          <table:table-cell table:number-columns-repeated="9"/>
          <table:table-cell table:formula="of:=[.M130]+[.$E$2]" office:value-type="float" office:value="1.25" calcext:value-type="float">
            <text:p>1,25</text:p>
          </table:table-cell>
          <table:table-cell table:formula="of:=[.N130]-[.$G$2]*[.$E$2]" office:value-type="float" office:value="-2.25000000000001" calcext:value-type="float">
            <text:p>-2,25000000000001</text:p>
          </table:table-cell>
          <table:table-cell table:formula="of:=[.O130]+[.N131]*[.$E$2]" office:value-type="float" office:value="504.7825" calcext:value-type="float">
            <text:p>504,7825</text:p>
          </table:table-cell>
          <table:table-cell table:number-columns-repeated="4"/>
        </table:table-row>
        <table:table-row table:style-name="ro1">
          <table:table-cell table:formula="of:=[.A131]+[.$E$2]" office:value-type="float" office:value="1.26" calcext:value-type="float">
            <text:p>1,26</text:p>
          </table:table-cell>
          <table:table-cell table:formula="of:=-[.$G$2]*[.A132]^2/2+[.$H$2]*[.A132]+[.$I$2]" office:value-type="float" office:value="504.82076" calcext:value-type="float">
            <text:p>504,82076</text:p>
          </table:table-cell>
          <table:table-cell table:formula="of:=[.$H$2]-[.$G$2]*[.A132]" office:value-type="float" office:value="-2.34800000000001" calcext:value-type="float">
            <text:p>-2,34800000000001</text:p>
          </table:table-cell>
          <table:table-cell table:number-columns-repeated="9"/>
          <table:table-cell table:formula="of:=[.M131]+[.$E$2]" office:value-type="float" office:value="1.26" calcext:value-type="float">
            <text:p>1,26</text:p>
          </table:table-cell>
          <table:table-cell table:formula="of:=[.N131]-[.$G$2]*[.$E$2]" office:value-type="float" office:value="-2.34800000000001" calcext:value-type="float">
            <text:p>-2,34800000000001</text:p>
          </table:table-cell>
          <table:table-cell table:formula="of:=[.O131]+[.N132]*[.$E$2]" office:value-type="float" office:value="504.75902" calcext:value-type="float">
            <text:p>504,75902</text:p>
          </table:table-cell>
          <table:table-cell table:number-columns-repeated="4"/>
        </table:table-row>
        <table:table-row table:style-name="ro1">
          <table:table-cell table:formula="of:=[.A132]+[.$E$2]" office:value-type="float" office:value="1.27" calcext:value-type="float">
            <text:p>1,27</text:p>
          </table:table-cell>
          <table:table-cell table:formula="of:=-[.$G$2]*[.A133]^2/2+[.$H$2]*[.A133]+[.$I$2]" office:value-type="float" office:value="504.79679" calcext:value-type="float">
            <text:p>504,79679</text:p>
          </table:table-cell>
          <table:table-cell table:formula="of:=[.$H$2]-[.$G$2]*[.A133]" office:value-type="float" office:value="-2.44600000000001" calcext:value-type="float">
            <text:p>-2,44600000000001</text:p>
          </table:table-cell>
          <table:table-cell table:number-columns-repeated="9"/>
          <table:table-cell table:formula="of:=[.M132]+[.$E$2]" office:value-type="float" office:value="1.27" calcext:value-type="float">
            <text:p>1,27</text:p>
          </table:table-cell>
          <table:table-cell table:formula="of:=[.N132]-[.$G$2]*[.$E$2]" office:value-type="float" office:value="-2.44600000000001" calcext:value-type="float">
            <text:p>-2,44600000000001</text:p>
          </table:table-cell>
          <table:table-cell table:formula="of:=[.O132]+[.N133]*[.$E$2]" office:value-type="float" office:value="504.73456" calcext:value-type="float">
            <text:p>504,73456</text:p>
          </table:table-cell>
          <table:table-cell table:number-columns-repeated="4"/>
        </table:table-row>
        <table:table-row table:style-name="ro1">
          <table:table-cell table:formula="of:=[.A133]+[.$E$2]" office:value-type="float" office:value="1.28" calcext:value-type="float">
            <text:p>1,28</text:p>
          </table:table-cell>
          <table:table-cell table:formula="of:=-[.$G$2]*[.A134]^2/2+[.$H$2]*[.A134]+[.$I$2]" office:value-type="float" office:value="504.77184" calcext:value-type="float">
            <text:p>504,77184</text:p>
          </table:table-cell>
          <table:table-cell table:formula="of:=[.$H$2]-[.$G$2]*[.A134]" office:value-type="float" office:value="-2.54400000000001" calcext:value-type="float">
            <text:p>-2,54400000000001</text:p>
          </table:table-cell>
          <table:table-cell table:number-columns-repeated="9"/>
          <table:table-cell table:formula="of:=[.M133]+[.$E$2]" office:value-type="float" office:value="1.28" calcext:value-type="float">
            <text:p>1,28</text:p>
          </table:table-cell>
          <table:table-cell table:formula="of:=[.N133]-[.$G$2]*[.$E$2]" office:value-type="float" office:value="-2.54400000000001" calcext:value-type="float">
            <text:p>-2,54400000000001</text:p>
          </table:table-cell>
          <table:table-cell table:formula="of:=[.O133]+[.N134]*[.$E$2]" office:value-type="float" office:value="504.70912" calcext:value-type="float">
            <text:p>504,70912</text:p>
          </table:table-cell>
          <table:table-cell table:number-columns-repeated="4"/>
        </table:table-row>
        <table:table-row table:style-name="ro1">
          <table:table-cell table:formula="of:=[.A134]+[.$E$2]" office:value-type="float" office:value="1.29" calcext:value-type="float">
            <text:p>1,29</text:p>
          </table:table-cell>
          <table:table-cell table:formula="of:=-[.$G$2]*[.A135]^2/2+[.$H$2]*[.A135]+[.$I$2]" office:value-type="float" office:value="504.74591" calcext:value-type="float">
            <text:p>504,74591</text:p>
          </table:table-cell>
          <table:table-cell table:formula="of:=[.$H$2]-[.$G$2]*[.A135]" office:value-type="float" office:value="-2.64200000000001" calcext:value-type="float">
            <text:p>-2,64200000000001</text:p>
          </table:table-cell>
          <table:table-cell table:number-columns-repeated="9"/>
          <table:table-cell table:formula="of:=[.M134]+[.$E$2]" office:value-type="float" office:value="1.29" calcext:value-type="float">
            <text:p>1,29</text:p>
          </table:table-cell>
          <table:table-cell table:formula="of:=[.N134]-[.$G$2]*[.$E$2]" office:value-type="float" office:value="-2.64200000000001" calcext:value-type="float">
            <text:p>-2,64200000000001</text:p>
          </table:table-cell>
          <table:table-cell table:formula="of:=[.O134]+[.N135]*[.$E$2]" office:value-type="float" office:value="504.6827" calcext:value-type="float">
            <text:p>504,6827</text:p>
          </table:table-cell>
          <table:table-cell table:number-columns-repeated="4"/>
        </table:table-row>
        <table:table-row table:style-name="ro1">
          <table:table-cell table:formula="of:=[.A135]+[.$E$2]" office:value-type="float" office:value="1.3" calcext:value-type="float">
            <text:p>1,3</text:p>
          </table:table-cell>
          <table:table-cell table:formula="of:=-[.$G$2]*[.A136]^2/2+[.$H$2]*[.A136]+[.$I$2]" office:value-type="float" office:value="504.719" calcext:value-type="float">
            <text:p>504,719</text:p>
          </table:table-cell>
          <table:table-cell table:formula="of:=[.$H$2]-[.$G$2]*[.A136]" office:value-type="float" office:value="-2.74000000000001" calcext:value-type="float">
            <text:p>-2,74000000000001</text:p>
          </table:table-cell>
          <table:table-cell table:number-columns-repeated="9"/>
          <table:table-cell table:formula="of:=[.M135]+[.$E$2]" office:value-type="float" office:value="1.3" calcext:value-type="float">
            <text:p>1,3</text:p>
          </table:table-cell>
          <table:table-cell table:formula="of:=[.N135]-[.$G$2]*[.$E$2]" office:value-type="float" office:value="-2.74000000000001" calcext:value-type="float">
            <text:p>-2,74000000000001</text:p>
          </table:table-cell>
          <table:table-cell table:formula="of:=[.O135]+[.N136]*[.$E$2]" office:value-type="float" office:value="504.6553" calcext:value-type="float">
            <text:p>504,6553</text:p>
          </table:table-cell>
          <table:table-cell table:number-columns-repeated="4"/>
        </table:table-row>
        <table:table-row table:style-name="ro1">
          <table:table-cell table:formula="of:=[.A136]+[.$E$2]" office:value-type="float" office:value="1.31" calcext:value-type="float">
            <text:p>1,31</text:p>
          </table:table-cell>
          <table:table-cell table:formula="of:=-[.$G$2]*[.A137]^2/2+[.$H$2]*[.A137]+[.$I$2]" office:value-type="float" office:value="504.69111" calcext:value-type="float">
            <text:p>504,69111</text:p>
          </table:table-cell>
          <table:table-cell table:formula="of:=[.$H$2]-[.$G$2]*[.A137]" office:value-type="float" office:value="-2.83800000000001" calcext:value-type="float">
            <text:p>-2,83800000000001</text:p>
          </table:table-cell>
          <table:table-cell table:number-columns-repeated="9"/>
          <table:table-cell table:formula="of:=[.M136]+[.$E$2]" office:value-type="float" office:value="1.31" calcext:value-type="float">
            <text:p>1,31</text:p>
          </table:table-cell>
          <table:table-cell table:formula="of:=[.N136]-[.$G$2]*[.$E$2]" office:value-type="float" office:value="-2.83800000000001" calcext:value-type="float">
            <text:p>-2,83800000000001</text:p>
          </table:table-cell>
          <table:table-cell table:formula="of:=[.O136]+[.N137]*[.$E$2]" office:value-type="float" office:value="504.62692" calcext:value-type="float">
            <text:p>504,62692</text:p>
          </table:table-cell>
          <table:table-cell table:number-columns-repeated="4"/>
        </table:table-row>
        <table:table-row table:style-name="ro1">
          <table:table-cell table:formula="of:=[.A137]+[.$E$2]" office:value-type="float" office:value="1.32" calcext:value-type="float">
            <text:p>1,32</text:p>
          </table:table-cell>
          <table:table-cell table:formula="of:=-[.$G$2]*[.A138]^2/2+[.$H$2]*[.A138]+[.$I$2]" office:value-type="float" office:value="504.66224" calcext:value-type="float">
            <text:p>504,66224</text:p>
          </table:table-cell>
          <table:table-cell table:formula="of:=[.$H$2]-[.$G$2]*[.A138]" office:value-type="float" office:value="-2.93600000000001" calcext:value-type="float">
            <text:p>-2,93600000000001</text:p>
          </table:table-cell>
          <table:table-cell table:number-columns-repeated="9"/>
          <table:table-cell table:formula="of:=[.M137]+[.$E$2]" office:value-type="float" office:value="1.32" calcext:value-type="float">
            <text:p>1,32</text:p>
          </table:table-cell>
          <table:table-cell table:formula="of:=[.N137]-[.$G$2]*[.$E$2]" office:value-type="float" office:value="-2.93600000000001" calcext:value-type="float">
            <text:p>-2,93600000000001</text:p>
          </table:table-cell>
          <table:table-cell table:formula="of:=[.O137]+[.N138]*[.$E$2]" office:value-type="float" office:value="504.59756" calcext:value-type="float">
            <text:p>504,59756</text:p>
          </table:table-cell>
          <table:table-cell table:number-columns-repeated="4"/>
        </table:table-row>
        <table:table-row table:style-name="ro1">
          <table:table-cell table:formula="of:=[.A138]+[.$E$2]" office:value-type="float" office:value="1.33" calcext:value-type="float">
            <text:p>1,33</text:p>
          </table:table-cell>
          <table:table-cell table:formula="of:=-[.$G$2]*[.A139]^2/2+[.$H$2]*[.A139]+[.$I$2]" office:value-type="float" office:value="504.63239" calcext:value-type="float">
            <text:p>504,63239</text:p>
          </table:table-cell>
          <table:table-cell table:formula="of:=[.$H$2]-[.$G$2]*[.A139]" office:value-type="float" office:value="-3.03400000000001" calcext:value-type="float">
            <text:p>-3,03400000000001</text:p>
          </table:table-cell>
          <table:table-cell table:number-columns-repeated="9"/>
          <table:table-cell table:formula="of:=[.M138]+[.$E$2]" office:value-type="float" office:value="1.33" calcext:value-type="float">
            <text:p>1,33</text:p>
          </table:table-cell>
          <table:table-cell table:formula="of:=[.N138]-[.$G$2]*[.$E$2]" office:value-type="float" office:value="-3.03400000000001" calcext:value-type="float">
            <text:p>-3,03400000000001</text:p>
          </table:table-cell>
          <table:table-cell table:formula="of:=[.O138]+[.N139]*[.$E$2]" office:value-type="float" office:value="504.56722" calcext:value-type="float">
            <text:p>504,56722</text:p>
          </table:table-cell>
          <table:table-cell table:number-columns-repeated="4"/>
        </table:table-row>
        <table:table-row table:style-name="ro1">
          <table:table-cell table:formula="of:=[.A139]+[.$E$2]" office:value-type="float" office:value="1.34" calcext:value-type="float">
            <text:p>1,34</text:p>
          </table:table-cell>
          <table:table-cell table:formula="of:=-[.$G$2]*[.A140]^2/2+[.$H$2]*[.A140]+[.$I$2]" office:value-type="float" office:value="504.60156" calcext:value-type="float">
            <text:p>504,60156</text:p>
          </table:table-cell>
          <table:table-cell table:formula="of:=[.$H$2]-[.$G$2]*[.A140]" office:value-type="float" office:value="-3.13200000000001" calcext:value-type="float">
            <text:p>-3,13200000000001</text:p>
          </table:table-cell>
          <table:table-cell table:number-columns-repeated="9"/>
          <table:table-cell table:formula="of:=[.M139]+[.$E$2]" office:value-type="float" office:value="1.34" calcext:value-type="float">
            <text:p>1,34</text:p>
          </table:table-cell>
          <table:table-cell table:formula="of:=[.N139]-[.$G$2]*[.$E$2]" office:value-type="float" office:value="-3.13200000000001" calcext:value-type="float">
            <text:p>-3,13200000000001</text:p>
          </table:table-cell>
          <table:table-cell table:formula="of:=[.O139]+[.N140]*[.$E$2]" office:value-type="float" office:value="504.5359" calcext:value-type="float">
            <text:p>504,5359</text:p>
          </table:table-cell>
          <table:table-cell table:number-columns-repeated="4"/>
        </table:table-row>
        <table:table-row table:style-name="ro1">
          <table:table-cell table:formula="of:=[.A140]+[.$E$2]" office:value-type="float" office:value="1.35" calcext:value-type="float">
            <text:p>1,35</text:p>
          </table:table-cell>
          <table:table-cell table:formula="of:=-[.$G$2]*[.A141]^2/2+[.$H$2]*[.A141]+[.$I$2]" office:value-type="float" office:value="504.56975" calcext:value-type="float">
            <text:p>504,56975</text:p>
          </table:table-cell>
          <table:table-cell table:formula="of:=[.$H$2]-[.$G$2]*[.A141]" office:value-type="float" office:value="-3.23000000000001" calcext:value-type="float">
            <text:p>-3,23000000000001</text:p>
          </table:table-cell>
          <table:table-cell table:number-columns-repeated="9"/>
          <table:table-cell table:formula="of:=[.M140]+[.$E$2]" office:value-type="float" office:value="1.35" calcext:value-type="float">
            <text:p>1,35</text:p>
          </table:table-cell>
          <table:table-cell table:formula="of:=[.N140]-[.$G$2]*[.$E$2]" office:value-type="float" office:value="-3.23000000000001" calcext:value-type="float">
            <text:p>-3,23000000000001</text:p>
          </table:table-cell>
          <table:table-cell table:formula="of:=[.O140]+[.N141]*[.$E$2]" office:value-type="float" office:value="504.5036" calcext:value-type="float">
            <text:p>504,5036</text:p>
          </table:table-cell>
          <table:table-cell table:number-columns-repeated="4"/>
        </table:table-row>
        <table:table-row table:style-name="ro1">
          <table:table-cell table:formula="of:=[.A141]+[.$E$2]" office:value-type="float" office:value="1.36" calcext:value-type="float">
            <text:p>1,36</text:p>
          </table:table-cell>
          <table:table-cell table:formula="of:=-[.$G$2]*[.A142]^2/2+[.$H$2]*[.A142]+[.$I$2]" office:value-type="float" office:value="504.53696" calcext:value-type="float">
            <text:p>504,53696</text:p>
          </table:table-cell>
          <table:table-cell table:formula="of:=[.$H$2]-[.$G$2]*[.A142]" office:value-type="float" office:value="-3.32800000000001" calcext:value-type="float">
            <text:p>-3,32800000000001</text:p>
          </table:table-cell>
          <table:table-cell table:number-columns-repeated="9"/>
          <table:table-cell table:formula="of:=[.M141]+[.$E$2]" office:value-type="float" office:value="1.36" calcext:value-type="float">
            <text:p>1,36</text:p>
          </table:table-cell>
          <table:table-cell table:formula="of:=[.N141]-[.$G$2]*[.$E$2]" office:value-type="float" office:value="-3.32800000000001" calcext:value-type="float">
            <text:p>-3,32800000000001</text:p>
          </table:table-cell>
          <table:table-cell table:formula="of:=[.O141]+[.N142]*[.$E$2]" office:value-type="float" office:value="504.47032" calcext:value-type="float">
            <text:p>504,47032</text:p>
          </table:table-cell>
          <table:table-cell table:number-columns-repeated="4"/>
        </table:table-row>
        <table:table-row table:style-name="ro1">
          <table:table-cell table:formula="of:=[.A142]+[.$E$2]" office:value-type="float" office:value="1.37" calcext:value-type="float">
            <text:p>1,37</text:p>
          </table:table-cell>
          <table:table-cell table:formula="of:=-[.$G$2]*[.A143]^2/2+[.$H$2]*[.A143]+[.$I$2]" office:value-type="float" office:value="504.50319" calcext:value-type="float">
            <text:p>504,50319</text:p>
          </table:table-cell>
          <table:table-cell table:formula="of:=[.$H$2]-[.$G$2]*[.A143]" office:value-type="float" office:value="-3.42600000000001" calcext:value-type="float">
            <text:p>-3,42600000000001</text:p>
          </table:table-cell>
          <table:table-cell table:number-columns-repeated="9"/>
          <table:table-cell table:formula="of:=[.M142]+[.$E$2]" office:value-type="float" office:value="1.37" calcext:value-type="float">
            <text:p>1,37</text:p>
          </table:table-cell>
          <table:table-cell table:formula="of:=[.N142]-[.$G$2]*[.$E$2]" office:value-type="float" office:value="-3.42600000000001" calcext:value-type="float">
            <text:p>-3,42600000000001</text:p>
          </table:table-cell>
          <table:table-cell table:formula="of:=[.O142]+[.N143]*[.$E$2]" office:value-type="float" office:value="504.43606" calcext:value-type="float">
            <text:p>504,43606</text:p>
          </table:table-cell>
          <table:table-cell table:number-columns-repeated="4"/>
        </table:table-row>
        <table:table-row table:style-name="ro1">
          <table:table-cell table:formula="of:=[.A143]+[.$E$2]" office:value-type="float" office:value="1.38" calcext:value-type="float">
            <text:p>1,38</text:p>
          </table:table-cell>
          <table:table-cell table:formula="of:=-[.$G$2]*[.A144]^2/2+[.$H$2]*[.A144]+[.$I$2]" office:value-type="float" office:value="504.46844" calcext:value-type="float">
            <text:p>504,46844</text:p>
          </table:table-cell>
          <table:table-cell table:formula="of:=[.$H$2]-[.$G$2]*[.A144]" office:value-type="float" office:value="-3.52400000000001" calcext:value-type="float">
            <text:p>-3,52400000000001</text:p>
          </table:table-cell>
          <table:table-cell table:number-columns-repeated="9"/>
          <table:table-cell table:formula="of:=[.M143]+[.$E$2]" office:value-type="float" office:value="1.38" calcext:value-type="float">
            <text:p>1,38</text:p>
          </table:table-cell>
          <table:table-cell table:formula="of:=[.N143]-[.$G$2]*[.$E$2]" office:value-type="float" office:value="-3.52400000000001" calcext:value-type="float">
            <text:p>-3,52400000000001</text:p>
          </table:table-cell>
          <table:table-cell table:formula="of:=[.O143]+[.N144]*[.$E$2]" office:value-type="float" office:value="504.40082" calcext:value-type="float">
            <text:p>504,40082</text:p>
          </table:table-cell>
          <table:table-cell table:number-columns-repeated="4"/>
        </table:table-row>
        <table:table-row table:style-name="ro1">
          <table:table-cell table:formula="of:=[.A144]+[.$E$2]" office:value-type="float" office:value="1.39" calcext:value-type="float">
            <text:p>1,39</text:p>
          </table:table-cell>
          <table:table-cell table:formula="of:=-[.$G$2]*[.A145]^2/2+[.$H$2]*[.A145]+[.$I$2]" office:value-type="float" office:value="504.43271" calcext:value-type="float">
            <text:p>504,43271</text:p>
          </table:table-cell>
          <table:table-cell table:formula="of:=[.$H$2]-[.$G$2]*[.A145]" office:value-type="float" office:value="-3.62200000000001" calcext:value-type="float">
            <text:p>-3,62200000000001</text:p>
          </table:table-cell>
          <table:table-cell table:number-columns-repeated="9"/>
          <table:table-cell table:formula="of:=[.M144]+[.$E$2]" office:value-type="float" office:value="1.39" calcext:value-type="float">
            <text:p>1,39</text:p>
          </table:table-cell>
          <table:table-cell table:formula="of:=[.N144]-[.$G$2]*[.$E$2]" office:value-type="float" office:value="-3.62200000000001" calcext:value-type="float">
            <text:p>-3,62200000000001</text:p>
          </table:table-cell>
          <table:table-cell table:formula="of:=[.O144]+[.N145]*[.$E$2]" office:value-type="float" office:value="504.3646" calcext:value-type="float">
            <text:p>504,3646</text:p>
          </table:table-cell>
          <table:table-cell table:number-columns-repeated="4"/>
        </table:table-row>
        <table:table-row table:style-name="ro1">
          <table:table-cell table:formula="of:=[.A145]+[.$E$2]" office:value-type="float" office:value="1.4" calcext:value-type="float">
            <text:p>1,4</text:p>
          </table:table-cell>
          <table:table-cell table:formula="of:=-[.$G$2]*[.A146]^2/2+[.$H$2]*[.A146]+[.$I$2]" office:value-type="float" office:value="504.396" calcext:value-type="float">
            <text:p>504,396</text:p>
          </table:table-cell>
          <table:table-cell table:formula="of:=[.$H$2]-[.$G$2]*[.A146]" office:value-type="float" office:value="-3.72000000000001" calcext:value-type="float">
            <text:p>-3,72000000000001</text:p>
          </table:table-cell>
          <table:table-cell table:number-columns-repeated="9"/>
          <table:table-cell table:formula="of:=[.M145]+[.$E$2]" office:value-type="float" office:value="1.4" calcext:value-type="float">
            <text:p>1,4</text:p>
          </table:table-cell>
          <table:table-cell table:formula="of:=[.N145]-[.$G$2]*[.$E$2]" office:value-type="float" office:value="-3.72000000000001" calcext:value-type="float">
            <text:p>-3,72000000000001</text:p>
          </table:table-cell>
          <table:table-cell table:formula="of:=[.O145]+[.N146]*[.$E$2]" office:value-type="float" office:value="504.3274" calcext:value-type="float">
            <text:p>504,3274</text:p>
          </table:table-cell>
          <table:table-cell table:number-columns-repeated="4"/>
        </table:table-row>
        <table:table-row table:style-name="ro1">
          <table:table-cell table:formula="of:=[.A146]+[.$E$2]" office:value-type="float" office:value="1.41" calcext:value-type="float">
            <text:p>1,41</text:p>
          </table:table-cell>
          <table:table-cell table:formula="of:=-[.$G$2]*[.A147]^2/2+[.$H$2]*[.A147]+[.$I$2]" office:value-type="float" office:value="504.35831" calcext:value-type="float">
            <text:p>504,35831</text:p>
          </table:table-cell>
          <table:table-cell table:formula="of:=[.$H$2]-[.$G$2]*[.A147]" office:value-type="float" office:value="-3.81800000000001" calcext:value-type="float">
            <text:p>-3,81800000000001</text:p>
          </table:table-cell>
          <table:table-cell table:number-columns-repeated="9"/>
          <table:table-cell table:formula="of:=[.M146]+[.$E$2]" office:value-type="float" office:value="1.41" calcext:value-type="float">
            <text:p>1,41</text:p>
          </table:table-cell>
          <table:table-cell table:formula="of:=[.N146]-[.$G$2]*[.$E$2]" office:value-type="float" office:value="-3.81800000000001" calcext:value-type="float">
            <text:p>-3,81800000000001</text:p>
          </table:table-cell>
          <table:table-cell table:formula="of:=[.O146]+[.N147]*[.$E$2]" office:value-type="float" office:value="504.28922" calcext:value-type="float">
            <text:p>504,28922</text:p>
          </table:table-cell>
          <table:table-cell table:number-columns-repeated="4"/>
        </table:table-row>
        <table:table-row table:style-name="ro1">
          <table:table-cell table:formula="of:=[.A147]+[.$E$2]" office:value-type="float" office:value="1.42" calcext:value-type="float">
            <text:p>1,42</text:p>
          </table:table-cell>
          <table:table-cell table:formula="of:=-[.$G$2]*[.A148]^2/2+[.$H$2]*[.A148]+[.$I$2]" office:value-type="float" office:value="504.31964" calcext:value-type="float">
            <text:p>504,31964</text:p>
          </table:table-cell>
          <table:table-cell table:formula="of:=[.$H$2]-[.$G$2]*[.A148]" office:value-type="float" office:value="-3.91600000000001" calcext:value-type="float">
            <text:p>-3,91600000000001</text:p>
          </table:table-cell>
          <table:table-cell table:number-columns-repeated="9"/>
          <table:table-cell table:formula="of:=[.M147]+[.$E$2]" office:value-type="float" office:value="1.42" calcext:value-type="float">
            <text:p>1,42</text:p>
          </table:table-cell>
          <table:table-cell table:formula="of:=[.N147]-[.$G$2]*[.$E$2]" office:value-type="float" office:value="-3.91600000000001" calcext:value-type="float">
            <text:p>-3,91600000000001</text:p>
          </table:table-cell>
          <table:table-cell table:formula="of:=[.O147]+[.N148]*[.$E$2]" office:value-type="float" office:value="504.25006" calcext:value-type="float">
            <text:p>504,25006</text:p>
          </table:table-cell>
          <table:table-cell table:number-columns-repeated="4"/>
        </table:table-row>
        <table:table-row table:style-name="ro1">
          <table:table-cell table:formula="of:=[.A148]+[.$E$2]" office:value-type="float" office:value="1.43" calcext:value-type="float">
            <text:p>1,43</text:p>
          </table:table-cell>
          <table:table-cell table:formula="of:=-[.$G$2]*[.A149]^2/2+[.$H$2]*[.A149]+[.$I$2]" office:value-type="float" office:value="504.27999" calcext:value-type="float">
            <text:p>504,27999</text:p>
          </table:table-cell>
          <table:table-cell table:formula="of:=[.$H$2]-[.$G$2]*[.A149]" office:value-type="float" office:value="-4.01400000000001" calcext:value-type="float">
            <text:p>-4,01400000000001</text:p>
          </table:table-cell>
          <table:table-cell table:number-columns-repeated="9"/>
          <table:table-cell table:formula="of:=[.M148]+[.$E$2]" office:value-type="float" office:value="1.43" calcext:value-type="float">
            <text:p>1,43</text:p>
          </table:table-cell>
          <table:table-cell table:formula="of:=[.N148]-[.$G$2]*[.$E$2]" office:value-type="float" office:value="-4.01400000000001" calcext:value-type="float">
            <text:p>-4,01400000000001</text:p>
          </table:table-cell>
          <table:table-cell table:formula="of:=[.O148]+[.N149]*[.$E$2]" office:value-type="float" office:value="504.20992" calcext:value-type="float">
            <text:p>504,20992</text:p>
          </table:table-cell>
          <table:table-cell table:number-columns-repeated="4"/>
        </table:table-row>
        <table:table-row table:style-name="ro1">
          <table:table-cell table:formula="of:=[.A149]+[.$E$2]" office:value-type="float" office:value="1.44" calcext:value-type="float">
            <text:p>1,44</text:p>
          </table:table-cell>
          <table:table-cell table:formula="of:=-[.$G$2]*[.A150]^2/2+[.$H$2]*[.A150]+[.$I$2]" office:value-type="float" office:value="504.23936" calcext:value-type="float">
            <text:p>504,23936</text:p>
          </table:table-cell>
          <table:table-cell table:formula="of:=[.$H$2]-[.$G$2]*[.A150]" office:value-type="float" office:value="-4.11200000000001" calcext:value-type="float">
            <text:p>-4,11200000000001</text:p>
          </table:table-cell>
          <table:table-cell table:number-columns-repeated="9"/>
          <table:table-cell table:formula="of:=[.M149]+[.$E$2]" office:value-type="float" office:value="1.44" calcext:value-type="float">
            <text:p>1,44</text:p>
          </table:table-cell>
          <table:table-cell table:formula="of:=[.N149]-[.$G$2]*[.$E$2]" office:value-type="float" office:value="-4.11200000000001" calcext:value-type="float">
            <text:p>-4,11200000000001</text:p>
          </table:table-cell>
          <table:table-cell table:formula="of:=[.O149]+[.N150]*[.$E$2]" office:value-type="float" office:value="504.1688" calcext:value-type="float">
            <text:p>504,1688</text:p>
          </table:table-cell>
          <table:table-cell table:number-columns-repeated="4"/>
        </table:table-row>
        <table:table-row table:style-name="ro1">
          <table:table-cell table:formula="of:=[.A150]+[.$E$2]" office:value-type="float" office:value="1.45" calcext:value-type="float">
            <text:p>1,45</text:p>
          </table:table-cell>
          <table:table-cell table:formula="of:=-[.$G$2]*[.A151]^2/2+[.$H$2]*[.A151]+[.$I$2]" office:value-type="float" office:value="504.19775" calcext:value-type="float">
            <text:p>504,19775</text:p>
          </table:table-cell>
          <table:table-cell table:formula="of:=[.$H$2]-[.$G$2]*[.A151]" office:value-type="float" office:value="-4.21000000000001" calcext:value-type="float">
            <text:p>-4,21000000000001</text:p>
          </table:table-cell>
          <table:table-cell table:number-columns-repeated="9"/>
          <table:table-cell table:formula="of:=[.M150]+[.$E$2]" office:value-type="float" office:value="1.45" calcext:value-type="float">
            <text:p>1,45</text:p>
          </table:table-cell>
          <table:table-cell table:formula="of:=[.N150]-[.$G$2]*[.$E$2]" office:value-type="float" office:value="-4.21000000000001" calcext:value-type="float">
            <text:p>-4,21000000000001</text:p>
          </table:table-cell>
          <table:table-cell table:formula="of:=[.O150]+[.N151]*[.$E$2]" office:value-type="float" office:value="504.1267" calcext:value-type="float">
            <text:p>504,1267</text:p>
          </table:table-cell>
          <table:table-cell table:number-columns-repeated="4"/>
        </table:table-row>
        <table:table-row table:style-name="ro1">
          <table:table-cell table:formula="of:=[.A151]+[.$E$2]" office:value-type="float" office:value="1.46" calcext:value-type="float">
            <text:p>1,46</text:p>
          </table:table-cell>
          <table:table-cell table:formula="of:=-[.$G$2]*[.A152]^2/2+[.$H$2]*[.A152]+[.$I$2]" office:value-type="float" office:value="504.15516" calcext:value-type="float">
            <text:p>504,15516</text:p>
          </table:table-cell>
          <table:table-cell table:formula="of:=[.$H$2]-[.$G$2]*[.A152]" office:value-type="float" office:value="-4.30800000000001" calcext:value-type="float">
            <text:p>-4,30800000000001</text:p>
          </table:table-cell>
          <table:table-cell table:number-columns-repeated="9"/>
          <table:table-cell table:formula="of:=[.M151]+[.$E$2]" office:value-type="float" office:value="1.46" calcext:value-type="float">
            <text:p>1,46</text:p>
          </table:table-cell>
          <table:table-cell table:formula="of:=[.N151]-[.$G$2]*[.$E$2]" office:value-type="float" office:value="-4.30800000000001" calcext:value-type="float">
            <text:p>-4,30800000000001</text:p>
          </table:table-cell>
          <table:table-cell table:formula="of:=[.O151]+[.N152]*[.$E$2]" office:value-type="float" office:value="504.08362" calcext:value-type="float">
            <text:p>504,08362</text:p>
          </table:table-cell>
          <table:table-cell table:number-columns-repeated="4"/>
        </table:table-row>
        <table:table-row table:style-name="ro1">
          <table:table-cell table:formula="of:=[.A152]+[.$E$2]" office:value-type="float" office:value="1.47" calcext:value-type="float">
            <text:p>1,47</text:p>
          </table:table-cell>
          <table:table-cell table:formula="of:=-[.$G$2]*[.A153]^2/2+[.$H$2]*[.A153]+[.$I$2]" office:value-type="float" office:value="504.11159" calcext:value-type="float">
            <text:p>504,11159</text:p>
          </table:table-cell>
          <table:table-cell table:formula="of:=[.$H$2]-[.$G$2]*[.A153]" office:value-type="float" office:value="-4.40600000000001" calcext:value-type="float">
            <text:p>-4,40600000000001</text:p>
          </table:table-cell>
          <table:table-cell table:number-columns-repeated="9"/>
          <table:table-cell table:formula="of:=[.M152]+[.$E$2]" office:value-type="float" office:value="1.47" calcext:value-type="float">
            <text:p>1,47</text:p>
          </table:table-cell>
          <table:table-cell table:formula="of:=[.N152]-[.$G$2]*[.$E$2]" office:value-type="float" office:value="-4.40600000000001" calcext:value-type="float">
            <text:p>-4,40600000000001</text:p>
          </table:table-cell>
          <table:table-cell table:formula="of:=[.O152]+[.N153]*[.$E$2]" office:value-type="float" office:value="504.03956" calcext:value-type="float">
            <text:p>504,03956</text:p>
          </table:table-cell>
          <table:table-cell table:number-columns-repeated="4"/>
        </table:table-row>
        <table:table-row table:style-name="ro1">
          <table:table-cell table:formula="of:=[.A153]+[.$E$2]" office:value-type="float" office:value="1.48" calcext:value-type="float">
            <text:p>1,48</text:p>
          </table:table-cell>
          <table:table-cell table:formula="of:=-[.$G$2]*[.A154]^2/2+[.$H$2]*[.A154]+[.$I$2]" office:value-type="float" office:value="504.06704" calcext:value-type="float">
            <text:p>504,06704</text:p>
          </table:table-cell>
          <table:table-cell table:formula="of:=[.$H$2]-[.$G$2]*[.A154]" office:value-type="float" office:value="-4.50400000000001" calcext:value-type="float">
            <text:p>-4,50400000000001</text:p>
          </table:table-cell>
          <table:table-cell table:number-columns-repeated="9"/>
          <table:table-cell table:formula="of:=[.M153]+[.$E$2]" office:value-type="float" office:value="1.48" calcext:value-type="float">
            <text:p>1,48</text:p>
          </table:table-cell>
          <table:table-cell table:formula="of:=[.N153]-[.$G$2]*[.$E$2]" office:value-type="float" office:value="-4.50400000000001" calcext:value-type="float">
            <text:p>-4,50400000000001</text:p>
          </table:table-cell>
          <table:table-cell table:formula="of:=[.O153]+[.N154]*[.$E$2]" office:value-type="float" office:value="503.99452" calcext:value-type="float">
            <text:p>503,99452</text:p>
          </table:table-cell>
          <table:table-cell table:number-columns-repeated="4"/>
        </table:table-row>
        <table:table-row table:style-name="ro1">
          <table:table-cell table:formula="of:=[.A154]+[.$E$2]" office:value-type="float" office:value="1.49" calcext:value-type="float">
            <text:p>1,49</text:p>
          </table:table-cell>
          <table:table-cell table:formula="of:=-[.$G$2]*[.A155]^2/2+[.$H$2]*[.A155]+[.$I$2]" office:value-type="float" office:value="504.02151" calcext:value-type="float">
            <text:p>504,02151</text:p>
          </table:table-cell>
          <table:table-cell table:formula="of:=[.$H$2]-[.$G$2]*[.A155]" office:value-type="float" office:value="-4.60200000000001" calcext:value-type="float">
            <text:p>-4,60200000000001</text:p>
          </table:table-cell>
          <table:table-cell table:number-columns-repeated="9"/>
          <table:table-cell table:formula="of:=[.M154]+[.$E$2]" office:value-type="float" office:value="1.49" calcext:value-type="float">
            <text:p>1,49</text:p>
          </table:table-cell>
          <table:table-cell table:formula="of:=[.N154]-[.$G$2]*[.$E$2]" office:value-type="float" office:value="-4.60200000000001" calcext:value-type="float">
            <text:p>-4,60200000000001</text:p>
          </table:table-cell>
          <table:table-cell table:formula="of:=[.O154]+[.N155]*[.$E$2]" office:value-type="float" office:value="503.9485" calcext:value-type="float">
            <text:p>503,9485</text:p>
          </table:table-cell>
          <table:table-cell table:number-columns-repeated="4"/>
        </table:table-row>
        <table:table-row table:style-name="ro1">
          <table:table-cell table:formula="of:=[.A155]+[.$E$2]" office:value-type="float" office:value="1.5" calcext:value-type="float">
            <text:p>1,5</text:p>
          </table:table-cell>
          <table:table-cell table:formula="of:=-[.$G$2]*[.A156]^2/2+[.$H$2]*[.A156]+[.$I$2]" office:value-type="float" office:value="503.975" calcext:value-type="float">
            <text:p>503,975</text:p>
          </table:table-cell>
          <table:table-cell table:formula="of:=[.$H$2]-[.$G$2]*[.A156]" office:value-type="float" office:value="-4.70000000000001" calcext:value-type="float">
            <text:p>-4,70000000000001</text:p>
          </table:table-cell>
          <table:table-cell table:number-columns-repeated="9"/>
          <table:table-cell table:formula="of:=[.M155]+[.$E$2]" office:value-type="float" office:value="1.5" calcext:value-type="float">
            <text:p>1,5</text:p>
          </table:table-cell>
          <table:table-cell table:formula="of:=[.N155]-[.$G$2]*[.$E$2]" office:value-type="float" office:value="-4.7" calcext:value-type="float">
            <text:p>-4,7</text:p>
          </table:table-cell>
          <table:table-cell table:formula="of:=[.O155]+[.N156]*[.$E$2]" office:value-type="float" office:value="503.9015" calcext:value-type="float">
            <text:p>503,9015</text:p>
          </table:table-cell>
          <table:table-cell table:number-columns-repeated="4"/>
        </table:table-row>
        <table:table-row table:style-name="ro1">
          <table:table-cell table:formula="of:=[.A156]+[.$E$2]" office:value-type="float" office:value="1.51" calcext:value-type="float">
            <text:p>1,51</text:p>
          </table:table-cell>
          <table:table-cell table:formula="of:=-[.$G$2]*[.A157]^2/2+[.$H$2]*[.A157]+[.$I$2]" office:value-type="float" office:value="503.92751" calcext:value-type="float">
            <text:p>503,92751</text:p>
          </table:table-cell>
          <table:table-cell table:formula="of:=[.$H$2]-[.$G$2]*[.A157]" office:value-type="float" office:value="-4.79800000000001" calcext:value-type="float">
            <text:p>-4,79800000000001</text:p>
          </table:table-cell>
          <table:table-cell table:number-columns-repeated="9"/>
          <table:table-cell table:formula="of:=[.M156]+[.$E$2]" office:value-type="float" office:value="1.51" calcext:value-type="float">
            <text:p>1,51</text:p>
          </table:table-cell>
          <table:table-cell table:formula="of:=[.N156]-[.$G$2]*[.$E$2]" office:value-type="float" office:value="-4.798" calcext:value-type="float">
            <text:p>-4,798</text:p>
          </table:table-cell>
          <table:table-cell table:formula="of:=[.O156]+[.N157]*[.$E$2]" office:value-type="float" office:value="503.85352" calcext:value-type="float">
            <text:p>503,85352</text:p>
          </table:table-cell>
          <table:table-cell table:number-columns-repeated="4"/>
        </table:table-row>
        <table:table-row table:style-name="ro1">
          <table:table-cell table:formula="of:=[.A157]+[.$E$2]" office:value-type="float" office:value="1.52" calcext:value-type="float">
            <text:p>1,52</text:p>
          </table:table-cell>
          <table:table-cell table:formula="of:=-[.$G$2]*[.A158]^2/2+[.$H$2]*[.A158]+[.$I$2]" office:value-type="float" office:value="503.87904" calcext:value-type="float">
            <text:p>503,87904</text:p>
          </table:table-cell>
          <table:table-cell table:formula="of:=[.$H$2]-[.$G$2]*[.A158]" office:value-type="float" office:value="-4.89600000000001" calcext:value-type="float">
            <text:p>-4,89600000000001</text:p>
          </table:table-cell>
          <table:table-cell table:number-columns-repeated="9"/>
          <table:table-cell table:formula="of:=[.M157]+[.$E$2]" office:value-type="float" office:value="1.52" calcext:value-type="float">
            <text:p>1,52</text:p>
          </table:table-cell>
          <table:table-cell table:formula="of:=[.N157]-[.$G$2]*[.$E$2]" office:value-type="float" office:value="-4.896" calcext:value-type="float">
            <text:p>-4,896</text:p>
          </table:table-cell>
          <table:table-cell table:formula="of:=[.O157]+[.N158]*[.$E$2]" office:value-type="float" office:value="503.80456" calcext:value-type="float">
            <text:p>503,80456</text:p>
          </table:table-cell>
          <table:table-cell table:number-columns-repeated="4"/>
        </table:table-row>
        <table:table-row table:style-name="ro1">
          <table:table-cell table:formula="of:=[.A158]+[.$E$2]" office:value-type="float" office:value="1.53" calcext:value-type="float">
            <text:p>1,53</text:p>
          </table:table-cell>
          <table:table-cell table:formula="of:=-[.$G$2]*[.A159]^2/2+[.$H$2]*[.A159]+[.$I$2]" office:value-type="float" office:value="503.82959" calcext:value-type="float">
            <text:p>503,82959</text:p>
          </table:table-cell>
          <table:table-cell table:formula="of:=[.$H$2]-[.$G$2]*[.A159]" office:value-type="float" office:value="-4.99400000000001" calcext:value-type="float">
            <text:p>-4,99400000000001</text:p>
          </table:table-cell>
          <table:table-cell table:number-columns-repeated="9"/>
          <table:table-cell table:formula="of:=[.M158]+[.$E$2]" office:value-type="float" office:value="1.53" calcext:value-type="float">
            <text:p>1,53</text:p>
          </table:table-cell>
          <table:table-cell table:formula="of:=[.N158]-[.$G$2]*[.$E$2]" office:value-type="float" office:value="-4.994" calcext:value-type="float">
            <text:p>-4,994</text:p>
          </table:table-cell>
          <table:table-cell table:formula="of:=[.O158]+[.N159]*[.$E$2]" office:value-type="float" office:value="503.75462" calcext:value-type="float">
            <text:p>503,75462</text:p>
          </table:table-cell>
          <table:table-cell table:number-columns-repeated="4"/>
        </table:table-row>
        <table:table-row table:style-name="ro1">
          <table:table-cell table:formula="of:=[.A159]+[.$E$2]" office:value-type="float" office:value="1.54" calcext:value-type="float">
            <text:p>1,54</text:p>
          </table:table-cell>
          <table:table-cell table:formula="of:=-[.$G$2]*[.A160]^2/2+[.$H$2]*[.A160]+[.$I$2]" office:value-type="float" office:value="503.77916" calcext:value-type="float">
            <text:p>503,77916</text:p>
          </table:table-cell>
          <table:table-cell table:formula="of:=[.$H$2]-[.$G$2]*[.A160]" office:value-type="float" office:value="-5.09200000000001" calcext:value-type="float">
            <text:p>-5,09200000000001</text:p>
          </table:table-cell>
          <table:table-cell table:number-columns-repeated="9"/>
          <table:table-cell table:formula="of:=[.M159]+[.$E$2]" office:value-type="float" office:value="1.54" calcext:value-type="float">
            <text:p>1,54</text:p>
          </table:table-cell>
          <table:table-cell table:formula="of:=[.N159]-[.$G$2]*[.$E$2]" office:value-type="float" office:value="-5.092" calcext:value-type="float">
            <text:p>-5,092</text:p>
          </table:table-cell>
          <table:table-cell table:formula="of:=[.O159]+[.N160]*[.$E$2]" office:value-type="float" office:value="503.7037" calcext:value-type="float">
            <text:p>503,7037</text:p>
          </table:table-cell>
          <table:table-cell table:number-columns-repeated="4"/>
        </table:table-row>
        <table:table-row table:style-name="ro1">
          <table:table-cell table:formula="of:=[.A160]+[.$E$2]" office:value-type="float" office:value="1.55" calcext:value-type="float">
            <text:p>1,55</text:p>
          </table:table-cell>
          <table:table-cell table:formula="of:=-[.$G$2]*[.A161]^2/2+[.$H$2]*[.A161]+[.$I$2]" office:value-type="float" office:value="503.72775" calcext:value-type="float">
            <text:p>503,72775</text:p>
          </table:table-cell>
          <table:table-cell table:formula="of:=[.$H$2]-[.$G$2]*[.A161]" office:value-type="float" office:value="-5.19000000000001" calcext:value-type="float">
            <text:p>-5,19000000000001</text:p>
          </table:table-cell>
          <table:table-cell table:number-columns-repeated="9"/>
          <table:table-cell table:formula="of:=[.M160]+[.$E$2]" office:value-type="float" office:value="1.55" calcext:value-type="float">
            <text:p>1,55</text:p>
          </table:table-cell>
          <table:table-cell table:formula="of:=[.N160]-[.$G$2]*[.$E$2]" office:value-type="float" office:value="-5.19" calcext:value-type="float">
            <text:p>-5,19</text:p>
          </table:table-cell>
          <table:table-cell table:formula="of:=[.O160]+[.N161]*[.$E$2]" office:value-type="float" office:value="503.6518" calcext:value-type="float">
            <text:p>503,6518</text:p>
          </table:table-cell>
          <table:table-cell table:number-columns-repeated="4"/>
        </table:table-row>
        <table:table-row table:style-name="ro1">
          <table:table-cell table:formula="of:=[.A161]+[.$E$2]" office:value-type="float" office:value="1.56" calcext:value-type="float">
            <text:p>1,56</text:p>
          </table:table-cell>
          <table:table-cell table:formula="of:=-[.$G$2]*[.A162]^2/2+[.$H$2]*[.A162]+[.$I$2]" office:value-type="float" office:value="503.67536" calcext:value-type="float">
            <text:p>503,67536</text:p>
          </table:table-cell>
          <table:table-cell table:formula="of:=[.$H$2]-[.$G$2]*[.A162]" office:value-type="float" office:value="-5.28800000000001" calcext:value-type="float">
            <text:p>-5,28800000000001</text:p>
          </table:table-cell>
          <table:table-cell table:number-columns-repeated="9"/>
          <table:table-cell table:formula="of:=[.M161]+[.$E$2]" office:value-type="float" office:value="1.56" calcext:value-type="float">
            <text:p>1,56</text:p>
          </table:table-cell>
          <table:table-cell table:formula="of:=[.N161]-[.$G$2]*[.$E$2]" office:value-type="float" office:value="-5.288" calcext:value-type="float">
            <text:p>-5,288</text:p>
          </table:table-cell>
          <table:table-cell table:formula="of:=[.O161]+[.N162]*[.$E$2]" office:value-type="float" office:value="503.59892" calcext:value-type="float">
            <text:p>503,59892</text:p>
          </table:table-cell>
          <table:table-cell table:number-columns-repeated="4"/>
        </table:table-row>
        <table:table-row table:style-name="ro1">
          <table:table-cell table:formula="of:=[.A162]+[.$E$2]" office:value-type="float" office:value="1.57" calcext:value-type="float">
            <text:p>1,57</text:p>
          </table:table-cell>
          <table:table-cell table:formula="of:=-[.$G$2]*[.A163]^2/2+[.$H$2]*[.A163]+[.$I$2]" office:value-type="float" office:value="503.62199" calcext:value-type="float">
            <text:p>503,62199</text:p>
          </table:table-cell>
          <table:table-cell table:formula="of:=[.$H$2]-[.$G$2]*[.A163]" office:value-type="float" office:value="-5.38600000000001" calcext:value-type="float">
            <text:p>-5,38600000000001</text:p>
          </table:table-cell>
          <table:table-cell table:number-columns-repeated="9"/>
          <table:table-cell table:formula="of:=[.M162]+[.$E$2]" office:value-type="float" office:value="1.57" calcext:value-type="float">
            <text:p>1,57</text:p>
          </table:table-cell>
          <table:table-cell table:formula="of:=[.N162]-[.$G$2]*[.$E$2]" office:value-type="float" office:value="-5.386" calcext:value-type="float">
            <text:p>-5,386</text:p>
          </table:table-cell>
          <table:table-cell table:formula="of:=[.O162]+[.N163]*[.$E$2]" office:value-type="float" office:value="503.54506" calcext:value-type="float">
            <text:p>503,54506</text:p>
          </table:table-cell>
          <table:table-cell table:number-columns-repeated="4"/>
        </table:table-row>
        <table:table-row table:style-name="ro1">
          <table:table-cell table:formula="of:=[.A163]+[.$E$2]" office:value-type="float" office:value="1.58" calcext:value-type="float">
            <text:p>1,58</text:p>
          </table:table-cell>
          <table:table-cell table:formula="of:=-[.$G$2]*[.A164]^2/2+[.$H$2]*[.A164]+[.$I$2]" office:value-type="float" office:value="503.56764" calcext:value-type="float">
            <text:p>503,56764</text:p>
          </table:table-cell>
          <table:table-cell table:formula="of:=[.$H$2]-[.$G$2]*[.A164]" office:value-type="float" office:value="-5.48400000000001" calcext:value-type="float">
            <text:p>-5,48400000000001</text:p>
          </table:table-cell>
          <table:table-cell table:number-columns-repeated="9"/>
          <table:table-cell table:formula="of:=[.M163]+[.$E$2]" office:value-type="float" office:value="1.58" calcext:value-type="float">
            <text:p>1,58</text:p>
          </table:table-cell>
          <table:table-cell table:formula="of:=[.N163]-[.$G$2]*[.$E$2]" office:value-type="float" office:value="-5.484" calcext:value-type="float">
            <text:p>-5,484</text:p>
          </table:table-cell>
          <table:table-cell table:formula="of:=[.O163]+[.N164]*[.$E$2]" office:value-type="float" office:value="503.49022" calcext:value-type="float">
            <text:p>503,49022</text:p>
          </table:table-cell>
          <table:table-cell table:number-columns-repeated="4"/>
        </table:table-row>
        <table:table-row table:style-name="ro1">
          <table:table-cell table:formula="of:=[.A164]+[.$E$2]" office:value-type="float" office:value="1.59" calcext:value-type="float">
            <text:p>1,59</text:p>
          </table:table-cell>
          <table:table-cell table:formula="of:=-[.$G$2]*[.A165]^2/2+[.$H$2]*[.A165]+[.$I$2]" office:value-type="float" office:value="503.51231" calcext:value-type="float">
            <text:p>503,51231</text:p>
          </table:table-cell>
          <table:table-cell table:formula="of:=[.$H$2]-[.$G$2]*[.A165]" office:value-type="float" office:value="-5.58200000000001" calcext:value-type="float">
            <text:p>-5,58200000000001</text:p>
          </table:table-cell>
          <table:table-cell table:number-columns-repeated="9"/>
          <table:table-cell table:formula="of:=[.M164]+[.$E$2]" office:value-type="float" office:value="1.59" calcext:value-type="float">
            <text:p>1,59</text:p>
          </table:table-cell>
          <table:table-cell table:formula="of:=[.N164]-[.$G$2]*[.$E$2]" office:value-type="float" office:value="-5.582" calcext:value-type="float">
            <text:p>-5,582</text:p>
          </table:table-cell>
          <table:table-cell table:formula="of:=[.O164]+[.N165]*[.$E$2]" office:value-type="float" office:value="503.4344" calcext:value-type="float">
            <text:p>503,4344</text:p>
          </table:table-cell>
          <table:table-cell table:number-columns-repeated="4"/>
        </table:table-row>
        <table:table-row table:style-name="ro1">
          <table:table-cell table:formula="of:=[.A165]+[.$E$2]" office:value-type="float" office:value="1.6" calcext:value-type="float">
            <text:p>1,6</text:p>
          </table:table-cell>
          <table:table-cell table:formula="of:=-[.$G$2]*[.A166]^2/2+[.$H$2]*[.A166]+[.$I$2]" office:value-type="float" office:value="503.456" calcext:value-type="float">
            <text:p>503,456</text:p>
          </table:table-cell>
          <table:table-cell table:formula="of:=[.$H$2]-[.$G$2]*[.A166]" office:value-type="float" office:value="-5.68000000000001" calcext:value-type="float">
            <text:p>-5,68000000000001</text:p>
          </table:table-cell>
          <table:table-cell table:number-columns-repeated="9"/>
          <table:table-cell table:formula="of:=[.M165]+[.$E$2]" office:value-type="float" office:value="1.6" calcext:value-type="float">
            <text:p>1,6</text:p>
          </table:table-cell>
          <table:table-cell table:formula="of:=[.N165]-[.$G$2]*[.$E$2]" office:value-type="float" office:value="-5.68" calcext:value-type="float">
            <text:p>-5,68</text:p>
          </table:table-cell>
          <table:table-cell table:formula="of:=[.O165]+[.N166]*[.$E$2]" office:value-type="float" office:value="503.3776" calcext:value-type="float">
            <text:p>503,3776</text:p>
          </table:table-cell>
          <table:table-cell table:number-columns-repeated="4"/>
        </table:table-row>
        <table:table-row table:style-name="ro1">
          <table:table-cell table:formula="of:=[.A166]+[.$E$2]" office:value-type="float" office:value="1.61" calcext:value-type="float">
            <text:p>1,61</text:p>
          </table:table-cell>
          <table:table-cell table:formula="of:=-[.$G$2]*[.A167]^2/2+[.$H$2]*[.A167]+[.$I$2]" office:value-type="float" office:value="503.39871" calcext:value-type="float">
            <text:p>503,39871</text:p>
          </table:table-cell>
          <table:table-cell table:formula="of:=[.$H$2]-[.$G$2]*[.A167]" office:value-type="float" office:value="-5.77800000000001" calcext:value-type="float">
            <text:p>-5,77800000000001</text:p>
          </table:table-cell>
          <table:table-cell table:number-columns-repeated="9"/>
          <table:table-cell table:formula="of:=[.M166]+[.$E$2]" office:value-type="float" office:value="1.61" calcext:value-type="float">
            <text:p>1,61</text:p>
          </table:table-cell>
          <table:table-cell table:formula="of:=[.N166]-[.$G$2]*[.$E$2]" office:value-type="float" office:value="-5.778" calcext:value-type="float">
            <text:p>-5,778</text:p>
          </table:table-cell>
          <table:table-cell table:formula="of:=[.O166]+[.N167]*[.$E$2]" office:value-type="float" office:value="503.31982" calcext:value-type="float">
            <text:p>503,31982</text:p>
          </table:table-cell>
          <table:table-cell table:number-columns-repeated="4"/>
        </table:table-row>
        <table:table-row table:style-name="ro1">
          <table:table-cell table:formula="of:=[.A167]+[.$E$2]" office:value-type="float" office:value="1.62" calcext:value-type="float">
            <text:p>1,62</text:p>
          </table:table-cell>
          <table:table-cell table:formula="of:=-[.$G$2]*[.A168]^2/2+[.$H$2]*[.A168]+[.$I$2]" office:value-type="float" office:value="503.34044" calcext:value-type="float">
            <text:p>503,34044</text:p>
          </table:table-cell>
          <table:table-cell table:formula="of:=[.$H$2]-[.$G$2]*[.A168]" office:value-type="float" office:value="-5.87600000000001" calcext:value-type="float">
            <text:p>-5,87600000000001</text:p>
          </table:table-cell>
          <table:table-cell table:number-columns-repeated="9"/>
          <table:table-cell table:formula="of:=[.M167]+[.$E$2]" office:value-type="float" office:value="1.62" calcext:value-type="float">
            <text:p>1,62</text:p>
          </table:table-cell>
          <table:table-cell table:formula="of:=[.N167]-[.$G$2]*[.$E$2]" office:value-type="float" office:value="-5.876" calcext:value-type="float">
            <text:p>-5,876</text:p>
          </table:table-cell>
          <table:table-cell table:formula="of:=[.O167]+[.N168]*[.$E$2]" office:value-type="float" office:value="503.26106" calcext:value-type="float">
            <text:p>503,26106</text:p>
          </table:table-cell>
          <table:table-cell table:number-columns-repeated="4"/>
        </table:table-row>
        <table:table-row table:style-name="ro1">
          <table:table-cell table:formula="of:=[.A168]+[.$E$2]" office:value-type="float" office:value="1.63" calcext:value-type="float">
            <text:p>1,63</text:p>
          </table:table-cell>
          <table:table-cell table:formula="of:=-[.$G$2]*[.A169]^2/2+[.$H$2]*[.A169]+[.$I$2]" office:value-type="float" office:value="503.28119" calcext:value-type="float">
            <text:p>503,28119</text:p>
          </table:table-cell>
          <table:table-cell table:formula="of:=[.$H$2]-[.$G$2]*[.A169]" office:value-type="float" office:value="-5.97400000000001" calcext:value-type="float">
            <text:p>-5,97400000000001</text:p>
          </table:table-cell>
          <table:table-cell table:number-columns-repeated="9"/>
          <table:table-cell table:formula="of:=[.M168]+[.$E$2]" office:value-type="float" office:value="1.63" calcext:value-type="float">
            <text:p>1,63</text:p>
          </table:table-cell>
          <table:table-cell table:formula="of:=[.N168]-[.$G$2]*[.$E$2]" office:value-type="float" office:value="-5.974" calcext:value-type="float">
            <text:p>-5,974</text:p>
          </table:table-cell>
          <table:table-cell table:formula="of:=[.O168]+[.N169]*[.$E$2]" office:value-type="float" office:value="503.20132" calcext:value-type="float">
            <text:p>503,20132</text:p>
          </table:table-cell>
          <table:table-cell table:number-columns-repeated="4"/>
        </table:table-row>
        <table:table-row table:style-name="ro1">
          <table:table-cell table:formula="of:=[.A169]+[.$E$2]" office:value-type="float" office:value="1.64" calcext:value-type="float">
            <text:p>1,64</text:p>
          </table:table-cell>
          <table:table-cell table:formula="of:=-[.$G$2]*[.A170]^2/2+[.$H$2]*[.A170]+[.$I$2]" office:value-type="float" office:value="503.22096" calcext:value-type="float">
            <text:p>503,22096</text:p>
          </table:table-cell>
          <table:table-cell table:formula="of:=[.$H$2]-[.$G$2]*[.A170]" office:value-type="float" office:value="-6.07200000000001" calcext:value-type="float">
            <text:p>-6,07200000000001</text:p>
          </table:table-cell>
          <table:table-cell table:number-columns-repeated="9"/>
          <table:table-cell table:formula="of:=[.M169]+[.$E$2]" office:value-type="float" office:value="1.64" calcext:value-type="float">
            <text:p>1,64</text:p>
          </table:table-cell>
          <table:table-cell table:formula="of:=[.N169]-[.$G$2]*[.$E$2]" office:value-type="float" office:value="-6.072" calcext:value-type="float">
            <text:p>-6,072</text:p>
          </table:table-cell>
          <table:table-cell table:formula="of:=[.O169]+[.N170]*[.$E$2]" office:value-type="float" office:value="503.1406" calcext:value-type="float">
            <text:p>503,1406</text:p>
          </table:table-cell>
          <table:table-cell table:number-columns-repeated="4"/>
        </table:table-row>
        <table:table-row table:style-name="ro1">
          <table:table-cell table:formula="of:=[.A170]+[.$E$2]" office:value-type="float" office:value="1.65" calcext:value-type="float">
            <text:p>1,65</text:p>
          </table:table-cell>
          <table:table-cell table:formula="of:=-[.$G$2]*[.A171]^2/2+[.$H$2]*[.A171]+[.$I$2]" office:value-type="float" office:value="503.15975" calcext:value-type="float">
            <text:p>503,15975</text:p>
          </table:table-cell>
          <table:table-cell table:formula="of:=[.$H$2]-[.$G$2]*[.A171]" office:value-type="float" office:value="-6.17000000000001" calcext:value-type="float">
            <text:p>-6,17000000000001</text:p>
          </table:table-cell>
          <table:table-cell table:number-columns-repeated="9"/>
          <table:table-cell table:formula="of:=[.M170]+[.$E$2]" office:value-type="float" office:value="1.65" calcext:value-type="float">
            <text:p>1,65</text:p>
          </table:table-cell>
          <table:table-cell table:formula="of:=[.N170]-[.$G$2]*[.$E$2]" office:value-type="float" office:value="-6.17" calcext:value-type="float">
            <text:p>-6,17</text:p>
          </table:table-cell>
          <table:table-cell table:formula="of:=[.O170]+[.N171]*[.$E$2]" office:value-type="float" office:value="503.0789" calcext:value-type="float">
            <text:p>503,0789</text:p>
          </table:table-cell>
          <table:table-cell table:number-columns-repeated="4"/>
        </table:table-row>
        <table:table-row table:style-name="ro1">
          <table:table-cell table:formula="of:=[.A171]+[.$E$2]" office:value-type="float" office:value="1.66" calcext:value-type="float">
            <text:p>1,66</text:p>
          </table:table-cell>
          <table:table-cell table:formula="of:=-[.$G$2]*[.A172]^2/2+[.$H$2]*[.A172]+[.$I$2]" office:value-type="float" office:value="503.09756" calcext:value-type="float">
            <text:p>503,09756</text:p>
          </table:table-cell>
          <table:table-cell table:formula="of:=[.$H$2]-[.$G$2]*[.A172]" office:value-type="float" office:value="-6.26800000000002" calcext:value-type="float">
            <text:p>-6,26800000000002</text:p>
          </table:table-cell>
          <table:table-cell table:number-columns-repeated="9"/>
          <table:table-cell table:formula="of:=[.M171]+[.$E$2]" office:value-type="float" office:value="1.66" calcext:value-type="float">
            <text:p>1,66</text:p>
          </table:table-cell>
          <table:table-cell table:formula="of:=[.N171]-[.$G$2]*[.$E$2]" office:value-type="float" office:value="-6.268" calcext:value-type="float">
            <text:p>-6,268</text:p>
          </table:table-cell>
          <table:table-cell table:formula="of:=[.O171]+[.N172]*[.$E$2]" office:value-type="float" office:value="503.01622" calcext:value-type="float">
            <text:p>503,01622</text:p>
          </table:table-cell>
          <table:table-cell table:number-columns-repeated="4"/>
        </table:table-row>
        <table:table-row table:style-name="ro1">
          <table:table-cell table:formula="of:=[.A172]+[.$E$2]" office:value-type="float" office:value="1.67" calcext:value-type="float">
            <text:p>1,67</text:p>
          </table:table-cell>
          <table:table-cell table:formula="of:=-[.$G$2]*[.A173]^2/2+[.$H$2]*[.A173]+[.$I$2]" office:value-type="float" office:value="503.03439" calcext:value-type="float">
            <text:p>503,03439</text:p>
          </table:table-cell>
          <table:table-cell table:formula="of:=[.$H$2]-[.$G$2]*[.A173]" office:value-type="float" office:value="-6.36600000000001" calcext:value-type="float">
            <text:p>-6,36600000000001</text:p>
          </table:table-cell>
          <table:table-cell table:number-columns-repeated="9"/>
          <table:table-cell table:formula="of:=[.M172]+[.$E$2]" office:value-type="float" office:value="1.67" calcext:value-type="float">
            <text:p>1,67</text:p>
          </table:table-cell>
          <table:table-cell table:formula="of:=[.N172]-[.$G$2]*[.$E$2]" office:value-type="float" office:value="-6.366" calcext:value-type="float">
            <text:p>-6,366</text:p>
          </table:table-cell>
          <table:table-cell table:formula="of:=[.O172]+[.N173]*[.$E$2]" office:value-type="float" office:value="502.95256" calcext:value-type="float">
            <text:p>502,95256</text:p>
          </table:table-cell>
          <table:table-cell table:number-columns-repeated="4"/>
        </table:table-row>
        <table:table-row table:style-name="ro1">
          <table:table-cell table:formula="of:=[.A173]+[.$E$2]" office:value-type="float" office:value="1.68" calcext:value-type="float">
            <text:p>1,68</text:p>
          </table:table-cell>
          <table:table-cell table:formula="of:=-[.$G$2]*[.A174]^2/2+[.$H$2]*[.A174]+[.$I$2]" office:value-type="float" office:value="502.97024" calcext:value-type="float">
            <text:p>502,97024</text:p>
          </table:table-cell>
          <table:table-cell table:formula="of:=[.$H$2]-[.$G$2]*[.A174]" office:value-type="float" office:value="-6.46400000000001" calcext:value-type="float">
            <text:p>-6,46400000000001</text:p>
          </table:table-cell>
          <table:table-cell table:number-columns-repeated="9"/>
          <table:table-cell table:formula="of:=[.M173]+[.$E$2]" office:value-type="float" office:value="1.68" calcext:value-type="float">
            <text:p>1,68</text:p>
          </table:table-cell>
          <table:table-cell table:formula="of:=[.N173]-[.$G$2]*[.$E$2]" office:value-type="float" office:value="-6.464" calcext:value-type="float">
            <text:p>-6,464</text:p>
          </table:table-cell>
          <table:table-cell table:formula="of:=[.O173]+[.N174]*[.$E$2]" office:value-type="float" office:value="502.88792" calcext:value-type="float">
            <text:p>502,88792</text:p>
          </table:table-cell>
          <table:table-cell table:number-columns-repeated="4"/>
        </table:table-row>
        <table:table-row table:style-name="ro1">
          <table:table-cell table:formula="of:=[.A174]+[.$E$2]" office:value-type="float" office:value="1.69" calcext:value-type="float">
            <text:p>1,69</text:p>
          </table:table-cell>
          <table:table-cell table:formula="of:=-[.$G$2]*[.A175]^2/2+[.$H$2]*[.A175]+[.$I$2]" office:value-type="float" office:value="502.90511" calcext:value-type="float">
            <text:p>502,90511</text:p>
          </table:table-cell>
          <table:table-cell table:formula="of:=[.$H$2]-[.$G$2]*[.A175]" office:value-type="float" office:value="-6.56200000000002" calcext:value-type="float">
            <text:p>-6,56200000000002</text:p>
          </table:table-cell>
          <table:table-cell table:number-columns-repeated="9"/>
          <table:table-cell table:formula="of:=[.M174]+[.$E$2]" office:value-type="float" office:value="1.69" calcext:value-type="float">
            <text:p>1,69</text:p>
          </table:table-cell>
          <table:table-cell table:formula="of:=[.N174]-[.$G$2]*[.$E$2]" office:value-type="float" office:value="-6.562" calcext:value-type="float">
            <text:p>-6,562</text:p>
          </table:table-cell>
          <table:table-cell table:formula="of:=[.O174]+[.N175]*[.$E$2]" office:value-type="float" office:value="502.8223" calcext:value-type="float">
            <text:p>502,8223</text:p>
          </table:table-cell>
          <table:table-cell table:number-columns-repeated="4"/>
        </table:table-row>
        <table:table-row table:style-name="ro1">
          <table:table-cell table:formula="of:=[.A175]+[.$E$2]" office:value-type="float" office:value="1.7" calcext:value-type="float">
            <text:p>1,7</text:p>
          </table:table-cell>
          <table:table-cell table:formula="of:=-[.$G$2]*[.A176]^2/2+[.$H$2]*[.A176]+[.$I$2]" office:value-type="float" office:value="502.839" calcext:value-type="float">
            <text:p>502,839</text:p>
          </table:table-cell>
          <table:table-cell table:formula="of:=[.$H$2]-[.$G$2]*[.A176]" office:value-type="float" office:value="-6.66000000000001" calcext:value-type="float">
            <text:p>-6,66000000000001</text:p>
          </table:table-cell>
          <table:table-cell table:number-columns-repeated="9"/>
          <table:table-cell table:formula="of:=[.M175]+[.$E$2]" office:value-type="float" office:value="1.7" calcext:value-type="float">
            <text:p>1,7</text:p>
          </table:table-cell>
          <table:table-cell table:formula="of:=[.N175]-[.$G$2]*[.$E$2]" office:value-type="float" office:value="-6.66" calcext:value-type="float">
            <text:p>-6,66</text:p>
          </table:table-cell>
          <table:table-cell table:formula="of:=[.O175]+[.N176]*[.$E$2]" office:value-type="float" office:value="502.7557" calcext:value-type="float">
            <text:p>502,7557</text:p>
          </table:table-cell>
          <table:table-cell table:number-columns-repeated="4"/>
        </table:table-row>
        <table:table-row table:style-name="ro1">
          <table:table-cell table:formula="of:=[.A176]+[.$E$2]" office:value-type="float" office:value="1.71" calcext:value-type="float">
            <text:p>1,71</text:p>
          </table:table-cell>
          <table:table-cell table:formula="of:=-[.$G$2]*[.A177]^2/2+[.$H$2]*[.A177]+[.$I$2]" office:value-type="float" office:value="502.77191" calcext:value-type="float">
            <text:p>502,77191</text:p>
          </table:table-cell>
          <table:table-cell table:formula="of:=[.$H$2]-[.$G$2]*[.A177]" office:value-type="float" office:value="-6.75800000000001" calcext:value-type="float">
            <text:p>-6,75800000000001</text:p>
          </table:table-cell>
          <table:table-cell table:number-columns-repeated="9"/>
          <table:table-cell table:formula="of:=[.M176]+[.$E$2]" office:value-type="float" office:value="1.71" calcext:value-type="float">
            <text:p>1,71</text:p>
          </table:table-cell>
          <table:table-cell table:formula="of:=[.N176]-[.$G$2]*[.$E$2]" office:value-type="float" office:value="-6.758" calcext:value-type="float">
            <text:p>-6,758</text:p>
          </table:table-cell>
          <table:table-cell table:formula="of:=[.O176]+[.N177]*[.$E$2]" office:value-type="float" office:value="502.68812" calcext:value-type="float">
            <text:p>502,68812</text:p>
          </table:table-cell>
          <table:table-cell table:number-columns-repeated="4"/>
        </table:table-row>
        <table:table-row table:style-name="ro1">
          <table:table-cell table:formula="of:=[.A177]+[.$E$2]" office:value-type="float" office:value="1.72" calcext:value-type="float">
            <text:p>1,72</text:p>
          </table:table-cell>
          <table:table-cell table:formula="of:=-[.$G$2]*[.A178]^2/2+[.$H$2]*[.A178]+[.$I$2]" office:value-type="float" office:value="502.70384" calcext:value-type="float">
            <text:p>502,70384</text:p>
          </table:table-cell>
          <table:table-cell table:formula="of:=[.$H$2]-[.$G$2]*[.A178]" office:value-type="float" office:value="-6.85600000000001" calcext:value-type="float">
            <text:p>-6,85600000000001</text:p>
          </table:table-cell>
          <table:table-cell table:number-columns-repeated="9"/>
          <table:table-cell table:formula="of:=[.M177]+[.$E$2]" office:value-type="float" office:value="1.72" calcext:value-type="float">
            <text:p>1,72</text:p>
          </table:table-cell>
          <table:table-cell table:formula="of:=[.N177]-[.$G$2]*[.$E$2]" office:value-type="float" office:value="-6.856" calcext:value-type="float">
            <text:p>-6,856</text:p>
          </table:table-cell>
          <table:table-cell table:formula="of:=[.O177]+[.N178]*[.$E$2]" office:value-type="float" office:value="502.61956" calcext:value-type="float">
            <text:p>502,61956</text:p>
          </table:table-cell>
          <table:table-cell table:number-columns-repeated="4"/>
        </table:table-row>
        <table:table-row table:style-name="ro1">
          <table:table-cell table:formula="of:=[.A178]+[.$E$2]" office:value-type="float" office:value="1.73" calcext:value-type="float">
            <text:p>1,73</text:p>
          </table:table-cell>
          <table:table-cell table:formula="of:=-[.$G$2]*[.A179]^2/2+[.$H$2]*[.A179]+[.$I$2]" office:value-type="float" office:value="502.63479" calcext:value-type="float">
            <text:p>502,63479</text:p>
          </table:table-cell>
          <table:table-cell table:formula="of:=[.$H$2]-[.$G$2]*[.A179]" office:value-type="float" office:value="-6.95400000000002" calcext:value-type="float">
            <text:p>-6,95400000000002</text:p>
          </table:table-cell>
          <table:table-cell table:number-columns-repeated="9"/>
          <table:table-cell table:formula="of:=[.M178]+[.$E$2]" office:value-type="float" office:value="1.73" calcext:value-type="float">
            <text:p>1,73</text:p>
          </table:table-cell>
          <table:table-cell table:formula="of:=[.N178]-[.$G$2]*[.$E$2]" office:value-type="float" office:value="-6.954" calcext:value-type="float">
            <text:p>-6,954</text:p>
          </table:table-cell>
          <table:table-cell table:formula="of:=[.O178]+[.N179]*[.$E$2]" office:value-type="float" office:value="502.55002" calcext:value-type="float">
            <text:p>502,55002</text:p>
          </table:table-cell>
          <table:table-cell table:number-columns-repeated="4"/>
        </table:table-row>
        <table:table-row table:style-name="ro1">
          <table:table-cell table:formula="of:=[.A179]+[.$E$2]" office:value-type="float" office:value="1.74" calcext:value-type="float">
            <text:p>1,74</text:p>
          </table:table-cell>
          <table:table-cell table:formula="of:=-[.$G$2]*[.A180]^2/2+[.$H$2]*[.A180]+[.$I$2]" office:value-type="float" office:value="502.56476" calcext:value-type="float">
            <text:p>502,56476</text:p>
          </table:table-cell>
          <table:table-cell table:formula="of:=[.$H$2]-[.$G$2]*[.A180]" office:value-type="float" office:value="-7.05200000000001" calcext:value-type="float">
            <text:p>-7,05200000000001</text:p>
          </table:table-cell>
          <table:table-cell table:number-columns-repeated="9"/>
          <table:table-cell table:formula="of:=[.M179]+[.$E$2]" office:value-type="float" office:value="1.74" calcext:value-type="float">
            <text:p>1,74</text:p>
          </table:table-cell>
          <table:table-cell table:formula="of:=[.N179]-[.$G$2]*[.$E$2]" office:value-type="float" office:value="-7.052" calcext:value-type="float">
            <text:p>-7,052</text:p>
          </table:table-cell>
          <table:table-cell table:formula="of:=[.O179]+[.N180]*[.$E$2]" office:value-type="float" office:value="502.4795" calcext:value-type="float">
            <text:p>502,4795</text:p>
          </table:table-cell>
          <table:table-cell table:number-columns-repeated="4"/>
        </table:table-row>
        <table:table-row table:style-name="ro1">
          <table:table-cell table:formula="of:=[.A180]+[.$E$2]" office:value-type="float" office:value="1.75" calcext:value-type="float">
            <text:p>1,75</text:p>
          </table:table-cell>
          <table:table-cell table:formula="of:=-[.$G$2]*[.A181]^2/2+[.$H$2]*[.A181]+[.$I$2]" office:value-type="float" office:value="502.49375" calcext:value-type="float">
            <text:p>502,49375</text:p>
          </table:table-cell>
          <table:table-cell table:formula="of:=[.$H$2]-[.$G$2]*[.A181]" office:value-type="float" office:value="-7.15000000000001" calcext:value-type="float">
            <text:p>-7,15000000000001</text:p>
          </table:table-cell>
          <table:table-cell table:number-columns-repeated="9"/>
          <table:table-cell table:formula="of:=[.M180]+[.$E$2]" office:value-type="float" office:value="1.75" calcext:value-type="float">
            <text:p>1,75</text:p>
          </table:table-cell>
          <table:table-cell table:formula="of:=[.N180]-[.$G$2]*[.$E$2]" office:value-type="float" office:value="-7.15" calcext:value-type="float">
            <text:p>-7,15</text:p>
          </table:table-cell>
          <table:table-cell table:formula="of:=[.O180]+[.N181]*[.$E$2]" office:value-type="float" office:value="502.408" calcext:value-type="float">
            <text:p>502,408</text:p>
          </table:table-cell>
          <table:table-cell table:number-columns-repeated="4"/>
        </table:table-row>
        <table:table-row table:style-name="ro1">
          <table:table-cell table:formula="of:=[.A181]+[.$E$2]" office:value-type="float" office:value="1.76" calcext:value-type="float">
            <text:p>1,76</text:p>
          </table:table-cell>
          <table:table-cell table:formula="of:=-[.$G$2]*[.A182]^2/2+[.$H$2]*[.A182]+[.$I$2]" office:value-type="float" office:value="502.42176" calcext:value-type="float">
            <text:p>502,42176</text:p>
          </table:table-cell>
          <table:table-cell table:formula="of:=[.$H$2]-[.$G$2]*[.A182]" office:value-type="float" office:value="-7.24800000000002" calcext:value-type="float">
            <text:p>-7,24800000000002</text:p>
          </table:table-cell>
          <table:table-cell table:number-columns-repeated="9"/>
          <table:table-cell table:formula="of:=[.M181]+[.$E$2]" office:value-type="float" office:value="1.76" calcext:value-type="float">
            <text:p>1,76</text:p>
          </table:table-cell>
          <table:table-cell table:formula="of:=[.N181]-[.$G$2]*[.$E$2]" office:value-type="float" office:value="-7.248" calcext:value-type="float">
            <text:p>-7,248</text:p>
          </table:table-cell>
          <table:table-cell table:formula="of:=[.O181]+[.N182]*[.$E$2]" office:value-type="float" office:value="502.33552" calcext:value-type="float">
            <text:p>502,33552</text:p>
          </table:table-cell>
          <table:table-cell table:number-columns-repeated="4"/>
        </table:table-row>
        <table:table-row table:style-name="ro1">
          <table:table-cell table:formula="of:=[.A182]+[.$E$2]" office:value-type="float" office:value="1.77" calcext:value-type="float">
            <text:p>1,77</text:p>
          </table:table-cell>
          <table:table-cell table:formula="of:=-[.$G$2]*[.A183]^2/2+[.$H$2]*[.A183]+[.$I$2]" office:value-type="float" office:value="502.34879" calcext:value-type="float">
            <text:p>502,34879</text:p>
          </table:table-cell>
          <table:table-cell table:formula="of:=[.$H$2]-[.$G$2]*[.A183]" office:value-type="float" office:value="-7.34600000000001" calcext:value-type="float">
            <text:p>-7,34600000000001</text:p>
          </table:table-cell>
          <table:table-cell table:number-columns-repeated="9"/>
          <table:table-cell table:formula="of:=[.M182]+[.$E$2]" office:value-type="float" office:value="1.77" calcext:value-type="float">
            <text:p>1,77</text:p>
          </table:table-cell>
          <table:table-cell table:formula="of:=[.N182]-[.$G$2]*[.$E$2]" office:value-type="float" office:value="-7.346" calcext:value-type="float">
            <text:p>-7,346</text:p>
          </table:table-cell>
          <table:table-cell table:formula="of:=[.O182]+[.N183]*[.$E$2]" office:value-type="float" office:value="502.26206" calcext:value-type="float">
            <text:p>502,26206</text:p>
          </table:table-cell>
          <table:table-cell table:number-columns-repeated="4"/>
        </table:table-row>
        <table:table-row table:style-name="ro1">
          <table:table-cell table:formula="of:=[.A183]+[.$E$2]" office:value-type="float" office:value="1.78" calcext:value-type="float">
            <text:p>1,78</text:p>
          </table:table-cell>
          <table:table-cell table:formula="of:=-[.$G$2]*[.A184]^2/2+[.$H$2]*[.A184]+[.$I$2]" office:value-type="float" office:value="502.27484" calcext:value-type="float">
            <text:p>502,27484</text:p>
          </table:table-cell>
          <table:table-cell table:formula="of:=[.$H$2]-[.$G$2]*[.A184]" office:value-type="float" office:value="-7.44400000000001" calcext:value-type="float">
            <text:p>-7,44400000000001</text:p>
          </table:table-cell>
          <table:table-cell table:number-columns-repeated="9"/>
          <table:table-cell table:formula="of:=[.M183]+[.$E$2]" office:value-type="float" office:value="1.78" calcext:value-type="float">
            <text:p>1,78</text:p>
          </table:table-cell>
          <table:table-cell table:formula="of:=[.N183]-[.$G$2]*[.$E$2]" office:value-type="float" office:value="-7.444" calcext:value-type="float">
            <text:p>-7,444</text:p>
          </table:table-cell>
          <table:table-cell table:formula="of:=[.O183]+[.N184]*[.$E$2]" office:value-type="float" office:value="502.18762" calcext:value-type="float">
            <text:p>502,18762</text:p>
          </table:table-cell>
          <table:table-cell table:number-columns-repeated="4"/>
        </table:table-row>
        <table:table-row table:style-name="ro1">
          <table:table-cell table:formula="of:=[.A184]+[.$E$2]" office:value-type="float" office:value="1.79" calcext:value-type="float">
            <text:p>1,79</text:p>
          </table:table-cell>
          <table:table-cell table:formula="of:=-[.$G$2]*[.A185]^2/2+[.$H$2]*[.A185]+[.$I$2]" office:value-type="float" office:value="502.19991" calcext:value-type="float">
            <text:p>502,19991</text:p>
          </table:table-cell>
          <table:table-cell table:formula="of:=[.$H$2]-[.$G$2]*[.A185]" office:value-type="float" office:value="-7.54200000000002" calcext:value-type="float">
            <text:p>-7,54200000000002</text:p>
          </table:table-cell>
          <table:table-cell table:number-columns-repeated="9"/>
          <table:table-cell table:formula="of:=[.M184]+[.$E$2]" office:value-type="float" office:value="1.79" calcext:value-type="float">
            <text:p>1,79</text:p>
          </table:table-cell>
          <table:table-cell table:formula="of:=[.N184]-[.$G$2]*[.$E$2]" office:value-type="float" office:value="-7.542" calcext:value-type="float">
            <text:p>-7,542</text:p>
          </table:table-cell>
          <table:table-cell table:formula="of:=[.O184]+[.N185]*[.$E$2]" office:value-type="float" office:value="502.1122" calcext:value-type="float">
            <text:p>502,1122</text:p>
          </table:table-cell>
          <table:table-cell table:number-columns-repeated="4"/>
        </table:table-row>
        <table:table-row table:style-name="ro1">
          <table:table-cell table:formula="of:=[.A185]+[.$E$2]" office:value-type="float" office:value="1.8" calcext:value-type="float">
            <text:p>1,8</text:p>
          </table:table-cell>
          <table:table-cell table:formula="of:=-[.$G$2]*[.A186]^2/2+[.$H$2]*[.A186]+[.$I$2]" office:value-type="float" office:value="502.124" calcext:value-type="float">
            <text:p>502,124</text:p>
          </table:table-cell>
          <table:table-cell table:formula="of:=[.$H$2]-[.$G$2]*[.A186]" office:value-type="float" office:value="-7.64000000000002" calcext:value-type="float">
            <text:p>-7,64000000000002</text:p>
          </table:table-cell>
          <table:table-cell table:number-columns-repeated="9"/>
          <table:table-cell table:formula="of:=[.M185]+[.$E$2]" office:value-type="float" office:value="1.8" calcext:value-type="float">
            <text:p>1,8</text:p>
          </table:table-cell>
          <table:table-cell table:formula="of:=[.N185]-[.$G$2]*[.$E$2]" office:value-type="float" office:value="-7.64" calcext:value-type="float">
            <text:p>-7,64</text:p>
          </table:table-cell>
          <table:table-cell table:formula="of:=[.O185]+[.N186]*[.$E$2]" office:value-type="float" office:value="502.0358" calcext:value-type="float">
            <text:p>502,0358</text:p>
          </table:table-cell>
          <table:table-cell table:number-columns-repeated="4"/>
        </table:table-row>
        <table:table-row table:style-name="ro1">
          <table:table-cell table:formula="of:=[.A186]+[.$E$2]" office:value-type="float" office:value="1.81" calcext:value-type="float">
            <text:p>1,81</text:p>
          </table:table-cell>
          <table:table-cell table:formula="of:=-[.$G$2]*[.A187]^2/2+[.$H$2]*[.A187]+[.$I$2]" office:value-type="float" office:value="502.04711" calcext:value-type="float">
            <text:p>502,04711</text:p>
          </table:table-cell>
          <table:table-cell table:formula="of:=[.$H$2]-[.$G$2]*[.A187]" office:value-type="float" office:value="-7.73800000000001" calcext:value-type="float">
            <text:p>-7,73800000000001</text:p>
          </table:table-cell>
          <table:table-cell table:number-columns-repeated="9"/>
          <table:table-cell table:formula="of:=[.M186]+[.$E$2]" office:value-type="float" office:value="1.81" calcext:value-type="float">
            <text:p>1,81</text:p>
          </table:table-cell>
          <table:table-cell table:formula="of:=[.N186]-[.$G$2]*[.$E$2]" office:value-type="float" office:value="-7.738" calcext:value-type="float">
            <text:p>-7,738</text:p>
          </table:table-cell>
          <table:table-cell table:formula="of:=[.O186]+[.N187]*[.$E$2]" office:value-type="float" office:value="501.95842" calcext:value-type="float">
            <text:p>501,95842</text:p>
          </table:table-cell>
          <table:table-cell table:number-columns-repeated="4"/>
        </table:table-row>
        <table:table-row table:style-name="ro1">
          <table:table-cell table:formula="of:=[.A187]+[.$E$2]" office:value-type="float" office:value="1.82" calcext:value-type="float">
            <text:p>1,82</text:p>
          </table:table-cell>
          <table:table-cell table:formula="of:=-[.$G$2]*[.A188]^2/2+[.$H$2]*[.A188]+[.$I$2]" office:value-type="float" office:value="501.96924" calcext:value-type="float">
            <text:p>501,96924</text:p>
          </table:table-cell>
          <table:table-cell table:formula="of:=[.$H$2]-[.$G$2]*[.A188]" office:value-type="float" office:value="-7.83600000000002" calcext:value-type="float">
            <text:p>-7,83600000000002</text:p>
          </table:table-cell>
          <table:table-cell table:number-columns-repeated="9"/>
          <table:table-cell table:formula="of:=[.M187]+[.$E$2]" office:value-type="float" office:value="1.82" calcext:value-type="float">
            <text:p>1,82</text:p>
          </table:table-cell>
          <table:table-cell table:formula="of:=[.N187]-[.$G$2]*[.$E$2]" office:value-type="float" office:value="-7.836" calcext:value-type="float">
            <text:p>-7,836</text:p>
          </table:table-cell>
          <table:table-cell table:formula="of:=[.O187]+[.N188]*[.$E$2]" office:value-type="float" office:value="501.88006" calcext:value-type="float">
            <text:p>501,88006</text:p>
          </table:table-cell>
          <table:table-cell table:number-columns-repeated="4"/>
        </table:table-row>
        <table:table-row table:style-name="ro1">
          <table:table-cell table:formula="of:=[.A188]+[.$E$2]" office:value-type="float" office:value="1.83" calcext:value-type="float">
            <text:p>1,83</text:p>
          </table:table-cell>
          <table:table-cell table:formula="of:=-[.$G$2]*[.A189]^2/2+[.$H$2]*[.A189]+[.$I$2]" office:value-type="float" office:value="501.89039" calcext:value-type="float">
            <text:p>501,89039</text:p>
          </table:table-cell>
          <table:table-cell table:formula="of:=[.$H$2]-[.$G$2]*[.A189]" office:value-type="float" office:value="-7.93400000000002" calcext:value-type="float">
            <text:p>-7,93400000000002</text:p>
          </table:table-cell>
          <table:table-cell table:number-columns-repeated="9"/>
          <table:table-cell table:formula="of:=[.M188]+[.$E$2]" office:value-type="float" office:value="1.83" calcext:value-type="float">
            <text:p>1,83</text:p>
          </table:table-cell>
          <table:table-cell table:formula="of:=[.N188]-[.$G$2]*[.$E$2]" office:value-type="float" office:value="-7.934" calcext:value-type="float">
            <text:p>-7,934</text:p>
          </table:table-cell>
          <table:table-cell table:formula="of:=[.O188]+[.N189]*[.$E$2]" office:value-type="float" office:value="501.80072" calcext:value-type="float">
            <text:p>501,80072</text:p>
          </table:table-cell>
          <table:table-cell table:number-columns-repeated="4"/>
        </table:table-row>
        <table:table-row table:style-name="ro1">
          <table:table-cell table:formula="of:=[.A189]+[.$E$2]" office:value-type="float" office:value="1.84" calcext:value-type="float">
            <text:p>1,84</text:p>
          </table:table-cell>
          <table:table-cell table:formula="of:=-[.$G$2]*[.A190]^2/2+[.$H$2]*[.A190]+[.$I$2]" office:value-type="float" office:value="501.81056" calcext:value-type="float">
            <text:p>501,81056</text:p>
          </table:table-cell>
          <table:table-cell table:formula="of:=[.$H$2]-[.$G$2]*[.A190]" office:value-type="float" office:value="-8.03200000000001" calcext:value-type="float">
            <text:p>-8,03200000000001</text:p>
          </table:table-cell>
          <table:table-cell table:number-columns-repeated="9"/>
          <table:table-cell table:formula="of:=[.M189]+[.$E$2]" office:value-type="float" office:value="1.84" calcext:value-type="float">
            <text:p>1,84</text:p>
          </table:table-cell>
          <table:table-cell table:formula="of:=[.N189]-[.$G$2]*[.$E$2]" office:value-type="float" office:value="-8.032" calcext:value-type="float">
            <text:p>-8,032</text:p>
          </table:table-cell>
          <table:table-cell table:formula="of:=[.O189]+[.N190]*[.$E$2]" office:value-type="float" office:value="501.7204" calcext:value-type="float">
            <text:p>501,7204</text:p>
          </table:table-cell>
          <table:table-cell table:number-columns-repeated="4"/>
        </table:table-row>
        <table:table-row table:style-name="ro1">
          <table:table-cell table:formula="of:=[.A190]+[.$E$2]" office:value-type="float" office:value="1.85" calcext:value-type="float">
            <text:p>1,85</text:p>
          </table:table-cell>
          <table:table-cell table:formula="of:=-[.$G$2]*[.A191]^2/2+[.$H$2]*[.A191]+[.$I$2]" office:value-type="float" office:value="501.72975" calcext:value-type="float">
            <text:p>501,72975</text:p>
          </table:table-cell>
          <table:table-cell table:formula="of:=[.$H$2]-[.$G$2]*[.A191]" office:value-type="float" office:value="-8.13000000000002" calcext:value-type="float">
            <text:p>-8,13000000000002</text:p>
          </table:table-cell>
          <table:table-cell table:number-columns-repeated="9"/>
          <table:table-cell table:formula="of:=[.M190]+[.$E$2]" office:value-type="float" office:value="1.85" calcext:value-type="float">
            <text:p>1,85</text:p>
          </table:table-cell>
          <table:table-cell table:formula="of:=[.N190]-[.$G$2]*[.$E$2]" office:value-type="float" office:value="-8.13" calcext:value-type="float">
            <text:p>-8,13</text:p>
          </table:table-cell>
          <table:table-cell table:formula="of:=[.O190]+[.N191]*[.$E$2]" office:value-type="float" office:value="501.6391" calcext:value-type="float">
            <text:p>501,6391</text:p>
          </table:table-cell>
          <table:table-cell table:number-columns-repeated="4"/>
        </table:table-row>
        <table:table-row table:style-name="ro1">
          <table:table-cell table:formula="of:=[.A191]+[.$E$2]" office:value-type="float" office:value="1.86" calcext:value-type="float">
            <text:p>1,86</text:p>
          </table:table-cell>
          <table:table-cell table:formula="of:=-[.$G$2]*[.A192]^2/2+[.$H$2]*[.A192]+[.$I$2]" office:value-type="float" office:value="501.64796" calcext:value-type="float">
            <text:p>501,64796</text:p>
          </table:table-cell>
          <table:table-cell table:formula="of:=[.$H$2]-[.$G$2]*[.A192]" office:value-type="float" office:value="-8.22800000000002" calcext:value-type="float">
            <text:p>-8,22800000000002</text:p>
          </table:table-cell>
          <table:table-cell table:number-columns-repeated="9"/>
          <table:table-cell table:formula="of:=[.M191]+[.$E$2]" office:value-type="float" office:value="1.86" calcext:value-type="float">
            <text:p>1,86</text:p>
          </table:table-cell>
          <table:table-cell table:formula="of:=[.N191]-[.$G$2]*[.$E$2]" office:value-type="float" office:value="-8.228" calcext:value-type="float">
            <text:p>-8,228</text:p>
          </table:table-cell>
          <table:table-cell table:formula="of:=[.O191]+[.N192]*[.$E$2]" office:value-type="float" office:value="501.55682" calcext:value-type="float">
            <text:p>501,55682</text:p>
          </table:table-cell>
          <table:table-cell table:number-columns-repeated="4"/>
        </table:table-row>
        <table:table-row table:style-name="ro1">
          <table:table-cell table:formula="of:=[.A192]+[.$E$2]" office:value-type="float" office:value="1.87" calcext:value-type="float">
            <text:p>1,87</text:p>
          </table:table-cell>
          <table:table-cell table:formula="of:=-[.$G$2]*[.A193]^2/2+[.$H$2]*[.A193]+[.$I$2]" office:value-type="float" office:value="501.56519" calcext:value-type="float">
            <text:p>501,56519</text:p>
          </table:table-cell>
          <table:table-cell table:formula="of:=[.$H$2]-[.$G$2]*[.A193]" office:value-type="float" office:value="-8.32600000000002" calcext:value-type="float">
            <text:p>-8,32600000000002</text:p>
          </table:table-cell>
          <table:table-cell table:number-columns-repeated="9"/>
          <table:table-cell table:formula="of:=[.M192]+[.$E$2]" office:value-type="float" office:value="1.87" calcext:value-type="float">
            <text:p>1,87</text:p>
          </table:table-cell>
          <table:table-cell table:formula="of:=[.N192]-[.$G$2]*[.$E$2]" office:value-type="float" office:value="-8.326" calcext:value-type="float">
            <text:p>-8,326</text:p>
          </table:table-cell>
          <table:table-cell table:formula="of:=[.O192]+[.N193]*[.$E$2]" office:value-type="float" office:value="501.47356" calcext:value-type="float">
            <text:p>501,47356</text:p>
          </table:table-cell>
          <table:table-cell table:number-columns-repeated="4"/>
        </table:table-row>
        <table:table-row table:style-name="ro1">
          <table:table-cell table:formula="of:=[.A193]+[.$E$2]" office:value-type="float" office:value="1.88" calcext:value-type="float">
            <text:p>1,88</text:p>
          </table:table-cell>
          <table:table-cell table:formula="of:=-[.$G$2]*[.A194]^2/2+[.$H$2]*[.A194]+[.$I$2]" office:value-type="float" office:value="501.48144" calcext:value-type="float">
            <text:p>501,48144</text:p>
          </table:table-cell>
          <table:table-cell table:formula="of:=[.$H$2]-[.$G$2]*[.A194]" office:value-type="float" office:value="-8.42400000000002" calcext:value-type="float">
            <text:p>-8,42400000000002</text:p>
          </table:table-cell>
          <table:table-cell table:number-columns-repeated="9"/>
          <table:table-cell table:formula="of:=[.M193]+[.$E$2]" office:value-type="float" office:value="1.88" calcext:value-type="float">
            <text:p>1,88</text:p>
          </table:table-cell>
          <table:table-cell table:formula="of:=[.N193]-[.$G$2]*[.$E$2]" office:value-type="float" office:value="-8.424" calcext:value-type="float">
            <text:p>-8,424</text:p>
          </table:table-cell>
          <table:table-cell table:formula="of:=[.O193]+[.N194]*[.$E$2]" office:value-type="float" office:value="501.38932" calcext:value-type="float">
            <text:p>501,38932</text:p>
          </table:table-cell>
          <table:table-cell table:number-columns-repeated="4"/>
        </table:table-row>
        <table:table-row table:style-name="ro1">
          <table:table-cell table:formula="of:=[.A194]+[.$E$2]" office:value-type="float" office:value="1.89" calcext:value-type="float">
            <text:p>1,89</text:p>
          </table:table-cell>
          <table:table-cell table:formula="of:=-[.$G$2]*[.A195]^2/2+[.$H$2]*[.A195]+[.$I$2]" office:value-type="float" office:value="501.39671" calcext:value-type="float">
            <text:p>501,39671</text:p>
          </table:table-cell>
          <table:table-cell table:formula="of:=[.$H$2]-[.$G$2]*[.A195]" office:value-type="float" office:value="-8.52200000000002" calcext:value-type="float">
            <text:p>-8,52200000000002</text:p>
          </table:table-cell>
          <table:table-cell table:number-columns-repeated="9"/>
          <table:table-cell table:formula="of:=[.M194]+[.$E$2]" office:value-type="float" office:value="1.89" calcext:value-type="float">
            <text:p>1,89</text:p>
          </table:table-cell>
          <table:table-cell table:formula="of:=[.N194]-[.$G$2]*[.$E$2]" office:value-type="float" office:value="-8.522" calcext:value-type="float">
            <text:p>-8,522</text:p>
          </table:table-cell>
          <table:table-cell table:formula="of:=[.O194]+[.N195]*[.$E$2]" office:value-type="float" office:value="501.3041" calcext:value-type="float">
            <text:p>501,3041</text:p>
          </table:table-cell>
          <table:table-cell table:number-columns-repeated="4"/>
        </table:table-row>
        <table:table-row table:style-name="ro1">
          <table:table-cell table:formula="of:=[.A195]+[.$E$2]" office:value-type="float" office:value="1.9" calcext:value-type="float">
            <text:p>1,9</text:p>
          </table:table-cell>
          <table:table-cell table:formula="of:=-[.$G$2]*[.A196]^2/2+[.$H$2]*[.A196]+[.$I$2]" office:value-type="float" office:value="501.311" calcext:value-type="float">
            <text:p>501,311</text:p>
          </table:table-cell>
          <table:table-cell table:formula="of:=[.$H$2]-[.$G$2]*[.A196]" office:value-type="float" office:value="-8.62000000000002" calcext:value-type="float">
            <text:p>-8,62000000000002</text:p>
          </table:table-cell>
          <table:table-cell table:number-columns-repeated="9"/>
          <table:table-cell table:formula="of:=[.M195]+[.$E$2]" office:value-type="float" office:value="1.9" calcext:value-type="float">
            <text:p>1,9</text:p>
          </table:table-cell>
          <table:table-cell table:formula="of:=[.N195]-[.$G$2]*[.$E$2]" office:value-type="float" office:value="-8.62" calcext:value-type="float">
            <text:p>-8,62</text:p>
          </table:table-cell>
          <table:table-cell table:formula="of:=[.O195]+[.N196]*[.$E$2]" office:value-type="float" office:value="501.2179" calcext:value-type="float">
            <text:p>501,2179</text:p>
          </table:table-cell>
          <table:table-cell table:number-columns-repeated="4"/>
        </table:table-row>
        <table:table-row table:style-name="ro1">
          <table:table-cell table:formula="of:=[.A196]+[.$E$2]" office:value-type="float" office:value="1.91" calcext:value-type="float">
            <text:p>1,91</text:p>
          </table:table-cell>
          <table:table-cell table:formula="of:=-[.$G$2]*[.A197]^2/2+[.$H$2]*[.A197]+[.$I$2]" office:value-type="float" office:value="501.22431" calcext:value-type="float">
            <text:p>501,22431</text:p>
          </table:table-cell>
          <table:table-cell table:formula="of:=[.$H$2]-[.$G$2]*[.A197]" office:value-type="float" office:value="-8.71800000000001" calcext:value-type="float">
            <text:p>-8,71800000000001</text:p>
          </table:table-cell>
          <table:table-cell table:number-columns-repeated="9"/>
          <table:table-cell table:formula="of:=[.M196]+[.$E$2]" office:value-type="float" office:value="1.91" calcext:value-type="float">
            <text:p>1,91</text:p>
          </table:table-cell>
          <table:table-cell table:formula="of:=[.N196]-[.$G$2]*[.$E$2]" office:value-type="float" office:value="-8.71800000000001" calcext:value-type="float">
            <text:p>-8,71800000000001</text:p>
          </table:table-cell>
          <table:table-cell table:formula="of:=[.O196]+[.N197]*[.$E$2]" office:value-type="float" office:value="501.13072" calcext:value-type="float">
            <text:p>501,13072</text:p>
          </table:table-cell>
          <table:table-cell table:number-columns-repeated="4"/>
        </table:table-row>
        <table:table-row table:style-name="ro1">
          <table:table-cell table:formula="of:=[.A197]+[.$E$2]" office:value-type="float" office:value="1.92" calcext:value-type="float">
            <text:p>1,92</text:p>
          </table:table-cell>
          <table:table-cell table:formula="of:=-[.$G$2]*[.A198]^2/2+[.$H$2]*[.A198]+[.$I$2]" office:value-type="float" office:value="501.13664" calcext:value-type="float">
            <text:p>501,13664</text:p>
          </table:table-cell>
          <table:table-cell table:formula="of:=[.$H$2]-[.$G$2]*[.A198]" office:value-type="float" office:value="-8.81600000000002" calcext:value-type="float">
            <text:p>-8,81600000000002</text:p>
          </table:table-cell>
          <table:table-cell table:number-columns-repeated="9"/>
          <table:table-cell table:formula="of:=[.M197]+[.$E$2]" office:value-type="float" office:value="1.92" calcext:value-type="float">
            <text:p>1,92</text:p>
          </table:table-cell>
          <table:table-cell table:formula="of:=[.N197]-[.$G$2]*[.$E$2]" office:value-type="float" office:value="-8.81600000000001" calcext:value-type="float">
            <text:p>-8,81600000000001</text:p>
          </table:table-cell>
          <table:table-cell table:formula="of:=[.O197]+[.N198]*[.$E$2]" office:value-type="float" office:value="501.04256" calcext:value-type="float">
            <text:p>501,04256</text:p>
          </table:table-cell>
          <table:table-cell table:number-columns-repeated="4"/>
        </table:table-row>
        <table:table-row table:style-name="ro1">
          <table:table-cell table:formula="of:=[.A198]+[.$E$2]" office:value-type="float" office:value="1.93" calcext:value-type="float">
            <text:p>1,93</text:p>
          </table:table-cell>
          <table:table-cell table:formula="of:=-[.$G$2]*[.A199]^2/2+[.$H$2]*[.A199]+[.$I$2]" office:value-type="float" office:value="501.04799" calcext:value-type="float">
            <text:p>501,04799</text:p>
          </table:table-cell>
          <table:table-cell table:formula="of:=[.$H$2]-[.$G$2]*[.A199]" office:value-type="float" office:value="-8.91400000000002" calcext:value-type="float">
            <text:p>-8,91400000000002</text:p>
          </table:table-cell>
          <table:table-cell table:number-columns-repeated="9"/>
          <table:table-cell table:formula="of:=[.M198]+[.$E$2]" office:value-type="float" office:value="1.93" calcext:value-type="float">
            <text:p>1,93</text:p>
          </table:table-cell>
          <table:table-cell table:formula="of:=[.N198]-[.$G$2]*[.$E$2]" office:value-type="float" office:value="-8.91400000000001" calcext:value-type="float">
            <text:p>-8,91400000000001</text:p>
          </table:table-cell>
          <table:table-cell table:formula="of:=[.O198]+[.N199]*[.$E$2]" office:value-type="float" office:value="500.95342" calcext:value-type="float">
            <text:p>500,95342</text:p>
          </table:table-cell>
          <table:table-cell table:number-columns-repeated="4"/>
        </table:table-row>
        <table:table-row table:style-name="ro1">
          <table:table-cell table:formula="of:=[.A199]+[.$E$2]" office:value-type="float" office:value="1.94" calcext:value-type="float">
            <text:p>1,94</text:p>
          </table:table-cell>
          <table:table-cell table:formula="of:=-[.$G$2]*[.A200]^2/2+[.$H$2]*[.A200]+[.$I$2]" office:value-type="float" office:value="500.95836" calcext:value-type="float">
            <text:p>500,95836</text:p>
          </table:table-cell>
          <table:table-cell table:formula="of:=[.$H$2]-[.$G$2]*[.A200]" office:value-type="float" office:value="-9.01200000000001" calcext:value-type="float">
            <text:p>-9,01200000000001</text:p>
          </table:table-cell>
          <table:table-cell table:number-columns-repeated="9"/>
          <table:table-cell table:formula="of:=[.M199]+[.$E$2]" office:value-type="float" office:value="1.94" calcext:value-type="float">
            <text:p>1,94</text:p>
          </table:table-cell>
          <table:table-cell table:formula="of:=[.N199]-[.$G$2]*[.$E$2]" office:value-type="float" office:value="-9.01200000000001" calcext:value-type="float">
            <text:p>-9,01200000000001</text:p>
          </table:table-cell>
          <table:table-cell table:formula="of:=[.O199]+[.N200]*[.$E$2]" office:value-type="float" office:value="500.8633" calcext:value-type="float">
            <text:p>500,8633</text:p>
          </table:table-cell>
          <table:table-cell table:number-columns-repeated="4"/>
        </table:table-row>
        <table:table-row table:style-name="ro1">
          <table:table-cell table:formula="of:=[.A200]+[.$E$2]" office:value-type="float" office:value="1.95" calcext:value-type="float">
            <text:p>1,95</text:p>
          </table:table-cell>
          <table:table-cell table:formula="of:=-[.$G$2]*[.A201]^2/2+[.$H$2]*[.A201]+[.$I$2]" office:value-type="float" office:value="500.86775" calcext:value-type="float">
            <text:p>500,86775</text:p>
          </table:table-cell>
          <table:table-cell table:formula="of:=[.$H$2]-[.$G$2]*[.A201]" office:value-type="float" office:value="-9.11000000000002" calcext:value-type="float">
            <text:p>-9,11000000000002</text:p>
          </table:table-cell>
          <table:table-cell table:number-columns-repeated="9"/>
          <table:table-cell table:formula="of:=[.M200]+[.$E$2]" office:value-type="float" office:value="1.95" calcext:value-type="float">
            <text:p>1,95</text:p>
          </table:table-cell>
          <table:table-cell table:formula="of:=[.N200]-[.$G$2]*[.$E$2]" office:value-type="float" office:value="-9.11000000000001" calcext:value-type="float">
            <text:p>-9,11000000000001</text:p>
          </table:table-cell>
          <table:table-cell table:formula="of:=[.O200]+[.N201]*[.$E$2]" office:value-type="float" office:value="500.7722" calcext:value-type="float">
            <text:p>500,7722</text:p>
          </table:table-cell>
          <table:table-cell table:number-columns-repeated="4"/>
        </table:table-row>
        <table:table-row table:style-name="ro1">
          <table:table-cell table:formula="of:=[.A201]+[.$E$2]" office:value-type="float" office:value="1.96" calcext:value-type="float">
            <text:p>1,96</text:p>
          </table:table-cell>
          <table:table-cell table:formula="of:=-[.$G$2]*[.A202]^2/2+[.$H$2]*[.A202]+[.$I$2]" office:value-type="float" office:value="500.77616" calcext:value-type="float">
            <text:p>500,77616</text:p>
          </table:table-cell>
          <table:table-cell table:formula="of:=[.$H$2]-[.$G$2]*[.A202]" office:value-type="float" office:value="-9.20800000000002" calcext:value-type="float">
            <text:p>-9,20800000000002</text:p>
          </table:table-cell>
          <table:table-cell table:number-columns-repeated="9"/>
          <table:table-cell table:formula="of:=[.M201]+[.$E$2]" office:value-type="float" office:value="1.96" calcext:value-type="float">
            <text:p>1,96</text:p>
          </table:table-cell>
          <table:table-cell table:formula="of:=[.N201]-[.$G$2]*[.$E$2]" office:value-type="float" office:value="-9.20800000000001" calcext:value-type="float">
            <text:p>-9,20800000000001</text:p>
          </table:table-cell>
          <table:table-cell table:formula="of:=[.O201]+[.N202]*[.$E$2]" office:value-type="float" office:value="500.68012" calcext:value-type="float">
            <text:p>500,68012</text:p>
          </table:table-cell>
          <table:table-cell table:number-columns-repeated="4"/>
        </table:table-row>
        <table:table-row table:style-name="ro1">
          <table:table-cell table:formula="of:=[.A202]+[.$E$2]" office:value-type="float" office:value="1.97" calcext:value-type="float">
            <text:p>1,97</text:p>
          </table:table-cell>
          <table:table-cell table:formula="of:=-[.$G$2]*[.A203]^2/2+[.$H$2]*[.A203]+[.$I$2]" office:value-type="float" office:value="500.68359" calcext:value-type="float">
            <text:p>500,68359</text:p>
          </table:table-cell>
          <table:table-cell table:formula="of:=[.$H$2]-[.$G$2]*[.A203]" office:value-type="float" office:value="-9.30600000000002" calcext:value-type="float">
            <text:p>-9,30600000000002</text:p>
          </table:table-cell>
          <table:table-cell table:number-columns-repeated="9"/>
          <table:table-cell table:formula="of:=[.M202]+[.$E$2]" office:value-type="float" office:value="1.97" calcext:value-type="float">
            <text:p>1,97</text:p>
          </table:table-cell>
          <table:table-cell table:formula="of:=[.N202]-[.$G$2]*[.$E$2]" office:value-type="float" office:value="-9.30600000000001" calcext:value-type="float">
            <text:p>-9,30600000000001</text:p>
          </table:table-cell>
          <table:table-cell table:formula="of:=[.O202]+[.N203]*[.$E$2]" office:value-type="float" office:value="500.58706" calcext:value-type="float">
            <text:p>500,58706</text:p>
          </table:table-cell>
          <table:table-cell table:number-columns-repeated="4"/>
        </table:table-row>
        <table:table-row table:style-name="ro1">
          <table:table-cell table:formula="of:=[.A203]+[.$E$2]" office:value-type="float" office:value="1.98" calcext:value-type="float">
            <text:p>1,98</text:p>
          </table:table-cell>
          <table:table-cell table:formula="of:=-[.$G$2]*[.A204]^2/2+[.$H$2]*[.A204]+[.$I$2]" office:value-type="float" office:value="500.59004" calcext:value-type="float">
            <text:p>500,59004</text:p>
          </table:table-cell>
          <table:table-cell table:formula="of:=[.$H$2]-[.$G$2]*[.A204]" office:value-type="float" office:value="-9.40400000000002" calcext:value-type="float">
            <text:p>-9,40400000000002</text:p>
          </table:table-cell>
          <table:table-cell table:number-columns-repeated="9"/>
          <table:table-cell table:formula="of:=[.M203]+[.$E$2]" office:value-type="float" office:value="1.98" calcext:value-type="float">
            <text:p>1,98</text:p>
          </table:table-cell>
          <table:table-cell table:formula="of:=[.N203]-[.$G$2]*[.$E$2]" office:value-type="float" office:value="-9.40400000000001" calcext:value-type="float">
            <text:p>-9,40400000000001</text:p>
          </table:table-cell>
          <table:table-cell table:formula="of:=[.O203]+[.N204]*[.$E$2]" office:value-type="float" office:value="500.49302" calcext:value-type="float">
            <text:p>500,49302</text:p>
          </table:table-cell>
          <table:table-cell table:number-columns-repeated="4"/>
        </table:table-row>
        <table:table-row table:style-name="ro1">
          <table:table-cell table:formula="of:=[.A204]+[.$E$2]" office:value-type="float" office:value="1.99" calcext:value-type="float">
            <text:p>1,99</text:p>
          </table:table-cell>
          <table:table-cell table:formula="of:=-[.$G$2]*[.A205]^2/2+[.$H$2]*[.A205]+[.$I$2]" office:value-type="float" office:value="500.49551" calcext:value-type="float">
            <text:p>500,49551</text:p>
          </table:table-cell>
          <table:table-cell table:formula="of:=[.$H$2]-[.$G$2]*[.A205]" office:value-type="float" office:value="-9.50200000000002" calcext:value-type="float">
            <text:p>-9,50200000000002</text:p>
          </table:table-cell>
          <table:table-cell table:number-columns-repeated="9"/>
          <table:table-cell table:formula="of:=[.M204]+[.$E$2]" office:value-type="float" office:value="1.99" calcext:value-type="float">
            <text:p>1,99</text:p>
          </table:table-cell>
          <table:table-cell table:formula="of:=[.N204]-[.$G$2]*[.$E$2]" office:value-type="float" office:value="-9.50200000000001" calcext:value-type="float">
            <text:p>-9,50200000000001</text:p>
          </table:table-cell>
          <table:table-cell table:formula="of:=[.O204]+[.N205]*[.$E$2]" office:value-type="float" office:value="500.398" calcext:value-type="float">
            <text:p>500,398</text:p>
          </table:table-cell>
          <table:table-cell table:number-columns-repeated="4"/>
        </table:table-row>
        <table:table-row table:style-name="ro1">
          <table:table-cell table:formula="of:=[.A205]+[.$E$2]" office:value-type="float" office:value="2" calcext:value-type="float">
            <text:p>2</text:p>
          </table:table-cell>
          <table:table-cell table:formula="of:=-[.$G$2]*[.A206]^2/2+[.$H$2]*[.A206]+[.$I$2]" office:value-type="float" office:value="500.4" calcext:value-type="float">
            <text:p>500,4</text:p>
          </table:table-cell>
          <table:table-cell table:formula="of:=[.$H$2]-[.$G$2]*[.A206]" office:value-type="float" office:value="-9.60000000000002" calcext:value-type="float">
            <text:p>-9,60000000000002</text:p>
          </table:table-cell>
          <table:table-cell table:number-columns-repeated="9"/>
          <table:table-cell table:formula="of:=[.M205]+[.$E$2]" office:value-type="float" office:value="2" calcext:value-type="float">
            <text:p>2</text:p>
          </table:table-cell>
          <table:table-cell table:formula="of:=[.N205]-[.$G$2]*[.$E$2]" office:value-type="float" office:value="-9.60000000000001" calcext:value-type="float">
            <text:p>-9,60000000000001</text:p>
          </table:table-cell>
          <table:table-cell table:formula="of:=[.O205]+[.N206]*[.$E$2]" office:value-type="float" office:value="500.302" calcext:value-type="float">
            <text:p>500,302</text:p>
          </table:table-cell>
          <table:table-cell table:number-columns-repeated="4"/>
        </table:table-row>
        <table:table-row table:style-name="ro1">
          <table:table-cell table:formula="of:=[.A206]+[.$E$2]" office:value-type="float" office:value="2.01" calcext:value-type="float">
            <text:p>2,01</text:p>
          </table:table-cell>
          <table:table-cell table:formula="of:=-[.$G$2]*[.A207]^2/2+[.$H$2]*[.A207]+[.$I$2]" office:value-type="float" office:value="500.30351" calcext:value-type="float">
            <text:p>500,30351</text:p>
          </table:table-cell>
          <table:table-cell table:formula="of:=[.$H$2]-[.$G$2]*[.A207]" office:value-type="float" office:value="-9.69800000000001" calcext:value-type="float">
            <text:p>-9,69800000000001</text:p>
          </table:table-cell>
          <table:table-cell table:number-columns-repeated="9"/>
          <table:table-cell table:formula="of:=[.M206]+[.$E$2]" office:value-type="float" office:value="2.01" calcext:value-type="float">
            <text:p>2,01</text:p>
          </table:table-cell>
          <table:table-cell table:formula="of:=[.N206]-[.$G$2]*[.$E$2]" office:value-type="float" office:value="-9.69800000000001" calcext:value-type="float">
            <text:p>-9,69800000000001</text:p>
          </table:table-cell>
          <table:table-cell table:formula="of:=[.O206]+[.N207]*[.$E$2]" office:value-type="float" office:value="500.20502" calcext:value-type="float">
            <text:p>500,20502</text:p>
          </table:table-cell>
          <table:table-cell table:number-columns-repeated="4"/>
        </table:table-row>
        <table:table-row table:style-name="ro1">
          <table:table-cell table:formula="of:=[.A207]+[.$E$2]" office:value-type="float" office:value="2.02" calcext:value-type="float">
            <text:p>2,02</text:p>
          </table:table-cell>
          <table:table-cell table:formula="of:=-[.$G$2]*[.A208]^2/2+[.$H$2]*[.A208]+[.$I$2]" office:value-type="float" office:value="500.20604" calcext:value-type="float">
            <text:p>500,20604</text:p>
          </table:table-cell>
          <table:table-cell table:formula="of:=[.$H$2]-[.$G$2]*[.A208]" office:value-type="float" office:value="-9.79600000000001" calcext:value-type="float">
            <text:p>-9,79600000000001</text:p>
          </table:table-cell>
          <table:table-cell table:number-columns-repeated="9"/>
          <table:table-cell table:formula="of:=[.M207]+[.$E$2]" office:value-type="float" office:value="2.02" calcext:value-type="float">
            <text:p>2,02</text:p>
          </table:table-cell>
          <table:table-cell table:formula="of:=[.N207]-[.$G$2]*[.$E$2]" office:value-type="float" office:value="-9.79600000000001" calcext:value-type="float">
            <text:p>-9,79600000000001</text:p>
          </table:table-cell>
          <table:table-cell table:formula="of:=[.O207]+[.N208]*[.$E$2]" office:value-type="float" office:value="500.10706" calcext:value-type="float">
            <text:p>500,10706</text:p>
          </table:table-cell>
          <table:table-cell table:number-columns-repeated="4"/>
        </table:table-row>
        <table:table-row table:style-name="ro1">
          <table:table-cell table:formula="of:=[.A208]+[.$E$2]" office:value-type="float" office:value="2.03" calcext:value-type="float">
            <text:p>2,03</text:p>
          </table:table-cell>
          <table:table-cell table:formula="of:=-[.$G$2]*[.A209]^2/2+[.$H$2]*[.A209]+[.$I$2]" office:value-type="float" office:value="500.10759" calcext:value-type="float">
            <text:p>500,10759</text:p>
          </table:table-cell>
          <table:table-cell table:formula="of:=[.$H$2]-[.$G$2]*[.A209]" office:value-type="float" office:value="-9.89400000000001" calcext:value-type="float">
            <text:p>-9,89400000000001</text:p>
          </table:table-cell>
          <table:table-cell table:number-columns-repeated="9"/>
          <table:table-cell table:formula="of:=[.M208]+[.$E$2]" office:value-type="float" office:value="2.03" calcext:value-type="float">
            <text:p>2,03</text:p>
          </table:table-cell>
          <table:table-cell table:formula="of:=[.N208]-[.$G$2]*[.$E$2]" office:value-type="float" office:value="-9.89400000000001" calcext:value-type="float">
            <text:p>-9,89400000000001</text:p>
          </table:table-cell>
          <table:table-cell table:formula="of:=[.O208]+[.N209]*[.$E$2]" office:value-type="float" office:value="500.00812" calcext:value-type="float">
            <text:p>500,00812</text:p>
          </table:table-cell>
          <table:table-cell table:number-columns-repeated="4"/>
        </table:table-row>
        <table:table-row table:style-name="ro1">
          <table:table-cell table:formula="of:=[.A209]+[.$E$2]" office:value-type="float" office:value="2.04" calcext:value-type="float">
            <text:p>2,04</text:p>
          </table:table-cell>
          <table:table-cell table:formula="of:=-[.$G$2]*[.A210]^2/2+[.$H$2]*[.A210]+[.$I$2]" office:value-type="float" office:value="500.00816" calcext:value-type="float">
            <text:p>500,00816</text:p>
          </table:table-cell>
          <table:table-cell table:formula="of:=[.$H$2]-[.$G$2]*[.A210]" office:value-type="float" office:value="-9.992" calcext:value-type="float">
            <text:p>-9,992</text:p>
          </table:table-cell>
          <table:table-cell table:number-columns-repeated="9"/>
          <table:table-cell table:formula="of:=[.M209]+[.$E$2]" office:value-type="float" office:value="2.04" calcext:value-type="float">
            <text:p>2,04</text:p>
          </table:table-cell>
          <table:table-cell table:formula="of:=[.N209]-[.$G$2]*[.$E$2]" office:value-type="float" office:value="-9.99200000000002" calcext:value-type="float">
            <text:p>-9,99200000000002</text:p>
          </table:table-cell>
          <table:table-cell table:formula="of:=[.O209]+[.N210]*[.$E$2]" office:value-type="float" office:value="499.9082" calcext:value-type="float">
            <text:p>499,9082</text:p>
          </table:table-cell>
          <table:table-cell table:number-columns-repeated="4"/>
        </table:table-row>
        <table:table-row table:style-name="ro1">
          <table:table-cell table:formula="of:=[.A210]+[.$E$2]" office:value-type="float" office:value="2.05" calcext:value-type="float">
            <text:p>2,05</text:p>
          </table:table-cell>
          <table:table-cell table:formula="of:=-[.$G$2]*[.A211]^2/2+[.$H$2]*[.A211]+[.$I$2]" office:value-type="float" office:value="499.90775" calcext:value-type="float">
            <text:p>499,90775</text:p>
          </table:table-cell>
          <table:table-cell table:formula="of:=[.$H$2]-[.$G$2]*[.A211]" office:value-type="float" office:value="-10.09" calcext:value-type="float">
            <text:p>-10,09</text:p>
          </table:table-cell>
          <table:table-cell table:number-columns-repeated="9"/>
          <table:table-cell table:formula="of:=[.M210]+[.$E$2]" office:value-type="float" office:value="2.05" calcext:value-type="float">
            <text:p>2,05</text:p>
          </table:table-cell>
          <table:table-cell table:formula="of:=[.N210]-[.$G$2]*[.$E$2]" office:value-type="float" office:value="-10.09" calcext:value-type="float">
            <text:p>-10,09</text:p>
          </table:table-cell>
          <table:table-cell table:formula="of:=[.O210]+[.N211]*[.$E$2]" office:value-type="float" office:value="499.8073" calcext:value-type="float">
            <text:p>499,8073</text:p>
          </table:table-cell>
          <table:table-cell table:number-columns-repeated="4"/>
        </table:table-row>
        <table:table-row table:style-name="ro1">
          <table:table-cell table:formula="of:=[.A211]+[.$E$2]" office:value-type="float" office:value="2.06" calcext:value-type="float">
            <text:p>2,06</text:p>
          </table:table-cell>
          <table:table-cell table:formula="of:=-[.$G$2]*[.A212]^2/2+[.$H$2]*[.A212]+[.$I$2]" office:value-type="float" office:value="499.80636" calcext:value-type="float">
            <text:p>499,80636</text:p>
          </table:table-cell>
          <table:table-cell table:formula="of:=[.$H$2]-[.$G$2]*[.A212]" office:value-type="float" office:value="-10.188" calcext:value-type="float">
            <text:p>-10,188</text:p>
          </table:table-cell>
          <table:table-cell table:number-columns-repeated="9"/>
          <table:table-cell table:formula="of:=[.M211]+[.$E$2]" office:value-type="float" office:value="2.06" calcext:value-type="float">
            <text:p>2,06</text:p>
          </table:table-cell>
          <table:table-cell table:formula="of:=[.N211]-[.$G$2]*[.$E$2]" office:value-type="float" office:value="-10.188" calcext:value-type="float">
            <text:p>-10,188</text:p>
          </table:table-cell>
          <table:table-cell table:formula="of:=[.O211]+[.N212]*[.$E$2]" office:value-type="float" office:value="499.70542" calcext:value-type="float">
            <text:p>499,70542</text:p>
          </table:table-cell>
          <table:table-cell table:number-columns-repeated="4"/>
        </table:table-row>
        <table:table-row table:style-name="ro1">
          <table:table-cell table:formula="of:=[.A212]+[.$E$2]" office:value-type="float" office:value="2.07" calcext:value-type="float">
            <text:p>2,07</text:p>
          </table:table-cell>
          <table:table-cell table:formula="of:=-[.$G$2]*[.A213]^2/2+[.$H$2]*[.A213]+[.$I$2]" office:value-type="float" office:value="499.70399" calcext:value-type="float">
            <text:p>499,70399</text:p>
          </table:table-cell>
          <table:table-cell table:formula="of:=[.$H$2]-[.$G$2]*[.A213]" office:value-type="float" office:value="-10.286" calcext:value-type="float">
            <text:p>-10,286</text:p>
          </table:table-cell>
          <table:table-cell table:number-columns-repeated="9"/>
          <table:table-cell table:formula="of:=[.M212]+[.$E$2]" office:value-type="float" office:value="2.07" calcext:value-type="float">
            <text:p>2,07</text:p>
          </table:table-cell>
          <table:table-cell table:formula="of:=[.N212]-[.$G$2]*[.$E$2]" office:value-type="float" office:value="-10.286" calcext:value-type="float">
            <text:p>-10,286</text:p>
          </table:table-cell>
          <table:table-cell table:formula="of:=[.O212]+[.N213]*[.$E$2]" office:value-type="float" office:value="499.60256" calcext:value-type="float">
            <text:p>499,60256</text:p>
          </table:table-cell>
          <table:table-cell table:number-columns-repeated="4"/>
        </table:table-row>
        <table:table-row table:style-name="ro1">
          <table:table-cell table:formula="of:=[.A213]+[.$E$2]" office:value-type="float" office:value="2.08" calcext:value-type="float">
            <text:p>2,08</text:p>
          </table:table-cell>
          <table:table-cell table:formula="of:=-[.$G$2]*[.A214]^2/2+[.$H$2]*[.A214]+[.$I$2]" office:value-type="float" office:value="499.60064" calcext:value-type="float">
            <text:p>499,60064</text:p>
          </table:table-cell>
          <table:table-cell table:formula="of:=[.$H$2]-[.$G$2]*[.A214]" office:value-type="float" office:value="-10.384" calcext:value-type="float">
            <text:p>-10,384</text:p>
          </table:table-cell>
          <table:table-cell table:number-columns-repeated="9"/>
          <table:table-cell table:formula="of:=[.M213]+[.$E$2]" office:value-type="float" office:value="2.08" calcext:value-type="float">
            <text:p>2,08</text:p>
          </table:table-cell>
          <table:table-cell table:formula="of:=[.N213]-[.$G$2]*[.$E$2]" office:value-type="float" office:value="-10.384" calcext:value-type="float">
            <text:p>-10,384</text:p>
          </table:table-cell>
          <table:table-cell table:formula="of:=[.O213]+[.N214]*[.$E$2]" office:value-type="float" office:value="499.49872" calcext:value-type="float">
            <text:p>499,49872</text:p>
          </table:table-cell>
          <table:table-cell table:number-columns-repeated="4"/>
        </table:table-row>
        <table:table-row table:style-name="ro1">
          <table:table-cell table:formula="of:=[.A214]+[.$E$2]" office:value-type="float" office:value="2.09" calcext:value-type="float">
            <text:p>2,09</text:p>
          </table:table-cell>
          <table:table-cell table:formula="of:=-[.$G$2]*[.A215]^2/2+[.$H$2]*[.A215]+[.$I$2]" office:value-type="float" office:value="499.49631" calcext:value-type="float">
            <text:p>499,49631</text:p>
          </table:table-cell>
          <table:table-cell table:formula="of:=[.$H$2]-[.$G$2]*[.A215]" office:value-type="float" office:value="-10.482" calcext:value-type="float">
            <text:p>-10,482</text:p>
          </table:table-cell>
          <table:table-cell table:number-columns-repeated="9"/>
          <table:table-cell table:formula="of:=[.M214]+[.$E$2]" office:value-type="float" office:value="2.09" calcext:value-type="float">
            <text:p>2,09</text:p>
          </table:table-cell>
          <table:table-cell table:formula="of:=[.N214]-[.$G$2]*[.$E$2]" office:value-type="float" office:value="-10.482" calcext:value-type="float">
            <text:p>-10,482</text:p>
          </table:table-cell>
          <table:table-cell table:formula="of:=[.O214]+[.N215]*[.$E$2]" office:value-type="float" office:value="499.3939" calcext:value-type="float">
            <text:p>499,3939</text:p>
          </table:table-cell>
          <table:table-cell table:number-columns-repeated="4"/>
        </table:table-row>
        <table:table-row table:style-name="ro1">
          <table:table-cell table:formula="of:=[.A215]+[.$E$2]" office:value-type="float" office:value="2.1" calcext:value-type="float">
            <text:p>2,1</text:p>
          </table:table-cell>
          <table:table-cell table:formula="of:=-[.$G$2]*[.A216]^2/2+[.$H$2]*[.A216]+[.$I$2]" office:value-type="float" office:value="499.391" calcext:value-type="float">
            <text:p>499,391</text:p>
          </table:table-cell>
          <table:table-cell table:formula="of:=[.$H$2]-[.$G$2]*[.A216]" office:value-type="float" office:value="-10.58" calcext:value-type="float">
            <text:p>-10,58</text:p>
          </table:table-cell>
          <table:table-cell table:number-columns-repeated="9"/>
          <table:table-cell table:formula="of:=[.M215]+[.$E$2]" office:value-type="float" office:value="2.1" calcext:value-type="float">
            <text:p>2,1</text:p>
          </table:table-cell>
          <table:table-cell table:formula="of:=[.N215]-[.$G$2]*[.$E$2]" office:value-type="float" office:value="-10.58" calcext:value-type="float">
            <text:p>-10,58</text:p>
          </table:table-cell>
          <table:table-cell table:formula="of:=[.O215]+[.N216]*[.$E$2]" office:value-type="float" office:value="499.2881" calcext:value-type="float">
            <text:p>499,2881</text:p>
          </table:table-cell>
          <table:table-cell table:number-columns-repeated="4"/>
        </table:table-row>
        <table:table-row table:style-name="ro1">
          <table:table-cell table:formula="of:=[.A216]+[.$E$2]" office:value-type="float" office:value="2.11" calcext:value-type="float">
            <text:p>2,11</text:p>
          </table:table-cell>
          <table:table-cell table:formula="of:=-[.$G$2]*[.A217]^2/2+[.$H$2]*[.A217]+[.$I$2]" office:value-type="float" office:value="499.28471" calcext:value-type="float">
            <text:p>499,28471</text:p>
          </table:table-cell>
          <table:table-cell table:formula="of:=[.$H$2]-[.$G$2]*[.A217]" office:value-type="float" office:value="-10.678" calcext:value-type="float">
            <text:p>-10,678</text:p>
          </table:table-cell>
          <table:table-cell table:number-columns-repeated="9"/>
          <table:table-cell table:formula="of:=[.M216]+[.$E$2]" office:value-type="float" office:value="2.11" calcext:value-type="float">
            <text:p>2,11</text:p>
          </table:table-cell>
          <table:table-cell table:formula="of:=[.N216]-[.$G$2]*[.$E$2]" office:value-type="float" office:value="-10.678" calcext:value-type="float">
            <text:p>-10,678</text:p>
          </table:table-cell>
          <table:table-cell table:formula="of:=[.O216]+[.N217]*[.$E$2]" office:value-type="float" office:value="499.18132" calcext:value-type="float">
            <text:p>499,18132</text:p>
          </table:table-cell>
          <table:table-cell table:number-columns-repeated="4"/>
        </table:table-row>
        <table:table-row table:style-name="ro1">
          <table:table-cell table:formula="of:=[.A217]+[.$E$2]" office:value-type="float" office:value="2.12" calcext:value-type="float">
            <text:p>2,12</text:p>
          </table:table-cell>
          <table:table-cell table:formula="of:=-[.$G$2]*[.A218]^2/2+[.$H$2]*[.A218]+[.$I$2]" office:value-type="float" office:value="499.17744" calcext:value-type="float">
            <text:p>499,17744</text:p>
          </table:table-cell>
          <table:table-cell table:formula="of:=[.$H$2]-[.$G$2]*[.A218]" office:value-type="float" office:value="-10.776" calcext:value-type="float">
            <text:p>-10,776</text:p>
          </table:table-cell>
          <table:table-cell table:number-columns-repeated="9"/>
          <table:table-cell table:formula="of:=[.M217]+[.$E$2]" office:value-type="float" office:value="2.12" calcext:value-type="float">
            <text:p>2,12</text:p>
          </table:table-cell>
          <table:table-cell table:formula="of:=[.N217]-[.$G$2]*[.$E$2]" office:value-type="float" office:value="-10.776" calcext:value-type="float">
            <text:p>-10,776</text:p>
          </table:table-cell>
          <table:table-cell table:formula="of:=[.O217]+[.N218]*[.$E$2]" office:value-type="float" office:value="499.07356" calcext:value-type="float">
            <text:p>499,07356</text:p>
          </table:table-cell>
          <table:table-cell table:number-columns-repeated="4"/>
        </table:table-row>
        <table:table-row table:style-name="ro1">
          <table:table-cell table:formula="of:=[.A218]+[.$E$2]" office:value-type="float" office:value="2.13" calcext:value-type="float">
            <text:p>2,13</text:p>
          </table:table-cell>
          <table:table-cell table:formula="of:=-[.$G$2]*[.A219]^2/2+[.$H$2]*[.A219]+[.$I$2]" office:value-type="float" office:value="499.06919" calcext:value-type="float">
            <text:p>499,06919</text:p>
          </table:table-cell>
          <table:table-cell table:formula="of:=[.$H$2]-[.$G$2]*[.A219]" office:value-type="float" office:value="-10.874" calcext:value-type="float">
            <text:p>-10,874</text:p>
          </table:table-cell>
          <table:table-cell table:number-columns-repeated="9"/>
          <table:table-cell table:formula="of:=[.M218]+[.$E$2]" office:value-type="float" office:value="2.13" calcext:value-type="float">
            <text:p>2,13</text:p>
          </table:table-cell>
          <table:table-cell table:formula="of:=[.N218]-[.$G$2]*[.$E$2]" office:value-type="float" office:value="-10.874" calcext:value-type="float">
            <text:p>-10,874</text:p>
          </table:table-cell>
          <table:table-cell table:formula="of:=[.O218]+[.N219]*[.$E$2]" office:value-type="float" office:value="498.96482" calcext:value-type="float">
            <text:p>498,96482</text:p>
          </table:table-cell>
          <table:table-cell table:number-columns-repeated="4"/>
        </table:table-row>
        <table:table-row table:style-name="ro1">
          <table:table-cell table:formula="of:=[.A219]+[.$E$2]" office:value-type="float" office:value="2.14" calcext:value-type="float">
            <text:p>2,14</text:p>
          </table:table-cell>
          <table:table-cell table:formula="of:=-[.$G$2]*[.A220]^2/2+[.$H$2]*[.A220]+[.$I$2]" office:value-type="float" office:value="498.95996" calcext:value-type="float">
            <text:p>498,95996</text:p>
          </table:table-cell>
          <table:table-cell table:formula="of:=[.$H$2]-[.$G$2]*[.A220]" office:value-type="float" office:value="-10.972" calcext:value-type="float">
            <text:p>-10,972</text:p>
          </table:table-cell>
          <table:table-cell table:number-columns-repeated="9"/>
          <table:table-cell table:formula="of:=[.M219]+[.$E$2]" office:value-type="float" office:value="2.14" calcext:value-type="float">
            <text:p>2,14</text:p>
          </table:table-cell>
          <table:table-cell table:formula="of:=[.N219]-[.$G$2]*[.$E$2]" office:value-type="float" office:value="-10.972" calcext:value-type="float">
            <text:p>-10,972</text:p>
          </table:table-cell>
          <table:table-cell table:formula="of:=[.O219]+[.N220]*[.$E$2]" office:value-type="float" office:value="498.8551" calcext:value-type="float">
            <text:p>498,8551</text:p>
          </table:table-cell>
          <table:table-cell table:number-columns-repeated="4"/>
        </table:table-row>
        <table:table-row table:style-name="ro1">
          <table:table-cell table:formula="of:=[.A220]+[.$E$2]" office:value-type="float" office:value="2.15" calcext:value-type="float">
            <text:p>2,15</text:p>
          </table:table-cell>
          <table:table-cell table:formula="of:=-[.$G$2]*[.A221]^2/2+[.$H$2]*[.A221]+[.$I$2]" office:value-type="float" office:value="498.84975" calcext:value-type="float">
            <text:p>498,84975</text:p>
          </table:table-cell>
          <table:table-cell table:formula="of:=[.$H$2]-[.$G$2]*[.A221]" office:value-type="float" office:value="-11.07" calcext:value-type="float">
            <text:p>-11,07</text:p>
          </table:table-cell>
          <table:table-cell table:number-columns-repeated="9"/>
          <table:table-cell table:formula="of:=[.M220]+[.$E$2]" office:value-type="float" office:value="2.15" calcext:value-type="float">
            <text:p>2,15</text:p>
          </table:table-cell>
          <table:table-cell table:formula="of:=[.N220]-[.$G$2]*[.$E$2]" office:value-type="float" office:value="-11.07" calcext:value-type="float">
            <text:p>-11,07</text:p>
          </table:table-cell>
          <table:table-cell table:formula="of:=[.O220]+[.N221]*[.$E$2]" office:value-type="float" office:value="498.7444" calcext:value-type="float">
            <text:p>498,7444</text:p>
          </table:table-cell>
          <table:table-cell table:number-columns-repeated="4"/>
        </table:table-row>
        <table:table-row table:style-name="ro1">
          <table:table-cell table:formula="of:=[.A221]+[.$E$2]" office:value-type="float" office:value="2.16" calcext:value-type="float">
            <text:p>2,16</text:p>
          </table:table-cell>
          <table:table-cell table:formula="of:=-[.$G$2]*[.A222]^2/2+[.$H$2]*[.A222]+[.$I$2]" office:value-type="float" office:value="498.73856" calcext:value-type="float">
            <text:p>498,73856</text:p>
          </table:table-cell>
          <table:table-cell table:formula="of:=[.$H$2]-[.$G$2]*[.A222]" office:value-type="float" office:value="-11.168" calcext:value-type="float">
            <text:p>-11,168</text:p>
          </table:table-cell>
          <table:table-cell table:number-columns-repeated="9"/>
          <table:table-cell table:formula="of:=[.M221]+[.$E$2]" office:value-type="float" office:value="2.16" calcext:value-type="float">
            <text:p>2,16</text:p>
          </table:table-cell>
          <table:table-cell table:formula="of:=[.N221]-[.$G$2]*[.$E$2]" office:value-type="float" office:value="-11.168" calcext:value-type="float">
            <text:p>-11,168</text:p>
          </table:table-cell>
          <table:table-cell table:formula="of:=[.O221]+[.N222]*[.$E$2]" office:value-type="float" office:value="498.63272" calcext:value-type="float">
            <text:p>498,63272</text:p>
          </table:table-cell>
          <table:table-cell table:number-columns-repeated="4"/>
        </table:table-row>
        <table:table-row table:style-name="ro1">
          <table:table-cell table:formula="of:=[.A222]+[.$E$2]" office:value-type="float" office:value="2.17" calcext:value-type="float">
            <text:p>2,17</text:p>
          </table:table-cell>
          <table:table-cell table:formula="of:=-[.$G$2]*[.A223]^2/2+[.$H$2]*[.A223]+[.$I$2]" office:value-type="float" office:value="498.62639" calcext:value-type="float">
            <text:p>498,62639</text:p>
          </table:table-cell>
          <table:table-cell table:formula="of:=[.$H$2]-[.$G$2]*[.A223]" office:value-type="float" office:value="-11.266" calcext:value-type="float">
            <text:p>-11,266</text:p>
          </table:table-cell>
          <table:table-cell table:number-columns-repeated="9"/>
          <table:table-cell table:formula="of:=[.M222]+[.$E$2]" office:value-type="float" office:value="2.17" calcext:value-type="float">
            <text:p>2,17</text:p>
          </table:table-cell>
          <table:table-cell table:formula="of:=[.N222]-[.$G$2]*[.$E$2]" office:value-type="float" office:value="-11.266" calcext:value-type="float">
            <text:p>-11,266</text:p>
          </table:table-cell>
          <table:table-cell table:formula="of:=[.O222]+[.N223]*[.$E$2]" office:value-type="float" office:value="498.52006" calcext:value-type="float">
            <text:p>498,52006</text:p>
          </table:table-cell>
          <table:table-cell table:number-columns-repeated="4"/>
        </table:table-row>
        <table:table-row table:style-name="ro1">
          <table:table-cell table:formula="of:=[.A223]+[.$E$2]" office:value-type="float" office:value="2.18" calcext:value-type="float">
            <text:p>2,18</text:p>
          </table:table-cell>
          <table:table-cell table:formula="of:=-[.$G$2]*[.A224]^2/2+[.$H$2]*[.A224]+[.$I$2]" office:value-type="float" office:value="498.51324" calcext:value-type="float">
            <text:p>498,51324</text:p>
          </table:table-cell>
          <table:table-cell table:formula="of:=[.$H$2]-[.$G$2]*[.A224]" office:value-type="float" office:value="-11.364" calcext:value-type="float">
            <text:p>-11,364</text:p>
          </table:table-cell>
          <table:table-cell table:number-columns-repeated="9"/>
          <table:table-cell table:formula="of:=[.M223]+[.$E$2]" office:value-type="float" office:value="2.18" calcext:value-type="float">
            <text:p>2,18</text:p>
          </table:table-cell>
          <table:table-cell table:formula="of:=[.N223]-[.$G$2]*[.$E$2]" office:value-type="float" office:value="-11.364" calcext:value-type="float">
            <text:p>-11,364</text:p>
          </table:table-cell>
          <table:table-cell table:formula="of:=[.O223]+[.N224]*[.$E$2]" office:value-type="float" office:value="498.40642" calcext:value-type="float">
            <text:p>498,40642</text:p>
          </table:table-cell>
          <table:table-cell table:number-columns-repeated="4"/>
        </table:table-row>
        <table:table-row table:style-name="ro1">
          <table:table-cell table:formula="of:=[.A224]+[.$E$2]" office:value-type="float" office:value="2.19" calcext:value-type="float">
            <text:p>2,19</text:p>
          </table:table-cell>
          <table:table-cell table:formula="of:=-[.$G$2]*[.A225]^2/2+[.$H$2]*[.A225]+[.$I$2]" office:value-type="float" office:value="498.39911" calcext:value-type="float">
            <text:p>498,39911</text:p>
          </table:table-cell>
          <table:table-cell table:formula="of:=[.$H$2]-[.$G$2]*[.A225]" office:value-type="float" office:value="-11.462" calcext:value-type="float">
            <text:p>-11,462</text:p>
          </table:table-cell>
          <table:table-cell table:number-columns-repeated="9"/>
          <table:table-cell table:formula="of:=[.M224]+[.$E$2]" office:value-type="float" office:value="2.19" calcext:value-type="float">
            <text:p>2,19</text:p>
          </table:table-cell>
          <table:table-cell table:formula="of:=[.N224]-[.$G$2]*[.$E$2]" office:value-type="float" office:value="-11.462" calcext:value-type="float">
            <text:p>-11,462</text:p>
          </table:table-cell>
          <table:table-cell table:formula="of:=[.O224]+[.N225]*[.$E$2]" office:value-type="float" office:value="498.2918" calcext:value-type="float">
            <text:p>498,2918</text:p>
          </table:table-cell>
          <table:table-cell table:number-columns-repeated="4"/>
        </table:table-row>
        <table:table-row table:style-name="ro1">
          <table:table-cell table:formula="of:=[.A225]+[.$E$2]" office:value-type="float" office:value="2.2" calcext:value-type="float">
            <text:p>2,2</text:p>
          </table:table-cell>
          <table:table-cell table:formula="of:=-[.$G$2]*[.A226]^2/2+[.$H$2]*[.A226]+[.$I$2]" office:value-type="float" office:value="498.284" calcext:value-type="float">
            <text:p>498,284</text:p>
          </table:table-cell>
          <table:table-cell table:formula="of:=[.$H$2]-[.$G$2]*[.A226]" office:value-type="float" office:value="-11.56" calcext:value-type="float">
            <text:p>-11,56</text:p>
          </table:table-cell>
          <table:table-cell table:number-columns-repeated="9"/>
          <table:table-cell table:formula="of:=[.M225]+[.$E$2]" office:value-type="float" office:value="2.2" calcext:value-type="float">
            <text:p>2,2</text:p>
          </table:table-cell>
          <table:table-cell table:formula="of:=[.N225]-[.$G$2]*[.$E$2]" office:value-type="float" office:value="-11.56" calcext:value-type="float">
            <text:p>-11,56</text:p>
          </table:table-cell>
          <table:table-cell table:formula="of:=[.O225]+[.N226]*[.$E$2]" office:value-type="float" office:value="498.1762" calcext:value-type="float">
            <text:p>498,1762</text:p>
          </table:table-cell>
          <table:table-cell table:number-columns-repeated="4"/>
        </table:table-row>
        <table:table-row table:style-name="ro1">
          <table:table-cell table:formula="of:=[.A226]+[.$E$2]" office:value-type="float" office:value="2.21" calcext:value-type="float">
            <text:p>2,21</text:p>
          </table:table-cell>
          <table:table-cell table:formula="of:=-[.$G$2]*[.A227]^2/2+[.$H$2]*[.A227]+[.$I$2]" office:value-type="float" office:value="498.16791" calcext:value-type="float">
            <text:p>498,16791</text:p>
          </table:table-cell>
          <table:table-cell table:formula="of:=[.$H$2]-[.$G$2]*[.A227]" office:value-type="float" office:value="-11.658" calcext:value-type="float">
            <text:p>-11,658</text:p>
          </table:table-cell>
          <table:table-cell table:number-columns-repeated="9"/>
          <table:table-cell table:formula="of:=[.M226]+[.$E$2]" office:value-type="float" office:value="2.21" calcext:value-type="float">
            <text:p>2,21</text:p>
          </table:table-cell>
          <table:table-cell table:formula="of:=[.N226]-[.$G$2]*[.$E$2]" office:value-type="float" office:value="-11.658" calcext:value-type="float">
            <text:p>-11,658</text:p>
          </table:table-cell>
          <table:table-cell table:formula="of:=[.O226]+[.N227]*[.$E$2]" office:value-type="float" office:value="498.05962" calcext:value-type="float">
            <text:p>498,05962</text:p>
          </table:table-cell>
          <table:table-cell table:number-columns-repeated="4"/>
        </table:table-row>
        <table:table-row table:style-name="ro1">
          <table:table-cell table:formula="of:=[.A227]+[.$E$2]" office:value-type="float" office:value="2.22" calcext:value-type="float">
            <text:p>2,22</text:p>
          </table:table-cell>
          <table:table-cell table:formula="of:=-[.$G$2]*[.A228]^2/2+[.$H$2]*[.A228]+[.$I$2]" office:value-type="float" office:value="498.05084" calcext:value-type="float">
            <text:p>498,05084</text:p>
          </table:table-cell>
          <table:table-cell table:formula="of:=[.$H$2]-[.$G$2]*[.A228]" office:value-type="float" office:value="-11.756" calcext:value-type="float">
            <text:p>-11,756</text:p>
          </table:table-cell>
          <table:table-cell table:number-columns-repeated="9"/>
          <table:table-cell table:formula="of:=[.M227]+[.$E$2]" office:value-type="float" office:value="2.22" calcext:value-type="float">
            <text:p>2,22</text:p>
          </table:table-cell>
          <table:table-cell table:formula="of:=[.N227]-[.$G$2]*[.$E$2]" office:value-type="float" office:value="-11.756" calcext:value-type="float">
            <text:p>-11,756</text:p>
          </table:table-cell>
          <table:table-cell table:formula="of:=[.O227]+[.N228]*[.$E$2]" office:value-type="float" office:value="497.94206" calcext:value-type="float">
            <text:p>497,94206</text:p>
          </table:table-cell>
          <table:table-cell table:number-columns-repeated="4"/>
        </table:table-row>
        <table:table-row table:style-name="ro1">
          <table:table-cell table:formula="of:=[.A228]+[.$E$2]" office:value-type="float" office:value="2.23" calcext:value-type="float">
            <text:p>2,23</text:p>
          </table:table-cell>
          <table:table-cell table:formula="of:=-[.$G$2]*[.A229]^2/2+[.$H$2]*[.A229]+[.$I$2]" office:value-type="float" office:value="497.93279" calcext:value-type="float">
            <text:p>497,93279</text:p>
          </table:table-cell>
          <table:table-cell table:formula="of:=[.$H$2]-[.$G$2]*[.A229]" office:value-type="float" office:value="-11.854" calcext:value-type="float">
            <text:p>-11,854</text:p>
          </table:table-cell>
          <table:table-cell table:number-columns-repeated="9"/>
          <table:table-cell table:formula="of:=[.M228]+[.$E$2]" office:value-type="float" office:value="2.23" calcext:value-type="float">
            <text:p>2,23</text:p>
          </table:table-cell>
          <table:table-cell table:formula="of:=[.N228]-[.$G$2]*[.$E$2]" office:value-type="float" office:value="-11.854" calcext:value-type="float">
            <text:p>-11,854</text:p>
          </table:table-cell>
          <table:table-cell table:formula="of:=[.O228]+[.N229]*[.$E$2]" office:value-type="float" office:value="497.82352" calcext:value-type="float">
            <text:p>497,82352</text:p>
          </table:table-cell>
          <table:table-cell table:number-columns-repeated="4"/>
        </table:table-row>
        <table:table-row table:style-name="ro1">
          <table:table-cell table:formula="of:=[.A229]+[.$E$2]" office:value-type="float" office:value="2.24" calcext:value-type="float">
            <text:p>2,24</text:p>
          </table:table-cell>
          <table:table-cell table:formula="of:=-[.$G$2]*[.A230]^2/2+[.$H$2]*[.A230]+[.$I$2]" office:value-type="float" office:value="497.81376" calcext:value-type="float">
            <text:p>497,81376</text:p>
          </table:table-cell>
          <table:table-cell table:formula="of:=[.$H$2]-[.$G$2]*[.A230]" office:value-type="float" office:value="-11.952" calcext:value-type="float">
            <text:p>-11,952</text:p>
          </table:table-cell>
          <table:table-cell table:number-columns-repeated="9"/>
          <table:table-cell table:formula="of:=[.M229]+[.$E$2]" office:value-type="float" office:value="2.24" calcext:value-type="float">
            <text:p>2,24</text:p>
          </table:table-cell>
          <table:table-cell table:formula="of:=[.N229]-[.$G$2]*[.$E$2]" office:value-type="float" office:value="-11.952" calcext:value-type="float">
            <text:p>-11,952</text:p>
          </table:table-cell>
          <table:table-cell table:formula="of:=[.O229]+[.N230]*[.$E$2]" office:value-type="float" office:value="497.704" calcext:value-type="float">
            <text:p>497,704</text:p>
          </table:table-cell>
          <table:table-cell table:number-columns-repeated="4"/>
        </table:table-row>
        <table:table-row table:style-name="ro1">
          <table:table-cell table:formula="of:=[.A230]+[.$E$2]" office:value-type="float" office:value="2.25" calcext:value-type="float">
            <text:p>2,25</text:p>
          </table:table-cell>
          <table:table-cell table:formula="of:=-[.$G$2]*[.A231]^2/2+[.$H$2]*[.A231]+[.$I$2]" office:value-type="float" office:value="497.69375" calcext:value-type="float">
            <text:p>497,69375</text:p>
          </table:table-cell>
          <table:table-cell table:formula="of:=[.$H$2]-[.$G$2]*[.A231]" office:value-type="float" office:value="-12.05" calcext:value-type="float">
            <text:p>-12,05</text:p>
          </table:table-cell>
          <table:table-cell table:number-columns-repeated="9"/>
          <table:table-cell table:formula="of:=[.M230]+[.$E$2]" office:value-type="float" office:value="2.25" calcext:value-type="float">
            <text:p>2,25</text:p>
          </table:table-cell>
          <table:table-cell table:formula="of:=[.N230]-[.$G$2]*[.$E$2]" office:value-type="float" office:value="-12.05" calcext:value-type="float">
            <text:p>-12,05</text:p>
          </table:table-cell>
          <table:table-cell table:formula="of:=[.O230]+[.N231]*[.$E$2]" office:value-type="float" office:value="497.5835" calcext:value-type="float">
            <text:p>497,5835</text:p>
          </table:table-cell>
          <table:table-cell table:number-columns-repeated="4"/>
        </table:table-row>
        <table:table-row table:style-name="ro1">
          <table:table-cell table:formula="of:=[.A231]+[.$E$2]" office:value-type="float" office:value="2.26" calcext:value-type="float">
            <text:p>2,26</text:p>
          </table:table-cell>
          <table:table-cell table:formula="of:=-[.$G$2]*[.A232]^2/2+[.$H$2]*[.A232]+[.$I$2]" office:value-type="float" office:value="497.57276" calcext:value-type="float">
            <text:p>497,57276</text:p>
          </table:table-cell>
          <table:table-cell table:formula="of:=[.$H$2]-[.$G$2]*[.A232]" office:value-type="float" office:value="-12.148" calcext:value-type="float">
            <text:p>-12,148</text:p>
          </table:table-cell>
          <table:table-cell table:number-columns-repeated="9"/>
          <table:table-cell table:formula="of:=[.M231]+[.$E$2]" office:value-type="float" office:value="2.26" calcext:value-type="float">
            <text:p>2,26</text:p>
          </table:table-cell>
          <table:table-cell table:formula="of:=[.N231]-[.$G$2]*[.$E$2]" office:value-type="float" office:value="-12.148" calcext:value-type="float">
            <text:p>-12,148</text:p>
          </table:table-cell>
          <table:table-cell table:formula="of:=[.O231]+[.N232]*[.$E$2]" office:value-type="float" office:value="497.46202" calcext:value-type="float">
            <text:p>497,46202</text:p>
          </table:table-cell>
          <table:table-cell table:number-columns-repeated="4"/>
        </table:table-row>
        <table:table-row table:style-name="ro1">
          <table:table-cell table:formula="of:=[.A232]+[.$E$2]" office:value-type="float" office:value="2.27" calcext:value-type="float">
            <text:p>2,27</text:p>
          </table:table-cell>
          <table:table-cell table:formula="of:=-[.$G$2]*[.A233]^2/2+[.$H$2]*[.A233]+[.$I$2]" office:value-type="float" office:value="497.45079" calcext:value-type="float">
            <text:p>497,45079</text:p>
          </table:table-cell>
          <table:table-cell table:formula="of:=[.$H$2]-[.$G$2]*[.A233]" office:value-type="float" office:value="-12.246" calcext:value-type="float">
            <text:p>-12,246</text:p>
          </table:table-cell>
          <table:table-cell table:number-columns-repeated="9"/>
          <table:table-cell table:formula="of:=[.M232]+[.$E$2]" office:value-type="float" office:value="2.27" calcext:value-type="float">
            <text:p>2,27</text:p>
          </table:table-cell>
          <table:table-cell table:formula="of:=[.N232]-[.$G$2]*[.$E$2]" office:value-type="float" office:value="-12.246" calcext:value-type="float">
            <text:p>-12,246</text:p>
          </table:table-cell>
          <table:table-cell table:formula="of:=[.O232]+[.N233]*[.$E$2]" office:value-type="float" office:value="497.33956" calcext:value-type="float">
            <text:p>497,33956</text:p>
          </table:table-cell>
          <table:table-cell table:number-columns-repeated="4"/>
        </table:table-row>
        <table:table-row table:style-name="ro1">
          <table:table-cell table:formula="of:=[.A233]+[.$E$2]" office:value-type="float" office:value="2.28" calcext:value-type="float">
            <text:p>2,28</text:p>
          </table:table-cell>
          <table:table-cell table:formula="of:=-[.$G$2]*[.A234]^2/2+[.$H$2]*[.A234]+[.$I$2]" office:value-type="float" office:value="497.32784" calcext:value-type="float">
            <text:p>497,32784</text:p>
          </table:table-cell>
          <table:table-cell table:formula="of:=[.$H$2]-[.$G$2]*[.A234]" office:value-type="float" office:value="-12.344" calcext:value-type="float">
            <text:p>-12,344</text:p>
          </table:table-cell>
          <table:table-cell table:number-columns-repeated="9"/>
          <table:table-cell table:formula="of:=[.M233]+[.$E$2]" office:value-type="float" office:value="2.28" calcext:value-type="float">
            <text:p>2,28</text:p>
          </table:table-cell>
          <table:table-cell table:formula="of:=[.N233]-[.$G$2]*[.$E$2]" office:value-type="float" office:value="-12.344" calcext:value-type="float">
            <text:p>-12,344</text:p>
          </table:table-cell>
          <table:table-cell table:formula="of:=[.O233]+[.N234]*[.$E$2]" office:value-type="float" office:value="497.21612" calcext:value-type="float">
            <text:p>497,21612</text:p>
          </table:table-cell>
          <table:table-cell table:number-columns-repeated="4"/>
        </table:table-row>
        <table:table-row table:style-name="ro1">
          <table:table-cell table:formula="of:=[.A234]+[.$E$2]" office:value-type="float" office:value="2.29" calcext:value-type="float">
            <text:p>2,29</text:p>
          </table:table-cell>
          <table:table-cell table:formula="of:=-[.$G$2]*[.A235]^2/2+[.$H$2]*[.A235]+[.$I$2]" office:value-type="float" office:value="497.20391" calcext:value-type="float">
            <text:p>497,20391</text:p>
          </table:table-cell>
          <table:table-cell table:formula="of:=[.$H$2]-[.$G$2]*[.A235]" office:value-type="float" office:value="-12.442" calcext:value-type="float">
            <text:p>-12,442</text:p>
          </table:table-cell>
          <table:table-cell table:number-columns-repeated="9"/>
          <table:table-cell table:formula="of:=[.M234]+[.$E$2]" office:value-type="float" office:value="2.29" calcext:value-type="float">
            <text:p>2,29</text:p>
          </table:table-cell>
          <table:table-cell table:formula="of:=[.N234]-[.$G$2]*[.$E$2]" office:value-type="float" office:value="-12.442" calcext:value-type="float">
            <text:p>-12,442</text:p>
          </table:table-cell>
          <table:table-cell table:formula="of:=[.O234]+[.N235]*[.$E$2]" office:value-type="float" office:value="497.0917" calcext:value-type="float">
            <text:p>497,0917</text:p>
          </table:table-cell>
          <table:table-cell table:number-columns-repeated="4"/>
        </table:table-row>
        <table:table-row table:style-name="ro1">
          <table:table-cell table:formula="of:=[.A235]+[.$E$2]" office:value-type="float" office:value="2.29999999999999" calcext:value-type="float">
            <text:p>2,29999999999999</text:p>
          </table:table-cell>
          <table:table-cell table:formula="of:=-[.$G$2]*[.A236]^2/2+[.$H$2]*[.A236]+[.$I$2]" office:value-type="float" office:value="497.079" calcext:value-type="float">
            <text:p>497,079</text:p>
          </table:table-cell>
          <table:table-cell table:formula="of:=[.$H$2]-[.$G$2]*[.A236]" office:value-type="float" office:value="-12.54" calcext:value-type="float">
            <text:p>-12,54</text:p>
          </table:table-cell>
          <table:table-cell table:number-columns-repeated="9"/>
          <table:table-cell table:formula="of:=[.M235]+[.$E$2]" office:value-type="float" office:value="2.29999999999999" calcext:value-type="float">
            <text:p>2,29999999999999</text:p>
          </table:table-cell>
          <table:table-cell table:formula="of:=[.N235]-[.$G$2]*[.$E$2]" office:value-type="float" office:value="-12.54" calcext:value-type="float">
            <text:p>-12,54</text:p>
          </table:table-cell>
          <table:table-cell table:formula="of:=[.O235]+[.N236]*[.$E$2]" office:value-type="float" office:value="496.9663" calcext:value-type="float">
            <text:p>496,9663</text:p>
          </table:table-cell>
          <table:table-cell table:number-columns-repeated="4"/>
        </table:table-row>
        <table:table-row table:style-name="ro1">
          <table:table-cell table:formula="of:=[.A236]+[.$E$2]" office:value-type="float" office:value="2.30999999999999" calcext:value-type="float">
            <text:p>2,30999999999999</text:p>
          </table:table-cell>
          <table:table-cell table:formula="of:=-[.$G$2]*[.A237]^2/2+[.$H$2]*[.A237]+[.$I$2]" office:value-type="float" office:value="496.95311" calcext:value-type="float">
            <text:p>496,95311</text:p>
          </table:table-cell>
          <table:table-cell table:formula="of:=[.$H$2]-[.$G$2]*[.A237]" office:value-type="float" office:value="-12.638" calcext:value-type="float">
            <text:p>-12,638</text:p>
          </table:table-cell>
          <table:table-cell table:number-columns-repeated="9"/>
          <table:table-cell table:formula="of:=[.M236]+[.$E$2]" office:value-type="float" office:value="2.30999999999999" calcext:value-type="float">
            <text:p>2,30999999999999</text:p>
          </table:table-cell>
          <table:table-cell table:formula="of:=[.N236]-[.$G$2]*[.$E$2]" office:value-type="float" office:value="-12.638" calcext:value-type="float">
            <text:p>-12,638</text:p>
          </table:table-cell>
          <table:table-cell table:formula="of:=[.O236]+[.N237]*[.$E$2]" office:value-type="float" office:value="496.83992" calcext:value-type="float">
            <text:p>496,83992</text:p>
          </table:table-cell>
          <table:table-cell table:number-columns-repeated="4"/>
        </table:table-row>
        <table:table-row table:style-name="ro1">
          <table:table-cell table:formula="of:=[.A237]+[.$E$2]" office:value-type="float" office:value="2.31999999999999" calcext:value-type="float">
            <text:p>2,31999999999999</text:p>
          </table:table-cell>
          <table:table-cell table:formula="of:=-[.$G$2]*[.A238]^2/2+[.$H$2]*[.A238]+[.$I$2]" office:value-type="float" office:value="496.82624" calcext:value-type="float">
            <text:p>496,82624</text:p>
          </table:table-cell>
          <table:table-cell table:formula="of:=[.$H$2]-[.$G$2]*[.A238]" office:value-type="float" office:value="-12.7359999999999" calcext:value-type="float">
            <text:p>-12,7359999999999</text:p>
          </table:table-cell>
          <table:table-cell table:number-columns-repeated="9"/>
          <table:table-cell table:formula="of:=[.M237]+[.$E$2]" office:value-type="float" office:value="2.31999999999999" calcext:value-type="float">
            <text:p>2,31999999999999</text:p>
          </table:table-cell>
          <table:table-cell table:formula="of:=[.N237]-[.$G$2]*[.$E$2]" office:value-type="float" office:value="-12.736" calcext:value-type="float">
            <text:p>-12,736</text:p>
          </table:table-cell>
          <table:table-cell table:formula="of:=[.O237]+[.N238]*[.$E$2]" office:value-type="float" office:value="496.71256" calcext:value-type="float">
            <text:p>496,71256</text:p>
          </table:table-cell>
          <table:table-cell table:number-columns-repeated="4"/>
        </table:table-row>
        <table:table-row table:style-name="ro1">
          <table:table-cell table:formula="of:=[.A238]+[.$E$2]" office:value-type="float" office:value="2.32999999999999" calcext:value-type="float">
            <text:p>2,32999999999999</text:p>
          </table:table-cell>
          <table:table-cell table:formula="of:=-[.$G$2]*[.A239]^2/2+[.$H$2]*[.A239]+[.$I$2]" office:value-type="float" office:value="496.69839" calcext:value-type="float">
            <text:p>496,69839</text:p>
          </table:table-cell>
          <table:table-cell table:formula="of:=[.$H$2]-[.$G$2]*[.A239]" office:value-type="float" office:value="-12.8339999999999" calcext:value-type="float">
            <text:p>-12,8339999999999</text:p>
          </table:table-cell>
          <table:table-cell table:number-columns-repeated="9"/>
          <table:table-cell table:formula="of:=[.M238]+[.$E$2]" office:value-type="float" office:value="2.32999999999999" calcext:value-type="float">
            <text:p>2,32999999999999</text:p>
          </table:table-cell>
          <table:table-cell table:formula="of:=[.N238]-[.$G$2]*[.$E$2]" office:value-type="float" office:value="-12.834" calcext:value-type="float">
            <text:p>-12,834</text:p>
          </table:table-cell>
          <table:table-cell table:formula="of:=[.O238]+[.N239]*[.$E$2]" office:value-type="float" office:value="496.58422" calcext:value-type="float">
            <text:p>496,58422</text:p>
          </table:table-cell>
          <table:table-cell table:number-columns-repeated="4"/>
        </table:table-row>
        <table:table-row table:style-name="ro1">
          <table:table-cell table:formula="of:=[.A239]+[.$E$2]" office:value-type="float" office:value="2.33999999999999" calcext:value-type="float">
            <text:p>2,33999999999999</text:p>
          </table:table-cell>
          <table:table-cell table:formula="of:=-[.$G$2]*[.A240]^2/2+[.$H$2]*[.A240]+[.$I$2]" office:value-type="float" office:value="496.56956" calcext:value-type="float">
            <text:p>496,56956</text:p>
          </table:table-cell>
          <table:table-cell table:formula="of:=[.$H$2]-[.$G$2]*[.A240]" office:value-type="float" office:value="-12.9319999999999" calcext:value-type="float">
            <text:p>-12,9319999999999</text:p>
          </table:table-cell>
          <table:table-cell table:number-columns-repeated="9"/>
          <table:table-cell table:formula="of:=[.M239]+[.$E$2]" office:value-type="float" office:value="2.33999999999999" calcext:value-type="float">
            <text:p>2,33999999999999</text:p>
          </table:table-cell>
          <table:table-cell table:formula="of:=[.N239]-[.$G$2]*[.$E$2]" office:value-type="float" office:value="-12.932" calcext:value-type="float">
            <text:p>-12,932</text:p>
          </table:table-cell>
          <table:table-cell table:formula="of:=[.O239]+[.N240]*[.$E$2]" office:value-type="float" office:value="496.4549" calcext:value-type="float">
            <text:p>496,4549</text:p>
          </table:table-cell>
          <table:table-cell table:number-columns-repeated="4"/>
        </table:table-row>
        <table:table-row table:style-name="ro1">
          <table:table-cell table:formula="of:=[.A240]+[.$E$2]" office:value-type="float" office:value="2.34999999999999" calcext:value-type="float">
            <text:p>2,34999999999999</text:p>
          </table:table-cell>
          <table:table-cell table:formula="of:=-[.$G$2]*[.A241]^2/2+[.$H$2]*[.A241]+[.$I$2]" office:value-type="float" office:value="496.43975" calcext:value-type="float">
            <text:p>496,43975</text:p>
          </table:table-cell>
          <table:table-cell table:formula="of:=[.$H$2]-[.$G$2]*[.A241]" office:value-type="float" office:value="-13.0299999999999" calcext:value-type="float">
            <text:p>-13,0299999999999</text:p>
          </table:table-cell>
          <table:table-cell table:number-columns-repeated="9"/>
          <table:table-cell table:formula="of:=[.M240]+[.$E$2]" office:value-type="float" office:value="2.34999999999999" calcext:value-type="float">
            <text:p>2,34999999999999</text:p>
          </table:table-cell>
          <table:table-cell table:formula="of:=[.N240]-[.$G$2]*[.$E$2]" office:value-type="float" office:value="-13.03" calcext:value-type="float">
            <text:p>-13,03</text:p>
          </table:table-cell>
          <table:table-cell table:formula="of:=[.O240]+[.N241]*[.$E$2]" office:value-type="float" office:value="496.3246" calcext:value-type="float">
            <text:p>496,3246</text:p>
          </table:table-cell>
          <table:table-cell table:number-columns-repeated="4"/>
        </table:table-row>
        <table:table-row table:style-name="ro1">
          <table:table-cell table:formula="of:=[.A241]+[.$E$2]" office:value-type="float" office:value="2.35999999999999" calcext:value-type="float">
            <text:p>2,35999999999999</text:p>
          </table:table-cell>
          <table:table-cell table:formula="of:=-[.$G$2]*[.A242]^2/2+[.$H$2]*[.A242]+[.$I$2]" office:value-type="float" office:value="496.30896" calcext:value-type="float">
            <text:p>496,30896</text:p>
          </table:table-cell>
          <table:table-cell table:formula="of:=[.$H$2]-[.$G$2]*[.A242]" office:value-type="float" office:value="-13.1279999999999" calcext:value-type="float">
            <text:p>-13,1279999999999</text:p>
          </table:table-cell>
          <table:table-cell table:number-columns-repeated="9"/>
          <table:table-cell table:formula="of:=[.M241]+[.$E$2]" office:value-type="float" office:value="2.35999999999999" calcext:value-type="float">
            <text:p>2,35999999999999</text:p>
          </table:table-cell>
          <table:table-cell table:formula="of:=[.N241]-[.$G$2]*[.$E$2]" office:value-type="float" office:value="-13.128" calcext:value-type="float">
            <text:p>-13,128</text:p>
          </table:table-cell>
          <table:table-cell table:formula="of:=[.O241]+[.N242]*[.$E$2]" office:value-type="float" office:value="496.19332" calcext:value-type="float">
            <text:p>496,19332</text:p>
          </table:table-cell>
          <table:table-cell table:number-columns-repeated="4"/>
        </table:table-row>
        <table:table-row table:style-name="ro1">
          <table:table-cell table:formula="of:=[.A242]+[.$E$2]" office:value-type="float" office:value="2.36999999999999" calcext:value-type="float">
            <text:p>2,36999999999999</text:p>
          </table:table-cell>
          <table:table-cell table:formula="of:=-[.$G$2]*[.A243]^2/2+[.$H$2]*[.A243]+[.$I$2]" office:value-type="float" office:value="496.17719" calcext:value-type="float">
            <text:p>496,17719</text:p>
          </table:table-cell>
          <table:table-cell table:formula="of:=[.$H$2]-[.$G$2]*[.A243]" office:value-type="float" office:value="-13.2259999999999" calcext:value-type="float">
            <text:p>-13,2259999999999</text:p>
          </table:table-cell>
          <table:table-cell table:number-columns-repeated="9"/>
          <table:table-cell table:formula="of:=[.M242]+[.$E$2]" office:value-type="float" office:value="2.36999999999999" calcext:value-type="float">
            <text:p>2,36999999999999</text:p>
          </table:table-cell>
          <table:table-cell table:formula="of:=[.N242]-[.$G$2]*[.$E$2]" office:value-type="float" office:value="-13.226" calcext:value-type="float">
            <text:p>-13,226</text:p>
          </table:table-cell>
          <table:table-cell table:formula="of:=[.O242]+[.N243]*[.$E$2]" office:value-type="float" office:value="496.06106" calcext:value-type="float">
            <text:p>496,06106</text:p>
          </table:table-cell>
          <table:table-cell table:number-columns-repeated="4"/>
        </table:table-row>
        <table:table-row table:style-name="ro1">
          <table:table-cell table:formula="of:=[.A243]+[.$E$2]" office:value-type="float" office:value="2.37999999999999" calcext:value-type="float">
            <text:p>2,37999999999999</text:p>
          </table:table-cell>
          <table:table-cell table:formula="of:=-[.$G$2]*[.A244]^2/2+[.$H$2]*[.A244]+[.$I$2]" office:value-type="float" office:value="496.04444" calcext:value-type="float">
            <text:p>496,04444</text:p>
          </table:table-cell>
          <table:table-cell table:formula="of:=[.$H$2]-[.$G$2]*[.A244]" office:value-type="float" office:value="-13.3239999999999" calcext:value-type="float">
            <text:p>-13,3239999999999</text:p>
          </table:table-cell>
          <table:table-cell table:number-columns-repeated="9"/>
          <table:table-cell table:formula="of:=[.M243]+[.$E$2]" office:value-type="float" office:value="2.37999999999999" calcext:value-type="float">
            <text:p>2,37999999999999</text:p>
          </table:table-cell>
          <table:table-cell table:formula="of:=[.N243]-[.$G$2]*[.$E$2]" office:value-type="float" office:value="-13.324" calcext:value-type="float">
            <text:p>-13,324</text:p>
          </table:table-cell>
          <table:table-cell table:formula="of:=[.O243]+[.N244]*[.$E$2]" office:value-type="float" office:value="495.92782" calcext:value-type="float">
            <text:p>495,92782</text:p>
          </table:table-cell>
          <table:table-cell table:number-columns-repeated="4"/>
        </table:table-row>
        <table:table-row table:style-name="ro1">
          <table:table-cell table:formula="of:=[.A244]+[.$E$2]" office:value-type="float" office:value="2.38999999999999" calcext:value-type="float">
            <text:p>2,38999999999999</text:p>
          </table:table-cell>
          <table:table-cell table:formula="of:=-[.$G$2]*[.A245]^2/2+[.$H$2]*[.A245]+[.$I$2]" office:value-type="float" office:value="495.91071" calcext:value-type="float">
            <text:p>495,91071</text:p>
          </table:table-cell>
          <table:table-cell table:formula="of:=[.$H$2]-[.$G$2]*[.A245]" office:value-type="float" office:value="-13.4219999999999" calcext:value-type="float">
            <text:p>-13,4219999999999</text:p>
          </table:table-cell>
          <table:table-cell table:number-columns-repeated="9"/>
          <table:table-cell table:formula="of:=[.M244]+[.$E$2]" office:value-type="float" office:value="2.38999999999999" calcext:value-type="float">
            <text:p>2,38999999999999</text:p>
          </table:table-cell>
          <table:table-cell table:formula="of:=[.N244]-[.$G$2]*[.$E$2]" office:value-type="float" office:value="-13.422" calcext:value-type="float">
            <text:p>-13,422</text:p>
          </table:table-cell>
          <table:table-cell table:formula="of:=[.O244]+[.N245]*[.$E$2]" office:value-type="float" office:value="495.7936" calcext:value-type="float">
            <text:p>495,7936</text:p>
          </table:table-cell>
          <table:table-cell table:number-columns-repeated="4"/>
        </table:table-row>
        <table:table-row table:style-name="ro1">
          <table:table-cell table:formula="of:=[.A245]+[.$E$2]" office:value-type="float" office:value="2.39999999999999" calcext:value-type="float">
            <text:p>2,39999999999999</text:p>
          </table:table-cell>
          <table:table-cell table:formula="of:=-[.$G$2]*[.A246]^2/2+[.$H$2]*[.A246]+[.$I$2]" office:value-type="float" office:value="495.776" calcext:value-type="float">
            <text:p>495,776</text:p>
          </table:table-cell>
          <table:table-cell table:formula="of:=[.$H$2]-[.$G$2]*[.A246]" office:value-type="float" office:value="-13.5199999999999" calcext:value-type="float">
            <text:p>-13,5199999999999</text:p>
          </table:table-cell>
          <table:table-cell table:number-columns-repeated="9"/>
          <table:table-cell table:formula="of:=[.M245]+[.$E$2]" office:value-type="float" office:value="2.39999999999999" calcext:value-type="float">
            <text:p>2,39999999999999</text:p>
          </table:table-cell>
          <table:table-cell table:formula="of:=[.N245]-[.$G$2]*[.$E$2]" office:value-type="float" office:value="-13.52" calcext:value-type="float">
            <text:p>-13,52</text:p>
          </table:table-cell>
          <table:table-cell table:formula="of:=[.O245]+[.N246]*[.$E$2]" office:value-type="float" office:value="495.6584" calcext:value-type="float">
            <text:p>495,6584</text:p>
          </table:table-cell>
          <table:table-cell table:number-columns-repeated="4"/>
        </table:table-row>
        <table:table-row table:style-name="ro1">
          <table:table-cell table:formula="of:=[.A246]+[.$E$2]" office:value-type="float" office:value="2.40999999999999" calcext:value-type="float">
            <text:p>2,40999999999999</text:p>
          </table:table-cell>
          <table:table-cell table:formula="of:=-[.$G$2]*[.A247]^2/2+[.$H$2]*[.A247]+[.$I$2]" office:value-type="float" office:value="495.64031" calcext:value-type="float">
            <text:p>495,64031</text:p>
          </table:table-cell>
          <table:table-cell table:formula="of:=[.$H$2]-[.$G$2]*[.A247]" office:value-type="float" office:value="-13.6179999999999" calcext:value-type="float">
            <text:p>-13,6179999999999</text:p>
          </table:table-cell>
          <table:table-cell table:number-columns-repeated="9"/>
          <table:table-cell table:formula="of:=[.M246]+[.$E$2]" office:value-type="float" office:value="2.40999999999999" calcext:value-type="float">
            <text:p>2,40999999999999</text:p>
          </table:table-cell>
          <table:table-cell table:formula="of:=[.N246]-[.$G$2]*[.$E$2]" office:value-type="float" office:value="-13.618" calcext:value-type="float">
            <text:p>-13,618</text:p>
          </table:table-cell>
          <table:table-cell table:formula="of:=[.O246]+[.N247]*[.$E$2]" office:value-type="float" office:value="495.52222" calcext:value-type="float">
            <text:p>495,52222</text:p>
          </table:table-cell>
          <table:table-cell table:number-columns-repeated="4"/>
        </table:table-row>
        <table:table-row table:style-name="ro1">
          <table:table-cell table:formula="of:=[.A247]+[.$E$2]" office:value-type="float" office:value="2.41999999999999" calcext:value-type="float">
            <text:p>2,41999999999999</text:p>
          </table:table-cell>
          <table:table-cell table:formula="of:=-[.$G$2]*[.A248]^2/2+[.$H$2]*[.A248]+[.$I$2]" office:value-type="float" office:value="495.50364" calcext:value-type="float">
            <text:p>495,50364</text:p>
          </table:table-cell>
          <table:table-cell table:formula="of:=[.$H$2]-[.$G$2]*[.A248]" office:value-type="float" office:value="-13.7159999999999" calcext:value-type="float">
            <text:p>-13,7159999999999</text:p>
          </table:table-cell>
          <table:table-cell table:number-columns-repeated="9"/>
          <table:table-cell table:formula="of:=[.M247]+[.$E$2]" office:value-type="float" office:value="2.41999999999999" calcext:value-type="float">
            <text:p>2,41999999999999</text:p>
          </table:table-cell>
          <table:table-cell table:formula="of:=[.N247]-[.$G$2]*[.$E$2]" office:value-type="float" office:value="-13.716" calcext:value-type="float">
            <text:p>-13,716</text:p>
          </table:table-cell>
          <table:table-cell table:formula="of:=[.O247]+[.N248]*[.$E$2]" office:value-type="float" office:value="495.38506" calcext:value-type="float">
            <text:p>495,38506</text:p>
          </table:table-cell>
          <table:table-cell table:number-columns-repeated="4"/>
        </table:table-row>
        <table:table-row table:style-name="ro1">
          <table:table-cell table:formula="of:=[.A248]+[.$E$2]" office:value-type="float" office:value="2.42999999999999" calcext:value-type="float">
            <text:p>2,42999999999999</text:p>
          </table:table-cell>
          <table:table-cell table:formula="of:=-[.$G$2]*[.A249]^2/2+[.$H$2]*[.A249]+[.$I$2]" office:value-type="float" office:value="495.36599" calcext:value-type="float">
            <text:p>495,36599</text:p>
          </table:table-cell>
          <table:table-cell table:formula="of:=[.$H$2]-[.$G$2]*[.A249]" office:value-type="float" office:value="-13.8139999999999" calcext:value-type="float">
            <text:p>-13,8139999999999</text:p>
          </table:table-cell>
          <table:table-cell table:number-columns-repeated="9"/>
          <table:table-cell table:formula="of:=[.M248]+[.$E$2]" office:value-type="float" office:value="2.42999999999999" calcext:value-type="float">
            <text:p>2,42999999999999</text:p>
          </table:table-cell>
          <table:table-cell table:formula="of:=[.N248]-[.$G$2]*[.$E$2]" office:value-type="float" office:value="-13.814" calcext:value-type="float">
            <text:p>-13,814</text:p>
          </table:table-cell>
          <table:table-cell table:formula="of:=[.O248]+[.N249]*[.$E$2]" office:value-type="float" office:value="495.24692" calcext:value-type="float">
            <text:p>495,24692</text:p>
          </table:table-cell>
          <table:table-cell table:number-columns-repeated="4"/>
        </table:table-row>
        <table:table-row table:style-name="ro1">
          <table:table-cell table:formula="of:=[.A249]+[.$E$2]" office:value-type="float" office:value="2.43999999999999" calcext:value-type="float">
            <text:p>2,43999999999999</text:p>
          </table:table-cell>
          <table:table-cell table:formula="of:=-[.$G$2]*[.A250]^2/2+[.$H$2]*[.A250]+[.$I$2]" office:value-type="float" office:value="495.22736" calcext:value-type="float">
            <text:p>495,22736</text:p>
          </table:table-cell>
          <table:table-cell table:formula="of:=[.$H$2]-[.$G$2]*[.A250]" office:value-type="float" office:value="-13.9119999999999" calcext:value-type="float">
            <text:p>-13,9119999999999</text:p>
          </table:table-cell>
          <table:table-cell table:number-columns-repeated="9"/>
          <table:table-cell table:formula="of:=[.M249]+[.$E$2]" office:value-type="float" office:value="2.43999999999999" calcext:value-type="float">
            <text:p>2,43999999999999</text:p>
          </table:table-cell>
          <table:table-cell table:formula="of:=[.N249]-[.$G$2]*[.$E$2]" office:value-type="float" office:value="-13.912" calcext:value-type="float">
            <text:p>-13,912</text:p>
          </table:table-cell>
          <table:table-cell table:formula="of:=[.O249]+[.N250]*[.$E$2]" office:value-type="float" office:value="495.1078" calcext:value-type="float">
            <text:p>495,1078</text:p>
          </table:table-cell>
          <table:table-cell table:number-columns-repeated="4"/>
        </table:table-row>
        <table:table-row table:style-name="ro1">
          <table:table-cell table:formula="of:=[.A250]+[.$E$2]" office:value-type="float" office:value="2.44999999999999" calcext:value-type="float">
            <text:p>2,44999999999999</text:p>
          </table:table-cell>
          <table:table-cell table:formula="of:=-[.$G$2]*[.A251]^2/2+[.$H$2]*[.A251]+[.$I$2]" office:value-type="float" office:value="495.08775" calcext:value-type="float">
            <text:p>495,08775</text:p>
          </table:table-cell>
          <table:table-cell table:formula="of:=[.$H$2]-[.$G$2]*[.A251]" office:value-type="float" office:value="-14.0099999999999" calcext:value-type="float">
            <text:p>-14,0099999999999</text:p>
          </table:table-cell>
          <table:table-cell table:number-columns-repeated="9"/>
          <table:table-cell table:formula="of:=[.M250]+[.$E$2]" office:value-type="float" office:value="2.44999999999999" calcext:value-type="float">
            <text:p>2,44999999999999</text:p>
          </table:table-cell>
          <table:table-cell table:formula="of:=[.N250]-[.$G$2]*[.$E$2]" office:value-type="float" office:value="-14.01" calcext:value-type="float">
            <text:p>-14,01</text:p>
          </table:table-cell>
          <table:table-cell table:formula="of:=[.O250]+[.N251]*[.$E$2]" office:value-type="float" office:value="494.9677" calcext:value-type="float">
            <text:p>494,9677</text:p>
          </table:table-cell>
          <table:table-cell table:number-columns-repeated="4"/>
        </table:table-row>
        <table:table-row table:style-name="ro1">
          <table:table-cell table:formula="of:=[.A251]+[.$E$2]" office:value-type="float" office:value="2.45999999999999" calcext:value-type="float">
            <text:p>2,45999999999999</text:p>
          </table:table-cell>
          <table:table-cell table:formula="of:=-[.$G$2]*[.A252]^2/2+[.$H$2]*[.A252]+[.$I$2]" office:value-type="float" office:value="494.94716" calcext:value-type="float">
            <text:p>494,94716</text:p>
          </table:table-cell>
          <table:table-cell table:formula="of:=[.$H$2]-[.$G$2]*[.A252]" office:value-type="float" office:value="-14.1079999999999" calcext:value-type="float">
            <text:p>-14,1079999999999</text:p>
          </table:table-cell>
          <table:table-cell table:number-columns-repeated="9"/>
          <table:table-cell table:formula="of:=[.M251]+[.$E$2]" office:value-type="float" office:value="2.45999999999999" calcext:value-type="float">
            <text:p>2,45999999999999</text:p>
          </table:table-cell>
          <table:table-cell table:formula="of:=[.N251]-[.$G$2]*[.$E$2]" office:value-type="float" office:value="-14.108" calcext:value-type="float">
            <text:p>-14,108</text:p>
          </table:table-cell>
          <table:table-cell table:formula="of:=[.O251]+[.N252]*[.$E$2]" office:value-type="float" office:value="494.82662" calcext:value-type="float">
            <text:p>494,82662</text:p>
          </table:table-cell>
          <table:table-cell table:number-columns-repeated="4"/>
        </table:table-row>
        <table:table-row table:style-name="ro1">
          <table:table-cell table:formula="of:=[.A252]+[.$E$2]" office:value-type="float" office:value="2.46999999999999" calcext:value-type="float">
            <text:p>2,46999999999999</text:p>
          </table:table-cell>
          <table:table-cell table:formula="of:=-[.$G$2]*[.A253]^2/2+[.$H$2]*[.A253]+[.$I$2]" office:value-type="float" office:value="494.80559" calcext:value-type="float">
            <text:p>494,80559</text:p>
          </table:table-cell>
          <table:table-cell table:formula="of:=[.$H$2]-[.$G$2]*[.A253]" office:value-type="float" office:value="-14.2059999999999" calcext:value-type="float">
            <text:p>-14,2059999999999</text:p>
          </table:table-cell>
          <table:table-cell table:number-columns-repeated="9"/>
          <table:table-cell table:formula="of:=[.M252]+[.$E$2]" office:value-type="float" office:value="2.46999999999999" calcext:value-type="float">
            <text:p>2,46999999999999</text:p>
          </table:table-cell>
          <table:table-cell table:formula="of:=[.N252]-[.$G$2]*[.$E$2]" office:value-type="float" office:value="-14.206" calcext:value-type="float">
            <text:p>-14,206</text:p>
          </table:table-cell>
          <table:table-cell table:formula="of:=[.O252]+[.N253]*[.$E$2]" office:value-type="float" office:value="494.68456" calcext:value-type="float">
            <text:p>494,68456</text:p>
          </table:table-cell>
          <table:table-cell table:number-columns-repeated="4"/>
        </table:table-row>
        <table:table-row table:style-name="ro1">
          <table:table-cell table:formula="of:=[.A253]+[.$E$2]" office:value-type="float" office:value="2.47999999999999" calcext:value-type="float">
            <text:p>2,47999999999999</text:p>
          </table:table-cell>
          <table:table-cell table:formula="of:=-[.$G$2]*[.A254]^2/2+[.$H$2]*[.A254]+[.$I$2]" office:value-type="float" office:value="494.66304" calcext:value-type="float">
            <text:p>494,66304</text:p>
          </table:table-cell>
          <table:table-cell table:formula="of:=[.$H$2]-[.$G$2]*[.A254]" office:value-type="float" office:value="-14.3039999999999" calcext:value-type="float">
            <text:p>-14,3039999999999</text:p>
          </table:table-cell>
          <table:table-cell table:number-columns-repeated="9"/>
          <table:table-cell table:formula="of:=[.M253]+[.$E$2]" office:value-type="float" office:value="2.47999999999999" calcext:value-type="float">
            <text:p>2,47999999999999</text:p>
          </table:table-cell>
          <table:table-cell table:formula="of:=[.N253]-[.$G$2]*[.$E$2]" office:value-type="float" office:value="-14.304" calcext:value-type="float">
            <text:p>-14,304</text:p>
          </table:table-cell>
          <table:table-cell table:formula="of:=[.O253]+[.N254]*[.$E$2]" office:value-type="float" office:value="494.54152" calcext:value-type="float">
            <text:p>494,54152</text:p>
          </table:table-cell>
          <table:table-cell table:number-columns-repeated="4"/>
        </table:table-row>
        <table:table-row table:style-name="ro1">
          <table:table-cell table:formula="of:=[.A254]+[.$E$2]" office:value-type="float" office:value="2.48999999999999" calcext:value-type="float">
            <text:p>2,48999999999999</text:p>
          </table:table-cell>
          <table:table-cell table:formula="of:=-[.$G$2]*[.A255]^2/2+[.$H$2]*[.A255]+[.$I$2]" office:value-type="float" office:value="494.51951" calcext:value-type="float">
            <text:p>494,51951</text:p>
          </table:table-cell>
          <table:table-cell table:formula="of:=[.$H$2]-[.$G$2]*[.A255]" office:value-type="float" office:value="-14.4019999999999" calcext:value-type="float">
            <text:p>-14,4019999999999</text:p>
          </table:table-cell>
          <table:table-cell table:number-columns-repeated="9"/>
          <table:table-cell table:formula="of:=[.M254]+[.$E$2]" office:value-type="float" office:value="2.48999999999999" calcext:value-type="float">
            <text:p>2,48999999999999</text:p>
          </table:table-cell>
          <table:table-cell table:formula="of:=[.N254]-[.$G$2]*[.$E$2]" office:value-type="float" office:value="-14.402" calcext:value-type="float">
            <text:p>-14,402</text:p>
          </table:table-cell>
          <table:table-cell table:formula="of:=[.O254]+[.N255]*[.$E$2]" office:value-type="float" office:value="494.3975" calcext:value-type="float">
            <text:p>494,3975</text:p>
          </table:table-cell>
          <table:table-cell table:number-columns-repeated="4"/>
        </table:table-row>
        <table:table-row table:style-name="ro1">
          <table:table-cell table:formula="of:=[.A255]+[.$E$2]" office:value-type="float" office:value="2.49999999999999" calcext:value-type="float">
            <text:p>2,49999999999999</text:p>
          </table:table-cell>
          <table:table-cell table:formula="of:=-[.$G$2]*[.A256]^2/2+[.$H$2]*[.A256]+[.$I$2]" office:value-type="float" office:value="494.375" calcext:value-type="float">
            <text:p>494,375</text:p>
          </table:table-cell>
          <table:table-cell table:formula="of:=[.$H$2]-[.$G$2]*[.A256]" office:value-type="float" office:value="-14.4999999999999" calcext:value-type="float">
            <text:p>-14,4999999999999</text:p>
          </table:table-cell>
          <table:table-cell table:number-columns-repeated="9"/>
          <table:table-cell table:formula="of:=[.M255]+[.$E$2]" office:value-type="float" office:value="2.49999999999999" calcext:value-type="float">
            <text:p>2,49999999999999</text:p>
          </table:table-cell>
          <table:table-cell table:formula="of:=[.N255]-[.$G$2]*[.$E$2]" office:value-type="float" office:value="-14.5000000000001" calcext:value-type="float">
            <text:p>-14,5000000000001</text:p>
          </table:table-cell>
          <table:table-cell table:formula="of:=[.O255]+[.N256]*[.$E$2]" office:value-type="float" office:value="494.2525" calcext:value-type="float">
            <text:p>494,2525</text:p>
          </table:table-cell>
          <table:table-cell table:number-columns-repeated="4"/>
        </table:table-row>
        <table:table-row table:style-name="ro1">
          <table:table-cell table:formula="of:=[.A256]+[.$E$2]" office:value-type="float" office:value="2.50999999999999" calcext:value-type="float">
            <text:p>2,50999999999999</text:p>
          </table:table-cell>
          <table:table-cell table:formula="of:=-[.$G$2]*[.A257]^2/2+[.$H$2]*[.A257]+[.$I$2]" office:value-type="float" office:value="494.22951" calcext:value-type="float">
            <text:p>494,22951</text:p>
          </table:table-cell>
          <table:table-cell table:formula="of:=[.$H$2]-[.$G$2]*[.A257]" office:value-type="float" office:value="-14.5979999999999" calcext:value-type="float">
            <text:p>-14,5979999999999</text:p>
          </table:table-cell>
          <table:table-cell table:number-columns-repeated="9"/>
          <table:table-cell table:formula="of:=[.M256]+[.$E$2]" office:value-type="float" office:value="2.50999999999999" calcext:value-type="float">
            <text:p>2,50999999999999</text:p>
          </table:table-cell>
          <table:table-cell table:formula="of:=[.N256]-[.$G$2]*[.$E$2]" office:value-type="float" office:value="-14.5980000000001" calcext:value-type="float">
            <text:p>-14,5980000000001</text:p>
          </table:table-cell>
          <table:table-cell table:formula="of:=[.O256]+[.N257]*[.$E$2]" office:value-type="float" office:value="494.10652" calcext:value-type="float">
            <text:p>494,10652</text:p>
          </table:table-cell>
          <table:table-cell table:number-columns-repeated="4"/>
        </table:table-row>
        <table:table-row table:style-name="ro1">
          <table:table-cell table:formula="of:=[.A257]+[.$E$2]" office:value-type="float" office:value="2.51999999999999" calcext:value-type="float">
            <text:p>2,51999999999999</text:p>
          </table:table-cell>
          <table:table-cell table:formula="of:=-[.$G$2]*[.A258]^2/2+[.$H$2]*[.A258]+[.$I$2]" office:value-type="float" office:value="494.08304" calcext:value-type="float">
            <text:p>494,08304</text:p>
          </table:table-cell>
          <table:table-cell table:formula="of:=[.$H$2]-[.$G$2]*[.A258]" office:value-type="float" office:value="-14.6959999999999" calcext:value-type="float">
            <text:p>-14,6959999999999</text:p>
          </table:table-cell>
          <table:table-cell table:number-columns-repeated="9"/>
          <table:table-cell table:formula="of:=[.M257]+[.$E$2]" office:value-type="float" office:value="2.51999999999999" calcext:value-type="float">
            <text:p>2,51999999999999</text:p>
          </table:table-cell>
          <table:table-cell table:formula="of:=[.N257]-[.$G$2]*[.$E$2]" office:value-type="float" office:value="-14.6960000000001" calcext:value-type="float">
            <text:p>-14,6960000000001</text:p>
          </table:table-cell>
          <table:table-cell table:formula="of:=[.O257]+[.N258]*[.$E$2]" office:value-type="float" office:value="493.95956" calcext:value-type="float">
            <text:p>493,95956</text:p>
          </table:table-cell>
          <table:table-cell table:number-columns-repeated="4"/>
        </table:table-row>
        <table:table-row table:style-name="ro1">
          <table:table-cell table:formula="of:=[.A258]+[.$E$2]" office:value-type="float" office:value="2.52999999999999" calcext:value-type="float">
            <text:p>2,52999999999999</text:p>
          </table:table-cell>
          <table:table-cell table:formula="of:=-[.$G$2]*[.A259]^2/2+[.$H$2]*[.A259]+[.$I$2]" office:value-type="float" office:value="493.93559" calcext:value-type="float">
            <text:p>493,93559</text:p>
          </table:table-cell>
          <table:table-cell table:formula="of:=[.$H$2]-[.$G$2]*[.A259]" office:value-type="float" office:value="-14.7939999999999" calcext:value-type="float">
            <text:p>-14,7939999999999</text:p>
          </table:table-cell>
          <table:table-cell table:number-columns-repeated="9"/>
          <table:table-cell table:formula="of:=[.M258]+[.$E$2]" office:value-type="float" office:value="2.52999999999999" calcext:value-type="float">
            <text:p>2,52999999999999</text:p>
          </table:table-cell>
          <table:table-cell table:formula="of:=[.N258]-[.$G$2]*[.$E$2]" office:value-type="float" office:value="-14.7940000000001" calcext:value-type="float">
            <text:p>-14,7940000000001</text:p>
          </table:table-cell>
          <table:table-cell table:formula="of:=[.O258]+[.N259]*[.$E$2]" office:value-type="float" office:value="493.81162" calcext:value-type="float">
            <text:p>493,81162</text:p>
          </table:table-cell>
          <table:table-cell table:number-columns-repeated="4"/>
        </table:table-row>
        <table:table-row table:style-name="ro1">
          <table:table-cell table:formula="of:=[.A259]+[.$E$2]" office:value-type="float" office:value="2.53999999999999" calcext:value-type="float">
            <text:p>2,53999999999999</text:p>
          </table:table-cell>
          <table:table-cell table:formula="of:=-[.$G$2]*[.A260]^2/2+[.$H$2]*[.A260]+[.$I$2]" office:value-type="float" office:value="493.78716" calcext:value-type="float">
            <text:p>493,78716</text:p>
          </table:table-cell>
          <table:table-cell table:formula="of:=[.$H$2]-[.$G$2]*[.A260]" office:value-type="float" office:value="-14.8919999999999" calcext:value-type="float">
            <text:p>-14,8919999999999</text:p>
          </table:table-cell>
          <table:table-cell table:number-columns-repeated="9"/>
          <table:table-cell table:formula="of:=[.M259]+[.$E$2]" office:value-type="float" office:value="2.53999999999999" calcext:value-type="float">
            <text:p>2,53999999999999</text:p>
          </table:table-cell>
          <table:table-cell table:formula="of:=[.N259]-[.$G$2]*[.$E$2]" office:value-type="float" office:value="-14.8920000000001" calcext:value-type="float">
            <text:p>-14,8920000000001</text:p>
          </table:table-cell>
          <table:table-cell table:formula="of:=[.O259]+[.N260]*[.$E$2]" office:value-type="float" office:value="493.6627" calcext:value-type="float">
            <text:p>493,6627</text:p>
          </table:table-cell>
          <table:table-cell table:number-columns-repeated="4"/>
        </table:table-row>
        <table:table-row table:style-name="ro1">
          <table:table-cell table:formula="of:=[.A260]+[.$E$2]" office:value-type="float" office:value="2.54999999999999" calcext:value-type="float">
            <text:p>2,54999999999999</text:p>
          </table:table-cell>
          <table:table-cell table:formula="of:=-[.$G$2]*[.A261]^2/2+[.$H$2]*[.A261]+[.$I$2]" office:value-type="float" office:value="493.63775" calcext:value-type="float">
            <text:p>493,63775</text:p>
          </table:table-cell>
          <table:table-cell table:formula="of:=[.$H$2]-[.$G$2]*[.A261]" office:value-type="float" office:value="-14.9899999999999" calcext:value-type="float">
            <text:p>-14,9899999999999</text:p>
          </table:table-cell>
          <table:table-cell table:number-columns-repeated="9"/>
          <table:table-cell table:formula="of:=[.M260]+[.$E$2]" office:value-type="float" office:value="2.54999999999999" calcext:value-type="float">
            <text:p>2,54999999999999</text:p>
          </table:table-cell>
          <table:table-cell table:formula="of:=[.N260]-[.$G$2]*[.$E$2]" office:value-type="float" office:value="-14.9900000000001" calcext:value-type="float">
            <text:p>-14,9900000000001</text:p>
          </table:table-cell>
          <table:table-cell table:formula="of:=[.O260]+[.N261]*[.$E$2]" office:value-type="float" office:value="493.5128" calcext:value-type="float">
            <text:p>493,5128</text:p>
          </table:table-cell>
          <table:table-cell table:number-columns-repeated="4"/>
        </table:table-row>
        <table:table-row table:style-name="ro1">
          <table:table-cell table:formula="of:=[.A261]+[.$E$2]" office:value-type="float" office:value="2.55999999999999" calcext:value-type="float">
            <text:p>2,55999999999999</text:p>
          </table:table-cell>
          <table:table-cell table:formula="of:=-[.$G$2]*[.A262]^2/2+[.$H$2]*[.A262]+[.$I$2]" office:value-type="float" office:value="493.48736" calcext:value-type="float">
            <text:p>493,48736</text:p>
          </table:table-cell>
          <table:table-cell table:formula="of:=[.$H$2]-[.$G$2]*[.A262]" office:value-type="float" office:value="-15.0879999999999" calcext:value-type="float">
            <text:p>-15,0879999999999</text:p>
          </table:table-cell>
          <table:table-cell table:number-columns-repeated="9"/>
          <table:table-cell table:formula="of:=[.M261]+[.$E$2]" office:value-type="float" office:value="2.55999999999999" calcext:value-type="float">
            <text:p>2,55999999999999</text:p>
          </table:table-cell>
          <table:table-cell table:formula="of:=[.N261]-[.$G$2]*[.$E$2]" office:value-type="float" office:value="-15.0880000000001" calcext:value-type="float">
            <text:p>-15,0880000000001</text:p>
          </table:table-cell>
          <table:table-cell table:formula="of:=[.O261]+[.N262]*[.$E$2]" office:value-type="float" office:value="493.36192" calcext:value-type="float">
            <text:p>493,36192</text:p>
          </table:table-cell>
          <table:table-cell table:number-columns-repeated="4"/>
        </table:table-row>
        <table:table-row table:style-name="ro1">
          <table:table-cell table:formula="of:=[.A262]+[.$E$2]" office:value-type="float" office:value="2.56999999999999" calcext:value-type="float">
            <text:p>2,56999999999999</text:p>
          </table:table-cell>
          <table:table-cell table:formula="of:=-[.$G$2]*[.A263]^2/2+[.$H$2]*[.A263]+[.$I$2]" office:value-type="float" office:value="493.33599" calcext:value-type="float">
            <text:p>493,33599</text:p>
          </table:table-cell>
          <table:table-cell table:formula="of:=[.$H$2]-[.$G$2]*[.A263]" office:value-type="float" office:value="-15.1859999999999" calcext:value-type="float">
            <text:p>-15,1859999999999</text:p>
          </table:table-cell>
          <table:table-cell table:number-columns-repeated="9"/>
          <table:table-cell table:formula="of:=[.M262]+[.$E$2]" office:value-type="float" office:value="2.56999999999999" calcext:value-type="float">
            <text:p>2,56999999999999</text:p>
          </table:table-cell>
          <table:table-cell table:formula="of:=[.N262]-[.$G$2]*[.$E$2]" office:value-type="float" office:value="-15.1860000000001" calcext:value-type="float">
            <text:p>-15,1860000000001</text:p>
          </table:table-cell>
          <table:table-cell table:formula="of:=[.O262]+[.N263]*[.$E$2]" office:value-type="float" office:value="493.21006" calcext:value-type="float">
            <text:p>493,21006</text:p>
          </table:table-cell>
          <table:table-cell table:number-columns-repeated="4"/>
        </table:table-row>
        <table:table-row table:style-name="ro1">
          <table:table-cell table:formula="of:=[.A263]+[.$E$2]" office:value-type="float" office:value="2.57999999999999" calcext:value-type="float">
            <text:p>2,57999999999999</text:p>
          </table:table-cell>
          <table:table-cell table:formula="of:=-[.$G$2]*[.A264]^2/2+[.$H$2]*[.A264]+[.$I$2]" office:value-type="float" office:value="493.18364" calcext:value-type="float">
            <text:p>493,18364</text:p>
          </table:table-cell>
          <table:table-cell table:formula="of:=[.$H$2]-[.$G$2]*[.A264]" office:value-type="float" office:value="-15.2839999999999" calcext:value-type="float">
            <text:p>-15,2839999999999</text:p>
          </table:table-cell>
          <table:table-cell table:number-columns-repeated="9"/>
          <table:table-cell table:formula="of:=[.M263]+[.$E$2]" office:value-type="float" office:value="2.57999999999999" calcext:value-type="float">
            <text:p>2,57999999999999</text:p>
          </table:table-cell>
          <table:table-cell table:formula="of:=[.N263]-[.$G$2]*[.$E$2]" office:value-type="float" office:value="-15.2840000000001" calcext:value-type="float">
            <text:p>-15,2840000000001</text:p>
          </table:table-cell>
          <table:table-cell table:formula="of:=[.O263]+[.N264]*[.$E$2]" office:value-type="float" office:value="493.05722" calcext:value-type="float">
            <text:p>493,05722</text:p>
          </table:table-cell>
          <table:table-cell table:number-columns-repeated="4"/>
        </table:table-row>
        <table:table-row table:style-name="ro1">
          <table:table-cell table:formula="of:=[.A264]+[.$E$2]" office:value-type="float" office:value="2.58999999999999" calcext:value-type="float">
            <text:p>2,58999999999999</text:p>
          </table:table-cell>
          <table:table-cell table:formula="of:=-[.$G$2]*[.A265]^2/2+[.$H$2]*[.A265]+[.$I$2]" office:value-type="float" office:value="493.03031" calcext:value-type="float">
            <text:p>493,03031</text:p>
          </table:table-cell>
          <table:table-cell table:formula="of:=[.$H$2]-[.$G$2]*[.A265]" office:value-type="float" office:value="-15.3819999999999" calcext:value-type="float">
            <text:p>-15,3819999999999</text:p>
          </table:table-cell>
          <table:table-cell table:number-columns-repeated="9"/>
          <table:table-cell table:formula="of:=[.M264]+[.$E$2]" office:value-type="float" office:value="2.58999999999999" calcext:value-type="float">
            <text:p>2,58999999999999</text:p>
          </table:table-cell>
          <table:table-cell table:formula="of:=[.N264]-[.$G$2]*[.$E$2]" office:value-type="float" office:value="-15.3820000000001" calcext:value-type="float">
            <text:p>-15,3820000000001</text:p>
          </table:table-cell>
          <table:table-cell table:formula="of:=[.O264]+[.N265]*[.$E$2]" office:value-type="float" office:value="492.9034" calcext:value-type="float">
            <text:p>492,9034</text:p>
          </table:table-cell>
          <table:table-cell table:number-columns-repeated="4"/>
        </table:table-row>
        <table:table-row table:style-name="ro1">
          <table:table-cell table:formula="of:=[.A265]+[.$E$2]" office:value-type="float" office:value="2.59999999999999" calcext:value-type="float">
            <text:p>2,59999999999999</text:p>
          </table:table-cell>
          <table:table-cell table:formula="of:=-[.$G$2]*[.A266]^2/2+[.$H$2]*[.A266]+[.$I$2]" office:value-type="float" office:value="492.876" calcext:value-type="float">
            <text:p>492,876</text:p>
          </table:table-cell>
          <table:table-cell table:formula="of:=[.$H$2]-[.$G$2]*[.A266]" office:value-type="float" office:value="-15.4799999999999" calcext:value-type="float">
            <text:p>-15,4799999999999</text:p>
          </table:table-cell>
          <table:table-cell table:number-columns-repeated="9"/>
          <table:table-cell table:formula="of:=[.M265]+[.$E$2]" office:value-type="float" office:value="2.59999999999999" calcext:value-type="float">
            <text:p>2,59999999999999</text:p>
          </table:table-cell>
          <table:table-cell table:formula="of:=[.N265]-[.$G$2]*[.$E$2]" office:value-type="float" office:value="-15.4800000000001" calcext:value-type="float">
            <text:p>-15,4800000000001</text:p>
          </table:table-cell>
          <table:table-cell table:formula="of:=[.O265]+[.N266]*[.$E$2]" office:value-type="float" office:value="492.7486" calcext:value-type="float">
            <text:p>492,7486</text:p>
          </table:table-cell>
          <table:table-cell table:number-columns-repeated="4"/>
        </table:table-row>
        <table:table-row table:style-name="ro1">
          <table:table-cell table:formula="of:=[.A266]+[.$E$2]" office:value-type="float" office:value="2.60999999999999" calcext:value-type="float">
            <text:p>2,60999999999999</text:p>
          </table:table-cell>
          <table:table-cell table:formula="of:=-[.$G$2]*[.A267]^2/2+[.$H$2]*[.A267]+[.$I$2]" office:value-type="float" office:value="492.72071" calcext:value-type="float">
            <text:p>492,72071</text:p>
          </table:table-cell>
          <table:table-cell table:formula="of:=[.$H$2]-[.$G$2]*[.A267]" office:value-type="float" office:value="-15.5779999999999" calcext:value-type="float">
            <text:p>-15,5779999999999</text:p>
          </table:table-cell>
          <table:table-cell table:number-columns-repeated="9"/>
          <table:table-cell table:formula="of:=[.M266]+[.$E$2]" office:value-type="float" office:value="2.60999999999999" calcext:value-type="float">
            <text:p>2,60999999999999</text:p>
          </table:table-cell>
          <table:table-cell table:formula="of:=[.N266]-[.$G$2]*[.$E$2]" office:value-type="float" office:value="-15.5780000000001" calcext:value-type="float">
            <text:p>-15,5780000000001</text:p>
          </table:table-cell>
          <table:table-cell table:formula="of:=[.O266]+[.N267]*[.$E$2]" office:value-type="float" office:value="492.59282" calcext:value-type="float">
            <text:p>492,59282</text:p>
          </table:table-cell>
          <table:table-cell table:number-columns-repeated="4"/>
        </table:table-row>
        <table:table-row table:style-name="ro1">
          <table:table-cell table:formula="of:=[.A267]+[.$E$2]" office:value-type="float" office:value="2.61999999999999" calcext:value-type="float">
            <text:p>2,61999999999999</text:p>
          </table:table-cell>
          <table:table-cell table:formula="of:=-[.$G$2]*[.A268]^2/2+[.$H$2]*[.A268]+[.$I$2]" office:value-type="float" office:value="492.56444" calcext:value-type="float">
            <text:p>492,56444</text:p>
          </table:table-cell>
          <table:table-cell table:formula="of:=[.$H$2]-[.$G$2]*[.A268]" office:value-type="float" office:value="-15.6759999999999" calcext:value-type="float">
            <text:p>-15,6759999999999</text:p>
          </table:table-cell>
          <table:table-cell table:number-columns-repeated="9"/>
          <table:table-cell table:formula="of:=[.M267]+[.$E$2]" office:value-type="float" office:value="2.61999999999999" calcext:value-type="float">
            <text:p>2,61999999999999</text:p>
          </table:table-cell>
          <table:table-cell table:formula="of:=[.N267]-[.$G$2]*[.$E$2]" office:value-type="float" office:value="-15.6760000000001" calcext:value-type="float">
            <text:p>-15,6760000000001</text:p>
          </table:table-cell>
          <table:table-cell table:formula="of:=[.O267]+[.N268]*[.$E$2]" office:value-type="float" office:value="492.43606" calcext:value-type="float">
            <text:p>492,43606</text:p>
          </table:table-cell>
          <table:table-cell table:number-columns-repeated="4"/>
        </table:table-row>
        <table:table-row table:style-name="ro1">
          <table:table-cell table:formula="of:=[.A268]+[.$E$2]" office:value-type="float" office:value="2.62999999999999" calcext:value-type="float">
            <text:p>2,62999999999999</text:p>
          </table:table-cell>
          <table:table-cell table:formula="of:=-[.$G$2]*[.A269]^2/2+[.$H$2]*[.A269]+[.$I$2]" office:value-type="float" office:value="492.40719" calcext:value-type="float">
            <text:p>492,40719</text:p>
          </table:table-cell>
          <table:table-cell table:formula="of:=[.$H$2]-[.$G$2]*[.A269]" office:value-type="float" office:value="-15.7739999999999" calcext:value-type="float">
            <text:p>-15,7739999999999</text:p>
          </table:table-cell>
          <table:table-cell table:number-columns-repeated="9"/>
          <table:table-cell table:formula="of:=[.M268]+[.$E$2]" office:value-type="float" office:value="2.62999999999999" calcext:value-type="float">
            <text:p>2,62999999999999</text:p>
          </table:table-cell>
          <table:table-cell table:formula="of:=[.N268]-[.$G$2]*[.$E$2]" office:value-type="float" office:value="-15.7740000000001" calcext:value-type="float">
            <text:p>-15,7740000000001</text:p>
          </table:table-cell>
          <table:table-cell table:formula="of:=[.O268]+[.N269]*[.$E$2]" office:value-type="float" office:value="492.27832" calcext:value-type="float">
            <text:p>492,27832</text:p>
          </table:table-cell>
          <table:table-cell table:number-columns-repeated="4"/>
        </table:table-row>
        <table:table-row table:style-name="ro1">
          <table:table-cell table:formula="of:=[.A269]+[.$E$2]" office:value-type="float" office:value="2.63999999999999" calcext:value-type="float">
            <text:p>2,63999999999999</text:p>
          </table:table-cell>
          <table:table-cell table:formula="of:=-[.$G$2]*[.A270]^2/2+[.$H$2]*[.A270]+[.$I$2]" office:value-type="float" office:value="492.24896" calcext:value-type="float">
            <text:p>492,24896</text:p>
          </table:table-cell>
          <table:table-cell table:formula="of:=[.$H$2]-[.$G$2]*[.A270]" office:value-type="float" office:value="-15.8719999999999" calcext:value-type="float">
            <text:p>-15,8719999999999</text:p>
          </table:table-cell>
          <table:table-cell table:number-columns-repeated="9"/>
          <table:table-cell table:formula="of:=[.M269]+[.$E$2]" office:value-type="float" office:value="2.63999999999999" calcext:value-type="float">
            <text:p>2,63999999999999</text:p>
          </table:table-cell>
          <table:table-cell table:formula="of:=[.N269]-[.$G$2]*[.$E$2]" office:value-type="float" office:value="-15.8720000000001" calcext:value-type="float">
            <text:p>-15,8720000000001</text:p>
          </table:table-cell>
          <table:table-cell table:formula="of:=[.O269]+[.N270]*[.$E$2]" office:value-type="float" office:value="492.1196" calcext:value-type="float">
            <text:p>492,1196</text:p>
          </table:table-cell>
          <table:table-cell table:number-columns-repeated="4"/>
        </table:table-row>
        <table:table-row table:style-name="ro1">
          <table:table-cell table:formula="of:=[.A270]+[.$E$2]" office:value-type="float" office:value="2.64999999999999" calcext:value-type="float">
            <text:p>2,64999999999999</text:p>
          </table:table-cell>
          <table:table-cell table:formula="of:=-[.$G$2]*[.A271]^2/2+[.$H$2]*[.A271]+[.$I$2]" office:value-type="float" office:value="492.08975" calcext:value-type="float">
            <text:p>492,08975</text:p>
          </table:table-cell>
          <table:table-cell table:formula="of:=[.$H$2]-[.$G$2]*[.A271]" office:value-type="float" office:value="-15.9699999999999" calcext:value-type="float">
            <text:p>-15,9699999999999</text:p>
          </table:table-cell>
          <table:table-cell table:number-columns-repeated="9"/>
          <table:table-cell table:formula="of:=[.M270]+[.$E$2]" office:value-type="float" office:value="2.64999999999999" calcext:value-type="float">
            <text:p>2,64999999999999</text:p>
          </table:table-cell>
          <table:table-cell table:formula="of:=[.N270]-[.$G$2]*[.$E$2]" office:value-type="float" office:value="-15.9700000000001" calcext:value-type="float">
            <text:p>-15,9700000000001</text:p>
          </table:table-cell>
          <table:table-cell table:formula="of:=[.O270]+[.N271]*[.$E$2]" office:value-type="float" office:value="491.9599" calcext:value-type="float">
            <text:p>491,9599</text:p>
          </table:table-cell>
          <table:table-cell table:number-columns-repeated="4"/>
        </table:table-row>
        <table:table-row table:style-name="ro1">
          <table:table-cell table:formula="of:=[.A271]+[.$E$2]" office:value-type="float" office:value="2.65999999999999" calcext:value-type="float">
            <text:p>2,65999999999999</text:p>
          </table:table-cell>
          <table:table-cell table:formula="of:=-[.$G$2]*[.A272]^2/2+[.$H$2]*[.A272]+[.$I$2]" office:value-type="float" office:value="491.92956" calcext:value-type="float">
            <text:p>491,92956</text:p>
          </table:table-cell>
          <table:table-cell table:formula="of:=[.$H$2]-[.$G$2]*[.A272]" office:value-type="float" office:value="-16.0679999999999" calcext:value-type="float">
            <text:p>-16,0679999999999</text:p>
          </table:table-cell>
          <table:table-cell table:number-columns-repeated="9"/>
          <table:table-cell table:formula="of:=[.M271]+[.$E$2]" office:value-type="float" office:value="2.65999999999999" calcext:value-type="float">
            <text:p>2,65999999999999</text:p>
          </table:table-cell>
          <table:table-cell table:formula="of:=[.N271]-[.$G$2]*[.$E$2]" office:value-type="float" office:value="-16.0680000000001" calcext:value-type="float">
            <text:p>-16,0680000000001</text:p>
          </table:table-cell>
          <table:table-cell table:formula="of:=[.O271]+[.N272]*[.$E$2]" office:value-type="float" office:value="491.79922" calcext:value-type="float">
            <text:p>491,79922</text:p>
          </table:table-cell>
          <table:table-cell table:number-columns-repeated="4"/>
        </table:table-row>
        <table:table-row table:style-name="ro1">
          <table:table-cell table:formula="of:=[.A272]+[.$E$2]" office:value-type="float" office:value="2.66999999999999" calcext:value-type="float">
            <text:p>2,66999999999999</text:p>
          </table:table-cell>
          <table:table-cell table:formula="of:=-[.$G$2]*[.A273]^2/2+[.$H$2]*[.A273]+[.$I$2]" office:value-type="float" office:value="491.76839" calcext:value-type="float">
            <text:p>491,76839</text:p>
          </table:table-cell>
          <table:table-cell table:formula="of:=[.$H$2]-[.$G$2]*[.A273]" office:value-type="float" office:value="-16.1659999999999" calcext:value-type="float">
            <text:p>-16,1659999999999</text:p>
          </table:table-cell>
          <table:table-cell table:number-columns-repeated="9"/>
          <table:table-cell table:formula="of:=[.M272]+[.$E$2]" office:value-type="float" office:value="2.66999999999999" calcext:value-type="float">
            <text:p>2,66999999999999</text:p>
          </table:table-cell>
          <table:table-cell table:formula="of:=[.N272]-[.$G$2]*[.$E$2]" office:value-type="float" office:value="-16.1660000000001" calcext:value-type="float">
            <text:p>-16,1660000000001</text:p>
          </table:table-cell>
          <table:table-cell table:formula="of:=[.O272]+[.N273]*[.$E$2]" office:value-type="float" office:value="491.63756" calcext:value-type="float">
            <text:p>491,63756</text:p>
          </table:table-cell>
          <table:table-cell table:number-columns-repeated="4"/>
        </table:table-row>
        <table:table-row table:style-name="ro1">
          <table:table-cell table:formula="of:=[.A273]+[.$E$2]" office:value-type="float" office:value="2.67999999999999" calcext:value-type="float">
            <text:p>2,67999999999999</text:p>
          </table:table-cell>
          <table:table-cell table:formula="of:=-[.$G$2]*[.A274]^2/2+[.$H$2]*[.A274]+[.$I$2]" office:value-type="float" office:value="491.60624" calcext:value-type="float">
            <text:p>491,60624</text:p>
          </table:table-cell>
          <table:table-cell table:formula="of:=[.$H$2]-[.$G$2]*[.A274]" office:value-type="float" office:value="-16.2639999999999" calcext:value-type="float">
            <text:p>-16,2639999999999</text:p>
          </table:table-cell>
          <table:table-cell table:number-columns-repeated="9"/>
          <table:table-cell table:formula="of:=[.M273]+[.$E$2]" office:value-type="float" office:value="2.67999999999999" calcext:value-type="float">
            <text:p>2,67999999999999</text:p>
          </table:table-cell>
          <table:table-cell table:formula="of:=[.N273]-[.$G$2]*[.$E$2]" office:value-type="float" office:value="-16.2640000000001" calcext:value-type="float">
            <text:p>-16,2640000000001</text:p>
          </table:table-cell>
          <table:table-cell table:formula="of:=[.O273]+[.N274]*[.$E$2]" office:value-type="float" office:value="491.47492" calcext:value-type="float">
            <text:p>491,47492</text:p>
          </table:table-cell>
          <table:table-cell table:number-columns-repeated="4"/>
        </table:table-row>
        <table:table-row table:style-name="ro1">
          <table:table-cell table:formula="of:=[.A274]+[.$E$2]" office:value-type="float" office:value="2.68999999999999" calcext:value-type="float">
            <text:p>2,68999999999999</text:p>
          </table:table-cell>
          <table:table-cell table:formula="of:=-[.$G$2]*[.A275]^2/2+[.$H$2]*[.A275]+[.$I$2]" office:value-type="float" office:value="491.44311" calcext:value-type="float">
            <text:p>491,44311</text:p>
          </table:table-cell>
          <table:table-cell table:formula="of:=[.$H$2]-[.$G$2]*[.A275]" office:value-type="float" office:value="-16.3619999999999" calcext:value-type="float">
            <text:p>-16,3619999999999</text:p>
          </table:table-cell>
          <table:table-cell table:number-columns-repeated="9"/>
          <table:table-cell table:formula="of:=[.M274]+[.$E$2]" office:value-type="float" office:value="2.68999999999999" calcext:value-type="float">
            <text:p>2,68999999999999</text:p>
          </table:table-cell>
          <table:table-cell table:formula="of:=[.N274]-[.$G$2]*[.$E$2]" office:value-type="float" office:value="-16.3620000000001" calcext:value-type="float">
            <text:p>-16,3620000000001</text:p>
          </table:table-cell>
          <table:table-cell table:formula="of:=[.O274]+[.N275]*[.$E$2]" office:value-type="float" office:value="491.3113" calcext:value-type="float">
            <text:p>491,3113</text:p>
          </table:table-cell>
          <table:table-cell table:number-columns-repeated="4"/>
        </table:table-row>
        <table:table-row table:style-name="ro1">
          <table:table-cell table:formula="of:=[.A275]+[.$E$2]" office:value-type="float" office:value="2.69999999999999" calcext:value-type="float">
            <text:p>2,69999999999999</text:p>
          </table:table-cell>
          <table:table-cell table:formula="of:=-[.$G$2]*[.A276]^2/2+[.$H$2]*[.A276]+[.$I$2]" office:value-type="float" office:value="491.279" calcext:value-type="float">
            <text:p>491,279</text:p>
          </table:table-cell>
          <table:table-cell table:formula="of:=[.$H$2]-[.$G$2]*[.A276]" office:value-type="float" office:value="-16.4599999999999" calcext:value-type="float">
            <text:p>-16,4599999999999</text:p>
          </table:table-cell>
          <table:table-cell table:number-columns-repeated="9"/>
          <table:table-cell table:formula="of:=[.M275]+[.$E$2]" office:value-type="float" office:value="2.69999999999999" calcext:value-type="float">
            <text:p>2,69999999999999</text:p>
          </table:table-cell>
          <table:table-cell table:formula="of:=[.N275]-[.$G$2]*[.$E$2]" office:value-type="float" office:value="-16.4600000000001" calcext:value-type="float">
            <text:p>-16,4600000000001</text:p>
          </table:table-cell>
          <table:table-cell table:formula="of:=[.O275]+[.N276]*[.$E$2]" office:value-type="float" office:value="491.1467" calcext:value-type="float">
            <text:p>491,1467</text:p>
          </table:table-cell>
          <table:table-cell table:number-columns-repeated="4"/>
        </table:table-row>
        <table:table-row table:style-name="ro1">
          <table:table-cell table:formula="of:=[.A276]+[.$E$2]" office:value-type="float" office:value="2.70999999999999" calcext:value-type="float">
            <text:p>2,70999999999999</text:p>
          </table:table-cell>
          <table:table-cell table:formula="of:=-[.$G$2]*[.A277]^2/2+[.$H$2]*[.A277]+[.$I$2]" office:value-type="float" office:value="491.11391" calcext:value-type="float">
            <text:p>491,11391</text:p>
          </table:table-cell>
          <table:table-cell table:formula="of:=[.$H$2]-[.$G$2]*[.A277]" office:value-type="float" office:value="-16.5579999999999" calcext:value-type="float">
            <text:p>-16,5579999999999</text:p>
          </table:table-cell>
          <table:table-cell table:number-columns-repeated="9"/>
          <table:table-cell table:formula="of:=[.M276]+[.$E$2]" office:value-type="float" office:value="2.70999999999999" calcext:value-type="float">
            <text:p>2,70999999999999</text:p>
          </table:table-cell>
          <table:table-cell table:formula="of:=[.N276]-[.$G$2]*[.$E$2]" office:value-type="float" office:value="-16.5580000000001" calcext:value-type="float">
            <text:p>-16,5580000000001</text:p>
          </table:table-cell>
          <table:table-cell table:formula="of:=[.O276]+[.N277]*[.$E$2]" office:value-type="float" office:value="490.98112" calcext:value-type="float">
            <text:p>490,98112</text:p>
          </table:table-cell>
          <table:table-cell table:number-columns-repeated="4"/>
        </table:table-row>
        <table:table-row table:style-name="ro1">
          <table:table-cell table:formula="of:=[.A277]+[.$E$2]" office:value-type="float" office:value="2.71999999999999" calcext:value-type="float">
            <text:p>2,71999999999999</text:p>
          </table:table-cell>
          <table:table-cell table:formula="of:=-[.$G$2]*[.A278]^2/2+[.$H$2]*[.A278]+[.$I$2]" office:value-type="float" office:value="490.94784" calcext:value-type="float">
            <text:p>490,94784</text:p>
          </table:table-cell>
          <table:table-cell table:formula="of:=[.$H$2]-[.$G$2]*[.A278]" office:value-type="float" office:value="-16.6559999999999" calcext:value-type="float">
            <text:p>-16,6559999999999</text:p>
          </table:table-cell>
          <table:table-cell table:number-columns-repeated="9"/>
          <table:table-cell table:formula="of:=[.M277]+[.$E$2]" office:value-type="float" office:value="2.71999999999999" calcext:value-type="float">
            <text:p>2,71999999999999</text:p>
          </table:table-cell>
          <table:table-cell table:formula="of:=[.N277]-[.$G$2]*[.$E$2]" office:value-type="float" office:value="-16.6560000000001" calcext:value-type="float">
            <text:p>-16,6560000000001</text:p>
          </table:table-cell>
          <table:table-cell table:formula="of:=[.O277]+[.N278]*[.$E$2]" office:value-type="float" office:value="490.81456" calcext:value-type="float">
            <text:p>490,81456</text:p>
          </table:table-cell>
          <table:table-cell table:number-columns-repeated="4"/>
        </table:table-row>
        <table:table-row table:style-name="ro1">
          <table:table-cell table:formula="of:=[.A278]+[.$E$2]" office:value-type="float" office:value="2.72999999999999" calcext:value-type="float">
            <text:p>2,72999999999999</text:p>
          </table:table-cell>
          <table:table-cell table:formula="of:=-[.$G$2]*[.A279]^2/2+[.$H$2]*[.A279]+[.$I$2]" office:value-type="float" office:value="490.78079" calcext:value-type="float">
            <text:p>490,78079</text:p>
          </table:table-cell>
          <table:table-cell table:formula="of:=[.$H$2]-[.$G$2]*[.A279]" office:value-type="float" office:value="-16.7539999999999" calcext:value-type="float">
            <text:p>-16,7539999999999</text:p>
          </table:table-cell>
          <table:table-cell table:number-columns-repeated="9"/>
          <table:table-cell table:formula="of:=[.M278]+[.$E$2]" office:value-type="float" office:value="2.72999999999999" calcext:value-type="float">
            <text:p>2,72999999999999</text:p>
          </table:table-cell>
          <table:table-cell table:formula="of:=[.N278]-[.$G$2]*[.$E$2]" office:value-type="float" office:value="-16.7540000000001" calcext:value-type="float">
            <text:p>-16,7540000000001</text:p>
          </table:table-cell>
          <table:table-cell table:formula="of:=[.O278]+[.N279]*[.$E$2]" office:value-type="float" office:value="490.64702" calcext:value-type="float">
            <text:p>490,64702</text:p>
          </table:table-cell>
          <table:table-cell table:number-columns-repeated="4"/>
        </table:table-row>
        <table:table-row table:style-name="ro1">
          <table:table-cell table:formula="of:=[.A279]+[.$E$2]" office:value-type="float" office:value="2.73999999999999" calcext:value-type="float">
            <text:p>2,73999999999999</text:p>
          </table:table-cell>
          <table:table-cell table:formula="of:=-[.$G$2]*[.A280]^2/2+[.$H$2]*[.A280]+[.$I$2]" office:value-type="float" office:value="490.61276" calcext:value-type="float">
            <text:p>490,61276</text:p>
          </table:table-cell>
          <table:table-cell table:formula="of:=[.$H$2]-[.$G$2]*[.A280]" office:value-type="float" office:value="-16.8519999999999" calcext:value-type="float">
            <text:p>-16,8519999999999</text:p>
          </table:table-cell>
          <table:table-cell table:number-columns-repeated="9"/>
          <table:table-cell table:formula="of:=[.M279]+[.$E$2]" office:value-type="float" office:value="2.73999999999999" calcext:value-type="float">
            <text:p>2,73999999999999</text:p>
          </table:table-cell>
          <table:table-cell table:formula="of:=[.N279]-[.$G$2]*[.$E$2]" office:value-type="float" office:value="-16.8520000000001" calcext:value-type="float">
            <text:p>-16,8520000000001</text:p>
          </table:table-cell>
          <table:table-cell table:formula="of:=[.O279]+[.N280]*[.$E$2]" office:value-type="float" office:value="490.4785" calcext:value-type="float">
            <text:p>490,4785</text:p>
          </table:table-cell>
          <table:table-cell table:number-columns-repeated="4"/>
        </table:table-row>
        <table:table-row table:style-name="ro1">
          <table:table-cell table:formula="of:=[.A280]+[.$E$2]" office:value-type="float" office:value="2.74999999999999" calcext:value-type="float">
            <text:p>2,74999999999999</text:p>
          </table:table-cell>
          <table:table-cell table:formula="of:=-[.$G$2]*[.A281]^2/2+[.$H$2]*[.A281]+[.$I$2]" office:value-type="float" office:value="490.44375" calcext:value-type="float">
            <text:p>490,44375</text:p>
          </table:table-cell>
          <table:table-cell table:formula="of:=[.$H$2]-[.$G$2]*[.A281]" office:value-type="float" office:value="-16.9499999999999" calcext:value-type="float">
            <text:p>-16,9499999999999</text:p>
          </table:table-cell>
          <table:table-cell table:number-columns-repeated="9"/>
          <table:table-cell table:formula="of:=[.M280]+[.$E$2]" office:value-type="float" office:value="2.74999999999999" calcext:value-type="float">
            <text:p>2,74999999999999</text:p>
          </table:table-cell>
          <table:table-cell table:formula="of:=[.N280]-[.$G$2]*[.$E$2]" office:value-type="float" office:value="-16.9500000000001" calcext:value-type="float">
            <text:p>-16,9500000000001</text:p>
          </table:table-cell>
          <table:table-cell table:formula="of:=[.O280]+[.N281]*[.$E$2]" office:value-type="float" office:value="490.309" calcext:value-type="float">
            <text:p>490,309</text:p>
          </table:table-cell>
          <table:table-cell table:number-columns-repeated="4"/>
        </table:table-row>
        <table:table-row table:style-name="ro1">
          <table:table-cell table:formula="of:=[.A281]+[.$E$2]" office:value-type="float" office:value="2.75999999999999" calcext:value-type="float">
            <text:p>2,75999999999999</text:p>
          </table:table-cell>
          <table:table-cell table:formula="of:=-[.$G$2]*[.A282]^2/2+[.$H$2]*[.A282]+[.$I$2]" office:value-type="float" office:value="490.27376" calcext:value-type="float">
            <text:p>490,27376</text:p>
          </table:table-cell>
          <table:table-cell table:formula="of:=[.$H$2]-[.$G$2]*[.A282]" office:value-type="float" office:value="-17.0479999999999" calcext:value-type="float">
            <text:p>-17,0479999999999</text:p>
          </table:table-cell>
          <table:table-cell table:number-columns-repeated="9"/>
          <table:table-cell table:formula="of:=[.M281]+[.$E$2]" office:value-type="float" office:value="2.75999999999999" calcext:value-type="float">
            <text:p>2,75999999999999</text:p>
          </table:table-cell>
          <table:table-cell table:formula="of:=[.N281]-[.$G$2]*[.$E$2]" office:value-type="float" office:value="-17.0480000000001" calcext:value-type="float">
            <text:p>-17,0480000000001</text:p>
          </table:table-cell>
          <table:table-cell table:formula="of:=[.O281]+[.N282]*[.$E$2]" office:value-type="float" office:value="490.13852" calcext:value-type="float">
            <text:p>490,13852</text:p>
          </table:table-cell>
          <table:table-cell table:number-columns-repeated="4"/>
        </table:table-row>
        <table:table-row table:style-name="ro1">
          <table:table-cell table:formula="of:=[.A282]+[.$E$2]" office:value-type="float" office:value="2.76999999999998" calcext:value-type="float">
            <text:p>2,76999999999998</text:p>
          </table:table-cell>
          <table:table-cell table:formula="of:=-[.$G$2]*[.A283]^2/2+[.$H$2]*[.A283]+[.$I$2]" office:value-type="float" office:value="490.10279" calcext:value-type="float">
            <text:p>490,10279</text:p>
          </table:table-cell>
          <table:table-cell table:formula="of:=[.$H$2]-[.$G$2]*[.A283]" office:value-type="float" office:value="-17.1459999999999" calcext:value-type="float">
            <text:p>-17,1459999999999</text:p>
          </table:table-cell>
          <table:table-cell table:number-columns-repeated="9"/>
          <table:table-cell table:formula="of:=[.M282]+[.$E$2]" office:value-type="float" office:value="2.76999999999998" calcext:value-type="float">
            <text:p>2,76999999999998</text:p>
          </table:table-cell>
          <table:table-cell table:formula="of:=[.N282]-[.$G$2]*[.$E$2]" office:value-type="float" office:value="-17.1460000000001" calcext:value-type="float">
            <text:p>-17,1460000000001</text:p>
          </table:table-cell>
          <table:table-cell table:formula="of:=[.O282]+[.N283]*[.$E$2]" office:value-type="float" office:value="489.96706" calcext:value-type="float">
            <text:p>489,96706</text:p>
          </table:table-cell>
          <table:table-cell table:number-columns-repeated="4"/>
        </table:table-row>
        <table:table-row table:style-name="ro1">
          <table:table-cell table:formula="of:=[.A283]+[.$E$2]" office:value-type="float" office:value="2.77999999999998" calcext:value-type="float">
            <text:p>2,77999999999998</text:p>
          </table:table-cell>
          <table:table-cell table:formula="of:=-[.$G$2]*[.A284]^2/2+[.$H$2]*[.A284]+[.$I$2]" office:value-type="float" office:value="489.93084" calcext:value-type="float">
            <text:p>489,93084</text:p>
          </table:table-cell>
          <table:table-cell table:formula="of:=[.$H$2]-[.$G$2]*[.A284]" office:value-type="float" office:value="-17.2439999999999" calcext:value-type="float">
            <text:p>-17,2439999999999</text:p>
          </table:table-cell>
          <table:table-cell table:number-columns-repeated="9"/>
          <table:table-cell table:formula="of:=[.M283]+[.$E$2]" office:value-type="float" office:value="2.77999999999998" calcext:value-type="float">
            <text:p>2,77999999999998</text:p>
          </table:table-cell>
          <table:table-cell table:formula="of:=[.N283]-[.$G$2]*[.$E$2]" office:value-type="float" office:value="-17.2440000000001" calcext:value-type="float">
            <text:p>-17,2440000000001</text:p>
          </table:table-cell>
          <table:table-cell table:formula="of:=[.O283]+[.N284]*[.$E$2]" office:value-type="float" office:value="489.79462" calcext:value-type="float">
            <text:p>489,79462</text:p>
          </table:table-cell>
          <table:table-cell table:number-columns-repeated="4"/>
        </table:table-row>
        <table:table-row table:style-name="ro1">
          <table:table-cell table:formula="of:=[.A284]+[.$E$2]" office:value-type="float" office:value="2.78999999999998" calcext:value-type="float">
            <text:p>2,78999999999998</text:p>
          </table:table-cell>
          <table:table-cell table:formula="of:=-[.$G$2]*[.A285]^2/2+[.$H$2]*[.A285]+[.$I$2]" office:value-type="float" office:value="489.75791" calcext:value-type="float">
            <text:p>489,75791</text:p>
          </table:table-cell>
          <table:table-cell table:formula="of:=[.$H$2]-[.$G$2]*[.A285]" office:value-type="float" office:value="-17.3419999999998" calcext:value-type="float">
            <text:p>-17,3419999999998</text:p>
          </table:table-cell>
          <table:table-cell table:number-columns-repeated="9"/>
          <table:table-cell table:formula="of:=[.M284]+[.$E$2]" office:value-type="float" office:value="2.78999999999998" calcext:value-type="float">
            <text:p>2,78999999999998</text:p>
          </table:table-cell>
          <table:table-cell table:formula="of:=[.N284]-[.$G$2]*[.$E$2]" office:value-type="float" office:value="-17.3420000000001" calcext:value-type="float">
            <text:p>-17,3420000000001</text:p>
          </table:table-cell>
          <table:table-cell table:formula="of:=[.O284]+[.N285]*[.$E$2]" office:value-type="float" office:value="489.6212" calcext:value-type="float">
            <text:p>489,6212</text:p>
          </table:table-cell>
          <table:table-cell table:number-columns-repeated="4"/>
        </table:table-row>
        <table:table-row table:style-name="ro1">
          <table:table-cell table:formula="of:=[.A285]+[.$E$2]" office:value-type="float" office:value="2.79999999999998" calcext:value-type="float">
            <text:p>2,79999999999998</text:p>
          </table:table-cell>
          <table:table-cell table:formula="of:=-[.$G$2]*[.A286]^2/2+[.$H$2]*[.A286]+[.$I$2]" office:value-type="float" office:value="489.584" calcext:value-type="float">
            <text:p>489,584</text:p>
          </table:table-cell>
          <table:table-cell table:formula="of:=[.$H$2]-[.$G$2]*[.A286]" office:value-type="float" office:value="-17.4399999999999" calcext:value-type="float">
            <text:p>-17,4399999999999</text:p>
          </table:table-cell>
          <table:table-cell table:number-columns-repeated="9"/>
          <table:table-cell table:formula="of:=[.M285]+[.$E$2]" office:value-type="float" office:value="2.79999999999998" calcext:value-type="float">
            <text:p>2,79999999999998</text:p>
          </table:table-cell>
          <table:table-cell table:formula="of:=[.N285]-[.$G$2]*[.$E$2]" office:value-type="float" office:value="-17.44" calcext:value-type="float">
            <text:p>-17,44</text:p>
          </table:table-cell>
          <table:table-cell table:formula="of:=[.O285]+[.N286]*[.$E$2]" office:value-type="float" office:value="489.4468" calcext:value-type="float">
            <text:p>489,4468</text:p>
          </table:table-cell>
          <table:table-cell table:number-columns-repeated="4"/>
        </table:table-row>
        <table:table-row table:style-name="ro1">
          <table:table-cell table:formula="of:=[.A286]+[.$E$2]" office:value-type="float" office:value="2.80999999999998" calcext:value-type="float">
            <text:p>2,80999999999998</text:p>
          </table:table-cell>
          <table:table-cell table:formula="of:=-[.$G$2]*[.A287]^2/2+[.$H$2]*[.A287]+[.$I$2]" office:value-type="float" office:value="489.40911" calcext:value-type="float">
            <text:p>489,40911</text:p>
          </table:table-cell>
          <table:table-cell table:formula="of:=[.$H$2]-[.$G$2]*[.A287]" office:value-type="float" office:value="-17.5379999999998" calcext:value-type="float">
            <text:p>-17,5379999999998</text:p>
          </table:table-cell>
          <table:table-cell table:number-columns-repeated="9"/>
          <table:table-cell table:formula="of:=[.M286]+[.$E$2]" office:value-type="float" office:value="2.80999999999998" calcext:value-type="float">
            <text:p>2,80999999999998</text:p>
          </table:table-cell>
          <table:table-cell table:formula="of:=[.N286]-[.$G$2]*[.$E$2]" office:value-type="float" office:value="-17.538" calcext:value-type="float">
            <text:p>-17,538</text:p>
          </table:table-cell>
          <table:table-cell table:formula="of:=[.O286]+[.N287]*[.$E$2]" office:value-type="float" office:value="489.27142" calcext:value-type="float">
            <text:p>489,27142</text:p>
          </table:table-cell>
          <table:table-cell table:number-columns-repeated="4"/>
        </table:table-row>
        <table:table-row table:style-name="ro1">
          <table:table-cell table:formula="of:=[.A287]+[.$E$2]" office:value-type="float" office:value="2.81999999999998" calcext:value-type="float">
            <text:p>2,81999999999998</text:p>
          </table:table-cell>
          <table:table-cell table:formula="of:=-[.$G$2]*[.A288]^2/2+[.$H$2]*[.A288]+[.$I$2]" office:value-type="float" office:value="489.23324" calcext:value-type="float">
            <text:p>489,23324</text:p>
          </table:table-cell>
          <table:table-cell table:formula="of:=[.$H$2]-[.$G$2]*[.A288]" office:value-type="float" office:value="-17.6359999999998" calcext:value-type="float">
            <text:p>-17,6359999999998</text:p>
          </table:table-cell>
          <table:table-cell table:number-columns-repeated="9"/>
          <table:table-cell table:formula="of:=[.M287]+[.$E$2]" office:value-type="float" office:value="2.81999999999998" calcext:value-type="float">
            <text:p>2,81999999999998</text:p>
          </table:table-cell>
          <table:table-cell table:formula="of:=[.N287]-[.$G$2]*[.$E$2]" office:value-type="float" office:value="-17.636" calcext:value-type="float">
            <text:p>-17,636</text:p>
          </table:table-cell>
          <table:table-cell table:formula="of:=[.O287]+[.N288]*[.$E$2]" office:value-type="float" office:value="489.09506" calcext:value-type="float">
            <text:p>489,09506</text:p>
          </table:table-cell>
          <table:table-cell table:number-columns-repeated="4"/>
        </table:table-row>
        <table:table-row table:style-name="ro1">
          <table:table-cell table:formula="of:=[.A288]+[.$E$2]" office:value-type="float" office:value="2.82999999999998" calcext:value-type="float">
            <text:p>2,82999999999998</text:p>
          </table:table-cell>
          <table:table-cell table:formula="of:=-[.$G$2]*[.A289]^2/2+[.$H$2]*[.A289]+[.$I$2]" office:value-type="float" office:value="489.05639" calcext:value-type="float">
            <text:p>489,05639</text:p>
          </table:table-cell>
          <table:table-cell table:formula="of:=[.$H$2]-[.$G$2]*[.A289]" office:value-type="float" office:value="-17.7339999999998" calcext:value-type="float">
            <text:p>-17,7339999999998</text:p>
          </table:table-cell>
          <table:table-cell table:number-columns-repeated="9"/>
          <table:table-cell table:formula="of:=[.M288]+[.$E$2]" office:value-type="float" office:value="2.82999999999998" calcext:value-type="float">
            <text:p>2,82999999999998</text:p>
          </table:table-cell>
          <table:table-cell table:formula="of:=[.N288]-[.$G$2]*[.$E$2]" office:value-type="float" office:value="-17.734" calcext:value-type="float">
            <text:p>-17,734</text:p>
          </table:table-cell>
          <table:table-cell table:formula="of:=[.O288]+[.N289]*[.$E$2]" office:value-type="float" office:value="488.91772" calcext:value-type="float">
            <text:p>488,91772</text:p>
          </table:table-cell>
          <table:table-cell table:number-columns-repeated="4"/>
        </table:table-row>
        <table:table-row table:style-name="ro1">
          <table:table-cell table:formula="of:=[.A289]+[.$E$2]" office:value-type="float" office:value="2.83999999999998" calcext:value-type="float">
            <text:p>2,83999999999998</text:p>
          </table:table-cell>
          <table:table-cell table:formula="of:=-[.$G$2]*[.A290]^2/2+[.$H$2]*[.A290]+[.$I$2]" office:value-type="float" office:value="488.87856" calcext:value-type="float">
            <text:p>488,87856</text:p>
          </table:table-cell>
          <table:table-cell table:formula="of:=[.$H$2]-[.$G$2]*[.A290]" office:value-type="float" office:value="-17.8319999999998" calcext:value-type="float">
            <text:p>-17,8319999999998</text:p>
          </table:table-cell>
          <table:table-cell table:number-columns-repeated="9"/>
          <table:table-cell table:formula="of:=[.M289]+[.$E$2]" office:value-type="float" office:value="2.83999999999998" calcext:value-type="float">
            <text:p>2,83999999999998</text:p>
          </table:table-cell>
          <table:table-cell table:formula="of:=[.N289]-[.$G$2]*[.$E$2]" office:value-type="float" office:value="-17.832" calcext:value-type="float">
            <text:p>-17,832</text:p>
          </table:table-cell>
          <table:table-cell table:formula="of:=[.O289]+[.N290]*[.$E$2]" office:value-type="float" office:value="488.7394" calcext:value-type="float">
            <text:p>488,7394</text:p>
          </table:table-cell>
          <table:table-cell table:number-columns-repeated="4"/>
        </table:table-row>
        <table:table-row table:style-name="ro1">
          <table:table-cell table:formula="of:=[.A290]+[.$E$2]" office:value-type="float" office:value="2.84999999999998" calcext:value-type="float">
            <text:p>2,84999999999998</text:p>
          </table:table-cell>
          <table:table-cell table:formula="of:=-[.$G$2]*[.A291]^2/2+[.$H$2]*[.A291]+[.$I$2]" office:value-type="float" office:value="488.69975" calcext:value-type="float">
            <text:p>488,69975</text:p>
          </table:table-cell>
          <table:table-cell table:formula="of:=[.$H$2]-[.$G$2]*[.A291]" office:value-type="float" office:value="-17.9299999999998" calcext:value-type="float">
            <text:p>-17,9299999999998</text:p>
          </table:table-cell>
          <table:table-cell table:number-columns-repeated="9"/>
          <table:table-cell table:formula="of:=[.M290]+[.$E$2]" office:value-type="float" office:value="2.84999999999998" calcext:value-type="float">
            <text:p>2,84999999999998</text:p>
          </table:table-cell>
          <table:table-cell table:formula="of:=[.N290]-[.$G$2]*[.$E$2]" office:value-type="float" office:value="-17.93" calcext:value-type="float">
            <text:p>-17,93</text:p>
          </table:table-cell>
          <table:table-cell table:formula="of:=[.O290]+[.N291]*[.$E$2]" office:value-type="float" office:value="488.5601" calcext:value-type="float">
            <text:p>488,5601</text:p>
          </table:table-cell>
          <table:table-cell table:number-columns-repeated="4"/>
        </table:table-row>
        <table:table-row table:style-name="ro1">
          <table:table-cell table:formula="of:=[.A291]+[.$E$2]" office:value-type="float" office:value="2.85999999999998" calcext:value-type="float">
            <text:p>2,85999999999998</text:p>
          </table:table-cell>
          <table:table-cell table:formula="of:=-[.$G$2]*[.A292]^2/2+[.$H$2]*[.A292]+[.$I$2]" office:value-type="float" office:value="488.51996" calcext:value-type="float">
            <text:p>488,51996</text:p>
          </table:table-cell>
          <table:table-cell table:formula="of:=[.$H$2]-[.$G$2]*[.A292]" office:value-type="float" office:value="-18.0279999999998" calcext:value-type="float">
            <text:p>-18,0279999999998</text:p>
          </table:table-cell>
          <table:table-cell table:number-columns-repeated="9"/>
          <table:table-cell table:formula="of:=[.M291]+[.$E$2]" office:value-type="float" office:value="2.85999999999998" calcext:value-type="float">
            <text:p>2,85999999999998</text:p>
          </table:table-cell>
          <table:table-cell table:formula="of:=[.N291]-[.$G$2]*[.$E$2]" office:value-type="float" office:value="-18.028" calcext:value-type="float">
            <text:p>-18,028</text:p>
          </table:table-cell>
          <table:table-cell table:formula="of:=[.O291]+[.N292]*[.$E$2]" office:value-type="float" office:value="488.37982" calcext:value-type="float">
            <text:p>488,37982</text:p>
          </table:table-cell>
          <table:table-cell table:number-columns-repeated="4"/>
        </table:table-row>
        <table:table-row table:style-name="ro1">
          <table:table-cell table:formula="of:=[.A292]+[.$E$2]" office:value-type="float" office:value="2.86999999999998" calcext:value-type="float">
            <text:p>2,86999999999998</text:p>
          </table:table-cell>
          <table:table-cell table:formula="of:=-[.$G$2]*[.A293]^2/2+[.$H$2]*[.A293]+[.$I$2]" office:value-type="float" office:value="488.33919" calcext:value-type="float">
            <text:p>488,33919</text:p>
          </table:table-cell>
          <table:table-cell table:formula="of:=[.$H$2]-[.$G$2]*[.A293]" office:value-type="float" office:value="-18.1259999999998" calcext:value-type="float">
            <text:p>-18,1259999999998</text:p>
          </table:table-cell>
          <table:table-cell table:number-columns-repeated="9"/>
          <table:table-cell table:formula="of:=[.M292]+[.$E$2]" office:value-type="float" office:value="2.86999999999998" calcext:value-type="float">
            <text:p>2,86999999999998</text:p>
          </table:table-cell>
          <table:table-cell table:formula="of:=[.N292]-[.$G$2]*[.$E$2]" office:value-type="float" office:value="-18.126" calcext:value-type="float">
            <text:p>-18,126</text:p>
          </table:table-cell>
          <table:table-cell table:formula="of:=[.O292]+[.N293]*[.$E$2]" office:value-type="float" office:value="488.19856" calcext:value-type="float">
            <text:p>488,19856</text:p>
          </table:table-cell>
          <table:table-cell table:number-columns-repeated="4"/>
        </table:table-row>
        <table:table-row table:style-name="ro1">
          <table:table-cell table:formula="of:=[.A293]+[.$E$2]" office:value-type="float" office:value="2.87999999999998" calcext:value-type="float">
            <text:p>2,87999999999998</text:p>
          </table:table-cell>
          <table:table-cell table:formula="of:=-[.$G$2]*[.A294]^2/2+[.$H$2]*[.A294]+[.$I$2]" office:value-type="float" office:value="488.15744" calcext:value-type="float">
            <text:p>488,15744</text:p>
          </table:table-cell>
          <table:table-cell table:formula="of:=[.$H$2]-[.$G$2]*[.A294]" office:value-type="float" office:value="-18.2239999999998" calcext:value-type="float">
            <text:p>-18,2239999999998</text:p>
          </table:table-cell>
          <table:table-cell table:number-columns-repeated="9"/>
          <table:table-cell table:formula="of:=[.M293]+[.$E$2]" office:value-type="float" office:value="2.87999999999998" calcext:value-type="float">
            <text:p>2,87999999999998</text:p>
          </table:table-cell>
          <table:table-cell table:formula="of:=[.N293]-[.$G$2]*[.$E$2]" office:value-type="float" office:value="-18.224" calcext:value-type="float">
            <text:p>-18,224</text:p>
          </table:table-cell>
          <table:table-cell table:formula="of:=[.O293]+[.N294]*[.$E$2]" office:value-type="float" office:value="488.01632" calcext:value-type="float">
            <text:p>488,01632</text:p>
          </table:table-cell>
          <table:table-cell table:number-columns-repeated="4"/>
        </table:table-row>
        <table:table-row table:style-name="ro1">
          <table:table-cell table:formula="of:=[.A294]+[.$E$2]" office:value-type="float" office:value="2.88999999999998" calcext:value-type="float">
            <text:p>2,88999999999998</text:p>
          </table:table-cell>
          <table:table-cell table:formula="of:=-[.$G$2]*[.A295]^2/2+[.$H$2]*[.A295]+[.$I$2]" office:value-type="float" office:value="487.97471" calcext:value-type="float">
            <text:p>487,97471</text:p>
          </table:table-cell>
          <table:table-cell table:formula="of:=[.$H$2]-[.$G$2]*[.A295]" office:value-type="float" office:value="-18.3219999999998" calcext:value-type="float">
            <text:p>-18,3219999999998</text:p>
          </table:table-cell>
          <table:table-cell table:number-columns-repeated="9"/>
          <table:table-cell table:formula="of:=[.M294]+[.$E$2]" office:value-type="float" office:value="2.88999999999998" calcext:value-type="float">
            <text:p>2,88999999999998</text:p>
          </table:table-cell>
          <table:table-cell table:formula="of:=[.N294]-[.$G$2]*[.$E$2]" office:value-type="float" office:value="-18.322" calcext:value-type="float">
            <text:p>-18,322</text:p>
          </table:table-cell>
          <table:table-cell table:formula="of:=[.O294]+[.N295]*[.$E$2]" office:value-type="float" office:value="487.8331" calcext:value-type="float">
            <text:p>487,8331</text:p>
          </table:table-cell>
          <table:table-cell table:number-columns-repeated="4"/>
        </table:table-row>
        <table:table-row table:style-name="ro1">
          <table:table-cell table:formula="of:=[.A295]+[.$E$2]" office:value-type="float" office:value="2.89999999999998" calcext:value-type="float">
            <text:p>2,89999999999998</text:p>
          </table:table-cell>
          <table:table-cell table:formula="of:=-[.$G$2]*[.A296]^2/2+[.$H$2]*[.A296]+[.$I$2]" office:value-type="float" office:value="487.791" calcext:value-type="float">
            <text:p>487,791</text:p>
          </table:table-cell>
          <table:table-cell table:formula="of:=[.$H$2]-[.$G$2]*[.A296]" office:value-type="float" office:value="-18.4199999999998" calcext:value-type="float">
            <text:p>-18,4199999999998</text:p>
          </table:table-cell>
          <table:table-cell table:number-columns-repeated="9"/>
          <table:table-cell table:formula="of:=[.M295]+[.$E$2]" office:value-type="float" office:value="2.89999999999998" calcext:value-type="float">
            <text:p>2,89999999999998</text:p>
          </table:table-cell>
          <table:table-cell table:formula="of:=[.N295]-[.$G$2]*[.$E$2]" office:value-type="float" office:value="-18.42" calcext:value-type="float">
            <text:p>-18,42</text:p>
          </table:table-cell>
          <table:table-cell table:formula="of:=[.O295]+[.N296]*[.$E$2]" office:value-type="float" office:value="487.6489" calcext:value-type="float">
            <text:p>487,6489</text:p>
          </table:table-cell>
          <table:table-cell table:number-columns-repeated="4"/>
        </table:table-row>
        <table:table-row table:style-name="ro1">
          <table:table-cell table:formula="of:=[.A296]+[.$E$2]" office:value-type="float" office:value="2.90999999999998" calcext:value-type="float">
            <text:p>2,90999999999998</text:p>
          </table:table-cell>
          <table:table-cell table:formula="of:=-[.$G$2]*[.A297]^2/2+[.$H$2]*[.A297]+[.$I$2]" office:value-type="float" office:value="487.60631" calcext:value-type="float">
            <text:p>487,60631</text:p>
          </table:table-cell>
          <table:table-cell table:formula="of:=[.$H$2]-[.$G$2]*[.A297]" office:value-type="float" office:value="-18.5179999999998" calcext:value-type="float">
            <text:p>-18,5179999999998</text:p>
          </table:table-cell>
          <table:table-cell table:number-columns-repeated="9"/>
          <table:table-cell table:formula="of:=[.M296]+[.$E$2]" office:value-type="float" office:value="2.90999999999998" calcext:value-type="float">
            <text:p>2,90999999999998</text:p>
          </table:table-cell>
          <table:table-cell table:formula="of:=[.N296]-[.$G$2]*[.$E$2]" office:value-type="float" office:value="-18.518" calcext:value-type="float">
            <text:p>-18,518</text:p>
          </table:table-cell>
          <table:table-cell table:formula="of:=[.O296]+[.N297]*[.$E$2]" office:value-type="float" office:value="487.46372" calcext:value-type="float">
            <text:p>487,46372</text:p>
          </table:table-cell>
          <table:table-cell table:number-columns-repeated="4"/>
        </table:table-row>
        <table:table-row table:style-name="ro1">
          <table:table-cell table:formula="of:=[.A297]+[.$E$2]" office:value-type="float" office:value="2.91999999999998" calcext:value-type="float">
            <text:p>2,91999999999998</text:p>
          </table:table-cell>
          <table:table-cell table:formula="of:=-[.$G$2]*[.A298]^2/2+[.$H$2]*[.A298]+[.$I$2]" office:value-type="float" office:value="487.42064" calcext:value-type="float">
            <text:p>487,42064</text:p>
          </table:table-cell>
          <table:table-cell table:formula="of:=[.$H$2]-[.$G$2]*[.A298]" office:value-type="float" office:value="-18.6159999999998" calcext:value-type="float">
            <text:p>-18,6159999999998</text:p>
          </table:table-cell>
          <table:table-cell table:number-columns-repeated="9"/>
          <table:table-cell table:formula="of:=[.M297]+[.$E$2]" office:value-type="float" office:value="2.91999999999998" calcext:value-type="float">
            <text:p>2,91999999999998</text:p>
          </table:table-cell>
          <table:table-cell table:formula="of:=[.N297]-[.$G$2]*[.$E$2]" office:value-type="float" office:value="-18.616" calcext:value-type="float">
            <text:p>-18,616</text:p>
          </table:table-cell>
          <table:table-cell table:formula="of:=[.O297]+[.N298]*[.$E$2]" office:value-type="float" office:value="487.27756" calcext:value-type="float">
            <text:p>487,27756</text:p>
          </table:table-cell>
          <table:table-cell table:number-columns-repeated="4"/>
        </table:table-row>
        <table:table-row table:style-name="ro1">
          <table:table-cell table:formula="of:=[.A298]+[.$E$2]" office:value-type="float" office:value="2.92999999999998" calcext:value-type="float">
            <text:p>2,92999999999998</text:p>
          </table:table-cell>
          <table:table-cell table:formula="of:=-[.$G$2]*[.A299]^2/2+[.$H$2]*[.A299]+[.$I$2]" office:value-type="float" office:value="487.23399" calcext:value-type="float">
            <text:p>487,23399</text:p>
          </table:table-cell>
          <table:table-cell table:formula="of:=[.$H$2]-[.$G$2]*[.A299]" office:value-type="float" office:value="-18.7139999999998" calcext:value-type="float">
            <text:p>-18,7139999999998</text:p>
          </table:table-cell>
          <table:table-cell table:number-columns-repeated="9"/>
          <table:table-cell table:formula="of:=[.M298]+[.$E$2]" office:value-type="float" office:value="2.92999999999998" calcext:value-type="float">
            <text:p>2,92999999999998</text:p>
          </table:table-cell>
          <table:table-cell table:formula="of:=[.N298]-[.$G$2]*[.$E$2]" office:value-type="float" office:value="-18.714" calcext:value-type="float">
            <text:p>-18,714</text:p>
          </table:table-cell>
          <table:table-cell table:formula="of:=[.O298]+[.N299]*[.$E$2]" office:value-type="float" office:value="487.09042" calcext:value-type="float">
            <text:p>487,09042</text:p>
          </table:table-cell>
          <table:table-cell table:number-columns-repeated="4"/>
        </table:table-row>
        <table:table-row table:style-name="ro1">
          <table:table-cell table:formula="of:=[.A299]+[.$E$2]" office:value-type="float" office:value="2.93999999999998" calcext:value-type="float">
            <text:p>2,93999999999998</text:p>
          </table:table-cell>
          <table:table-cell table:formula="of:=-[.$G$2]*[.A300]^2/2+[.$H$2]*[.A300]+[.$I$2]" office:value-type="float" office:value="487.04636" calcext:value-type="float">
            <text:p>487,04636</text:p>
          </table:table-cell>
          <table:table-cell table:formula="of:=[.$H$2]-[.$G$2]*[.A300]" office:value-type="float" office:value="-18.8119999999998" calcext:value-type="float">
            <text:p>-18,8119999999998</text:p>
          </table:table-cell>
          <table:table-cell table:number-columns-repeated="9"/>
          <table:table-cell table:formula="of:=[.M299]+[.$E$2]" office:value-type="float" office:value="2.93999999999998" calcext:value-type="float">
            <text:p>2,93999999999998</text:p>
          </table:table-cell>
          <table:table-cell table:formula="of:=[.N299]-[.$G$2]*[.$E$2]" office:value-type="float" office:value="-18.812" calcext:value-type="float">
            <text:p>-18,812</text:p>
          </table:table-cell>
          <table:table-cell table:formula="of:=[.O299]+[.N300]*[.$E$2]" office:value-type="float" office:value="486.9023" calcext:value-type="float">
            <text:p>486,9023</text:p>
          </table:table-cell>
          <table:table-cell table:number-columns-repeated="4"/>
        </table:table-row>
        <table:table-row table:style-name="ro1">
          <table:table-cell table:formula="of:=[.A300]+[.$E$2]" office:value-type="float" office:value="2.94999999999998" calcext:value-type="float">
            <text:p>2,94999999999998</text:p>
          </table:table-cell>
          <table:table-cell table:formula="of:=-[.$G$2]*[.A301]^2/2+[.$H$2]*[.A301]+[.$I$2]" office:value-type="float" office:value="486.85775" calcext:value-type="float">
            <text:p>486,85775</text:p>
          </table:table-cell>
          <table:table-cell table:formula="of:=[.$H$2]-[.$G$2]*[.A301]" office:value-type="float" office:value="-18.9099999999998" calcext:value-type="float">
            <text:p>-18,9099999999998</text:p>
          </table:table-cell>
          <table:table-cell table:number-columns-repeated="9"/>
          <table:table-cell table:formula="of:=[.M300]+[.$E$2]" office:value-type="float" office:value="2.94999999999998" calcext:value-type="float">
            <text:p>2,94999999999998</text:p>
          </table:table-cell>
          <table:table-cell table:formula="of:=[.N300]-[.$G$2]*[.$E$2]" office:value-type="float" office:value="-18.91" calcext:value-type="float">
            <text:p>-18,91</text:p>
          </table:table-cell>
          <table:table-cell table:formula="of:=[.O300]+[.N301]*[.$E$2]" office:value-type="float" office:value="486.7132" calcext:value-type="float">
            <text:p>486,7132</text:p>
          </table:table-cell>
          <table:table-cell table:number-columns-repeated="4"/>
        </table:table-row>
        <table:table-row table:style-name="ro1">
          <table:table-cell table:formula="of:=[.A301]+[.$E$2]" office:value-type="float" office:value="2.95999999999998" calcext:value-type="float">
            <text:p>2,95999999999998</text:p>
          </table:table-cell>
          <table:table-cell table:formula="of:=-[.$G$2]*[.A302]^2/2+[.$H$2]*[.A302]+[.$I$2]" office:value-type="float" office:value="486.66816" calcext:value-type="float">
            <text:p>486,66816</text:p>
          </table:table-cell>
          <table:table-cell table:formula="of:=[.$H$2]-[.$G$2]*[.A302]" office:value-type="float" office:value="-19.0079999999998" calcext:value-type="float">
            <text:p>-19,0079999999998</text:p>
          </table:table-cell>
          <table:table-cell table:number-columns-repeated="9"/>
          <table:table-cell table:formula="of:=[.M301]+[.$E$2]" office:value-type="float" office:value="2.95999999999998" calcext:value-type="float">
            <text:p>2,95999999999998</text:p>
          </table:table-cell>
          <table:table-cell table:formula="of:=[.N301]-[.$G$2]*[.$E$2]" office:value-type="float" office:value="-19.008" calcext:value-type="float">
            <text:p>-19,008</text:p>
          </table:table-cell>
          <table:table-cell table:formula="of:=[.O301]+[.N302]*[.$E$2]" office:value-type="float" office:value="486.52312" calcext:value-type="float">
            <text:p>486,52312</text:p>
          </table:table-cell>
          <table:table-cell table:number-columns-repeated="4"/>
        </table:table-row>
        <table:table-row table:style-name="ro1">
          <table:table-cell table:formula="of:=[.A302]+[.$E$2]" office:value-type="float" office:value="2.96999999999998" calcext:value-type="float">
            <text:p>2,96999999999998</text:p>
          </table:table-cell>
          <table:table-cell table:formula="of:=-[.$G$2]*[.A303]^2/2+[.$H$2]*[.A303]+[.$I$2]" office:value-type="float" office:value="486.47759" calcext:value-type="float">
            <text:p>486,47759</text:p>
          </table:table-cell>
          <table:table-cell table:formula="of:=[.$H$2]-[.$G$2]*[.A303]" office:value-type="float" office:value="-19.1059999999998" calcext:value-type="float">
            <text:p>-19,1059999999998</text:p>
          </table:table-cell>
          <table:table-cell table:number-columns-repeated="9"/>
          <table:table-cell table:formula="of:=[.M302]+[.$E$2]" office:value-type="float" office:value="2.96999999999998" calcext:value-type="float">
            <text:p>2,96999999999998</text:p>
          </table:table-cell>
          <table:table-cell table:formula="of:=[.N302]-[.$G$2]*[.$E$2]" office:value-type="float" office:value="-19.106" calcext:value-type="float">
            <text:p>-19,106</text:p>
          </table:table-cell>
          <table:table-cell table:formula="of:=[.O302]+[.N303]*[.$E$2]" office:value-type="float" office:value="486.33206" calcext:value-type="float">
            <text:p>486,33206</text:p>
          </table:table-cell>
          <table:table-cell table:number-columns-repeated="4"/>
        </table:table-row>
        <table:table-row table:style-name="ro1">
          <table:table-cell table:formula="of:=[.A303]+[.$E$2]" office:value-type="float" office:value="2.97999999999998" calcext:value-type="float">
            <text:p>2,97999999999998</text:p>
          </table:table-cell>
          <table:table-cell table:formula="of:=-[.$G$2]*[.A304]^2/2+[.$H$2]*[.A304]+[.$I$2]" office:value-type="float" office:value="486.28604" calcext:value-type="float">
            <text:p>486,28604</text:p>
          </table:table-cell>
          <table:table-cell table:formula="of:=[.$H$2]-[.$G$2]*[.A304]" office:value-type="float" office:value="-19.2039999999998" calcext:value-type="float">
            <text:p>-19,2039999999998</text:p>
          </table:table-cell>
          <table:table-cell table:number-columns-repeated="9"/>
          <table:table-cell table:formula="of:=[.M303]+[.$E$2]" office:value-type="float" office:value="2.97999999999998" calcext:value-type="float">
            <text:p>2,97999999999998</text:p>
          </table:table-cell>
          <table:table-cell table:formula="of:=[.N303]-[.$G$2]*[.$E$2]" office:value-type="float" office:value="-19.204" calcext:value-type="float">
            <text:p>-19,204</text:p>
          </table:table-cell>
          <table:table-cell table:formula="of:=[.O303]+[.N304]*[.$E$2]" office:value-type="float" office:value="486.14002" calcext:value-type="float">
            <text:p>486,14002</text:p>
          </table:table-cell>
          <table:table-cell table:number-columns-repeated="4"/>
        </table:table-row>
        <table:table-row table:style-name="ro1">
          <table:table-cell table:formula="of:=[.A304]+[.$E$2]" office:value-type="float" office:value="2.98999999999998" calcext:value-type="float">
            <text:p>2,98999999999998</text:p>
          </table:table-cell>
          <table:table-cell table:formula="of:=-[.$G$2]*[.A305]^2/2+[.$H$2]*[.A305]+[.$I$2]" office:value-type="float" office:value="486.09351" calcext:value-type="float">
            <text:p>486,09351</text:p>
          </table:table-cell>
          <table:table-cell table:formula="of:=[.$H$2]-[.$G$2]*[.A305]" office:value-type="float" office:value="-19.3019999999998" calcext:value-type="float">
            <text:p>-19,3019999999998</text:p>
          </table:table-cell>
          <table:table-cell table:number-columns-repeated="9"/>
          <table:table-cell table:formula="of:=[.M304]+[.$E$2]" office:value-type="float" office:value="2.98999999999998" calcext:value-type="float">
            <text:p>2,98999999999998</text:p>
          </table:table-cell>
          <table:table-cell table:formula="of:=[.N304]-[.$G$2]*[.$E$2]" office:value-type="float" office:value="-19.302" calcext:value-type="float">
            <text:p>-19,302</text:p>
          </table:table-cell>
          <table:table-cell table:formula="of:=[.O304]+[.N305]*[.$E$2]" office:value-type="float" office:value="485.947" calcext:value-type="float">
            <text:p>485,947</text:p>
          </table:table-cell>
          <table:table-cell table:number-columns-repeated="4"/>
        </table:table-row>
        <table:table-row table:style-name="ro1">
          <table:table-cell table:formula="of:=[.A305]+[.$E$2]" office:value-type="float" office:value="2.99999999999998" calcext:value-type="float">
            <text:p>2,99999999999998</text:p>
          </table:table-cell>
          <table:table-cell table:formula="of:=-[.$G$2]*[.A306]^2/2+[.$H$2]*[.A306]+[.$I$2]" office:value-type="float" office:value="485.9" calcext:value-type="float">
            <text:p>485,9</text:p>
          </table:table-cell>
          <table:table-cell table:formula="of:=[.$H$2]-[.$G$2]*[.A306]" office:value-type="float" office:value="-19.3999999999998" calcext:value-type="float">
            <text:p>-19,3999999999998</text:p>
          </table:table-cell>
          <table:table-cell table:number-columns-repeated="9"/>
          <table:table-cell table:formula="of:=[.M305]+[.$E$2]" office:value-type="float" office:value="2.99999999999998" calcext:value-type="float">
            <text:p>2,99999999999998</text:p>
          </table:table-cell>
          <table:table-cell table:formula="of:=[.N305]-[.$G$2]*[.$E$2]" office:value-type="float" office:value="-19.4" calcext:value-type="float">
            <text:p>-19,4</text:p>
          </table:table-cell>
          <table:table-cell table:formula="of:=[.O305]+[.N306]*[.$E$2]" office:value-type="float" office:value="485.753" calcext:value-type="float">
            <text:p>485,753</text:p>
          </table:table-cell>
          <table:table-cell table:number-columns-repeated="4"/>
        </table:table-row>
        <table:table-row table:style-name="ro1">
          <table:table-cell table:formula="of:=[.A306]+[.$E$2]" office:value-type="float" office:value="3.00999999999998" calcext:value-type="float">
            <text:p>3,00999999999998</text:p>
          </table:table-cell>
          <table:table-cell table:formula="of:=-[.$G$2]*[.A307]^2/2+[.$H$2]*[.A307]+[.$I$2]" office:value-type="float" office:value="485.70551" calcext:value-type="float">
            <text:p>485,70551</text:p>
          </table:table-cell>
          <table:table-cell table:formula="of:=[.$H$2]-[.$G$2]*[.A307]" office:value-type="float" office:value="-19.4979999999998" calcext:value-type="float">
            <text:p>-19,4979999999998</text:p>
          </table:table-cell>
          <table:table-cell table:number-columns-repeated="9"/>
          <table:table-cell table:formula="of:=[.M306]+[.$E$2]" office:value-type="float" office:value="3.00999999999998" calcext:value-type="float">
            <text:p>3,00999999999998</text:p>
          </table:table-cell>
          <table:table-cell table:formula="of:=[.N306]-[.$G$2]*[.$E$2]" office:value-type="float" office:value="-19.498" calcext:value-type="float">
            <text:p>-19,498</text:p>
          </table:table-cell>
          <table:table-cell table:formula="of:=[.O306]+[.N307]*[.$E$2]" office:value-type="float" office:value="485.55802" calcext:value-type="float">
            <text:p>485,55802</text:p>
          </table:table-cell>
          <table:table-cell table:number-columns-repeated="4"/>
        </table:table-row>
        <table:table-row table:style-name="ro1">
          <table:table-cell table:formula="of:=[.A307]+[.$E$2]" office:value-type="float" office:value="3.01999999999998" calcext:value-type="float">
            <text:p>3,01999999999998</text:p>
          </table:table-cell>
          <table:table-cell table:formula="of:=-[.$G$2]*[.A308]^2/2+[.$H$2]*[.A308]+[.$I$2]" office:value-type="float" office:value="485.51004" calcext:value-type="float">
            <text:p>485,51004</text:p>
          </table:table-cell>
          <table:table-cell table:formula="of:=[.$H$2]-[.$G$2]*[.A308]" office:value-type="float" office:value="-19.5959999999998" calcext:value-type="float">
            <text:p>-19,5959999999998</text:p>
          </table:table-cell>
          <table:table-cell table:number-columns-repeated="9"/>
          <table:table-cell table:formula="of:=[.M307]+[.$E$2]" office:value-type="float" office:value="3.01999999999998" calcext:value-type="float">
            <text:p>3,01999999999998</text:p>
          </table:table-cell>
          <table:table-cell table:formula="of:=[.N307]-[.$G$2]*[.$E$2]" office:value-type="float" office:value="-19.596" calcext:value-type="float">
            <text:p>-19,596</text:p>
          </table:table-cell>
          <table:table-cell table:formula="of:=[.O307]+[.N308]*[.$E$2]" office:value-type="float" office:value="485.36206" calcext:value-type="float">
            <text:p>485,36206</text:p>
          </table:table-cell>
          <table:table-cell table:number-columns-repeated="4"/>
        </table:table-row>
        <table:table-row table:style-name="ro1">
          <table:table-cell table:formula="of:=[.A308]+[.$E$2]" office:value-type="float" office:value="3.02999999999998" calcext:value-type="float">
            <text:p>3,02999999999998</text:p>
          </table:table-cell>
          <table:table-cell table:formula="of:=-[.$G$2]*[.A309]^2/2+[.$H$2]*[.A309]+[.$I$2]" office:value-type="float" office:value="485.31359" calcext:value-type="float">
            <text:p>485,31359</text:p>
          </table:table-cell>
          <table:table-cell table:formula="of:=[.$H$2]-[.$G$2]*[.A309]" office:value-type="float" office:value="-19.6939999999998" calcext:value-type="float">
            <text:p>-19,6939999999998</text:p>
          </table:table-cell>
          <table:table-cell table:number-columns-repeated="9"/>
          <table:table-cell table:formula="of:=[.M308]+[.$E$2]" office:value-type="float" office:value="3.02999999999998" calcext:value-type="float">
            <text:p>3,02999999999998</text:p>
          </table:table-cell>
          <table:table-cell table:formula="of:=[.N308]-[.$G$2]*[.$E$2]" office:value-type="float" office:value="-19.694" calcext:value-type="float">
            <text:p>-19,694</text:p>
          </table:table-cell>
          <table:table-cell table:formula="of:=[.O308]+[.N309]*[.$E$2]" office:value-type="float" office:value="485.16512" calcext:value-type="float">
            <text:p>485,16512</text:p>
          </table:table-cell>
          <table:table-cell table:number-columns-repeated="4"/>
        </table:table-row>
        <table:table-row table:style-name="ro1">
          <table:table-cell table:formula="of:=[.A309]+[.$E$2]" office:value-type="float" office:value="3.03999999999998" calcext:value-type="float">
            <text:p>3,03999999999998</text:p>
          </table:table-cell>
          <table:table-cell table:formula="of:=-[.$G$2]*[.A310]^2/2+[.$H$2]*[.A310]+[.$I$2]" office:value-type="float" office:value="485.11616" calcext:value-type="float">
            <text:p>485,11616</text:p>
          </table:table-cell>
          <table:table-cell table:formula="of:=[.$H$2]-[.$G$2]*[.A310]" office:value-type="float" office:value="-19.7919999999998" calcext:value-type="float">
            <text:p>-19,7919999999998</text:p>
          </table:table-cell>
          <table:table-cell table:number-columns-repeated="9"/>
          <table:table-cell table:formula="of:=[.M309]+[.$E$2]" office:value-type="float" office:value="3.03999999999998" calcext:value-type="float">
            <text:p>3,03999999999998</text:p>
          </table:table-cell>
          <table:table-cell table:formula="of:=[.N309]-[.$G$2]*[.$E$2]" office:value-type="float" office:value="-19.792" calcext:value-type="float">
            <text:p>-19,792</text:p>
          </table:table-cell>
          <table:table-cell table:formula="of:=[.O309]+[.N310]*[.$E$2]" office:value-type="float" office:value="484.9672" calcext:value-type="float">
            <text:p>484,9672</text:p>
          </table:table-cell>
          <table:table-cell table:number-columns-repeated="4"/>
        </table:table-row>
        <table:table-row table:style-name="ro1">
          <table:table-cell table:formula="of:=[.A310]+[.$E$2]" office:value-type="float" office:value="3.04999999999998" calcext:value-type="float">
            <text:p>3,04999999999998</text:p>
          </table:table-cell>
          <table:table-cell table:formula="of:=-[.$G$2]*[.A311]^2/2+[.$H$2]*[.A311]+[.$I$2]" office:value-type="float" office:value="484.91775" calcext:value-type="float">
            <text:p>484,91775</text:p>
          </table:table-cell>
          <table:table-cell table:formula="of:=[.$H$2]-[.$G$2]*[.A311]" office:value-type="float" office:value="-19.8899999999998" calcext:value-type="float">
            <text:p>-19,8899999999998</text:p>
          </table:table-cell>
          <table:table-cell table:number-columns-repeated="9"/>
          <table:table-cell table:formula="of:=[.M310]+[.$E$2]" office:value-type="float" office:value="3.04999999999998" calcext:value-type="float">
            <text:p>3,04999999999998</text:p>
          </table:table-cell>
          <table:table-cell table:formula="of:=[.N310]-[.$G$2]*[.$E$2]" office:value-type="float" office:value="-19.89" calcext:value-type="float">
            <text:p>-19,89</text:p>
          </table:table-cell>
          <table:table-cell table:formula="of:=[.O310]+[.N311]*[.$E$2]" office:value-type="float" office:value="484.7683" calcext:value-type="float">
            <text:p>484,7683</text:p>
          </table:table-cell>
          <table:table-cell table:number-columns-repeated="4"/>
        </table:table-row>
        <table:table-row table:style-name="ro1">
          <table:table-cell table:formula="of:=[.A311]+[.$E$2]" office:value-type="float" office:value="3.05999999999998" calcext:value-type="float">
            <text:p>3,05999999999998</text:p>
          </table:table-cell>
          <table:table-cell table:formula="of:=-[.$G$2]*[.A312]^2/2+[.$H$2]*[.A312]+[.$I$2]" office:value-type="float" office:value="484.71836" calcext:value-type="float">
            <text:p>484,71836</text:p>
          </table:table-cell>
          <table:table-cell table:formula="of:=[.$H$2]-[.$G$2]*[.A312]" office:value-type="float" office:value="-19.9879999999998" calcext:value-type="float">
            <text:p>-19,9879999999998</text:p>
          </table:table-cell>
          <table:table-cell table:number-columns-repeated="9"/>
          <table:table-cell table:formula="of:=[.M311]+[.$E$2]" office:value-type="float" office:value="3.05999999999998" calcext:value-type="float">
            <text:p>3,05999999999998</text:p>
          </table:table-cell>
          <table:table-cell table:formula="of:=[.N311]-[.$G$2]*[.$E$2]" office:value-type="float" office:value="-19.988" calcext:value-type="float">
            <text:p>-19,988</text:p>
          </table:table-cell>
          <table:table-cell table:formula="of:=[.O311]+[.N312]*[.$E$2]" office:value-type="float" office:value="484.56842" calcext:value-type="float">
            <text:p>484,56842</text:p>
          </table:table-cell>
          <table:table-cell table:number-columns-repeated="4"/>
        </table:table-row>
        <table:table-row table:style-name="ro1">
          <table:table-cell table:formula="of:=[.A312]+[.$E$2]" office:value-type="float" office:value="3.06999999999998" calcext:value-type="float">
            <text:p>3,06999999999998</text:p>
          </table:table-cell>
          <table:table-cell table:formula="of:=-[.$G$2]*[.A313]^2/2+[.$H$2]*[.A313]+[.$I$2]" office:value-type="float" office:value="484.51799" calcext:value-type="float">
            <text:p>484,51799</text:p>
          </table:table-cell>
          <table:table-cell table:formula="of:=[.$H$2]-[.$G$2]*[.A313]" office:value-type="float" office:value="-20.0859999999998" calcext:value-type="float">
            <text:p>-20,0859999999998</text:p>
          </table:table-cell>
          <table:table-cell table:number-columns-repeated="9"/>
          <table:table-cell table:formula="of:=[.M312]+[.$E$2]" office:value-type="float" office:value="3.06999999999998" calcext:value-type="float">
            <text:p>3,06999999999998</text:p>
          </table:table-cell>
          <table:table-cell table:formula="of:=[.N312]-[.$G$2]*[.$E$2]" office:value-type="float" office:value="-20.086" calcext:value-type="float">
            <text:p>-20,086</text:p>
          </table:table-cell>
          <table:table-cell table:formula="of:=[.O312]+[.N313]*[.$E$2]" office:value-type="float" office:value="484.36756" calcext:value-type="float">
            <text:p>484,36756</text:p>
          </table:table-cell>
          <table:table-cell table:number-columns-repeated="4"/>
        </table:table-row>
        <table:table-row table:style-name="ro1">
          <table:table-cell table:formula="of:=[.A313]+[.$E$2]" office:value-type="float" office:value="3.07999999999998" calcext:value-type="float">
            <text:p>3,07999999999998</text:p>
          </table:table-cell>
          <table:table-cell table:formula="of:=-[.$G$2]*[.A314]^2/2+[.$H$2]*[.A314]+[.$I$2]" office:value-type="float" office:value="484.316640000001" calcext:value-type="float">
            <text:p>484,316640000001</text:p>
          </table:table-cell>
          <table:table-cell table:formula="of:=[.$H$2]-[.$G$2]*[.A314]" office:value-type="float" office:value="-20.1839999999998" calcext:value-type="float">
            <text:p>-20,1839999999998</text:p>
          </table:table-cell>
          <table:table-cell table:number-columns-repeated="9"/>
          <table:table-cell table:formula="of:=[.M313]+[.$E$2]" office:value-type="float" office:value="3.07999999999998" calcext:value-type="float">
            <text:p>3,07999999999998</text:p>
          </table:table-cell>
          <table:table-cell table:formula="of:=[.N313]-[.$G$2]*[.$E$2]" office:value-type="float" office:value="-20.184" calcext:value-type="float">
            <text:p>-20,184</text:p>
          </table:table-cell>
          <table:table-cell table:formula="of:=[.O313]+[.N314]*[.$E$2]" office:value-type="float" office:value="484.16572" calcext:value-type="float">
            <text:p>484,16572</text:p>
          </table:table-cell>
          <table:table-cell table:number-columns-repeated="4"/>
        </table:table-row>
        <table:table-row table:style-name="ro1">
          <table:table-cell table:formula="of:=[.A314]+[.$E$2]" office:value-type="float" office:value="3.08999999999998" calcext:value-type="float">
            <text:p>3,08999999999998</text:p>
          </table:table-cell>
          <table:table-cell table:formula="of:=-[.$G$2]*[.A315]^2/2+[.$H$2]*[.A315]+[.$I$2]" office:value-type="float" office:value="484.11431" calcext:value-type="float">
            <text:p>484,11431</text:p>
          </table:table-cell>
          <table:table-cell table:formula="of:=[.$H$2]-[.$G$2]*[.A315]" office:value-type="float" office:value="-20.2819999999998" calcext:value-type="float">
            <text:p>-20,2819999999998</text:p>
          </table:table-cell>
          <table:table-cell table:number-columns-repeated="9"/>
          <table:table-cell table:formula="of:=[.M314]+[.$E$2]" office:value-type="float" office:value="3.08999999999998" calcext:value-type="float">
            <text:p>3,08999999999998</text:p>
          </table:table-cell>
          <table:table-cell table:formula="of:=[.N314]-[.$G$2]*[.$E$2]" office:value-type="float" office:value="-20.282" calcext:value-type="float">
            <text:p>-20,282</text:p>
          </table:table-cell>
          <table:table-cell table:formula="of:=[.O314]+[.N315]*[.$E$2]" office:value-type="float" office:value="483.9629" calcext:value-type="float">
            <text:p>483,9629</text:p>
          </table:table-cell>
          <table:table-cell table:number-columns-repeated="4"/>
        </table:table-row>
        <table:table-row table:style-name="ro1">
          <table:table-cell table:formula="of:=[.A315]+[.$E$2]" office:value-type="float" office:value="3.09999999999998" calcext:value-type="float">
            <text:p>3,09999999999998</text:p>
          </table:table-cell>
          <table:table-cell table:formula="of:=-[.$G$2]*[.A316]^2/2+[.$H$2]*[.A316]+[.$I$2]" office:value-type="float" office:value="483.911" calcext:value-type="float">
            <text:p>483,911</text:p>
          </table:table-cell>
          <table:table-cell table:formula="of:=[.$H$2]-[.$G$2]*[.A316]" office:value-type="float" office:value="-20.3799999999998" calcext:value-type="float">
            <text:p>-20,3799999999998</text:p>
          </table:table-cell>
          <table:table-cell table:number-columns-repeated="9"/>
          <table:table-cell table:formula="of:=[.M315]+[.$E$2]" office:value-type="float" office:value="3.09999999999998" calcext:value-type="float">
            <text:p>3,09999999999998</text:p>
          </table:table-cell>
          <table:table-cell table:formula="of:=[.N315]-[.$G$2]*[.$E$2]" office:value-type="float" office:value="-20.38" calcext:value-type="float">
            <text:p>-20,38</text:p>
          </table:table-cell>
          <table:table-cell table:formula="of:=[.O315]+[.N316]*[.$E$2]" office:value-type="float" office:value="483.7591" calcext:value-type="float">
            <text:p>483,7591</text:p>
          </table:table-cell>
          <table:table-cell table:number-columns-repeated="4"/>
        </table:table-row>
        <table:table-row table:style-name="ro1">
          <table:table-cell table:formula="of:=[.A316]+[.$E$2]" office:value-type="float" office:value="3.10999999999998" calcext:value-type="float">
            <text:p>3,10999999999998</text:p>
          </table:table-cell>
          <table:table-cell table:formula="of:=-[.$G$2]*[.A317]^2/2+[.$H$2]*[.A317]+[.$I$2]" office:value-type="float" office:value="483.70671" calcext:value-type="float">
            <text:p>483,70671</text:p>
          </table:table-cell>
          <table:table-cell table:formula="of:=[.$H$2]-[.$G$2]*[.A317]" office:value-type="float" office:value="-20.4779999999998" calcext:value-type="float">
            <text:p>-20,4779999999998</text:p>
          </table:table-cell>
          <table:table-cell table:number-columns-repeated="9"/>
          <table:table-cell table:formula="of:=[.M316]+[.$E$2]" office:value-type="float" office:value="3.10999999999998" calcext:value-type="float">
            <text:p>3,10999999999998</text:p>
          </table:table-cell>
          <table:table-cell table:formula="of:=[.N316]-[.$G$2]*[.$E$2]" office:value-type="float" office:value="-20.478" calcext:value-type="float">
            <text:p>-20,478</text:p>
          </table:table-cell>
          <table:table-cell table:formula="of:=[.O316]+[.N317]*[.$E$2]" office:value-type="float" office:value="483.55432" calcext:value-type="float">
            <text:p>483,55432</text:p>
          </table:table-cell>
          <table:table-cell table:number-columns-repeated="4"/>
        </table:table-row>
        <table:table-row table:style-name="ro1">
          <table:table-cell table:formula="of:=[.A317]+[.$E$2]" office:value-type="float" office:value="3.11999999999998" calcext:value-type="float">
            <text:p>3,11999999999998</text:p>
          </table:table-cell>
          <table:table-cell table:formula="of:=-[.$G$2]*[.A318]^2/2+[.$H$2]*[.A318]+[.$I$2]" office:value-type="float" office:value="483.501440000001" calcext:value-type="float">
            <text:p>483,501440000001</text:p>
          </table:table-cell>
          <table:table-cell table:formula="of:=[.$H$2]-[.$G$2]*[.A318]" office:value-type="float" office:value="-20.5759999999998" calcext:value-type="float">
            <text:p>-20,5759999999998</text:p>
          </table:table-cell>
          <table:table-cell table:number-columns-repeated="9"/>
          <table:table-cell table:formula="of:=[.M317]+[.$E$2]" office:value-type="float" office:value="3.11999999999998" calcext:value-type="float">
            <text:p>3,11999999999998</text:p>
          </table:table-cell>
          <table:table-cell table:formula="of:=[.N317]-[.$G$2]*[.$E$2]" office:value-type="float" office:value="-20.576" calcext:value-type="float">
            <text:p>-20,576</text:p>
          </table:table-cell>
          <table:table-cell table:formula="of:=[.O317]+[.N318]*[.$E$2]" office:value-type="float" office:value="483.34856" calcext:value-type="float">
            <text:p>483,34856</text:p>
          </table:table-cell>
          <table:table-cell table:number-columns-repeated="4"/>
        </table:table-row>
        <table:table-row table:style-name="ro1">
          <table:table-cell table:formula="of:=[.A318]+[.$E$2]" office:value-type="float" office:value="3.12999999999998" calcext:value-type="float">
            <text:p>3,12999999999998</text:p>
          </table:table-cell>
          <table:table-cell table:formula="of:=-[.$G$2]*[.A319]^2/2+[.$H$2]*[.A319]+[.$I$2]" office:value-type="float" office:value="483.295190000001" calcext:value-type="float">
            <text:p>483,295190000001</text:p>
          </table:table-cell>
          <table:table-cell table:formula="of:=[.$H$2]-[.$G$2]*[.A319]" office:value-type="float" office:value="-20.6739999999998" calcext:value-type="float">
            <text:p>-20,6739999999998</text:p>
          </table:table-cell>
          <table:table-cell table:number-columns-repeated="9"/>
          <table:table-cell table:formula="of:=[.M318]+[.$E$2]" office:value-type="float" office:value="3.12999999999998" calcext:value-type="float">
            <text:p>3,12999999999998</text:p>
          </table:table-cell>
          <table:table-cell table:formula="of:=[.N318]-[.$G$2]*[.$E$2]" office:value-type="float" office:value="-20.674" calcext:value-type="float">
            <text:p>-20,674</text:p>
          </table:table-cell>
          <table:table-cell table:formula="of:=[.O318]+[.N319]*[.$E$2]" office:value-type="float" office:value="483.14182" calcext:value-type="float">
            <text:p>483,14182</text:p>
          </table:table-cell>
          <table:table-cell table:number-columns-repeated="4"/>
        </table:table-row>
        <table:table-row table:style-name="ro1">
          <table:table-cell table:formula="of:=[.A319]+[.$E$2]" office:value-type="float" office:value="3.13999999999998" calcext:value-type="float">
            <text:p>3,13999999999998</text:p>
          </table:table-cell>
          <table:table-cell table:formula="of:=-[.$G$2]*[.A320]^2/2+[.$H$2]*[.A320]+[.$I$2]" office:value-type="float" office:value="483.087960000001" calcext:value-type="float">
            <text:p>483,087960000001</text:p>
          </table:table-cell>
          <table:table-cell table:formula="of:=[.$H$2]-[.$G$2]*[.A320]" office:value-type="float" office:value="-20.7719999999998" calcext:value-type="float">
            <text:p>-20,7719999999998</text:p>
          </table:table-cell>
          <table:table-cell table:number-columns-repeated="9"/>
          <table:table-cell table:formula="of:=[.M319]+[.$E$2]" office:value-type="float" office:value="3.13999999999998" calcext:value-type="float">
            <text:p>3,13999999999998</text:p>
          </table:table-cell>
          <table:table-cell table:formula="of:=[.N319]-[.$G$2]*[.$E$2]" office:value-type="float" office:value="-20.772" calcext:value-type="float">
            <text:p>-20,772</text:p>
          </table:table-cell>
          <table:table-cell table:formula="of:=[.O319]+[.N320]*[.$E$2]" office:value-type="float" office:value="482.9341" calcext:value-type="float">
            <text:p>482,9341</text:p>
          </table:table-cell>
          <table:table-cell table:number-columns-repeated="4"/>
        </table:table-row>
        <table:table-row table:style-name="ro1">
          <table:table-cell table:formula="of:=[.A320]+[.$E$2]" office:value-type="float" office:value="3.14999999999998" calcext:value-type="float">
            <text:p>3,14999999999998</text:p>
          </table:table-cell>
          <table:table-cell table:formula="of:=-[.$G$2]*[.A321]^2/2+[.$H$2]*[.A321]+[.$I$2]" office:value-type="float" office:value="482.879750000001" calcext:value-type="float">
            <text:p>482,879750000001</text:p>
          </table:table-cell>
          <table:table-cell table:formula="of:=[.$H$2]-[.$G$2]*[.A321]" office:value-type="float" office:value="-20.8699999999998" calcext:value-type="float">
            <text:p>-20,8699999999998</text:p>
          </table:table-cell>
          <table:table-cell table:number-columns-repeated="9"/>
          <table:table-cell table:formula="of:=[.M320]+[.$E$2]" office:value-type="float" office:value="3.14999999999998" calcext:value-type="float">
            <text:p>3,14999999999998</text:p>
          </table:table-cell>
          <table:table-cell table:formula="of:=[.N320]-[.$G$2]*[.$E$2]" office:value-type="float" office:value="-20.87" calcext:value-type="float">
            <text:p>-20,87</text:p>
          </table:table-cell>
          <table:table-cell table:formula="of:=[.O320]+[.N321]*[.$E$2]" office:value-type="float" office:value="482.7254" calcext:value-type="float">
            <text:p>482,7254</text:p>
          </table:table-cell>
          <table:table-cell table:number-columns-repeated="4"/>
        </table:table-row>
        <table:table-row table:style-name="ro1">
          <table:table-cell table:formula="of:=[.A321]+[.$E$2]" office:value-type="float" office:value="3.15999999999998" calcext:value-type="float">
            <text:p>3,15999999999998</text:p>
          </table:table-cell>
          <table:table-cell table:formula="of:=-[.$G$2]*[.A322]^2/2+[.$H$2]*[.A322]+[.$I$2]" office:value-type="float" office:value="482.670560000001" calcext:value-type="float">
            <text:p>482,670560000001</text:p>
          </table:table-cell>
          <table:table-cell table:formula="of:=[.$H$2]-[.$G$2]*[.A322]" office:value-type="float" office:value="-20.9679999999998" calcext:value-type="float">
            <text:p>-20,9679999999998</text:p>
          </table:table-cell>
          <table:table-cell table:number-columns-repeated="9"/>
          <table:table-cell table:formula="of:=[.M321]+[.$E$2]" office:value-type="float" office:value="3.15999999999998" calcext:value-type="float">
            <text:p>3,15999999999998</text:p>
          </table:table-cell>
          <table:table-cell table:formula="of:=[.N321]-[.$G$2]*[.$E$2]" office:value-type="float" office:value="-20.968" calcext:value-type="float">
            <text:p>-20,968</text:p>
          </table:table-cell>
          <table:table-cell table:formula="of:=[.O321]+[.N322]*[.$E$2]" office:value-type="float" office:value="482.51572" calcext:value-type="float">
            <text:p>482,51572</text:p>
          </table:table-cell>
          <table:table-cell table:number-columns-repeated="4"/>
        </table:table-row>
        <table:table-row table:style-name="ro1">
          <table:table-cell table:formula="of:=[.A322]+[.$E$2]" office:value-type="float" office:value="3.16999999999998" calcext:value-type="float">
            <text:p>3,16999999999998</text:p>
          </table:table-cell>
          <table:table-cell table:formula="of:=-[.$G$2]*[.A323]^2/2+[.$H$2]*[.A323]+[.$I$2]" office:value-type="float" office:value="482.460390000001" calcext:value-type="float">
            <text:p>482,460390000001</text:p>
          </table:table-cell>
          <table:table-cell table:formula="of:=[.$H$2]-[.$G$2]*[.A323]" office:value-type="float" office:value="-21.0659999999998" calcext:value-type="float">
            <text:p>-21,0659999999998</text:p>
          </table:table-cell>
          <table:table-cell table:number-columns-repeated="9"/>
          <table:table-cell table:formula="of:=[.M322]+[.$E$2]" office:value-type="float" office:value="3.16999999999998" calcext:value-type="float">
            <text:p>3,16999999999998</text:p>
          </table:table-cell>
          <table:table-cell table:formula="of:=[.N322]-[.$G$2]*[.$E$2]" office:value-type="float" office:value="-21.066" calcext:value-type="float">
            <text:p>-21,066</text:p>
          </table:table-cell>
          <table:table-cell table:formula="of:=[.O322]+[.N323]*[.$E$2]" office:value-type="float" office:value="482.30506" calcext:value-type="float">
            <text:p>482,30506</text:p>
          </table:table-cell>
          <table:table-cell table:number-columns-repeated="4"/>
        </table:table-row>
        <table:table-row table:style-name="ro1">
          <table:table-cell table:formula="of:=[.A323]+[.$E$2]" office:value-type="float" office:value="3.17999999999998" calcext:value-type="float">
            <text:p>3,17999999999998</text:p>
          </table:table-cell>
          <table:table-cell table:formula="of:=-[.$G$2]*[.A324]^2/2+[.$H$2]*[.A324]+[.$I$2]" office:value-type="float" office:value="482.249240000001" calcext:value-type="float">
            <text:p>482,249240000001</text:p>
          </table:table-cell>
          <table:table-cell table:formula="of:=[.$H$2]-[.$G$2]*[.A324]" office:value-type="float" office:value="-21.1639999999998" calcext:value-type="float">
            <text:p>-21,1639999999998</text:p>
          </table:table-cell>
          <table:table-cell table:number-columns-repeated="9"/>
          <table:table-cell table:formula="of:=[.M323]+[.$E$2]" office:value-type="float" office:value="3.17999999999998" calcext:value-type="float">
            <text:p>3,17999999999998</text:p>
          </table:table-cell>
          <table:table-cell table:formula="of:=[.N323]-[.$G$2]*[.$E$2]" office:value-type="float" office:value="-21.164" calcext:value-type="float">
            <text:p>-21,164</text:p>
          </table:table-cell>
          <table:table-cell table:formula="of:=[.O323]+[.N324]*[.$E$2]" office:value-type="float" office:value="482.09342" calcext:value-type="float">
            <text:p>482,09342</text:p>
          </table:table-cell>
          <table:table-cell table:number-columns-repeated="4"/>
        </table:table-row>
        <table:table-row table:style-name="ro1">
          <table:table-cell table:formula="of:=[.A324]+[.$E$2]" office:value-type="float" office:value="3.18999999999998" calcext:value-type="float">
            <text:p>3,18999999999998</text:p>
          </table:table-cell>
          <table:table-cell table:formula="of:=-[.$G$2]*[.A325]^2/2+[.$H$2]*[.A325]+[.$I$2]" office:value-type="float" office:value="482.037110000001" calcext:value-type="float">
            <text:p>482,037110000001</text:p>
          </table:table-cell>
          <table:table-cell table:formula="of:=[.$H$2]-[.$G$2]*[.A325]" office:value-type="float" office:value="-21.2619999999998" calcext:value-type="float">
            <text:p>-21,2619999999998</text:p>
          </table:table-cell>
          <table:table-cell table:number-columns-repeated="9"/>
          <table:table-cell table:formula="of:=[.M324]+[.$E$2]" office:value-type="float" office:value="3.18999999999998" calcext:value-type="float">
            <text:p>3,18999999999998</text:p>
          </table:table-cell>
          <table:table-cell table:formula="of:=[.N324]-[.$G$2]*[.$E$2]" office:value-type="float" office:value="-21.262" calcext:value-type="float">
            <text:p>-21,262</text:p>
          </table:table-cell>
          <table:table-cell table:formula="of:=[.O324]+[.N325]*[.$E$2]" office:value-type="float" office:value="481.8808" calcext:value-type="float">
            <text:p>481,8808</text:p>
          </table:table-cell>
          <table:table-cell table:number-columns-repeated="4"/>
        </table:table-row>
        <table:table-row table:style-name="ro1">
          <table:table-cell table:formula="of:=[.A325]+[.$E$2]" office:value-type="float" office:value="3.19999999999998" calcext:value-type="float">
            <text:p>3,19999999999998</text:p>
          </table:table-cell>
          <table:table-cell table:formula="of:=-[.$G$2]*[.A326]^2/2+[.$H$2]*[.A326]+[.$I$2]" office:value-type="float" office:value="481.824000000001" calcext:value-type="float">
            <text:p>481,824000000001</text:p>
          </table:table-cell>
          <table:table-cell table:formula="of:=[.$H$2]-[.$G$2]*[.A326]" office:value-type="float" office:value="-21.3599999999998" calcext:value-type="float">
            <text:p>-21,3599999999998</text:p>
          </table:table-cell>
          <table:table-cell table:number-columns-repeated="9"/>
          <table:table-cell table:formula="of:=[.M325]+[.$E$2]" office:value-type="float" office:value="3.19999999999998" calcext:value-type="float">
            <text:p>3,19999999999998</text:p>
          </table:table-cell>
          <table:table-cell table:formula="of:=[.N325]-[.$G$2]*[.$E$2]" office:value-type="float" office:value="-21.36" calcext:value-type="float">
            <text:p>-21,36</text:p>
          </table:table-cell>
          <table:table-cell table:formula="of:=[.O325]+[.N326]*[.$E$2]" office:value-type="float" office:value="481.6672" calcext:value-type="float">
            <text:p>481,6672</text:p>
          </table:table-cell>
          <table:table-cell table:number-columns-repeated="4"/>
        </table:table-row>
        <table:table-row table:style-name="ro1">
          <table:table-cell table:formula="of:=[.A326]+[.$E$2]" office:value-type="float" office:value="3.20999999999998" calcext:value-type="float">
            <text:p>3,20999999999998</text:p>
          </table:table-cell>
          <table:table-cell table:formula="of:=-[.$G$2]*[.A327]^2/2+[.$H$2]*[.A327]+[.$I$2]" office:value-type="float" office:value="481.609910000001" calcext:value-type="float">
            <text:p>481,609910000001</text:p>
          </table:table-cell>
          <table:table-cell table:formula="of:=[.$H$2]-[.$G$2]*[.A327]" office:value-type="float" office:value="-21.4579999999998" calcext:value-type="float">
            <text:p>-21,4579999999998</text:p>
          </table:table-cell>
          <table:table-cell table:number-columns-repeated="9"/>
          <table:table-cell table:formula="of:=[.M326]+[.$E$2]" office:value-type="float" office:value="3.20999999999998" calcext:value-type="float">
            <text:p>3,20999999999998</text:p>
          </table:table-cell>
          <table:table-cell table:formula="of:=[.N326]-[.$G$2]*[.$E$2]" office:value-type="float" office:value="-21.458" calcext:value-type="float">
            <text:p>-21,458</text:p>
          </table:table-cell>
          <table:table-cell table:formula="of:=[.O326]+[.N327]*[.$E$2]" office:value-type="float" office:value="481.45262" calcext:value-type="float">
            <text:p>481,45262</text:p>
          </table:table-cell>
          <table:table-cell table:number-columns-repeated="4"/>
        </table:table-row>
        <table:table-row table:style-name="ro1">
          <table:table-cell table:formula="of:=[.A327]+[.$E$2]" office:value-type="float" office:value="3.21999999999998" calcext:value-type="float">
            <text:p>3,21999999999998</text:p>
          </table:table-cell>
          <table:table-cell table:formula="of:=-[.$G$2]*[.A328]^2/2+[.$H$2]*[.A328]+[.$I$2]" office:value-type="float" office:value="481.39484" calcext:value-type="float">
            <text:p>481,39484</text:p>
          </table:table-cell>
          <table:table-cell table:formula="of:=[.$H$2]-[.$G$2]*[.A328]" office:value-type="float" office:value="-21.5559999999998" calcext:value-type="float">
            <text:p>-21,5559999999998</text:p>
          </table:table-cell>
          <table:table-cell table:number-columns-repeated="9"/>
          <table:table-cell table:formula="of:=[.M327]+[.$E$2]" office:value-type="float" office:value="3.21999999999998" calcext:value-type="float">
            <text:p>3,21999999999998</text:p>
          </table:table-cell>
          <table:table-cell table:formula="of:=[.N327]-[.$G$2]*[.$E$2]" office:value-type="float" office:value="-21.556" calcext:value-type="float">
            <text:p>-21,556</text:p>
          </table:table-cell>
          <table:table-cell table:formula="of:=[.O327]+[.N328]*[.$E$2]" office:value-type="float" office:value="481.23706" calcext:value-type="float">
            <text:p>481,23706</text:p>
          </table:table-cell>
          <table:table-cell table:number-columns-repeated="4"/>
        </table:table-row>
        <table:table-row table:style-name="ro1">
          <table:table-cell table:formula="of:=[.A328]+[.$E$2]" office:value-type="float" office:value="3.22999999999997" calcext:value-type="float">
            <text:p>3,22999999999997</text:p>
          </table:table-cell>
          <table:table-cell table:formula="of:=-[.$G$2]*[.A329]^2/2+[.$H$2]*[.A329]+[.$I$2]" office:value-type="float" office:value="481.178790000001" calcext:value-type="float">
            <text:p>481,178790000001</text:p>
          </table:table-cell>
          <table:table-cell table:formula="of:=[.$H$2]-[.$G$2]*[.A329]" office:value-type="float" office:value="-21.6539999999998" calcext:value-type="float">
            <text:p>-21,6539999999998</text:p>
          </table:table-cell>
          <table:table-cell table:number-columns-repeated="9"/>
          <table:table-cell table:formula="of:=[.M328]+[.$E$2]" office:value-type="float" office:value="3.22999999999997" calcext:value-type="float">
            <text:p>3,22999999999997</text:p>
          </table:table-cell>
          <table:table-cell table:formula="of:=[.N328]-[.$G$2]*[.$E$2]" office:value-type="float" office:value="-21.654" calcext:value-type="float">
            <text:p>-21,654</text:p>
          </table:table-cell>
          <table:table-cell table:formula="of:=[.O328]+[.N329]*[.$E$2]" office:value-type="float" office:value="481.02052" calcext:value-type="float">
            <text:p>481,02052</text:p>
          </table:table-cell>
          <table:table-cell table:number-columns-repeated="4"/>
        </table:table-row>
        <table:table-row table:style-name="ro1">
          <table:table-cell table:formula="of:=[.A329]+[.$E$2]" office:value-type="float" office:value="3.23999999999997" calcext:value-type="float">
            <text:p>3,23999999999997</text:p>
          </table:table-cell>
          <table:table-cell table:formula="of:=-[.$G$2]*[.A330]^2/2+[.$H$2]*[.A330]+[.$I$2]" office:value-type="float" office:value="480.961760000001" calcext:value-type="float">
            <text:p>480,961760000001</text:p>
          </table:table-cell>
          <table:table-cell table:formula="of:=[.$H$2]-[.$G$2]*[.A330]" office:value-type="float" office:value="-21.7519999999998" calcext:value-type="float">
            <text:p>-21,7519999999998</text:p>
          </table:table-cell>
          <table:table-cell table:number-columns-repeated="9"/>
          <table:table-cell table:formula="of:=[.M329]+[.$E$2]" office:value-type="float" office:value="3.23999999999997" calcext:value-type="float">
            <text:p>3,23999999999997</text:p>
          </table:table-cell>
          <table:table-cell table:formula="of:=[.N329]-[.$G$2]*[.$E$2]" office:value-type="float" office:value="-21.752" calcext:value-type="float">
            <text:p>-21,752</text:p>
          </table:table-cell>
          <table:table-cell table:formula="of:=[.O329]+[.N330]*[.$E$2]" office:value-type="float" office:value="480.803" calcext:value-type="float">
            <text:p>480,803</text:p>
          </table:table-cell>
          <table:table-cell table:number-columns-repeated="4"/>
        </table:table-row>
        <table:table-row table:style-name="ro1">
          <table:table-cell table:formula="of:=[.A330]+[.$E$2]" office:value-type="float" office:value="3.24999999999997" calcext:value-type="float">
            <text:p>3,24999999999997</text:p>
          </table:table-cell>
          <table:table-cell table:formula="of:=-[.$G$2]*[.A331]^2/2+[.$H$2]*[.A331]+[.$I$2]" office:value-type="float" office:value="480.743750000001" calcext:value-type="float">
            <text:p>480,743750000001</text:p>
          </table:table-cell>
          <table:table-cell table:formula="of:=[.$H$2]-[.$G$2]*[.A331]" office:value-type="float" office:value="-21.8499999999998" calcext:value-type="float">
            <text:p>-21,8499999999998</text:p>
          </table:table-cell>
          <table:table-cell table:number-columns-repeated="9"/>
          <table:table-cell table:formula="of:=[.M330]+[.$E$2]" office:value-type="float" office:value="3.24999999999997" calcext:value-type="float">
            <text:p>3,24999999999997</text:p>
          </table:table-cell>
          <table:table-cell table:formula="of:=[.N330]-[.$G$2]*[.$E$2]" office:value-type="float" office:value="-21.85" calcext:value-type="float">
            <text:p>-21,85</text:p>
          </table:table-cell>
          <table:table-cell table:formula="of:=[.O330]+[.N331]*[.$E$2]" office:value-type="float" office:value="480.5845" calcext:value-type="float">
            <text:p>480,5845</text:p>
          </table:table-cell>
          <table:table-cell table:number-columns-repeated="4"/>
        </table:table-row>
        <table:table-row table:style-name="ro1">
          <table:table-cell table:formula="of:=[.A331]+[.$E$2]" office:value-type="float" office:value="3.25999999999997" calcext:value-type="float">
            <text:p>3,25999999999997</text:p>
          </table:table-cell>
          <table:table-cell table:formula="of:=-[.$G$2]*[.A332]^2/2+[.$H$2]*[.A332]+[.$I$2]" office:value-type="float" office:value="480.524760000001" calcext:value-type="float">
            <text:p>480,524760000001</text:p>
          </table:table-cell>
          <table:table-cell table:formula="of:=[.$H$2]-[.$G$2]*[.A332]" office:value-type="float" office:value="-21.9479999999997" calcext:value-type="float">
            <text:p>-21,9479999999997</text:p>
          </table:table-cell>
          <table:table-cell table:number-columns-repeated="9"/>
          <table:table-cell table:formula="of:=[.M331]+[.$E$2]" office:value-type="float" office:value="3.25999999999997" calcext:value-type="float">
            <text:p>3,25999999999997</text:p>
          </table:table-cell>
          <table:table-cell table:formula="of:=[.N331]-[.$G$2]*[.$E$2]" office:value-type="float" office:value="-21.948" calcext:value-type="float">
            <text:p>-21,948</text:p>
          </table:table-cell>
          <table:table-cell table:formula="of:=[.O331]+[.N332]*[.$E$2]" office:value-type="float" office:value="480.36502" calcext:value-type="float">
            <text:p>480,36502</text:p>
          </table:table-cell>
          <table:table-cell table:number-columns-repeated="4"/>
        </table:table-row>
        <table:table-row table:style-name="ro1">
          <table:table-cell table:formula="of:=[.A332]+[.$E$2]" office:value-type="float" office:value="3.26999999999997" calcext:value-type="float">
            <text:p>3,26999999999997</text:p>
          </table:table-cell>
          <table:table-cell table:formula="of:=-[.$G$2]*[.A333]^2/2+[.$H$2]*[.A333]+[.$I$2]" office:value-type="float" office:value="480.304790000001" calcext:value-type="float">
            <text:p>480,304790000001</text:p>
          </table:table-cell>
          <table:table-cell table:formula="of:=[.$H$2]-[.$G$2]*[.A333]" office:value-type="float" office:value="-22.0459999999998" calcext:value-type="float">
            <text:p>-22,0459999999998</text:p>
          </table:table-cell>
          <table:table-cell table:number-columns-repeated="9"/>
          <table:table-cell table:formula="of:=[.M332]+[.$E$2]" office:value-type="float" office:value="3.26999999999997" calcext:value-type="float">
            <text:p>3,26999999999997</text:p>
          </table:table-cell>
          <table:table-cell table:formula="of:=[.N332]-[.$G$2]*[.$E$2]" office:value-type="float" office:value="-22.046" calcext:value-type="float">
            <text:p>-22,046</text:p>
          </table:table-cell>
          <table:table-cell table:formula="of:=[.O332]+[.N333]*[.$E$2]" office:value-type="float" office:value="480.14456" calcext:value-type="float">
            <text:p>480,14456</text:p>
          </table:table-cell>
          <table:table-cell table:number-columns-repeated="4"/>
        </table:table-row>
        <table:table-row table:style-name="ro1">
          <table:table-cell table:formula="of:=[.A333]+[.$E$2]" office:value-type="float" office:value="3.27999999999997" calcext:value-type="float">
            <text:p>3,27999999999997</text:p>
          </table:table-cell>
          <table:table-cell table:formula="of:=-[.$G$2]*[.A334]^2/2+[.$H$2]*[.A334]+[.$I$2]" office:value-type="float" office:value="480.083840000001" calcext:value-type="float">
            <text:p>480,083840000001</text:p>
          </table:table-cell>
          <table:table-cell table:formula="of:=[.$H$2]-[.$G$2]*[.A334]" office:value-type="float" office:value="-22.1439999999997" calcext:value-type="float">
            <text:p>-22,1439999999997</text:p>
          </table:table-cell>
          <table:table-cell table:number-columns-repeated="9"/>
          <table:table-cell table:formula="of:=[.M333]+[.$E$2]" office:value-type="float" office:value="3.27999999999997" calcext:value-type="float">
            <text:p>3,27999999999997</text:p>
          </table:table-cell>
          <table:table-cell table:formula="of:=[.N333]-[.$G$2]*[.$E$2]" office:value-type="float" office:value="-22.144" calcext:value-type="float">
            <text:p>-22,144</text:p>
          </table:table-cell>
          <table:table-cell table:formula="of:=[.O333]+[.N334]*[.$E$2]" office:value-type="float" office:value="479.92312" calcext:value-type="float">
            <text:p>479,92312</text:p>
          </table:table-cell>
          <table:table-cell table:number-columns-repeated="4"/>
        </table:table-row>
        <table:table-row table:style-name="ro1">
          <table:table-cell table:formula="of:=[.A334]+[.$E$2]" office:value-type="float" office:value="3.28999999999997" calcext:value-type="float">
            <text:p>3,28999999999997</text:p>
          </table:table-cell>
          <table:table-cell table:formula="of:=-[.$G$2]*[.A335]^2/2+[.$H$2]*[.A335]+[.$I$2]" office:value-type="float" office:value="479.861910000001" calcext:value-type="float">
            <text:p>479,861910000001</text:p>
          </table:table-cell>
          <table:table-cell table:formula="of:=[.$H$2]-[.$G$2]*[.A335]" office:value-type="float" office:value="-22.2419999999997" calcext:value-type="float">
            <text:p>-22,2419999999997</text:p>
          </table:table-cell>
          <table:table-cell table:number-columns-repeated="9"/>
          <table:table-cell table:formula="of:=[.M334]+[.$E$2]" office:value-type="float" office:value="3.28999999999997" calcext:value-type="float">
            <text:p>3,28999999999997</text:p>
          </table:table-cell>
          <table:table-cell table:formula="of:=[.N334]-[.$G$2]*[.$E$2]" office:value-type="float" office:value="-22.242" calcext:value-type="float">
            <text:p>-22,242</text:p>
          </table:table-cell>
          <table:table-cell table:formula="of:=[.O334]+[.N335]*[.$E$2]" office:value-type="float" office:value="479.7007" calcext:value-type="float">
            <text:p>479,7007</text:p>
          </table:table-cell>
          <table:table-cell table:number-columns-repeated="4"/>
        </table:table-row>
        <table:table-row table:style-name="ro1">
          <table:table-cell table:formula="of:=[.A335]+[.$E$2]" office:value-type="float" office:value="3.29999999999997" calcext:value-type="float">
            <text:p>3,29999999999997</text:p>
          </table:table-cell>
          <table:table-cell table:formula="of:=-[.$G$2]*[.A336]^2/2+[.$H$2]*[.A336]+[.$I$2]" office:value-type="float" office:value="479.639000000001" calcext:value-type="float">
            <text:p>479,639000000001</text:p>
          </table:table-cell>
          <table:table-cell table:formula="of:=[.$H$2]-[.$G$2]*[.A336]" office:value-type="float" office:value="-22.3399999999997" calcext:value-type="float">
            <text:p>-22,3399999999997</text:p>
          </table:table-cell>
          <table:table-cell table:number-columns-repeated="9"/>
          <table:table-cell table:formula="of:=[.M335]+[.$E$2]" office:value-type="float" office:value="3.29999999999997" calcext:value-type="float">
            <text:p>3,29999999999997</text:p>
          </table:table-cell>
          <table:table-cell table:formula="of:=[.N335]-[.$G$2]*[.$E$2]" office:value-type="float" office:value="-22.34" calcext:value-type="float">
            <text:p>-22,34</text:p>
          </table:table-cell>
          <table:table-cell table:formula="of:=[.O335]+[.N336]*[.$E$2]" office:value-type="float" office:value="479.4773" calcext:value-type="float">
            <text:p>479,4773</text:p>
          </table:table-cell>
          <table:table-cell table:number-columns-repeated="4"/>
        </table:table-row>
        <table:table-row table:style-name="ro1">
          <table:table-cell table:formula="of:=[.A336]+[.$E$2]" office:value-type="float" office:value="3.30999999999997" calcext:value-type="float">
            <text:p>3,30999999999997</text:p>
          </table:table-cell>
          <table:table-cell table:formula="of:=-[.$G$2]*[.A337]^2/2+[.$H$2]*[.A337]+[.$I$2]" office:value-type="float" office:value="479.415110000001" calcext:value-type="float">
            <text:p>479,415110000001</text:p>
          </table:table-cell>
          <table:table-cell table:formula="of:=[.$H$2]-[.$G$2]*[.A337]" office:value-type="float" office:value="-22.4379999999997" calcext:value-type="float">
            <text:p>-22,4379999999997</text:p>
          </table:table-cell>
          <table:table-cell table:number-columns-repeated="9"/>
          <table:table-cell table:formula="of:=[.M336]+[.$E$2]" office:value-type="float" office:value="3.30999999999997" calcext:value-type="float">
            <text:p>3,30999999999997</text:p>
          </table:table-cell>
          <table:table-cell table:formula="of:=[.N336]-[.$G$2]*[.$E$2]" office:value-type="float" office:value="-22.438" calcext:value-type="float">
            <text:p>-22,438</text:p>
          </table:table-cell>
          <table:table-cell table:formula="of:=[.O336]+[.N337]*[.$E$2]" office:value-type="float" office:value="479.25292" calcext:value-type="float">
            <text:p>479,25292</text:p>
          </table:table-cell>
          <table:table-cell table:number-columns-repeated="4"/>
        </table:table-row>
        <table:table-row table:style-name="ro1">
          <table:table-cell table:formula="of:=[.A337]+[.$E$2]" office:value-type="float" office:value="3.31999999999997" calcext:value-type="float">
            <text:p>3,31999999999997</text:p>
          </table:table-cell>
          <table:table-cell table:formula="of:=-[.$G$2]*[.A338]^2/2+[.$H$2]*[.A338]+[.$I$2]" office:value-type="float" office:value="479.190240000001" calcext:value-type="float">
            <text:p>479,190240000001</text:p>
          </table:table-cell>
          <table:table-cell table:formula="of:=[.$H$2]-[.$G$2]*[.A338]" office:value-type="float" office:value="-22.5359999999997" calcext:value-type="float">
            <text:p>-22,5359999999997</text:p>
          </table:table-cell>
          <table:table-cell table:number-columns-repeated="9"/>
          <table:table-cell table:formula="of:=[.M337]+[.$E$2]" office:value-type="float" office:value="3.31999999999997" calcext:value-type="float">
            <text:p>3,31999999999997</text:p>
          </table:table-cell>
          <table:table-cell table:formula="of:=[.N337]-[.$G$2]*[.$E$2]" office:value-type="float" office:value="-22.536" calcext:value-type="float">
            <text:p>-22,536</text:p>
          </table:table-cell>
          <table:table-cell table:formula="of:=[.O337]+[.N338]*[.$E$2]" office:value-type="float" office:value="479.02756" calcext:value-type="float">
            <text:p>479,02756</text:p>
          </table:table-cell>
          <table:table-cell table:number-columns-repeated="4"/>
        </table:table-row>
        <table:table-row table:style-name="ro1">
          <table:table-cell table:formula="of:=[.A338]+[.$E$2]" office:value-type="float" office:value="3.32999999999997" calcext:value-type="float">
            <text:p>3,32999999999997</text:p>
          </table:table-cell>
          <table:table-cell table:formula="of:=-[.$G$2]*[.A339]^2/2+[.$H$2]*[.A339]+[.$I$2]" office:value-type="float" office:value="478.964390000001" calcext:value-type="float">
            <text:p>478,964390000001</text:p>
          </table:table-cell>
          <table:table-cell table:formula="of:=[.$H$2]-[.$G$2]*[.A339]" office:value-type="float" office:value="-22.6339999999997" calcext:value-type="float">
            <text:p>-22,6339999999997</text:p>
          </table:table-cell>
          <table:table-cell table:number-columns-repeated="9"/>
          <table:table-cell table:formula="of:=[.M338]+[.$E$2]" office:value-type="float" office:value="3.32999999999997" calcext:value-type="float">
            <text:p>3,32999999999997</text:p>
          </table:table-cell>
          <table:table-cell table:formula="of:=[.N338]-[.$G$2]*[.$E$2]" office:value-type="float" office:value="-22.634" calcext:value-type="float">
            <text:p>-22,634</text:p>
          </table:table-cell>
          <table:table-cell table:formula="of:=[.O338]+[.N339]*[.$E$2]" office:value-type="float" office:value="478.80122" calcext:value-type="float">
            <text:p>478,80122</text:p>
          </table:table-cell>
          <table:table-cell table:number-columns-repeated="4"/>
        </table:table-row>
        <table:table-row table:style-name="ro1">
          <table:table-cell table:formula="of:=[.A339]+[.$E$2]" office:value-type="float" office:value="3.33999999999997" calcext:value-type="float">
            <text:p>3,33999999999997</text:p>
          </table:table-cell>
          <table:table-cell table:formula="of:=-[.$G$2]*[.A340]^2/2+[.$H$2]*[.A340]+[.$I$2]" office:value-type="float" office:value="478.737560000001" calcext:value-type="float">
            <text:p>478,737560000001</text:p>
          </table:table-cell>
          <table:table-cell table:formula="of:=[.$H$2]-[.$G$2]*[.A340]" office:value-type="float" office:value="-22.7319999999997" calcext:value-type="float">
            <text:p>-22,7319999999997</text:p>
          </table:table-cell>
          <table:table-cell table:number-columns-repeated="9"/>
          <table:table-cell table:formula="of:=[.M339]+[.$E$2]" office:value-type="float" office:value="3.33999999999997" calcext:value-type="float">
            <text:p>3,33999999999997</text:p>
          </table:table-cell>
          <table:table-cell table:formula="of:=[.N339]-[.$G$2]*[.$E$2]" office:value-type="float" office:value="-22.732" calcext:value-type="float">
            <text:p>-22,732</text:p>
          </table:table-cell>
          <table:table-cell table:formula="of:=[.O339]+[.N340]*[.$E$2]" office:value-type="float" office:value="478.5739" calcext:value-type="float">
            <text:p>478,5739</text:p>
          </table:table-cell>
          <table:table-cell table:number-columns-repeated="4"/>
        </table:table-row>
        <table:table-row table:style-name="ro1">
          <table:table-cell table:formula="of:=[.A340]+[.$E$2]" office:value-type="float" office:value="3.34999999999997" calcext:value-type="float">
            <text:p>3,34999999999997</text:p>
          </table:table-cell>
          <table:table-cell table:formula="of:=-[.$G$2]*[.A341]^2/2+[.$H$2]*[.A341]+[.$I$2]" office:value-type="float" office:value="478.509750000001" calcext:value-type="float">
            <text:p>478,509750000001</text:p>
          </table:table-cell>
          <table:table-cell table:formula="of:=[.$H$2]-[.$G$2]*[.A341]" office:value-type="float" office:value="-22.8299999999997" calcext:value-type="float">
            <text:p>-22,8299999999997</text:p>
          </table:table-cell>
          <table:table-cell table:number-columns-repeated="9"/>
          <table:table-cell table:formula="of:=[.M340]+[.$E$2]" office:value-type="float" office:value="3.34999999999997" calcext:value-type="float">
            <text:p>3,34999999999997</text:p>
          </table:table-cell>
          <table:table-cell table:formula="of:=[.N340]-[.$G$2]*[.$E$2]" office:value-type="float" office:value="-22.83" calcext:value-type="float">
            <text:p>-22,83</text:p>
          </table:table-cell>
          <table:table-cell table:formula="of:=[.O340]+[.N341]*[.$E$2]" office:value-type="float" office:value="478.3456" calcext:value-type="float">
            <text:p>478,3456</text:p>
          </table:table-cell>
          <table:table-cell table:number-columns-repeated="4"/>
        </table:table-row>
        <table:table-row table:style-name="ro1">
          <table:table-cell table:formula="of:=[.A341]+[.$E$2]" office:value-type="float" office:value="3.35999999999997" calcext:value-type="float">
            <text:p>3,35999999999997</text:p>
          </table:table-cell>
          <table:table-cell table:formula="of:=-[.$G$2]*[.A342]^2/2+[.$H$2]*[.A342]+[.$I$2]" office:value-type="float" office:value="478.280960000001" calcext:value-type="float">
            <text:p>478,280960000001</text:p>
          </table:table-cell>
          <table:table-cell table:formula="of:=[.$H$2]-[.$G$2]*[.A342]" office:value-type="float" office:value="-22.9279999999997" calcext:value-type="float">
            <text:p>-22,9279999999997</text:p>
          </table:table-cell>
          <table:table-cell table:number-columns-repeated="9"/>
          <table:table-cell table:formula="of:=[.M341]+[.$E$2]" office:value-type="float" office:value="3.35999999999997" calcext:value-type="float">
            <text:p>3,35999999999997</text:p>
          </table:table-cell>
          <table:table-cell table:formula="of:=[.N341]-[.$G$2]*[.$E$2]" office:value-type="float" office:value="-22.928" calcext:value-type="float">
            <text:p>-22,928</text:p>
          </table:table-cell>
          <table:table-cell table:formula="of:=[.O341]+[.N342]*[.$E$2]" office:value-type="float" office:value="478.11632" calcext:value-type="float">
            <text:p>478,11632</text:p>
          </table:table-cell>
          <table:table-cell table:number-columns-repeated="4"/>
        </table:table-row>
        <table:table-row table:style-name="ro1">
          <table:table-cell table:formula="of:=[.A342]+[.$E$2]" office:value-type="float" office:value="3.36999999999997" calcext:value-type="float">
            <text:p>3,36999999999997</text:p>
          </table:table-cell>
          <table:table-cell table:formula="of:=-[.$G$2]*[.A343]^2/2+[.$H$2]*[.A343]+[.$I$2]" office:value-type="float" office:value="478.051190000001" calcext:value-type="float">
            <text:p>478,051190000001</text:p>
          </table:table-cell>
          <table:table-cell table:formula="of:=[.$H$2]-[.$G$2]*[.A343]" office:value-type="float" office:value="-23.0259999999997" calcext:value-type="float">
            <text:p>-23,0259999999997</text:p>
          </table:table-cell>
          <table:table-cell table:number-columns-repeated="9"/>
          <table:table-cell table:formula="of:=[.M342]+[.$E$2]" office:value-type="float" office:value="3.36999999999997" calcext:value-type="float">
            <text:p>3,36999999999997</text:p>
          </table:table-cell>
          <table:table-cell table:formula="of:=[.N342]-[.$G$2]*[.$E$2]" office:value-type="float" office:value="-23.026" calcext:value-type="float">
            <text:p>-23,026</text:p>
          </table:table-cell>
          <table:table-cell table:formula="of:=[.O342]+[.N343]*[.$E$2]" office:value-type="float" office:value="477.88606" calcext:value-type="float">
            <text:p>477,88606</text:p>
          </table:table-cell>
          <table:table-cell table:number-columns-repeated="4"/>
        </table:table-row>
        <table:table-row table:style-name="ro1">
          <table:table-cell table:formula="of:=[.A343]+[.$E$2]" office:value-type="float" office:value="3.37999999999997" calcext:value-type="float">
            <text:p>3,37999999999997</text:p>
          </table:table-cell>
          <table:table-cell table:formula="of:=-[.$G$2]*[.A344]^2/2+[.$H$2]*[.A344]+[.$I$2]" office:value-type="float" office:value="477.820440000001" calcext:value-type="float">
            <text:p>477,820440000001</text:p>
          </table:table-cell>
          <table:table-cell table:formula="of:=[.$H$2]-[.$G$2]*[.A344]" office:value-type="float" office:value="-23.1239999999997" calcext:value-type="float">
            <text:p>-23,1239999999997</text:p>
          </table:table-cell>
          <table:table-cell table:number-columns-repeated="9"/>
          <table:table-cell table:formula="of:=[.M343]+[.$E$2]" office:value-type="float" office:value="3.37999999999997" calcext:value-type="float">
            <text:p>3,37999999999997</text:p>
          </table:table-cell>
          <table:table-cell table:formula="of:=[.N343]-[.$G$2]*[.$E$2]" office:value-type="float" office:value="-23.124" calcext:value-type="float">
            <text:p>-23,124</text:p>
          </table:table-cell>
          <table:table-cell table:formula="of:=[.O343]+[.N344]*[.$E$2]" office:value-type="float" office:value="477.65482" calcext:value-type="float">
            <text:p>477,65482</text:p>
          </table:table-cell>
          <table:table-cell table:number-columns-repeated="4"/>
        </table:table-row>
        <table:table-row table:style-name="ro1">
          <table:table-cell table:formula="of:=[.A344]+[.$E$2]" office:value-type="float" office:value="3.38999999999997" calcext:value-type="float">
            <text:p>3,38999999999997</text:p>
          </table:table-cell>
          <table:table-cell table:formula="of:=-[.$G$2]*[.A345]^2/2+[.$H$2]*[.A345]+[.$I$2]" office:value-type="float" office:value="477.588710000001" calcext:value-type="float">
            <text:p>477,588710000001</text:p>
          </table:table-cell>
          <table:table-cell table:formula="of:=[.$H$2]-[.$G$2]*[.A345]" office:value-type="float" office:value="-23.2219999999997" calcext:value-type="float">
            <text:p>-23,2219999999997</text:p>
          </table:table-cell>
          <table:table-cell table:number-columns-repeated="9"/>
          <table:table-cell table:formula="of:=[.M344]+[.$E$2]" office:value-type="float" office:value="3.38999999999997" calcext:value-type="float">
            <text:p>3,38999999999997</text:p>
          </table:table-cell>
          <table:table-cell table:formula="of:=[.N344]-[.$G$2]*[.$E$2]" office:value-type="float" office:value="-23.222" calcext:value-type="float">
            <text:p>-23,222</text:p>
          </table:table-cell>
          <table:table-cell table:formula="of:=[.O344]+[.N345]*[.$E$2]" office:value-type="float" office:value="477.4226" calcext:value-type="float">
            <text:p>477,4226</text:p>
          </table:table-cell>
          <table:table-cell table:number-columns-repeated="4"/>
        </table:table-row>
        <table:table-row table:style-name="ro1">
          <table:table-cell table:formula="of:=[.A345]+[.$E$2]" office:value-type="float" office:value="3.39999999999997" calcext:value-type="float">
            <text:p>3,39999999999997</text:p>
          </table:table-cell>
          <table:table-cell table:formula="of:=-[.$G$2]*[.A346]^2/2+[.$H$2]*[.A346]+[.$I$2]" office:value-type="float" office:value="477.356000000001" calcext:value-type="float">
            <text:p>477,356000000001</text:p>
          </table:table-cell>
          <table:table-cell table:formula="of:=[.$H$2]-[.$G$2]*[.A346]" office:value-type="float" office:value="-23.3199999999997" calcext:value-type="float">
            <text:p>-23,3199999999997</text:p>
          </table:table-cell>
          <table:table-cell table:number-columns-repeated="9"/>
          <table:table-cell table:formula="of:=[.M345]+[.$E$2]" office:value-type="float" office:value="3.39999999999997" calcext:value-type="float">
            <text:p>3,39999999999997</text:p>
          </table:table-cell>
          <table:table-cell table:formula="of:=[.N345]-[.$G$2]*[.$E$2]" office:value-type="float" office:value="-23.32" calcext:value-type="float">
            <text:p>-23,32</text:p>
          </table:table-cell>
          <table:table-cell table:formula="of:=[.O345]+[.N346]*[.$E$2]" office:value-type="float" office:value="477.1894" calcext:value-type="float">
            <text:p>477,1894</text:p>
          </table:table-cell>
          <table:table-cell table:number-columns-repeated="4"/>
        </table:table-row>
        <table:table-row table:style-name="ro1">
          <table:table-cell table:formula="of:=[.A346]+[.$E$2]" office:value-type="float" office:value="3.40999999999997" calcext:value-type="float">
            <text:p>3,40999999999997</text:p>
          </table:table-cell>
          <table:table-cell table:formula="of:=-[.$G$2]*[.A347]^2/2+[.$H$2]*[.A347]+[.$I$2]" office:value-type="float" office:value="477.122310000001" calcext:value-type="float">
            <text:p>477,122310000001</text:p>
          </table:table-cell>
          <table:table-cell table:formula="of:=[.$H$2]-[.$G$2]*[.A347]" office:value-type="float" office:value="-23.4179999999997" calcext:value-type="float">
            <text:p>-23,4179999999997</text:p>
          </table:table-cell>
          <table:table-cell table:number-columns-repeated="9"/>
          <table:table-cell table:formula="of:=[.M346]+[.$E$2]" office:value-type="float" office:value="3.40999999999997" calcext:value-type="float">
            <text:p>3,40999999999997</text:p>
          </table:table-cell>
          <table:table-cell table:formula="of:=[.N346]-[.$G$2]*[.$E$2]" office:value-type="float" office:value="-23.418" calcext:value-type="float">
            <text:p>-23,418</text:p>
          </table:table-cell>
          <table:table-cell table:formula="of:=[.O346]+[.N347]*[.$E$2]" office:value-type="float" office:value="476.95522" calcext:value-type="float">
            <text:p>476,95522</text:p>
          </table:table-cell>
          <table:table-cell table:number-columns-repeated="4"/>
        </table:table-row>
        <table:table-row table:style-name="ro1">
          <table:table-cell table:formula="of:=[.A347]+[.$E$2]" office:value-type="float" office:value="3.41999999999997" calcext:value-type="float">
            <text:p>3,41999999999997</text:p>
          </table:table-cell>
          <table:table-cell table:formula="of:=-[.$G$2]*[.A348]^2/2+[.$H$2]*[.A348]+[.$I$2]" office:value-type="float" office:value="476.887640000001" calcext:value-type="float">
            <text:p>476,887640000001</text:p>
          </table:table-cell>
          <table:table-cell table:formula="of:=[.$H$2]-[.$G$2]*[.A348]" office:value-type="float" office:value="-23.5159999999997" calcext:value-type="float">
            <text:p>-23,5159999999997</text:p>
          </table:table-cell>
          <table:table-cell table:number-columns-repeated="9"/>
          <table:table-cell table:formula="of:=[.M347]+[.$E$2]" office:value-type="float" office:value="3.41999999999997" calcext:value-type="float">
            <text:p>3,41999999999997</text:p>
          </table:table-cell>
          <table:table-cell table:formula="of:=[.N347]-[.$G$2]*[.$E$2]" office:value-type="float" office:value="-23.516" calcext:value-type="float">
            <text:p>-23,516</text:p>
          </table:table-cell>
          <table:table-cell table:formula="of:=[.O347]+[.N348]*[.$E$2]" office:value-type="float" office:value="476.72006" calcext:value-type="float">
            <text:p>476,72006</text:p>
          </table:table-cell>
          <table:table-cell table:number-columns-repeated="4"/>
        </table:table-row>
        <table:table-row table:style-name="ro1">
          <table:table-cell table:formula="of:=[.A348]+[.$E$2]" office:value-type="float" office:value="3.42999999999997" calcext:value-type="float">
            <text:p>3,42999999999997</text:p>
          </table:table-cell>
          <table:table-cell table:formula="of:=-[.$G$2]*[.A349]^2/2+[.$H$2]*[.A349]+[.$I$2]" office:value-type="float" office:value="476.651990000001" calcext:value-type="float">
            <text:p>476,651990000001</text:p>
          </table:table-cell>
          <table:table-cell table:formula="of:=[.$H$2]-[.$G$2]*[.A349]" office:value-type="float" office:value="-23.6139999999997" calcext:value-type="float">
            <text:p>-23,6139999999997</text:p>
          </table:table-cell>
          <table:table-cell table:number-columns-repeated="9"/>
          <table:table-cell table:formula="of:=[.M348]+[.$E$2]" office:value-type="float" office:value="3.42999999999997" calcext:value-type="float">
            <text:p>3,42999999999997</text:p>
          </table:table-cell>
          <table:table-cell table:formula="of:=[.N348]-[.$G$2]*[.$E$2]" office:value-type="float" office:value="-23.614" calcext:value-type="float">
            <text:p>-23,614</text:p>
          </table:table-cell>
          <table:table-cell table:formula="of:=[.O348]+[.N349]*[.$E$2]" office:value-type="float" office:value="476.48392" calcext:value-type="float">
            <text:p>476,48392</text:p>
          </table:table-cell>
          <table:table-cell table:number-columns-repeated="4"/>
        </table:table-row>
        <table:table-row table:style-name="ro1">
          <table:table-cell table:formula="of:=[.A349]+[.$E$2]" office:value-type="float" office:value="3.43999999999997" calcext:value-type="float">
            <text:p>3,43999999999997</text:p>
          </table:table-cell>
          <table:table-cell table:formula="of:=-[.$G$2]*[.A350]^2/2+[.$H$2]*[.A350]+[.$I$2]" office:value-type="float" office:value="476.415360000001" calcext:value-type="float">
            <text:p>476,415360000001</text:p>
          </table:table-cell>
          <table:table-cell table:formula="of:=[.$H$2]-[.$G$2]*[.A350]" office:value-type="float" office:value="-23.7119999999997" calcext:value-type="float">
            <text:p>-23,7119999999997</text:p>
          </table:table-cell>
          <table:table-cell table:number-columns-repeated="9"/>
          <table:table-cell table:formula="of:=[.M349]+[.$E$2]" office:value-type="float" office:value="3.43999999999997" calcext:value-type="float">
            <text:p>3,43999999999997</text:p>
          </table:table-cell>
          <table:table-cell table:formula="of:=[.N349]-[.$G$2]*[.$E$2]" office:value-type="float" office:value="-23.712" calcext:value-type="float">
            <text:p>-23,712</text:p>
          </table:table-cell>
          <table:table-cell table:formula="of:=[.O349]+[.N350]*[.$E$2]" office:value-type="float" office:value="476.2468" calcext:value-type="float">
            <text:p>476,2468</text:p>
          </table:table-cell>
          <table:table-cell table:number-columns-repeated="4"/>
        </table:table-row>
        <table:table-row table:style-name="ro1">
          <table:table-cell table:formula="of:=[.A350]+[.$E$2]" office:value-type="float" office:value="3.44999999999997" calcext:value-type="float">
            <text:p>3,44999999999997</text:p>
          </table:table-cell>
          <table:table-cell table:formula="of:=-[.$G$2]*[.A351]^2/2+[.$H$2]*[.A351]+[.$I$2]" office:value-type="float" office:value="476.177750000001" calcext:value-type="float">
            <text:p>476,177750000001</text:p>
          </table:table-cell>
          <table:table-cell table:formula="of:=[.$H$2]-[.$G$2]*[.A351]" office:value-type="float" office:value="-23.8099999999997" calcext:value-type="float">
            <text:p>-23,8099999999997</text:p>
          </table:table-cell>
          <table:table-cell table:number-columns-repeated="9"/>
          <table:table-cell table:formula="of:=[.M350]+[.$E$2]" office:value-type="float" office:value="3.44999999999997" calcext:value-type="float">
            <text:p>3,44999999999997</text:p>
          </table:table-cell>
          <table:table-cell table:formula="of:=[.N350]-[.$G$2]*[.$E$2]" office:value-type="float" office:value="-23.81" calcext:value-type="float">
            <text:p>-23,81</text:p>
          </table:table-cell>
          <table:table-cell table:formula="of:=[.O350]+[.N351]*[.$E$2]" office:value-type="float" office:value="476.0087" calcext:value-type="float">
            <text:p>476,0087</text:p>
          </table:table-cell>
          <table:table-cell table:number-columns-repeated="4"/>
        </table:table-row>
        <table:table-row table:style-name="ro1">
          <table:table-cell table:formula="of:=[.A351]+[.$E$2]" office:value-type="float" office:value="3.45999999999997" calcext:value-type="float">
            <text:p>3,45999999999997</text:p>
          </table:table-cell>
          <table:table-cell table:formula="of:=-[.$G$2]*[.A352]^2/2+[.$H$2]*[.A352]+[.$I$2]" office:value-type="float" office:value="475.939160000001" calcext:value-type="float">
            <text:p>475,939160000001</text:p>
          </table:table-cell>
          <table:table-cell table:formula="of:=[.$H$2]-[.$G$2]*[.A352]" office:value-type="float" office:value="-23.9079999999997" calcext:value-type="float">
            <text:p>-23,9079999999997</text:p>
          </table:table-cell>
          <table:table-cell table:number-columns-repeated="9"/>
          <table:table-cell table:formula="of:=[.M351]+[.$E$2]" office:value-type="float" office:value="3.45999999999997" calcext:value-type="float">
            <text:p>3,45999999999997</text:p>
          </table:table-cell>
          <table:table-cell table:formula="of:=[.N351]-[.$G$2]*[.$E$2]" office:value-type="float" office:value="-23.908" calcext:value-type="float">
            <text:p>-23,908</text:p>
          </table:table-cell>
          <table:table-cell table:formula="of:=[.O351]+[.N352]*[.$E$2]" office:value-type="float" office:value="475.76962" calcext:value-type="float">
            <text:p>475,76962</text:p>
          </table:table-cell>
          <table:table-cell table:number-columns-repeated="4"/>
        </table:table-row>
        <table:table-row table:style-name="ro1">
          <table:table-cell table:formula="of:=[.A352]+[.$E$2]" office:value-type="float" office:value="3.46999999999997" calcext:value-type="float">
            <text:p>3,46999999999997</text:p>
          </table:table-cell>
          <table:table-cell table:formula="of:=-[.$G$2]*[.A353]^2/2+[.$H$2]*[.A353]+[.$I$2]" office:value-type="float" office:value="475.699590000001" calcext:value-type="float">
            <text:p>475,699590000001</text:p>
          </table:table-cell>
          <table:table-cell table:formula="of:=[.$H$2]-[.$G$2]*[.A353]" office:value-type="float" office:value="-24.0059999999997" calcext:value-type="float">
            <text:p>-24,0059999999997</text:p>
          </table:table-cell>
          <table:table-cell table:number-columns-repeated="9"/>
          <table:table-cell table:formula="of:=[.M352]+[.$E$2]" office:value-type="float" office:value="3.46999999999997" calcext:value-type="float">
            <text:p>3,46999999999997</text:p>
          </table:table-cell>
          <table:table-cell table:formula="of:=[.N352]-[.$G$2]*[.$E$2]" office:value-type="float" office:value="-24.006" calcext:value-type="float">
            <text:p>-24,006</text:p>
          </table:table-cell>
          <table:table-cell table:formula="of:=[.O352]+[.N353]*[.$E$2]" office:value-type="float" office:value="475.52956" calcext:value-type="float">
            <text:p>475,52956</text:p>
          </table:table-cell>
          <table:table-cell table:number-columns-repeated="4"/>
        </table:table-row>
        <table:table-row table:style-name="ro1">
          <table:table-cell table:formula="of:=[.A353]+[.$E$2]" office:value-type="float" office:value="3.47999999999997" calcext:value-type="float">
            <text:p>3,47999999999997</text:p>
          </table:table-cell>
          <table:table-cell table:formula="of:=-[.$G$2]*[.A354]^2/2+[.$H$2]*[.A354]+[.$I$2]" office:value-type="float" office:value="475.459040000001" calcext:value-type="float">
            <text:p>475,459040000001</text:p>
          </table:table-cell>
          <table:table-cell table:formula="of:=[.$H$2]-[.$G$2]*[.A354]" office:value-type="float" office:value="-24.1039999999997" calcext:value-type="float">
            <text:p>-24,1039999999997</text:p>
          </table:table-cell>
          <table:table-cell table:number-columns-repeated="9"/>
          <table:table-cell table:formula="of:=[.M353]+[.$E$2]" office:value-type="float" office:value="3.47999999999997" calcext:value-type="float">
            <text:p>3,47999999999997</text:p>
          </table:table-cell>
          <table:table-cell table:formula="of:=[.N353]-[.$G$2]*[.$E$2]" office:value-type="float" office:value="-24.104" calcext:value-type="float">
            <text:p>-24,104</text:p>
          </table:table-cell>
          <table:table-cell table:formula="of:=[.O353]+[.N354]*[.$E$2]" office:value-type="float" office:value="475.28852" calcext:value-type="float">
            <text:p>475,28852</text:p>
          </table:table-cell>
          <table:table-cell table:number-columns-repeated="4"/>
        </table:table-row>
        <table:table-row table:style-name="ro1">
          <table:table-cell table:formula="of:=[.A354]+[.$E$2]" office:value-type="float" office:value="3.48999999999997" calcext:value-type="float">
            <text:p>3,48999999999997</text:p>
          </table:table-cell>
          <table:table-cell table:formula="of:=-[.$G$2]*[.A355]^2/2+[.$H$2]*[.A355]+[.$I$2]" office:value-type="float" office:value="475.217510000001" calcext:value-type="float">
            <text:p>475,217510000001</text:p>
          </table:table-cell>
          <table:table-cell table:formula="of:=[.$H$2]-[.$G$2]*[.A355]" office:value-type="float" office:value="-24.2019999999997" calcext:value-type="float">
            <text:p>-24,2019999999997</text:p>
          </table:table-cell>
          <table:table-cell table:number-columns-repeated="9"/>
          <table:table-cell table:formula="of:=[.M354]+[.$E$2]" office:value-type="float" office:value="3.48999999999997" calcext:value-type="float">
            <text:p>3,48999999999997</text:p>
          </table:table-cell>
          <table:table-cell table:formula="of:=[.N354]-[.$G$2]*[.$E$2]" office:value-type="float" office:value="-24.202" calcext:value-type="float">
            <text:p>-24,202</text:p>
          </table:table-cell>
          <table:table-cell table:formula="of:=[.O354]+[.N355]*[.$E$2]" office:value-type="float" office:value="475.0465" calcext:value-type="float">
            <text:p>475,0465</text:p>
          </table:table-cell>
          <table:table-cell table:number-columns-repeated="4"/>
        </table:table-row>
        <table:table-row table:style-name="ro1">
          <table:table-cell table:formula="of:=[.A355]+[.$E$2]" office:value-type="float" office:value="3.49999999999997" calcext:value-type="float">
            <text:p>3,49999999999997</text:p>
          </table:table-cell>
          <table:table-cell table:formula="of:=-[.$G$2]*[.A356]^2/2+[.$H$2]*[.A356]+[.$I$2]" office:value-type="float" office:value="474.975000000001" calcext:value-type="float">
            <text:p>474,975000000001</text:p>
          </table:table-cell>
          <table:table-cell table:formula="of:=[.$H$2]-[.$G$2]*[.A356]" office:value-type="float" office:value="-24.2999999999997" calcext:value-type="float">
            <text:p>-24,2999999999997</text:p>
          </table:table-cell>
          <table:table-cell table:number-columns-repeated="9"/>
          <table:table-cell table:formula="of:=[.M355]+[.$E$2]" office:value-type="float" office:value="3.49999999999997" calcext:value-type="float">
            <text:p>3,49999999999997</text:p>
          </table:table-cell>
          <table:table-cell table:formula="of:=[.N355]-[.$G$2]*[.$E$2]" office:value-type="float" office:value="-24.3" calcext:value-type="float">
            <text:p>-24,3</text:p>
          </table:table-cell>
          <table:table-cell table:formula="of:=[.O355]+[.N356]*[.$E$2]" office:value-type="float" office:value="474.8035" calcext:value-type="float">
            <text:p>474,8035</text:p>
          </table:table-cell>
          <table:table-cell table:number-columns-repeated="4"/>
        </table:table-row>
        <table:table-row table:style-name="ro1">
          <table:table-cell table:formula="of:=[.A356]+[.$E$2]" office:value-type="float" office:value="3.50999999999997" calcext:value-type="float">
            <text:p>3,50999999999997</text:p>
          </table:table-cell>
          <table:table-cell table:formula="of:=-[.$G$2]*[.A357]^2/2+[.$H$2]*[.A357]+[.$I$2]" office:value-type="float" office:value="474.731510000001" calcext:value-type="float">
            <text:p>474,731510000001</text:p>
          </table:table-cell>
          <table:table-cell table:formula="of:=[.$H$2]-[.$G$2]*[.A357]" office:value-type="float" office:value="-24.3979999999997" calcext:value-type="float">
            <text:p>-24,3979999999997</text:p>
          </table:table-cell>
          <table:table-cell table:number-columns-repeated="9"/>
          <table:table-cell table:formula="of:=[.M356]+[.$E$2]" office:value-type="float" office:value="3.50999999999997" calcext:value-type="float">
            <text:p>3,50999999999997</text:p>
          </table:table-cell>
          <table:table-cell table:formula="of:=[.N356]-[.$G$2]*[.$E$2]" office:value-type="float" office:value="-24.398" calcext:value-type="float">
            <text:p>-24,398</text:p>
          </table:table-cell>
          <table:table-cell table:formula="of:=[.O356]+[.N357]*[.$E$2]" office:value-type="float" office:value="474.55952" calcext:value-type="float">
            <text:p>474,55952</text:p>
          </table:table-cell>
          <table:table-cell table:number-columns-repeated="4"/>
        </table:table-row>
        <table:table-row table:style-name="ro1">
          <table:table-cell table:formula="of:=[.A357]+[.$E$2]" office:value-type="float" office:value="3.51999999999997" calcext:value-type="float">
            <text:p>3,51999999999997</text:p>
          </table:table-cell>
          <table:table-cell table:formula="of:=-[.$G$2]*[.A358]^2/2+[.$H$2]*[.A358]+[.$I$2]" office:value-type="float" office:value="474.487040000001" calcext:value-type="float">
            <text:p>474,487040000001</text:p>
          </table:table-cell>
          <table:table-cell table:formula="of:=[.$H$2]-[.$G$2]*[.A358]" office:value-type="float" office:value="-24.4959999999997" calcext:value-type="float">
            <text:p>-24,4959999999997</text:p>
          </table:table-cell>
          <table:table-cell table:number-columns-repeated="9"/>
          <table:table-cell table:formula="of:=[.M357]+[.$E$2]" office:value-type="float" office:value="3.51999999999997" calcext:value-type="float">
            <text:p>3,51999999999997</text:p>
          </table:table-cell>
          <table:table-cell table:formula="of:=[.N357]-[.$G$2]*[.$E$2]" office:value-type="float" office:value="-24.496" calcext:value-type="float">
            <text:p>-24,496</text:p>
          </table:table-cell>
          <table:table-cell table:formula="of:=[.O357]+[.N358]*[.$E$2]" office:value-type="float" office:value="474.31456" calcext:value-type="float">
            <text:p>474,31456</text:p>
          </table:table-cell>
          <table:table-cell table:number-columns-repeated="4"/>
        </table:table-row>
        <table:table-row table:style-name="ro1">
          <table:table-cell table:formula="of:=[.A358]+[.$E$2]" office:value-type="float" office:value="3.52999999999997" calcext:value-type="float">
            <text:p>3,52999999999997</text:p>
          </table:table-cell>
          <table:table-cell table:formula="of:=-[.$G$2]*[.A359]^2/2+[.$H$2]*[.A359]+[.$I$2]" office:value-type="float" office:value="474.241590000001" calcext:value-type="float">
            <text:p>474,241590000001</text:p>
          </table:table-cell>
          <table:table-cell table:formula="of:=[.$H$2]-[.$G$2]*[.A359]" office:value-type="float" office:value="-24.5939999999997" calcext:value-type="float">
            <text:p>-24,5939999999997</text:p>
          </table:table-cell>
          <table:table-cell table:number-columns-repeated="9"/>
          <table:table-cell table:formula="of:=[.M358]+[.$E$2]" office:value-type="float" office:value="3.52999999999997" calcext:value-type="float">
            <text:p>3,52999999999997</text:p>
          </table:table-cell>
          <table:table-cell table:formula="of:=[.N358]-[.$G$2]*[.$E$2]" office:value-type="float" office:value="-24.594" calcext:value-type="float">
            <text:p>-24,594</text:p>
          </table:table-cell>
          <table:table-cell table:formula="of:=[.O358]+[.N359]*[.$E$2]" office:value-type="float" office:value="474.06862" calcext:value-type="float">
            <text:p>474,06862</text:p>
          </table:table-cell>
          <table:table-cell table:number-columns-repeated="4"/>
        </table:table-row>
        <table:table-row table:style-name="ro1">
          <table:table-cell table:formula="of:=[.A359]+[.$E$2]" office:value-type="float" office:value="3.53999999999997" calcext:value-type="float">
            <text:p>3,53999999999997</text:p>
          </table:table-cell>
          <table:table-cell table:formula="of:=-[.$G$2]*[.A360]^2/2+[.$H$2]*[.A360]+[.$I$2]" office:value-type="float" office:value="473.995160000001" calcext:value-type="float">
            <text:p>473,995160000001</text:p>
          </table:table-cell>
          <table:table-cell table:formula="of:=[.$H$2]-[.$G$2]*[.A360]" office:value-type="float" office:value="-24.6919999999997" calcext:value-type="float">
            <text:p>-24,6919999999997</text:p>
          </table:table-cell>
          <table:table-cell table:number-columns-repeated="9"/>
          <table:table-cell table:formula="of:=[.M359]+[.$E$2]" office:value-type="float" office:value="3.53999999999997" calcext:value-type="float">
            <text:p>3,53999999999997</text:p>
          </table:table-cell>
          <table:table-cell table:formula="of:=[.N359]-[.$G$2]*[.$E$2]" office:value-type="float" office:value="-24.692" calcext:value-type="float">
            <text:p>-24,692</text:p>
          </table:table-cell>
          <table:table-cell table:formula="of:=[.O359]+[.N360]*[.$E$2]" office:value-type="float" office:value="473.8217" calcext:value-type="float">
            <text:p>473,8217</text:p>
          </table:table-cell>
          <table:table-cell table:number-columns-repeated="4"/>
        </table:table-row>
        <table:table-row table:style-name="ro1">
          <table:table-cell table:formula="of:=[.A360]+[.$E$2]" office:value-type="float" office:value="3.54999999999997" calcext:value-type="float">
            <text:p>3,54999999999997</text:p>
          </table:table-cell>
          <table:table-cell table:formula="of:=-[.$G$2]*[.A361]^2/2+[.$H$2]*[.A361]+[.$I$2]" office:value-type="float" office:value="473.747750000001" calcext:value-type="float">
            <text:p>473,747750000001</text:p>
          </table:table-cell>
          <table:table-cell table:formula="of:=[.$H$2]-[.$G$2]*[.A361]" office:value-type="float" office:value="-24.7899999999997" calcext:value-type="float">
            <text:p>-24,7899999999997</text:p>
          </table:table-cell>
          <table:table-cell table:number-columns-repeated="9"/>
          <table:table-cell table:formula="of:=[.M360]+[.$E$2]" office:value-type="float" office:value="3.54999999999997" calcext:value-type="float">
            <text:p>3,54999999999997</text:p>
          </table:table-cell>
          <table:table-cell table:formula="of:=[.N360]-[.$G$2]*[.$E$2]" office:value-type="float" office:value="-24.79" calcext:value-type="float">
            <text:p>-24,79</text:p>
          </table:table-cell>
          <table:table-cell table:formula="of:=[.O360]+[.N361]*[.$E$2]" office:value-type="float" office:value="473.5738" calcext:value-type="float">
            <text:p>473,5738</text:p>
          </table:table-cell>
          <table:table-cell table:number-columns-repeated="4"/>
        </table:table-row>
        <table:table-row table:style-name="ro1">
          <table:table-cell table:formula="of:=[.A361]+[.$E$2]" office:value-type="float" office:value="3.55999999999997" calcext:value-type="float">
            <text:p>3,55999999999997</text:p>
          </table:table-cell>
          <table:table-cell table:formula="of:=-[.$G$2]*[.A362]^2/2+[.$H$2]*[.A362]+[.$I$2]" office:value-type="float" office:value="473.499360000001" calcext:value-type="float">
            <text:p>473,499360000001</text:p>
          </table:table-cell>
          <table:table-cell table:formula="of:=[.$H$2]-[.$G$2]*[.A362]" office:value-type="float" office:value="-24.8879999999997" calcext:value-type="float">
            <text:p>-24,8879999999997</text:p>
          </table:table-cell>
          <table:table-cell table:number-columns-repeated="9"/>
          <table:table-cell table:formula="of:=[.M361]+[.$E$2]" office:value-type="float" office:value="3.55999999999997" calcext:value-type="float">
            <text:p>3,55999999999997</text:p>
          </table:table-cell>
          <table:table-cell table:formula="of:=[.N361]-[.$G$2]*[.$E$2]" office:value-type="float" office:value="-24.888" calcext:value-type="float">
            <text:p>-24,888</text:p>
          </table:table-cell>
          <table:table-cell table:formula="of:=[.O361]+[.N362]*[.$E$2]" office:value-type="float" office:value="473.32492" calcext:value-type="float">
            <text:p>473,32492</text:p>
          </table:table-cell>
          <table:table-cell table:number-columns-repeated="4"/>
        </table:table-row>
        <table:table-row table:style-name="ro1">
          <table:table-cell table:formula="of:=[.A362]+[.$E$2]" office:value-type="float" office:value="3.56999999999997" calcext:value-type="float">
            <text:p>3,56999999999997</text:p>
          </table:table-cell>
          <table:table-cell table:formula="of:=-[.$G$2]*[.A363]^2/2+[.$H$2]*[.A363]+[.$I$2]" office:value-type="float" office:value="473.249990000001" calcext:value-type="float">
            <text:p>473,249990000001</text:p>
          </table:table-cell>
          <table:table-cell table:formula="of:=[.$H$2]-[.$G$2]*[.A363]" office:value-type="float" office:value="-24.9859999999997" calcext:value-type="float">
            <text:p>-24,9859999999997</text:p>
          </table:table-cell>
          <table:table-cell table:number-columns-repeated="9"/>
          <table:table-cell table:formula="of:=[.M362]+[.$E$2]" office:value-type="float" office:value="3.56999999999997" calcext:value-type="float">
            <text:p>3,56999999999997</text:p>
          </table:table-cell>
          <table:table-cell table:formula="of:=[.N362]-[.$G$2]*[.$E$2]" office:value-type="float" office:value="-24.986" calcext:value-type="float">
            <text:p>-24,986</text:p>
          </table:table-cell>
          <table:table-cell table:formula="of:=[.O362]+[.N363]*[.$E$2]" office:value-type="float" office:value="473.07506" calcext:value-type="float">
            <text:p>473,07506</text:p>
          </table:table-cell>
          <table:table-cell table:number-columns-repeated="4"/>
        </table:table-row>
        <table:table-row table:style-name="ro1">
          <table:table-cell table:formula="of:=[.A363]+[.$E$2]" office:value-type="float" office:value="3.57999999999997" calcext:value-type="float">
            <text:p>3,57999999999997</text:p>
          </table:table-cell>
          <table:table-cell table:formula="of:=-[.$G$2]*[.A364]^2/2+[.$H$2]*[.A364]+[.$I$2]" office:value-type="float" office:value="472.999640000001" calcext:value-type="float">
            <text:p>472,999640000001</text:p>
          </table:table-cell>
          <table:table-cell table:formula="of:=[.$H$2]-[.$G$2]*[.A364]" office:value-type="float" office:value="-25.0839999999997" calcext:value-type="float">
            <text:p>-25,0839999999997</text:p>
          </table:table-cell>
          <table:table-cell table:number-columns-repeated="9"/>
          <table:table-cell table:formula="of:=[.M363]+[.$E$2]" office:value-type="float" office:value="3.57999999999997" calcext:value-type="float">
            <text:p>3,57999999999997</text:p>
          </table:table-cell>
          <table:table-cell table:formula="of:=[.N363]-[.$G$2]*[.$E$2]" office:value-type="float" office:value="-25.084" calcext:value-type="float">
            <text:p>-25,084</text:p>
          </table:table-cell>
          <table:table-cell table:formula="of:=[.O363]+[.N364]*[.$E$2]" office:value-type="float" office:value="472.82422" calcext:value-type="float">
            <text:p>472,82422</text:p>
          </table:table-cell>
          <table:table-cell table:number-columns-repeated="4"/>
        </table:table-row>
        <table:table-row table:style-name="ro1">
          <table:table-cell table:formula="of:=[.A364]+[.$E$2]" office:value-type="float" office:value="3.58999999999997" calcext:value-type="float">
            <text:p>3,58999999999997</text:p>
          </table:table-cell>
          <table:table-cell table:formula="of:=-[.$G$2]*[.A365]^2/2+[.$H$2]*[.A365]+[.$I$2]" office:value-type="float" office:value="472.748310000001" calcext:value-type="float">
            <text:p>472,748310000001</text:p>
          </table:table-cell>
          <table:table-cell table:formula="of:=[.$H$2]-[.$G$2]*[.A365]" office:value-type="float" office:value="-25.1819999999997" calcext:value-type="float">
            <text:p>-25,1819999999997</text:p>
          </table:table-cell>
          <table:table-cell table:number-columns-repeated="9"/>
          <table:table-cell table:formula="of:=[.M364]+[.$E$2]" office:value-type="float" office:value="3.58999999999997" calcext:value-type="float">
            <text:p>3,58999999999997</text:p>
          </table:table-cell>
          <table:table-cell table:formula="of:=[.N364]-[.$G$2]*[.$E$2]" office:value-type="float" office:value="-25.182" calcext:value-type="float">
            <text:p>-25,182</text:p>
          </table:table-cell>
          <table:table-cell table:formula="of:=[.O364]+[.N365]*[.$E$2]" office:value-type="float" office:value="472.5724" calcext:value-type="float">
            <text:p>472,5724</text:p>
          </table:table-cell>
          <table:table-cell table:number-columns-repeated="4"/>
        </table:table-row>
        <table:table-row table:style-name="ro1">
          <table:table-cell table:formula="of:=[.A365]+[.$E$2]" office:value-type="float" office:value="3.59999999999997" calcext:value-type="float">
            <text:p>3,59999999999997</text:p>
          </table:table-cell>
          <table:table-cell table:formula="of:=-[.$G$2]*[.A366]^2/2+[.$H$2]*[.A366]+[.$I$2]" office:value-type="float" office:value="472.496000000001" calcext:value-type="float">
            <text:p>472,496000000001</text:p>
          </table:table-cell>
          <table:table-cell table:formula="of:=[.$H$2]-[.$G$2]*[.A366]" office:value-type="float" office:value="-25.2799999999997" calcext:value-type="float">
            <text:p>-25,2799999999997</text:p>
          </table:table-cell>
          <table:table-cell table:number-columns-repeated="9"/>
          <table:table-cell table:formula="of:=[.M365]+[.$E$2]" office:value-type="float" office:value="3.59999999999997" calcext:value-type="float">
            <text:p>3,59999999999997</text:p>
          </table:table-cell>
          <table:table-cell table:formula="of:=[.N365]-[.$G$2]*[.$E$2]" office:value-type="float" office:value="-25.28" calcext:value-type="float">
            <text:p>-25,28</text:p>
          </table:table-cell>
          <table:table-cell table:formula="of:=[.O365]+[.N366]*[.$E$2]" office:value-type="float" office:value="472.3196" calcext:value-type="float">
            <text:p>472,3196</text:p>
          </table:table-cell>
          <table:table-cell table:number-columns-repeated="4"/>
        </table:table-row>
        <table:table-row table:style-name="ro1">
          <table:table-cell table:formula="of:=[.A366]+[.$E$2]" office:value-type="float" office:value="3.60999999999997" calcext:value-type="float">
            <text:p>3,60999999999997</text:p>
          </table:table-cell>
          <table:table-cell table:formula="of:=-[.$G$2]*[.A367]^2/2+[.$H$2]*[.A367]+[.$I$2]" office:value-type="float" office:value="472.242710000001" calcext:value-type="float">
            <text:p>472,242710000001</text:p>
          </table:table-cell>
          <table:table-cell table:formula="of:=[.$H$2]-[.$G$2]*[.A367]" office:value-type="float" office:value="-25.3779999999997" calcext:value-type="float">
            <text:p>-25,3779999999997</text:p>
          </table:table-cell>
          <table:table-cell table:number-columns-repeated="9"/>
          <table:table-cell table:formula="of:=[.M366]+[.$E$2]" office:value-type="float" office:value="3.60999999999997" calcext:value-type="float">
            <text:p>3,60999999999997</text:p>
          </table:table-cell>
          <table:table-cell table:formula="of:=[.N366]-[.$G$2]*[.$E$2]" office:value-type="float" office:value="-25.378" calcext:value-type="float">
            <text:p>-25,378</text:p>
          </table:table-cell>
          <table:table-cell table:formula="of:=[.O366]+[.N367]*[.$E$2]" office:value-type="float" office:value="472.06582" calcext:value-type="float">
            <text:p>472,06582</text:p>
          </table:table-cell>
          <table:table-cell table:number-columns-repeated="4"/>
        </table:table-row>
        <table:table-row table:style-name="ro1">
          <table:table-cell table:formula="of:=[.A367]+[.$E$2]" office:value-type="float" office:value="3.61999999999997" calcext:value-type="float">
            <text:p>3,61999999999997</text:p>
          </table:table-cell>
          <table:table-cell table:formula="of:=-[.$G$2]*[.A368]^2/2+[.$H$2]*[.A368]+[.$I$2]" office:value-type="float" office:value="471.988440000001" calcext:value-type="float">
            <text:p>471,988440000001</text:p>
          </table:table-cell>
          <table:table-cell table:formula="of:=[.$H$2]-[.$G$2]*[.A368]" office:value-type="float" office:value="-25.4759999999997" calcext:value-type="float">
            <text:p>-25,4759999999997</text:p>
          </table:table-cell>
          <table:table-cell table:number-columns-repeated="9"/>
          <table:table-cell table:formula="of:=[.M367]+[.$E$2]" office:value-type="float" office:value="3.61999999999997" calcext:value-type="float">
            <text:p>3,61999999999997</text:p>
          </table:table-cell>
          <table:table-cell table:formula="of:=[.N367]-[.$G$2]*[.$E$2]" office:value-type="float" office:value="-25.476" calcext:value-type="float">
            <text:p>-25,476</text:p>
          </table:table-cell>
          <table:table-cell table:formula="of:=[.O367]+[.N368]*[.$E$2]" office:value-type="float" office:value="471.81106" calcext:value-type="float">
            <text:p>471,81106</text:p>
          </table:table-cell>
          <table:table-cell table:number-columns-repeated="4"/>
        </table:table-row>
        <table:table-row table:style-name="ro1">
          <table:table-cell table:formula="of:=[.A368]+[.$E$2]" office:value-type="float" office:value="3.62999999999997" calcext:value-type="float">
            <text:p>3,62999999999997</text:p>
          </table:table-cell>
          <table:table-cell table:formula="of:=-[.$G$2]*[.A369]^2/2+[.$H$2]*[.A369]+[.$I$2]" office:value-type="float" office:value="471.733190000001" calcext:value-type="float">
            <text:p>471,733190000001</text:p>
          </table:table-cell>
          <table:table-cell table:formula="of:=[.$H$2]-[.$G$2]*[.A369]" office:value-type="float" office:value="-25.5739999999997" calcext:value-type="float">
            <text:p>-25,5739999999997</text:p>
          </table:table-cell>
          <table:table-cell table:number-columns-repeated="9"/>
          <table:table-cell table:formula="of:=[.M368]+[.$E$2]" office:value-type="float" office:value="3.62999999999997" calcext:value-type="float">
            <text:p>3,62999999999997</text:p>
          </table:table-cell>
          <table:table-cell table:formula="of:=[.N368]-[.$G$2]*[.$E$2]" office:value-type="float" office:value="-25.574" calcext:value-type="float">
            <text:p>-25,574</text:p>
          </table:table-cell>
          <table:table-cell table:formula="of:=[.O368]+[.N369]*[.$E$2]" office:value-type="float" office:value="471.55532" calcext:value-type="float">
            <text:p>471,55532</text:p>
          </table:table-cell>
          <table:table-cell table:number-columns-repeated="4"/>
        </table:table-row>
        <table:table-row table:style-name="ro1">
          <table:table-cell table:formula="of:=[.A369]+[.$E$2]" office:value-type="float" office:value="3.63999999999997" calcext:value-type="float">
            <text:p>3,63999999999997</text:p>
          </table:table-cell>
          <table:table-cell table:formula="of:=-[.$G$2]*[.A370]^2/2+[.$H$2]*[.A370]+[.$I$2]" office:value-type="float" office:value="471.476960000001" calcext:value-type="float">
            <text:p>471,476960000001</text:p>
          </table:table-cell>
          <table:table-cell table:formula="of:=[.$H$2]-[.$G$2]*[.A370]" office:value-type="float" office:value="-25.6719999999997" calcext:value-type="float">
            <text:p>-25,6719999999997</text:p>
          </table:table-cell>
          <table:table-cell table:number-columns-repeated="9"/>
          <table:table-cell table:formula="of:=[.M369]+[.$E$2]" office:value-type="float" office:value="3.63999999999997" calcext:value-type="float">
            <text:p>3,63999999999997</text:p>
          </table:table-cell>
          <table:table-cell table:formula="of:=[.N369]-[.$G$2]*[.$E$2]" office:value-type="float" office:value="-25.672" calcext:value-type="float">
            <text:p>-25,672</text:p>
          </table:table-cell>
          <table:table-cell table:formula="of:=[.O369]+[.N370]*[.$E$2]" office:value-type="float" office:value="471.2986" calcext:value-type="float">
            <text:p>471,2986</text:p>
          </table:table-cell>
          <table:table-cell table:number-columns-repeated="4"/>
        </table:table-row>
        <table:table-row table:style-name="ro1">
          <table:table-cell table:formula="of:=[.A370]+[.$E$2]" office:value-type="float" office:value="3.64999999999997" calcext:value-type="float">
            <text:p>3,64999999999997</text:p>
          </table:table-cell>
          <table:table-cell table:formula="of:=-[.$G$2]*[.A371]^2/2+[.$H$2]*[.A371]+[.$I$2]" office:value-type="float" office:value="471.219750000001" calcext:value-type="float">
            <text:p>471,219750000001</text:p>
          </table:table-cell>
          <table:table-cell table:formula="of:=[.$H$2]-[.$G$2]*[.A371]" office:value-type="float" office:value="-25.7699999999997" calcext:value-type="float">
            <text:p>-25,7699999999997</text:p>
          </table:table-cell>
          <table:table-cell table:number-columns-repeated="9"/>
          <table:table-cell table:formula="of:=[.M370]+[.$E$2]" office:value-type="float" office:value="3.64999999999997" calcext:value-type="float">
            <text:p>3,64999999999997</text:p>
          </table:table-cell>
          <table:table-cell table:formula="of:=[.N370]-[.$G$2]*[.$E$2]" office:value-type="float" office:value="-25.77" calcext:value-type="float">
            <text:p>-25,77</text:p>
          </table:table-cell>
          <table:table-cell table:formula="of:=[.O370]+[.N371]*[.$E$2]" office:value-type="float" office:value="471.0409" calcext:value-type="float">
            <text:p>471,0409</text:p>
          </table:table-cell>
          <table:table-cell table:number-columns-repeated="4"/>
        </table:table-row>
        <table:table-row table:style-name="ro1">
          <table:table-cell table:formula="of:=[.A371]+[.$E$2]" office:value-type="float" office:value="3.65999999999997" calcext:value-type="float">
            <text:p>3,65999999999997</text:p>
          </table:table-cell>
          <table:table-cell table:formula="of:=-[.$G$2]*[.A372]^2/2+[.$H$2]*[.A372]+[.$I$2]" office:value-type="float" office:value="470.961560000001" calcext:value-type="float">
            <text:p>470,961560000001</text:p>
          </table:table-cell>
          <table:table-cell table:formula="of:=[.$H$2]-[.$G$2]*[.A372]" office:value-type="float" office:value="-25.8679999999997" calcext:value-type="float">
            <text:p>-25,8679999999997</text:p>
          </table:table-cell>
          <table:table-cell table:number-columns-repeated="9"/>
          <table:table-cell table:formula="of:=[.M371]+[.$E$2]" office:value-type="float" office:value="3.65999999999997" calcext:value-type="float">
            <text:p>3,65999999999997</text:p>
          </table:table-cell>
          <table:table-cell table:formula="of:=[.N371]-[.$G$2]*[.$E$2]" office:value-type="float" office:value="-25.868" calcext:value-type="float">
            <text:p>-25,868</text:p>
          </table:table-cell>
          <table:table-cell table:formula="of:=[.O371]+[.N372]*[.$E$2]" office:value-type="float" office:value="470.78222" calcext:value-type="float">
            <text:p>470,78222</text:p>
          </table:table-cell>
          <table:table-cell table:number-columns-repeated="4"/>
        </table:table-row>
        <table:table-row table:style-name="ro1">
          <table:table-cell table:formula="of:=[.A372]+[.$E$2]" office:value-type="float" office:value="3.66999999999997" calcext:value-type="float">
            <text:p>3,66999999999997</text:p>
          </table:table-cell>
          <table:table-cell table:formula="of:=-[.$G$2]*[.A373]^2/2+[.$H$2]*[.A373]+[.$I$2]" office:value-type="float" office:value="470.702390000001" calcext:value-type="float">
            <text:p>470,702390000001</text:p>
          </table:table-cell>
          <table:table-cell table:formula="of:=[.$H$2]-[.$G$2]*[.A373]" office:value-type="float" office:value="-25.9659999999997" calcext:value-type="float">
            <text:p>-25,9659999999997</text:p>
          </table:table-cell>
          <table:table-cell table:number-columns-repeated="9"/>
          <table:table-cell table:formula="of:=[.M372]+[.$E$2]" office:value-type="float" office:value="3.66999999999997" calcext:value-type="float">
            <text:p>3,66999999999997</text:p>
          </table:table-cell>
          <table:table-cell table:formula="of:=[.N372]-[.$G$2]*[.$E$2]" office:value-type="float" office:value="-25.966" calcext:value-type="float">
            <text:p>-25,966</text:p>
          </table:table-cell>
          <table:table-cell table:formula="of:=[.O372]+[.N373]*[.$E$2]" office:value-type="float" office:value="470.52256" calcext:value-type="float">
            <text:p>470,52256</text:p>
          </table:table-cell>
          <table:table-cell table:number-columns-repeated="4"/>
        </table:table-row>
        <table:table-row table:style-name="ro1">
          <table:table-cell table:formula="of:=[.A373]+[.$E$2]" office:value-type="float" office:value="3.67999999999997" calcext:value-type="float">
            <text:p>3,67999999999997</text:p>
          </table:table-cell>
          <table:table-cell table:formula="of:=-[.$G$2]*[.A374]^2/2+[.$H$2]*[.A374]+[.$I$2]" office:value-type="float" office:value="470.442240000001" calcext:value-type="float">
            <text:p>470,442240000001</text:p>
          </table:table-cell>
          <table:table-cell table:formula="of:=[.$H$2]-[.$G$2]*[.A374]" office:value-type="float" office:value="-26.0639999999997" calcext:value-type="float">
            <text:p>-26,0639999999997</text:p>
          </table:table-cell>
          <table:table-cell table:number-columns-repeated="9"/>
          <table:table-cell table:formula="of:=[.M373]+[.$E$2]" office:value-type="float" office:value="3.67999999999997" calcext:value-type="float">
            <text:p>3,67999999999997</text:p>
          </table:table-cell>
          <table:table-cell table:formula="of:=[.N373]-[.$G$2]*[.$E$2]" office:value-type="float" office:value="-26.064" calcext:value-type="float">
            <text:p>-26,064</text:p>
          </table:table-cell>
          <table:table-cell table:formula="of:=[.O373]+[.N374]*[.$E$2]" office:value-type="float" office:value="470.26192" calcext:value-type="float">
            <text:p>470,26192</text:p>
          </table:table-cell>
          <table:table-cell table:number-columns-repeated="4"/>
        </table:table-row>
        <table:table-row table:style-name="ro1">
          <table:table-cell table:formula="of:=[.A374]+[.$E$2]" office:value-type="float" office:value="3.68999999999997" calcext:value-type="float">
            <text:p>3,68999999999997</text:p>
          </table:table-cell>
          <table:table-cell table:formula="of:=-[.$G$2]*[.A375]^2/2+[.$H$2]*[.A375]+[.$I$2]" office:value-type="float" office:value="470.181110000001" calcext:value-type="float">
            <text:p>470,181110000001</text:p>
          </table:table-cell>
          <table:table-cell table:formula="of:=[.$H$2]-[.$G$2]*[.A375]" office:value-type="float" office:value="-26.1619999999997" calcext:value-type="float">
            <text:p>-26,1619999999997</text:p>
          </table:table-cell>
          <table:table-cell table:number-columns-repeated="9"/>
          <table:table-cell table:formula="of:=[.M374]+[.$E$2]" office:value-type="float" office:value="3.68999999999997" calcext:value-type="float">
            <text:p>3,68999999999997</text:p>
          </table:table-cell>
          <table:table-cell table:formula="of:=[.N374]-[.$G$2]*[.$E$2]" office:value-type="float" office:value="-26.162" calcext:value-type="float">
            <text:p>-26,162</text:p>
          </table:table-cell>
          <table:table-cell table:formula="of:=[.O374]+[.N375]*[.$E$2]" office:value-type="float" office:value="470.0003" calcext:value-type="float">
            <text:p>470,0003</text:p>
          </table:table-cell>
          <table:table-cell table:number-columns-repeated="4"/>
        </table:table-row>
        <table:table-row table:style-name="ro1">
          <table:table-cell table:formula="of:=[.A375]+[.$E$2]" office:value-type="float" office:value="3.69999999999996" calcext:value-type="float">
            <text:p>3,69999999999996</text:p>
          </table:table-cell>
          <table:table-cell table:formula="of:=-[.$G$2]*[.A376]^2/2+[.$H$2]*[.A376]+[.$I$2]" office:value-type="float" office:value="469.919000000001" calcext:value-type="float">
            <text:p>469,919000000001</text:p>
          </table:table-cell>
          <table:table-cell table:formula="of:=[.$H$2]-[.$G$2]*[.A376]" office:value-type="float" office:value="-26.2599999999997" calcext:value-type="float">
            <text:p>-26,2599999999997</text:p>
          </table:table-cell>
          <table:table-cell table:number-columns-repeated="9"/>
          <table:table-cell table:formula="of:=[.M375]+[.$E$2]" office:value-type="float" office:value="3.69999999999996" calcext:value-type="float">
            <text:p>3,69999999999996</text:p>
          </table:table-cell>
          <table:table-cell table:formula="of:=[.N375]-[.$G$2]*[.$E$2]" office:value-type="float" office:value="-26.26" calcext:value-type="float">
            <text:p>-26,26</text:p>
          </table:table-cell>
          <table:table-cell table:formula="of:=[.O375]+[.N376]*[.$E$2]" office:value-type="float" office:value="469.7377" calcext:value-type="float">
            <text:p>469,7377</text:p>
          </table:table-cell>
          <table:table-cell table:number-columns-repeated="4"/>
        </table:table-row>
        <table:table-row table:style-name="ro1">
          <table:table-cell table:formula="of:=[.A376]+[.$E$2]" office:value-type="float" office:value="3.70999999999996" calcext:value-type="float">
            <text:p>3,70999999999996</text:p>
          </table:table-cell>
          <table:table-cell table:formula="of:=-[.$G$2]*[.A377]^2/2+[.$H$2]*[.A377]+[.$I$2]" office:value-type="float" office:value="469.655910000001" calcext:value-type="float">
            <text:p>469,655910000001</text:p>
          </table:table-cell>
          <table:table-cell table:formula="of:=[.$H$2]-[.$G$2]*[.A377]" office:value-type="float" office:value="-26.3579999999997" calcext:value-type="float">
            <text:p>-26,3579999999997</text:p>
          </table:table-cell>
          <table:table-cell table:number-columns-repeated="9"/>
          <table:table-cell table:formula="of:=[.M376]+[.$E$2]" office:value-type="float" office:value="3.70999999999996" calcext:value-type="float">
            <text:p>3,70999999999996</text:p>
          </table:table-cell>
          <table:table-cell table:formula="of:=[.N376]-[.$G$2]*[.$E$2]" office:value-type="float" office:value="-26.358" calcext:value-type="float">
            <text:p>-26,358</text:p>
          </table:table-cell>
          <table:table-cell table:formula="of:=[.O376]+[.N377]*[.$E$2]" office:value-type="float" office:value="469.47412" calcext:value-type="float">
            <text:p>469,47412</text:p>
          </table:table-cell>
          <table:table-cell table:number-columns-repeated="4"/>
        </table:table-row>
        <table:table-row table:style-name="ro1">
          <table:table-cell table:formula="of:=[.A377]+[.$E$2]" office:value-type="float" office:value="3.71999999999996" calcext:value-type="float">
            <text:p>3,71999999999996</text:p>
          </table:table-cell>
          <table:table-cell table:formula="of:=-[.$G$2]*[.A378]^2/2+[.$H$2]*[.A378]+[.$I$2]" office:value-type="float" office:value="469.391840000001" calcext:value-type="float">
            <text:p>469,391840000001</text:p>
          </table:table-cell>
          <table:table-cell table:formula="of:=[.$H$2]-[.$G$2]*[.A378]" office:value-type="float" office:value="-26.4559999999997" calcext:value-type="float">
            <text:p>-26,4559999999997</text:p>
          </table:table-cell>
          <table:table-cell table:number-columns-repeated="9"/>
          <table:table-cell table:formula="of:=[.M377]+[.$E$2]" office:value-type="float" office:value="3.71999999999996" calcext:value-type="float">
            <text:p>3,71999999999996</text:p>
          </table:table-cell>
          <table:table-cell table:formula="of:=[.N377]-[.$G$2]*[.$E$2]" office:value-type="float" office:value="-26.456" calcext:value-type="float">
            <text:p>-26,456</text:p>
          </table:table-cell>
          <table:table-cell table:formula="of:=[.O377]+[.N378]*[.$E$2]" office:value-type="float" office:value="469.20956" calcext:value-type="float">
            <text:p>469,20956</text:p>
          </table:table-cell>
          <table:table-cell table:number-columns-repeated="4"/>
        </table:table-row>
        <table:table-row table:style-name="ro1">
          <table:table-cell table:formula="of:=[.A378]+[.$E$2]" office:value-type="float" office:value="3.72999999999996" calcext:value-type="float">
            <text:p>3,72999999999996</text:p>
          </table:table-cell>
          <table:table-cell table:formula="of:=-[.$G$2]*[.A379]^2/2+[.$H$2]*[.A379]+[.$I$2]" office:value-type="float" office:value="469.126790000001" calcext:value-type="float">
            <text:p>469,126790000001</text:p>
          </table:table-cell>
          <table:table-cell table:formula="of:=[.$H$2]-[.$G$2]*[.A379]" office:value-type="float" office:value="-26.5539999999997" calcext:value-type="float">
            <text:p>-26,5539999999997</text:p>
          </table:table-cell>
          <table:table-cell table:number-columns-repeated="9"/>
          <table:table-cell table:formula="of:=[.M378]+[.$E$2]" office:value-type="float" office:value="3.72999999999996" calcext:value-type="float">
            <text:p>3,72999999999996</text:p>
          </table:table-cell>
          <table:table-cell table:formula="of:=[.N378]-[.$G$2]*[.$E$2]" office:value-type="float" office:value="-26.554" calcext:value-type="float">
            <text:p>-26,554</text:p>
          </table:table-cell>
          <table:table-cell table:formula="of:=[.O378]+[.N379]*[.$E$2]" office:value-type="float" office:value="468.94402" calcext:value-type="float">
            <text:p>468,94402</text:p>
          </table:table-cell>
          <table:table-cell table:number-columns-repeated="4"/>
        </table:table-row>
        <table:table-row table:style-name="ro1">
          <table:table-cell table:formula="of:=[.A379]+[.$E$2]" office:value-type="float" office:value="3.73999999999996" calcext:value-type="float">
            <text:p>3,73999999999996</text:p>
          </table:table-cell>
          <table:table-cell table:formula="of:=-[.$G$2]*[.A380]^2/2+[.$H$2]*[.A380]+[.$I$2]" office:value-type="float" office:value="468.860760000001" calcext:value-type="float">
            <text:p>468,860760000001</text:p>
          </table:table-cell>
          <table:table-cell table:formula="of:=[.$H$2]-[.$G$2]*[.A380]" office:value-type="float" office:value="-26.6519999999997" calcext:value-type="float">
            <text:p>-26,6519999999997</text:p>
          </table:table-cell>
          <table:table-cell table:number-columns-repeated="9"/>
          <table:table-cell table:formula="of:=[.M379]+[.$E$2]" office:value-type="float" office:value="3.73999999999996" calcext:value-type="float">
            <text:p>3,73999999999996</text:p>
          </table:table-cell>
          <table:table-cell table:formula="of:=[.N379]-[.$G$2]*[.$E$2]" office:value-type="float" office:value="-26.652" calcext:value-type="float">
            <text:p>-26,652</text:p>
          </table:table-cell>
          <table:table-cell table:formula="of:=[.O379]+[.N380]*[.$E$2]" office:value-type="float" office:value="468.6775" calcext:value-type="float">
            <text:p>468,6775</text:p>
          </table:table-cell>
          <table:table-cell table:number-columns-repeated="4"/>
        </table:table-row>
        <table:table-row table:style-name="ro1">
          <table:table-cell table:formula="of:=[.A380]+[.$E$2]" office:value-type="float" office:value="3.74999999999996" calcext:value-type="float">
            <text:p>3,74999999999996</text:p>
          </table:table-cell>
          <table:table-cell table:formula="of:=-[.$G$2]*[.A381]^2/2+[.$H$2]*[.A381]+[.$I$2]" office:value-type="float" office:value="468.593750000001" calcext:value-type="float">
            <text:p>468,593750000001</text:p>
          </table:table-cell>
          <table:table-cell table:formula="of:=[.$H$2]-[.$G$2]*[.A381]" office:value-type="float" office:value="-26.7499999999997" calcext:value-type="float">
            <text:p>-26,7499999999997</text:p>
          </table:table-cell>
          <table:table-cell table:number-columns-repeated="9"/>
          <table:table-cell table:formula="of:=[.M380]+[.$E$2]" office:value-type="float" office:value="3.74999999999996" calcext:value-type="float">
            <text:p>3,74999999999996</text:p>
          </table:table-cell>
          <table:table-cell table:formula="of:=[.N380]-[.$G$2]*[.$E$2]" office:value-type="float" office:value="-26.7499999999999" calcext:value-type="float">
            <text:p>-26,7499999999999</text:p>
          </table:table-cell>
          <table:table-cell table:formula="of:=[.O380]+[.N381]*[.$E$2]" office:value-type="float" office:value="468.41" calcext:value-type="float">
            <text:p>468,41</text:p>
          </table:table-cell>
          <table:table-cell table:number-columns-repeated="4"/>
        </table:table-row>
        <table:table-row table:style-name="ro1">
          <table:table-cell table:formula="of:=[.A381]+[.$E$2]" office:value-type="float" office:value="3.75999999999996" calcext:value-type="float">
            <text:p>3,75999999999996</text:p>
          </table:table-cell>
          <table:table-cell table:formula="of:=-[.$G$2]*[.A382]^2/2+[.$H$2]*[.A382]+[.$I$2]" office:value-type="float" office:value="468.325760000001" calcext:value-type="float">
            <text:p>468,325760000001</text:p>
          </table:table-cell>
          <table:table-cell table:formula="of:=[.$H$2]-[.$G$2]*[.A382]" office:value-type="float" office:value="-26.8479999999996" calcext:value-type="float">
            <text:p>-26,8479999999996</text:p>
          </table:table-cell>
          <table:table-cell table:number-columns-repeated="9"/>
          <table:table-cell table:formula="of:=[.M381]+[.$E$2]" office:value-type="float" office:value="3.75999999999996" calcext:value-type="float">
            <text:p>3,75999999999996</text:p>
          </table:table-cell>
          <table:table-cell table:formula="of:=[.N381]-[.$G$2]*[.$E$2]" office:value-type="float" office:value="-26.8479999999999" calcext:value-type="float">
            <text:p>-26,8479999999999</text:p>
          </table:table-cell>
          <table:table-cell table:formula="of:=[.O381]+[.N382]*[.$E$2]" office:value-type="float" office:value="468.14152" calcext:value-type="float">
            <text:p>468,14152</text:p>
          </table:table-cell>
          <table:table-cell table:number-columns-repeated="4"/>
        </table:table-row>
        <table:table-row table:style-name="ro1">
          <table:table-cell table:formula="of:=[.A382]+[.$E$2]" office:value-type="float" office:value="3.76999999999996" calcext:value-type="float">
            <text:p>3,76999999999996</text:p>
          </table:table-cell>
          <table:table-cell table:formula="of:=-[.$G$2]*[.A383]^2/2+[.$H$2]*[.A383]+[.$I$2]" office:value-type="float" office:value="468.056790000001" calcext:value-type="float">
            <text:p>468,056790000001</text:p>
          </table:table-cell>
          <table:table-cell table:formula="of:=[.$H$2]-[.$G$2]*[.A383]" office:value-type="float" office:value="-26.9459999999996" calcext:value-type="float">
            <text:p>-26,9459999999996</text:p>
          </table:table-cell>
          <table:table-cell table:number-columns-repeated="9"/>
          <table:table-cell table:formula="of:=[.M382]+[.$E$2]" office:value-type="float" office:value="3.76999999999996" calcext:value-type="float">
            <text:p>3,76999999999996</text:p>
          </table:table-cell>
          <table:table-cell table:formula="of:=[.N382]-[.$G$2]*[.$E$2]" office:value-type="float" office:value="-26.9459999999999" calcext:value-type="float">
            <text:p>-26,9459999999999</text:p>
          </table:table-cell>
          <table:table-cell table:formula="of:=[.O382]+[.N383]*[.$E$2]" office:value-type="float" office:value="467.87206" calcext:value-type="float">
            <text:p>467,87206</text:p>
          </table:table-cell>
          <table:table-cell table:number-columns-repeated="4"/>
        </table:table-row>
        <table:table-row table:style-name="ro1">
          <table:table-cell table:formula="of:=[.A383]+[.$E$2]" office:value-type="float" office:value="3.77999999999996" calcext:value-type="float">
            <text:p>3,77999999999996</text:p>
          </table:table-cell>
          <table:table-cell table:formula="of:=-[.$G$2]*[.A384]^2/2+[.$H$2]*[.A384]+[.$I$2]" office:value-type="float" office:value="467.786840000001" calcext:value-type="float">
            <text:p>467,786840000001</text:p>
          </table:table-cell>
          <table:table-cell table:formula="of:=[.$H$2]-[.$G$2]*[.A384]" office:value-type="float" office:value="-27.0439999999996" calcext:value-type="float">
            <text:p>-27,0439999999996</text:p>
          </table:table-cell>
          <table:table-cell table:number-columns-repeated="9"/>
          <table:table-cell table:formula="of:=[.M383]+[.$E$2]" office:value-type="float" office:value="3.77999999999996" calcext:value-type="float">
            <text:p>3,77999999999996</text:p>
          </table:table-cell>
          <table:table-cell table:formula="of:=[.N383]-[.$G$2]*[.$E$2]" office:value-type="float" office:value="-27.0439999999999" calcext:value-type="float">
            <text:p>-27,0439999999999</text:p>
          </table:table-cell>
          <table:table-cell table:formula="of:=[.O383]+[.N384]*[.$E$2]" office:value-type="float" office:value="467.60162" calcext:value-type="float">
            <text:p>467,60162</text:p>
          </table:table-cell>
          <table:table-cell table:number-columns-repeated="4"/>
        </table:table-row>
        <table:table-row table:style-name="ro1">
          <table:table-cell table:formula="of:=[.A384]+[.$E$2]" office:value-type="float" office:value="3.78999999999996" calcext:value-type="float">
            <text:p>3,78999999999996</text:p>
          </table:table-cell>
          <table:table-cell table:formula="of:=-[.$G$2]*[.A385]^2/2+[.$H$2]*[.A385]+[.$I$2]" office:value-type="float" office:value="467.515910000001" calcext:value-type="float">
            <text:p>467,515910000001</text:p>
          </table:table-cell>
          <table:table-cell table:formula="of:=[.$H$2]-[.$G$2]*[.A385]" office:value-type="float" office:value="-27.1419999999996" calcext:value-type="float">
            <text:p>-27,1419999999996</text:p>
          </table:table-cell>
          <table:table-cell table:number-columns-repeated="9"/>
          <table:table-cell table:formula="of:=[.M384]+[.$E$2]" office:value-type="float" office:value="3.78999999999996" calcext:value-type="float">
            <text:p>3,78999999999996</text:p>
          </table:table-cell>
          <table:table-cell table:formula="of:=[.N384]-[.$G$2]*[.$E$2]" office:value-type="float" office:value="-27.1419999999999" calcext:value-type="float">
            <text:p>-27,1419999999999</text:p>
          </table:table-cell>
          <table:table-cell table:formula="of:=[.O384]+[.N385]*[.$E$2]" office:value-type="float" office:value="467.3302" calcext:value-type="float">
            <text:p>467,3302</text:p>
          </table:table-cell>
          <table:table-cell table:number-columns-repeated="4"/>
        </table:table-row>
        <table:table-row table:style-name="ro1">
          <table:table-cell table:formula="of:=[.A385]+[.$E$2]" office:value-type="float" office:value="3.79999999999996" calcext:value-type="float">
            <text:p>3,79999999999996</text:p>
          </table:table-cell>
          <table:table-cell table:formula="of:=-[.$G$2]*[.A386]^2/2+[.$H$2]*[.A386]+[.$I$2]" office:value-type="float" office:value="467.244000000001" calcext:value-type="float">
            <text:p>467,244000000001</text:p>
          </table:table-cell>
          <table:table-cell table:formula="of:=[.$H$2]-[.$G$2]*[.A386]" office:value-type="float" office:value="-27.2399999999996" calcext:value-type="float">
            <text:p>-27,2399999999996</text:p>
          </table:table-cell>
          <table:table-cell table:number-columns-repeated="9"/>
          <table:table-cell table:formula="of:=[.M385]+[.$E$2]" office:value-type="float" office:value="3.79999999999996" calcext:value-type="float">
            <text:p>3,79999999999996</text:p>
          </table:table-cell>
          <table:table-cell table:formula="of:=[.N385]-[.$G$2]*[.$E$2]" office:value-type="float" office:value="-27.2399999999999" calcext:value-type="float">
            <text:p>-27,2399999999999</text:p>
          </table:table-cell>
          <table:table-cell table:formula="of:=[.O385]+[.N386]*[.$E$2]" office:value-type="float" office:value="467.0578" calcext:value-type="float">
            <text:p>467,0578</text:p>
          </table:table-cell>
          <table:table-cell table:number-columns-repeated="4"/>
        </table:table-row>
        <table:table-row table:style-name="ro1">
          <table:table-cell table:formula="of:=[.A386]+[.$E$2]" office:value-type="float" office:value="3.80999999999996" calcext:value-type="float">
            <text:p>3,80999999999996</text:p>
          </table:table-cell>
          <table:table-cell table:formula="of:=-[.$G$2]*[.A387]^2/2+[.$H$2]*[.A387]+[.$I$2]" office:value-type="float" office:value="466.971110000001" calcext:value-type="float">
            <text:p>466,971110000001</text:p>
          </table:table-cell>
          <table:table-cell table:formula="of:=[.$H$2]-[.$G$2]*[.A387]" office:value-type="float" office:value="-27.3379999999996" calcext:value-type="float">
            <text:p>-27,3379999999996</text:p>
          </table:table-cell>
          <table:table-cell table:number-columns-repeated="9"/>
          <table:table-cell table:formula="of:=[.M386]+[.$E$2]" office:value-type="float" office:value="3.80999999999996" calcext:value-type="float">
            <text:p>3,80999999999996</text:p>
          </table:table-cell>
          <table:table-cell table:formula="of:=[.N386]-[.$G$2]*[.$E$2]" office:value-type="float" office:value="-27.3379999999999" calcext:value-type="float">
            <text:p>-27,3379999999999</text:p>
          </table:table-cell>
          <table:table-cell table:formula="of:=[.O386]+[.N387]*[.$E$2]" office:value-type="float" office:value="466.78442" calcext:value-type="float">
            <text:p>466,78442</text:p>
          </table:table-cell>
          <table:table-cell table:number-columns-repeated="4"/>
        </table:table-row>
        <table:table-row table:style-name="ro1">
          <table:table-cell table:formula="of:=[.A387]+[.$E$2]" office:value-type="float" office:value="3.81999999999996" calcext:value-type="float">
            <text:p>3,81999999999996</text:p>
          </table:table-cell>
          <table:table-cell table:formula="of:=-[.$G$2]*[.A388]^2/2+[.$H$2]*[.A388]+[.$I$2]" office:value-type="float" office:value="466.697240000001" calcext:value-type="float">
            <text:p>466,697240000001</text:p>
          </table:table-cell>
          <table:table-cell table:formula="of:=[.$H$2]-[.$G$2]*[.A388]" office:value-type="float" office:value="-27.4359999999996" calcext:value-type="float">
            <text:p>-27,4359999999996</text:p>
          </table:table-cell>
          <table:table-cell table:number-columns-repeated="9"/>
          <table:table-cell table:formula="of:=[.M387]+[.$E$2]" office:value-type="float" office:value="3.81999999999996" calcext:value-type="float">
            <text:p>3,81999999999996</text:p>
          </table:table-cell>
          <table:table-cell table:formula="of:=[.N387]-[.$G$2]*[.$E$2]" office:value-type="float" office:value="-27.4359999999999" calcext:value-type="float">
            <text:p>-27,4359999999999</text:p>
          </table:table-cell>
          <table:table-cell table:formula="of:=[.O387]+[.N388]*[.$E$2]" office:value-type="float" office:value="466.51006" calcext:value-type="float">
            <text:p>466,51006</text:p>
          </table:table-cell>
          <table:table-cell table:number-columns-repeated="4"/>
        </table:table-row>
        <table:table-row table:style-name="ro1">
          <table:table-cell table:formula="of:=[.A388]+[.$E$2]" office:value-type="float" office:value="3.82999999999996" calcext:value-type="float">
            <text:p>3,82999999999996</text:p>
          </table:table-cell>
          <table:table-cell table:formula="of:=-[.$G$2]*[.A389]^2/2+[.$H$2]*[.A389]+[.$I$2]" office:value-type="float" office:value="466.422390000001" calcext:value-type="float">
            <text:p>466,422390000001</text:p>
          </table:table-cell>
          <table:table-cell table:formula="of:=[.$H$2]-[.$G$2]*[.A389]" office:value-type="float" office:value="-27.5339999999996" calcext:value-type="float">
            <text:p>-27,5339999999996</text:p>
          </table:table-cell>
          <table:table-cell table:number-columns-repeated="9"/>
          <table:table-cell table:formula="of:=[.M388]+[.$E$2]" office:value-type="float" office:value="3.82999999999996" calcext:value-type="float">
            <text:p>3,82999999999996</text:p>
          </table:table-cell>
          <table:table-cell table:formula="of:=[.N388]-[.$G$2]*[.$E$2]" office:value-type="float" office:value="-27.5339999999999" calcext:value-type="float">
            <text:p>-27,5339999999999</text:p>
          </table:table-cell>
          <table:table-cell table:formula="of:=[.O388]+[.N389]*[.$E$2]" office:value-type="float" office:value="466.23472" calcext:value-type="float">
            <text:p>466,23472</text:p>
          </table:table-cell>
          <table:table-cell table:number-columns-repeated="4"/>
        </table:table-row>
        <table:table-row table:style-name="ro1">
          <table:table-cell table:formula="of:=[.A389]+[.$E$2]" office:value-type="float" office:value="3.83999999999996" calcext:value-type="float">
            <text:p>3,83999999999996</text:p>
          </table:table-cell>
          <table:table-cell table:formula="of:=-[.$G$2]*[.A390]^2/2+[.$H$2]*[.A390]+[.$I$2]" office:value-type="float" office:value="466.146560000001" calcext:value-type="float">
            <text:p>466,146560000001</text:p>
          </table:table-cell>
          <table:table-cell table:formula="of:=[.$H$2]-[.$G$2]*[.A390]" office:value-type="float" office:value="-27.6319999999996" calcext:value-type="float">
            <text:p>-27,6319999999996</text:p>
          </table:table-cell>
          <table:table-cell table:number-columns-repeated="9"/>
          <table:table-cell table:formula="of:=[.M389]+[.$E$2]" office:value-type="float" office:value="3.83999999999996" calcext:value-type="float">
            <text:p>3,83999999999996</text:p>
          </table:table-cell>
          <table:table-cell table:formula="of:=[.N389]-[.$G$2]*[.$E$2]" office:value-type="float" office:value="-27.6319999999999" calcext:value-type="float">
            <text:p>-27,6319999999999</text:p>
          </table:table-cell>
          <table:table-cell table:formula="of:=[.O389]+[.N390]*[.$E$2]" office:value-type="float" office:value="465.9584" calcext:value-type="float">
            <text:p>465,9584</text:p>
          </table:table-cell>
          <table:table-cell table:number-columns-repeated="4"/>
        </table:table-row>
        <table:table-row table:style-name="ro1">
          <table:table-cell table:formula="of:=[.A390]+[.$E$2]" office:value-type="float" office:value="3.84999999999996" calcext:value-type="float">
            <text:p>3,84999999999996</text:p>
          </table:table-cell>
          <table:table-cell table:formula="of:=-[.$G$2]*[.A391]^2/2+[.$H$2]*[.A391]+[.$I$2]" office:value-type="float" office:value="465.869750000001" calcext:value-type="float">
            <text:p>465,869750000001</text:p>
          </table:table-cell>
          <table:table-cell table:formula="of:=[.$H$2]-[.$G$2]*[.A391]" office:value-type="float" office:value="-27.7299999999996" calcext:value-type="float">
            <text:p>-27,7299999999996</text:p>
          </table:table-cell>
          <table:table-cell table:number-columns-repeated="9"/>
          <table:table-cell table:formula="of:=[.M390]+[.$E$2]" office:value-type="float" office:value="3.84999999999996" calcext:value-type="float">
            <text:p>3,84999999999996</text:p>
          </table:table-cell>
          <table:table-cell table:formula="of:=[.N390]-[.$G$2]*[.$E$2]" office:value-type="float" office:value="-27.7299999999999" calcext:value-type="float">
            <text:p>-27,7299999999999</text:p>
          </table:table-cell>
          <table:table-cell table:formula="of:=[.O390]+[.N391]*[.$E$2]" office:value-type="float" office:value="465.6811" calcext:value-type="float">
            <text:p>465,6811</text:p>
          </table:table-cell>
          <table:table-cell table:number-columns-repeated="4"/>
        </table:table-row>
        <table:table-row table:style-name="ro1">
          <table:table-cell table:formula="of:=[.A391]+[.$E$2]" office:value-type="float" office:value="3.85999999999996" calcext:value-type="float">
            <text:p>3,85999999999996</text:p>
          </table:table-cell>
          <table:table-cell table:formula="of:=-[.$G$2]*[.A392]^2/2+[.$H$2]*[.A392]+[.$I$2]" office:value-type="float" office:value="465.591960000001" calcext:value-type="float">
            <text:p>465,591960000001</text:p>
          </table:table-cell>
          <table:table-cell table:formula="of:=[.$H$2]-[.$G$2]*[.A392]" office:value-type="float" office:value="-27.8279999999996" calcext:value-type="float">
            <text:p>-27,8279999999996</text:p>
          </table:table-cell>
          <table:table-cell table:number-columns-repeated="9"/>
          <table:table-cell table:formula="of:=[.M391]+[.$E$2]" office:value-type="float" office:value="3.85999999999996" calcext:value-type="float">
            <text:p>3,85999999999996</text:p>
          </table:table-cell>
          <table:table-cell table:formula="of:=[.N391]-[.$G$2]*[.$E$2]" office:value-type="float" office:value="-27.8279999999999" calcext:value-type="float">
            <text:p>-27,8279999999999</text:p>
          </table:table-cell>
          <table:table-cell table:formula="of:=[.O391]+[.N392]*[.$E$2]" office:value-type="float" office:value="465.40282" calcext:value-type="float">
            <text:p>465,40282</text:p>
          </table:table-cell>
          <table:table-cell table:number-columns-repeated="4"/>
        </table:table-row>
        <table:table-row table:style-name="ro1">
          <table:table-cell table:formula="of:=[.A392]+[.$E$2]" office:value-type="float" office:value="3.86999999999996" calcext:value-type="float">
            <text:p>3,86999999999996</text:p>
          </table:table-cell>
          <table:table-cell table:formula="of:=-[.$G$2]*[.A393]^2/2+[.$H$2]*[.A393]+[.$I$2]" office:value-type="float" office:value="465.313190000001" calcext:value-type="float">
            <text:p>465,313190000001</text:p>
          </table:table-cell>
          <table:table-cell table:formula="of:=[.$H$2]-[.$G$2]*[.A393]" office:value-type="float" office:value="-27.9259999999996" calcext:value-type="float">
            <text:p>-27,9259999999996</text:p>
          </table:table-cell>
          <table:table-cell table:number-columns-repeated="9"/>
          <table:table-cell table:formula="of:=[.M392]+[.$E$2]" office:value-type="float" office:value="3.86999999999996" calcext:value-type="float">
            <text:p>3,86999999999996</text:p>
          </table:table-cell>
          <table:table-cell table:formula="of:=[.N392]-[.$G$2]*[.$E$2]" office:value-type="float" office:value="-27.9259999999999" calcext:value-type="float">
            <text:p>-27,9259999999999</text:p>
          </table:table-cell>
          <table:table-cell table:formula="of:=[.O392]+[.N393]*[.$E$2]" office:value-type="float" office:value="465.12356" calcext:value-type="float">
            <text:p>465,12356</text:p>
          </table:table-cell>
          <table:table-cell table:number-columns-repeated="4"/>
        </table:table-row>
        <table:table-row table:style-name="ro1">
          <table:table-cell table:formula="of:=[.A393]+[.$E$2]" office:value-type="float" office:value="3.87999999999996" calcext:value-type="float">
            <text:p>3,87999999999996</text:p>
          </table:table-cell>
          <table:table-cell table:formula="of:=-[.$G$2]*[.A394]^2/2+[.$H$2]*[.A394]+[.$I$2]" office:value-type="float" office:value="465.033440000001" calcext:value-type="float">
            <text:p>465,033440000001</text:p>
          </table:table-cell>
          <table:table-cell table:formula="of:=[.$H$2]-[.$G$2]*[.A394]" office:value-type="float" office:value="-28.0239999999996" calcext:value-type="float">
            <text:p>-28,0239999999996</text:p>
          </table:table-cell>
          <table:table-cell table:number-columns-repeated="9"/>
          <table:table-cell table:formula="of:=[.M393]+[.$E$2]" office:value-type="float" office:value="3.87999999999996" calcext:value-type="float">
            <text:p>3,87999999999996</text:p>
          </table:table-cell>
          <table:table-cell table:formula="of:=[.N393]-[.$G$2]*[.$E$2]" office:value-type="float" office:value="-28.0239999999999" calcext:value-type="float">
            <text:p>-28,0239999999999</text:p>
          </table:table-cell>
          <table:table-cell table:formula="of:=[.O393]+[.N394]*[.$E$2]" office:value-type="float" office:value="464.84332" calcext:value-type="float">
            <text:p>464,84332</text:p>
          </table:table-cell>
          <table:table-cell table:number-columns-repeated="4"/>
        </table:table-row>
        <table:table-row table:style-name="ro1">
          <table:table-cell table:formula="of:=[.A394]+[.$E$2]" office:value-type="float" office:value="3.88999999999996" calcext:value-type="float">
            <text:p>3,88999999999996</text:p>
          </table:table-cell>
          <table:table-cell table:formula="of:=-[.$G$2]*[.A395]^2/2+[.$H$2]*[.A395]+[.$I$2]" office:value-type="float" office:value="464.752710000001" calcext:value-type="float">
            <text:p>464,752710000001</text:p>
          </table:table-cell>
          <table:table-cell table:formula="of:=[.$H$2]-[.$G$2]*[.A395]" office:value-type="float" office:value="-28.1219999999996" calcext:value-type="float">
            <text:p>-28,1219999999996</text:p>
          </table:table-cell>
          <table:table-cell table:number-columns-repeated="9"/>
          <table:table-cell table:formula="of:=[.M394]+[.$E$2]" office:value-type="float" office:value="3.88999999999996" calcext:value-type="float">
            <text:p>3,88999999999996</text:p>
          </table:table-cell>
          <table:table-cell table:formula="of:=[.N394]-[.$G$2]*[.$E$2]" office:value-type="float" office:value="-28.1219999999999" calcext:value-type="float">
            <text:p>-28,1219999999999</text:p>
          </table:table-cell>
          <table:table-cell table:formula="of:=[.O394]+[.N395]*[.$E$2]" office:value-type="float" office:value="464.5621" calcext:value-type="float">
            <text:p>464,5621</text:p>
          </table:table-cell>
          <table:table-cell table:number-columns-repeated="4"/>
        </table:table-row>
        <table:table-row table:style-name="ro1">
          <table:table-cell table:formula="of:=[.A395]+[.$E$2]" office:value-type="float" office:value="3.89999999999996" calcext:value-type="float">
            <text:p>3,89999999999996</text:p>
          </table:table-cell>
          <table:table-cell table:formula="of:=-[.$G$2]*[.A396]^2/2+[.$H$2]*[.A396]+[.$I$2]" office:value-type="float" office:value="464.471000000001" calcext:value-type="float">
            <text:p>464,471000000001</text:p>
          </table:table-cell>
          <table:table-cell table:formula="of:=[.$H$2]-[.$G$2]*[.A396]" office:value-type="float" office:value="-28.2199999999996" calcext:value-type="float">
            <text:p>-28,2199999999996</text:p>
          </table:table-cell>
          <table:table-cell table:number-columns-repeated="9"/>
          <table:table-cell table:formula="of:=[.M395]+[.$E$2]" office:value-type="float" office:value="3.89999999999996" calcext:value-type="float">
            <text:p>3,89999999999996</text:p>
          </table:table-cell>
          <table:table-cell table:formula="of:=[.N395]-[.$G$2]*[.$E$2]" office:value-type="float" office:value="-28.2199999999999" calcext:value-type="float">
            <text:p>-28,2199999999999</text:p>
          </table:table-cell>
          <table:table-cell table:formula="of:=[.O395]+[.N396]*[.$E$2]" office:value-type="float" office:value="464.2799" calcext:value-type="float">
            <text:p>464,2799</text:p>
          </table:table-cell>
          <table:table-cell table:number-columns-repeated="4"/>
        </table:table-row>
        <table:table-row table:style-name="ro1">
          <table:table-cell table:formula="of:=[.A396]+[.$E$2]" office:value-type="float" office:value="3.90999999999996" calcext:value-type="float">
            <text:p>3,90999999999996</text:p>
          </table:table-cell>
          <table:table-cell table:formula="of:=-[.$G$2]*[.A397]^2/2+[.$H$2]*[.A397]+[.$I$2]" office:value-type="float" office:value="464.188310000001" calcext:value-type="float">
            <text:p>464,188310000001</text:p>
          </table:table-cell>
          <table:table-cell table:formula="of:=[.$H$2]-[.$G$2]*[.A397]" office:value-type="float" office:value="-28.3179999999996" calcext:value-type="float">
            <text:p>-28,3179999999996</text:p>
          </table:table-cell>
          <table:table-cell table:number-columns-repeated="9"/>
          <table:table-cell table:formula="of:=[.M396]+[.$E$2]" office:value-type="float" office:value="3.90999999999996" calcext:value-type="float">
            <text:p>3,90999999999996</text:p>
          </table:table-cell>
          <table:table-cell table:formula="of:=[.N396]-[.$G$2]*[.$E$2]" office:value-type="float" office:value="-28.3179999999999" calcext:value-type="float">
            <text:p>-28,3179999999999</text:p>
          </table:table-cell>
          <table:table-cell table:formula="of:=[.O396]+[.N397]*[.$E$2]" office:value-type="float" office:value="463.99672" calcext:value-type="float">
            <text:p>463,99672</text:p>
          </table:table-cell>
          <table:table-cell table:number-columns-repeated="4"/>
        </table:table-row>
        <table:table-row table:style-name="ro1">
          <table:table-cell table:formula="of:=[.A397]+[.$E$2]" office:value-type="float" office:value="3.91999999999996" calcext:value-type="float">
            <text:p>3,91999999999996</text:p>
          </table:table-cell>
          <table:table-cell table:formula="of:=-[.$G$2]*[.A398]^2/2+[.$H$2]*[.A398]+[.$I$2]" office:value-type="float" office:value="463.904640000001" calcext:value-type="float">
            <text:p>463,904640000001</text:p>
          </table:table-cell>
          <table:table-cell table:formula="of:=[.$H$2]-[.$G$2]*[.A398]" office:value-type="float" office:value="-28.4159999999996" calcext:value-type="float">
            <text:p>-28,4159999999996</text:p>
          </table:table-cell>
          <table:table-cell table:number-columns-repeated="9"/>
          <table:table-cell table:formula="of:=[.M397]+[.$E$2]" office:value-type="float" office:value="3.91999999999996" calcext:value-type="float">
            <text:p>3,91999999999996</text:p>
          </table:table-cell>
          <table:table-cell table:formula="of:=[.N397]-[.$G$2]*[.$E$2]" office:value-type="float" office:value="-28.4159999999999" calcext:value-type="float">
            <text:p>-28,4159999999999</text:p>
          </table:table-cell>
          <table:table-cell table:formula="of:=[.O397]+[.N398]*[.$E$2]" office:value-type="float" office:value="463.71256" calcext:value-type="float">
            <text:p>463,71256</text:p>
          </table:table-cell>
          <table:table-cell table:number-columns-repeated="4"/>
        </table:table-row>
        <table:table-row table:style-name="ro1">
          <table:table-cell table:formula="of:=[.A398]+[.$E$2]" office:value-type="float" office:value="3.92999999999996" calcext:value-type="float">
            <text:p>3,92999999999996</text:p>
          </table:table-cell>
          <table:table-cell table:formula="of:=-[.$G$2]*[.A399]^2/2+[.$H$2]*[.A399]+[.$I$2]" office:value-type="float" office:value="463.619990000001" calcext:value-type="float">
            <text:p>463,619990000001</text:p>
          </table:table-cell>
          <table:table-cell table:formula="of:=[.$H$2]-[.$G$2]*[.A399]" office:value-type="float" office:value="-28.5139999999996" calcext:value-type="float">
            <text:p>-28,5139999999996</text:p>
          </table:table-cell>
          <table:table-cell table:number-columns-repeated="9"/>
          <table:table-cell table:formula="of:=[.M398]+[.$E$2]" office:value-type="float" office:value="3.92999999999996" calcext:value-type="float">
            <text:p>3,92999999999996</text:p>
          </table:table-cell>
          <table:table-cell table:formula="of:=[.N398]-[.$G$2]*[.$E$2]" office:value-type="float" office:value="-28.5139999999999" calcext:value-type="float">
            <text:p>-28,5139999999999</text:p>
          </table:table-cell>
          <table:table-cell table:formula="of:=[.O398]+[.N399]*[.$E$2]" office:value-type="float" office:value="463.42742" calcext:value-type="float">
            <text:p>463,42742</text:p>
          </table:table-cell>
          <table:table-cell table:number-columns-repeated="4"/>
        </table:table-row>
        <table:table-row table:style-name="ro1">
          <table:table-cell table:formula="of:=[.A399]+[.$E$2]" office:value-type="float" office:value="3.93999999999996" calcext:value-type="float">
            <text:p>3,93999999999996</text:p>
          </table:table-cell>
          <table:table-cell table:formula="of:=-[.$G$2]*[.A400]^2/2+[.$H$2]*[.A400]+[.$I$2]" office:value-type="float" office:value="463.334360000001" calcext:value-type="float">
            <text:p>463,334360000001</text:p>
          </table:table-cell>
          <table:table-cell table:formula="of:=[.$H$2]-[.$G$2]*[.A400]" office:value-type="float" office:value="-28.6119999999996" calcext:value-type="float">
            <text:p>-28,6119999999996</text:p>
          </table:table-cell>
          <table:table-cell table:number-columns-repeated="9"/>
          <table:table-cell table:formula="of:=[.M399]+[.$E$2]" office:value-type="float" office:value="3.93999999999996" calcext:value-type="float">
            <text:p>3,93999999999996</text:p>
          </table:table-cell>
          <table:table-cell table:formula="of:=[.N399]-[.$G$2]*[.$E$2]" office:value-type="float" office:value="-28.6119999999999" calcext:value-type="float">
            <text:p>-28,6119999999999</text:p>
          </table:table-cell>
          <table:table-cell table:formula="of:=[.O399]+[.N400]*[.$E$2]" office:value-type="float" office:value="463.1413" calcext:value-type="float">
            <text:p>463,1413</text:p>
          </table:table-cell>
          <table:table-cell table:number-columns-repeated="4"/>
        </table:table-row>
        <table:table-row table:style-name="ro1">
          <table:table-cell table:formula="of:=[.A400]+[.$E$2]" office:value-type="float" office:value="3.94999999999996" calcext:value-type="float">
            <text:p>3,94999999999996</text:p>
          </table:table-cell>
          <table:table-cell table:formula="of:=-[.$G$2]*[.A401]^2/2+[.$H$2]*[.A401]+[.$I$2]" office:value-type="float" office:value="463.047750000001" calcext:value-type="float">
            <text:p>463,047750000001</text:p>
          </table:table-cell>
          <table:table-cell table:formula="of:=[.$H$2]-[.$G$2]*[.A401]" office:value-type="float" office:value="-28.7099999999996" calcext:value-type="float">
            <text:p>-28,7099999999996</text:p>
          </table:table-cell>
          <table:table-cell table:number-columns-repeated="9"/>
          <table:table-cell table:formula="of:=[.M400]+[.$E$2]" office:value-type="float" office:value="3.94999999999996" calcext:value-type="float">
            <text:p>3,94999999999996</text:p>
          </table:table-cell>
          <table:table-cell table:formula="of:=[.N400]-[.$G$2]*[.$E$2]" office:value-type="float" office:value="-28.7099999999999" calcext:value-type="float">
            <text:p>-28,7099999999999</text:p>
          </table:table-cell>
          <table:table-cell table:formula="of:=[.O400]+[.N401]*[.$E$2]" office:value-type="float" office:value="462.8542" calcext:value-type="float">
            <text:p>462,8542</text:p>
          </table:table-cell>
          <table:table-cell table:number-columns-repeated="4"/>
        </table:table-row>
        <table:table-row table:style-name="ro1">
          <table:table-cell table:formula="of:=[.A401]+[.$E$2]" office:value-type="float" office:value="3.95999999999996" calcext:value-type="float">
            <text:p>3,95999999999996</text:p>
          </table:table-cell>
          <table:table-cell table:formula="of:=-[.$G$2]*[.A402]^2/2+[.$H$2]*[.A402]+[.$I$2]" office:value-type="float" office:value="462.760160000001" calcext:value-type="float">
            <text:p>462,760160000001</text:p>
          </table:table-cell>
          <table:table-cell table:formula="of:=[.$H$2]-[.$G$2]*[.A402]" office:value-type="float" office:value="-28.8079999999996" calcext:value-type="float">
            <text:p>-28,8079999999996</text:p>
          </table:table-cell>
          <table:table-cell table:number-columns-repeated="9"/>
          <table:table-cell table:formula="of:=[.M401]+[.$E$2]" office:value-type="float" office:value="3.95999999999996" calcext:value-type="float">
            <text:p>3,95999999999996</text:p>
          </table:table-cell>
          <table:table-cell table:formula="of:=[.N401]-[.$G$2]*[.$E$2]" office:value-type="float" office:value="-28.8079999999999" calcext:value-type="float">
            <text:p>-28,8079999999999</text:p>
          </table:table-cell>
          <table:table-cell table:formula="of:=[.O401]+[.N402]*[.$E$2]" office:value-type="float" office:value="462.56612" calcext:value-type="float">
            <text:p>462,56612</text:p>
          </table:table-cell>
          <table:table-cell table:number-columns-repeated="4"/>
        </table:table-row>
        <table:table-row table:style-name="ro1">
          <table:table-cell table:formula="of:=[.A402]+[.$E$2]" office:value-type="float" office:value="3.96999999999996" calcext:value-type="float">
            <text:p>3,96999999999996</text:p>
          </table:table-cell>
          <table:table-cell table:formula="of:=-[.$G$2]*[.A403]^2/2+[.$H$2]*[.A403]+[.$I$2]" office:value-type="float" office:value="462.471590000001" calcext:value-type="float">
            <text:p>462,471590000001</text:p>
          </table:table-cell>
          <table:table-cell table:formula="of:=[.$H$2]-[.$G$2]*[.A403]" office:value-type="float" office:value="-28.9059999999996" calcext:value-type="float">
            <text:p>-28,9059999999996</text:p>
          </table:table-cell>
          <table:table-cell table:number-columns-repeated="9"/>
          <table:table-cell table:formula="of:=[.M402]+[.$E$2]" office:value-type="float" office:value="3.96999999999996" calcext:value-type="float">
            <text:p>3,96999999999996</text:p>
          </table:table-cell>
          <table:table-cell table:formula="of:=[.N402]-[.$G$2]*[.$E$2]" office:value-type="float" office:value="-28.9059999999999" calcext:value-type="float">
            <text:p>-28,9059999999999</text:p>
          </table:table-cell>
          <table:table-cell table:formula="of:=[.O402]+[.N403]*[.$E$2]" office:value-type="float" office:value="462.27706" calcext:value-type="float">
            <text:p>462,27706</text:p>
          </table:table-cell>
          <table:table-cell table:number-columns-repeated="4"/>
        </table:table-row>
        <table:table-row table:style-name="ro1">
          <table:table-cell table:formula="of:=[.A403]+[.$E$2]" office:value-type="float" office:value="3.97999999999996" calcext:value-type="float">
            <text:p>3,97999999999996</text:p>
          </table:table-cell>
          <table:table-cell table:formula="of:=-[.$G$2]*[.A404]^2/2+[.$H$2]*[.A404]+[.$I$2]" office:value-type="float" office:value="462.182040000001" calcext:value-type="float">
            <text:p>462,182040000001</text:p>
          </table:table-cell>
          <table:table-cell table:formula="of:=[.$H$2]-[.$G$2]*[.A404]" office:value-type="float" office:value="-29.0039999999996" calcext:value-type="float">
            <text:p>-29,0039999999996</text:p>
          </table:table-cell>
          <table:table-cell table:number-columns-repeated="9"/>
          <table:table-cell table:formula="of:=[.M403]+[.$E$2]" office:value-type="float" office:value="3.97999999999996" calcext:value-type="float">
            <text:p>3,97999999999996</text:p>
          </table:table-cell>
          <table:table-cell table:formula="of:=[.N403]-[.$G$2]*[.$E$2]" office:value-type="float" office:value="-29.0039999999999" calcext:value-type="float">
            <text:p>-29,0039999999999</text:p>
          </table:table-cell>
          <table:table-cell table:formula="of:=[.O403]+[.N404]*[.$E$2]" office:value-type="float" office:value="461.98702" calcext:value-type="float">
            <text:p>461,98702</text:p>
          </table:table-cell>
          <table:table-cell table:number-columns-repeated="4"/>
        </table:table-row>
        <table:table-row table:style-name="ro1">
          <table:table-cell table:formula="of:=[.A404]+[.$E$2]" office:value-type="float" office:value="3.98999999999996" calcext:value-type="float">
            <text:p>3,98999999999996</text:p>
          </table:table-cell>
          <table:table-cell table:formula="of:=-[.$G$2]*[.A405]^2/2+[.$H$2]*[.A405]+[.$I$2]" office:value-type="float" office:value="461.891510000001" calcext:value-type="float">
            <text:p>461,891510000001</text:p>
          </table:table-cell>
          <table:table-cell table:formula="of:=[.$H$2]-[.$G$2]*[.A405]" office:value-type="float" office:value="-29.1019999999996" calcext:value-type="float">
            <text:p>-29,1019999999996</text:p>
          </table:table-cell>
          <table:table-cell table:number-columns-repeated="9"/>
          <table:table-cell table:formula="of:=[.M404]+[.$E$2]" office:value-type="float" office:value="3.98999999999996" calcext:value-type="float">
            <text:p>3,98999999999996</text:p>
          </table:table-cell>
          <table:table-cell table:formula="of:=[.N404]-[.$G$2]*[.$E$2]" office:value-type="float" office:value="-29.1019999999999" calcext:value-type="float">
            <text:p>-29,1019999999999</text:p>
          </table:table-cell>
          <table:table-cell table:formula="of:=[.O404]+[.N405]*[.$E$2]" office:value-type="float" office:value="461.696" calcext:value-type="float">
            <text:p>461,696</text:p>
          </table:table-cell>
          <table:table-cell table:number-columns-repeated="4"/>
        </table:table-row>
        <table:table-row table:style-name="ro1">
          <table:table-cell table:formula="of:=[.A405]+[.$E$2]" office:value-type="float" office:value="3.99999999999996" calcext:value-type="float">
            <text:p>3,99999999999996</text:p>
          </table:table-cell>
          <table:table-cell table:formula="of:=-[.$G$2]*[.A406]^2/2+[.$H$2]*[.A406]+[.$I$2]" office:value-type="float" office:value="461.600000000001" calcext:value-type="float">
            <text:p>461,600000000001</text:p>
          </table:table-cell>
          <table:table-cell table:formula="of:=[.$H$2]-[.$G$2]*[.A406]" office:value-type="float" office:value="-29.1999999999996" calcext:value-type="float">
            <text:p>-29,1999999999996</text:p>
          </table:table-cell>
          <table:table-cell table:number-columns-repeated="9"/>
          <table:table-cell table:formula="of:=[.M405]+[.$E$2]" office:value-type="float" office:value="3.99999999999996" calcext:value-type="float">
            <text:p>3,99999999999996</text:p>
          </table:table-cell>
          <table:table-cell table:formula="of:=[.N405]-[.$G$2]*[.$E$2]" office:value-type="float" office:value="-29.1999999999999" calcext:value-type="float">
            <text:p>-29,1999999999999</text:p>
          </table:table-cell>
          <table:table-cell table:formula="of:=[.O405]+[.N406]*[.$E$2]" office:value-type="float" office:value="461.404" calcext:value-type="float">
            <text:p>461,404</text:p>
          </table:table-cell>
          <table:table-cell table:number-columns-repeated="4"/>
        </table:table-row>
        <table:table-row table:style-name="ro1">
          <table:table-cell table:formula="of:=[.A406]+[.$E$2]" office:value-type="float" office:value="4.00999999999996" calcext:value-type="float">
            <text:p>4,00999999999996</text:p>
          </table:table-cell>
          <table:table-cell table:formula="of:=-[.$G$2]*[.A407]^2/2+[.$H$2]*[.A407]+[.$I$2]" office:value-type="float" office:value="461.307510000001" calcext:value-type="float">
            <text:p>461,307510000001</text:p>
          </table:table-cell>
          <table:table-cell table:formula="of:=[.$H$2]-[.$G$2]*[.A407]" office:value-type="float" office:value="-29.2979999999996" calcext:value-type="float">
            <text:p>-29,2979999999996</text:p>
          </table:table-cell>
          <table:table-cell table:number-columns-repeated="9"/>
          <table:table-cell table:formula="of:=[.M406]+[.$E$2]" office:value-type="float" office:value="4.00999999999996" calcext:value-type="float">
            <text:p>4,00999999999996</text:p>
          </table:table-cell>
          <table:table-cell table:formula="of:=[.N406]-[.$G$2]*[.$E$2]" office:value-type="float" office:value="-29.2979999999999" calcext:value-type="float">
            <text:p>-29,2979999999999</text:p>
          </table:table-cell>
          <table:table-cell table:formula="of:=[.O406]+[.N407]*[.$E$2]" office:value-type="float" office:value="461.11102" calcext:value-type="float">
            <text:p>461,11102</text:p>
          </table:table-cell>
          <table:table-cell table:number-columns-repeated="4"/>
        </table:table-row>
        <table:table-row table:style-name="ro1">
          <table:table-cell table:formula="of:=[.A407]+[.$E$2]" office:value-type="float" office:value="4.01999999999996" calcext:value-type="float">
            <text:p>4,01999999999996</text:p>
          </table:table-cell>
          <table:table-cell table:formula="of:=-[.$G$2]*[.A408]^2/2+[.$H$2]*[.A408]+[.$I$2]" office:value-type="float" office:value="461.014040000001" calcext:value-type="float">
            <text:p>461,014040000001</text:p>
          </table:table-cell>
          <table:table-cell table:formula="of:=[.$H$2]-[.$G$2]*[.A408]" office:value-type="float" office:value="-29.3959999999996" calcext:value-type="float">
            <text:p>-29,3959999999996</text:p>
          </table:table-cell>
          <table:table-cell table:number-columns-repeated="9"/>
          <table:table-cell table:formula="of:=[.M407]+[.$E$2]" office:value-type="float" office:value="4.01999999999996" calcext:value-type="float">
            <text:p>4,01999999999996</text:p>
          </table:table-cell>
          <table:table-cell table:formula="of:=[.N407]-[.$G$2]*[.$E$2]" office:value-type="float" office:value="-29.3959999999999" calcext:value-type="float">
            <text:p>-29,3959999999999</text:p>
          </table:table-cell>
          <table:table-cell table:formula="of:=[.O407]+[.N408]*[.$E$2]" office:value-type="float" office:value="460.81706" calcext:value-type="float">
            <text:p>460,81706</text:p>
          </table:table-cell>
          <table:table-cell table:number-columns-repeated="4"/>
        </table:table-row>
        <table:table-row table:style-name="ro1">
          <table:table-cell table:formula="of:=[.A408]+[.$E$2]" office:value-type="float" office:value="4.02999999999996" calcext:value-type="float">
            <text:p>4,02999999999996</text:p>
          </table:table-cell>
          <table:table-cell table:formula="of:=-[.$G$2]*[.A409]^2/2+[.$H$2]*[.A409]+[.$I$2]" office:value-type="float" office:value="460.719590000001" calcext:value-type="float">
            <text:p>460,719590000001</text:p>
          </table:table-cell>
          <table:table-cell table:formula="of:=[.$H$2]-[.$G$2]*[.A409]" office:value-type="float" office:value="-29.4939999999996" calcext:value-type="float">
            <text:p>-29,4939999999996</text:p>
          </table:table-cell>
          <table:table-cell table:number-columns-repeated="9"/>
          <table:table-cell table:formula="of:=[.M408]+[.$E$2]" office:value-type="float" office:value="4.02999999999996" calcext:value-type="float">
            <text:p>4,02999999999996</text:p>
          </table:table-cell>
          <table:table-cell table:formula="of:=[.N408]-[.$G$2]*[.$E$2]" office:value-type="float" office:value="-29.4939999999999" calcext:value-type="float">
            <text:p>-29,4939999999999</text:p>
          </table:table-cell>
          <table:table-cell table:formula="of:=[.O408]+[.N409]*[.$E$2]" office:value-type="float" office:value="460.52212" calcext:value-type="float">
            <text:p>460,52212</text:p>
          </table:table-cell>
          <table:table-cell table:number-columns-repeated="4"/>
        </table:table-row>
        <table:table-row table:style-name="ro1">
          <table:table-cell table:formula="of:=[.A409]+[.$E$2]" office:value-type="float" office:value="4.03999999999996" calcext:value-type="float">
            <text:p>4,03999999999996</text:p>
          </table:table-cell>
          <table:table-cell table:formula="of:=-[.$G$2]*[.A410]^2/2+[.$H$2]*[.A410]+[.$I$2]" office:value-type="float" office:value="460.424160000001" calcext:value-type="float">
            <text:p>460,424160000001</text:p>
          </table:table-cell>
          <table:table-cell table:formula="of:=[.$H$2]-[.$G$2]*[.A410]" office:value-type="float" office:value="-29.5919999999996" calcext:value-type="float">
            <text:p>-29,5919999999996</text:p>
          </table:table-cell>
          <table:table-cell table:number-columns-repeated="9"/>
          <table:table-cell table:formula="of:=[.M409]+[.$E$2]" office:value-type="float" office:value="4.03999999999996" calcext:value-type="float">
            <text:p>4,03999999999996</text:p>
          </table:table-cell>
          <table:table-cell table:formula="of:=[.N409]-[.$G$2]*[.$E$2]" office:value-type="float" office:value="-29.5919999999999" calcext:value-type="float">
            <text:p>-29,5919999999999</text:p>
          </table:table-cell>
          <table:table-cell table:formula="of:=[.O409]+[.N410]*[.$E$2]" office:value-type="float" office:value="460.2262" calcext:value-type="float">
            <text:p>460,2262</text:p>
          </table:table-cell>
          <table:table-cell table:number-columns-repeated="4"/>
        </table:table-row>
        <table:table-row table:style-name="ro1">
          <table:table-cell table:formula="of:=[.A410]+[.$E$2]" office:value-type="float" office:value="4.04999999999996" calcext:value-type="float">
            <text:p>4,04999999999996</text:p>
          </table:table-cell>
          <table:table-cell table:formula="of:=-[.$G$2]*[.A411]^2/2+[.$H$2]*[.A411]+[.$I$2]" office:value-type="float" office:value="460.127750000001" calcext:value-type="float">
            <text:p>460,127750000001</text:p>
          </table:table-cell>
          <table:table-cell table:formula="of:=[.$H$2]-[.$G$2]*[.A411]" office:value-type="float" office:value="-29.6899999999996" calcext:value-type="float">
            <text:p>-29,6899999999996</text:p>
          </table:table-cell>
          <table:table-cell table:number-columns-repeated="9"/>
          <table:table-cell table:formula="of:=[.M410]+[.$E$2]" office:value-type="float" office:value="4.04999999999996" calcext:value-type="float">
            <text:p>4,04999999999996</text:p>
          </table:table-cell>
          <table:table-cell table:formula="of:=[.N410]-[.$G$2]*[.$E$2]" office:value-type="float" office:value="-29.6899999999999" calcext:value-type="float">
            <text:p>-29,6899999999999</text:p>
          </table:table-cell>
          <table:table-cell table:formula="of:=[.O410]+[.N411]*[.$E$2]" office:value-type="float" office:value="459.9293" calcext:value-type="float">
            <text:p>459,9293</text:p>
          </table:table-cell>
          <table:table-cell table:number-columns-repeated="4"/>
        </table:table-row>
        <table:table-row table:style-name="ro1">
          <table:table-cell table:formula="of:=[.A411]+[.$E$2]" office:value-type="float" office:value="4.05999999999996" calcext:value-type="float">
            <text:p>4,05999999999996</text:p>
          </table:table-cell>
          <table:table-cell table:formula="of:=-[.$G$2]*[.A412]^2/2+[.$H$2]*[.A412]+[.$I$2]" office:value-type="float" office:value="459.830360000001" calcext:value-type="float">
            <text:p>459,830360000001</text:p>
          </table:table-cell>
          <table:table-cell table:formula="of:=[.$H$2]-[.$G$2]*[.A412]" office:value-type="float" office:value="-29.7879999999996" calcext:value-type="float">
            <text:p>-29,7879999999996</text:p>
          </table:table-cell>
          <table:table-cell table:number-columns-repeated="9"/>
          <table:table-cell table:formula="of:=[.M411]+[.$E$2]" office:value-type="float" office:value="4.05999999999996" calcext:value-type="float">
            <text:p>4,05999999999996</text:p>
          </table:table-cell>
          <table:table-cell table:formula="of:=[.N411]-[.$G$2]*[.$E$2]" office:value-type="float" office:value="-29.7879999999999" calcext:value-type="float">
            <text:p>-29,7879999999999</text:p>
          </table:table-cell>
          <table:table-cell table:formula="of:=[.O411]+[.N412]*[.$E$2]" office:value-type="float" office:value="459.63142" calcext:value-type="float">
            <text:p>459,63142</text:p>
          </table:table-cell>
          <table:table-cell table:number-columns-repeated="4"/>
        </table:table-row>
        <table:table-row table:style-name="ro1">
          <table:table-cell table:formula="of:=[.A412]+[.$E$2]" office:value-type="float" office:value="4.06999999999996" calcext:value-type="float">
            <text:p>4,06999999999996</text:p>
          </table:table-cell>
          <table:table-cell table:formula="of:=-[.$G$2]*[.A413]^2/2+[.$H$2]*[.A413]+[.$I$2]" office:value-type="float" office:value="459.531990000001" calcext:value-type="float">
            <text:p>459,531990000001</text:p>
          </table:table-cell>
          <table:table-cell table:formula="of:=[.$H$2]-[.$G$2]*[.A413]" office:value-type="float" office:value="-29.8859999999996" calcext:value-type="float">
            <text:p>-29,8859999999996</text:p>
          </table:table-cell>
          <table:table-cell table:number-columns-repeated="9"/>
          <table:table-cell table:formula="of:=[.M412]+[.$E$2]" office:value-type="float" office:value="4.06999999999996" calcext:value-type="float">
            <text:p>4,06999999999996</text:p>
          </table:table-cell>
          <table:table-cell table:formula="of:=[.N412]-[.$G$2]*[.$E$2]" office:value-type="float" office:value="-29.8859999999999" calcext:value-type="float">
            <text:p>-29,8859999999999</text:p>
          </table:table-cell>
          <table:table-cell table:formula="of:=[.O412]+[.N413]*[.$E$2]" office:value-type="float" office:value="459.33256" calcext:value-type="float">
            <text:p>459,33256</text:p>
          </table:table-cell>
          <table:table-cell table:number-columns-repeated="4"/>
        </table:table-row>
        <table:table-row table:style-name="ro1">
          <table:table-cell table:formula="of:=[.A413]+[.$E$2]" office:value-type="float" office:value="4.07999999999996" calcext:value-type="float">
            <text:p>4,07999999999996</text:p>
          </table:table-cell>
          <table:table-cell table:formula="of:=-[.$G$2]*[.A414]^2/2+[.$H$2]*[.A414]+[.$I$2]" office:value-type="float" office:value="459.232640000001" calcext:value-type="float">
            <text:p>459,232640000001</text:p>
          </table:table-cell>
          <table:table-cell table:formula="of:=[.$H$2]-[.$G$2]*[.A414]" office:value-type="float" office:value="-29.9839999999996" calcext:value-type="float">
            <text:p>-29,9839999999996</text:p>
          </table:table-cell>
          <table:table-cell table:number-columns-repeated="9"/>
          <table:table-cell table:formula="of:=[.M413]+[.$E$2]" office:value-type="float" office:value="4.07999999999996" calcext:value-type="float">
            <text:p>4,07999999999996</text:p>
          </table:table-cell>
          <table:table-cell table:formula="of:=[.N413]-[.$G$2]*[.$E$2]" office:value-type="float" office:value="-29.9839999999999" calcext:value-type="float">
            <text:p>-29,9839999999999</text:p>
          </table:table-cell>
          <table:table-cell table:formula="of:=[.O413]+[.N414]*[.$E$2]" office:value-type="float" office:value="459.03272" calcext:value-type="float">
            <text:p>459,03272</text:p>
          </table:table-cell>
          <table:table-cell table:number-columns-repeated="4"/>
        </table:table-row>
        <table:table-row table:style-name="ro1">
          <table:table-cell table:formula="of:=[.A414]+[.$E$2]" office:value-type="float" office:value="4.08999999999996" calcext:value-type="float">
            <text:p>4,08999999999996</text:p>
          </table:table-cell>
          <table:table-cell table:formula="of:=-[.$G$2]*[.A415]^2/2+[.$H$2]*[.A415]+[.$I$2]" office:value-type="float" office:value="458.932310000001" calcext:value-type="float">
            <text:p>458,932310000001</text:p>
          </table:table-cell>
          <table:table-cell table:formula="of:=[.$H$2]-[.$G$2]*[.A415]" office:value-type="float" office:value="-30.0819999999996" calcext:value-type="float">
            <text:p>-30,0819999999996</text:p>
          </table:table-cell>
          <table:table-cell table:number-columns-repeated="9"/>
          <table:table-cell table:formula="of:=[.M414]+[.$E$2]" office:value-type="float" office:value="4.08999999999996" calcext:value-type="float">
            <text:p>4,08999999999996</text:p>
          </table:table-cell>
          <table:table-cell table:formula="of:=[.N414]-[.$G$2]*[.$E$2]" office:value-type="float" office:value="-30.0819999999999" calcext:value-type="float">
            <text:p>-30,0819999999999</text:p>
          </table:table-cell>
          <table:table-cell table:formula="of:=[.O414]+[.N415]*[.$E$2]" office:value-type="float" office:value="458.7319" calcext:value-type="float">
            <text:p>458,7319</text:p>
          </table:table-cell>
          <table:table-cell table:number-columns-repeated="4"/>
        </table:table-row>
        <table:table-row table:style-name="ro1">
          <table:table-cell table:formula="of:=[.A415]+[.$E$2]" office:value-type="float" office:value="4.09999999999996" calcext:value-type="float">
            <text:p>4,09999999999996</text:p>
          </table:table-cell>
          <table:table-cell table:formula="of:=-[.$G$2]*[.A416]^2/2+[.$H$2]*[.A416]+[.$I$2]" office:value-type="float" office:value="458.631000000001" calcext:value-type="float">
            <text:p>458,631000000001</text:p>
          </table:table-cell>
          <table:table-cell table:formula="of:=[.$H$2]-[.$G$2]*[.A416]" office:value-type="float" office:value="-30.1799999999996" calcext:value-type="float">
            <text:p>-30,1799999999996</text:p>
          </table:table-cell>
          <table:table-cell table:number-columns-repeated="9"/>
          <table:table-cell table:formula="of:=[.M415]+[.$E$2]" office:value-type="float" office:value="4.09999999999996" calcext:value-type="float">
            <text:p>4,09999999999996</text:p>
          </table:table-cell>
          <table:table-cell table:formula="of:=[.N415]-[.$G$2]*[.$E$2]" office:value-type="float" office:value="-30.1799999999999" calcext:value-type="float">
            <text:p>-30,1799999999999</text:p>
          </table:table-cell>
          <table:table-cell table:formula="of:=[.O415]+[.N416]*[.$E$2]" office:value-type="float" office:value="458.4301" calcext:value-type="float">
            <text:p>458,4301</text:p>
          </table:table-cell>
          <table:table-cell table:number-columns-repeated="4"/>
        </table:table-row>
        <table:table-row table:style-name="ro1">
          <table:table-cell table:formula="of:=[.A416]+[.$E$2]" office:value-type="float" office:value="4.10999999999996" calcext:value-type="float">
            <text:p>4,10999999999996</text:p>
          </table:table-cell>
          <table:table-cell table:formula="of:=-[.$G$2]*[.A417]^2/2+[.$H$2]*[.A417]+[.$I$2]" office:value-type="float" office:value="458.328710000001" calcext:value-type="float">
            <text:p>458,328710000001</text:p>
          </table:table-cell>
          <table:table-cell table:formula="of:=[.$H$2]-[.$G$2]*[.A417]" office:value-type="float" office:value="-30.2779999999996" calcext:value-type="float">
            <text:p>-30,2779999999996</text:p>
          </table:table-cell>
          <table:table-cell table:number-columns-repeated="9"/>
          <table:table-cell table:formula="of:=[.M416]+[.$E$2]" office:value-type="float" office:value="4.10999999999996" calcext:value-type="float">
            <text:p>4,10999999999996</text:p>
          </table:table-cell>
          <table:table-cell table:formula="of:=[.N416]-[.$G$2]*[.$E$2]" office:value-type="float" office:value="-30.2779999999999" calcext:value-type="float">
            <text:p>-30,2779999999999</text:p>
          </table:table-cell>
          <table:table-cell table:formula="of:=[.O416]+[.N417]*[.$E$2]" office:value-type="float" office:value="458.12732" calcext:value-type="float">
            <text:p>458,12732</text:p>
          </table:table-cell>
          <table:table-cell table:number-columns-repeated="4"/>
        </table:table-row>
        <table:table-row table:style-name="ro1">
          <table:table-cell table:formula="of:=[.A417]+[.$E$2]" office:value-type="float" office:value="4.11999999999996" calcext:value-type="float">
            <text:p>4,11999999999996</text:p>
          </table:table-cell>
          <table:table-cell table:formula="of:=-[.$G$2]*[.A418]^2/2+[.$H$2]*[.A418]+[.$I$2]" office:value-type="float" office:value="458.025440000001" calcext:value-type="float">
            <text:p>458,025440000001</text:p>
          </table:table-cell>
          <table:table-cell table:formula="of:=[.$H$2]-[.$G$2]*[.A418]" office:value-type="float" office:value="-30.3759999999996" calcext:value-type="float">
            <text:p>-30,3759999999996</text:p>
          </table:table-cell>
          <table:table-cell table:number-columns-repeated="9"/>
          <table:table-cell table:formula="of:=[.M417]+[.$E$2]" office:value-type="float" office:value="4.11999999999996" calcext:value-type="float">
            <text:p>4,11999999999996</text:p>
          </table:table-cell>
          <table:table-cell table:formula="of:=[.N417]-[.$G$2]*[.$E$2]" office:value-type="float" office:value="-30.3759999999999" calcext:value-type="float">
            <text:p>-30,3759999999999</text:p>
          </table:table-cell>
          <table:table-cell table:formula="of:=[.O417]+[.N418]*[.$E$2]" office:value-type="float" office:value="457.82356" calcext:value-type="float">
            <text:p>457,82356</text:p>
          </table:table-cell>
          <table:table-cell table:number-columns-repeated="4"/>
        </table:table-row>
        <table:table-row table:style-name="ro1">
          <table:table-cell table:formula="of:=[.A418]+[.$E$2]" office:value-type="float" office:value="4.12999999999996" calcext:value-type="float">
            <text:p>4,12999999999996</text:p>
          </table:table-cell>
          <table:table-cell table:formula="of:=-[.$G$2]*[.A419]^2/2+[.$H$2]*[.A419]+[.$I$2]" office:value-type="float" office:value="457.721190000001" calcext:value-type="float">
            <text:p>457,721190000001</text:p>
          </table:table-cell>
          <table:table-cell table:formula="of:=[.$H$2]-[.$G$2]*[.A419]" office:value-type="float" office:value="-30.4739999999996" calcext:value-type="float">
            <text:p>-30,4739999999996</text:p>
          </table:table-cell>
          <table:table-cell table:number-columns-repeated="9"/>
          <table:table-cell table:formula="of:=[.M418]+[.$E$2]" office:value-type="float" office:value="4.12999999999996" calcext:value-type="float">
            <text:p>4,12999999999996</text:p>
          </table:table-cell>
          <table:table-cell table:formula="of:=[.N418]-[.$G$2]*[.$E$2]" office:value-type="float" office:value="-30.4739999999999" calcext:value-type="float">
            <text:p>-30,4739999999999</text:p>
          </table:table-cell>
          <table:table-cell table:formula="of:=[.O418]+[.N419]*[.$E$2]" office:value-type="float" office:value="457.51882" calcext:value-type="float">
            <text:p>457,51882</text:p>
          </table:table-cell>
          <table:table-cell table:number-columns-repeated="4"/>
        </table:table-row>
        <table:table-row table:style-name="ro1">
          <table:table-cell table:formula="of:=[.A419]+[.$E$2]" office:value-type="float" office:value="4.13999999999996" calcext:value-type="float">
            <text:p>4,13999999999996</text:p>
          </table:table-cell>
          <table:table-cell table:formula="of:=-[.$G$2]*[.A420]^2/2+[.$H$2]*[.A420]+[.$I$2]" office:value-type="float" office:value="457.415960000001" calcext:value-type="float">
            <text:p>457,415960000001</text:p>
          </table:table-cell>
          <table:table-cell table:formula="of:=[.$H$2]-[.$G$2]*[.A420]" office:value-type="float" office:value="-30.5719999999996" calcext:value-type="float">
            <text:p>-30,5719999999996</text:p>
          </table:table-cell>
          <table:table-cell table:number-columns-repeated="9"/>
          <table:table-cell table:formula="of:=[.M419]+[.$E$2]" office:value-type="float" office:value="4.13999999999996" calcext:value-type="float">
            <text:p>4,13999999999996</text:p>
          </table:table-cell>
          <table:table-cell table:formula="of:=[.N419]-[.$G$2]*[.$E$2]" office:value-type="float" office:value="-30.5719999999999" calcext:value-type="float">
            <text:p>-30,5719999999999</text:p>
          </table:table-cell>
          <table:table-cell table:formula="of:=[.O419]+[.N420]*[.$E$2]" office:value-type="float" office:value="457.2131" calcext:value-type="float">
            <text:p>457,2131</text:p>
          </table:table-cell>
          <table:table-cell table:number-columns-repeated="4"/>
        </table:table-row>
        <table:table-row table:style-name="ro1">
          <table:table-cell table:formula="of:=[.A420]+[.$E$2]" office:value-type="float" office:value="4.14999999999996" calcext:value-type="float">
            <text:p>4,14999999999996</text:p>
          </table:table-cell>
          <table:table-cell table:formula="of:=-[.$G$2]*[.A421]^2/2+[.$H$2]*[.A421]+[.$I$2]" office:value-type="float" office:value="457.109750000001" calcext:value-type="float">
            <text:p>457,109750000001</text:p>
          </table:table-cell>
          <table:table-cell table:formula="of:=[.$H$2]-[.$G$2]*[.A421]" office:value-type="float" office:value="-30.6699999999996" calcext:value-type="float">
            <text:p>-30,6699999999996</text:p>
          </table:table-cell>
          <table:table-cell table:number-columns-repeated="9"/>
          <table:table-cell table:formula="of:=[.M420]+[.$E$2]" office:value-type="float" office:value="4.14999999999996" calcext:value-type="float">
            <text:p>4,14999999999996</text:p>
          </table:table-cell>
          <table:table-cell table:formula="of:=[.N420]-[.$G$2]*[.$E$2]" office:value-type="float" office:value="-30.6699999999999" calcext:value-type="float">
            <text:p>-30,6699999999999</text:p>
          </table:table-cell>
          <table:table-cell table:formula="of:=[.O420]+[.N421]*[.$E$2]" office:value-type="float" office:value="456.9064" calcext:value-type="float">
            <text:p>456,9064</text:p>
          </table:table-cell>
          <table:table-cell table:number-columns-repeated="4"/>
        </table:table-row>
        <table:table-row table:style-name="ro1">
          <table:table-cell table:formula="of:=[.A421]+[.$E$2]" office:value-type="float" office:value="4.15999999999996" calcext:value-type="float">
            <text:p>4,15999999999996</text:p>
          </table:table-cell>
          <table:table-cell table:formula="of:=-[.$G$2]*[.A422]^2/2+[.$H$2]*[.A422]+[.$I$2]" office:value-type="float" office:value="456.802560000001" calcext:value-type="float">
            <text:p>456,802560000001</text:p>
          </table:table-cell>
          <table:table-cell table:formula="of:=[.$H$2]-[.$G$2]*[.A422]" office:value-type="float" office:value="-30.7679999999996" calcext:value-type="float">
            <text:p>-30,7679999999996</text:p>
          </table:table-cell>
          <table:table-cell table:number-columns-repeated="9"/>
          <table:table-cell table:formula="of:=[.M421]+[.$E$2]" office:value-type="float" office:value="4.15999999999996" calcext:value-type="float">
            <text:p>4,15999999999996</text:p>
          </table:table-cell>
          <table:table-cell table:formula="of:=[.N421]-[.$G$2]*[.$E$2]" office:value-type="float" office:value="-30.7679999999999" calcext:value-type="float">
            <text:p>-30,7679999999999</text:p>
          </table:table-cell>
          <table:table-cell table:formula="of:=[.O421]+[.N422]*[.$E$2]" office:value-type="float" office:value="456.59872" calcext:value-type="float">
            <text:p>456,59872</text:p>
          </table:table-cell>
          <table:table-cell table:number-columns-repeated="4"/>
        </table:table-row>
        <table:table-row table:style-name="ro1">
          <table:table-cell table:formula="of:=[.A422]+[.$E$2]" office:value-type="float" office:value="4.16999999999996" calcext:value-type="float">
            <text:p>4,16999999999996</text:p>
          </table:table-cell>
          <table:table-cell table:formula="of:=-[.$G$2]*[.A423]^2/2+[.$H$2]*[.A423]+[.$I$2]" office:value-type="float" office:value="456.494390000001" calcext:value-type="float">
            <text:p>456,494390000001</text:p>
          </table:table-cell>
          <table:table-cell table:formula="of:=[.$H$2]-[.$G$2]*[.A423]" office:value-type="float" office:value="-30.8659999999996" calcext:value-type="float">
            <text:p>-30,8659999999996</text:p>
          </table:table-cell>
          <table:table-cell table:number-columns-repeated="9"/>
          <table:table-cell table:formula="of:=[.M422]+[.$E$2]" office:value-type="float" office:value="4.16999999999996" calcext:value-type="float">
            <text:p>4,16999999999996</text:p>
          </table:table-cell>
          <table:table-cell table:formula="of:=[.N422]-[.$G$2]*[.$E$2]" office:value-type="float" office:value="-30.8659999999999" calcext:value-type="float">
            <text:p>-30,8659999999999</text:p>
          </table:table-cell>
          <table:table-cell table:formula="of:=[.O422]+[.N423]*[.$E$2]" office:value-type="float" office:value="456.29006" calcext:value-type="float">
            <text:p>456,29006</text:p>
          </table:table-cell>
          <table:table-cell table:number-columns-repeated="4"/>
        </table:table-row>
        <table:table-row table:style-name="ro1">
          <table:table-cell table:formula="of:=[.A423]+[.$E$2]" office:value-type="float" office:value="4.17999999999996" calcext:value-type="float">
            <text:p>4,17999999999996</text:p>
          </table:table-cell>
          <table:table-cell table:formula="of:=-[.$G$2]*[.A424]^2/2+[.$H$2]*[.A424]+[.$I$2]" office:value-type="float" office:value="456.185240000001" calcext:value-type="float">
            <text:p>456,185240000001</text:p>
          </table:table-cell>
          <table:table-cell table:formula="of:=[.$H$2]-[.$G$2]*[.A424]" office:value-type="float" office:value="-30.9639999999996" calcext:value-type="float">
            <text:p>-30,9639999999996</text:p>
          </table:table-cell>
          <table:table-cell table:number-columns-repeated="9"/>
          <table:table-cell table:formula="of:=[.M423]+[.$E$2]" office:value-type="float" office:value="4.17999999999996" calcext:value-type="float">
            <text:p>4,17999999999996</text:p>
          </table:table-cell>
          <table:table-cell table:formula="of:=[.N423]-[.$G$2]*[.$E$2]" office:value-type="float" office:value="-30.9639999999999" calcext:value-type="float">
            <text:p>-30,9639999999999</text:p>
          </table:table-cell>
          <table:table-cell table:formula="of:=[.O423]+[.N424]*[.$E$2]" office:value-type="float" office:value="455.98042" calcext:value-type="float">
            <text:p>455,98042</text:p>
          </table:table-cell>
          <table:table-cell table:number-columns-repeated="4"/>
        </table:table-row>
        <table:table-row table:style-name="ro1">
          <table:table-cell table:formula="of:=[.A424]+[.$E$2]" office:value-type="float" office:value="4.18999999999996" calcext:value-type="float">
            <text:p>4,18999999999996</text:p>
          </table:table-cell>
          <table:table-cell table:formula="of:=-[.$G$2]*[.A425]^2/2+[.$H$2]*[.A425]+[.$I$2]" office:value-type="float" office:value="455.875110000001" calcext:value-type="float">
            <text:p>455,875110000001</text:p>
          </table:table-cell>
          <table:table-cell table:formula="of:=[.$H$2]-[.$G$2]*[.A425]" office:value-type="float" office:value="-31.0619999999996" calcext:value-type="float">
            <text:p>-31,0619999999996</text:p>
          </table:table-cell>
          <table:table-cell table:number-columns-repeated="9"/>
          <table:table-cell table:formula="of:=[.M424]+[.$E$2]" office:value-type="float" office:value="4.18999999999996" calcext:value-type="float">
            <text:p>4,18999999999996</text:p>
          </table:table-cell>
          <table:table-cell table:formula="of:=[.N424]-[.$G$2]*[.$E$2]" office:value-type="float" office:value="-31.0619999999999" calcext:value-type="float">
            <text:p>-31,0619999999999</text:p>
          </table:table-cell>
          <table:table-cell table:formula="of:=[.O424]+[.N425]*[.$E$2]" office:value-type="float" office:value="455.6698" calcext:value-type="float">
            <text:p>455,6698</text:p>
          </table:table-cell>
          <table:table-cell table:number-columns-repeated="4"/>
        </table:table-row>
        <table:table-row table:style-name="ro1">
          <table:table-cell table:formula="of:=[.A425]+[.$E$2]" office:value-type="float" office:value="4.19999999999996" calcext:value-type="float">
            <text:p>4,19999999999996</text:p>
          </table:table-cell>
          <table:table-cell table:formula="of:=-[.$G$2]*[.A426]^2/2+[.$H$2]*[.A426]+[.$I$2]" office:value-type="float" office:value="455.564000000001" calcext:value-type="float">
            <text:p>455,564000000001</text:p>
          </table:table-cell>
          <table:table-cell table:formula="of:=[.$H$2]-[.$G$2]*[.A426]" office:value-type="float" office:value="-31.1599999999996" calcext:value-type="float">
            <text:p>-31,1599999999996</text:p>
          </table:table-cell>
          <table:table-cell table:number-columns-repeated="9"/>
          <table:table-cell table:formula="of:=[.M425]+[.$E$2]" office:value-type="float" office:value="4.19999999999996" calcext:value-type="float">
            <text:p>4,19999999999996</text:p>
          </table:table-cell>
          <table:table-cell table:formula="of:=[.N425]-[.$G$2]*[.$E$2]" office:value-type="float" office:value="-31.1599999999999" calcext:value-type="float">
            <text:p>-31,1599999999999</text:p>
          </table:table-cell>
          <table:table-cell table:formula="of:=[.O425]+[.N426]*[.$E$2]" office:value-type="float" office:value="455.3582" calcext:value-type="float">
            <text:p>455,3582</text:p>
          </table:table-cell>
          <table:table-cell table:number-columns-repeated="4"/>
        </table:table-row>
        <table:table-row table:style-name="ro1">
          <table:table-cell table:formula="of:=[.A426]+[.$E$2]" office:value-type="float" office:value="4.20999999999995" calcext:value-type="float">
            <text:p>4,20999999999995</text:p>
          </table:table-cell>
          <table:table-cell table:formula="of:=-[.$G$2]*[.A427]^2/2+[.$H$2]*[.A427]+[.$I$2]" office:value-type="float" office:value="455.251910000002" calcext:value-type="float">
            <text:p>455,251910000002</text:p>
          </table:table-cell>
          <table:table-cell table:formula="of:=[.$H$2]-[.$G$2]*[.A427]" office:value-type="float" office:value="-31.2579999999996" calcext:value-type="float">
            <text:p>-31,2579999999996</text:p>
          </table:table-cell>
          <table:table-cell table:number-columns-repeated="9"/>
          <table:table-cell table:formula="of:=[.M426]+[.$E$2]" office:value-type="float" office:value="4.20999999999995" calcext:value-type="float">
            <text:p>4,20999999999995</text:p>
          </table:table-cell>
          <table:table-cell table:formula="of:=[.N426]-[.$G$2]*[.$E$2]" office:value-type="float" office:value="-31.2579999999999" calcext:value-type="float">
            <text:p>-31,2579999999999</text:p>
          </table:table-cell>
          <table:table-cell table:formula="of:=[.O426]+[.N427]*[.$E$2]" office:value-type="float" office:value="455.04562" calcext:value-type="float">
            <text:p>455,04562</text:p>
          </table:table-cell>
          <table:table-cell table:number-columns-repeated="4"/>
        </table:table-row>
        <table:table-row table:style-name="ro1">
          <table:table-cell table:formula="of:=[.A427]+[.$E$2]" office:value-type="float" office:value="4.21999999999995" calcext:value-type="float">
            <text:p>4,21999999999995</text:p>
          </table:table-cell>
          <table:table-cell table:formula="of:=-[.$G$2]*[.A428]^2/2+[.$H$2]*[.A428]+[.$I$2]" office:value-type="float" office:value="454.938840000002" calcext:value-type="float">
            <text:p>454,938840000002</text:p>
          </table:table-cell>
          <table:table-cell table:formula="of:=[.$H$2]-[.$G$2]*[.A428]" office:value-type="float" office:value="-31.3559999999996" calcext:value-type="float">
            <text:p>-31,3559999999996</text:p>
          </table:table-cell>
          <table:table-cell table:number-columns-repeated="9"/>
          <table:table-cell table:formula="of:=[.M427]+[.$E$2]" office:value-type="float" office:value="4.21999999999995" calcext:value-type="float">
            <text:p>4,21999999999995</text:p>
          </table:table-cell>
          <table:table-cell table:formula="of:=[.N427]-[.$G$2]*[.$E$2]" office:value-type="float" office:value="-31.3559999999999" calcext:value-type="float">
            <text:p>-31,3559999999999</text:p>
          </table:table-cell>
          <table:table-cell table:formula="of:=[.O427]+[.N428]*[.$E$2]" office:value-type="float" office:value="454.73206" calcext:value-type="float">
            <text:p>454,73206</text:p>
          </table:table-cell>
          <table:table-cell table:number-columns-repeated="4"/>
        </table:table-row>
        <table:table-row table:style-name="ro1">
          <table:table-cell table:formula="of:=[.A428]+[.$E$2]" office:value-type="float" office:value="4.22999999999995" calcext:value-type="float">
            <text:p>4,22999999999995</text:p>
          </table:table-cell>
          <table:table-cell table:formula="of:=-[.$G$2]*[.A429]^2/2+[.$H$2]*[.A429]+[.$I$2]" office:value-type="float" office:value="454.624790000001" calcext:value-type="float">
            <text:p>454,624790000001</text:p>
          </table:table-cell>
          <table:table-cell table:formula="of:=[.$H$2]-[.$G$2]*[.A429]" office:value-type="float" office:value="-31.4539999999996" calcext:value-type="float">
            <text:p>-31,4539999999996</text:p>
          </table:table-cell>
          <table:table-cell table:number-columns-repeated="9"/>
          <table:table-cell table:formula="of:=[.M428]+[.$E$2]" office:value-type="float" office:value="4.22999999999995" calcext:value-type="float">
            <text:p>4,22999999999995</text:p>
          </table:table-cell>
          <table:table-cell table:formula="of:=[.N428]-[.$G$2]*[.$E$2]" office:value-type="float" office:value="-31.4539999999999" calcext:value-type="float">
            <text:p>-31,4539999999999</text:p>
          </table:table-cell>
          <table:table-cell table:formula="of:=[.O428]+[.N429]*[.$E$2]" office:value-type="float" office:value="454.41752" calcext:value-type="float">
            <text:p>454,41752</text:p>
          </table:table-cell>
          <table:table-cell table:number-columns-repeated="4"/>
        </table:table-row>
        <table:table-row table:style-name="ro1">
          <table:table-cell table:formula="of:=[.A429]+[.$E$2]" office:value-type="float" office:value="4.23999999999995" calcext:value-type="float">
            <text:p>4,23999999999995</text:p>
          </table:table-cell>
          <table:table-cell table:formula="of:=-[.$G$2]*[.A430]^2/2+[.$H$2]*[.A430]+[.$I$2]" office:value-type="float" office:value="454.309760000001" calcext:value-type="float">
            <text:p>454,309760000001</text:p>
          </table:table-cell>
          <table:table-cell table:formula="of:=[.$H$2]-[.$G$2]*[.A430]" office:value-type="float" office:value="-31.5519999999996" calcext:value-type="float">
            <text:p>-31,5519999999996</text:p>
          </table:table-cell>
          <table:table-cell table:number-columns-repeated="9"/>
          <table:table-cell table:formula="of:=[.M429]+[.$E$2]" office:value-type="float" office:value="4.23999999999995" calcext:value-type="float">
            <text:p>4,23999999999995</text:p>
          </table:table-cell>
          <table:table-cell table:formula="of:=[.N429]-[.$G$2]*[.$E$2]" office:value-type="float" office:value="-31.5519999999999" calcext:value-type="float">
            <text:p>-31,5519999999999</text:p>
          </table:table-cell>
          <table:table-cell table:formula="of:=[.O429]+[.N430]*[.$E$2]" office:value-type="float" office:value="454.102" calcext:value-type="float">
            <text:p>454,102</text:p>
          </table:table-cell>
          <table:table-cell table:number-columns-repeated="4"/>
        </table:table-row>
        <table:table-row table:style-name="ro1">
          <table:table-cell table:formula="of:=[.A430]+[.$E$2]" office:value-type="float" office:value="4.24999999999995" calcext:value-type="float">
            <text:p>4,24999999999995</text:p>
          </table:table-cell>
          <table:table-cell table:formula="of:=-[.$G$2]*[.A431]^2/2+[.$H$2]*[.A431]+[.$I$2]" office:value-type="float" office:value="453.993750000002" calcext:value-type="float">
            <text:p>453,993750000002</text:p>
          </table:table-cell>
          <table:table-cell table:formula="of:=[.$H$2]-[.$G$2]*[.A431]" office:value-type="float" office:value="-31.6499999999996" calcext:value-type="float">
            <text:p>-31,6499999999996</text:p>
          </table:table-cell>
          <table:table-cell table:number-columns-repeated="9"/>
          <table:table-cell table:formula="of:=[.M430]+[.$E$2]" office:value-type="float" office:value="4.24999999999995" calcext:value-type="float">
            <text:p>4,24999999999995</text:p>
          </table:table-cell>
          <table:table-cell table:formula="of:=[.N430]-[.$G$2]*[.$E$2]" office:value-type="float" office:value="-31.6499999999999" calcext:value-type="float">
            <text:p>-31,6499999999999</text:p>
          </table:table-cell>
          <table:table-cell table:formula="of:=[.O430]+[.N431]*[.$E$2]" office:value-type="float" office:value="453.7855" calcext:value-type="float">
            <text:p>453,7855</text:p>
          </table:table-cell>
          <table:table-cell table:number-columns-repeated="4"/>
        </table:table-row>
        <table:table-row table:style-name="ro1">
          <table:table-cell table:formula="of:=[.A431]+[.$E$2]" office:value-type="float" office:value="4.25999999999995" calcext:value-type="float">
            <text:p>4,25999999999995</text:p>
          </table:table-cell>
          <table:table-cell table:formula="of:=-[.$G$2]*[.A432]^2/2+[.$H$2]*[.A432]+[.$I$2]" office:value-type="float" office:value="453.676760000002" calcext:value-type="float">
            <text:p>453,676760000002</text:p>
          </table:table-cell>
          <table:table-cell table:formula="of:=[.$H$2]-[.$G$2]*[.A432]" office:value-type="float" office:value="-31.7479999999995" calcext:value-type="float">
            <text:p>-31,7479999999995</text:p>
          </table:table-cell>
          <table:table-cell table:number-columns-repeated="9"/>
          <table:table-cell table:formula="of:=[.M431]+[.$E$2]" office:value-type="float" office:value="4.25999999999995" calcext:value-type="float">
            <text:p>4,25999999999995</text:p>
          </table:table-cell>
          <table:table-cell table:formula="of:=[.N431]-[.$G$2]*[.$E$2]" office:value-type="float" office:value="-31.7479999999999" calcext:value-type="float">
            <text:p>-31,7479999999999</text:p>
          </table:table-cell>
          <table:table-cell table:formula="of:=[.O431]+[.N432]*[.$E$2]" office:value-type="float" office:value="453.46802" calcext:value-type="float">
            <text:p>453,46802</text:p>
          </table:table-cell>
          <table:table-cell table:number-columns-repeated="4"/>
        </table:table-row>
        <table:table-row table:style-name="ro1">
          <table:table-cell table:formula="of:=[.A432]+[.$E$2]" office:value-type="float" office:value="4.26999999999995" calcext:value-type="float">
            <text:p>4,26999999999995</text:p>
          </table:table-cell>
          <table:table-cell table:formula="of:=-[.$G$2]*[.A433]^2/2+[.$H$2]*[.A433]+[.$I$2]" office:value-type="float" office:value="453.358790000002" calcext:value-type="float">
            <text:p>453,358790000002</text:p>
          </table:table-cell>
          <table:table-cell table:formula="of:=[.$H$2]-[.$G$2]*[.A433]" office:value-type="float" office:value="-31.8459999999995" calcext:value-type="float">
            <text:p>-31,8459999999995</text:p>
          </table:table-cell>
          <table:table-cell table:number-columns-repeated="9"/>
          <table:table-cell table:formula="of:=[.M432]+[.$E$2]" office:value-type="float" office:value="4.26999999999995" calcext:value-type="float">
            <text:p>4,26999999999995</text:p>
          </table:table-cell>
          <table:table-cell table:formula="of:=[.N432]-[.$G$2]*[.$E$2]" office:value-type="float" office:value="-31.8459999999999" calcext:value-type="float">
            <text:p>-31,8459999999999</text:p>
          </table:table-cell>
          <table:table-cell table:formula="of:=[.O432]+[.N433]*[.$E$2]" office:value-type="float" office:value="453.14956" calcext:value-type="float">
            <text:p>453,14956</text:p>
          </table:table-cell>
          <table:table-cell table:number-columns-repeated="4"/>
        </table:table-row>
        <table:table-row table:style-name="ro1">
          <table:table-cell table:formula="of:=[.A433]+[.$E$2]" office:value-type="float" office:value="4.27999999999995" calcext:value-type="float">
            <text:p>4,27999999999995</text:p>
          </table:table-cell>
          <table:table-cell table:formula="of:=-[.$G$2]*[.A434]^2/2+[.$H$2]*[.A434]+[.$I$2]" office:value-type="float" office:value="453.039840000002" calcext:value-type="float">
            <text:p>453,039840000002</text:p>
          </table:table-cell>
          <table:table-cell table:formula="of:=[.$H$2]-[.$G$2]*[.A434]" office:value-type="float" office:value="-31.9439999999995" calcext:value-type="float">
            <text:p>-31,9439999999995</text:p>
          </table:table-cell>
          <table:table-cell table:number-columns-repeated="9"/>
          <table:table-cell table:formula="of:=[.M433]+[.$E$2]" office:value-type="float" office:value="4.27999999999995" calcext:value-type="float">
            <text:p>4,27999999999995</text:p>
          </table:table-cell>
          <table:table-cell table:formula="of:=[.N433]-[.$G$2]*[.$E$2]" office:value-type="float" office:value="-31.9439999999999" calcext:value-type="float">
            <text:p>-31,9439999999999</text:p>
          </table:table-cell>
          <table:table-cell table:formula="of:=[.O433]+[.N434]*[.$E$2]" office:value-type="float" office:value="452.83012" calcext:value-type="float">
            <text:p>452,83012</text:p>
          </table:table-cell>
          <table:table-cell table:number-columns-repeated="4"/>
        </table:table-row>
        <table:table-row table:style-name="ro1">
          <table:table-cell table:formula="of:=[.A434]+[.$E$2]" office:value-type="float" office:value="4.28999999999995" calcext:value-type="float">
            <text:p>4,28999999999995</text:p>
          </table:table-cell>
          <table:table-cell table:formula="of:=-[.$G$2]*[.A435]^2/2+[.$H$2]*[.A435]+[.$I$2]" office:value-type="float" office:value="452.719910000002" calcext:value-type="float">
            <text:p>452,719910000002</text:p>
          </table:table-cell>
          <table:table-cell table:formula="of:=[.$H$2]-[.$G$2]*[.A435]" office:value-type="float" office:value="-32.0419999999995" calcext:value-type="float">
            <text:p>-32,0419999999995</text:p>
          </table:table-cell>
          <table:table-cell table:number-columns-repeated="9"/>
          <table:table-cell table:formula="of:=[.M434]+[.$E$2]" office:value-type="float" office:value="4.28999999999995" calcext:value-type="float">
            <text:p>4,28999999999995</text:p>
          </table:table-cell>
          <table:table-cell table:formula="of:=[.N434]-[.$G$2]*[.$E$2]" office:value-type="float" office:value="-32.0419999999999" calcext:value-type="float">
            <text:p>-32,0419999999999</text:p>
          </table:table-cell>
          <table:table-cell table:formula="of:=[.O434]+[.N435]*[.$E$2]" office:value-type="float" office:value="452.5097" calcext:value-type="float">
            <text:p>452,5097</text:p>
          </table:table-cell>
          <table:table-cell table:number-columns-repeated="4"/>
        </table:table-row>
        <table:table-row table:style-name="ro1">
          <table:table-cell table:formula="of:=[.A435]+[.$E$2]" office:value-type="float" office:value="4.29999999999995" calcext:value-type="float">
            <text:p>4,29999999999995</text:p>
          </table:table-cell>
          <table:table-cell table:formula="of:=-[.$G$2]*[.A436]^2/2+[.$H$2]*[.A436]+[.$I$2]" office:value-type="float" office:value="452.399000000002" calcext:value-type="float">
            <text:p>452,399000000002</text:p>
          </table:table-cell>
          <table:table-cell table:formula="of:=[.$H$2]-[.$G$2]*[.A436]" office:value-type="float" office:value="-32.1399999999995" calcext:value-type="float">
            <text:p>-32,1399999999995</text:p>
          </table:table-cell>
          <table:table-cell table:number-columns-repeated="9"/>
          <table:table-cell table:formula="of:=[.M435]+[.$E$2]" office:value-type="float" office:value="4.29999999999995" calcext:value-type="float">
            <text:p>4,29999999999995</text:p>
          </table:table-cell>
          <table:table-cell table:formula="of:=[.N435]-[.$G$2]*[.$E$2]" office:value-type="float" office:value="-32.1399999999999" calcext:value-type="float">
            <text:p>-32,1399999999999</text:p>
          </table:table-cell>
          <table:table-cell table:formula="of:=[.O435]+[.N436]*[.$E$2]" office:value-type="float" office:value="452.1883" calcext:value-type="float">
            <text:p>452,1883</text:p>
          </table:table-cell>
          <table:table-cell table:number-columns-repeated="4"/>
        </table:table-row>
        <table:table-row table:style-name="ro1">
          <table:table-cell table:formula="of:=[.A436]+[.$E$2]" office:value-type="float" office:value="4.30999999999995" calcext:value-type="float">
            <text:p>4,30999999999995</text:p>
          </table:table-cell>
          <table:table-cell table:formula="of:=-[.$G$2]*[.A437]^2/2+[.$H$2]*[.A437]+[.$I$2]" office:value-type="float" office:value="452.077110000002" calcext:value-type="float">
            <text:p>452,077110000002</text:p>
          </table:table-cell>
          <table:table-cell table:formula="of:=[.$H$2]-[.$G$2]*[.A437]" office:value-type="float" office:value="-32.2379999999995" calcext:value-type="float">
            <text:p>-32,2379999999995</text:p>
          </table:table-cell>
          <table:table-cell table:number-columns-repeated="9"/>
          <table:table-cell table:formula="of:=[.M436]+[.$E$2]" office:value-type="float" office:value="4.30999999999995" calcext:value-type="float">
            <text:p>4,30999999999995</text:p>
          </table:table-cell>
          <table:table-cell table:formula="of:=[.N436]-[.$G$2]*[.$E$2]" office:value-type="float" office:value="-32.2379999999999" calcext:value-type="float">
            <text:p>-32,2379999999999</text:p>
          </table:table-cell>
          <table:table-cell table:formula="of:=[.O436]+[.N437]*[.$E$2]" office:value-type="float" office:value="451.86592" calcext:value-type="float">
            <text:p>451,86592</text:p>
          </table:table-cell>
          <table:table-cell table:number-columns-repeated="4"/>
        </table:table-row>
        <table:table-row table:style-name="ro1">
          <table:table-cell table:formula="of:=[.A437]+[.$E$2]" office:value-type="float" office:value="4.31999999999995" calcext:value-type="float">
            <text:p>4,31999999999995</text:p>
          </table:table-cell>
          <table:table-cell table:formula="of:=-[.$G$2]*[.A438]^2/2+[.$H$2]*[.A438]+[.$I$2]" office:value-type="float" office:value="451.754240000002" calcext:value-type="float">
            <text:p>451,754240000002</text:p>
          </table:table-cell>
          <table:table-cell table:formula="of:=[.$H$2]-[.$G$2]*[.A438]" office:value-type="float" office:value="-32.3359999999995" calcext:value-type="float">
            <text:p>-32,3359999999995</text:p>
          </table:table-cell>
          <table:table-cell table:number-columns-repeated="9"/>
          <table:table-cell table:formula="of:=[.M437]+[.$E$2]" office:value-type="float" office:value="4.31999999999995" calcext:value-type="float">
            <text:p>4,31999999999995</text:p>
          </table:table-cell>
          <table:table-cell table:formula="of:=[.N437]-[.$G$2]*[.$E$2]" office:value-type="float" office:value="-32.3359999999999" calcext:value-type="float">
            <text:p>-32,3359999999999</text:p>
          </table:table-cell>
          <table:table-cell table:formula="of:=[.O437]+[.N438]*[.$E$2]" office:value-type="float" office:value="451.54256" calcext:value-type="float">
            <text:p>451,54256</text:p>
          </table:table-cell>
          <table:table-cell table:number-columns-repeated="4"/>
        </table:table-row>
        <table:table-row table:style-name="ro1">
          <table:table-cell table:formula="of:=[.A438]+[.$E$2]" office:value-type="float" office:value="4.32999999999995" calcext:value-type="float">
            <text:p>4,32999999999995</text:p>
          </table:table-cell>
          <table:table-cell table:formula="of:=-[.$G$2]*[.A439]^2/2+[.$H$2]*[.A439]+[.$I$2]" office:value-type="float" office:value="451.430390000002" calcext:value-type="float">
            <text:p>451,430390000002</text:p>
          </table:table-cell>
          <table:table-cell table:formula="of:=[.$H$2]-[.$G$2]*[.A439]" office:value-type="float" office:value="-32.4339999999995" calcext:value-type="float">
            <text:p>-32,4339999999995</text:p>
          </table:table-cell>
          <table:table-cell table:number-columns-repeated="9"/>
          <table:table-cell table:formula="of:=[.M438]+[.$E$2]" office:value-type="float" office:value="4.32999999999995" calcext:value-type="float">
            <text:p>4,32999999999995</text:p>
          </table:table-cell>
          <table:table-cell table:formula="of:=[.N438]-[.$G$2]*[.$E$2]" office:value-type="float" office:value="-32.4339999999999" calcext:value-type="float">
            <text:p>-32,4339999999999</text:p>
          </table:table-cell>
          <table:table-cell table:formula="of:=[.O438]+[.N439]*[.$E$2]" office:value-type="float" office:value="451.21822" calcext:value-type="float">
            <text:p>451,21822</text:p>
          </table:table-cell>
          <table:table-cell table:number-columns-repeated="4"/>
        </table:table-row>
        <table:table-row table:style-name="ro1">
          <table:table-cell table:formula="of:=[.A439]+[.$E$2]" office:value-type="float" office:value="4.33999999999995" calcext:value-type="float">
            <text:p>4,33999999999995</text:p>
          </table:table-cell>
          <table:table-cell table:formula="of:=-[.$G$2]*[.A440]^2/2+[.$H$2]*[.A440]+[.$I$2]" office:value-type="float" office:value="451.105560000002" calcext:value-type="float">
            <text:p>451,105560000002</text:p>
          </table:table-cell>
          <table:table-cell table:formula="of:=[.$H$2]-[.$G$2]*[.A440]" office:value-type="float" office:value="-32.5319999999995" calcext:value-type="float">
            <text:p>-32,5319999999995</text:p>
          </table:table-cell>
          <table:table-cell table:number-columns-repeated="9"/>
          <table:table-cell table:formula="of:=[.M439]+[.$E$2]" office:value-type="float" office:value="4.33999999999995" calcext:value-type="float">
            <text:p>4,33999999999995</text:p>
          </table:table-cell>
          <table:table-cell table:formula="of:=[.N439]-[.$G$2]*[.$E$2]" office:value-type="float" office:value="-32.5319999999999" calcext:value-type="float">
            <text:p>-32,5319999999999</text:p>
          </table:table-cell>
          <table:table-cell table:formula="of:=[.O439]+[.N440]*[.$E$2]" office:value-type="float" office:value="450.8929" calcext:value-type="float">
            <text:p>450,8929</text:p>
          </table:table-cell>
          <table:table-cell table:number-columns-repeated="4"/>
        </table:table-row>
        <table:table-row table:style-name="ro1">
          <table:table-cell table:formula="of:=[.A440]+[.$E$2]" office:value-type="float" office:value="4.34999999999995" calcext:value-type="float">
            <text:p>4,34999999999995</text:p>
          </table:table-cell>
          <table:table-cell table:formula="of:=-[.$G$2]*[.A441]^2/2+[.$H$2]*[.A441]+[.$I$2]" office:value-type="float" office:value="450.779750000002" calcext:value-type="float">
            <text:p>450,779750000002</text:p>
          </table:table-cell>
          <table:table-cell table:formula="of:=[.$H$2]-[.$G$2]*[.A441]" office:value-type="float" office:value="-32.6299999999995" calcext:value-type="float">
            <text:p>-32,6299999999995</text:p>
          </table:table-cell>
          <table:table-cell table:number-columns-repeated="9"/>
          <table:table-cell table:formula="of:=[.M440]+[.$E$2]" office:value-type="float" office:value="4.34999999999995" calcext:value-type="float">
            <text:p>4,34999999999995</text:p>
          </table:table-cell>
          <table:table-cell table:formula="of:=[.N440]-[.$G$2]*[.$E$2]" office:value-type="float" office:value="-32.6299999999999" calcext:value-type="float">
            <text:p>-32,6299999999999</text:p>
          </table:table-cell>
          <table:table-cell table:formula="of:=[.O440]+[.N441]*[.$E$2]" office:value-type="float" office:value="450.5666" calcext:value-type="float">
            <text:p>450,5666</text:p>
          </table:table-cell>
          <table:table-cell table:number-columns-repeated="4"/>
        </table:table-row>
        <table:table-row table:style-name="ro1">
          <table:table-cell table:formula="of:=[.A441]+[.$E$2]" office:value-type="float" office:value="4.35999999999995" calcext:value-type="float">
            <text:p>4,35999999999995</text:p>
          </table:table-cell>
          <table:table-cell table:formula="of:=-[.$G$2]*[.A442]^2/2+[.$H$2]*[.A442]+[.$I$2]" office:value-type="float" office:value="450.452960000002" calcext:value-type="float">
            <text:p>450,452960000002</text:p>
          </table:table-cell>
          <table:table-cell table:formula="of:=[.$H$2]-[.$G$2]*[.A442]" office:value-type="float" office:value="-32.7279999999995" calcext:value-type="float">
            <text:p>-32,7279999999995</text:p>
          </table:table-cell>
          <table:table-cell table:number-columns-repeated="9"/>
          <table:table-cell table:formula="of:=[.M441]+[.$E$2]" office:value-type="float" office:value="4.35999999999995" calcext:value-type="float">
            <text:p>4,35999999999995</text:p>
          </table:table-cell>
          <table:table-cell table:formula="of:=[.N441]-[.$G$2]*[.$E$2]" office:value-type="float" office:value="-32.7279999999999" calcext:value-type="float">
            <text:p>-32,7279999999999</text:p>
          </table:table-cell>
          <table:table-cell table:formula="of:=[.O441]+[.N442]*[.$E$2]" office:value-type="float" office:value="450.23932" calcext:value-type="float">
            <text:p>450,23932</text:p>
          </table:table-cell>
          <table:table-cell table:number-columns-repeated="4"/>
        </table:table-row>
        <table:table-row table:style-name="ro1">
          <table:table-cell table:formula="of:=[.A442]+[.$E$2]" office:value-type="float" office:value="4.36999999999995" calcext:value-type="float">
            <text:p>4,36999999999995</text:p>
          </table:table-cell>
          <table:table-cell table:formula="of:=-[.$G$2]*[.A443]^2/2+[.$H$2]*[.A443]+[.$I$2]" office:value-type="float" office:value="450.125190000002" calcext:value-type="float">
            <text:p>450,125190000002</text:p>
          </table:table-cell>
          <table:table-cell table:formula="of:=[.$H$2]-[.$G$2]*[.A443]" office:value-type="float" office:value="-32.8259999999995" calcext:value-type="float">
            <text:p>-32,8259999999995</text:p>
          </table:table-cell>
          <table:table-cell table:number-columns-repeated="9"/>
          <table:table-cell table:formula="of:=[.M442]+[.$E$2]" office:value-type="float" office:value="4.36999999999995" calcext:value-type="float">
            <text:p>4,36999999999995</text:p>
          </table:table-cell>
          <table:table-cell table:formula="of:=[.N442]-[.$G$2]*[.$E$2]" office:value-type="float" office:value="-32.8259999999999" calcext:value-type="float">
            <text:p>-32,8259999999999</text:p>
          </table:table-cell>
          <table:table-cell table:formula="of:=[.O442]+[.N443]*[.$E$2]" office:value-type="float" office:value="449.91106" calcext:value-type="float">
            <text:p>449,91106</text:p>
          </table:table-cell>
          <table:table-cell table:number-columns-repeated="4"/>
        </table:table-row>
        <table:table-row table:style-name="ro1">
          <table:table-cell table:formula="of:=[.A443]+[.$E$2]" office:value-type="float" office:value="4.37999999999995" calcext:value-type="float">
            <text:p>4,37999999999995</text:p>
          </table:table-cell>
          <table:table-cell table:formula="of:=-[.$G$2]*[.A444]^2/2+[.$H$2]*[.A444]+[.$I$2]" office:value-type="float" office:value="449.796440000002" calcext:value-type="float">
            <text:p>449,796440000002</text:p>
          </table:table-cell>
          <table:table-cell table:formula="of:=[.$H$2]-[.$G$2]*[.A444]" office:value-type="float" office:value="-32.9239999999995" calcext:value-type="float">
            <text:p>-32,9239999999995</text:p>
          </table:table-cell>
          <table:table-cell table:number-columns-repeated="9"/>
          <table:table-cell table:formula="of:=[.M443]+[.$E$2]" office:value-type="float" office:value="4.37999999999995" calcext:value-type="float">
            <text:p>4,37999999999995</text:p>
          </table:table-cell>
          <table:table-cell table:formula="of:=[.N443]-[.$G$2]*[.$E$2]" office:value-type="float" office:value="-32.9239999999999" calcext:value-type="float">
            <text:p>-32,9239999999999</text:p>
          </table:table-cell>
          <table:table-cell table:formula="of:=[.O443]+[.N444]*[.$E$2]" office:value-type="float" office:value="449.58182" calcext:value-type="float">
            <text:p>449,58182</text:p>
          </table:table-cell>
          <table:table-cell table:number-columns-repeated="4"/>
        </table:table-row>
        <table:table-row table:style-name="ro1">
          <table:table-cell table:formula="of:=[.A444]+[.$E$2]" office:value-type="float" office:value="4.38999999999995" calcext:value-type="float">
            <text:p>4,38999999999995</text:p>
          </table:table-cell>
          <table:table-cell table:formula="of:=-[.$G$2]*[.A445]^2/2+[.$H$2]*[.A445]+[.$I$2]" office:value-type="float" office:value="449.466710000002" calcext:value-type="float">
            <text:p>449,466710000002</text:p>
          </table:table-cell>
          <table:table-cell table:formula="of:=[.$H$2]-[.$G$2]*[.A445]" office:value-type="float" office:value="-33.0219999999995" calcext:value-type="float">
            <text:p>-33,0219999999995</text:p>
          </table:table-cell>
          <table:table-cell table:number-columns-repeated="9"/>
          <table:table-cell table:formula="of:=[.M444]+[.$E$2]" office:value-type="float" office:value="4.38999999999995" calcext:value-type="float">
            <text:p>4,38999999999995</text:p>
          </table:table-cell>
          <table:table-cell table:formula="of:=[.N444]-[.$G$2]*[.$E$2]" office:value-type="float" office:value="-33.0219999999999" calcext:value-type="float">
            <text:p>-33,0219999999999</text:p>
          </table:table-cell>
          <table:table-cell table:formula="of:=[.O444]+[.N445]*[.$E$2]" office:value-type="float" office:value="449.2516" calcext:value-type="float">
            <text:p>449,2516</text:p>
          </table:table-cell>
          <table:table-cell table:number-columns-repeated="4"/>
        </table:table-row>
        <table:table-row table:style-name="ro1">
          <table:table-cell table:formula="of:=[.A445]+[.$E$2]" office:value-type="float" office:value="4.39999999999995" calcext:value-type="float">
            <text:p>4,39999999999995</text:p>
          </table:table-cell>
          <table:table-cell table:formula="of:=-[.$G$2]*[.A446]^2/2+[.$H$2]*[.A446]+[.$I$2]" office:value-type="float" office:value="449.136000000002" calcext:value-type="float">
            <text:p>449,136000000002</text:p>
          </table:table-cell>
          <table:table-cell table:formula="of:=[.$H$2]-[.$G$2]*[.A446]" office:value-type="float" office:value="-33.1199999999995" calcext:value-type="float">
            <text:p>-33,1199999999995</text:p>
          </table:table-cell>
          <table:table-cell table:number-columns-repeated="9"/>
          <table:table-cell table:formula="of:=[.M445]+[.$E$2]" office:value-type="float" office:value="4.39999999999995" calcext:value-type="float">
            <text:p>4,39999999999995</text:p>
          </table:table-cell>
          <table:table-cell table:formula="of:=[.N445]-[.$G$2]*[.$E$2]" office:value-type="float" office:value="-33.1199999999999" calcext:value-type="float">
            <text:p>-33,1199999999999</text:p>
          </table:table-cell>
          <table:table-cell table:formula="of:=[.O445]+[.N446]*[.$E$2]" office:value-type="float" office:value="448.9204" calcext:value-type="float">
            <text:p>448,9204</text:p>
          </table:table-cell>
          <table:table-cell table:number-columns-repeated="4"/>
        </table:table-row>
        <table:table-row table:style-name="ro1">
          <table:table-cell table:formula="of:=[.A446]+[.$E$2]" office:value-type="float" office:value="4.40999999999995" calcext:value-type="float">
            <text:p>4,40999999999995</text:p>
          </table:table-cell>
          <table:table-cell table:formula="of:=-[.$G$2]*[.A447]^2/2+[.$H$2]*[.A447]+[.$I$2]" office:value-type="float" office:value="448.804310000002" calcext:value-type="float">
            <text:p>448,804310000002</text:p>
          </table:table-cell>
          <table:table-cell table:formula="of:=[.$H$2]-[.$G$2]*[.A447]" office:value-type="float" office:value="-33.2179999999995" calcext:value-type="float">
            <text:p>-33,2179999999995</text:p>
          </table:table-cell>
          <table:table-cell table:number-columns-repeated="9"/>
          <table:table-cell table:formula="of:=[.M446]+[.$E$2]" office:value-type="float" office:value="4.40999999999995" calcext:value-type="float">
            <text:p>4,40999999999995</text:p>
          </table:table-cell>
          <table:table-cell table:formula="of:=[.N446]-[.$G$2]*[.$E$2]" office:value-type="float" office:value="-33.2179999999999" calcext:value-type="float">
            <text:p>-33,2179999999999</text:p>
          </table:table-cell>
          <table:table-cell table:formula="of:=[.O446]+[.N447]*[.$E$2]" office:value-type="float" office:value="448.58822" calcext:value-type="float">
            <text:p>448,58822</text:p>
          </table:table-cell>
          <table:table-cell table:number-columns-repeated="4"/>
        </table:table-row>
        <table:table-row table:style-name="ro1">
          <table:table-cell table:formula="of:=[.A447]+[.$E$2]" office:value-type="float" office:value="4.41999999999995" calcext:value-type="float">
            <text:p>4,41999999999995</text:p>
          </table:table-cell>
          <table:table-cell table:formula="of:=-[.$G$2]*[.A448]^2/2+[.$H$2]*[.A448]+[.$I$2]" office:value-type="float" office:value="448.471640000002" calcext:value-type="float">
            <text:p>448,471640000002</text:p>
          </table:table-cell>
          <table:table-cell table:formula="of:=[.$H$2]-[.$G$2]*[.A448]" office:value-type="float" office:value="-33.3159999999995" calcext:value-type="float">
            <text:p>-33,3159999999995</text:p>
          </table:table-cell>
          <table:table-cell table:number-columns-repeated="9"/>
          <table:table-cell table:formula="of:=[.M447]+[.$E$2]" office:value-type="float" office:value="4.41999999999995" calcext:value-type="float">
            <text:p>4,41999999999995</text:p>
          </table:table-cell>
          <table:table-cell table:formula="of:=[.N447]-[.$G$2]*[.$E$2]" office:value-type="float" office:value="-33.3159999999999" calcext:value-type="float">
            <text:p>-33,3159999999999</text:p>
          </table:table-cell>
          <table:table-cell table:formula="of:=[.O447]+[.N448]*[.$E$2]" office:value-type="float" office:value="448.25506" calcext:value-type="float">
            <text:p>448,25506</text:p>
          </table:table-cell>
          <table:table-cell table:number-columns-repeated="4"/>
        </table:table-row>
        <table:table-row table:style-name="ro1">
          <table:table-cell table:formula="of:=[.A448]+[.$E$2]" office:value-type="float" office:value="4.42999999999995" calcext:value-type="float">
            <text:p>4,42999999999995</text:p>
          </table:table-cell>
          <table:table-cell table:formula="of:=-[.$G$2]*[.A449]^2/2+[.$H$2]*[.A449]+[.$I$2]" office:value-type="float" office:value="448.137990000002" calcext:value-type="float">
            <text:p>448,137990000002</text:p>
          </table:table-cell>
          <table:table-cell table:formula="of:=[.$H$2]-[.$G$2]*[.A449]" office:value-type="float" office:value="-33.4139999999995" calcext:value-type="float">
            <text:p>-33,4139999999995</text:p>
          </table:table-cell>
          <table:table-cell table:number-columns-repeated="9"/>
          <table:table-cell table:formula="of:=[.M448]+[.$E$2]" office:value-type="float" office:value="4.42999999999995" calcext:value-type="float">
            <text:p>4,42999999999995</text:p>
          </table:table-cell>
          <table:table-cell table:formula="of:=[.N448]-[.$G$2]*[.$E$2]" office:value-type="float" office:value="-33.4139999999999" calcext:value-type="float">
            <text:p>-33,4139999999999</text:p>
          </table:table-cell>
          <table:table-cell table:formula="of:=[.O448]+[.N449]*[.$E$2]" office:value-type="float" office:value="447.92092" calcext:value-type="float">
            <text:p>447,92092</text:p>
          </table:table-cell>
          <table:table-cell table:number-columns-repeated="4"/>
        </table:table-row>
        <table:table-row table:style-name="ro1">
          <table:table-cell table:formula="of:=[.A449]+[.$E$2]" office:value-type="float" office:value="4.43999999999995" calcext:value-type="float">
            <text:p>4,43999999999995</text:p>
          </table:table-cell>
          <table:table-cell table:formula="of:=-[.$G$2]*[.A450]^2/2+[.$H$2]*[.A450]+[.$I$2]" office:value-type="float" office:value="447.803360000002" calcext:value-type="float">
            <text:p>447,803360000002</text:p>
          </table:table-cell>
          <table:table-cell table:formula="of:=[.$H$2]-[.$G$2]*[.A450]" office:value-type="float" office:value="-33.5119999999995" calcext:value-type="float">
            <text:p>-33,5119999999995</text:p>
          </table:table-cell>
          <table:table-cell table:number-columns-repeated="9"/>
          <table:table-cell table:formula="of:=[.M449]+[.$E$2]" office:value-type="float" office:value="4.43999999999995" calcext:value-type="float">
            <text:p>4,43999999999995</text:p>
          </table:table-cell>
          <table:table-cell table:formula="of:=[.N449]-[.$G$2]*[.$E$2]" office:value-type="float" office:value="-33.5119999999999" calcext:value-type="float">
            <text:p>-33,5119999999999</text:p>
          </table:table-cell>
          <table:table-cell table:formula="of:=[.O449]+[.N450]*[.$E$2]" office:value-type="float" office:value="447.5858" calcext:value-type="float">
            <text:p>447,5858</text:p>
          </table:table-cell>
          <table:table-cell table:number-columns-repeated="4"/>
        </table:table-row>
        <table:table-row table:style-name="ro1">
          <table:table-cell table:formula="of:=[.A450]+[.$E$2]" office:value-type="float" office:value="4.44999999999995" calcext:value-type="float">
            <text:p>4,44999999999995</text:p>
          </table:table-cell>
          <table:table-cell table:formula="of:=-[.$G$2]*[.A451]^2/2+[.$H$2]*[.A451]+[.$I$2]" office:value-type="float" office:value="447.467750000002" calcext:value-type="float">
            <text:p>447,467750000002</text:p>
          </table:table-cell>
          <table:table-cell table:formula="of:=[.$H$2]-[.$G$2]*[.A451]" office:value-type="float" office:value="-33.6099999999995" calcext:value-type="float">
            <text:p>-33,6099999999995</text:p>
          </table:table-cell>
          <table:table-cell table:number-columns-repeated="9"/>
          <table:table-cell table:formula="of:=[.M450]+[.$E$2]" office:value-type="float" office:value="4.44999999999995" calcext:value-type="float">
            <text:p>4,44999999999995</text:p>
          </table:table-cell>
          <table:table-cell table:formula="of:=[.N450]-[.$G$2]*[.$E$2]" office:value-type="float" office:value="-33.6099999999999" calcext:value-type="float">
            <text:p>-33,6099999999999</text:p>
          </table:table-cell>
          <table:table-cell table:formula="of:=[.O450]+[.N451]*[.$E$2]" office:value-type="float" office:value="447.2497" calcext:value-type="float">
            <text:p>447,2497</text:p>
          </table:table-cell>
          <table:table-cell table:number-columns-repeated="4"/>
        </table:table-row>
        <table:table-row table:style-name="ro1">
          <table:table-cell table:formula="of:=[.A451]+[.$E$2]" office:value-type="float" office:value="4.45999999999995" calcext:value-type="float">
            <text:p>4,45999999999995</text:p>
          </table:table-cell>
          <table:table-cell table:formula="of:=-[.$G$2]*[.A452]^2/2+[.$H$2]*[.A452]+[.$I$2]" office:value-type="float" office:value="447.131160000002" calcext:value-type="float">
            <text:p>447,131160000002</text:p>
          </table:table-cell>
          <table:table-cell table:formula="of:=[.$H$2]-[.$G$2]*[.A452]" office:value-type="float" office:value="-33.7079999999995" calcext:value-type="float">
            <text:p>-33,7079999999995</text:p>
          </table:table-cell>
          <table:table-cell table:number-columns-repeated="9"/>
          <table:table-cell table:formula="of:=[.M451]+[.$E$2]" office:value-type="float" office:value="4.45999999999995" calcext:value-type="float">
            <text:p>4,45999999999995</text:p>
          </table:table-cell>
          <table:table-cell table:formula="of:=[.N451]-[.$G$2]*[.$E$2]" office:value-type="float" office:value="-33.7079999999999" calcext:value-type="float">
            <text:p>-33,7079999999999</text:p>
          </table:table-cell>
          <table:table-cell table:formula="of:=[.O451]+[.N452]*[.$E$2]" office:value-type="float" office:value="446.91262" calcext:value-type="float">
            <text:p>446,91262</text:p>
          </table:table-cell>
          <table:table-cell table:number-columns-repeated="4"/>
        </table:table-row>
        <table:table-row table:style-name="ro1">
          <table:table-cell table:formula="of:=[.A452]+[.$E$2]" office:value-type="float" office:value="4.46999999999995" calcext:value-type="float">
            <text:p>4,46999999999995</text:p>
          </table:table-cell>
          <table:table-cell table:formula="of:=-[.$G$2]*[.A453]^2/2+[.$H$2]*[.A453]+[.$I$2]" office:value-type="float" office:value="446.793590000002" calcext:value-type="float">
            <text:p>446,793590000002</text:p>
          </table:table-cell>
          <table:table-cell table:formula="of:=[.$H$2]-[.$G$2]*[.A453]" office:value-type="float" office:value="-33.8059999999995" calcext:value-type="float">
            <text:p>-33,8059999999995</text:p>
          </table:table-cell>
          <table:table-cell table:number-columns-repeated="9"/>
          <table:table-cell table:formula="of:=[.M452]+[.$E$2]" office:value-type="float" office:value="4.46999999999995" calcext:value-type="float">
            <text:p>4,46999999999995</text:p>
          </table:table-cell>
          <table:table-cell table:formula="of:=[.N452]-[.$G$2]*[.$E$2]" office:value-type="float" office:value="-33.8059999999999" calcext:value-type="float">
            <text:p>-33,8059999999999</text:p>
          </table:table-cell>
          <table:table-cell table:formula="of:=[.O452]+[.N453]*[.$E$2]" office:value-type="float" office:value="446.57456" calcext:value-type="float">
            <text:p>446,57456</text:p>
          </table:table-cell>
          <table:table-cell table:number-columns-repeated="4"/>
        </table:table-row>
        <table:table-row table:style-name="ro1">
          <table:table-cell table:formula="of:=[.A453]+[.$E$2]" office:value-type="float" office:value="4.47999999999995" calcext:value-type="float">
            <text:p>4,47999999999995</text:p>
          </table:table-cell>
          <table:table-cell table:formula="of:=-[.$G$2]*[.A454]^2/2+[.$H$2]*[.A454]+[.$I$2]" office:value-type="float" office:value="446.455040000002" calcext:value-type="float">
            <text:p>446,455040000002</text:p>
          </table:table-cell>
          <table:table-cell table:formula="of:=[.$H$2]-[.$G$2]*[.A454]" office:value-type="float" office:value="-33.9039999999995" calcext:value-type="float">
            <text:p>-33,9039999999995</text:p>
          </table:table-cell>
          <table:table-cell table:number-columns-repeated="9"/>
          <table:table-cell table:formula="of:=[.M453]+[.$E$2]" office:value-type="float" office:value="4.47999999999995" calcext:value-type="float">
            <text:p>4,47999999999995</text:p>
          </table:table-cell>
          <table:table-cell table:formula="of:=[.N453]-[.$G$2]*[.$E$2]" office:value-type="float" office:value="-33.9039999999999" calcext:value-type="float">
            <text:p>-33,9039999999999</text:p>
          </table:table-cell>
          <table:table-cell table:formula="of:=[.O453]+[.N454]*[.$E$2]" office:value-type="float" office:value="446.23552" calcext:value-type="float">
            <text:p>446,23552</text:p>
          </table:table-cell>
          <table:table-cell table:number-columns-repeated="4"/>
        </table:table-row>
        <table:table-row table:style-name="ro1">
          <table:table-cell table:formula="of:=[.A454]+[.$E$2]" office:value-type="float" office:value="4.48999999999995" calcext:value-type="float">
            <text:p>4,48999999999995</text:p>
          </table:table-cell>
          <table:table-cell table:formula="of:=-[.$G$2]*[.A455]^2/2+[.$H$2]*[.A455]+[.$I$2]" office:value-type="float" office:value="446.115510000002" calcext:value-type="float">
            <text:p>446,115510000002</text:p>
          </table:table-cell>
          <table:table-cell table:formula="of:=[.$H$2]-[.$G$2]*[.A455]" office:value-type="float" office:value="-34.0019999999995" calcext:value-type="float">
            <text:p>-34,0019999999995</text:p>
          </table:table-cell>
          <table:table-cell table:number-columns-repeated="9"/>
          <table:table-cell table:formula="of:=[.M454]+[.$E$2]" office:value-type="float" office:value="4.48999999999995" calcext:value-type="float">
            <text:p>4,48999999999995</text:p>
          </table:table-cell>
          <table:table-cell table:formula="of:=[.N454]-[.$G$2]*[.$E$2]" office:value-type="float" office:value="-34.0019999999999" calcext:value-type="float">
            <text:p>-34,0019999999999</text:p>
          </table:table-cell>
          <table:table-cell table:formula="of:=[.O454]+[.N455]*[.$E$2]" office:value-type="float" office:value="445.8955" calcext:value-type="float">
            <text:p>445,8955</text:p>
          </table:table-cell>
          <table:table-cell table:number-columns-repeated="4"/>
        </table:table-row>
        <table:table-row table:style-name="ro1">
          <table:table-cell table:formula="of:=[.A455]+[.$E$2]" office:value-type="float" office:value="4.49999999999995" calcext:value-type="float">
            <text:p>4,49999999999995</text:p>
          </table:table-cell>
          <table:table-cell table:formula="of:=-[.$G$2]*[.A456]^2/2+[.$H$2]*[.A456]+[.$I$2]" office:value-type="float" office:value="445.775000000002" calcext:value-type="float">
            <text:p>445,775000000002</text:p>
          </table:table-cell>
          <table:table-cell table:formula="of:=[.$H$2]-[.$G$2]*[.A456]" office:value-type="float" office:value="-34.0999999999995" calcext:value-type="float">
            <text:p>-34,0999999999995</text:p>
          </table:table-cell>
          <table:table-cell table:number-columns-repeated="9"/>
          <table:table-cell table:formula="of:=[.M455]+[.$E$2]" office:value-type="float" office:value="4.49999999999995" calcext:value-type="float">
            <text:p>4,49999999999995</text:p>
          </table:table-cell>
          <table:table-cell table:formula="of:=[.N455]-[.$G$2]*[.$E$2]" office:value-type="float" office:value="-34.0999999999999" calcext:value-type="float">
            <text:p>-34,0999999999999</text:p>
          </table:table-cell>
          <table:table-cell table:formula="of:=[.O455]+[.N456]*[.$E$2]" office:value-type="float" office:value="445.5545" calcext:value-type="float">
            <text:p>445,5545</text:p>
          </table:table-cell>
          <table:table-cell table:number-columns-repeated="4"/>
        </table:table-row>
        <table:table-row table:style-name="ro1">
          <table:table-cell table:formula="of:=[.A456]+[.$E$2]" office:value-type="float" office:value="4.50999999999995" calcext:value-type="float">
            <text:p>4,50999999999995</text:p>
          </table:table-cell>
          <table:table-cell table:formula="of:=-[.$G$2]*[.A457]^2/2+[.$H$2]*[.A457]+[.$I$2]" office:value-type="float" office:value="445.433510000002" calcext:value-type="float">
            <text:p>445,433510000002</text:p>
          </table:table-cell>
          <table:table-cell table:formula="of:=[.$H$2]-[.$G$2]*[.A457]" office:value-type="float" office:value="-34.1979999999995" calcext:value-type="float">
            <text:p>-34,1979999999995</text:p>
          </table:table-cell>
          <table:table-cell table:number-columns-repeated="9"/>
          <table:table-cell table:formula="of:=[.M456]+[.$E$2]" office:value-type="float" office:value="4.50999999999995" calcext:value-type="float">
            <text:p>4,50999999999995</text:p>
          </table:table-cell>
          <table:table-cell table:formula="of:=[.N456]-[.$G$2]*[.$E$2]" office:value-type="float" office:value="-34.1979999999999" calcext:value-type="float">
            <text:p>-34,1979999999999</text:p>
          </table:table-cell>
          <table:table-cell table:formula="of:=[.O456]+[.N457]*[.$E$2]" office:value-type="float" office:value="445.21252" calcext:value-type="float">
            <text:p>445,21252</text:p>
          </table:table-cell>
          <table:table-cell table:number-columns-repeated="4"/>
        </table:table-row>
        <table:table-row table:style-name="ro1">
          <table:table-cell table:formula="of:=[.A457]+[.$E$2]" office:value-type="float" office:value="4.51999999999995" calcext:value-type="float">
            <text:p>4,51999999999995</text:p>
          </table:table-cell>
          <table:table-cell table:formula="of:=-[.$G$2]*[.A458]^2/2+[.$H$2]*[.A458]+[.$I$2]" office:value-type="float" office:value="445.091040000002" calcext:value-type="float">
            <text:p>445,091040000002</text:p>
          </table:table-cell>
          <table:table-cell table:formula="of:=[.$H$2]-[.$G$2]*[.A458]" office:value-type="float" office:value="-34.2959999999995" calcext:value-type="float">
            <text:p>-34,2959999999995</text:p>
          </table:table-cell>
          <table:table-cell table:number-columns-repeated="9"/>
          <table:table-cell table:formula="of:=[.M457]+[.$E$2]" office:value-type="float" office:value="4.51999999999995" calcext:value-type="float">
            <text:p>4,51999999999995</text:p>
          </table:table-cell>
          <table:table-cell table:formula="of:=[.N457]-[.$G$2]*[.$E$2]" office:value-type="float" office:value="-34.2959999999999" calcext:value-type="float">
            <text:p>-34,2959999999999</text:p>
          </table:table-cell>
          <table:table-cell table:formula="of:=[.O457]+[.N458]*[.$E$2]" office:value-type="float" office:value="444.86956" calcext:value-type="float">
            <text:p>444,86956</text:p>
          </table:table-cell>
          <table:table-cell table:number-columns-repeated="4"/>
        </table:table-row>
        <table:table-row table:style-name="ro1">
          <table:table-cell table:formula="of:=[.A458]+[.$E$2]" office:value-type="float" office:value="4.52999999999995" calcext:value-type="float">
            <text:p>4,52999999999995</text:p>
          </table:table-cell>
          <table:table-cell table:formula="of:=-[.$G$2]*[.A459]^2/2+[.$H$2]*[.A459]+[.$I$2]" office:value-type="float" office:value="444.747590000002" calcext:value-type="float">
            <text:p>444,747590000002</text:p>
          </table:table-cell>
          <table:table-cell table:formula="of:=[.$H$2]-[.$G$2]*[.A459]" office:value-type="float" office:value="-34.3939999999995" calcext:value-type="float">
            <text:p>-34,3939999999995</text:p>
          </table:table-cell>
          <table:table-cell table:number-columns-repeated="9"/>
          <table:table-cell table:formula="of:=[.M458]+[.$E$2]" office:value-type="float" office:value="4.52999999999995" calcext:value-type="float">
            <text:p>4,52999999999995</text:p>
          </table:table-cell>
          <table:table-cell table:formula="of:=[.N458]-[.$G$2]*[.$E$2]" office:value-type="float" office:value="-34.3939999999999" calcext:value-type="float">
            <text:p>-34,3939999999999</text:p>
          </table:table-cell>
          <table:table-cell table:formula="of:=[.O458]+[.N459]*[.$E$2]" office:value-type="float" office:value="444.52562" calcext:value-type="float">
            <text:p>444,52562</text:p>
          </table:table-cell>
          <table:table-cell table:number-columns-repeated="4"/>
        </table:table-row>
        <table:table-row table:style-name="ro1">
          <table:table-cell table:formula="of:=[.A459]+[.$E$2]" office:value-type="float" office:value="4.53999999999995" calcext:value-type="float">
            <text:p>4,53999999999995</text:p>
          </table:table-cell>
          <table:table-cell table:formula="of:=-[.$G$2]*[.A460]^2/2+[.$H$2]*[.A460]+[.$I$2]" office:value-type="float" office:value="444.403160000002" calcext:value-type="float">
            <text:p>444,403160000002</text:p>
          </table:table-cell>
          <table:table-cell table:formula="of:=[.$H$2]-[.$G$2]*[.A460]" office:value-type="float" office:value="-34.4919999999995" calcext:value-type="float">
            <text:p>-34,4919999999995</text:p>
          </table:table-cell>
          <table:table-cell table:number-columns-repeated="9"/>
          <table:table-cell table:formula="of:=[.M459]+[.$E$2]" office:value-type="float" office:value="4.53999999999995" calcext:value-type="float">
            <text:p>4,53999999999995</text:p>
          </table:table-cell>
          <table:table-cell table:formula="of:=[.N459]-[.$G$2]*[.$E$2]" office:value-type="float" office:value="-34.4919999999999" calcext:value-type="float">
            <text:p>-34,4919999999999</text:p>
          </table:table-cell>
          <table:table-cell table:formula="of:=[.O459]+[.N460]*[.$E$2]" office:value-type="float" office:value="444.1807" calcext:value-type="float">
            <text:p>444,1807</text:p>
          </table:table-cell>
          <table:table-cell table:number-columns-repeated="4"/>
        </table:table-row>
        <table:table-row table:style-name="ro1">
          <table:table-cell table:formula="of:=[.A460]+[.$E$2]" office:value-type="float" office:value="4.54999999999995" calcext:value-type="float">
            <text:p>4,54999999999995</text:p>
          </table:table-cell>
          <table:table-cell table:formula="of:=-[.$G$2]*[.A461]^2/2+[.$H$2]*[.A461]+[.$I$2]" office:value-type="float" office:value="444.057750000002" calcext:value-type="float">
            <text:p>444,057750000002</text:p>
          </table:table-cell>
          <table:table-cell table:formula="of:=[.$H$2]-[.$G$2]*[.A461]" office:value-type="float" office:value="-34.5899999999995" calcext:value-type="float">
            <text:p>-34,5899999999995</text:p>
          </table:table-cell>
          <table:table-cell table:number-columns-repeated="9"/>
          <table:table-cell table:formula="of:=[.M460]+[.$E$2]" office:value-type="float" office:value="4.54999999999995" calcext:value-type="float">
            <text:p>4,54999999999995</text:p>
          </table:table-cell>
          <table:table-cell table:formula="of:=[.N460]-[.$G$2]*[.$E$2]" office:value-type="float" office:value="-34.5899999999999" calcext:value-type="float">
            <text:p>-34,5899999999999</text:p>
          </table:table-cell>
          <table:table-cell table:formula="of:=[.O460]+[.N461]*[.$E$2]" office:value-type="float" office:value="443.8348" calcext:value-type="float">
            <text:p>443,8348</text:p>
          </table:table-cell>
          <table:table-cell table:number-columns-repeated="4"/>
        </table:table-row>
        <table:table-row table:style-name="ro1">
          <table:table-cell table:formula="of:=[.A461]+[.$E$2]" office:value-type="float" office:value="4.55999999999995" calcext:value-type="float">
            <text:p>4,55999999999995</text:p>
          </table:table-cell>
          <table:table-cell table:formula="of:=-[.$G$2]*[.A462]^2/2+[.$H$2]*[.A462]+[.$I$2]" office:value-type="float" office:value="443.711360000002" calcext:value-type="float">
            <text:p>443,711360000002</text:p>
          </table:table-cell>
          <table:table-cell table:formula="of:=[.$H$2]-[.$G$2]*[.A462]" office:value-type="float" office:value="-34.6879999999995" calcext:value-type="float">
            <text:p>-34,6879999999995</text:p>
          </table:table-cell>
          <table:table-cell table:number-columns-repeated="9"/>
          <table:table-cell table:formula="of:=[.M461]+[.$E$2]" office:value-type="float" office:value="4.55999999999995" calcext:value-type="float">
            <text:p>4,55999999999995</text:p>
          </table:table-cell>
          <table:table-cell table:formula="of:=[.N461]-[.$G$2]*[.$E$2]" office:value-type="float" office:value="-34.6879999999999" calcext:value-type="float">
            <text:p>-34,6879999999999</text:p>
          </table:table-cell>
          <table:table-cell table:formula="of:=[.O461]+[.N462]*[.$E$2]" office:value-type="float" office:value="443.48792" calcext:value-type="float">
            <text:p>443,48792</text:p>
          </table:table-cell>
          <table:table-cell table:number-columns-repeated="4"/>
        </table:table-row>
        <table:table-row table:style-name="ro1">
          <table:table-cell table:formula="of:=[.A462]+[.$E$2]" office:value-type="float" office:value="4.56999999999995" calcext:value-type="float">
            <text:p>4,56999999999995</text:p>
          </table:table-cell>
          <table:table-cell table:formula="of:=-[.$G$2]*[.A463]^2/2+[.$H$2]*[.A463]+[.$I$2]" office:value-type="float" office:value="443.363990000002" calcext:value-type="float">
            <text:p>443,363990000002</text:p>
          </table:table-cell>
          <table:table-cell table:formula="of:=[.$H$2]-[.$G$2]*[.A463]" office:value-type="float" office:value="-34.7859999999995" calcext:value-type="float">
            <text:p>-34,7859999999995</text:p>
          </table:table-cell>
          <table:table-cell table:number-columns-repeated="9"/>
          <table:table-cell table:formula="of:=[.M462]+[.$E$2]" office:value-type="float" office:value="4.56999999999995" calcext:value-type="float">
            <text:p>4,56999999999995</text:p>
          </table:table-cell>
          <table:table-cell table:formula="of:=[.N462]-[.$G$2]*[.$E$2]" office:value-type="float" office:value="-34.7859999999999" calcext:value-type="float">
            <text:p>-34,7859999999999</text:p>
          </table:table-cell>
          <table:table-cell table:formula="of:=[.O462]+[.N463]*[.$E$2]" office:value-type="float" office:value="443.14006" calcext:value-type="float">
            <text:p>443,14006</text:p>
          </table:table-cell>
          <table:table-cell table:number-columns-repeated="4"/>
        </table:table-row>
        <table:table-row table:style-name="ro1">
          <table:table-cell table:formula="of:=[.A463]+[.$E$2]" office:value-type="float" office:value="4.57999999999995" calcext:value-type="float">
            <text:p>4,57999999999995</text:p>
          </table:table-cell>
          <table:table-cell table:formula="of:=-[.$G$2]*[.A464]^2/2+[.$H$2]*[.A464]+[.$I$2]" office:value-type="float" office:value="443.015640000002" calcext:value-type="float">
            <text:p>443,015640000002</text:p>
          </table:table-cell>
          <table:table-cell table:formula="of:=[.$H$2]-[.$G$2]*[.A464]" office:value-type="float" office:value="-34.8839999999995" calcext:value-type="float">
            <text:p>-34,8839999999995</text:p>
          </table:table-cell>
          <table:table-cell table:number-columns-repeated="9"/>
          <table:table-cell table:formula="of:=[.M463]+[.$E$2]" office:value-type="float" office:value="4.57999999999995" calcext:value-type="float">
            <text:p>4,57999999999995</text:p>
          </table:table-cell>
          <table:table-cell table:formula="of:=[.N463]-[.$G$2]*[.$E$2]" office:value-type="float" office:value="-34.8839999999999" calcext:value-type="float">
            <text:p>-34,8839999999999</text:p>
          </table:table-cell>
          <table:table-cell table:formula="of:=[.O463]+[.N464]*[.$E$2]" office:value-type="float" office:value="442.79122" calcext:value-type="float">
            <text:p>442,79122</text:p>
          </table:table-cell>
          <table:table-cell table:number-columns-repeated="4"/>
        </table:table-row>
        <table:table-row table:style-name="ro1">
          <table:table-cell table:formula="of:=[.A464]+[.$E$2]" office:value-type="float" office:value="4.58999999999995" calcext:value-type="float">
            <text:p>4,58999999999995</text:p>
          </table:table-cell>
          <table:table-cell table:formula="of:=-[.$G$2]*[.A465]^2/2+[.$H$2]*[.A465]+[.$I$2]" office:value-type="float" office:value="442.666310000002" calcext:value-type="float">
            <text:p>442,666310000002</text:p>
          </table:table-cell>
          <table:table-cell table:formula="of:=[.$H$2]-[.$G$2]*[.A465]" office:value-type="float" office:value="-34.9819999999995" calcext:value-type="float">
            <text:p>-34,9819999999995</text:p>
          </table:table-cell>
          <table:table-cell table:number-columns-repeated="9"/>
          <table:table-cell table:formula="of:=[.M464]+[.$E$2]" office:value-type="float" office:value="4.58999999999995" calcext:value-type="float">
            <text:p>4,58999999999995</text:p>
          </table:table-cell>
          <table:table-cell table:formula="of:=[.N464]-[.$G$2]*[.$E$2]" office:value-type="float" office:value="-34.9819999999999" calcext:value-type="float">
            <text:p>-34,9819999999999</text:p>
          </table:table-cell>
          <table:table-cell table:formula="of:=[.O464]+[.N465]*[.$E$2]" office:value-type="float" office:value="442.4414" calcext:value-type="float">
            <text:p>442,4414</text:p>
          </table:table-cell>
          <table:table-cell table:number-columns-repeated="4"/>
        </table:table-row>
        <table:table-row table:style-name="ro1">
          <table:table-cell table:formula="of:=[.A465]+[.$E$2]" office:value-type="float" office:value="4.59999999999995" calcext:value-type="float">
            <text:p>4,59999999999995</text:p>
          </table:table-cell>
          <table:table-cell table:formula="of:=-[.$G$2]*[.A466]^2/2+[.$H$2]*[.A466]+[.$I$2]" office:value-type="float" office:value="442.316000000002" calcext:value-type="float">
            <text:p>442,316000000002</text:p>
          </table:table-cell>
          <table:table-cell table:formula="of:=[.$H$2]-[.$G$2]*[.A466]" office:value-type="float" office:value="-35.0799999999995" calcext:value-type="float">
            <text:p>-35,0799999999995</text:p>
          </table:table-cell>
          <table:table-cell table:number-columns-repeated="9"/>
          <table:table-cell table:formula="of:=[.M465]+[.$E$2]" office:value-type="float" office:value="4.59999999999995" calcext:value-type="float">
            <text:p>4,59999999999995</text:p>
          </table:table-cell>
          <table:table-cell table:formula="of:=[.N465]-[.$G$2]*[.$E$2]" office:value-type="float" office:value="-35.0799999999999" calcext:value-type="float">
            <text:p>-35,0799999999999</text:p>
          </table:table-cell>
          <table:table-cell table:formula="of:=[.O465]+[.N466]*[.$E$2]" office:value-type="float" office:value="442.0906" calcext:value-type="float">
            <text:p>442,0906</text:p>
          </table:table-cell>
          <table:table-cell table:number-columns-repeated="4"/>
        </table:table-row>
        <table:table-row table:style-name="ro1">
          <table:table-cell table:formula="of:=[.A466]+[.$E$2]" office:value-type="float" office:value="4.60999999999995" calcext:value-type="float">
            <text:p>4,60999999999995</text:p>
          </table:table-cell>
          <table:table-cell table:formula="of:=-[.$G$2]*[.A467]^2/2+[.$H$2]*[.A467]+[.$I$2]" office:value-type="float" office:value="441.964710000002" calcext:value-type="float">
            <text:p>441,964710000002</text:p>
          </table:table-cell>
          <table:table-cell table:formula="of:=[.$H$2]-[.$G$2]*[.A467]" office:value-type="float" office:value="-35.1779999999995" calcext:value-type="float">
            <text:p>-35,1779999999995</text:p>
          </table:table-cell>
          <table:table-cell table:number-columns-repeated="9"/>
          <table:table-cell table:formula="of:=[.M466]+[.$E$2]" office:value-type="float" office:value="4.60999999999995" calcext:value-type="float">
            <text:p>4,60999999999995</text:p>
          </table:table-cell>
          <table:table-cell table:formula="of:=[.N466]-[.$G$2]*[.$E$2]" office:value-type="float" office:value="-35.1779999999999" calcext:value-type="float">
            <text:p>-35,1779999999999</text:p>
          </table:table-cell>
          <table:table-cell table:formula="of:=[.O466]+[.N467]*[.$E$2]" office:value-type="float" office:value="441.73882" calcext:value-type="float">
            <text:p>441,73882</text:p>
          </table:table-cell>
          <table:table-cell table:number-columns-repeated="4"/>
        </table:table-row>
        <table:table-row table:style-name="ro1">
          <table:table-cell table:formula="of:=[.A467]+[.$E$2]" office:value-type="float" office:value="4.61999999999995" calcext:value-type="float">
            <text:p>4,61999999999995</text:p>
          </table:table-cell>
          <table:table-cell table:formula="of:=-[.$G$2]*[.A468]^2/2+[.$H$2]*[.A468]+[.$I$2]" office:value-type="float" office:value="441.612440000002" calcext:value-type="float">
            <text:p>441,612440000002</text:p>
          </table:table-cell>
          <table:table-cell table:formula="of:=[.$H$2]-[.$G$2]*[.A468]" office:value-type="float" office:value="-35.2759999999995" calcext:value-type="float">
            <text:p>-35,2759999999995</text:p>
          </table:table-cell>
          <table:table-cell table:number-columns-repeated="9"/>
          <table:table-cell table:formula="of:=[.M467]+[.$E$2]" office:value-type="float" office:value="4.61999999999995" calcext:value-type="float">
            <text:p>4,61999999999995</text:p>
          </table:table-cell>
          <table:table-cell table:formula="of:=[.N467]-[.$G$2]*[.$E$2]" office:value-type="float" office:value="-35.2759999999999" calcext:value-type="float">
            <text:p>-35,2759999999999</text:p>
          </table:table-cell>
          <table:table-cell table:formula="of:=[.O467]+[.N468]*[.$E$2]" office:value-type="float" office:value="441.38606" calcext:value-type="float">
            <text:p>441,38606</text:p>
          </table:table-cell>
          <table:table-cell table:number-columns-repeated="4"/>
        </table:table-row>
        <table:table-row table:style-name="ro1">
          <table:table-cell table:formula="of:=[.A468]+[.$E$2]" office:value-type="float" office:value="4.62999999999995" calcext:value-type="float">
            <text:p>4,62999999999995</text:p>
          </table:table-cell>
          <table:table-cell table:formula="of:=-[.$G$2]*[.A469]^2/2+[.$H$2]*[.A469]+[.$I$2]" office:value-type="float" office:value="441.259190000002" calcext:value-type="float">
            <text:p>441,259190000002</text:p>
          </table:table-cell>
          <table:table-cell table:formula="of:=[.$H$2]-[.$G$2]*[.A469]" office:value-type="float" office:value="-35.3739999999995" calcext:value-type="float">
            <text:p>-35,3739999999995</text:p>
          </table:table-cell>
          <table:table-cell table:number-columns-repeated="9"/>
          <table:table-cell table:formula="of:=[.M468]+[.$E$2]" office:value-type="float" office:value="4.62999999999995" calcext:value-type="float">
            <text:p>4,62999999999995</text:p>
          </table:table-cell>
          <table:table-cell table:formula="of:=[.N468]-[.$G$2]*[.$E$2]" office:value-type="float" office:value="-35.3739999999999" calcext:value-type="float">
            <text:p>-35,3739999999999</text:p>
          </table:table-cell>
          <table:table-cell table:formula="of:=[.O468]+[.N469]*[.$E$2]" office:value-type="float" office:value="441.03232" calcext:value-type="float">
            <text:p>441,03232</text:p>
          </table:table-cell>
          <table:table-cell table:number-columns-repeated="4"/>
        </table:table-row>
        <table:table-row table:style-name="ro1">
          <table:table-cell table:formula="of:=[.A469]+[.$E$2]" office:value-type="float" office:value="4.63999999999995" calcext:value-type="float">
            <text:p>4,63999999999995</text:p>
          </table:table-cell>
          <table:table-cell table:formula="of:=-[.$G$2]*[.A470]^2/2+[.$H$2]*[.A470]+[.$I$2]" office:value-type="float" office:value="440.904960000002" calcext:value-type="float">
            <text:p>440,904960000002</text:p>
          </table:table-cell>
          <table:table-cell table:formula="of:=[.$H$2]-[.$G$2]*[.A470]" office:value-type="float" office:value="-35.4719999999995" calcext:value-type="float">
            <text:p>-35,4719999999995</text:p>
          </table:table-cell>
          <table:table-cell table:number-columns-repeated="9"/>
          <table:table-cell table:formula="of:=[.M469]+[.$E$2]" office:value-type="float" office:value="4.63999999999995" calcext:value-type="float">
            <text:p>4,63999999999995</text:p>
          </table:table-cell>
          <table:table-cell table:formula="of:=[.N469]-[.$G$2]*[.$E$2]" office:value-type="float" office:value="-35.4719999999999" calcext:value-type="float">
            <text:p>-35,4719999999999</text:p>
          </table:table-cell>
          <table:table-cell table:formula="of:=[.O469]+[.N470]*[.$E$2]" office:value-type="float" office:value="440.6776" calcext:value-type="float">
            <text:p>440,6776</text:p>
          </table:table-cell>
          <table:table-cell table:number-columns-repeated="4"/>
        </table:table-row>
        <table:table-row table:style-name="ro1">
          <table:table-cell table:formula="of:=[.A470]+[.$E$2]" office:value-type="float" office:value="4.64999999999995" calcext:value-type="float">
            <text:p>4,64999999999995</text:p>
          </table:table-cell>
          <table:table-cell table:formula="of:=-[.$G$2]*[.A471]^2/2+[.$H$2]*[.A471]+[.$I$2]" office:value-type="float" office:value="440.549750000002" calcext:value-type="float">
            <text:p>440,549750000002</text:p>
          </table:table-cell>
          <table:table-cell table:formula="of:=[.$H$2]-[.$G$2]*[.A471]" office:value-type="float" office:value="-35.5699999999995" calcext:value-type="float">
            <text:p>-35,5699999999995</text:p>
          </table:table-cell>
          <table:table-cell table:number-columns-repeated="9"/>
          <table:table-cell table:formula="of:=[.M470]+[.$E$2]" office:value-type="float" office:value="4.64999999999995" calcext:value-type="float">
            <text:p>4,64999999999995</text:p>
          </table:table-cell>
          <table:table-cell table:formula="of:=[.N470]-[.$G$2]*[.$E$2]" office:value-type="float" office:value="-35.5699999999999" calcext:value-type="float">
            <text:p>-35,5699999999999</text:p>
          </table:table-cell>
          <table:table-cell table:formula="of:=[.O470]+[.N471]*[.$E$2]" office:value-type="float" office:value="440.3219" calcext:value-type="float">
            <text:p>440,3219</text:p>
          </table:table-cell>
          <table:table-cell table:number-columns-repeated="4"/>
        </table:table-row>
        <table:table-row table:style-name="ro1">
          <table:table-cell table:formula="of:=[.A471]+[.$E$2]" office:value-type="float" office:value="4.65999999999995" calcext:value-type="float">
            <text:p>4,65999999999995</text:p>
          </table:table-cell>
          <table:table-cell table:formula="of:=-[.$G$2]*[.A472]^2/2+[.$H$2]*[.A472]+[.$I$2]" office:value-type="float" office:value="440.193560000002" calcext:value-type="float">
            <text:p>440,193560000002</text:p>
          </table:table-cell>
          <table:table-cell table:formula="of:=[.$H$2]-[.$G$2]*[.A472]" office:value-type="float" office:value="-35.6679999999995" calcext:value-type="float">
            <text:p>-35,6679999999995</text:p>
          </table:table-cell>
          <table:table-cell table:number-columns-repeated="9"/>
          <table:table-cell table:formula="of:=[.M471]+[.$E$2]" office:value-type="float" office:value="4.65999999999995" calcext:value-type="float">
            <text:p>4,65999999999995</text:p>
          </table:table-cell>
          <table:table-cell table:formula="of:=[.N471]-[.$G$2]*[.$E$2]" office:value-type="float" office:value="-35.6679999999999" calcext:value-type="float">
            <text:p>-35,6679999999999</text:p>
          </table:table-cell>
          <table:table-cell table:formula="of:=[.O471]+[.N472]*[.$E$2]" office:value-type="float" office:value="439.96522" calcext:value-type="float">
            <text:p>439,96522</text:p>
          </table:table-cell>
          <table:table-cell table:number-columns-repeated="4"/>
        </table:table-row>
        <table:table-row table:style-name="ro1">
          <table:table-cell table:formula="of:=[.A472]+[.$E$2]" office:value-type="float" office:value="4.66999999999995" calcext:value-type="float">
            <text:p>4,66999999999995</text:p>
          </table:table-cell>
          <table:table-cell table:formula="of:=-[.$G$2]*[.A473]^2/2+[.$H$2]*[.A473]+[.$I$2]" office:value-type="float" office:value="439.836390000002" calcext:value-type="float">
            <text:p>439,836390000002</text:p>
          </table:table-cell>
          <table:table-cell table:formula="of:=[.$H$2]-[.$G$2]*[.A473]" office:value-type="float" office:value="-35.7659999999995" calcext:value-type="float">
            <text:p>-35,7659999999995</text:p>
          </table:table-cell>
          <table:table-cell table:number-columns-repeated="9"/>
          <table:table-cell table:formula="of:=[.M472]+[.$E$2]" office:value-type="float" office:value="4.66999999999995" calcext:value-type="float">
            <text:p>4,66999999999995</text:p>
          </table:table-cell>
          <table:table-cell table:formula="of:=[.N472]-[.$G$2]*[.$E$2]" office:value-type="float" office:value="-35.7659999999999" calcext:value-type="float">
            <text:p>-35,7659999999999</text:p>
          </table:table-cell>
          <table:table-cell table:formula="of:=[.O472]+[.N473]*[.$E$2]" office:value-type="float" office:value="439.60756" calcext:value-type="float">
            <text:p>439,60756</text:p>
          </table:table-cell>
          <table:table-cell table:number-columns-repeated="4"/>
        </table:table-row>
        <table:table-row table:style-name="ro1">
          <table:table-cell table:formula="of:=[.A473]+[.$E$2]" office:value-type="float" office:value="4.67999999999994" calcext:value-type="float">
            <text:p>4,67999999999994</text:p>
          </table:table-cell>
          <table:table-cell table:formula="of:=-[.$G$2]*[.A474]^2/2+[.$H$2]*[.A474]+[.$I$2]" office:value-type="float" office:value="439.478240000002" calcext:value-type="float">
            <text:p>439,478240000002</text:p>
          </table:table-cell>
          <table:table-cell table:formula="of:=[.$H$2]-[.$G$2]*[.A474]" office:value-type="float" office:value="-35.8639999999995" calcext:value-type="float">
            <text:p>-35,8639999999995</text:p>
          </table:table-cell>
          <table:table-cell table:number-columns-repeated="9"/>
          <table:table-cell table:formula="of:=[.M473]+[.$E$2]" office:value-type="float" office:value="4.67999999999994" calcext:value-type="float">
            <text:p>4,67999999999994</text:p>
          </table:table-cell>
          <table:table-cell table:formula="of:=[.N473]-[.$G$2]*[.$E$2]" office:value-type="float" office:value="-35.8639999999999" calcext:value-type="float">
            <text:p>-35,8639999999999</text:p>
          </table:table-cell>
          <table:table-cell table:formula="of:=[.O473]+[.N474]*[.$E$2]" office:value-type="float" office:value="439.24892" calcext:value-type="float">
            <text:p>439,24892</text:p>
          </table:table-cell>
          <table:table-cell table:number-columns-repeated="4"/>
        </table:table-row>
        <table:table-row table:style-name="ro1">
          <table:table-cell table:formula="of:=[.A474]+[.$E$2]" office:value-type="float" office:value="4.68999999999994" calcext:value-type="float">
            <text:p>4,68999999999994</text:p>
          </table:table-cell>
          <table:table-cell table:formula="of:=-[.$G$2]*[.A475]^2/2+[.$H$2]*[.A475]+[.$I$2]" office:value-type="float" office:value="439.119110000002" calcext:value-type="float">
            <text:p>439,119110000002</text:p>
          </table:table-cell>
          <table:table-cell table:formula="of:=[.$H$2]-[.$G$2]*[.A475]" office:value-type="float" office:value="-35.9619999999995" calcext:value-type="float">
            <text:p>-35,9619999999995</text:p>
          </table:table-cell>
          <table:table-cell table:number-columns-repeated="9"/>
          <table:table-cell table:formula="of:=[.M474]+[.$E$2]" office:value-type="float" office:value="4.68999999999994" calcext:value-type="float">
            <text:p>4,68999999999994</text:p>
          </table:table-cell>
          <table:table-cell table:formula="of:=[.N474]-[.$G$2]*[.$E$2]" office:value-type="float" office:value="-35.9619999999999" calcext:value-type="float">
            <text:p>-35,9619999999999</text:p>
          </table:table-cell>
          <table:table-cell table:formula="of:=[.O474]+[.N475]*[.$E$2]" office:value-type="float" office:value="438.8893" calcext:value-type="float">
            <text:p>438,8893</text:p>
          </table:table-cell>
          <table:table-cell table:number-columns-repeated="4"/>
        </table:table-row>
        <table:table-row table:style-name="ro1">
          <table:table-cell table:formula="of:=[.A475]+[.$E$2]" office:value-type="float" office:value="4.69999999999994" calcext:value-type="float">
            <text:p>4,69999999999994</text:p>
          </table:table-cell>
          <table:table-cell table:formula="of:=-[.$G$2]*[.A476]^2/2+[.$H$2]*[.A476]+[.$I$2]" office:value-type="float" office:value="438.759000000002" calcext:value-type="float">
            <text:p>438,759000000002</text:p>
          </table:table-cell>
          <table:table-cell table:formula="of:=[.$H$2]-[.$G$2]*[.A476]" office:value-type="float" office:value="-36.0599999999995" calcext:value-type="float">
            <text:p>-36,0599999999995</text:p>
          </table:table-cell>
          <table:table-cell table:number-columns-repeated="9"/>
          <table:table-cell table:formula="of:=[.M475]+[.$E$2]" office:value-type="float" office:value="4.69999999999994" calcext:value-type="float">
            <text:p>4,69999999999994</text:p>
          </table:table-cell>
          <table:table-cell table:formula="of:=[.N475]-[.$G$2]*[.$E$2]" office:value-type="float" office:value="-36.0599999999999" calcext:value-type="float">
            <text:p>-36,0599999999999</text:p>
          </table:table-cell>
          <table:table-cell table:formula="of:=[.O475]+[.N476]*[.$E$2]" office:value-type="float" office:value="438.5287" calcext:value-type="float">
            <text:p>438,5287</text:p>
          </table:table-cell>
          <table:table-cell table:number-columns-repeated="4"/>
        </table:table-row>
        <table:table-row table:style-name="ro1">
          <table:table-cell table:formula="of:=[.A476]+[.$E$2]" office:value-type="float" office:value="4.70999999999994" calcext:value-type="float">
            <text:p>4,70999999999994</text:p>
          </table:table-cell>
          <table:table-cell table:formula="of:=-[.$G$2]*[.A477]^2/2+[.$H$2]*[.A477]+[.$I$2]" office:value-type="float" office:value="438.397910000002" calcext:value-type="float">
            <text:p>438,397910000002</text:p>
          </table:table-cell>
          <table:table-cell table:formula="of:=[.$H$2]-[.$G$2]*[.A477]" office:value-type="float" office:value="-36.1579999999995" calcext:value-type="float">
            <text:p>-36,1579999999995</text:p>
          </table:table-cell>
          <table:table-cell table:number-columns-repeated="9"/>
          <table:table-cell table:formula="of:=[.M476]+[.$E$2]" office:value-type="float" office:value="4.70999999999994" calcext:value-type="float">
            <text:p>4,70999999999994</text:p>
          </table:table-cell>
          <table:table-cell table:formula="of:=[.N476]-[.$G$2]*[.$E$2]" office:value-type="float" office:value="-36.1579999999998" calcext:value-type="float">
            <text:p>-36,1579999999998</text:p>
          </table:table-cell>
          <table:table-cell table:formula="of:=[.O476]+[.N477]*[.$E$2]" office:value-type="float" office:value="438.16712" calcext:value-type="float">
            <text:p>438,16712</text:p>
          </table:table-cell>
          <table:table-cell table:number-columns-repeated="4"/>
        </table:table-row>
        <table:table-row table:style-name="ro1">
          <table:table-cell table:formula="of:=[.A477]+[.$E$2]" office:value-type="float" office:value="4.71999999999994" calcext:value-type="float">
            <text:p>4,71999999999994</text:p>
          </table:table-cell>
          <table:table-cell table:formula="of:=-[.$G$2]*[.A478]^2/2+[.$H$2]*[.A478]+[.$I$2]" office:value-type="float" office:value="438.035840000002" calcext:value-type="float">
            <text:p>438,035840000002</text:p>
          </table:table-cell>
          <table:table-cell table:formula="of:=[.$H$2]-[.$G$2]*[.A478]" office:value-type="float" office:value="-36.2559999999995" calcext:value-type="float">
            <text:p>-36,2559999999995</text:p>
          </table:table-cell>
          <table:table-cell table:number-columns-repeated="9"/>
          <table:table-cell table:formula="of:=[.M477]+[.$E$2]" office:value-type="float" office:value="4.71999999999994" calcext:value-type="float">
            <text:p>4,71999999999994</text:p>
          </table:table-cell>
          <table:table-cell table:formula="of:=[.N477]-[.$G$2]*[.$E$2]" office:value-type="float" office:value="-36.2559999999999" calcext:value-type="float">
            <text:p>-36,2559999999999</text:p>
          </table:table-cell>
          <table:table-cell table:formula="of:=[.O477]+[.N478]*[.$E$2]" office:value-type="float" office:value="437.80456" calcext:value-type="float">
            <text:p>437,80456</text:p>
          </table:table-cell>
          <table:table-cell table:number-columns-repeated="4"/>
        </table:table-row>
        <table:table-row table:style-name="ro1">
          <table:table-cell table:formula="of:=[.A478]+[.$E$2]" office:value-type="float" office:value="4.72999999999994" calcext:value-type="float">
            <text:p>4,72999999999994</text:p>
          </table:table-cell>
          <table:table-cell table:formula="of:=-[.$G$2]*[.A479]^2/2+[.$H$2]*[.A479]+[.$I$2]" office:value-type="float" office:value="437.672790000002" calcext:value-type="float">
            <text:p>437,672790000002</text:p>
          </table:table-cell>
          <table:table-cell table:formula="of:=[.$H$2]-[.$G$2]*[.A479]" office:value-type="float" office:value="-36.3539999999995" calcext:value-type="float">
            <text:p>-36,3539999999995</text:p>
          </table:table-cell>
          <table:table-cell table:number-columns-repeated="9"/>
          <table:table-cell table:formula="of:=[.M478]+[.$E$2]" office:value-type="float" office:value="4.72999999999994" calcext:value-type="float">
            <text:p>4,72999999999994</text:p>
          </table:table-cell>
          <table:table-cell table:formula="of:=[.N478]-[.$G$2]*[.$E$2]" office:value-type="float" office:value="-36.3539999999998" calcext:value-type="float">
            <text:p>-36,3539999999998</text:p>
          </table:table-cell>
          <table:table-cell table:formula="of:=[.O478]+[.N479]*[.$E$2]" office:value-type="float" office:value="437.44102" calcext:value-type="float">
            <text:p>437,44102</text:p>
          </table:table-cell>
          <table:table-cell table:number-columns-repeated="4"/>
        </table:table-row>
        <table:table-row table:style-name="ro1">
          <table:table-cell table:formula="of:=[.A479]+[.$E$2]" office:value-type="float" office:value="4.73999999999994" calcext:value-type="float">
            <text:p>4,73999999999994</text:p>
          </table:table-cell>
          <table:table-cell table:formula="of:=-[.$G$2]*[.A480]^2/2+[.$H$2]*[.A480]+[.$I$2]" office:value-type="float" office:value="437.308760000002" calcext:value-type="float">
            <text:p>437,308760000002</text:p>
          </table:table-cell>
          <table:table-cell table:formula="of:=[.$H$2]-[.$G$2]*[.A480]" office:value-type="float" office:value="-36.4519999999994" calcext:value-type="float">
            <text:p>-36,4519999999994</text:p>
          </table:table-cell>
          <table:table-cell table:number-columns-repeated="9"/>
          <table:table-cell table:formula="of:=[.M479]+[.$E$2]" office:value-type="float" office:value="4.73999999999994" calcext:value-type="float">
            <text:p>4,73999999999994</text:p>
          </table:table-cell>
          <table:table-cell table:formula="of:=[.N479]-[.$G$2]*[.$E$2]" office:value-type="float" office:value="-36.4519999999998" calcext:value-type="float">
            <text:p>-36,4519999999998</text:p>
          </table:table-cell>
          <table:table-cell table:formula="of:=[.O479]+[.N480]*[.$E$2]" office:value-type="float" office:value="437.0765" calcext:value-type="float">
            <text:p>437,0765</text:p>
          </table:table-cell>
          <table:table-cell table:number-columns-repeated="4"/>
        </table:table-row>
        <table:table-row table:style-name="ro1">
          <table:table-cell table:formula="of:=[.A480]+[.$E$2]" office:value-type="float" office:value="4.74999999999994" calcext:value-type="float">
            <text:p>4,74999999999994</text:p>
          </table:table-cell>
          <table:table-cell table:formula="of:=-[.$G$2]*[.A481]^2/2+[.$H$2]*[.A481]+[.$I$2]" office:value-type="float" office:value="436.943750000002" calcext:value-type="float">
            <text:p>436,943750000002</text:p>
          </table:table-cell>
          <table:table-cell table:formula="of:=[.$H$2]-[.$G$2]*[.A481]" office:value-type="float" office:value="-36.5499999999994" calcext:value-type="float">
            <text:p>-36,5499999999994</text:p>
          </table:table-cell>
          <table:table-cell table:number-columns-repeated="9"/>
          <table:table-cell table:formula="of:=[.M480]+[.$E$2]" office:value-type="float" office:value="4.74999999999994" calcext:value-type="float">
            <text:p>4,74999999999994</text:p>
          </table:table-cell>
          <table:table-cell table:formula="of:=[.N480]-[.$G$2]*[.$E$2]" office:value-type="float" office:value="-36.5499999999998" calcext:value-type="float">
            <text:p>-36,5499999999998</text:p>
          </table:table-cell>
          <table:table-cell table:formula="of:=[.O480]+[.N481]*[.$E$2]" office:value-type="float" office:value="436.711" calcext:value-type="float">
            <text:p>436,711</text:p>
          </table:table-cell>
          <table:table-cell table:number-columns-repeated="4"/>
        </table:table-row>
        <table:table-row table:style-name="ro1">
          <table:table-cell table:formula="of:=[.A481]+[.$E$2]" office:value-type="float" office:value="4.75999999999994" calcext:value-type="float">
            <text:p>4,75999999999994</text:p>
          </table:table-cell>
          <table:table-cell table:formula="of:=-[.$G$2]*[.A482]^2/2+[.$H$2]*[.A482]+[.$I$2]" office:value-type="float" office:value="436.577760000002" calcext:value-type="float">
            <text:p>436,577760000002</text:p>
          </table:table-cell>
          <table:table-cell table:formula="of:=[.$H$2]-[.$G$2]*[.A482]" office:value-type="float" office:value="-36.6479999999994" calcext:value-type="float">
            <text:p>-36,6479999999994</text:p>
          </table:table-cell>
          <table:table-cell table:number-columns-repeated="9"/>
          <table:table-cell table:formula="of:=[.M481]+[.$E$2]" office:value-type="float" office:value="4.75999999999994" calcext:value-type="float">
            <text:p>4,75999999999994</text:p>
          </table:table-cell>
          <table:table-cell table:formula="of:=[.N481]-[.$G$2]*[.$E$2]" office:value-type="float" office:value="-36.6479999999998" calcext:value-type="float">
            <text:p>-36,6479999999998</text:p>
          </table:table-cell>
          <table:table-cell table:formula="of:=[.O481]+[.N482]*[.$E$2]" office:value-type="float" office:value="436.34452" calcext:value-type="float">
            <text:p>436,34452</text:p>
          </table:table-cell>
          <table:table-cell table:number-columns-repeated="4"/>
        </table:table-row>
        <table:table-row table:style-name="ro1">
          <table:table-cell table:formula="of:=[.A482]+[.$E$2]" office:value-type="float" office:value="4.76999999999994" calcext:value-type="float">
            <text:p>4,76999999999994</text:p>
          </table:table-cell>
          <table:table-cell table:formula="of:=-[.$G$2]*[.A483]^2/2+[.$H$2]*[.A483]+[.$I$2]" office:value-type="float" office:value="436.210790000002" calcext:value-type="float">
            <text:p>436,210790000002</text:p>
          </table:table-cell>
          <table:table-cell table:formula="of:=[.$H$2]-[.$G$2]*[.A483]" office:value-type="float" office:value="-36.7459999999994" calcext:value-type="float">
            <text:p>-36,7459999999994</text:p>
          </table:table-cell>
          <table:table-cell table:number-columns-repeated="9"/>
          <table:table-cell table:formula="of:=[.M482]+[.$E$2]" office:value-type="float" office:value="4.76999999999994" calcext:value-type="float">
            <text:p>4,76999999999994</text:p>
          </table:table-cell>
          <table:table-cell table:formula="of:=[.N482]-[.$G$2]*[.$E$2]" office:value-type="float" office:value="-36.7459999999998" calcext:value-type="float">
            <text:p>-36,7459999999998</text:p>
          </table:table-cell>
          <table:table-cell table:formula="of:=[.O482]+[.N483]*[.$E$2]" office:value-type="float" office:value="435.97706" calcext:value-type="float">
            <text:p>435,97706</text:p>
          </table:table-cell>
          <table:table-cell table:number-columns-repeated="4"/>
        </table:table-row>
        <table:table-row table:style-name="ro1">
          <table:table-cell table:formula="of:=[.A483]+[.$E$2]" office:value-type="float" office:value="4.77999999999994" calcext:value-type="float">
            <text:p>4,77999999999994</text:p>
          </table:table-cell>
          <table:table-cell table:formula="of:=-[.$G$2]*[.A484]^2/2+[.$H$2]*[.A484]+[.$I$2]" office:value-type="float" office:value="435.842840000002" calcext:value-type="float">
            <text:p>435,842840000002</text:p>
          </table:table-cell>
          <table:table-cell table:formula="of:=[.$H$2]-[.$G$2]*[.A484]" office:value-type="float" office:value="-36.8439999999994" calcext:value-type="float">
            <text:p>-36,8439999999994</text:p>
          </table:table-cell>
          <table:table-cell table:number-columns-repeated="9"/>
          <table:table-cell table:formula="of:=[.M483]+[.$E$2]" office:value-type="float" office:value="4.77999999999994" calcext:value-type="float">
            <text:p>4,77999999999994</text:p>
          </table:table-cell>
          <table:table-cell table:formula="of:=[.N483]-[.$G$2]*[.$E$2]" office:value-type="float" office:value="-36.8439999999998" calcext:value-type="float">
            <text:p>-36,8439999999998</text:p>
          </table:table-cell>
          <table:table-cell table:formula="of:=[.O483]+[.N484]*[.$E$2]" office:value-type="float" office:value="435.60862" calcext:value-type="float">
            <text:p>435,60862</text:p>
          </table:table-cell>
          <table:table-cell table:number-columns-repeated="4"/>
        </table:table-row>
        <table:table-row table:style-name="ro1">
          <table:table-cell table:formula="of:=[.A484]+[.$E$2]" office:value-type="float" office:value="4.78999999999994" calcext:value-type="float">
            <text:p>4,78999999999994</text:p>
          </table:table-cell>
          <table:table-cell table:formula="of:=-[.$G$2]*[.A485]^2/2+[.$H$2]*[.A485]+[.$I$2]" office:value-type="float" office:value="435.473910000002" calcext:value-type="float">
            <text:p>435,473910000002</text:p>
          </table:table-cell>
          <table:table-cell table:formula="of:=[.$H$2]-[.$G$2]*[.A485]" office:value-type="float" office:value="-36.9419999999994" calcext:value-type="float">
            <text:p>-36,9419999999994</text:p>
          </table:table-cell>
          <table:table-cell table:number-columns-repeated="9"/>
          <table:table-cell table:formula="of:=[.M484]+[.$E$2]" office:value-type="float" office:value="4.78999999999994" calcext:value-type="float">
            <text:p>4,78999999999994</text:p>
          </table:table-cell>
          <table:table-cell table:formula="of:=[.N484]-[.$G$2]*[.$E$2]" office:value-type="float" office:value="-36.9419999999998" calcext:value-type="float">
            <text:p>-36,9419999999998</text:p>
          </table:table-cell>
          <table:table-cell table:formula="of:=[.O484]+[.N485]*[.$E$2]" office:value-type="float" office:value="435.2392" calcext:value-type="float">
            <text:p>435,2392</text:p>
          </table:table-cell>
          <table:table-cell table:number-columns-repeated="4"/>
        </table:table-row>
        <table:table-row table:style-name="ro1">
          <table:table-cell table:formula="of:=[.A485]+[.$E$2]" office:value-type="float" office:value="4.79999999999994" calcext:value-type="float">
            <text:p>4,79999999999994</text:p>
          </table:table-cell>
          <table:table-cell table:formula="of:=-[.$G$2]*[.A486]^2/2+[.$H$2]*[.A486]+[.$I$2]" office:value-type="float" office:value="435.104000000002" calcext:value-type="float">
            <text:p>435,104000000002</text:p>
          </table:table-cell>
          <table:table-cell table:formula="of:=[.$H$2]-[.$G$2]*[.A486]" office:value-type="float" office:value="-37.0399999999994" calcext:value-type="float">
            <text:p>-37,0399999999994</text:p>
          </table:table-cell>
          <table:table-cell table:number-columns-repeated="9"/>
          <table:table-cell table:formula="of:=[.M485]+[.$E$2]" office:value-type="float" office:value="4.79999999999994" calcext:value-type="float">
            <text:p>4,79999999999994</text:p>
          </table:table-cell>
          <table:table-cell table:formula="of:=[.N485]-[.$G$2]*[.$E$2]" office:value-type="float" office:value="-37.0399999999998" calcext:value-type="float">
            <text:p>-37,0399999999998</text:p>
          </table:table-cell>
          <table:table-cell table:formula="of:=[.O485]+[.N486]*[.$E$2]" office:value-type="float" office:value="434.8688" calcext:value-type="float">
            <text:p>434,8688</text:p>
          </table:table-cell>
          <table:table-cell table:number-columns-repeated="4"/>
        </table:table-row>
        <table:table-row table:style-name="ro1">
          <table:table-cell table:formula="of:=[.A486]+[.$E$2]" office:value-type="float" office:value="4.80999999999994" calcext:value-type="float">
            <text:p>4,80999999999994</text:p>
          </table:table-cell>
          <table:table-cell table:formula="of:=-[.$G$2]*[.A487]^2/2+[.$H$2]*[.A487]+[.$I$2]" office:value-type="float" office:value="434.733110000002" calcext:value-type="float">
            <text:p>434,733110000002</text:p>
          </table:table-cell>
          <table:table-cell table:formula="of:=[.$H$2]-[.$G$2]*[.A487]" office:value-type="float" office:value="-37.1379999999994" calcext:value-type="float">
            <text:p>-37,1379999999994</text:p>
          </table:table-cell>
          <table:table-cell table:number-columns-repeated="9"/>
          <table:table-cell table:formula="of:=[.M486]+[.$E$2]" office:value-type="float" office:value="4.80999999999994" calcext:value-type="float">
            <text:p>4,80999999999994</text:p>
          </table:table-cell>
          <table:table-cell table:formula="of:=[.N486]-[.$G$2]*[.$E$2]" office:value-type="float" office:value="-37.1379999999998" calcext:value-type="float">
            <text:p>-37,1379999999998</text:p>
          </table:table-cell>
          <table:table-cell table:formula="of:=[.O486]+[.N487]*[.$E$2]" office:value-type="float" office:value="434.49742" calcext:value-type="float">
            <text:p>434,49742</text:p>
          </table:table-cell>
          <table:table-cell table:number-columns-repeated="4"/>
        </table:table-row>
        <table:table-row table:style-name="ro1">
          <table:table-cell table:formula="of:=[.A487]+[.$E$2]" office:value-type="float" office:value="4.81999999999994" calcext:value-type="float">
            <text:p>4,81999999999994</text:p>
          </table:table-cell>
          <table:table-cell table:formula="of:=-[.$G$2]*[.A488]^2/2+[.$H$2]*[.A488]+[.$I$2]" office:value-type="float" office:value="434.361240000002" calcext:value-type="float">
            <text:p>434,361240000002</text:p>
          </table:table-cell>
          <table:table-cell table:formula="of:=[.$H$2]-[.$G$2]*[.A488]" office:value-type="float" office:value="-37.2359999999994" calcext:value-type="float">
            <text:p>-37,2359999999994</text:p>
          </table:table-cell>
          <table:table-cell table:number-columns-repeated="9"/>
          <table:table-cell table:formula="of:=[.M487]+[.$E$2]" office:value-type="float" office:value="4.81999999999994" calcext:value-type="float">
            <text:p>4,81999999999994</text:p>
          </table:table-cell>
          <table:table-cell table:formula="of:=[.N487]-[.$G$2]*[.$E$2]" office:value-type="float" office:value="-37.2359999999998" calcext:value-type="float">
            <text:p>-37,2359999999998</text:p>
          </table:table-cell>
          <table:table-cell table:formula="of:=[.O487]+[.N488]*[.$E$2]" office:value-type="float" office:value="434.12506" calcext:value-type="float">
            <text:p>434,12506</text:p>
          </table:table-cell>
          <table:table-cell table:number-columns-repeated="4"/>
        </table:table-row>
        <table:table-row table:style-name="ro1">
          <table:table-cell table:formula="of:=[.A488]+[.$E$2]" office:value-type="float" office:value="4.82999999999994" calcext:value-type="float">
            <text:p>4,82999999999994</text:p>
          </table:table-cell>
          <table:table-cell table:formula="of:=-[.$G$2]*[.A489]^2/2+[.$H$2]*[.A489]+[.$I$2]" office:value-type="float" office:value="433.988390000002" calcext:value-type="float">
            <text:p>433,988390000002</text:p>
          </table:table-cell>
          <table:table-cell table:formula="of:=[.$H$2]-[.$G$2]*[.A489]" office:value-type="float" office:value="-37.3339999999994" calcext:value-type="float">
            <text:p>-37,3339999999994</text:p>
          </table:table-cell>
          <table:table-cell table:number-columns-repeated="9"/>
          <table:table-cell table:formula="of:=[.M488]+[.$E$2]" office:value-type="float" office:value="4.82999999999994" calcext:value-type="float">
            <text:p>4,82999999999994</text:p>
          </table:table-cell>
          <table:table-cell table:formula="of:=[.N488]-[.$G$2]*[.$E$2]" office:value-type="float" office:value="-37.3339999999998" calcext:value-type="float">
            <text:p>-37,3339999999998</text:p>
          </table:table-cell>
          <table:table-cell table:formula="of:=[.O488]+[.N489]*[.$E$2]" office:value-type="float" office:value="433.75172" calcext:value-type="float">
            <text:p>433,75172</text:p>
          </table:table-cell>
          <table:table-cell table:number-columns-repeated="4"/>
        </table:table-row>
        <table:table-row table:style-name="ro1">
          <table:table-cell table:formula="of:=[.A489]+[.$E$2]" office:value-type="float" office:value="4.83999999999994" calcext:value-type="float">
            <text:p>4,83999999999994</text:p>
          </table:table-cell>
          <table:table-cell table:formula="of:=-[.$G$2]*[.A490]^2/2+[.$H$2]*[.A490]+[.$I$2]" office:value-type="float" office:value="433.614560000002" calcext:value-type="float">
            <text:p>433,614560000002</text:p>
          </table:table-cell>
          <table:table-cell table:formula="of:=[.$H$2]-[.$G$2]*[.A490]" office:value-type="float" office:value="-37.4319999999994" calcext:value-type="float">
            <text:p>-37,4319999999994</text:p>
          </table:table-cell>
          <table:table-cell table:number-columns-repeated="9"/>
          <table:table-cell table:formula="of:=[.M489]+[.$E$2]" office:value-type="float" office:value="4.83999999999994" calcext:value-type="float">
            <text:p>4,83999999999994</text:p>
          </table:table-cell>
          <table:table-cell table:formula="of:=[.N489]-[.$G$2]*[.$E$2]" office:value-type="float" office:value="-37.4319999999998" calcext:value-type="float">
            <text:p>-37,4319999999998</text:p>
          </table:table-cell>
          <table:table-cell table:formula="of:=[.O489]+[.N490]*[.$E$2]" office:value-type="float" office:value="433.3774" calcext:value-type="float">
            <text:p>433,3774</text:p>
          </table:table-cell>
          <table:table-cell table:number-columns-repeated="4"/>
        </table:table-row>
        <table:table-row table:style-name="ro1">
          <table:table-cell table:formula="of:=[.A490]+[.$E$2]" office:value-type="float" office:value="4.84999999999994" calcext:value-type="float">
            <text:p>4,84999999999994</text:p>
          </table:table-cell>
          <table:table-cell table:formula="of:=-[.$G$2]*[.A491]^2/2+[.$H$2]*[.A491]+[.$I$2]" office:value-type="float" office:value="433.239750000002" calcext:value-type="float">
            <text:p>433,239750000002</text:p>
          </table:table-cell>
          <table:table-cell table:formula="of:=[.$H$2]-[.$G$2]*[.A491]" office:value-type="float" office:value="-37.5299999999994" calcext:value-type="float">
            <text:p>-37,5299999999994</text:p>
          </table:table-cell>
          <table:table-cell table:number-columns-repeated="9"/>
          <table:table-cell table:formula="of:=[.M490]+[.$E$2]" office:value-type="float" office:value="4.84999999999994" calcext:value-type="float">
            <text:p>4,84999999999994</text:p>
          </table:table-cell>
          <table:table-cell table:formula="of:=[.N490]-[.$G$2]*[.$E$2]" office:value-type="float" office:value="-37.5299999999998" calcext:value-type="float">
            <text:p>-37,5299999999998</text:p>
          </table:table-cell>
          <table:table-cell table:formula="of:=[.O490]+[.N491]*[.$E$2]" office:value-type="float" office:value="433.0021" calcext:value-type="float">
            <text:p>433,0021</text:p>
          </table:table-cell>
          <table:table-cell table:number-columns-repeated="4"/>
        </table:table-row>
        <table:table-row table:style-name="ro1">
          <table:table-cell table:formula="of:=[.A491]+[.$E$2]" office:value-type="float" office:value="4.85999999999994" calcext:value-type="float">
            <text:p>4,85999999999994</text:p>
          </table:table-cell>
          <table:table-cell table:formula="of:=-[.$G$2]*[.A492]^2/2+[.$H$2]*[.A492]+[.$I$2]" office:value-type="float" office:value="432.863960000002" calcext:value-type="float">
            <text:p>432,863960000002</text:p>
          </table:table-cell>
          <table:table-cell table:formula="of:=[.$H$2]-[.$G$2]*[.A492]" office:value-type="float" office:value="-37.6279999999994" calcext:value-type="float">
            <text:p>-37,6279999999994</text:p>
          </table:table-cell>
          <table:table-cell table:number-columns-repeated="9"/>
          <table:table-cell table:formula="of:=[.M491]+[.$E$2]" office:value-type="float" office:value="4.85999999999994" calcext:value-type="float">
            <text:p>4,85999999999994</text:p>
          </table:table-cell>
          <table:table-cell table:formula="of:=[.N491]-[.$G$2]*[.$E$2]" office:value-type="float" office:value="-37.6279999999998" calcext:value-type="float">
            <text:p>-37,6279999999998</text:p>
          </table:table-cell>
          <table:table-cell table:formula="of:=[.O491]+[.N492]*[.$E$2]" office:value-type="float" office:value="432.62582" calcext:value-type="float">
            <text:p>432,62582</text:p>
          </table:table-cell>
          <table:table-cell table:number-columns-repeated="4"/>
        </table:table-row>
        <table:table-row table:style-name="ro1">
          <table:table-cell table:formula="of:=[.A492]+[.$E$2]" office:value-type="float" office:value="4.86999999999994" calcext:value-type="float">
            <text:p>4,86999999999994</text:p>
          </table:table-cell>
          <table:table-cell table:formula="of:=-[.$G$2]*[.A493]^2/2+[.$H$2]*[.A493]+[.$I$2]" office:value-type="float" office:value="432.487190000002" calcext:value-type="float">
            <text:p>432,487190000002</text:p>
          </table:table-cell>
          <table:table-cell table:formula="of:=[.$H$2]-[.$G$2]*[.A493]" office:value-type="float" office:value="-37.7259999999994" calcext:value-type="float">
            <text:p>-37,7259999999994</text:p>
          </table:table-cell>
          <table:table-cell table:number-columns-repeated="9"/>
          <table:table-cell table:formula="of:=[.M492]+[.$E$2]" office:value-type="float" office:value="4.86999999999994" calcext:value-type="float">
            <text:p>4,86999999999994</text:p>
          </table:table-cell>
          <table:table-cell table:formula="of:=[.N492]-[.$G$2]*[.$E$2]" office:value-type="float" office:value="-37.7259999999998" calcext:value-type="float">
            <text:p>-37,7259999999998</text:p>
          </table:table-cell>
          <table:table-cell table:formula="of:=[.O492]+[.N493]*[.$E$2]" office:value-type="float" office:value="432.24856" calcext:value-type="float">
            <text:p>432,24856</text:p>
          </table:table-cell>
          <table:table-cell table:number-columns-repeated="4"/>
        </table:table-row>
        <table:table-row table:style-name="ro1">
          <table:table-cell table:formula="of:=[.A493]+[.$E$2]" office:value-type="float" office:value="4.87999999999994" calcext:value-type="float">
            <text:p>4,87999999999994</text:p>
          </table:table-cell>
          <table:table-cell table:formula="of:=-[.$G$2]*[.A494]^2/2+[.$H$2]*[.A494]+[.$I$2]" office:value-type="float" office:value="432.109440000002" calcext:value-type="float">
            <text:p>432,109440000002</text:p>
          </table:table-cell>
          <table:table-cell table:formula="of:=[.$H$2]-[.$G$2]*[.A494]" office:value-type="float" office:value="-37.8239999999994" calcext:value-type="float">
            <text:p>-37,8239999999994</text:p>
          </table:table-cell>
          <table:table-cell table:number-columns-repeated="9"/>
          <table:table-cell table:formula="of:=[.M493]+[.$E$2]" office:value-type="float" office:value="4.87999999999994" calcext:value-type="float">
            <text:p>4,87999999999994</text:p>
          </table:table-cell>
          <table:table-cell table:formula="of:=[.N493]-[.$G$2]*[.$E$2]" office:value-type="float" office:value="-37.8239999999998" calcext:value-type="float">
            <text:p>-37,8239999999998</text:p>
          </table:table-cell>
          <table:table-cell table:formula="of:=[.O493]+[.N494]*[.$E$2]" office:value-type="float" office:value="431.87032" calcext:value-type="float">
            <text:p>431,87032</text:p>
          </table:table-cell>
          <table:table-cell table:number-columns-repeated="4"/>
        </table:table-row>
        <table:table-row table:style-name="ro1">
          <table:table-cell table:formula="of:=[.A494]+[.$E$2]" office:value-type="float" office:value="4.88999999999994" calcext:value-type="float">
            <text:p>4,88999999999994</text:p>
          </table:table-cell>
          <table:table-cell table:formula="of:=-[.$G$2]*[.A495]^2/2+[.$H$2]*[.A495]+[.$I$2]" office:value-type="float" office:value="431.730710000002" calcext:value-type="float">
            <text:p>431,730710000002</text:p>
          </table:table-cell>
          <table:table-cell table:formula="of:=[.$H$2]-[.$G$2]*[.A495]" office:value-type="float" office:value="-37.9219999999994" calcext:value-type="float">
            <text:p>-37,9219999999994</text:p>
          </table:table-cell>
          <table:table-cell table:number-columns-repeated="9"/>
          <table:table-cell table:formula="of:=[.M494]+[.$E$2]" office:value-type="float" office:value="4.88999999999994" calcext:value-type="float">
            <text:p>4,88999999999994</text:p>
          </table:table-cell>
          <table:table-cell table:formula="of:=[.N494]-[.$G$2]*[.$E$2]" office:value-type="float" office:value="-37.9219999999998" calcext:value-type="float">
            <text:p>-37,9219999999998</text:p>
          </table:table-cell>
          <table:table-cell table:formula="of:=[.O494]+[.N495]*[.$E$2]" office:value-type="float" office:value="431.4911" calcext:value-type="float">
            <text:p>431,4911</text:p>
          </table:table-cell>
          <table:table-cell table:number-columns-repeated="4"/>
        </table:table-row>
        <table:table-row table:style-name="ro1">
          <table:table-cell table:formula="of:=[.A495]+[.$E$2]" office:value-type="float" office:value="4.89999999999994" calcext:value-type="float">
            <text:p>4,89999999999994</text:p>
          </table:table-cell>
          <table:table-cell table:formula="of:=-[.$G$2]*[.A496]^2/2+[.$H$2]*[.A496]+[.$I$2]" office:value-type="float" office:value="431.351000000002" calcext:value-type="float">
            <text:p>431,351000000002</text:p>
          </table:table-cell>
          <table:table-cell table:formula="of:=[.$H$2]-[.$G$2]*[.A496]" office:value-type="float" office:value="-38.0199999999994" calcext:value-type="float">
            <text:p>-38,0199999999994</text:p>
          </table:table-cell>
          <table:table-cell table:number-columns-repeated="9"/>
          <table:table-cell table:formula="of:=[.M495]+[.$E$2]" office:value-type="float" office:value="4.89999999999994" calcext:value-type="float">
            <text:p>4,89999999999994</text:p>
          </table:table-cell>
          <table:table-cell table:formula="of:=[.N495]-[.$G$2]*[.$E$2]" office:value-type="float" office:value="-38.0199999999998" calcext:value-type="float">
            <text:p>-38,0199999999998</text:p>
          </table:table-cell>
          <table:table-cell table:formula="of:=[.O495]+[.N496]*[.$E$2]" office:value-type="float" office:value="431.1109" calcext:value-type="float">
            <text:p>431,1109</text:p>
          </table:table-cell>
          <table:table-cell table:number-columns-repeated="4"/>
        </table:table-row>
        <table:table-row table:style-name="ro1">
          <table:table-cell table:formula="of:=[.A496]+[.$E$2]" office:value-type="float" office:value="4.90999999999994" calcext:value-type="float">
            <text:p>4,90999999999994</text:p>
          </table:table-cell>
          <table:table-cell table:formula="of:=-[.$G$2]*[.A497]^2/2+[.$H$2]*[.A497]+[.$I$2]" office:value-type="float" office:value="430.970310000002" calcext:value-type="float">
            <text:p>430,970310000002</text:p>
          </table:table-cell>
          <table:table-cell table:formula="of:=[.$H$2]-[.$G$2]*[.A497]" office:value-type="float" office:value="-38.1179999999994" calcext:value-type="float">
            <text:p>-38,1179999999994</text:p>
          </table:table-cell>
          <table:table-cell table:number-columns-repeated="9"/>
          <table:table-cell table:formula="of:=[.M496]+[.$E$2]" office:value-type="float" office:value="4.90999999999994" calcext:value-type="float">
            <text:p>4,90999999999994</text:p>
          </table:table-cell>
          <table:table-cell table:formula="of:=[.N496]-[.$G$2]*[.$E$2]" office:value-type="float" office:value="-38.1179999999998" calcext:value-type="float">
            <text:p>-38,1179999999998</text:p>
          </table:table-cell>
          <table:table-cell table:formula="of:=[.O496]+[.N497]*[.$E$2]" office:value-type="float" office:value="430.72972" calcext:value-type="float">
            <text:p>430,72972</text:p>
          </table:table-cell>
          <table:table-cell table:number-columns-repeated="4"/>
        </table:table-row>
        <table:table-row table:style-name="ro1">
          <table:table-cell table:formula="of:=[.A497]+[.$E$2]" office:value-type="float" office:value="4.91999999999994" calcext:value-type="float">
            <text:p>4,91999999999994</text:p>
          </table:table-cell>
          <table:table-cell table:formula="of:=-[.$G$2]*[.A498]^2/2+[.$H$2]*[.A498]+[.$I$2]" office:value-type="float" office:value="430.588640000002" calcext:value-type="float">
            <text:p>430,588640000002</text:p>
          </table:table-cell>
          <table:table-cell table:formula="of:=[.$H$2]-[.$G$2]*[.A498]" office:value-type="float" office:value="-38.2159999999994" calcext:value-type="float">
            <text:p>-38,2159999999994</text:p>
          </table:table-cell>
          <table:table-cell table:number-columns-repeated="9"/>
          <table:table-cell table:formula="of:=[.M497]+[.$E$2]" office:value-type="float" office:value="4.91999999999994" calcext:value-type="float">
            <text:p>4,91999999999994</text:p>
          </table:table-cell>
          <table:table-cell table:formula="of:=[.N497]-[.$G$2]*[.$E$2]" office:value-type="float" office:value="-38.2159999999998" calcext:value-type="float">
            <text:p>-38,2159999999998</text:p>
          </table:table-cell>
          <table:table-cell table:formula="of:=[.O497]+[.N498]*[.$E$2]" office:value-type="float" office:value="430.34756" calcext:value-type="float">
            <text:p>430,34756</text:p>
          </table:table-cell>
          <table:table-cell table:number-columns-repeated="4"/>
        </table:table-row>
        <table:table-row table:style-name="ro1">
          <table:table-cell table:formula="of:=[.A498]+[.$E$2]" office:value-type="float" office:value="4.92999999999994" calcext:value-type="float">
            <text:p>4,92999999999994</text:p>
          </table:table-cell>
          <table:table-cell table:formula="of:=-[.$G$2]*[.A499]^2/2+[.$H$2]*[.A499]+[.$I$2]" office:value-type="float" office:value="430.205990000002" calcext:value-type="float">
            <text:p>430,205990000002</text:p>
          </table:table-cell>
          <table:table-cell table:formula="of:=[.$H$2]-[.$G$2]*[.A499]" office:value-type="float" office:value="-38.3139999999994" calcext:value-type="float">
            <text:p>-38,3139999999994</text:p>
          </table:table-cell>
          <table:table-cell table:number-columns-repeated="9"/>
          <table:table-cell table:formula="of:=[.M498]+[.$E$2]" office:value-type="float" office:value="4.92999999999994" calcext:value-type="float">
            <text:p>4,92999999999994</text:p>
          </table:table-cell>
          <table:table-cell table:formula="of:=[.N498]-[.$G$2]*[.$E$2]" office:value-type="float" office:value="-38.3139999999998" calcext:value-type="float">
            <text:p>-38,3139999999998</text:p>
          </table:table-cell>
          <table:table-cell table:formula="of:=[.O498]+[.N499]*[.$E$2]" office:value-type="float" office:value="429.96442" calcext:value-type="float">
            <text:p>429,96442</text:p>
          </table:table-cell>
          <table:table-cell table:number-columns-repeated="4"/>
        </table:table-row>
        <table:table-row table:style-name="ro1">
          <table:table-cell table:formula="of:=[.A499]+[.$E$2]" office:value-type="float" office:value="4.93999999999994" calcext:value-type="float">
            <text:p>4,93999999999994</text:p>
          </table:table-cell>
          <table:table-cell table:formula="of:=-[.$G$2]*[.A500]^2/2+[.$H$2]*[.A500]+[.$I$2]" office:value-type="float" office:value="429.822360000002" calcext:value-type="float">
            <text:p>429,822360000002</text:p>
          </table:table-cell>
          <table:table-cell table:formula="of:=[.$H$2]-[.$G$2]*[.A500]" office:value-type="float" office:value="-38.4119999999994" calcext:value-type="float">
            <text:p>-38,4119999999994</text:p>
          </table:table-cell>
          <table:table-cell table:number-columns-repeated="9"/>
          <table:table-cell table:formula="of:=[.M499]+[.$E$2]" office:value-type="float" office:value="4.93999999999994" calcext:value-type="float">
            <text:p>4,93999999999994</text:p>
          </table:table-cell>
          <table:table-cell table:formula="of:=[.N499]-[.$G$2]*[.$E$2]" office:value-type="float" office:value="-38.4119999999998" calcext:value-type="float">
            <text:p>-38,4119999999998</text:p>
          </table:table-cell>
          <table:table-cell table:formula="of:=[.O499]+[.N500]*[.$E$2]" office:value-type="float" office:value="429.5803" calcext:value-type="float">
            <text:p>429,5803</text:p>
          </table:table-cell>
          <table:table-cell table:number-columns-repeated="4"/>
        </table:table-row>
        <table:table-row table:style-name="ro1">
          <table:table-cell table:formula="of:=[.A500]+[.$E$2]" office:value-type="float" office:value="4.94999999999994" calcext:value-type="float">
            <text:p>4,94999999999994</text:p>
          </table:table-cell>
          <table:table-cell table:formula="of:=-[.$G$2]*[.A501]^2/2+[.$H$2]*[.A501]+[.$I$2]" office:value-type="float" office:value="429.437750000002" calcext:value-type="float">
            <text:p>429,437750000002</text:p>
          </table:table-cell>
          <table:table-cell table:formula="of:=[.$H$2]-[.$G$2]*[.A501]" office:value-type="float" office:value="-38.5099999999994" calcext:value-type="float">
            <text:p>-38,5099999999994</text:p>
          </table:table-cell>
          <table:table-cell table:number-columns-repeated="9"/>
          <table:table-cell table:formula="of:=[.M500]+[.$E$2]" office:value-type="float" office:value="4.94999999999994" calcext:value-type="float">
            <text:p>4,94999999999994</text:p>
          </table:table-cell>
          <table:table-cell table:formula="of:=[.N500]-[.$G$2]*[.$E$2]" office:value-type="float" office:value="-38.5099999999998" calcext:value-type="float">
            <text:p>-38,5099999999998</text:p>
          </table:table-cell>
          <table:table-cell table:formula="of:=[.O500]+[.N501]*[.$E$2]" office:value-type="float" office:value="429.1952" calcext:value-type="float">
            <text:p>429,1952</text:p>
          </table:table-cell>
          <table:table-cell table:number-columns-repeated="4"/>
        </table:table-row>
        <table:table-row table:style-name="ro1">
          <table:table-cell table:formula="of:=[.A501]+[.$E$2]" office:value-type="float" office:value="4.95999999999994" calcext:value-type="float">
            <text:p>4,95999999999994</text:p>
          </table:table-cell>
          <table:table-cell table:formula="of:=-[.$G$2]*[.A502]^2/2+[.$H$2]*[.A502]+[.$I$2]" office:value-type="float" office:value="429.052160000002" calcext:value-type="float">
            <text:p>429,052160000002</text:p>
          </table:table-cell>
          <table:table-cell table:formula="of:=[.$H$2]-[.$G$2]*[.A502]" office:value-type="float" office:value="-38.6079999999994" calcext:value-type="float">
            <text:p>-38,6079999999994</text:p>
          </table:table-cell>
          <table:table-cell table:number-columns-repeated="9"/>
          <table:table-cell table:formula="of:=[.M501]+[.$E$2]" office:value-type="float" office:value="4.95999999999994" calcext:value-type="float">
            <text:p>4,95999999999994</text:p>
          </table:table-cell>
          <table:table-cell table:formula="of:=[.N501]-[.$G$2]*[.$E$2]" office:value-type="float" office:value="-38.6079999999998" calcext:value-type="float">
            <text:p>-38,6079999999998</text:p>
          </table:table-cell>
          <table:table-cell table:formula="of:=[.O501]+[.N502]*[.$E$2]" office:value-type="float" office:value="428.80912" calcext:value-type="float">
            <text:p>428,80912</text:p>
          </table:table-cell>
          <table:table-cell table:number-columns-repeated="4"/>
        </table:table-row>
        <table:table-row table:style-name="ro1">
          <table:table-cell table:formula="of:=[.A502]+[.$E$2]" office:value-type="float" office:value="4.96999999999994" calcext:value-type="float">
            <text:p>4,96999999999994</text:p>
          </table:table-cell>
          <table:table-cell table:formula="of:=-[.$G$2]*[.A503]^2/2+[.$H$2]*[.A503]+[.$I$2]" office:value-type="float" office:value="428.665590000002" calcext:value-type="float">
            <text:p>428,665590000002</text:p>
          </table:table-cell>
          <table:table-cell table:formula="of:=[.$H$2]-[.$G$2]*[.A503]" office:value-type="float" office:value="-38.7059999999994" calcext:value-type="float">
            <text:p>-38,7059999999994</text:p>
          </table:table-cell>
          <table:table-cell table:number-columns-repeated="9"/>
          <table:table-cell table:formula="of:=[.M502]+[.$E$2]" office:value-type="float" office:value="4.96999999999994" calcext:value-type="float">
            <text:p>4,96999999999994</text:p>
          </table:table-cell>
          <table:table-cell table:formula="of:=[.N502]-[.$G$2]*[.$E$2]" office:value-type="float" office:value="-38.7059999999998" calcext:value-type="float">
            <text:p>-38,7059999999998</text:p>
          </table:table-cell>
          <table:table-cell table:formula="of:=[.O502]+[.N503]*[.$E$2]" office:value-type="float" office:value="428.42206" calcext:value-type="float">
            <text:p>428,42206</text:p>
          </table:table-cell>
          <table:table-cell table:number-columns-repeated="4"/>
        </table:table-row>
        <table:table-row table:style-name="ro1">
          <table:table-cell table:formula="of:=[.A503]+[.$E$2]" office:value-type="float" office:value="4.97999999999994" calcext:value-type="float">
            <text:p>4,97999999999994</text:p>
          </table:table-cell>
          <table:table-cell table:formula="of:=-[.$G$2]*[.A504]^2/2+[.$H$2]*[.A504]+[.$I$2]" office:value-type="float" office:value="428.278040000002" calcext:value-type="float">
            <text:p>428,278040000002</text:p>
          </table:table-cell>
          <table:table-cell table:formula="of:=[.$H$2]-[.$G$2]*[.A504]" office:value-type="float" office:value="-38.8039999999994" calcext:value-type="float">
            <text:p>-38,8039999999994</text:p>
          </table:table-cell>
          <table:table-cell table:number-columns-repeated="9"/>
          <table:table-cell table:formula="of:=[.M503]+[.$E$2]" office:value-type="float" office:value="4.97999999999994" calcext:value-type="float">
            <text:p>4,97999999999994</text:p>
          </table:table-cell>
          <table:table-cell table:formula="of:=[.N503]-[.$G$2]*[.$E$2]" office:value-type="float" office:value="-38.8039999999998" calcext:value-type="float">
            <text:p>-38,8039999999998</text:p>
          </table:table-cell>
          <table:table-cell table:formula="of:=[.O503]+[.N504]*[.$E$2]" office:value-type="float" office:value="428.03402" calcext:value-type="float">
            <text:p>428,03402</text:p>
          </table:table-cell>
          <table:table-cell table:number-columns-repeated="4"/>
        </table:table-row>
        <table:table-row table:style-name="ro1">
          <table:table-cell table:formula="of:=[.A504]+[.$E$2]" office:value-type="float" office:value="4.98999999999994" calcext:value-type="float">
            <text:p>4,98999999999994</text:p>
          </table:table-cell>
          <table:table-cell table:formula="of:=-[.$G$2]*[.A505]^2/2+[.$H$2]*[.A505]+[.$I$2]" office:value-type="float" office:value="427.889510000002" calcext:value-type="float">
            <text:p>427,889510000002</text:p>
          </table:table-cell>
          <table:table-cell table:formula="of:=[.$H$2]-[.$G$2]*[.A505]" office:value-type="float" office:value="-38.9019999999994" calcext:value-type="float">
            <text:p>-38,9019999999994</text:p>
          </table:table-cell>
          <table:table-cell table:number-columns-repeated="9"/>
          <table:table-cell table:formula="of:=[.M504]+[.$E$2]" office:value-type="float" office:value="4.98999999999994" calcext:value-type="float">
            <text:p>4,98999999999994</text:p>
          </table:table-cell>
          <table:table-cell table:formula="of:=[.N504]-[.$G$2]*[.$E$2]" office:value-type="float" office:value="-38.9019999999998" calcext:value-type="float">
            <text:p>-38,9019999999998</text:p>
          </table:table-cell>
          <table:table-cell table:formula="of:=[.O504]+[.N505]*[.$E$2]" office:value-type="float" office:value="427.645" calcext:value-type="float">
            <text:p>427,645</text:p>
          </table:table-cell>
          <table:table-cell table:number-columns-repeated="4"/>
        </table:table-row>
        <table:table-row table:style-name="ro1">
          <table:table-cell table:formula="of:=[.A505]+[.$E$2]" office:value-type="float" office:value="4.99999999999994" calcext:value-type="float">
            <text:p>4,99999999999994</text:p>
          </table:table-cell>
          <table:table-cell table:formula="of:=-[.$G$2]*[.A506]^2/2+[.$H$2]*[.A506]+[.$I$2]" office:value-type="float" office:value="427.500000000002" calcext:value-type="float">
            <text:p>427,500000000002</text:p>
          </table:table-cell>
          <table:table-cell table:formula="of:=[.$H$2]-[.$G$2]*[.A506]" office:value-type="float" office:value="-38.9999999999994" calcext:value-type="float">
            <text:p>-38,9999999999994</text:p>
          </table:table-cell>
          <table:table-cell table:number-columns-repeated="9"/>
          <table:table-cell table:formula="of:=[.M505]+[.$E$2]" office:value-type="float" office:value="4.99999999999994" calcext:value-type="float">
            <text:p>4,99999999999994</text:p>
          </table:table-cell>
          <table:table-cell table:formula="of:=[.N505]-[.$G$2]*[.$E$2]" office:value-type="float" office:value="-38.9999999999998" calcext:value-type="float">
            <text:p>-38,9999999999998</text:p>
          </table:table-cell>
          <table:table-cell table:formula="of:=[.O505]+[.N506]*[.$E$2]" office:value-type="float" office:value="427.255" calcext:value-type="float">
            <text:p>427,255</text:p>
          </table:table-cell>
          <table:table-cell table:number-columns-repeated="4"/>
        </table:table-row>
        <table:table-row table:style-name="ro1">
          <table:table-cell table:formula="of:=[.A506]+[.$E$2]" office:value-type="float" office:value="5.00999999999994" calcext:value-type="float">
            <text:p>5,00999999999994</text:p>
          </table:table-cell>
          <table:table-cell table:formula="of:=-[.$G$2]*[.A507]^2/2+[.$H$2]*[.A507]+[.$I$2]" office:value-type="float" office:value="427.109510000002" calcext:value-type="float">
            <text:p>427,109510000002</text:p>
          </table:table-cell>
          <table:table-cell table:formula="of:=[.$H$2]-[.$G$2]*[.A507]" office:value-type="float" office:value="-39.0979999999994" calcext:value-type="float">
            <text:p>-39,0979999999994</text:p>
          </table:table-cell>
          <table:table-cell table:number-columns-repeated="9"/>
          <table:table-cell table:formula="of:=[.M506]+[.$E$2]" office:value-type="float" office:value="5.00999999999994" calcext:value-type="float">
            <text:p>5,00999999999994</text:p>
          </table:table-cell>
          <table:table-cell table:formula="of:=[.N506]-[.$G$2]*[.$E$2]" office:value-type="float" office:value="-39.0979999999998" calcext:value-type="float">
            <text:p>-39,0979999999998</text:p>
          </table:table-cell>
          <table:table-cell table:formula="of:=[.O506]+[.N507]*[.$E$2]" office:value-type="float" office:value="426.86402" calcext:value-type="float">
            <text:p>426,86402</text:p>
          </table:table-cell>
          <table:table-cell table:number-columns-repeated="4"/>
        </table:table-row>
        <table:table-row table:style-name="ro1">
          <table:table-cell table:formula="of:=[.A507]+[.$E$2]" office:value-type="float" office:value="5.01999999999994" calcext:value-type="float">
            <text:p>5,01999999999994</text:p>
          </table:table-cell>
          <table:table-cell table:formula="of:=-[.$G$2]*[.A508]^2/2+[.$H$2]*[.A508]+[.$I$2]" office:value-type="float" office:value="426.718040000003" calcext:value-type="float">
            <text:p>426,718040000003</text:p>
          </table:table-cell>
          <table:table-cell table:formula="of:=[.$H$2]-[.$G$2]*[.A508]" office:value-type="float" office:value="-39.1959999999994" calcext:value-type="float">
            <text:p>-39,1959999999994</text:p>
          </table:table-cell>
          <table:table-cell table:number-columns-repeated="9"/>
          <table:table-cell table:formula="of:=[.M507]+[.$E$2]" office:value-type="float" office:value="5.01999999999994" calcext:value-type="float">
            <text:p>5,01999999999994</text:p>
          </table:table-cell>
          <table:table-cell table:formula="of:=[.N507]-[.$G$2]*[.$E$2]" office:value-type="float" office:value="-39.1959999999998" calcext:value-type="float">
            <text:p>-39,1959999999998</text:p>
          </table:table-cell>
          <table:table-cell table:formula="of:=[.O507]+[.N508]*[.$E$2]" office:value-type="float" office:value="426.47206" calcext:value-type="float">
            <text:p>426,47206</text:p>
          </table:table-cell>
          <table:table-cell table:number-columns-repeated="4"/>
        </table:table-row>
        <table:table-row table:style-name="ro1">
          <table:table-cell table:formula="of:=[.A508]+[.$E$2]" office:value-type="float" office:value="5.02999999999994" calcext:value-type="float">
            <text:p>5,02999999999994</text:p>
          </table:table-cell>
          <table:table-cell table:formula="of:=-[.$G$2]*[.A509]^2/2+[.$H$2]*[.A509]+[.$I$2]" office:value-type="float" office:value="426.325590000002" calcext:value-type="float">
            <text:p>426,325590000002</text:p>
          </table:table-cell>
          <table:table-cell table:formula="of:=[.$H$2]-[.$G$2]*[.A509]" office:value-type="float" office:value="-39.2939999999994" calcext:value-type="float">
            <text:p>-39,2939999999994</text:p>
          </table:table-cell>
          <table:table-cell table:number-columns-repeated="9"/>
          <table:table-cell table:formula="of:=[.M508]+[.$E$2]" office:value-type="float" office:value="5.02999999999994" calcext:value-type="float">
            <text:p>5,02999999999994</text:p>
          </table:table-cell>
          <table:table-cell table:formula="of:=[.N508]-[.$G$2]*[.$E$2]" office:value-type="float" office:value="-39.2939999999998" calcext:value-type="float">
            <text:p>-39,2939999999998</text:p>
          </table:table-cell>
          <table:table-cell table:formula="of:=[.O508]+[.N509]*[.$E$2]" office:value-type="float" office:value="426.07912" calcext:value-type="float">
            <text:p>426,07912</text:p>
          </table:table-cell>
          <table:table-cell table:number-columns-repeated="4"/>
        </table:table-row>
        <table:table-row table:style-name="ro1">
          <table:table-cell table:formula="of:=[.A509]+[.$E$2]" office:value-type="float" office:value="5.03999999999994" calcext:value-type="float">
            <text:p>5,03999999999994</text:p>
          </table:table-cell>
          <table:table-cell table:formula="of:=-[.$G$2]*[.A510]^2/2+[.$H$2]*[.A510]+[.$I$2]" office:value-type="float" office:value="425.932160000003" calcext:value-type="float">
            <text:p>425,932160000003</text:p>
          </table:table-cell>
          <table:table-cell table:formula="of:=[.$H$2]-[.$G$2]*[.A510]" office:value-type="float" office:value="-39.3919999999994" calcext:value-type="float">
            <text:p>-39,3919999999994</text:p>
          </table:table-cell>
          <table:table-cell table:number-columns-repeated="9"/>
          <table:table-cell table:formula="of:=[.M509]+[.$E$2]" office:value-type="float" office:value="5.03999999999994" calcext:value-type="float">
            <text:p>5,03999999999994</text:p>
          </table:table-cell>
          <table:table-cell table:formula="of:=[.N509]-[.$G$2]*[.$E$2]" office:value-type="float" office:value="-39.3919999999998" calcext:value-type="float">
            <text:p>-39,3919999999998</text:p>
          </table:table-cell>
          <table:table-cell table:formula="of:=[.O509]+[.N510]*[.$E$2]" office:value-type="float" office:value="425.6852" calcext:value-type="float">
            <text:p>425,6852</text:p>
          </table:table-cell>
          <table:table-cell table:number-columns-repeated="4"/>
        </table:table-row>
        <table:table-row table:style-name="ro1">
          <table:table-cell table:formula="of:=[.A510]+[.$E$2]" office:value-type="float" office:value="5.04999999999994" calcext:value-type="float">
            <text:p>5,04999999999994</text:p>
          </table:table-cell>
          <table:table-cell table:formula="of:=-[.$G$2]*[.A511]^2/2+[.$H$2]*[.A511]+[.$I$2]" office:value-type="float" office:value="425.537750000003" calcext:value-type="float">
            <text:p>425,537750000003</text:p>
          </table:table-cell>
          <table:table-cell table:formula="of:=[.$H$2]-[.$G$2]*[.A511]" office:value-type="float" office:value="-39.4899999999994" calcext:value-type="float">
            <text:p>-39,4899999999994</text:p>
          </table:table-cell>
          <table:table-cell table:number-columns-repeated="9"/>
          <table:table-cell table:formula="of:=[.M510]+[.$E$2]" office:value-type="float" office:value="5.04999999999994" calcext:value-type="float">
            <text:p>5,04999999999994</text:p>
          </table:table-cell>
          <table:table-cell table:formula="of:=[.N510]-[.$G$2]*[.$E$2]" office:value-type="float" office:value="-39.4899999999998" calcext:value-type="float">
            <text:p>-39,4899999999998</text:p>
          </table:table-cell>
          <table:table-cell table:formula="of:=[.O510]+[.N511]*[.$E$2]" office:value-type="float" office:value="425.2903" calcext:value-type="float">
            <text:p>425,2903</text:p>
          </table:table-cell>
          <table:table-cell table:number-columns-repeated="4"/>
        </table:table-row>
        <table:table-row table:style-name="ro1">
          <table:table-cell table:formula="of:=[.A511]+[.$E$2]" office:value-type="float" office:value="5.05999999999994" calcext:value-type="float">
            <text:p>5,05999999999994</text:p>
          </table:table-cell>
          <table:table-cell table:formula="of:=-[.$G$2]*[.A512]^2/2+[.$H$2]*[.A512]+[.$I$2]" office:value-type="float" office:value="425.142360000003" calcext:value-type="float">
            <text:p>425,142360000003</text:p>
          </table:table-cell>
          <table:table-cell table:formula="of:=[.$H$2]-[.$G$2]*[.A512]" office:value-type="float" office:value="-39.5879999999994" calcext:value-type="float">
            <text:p>-39,5879999999994</text:p>
          </table:table-cell>
          <table:table-cell table:number-columns-repeated="9"/>
          <table:table-cell table:formula="of:=[.M511]+[.$E$2]" office:value-type="float" office:value="5.05999999999994" calcext:value-type="float">
            <text:p>5,05999999999994</text:p>
          </table:table-cell>
          <table:table-cell table:formula="of:=[.N511]-[.$G$2]*[.$E$2]" office:value-type="float" office:value="-39.5879999999998" calcext:value-type="float">
            <text:p>-39,5879999999998</text:p>
          </table:table-cell>
          <table:table-cell table:formula="of:=[.O511]+[.N512]*[.$E$2]" office:value-type="float" office:value="424.89442" calcext:value-type="float">
            <text:p>424,89442</text:p>
          </table:table-cell>
          <table:table-cell table:number-columns-repeated="4"/>
        </table:table-row>
        <table:table-row table:style-name="ro1">
          <table:table-cell table:formula="of:=[.A512]+[.$E$2]" office:value-type="float" office:value="5.06999999999994" calcext:value-type="float">
            <text:p>5,06999999999994</text:p>
          </table:table-cell>
          <table:table-cell table:formula="of:=-[.$G$2]*[.A513]^2/2+[.$H$2]*[.A513]+[.$I$2]" office:value-type="float" office:value="424.745990000003" calcext:value-type="float">
            <text:p>424,745990000003</text:p>
          </table:table-cell>
          <table:table-cell table:formula="of:=[.$H$2]-[.$G$2]*[.A513]" office:value-type="float" office:value="-39.6859999999994" calcext:value-type="float">
            <text:p>-39,6859999999994</text:p>
          </table:table-cell>
          <table:table-cell table:number-columns-repeated="9"/>
          <table:table-cell table:formula="of:=[.M512]+[.$E$2]" office:value-type="float" office:value="5.06999999999994" calcext:value-type="float">
            <text:p>5,06999999999994</text:p>
          </table:table-cell>
          <table:table-cell table:formula="of:=[.N512]-[.$G$2]*[.$E$2]" office:value-type="float" office:value="-39.6859999999998" calcext:value-type="float">
            <text:p>-39,6859999999998</text:p>
          </table:table-cell>
          <table:table-cell table:formula="of:=[.O512]+[.N513]*[.$E$2]" office:value-type="float" office:value="424.49756" calcext:value-type="float">
            <text:p>424,49756</text:p>
          </table:table-cell>
          <table:table-cell table:number-columns-repeated="4"/>
        </table:table-row>
        <table:table-row table:style-name="ro1">
          <table:table-cell table:formula="of:=[.A513]+[.$E$2]" office:value-type="float" office:value="5.07999999999994" calcext:value-type="float">
            <text:p>5,07999999999994</text:p>
          </table:table-cell>
          <table:table-cell table:formula="of:=-[.$G$2]*[.A514]^2/2+[.$H$2]*[.A514]+[.$I$2]" office:value-type="float" office:value="424.348640000003" calcext:value-type="float">
            <text:p>424,348640000003</text:p>
          </table:table-cell>
          <table:table-cell table:formula="of:=[.$H$2]-[.$G$2]*[.A514]" office:value-type="float" office:value="-39.7839999999994" calcext:value-type="float">
            <text:p>-39,7839999999994</text:p>
          </table:table-cell>
          <table:table-cell table:number-columns-repeated="9"/>
          <table:table-cell table:formula="of:=[.M513]+[.$E$2]" office:value-type="float" office:value="5.07999999999994" calcext:value-type="float">
            <text:p>5,07999999999994</text:p>
          </table:table-cell>
          <table:table-cell table:formula="of:=[.N513]-[.$G$2]*[.$E$2]" office:value-type="float" office:value="-39.7839999999998" calcext:value-type="float">
            <text:p>-39,7839999999998</text:p>
          </table:table-cell>
          <table:table-cell table:formula="of:=[.O513]+[.N514]*[.$E$2]" office:value-type="float" office:value="424.09972" calcext:value-type="float">
            <text:p>424,09972</text:p>
          </table:table-cell>
          <table:table-cell table:number-columns-repeated="4"/>
        </table:table-row>
        <table:table-row table:style-name="ro1">
          <table:table-cell table:formula="of:=[.A514]+[.$E$2]" office:value-type="float" office:value="5.08999999999994" calcext:value-type="float">
            <text:p>5,08999999999994</text:p>
          </table:table-cell>
          <table:table-cell table:formula="of:=-[.$G$2]*[.A515]^2/2+[.$H$2]*[.A515]+[.$I$2]" office:value-type="float" office:value="423.950310000003" calcext:value-type="float">
            <text:p>423,950310000003</text:p>
          </table:table-cell>
          <table:table-cell table:formula="of:=[.$H$2]-[.$G$2]*[.A515]" office:value-type="float" office:value="-39.8819999999994" calcext:value-type="float">
            <text:p>-39,8819999999994</text:p>
          </table:table-cell>
          <table:table-cell table:number-columns-repeated="9"/>
          <table:table-cell table:formula="of:=[.M514]+[.$E$2]" office:value-type="float" office:value="5.08999999999994" calcext:value-type="float">
            <text:p>5,08999999999994</text:p>
          </table:table-cell>
          <table:table-cell table:formula="of:=[.N514]-[.$G$2]*[.$E$2]" office:value-type="float" office:value="-39.8819999999998" calcext:value-type="float">
            <text:p>-39,8819999999998</text:p>
          </table:table-cell>
          <table:table-cell table:formula="of:=[.O514]+[.N515]*[.$E$2]" office:value-type="float" office:value="423.7009" calcext:value-type="float">
            <text:p>423,7009</text:p>
          </table:table-cell>
          <table:table-cell table:number-columns-repeated="4"/>
        </table:table-row>
        <table:table-row table:style-name="ro1">
          <table:table-cell table:formula="of:=[.A515]+[.$E$2]" office:value-type="float" office:value="5.09999999999994" calcext:value-type="float">
            <text:p>5,09999999999994</text:p>
          </table:table-cell>
          <table:table-cell table:formula="of:=-[.$G$2]*[.A516]^2/2+[.$H$2]*[.A516]+[.$I$2]" office:value-type="float" office:value="423.551000000003" calcext:value-type="float">
            <text:p>423,551000000003</text:p>
          </table:table-cell>
          <table:table-cell table:formula="of:=[.$H$2]-[.$G$2]*[.A516]" office:value-type="float" office:value="-39.9799999999994" calcext:value-type="float">
            <text:p>-39,9799999999994</text:p>
          </table:table-cell>
          <table:table-cell table:number-columns-repeated="9"/>
          <table:table-cell table:formula="of:=[.M515]+[.$E$2]" office:value-type="float" office:value="5.09999999999994" calcext:value-type="float">
            <text:p>5,09999999999994</text:p>
          </table:table-cell>
          <table:table-cell table:formula="of:=[.N515]-[.$G$2]*[.$E$2]" office:value-type="float" office:value="-39.9799999999998" calcext:value-type="float">
            <text:p>-39,9799999999998</text:p>
          </table:table-cell>
          <table:table-cell table:formula="of:=[.O515]+[.N516]*[.$E$2]" office:value-type="float" office:value="423.3011" calcext:value-type="float">
            <text:p>423,3011</text:p>
          </table:table-cell>
          <table:table-cell table:number-columns-repeated="4"/>
        </table:table-row>
        <table:table-row table:style-name="ro1">
          <table:table-cell table:formula="of:=[.A516]+[.$E$2]" office:value-type="float" office:value="5.10999999999994" calcext:value-type="float">
            <text:p>5,10999999999994</text:p>
          </table:table-cell>
          <table:table-cell table:formula="of:=-[.$G$2]*[.A517]^2/2+[.$H$2]*[.A517]+[.$I$2]" office:value-type="float" office:value="423.150710000003" calcext:value-type="float">
            <text:p>423,150710000003</text:p>
          </table:table-cell>
          <table:table-cell table:formula="of:=[.$H$2]-[.$G$2]*[.A517]" office:value-type="float" office:value="-40.0779999999994" calcext:value-type="float">
            <text:p>-40,0779999999994</text:p>
          </table:table-cell>
          <table:table-cell table:number-columns-repeated="9"/>
          <table:table-cell table:formula="of:=[.M516]+[.$E$2]" office:value-type="float" office:value="5.10999999999994" calcext:value-type="float">
            <text:p>5,10999999999994</text:p>
          </table:table-cell>
          <table:table-cell table:formula="of:=[.N516]-[.$G$2]*[.$E$2]" office:value-type="float" office:value="-40.0779999999998" calcext:value-type="float">
            <text:p>-40,0779999999998</text:p>
          </table:table-cell>
          <table:table-cell table:formula="of:=[.O516]+[.N517]*[.$E$2]" office:value-type="float" office:value="422.90032" calcext:value-type="float">
            <text:p>422,90032</text:p>
          </table:table-cell>
          <table:table-cell table:number-columns-repeated="4"/>
        </table:table-row>
        <table:table-row table:style-name="ro1">
          <table:table-cell table:formula="of:=[.A517]+[.$E$2]" office:value-type="float" office:value="5.11999999999994" calcext:value-type="float">
            <text:p>5,11999999999994</text:p>
          </table:table-cell>
          <table:table-cell table:formula="of:=-[.$G$2]*[.A518]^2/2+[.$H$2]*[.A518]+[.$I$2]" office:value-type="float" office:value="422.749440000003" calcext:value-type="float">
            <text:p>422,749440000003</text:p>
          </table:table-cell>
          <table:table-cell table:formula="of:=[.$H$2]-[.$G$2]*[.A518]" office:value-type="float" office:value="-40.1759999999994" calcext:value-type="float">
            <text:p>-40,1759999999994</text:p>
          </table:table-cell>
          <table:table-cell table:number-columns-repeated="9"/>
          <table:table-cell table:formula="of:=[.M517]+[.$E$2]" office:value-type="float" office:value="5.11999999999994" calcext:value-type="float">
            <text:p>5,11999999999994</text:p>
          </table:table-cell>
          <table:table-cell table:formula="of:=[.N517]-[.$G$2]*[.$E$2]" office:value-type="float" office:value="-40.1759999999998" calcext:value-type="float">
            <text:p>-40,1759999999998</text:p>
          </table:table-cell>
          <table:table-cell table:formula="of:=[.O517]+[.N518]*[.$E$2]" office:value-type="float" office:value="422.49856" calcext:value-type="float">
            <text:p>422,49856</text:p>
          </table:table-cell>
          <table:table-cell table:number-columns-repeated="4"/>
        </table:table-row>
        <table:table-row table:style-name="ro1">
          <table:table-cell table:formula="of:=[.A518]+[.$E$2]" office:value-type="float" office:value="5.12999999999994" calcext:value-type="float">
            <text:p>5,12999999999994</text:p>
          </table:table-cell>
          <table:table-cell table:formula="of:=-[.$G$2]*[.A519]^2/2+[.$H$2]*[.A519]+[.$I$2]" office:value-type="float" office:value="422.347190000003" calcext:value-type="float">
            <text:p>422,347190000003</text:p>
          </table:table-cell>
          <table:table-cell table:formula="of:=[.$H$2]-[.$G$2]*[.A519]" office:value-type="float" office:value="-40.2739999999994" calcext:value-type="float">
            <text:p>-40,2739999999994</text:p>
          </table:table-cell>
          <table:table-cell table:number-columns-repeated="9"/>
          <table:table-cell table:formula="of:=[.M518]+[.$E$2]" office:value-type="float" office:value="5.12999999999994" calcext:value-type="float">
            <text:p>5,12999999999994</text:p>
          </table:table-cell>
          <table:table-cell table:formula="of:=[.N518]-[.$G$2]*[.$E$2]" office:value-type="float" office:value="-40.2739999999998" calcext:value-type="float">
            <text:p>-40,2739999999998</text:p>
          </table:table-cell>
          <table:table-cell table:formula="of:=[.O518]+[.N519]*[.$E$2]" office:value-type="float" office:value="422.09582" calcext:value-type="float">
            <text:p>422,09582</text:p>
          </table:table-cell>
          <table:table-cell table:number-columns-repeated="4"/>
        </table:table-row>
        <table:table-row table:style-name="ro1">
          <table:table-cell table:formula="of:=[.A519]+[.$E$2]" office:value-type="float" office:value="5.13999999999994" calcext:value-type="float">
            <text:p>5,13999999999994</text:p>
          </table:table-cell>
          <table:table-cell table:formula="of:=-[.$G$2]*[.A520]^2/2+[.$H$2]*[.A520]+[.$I$2]" office:value-type="float" office:value="421.943960000003" calcext:value-type="float">
            <text:p>421,943960000003</text:p>
          </table:table-cell>
          <table:table-cell table:formula="of:=[.$H$2]-[.$G$2]*[.A520]" office:value-type="float" office:value="-40.3719999999994" calcext:value-type="float">
            <text:p>-40,3719999999994</text:p>
          </table:table-cell>
          <table:table-cell table:number-columns-repeated="9"/>
          <table:table-cell table:formula="of:=[.M519]+[.$E$2]" office:value-type="float" office:value="5.13999999999994" calcext:value-type="float">
            <text:p>5,13999999999994</text:p>
          </table:table-cell>
          <table:table-cell table:formula="of:=[.N519]-[.$G$2]*[.$E$2]" office:value-type="float" office:value="-40.3719999999998" calcext:value-type="float">
            <text:p>-40,3719999999998</text:p>
          </table:table-cell>
          <table:table-cell table:formula="of:=[.O519]+[.N520]*[.$E$2]" office:value-type="float" office:value="421.6921" calcext:value-type="float">
            <text:p>421,6921</text:p>
          </table:table-cell>
          <table:table-cell table:number-columns-repeated="4"/>
        </table:table-row>
        <table:table-row table:style-name="ro1">
          <table:table-cell table:formula="of:=[.A520]+[.$E$2]" office:value-type="float" office:value="5.14999999999993" calcext:value-type="float">
            <text:p>5,14999999999993</text:p>
          </table:table-cell>
          <table:table-cell table:formula="of:=-[.$G$2]*[.A521]^2/2+[.$H$2]*[.A521]+[.$I$2]" office:value-type="float" office:value="421.539750000003" calcext:value-type="float">
            <text:p>421,539750000003</text:p>
          </table:table-cell>
          <table:table-cell table:formula="of:=[.$H$2]-[.$G$2]*[.A521]" office:value-type="float" office:value="-40.4699999999994" calcext:value-type="float">
            <text:p>-40,4699999999994</text:p>
          </table:table-cell>
          <table:table-cell table:number-columns-repeated="9"/>
          <table:table-cell table:formula="of:=[.M520]+[.$E$2]" office:value-type="float" office:value="5.14999999999993" calcext:value-type="float">
            <text:p>5,14999999999993</text:p>
          </table:table-cell>
          <table:table-cell table:formula="of:=[.N520]-[.$G$2]*[.$E$2]" office:value-type="float" office:value="-40.4699999999998" calcext:value-type="float">
            <text:p>-40,4699999999998</text:p>
          </table:table-cell>
          <table:table-cell table:formula="of:=[.O520]+[.N521]*[.$E$2]" office:value-type="float" office:value="421.2874" calcext:value-type="float">
            <text:p>421,2874</text:p>
          </table:table-cell>
          <table:table-cell table:number-columns-repeated="4"/>
        </table:table-row>
        <table:table-row table:style-name="ro1">
          <table:table-cell table:formula="of:=[.A521]+[.$E$2]" office:value-type="float" office:value="5.15999999999993" calcext:value-type="float">
            <text:p>5,15999999999993</text:p>
          </table:table-cell>
          <table:table-cell table:formula="of:=-[.$G$2]*[.A522]^2/2+[.$H$2]*[.A522]+[.$I$2]" office:value-type="float" office:value="421.134560000003" calcext:value-type="float">
            <text:p>421,134560000003</text:p>
          </table:table-cell>
          <table:table-cell table:formula="of:=[.$H$2]-[.$G$2]*[.A522]" office:value-type="float" office:value="-40.5679999999994" calcext:value-type="float">
            <text:p>-40,5679999999994</text:p>
          </table:table-cell>
          <table:table-cell table:number-columns-repeated="9"/>
          <table:table-cell table:formula="of:=[.M521]+[.$E$2]" office:value-type="float" office:value="5.15999999999993" calcext:value-type="float">
            <text:p>5,15999999999993</text:p>
          </table:table-cell>
          <table:table-cell table:formula="of:=[.N521]-[.$G$2]*[.$E$2]" office:value-type="float" office:value="-40.5679999999998" calcext:value-type="float">
            <text:p>-40,5679999999998</text:p>
          </table:table-cell>
          <table:table-cell table:formula="of:=[.O521]+[.N522]*[.$E$2]" office:value-type="float" office:value="420.88172" calcext:value-type="float">
            <text:p>420,88172</text:p>
          </table:table-cell>
          <table:table-cell table:number-columns-repeated="4"/>
        </table:table-row>
        <table:table-row table:style-name="ro1">
          <table:table-cell table:formula="of:=[.A522]+[.$E$2]" office:value-type="float" office:value="5.16999999999993" calcext:value-type="float">
            <text:p>5,16999999999993</text:p>
          </table:table-cell>
          <table:table-cell table:formula="of:=-[.$G$2]*[.A523]^2/2+[.$H$2]*[.A523]+[.$I$2]" office:value-type="float" office:value="420.728390000003" calcext:value-type="float">
            <text:p>420,728390000003</text:p>
          </table:table-cell>
          <table:table-cell table:formula="of:=[.$H$2]-[.$G$2]*[.A523]" office:value-type="float" office:value="-40.6659999999994" calcext:value-type="float">
            <text:p>-40,6659999999994</text:p>
          </table:table-cell>
          <table:table-cell table:number-columns-repeated="9"/>
          <table:table-cell table:formula="of:=[.M522]+[.$E$2]" office:value-type="float" office:value="5.16999999999993" calcext:value-type="float">
            <text:p>5,16999999999993</text:p>
          </table:table-cell>
          <table:table-cell table:formula="of:=[.N522]-[.$G$2]*[.$E$2]" office:value-type="float" office:value="-40.6659999999998" calcext:value-type="float">
            <text:p>-40,6659999999998</text:p>
          </table:table-cell>
          <table:table-cell table:formula="of:=[.O522]+[.N523]*[.$E$2]" office:value-type="float" office:value="420.47506" calcext:value-type="float">
            <text:p>420,47506</text:p>
          </table:table-cell>
          <table:table-cell table:number-columns-repeated="4"/>
        </table:table-row>
        <table:table-row table:style-name="ro1">
          <table:table-cell table:formula="of:=[.A523]+[.$E$2]" office:value-type="float" office:value="5.17999999999993" calcext:value-type="float">
            <text:p>5,17999999999993</text:p>
          </table:table-cell>
          <table:table-cell table:formula="of:=-[.$G$2]*[.A524]^2/2+[.$H$2]*[.A524]+[.$I$2]" office:value-type="float" office:value="420.321240000003" calcext:value-type="float">
            <text:p>420,321240000003</text:p>
          </table:table-cell>
          <table:table-cell table:formula="of:=[.$H$2]-[.$G$2]*[.A524]" office:value-type="float" office:value="-40.7639999999994" calcext:value-type="float">
            <text:p>-40,7639999999994</text:p>
          </table:table-cell>
          <table:table-cell table:number-columns-repeated="9"/>
          <table:table-cell table:formula="of:=[.M523]+[.$E$2]" office:value-type="float" office:value="5.17999999999993" calcext:value-type="float">
            <text:p>5,17999999999993</text:p>
          </table:table-cell>
          <table:table-cell table:formula="of:=[.N523]-[.$G$2]*[.$E$2]" office:value-type="float" office:value="-40.7639999999998" calcext:value-type="float">
            <text:p>-40,7639999999998</text:p>
          </table:table-cell>
          <table:table-cell table:formula="of:=[.O523]+[.N524]*[.$E$2]" office:value-type="float" office:value="420.06742" calcext:value-type="float">
            <text:p>420,06742</text:p>
          </table:table-cell>
          <table:table-cell table:number-columns-repeated="4"/>
        </table:table-row>
        <table:table-row table:style-name="ro1">
          <table:table-cell table:formula="of:=[.A524]+[.$E$2]" office:value-type="float" office:value="5.18999999999993" calcext:value-type="float">
            <text:p>5,18999999999993</text:p>
          </table:table-cell>
          <table:table-cell table:formula="of:=-[.$G$2]*[.A525]^2/2+[.$H$2]*[.A525]+[.$I$2]" office:value-type="float" office:value="419.913110000003" calcext:value-type="float">
            <text:p>419,913110000003</text:p>
          </table:table-cell>
          <table:table-cell table:formula="of:=[.$H$2]-[.$G$2]*[.A525]" office:value-type="float" office:value="-40.8619999999994" calcext:value-type="float">
            <text:p>-40,8619999999994</text:p>
          </table:table-cell>
          <table:table-cell table:number-columns-repeated="9"/>
          <table:table-cell table:formula="of:=[.M524]+[.$E$2]" office:value-type="float" office:value="5.18999999999993" calcext:value-type="float">
            <text:p>5,18999999999993</text:p>
          </table:table-cell>
          <table:table-cell table:formula="of:=[.N524]-[.$G$2]*[.$E$2]" office:value-type="float" office:value="-40.8619999999998" calcext:value-type="float">
            <text:p>-40,8619999999998</text:p>
          </table:table-cell>
          <table:table-cell table:formula="of:=[.O524]+[.N525]*[.$E$2]" office:value-type="float" office:value="419.6588" calcext:value-type="float">
            <text:p>419,6588</text:p>
          </table:table-cell>
          <table:table-cell table:number-columns-repeated="4"/>
        </table:table-row>
        <table:table-row table:style-name="ro1">
          <table:table-cell table:formula="of:=[.A525]+[.$E$2]" office:value-type="float" office:value="5.19999999999993" calcext:value-type="float">
            <text:p>5,19999999999993</text:p>
          </table:table-cell>
          <table:table-cell table:formula="of:=-[.$G$2]*[.A526]^2/2+[.$H$2]*[.A526]+[.$I$2]" office:value-type="float" office:value="419.504000000003" calcext:value-type="float">
            <text:p>419,504000000003</text:p>
          </table:table-cell>
          <table:table-cell table:formula="of:=[.$H$2]-[.$G$2]*[.A526]" office:value-type="float" office:value="-40.9599999999994" calcext:value-type="float">
            <text:p>-40,9599999999994</text:p>
          </table:table-cell>
          <table:table-cell table:number-columns-repeated="9"/>
          <table:table-cell table:formula="of:=[.M525]+[.$E$2]" office:value-type="float" office:value="5.19999999999993" calcext:value-type="float">
            <text:p>5,19999999999993</text:p>
          </table:table-cell>
          <table:table-cell table:formula="of:=[.N525]-[.$G$2]*[.$E$2]" office:value-type="float" office:value="-40.9599999999998" calcext:value-type="float">
            <text:p>-40,9599999999998</text:p>
          </table:table-cell>
          <table:table-cell table:formula="of:=[.O525]+[.N526]*[.$E$2]" office:value-type="float" office:value="419.2492" calcext:value-type="float">
            <text:p>419,2492</text:p>
          </table:table-cell>
          <table:table-cell table:number-columns-repeated="4"/>
        </table:table-row>
        <table:table-row table:style-name="ro1">
          <table:table-cell table:formula="of:=[.A526]+[.$E$2]" office:value-type="float" office:value="5.20999999999993" calcext:value-type="float">
            <text:p>5,20999999999993</text:p>
          </table:table-cell>
          <table:table-cell table:formula="of:=-[.$G$2]*[.A527]^2/2+[.$H$2]*[.A527]+[.$I$2]" office:value-type="float" office:value="419.093910000003" calcext:value-type="float">
            <text:p>419,093910000003</text:p>
          </table:table-cell>
          <table:table-cell table:formula="of:=[.$H$2]-[.$G$2]*[.A527]" office:value-type="float" office:value="-41.0579999999994" calcext:value-type="float">
            <text:p>-41,0579999999994</text:p>
          </table:table-cell>
          <table:table-cell table:number-columns-repeated="9"/>
          <table:table-cell table:formula="of:=[.M526]+[.$E$2]" office:value-type="float" office:value="5.20999999999993" calcext:value-type="float">
            <text:p>5,20999999999993</text:p>
          </table:table-cell>
          <table:table-cell table:formula="of:=[.N526]-[.$G$2]*[.$E$2]" office:value-type="float" office:value="-41.0579999999998" calcext:value-type="float">
            <text:p>-41,0579999999998</text:p>
          </table:table-cell>
          <table:table-cell table:formula="of:=[.O526]+[.N527]*[.$E$2]" office:value-type="float" office:value="418.83862" calcext:value-type="float">
            <text:p>418,83862</text:p>
          </table:table-cell>
          <table:table-cell table:number-columns-repeated="4"/>
        </table:table-row>
        <table:table-row table:style-name="ro1">
          <table:table-cell table:formula="of:=[.A527]+[.$E$2]" office:value-type="float" office:value="5.21999999999993" calcext:value-type="float">
            <text:p>5,21999999999993</text:p>
          </table:table-cell>
          <table:table-cell table:formula="of:=-[.$G$2]*[.A528]^2/2+[.$H$2]*[.A528]+[.$I$2]" office:value-type="float" office:value="418.682840000003" calcext:value-type="float">
            <text:p>418,682840000003</text:p>
          </table:table-cell>
          <table:table-cell table:formula="of:=[.$H$2]-[.$G$2]*[.A528]" office:value-type="float" office:value="-41.1559999999994" calcext:value-type="float">
            <text:p>-41,1559999999994</text:p>
          </table:table-cell>
          <table:table-cell table:number-columns-repeated="9"/>
          <table:table-cell table:formula="of:=[.M527]+[.$E$2]" office:value-type="float" office:value="5.21999999999993" calcext:value-type="float">
            <text:p>5,21999999999993</text:p>
          </table:table-cell>
          <table:table-cell table:formula="of:=[.N527]-[.$G$2]*[.$E$2]" office:value-type="float" office:value="-41.1559999999998" calcext:value-type="float">
            <text:p>-41,1559999999998</text:p>
          </table:table-cell>
          <table:table-cell table:formula="of:=[.O527]+[.N528]*[.$E$2]" office:value-type="float" office:value="418.42706" calcext:value-type="float">
            <text:p>418,42706</text:p>
          </table:table-cell>
          <table:table-cell table:number-columns-repeated="4"/>
        </table:table-row>
        <table:table-row table:style-name="ro1">
          <table:table-cell table:formula="of:=[.A528]+[.$E$2]" office:value-type="float" office:value="5.22999999999993" calcext:value-type="float">
            <text:p>5,22999999999993</text:p>
          </table:table-cell>
          <table:table-cell table:formula="of:=-[.$G$2]*[.A529]^2/2+[.$H$2]*[.A529]+[.$I$2]" office:value-type="float" office:value="418.270790000003" calcext:value-type="float">
            <text:p>418,270790000003</text:p>
          </table:table-cell>
          <table:table-cell table:formula="of:=[.$H$2]-[.$G$2]*[.A529]" office:value-type="float" office:value="-41.2539999999993" calcext:value-type="float">
            <text:p>-41,2539999999993</text:p>
          </table:table-cell>
          <table:table-cell table:number-columns-repeated="9"/>
          <table:table-cell table:formula="of:=[.M528]+[.$E$2]" office:value-type="float" office:value="5.22999999999993" calcext:value-type="float">
            <text:p>5,22999999999993</text:p>
          </table:table-cell>
          <table:table-cell table:formula="of:=[.N528]-[.$G$2]*[.$E$2]" office:value-type="float" office:value="-41.2539999999998" calcext:value-type="float">
            <text:p>-41,2539999999998</text:p>
          </table:table-cell>
          <table:table-cell table:formula="of:=[.O528]+[.N529]*[.$E$2]" office:value-type="float" office:value="418.01452" calcext:value-type="float">
            <text:p>418,01452</text:p>
          </table:table-cell>
          <table:table-cell table:number-columns-repeated="4"/>
        </table:table-row>
        <table:table-row table:style-name="ro1">
          <table:table-cell table:formula="of:=[.A529]+[.$E$2]" office:value-type="float" office:value="5.23999999999993" calcext:value-type="float">
            <text:p>5,23999999999993</text:p>
          </table:table-cell>
          <table:table-cell table:formula="of:=-[.$G$2]*[.A530]^2/2+[.$H$2]*[.A530]+[.$I$2]" office:value-type="float" office:value="417.857760000003" calcext:value-type="float">
            <text:p>417,857760000003</text:p>
          </table:table-cell>
          <table:table-cell table:formula="of:=[.$H$2]-[.$G$2]*[.A530]" office:value-type="float" office:value="-41.3519999999993" calcext:value-type="float">
            <text:p>-41,3519999999993</text:p>
          </table:table-cell>
          <table:table-cell table:number-columns-repeated="9"/>
          <table:table-cell table:formula="of:=[.M529]+[.$E$2]" office:value-type="float" office:value="5.23999999999993" calcext:value-type="float">
            <text:p>5,23999999999993</text:p>
          </table:table-cell>
          <table:table-cell table:formula="of:=[.N529]-[.$G$2]*[.$E$2]" office:value-type="float" office:value="-41.3519999999998" calcext:value-type="float">
            <text:p>-41,3519999999998</text:p>
          </table:table-cell>
          <table:table-cell table:formula="of:=[.O529]+[.N530]*[.$E$2]" office:value-type="float" office:value="417.601" calcext:value-type="float">
            <text:p>417,601</text:p>
          </table:table-cell>
          <table:table-cell table:number-columns-repeated="4"/>
        </table:table-row>
        <table:table-row table:style-name="ro1">
          <table:table-cell table:formula="of:=[.A530]+[.$E$2]" office:value-type="float" office:value="5.24999999999993" calcext:value-type="float">
            <text:p>5,24999999999993</text:p>
          </table:table-cell>
          <table:table-cell table:formula="of:=-[.$G$2]*[.A531]^2/2+[.$H$2]*[.A531]+[.$I$2]" office:value-type="float" office:value="417.443750000003" calcext:value-type="float">
            <text:p>417,443750000003</text:p>
          </table:table-cell>
          <table:table-cell table:formula="of:=[.$H$2]-[.$G$2]*[.A531]" office:value-type="float" office:value="-41.4499999999993" calcext:value-type="float">
            <text:p>-41,4499999999993</text:p>
          </table:table-cell>
          <table:table-cell table:number-columns-repeated="9"/>
          <table:table-cell table:formula="of:=[.M530]+[.$E$2]" office:value-type="float" office:value="5.24999999999993" calcext:value-type="float">
            <text:p>5,24999999999993</text:p>
          </table:table-cell>
          <table:table-cell table:formula="of:=[.N530]-[.$G$2]*[.$E$2]" office:value-type="float" office:value="-41.4499999999998" calcext:value-type="float">
            <text:p>-41,4499999999998</text:p>
          </table:table-cell>
          <table:table-cell table:formula="of:=[.O530]+[.N531]*[.$E$2]" office:value-type="float" office:value="417.1865" calcext:value-type="float">
            <text:p>417,1865</text:p>
          </table:table-cell>
          <table:table-cell table:number-columns-repeated="4"/>
        </table:table-row>
        <table:table-row table:style-name="ro1">
          <table:table-cell table:formula="of:=[.A531]+[.$E$2]" office:value-type="float" office:value="5.25999999999993" calcext:value-type="float">
            <text:p>5,25999999999993</text:p>
          </table:table-cell>
          <table:table-cell table:formula="of:=-[.$G$2]*[.A532]^2/2+[.$H$2]*[.A532]+[.$I$2]" office:value-type="float" office:value="417.028760000003" calcext:value-type="float">
            <text:p>417,028760000003</text:p>
          </table:table-cell>
          <table:table-cell table:formula="of:=[.$H$2]-[.$G$2]*[.A532]" office:value-type="float" office:value="-41.5479999999993" calcext:value-type="float">
            <text:p>-41,5479999999993</text:p>
          </table:table-cell>
          <table:table-cell table:number-columns-repeated="9"/>
          <table:table-cell table:formula="of:=[.M531]+[.$E$2]" office:value-type="float" office:value="5.25999999999993" calcext:value-type="float">
            <text:p>5,25999999999993</text:p>
          </table:table-cell>
          <table:table-cell table:formula="of:=[.N531]-[.$G$2]*[.$E$2]" office:value-type="float" office:value="-41.5479999999998" calcext:value-type="float">
            <text:p>-41,5479999999998</text:p>
          </table:table-cell>
          <table:table-cell table:formula="of:=[.O531]+[.N532]*[.$E$2]" office:value-type="float" office:value="416.77102" calcext:value-type="float">
            <text:p>416,77102</text:p>
          </table:table-cell>
          <table:table-cell table:number-columns-repeated="4"/>
        </table:table-row>
        <table:table-row table:style-name="ro1">
          <table:table-cell table:formula="of:=[.A532]+[.$E$2]" office:value-type="float" office:value="5.26999999999993" calcext:value-type="float">
            <text:p>5,26999999999993</text:p>
          </table:table-cell>
          <table:table-cell table:formula="of:=-[.$G$2]*[.A533]^2/2+[.$H$2]*[.A533]+[.$I$2]" office:value-type="float" office:value="416.612790000003" calcext:value-type="float">
            <text:p>416,612790000003</text:p>
          </table:table-cell>
          <table:table-cell table:formula="of:=[.$H$2]-[.$G$2]*[.A533]" office:value-type="float" office:value="-41.6459999999993" calcext:value-type="float">
            <text:p>-41,6459999999993</text:p>
          </table:table-cell>
          <table:table-cell table:number-columns-repeated="9"/>
          <table:table-cell table:formula="of:=[.M532]+[.$E$2]" office:value-type="float" office:value="5.26999999999993" calcext:value-type="float">
            <text:p>5,26999999999993</text:p>
          </table:table-cell>
          <table:table-cell table:formula="of:=[.N532]-[.$G$2]*[.$E$2]" office:value-type="float" office:value="-41.6459999999998" calcext:value-type="float">
            <text:p>-41,6459999999998</text:p>
          </table:table-cell>
          <table:table-cell table:formula="of:=[.O532]+[.N533]*[.$E$2]" office:value-type="float" office:value="416.35456" calcext:value-type="float">
            <text:p>416,35456</text:p>
          </table:table-cell>
          <table:table-cell table:number-columns-repeated="4"/>
        </table:table-row>
        <table:table-row table:style-name="ro1">
          <table:table-cell table:formula="of:=[.A533]+[.$E$2]" office:value-type="float" office:value="5.27999999999993" calcext:value-type="float">
            <text:p>5,27999999999993</text:p>
          </table:table-cell>
          <table:table-cell table:formula="of:=-[.$G$2]*[.A534]^2/2+[.$H$2]*[.A534]+[.$I$2]" office:value-type="float" office:value="416.195840000003" calcext:value-type="float">
            <text:p>416,195840000003</text:p>
          </table:table-cell>
          <table:table-cell table:formula="of:=[.$H$2]-[.$G$2]*[.A534]" office:value-type="float" office:value="-41.7439999999993" calcext:value-type="float">
            <text:p>-41,7439999999993</text:p>
          </table:table-cell>
          <table:table-cell table:number-columns-repeated="9"/>
          <table:table-cell table:formula="of:=[.M533]+[.$E$2]" office:value-type="float" office:value="5.27999999999993" calcext:value-type="float">
            <text:p>5,27999999999993</text:p>
          </table:table-cell>
          <table:table-cell table:formula="of:=[.N533]-[.$G$2]*[.$E$2]" office:value-type="float" office:value="-41.7439999999998" calcext:value-type="float">
            <text:p>-41,7439999999998</text:p>
          </table:table-cell>
          <table:table-cell table:formula="of:=[.O533]+[.N534]*[.$E$2]" office:value-type="float" office:value="415.93712" calcext:value-type="float">
            <text:p>415,93712</text:p>
          </table:table-cell>
          <table:table-cell table:number-columns-repeated="4"/>
        </table:table-row>
        <table:table-row table:style-name="ro1">
          <table:table-cell table:formula="of:=[.A534]+[.$E$2]" office:value-type="float" office:value="5.28999999999993" calcext:value-type="float">
            <text:p>5,28999999999993</text:p>
          </table:table-cell>
          <table:table-cell table:formula="of:=-[.$G$2]*[.A535]^2/2+[.$H$2]*[.A535]+[.$I$2]" office:value-type="float" office:value="415.777910000003" calcext:value-type="float">
            <text:p>415,777910000003</text:p>
          </table:table-cell>
          <table:table-cell table:formula="of:=[.$H$2]-[.$G$2]*[.A535]" office:value-type="float" office:value="-41.8419999999993" calcext:value-type="float">
            <text:p>-41,8419999999993</text:p>
          </table:table-cell>
          <table:table-cell table:number-columns-repeated="9"/>
          <table:table-cell table:formula="of:=[.M534]+[.$E$2]" office:value-type="float" office:value="5.28999999999993" calcext:value-type="float">
            <text:p>5,28999999999993</text:p>
          </table:table-cell>
          <table:table-cell table:formula="of:=[.N534]-[.$G$2]*[.$E$2]" office:value-type="float" office:value="-41.8419999999998" calcext:value-type="float">
            <text:p>-41,8419999999998</text:p>
          </table:table-cell>
          <table:table-cell table:formula="of:=[.O534]+[.N535]*[.$E$2]" office:value-type="float" office:value="415.5187" calcext:value-type="float">
            <text:p>415,5187</text:p>
          </table:table-cell>
          <table:table-cell table:number-columns-repeated="4"/>
        </table:table-row>
        <table:table-row table:style-name="ro1">
          <table:table-cell table:formula="of:=[.A535]+[.$E$2]" office:value-type="float" office:value="5.29999999999993" calcext:value-type="float">
            <text:p>5,29999999999993</text:p>
          </table:table-cell>
          <table:table-cell table:formula="of:=-[.$G$2]*[.A536]^2/2+[.$H$2]*[.A536]+[.$I$2]" office:value-type="float" office:value="415.359000000003" calcext:value-type="float">
            <text:p>415,359000000003</text:p>
          </table:table-cell>
          <table:table-cell table:formula="of:=[.$H$2]-[.$G$2]*[.A536]" office:value-type="float" office:value="-41.9399999999993" calcext:value-type="float">
            <text:p>-41,9399999999993</text:p>
          </table:table-cell>
          <table:table-cell table:number-columns-repeated="9"/>
          <table:table-cell table:formula="of:=[.M535]+[.$E$2]" office:value-type="float" office:value="5.29999999999993" calcext:value-type="float">
            <text:p>5,29999999999993</text:p>
          </table:table-cell>
          <table:table-cell table:formula="of:=[.N535]-[.$G$2]*[.$E$2]" office:value-type="float" office:value="-41.9399999999998" calcext:value-type="float">
            <text:p>-41,9399999999998</text:p>
          </table:table-cell>
          <table:table-cell table:formula="of:=[.O535]+[.N536]*[.$E$2]" office:value-type="float" office:value="415.0993" calcext:value-type="float">
            <text:p>415,0993</text:p>
          </table:table-cell>
          <table:table-cell table:number-columns-repeated="4"/>
        </table:table-row>
        <table:table-row table:style-name="ro1">
          <table:table-cell table:formula="of:=[.A536]+[.$E$2]" office:value-type="float" office:value="5.30999999999993" calcext:value-type="float">
            <text:p>5,30999999999993</text:p>
          </table:table-cell>
          <table:table-cell table:formula="of:=-[.$G$2]*[.A537]^2/2+[.$H$2]*[.A537]+[.$I$2]" office:value-type="float" office:value="414.939110000003" calcext:value-type="float">
            <text:p>414,939110000003</text:p>
          </table:table-cell>
          <table:table-cell table:formula="of:=[.$H$2]-[.$G$2]*[.A537]" office:value-type="float" office:value="-42.0379999999993" calcext:value-type="float">
            <text:p>-42,0379999999993</text:p>
          </table:table-cell>
          <table:table-cell table:number-columns-repeated="9"/>
          <table:table-cell table:formula="of:=[.M536]+[.$E$2]" office:value-type="float" office:value="5.30999999999993" calcext:value-type="float">
            <text:p>5,30999999999993</text:p>
          </table:table-cell>
          <table:table-cell table:formula="of:=[.N536]-[.$G$2]*[.$E$2]" office:value-type="float" office:value="-42.0379999999998" calcext:value-type="float">
            <text:p>-42,0379999999998</text:p>
          </table:table-cell>
          <table:table-cell table:formula="of:=[.O536]+[.N537]*[.$E$2]" office:value-type="float" office:value="414.67892" calcext:value-type="float">
            <text:p>414,67892</text:p>
          </table:table-cell>
          <table:table-cell table:number-columns-repeated="4"/>
        </table:table-row>
        <table:table-row table:style-name="ro1">
          <table:table-cell table:formula="of:=[.A537]+[.$E$2]" office:value-type="float" office:value="5.31999999999993" calcext:value-type="float">
            <text:p>5,31999999999993</text:p>
          </table:table-cell>
          <table:table-cell table:formula="of:=-[.$G$2]*[.A538]^2/2+[.$H$2]*[.A538]+[.$I$2]" office:value-type="float" office:value="414.518240000003" calcext:value-type="float">
            <text:p>414,518240000003</text:p>
          </table:table-cell>
          <table:table-cell table:formula="of:=[.$H$2]-[.$G$2]*[.A538]" office:value-type="float" office:value="-42.1359999999993" calcext:value-type="float">
            <text:p>-42,1359999999993</text:p>
          </table:table-cell>
          <table:table-cell table:number-columns-repeated="9"/>
          <table:table-cell table:formula="of:=[.M537]+[.$E$2]" office:value-type="float" office:value="5.31999999999993" calcext:value-type="float">
            <text:p>5,31999999999993</text:p>
          </table:table-cell>
          <table:table-cell table:formula="of:=[.N537]-[.$G$2]*[.$E$2]" office:value-type="float" office:value="-42.1359999999998" calcext:value-type="float">
            <text:p>-42,1359999999998</text:p>
          </table:table-cell>
          <table:table-cell table:formula="of:=[.O537]+[.N538]*[.$E$2]" office:value-type="float" office:value="414.25756" calcext:value-type="float">
            <text:p>414,25756</text:p>
          </table:table-cell>
          <table:table-cell table:number-columns-repeated="4"/>
        </table:table-row>
        <table:table-row table:style-name="ro1">
          <table:table-cell table:formula="of:=[.A538]+[.$E$2]" office:value-type="float" office:value="5.32999999999993" calcext:value-type="float">
            <text:p>5,32999999999993</text:p>
          </table:table-cell>
          <table:table-cell table:formula="of:=-[.$G$2]*[.A539]^2/2+[.$H$2]*[.A539]+[.$I$2]" office:value-type="float" office:value="414.096390000003" calcext:value-type="float">
            <text:p>414,096390000003</text:p>
          </table:table-cell>
          <table:table-cell table:formula="of:=[.$H$2]-[.$G$2]*[.A539]" office:value-type="float" office:value="-42.2339999999993" calcext:value-type="float">
            <text:p>-42,2339999999993</text:p>
          </table:table-cell>
          <table:table-cell table:number-columns-repeated="9"/>
          <table:table-cell table:formula="of:=[.M538]+[.$E$2]" office:value-type="float" office:value="5.32999999999993" calcext:value-type="float">
            <text:p>5,32999999999993</text:p>
          </table:table-cell>
          <table:table-cell table:formula="of:=[.N538]-[.$G$2]*[.$E$2]" office:value-type="float" office:value="-42.2339999999998" calcext:value-type="float">
            <text:p>-42,2339999999998</text:p>
          </table:table-cell>
          <table:table-cell table:formula="of:=[.O538]+[.N539]*[.$E$2]" office:value-type="float" office:value="413.83522" calcext:value-type="float">
            <text:p>413,83522</text:p>
          </table:table-cell>
          <table:table-cell table:number-columns-repeated="4"/>
        </table:table-row>
        <table:table-row table:style-name="ro1">
          <table:table-cell table:formula="of:=[.A539]+[.$E$2]" office:value-type="float" office:value="5.33999999999993" calcext:value-type="float">
            <text:p>5,33999999999993</text:p>
          </table:table-cell>
          <table:table-cell table:formula="of:=-[.$G$2]*[.A540]^2/2+[.$H$2]*[.A540]+[.$I$2]" office:value-type="float" office:value="413.673560000003" calcext:value-type="float">
            <text:p>413,673560000003</text:p>
          </table:table-cell>
          <table:table-cell table:formula="of:=[.$H$2]-[.$G$2]*[.A540]" office:value-type="float" office:value="-42.3319999999993" calcext:value-type="float">
            <text:p>-42,3319999999993</text:p>
          </table:table-cell>
          <table:table-cell table:number-columns-repeated="9"/>
          <table:table-cell table:formula="of:=[.M539]+[.$E$2]" office:value-type="float" office:value="5.33999999999993" calcext:value-type="float">
            <text:p>5,33999999999993</text:p>
          </table:table-cell>
          <table:table-cell table:formula="of:=[.N539]-[.$G$2]*[.$E$2]" office:value-type="float" office:value="-42.3319999999998" calcext:value-type="float">
            <text:p>-42,3319999999998</text:p>
          </table:table-cell>
          <table:table-cell table:formula="of:=[.O539]+[.N540]*[.$E$2]" office:value-type="float" office:value="413.4119" calcext:value-type="float">
            <text:p>413,4119</text:p>
          </table:table-cell>
          <table:table-cell table:number-columns-repeated="4"/>
        </table:table-row>
        <table:table-row table:style-name="ro1">
          <table:table-cell table:formula="of:=[.A540]+[.$E$2]" office:value-type="float" office:value="5.34999999999993" calcext:value-type="float">
            <text:p>5,34999999999993</text:p>
          </table:table-cell>
          <table:table-cell table:formula="of:=-[.$G$2]*[.A541]^2/2+[.$H$2]*[.A541]+[.$I$2]" office:value-type="float" office:value="413.249750000003" calcext:value-type="float">
            <text:p>413,249750000003</text:p>
          </table:table-cell>
          <table:table-cell table:formula="of:=[.$H$2]-[.$G$2]*[.A541]" office:value-type="float" office:value="-42.4299999999993" calcext:value-type="float">
            <text:p>-42,4299999999993</text:p>
          </table:table-cell>
          <table:table-cell table:number-columns-repeated="9"/>
          <table:table-cell table:formula="of:=[.M540]+[.$E$2]" office:value-type="float" office:value="5.34999999999993" calcext:value-type="float">
            <text:p>5,34999999999993</text:p>
          </table:table-cell>
          <table:table-cell table:formula="of:=[.N540]-[.$G$2]*[.$E$2]" office:value-type="float" office:value="-42.4299999999998" calcext:value-type="float">
            <text:p>-42,4299999999998</text:p>
          </table:table-cell>
          <table:table-cell table:formula="of:=[.O540]+[.N541]*[.$E$2]" office:value-type="float" office:value="412.9876" calcext:value-type="float">
            <text:p>412,9876</text:p>
          </table:table-cell>
          <table:table-cell table:number-columns-repeated="4"/>
        </table:table-row>
        <table:table-row table:style-name="ro1">
          <table:table-cell table:formula="of:=[.A541]+[.$E$2]" office:value-type="float" office:value="5.35999999999993" calcext:value-type="float">
            <text:p>5,35999999999993</text:p>
          </table:table-cell>
          <table:table-cell table:formula="of:=-[.$G$2]*[.A542]^2/2+[.$H$2]*[.A542]+[.$I$2]" office:value-type="float" office:value="412.824960000003" calcext:value-type="float">
            <text:p>412,824960000003</text:p>
          </table:table-cell>
          <table:table-cell table:formula="of:=[.$H$2]-[.$G$2]*[.A542]" office:value-type="float" office:value="-42.5279999999993" calcext:value-type="float">
            <text:p>-42,5279999999993</text:p>
          </table:table-cell>
          <table:table-cell table:number-columns-repeated="9"/>
          <table:table-cell table:formula="of:=[.M541]+[.$E$2]" office:value-type="float" office:value="5.35999999999993" calcext:value-type="float">
            <text:p>5,35999999999993</text:p>
          </table:table-cell>
          <table:table-cell table:formula="of:=[.N541]-[.$G$2]*[.$E$2]" office:value-type="float" office:value="-42.5279999999998" calcext:value-type="float">
            <text:p>-42,5279999999998</text:p>
          </table:table-cell>
          <table:table-cell table:formula="of:=[.O541]+[.N542]*[.$E$2]" office:value-type="float" office:value="412.56232" calcext:value-type="float">
            <text:p>412,56232</text:p>
          </table:table-cell>
          <table:table-cell table:number-columns-repeated="4"/>
        </table:table-row>
        <table:table-row table:style-name="ro1">
          <table:table-cell table:formula="of:=[.A542]+[.$E$2]" office:value-type="float" office:value="5.36999999999993" calcext:value-type="float">
            <text:p>5,36999999999993</text:p>
          </table:table-cell>
          <table:table-cell table:formula="of:=-[.$G$2]*[.A543]^2/2+[.$H$2]*[.A543]+[.$I$2]" office:value-type="float" office:value="412.399190000003" calcext:value-type="float">
            <text:p>412,399190000003</text:p>
          </table:table-cell>
          <table:table-cell table:formula="of:=[.$H$2]-[.$G$2]*[.A543]" office:value-type="float" office:value="-42.6259999999993" calcext:value-type="float">
            <text:p>-42,6259999999993</text:p>
          </table:table-cell>
          <table:table-cell table:number-columns-repeated="9"/>
          <table:table-cell table:formula="of:=[.M542]+[.$E$2]" office:value-type="float" office:value="5.36999999999993" calcext:value-type="float">
            <text:p>5,36999999999993</text:p>
          </table:table-cell>
          <table:table-cell table:formula="of:=[.N542]-[.$G$2]*[.$E$2]" office:value-type="float" office:value="-42.6259999999998" calcext:value-type="float">
            <text:p>-42,6259999999998</text:p>
          </table:table-cell>
          <table:table-cell table:formula="of:=[.O542]+[.N543]*[.$E$2]" office:value-type="float" office:value="412.13606" calcext:value-type="float">
            <text:p>412,13606</text:p>
          </table:table-cell>
          <table:table-cell table:number-columns-repeated="4"/>
        </table:table-row>
        <table:table-row table:style-name="ro1">
          <table:table-cell table:formula="of:=[.A543]+[.$E$2]" office:value-type="float" office:value="5.37999999999993" calcext:value-type="float">
            <text:p>5,37999999999993</text:p>
          </table:table-cell>
          <table:table-cell table:formula="of:=-[.$G$2]*[.A544]^2/2+[.$H$2]*[.A544]+[.$I$2]" office:value-type="float" office:value="411.972440000003" calcext:value-type="float">
            <text:p>411,972440000003</text:p>
          </table:table-cell>
          <table:table-cell table:formula="of:=[.$H$2]-[.$G$2]*[.A544]" office:value-type="float" office:value="-42.7239999999993" calcext:value-type="float">
            <text:p>-42,7239999999993</text:p>
          </table:table-cell>
          <table:table-cell table:number-columns-repeated="9"/>
          <table:table-cell table:formula="of:=[.M543]+[.$E$2]" office:value-type="float" office:value="5.37999999999993" calcext:value-type="float">
            <text:p>5,37999999999993</text:p>
          </table:table-cell>
          <table:table-cell table:formula="of:=[.N543]-[.$G$2]*[.$E$2]" office:value-type="float" office:value="-42.7239999999998" calcext:value-type="float">
            <text:p>-42,7239999999998</text:p>
          </table:table-cell>
          <table:table-cell table:formula="of:=[.O543]+[.N544]*[.$E$2]" office:value-type="float" office:value="411.70882" calcext:value-type="float">
            <text:p>411,70882</text:p>
          </table:table-cell>
          <table:table-cell table:number-columns-repeated="4"/>
        </table:table-row>
        <table:table-row table:style-name="ro1">
          <table:table-cell table:formula="of:=[.A544]+[.$E$2]" office:value-type="float" office:value="5.38999999999993" calcext:value-type="float">
            <text:p>5,38999999999993</text:p>
          </table:table-cell>
          <table:table-cell table:formula="of:=-[.$G$2]*[.A545]^2/2+[.$H$2]*[.A545]+[.$I$2]" office:value-type="float" office:value="411.544710000003" calcext:value-type="float">
            <text:p>411,544710000003</text:p>
          </table:table-cell>
          <table:table-cell table:formula="of:=[.$H$2]-[.$G$2]*[.A545]" office:value-type="float" office:value="-42.8219999999993" calcext:value-type="float">
            <text:p>-42,8219999999993</text:p>
          </table:table-cell>
          <table:table-cell table:number-columns-repeated="9"/>
          <table:table-cell table:formula="of:=[.M544]+[.$E$2]" office:value-type="float" office:value="5.38999999999993" calcext:value-type="float">
            <text:p>5,38999999999993</text:p>
          </table:table-cell>
          <table:table-cell table:formula="of:=[.N544]-[.$G$2]*[.$E$2]" office:value-type="float" office:value="-42.8219999999998" calcext:value-type="float">
            <text:p>-42,8219999999998</text:p>
          </table:table-cell>
          <table:table-cell table:formula="of:=[.O544]+[.N545]*[.$E$2]" office:value-type="float" office:value="411.2806" calcext:value-type="float">
            <text:p>411,2806</text:p>
          </table:table-cell>
          <table:table-cell table:number-columns-repeated="4"/>
        </table:table-row>
        <table:table-row table:style-name="ro1">
          <table:table-cell table:formula="of:=[.A545]+[.$E$2]" office:value-type="float" office:value="5.39999999999993" calcext:value-type="float">
            <text:p>5,39999999999993</text:p>
          </table:table-cell>
          <table:table-cell table:formula="of:=-[.$G$2]*[.A546]^2/2+[.$H$2]*[.A546]+[.$I$2]" office:value-type="float" office:value="411.116000000003" calcext:value-type="float">
            <text:p>411,116000000003</text:p>
          </table:table-cell>
          <table:table-cell table:formula="of:=[.$H$2]-[.$G$2]*[.A546]" office:value-type="float" office:value="-42.9199999999993" calcext:value-type="float">
            <text:p>-42,9199999999993</text:p>
          </table:table-cell>
          <table:table-cell table:number-columns-repeated="9"/>
          <table:table-cell table:formula="of:=[.M545]+[.$E$2]" office:value-type="float" office:value="5.39999999999993" calcext:value-type="float">
            <text:p>5,39999999999993</text:p>
          </table:table-cell>
          <table:table-cell table:formula="of:=[.N545]-[.$G$2]*[.$E$2]" office:value-type="float" office:value="-42.9199999999998" calcext:value-type="float">
            <text:p>-42,9199999999998</text:p>
          </table:table-cell>
          <table:table-cell table:formula="of:=[.O545]+[.N546]*[.$E$2]" office:value-type="float" office:value="410.8514" calcext:value-type="float">
            <text:p>410,8514</text:p>
          </table:table-cell>
          <table:table-cell table:number-columns-repeated="4"/>
        </table:table-row>
        <table:table-row table:style-name="ro1">
          <table:table-cell table:formula="of:=[.A546]+[.$E$2]" office:value-type="float" office:value="5.40999999999993" calcext:value-type="float">
            <text:p>5,40999999999993</text:p>
          </table:table-cell>
          <table:table-cell table:formula="of:=-[.$G$2]*[.A547]^2/2+[.$H$2]*[.A547]+[.$I$2]" office:value-type="float" office:value="410.686310000003" calcext:value-type="float">
            <text:p>410,686310000003</text:p>
          </table:table-cell>
          <table:table-cell table:formula="of:=[.$H$2]-[.$G$2]*[.A547]" office:value-type="float" office:value="-43.0179999999993" calcext:value-type="float">
            <text:p>-43,0179999999993</text:p>
          </table:table-cell>
          <table:table-cell table:number-columns-repeated="9"/>
          <table:table-cell table:formula="of:=[.M546]+[.$E$2]" office:value-type="float" office:value="5.40999999999993" calcext:value-type="float">
            <text:p>5,40999999999993</text:p>
          </table:table-cell>
          <table:table-cell table:formula="of:=[.N546]-[.$G$2]*[.$E$2]" office:value-type="float" office:value="-43.0179999999998" calcext:value-type="float">
            <text:p>-43,0179999999998</text:p>
          </table:table-cell>
          <table:table-cell table:formula="of:=[.O546]+[.N547]*[.$E$2]" office:value-type="float" office:value="410.42122" calcext:value-type="float">
            <text:p>410,42122</text:p>
          </table:table-cell>
          <table:table-cell table:number-columns-repeated="4"/>
        </table:table-row>
        <table:table-row table:style-name="ro1">
          <table:table-cell table:formula="of:=[.A547]+[.$E$2]" office:value-type="float" office:value="5.41999999999993" calcext:value-type="float">
            <text:p>5,41999999999993</text:p>
          </table:table-cell>
          <table:table-cell table:formula="of:=-[.$G$2]*[.A548]^2/2+[.$H$2]*[.A548]+[.$I$2]" office:value-type="float" office:value="410.255640000003" calcext:value-type="float">
            <text:p>410,255640000003</text:p>
          </table:table-cell>
          <table:table-cell table:formula="of:=[.$H$2]-[.$G$2]*[.A548]" office:value-type="float" office:value="-43.1159999999993" calcext:value-type="float">
            <text:p>-43,1159999999993</text:p>
          </table:table-cell>
          <table:table-cell table:number-columns-repeated="9"/>
          <table:table-cell table:formula="of:=[.M547]+[.$E$2]" office:value-type="float" office:value="5.41999999999993" calcext:value-type="float">
            <text:p>5,41999999999993</text:p>
          </table:table-cell>
          <table:table-cell table:formula="of:=[.N547]-[.$G$2]*[.$E$2]" office:value-type="float" office:value="-43.1159999999998" calcext:value-type="float">
            <text:p>-43,1159999999998</text:p>
          </table:table-cell>
          <table:table-cell table:formula="of:=[.O547]+[.N548]*[.$E$2]" office:value-type="float" office:value="409.99006" calcext:value-type="float">
            <text:p>409,99006</text:p>
          </table:table-cell>
          <table:table-cell table:number-columns-repeated="4"/>
        </table:table-row>
        <table:table-row table:style-name="ro1">
          <table:table-cell table:formula="of:=[.A548]+[.$E$2]" office:value-type="float" office:value="5.42999999999993" calcext:value-type="float">
            <text:p>5,42999999999993</text:p>
          </table:table-cell>
          <table:table-cell table:formula="of:=-[.$G$2]*[.A549]^2/2+[.$H$2]*[.A549]+[.$I$2]" office:value-type="float" office:value="409.823990000003" calcext:value-type="float">
            <text:p>409,823990000003</text:p>
          </table:table-cell>
          <table:table-cell table:formula="of:=[.$H$2]-[.$G$2]*[.A549]" office:value-type="float" office:value="-43.2139999999993" calcext:value-type="float">
            <text:p>-43,2139999999993</text:p>
          </table:table-cell>
          <table:table-cell table:number-columns-repeated="9"/>
          <table:table-cell table:formula="of:=[.M548]+[.$E$2]" office:value-type="float" office:value="5.42999999999993" calcext:value-type="float">
            <text:p>5,42999999999993</text:p>
          </table:table-cell>
          <table:table-cell table:formula="of:=[.N548]-[.$G$2]*[.$E$2]" office:value-type="float" office:value="-43.2139999999998" calcext:value-type="float">
            <text:p>-43,2139999999998</text:p>
          </table:table-cell>
          <table:table-cell table:formula="of:=[.O548]+[.N549]*[.$E$2]" office:value-type="float" office:value="409.55792" calcext:value-type="float">
            <text:p>409,55792</text:p>
          </table:table-cell>
          <table:table-cell table:number-columns-repeated="4"/>
        </table:table-row>
        <table:table-row table:style-name="ro1">
          <table:table-cell table:formula="of:=[.A549]+[.$E$2]" office:value-type="float" office:value="5.43999999999993" calcext:value-type="float">
            <text:p>5,43999999999993</text:p>
          </table:table-cell>
          <table:table-cell table:formula="of:=-[.$G$2]*[.A550]^2/2+[.$H$2]*[.A550]+[.$I$2]" office:value-type="float" office:value="409.391360000003" calcext:value-type="float">
            <text:p>409,391360000003</text:p>
          </table:table-cell>
          <table:table-cell table:formula="of:=[.$H$2]-[.$G$2]*[.A550]" office:value-type="float" office:value="-43.3119999999993" calcext:value-type="float">
            <text:p>-43,3119999999993</text:p>
          </table:table-cell>
          <table:table-cell table:number-columns-repeated="9"/>
          <table:table-cell table:formula="of:=[.M549]+[.$E$2]" office:value-type="float" office:value="5.43999999999993" calcext:value-type="float">
            <text:p>5,43999999999993</text:p>
          </table:table-cell>
          <table:table-cell table:formula="of:=[.N549]-[.$G$2]*[.$E$2]" office:value-type="float" office:value="-43.3119999999998" calcext:value-type="float">
            <text:p>-43,3119999999998</text:p>
          </table:table-cell>
          <table:table-cell table:formula="of:=[.O549]+[.N550]*[.$E$2]" office:value-type="float" office:value="409.1248" calcext:value-type="float">
            <text:p>409,1248</text:p>
          </table:table-cell>
          <table:table-cell table:number-columns-repeated="4"/>
        </table:table-row>
        <table:table-row table:style-name="ro1">
          <table:table-cell table:formula="of:=[.A550]+[.$E$2]" office:value-type="float" office:value="5.44999999999993" calcext:value-type="float">
            <text:p>5,44999999999993</text:p>
          </table:table-cell>
          <table:table-cell table:formula="of:=-[.$G$2]*[.A551]^2/2+[.$H$2]*[.A551]+[.$I$2]" office:value-type="float" office:value="408.957750000003" calcext:value-type="float">
            <text:p>408,957750000003</text:p>
          </table:table-cell>
          <table:table-cell table:formula="of:=[.$H$2]-[.$G$2]*[.A551]" office:value-type="float" office:value="-43.4099999999993" calcext:value-type="float">
            <text:p>-43,4099999999993</text:p>
          </table:table-cell>
          <table:table-cell table:number-columns-repeated="9"/>
          <table:table-cell table:formula="of:=[.M550]+[.$E$2]" office:value-type="float" office:value="5.44999999999993" calcext:value-type="float">
            <text:p>5,44999999999993</text:p>
          </table:table-cell>
          <table:table-cell table:formula="of:=[.N550]-[.$G$2]*[.$E$2]" office:value-type="float" office:value="-43.4099999999998" calcext:value-type="float">
            <text:p>-43,4099999999998</text:p>
          </table:table-cell>
          <table:table-cell table:formula="of:=[.O550]+[.N551]*[.$E$2]" office:value-type="float" office:value="408.6907" calcext:value-type="float">
            <text:p>408,6907</text:p>
          </table:table-cell>
          <table:table-cell table:number-columns-repeated="4"/>
        </table:table-row>
        <table:table-row table:style-name="ro1">
          <table:table-cell table:formula="of:=[.A551]+[.$E$2]" office:value-type="float" office:value="5.45999999999993" calcext:value-type="float">
            <text:p>5,45999999999993</text:p>
          </table:table-cell>
          <table:table-cell table:formula="of:=-[.$G$2]*[.A552]^2/2+[.$H$2]*[.A552]+[.$I$2]" office:value-type="float" office:value="408.523160000003" calcext:value-type="float">
            <text:p>408,523160000003</text:p>
          </table:table-cell>
          <table:table-cell table:formula="of:=[.$H$2]-[.$G$2]*[.A552]" office:value-type="float" office:value="-43.5079999999993" calcext:value-type="float">
            <text:p>-43,5079999999993</text:p>
          </table:table-cell>
          <table:table-cell table:number-columns-repeated="9"/>
          <table:table-cell table:formula="of:=[.M551]+[.$E$2]" office:value-type="float" office:value="5.45999999999993" calcext:value-type="float">
            <text:p>5,45999999999993</text:p>
          </table:table-cell>
          <table:table-cell table:formula="of:=[.N551]-[.$G$2]*[.$E$2]" office:value-type="float" office:value="-43.5079999999998" calcext:value-type="float">
            <text:p>-43,5079999999998</text:p>
          </table:table-cell>
          <table:table-cell table:formula="of:=[.O551]+[.N552]*[.$E$2]" office:value-type="float" office:value="408.25562" calcext:value-type="float">
            <text:p>408,25562</text:p>
          </table:table-cell>
          <table:table-cell table:number-columns-repeated="4"/>
        </table:table-row>
        <table:table-row table:style-name="ro1">
          <table:table-cell table:formula="of:=[.A552]+[.$E$2]" office:value-type="float" office:value="5.46999999999993" calcext:value-type="float">
            <text:p>5,46999999999993</text:p>
          </table:table-cell>
          <table:table-cell table:formula="of:=-[.$G$2]*[.A553]^2/2+[.$H$2]*[.A553]+[.$I$2]" office:value-type="float" office:value="408.087590000003" calcext:value-type="float">
            <text:p>408,087590000003</text:p>
          </table:table-cell>
          <table:table-cell table:formula="of:=[.$H$2]-[.$G$2]*[.A553]" office:value-type="float" office:value="-43.6059999999993" calcext:value-type="float">
            <text:p>-43,6059999999993</text:p>
          </table:table-cell>
          <table:table-cell table:number-columns-repeated="9"/>
          <table:table-cell table:formula="of:=[.M552]+[.$E$2]" office:value-type="float" office:value="5.46999999999993" calcext:value-type="float">
            <text:p>5,46999999999993</text:p>
          </table:table-cell>
          <table:table-cell table:formula="of:=[.N552]-[.$G$2]*[.$E$2]" office:value-type="float" office:value="-43.6059999999998" calcext:value-type="float">
            <text:p>-43,6059999999998</text:p>
          </table:table-cell>
          <table:table-cell table:formula="of:=[.O552]+[.N553]*[.$E$2]" office:value-type="float" office:value="407.81956" calcext:value-type="float">
            <text:p>407,81956</text:p>
          </table:table-cell>
          <table:table-cell table:number-columns-repeated="4"/>
        </table:table-row>
        <table:table-row table:style-name="ro1">
          <table:table-cell table:formula="of:=[.A553]+[.$E$2]" office:value-type="float" office:value="5.47999999999993" calcext:value-type="float">
            <text:p>5,47999999999993</text:p>
          </table:table-cell>
          <table:table-cell table:formula="of:=-[.$G$2]*[.A554]^2/2+[.$H$2]*[.A554]+[.$I$2]" office:value-type="float" office:value="407.651040000003" calcext:value-type="float">
            <text:p>407,651040000003</text:p>
          </table:table-cell>
          <table:table-cell table:formula="of:=[.$H$2]-[.$G$2]*[.A554]" office:value-type="float" office:value="-43.7039999999993" calcext:value-type="float">
            <text:p>-43,7039999999993</text:p>
          </table:table-cell>
          <table:table-cell table:number-columns-repeated="9"/>
          <table:table-cell table:formula="of:=[.M553]+[.$E$2]" office:value-type="float" office:value="5.47999999999993" calcext:value-type="float">
            <text:p>5,47999999999993</text:p>
          </table:table-cell>
          <table:table-cell table:formula="of:=[.N553]-[.$G$2]*[.$E$2]" office:value-type="float" office:value="-43.7039999999998" calcext:value-type="float">
            <text:p>-43,7039999999998</text:p>
          </table:table-cell>
          <table:table-cell table:formula="of:=[.O553]+[.N554]*[.$E$2]" office:value-type="float" office:value="407.38252" calcext:value-type="float">
            <text:p>407,38252</text:p>
          </table:table-cell>
          <table:table-cell table:number-columns-repeated="4"/>
        </table:table-row>
        <table:table-row table:style-name="ro1">
          <table:table-cell table:formula="of:=[.A554]+[.$E$2]" office:value-type="float" office:value="5.48999999999993" calcext:value-type="float">
            <text:p>5,48999999999993</text:p>
          </table:table-cell>
          <table:table-cell table:formula="of:=-[.$G$2]*[.A555]^2/2+[.$H$2]*[.A555]+[.$I$2]" office:value-type="float" office:value="407.213510000003" calcext:value-type="float">
            <text:p>407,213510000003</text:p>
          </table:table-cell>
          <table:table-cell table:formula="of:=[.$H$2]-[.$G$2]*[.A555]" office:value-type="float" office:value="-43.8019999999993" calcext:value-type="float">
            <text:p>-43,8019999999993</text:p>
          </table:table-cell>
          <table:table-cell table:number-columns-repeated="9"/>
          <table:table-cell table:formula="of:=[.M554]+[.$E$2]" office:value-type="float" office:value="5.48999999999993" calcext:value-type="float">
            <text:p>5,48999999999993</text:p>
          </table:table-cell>
          <table:table-cell table:formula="of:=[.N554]-[.$G$2]*[.$E$2]" office:value-type="float" office:value="-43.8019999999998" calcext:value-type="float">
            <text:p>-43,8019999999998</text:p>
          </table:table-cell>
          <table:table-cell table:formula="of:=[.O554]+[.N555]*[.$E$2]" office:value-type="float" office:value="406.9445" calcext:value-type="float">
            <text:p>406,9445</text:p>
          </table:table-cell>
          <table:table-cell table:number-columns-repeated="4"/>
        </table:table-row>
        <table:table-row table:style-name="ro1">
          <table:table-cell table:formula="of:=[.A555]+[.$E$2]" office:value-type="float" office:value="5.49999999999993" calcext:value-type="float">
            <text:p>5,49999999999993</text:p>
          </table:table-cell>
          <table:table-cell table:formula="of:=-[.$G$2]*[.A556]^2/2+[.$H$2]*[.A556]+[.$I$2]" office:value-type="float" office:value="406.775000000003" calcext:value-type="float">
            <text:p>406,775000000003</text:p>
          </table:table-cell>
          <table:table-cell table:formula="of:=[.$H$2]-[.$G$2]*[.A556]" office:value-type="float" office:value="-43.8999999999993" calcext:value-type="float">
            <text:p>-43,8999999999993</text:p>
          </table:table-cell>
          <table:table-cell table:number-columns-repeated="9"/>
          <table:table-cell table:formula="of:=[.M555]+[.$E$2]" office:value-type="float" office:value="5.49999999999993" calcext:value-type="float">
            <text:p>5,49999999999993</text:p>
          </table:table-cell>
          <table:table-cell table:formula="of:=[.N555]-[.$G$2]*[.$E$2]" office:value-type="float" office:value="-43.8999999999998" calcext:value-type="float">
            <text:p>-43,8999999999998</text:p>
          </table:table-cell>
          <table:table-cell table:formula="of:=[.O555]+[.N556]*[.$E$2]" office:value-type="float" office:value="406.5055" calcext:value-type="float">
            <text:p>406,5055</text:p>
          </table:table-cell>
          <table:table-cell table:number-columns-repeated="4"/>
        </table:table-row>
        <table:table-row table:style-name="ro1">
          <table:table-cell table:formula="of:=[.A556]+[.$E$2]" office:value-type="float" office:value="5.50999999999993" calcext:value-type="float">
            <text:p>5,50999999999993</text:p>
          </table:table-cell>
          <table:table-cell table:formula="of:=-[.$G$2]*[.A557]^2/2+[.$H$2]*[.A557]+[.$I$2]" office:value-type="float" office:value="406.335510000003" calcext:value-type="float">
            <text:p>406,335510000003</text:p>
          </table:table-cell>
          <table:table-cell table:formula="of:=[.$H$2]-[.$G$2]*[.A557]" office:value-type="float" office:value="-43.9979999999993" calcext:value-type="float">
            <text:p>-43,9979999999993</text:p>
          </table:table-cell>
          <table:table-cell table:number-columns-repeated="9"/>
          <table:table-cell table:formula="of:=[.M556]+[.$E$2]" office:value-type="float" office:value="5.50999999999993" calcext:value-type="float">
            <text:p>5,50999999999993</text:p>
          </table:table-cell>
          <table:table-cell table:formula="of:=[.N556]-[.$G$2]*[.$E$2]" office:value-type="float" office:value="-43.9979999999998" calcext:value-type="float">
            <text:p>-43,9979999999998</text:p>
          </table:table-cell>
          <table:table-cell table:formula="of:=[.O556]+[.N557]*[.$E$2]" office:value-type="float" office:value="406.06552" calcext:value-type="float">
            <text:p>406,06552</text:p>
          </table:table-cell>
          <table:table-cell table:number-columns-repeated="4"/>
        </table:table-row>
        <table:table-row table:style-name="ro1">
          <table:table-cell table:formula="of:=[.A557]+[.$E$2]" office:value-type="float" office:value="5.51999999999993" calcext:value-type="float">
            <text:p>5,51999999999993</text:p>
          </table:table-cell>
          <table:table-cell table:formula="of:=-[.$G$2]*[.A558]^2/2+[.$H$2]*[.A558]+[.$I$2]" office:value-type="float" office:value="405.895040000003" calcext:value-type="float">
            <text:p>405,895040000003</text:p>
          </table:table-cell>
          <table:table-cell table:formula="of:=[.$H$2]-[.$G$2]*[.A558]" office:value-type="float" office:value="-44.0959999999993" calcext:value-type="float">
            <text:p>-44,0959999999993</text:p>
          </table:table-cell>
          <table:table-cell table:number-columns-repeated="9"/>
          <table:table-cell table:formula="of:=[.M557]+[.$E$2]" office:value-type="float" office:value="5.51999999999993" calcext:value-type="float">
            <text:p>5,51999999999993</text:p>
          </table:table-cell>
          <table:table-cell table:formula="of:=[.N557]-[.$G$2]*[.$E$2]" office:value-type="float" office:value="-44.0959999999998" calcext:value-type="float">
            <text:p>-44,0959999999998</text:p>
          </table:table-cell>
          <table:table-cell table:formula="of:=[.O557]+[.N558]*[.$E$2]" office:value-type="float" office:value="405.62456" calcext:value-type="float">
            <text:p>405,62456</text:p>
          </table:table-cell>
          <table:table-cell table:number-columns-repeated="4"/>
        </table:table-row>
        <table:table-row table:style-name="ro1">
          <table:table-cell table:formula="of:=[.A558]+[.$E$2]" office:value-type="float" office:value="5.52999999999993" calcext:value-type="float">
            <text:p>5,52999999999993</text:p>
          </table:table-cell>
          <table:table-cell table:formula="of:=-[.$G$2]*[.A559]^2/2+[.$H$2]*[.A559]+[.$I$2]" office:value-type="float" office:value="405.453590000003" calcext:value-type="float">
            <text:p>405,453590000003</text:p>
          </table:table-cell>
          <table:table-cell table:formula="of:=[.$H$2]-[.$G$2]*[.A559]" office:value-type="float" office:value="-44.1939999999993" calcext:value-type="float">
            <text:p>-44,1939999999993</text:p>
          </table:table-cell>
          <table:table-cell table:number-columns-repeated="9"/>
          <table:table-cell table:formula="of:=[.M558]+[.$E$2]" office:value-type="float" office:value="5.52999999999993" calcext:value-type="float">
            <text:p>5,52999999999993</text:p>
          </table:table-cell>
          <table:table-cell table:formula="of:=[.N558]-[.$G$2]*[.$E$2]" office:value-type="float" office:value="-44.1939999999998" calcext:value-type="float">
            <text:p>-44,1939999999998</text:p>
          </table:table-cell>
          <table:table-cell table:formula="of:=[.O558]+[.N559]*[.$E$2]" office:value-type="float" office:value="405.18262" calcext:value-type="float">
            <text:p>405,18262</text:p>
          </table:table-cell>
          <table:table-cell table:number-columns-repeated="4"/>
        </table:table-row>
        <table:table-row table:style-name="ro1">
          <table:table-cell table:formula="of:=[.A559]+[.$E$2]" office:value-type="float" office:value="5.53999999999993" calcext:value-type="float">
            <text:p>5,53999999999993</text:p>
          </table:table-cell>
          <table:table-cell table:formula="of:=-[.$G$2]*[.A560]^2/2+[.$H$2]*[.A560]+[.$I$2]" office:value-type="float" office:value="405.011160000003" calcext:value-type="float">
            <text:p>405,011160000003</text:p>
          </table:table-cell>
          <table:table-cell table:formula="of:=[.$H$2]-[.$G$2]*[.A560]" office:value-type="float" office:value="-44.2919999999993" calcext:value-type="float">
            <text:p>-44,2919999999993</text:p>
          </table:table-cell>
          <table:table-cell table:number-columns-repeated="9"/>
          <table:table-cell table:formula="of:=[.M559]+[.$E$2]" office:value-type="float" office:value="5.53999999999993" calcext:value-type="float">
            <text:p>5,53999999999993</text:p>
          </table:table-cell>
          <table:table-cell table:formula="of:=[.N559]-[.$G$2]*[.$E$2]" office:value-type="float" office:value="-44.2919999999998" calcext:value-type="float">
            <text:p>-44,2919999999998</text:p>
          </table:table-cell>
          <table:table-cell table:formula="of:=[.O559]+[.N560]*[.$E$2]" office:value-type="float" office:value="404.7397" calcext:value-type="float">
            <text:p>404,7397</text:p>
          </table:table-cell>
          <table:table-cell table:number-columns-repeated="4"/>
        </table:table-row>
        <table:table-row table:style-name="ro1">
          <table:table-cell table:formula="of:=[.A560]+[.$E$2]" office:value-type="float" office:value="5.54999999999993" calcext:value-type="float">
            <text:p>5,54999999999993</text:p>
          </table:table-cell>
          <table:table-cell table:formula="of:=-[.$G$2]*[.A561]^2/2+[.$H$2]*[.A561]+[.$I$2]" office:value-type="float" office:value="404.567750000003" calcext:value-type="float">
            <text:p>404,567750000003</text:p>
          </table:table-cell>
          <table:table-cell table:formula="of:=[.$H$2]-[.$G$2]*[.A561]" office:value-type="float" office:value="-44.3899999999993" calcext:value-type="float">
            <text:p>-44,3899999999993</text:p>
          </table:table-cell>
          <table:table-cell table:number-columns-repeated="9"/>
          <table:table-cell table:formula="of:=[.M560]+[.$E$2]" office:value-type="float" office:value="5.54999999999993" calcext:value-type="float">
            <text:p>5,54999999999993</text:p>
          </table:table-cell>
          <table:table-cell table:formula="of:=[.N560]-[.$G$2]*[.$E$2]" office:value-type="float" office:value="-44.3899999999998" calcext:value-type="float">
            <text:p>-44,3899999999998</text:p>
          </table:table-cell>
          <table:table-cell table:formula="of:=[.O560]+[.N561]*[.$E$2]" office:value-type="float" office:value="404.2958" calcext:value-type="float">
            <text:p>404,2958</text:p>
          </table:table-cell>
          <table:table-cell table:number-columns-repeated="4"/>
        </table:table-row>
        <table:table-row table:style-name="ro1">
          <table:table-cell table:formula="of:=[.A561]+[.$E$2]" office:value-type="float" office:value="5.55999999999993" calcext:value-type="float">
            <text:p>5,55999999999993</text:p>
          </table:table-cell>
          <table:table-cell table:formula="of:=-[.$G$2]*[.A562]^2/2+[.$H$2]*[.A562]+[.$I$2]" office:value-type="float" office:value="404.123360000003" calcext:value-type="float">
            <text:p>404,123360000003</text:p>
          </table:table-cell>
          <table:table-cell table:formula="of:=[.$H$2]-[.$G$2]*[.A562]" office:value-type="float" office:value="-44.4879999999993" calcext:value-type="float">
            <text:p>-44,4879999999993</text:p>
          </table:table-cell>
          <table:table-cell table:number-columns-repeated="9"/>
          <table:table-cell table:formula="of:=[.M561]+[.$E$2]" office:value-type="float" office:value="5.55999999999993" calcext:value-type="float">
            <text:p>5,55999999999993</text:p>
          </table:table-cell>
          <table:table-cell table:formula="of:=[.N561]-[.$G$2]*[.$E$2]" office:value-type="float" office:value="-44.4879999999998" calcext:value-type="float">
            <text:p>-44,4879999999998</text:p>
          </table:table-cell>
          <table:table-cell table:formula="of:=[.O561]+[.N562]*[.$E$2]" office:value-type="float" office:value="403.85092" calcext:value-type="float">
            <text:p>403,85092</text:p>
          </table:table-cell>
          <table:table-cell table:number-columns-repeated="4"/>
        </table:table-row>
        <table:table-row table:style-name="ro1">
          <table:table-cell table:formula="of:=[.A562]+[.$E$2]" office:value-type="float" office:value="5.56999999999993" calcext:value-type="float">
            <text:p>5,56999999999993</text:p>
          </table:table-cell>
          <table:table-cell table:formula="of:=-[.$G$2]*[.A563]^2/2+[.$H$2]*[.A563]+[.$I$2]" office:value-type="float" office:value="403.677990000003" calcext:value-type="float">
            <text:p>403,677990000003</text:p>
          </table:table-cell>
          <table:table-cell table:formula="of:=[.$H$2]-[.$G$2]*[.A563]" office:value-type="float" office:value="-44.5859999999993" calcext:value-type="float">
            <text:p>-44,5859999999993</text:p>
          </table:table-cell>
          <table:table-cell table:number-columns-repeated="9"/>
          <table:table-cell table:formula="of:=[.M562]+[.$E$2]" office:value-type="float" office:value="5.56999999999993" calcext:value-type="float">
            <text:p>5,56999999999993</text:p>
          </table:table-cell>
          <table:table-cell table:formula="of:=[.N562]-[.$G$2]*[.$E$2]" office:value-type="float" office:value="-44.5859999999998" calcext:value-type="float">
            <text:p>-44,5859999999998</text:p>
          </table:table-cell>
          <table:table-cell table:formula="of:=[.O562]+[.N563]*[.$E$2]" office:value-type="float" office:value="403.40506" calcext:value-type="float">
            <text:p>403,40506</text:p>
          </table:table-cell>
          <table:table-cell table:number-columns-repeated="4"/>
        </table:table-row>
        <table:table-row table:style-name="ro1">
          <table:table-cell table:formula="of:=[.A563]+[.$E$2]" office:value-type="float" office:value="5.57999999999993" calcext:value-type="float">
            <text:p>5,57999999999993</text:p>
          </table:table-cell>
          <table:table-cell table:formula="of:=-[.$G$2]*[.A564]^2/2+[.$H$2]*[.A564]+[.$I$2]" office:value-type="float" office:value="403.231640000003" calcext:value-type="float">
            <text:p>403,231640000003</text:p>
          </table:table-cell>
          <table:table-cell table:formula="of:=[.$H$2]-[.$G$2]*[.A564]" office:value-type="float" office:value="-44.6839999999993" calcext:value-type="float">
            <text:p>-44,6839999999993</text:p>
          </table:table-cell>
          <table:table-cell table:number-columns-repeated="9"/>
          <table:table-cell table:formula="of:=[.M563]+[.$E$2]" office:value-type="float" office:value="5.57999999999993" calcext:value-type="float">
            <text:p>5,57999999999993</text:p>
          </table:table-cell>
          <table:table-cell table:formula="of:=[.N563]-[.$G$2]*[.$E$2]" office:value-type="float" office:value="-44.6839999999998" calcext:value-type="float">
            <text:p>-44,6839999999998</text:p>
          </table:table-cell>
          <table:table-cell table:formula="of:=[.O563]+[.N564]*[.$E$2]" office:value-type="float" office:value="402.95822" calcext:value-type="float">
            <text:p>402,95822</text:p>
          </table:table-cell>
          <table:table-cell table:number-columns-repeated="4"/>
        </table:table-row>
        <table:table-row table:style-name="ro1">
          <table:table-cell table:formula="of:=[.A564]+[.$E$2]" office:value-type="float" office:value="5.58999999999993" calcext:value-type="float">
            <text:p>5,58999999999993</text:p>
          </table:table-cell>
          <table:table-cell table:formula="of:=-[.$G$2]*[.A565]^2/2+[.$H$2]*[.A565]+[.$I$2]" office:value-type="float" office:value="402.784310000003" calcext:value-type="float">
            <text:p>402,784310000003</text:p>
          </table:table-cell>
          <table:table-cell table:formula="of:=[.$H$2]-[.$G$2]*[.A565]" office:value-type="float" office:value="-44.7819999999993" calcext:value-type="float">
            <text:p>-44,7819999999993</text:p>
          </table:table-cell>
          <table:table-cell table:number-columns-repeated="9"/>
          <table:table-cell table:formula="of:=[.M564]+[.$E$2]" office:value-type="float" office:value="5.58999999999993" calcext:value-type="float">
            <text:p>5,58999999999993</text:p>
          </table:table-cell>
          <table:table-cell table:formula="of:=[.N564]-[.$G$2]*[.$E$2]" office:value-type="float" office:value="-44.7819999999998" calcext:value-type="float">
            <text:p>-44,7819999999998</text:p>
          </table:table-cell>
          <table:table-cell table:formula="of:=[.O564]+[.N565]*[.$E$2]" office:value-type="float" office:value="402.5104" calcext:value-type="float">
            <text:p>402,5104</text:p>
          </table:table-cell>
          <table:table-cell table:number-columns-repeated="4"/>
        </table:table-row>
        <table:table-row table:style-name="ro1">
          <table:table-cell table:formula="of:=[.A565]+[.$E$2]" office:value-type="float" office:value="5.59999999999993" calcext:value-type="float">
            <text:p>5,59999999999993</text:p>
          </table:table-cell>
          <table:table-cell table:formula="of:=-[.$G$2]*[.A566]^2/2+[.$H$2]*[.A566]+[.$I$2]" office:value-type="float" office:value="402.336000000003" calcext:value-type="float">
            <text:p>402,336000000003</text:p>
          </table:table-cell>
          <table:table-cell table:formula="of:=[.$H$2]-[.$G$2]*[.A566]" office:value-type="float" office:value="-44.8799999999993" calcext:value-type="float">
            <text:p>-44,8799999999993</text:p>
          </table:table-cell>
          <table:table-cell table:number-columns-repeated="9"/>
          <table:table-cell table:formula="of:=[.M565]+[.$E$2]" office:value-type="float" office:value="5.59999999999993" calcext:value-type="float">
            <text:p>5,59999999999993</text:p>
          </table:table-cell>
          <table:table-cell table:formula="of:=[.N565]-[.$G$2]*[.$E$2]" office:value-type="float" office:value="-44.8799999999998" calcext:value-type="float">
            <text:p>-44,8799999999998</text:p>
          </table:table-cell>
          <table:table-cell table:formula="of:=[.O565]+[.N566]*[.$E$2]" office:value-type="float" office:value="402.0616" calcext:value-type="float">
            <text:p>402,0616</text:p>
          </table:table-cell>
          <table:table-cell table:number-columns-repeated="4"/>
        </table:table-row>
        <table:table-row table:style-name="ro1">
          <table:table-cell table:formula="of:=[.A566]+[.$E$2]" office:value-type="float" office:value="5.60999999999993" calcext:value-type="float">
            <text:p>5,60999999999993</text:p>
          </table:table-cell>
          <table:table-cell table:formula="of:=-[.$G$2]*[.A567]^2/2+[.$H$2]*[.A567]+[.$I$2]" office:value-type="float" office:value="401.886710000003" calcext:value-type="float">
            <text:p>401,886710000003</text:p>
          </table:table-cell>
          <table:table-cell table:formula="of:=[.$H$2]-[.$G$2]*[.A567]" office:value-type="float" office:value="-44.9779999999993" calcext:value-type="float">
            <text:p>-44,9779999999993</text:p>
          </table:table-cell>
          <table:table-cell table:number-columns-repeated="9"/>
          <table:table-cell table:formula="of:=[.M566]+[.$E$2]" office:value-type="float" office:value="5.60999999999993" calcext:value-type="float">
            <text:p>5,60999999999993</text:p>
          </table:table-cell>
          <table:table-cell table:formula="of:=[.N566]-[.$G$2]*[.$E$2]" office:value-type="float" office:value="-44.9779999999998" calcext:value-type="float">
            <text:p>-44,9779999999998</text:p>
          </table:table-cell>
          <table:table-cell table:formula="of:=[.O566]+[.N567]*[.$E$2]" office:value-type="float" office:value="401.61182" calcext:value-type="float">
            <text:p>401,61182</text:p>
          </table:table-cell>
          <table:table-cell table:number-columns-repeated="4"/>
        </table:table-row>
        <table:table-row table:style-name="ro1">
          <table:table-cell table:formula="of:=[.A567]+[.$E$2]" office:value-type="float" office:value="5.61999999999992" calcext:value-type="float">
            <text:p>5,61999999999992</text:p>
          </table:table-cell>
          <table:table-cell table:formula="of:=-[.$G$2]*[.A568]^2/2+[.$H$2]*[.A568]+[.$I$2]" office:value-type="float" office:value="401.436440000003" calcext:value-type="float">
            <text:p>401,436440000003</text:p>
          </table:table-cell>
          <table:table-cell table:formula="of:=[.$H$2]-[.$G$2]*[.A568]" office:value-type="float" office:value="-45.0759999999993" calcext:value-type="float">
            <text:p>-45,0759999999993</text:p>
          </table:table-cell>
          <table:table-cell table:number-columns-repeated="9"/>
          <table:table-cell table:formula="of:=[.M567]+[.$E$2]" office:value-type="float" office:value="5.61999999999992" calcext:value-type="float">
            <text:p>5,61999999999992</text:p>
          </table:table-cell>
          <table:table-cell table:formula="of:=[.N567]-[.$G$2]*[.$E$2]" office:value-type="float" office:value="-45.0759999999998" calcext:value-type="float">
            <text:p>-45,0759999999998</text:p>
          </table:table-cell>
          <table:table-cell table:formula="of:=[.O567]+[.N568]*[.$E$2]" office:value-type="float" office:value="401.16106" calcext:value-type="float">
            <text:p>401,16106</text:p>
          </table:table-cell>
          <table:table-cell table:number-columns-repeated="4"/>
        </table:table-row>
        <table:table-row table:style-name="ro1">
          <table:table-cell table:formula="of:=[.A568]+[.$E$2]" office:value-type="float" office:value="5.62999999999992" calcext:value-type="float">
            <text:p>5,62999999999992</text:p>
          </table:table-cell>
          <table:table-cell table:formula="of:=-[.$G$2]*[.A569]^2/2+[.$H$2]*[.A569]+[.$I$2]" office:value-type="float" office:value="400.985190000003" calcext:value-type="float">
            <text:p>400,985190000003</text:p>
          </table:table-cell>
          <table:table-cell table:formula="of:=[.$H$2]-[.$G$2]*[.A569]" office:value-type="float" office:value="-45.1739999999993" calcext:value-type="float">
            <text:p>-45,1739999999993</text:p>
          </table:table-cell>
          <table:table-cell table:number-columns-repeated="9"/>
          <table:table-cell table:formula="of:=[.M568]+[.$E$2]" office:value-type="float" office:value="5.62999999999992" calcext:value-type="float">
            <text:p>5,62999999999992</text:p>
          </table:table-cell>
          <table:table-cell table:formula="of:=[.N568]-[.$G$2]*[.$E$2]" office:value-type="float" office:value="-45.1739999999998" calcext:value-type="float">
            <text:p>-45,1739999999998</text:p>
          </table:table-cell>
          <table:table-cell table:formula="of:=[.O568]+[.N569]*[.$E$2]" office:value-type="float" office:value="400.70932" calcext:value-type="float">
            <text:p>400,70932</text:p>
          </table:table-cell>
          <table:table-cell table:number-columns-repeated="4"/>
        </table:table-row>
        <table:table-row table:style-name="ro1">
          <table:table-cell table:formula="of:=[.A569]+[.$E$2]" office:value-type="float" office:value="5.63999999999992" calcext:value-type="float">
            <text:p>5,63999999999992</text:p>
          </table:table-cell>
          <table:table-cell table:formula="of:=-[.$G$2]*[.A570]^2/2+[.$H$2]*[.A570]+[.$I$2]" office:value-type="float" office:value="400.532960000003" calcext:value-type="float">
            <text:p>400,532960000003</text:p>
          </table:table-cell>
          <table:table-cell table:formula="of:=[.$H$2]-[.$G$2]*[.A570]" office:value-type="float" office:value="-45.2719999999993" calcext:value-type="float">
            <text:p>-45,2719999999993</text:p>
          </table:table-cell>
          <table:table-cell table:number-columns-repeated="9"/>
          <table:table-cell table:formula="of:=[.M569]+[.$E$2]" office:value-type="float" office:value="5.63999999999992" calcext:value-type="float">
            <text:p>5,63999999999992</text:p>
          </table:table-cell>
          <table:table-cell table:formula="of:=[.N569]-[.$G$2]*[.$E$2]" office:value-type="float" office:value="-45.2719999999998" calcext:value-type="float">
            <text:p>-45,2719999999998</text:p>
          </table:table-cell>
          <table:table-cell table:formula="of:=[.O569]+[.N570]*[.$E$2]" office:value-type="float" office:value="400.2566" calcext:value-type="float">
            <text:p>400,2566</text:p>
          </table:table-cell>
          <table:table-cell table:number-columns-repeated="4"/>
        </table:table-row>
        <table:table-row table:style-name="ro1">
          <table:table-cell table:formula="of:=[.A570]+[.$E$2]" office:value-type="float" office:value="5.64999999999992" calcext:value-type="float">
            <text:p>5,64999999999992</text:p>
          </table:table-cell>
          <table:table-cell table:formula="of:=-[.$G$2]*[.A571]^2/2+[.$H$2]*[.A571]+[.$I$2]" office:value-type="float" office:value="400.079750000003" calcext:value-type="float">
            <text:p>400,079750000003</text:p>
          </table:table-cell>
          <table:table-cell table:formula="of:=[.$H$2]-[.$G$2]*[.A571]" office:value-type="float" office:value="-45.3699999999993" calcext:value-type="float">
            <text:p>-45,3699999999993</text:p>
          </table:table-cell>
          <table:table-cell table:number-columns-repeated="9"/>
          <table:table-cell table:formula="of:=[.M570]+[.$E$2]" office:value-type="float" office:value="5.64999999999992" calcext:value-type="float">
            <text:p>5,64999999999992</text:p>
          </table:table-cell>
          <table:table-cell table:formula="of:=[.N570]-[.$G$2]*[.$E$2]" office:value-type="float" office:value="-45.3699999999998" calcext:value-type="float">
            <text:p>-45,3699999999998</text:p>
          </table:table-cell>
          <table:table-cell table:formula="of:=[.O570]+[.N571]*[.$E$2]" office:value-type="float" office:value="399.8029" calcext:value-type="float">
            <text:p>399,8029</text:p>
          </table:table-cell>
          <table:table-cell table:number-columns-repeated="4"/>
        </table:table-row>
        <table:table-row table:style-name="ro1">
          <table:table-cell table:formula="of:=[.A571]+[.$E$2]" office:value-type="float" office:value="5.65999999999992" calcext:value-type="float">
            <text:p>5,65999999999992</text:p>
          </table:table-cell>
          <table:table-cell table:formula="of:=-[.$G$2]*[.A572]^2/2+[.$H$2]*[.A572]+[.$I$2]" office:value-type="float" office:value="399.625560000003" calcext:value-type="float">
            <text:p>399,625560000003</text:p>
          </table:table-cell>
          <table:table-cell table:formula="of:=[.$H$2]-[.$G$2]*[.A572]" office:value-type="float" office:value="-45.4679999999993" calcext:value-type="float">
            <text:p>-45,4679999999993</text:p>
          </table:table-cell>
          <table:table-cell table:number-columns-repeated="9"/>
          <table:table-cell table:formula="of:=[.M571]+[.$E$2]" office:value-type="float" office:value="5.65999999999992" calcext:value-type="float">
            <text:p>5,65999999999992</text:p>
          </table:table-cell>
          <table:table-cell table:formula="of:=[.N571]-[.$G$2]*[.$E$2]" office:value-type="float" office:value="-45.4679999999998" calcext:value-type="float">
            <text:p>-45,4679999999998</text:p>
          </table:table-cell>
          <table:table-cell table:formula="of:=[.O571]+[.N572]*[.$E$2]" office:value-type="float" office:value="399.34822" calcext:value-type="float">
            <text:p>399,34822</text:p>
          </table:table-cell>
          <table:table-cell table:number-columns-repeated="4"/>
        </table:table-row>
        <table:table-row table:style-name="ro1">
          <table:table-cell table:formula="of:=[.A572]+[.$E$2]" office:value-type="float" office:value="5.66999999999992" calcext:value-type="float">
            <text:p>5,66999999999992</text:p>
          </table:table-cell>
          <table:table-cell table:formula="of:=-[.$G$2]*[.A573]^2/2+[.$H$2]*[.A573]+[.$I$2]" office:value-type="float" office:value="399.170390000003" calcext:value-type="float">
            <text:p>399,170390000003</text:p>
          </table:table-cell>
          <table:table-cell table:formula="of:=[.$H$2]-[.$G$2]*[.A573]" office:value-type="float" office:value="-45.5659999999993" calcext:value-type="float">
            <text:p>-45,5659999999993</text:p>
          </table:table-cell>
          <table:table-cell table:number-columns-repeated="9"/>
          <table:table-cell table:formula="of:=[.M572]+[.$E$2]" office:value-type="float" office:value="5.66999999999992" calcext:value-type="float">
            <text:p>5,66999999999992</text:p>
          </table:table-cell>
          <table:table-cell table:formula="of:=[.N572]-[.$G$2]*[.$E$2]" office:value-type="float" office:value="-45.5659999999998" calcext:value-type="float">
            <text:p>-45,5659999999998</text:p>
          </table:table-cell>
          <table:table-cell table:formula="of:=[.O572]+[.N573]*[.$E$2]" office:value-type="float" office:value="398.89256" calcext:value-type="float">
            <text:p>398,89256</text:p>
          </table:table-cell>
          <table:table-cell table:number-columns-repeated="4"/>
        </table:table-row>
        <table:table-row table:style-name="ro1">
          <table:table-cell table:formula="of:=[.A573]+[.$E$2]" office:value-type="float" office:value="5.67999999999992" calcext:value-type="float">
            <text:p>5,67999999999992</text:p>
          </table:table-cell>
          <table:table-cell table:formula="of:=-[.$G$2]*[.A574]^2/2+[.$H$2]*[.A574]+[.$I$2]" office:value-type="float" office:value="398.714240000003" calcext:value-type="float">
            <text:p>398,714240000003</text:p>
          </table:table-cell>
          <table:table-cell table:formula="of:=[.$H$2]-[.$G$2]*[.A574]" office:value-type="float" office:value="-45.6639999999993" calcext:value-type="float">
            <text:p>-45,6639999999993</text:p>
          </table:table-cell>
          <table:table-cell table:number-columns-repeated="9"/>
          <table:table-cell table:formula="of:=[.M573]+[.$E$2]" office:value-type="float" office:value="5.67999999999992" calcext:value-type="float">
            <text:p>5,67999999999992</text:p>
          </table:table-cell>
          <table:table-cell table:formula="of:=[.N573]-[.$G$2]*[.$E$2]" office:value-type="float" office:value="-45.6639999999998" calcext:value-type="float">
            <text:p>-45,6639999999998</text:p>
          </table:table-cell>
          <table:table-cell table:formula="of:=[.O573]+[.N574]*[.$E$2]" office:value-type="float" office:value="398.43592" calcext:value-type="float">
            <text:p>398,43592</text:p>
          </table:table-cell>
          <table:table-cell table:number-columns-repeated="4"/>
        </table:table-row>
        <table:table-row table:style-name="ro1">
          <table:table-cell table:formula="of:=[.A574]+[.$E$2]" office:value-type="float" office:value="5.68999999999992" calcext:value-type="float">
            <text:p>5,68999999999992</text:p>
          </table:table-cell>
          <table:table-cell table:formula="of:=-[.$G$2]*[.A575]^2/2+[.$H$2]*[.A575]+[.$I$2]" office:value-type="float" office:value="398.257110000004" calcext:value-type="float">
            <text:p>398,257110000004</text:p>
          </table:table-cell>
          <table:table-cell table:formula="of:=[.$H$2]-[.$G$2]*[.A575]" office:value-type="float" office:value="-45.7619999999992" calcext:value-type="float">
            <text:p>-45,7619999999992</text:p>
          </table:table-cell>
          <table:table-cell table:number-columns-repeated="9"/>
          <table:table-cell table:formula="of:=[.M574]+[.$E$2]" office:value-type="float" office:value="5.68999999999992" calcext:value-type="float">
            <text:p>5,68999999999992</text:p>
          </table:table-cell>
          <table:table-cell table:formula="of:=[.N574]-[.$G$2]*[.$E$2]" office:value-type="float" office:value="-45.7619999999998" calcext:value-type="float">
            <text:p>-45,7619999999998</text:p>
          </table:table-cell>
          <table:table-cell table:formula="of:=[.O574]+[.N575]*[.$E$2]" office:value-type="float" office:value="397.9783" calcext:value-type="float">
            <text:p>397,9783</text:p>
          </table:table-cell>
          <table:table-cell table:number-columns-repeated="4"/>
        </table:table-row>
        <table:table-row table:style-name="ro1">
          <table:table-cell table:formula="of:=[.A575]+[.$E$2]" office:value-type="float" office:value="5.69999999999992" calcext:value-type="float">
            <text:p>5,69999999999992</text:p>
          </table:table-cell>
          <table:table-cell table:formula="of:=-[.$G$2]*[.A576]^2/2+[.$H$2]*[.A576]+[.$I$2]" office:value-type="float" office:value="397.799000000004" calcext:value-type="float">
            <text:p>397,799000000004</text:p>
          </table:table-cell>
          <table:table-cell table:formula="of:=[.$H$2]-[.$G$2]*[.A576]" office:value-type="float" office:value="-45.8599999999993" calcext:value-type="float">
            <text:p>-45,8599999999993</text:p>
          </table:table-cell>
          <table:table-cell table:number-columns-repeated="9"/>
          <table:table-cell table:formula="of:=[.M575]+[.$E$2]" office:value-type="float" office:value="5.69999999999992" calcext:value-type="float">
            <text:p>5,69999999999992</text:p>
          </table:table-cell>
          <table:table-cell table:formula="of:=[.N575]-[.$G$2]*[.$E$2]" office:value-type="float" office:value="-45.8599999999998" calcext:value-type="float">
            <text:p>-45,8599999999998</text:p>
          </table:table-cell>
          <table:table-cell table:formula="of:=[.O575]+[.N576]*[.$E$2]" office:value-type="float" office:value="397.5197" calcext:value-type="float">
            <text:p>397,5197</text:p>
          </table:table-cell>
          <table:table-cell table:number-columns-repeated="4"/>
        </table:table-row>
        <table:table-row table:style-name="ro1">
          <table:table-cell table:formula="of:=[.A576]+[.$E$2]" office:value-type="float" office:value="5.70999999999992" calcext:value-type="float">
            <text:p>5,70999999999992</text:p>
          </table:table-cell>
          <table:table-cell table:formula="of:=-[.$G$2]*[.A577]^2/2+[.$H$2]*[.A577]+[.$I$2]" office:value-type="float" office:value="397.339910000004" calcext:value-type="float">
            <text:p>397,339910000004</text:p>
          </table:table-cell>
          <table:table-cell table:formula="of:=[.$H$2]-[.$G$2]*[.A577]" office:value-type="float" office:value="-45.9579999999992" calcext:value-type="float">
            <text:p>-45,9579999999992</text:p>
          </table:table-cell>
          <table:table-cell table:number-columns-repeated="9"/>
          <table:table-cell table:formula="of:=[.M576]+[.$E$2]" office:value-type="float" office:value="5.70999999999992" calcext:value-type="float">
            <text:p>5,70999999999992</text:p>
          </table:table-cell>
          <table:table-cell table:formula="of:=[.N576]-[.$G$2]*[.$E$2]" office:value-type="float" office:value="-45.9579999999998" calcext:value-type="float">
            <text:p>-45,9579999999998</text:p>
          </table:table-cell>
          <table:table-cell table:formula="of:=[.O576]+[.N577]*[.$E$2]" office:value-type="float" office:value="397.06012" calcext:value-type="float">
            <text:p>397,06012</text:p>
          </table:table-cell>
          <table:table-cell table:number-columns-repeated="4"/>
        </table:table-row>
        <table:table-row table:style-name="ro1">
          <table:table-cell table:formula="of:=[.A577]+[.$E$2]" office:value-type="float" office:value="5.71999999999992" calcext:value-type="float">
            <text:p>5,71999999999992</text:p>
          </table:table-cell>
          <table:table-cell table:formula="of:=-[.$G$2]*[.A578]^2/2+[.$H$2]*[.A578]+[.$I$2]" office:value-type="float" office:value="396.879840000004" calcext:value-type="float">
            <text:p>396,879840000004</text:p>
          </table:table-cell>
          <table:table-cell table:formula="of:=[.$H$2]-[.$G$2]*[.A578]" office:value-type="float" office:value="-46.0559999999992" calcext:value-type="float">
            <text:p>-46,0559999999992</text:p>
          </table:table-cell>
          <table:table-cell table:number-columns-repeated="9"/>
          <table:table-cell table:formula="of:=[.M577]+[.$E$2]" office:value-type="float" office:value="5.71999999999992" calcext:value-type="float">
            <text:p>5,71999999999992</text:p>
          </table:table-cell>
          <table:table-cell table:formula="of:=[.N577]-[.$G$2]*[.$E$2]" office:value-type="float" office:value="-46.0559999999998" calcext:value-type="float">
            <text:p>-46,0559999999998</text:p>
          </table:table-cell>
          <table:table-cell table:formula="of:=[.O577]+[.N578]*[.$E$2]" office:value-type="float" office:value="396.59956" calcext:value-type="float">
            <text:p>396,59956</text:p>
          </table:table-cell>
          <table:table-cell table:number-columns-repeated="4"/>
        </table:table-row>
        <table:table-row table:style-name="ro1">
          <table:table-cell table:formula="of:=[.A578]+[.$E$2]" office:value-type="float" office:value="5.72999999999992" calcext:value-type="float">
            <text:p>5,72999999999992</text:p>
          </table:table-cell>
          <table:table-cell table:formula="of:=-[.$G$2]*[.A579]^2/2+[.$H$2]*[.A579]+[.$I$2]" office:value-type="float" office:value="396.418790000004" calcext:value-type="float">
            <text:p>396,418790000004</text:p>
          </table:table-cell>
          <table:table-cell table:formula="of:=[.$H$2]-[.$G$2]*[.A579]" office:value-type="float" office:value="-46.1539999999993" calcext:value-type="float">
            <text:p>-46,1539999999993</text:p>
          </table:table-cell>
          <table:table-cell table:number-columns-repeated="9"/>
          <table:table-cell table:formula="of:=[.M578]+[.$E$2]" office:value-type="float" office:value="5.72999999999992" calcext:value-type="float">
            <text:p>5,72999999999992</text:p>
          </table:table-cell>
          <table:table-cell table:formula="of:=[.N578]-[.$G$2]*[.$E$2]" office:value-type="float" office:value="-46.1539999999997" calcext:value-type="float">
            <text:p>-46,1539999999997</text:p>
          </table:table-cell>
          <table:table-cell table:formula="of:=[.O578]+[.N579]*[.$E$2]" office:value-type="float" office:value="396.13802" calcext:value-type="float">
            <text:p>396,13802</text:p>
          </table:table-cell>
          <table:table-cell table:number-columns-repeated="4"/>
        </table:table-row>
        <table:table-row table:style-name="ro1">
          <table:table-cell table:formula="of:=[.A579]+[.$E$2]" office:value-type="float" office:value="5.73999999999992" calcext:value-type="float">
            <text:p>5,73999999999992</text:p>
          </table:table-cell>
          <table:table-cell table:formula="of:=-[.$G$2]*[.A580]^2/2+[.$H$2]*[.A580]+[.$I$2]" office:value-type="float" office:value="395.956760000004" calcext:value-type="float">
            <text:p>395,956760000004</text:p>
          </table:table-cell>
          <table:table-cell table:formula="of:=[.$H$2]-[.$G$2]*[.A580]" office:value-type="float" office:value="-46.2519999999992" calcext:value-type="float">
            <text:p>-46,2519999999992</text:p>
          </table:table-cell>
          <table:table-cell table:number-columns-repeated="9"/>
          <table:table-cell table:formula="of:=[.M579]+[.$E$2]" office:value-type="float" office:value="5.73999999999992" calcext:value-type="float">
            <text:p>5,73999999999992</text:p>
          </table:table-cell>
          <table:table-cell table:formula="of:=[.N579]-[.$G$2]*[.$E$2]" office:value-type="float" office:value="-46.2519999999997" calcext:value-type="float">
            <text:p>-46,2519999999997</text:p>
          </table:table-cell>
          <table:table-cell table:formula="of:=[.O579]+[.N580]*[.$E$2]" office:value-type="float" office:value="395.6755" calcext:value-type="float">
            <text:p>395,6755</text:p>
          </table:table-cell>
          <table:table-cell table:number-columns-repeated="4"/>
        </table:table-row>
        <table:table-row table:style-name="ro1">
          <table:table-cell table:formula="of:=[.A580]+[.$E$2]" office:value-type="float" office:value="5.74999999999992" calcext:value-type="float">
            <text:p>5,74999999999992</text:p>
          </table:table-cell>
          <table:table-cell table:formula="of:=-[.$G$2]*[.A581]^2/2+[.$H$2]*[.A581]+[.$I$2]" office:value-type="float" office:value="395.493750000004" calcext:value-type="float">
            <text:p>395,493750000004</text:p>
          </table:table-cell>
          <table:table-cell table:formula="of:=[.$H$2]-[.$G$2]*[.A581]" office:value-type="float" office:value="-46.3499999999992" calcext:value-type="float">
            <text:p>-46,3499999999992</text:p>
          </table:table-cell>
          <table:table-cell table:number-columns-repeated="9"/>
          <table:table-cell table:formula="of:=[.M580]+[.$E$2]" office:value-type="float" office:value="5.74999999999992" calcext:value-type="float">
            <text:p>5,74999999999992</text:p>
          </table:table-cell>
          <table:table-cell table:formula="of:=[.N580]-[.$G$2]*[.$E$2]" office:value-type="float" office:value="-46.3499999999998" calcext:value-type="float">
            <text:p>-46,3499999999998</text:p>
          </table:table-cell>
          <table:table-cell table:formula="of:=[.O580]+[.N581]*[.$E$2]" office:value-type="float" office:value="395.212" calcext:value-type="float">
            <text:p>395,212</text:p>
          </table:table-cell>
          <table:table-cell table:number-columns-repeated="4"/>
        </table:table-row>
        <table:table-row table:style-name="ro1">
          <table:table-cell table:formula="of:=[.A581]+[.$E$2]" office:value-type="float" office:value="5.75999999999992" calcext:value-type="float">
            <text:p>5,75999999999992</text:p>
          </table:table-cell>
          <table:table-cell table:formula="of:=-[.$G$2]*[.A582]^2/2+[.$H$2]*[.A582]+[.$I$2]" office:value-type="float" office:value="395.029760000004" calcext:value-type="float">
            <text:p>395,029760000004</text:p>
          </table:table-cell>
          <table:table-cell table:formula="of:=[.$H$2]-[.$G$2]*[.A582]" office:value-type="float" office:value="-46.4479999999992" calcext:value-type="float">
            <text:p>-46,4479999999992</text:p>
          </table:table-cell>
          <table:table-cell table:number-columns-repeated="9"/>
          <table:table-cell table:formula="of:=[.M581]+[.$E$2]" office:value-type="float" office:value="5.75999999999992" calcext:value-type="float">
            <text:p>5,75999999999992</text:p>
          </table:table-cell>
          <table:table-cell table:formula="of:=[.N581]-[.$G$2]*[.$E$2]" office:value-type="float" office:value="-46.4479999999997" calcext:value-type="float">
            <text:p>-46,4479999999997</text:p>
          </table:table-cell>
          <table:table-cell table:formula="of:=[.O581]+[.N582]*[.$E$2]" office:value-type="float" office:value="394.74752" calcext:value-type="float">
            <text:p>394,74752</text:p>
          </table:table-cell>
          <table:table-cell table:number-columns-repeated="4"/>
        </table:table-row>
        <table:table-row table:style-name="ro1">
          <table:table-cell table:formula="of:=[.A582]+[.$E$2]" office:value-type="float" office:value="5.76999999999992" calcext:value-type="float">
            <text:p>5,76999999999992</text:p>
          </table:table-cell>
          <table:table-cell table:formula="of:=-[.$G$2]*[.A583]^2/2+[.$H$2]*[.A583]+[.$I$2]" office:value-type="float" office:value="394.564790000004" calcext:value-type="float">
            <text:p>394,564790000004</text:p>
          </table:table-cell>
          <table:table-cell table:formula="of:=[.$H$2]-[.$G$2]*[.A583]" office:value-type="float" office:value="-46.5459999999992" calcext:value-type="float">
            <text:p>-46,5459999999992</text:p>
          </table:table-cell>
          <table:table-cell table:number-columns-repeated="9"/>
          <table:table-cell table:formula="of:=[.M582]+[.$E$2]" office:value-type="float" office:value="5.76999999999992" calcext:value-type="float">
            <text:p>5,76999999999992</text:p>
          </table:table-cell>
          <table:table-cell table:formula="of:=[.N582]-[.$G$2]*[.$E$2]" office:value-type="float" office:value="-46.5459999999997" calcext:value-type="float">
            <text:p>-46,5459999999997</text:p>
          </table:table-cell>
          <table:table-cell table:formula="of:=[.O582]+[.N583]*[.$E$2]" office:value-type="float" office:value="394.28206" calcext:value-type="float">
            <text:p>394,28206</text:p>
          </table:table-cell>
          <table:table-cell table:number-columns-repeated="4"/>
        </table:table-row>
        <table:table-row table:style-name="ro1">
          <table:table-cell table:formula="of:=[.A583]+[.$E$2]" office:value-type="float" office:value="5.77999999999992" calcext:value-type="float">
            <text:p>5,77999999999992</text:p>
          </table:table-cell>
          <table:table-cell table:formula="of:=-[.$G$2]*[.A584]^2/2+[.$H$2]*[.A584]+[.$I$2]" office:value-type="float" office:value="394.098840000004" calcext:value-type="float">
            <text:p>394,098840000004</text:p>
          </table:table-cell>
          <table:table-cell table:formula="of:=[.$H$2]-[.$G$2]*[.A584]" office:value-type="float" office:value="-46.6439999999992" calcext:value-type="float">
            <text:p>-46,6439999999992</text:p>
          </table:table-cell>
          <table:table-cell table:number-columns-repeated="9"/>
          <table:table-cell table:formula="of:=[.M583]+[.$E$2]" office:value-type="float" office:value="5.77999999999992" calcext:value-type="float">
            <text:p>5,77999999999992</text:p>
          </table:table-cell>
          <table:table-cell table:formula="of:=[.N583]-[.$G$2]*[.$E$2]" office:value-type="float" office:value="-46.6439999999997" calcext:value-type="float">
            <text:p>-46,6439999999997</text:p>
          </table:table-cell>
          <table:table-cell table:formula="of:=[.O583]+[.N584]*[.$E$2]" office:value-type="float" office:value="393.81562" calcext:value-type="float">
            <text:p>393,81562</text:p>
          </table:table-cell>
          <table:table-cell table:number-columns-repeated="4"/>
        </table:table-row>
        <table:table-row table:style-name="ro1">
          <table:table-cell table:formula="of:=[.A584]+[.$E$2]" office:value-type="float" office:value="5.78999999999992" calcext:value-type="float">
            <text:p>5,78999999999992</text:p>
          </table:table-cell>
          <table:table-cell table:formula="of:=-[.$G$2]*[.A585]^2/2+[.$H$2]*[.A585]+[.$I$2]" office:value-type="float" office:value="393.631910000004" calcext:value-type="float">
            <text:p>393,631910000004</text:p>
          </table:table-cell>
          <table:table-cell table:formula="of:=[.$H$2]-[.$G$2]*[.A585]" office:value-type="float" office:value="-46.7419999999992" calcext:value-type="float">
            <text:p>-46,7419999999992</text:p>
          </table:table-cell>
          <table:table-cell table:number-columns-repeated="9"/>
          <table:table-cell table:formula="of:=[.M584]+[.$E$2]" office:value-type="float" office:value="5.78999999999992" calcext:value-type="float">
            <text:p>5,78999999999992</text:p>
          </table:table-cell>
          <table:table-cell table:formula="of:=[.N584]-[.$G$2]*[.$E$2]" office:value-type="float" office:value="-46.7419999999997" calcext:value-type="float">
            <text:p>-46,7419999999997</text:p>
          </table:table-cell>
          <table:table-cell table:formula="of:=[.O584]+[.N585]*[.$E$2]" office:value-type="float" office:value="393.3482" calcext:value-type="float">
            <text:p>393,3482</text:p>
          </table:table-cell>
          <table:table-cell table:number-columns-repeated="4"/>
        </table:table-row>
        <table:table-row table:style-name="ro1">
          <table:table-cell table:formula="of:=[.A585]+[.$E$2]" office:value-type="float" office:value="5.79999999999992" calcext:value-type="float">
            <text:p>5,79999999999992</text:p>
          </table:table-cell>
          <table:table-cell table:formula="of:=-[.$G$2]*[.A586]^2/2+[.$H$2]*[.A586]+[.$I$2]" office:value-type="float" office:value="393.164000000004" calcext:value-type="float">
            <text:p>393,164000000004</text:p>
          </table:table-cell>
          <table:table-cell table:formula="of:=[.$H$2]-[.$G$2]*[.A586]" office:value-type="float" office:value="-46.8399999999992" calcext:value-type="float">
            <text:p>-46,8399999999992</text:p>
          </table:table-cell>
          <table:table-cell table:number-columns-repeated="9"/>
          <table:table-cell table:formula="of:=[.M585]+[.$E$2]" office:value-type="float" office:value="5.79999999999992" calcext:value-type="float">
            <text:p>5,79999999999992</text:p>
          </table:table-cell>
          <table:table-cell table:formula="of:=[.N585]-[.$G$2]*[.$E$2]" office:value-type="float" office:value="-46.8399999999997" calcext:value-type="float">
            <text:p>-46,8399999999997</text:p>
          </table:table-cell>
          <table:table-cell table:formula="of:=[.O585]+[.N586]*[.$E$2]" office:value-type="float" office:value="392.8798" calcext:value-type="float">
            <text:p>392,8798</text:p>
          </table:table-cell>
          <table:table-cell table:number-columns-repeated="4"/>
        </table:table-row>
        <table:table-row table:style-name="ro1">
          <table:table-cell table:formula="of:=[.A586]+[.$E$2]" office:value-type="float" office:value="5.80999999999992" calcext:value-type="float">
            <text:p>5,80999999999992</text:p>
          </table:table-cell>
          <table:table-cell table:formula="of:=-[.$G$2]*[.A587]^2/2+[.$H$2]*[.A587]+[.$I$2]" office:value-type="float" office:value="392.695110000004" calcext:value-type="float">
            <text:p>392,695110000004</text:p>
          </table:table-cell>
          <table:table-cell table:formula="of:=[.$H$2]-[.$G$2]*[.A587]" office:value-type="float" office:value="-46.9379999999992" calcext:value-type="float">
            <text:p>-46,9379999999992</text:p>
          </table:table-cell>
          <table:table-cell table:number-columns-repeated="9"/>
          <table:table-cell table:formula="of:=[.M586]+[.$E$2]" office:value-type="float" office:value="5.80999999999992" calcext:value-type="float">
            <text:p>5,80999999999992</text:p>
          </table:table-cell>
          <table:table-cell table:formula="of:=[.N586]-[.$G$2]*[.$E$2]" office:value-type="float" office:value="-46.9379999999997" calcext:value-type="float">
            <text:p>-46,9379999999997</text:p>
          </table:table-cell>
          <table:table-cell table:formula="of:=[.O586]+[.N587]*[.$E$2]" office:value-type="float" office:value="392.41042" calcext:value-type="float">
            <text:p>392,41042</text:p>
          </table:table-cell>
          <table:table-cell table:number-columns-repeated="4"/>
        </table:table-row>
        <table:table-row table:style-name="ro1">
          <table:table-cell table:formula="of:=[.A587]+[.$E$2]" office:value-type="float" office:value="5.81999999999992" calcext:value-type="float">
            <text:p>5,81999999999992</text:p>
          </table:table-cell>
          <table:table-cell table:formula="of:=-[.$G$2]*[.A588]^2/2+[.$H$2]*[.A588]+[.$I$2]" office:value-type="float" office:value="392.225240000004" calcext:value-type="float">
            <text:p>392,225240000004</text:p>
          </table:table-cell>
          <table:table-cell table:formula="of:=[.$H$2]-[.$G$2]*[.A588]" office:value-type="float" office:value="-47.0359999999992" calcext:value-type="float">
            <text:p>-47,0359999999992</text:p>
          </table:table-cell>
          <table:table-cell table:number-columns-repeated="9"/>
          <table:table-cell table:formula="of:=[.M587]+[.$E$2]" office:value-type="float" office:value="5.81999999999992" calcext:value-type="float">
            <text:p>5,81999999999992</text:p>
          </table:table-cell>
          <table:table-cell table:formula="of:=[.N587]-[.$G$2]*[.$E$2]" office:value-type="float" office:value="-47.0359999999997" calcext:value-type="float">
            <text:p>-47,0359999999997</text:p>
          </table:table-cell>
          <table:table-cell table:formula="of:=[.O587]+[.N588]*[.$E$2]" office:value-type="float" office:value="391.94006" calcext:value-type="float">
            <text:p>391,94006</text:p>
          </table:table-cell>
          <table:table-cell table:number-columns-repeated="4"/>
        </table:table-row>
        <table:table-row table:style-name="ro1">
          <table:table-cell table:formula="of:=[.A588]+[.$E$2]" office:value-type="float" office:value="5.82999999999992" calcext:value-type="float">
            <text:p>5,82999999999992</text:p>
          </table:table-cell>
          <table:table-cell table:formula="of:=-[.$G$2]*[.A589]^2/2+[.$H$2]*[.A589]+[.$I$2]" office:value-type="float" office:value="391.754390000004" calcext:value-type="float">
            <text:p>391,754390000004</text:p>
          </table:table-cell>
          <table:table-cell table:formula="of:=[.$H$2]-[.$G$2]*[.A589]" office:value-type="float" office:value="-47.1339999999992" calcext:value-type="float">
            <text:p>-47,1339999999992</text:p>
          </table:table-cell>
          <table:table-cell table:number-columns-repeated="9"/>
          <table:table-cell table:formula="of:=[.M588]+[.$E$2]" office:value-type="float" office:value="5.82999999999992" calcext:value-type="float">
            <text:p>5,82999999999992</text:p>
          </table:table-cell>
          <table:table-cell table:formula="of:=[.N588]-[.$G$2]*[.$E$2]" office:value-type="float" office:value="-47.1339999999997" calcext:value-type="float">
            <text:p>-47,1339999999997</text:p>
          </table:table-cell>
          <table:table-cell table:formula="of:=[.O588]+[.N589]*[.$E$2]" office:value-type="float" office:value="391.46872" calcext:value-type="float">
            <text:p>391,46872</text:p>
          </table:table-cell>
          <table:table-cell table:number-columns-repeated="4"/>
        </table:table-row>
        <table:table-row table:style-name="ro1">
          <table:table-cell table:formula="of:=[.A589]+[.$E$2]" office:value-type="float" office:value="5.83999999999992" calcext:value-type="float">
            <text:p>5,83999999999992</text:p>
          </table:table-cell>
          <table:table-cell table:formula="of:=-[.$G$2]*[.A590]^2/2+[.$H$2]*[.A590]+[.$I$2]" office:value-type="float" office:value="391.282560000004" calcext:value-type="float">
            <text:p>391,282560000004</text:p>
          </table:table-cell>
          <table:table-cell table:formula="of:=[.$H$2]-[.$G$2]*[.A590]" office:value-type="float" office:value="-47.2319999999992" calcext:value-type="float">
            <text:p>-47,2319999999992</text:p>
          </table:table-cell>
          <table:table-cell table:number-columns-repeated="9"/>
          <table:table-cell table:formula="of:=[.M589]+[.$E$2]" office:value-type="float" office:value="5.83999999999992" calcext:value-type="float">
            <text:p>5,83999999999992</text:p>
          </table:table-cell>
          <table:table-cell table:formula="of:=[.N589]-[.$G$2]*[.$E$2]" office:value-type="float" office:value="-47.2319999999997" calcext:value-type="float">
            <text:p>-47,2319999999997</text:p>
          </table:table-cell>
          <table:table-cell table:formula="of:=[.O589]+[.N590]*[.$E$2]" office:value-type="float" office:value="390.9964" calcext:value-type="float">
            <text:p>390,9964</text:p>
          </table:table-cell>
          <table:table-cell table:number-columns-repeated="4"/>
        </table:table-row>
        <table:table-row table:style-name="ro1">
          <table:table-cell table:formula="of:=[.A590]+[.$E$2]" office:value-type="float" office:value="5.84999999999992" calcext:value-type="float">
            <text:p>5,84999999999992</text:p>
          </table:table-cell>
          <table:table-cell table:formula="of:=-[.$G$2]*[.A591]^2/2+[.$H$2]*[.A591]+[.$I$2]" office:value-type="float" office:value="390.809750000004" calcext:value-type="float">
            <text:p>390,809750000004</text:p>
          </table:table-cell>
          <table:table-cell table:formula="of:=[.$H$2]-[.$G$2]*[.A591]" office:value-type="float" office:value="-47.3299999999992" calcext:value-type="float">
            <text:p>-47,3299999999992</text:p>
          </table:table-cell>
          <table:table-cell table:number-columns-repeated="9"/>
          <table:table-cell table:formula="of:=[.M590]+[.$E$2]" office:value-type="float" office:value="5.84999999999992" calcext:value-type="float">
            <text:p>5,84999999999992</text:p>
          </table:table-cell>
          <table:table-cell table:formula="of:=[.N590]-[.$G$2]*[.$E$2]" office:value-type="float" office:value="-47.3299999999997" calcext:value-type="float">
            <text:p>-47,3299999999997</text:p>
          </table:table-cell>
          <table:table-cell table:formula="of:=[.O590]+[.N591]*[.$E$2]" office:value-type="float" office:value="390.5231" calcext:value-type="float">
            <text:p>390,5231</text:p>
          </table:table-cell>
          <table:table-cell table:number-columns-repeated="4"/>
        </table:table-row>
        <table:table-row table:style-name="ro1">
          <table:table-cell table:formula="of:=[.A591]+[.$E$2]" office:value-type="float" office:value="5.85999999999992" calcext:value-type="float">
            <text:p>5,85999999999992</text:p>
          </table:table-cell>
          <table:table-cell table:formula="of:=-[.$G$2]*[.A592]^2/2+[.$H$2]*[.A592]+[.$I$2]" office:value-type="float" office:value="390.335960000004" calcext:value-type="float">
            <text:p>390,335960000004</text:p>
          </table:table-cell>
          <table:table-cell table:formula="of:=[.$H$2]-[.$G$2]*[.A592]" office:value-type="float" office:value="-47.4279999999992" calcext:value-type="float">
            <text:p>-47,4279999999992</text:p>
          </table:table-cell>
          <table:table-cell table:number-columns-repeated="9"/>
          <table:table-cell table:formula="of:=[.M591]+[.$E$2]" office:value-type="float" office:value="5.85999999999992" calcext:value-type="float">
            <text:p>5,85999999999992</text:p>
          </table:table-cell>
          <table:table-cell table:formula="of:=[.N591]-[.$G$2]*[.$E$2]" office:value-type="float" office:value="-47.4279999999997" calcext:value-type="float">
            <text:p>-47,4279999999997</text:p>
          </table:table-cell>
          <table:table-cell table:formula="of:=[.O591]+[.N592]*[.$E$2]" office:value-type="float" office:value="390.04882" calcext:value-type="float">
            <text:p>390,04882</text:p>
          </table:table-cell>
          <table:table-cell table:number-columns-repeated="4"/>
        </table:table-row>
        <table:table-row table:style-name="ro1">
          <table:table-cell table:formula="of:=[.A592]+[.$E$2]" office:value-type="float" office:value="5.86999999999992" calcext:value-type="float">
            <text:p>5,86999999999992</text:p>
          </table:table-cell>
          <table:table-cell table:formula="of:=-[.$G$2]*[.A593]^2/2+[.$H$2]*[.A593]+[.$I$2]" office:value-type="float" office:value="389.861190000004" calcext:value-type="float">
            <text:p>389,861190000004</text:p>
          </table:table-cell>
          <table:table-cell table:formula="of:=[.$H$2]-[.$G$2]*[.A593]" office:value-type="float" office:value="-47.5259999999992" calcext:value-type="float">
            <text:p>-47,5259999999992</text:p>
          </table:table-cell>
          <table:table-cell table:number-columns-repeated="9"/>
          <table:table-cell table:formula="of:=[.M592]+[.$E$2]" office:value-type="float" office:value="5.86999999999992" calcext:value-type="float">
            <text:p>5,86999999999992</text:p>
          </table:table-cell>
          <table:table-cell table:formula="of:=[.N592]-[.$G$2]*[.$E$2]" office:value-type="float" office:value="-47.5259999999997" calcext:value-type="float">
            <text:p>-47,5259999999997</text:p>
          </table:table-cell>
          <table:table-cell table:formula="of:=[.O592]+[.N593]*[.$E$2]" office:value-type="float" office:value="389.57356" calcext:value-type="float">
            <text:p>389,57356</text:p>
          </table:table-cell>
          <table:table-cell table:number-columns-repeated="4"/>
        </table:table-row>
        <table:table-row table:style-name="ro1">
          <table:table-cell table:formula="of:=[.A593]+[.$E$2]" office:value-type="float" office:value="5.87999999999992" calcext:value-type="float">
            <text:p>5,87999999999992</text:p>
          </table:table-cell>
          <table:table-cell table:formula="of:=-[.$G$2]*[.A594]^2/2+[.$H$2]*[.A594]+[.$I$2]" office:value-type="float" office:value="389.385440000004" calcext:value-type="float">
            <text:p>389,385440000004</text:p>
          </table:table-cell>
          <table:table-cell table:formula="of:=[.$H$2]-[.$G$2]*[.A594]" office:value-type="float" office:value="-47.6239999999992" calcext:value-type="float">
            <text:p>-47,6239999999992</text:p>
          </table:table-cell>
          <table:table-cell table:number-columns-repeated="9"/>
          <table:table-cell table:formula="of:=[.M593]+[.$E$2]" office:value-type="float" office:value="5.87999999999992" calcext:value-type="float">
            <text:p>5,87999999999992</text:p>
          </table:table-cell>
          <table:table-cell table:formula="of:=[.N593]-[.$G$2]*[.$E$2]" office:value-type="float" office:value="-47.6239999999997" calcext:value-type="float">
            <text:p>-47,6239999999997</text:p>
          </table:table-cell>
          <table:table-cell table:formula="of:=[.O593]+[.N594]*[.$E$2]" office:value-type="float" office:value="389.09732" calcext:value-type="float">
            <text:p>389,09732</text:p>
          </table:table-cell>
          <table:table-cell table:number-columns-repeated="4"/>
        </table:table-row>
        <table:table-row table:style-name="ro1">
          <table:table-cell table:formula="of:=[.A594]+[.$E$2]" office:value-type="float" office:value="5.88999999999992" calcext:value-type="float">
            <text:p>5,88999999999992</text:p>
          </table:table-cell>
          <table:table-cell table:formula="of:=-[.$G$2]*[.A595]^2/2+[.$H$2]*[.A595]+[.$I$2]" office:value-type="float" office:value="388.908710000004" calcext:value-type="float">
            <text:p>388,908710000004</text:p>
          </table:table-cell>
          <table:table-cell table:formula="of:=[.$H$2]-[.$G$2]*[.A595]" office:value-type="float" office:value="-47.7219999999992" calcext:value-type="float">
            <text:p>-47,7219999999992</text:p>
          </table:table-cell>
          <table:table-cell table:number-columns-repeated="9"/>
          <table:table-cell table:formula="of:=[.M594]+[.$E$2]" office:value-type="float" office:value="5.88999999999992" calcext:value-type="float">
            <text:p>5,88999999999992</text:p>
          </table:table-cell>
          <table:table-cell table:formula="of:=[.N594]-[.$G$2]*[.$E$2]" office:value-type="float" office:value="-47.7219999999997" calcext:value-type="float">
            <text:p>-47,7219999999997</text:p>
          </table:table-cell>
          <table:table-cell table:formula="of:=[.O594]+[.N595]*[.$E$2]" office:value-type="float" office:value="388.6201" calcext:value-type="float">
            <text:p>388,6201</text:p>
          </table:table-cell>
          <table:table-cell table:number-columns-repeated="4"/>
        </table:table-row>
        <table:table-row table:style-name="ro1">
          <table:table-cell table:formula="of:=[.A595]+[.$E$2]" office:value-type="float" office:value="5.89999999999992" calcext:value-type="float">
            <text:p>5,89999999999992</text:p>
          </table:table-cell>
          <table:table-cell table:formula="of:=-[.$G$2]*[.A596]^2/2+[.$H$2]*[.A596]+[.$I$2]" office:value-type="float" office:value="388.431000000004" calcext:value-type="float">
            <text:p>388,431000000004</text:p>
          </table:table-cell>
          <table:table-cell table:formula="of:=[.$H$2]-[.$G$2]*[.A596]" office:value-type="float" office:value="-47.8199999999992" calcext:value-type="float">
            <text:p>-47,8199999999992</text:p>
          </table:table-cell>
          <table:table-cell table:number-columns-repeated="9"/>
          <table:table-cell table:formula="of:=[.M595]+[.$E$2]" office:value-type="float" office:value="5.89999999999992" calcext:value-type="float">
            <text:p>5,89999999999992</text:p>
          </table:table-cell>
          <table:table-cell table:formula="of:=[.N595]-[.$G$2]*[.$E$2]" office:value-type="float" office:value="-47.8199999999997" calcext:value-type="float">
            <text:p>-47,8199999999997</text:p>
          </table:table-cell>
          <table:table-cell table:formula="of:=[.O595]+[.N596]*[.$E$2]" office:value-type="float" office:value="388.1419" calcext:value-type="float">
            <text:p>388,1419</text:p>
          </table:table-cell>
          <table:table-cell table:number-columns-repeated="4"/>
        </table:table-row>
        <table:table-row table:style-name="ro1">
          <table:table-cell table:formula="of:=[.A596]+[.$E$2]" office:value-type="float" office:value="5.90999999999992" calcext:value-type="float">
            <text:p>5,90999999999992</text:p>
          </table:table-cell>
          <table:table-cell table:formula="of:=-[.$G$2]*[.A597]^2/2+[.$H$2]*[.A597]+[.$I$2]" office:value-type="float" office:value="387.952310000004" calcext:value-type="float">
            <text:p>387,952310000004</text:p>
          </table:table-cell>
          <table:table-cell table:formula="of:=[.$H$2]-[.$G$2]*[.A597]" office:value-type="float" office:value="-47.9179999999992" calcext:value-type="float">
            <text:p>-47,9179999999992</text:p>
          </table:table-cell>
          <table:table-cell table:number-columns-repeated="9"/>
          <table:table-cell table:formula="of:=[.M596]+[.$E$2]" office:value-type="float" office:value="5.90999999999992" calcext:value-type="float">
            <text:p>5,90999999999992</text:p>
          </table:table-cell>
          <table:table-cell table:formula="of:=[.N596]-[.$G$2]*[.$E$2]" office:value-type="float" office:value="-47.9179999999997" calcext:value-type="float">
            <text:p>-47,9179999999997</text:p>
          </table:table-cell>
          <table:table-cell table:formula="of:=[.O596]+[.N597]*[.$E$2]" office:value-type="float" office:value="387.66272" calcext:value-type="float">
            <text:p>387,66272</text:p>
          </table:table-cell>
          <table:table-cell table:number-columns-repeated="4"/>
        </table:table-row>
        <table:table-row table:style-name="ro1">
          <table:table-cell table:formula="of:=[.A597]+[.$E$2]" office:value-type="float" office:value="5.91999999999992" calcext:value-type="float">
            <text:p>5,91999999999992</text:p>
          </table:table-cell>
          <table:table-cell table:formula="of:=-[.$G$2]*[.A598]^2/2+[.$H$2]*[.A598]+[.$I$2]" office:value-type="float" office:value="387.472640000004" calcext:value-type="float">
            <text:p>387,472640000004</text:p>
          </table:table-cell>
          <table:table-cell table:formula="of:=[.$H$2]-[.$G$2]*[.A598]" office:value-type="float" office:value="-48.0159999999992" calcext:value-type="float">
            <text:p>-48,0159999999992</text:p>
          </table:table-cell>
          <table:table-cell table:number-columns-repeated="9"/>
          <table:table-cell table:formula="of:=[.M597]+[.$E$2]" office:value-type="float" office:value="5.91999999999992" calcext:value-type="float">
            <text:p>5,91999999999992</text:p>
          </table:table-cell>
          <table:table-cell table:formula="of:=[.N597]-[.$G$2]*[.$E$2]" office:value-type="float" office:value="-48.0159999999997" calcext:value-type="float">
            <text:p>-48,0159999999997</text:p>
          </table:table-cell>
          <table:table-cell table:formula="of:=[.O597]+[.N598]*[.$E$2]" office:value-type="float" office:value="387.18256" calcext:value-type="float">
            <text:p>387,18256</text:p>
          </table:table-cell>
          <table:table-cell table:number-columns-repeated="4"/>
        </table:table-row>
        <table:table-row table:style-name="ro1">
          <table:table-cell table:formula="of:=[.A598]+[.$E$2]" office:value-type="float" office:value="5.92999999999992" calcext:value-type="float">
            <text:p>5,92999999999992</text:p>
          </table:table-cell>
          <table:table-cell table:formula="of:=-[.$G$2]*[.A599]^2/2+[.$H$2]*[.A599]+[.$I$2]" office:value-type="float" office:value="386.991990000004" calcext:value-type="float">
            <text:p>386,991990000004</text:p>
          </table:table-cell>
          <table:table-cell table:formula="of:=[.$H$2]-[.$G$2]*[.A599]" office:value-type="float" office:value="-48.1139999999992" calcext:value-type="float">
            <text:p>-48,1139999999992</text:p>
          </table:table-cell>
          <table:table-cell table:number-columns-repeated="9"/>
          <table:table-cell table:formula="of:=[.M598]+[.$E$2]" office:value-type="float" office:value="5.92999999999992" calcext:value-type="float">
            <text:p>5,92999999999992</text:p>
          </table:table-cell>
          <table:table-cell table:formula="of:=[.N598]-[.$G$2]*[.$E$2]" office:value-type="float" office:value="-48.1139999999997" calcext:value-type="float">
            <text:p>-48,1139999999997</text:p>
          </table:table-cell>
          <table:table-cell table:formula="of:=[.O598]+[.N599]*[.$E$2]" office:value-type="float" office:value="386.70142" calcext:value-type="float">
            <text:p>386,70142</text:p>
          </table:table-cell>
          <table:table-cell table:number-columns-repeated="4"/>
        </table:table-row>
        <table:table-row table:style-name="ro1">
          <table:table-cell table:formula="of:=[.A599]+[.$E$2]" office:value-type="float" office:value="5.93999999999992" calcext:value-type="float">
            <text:p>5,93999999999992</text:p>
          </table:table-cell>
          <table:table-cell table:formula="of:=-[.$G$2]*[.A600]^2/2+[.$H$2]*[.A600]+[.$I$2]" office:value-type="float" office:value="386.510360000004" calcext:value-type="float">
            <text:p>386,510360000004</text:p>
          </table:table-cell>
          <table:table-cell table:formula="of:=[.$H$2]-[.$G$2]*[.A600]" office:value-type="float" office:value="-48.2119999999992" calcext:value-type="float">
            <text:p>-48,2119999999992</text:p>
          </table:table-cell>
          <table:table-cell table:number-columns-repeated="9"/>
          <table:table-cell table:formula="of:=[.M599]+[.$E$2]" office:value-type="float" office:value="5.93999999999992" calcext:value-type="float">
            <text:p>5,93999999999992</text:p>
          </table:table-cell>
          <table:table-cell table:formula="of:=[.N599]-[.$G$2]*[.$E$2]" office:value-type="float" office:value="-48.2119999999997" calcext:value-type="float">
            <text:p>-48,2119999999997</text:p>
          </table:table-cell>
          <table:table-cell table:formula="of:=[.O599]+[.N600]*[.$E$2]" office:value-type="float" office:value="386.2193" calcext:value-type="float">
            <text:p>386,2193</text:p>
          </table:table-cell>
          <table:table-cell table:number-columns-repeated="4"/>
        </table:table-row>
        <table:table-row table:style-name="ro1">
          <table:table-cell table:formula="of:=[.A600]+[.$E$2]" office:value-type="float" office:value="5.94999999999992" calcext:value-type="float">
            <text:p>5,94999999999992</text:p>
          </table:table-cell>
          <table:table-cell table:formula="of:=-[.$G$2]*[.A601]^2/2+[.$H$2]*[.A601]+[.$I$2]" office:value-type="float" office:value="386.027750000004" calcext:value-type="float">
            <text:p>386,027750000004</text:p>
          </table:table-cell>
          <table:table-cell table:formula="of:=[.$H$2]-[.$G$2]*[.A601]" office:value-type="float" office:value="-48.3099999999992" calcext:value-type="float">
            <text:p>-48,3099999999992</text:p>
          </table:table-cell>
          <table:table-cell table:number-columns-repeated="9"/>
          <table:table-cell table:formula="of:=[.M600]+[.$E$2]" office:value-type="float" office:value="5.94999999999992" calcext:value-type="float">
            <text:p>5,94999999999992</text:p>
          </table:table-cell>
          <table:table-cell table:formula="of:=[.N600]-[.$G$2]*[.$E$2]" office:value-type="float" office:value="-48.3099999999997" calcext:value-type="float">
            <text:p>-48,3099999999997</text:p>
          </table:table-cell>
          <table:table-cell table:formula="of:=[.O600]+[.N601]*[.$E$2]" office:value-type="float" office:value="385.7362" calcext:value-type="float">
            <text:p>385,7362</text:p>
          </table:table-cell>
          <table:table-cell table:number-columns-repeated="4"/>
        </table:table-row>
        <table:table-row table:style-name="ro1">
          <table:table-cell table:formula="of:=[.A601]+[.$E$2]" office:value-type="float" office:value="5.95999999999992" calcext:value-type="float">
            <text:p>5,95999999999992</text:p>
          </table:table-cell>
          <table:table-cell table:formula="of:=-[.$G$2]*[.A602]^2/2+[.$H$2]*[.A602]+[.$I$2]" office:value-type="float" office:value="385.544160000004" calcext:value-type="float">
            <text:p>385,544160000004</text:p>
          </table:table-cell>
          <table:table-cell table:formula="of:=[.$H$2]-[.$G$2]*[.A602]" office:value-type="float" office:value="-48.4079999999992" calcext:value-type="float">
            <text:p>-48,4079999999992</text:p>
          </table:table-cell>
          <table:table-cell table:number-columns-repeated="9"/>
          <table:table-cell table:formula="of:=[.M601]+[.$E$2]" office:value-type="float" office:value="5.95999999999992" calcext:value-type="float">
            <text:p>5,95999999999992</text:p>
          </table:table-cell>
          <table:table-cell table:formula="of:=[.N601]-[.$G$2]*[.$E$2]" office:value-type="float" office:value="-48.4079999999997" calcext:value-type="float">
            <text:p>-48,4079999999997</text:p>
          </table:table-cell>
          <table:table-cell table:formula="of:=[.O601]+[.N602]*[.$E$2]" office:value-type="float" office:value="385.25212" calcext:value-type="float">
            <text:p>385,25212</text:p>
          </table:table-cell>
          <table:table-cell table:number-columns-repeated="4"/>
        </table:table-row>
        <table:table-row table:style-name="ro1">
          <table:table-cell table:formula="of:=[.A602]+[.$E$2]" office:value-type="float" office:value="5.96999999999992" calcext:value-type="float">
            <text:p>5,96999999999992</text:p>
          </table:table-cell>
          <table:table-cell table:formula="of:=-[.$G$2]*[.A603]^2/2+[.$H$2]*[.A603]+[.$I$2]" office:value-type="float" office:value="385.059590000004" calcext:value-type="float">
            <text:p>385,059590000004</text:p>
          </table:table-cell>
          <table:table-cell table:formula="of:=[.$H$2]-[.$G$2]*[.A603]" office:value-type="float" office:value="-48.5059999999992" calcext:value-type="float">
            <text:p>-48,5059999999992</text:p>
          </table:table-cell>
          <table:table-cell table:number-columns-repeated="9"/>
          <table:table-cell table:formula="of:=[.M602]+[.$E$2]" office:value-type="float" office:value="5.96999999999992" calcext:value-type="float">
            <text:p>5,96999999999992</text:p>
          </table:table-cell>
          <table:table-cell table:formula="of:=[.N602]-[.$G$2]*[.$E$2]" office:value-type="float" office:value="-48.5059999999997" calcext:value-type="float">
            <text:p>-48,5059999999997</text:p>
          </table:table-cell>
          <table:table-cell table:formula="of:=[.O602]+[.N603]*[.$E$2]" office:value-type="float" office:value="384.76706" calcext:value-type="float">
            <text:p>384,76706</text:p>
          </table:table-cell>
          <table:table-cell table:number-columns-repeated="4"/>
        </table:table-row>
        <table:table-row table:style-name="ro1">
          <table:table-cell table:formula="of:=[.A603]+[.$E$2]" office:value-type="float" office:value="5.97999999999992" calcext:value-type="float">
            <text:p>5,97999999999992</text:p>
          </table:table-cell>
          <table:table-cell table:formula="of:=-[.$G$2]*[.A604]^2/2+[.$H$2]*[.A604]+[.$I$2]" office:value-type="float" office:value="384.574040000004" calcext:value-type="float">
            <text:p>384,574040000004</text:p>
          </table:table-cell>
          <table:table-cell table:formula="of:=[.$H$2]-[.$G$2]*[.A604]" office:value-type="float" office:value="-48.6039999999992" calcext:value-type="float">
            <text:p>-48,6039999999992</text:p>
          </table:table-cell>
          <table:table-cell table:number-columns-repeated="9"/>
          <table:table-cell table:formula="of:=[.M603]+[.$E$2]" office:value-type="float" office:value="5.97999999999992" calcext:value-type="float">
            <text:p>5,97999999999992</text:p>
          </table:table-cell>
          <table:table-cell table:formula="of:=[.N603]-[.$G$2]*[.$E$2]" office:value-type="float" office:value="-48.6039999999997" calcext:value-type="float">
            <text:p>-48,6039999999997</text:p>
          </table:table-cell>
          <table:table-cell table:formula="of:=[.O603]+[.N604]*[.$E$2]" office:value-type="float" office:value="384.28102" calcext:value-type="float">
            <text:p>384,28102</text:p>
          </table:table-cell>
          <table:table-cell table:number-columns-repeated="4"/>
        </table:table-row>
        <table:table-row table:style-name="ro1">
          <table:table-cell table:formula="of:=[.A604]+[.$E$2]" office:value-type="float" office:value="5.98999999999992" calcext:value-type="float">
            <text:p>5,98999999999992</text:p>
          </table:table-cell>
          <table:table-cell table:formula="of:=-[.$G$2]*[.A605]^2/2+[.$H$2]*[.A605]+[.$I$2]" office:value-type="float" office:value="384.087510000004" calcext:value-type="float">
            <text:p>384,087510000004</text:p>
          </table:table-cell>
          <table:table-cell table:formula="of:=[.$H$2]-[.$G$2]*[.A605]" office:value-type="float" office:value="-48.7019999999992" calcext:value-type="float">
            <text:p>-48,7019999999992</text:p>
          </table:table-cell>
          <table:table-cell table:number-columns-repeated="9"/>
          <table:table-cell table:formula="of:=[.M604]+[.$E$2]" office:value-type="float" office:value="5.98999999999992" calcext:value-type="float">
            <text:p>5,98999999999992</text:p>
          </table:table-cell>
          <table:table-cell table:formula="of:=[.N604]-[.$G$2]*[.$E$2]" office:value-type="float" office:value="-48.7019999999997" calcext:value-type="float">
            <text:p>-48,7019999999997</text:p>
          </table:table-cell>
          <table:table-cell table:formula="of:=[.O604]+[.N605]*[.$E$2]" office:value-type="float" office:value="383.794" calcext:value-type="float">
            <text:p>383,794</text:p>
          </table:table-cell>
          <table:table-cell table:number-columns-repeated="4"/>
        </table:table-row>
        <table:table-row table:style-name="ro1">
          <table:table-cell table:formula="of:=[.A605]+[.$E$2]" office:value-type="float" office:value="5.99999999999992" calcext:value-type="float">
            <text:p>5,99999999999992</text:p>
          </table:table-cell>
          <table:table-cell table:formula="of:=-[.$G$2]*[.A606]^2/2+[.$H$2]*[.A606]+[.$I$2]" office:value-type="float" office:value="383.600000000004" calcext:value-type="float">
            <text:p>383,600000000004</text:p>
          </table:table-cell>
          <table:table-cell table:formula="of:=[.$H$2]-[.$G$2]*[.A606]" office:value-type="float" office:value="-48.7999999999992" calcext:value-type="float">
            <text:p>-48,7999999999992</text:p>
          </table:table-cell>
          <table:table-cell table:number-columns-repeated="9"/>
          <table:table-cell table:formula="of:=[.M605]+[.$E$2]" office:value-type="float" office:value="5.99999999999992" calcext:value-type="float">
            <text:p>5,99999999999992</text:p>
          </table:table-cell>
          <table:table-cell table:formula="of:=[.N605]-[.$G$2]*[.$E$2]" office:value-type="float" office:value="-48.7999999999997" calcext:value-type="float">
            <text:p>-48,7999999999997</text:p>
          </table:table-cell>
          <table:table-cell table:formula="of:=[.O605]+[.N606]*[.$E$2]" office:value-type="float" office:value="383.306" calcext:value-type="float">
            <text:p>383,306</text:p>
          </table:table-cell>
          <table:table-cell table:number-columns-repeated="4"/>
        </table:table-row>
        <table:table-row table:style-name="ro1">
          <table:table-cell table:formula="of:=[.A606]+[.$E$2]" office:value-type="float" office:value="6.00999999999992" calcext:value-type="float">
            <text:p>6,00999999999992</text:p>
          </table:table-cell>
          <table:table-cell table:formula="of:=-[.$G$2]*[.A607]^2/2+[.$H$2]*[.A607]+[.$I$2]" office:value-type="float" office:value="383.111510000004" calcext:value-type="float">
            <text:p>383,111510000004</text:p>
          </table:table-cell>
          <table:table-cell table:formula="of:=[.$H$2]-[.$G$2]*[.A607]" office:value-type="float" office:value="-48.8979999999992" calcext:value-type="float">
            <text:p>-48,8979999999992</text:p>
          </table:table-cell>
          <table:table-cell table:number-columns-repeated="9"/>
          <table:table-cell table:formula="of:=[.M606]+[.$E$2]" office:value-type="float" office:value="6.00999999999992" calcext:value-type="float">
            <text:p>6,00999999999992</text:p>
          </table:table-cell>
          <table:table-cell table:formula="of:=[.N606]-[.$G$2]*[.$E$2]" office:value-type="float" office:value="-48.8979999999997" calcext:value-type="float">
            <text:p>-48,8979999999997</text:p>
          </table:table-cell>
          <table:table-cell table:formula="of:=[.O606]+[.N607]*[.$E$2]" office:value-type="float" office:value="382.81702" calcext:value-type="float">
            <text:p>382,81702</text:p>
          </table:table-cell>
          <table:table-cell table:number-columns-repeated="4"/>
        </table:table-row>
        <table:table-row table:style-name="ro1">
          <table:table-cell table:formula="of:=[.A607]+[.$E$2]" office:value-type="float" office:value="6.01999999999992" calcext:value-type="float">
            <text:p>6,01999999999992</text:p>
          </table:table-cell>
          <table:table-cell table:formula="of:=-[.$G$2]*[.A608]^2/2+[.$H$2]*[.A608]+[.$I$2]" office:value-type="float" office:value="382.622040000004" calcext:value-type="float">
            <text:p>382,622040000004</text:p>
          </table:table-cell>
          <table:table-cell table:formula="of:=[.$H$2]-[.$G$2]*[.A608]" office:value-type="float" office:value="-48.9959999999992" calcext:value-type="float">
            <text:p>-48,9959999999992</text:p>
          </table:table-cell>
          <table:table-cell table:number-columns-repeated="9"/>
          <table:table-cell table:formula="of:=[.M607]+[.$E$2]" office:value-type="float" office:value="6.01999999999992" calcext:value-type="float">
            <text:p>6,01999999999992</text:p>
          </table:table-cell>
          <table:table-cell table:formula="of:=[.N607]-[.$G$2]*[.$E$2]" office:value-type="float" office:value="-48.9959999999997" calcext:value-type="float">
            <text:p>-48,9959999999997</text:p>
          </table:table-cell>
          <table:table-cell table:formula="of:=[.O607]+[.N608]*[.$E$2]" office:value-type="float" office:value="382.32706" calcext:value-type="float">
            <text:p>382,32706</text:p>
          </table:table-cell>
          <table:table-cell table:number-columns-repeated="4"/>
        </table:table-row>
        <table:table-row table:style-name="ro1">
          <table:table-cell table:formula="of:=[.A608]+[.$E$2]" office:value-type="float" office:value="6.02999999999992" calcext:value-type="float">
            <text:p>6,02999999999992</text:p>
          </table:table-cell>
          <table:table-cell table:formula="of:=-[.$G$2]*[.A609]^2/2+[.$H$2]*[.A609]+[.$I$2]" office:value-type="float" office:value="382.131590000004" calcext:value-type="float">
            <text:p>382,131590000004</text:p>
          </table:table-cell>
          <table:table-cell table:formula="of:=[.$H$2]-[.$G$2]*[.A609]" office:value-type="float" office:value="-49.0939999999992" calcext:value-type="float">
            <text:p>-49,0939999999992</text:p>
          </table:table-cell>
          <table:table-cell table:number-columns-repeated="9"/>
          <table:table-cell table:formula="of:=[.M608]+[.$E$2]" office:value-type="float" office:value="6.02999999999992" calcext:value-type="float">
            <text:p>6,02999999999992</text:p>
          </table:table-cell>
          <table:table-cell table:formula="of:=[.N608]-[.$G$2]*[.$E$2]" office:value-type="float" office:value="-49.0939999999997" calcext:value-type="float">
            <text:p>-49,0939999999997</text:p>
          </table:table-cell>
          <table:table-cell table:formula="of:=[.O608]+[.N609]*[.$E$2]" office:value-type="float" office:value="381.83612" calcext:value-type="float">
            <text:p>381,83612</text:p>
          </table:table-cell>
          <table:table-cell table:number-columns-repeated="4"/>
        </table:table-row>
        <table:table-row table:style-name="ro1">
          <table:table-cell table:formula="of:=[.A609]+[.$E$2]" office:value-type="float" office:value="6.03999999999992" calcext:value-type="float">
            <text:p>6,03999999999992</text:p>
          </table:table-cell>
          <table:table-cell table:formula="of:=-[.$G$2]*[.A610]^2/2+[.$H$2]*[.A610]+[.$I$2]" office:value-type="float" office:value="381.640160000004" calcext:value-type="float">
            <text:p>381,640160000004</text:p>
          </table:table-cell>
          <table:table-cell table:formula="of:=[.$H$2]-[.$G$2]*[.A610]" office:value-type="float" office:value="-49.1919999999992" calcext:value-type="float">
            <text:p>-49,1919999999992</text:p>
          </table:table-cell>
          <table:table-cell table:number-columns-repeated="9"/>
          <table:table-cell table:formula="of:=[.M609]+[.$E$2]" office:value-type="float" office:value="6.03999999999992" calcext:value-type="float">
            <text:p>6,03999999999992</text:p>
          </table:table-cell>
          <table:table-cell table:formula="of:=[.N609]-[.$G$2]*[.$E$2]" office:value-type="float" office:value="-49.1919999999997" calcext:value-type="float">
            <text:p>-49,1919999999997</text:p>
          </table:table-cell>
          <table:table-cell table:formula="of:=[.O609]+[.N610]*[.$E$2]" office:value-type="float" office:value="381.3442" calcext:value-type="float">
            <text:p>381,3442</text:p>
          </table:table-cell>
          <table:table-cell table:number-columns-repeated="4"/>
        </table:table-row>
        <table:table-row table:style-name="ro1">
          <table:table-cell table:formula="of:=[.A610]+[.$E$2]" office:value-type="float" office:value="6.04999999999992" calcext:value-type="float">
            <text:p>6,04999999999992</text:p>
          </table:table-cell>
          <table:table-cell table:formula="of:=-[.$G$2]*[.A611]^2/2+[.$H$2]*[.A611]+[.$I$2]" office:value-type="float" office:value="381.147750000004" calcext:value-type="float">
            <text:p>381,147750000004</text:p>
          </table:table-cell>
          <table:table-cell table:formula="of:=[.$H$2]-[.$G$2]*[.A611]" office:value-type="float" office:value="-49.2899999999992" calcext:value-type="float">
            <text:p>-49,2899999999992</text:p>
          </table:table-cell>
          <table:table-cell table:number-columns-repeated="9"/>
          <table:table-cell table:formula="of:=[.M610]+[.$E$2]" office:value-type="float" office:value="6.04999999999992" calcext:value-type="float">
            <text:p>6,04999999999992</text:p>
          </table:table-cell>
          <table:table-cell table:formula="of:=[.N610]-[.$G$2]*[.$E$2]" office:value-type="float" office:value="-49.2899999999997" calcext:value-type="float">
            <text:p>-49,2899999999997</text:p>
          </table:table-cell>
          <table:table-cell table:formula="of:=[.O610]+[.N611]*[.$E$2]" office:value-type="float" office:value="380.8513" calcext:value-type="float">
            <text:p>380,8513</text:p>
          </table:table-cell>
          <table:table-cell table:number-columns-repeated="4"/>
        </table:table-row>
        <table:table-row table:style-name="ro1">
          <table:table-cell table:formula="of:=[.A611]+[.$E$2]" office:value-type="float" office:value="6.05999999999992" calcext:value-type="float">
            <text:p>6,05999999999992</text:p>
          </table:table-cell>
          <table:table-cell table:formula="of:=-[.$G$2]*[.A612]^2/2+[.$H$2]*[.A612]+[.$I$2]" office:value-type="float" office:value="380.654360000004" calcext:value-type="float">
            <text:p>380,654360000004</text:p>
          </table:table-cell>
          <table:table-cell table:formula="of:=[.$H$2]-[.$G$2]*[.A612]" office:value-type="float" office:value="-49.3879999999992" calcext:value-type="float">
            <text:p>-49,3879999999992</text:p>
          </table:table-cell>
          <table:table-cell table:number-columns-repeated="9"/>
          <table:table-cell table:formula="of:=[.M611]+[.$E$2]" office:value-type="float" office:value="6.05999999999992" calcext:value-type="float">
            <text:p>6,05999999999992</text:p>
          </table:table-cell>
          <table:table-cell table:formula="of:=[.N611]-[.$G$2]*[.$E$2]" office:value-type="float" office:value="-49.3879999999997" calcext:value-type="float">
            <text:p>-49,3879999999997</text:p>
          </table:table-cell>
          <table:table-cell table:formula="of:=[.O611]+[.N612]*[.$E$2]" office:value-type="float" office:value="380.35742" calcext:value-type="float">
            <text:p>380,35742</text:p>
          </table:table-cell>
          <table:table-cell table:number-columns-repeated="4"/>
        </table:table-row>
        <table:table-row table:style-name="ro1">
          <table:table-cell table:formula="of:=[.A612]+[.$E$2]" office:value-type="float" office:value="6.06999999999992" calcext:value-type="float">
            <text:p>6,06999999999992</text:p>
          </table:table-cell>
          <table:table-cell table:formula="of:=-[.$G$2]*[.A613]^2/2+[.$H$2]*[.A613]+[.$I$2]" office:value-type="float" office:value="380.159990000004" calcext:value-type="float">
            <text:p>380,159990000004</text:p>
          </table:table-cell>
          <table:table-cell table:formula="of:=[.$H$2]-[.$G$2]*[.A613]" office:value-type="float" office:value="-49.4859999999992" calcext:value-type="float">
            <text:p>-49,4859999999992</text:p>
          </table:table-cell>
          <table:table-cell table:number-columns-repeated="9"/>
          <table:table-cell table:formula="of:=[.M612]+[.$E$2]" office:value-type="float" office:value="6.06999999999992" calcext:value-type="float">
            <text:p>6,06999999999992</text:p>
          </table:table-cell>
          <table:table-cell table:formula="of:=[.N612]-[.$G$2]*[.$E$2]" office:value-type="float" office:value="-49.4859999999997" calcext:value-type="float">
            <text:p>-49,4859999999997</text:p>
          </table:table-cell>
          <table:table-cell table:formula="of:=[.O612]+[.N613]*[.$E$2]" office:value-type="float" office:value="379.86256" calcext:value-type="float">
            <text:p>379,86256</text:p>
          </table:table-cell>
          <table:table-cell table:number-columns-repeated="4"/>
        </table:table-row>
        <table:table-row table:style-name="ro1">
          <table:table-cell table:formula="of:=[.A613]+[.$E$2]" office:value-type="float" office:value="6.07999999999992" calcext:value-type="float">
            <text:p>6,07999999999992</text:p>
          </table:table-cell>
          <table:table-cell table:formula="of:=-[.$G$2]*[.A614]^2/2+[.$H$2]*[.A614]+[.$I$2]" office:value-type="float" office:value="379.664640000004" calcext:value-type="float">
            <text:p>379,664640000004</text:p>
          </table:table-cell>
          <table:table-cell table:formula="of:=[.$H$2]-[.$G$2]*[.A614]" office:value-type="float" office:value="-49.5839999999992" calcext:value-type="float">
            <text:p>-49,5839999999992</text:p>
          </table:table-cell>
          <table:table-cell table:number-columns-repeated="9"/>
          <table:table-cell table:formula="of:=[.M613]+[.$E$2]" office:value-type="float" office:value="6.07999999999992" calcext:value-type="float">
            <text:p>6,07999999999992</text:p>
          </table:table-cell>
          <table:table-cell table:formula="of:=[.N613]-[.$G$2]*[.$E$2]" office:value-type="float" office:value="-49.5839999999997" calcext:value-type="float">
            <text:p>-49,5839999999997</text:p>
          </table:table-cell>
          <table:table-cell table:formula="of:=[.O613]+[.N614]*[.$E$2]" office:value-type="float" office:value="379.36672" calcext:value-type="float">
            <text:p>379,36672</text:p>
          </table:table-cell>
          <table:table-cell table:number-columns-repeated="4"/>
        </table:table-row>
        <table:table-row table:style-name="ro1">
          <table:table-cell table:formula="of:=[.A614]+[.$E$2]" office:value-type="float" office:value="6.08999999999991" calcext:value-type="float">
            <text:p>6,08999999999991</text:p>
          </table:table-cell>
          <table:table-cell table:formula="of:=-[.$G$2]*[.A615]^2/2+[.$H$2]*[.A615]+[.$I$2]" office:value-type="float" office:value="379.168310000004" calcext:value-type="float">
            <text:p>379,168310000004</text:p>
          </table:table-cell>
          <table:table-cell table:formula="of:=[.$H$2]-[.$G$2]*[.A615]" office:value-type="float" office:value="-49.6819999999992" calcext:value-type="float">
            <text:p>-49,6819999999992</text:p>
          </table:table-cell>
          <table:table-cell table:number-columns-repeated="9"/>
          <table:table-cell table:formula="of:=[.M614]+[.$E$2]" office:value-type="float" office:value="6.08999999999991" calcext:value-type="float">
            <text:p>6,08999999999991</text:p>
          </table:table-cell>
          <table:table-cell table:formula="of:=[.N614]-[.$G$2]*[.$E$2]" office:value-type="float" office:value="-49.6819999999997" calcext:value-type="float">
            <text:p>-49,6819999999997</text:p>
          </table:table-cell>
          <table:table-cell table:formula="of:=[.O614]+[.N615]*[.$E$2]" office:value-type="float" office:value="378.8699" calcext:value-type="float">
            <text:p>378,8699</text:p>
          </table:table-cell>
          <table:table-cell table:number-columns-repeated="4"/>
        </table:table-row>
        <table:table-row table:style-name="ro1">
          <table:table-cell table:formula="of:=[.A615]+[.$E$2]" office:value-type="float" office:value="6.09999999999991" calcext:value-type="float">
            <text:p>6,09999999999991</text:p>
          </table:table-cell>
          <table:table-cell table:formula="of:=-[.$G$2]*[.A616]^2/2+[.$H$2]*[.A616]+[.$I$2]" office:value-type="float" office:value="378.671000000004" calcext:value-type="float">
            <text:p>378,671000000004</text:p>
          </table:table-cell>
          <table:table-cell table:formula="of:=[.$H$2]-[.$G$2]*[.A616]" office:value-type="float" office:value="-49.7799999999992" calcext:value-type="float">
            <text:p>-49,7799999999992</text:p>
          </table:table-cell>
          <table:table-cell table:number-columns-repeated="9"/>
          <table:table-cell table:formula="of:=[.M615]+[.$E$2]" office:value-type="float" office:value="6.09999999999991" calcext:value-type="float">
            <text:p>6,09999999999991</text:p>
          </table:table-cell>
          <table:table-cell table:formula="of:=[.N615]-[.$G$2]*[.$E$2]" office:value-type="float" office:value="-49.7799999999997" calcext:value-type="float">
            <text:p>-49,7799999999997</text:p>
          </table:table-cell>
          <table:table-cell table:formula="of:=[.O615]+[.N616]*[.$E$2]" office:value-type="float" office:value="378.3721" calcext:value-type="float">
            <text:p>378,3721</text:p>
          </table:table-cell>
          <table:table-cell table:number-columns-repeated="4"/>
        </table:table-row>
        <table:table-row table:style-name="ro1">
          <table:table-cell table:formula="of:=[.A616]+[.$E$2]" office:value-type="float" office:value="6.10999999999991" calcext:value-type="float">
            <text:p>6,10999999999991</text:p>
          </table:table-cell>
          <table:table-cell table:formula="of:=-[.$G$2]*[.A617]^2/2+[.$H$2]*[.A617]+[.$I$2]" office:value-type="float" office:value="378.172710000004" calcext:value-type="float">
            <text:p>378,172710000004</text:p>
          </table:table-cell>
          <table:table-cell table:formula="of:=[.$H$2]-[.$G$2]*[.A617]" office:value-type="float" office:value="-49.8779999999992" calcext:value-type="float">
            <text:p>-49,8779999999992</text:p>
          </table:table-cell>
          <table:table-cell table:number-columns-repeated="9"/>
          <table:table-cell table:formula="of:=[.M616]+[.$E$2]" office:value-type="float" office:value="6.10999999999991" calcext:value-type="float">
            <text:p>6,10999999999991</text:p>
          </table:table-cell>
          <table:table-cell table:formula="of:=[.N616]-[.$G$2]*[.$E$2]" office:value-type="float" office:value="-49.8779999999997" calcext:value-type="float">
            <text:p>-49,8779999999997</text:p>
          </table:table-cell>
          <table:table-cell table:formula="of:=[.O616]+[.N617]*[.$E$2]" office:value-type="float" office:value="377.87332" calcext:value-type="float">
            <text:p>377,87332</text:p>
          </table:table-cell>
          <table:table-cell table:number-columns-repeated="4"/>
        </table:table-row>
        <table:table-row table:style-name="ro1">
          <table:table-cell table:formula="of:=[.A617]+[.$E$2]" office:value-type="float" office:value="6.11999999999991" calcext:value-type="float">
            <text:p>6,11999999999991</text:p>
          </table:table-cell>
          <table:table-cell table:formula="of:=-[.$G$2]*[.A618]^2/2+[.$H$2]*[.A618]+[.$I$2]" office:value-type="float" office:value="377.673440000004" calcext:value-type="float">
            <text:p>377,673440000004</text:p>
          </table:table-cell>
          <table:table-cell table:formula="of:=[.$H$2]-[.$G$2]*[.A618]" office:value-type="float" office:value="-49.9759999999992" calcext:value-type="float">
            <text:p>-49,9759999999992</text:p>
          </table:table-cell>
          <table:table-cell table:number-columns-repeated="9"/>
          <table:table-cell table:formula="of:=[.M617]+[.$E$2]" office:value-type="float" office:value="6.11999999999991" calcext:value-type="float">
            <text:p>6,11999999999991</text:p>
          </table:table-cell>
          <table:table-cell table:formula="of:=[.N617]-[.$G$2]*[.$E$2]" office:value-type="float" office:value="-49.9759999999997" calcext:value-type="float">
            <text:p>-49,9759999999997</text:p>
          </table:table-cell>
          <table:table-cell table:formula="of:=[.O617]+[.N618]*[.$E$2]" office:value-type="float" office:value="377.37356" calcext:value-type="float">
            <text:p>377,37356</text:p>
          </table:table-cell>
          <table:table-cell table:number-columns-repeated="4"/>
        </table:table-row>
        <table:table-row table:style-name="ro1">
          <table:table-cell table:formula="of:=[.A618]+[.$E$2]" office:value-type="float" office:value="6.12999999999991" calcext:value-type="float">
            <text:p>6,12999999999991</text:p>
          </table:table-cell>
          <table:table-cell table:formula="of:=-[.$G$2]*[.A619]^2/2+[.$H$2]*[.A619]+[.$I$2]" office:value-type="float" office:value="377.173190000004" calcext:value-type="float">
            <text:p>377,173190000004</text:p>
          </table:table-cell>
          <table:table-cell table:formula="of:=[.$H$2]-[.$G$2]*[.A619]" office:value-type="float" office:value="-50.0739999999992" calcext:value-type="float">
            <text:p>-50,0739999999992</text:p>
          </table:table-cell>
          <table:table-cell table:number-columns-repeated="9"/>
          <table:table-cell table:formula="of:=[.M618]+[.$E$2]" office:value-type="float" office:value="6.12999999999991" calcext:value-type="float">
            <text:p>6,12999999999991</text:p>
          </table:table-cell>
          <table:table-cell table:formula="of:=[.N618]-[.$G$2]*[.$E$2]" office:value-type="float" office:value="-50.0739999999997" calcext:value-type="float">
            <text:p>-50,0739999999997</text:p>
          </table:table-cell>
          <table:table-cell table:formula="of:=[.O618]+[.N619]*[.$E$2]" office:value-type="float" office:value="376.87282" calcext:value-type="float">
            <text:p>376,87282</text:p>
          </table:table-cell>
          <table:table-cell table:number-columns-repeated="4"/>
        </table:table-row>
        <table:table-row table:style-name="ro1">
          <table:table-cell table:formula="of:=[.A619]+[.$E$2]" office:value-type="float" office:value="6.13999999999991" calcext:value-type="float">
            <text:p>6,13999999999991</text:p>
          </table:table-cell>
          <table:table-cell table:formula="of:=-[.$G$2]*[.A620]^2/2+[.$H$2]*[.A620]+[.$I$2]" office:value-type="float" office:value="376.671960000004" calcext:value-type="float">
            <text:p>376,671960000004</text:p>
          </table:table-cell>
          <table:table-cell table:formula="of:=[.$H$2]-[.$G$2]*[.A620]" office:value-type="float" office:value="-50.1719999999992" calcext:value-type="float">
            <text:p>-50,1719999999992</text:p>
          </table:table-cell>
          <table:table-cell table:number-columns-repeated="9"/>
          <table:table-cell table:formula="of:=[.M619]+[.$E$2]" office:value-type="float" office:value="6.13999999999991" calcext:value-type="float">
            <text:p>6,13999999999991</text:p>
          </table:table-cell>
          <table:table-cell table:formula="of:=[.N619]-[.$G$2]*[.$E$2]" office:value-type="float" office:value="-50.1719999999997" calcext:value-type="float">
            <text:p>-50,1719999999997</text:p>
          </table:table-cell>
          <table:table-cell table:formula="of:=[.O619]+[.N620]*[.$E$2]" office:value-type="float" office:value="376.3711" calcext:value-type="float">
            <text:p>376,3711</text:p>
          </table:table-cell>
          <table:table-cell table:number-columns-repeated="4"/>
        </table:table-row>
        <table:table-row table:style-name="ro1">
          <table:table-cell table:formula="of:=[.A620]+[.$E$2]" office:value-type="float" office:value="6.14999999999991" calcext:value-type="float">
            <text:p>6,14999999999991</text:p>
          </table:table-cell>
          <table:table-cell table:formula="of:=-[.$G$2]*[.A621]^2/2+[.$H$2]*[.A621]+[.$I$2]" office:value-type="float" office:value="376.169750000004" calcext:value-type="float">
            <text:p>376,169750000004</text:p>
          </table:table-cell>
          <table:table-cell table:formula="of:=[.$H$2]-[.$G$2]*[.A621]" office:value-type="float" office:value="-50.2699999999992" calcext:value-type="float">
            <text:p>-50,2699999999992</text:p>
          </table:table-cell>
          <table:table-cell table:number-columns-repeated="9"/>
          <table:table-cell table:formula="of:=[.M620]+[.$E$2]" office:value-type="float" office:value="6.14999999999991" calcext:value-type="float">
            <text:p>6,14999999999991</text:p>
          </table:table-cell>
          <table:table-cell table:formula="of:=[.N620]-[.$G$2]*[.$E$2]" office:value-type="float" office:value="-50.2699999999997" calcext:value-type="float">
            <text:p>-50,2699999999997</text:p>
          </table:table-cell>
          <table:table-cell table:formula="of:=[.O620]+[.N621]*[.$E$2]" office:value-type="float" office:value="375.8684" calcext:value-type="float">
            <text:p>375,8684</text:p>
          </table:table-cell>
          <table:table-cell table:number-columns-repeated="4"/>
        </table:table-row>
        <table:table-row table:style-name="ro1">
          <table:table-cell table:formula="of:=[.A621]+[.$E$2]" office:value-type="float" office:value="6.15999999999991" calcext:value-type="float">
            <text:p>6,15999999999991</text:p>
          </table:table-cell>
          <table:table-cell table:formula="of:=-[.$G$2]*[.A622]^2/2+[.$H$2]*[.A622]+[.$I$2]" office:value-type="float" office:value="375.666560000004" calcext:value-type="float">
            <text:p>375,666560000004</text:p>
          </table:table-cell>
          <table:table-cell table:formula="of:=[.$H$2]-[.$G$2]*[.A622]" office:value-type="float" office:value="-50.3679999999992" calcext:value-type="float">
            <text:p>-50,3679999999992</text:p>
          </table:table-cell>
          <table:table-cell table:number-columns-repeated="9"/>
          <table:table-cell table:formula="of:=[.M621]+[.$E$2]" office:value-type="float" office:value="6.15999999999991" calcext:value-type="float">
            <text:p>6,15999999999991</text:p>
          </table:table-cell>
          <table:table-cell table:formula="of:=[.N621]-[.$G$2]*[.$E$2]" office:value-type="float" office:value="-50.3679999999997" calcext:value-type="float">
            <text:p>-50,3679999999997</text:p>
          </table:table-cell>
          <table:table-cell table:formula="of:=[.O621]+[.N622]*[.$E$2]" office:value-type="float" office:value="375.36472" calcext:value-type="float">
            <text:p>375,36472</text:p>
          </table:table-cell>
          <table:table-cell table:number-columns-repeated="4"/>
        </table:table-row>
        <table:table-row table:style-name="ro1">
          <table:table-cell table:formula="of:=[.A622]+[.$E$2]" office:value-type="float" office:value="6.16999999999991" calcext:value-type="float">
            <text:p>6,16999999999991</text:p>
          </table:table-cell>
          <table:table-cell table:formula="of:=-[.$G$2]*[.A623]^2/2+[.$H$2]*[.A623]+[.$I$2]" office:value-type="float" office:value="375.162390000004" calcext:value-type="float">
            <text:p>375,162390000004</text:p>
          </table:table-cell>
          <table:table-cell table:formula="of:=[.$H$2]-[.$G$2]*[.A623]" office:value-type="float" office:value="-50.4659999999991" calcext:value-type="float">
            <text:p>-50,4659999999991</text:p>
          </table:table-cell>
          <table:table-cell table:number-columns-repeated="9"/>
          <table:table-cell table:formula="of:=[.M622]+[.$E$2]" office:value-type="float" office:value="6.16999999999991" calcext:value-type="float">
            <text:p>6,16999999999991</text:p>
          </table:table-cell>
          <table:table-cell table:formula="of:=[.N622]-[.$G$2]*[.$E$2]" office:value-type="float" office:value="-50.4659999999997" calcext:value-type="float">
            <text:p>-50,4659999999997</text:p>
          </table:table-cell>
          <table:table-cell table:formula="of:=[.O622]+[.N623]*[.$E$2]" office:value-type="float" office:value="374.86006" calcext:value-type="float">
            <text:p>374,86006</text:p>
          </table:table-cell>
          <table:table-cell table:number-columns-repeated="4"/>
        </table:table-row>
        <table:table-row table:style-name="ro1">
          <table:table-cell table:formula="of:=[.A623]+[.$E$2]" office:value-type="float" office:value="6.17999999999991" calcext:value-type="float">
            <text:p>6,17999999999991</text:p>
          </table:table-cell>
          <table:table-cell table:formula="of:=-[.$G$2]*[.A624]^2/2+[.$H$2]*[.A624]+[.$I$2]" office:value-type="float" office:value="374.657240000004" calcext:value-type="float">
            <text:p>374,657240000004</text:p>
          </table:table-cell>
          <table:table-cell table:formula="of:=[.$H$2]-[.$G$2]*[.A624]" office:value-type="float" office:value="-50.5639999999992" calcext:value-type="float">
            <text:p>-50,5639999999992</text:p>
          </table:table-cell>
          <table:table-cell table:number-columns-repeated="9"/>
          <table:table-cell table:formula="of:=[.M623]+[.$E$2]" office:value-type="float" office:value="6.17999999999991" calcext:value-type="float">
            <text:p>6,17999999999991</text:p>
          </table:table-cell>
          <table:table-cell table:formula="of:=[.N623]-[.$G$2]*[.$E$2]" office:value-type="float" office:value="-50.5639999999997" calcext:value-type="float">
            <text:p>-50,5639999999997</text:p>
          </table:table-cell>
          <table:table-cell table:formula="of:=[.O623]+[.N624]*[.$E$2]" office:value-type="float" office:value="374.35442" calcext:value-type="float">
            <text:p>374,35442</text:p>
          </table:table-cell>
          <table:table-cell table:number-columns-repeated="4"/>
        </table:table-row>
        <table:table-row table:style-name="ro1">
          <table:table-cell table:formula="of:=[.A624]+[.$E$2]" office:value-type="float" office:value="6.18999999999991" calcext:value-type="float">
            <text:p>6,18999999999991</text:p>
          </table:table-cell>
          <table:table-cell table:formula="of:=-[.$G$2]*[.A625]^2/2+[.$H$2]*[.A625]+[.$I$2]" office:value-type="float" office:value="374.151110000004" calcext:value-type="float">
            <text:p>374,151110000004</text:p>
          </table:table-cell>
          <table:table-cell table:formula="of:=[.$H$2]-[.$G$2]*[.A625]" office:value-type="float" office:value="-50.6619999999992" calcext:value-type="float">
            <text:p>-50,6619999999992</text:p>
          </table:table-cell>
          <table:table-cell table:number-columns-repeated="9"/>
          <table:table-cell table:formula="of:=[.M624]+[.$E$2]" office:value-type="float" office:value="6.18999999999991" calcext:value-type="float">
            <text:p>6,18999999999991</text:p>
          </table:table-cell>
          <table:table-cell table:formula="of:=[.N624]-[.$G$2]*[.$E$2]" office:value-type="float" office:value="-50.6619999999997" calcext:value-type="float">
            <text:p>-50,6619999999997</text:p>
          </table:table-cell>
          <table:table-cell table:formula="of:=[.O624]+[.N625]*[.$E$2]" office:value-type="float" office:value="373.8478" calcext:value-type="float">
            <text:p>373,8478</text:p>
          </table:table-cell>
          <table:table-cell table:number-columns-repeated="4"/>
        </table:table-row>
        <table:table-row table:style-name="ro1">
          <table:table-cell table:formula="of:=[.A625]+[.$E$2]" office:value-type="float" office:value="6.19999999999991" calcext:value-type="float">
            <text:p>6,19999999999991</text:p>
          </table:table-cell>
          <table:table-cell table:formula="of:=-[.$G$2]*[.A626]^2/2+[.$H$2]*[.A626]+[.$I$2]" office:value-type="float" office:value="373.644000000004" calcext:value-type="float">
            <text:p>373,644000000004</text:p>
          </table:table-cell>
          <table:table-cell table:formula="of:=[.$H$2]-[.$G$2]*[.A626]" office:value-type="float" office:value="-50.7599999999991" calcext:value-type="float">
            <text:p>-50,7599999999991</text:p>
          </table:table-cell>
          <table:table-cell table:number-columns-repeated="9"/>
          <table:table-cell table:formula="of:=[.M625]+[.$E$2]" office:value-type="float" office:value="6.19999999999991" calcext:value-type="float">
            <text:p>6,19999999999991</text:p>
          </table:table-cell>
          <table:table-cell table:formula="of:=[.N625]-[.$G$2]*[.$E$2]" office:value-type="float" office:value="-50.7599999999997" calcext:value-type="float">
            <text:p>-50,7599999999997</text:p>
          </table:table-cell>
          <table:table-cell table:formula="of:=[.O625]+[.N626]*[.$E$2]" office:value-type="float" office:value="373.3402" calcext:value-type="float">
            <text:p>373,3402</text:p>
          </table:table-cell>
          <table:table-cell table:number-columns-repeated="4"/>
        </table:table-row>
        <table:table-row table:style-name="ro1">
          <table:table-cell table:formula="of:=[.A626]+[.$E$2]" office:value-type="float" office:value="6.20999999999991" calcext:value-type="float">
            <text:p>6,20999999999991</text:p>
          </table:table-cell>
          <table:table-cell table:formula="of:=-[.$G$2]*[.A627]^2/2+[.$H$2]*[.A627]+[.$I$2]" office:value-type="float" office:value="373.135910000004" calcext:value-type="float">
            <text:p>373,135910000004</text:p>
          </table:table-cell>
          <table:table-cell table:formula="of:=[.$H$2]-[.$G$2]*[.A627]" office:value-type="float" office:value="-50.8579999999991" calcext:value-type="float">
            <text:p>-50,8579999999991</text:p>
          </table:table-cell>
          <table:table-cell table:number-columns-repeated="9"/>
          <table:table-cell table:formula="of:=[.M626]+[.$E$2]" office:value-type="float" office:value="6.20999999999991" calcext:value-type="float">
            <text:p>6,20999999999991</text:p>
          </table:table-cell>
          <table:table-cell table:formula="of:=[.N626]-[.$G$2]*[.$E$2]" office:value-type="float" office:value="-50.8579999999997" calcext:value-type="float">
            <text:p>-50,8579999999997</text:p>
          </table:table-cell>
          <table:table-cell table:formula="of:=[.O626]+[.N627]*[.$E$2]" office:value-type="float" office:value="372.83162" calcext:value-type="float">
            <text:p>372,83162</text:p>
          </table:table-cell>
          <table:table-cell table:number-columns-repeated="4"/>
        </table:table-row>
        <table:table-row table:style-name="ro1">
          <table:table-cell table:formula="of:=[.A627]+[.$E$2]" office:value-type="float" office:value="6.21999999999991" calcext:value-type="float">
            <text:p>6,21999999999991</text:p>
          </table:table-cell>
          <table:table-cell table:formula="of:=-[.$G$2]*[.A628]^2/2+[.$H$2]*[.A628]+[.$I$2]" office:value-type="float" office:value="372.626840000005" calcext:value-type="float">
            <text:p>372,626840000005</text:p>
          </table:table-cell>
          <table:table-cell table:formula="of:=[.$H$2]-[.$G$2]*[.A628]" office:value-type="float" office:value="-50.9559999999991" calcext:value-type="float">
            <text:p>-50,9559999999991</text:p>
          </table:table-cell>
          <table:table-cell table:number-columns-repeated="9"/>
          <table:table-cell table:formula="of:=[.M627]+[.$E$2]" office:value-type="float" office:value="6.21999999999991" calcext:value-type="float">
            <text:p>6,21999999999991</text:p>
          </table:table-cell>
          <table:table-cell table:formula="of:=[.N627]-[.$G$2]*[.$E$2]" office:value-type="float" office:value="-50.9559999999997" calcext:value-type="float">
            <text:p>-50,9559999999997</text:p>
          </table:table-cell>
          <table:table-cell table:formula="of:=[.O627]+[.N628]*[.$E$2]" office:value-type="float" office:value="372.32206" calcext:value-type="float">
            <text:p>372,32206</text:p>
          </table:table-cell>
          <table:table-cell table:number-columns-repeated="4"/>
        </table:table-row>
        <table:table-row table:style-name="ro1">
          <table:table-cell table:formula="of:=[.A628]+[.$E$2]" office:value-type="float" office:value="6.22999999999991" calcext:value-type="float">
            <text:p>6,22999999999991</text:p>
          </table:table-cell>
          <table:table-cell table:formula="of:=-[.$G$2]*[.A629]^2/2+[.$H$2]*[.A629]+[.$I$2]" office:value-type="float" office:value="372.116790000005" calcext:value-type="float">
            <text:p>372,116790000005</text:p>
          </table:table-cell>
          <table:table-cell table:formula="of:=[.$H$2]-[.$G$2]*[.A629]" office:value-type="float" office:value="-51.0539999999991" calcext:value-type="float">
            <text:p>-51,0539999999991</text:p>
          </table:table-cell>
          <table:table-cell table:number-columns-repeated="9"/>
          <table:table-cell table:formula="of:=[.M628]+[.$E$2]" office:value-type="float" office:value="6.22999999999991" calcext:value-type="float">
            <text:p>6,22999999999991</text:p>
          </table:table-cell>
          <table:table-cell table:formula="of:=[.N628]-[.$G$2]*[.$E$2]" office:value-type="float" office:value="-51.0539999999997" calcext:value-type="float">
            <text:p>-51,0539999999997</text:p>
          </table:table-cell>
          <table:table-cell table:formula="of:=[.O628]+[.N629]*[.$E$2]" office:value-type="float" office:value="371.81152" calcext:value-type="float">
            <text:p>371,81152</text:p>
          </table:table-cell>
          <table:table-cell table:number-columns-repeated="4"/>
        </table:table-row>
        <table:table-row table:style-name="ro1">
          <table:table-cell table:formula="of:=[.A629]+[.$E$2]" office:value-type="float" office:value="6.23999999999991" calcext:value-type="float">
            <text:p>6,23999999999991</text:p>
          </table:table-cell>
          <table:table-cell table:formula="of:=-[.$G$2]*[.A630]^2/2+[.$H$2]*[.A630]+[.$I$2]" office:value-type="float" office:value="371.605760000005" calcext:value-type="float">
            <text:p>371,605760000005</text:p>
          </table:table-cell>
          <table:table-cell table:formula="of:=[.$H$2]-[.$G$2]*[.A630]" office:value-type="float" office:value="-51.1519999999991" calcext:value-type="float">
            <text:p>-51,1519999999991</text:p>
          </table:table-cell>
          <table:table-cell table:number-columns-repeated="9"/>
          <table:table-cell table:formula="of:=[.M629]+[.$E$2]" office:value-type="float" office:value="6.23999999999991" calcext:value-type="float">
            <text:p>6,23999999999991</text:p>
          </table:table-cell>
          <table:table-cell table:formula="of:=[.N629]-[.$G$2]*[.$E$2]" office:value-type="float" office:value="-51.1519999999997" calcext:value-type="float">
            <text:p>-51,1519999999997</text:p>
          </table:table-cell>
          <table:table-cell table:formula="of:=[.O629]+[.N630]*[.$E$2]" office:value-type="float" office:value="371.3" calcext:value-type="float">
            <text:p>371,3</text:p>
          </table:table-cell>
          <table:table-cell table:number-columns-repeated="4"/>
        </table:table-row>
        <table:table-row table:style-name="ro1">
          <table:table-cell table:formula="of:=[.A630]+[.$E$2]" office:value-type="float" office:value="6.24999999999991" calcext:value-type="float">
            <text:p>6,24999999999991</text:p>
          </table:table-cell>
          <table:table-cell table:formula="of:=-[.$G$2]*[.A631]^2/2+[.$H$2]*[.A631]+[.$I$2]" office:value-type="float" office:value="371.093750000005" calcext:value-type="float">
            <text:p>371,093750000005</text:p>
          </table:table-cell>
          <table:table-cell table:formula="of:=[.$H$2]-[.$G$2]*[.A631]" office:value-type="float" office:value="-51.2499999999991" calcext:value-type="float">
            <text:p>-51,2499999999991</text:p>
          </table:table-cell>
          <table:table-cell table:number-columns-repeated="9"/>
          <table:table-cell table:formula="of:=[.M630]+[.$E$2]" office:value-type="float" office:value="6.24999999999991" calcext:value-type="float">
            <text:p>6,24999999999991</text:p>
          </table:table-cell>
          <table:table-cell table:formula="of:=[.N630]-[.$G$2]*[.$E$2]" office:value-type="float" office:value="-51.2499999999997" calcext:value-type="float">
            <text:p>-51,2499999999997</text:p>
          </table:table-cell>
          <table:table-cell table:formula="of:=[.O630]+[.N631]*[.$E$2]" office:value-type="float" office:value="370.7875" calcext:value-type="float">
            <text:p>370,7875</text:p>
          </table:table-cell>
          <table:table-cell table:number-columns-repeated="4"/>
        </table:table-row>
        <table:table-row table:style-name="ro1">
          <table:table-cell table:formula="of:=[.A631]+[.$E$2]" office:value-type="float" office:value="6.25999999999991" calcext:value-type="float">
            <text:p>6,25999999999991</text:p>
          </table:table-cell>
          <table:table-cell table:formula="of:=-[.$G$2]*[.A632]^2/2+[.$H$2]*[.A632]+[.$I$2]" office:value-type="float" office:value="370.580760000005" calcext:value-type="float">
            <text:p>370,580760000005</text:p>
          </table:table-cell>
          <table:table-cell table:formula="of:=[.$H$2]-[.$G$2]*[.A632]" office:value-type="float" office:value="-51.3479999999991" calcext:value-type="float">
            <text:p>-51,3479999999991</text:p>
          </table:table-cell>
          <table:table-cell table:number-columns-repeated="9"/>
          <table:table-cell table:formula="of:=[.M631]+[.$E$2]" office:value-type="float" office:value="6.25999999999991" calcext:value-type="float">
            <text:p>6,25999999999991</text:p>
          </table:table-cell>
          <table:table-cell table:formula="of:=[.N631]-[.$G$2]*[.$E$2]" office:value-type="float" office:value="-51.3479999999997" calcext:value-type="float">
            <text:p>-51,3479999999997</text:p>
          </table:table-cell>
          <table:table-cell table:formula="of:=[.O631]+[.N632]*[.$E$2]" office:value-type="float" office:value="370.27402" calcext:value-type="float">
            <text:p>370,27402</text:p>
          </table:table-cell>
          <table:table-cell table:number-columns-repeated="4"/>
        </table:table-row>
        <table:table-row table:style-name="ro1">
          <table:table-cell table:formula="of:=[.A632]+[.$E$2]" office:value-type="float" office:value="6.26999999999991" calcext:value-type="float">
            <text:p>6,26999999999991</text:p>
          </table:table-cell>
          <table:table-cell table:formula="of:=-[.$G$2]*[.A633]^2/2+[.$H$2]*[.A633]+[.$I$2]" office:value-type="float" office:value="370.066790000005" calcext:value-type="float">
            <text:p>370,066790000005</text:p>
          </table:table-cell>
          <table:table-cell table:formula="of:=[.$H$2]-[.$G$2]*[.A633]" office:value-type="float" office:value="-51.4459999999991" calcext:value-type="float">
            <text:p>-51,4459999999991</text:p>
          </table:table-cell>
          <table:table-cell table:number-columns-repeated="9"/>
          <table:table-cell table:formula="of:=[.M632]+[.$E$2]" office:value-type="float" office:value="6.26999999999991" calcext:value-type="float">
            <text:p>6,26999999999991</text:p>
          </table:table-cell>
          <table:table-cell table:formula="of:=[.N632]-[.$G$2]*[.$E$2]" office:value-type="float" office:value="-51.4459999999997" calcext:value-type="float">
            <text:p>-51,4459999999997</text:p>
          </table:table-cell>
          <table:table-cell table:formula="of:=[.O632]+[.N633]*[.$E$2]" office:value-type="float" office:value="369.75956" calcext:value-type="float">
            <text:p>369,75956</text:p>
          </table:table-cell>
          <table:table-cell table:number-columns-repeated="4"/>
        </table:table-row>
        <table:table-row table:style-name="ro1">
          <table:table-cell table:formula="of:=[.A633]+[.$E$2]" office:value-type="float" office:value="6.27999999999991" calcext:value-type="float">
            <text:p>6,27999999999991</text:p>
          </table:table-cell>
          <table:table-cell table:formula="of:=-[.$G$2]*[.A634]^2/2+[.$H$2]*[.A634]+[.$I$2]" office:value-type="float" office:value="369.551840000005" calcext:value-type="float">
            <text:p>369,551840000005</text:p>
          </table:table-cell>
          <table:table-cell table:formula="of:=[.$H$2]-[.$G$2]*[.A634]" office:value-type="float" office:value="-51.5439999999991" calcext:value-type="float">
            <text:p>-51,5439999999991</text:p>
          </table:table-cell>
          <table:table-cell table:number-columns-repeated="9"/>
          <table:table-cell table:formula="of:=[.M633]+[.$E$2]" office:value-type="float" office:value="6.27999999999991" calcext:value-type="float">
            <text:p>6,27999999999991</text:p>
          </table:table-cell>
          <table:table-cell table:formula="of:=[.N633]-[.$G$2]*[.$E$2]" office:value-type="float" office:value="-51.5439999999997" calcext:value-type="float">
            <text:p>-51,5439999999997</text:p>
          </table:table-cell>
          <table:table-cell table:formula="of:=[.O633]+[.N634]*[.$E$2]" office:value-type="float" office:value="369.24412" calcext:value-type="float">
            <text:p>369,24412</text:p>
          </table:table-cell>
          <table:table-cell table:number-columns-repeated="4"/>
        </table:table-row>
        <table:table-row table:style-name="ro1">
          <table:table-cell table:formula="of:=[.A634]+[.$E$2]" office:value-type="float" office:value="6.28999999999991" calcext:value-type="float">
            <text:p>6,28999999999991</text:p>
          </table:table-cell>
          <table:table-cell table:formula="of:=-[.$G$2]*[.A635]^2/2+[.$H$2]*[.A635]+[.$I$2]" office:value-type="float" office:value="369.035910000005" calcext:value-type="float">
            <text:p>369,035910000005</text:p>
          </table:table-cell>
          <table:table-cell table:formula="of:=[.$H$2]-[.$G$2]*[.A635]" office:value-type="float" office:value="-51.6419999999991" calcext:value-type="float">
            <text:p>-51,6419999999991</text:p>
          </table:table-cell>
          <table:table-cell table:number-columns-repeated="9"/>
          <table:table-cell table:formula="of:=[.M634]+[.$E$2]" office:value-type="float" office:value="6.28999999999991" calcext:value-type="float">
            <text:p>6,28999999999991</text:p>
          </table:table-cell>
          <table:table-cell table:formula="of:=[.N634]-[.$G$2]*[.$E$2]" office:value-type="float" office:value="-51.6419999999997" calcext:value-type="float">
            <text:p>-51,6419999999997</text:p>
          </table:table-cell>
          <table:table-cell table:formula="of:=[.O634]+[.N635]*[.$E$2]" office:value-type="float" office:value="368.7277" calcext:value-type="float">
            <text:p>368,7277</text:p>
          </table:table-cell>
          <table:table-cell table:number-columns-repeated="4"/>
        </table:table-row>
        <table:table-row table:style-name="ro1">
          <table:table-cell table:formula="of:=[.A635]+[.$E$2]" office:value-type="float" office:value="6.29999999999991" calcext:value-type="float">
            <text:p>6,29999999999991</text:p>
          </table:table-cell>
          <table:table-cell table:formula="of:=-[.$G$2]*[.A636]^2/2+[.$H$2]*[.A636]+[.$I$2]" office:value-type="float" office:value="368.519000000005" calcext:value-type="float">
            <text:p>368,519000000005</text:p>
          </table:table-cell>
          <table:table-cell table:formula="of:=[.$H$2]-[.$G$2]*[.A636]" office:value-type="float" office:value="-51.7399999999991" calcext:value-type="float">
            <text:p>-51,7399999999991</text:p>
          </table:table-cell>
          <table:table-cell table:number-columns-repeated="9"/>
          <table:table-cell table:formula="of:=[.M635]+[.$E$2]" office:value-type="float" office:value="6.29999999999991" calcext:value-type="float">
            <text:p>6,29999999999991</text:p>
          </table:table-cell>
          <table:table-cell table:formula="of:=[.N635]-[.$G$2]*[.$E$2]" office:value-type="float" office:value="-51.7399999999997" calcext:value-type="float">
            <text:p>-51,7399999999997</text:p>
          </table:table-cell>
          <table:table-cell table:formula="of:=[.O635]+[.N636]*[.$E$2]" office:value-type="float" office:value="368.2103" calcext:value-type="float">
            <text:p>368,2103</text:p>
          </table:table-cell>
          <table:table-cell table:number-columns-repeated="4"/>
        </table:table-row>
        <table:table-row table:style-name="ro1">
          <table:table-cell table:formula="of:=[.A636]+[.$E$2]" office:value-type="float" office:value="6.30999999999991" calcext:value-type="float">
            <text:p>6,30999999999991</text:p>
          </table:table-cell>
          <table:table-cell table:formula="of:=-[.$G$2]*[.A637]^2/2+[.$H$2]*[.A637]+[.$I$2]" office:value-type="float" office:value="368.001110000005" calcext:value-type="float">
            <text:p>368,001110000005</text:p>
          </table:table-cell>
          <table:table-cell table:formula="of:=[.$H$2]-[.$G$2]*[.A637]" office:value-type="float" office:value="-51.8379999999991" calcext:value-type="float">
            <text:p>-51,8379999999991</text:p>
          </table:table-cell>
          <table:table-cell table:number-columns-repeated="9"/>
          <table:table-cell table:formula="of:=[.M636]+[.$E$2]" office:value-type="float" office:value="6.30999999999991" calcext:value-type="float">
            <text:p>6,30999999999991</text:p>
          </table:table-cell>
          <table:table-cell table:formula="of:=[.N636]-[.$G$2]*[.$E$2]" office:value-type="float" office:value="-51.8379999999997" calcext:value-type="float">
            <text:p>-51,8379999999997</text:p>
          </table:table-cell>
          <table:table-cell table:formula="of:=[.O636]+[.N637]*[.$E$2]" office:value-type="float" office:value="367.69192" calcext:value-type="float">
            <text:p>367,69192</text:p>
          </table:table-cell>
          <table:table-cell table:number-columns-repeated="4"/>
        </table:table-row>
        <table:table-row table:style-name="ro1">
          <table:table-cell table:formula="of:=[.A637]+[.$E$2]" office:value-type="float" office:value="6.31999999999991" calcext:value-type="float">
            <text:p>6,31999999999991</text:p>
          </table:table-cell>
          <table:table-cell table:formula="of:=-[.$G$2]*[.A638]^2/2+[.$H$2]*[.A638]+[.$I$2]" office:value-type="float" office:value="367.482240000005" calcext:value-type="float">
            <text:p>367,482240000005</text:p>
          </table:table-cell>
          <table:table-cell table:formula="of:=[.$H$2]-[.$G$2]*[.A638]" office:value-type="float" office:value="-51.9359999999991" calcext:value-type="float">
            <text:p>-51,9359999999991</text:p>
          </table:table-cell>
          <table:table-cell table:number-columns-repeated="9"/>
          <table:table-cell table:formula="of:=[.M637]+[.$E$2]" office:value-type="float" office:value="6.31999999999991" calcext:value-type="float">
            <text:p>6,31999999999991</text:p>
          </table:table-cell>
          <table:table-cell table:formula="of:=[.N637]-[.$G$2]*[.$E$2]" office:value-type="float" office:value="-51.9359999999997" calcext:value-type="float">
            <text:p>-51,9359999999997</text:p>
          </table:table-cell>
          <table:table-cell table:formula="of:=[.O637]+[.N638]*[.$E$2]" office:value-type="float" office:value="367.17256" calcext:value-type="float">
            <text:p>367,17256</text:p>
          </table:table-cell>
          <table:table-cell table:number-columns-repeated="4"/>
        </table:table-row>
        <table:table-row table:style-name="ro1">
          <table:table-cell table:formula="of:=[.A638]+[.$E$2]" office:value-type="float" office:value="6.32999999999991" calcext:value-type="float">
            <text:p>6,32999999999991</text:p>
          </table:table-cell>
          <table:table-cell table:formula="of:=-[.$G$2]*[.A639]^2/2+[.$H$2]*[.A639]+[.$I$2]" office:value-type="float" office:value="366.962390000005" calcext:value-type="float">
            <text:p>366,962390000005</text:p>
          </table:table-cell>
          <table:table-cell table:formula="of:=[.$H$2]-[.$G$2]*[.A639]" office:value-type="float" office:value="-52.0339999999991" calcext:value-type="float">
            <text:p>-52,0339999999991</text:p>
          </table:table-cell>
          <table:table-cell table:number-columns-repeated="9"/>
          <table:table-cell table:formula="of:=[.M638]+[.$E$2]" office:value-type="float" office:value="6.32999999999991" calcext:value-type="float">
            <text:p>6,32999999999991</text:p>
          </table:table-cell>
          <table:table-cell table:formula="of:=[.N638]-[.$G$2]*[.$E$2]" office:value-type="float" office:value="-52.0339999999997" calcext:value-type="float">
            <text:p>-52,0339999999997</text:p>
          </table:table-cell>
          <table:table-cell table:formula="of:=[.O638]+[.N639]*[.$E$2]" office:value-type="float" office:value="366.65222" calcext:value-type="float">
            <text:p>366,65222</text:p>
          </table:table-cell>
          <table:table-cell table:number-columns-repeated="4"/>
        </table:table-row>
        <table:table-row table:style-name="ro1">
          <table:table-cell table:formula="of:=[.A639]+[.$E$2]" office:value-type="float" office:value="6.33999999999991" calcext:value-type="float">
            <text:p>6,33999999999991</text:p>
          </table:table-cell>
          <table:table-cell table:formula="of:=-[.$G$2]*[.A640]^2/2+[.$H$2]*[.A640]+[.$I$2]" office:value-type="float" office:value="366.441560000005" calcext:value-type="float">
            <text:p>366,441560000005</text:p>
          </table:table-cell>
          <table:table-cell table:formula="of:=[.$H$2]-[.$G$2]*[.A640]" office:value-type="float" office:value="-52.1319999999991" calcext:value-type="float">
            <text:p>-52,1319999999991</text:p>
          </table:table-cell>
          <table:table-cell table:number-columns-repeated="9"/>
          <table:table-cell table:formula="of:=[.M639]+[.$E$2]" office:value-type="float" office:value="6.33999999999991" calcext:value-type="float">
            <text:p>6,33999999999991</text:p>
          </table:table-cell>
          <table:table-cell table:formula="of:=[.N639]-[.$G$2]*[.$E$2]" office:value-type="float" office:value="-52.1319999999997" calcext:value-type="float">
            <text:p>-52,1319999999997</text:p>
          </table:table-cell>
          <table:table-cell table:formula="of:=[.O639]+[.N640]*[.$E$2]" office:value-type="float" office:value="366.1309" calcext:value-type="float">
            <text:p>366,1309</text:p>
          </table:table-cell>
          <table:table-cell table:number-columns-repeated="4"/>
        </table:table-row>
        <table:table-row table:style-name="ro1">
          <table:table-cell table:formula="of:=[.A640]+[.$E$2]" office:value-type="float" office:value="6.34999999999991" calcext:value-type="float">
            <text:p>6,34999999999991</text:p>
          </table:table-cell>
          <table:table-cell table:formula="of:=-[.$G$2]*[.A641]^2/2+[.$H$2]*[.A641]+[.$I$2]" office:value-type="float" office:value="365.919750000005" calcext:value-type="float">
            <text:p>365,919750000005</text:p>
          </table:table-cell>
          <table:table-cell table:formula="of:=[.$H$2]-[.$G$2]*[.A641]" office:value-type="float" office:value="-52.2299999999991" calcext:value-type="float">
            <text:p>-52,2299999999991</text:p>
          </table:table-cell>
          <table:table-cell table:number-columns-repeated="9"/>
          <table:table-cell table:formula="of:=[.M640]+[.$E$2]" office:value-type="float" office:value="6.34999999999991" calcext:value-type="float">
            <text:p>6,34999999999991</text:p>
          </table:table-cell>
          <table:table-cell table:formula="of:=[.N640]-[.$G$2]*[.$E$2]" office:value-type="float" office:value="-52.2299999999997" calcext:value-type="float">
            <text:p>-52,2299999999997</text:p>
          </table:table-cell>
          <table:table-cell table:formula="of:=[.O640]+[.N641]*[.$E$2]" office:value-type="float" office:value="365.6086" calcext:value-type="float">
            <text:p>365,6086</text:p>
          </table:table-cell>
          <table:table-cell table:number-columns-repeated="4"/>
        </table:table-row>
        <table:table-row table:style-name="ro1">
          <table:table-cell table:formula="of:=[.A641]+[.$E$2]" office:value-type="float" office:value="6.35999999999991" calcext:value-type="float">
            <text:p>6,35999999999991</text:p>
          </table:table-cell>
          <table:table-cell table:formula="of:=-[.$G$2]*[.A642]^2/2+[.$H$2]*[.A642]+[.$I$2]" office:value-type="float" office:value="365.396960000005" calcext:value-type="float">
            <text:p>365,396960000005</text:p>
          </table:table-cell>
          <table:table-cell table:formula="of:=[.$H$2]-[.$G$2]*[.A642]" office:value-type="float" office:value="-52.3279999999991" calcext:value-type="float">
            <text:p>-52,3279999999991</text:p>
          </table:table-cell>
          <table:table-cell table:number-columns-repeated="9"/>
          <table:table-cell table:formula="of:=[.M641]+[.$E$2]" office:value-type="float" office:value="6.35999999999991" calcext:value-type="float">
            <text:p>6,35999999999991</text:p>
          </table:table-cell>
          <table:table-cell table:formula="of:=[.N641]-[.$G$2]*[.$E$2]" office:value-type="float" office:value="-52.3279999999997" calcext:value-type="float">
            <text:p>-52,3279999999997</text:p>
          </table:table-cell>
          <table:table-cell table:formula="of:=[.O641]+[.N642]*[.$E$2]" office:value-type="float" office:value="365.08532" calcext:value-type="float">
            <text:p>365,08532</text:p>
          </table:table-cell>
          <table:table-cell table:number-columns-repeated="4"/>
        </table:table-row>
        <table:table-row table:style-name="ro1">
          <table:table-cell table:formula="of:=[.A642]+[.$E$2]" office:value-type="float" office:value="6.36999999999991" calcext:value-type="float">
            <text:p>6,36999999999991</text:p>
          </table:table-cell>
          <table:table-cell table:formula="of:=-[.$G$2]*[.A643]^2/2+[.$H$2]*[.A643]+[.$I$2]" office:value-type="float" office:value="364.873190000005" calcext:value-type="float">
            <text:p>364,873190000005</text:p>
          </table:table-cell>
          <table:table-cell table:formula="of:=[.$H$2]-[.$G$2]*[.A643]" office:value-type="float" office:value="-52.4259999999991" calcext:value-type="float">
            <text:p>-52,4259999999991</text:p>
          </table:table-cell>
          <table:table-cell table:number-columns-repeated="9"/>
          <table:table-cell table:formula="of:=[.M642]+[.$E$2]" office:value-type="float" office:value="6.36999999999991" calcext:value-type="float">
            <text:p>6,36999999999991</text:p>
          </table:table-cell>
          <table:table-cell table:formula="of:=[.N642]-[.$G$2]*[.$E$2]" office:value-type="float" office:value="-52.4259999999997" calcext:value-type="float">
            <text:p>-52,4259999999997</text:p>
          </table:table-cell>
          <table:table-cell table:formula="of:=[.O642]+[.N643]*[.$E$2]" office:value-type="float" office:value="364.56106" calcext:value-type="float">
            <text:p>364,56106</text:p>
          </table:table-cell>
          <table:table-cell table:number-columns-repeated="4"/>
        </table:table-row>
        <table:table-row table:style-name="ro1">
          <table:table-cell table:formula="of:=[.A643]+[.$E$2]" office:value-type="float" office:value="6.37999999999991" calcext:value-type="float">
            <text:p>6,37999999999991</text:p>
          </table:table-cell>
          <table:table-cell table:formula="of:=-[.$G$2]*[.A644]^2/2+[.$H$2]*[.A644]+[.$I$2]" office:value-type="float" office:value="364.348440000005" calcext:value-type="float">
            <text:p>364,348440000005</text:p>
          </table:table-cell>
          <table:table-cell table:formula="of:=[.$H$2]-[.$G$2]*[.A644]" office:value-type="float" office:value="-52.5239999999991" calcext:value-type="float">
            <text:p>-52,5239999999991</text:p>
          </table:table-cell>
          <table:table-cell table:number-columns-repeated="9"/>
          <table:table-cell table:formula="of:=[.M643]+[.$E$2]" office:value-type="float" office:value="6.37999999999991" calcext:value-type="float">
            <text:p>6,37999999999991</text:p>
          </table:table-cell>
          <table:table-cell table:formula="of:=[.N643]-[.$G$2]*[.$E$2]" office:value-type="float" office:value="-52.5239999999997" calcext:value-type="float">
            <text:p>-52,5239999999997</text:p>
          </table:table-cell>
          <table:table-cell table:formula="of:=[.O643]+[.N644]*[.$E$2]" office:value-type="float" office:value="364.03582" calcext:value-type="float">
            <text:p>364,03582</text:p>
          </table:table-cell>
          <table:table-cell table:number-columns-repeated="4"/>
        </table:table-row>
        <table:table-row table:style-name="ro1">
          <table:table-cell table:formula="of:=[.A644]+[.$E$2]" office:value-type="float" office:value="6.38999999999991" calcext:value-type="float">
            <text:p>6,38999999999991</text:p>
          </table:table-cell>
          <table:table-cell table:formula="of:=-[.$G$2]*[.A645]^2/2+[.$H$2]*[.A645]+[.$I$2]" office:value-type="float" office:value="363.822710000005" calcext:value-type="float">
            <text:p>363,822710000005</text:p>
          </table:table-cell>
          <table:table-cell table:formula="of:=[.$H$2]-[.$G$2]*[.A645]" office:value-type="float" office:value="-52.6219999999991" calcext:value-type="float">
            <text:p>-52,6219999999991</text:p>
          </table:table-cell>
          <table:table-cell table:number-columns-repeated="9"/>
          <table:table-cell table:formula="of:=[.M644]+[.$E$2]" office:value-type="float" office:value="6.38999999999991" calcext:value-type="float">
            <text:p>6,38999999999991</text:p>
          </table:table-cell>
          <table:table-cell table:formula="of:=[.N644]-[.$G$2]*[.$E$2]" office:value-type="float" office:value="-52.6219999999997" calcext:value-type="float">
            <text:p>-52,6219999999997</text:p>
          </table:table-cell>
          <table:table-cell table:formula="of:=[.O644]+[.N645]*[.$E$2]" office:value-type="float" office:value="363.5096" calcext:value-type="float">
            <text:p>363,5096</text:p>
          </table:table-cell>
          <table:table-cell table:number-columns-repeated="4"/>
        </table:table-row>
        <table:table-row table:style-name="ro1">
          <table:table-cell table:formula="of:=[.A645]+[.$E$2]" office:value-type="float" office:value="6.39999999999991" calcext:value-type="float">
            <text:p>6,39999999999991</text:p>
          </table:table-cell>
          <table:table-cell table:formula="of:=-[.$G$2]*[.A646]^2/2+[.$H$2]*[.A646]+[.$I$2]" office:value-type="float" office:value="363.296000000005" calcext:value-type="float">
            <text:p>363,296000000005</text:p>
          </table:table-cell>
          <table:table-cell table:formula="of:=[.$H$2]-[.$G$2]*[.A646]" office:value-type="float" office:value="-52.7199999999991" calcext:value-type="float">
            <text:p>-52,7199999999991</text:p>
          </table:table-cell>
          <table:table-cell table:number-columns-repeated="9"/>
          <table:table-cell table:formula="of:=[.M645]+[.$E$2]" office:value-type="float" office:value="6.39999999999991" calcext:value-type="float">
            <text:p>6,39999999999991</text:p>
          </table:table-cell>
          <table:table-cell table:formula="of:=[.N645]-[.$G$2]*[.$E$2]" office:value-type="float" office:value="-52.7199999999997" calcext:value-type="float">
            <text:p>-52,7199999999997</text:p>
          </table:table-cell>
          <table:table-cell table:formula="of:=[.O645]+[.N646]*[.$E$2]" office:value-type="float" office:value="362.9824" calcext:value-type="float">
            <text:p>362,9824</text:p>
          </table:table-cell>
          <table:table-cell table:number-columns-repeated="4"/>
        </table:table-row>
        <table:table-row table:style-name="ro1">
          <table:table-cell table:formula="of:=[.A646]+[.$E$2]" office:value-type="float" office:value="6.40999999999991" calcext:value-type="float">
            <text:p>6,40999999999991</text:p>
          </table:table-cell>
          <table:table-cell table:formula="of:=-[.$G$2]*[.A647]^2/2+[.$H$2]*[.A647]+[.$I$2]" office:value-type="float" office:value="362.768310000005" calcext:value-type="float">
            <text:p>362,768310000005</text:p>
          </table:table-cell>
          <table:table-cell table:formula="of:=[.$H$2]-[.$G$2]*[.A647]" office:value-type="float" office:value="-52.8179999999991" calcext:value-type="float">
            <text:p>-52,8179999999991</text:p>
          </table:table-cell>
          <table:table-cell table:number-columns-repeated="9"/>
          <table:table-cell table:formula="of:=[.M646]+[.$E$2]" office:value-type="float" office:value="6.40999999999991" calcext:value-type="float">
            <text:p>6,40999999999991</text:p>
          </table:table-cell>
          <table:table-cell table:formula="of:=[.N646]-[.$G$2]*[.$E$2]" office:value-type="float" office:value="-52.8179999999997" calcext:value-type="float">
            <text:p>-52,8179999999997</text:p>
          </table:table-cell>
          <table:table-cell table:formula="of:=[.O646]+[.N647]*[.$E$2]" office:value-type="float" office:value="362.45422" calcext:value-type="float">
            <text:p>362,45422</text:p>
          </table:table-cell>
          <table:table-cell table:number-columns-repeated="4"/>
        </table:table-row>
        <table:table-row table:style-name="ro1">
          <table:table-cell table:formula="of:=[.A647]+[.$E$2]" office:value-type="float" office:value="6.41999999999991" calcext:value-type="float">
            <text:p>6,41999999999991</text:p>
          </table:table-cell>
          <table:table-cell table:formula="of:=-[.$G$2]*[.A648]^2/2+[.$H$2]*[.A648]+[.$I$2]" office:value-type="float" office:value="362.239640000005" calcext:value-type="float">
            <text:p>362,239640000005</text:p>
          </table:table-cell>
          <table:table-cell table:formula="of:=[.$H$2]-[.$G$2]*[.A648]" office:value-type="float" office:value="-52.9159999999991" calcext:value-type="float">
            <text:p>-52,9159999999991</text:p>
          </table:table-cell>
          <table:table-cell table:number-columns-repeated="9"/>
          <table:table-cell table:formula="of:=[.M647]+[.$E$2]" office:value-type="float" office:value="6.41999999999991" calcext:value-type="float">
            <text:p>6,41999999999991</text:p>
          </table:table-cell>
          <table:table-cell table:formula="of:=[.N647]-[.$G$2]*[.$E$2]" office:value-type="float" office:value="-52.9159999999997" calcext:value-type="float">
            <text:p>-52,9159999999997</text:p>
          </table:table-cell>
          <table:table-cell table:formula="of:=[.O647]+[.N648]*[.$E$2]" office:value-type="float" office:value="361.92506" calcext:value-type="float">
            <text:p>361,92506</text:p>
          </table:table-cell>
          <table:table-cell table:number-columns-repeated="4"/>
        </table:table-row>
        <table:table-row table:style-name="ro1">
          <table:table-cell table:formula="of:=[.A648]+[.$E$2]" office:value-type="float" office:value="6.42999999999991" calcext:value-type="float">
            <text:p>6,42999999999991</text:p>
          </table:table-cell>
          <table:table-cell table:formula="of:=-[.$G$2]*[.A649]^2/2+[.$H$2]*[.A649]+[.$I$2]" office:value-type="float" office:value="361.709990000005" calcext:value-type="float">
            <text:p>361,709990000005</text:p>
          </table:table-cell>
          <table:table-cell table:formula="of:=[.$H$2]-[.$G$2]*[.A649]" office:value-type="float" office:value="-53.0139999999991" calcext:value-type="float">
            <text:p>-53,0139999999991</text:p>
          </table:table-cell>
          <table:table-cell table:number-columns-repeated="9"/>
          <table:table-cell table:formula="of:=[.M648]+[.$E$2]" office:value-type="float" office:value="6.42999999999991" calcext:value-type="float">
            <text:p>6,42999999999991</text:p>
          </table:table-cell>
          <table:table-cell table:formula="of:=[.N648]-[.$G$2]*[.$E$2]" office:value-type="float" office:value="-53.0139999999997" calcext:value-type="float">
            <text:p>-53,0139999999997</text:p>
          </table:table-cell>
          <table:table-cell table:formula="of:=[.O648]+[.N649]*[.$E$2]" office:value-type="float" office:value="361.39492" calcext:value-type="float">
            <text:p>361,39492</text:p>
          </table:table-cell>
          <table:table-cell table:number-columns-repeated="4"/>
        </table:table-row>
        <table:table-row table:style-name="ro1">
          <table:table-cell table:formula="of:=[.A649]+[.$E$2]" office:value-type="float" office:value="6.43999999999991" calcext:value-type="float">
            <text:p>6,43999999999991</text:p>
          </table:table-cell>
          <table:table-cell table:formula="of:=-[.$G$2]*[.A650]^2/2+[.$H$2]*[.A650]+[.$I$2]" office:value-type="float" office:value="361.179360000005" calcext:value-type="float">
            <text:p>361,179360000005</text:p>
          </table:table-cell>
          <table:table-cell table:formula="of:=[.$H$2]-[.$G$2]*[.A650]" office:value-type="float" office:value="-53.1119999999991" calcext:value-type="float">
            <text:p>-53,1119999999991</text:p>
          </table:table-cell>
          <table:table-cell table:number-columns-repeated="9"/>
          <table:table-cell table:formula="of:=[.M649]+[.$E$2]" office:value-type="float" office:value="6.43999999999991" calcext:value-type="float">
            <text:p>6,43999999999991</text:p>
          </table:table-cell>
          <table:table-cell table:formula="of:=[.N649]-[.$G$2]*[.$E$2]" office:value-type="float" office:value="-53.1119999999997" calcext:value-type="float">
            <text:p>-53,1119999999997</text:p>
          </table:table-cell>
          <table:table-cell table:formula="of:=[.O649]+[.N650]*[.$E$2]" office:value-type="float" office:value="360.8638" calcext:value-type="float">
            <text:p>360,8638</text:p>
          </table:table-cell>
          <table:table-cell table:number-columns-repeated="4"/>
        </table:table-row>
        <table:table-row table:style-name="ro1">
          <table:table-cell table:formula="of:=[.A650]+[.$E$2]" office:value-type="float" office:value="6.44999999999991" calcext:value-type="float">
            <text:p>6,44999999999991</text:p>
          </table:table-cell>
          <table:table-cell table:formula="of:=-[.$G$2]*[.A651]^2/2+[.$H$2]*[.A651]+[.$I$2]" office:value-type="float" office:value="360.647750000005" calcext:value-type="float">
            <text:p>360,647750000005</text:p>
          </table:table-cell>
          <table:table-cell table:formula="of:=[.$H$2]-[.$G$2]*[.A651]" office:value-type="float" office:value="-53.2099999999991" calcext:value-type="float">
            <text:p>-53,2099999999991</text:p>
          </table:table-cell>
          <table:table-cell table:number-columns-repeated="9"/>
          <table:table-cell table:formula="of:=[.M650]+[.$E$2]" office:value-type="float" office:value="6.44999999999991" calcext:value-type="float">
            <text:p>6,44999999999991</text:p>
          </table:table-cell>
          <table:table-cell table:formula="of:=[.N650]-[.$G$2]*[.$E$2]" office:value-type="float" office:value="-53.2099999999997" calcext:value-type="float">
            <text:p>-53,2099999999997</text:p>
          </table:table-cell>
          <table:table-cell table:formula="of:=[.O650]+[.N651]*[.$E$2]" office:value-type="float" office:value="360.3317" calcext:value-type="float">
            <text:p>360,3317</text:p>
          </table:table-cell>
          <table:table-cell table:number-columns-repeated="4"/>
        </table:table-row>
        <table:table-row table:style-name="ro1">
          <table:table-cell table:formula="of:=[.A651]+[.$E$2]" office:value-type="float" office:value="6.45999999999991" calcext:value-type="float">
            <text:p>6,45999999999991</text:p>
          </table:table-cell>
          <table:table-cell table:formula="of:=-[.$G$2]*[.A652]^2/2+[.$H$2]*[.A652]+[.$I$2]" office:value-type="float" office:value="360.115160000005" calcext:value-type="float">
            <text:p>360,115160000005</text:p>
          </table:table-cell>
          <table:table-cell table:formula="of:=[.$H$2]-[.$G$2]*[.A652]" office:value-type="float" office:value="-53.3079999999991" calcext:value-type="float">
            <text:p>-53,3079999999991</text:p>
          </table:table-cell>
          <table:table-cell table:number-columns-repeated="9"/>
          <table:table-cell table:formula="of:=[.M651]+[.$E$2]" office:value-type="float" office:value="6.45999999999991" calcext:value-type="float">
            <text:p>6,45999999999991</text:p>
          </table:table-cell>
          <table:table-cell table:formula="of:=[.N651]-[.$G$2]*[.$E$2]" office:value-type="float" office:value="-53.3079999999997" calcext:value-type="float">
            <text:p>-53,3079999999997</text:p>
          </table:table-cell>
          <table:table-cell table:formula="of:=[.O651]+[.N652]*[.$E$2]" office:value-type="float" office:value="359.79862" calcext:value-type="float">
            <text:p>359,79862</text:p>
          </table:table-cell>
          <table:table-cell table:number-columns-repeated="4"/>
        </table:table-row>
        <table:table-row table:style-name="ro1">
          <table:table-cell table:formula="of:=[.A652]+[.$E$2]" office:value-type="float" office:value="6.46999999999991" calcext:value-type="float">
            <text:p>6,46999999999991</text:p>
          </table:table-cell>
          <table:table-cell table:formula="of:=-[.$G$2]*[.A653]^2/2+[.$H$2]*[.A653]+[.$I$2]" office:value-type="float" office:value="359.581590000005" calcext:value-type="float">
            <text:p>359,581590000005</text:p>
          </table:table-cell>
          <table:table-cell table:formula="of:=[.$H$2]-[.$G$2]*[.A653]" office:value-type="float" office:value="-53.4059999999991" calcext:value-type="float">
            <text:p>-53,4059999999991</text:p>
          </table:table-cell>
          <table:table-cell table:number-columns-repeated="9"/>
          <table:table-cell table:formula="of:=[.M652]+[.$E$2]" office:value-type="float" office:value="6.46999999999991" calcext:value-type="float">
            <text:p>6,46999999999991</text:p>
          </table:table-cell>
          <table:table-cell table:formula="of:=[.N652]-[.$G$2]*[.$E$2]" office:value-type="float" office:value="-53.4059999999997" calcext:value-type="float">
            <text:p>-53,4059999999997</text:p>
          </table:table-cell>
          <table:table-cell table:formula="of:=[.O652]+[.N653]*[.$E$2]" office:value-type="float" office:value="359.26456" calcext:value-type="float">
            <text:p>359,26456</text:p>
          </table:table-cell>
          <table:table-cell table:number-columns-repeated="4"/>
        </table:table-row>
        <table:table-row table:style-name="ro1">
          <table:table-cell table:formula="of:=[.A653]+[.$E$2]" office:value-type="float" office:value="6.47999999999991" calcext:value-type="float">
            <text:p>6,47999999999991</text:p>
          </table:table-cell>
          <table:table-cell table:formula="of:=-[.$G$2]*[.A654]^2/2+[.$H$2]*[.A654]+[.$I$2]" office:value-type="float" office:value="359.047040000005" calcext:value-type="float">
            <text:p>359,047040000005</text:p>
          </table:table-cell>
          <table:table-cell table:formula="of:=[.$H$2]-[.$G$2]*[.A654]" office:value-type="float" office:value="-53.5039999999991" calcext:value-type="float">
            <text:p>-53,5039999999991</text:p>
          </table:table-cell>
          <table:table-cell table:number-columns-repeated="9"/>
          <table:table-cell table:formula="of:=[.M653]+[.$E$2]" office:value-type="float" office:value="6.47999999999991" calcext:value-type="float">
            <text:p>6,47999999999991</text:p>
          </table:table-cell>
          <table:table-cell table:formula="of:=[.N653]-[.$G$2]*[.$E$2]" office:value-type="float" office:value="-53.5039999999997" calcext:value-type="float">
            <text:p>-53,5039999999997</text:p>
          </table:table-cell>
          <table:table-cell table:formula="of:=[.O653]+[.N654]*[.$E$2]" office:value-type="float" office:value="358.72952" calcext:value-type="float">
            <text:p>358,72952</text:p>
          </table:table-cell>
          <table:table-cell table:number-columns-repeated="4"/>
        </table:table-row>
        <table:table-row table:style-name="ro1">
          <table:table-cell table:formula="of:=[.A654]+[.$E$2]" office:value-type="float" office:value="6.48999999999991" calcext:value-type="float">
            <text:p>6,48999999999991</text:p>
          </table:table-cell>
          <table:table-cell table:formula="of:=-[.$G$2]*[.A655]^2/2+[.$H$2]*[.A655]+[.$I$2]" office:value-type="float" office:value="358.511510000005" calcext:value-type="float">
            <text:p>358,511510000005</text:p>
          </table:table-cell>
          <table:table-cell table:formula="of:=[.$H$2]-[.$G$2]*[.A655]" office:value-type="float" office:value="-53.6019999999991" calcext:value-type="float">
            <text:p>-53,6019999999991</text:p>
          </table:table-cell>
          <table:table-cell table:number-columns-repeated="9"/>
          <table:table-cell table:formula="of:=[.M654]+[.$E$2]" office:value-type="float" office:value="6.48999999999991" calcext:value-type="float">
            <text:p>6,48999999999991</text:p>
          </table:table-cell>
          <table:table-cell table:formula="of:=[.N654]-[.$G$2]*[.$E$2]" office:value-type="float" office:value="-53.6019999999997" calcext:value-type="float">
            <text:p>-53,6019999999997</text:p>
          </table:table-cell>
          <table:table-cell table:formula="of:=[.O654]+[.N655]*[.$E$2]" office:value-type="float" office:value="358.1935" calcext:value-type="float">
            <text:p>358,1935</text:p>
          </table:table-cell>
          <table:table-cell table:number-columns-repeated="4"/>
        </table:table-row>
        <table:table-row table:style-name="ro1">
          <table:table-cell table:formula="of:=[.A655]+[.$E$2]" office:value-type="float" office:value="6.49999999999991" calcext:value-type="float">
            <text:p>6,49999999999991</text:p>
          </table:table-cell>
          <table:table-cell table:formula="of:=-[.$G$2]*[.A656]^2/2+[.$H$2]*[.A656]+[.$I$2]" office:value-type="float" office:value="357.975000000005" calcext:value-type="float">
            <text:p>357,975000000005</text:p>
          </table:table-cell>
          <table:table-cell table:formula="of:=[.$H$2]-[.$G$2]*[.A656]" office:value-type="float" office:value="-53.6999999999991" calcext:value-type="float">
            <text:p>-53,6999999999991</text:p>
          </table:table-cell>
          <table:table-cell table:number-columns-repeated="9"/>
          <table:table-cell table:formula="of:=[.M655]+[.$E$2]" office:value-type="float" office:value="6.49999999999991" calcext:value-type="float">
            <text:p>6,49999999999991</text:p>
          </table:table-cell>
          <table:table-cell table:formula="of:=[.N655]-[.$G$2]*[.$E$2]" office:value-type="float" office:value="-53.6999999999997" calcext:value-type="float">
            <text:p>-53,6999999999997</text:p>
          </table:table-cell>
          <table:table-cell table:formula="of:=[.O655]+[.N656]*[.$E$2]" office:value-type="float" office:value="357.6565" calcext:value-type="float">
            <text:p>357,6565</text:p>
          </table:table-cell>
          <table:table-cell table:number-columns-repeated="4"/>
        </table:table-row>
        <table:table-row table:style-name="ro1">
          <table:table-cell table:formula="of:=[.A656]+[.$E$2]" office:value-type="float" office:value="6.50999999999991" calcext:value-type="float">
            <text:p>6,50999999999991</text:p>
          </table:table-cell>
          <table:table-cell table:formula="of:=-[.$G$2]*[.A657]^2/2+[.$H$2]*[.A657]+[.$I$2]" office:value-type="float" office:value="357.437510000005" calcext:value-type="float">
            <text:p>357,437510000005</text:p>
          </table:table-cell>
          <table:table-cell table:formula="of:=[.$H$2]-[.$G$2]*[.A657]" office:value-type="float" office:value="-53.7979999999991" calcext:value-type="float">
            <text:p>-53,7979999999991</text:p>
          </table:table-cell>
          <table:table-cell table:number-columns-repeated="9"/>
          <table:table-cell table:formula="of:=[.M656]+[.$E$2]" office:value-type="float" office:value="6.50999999999991" calcext:value-type="float">
            <text:p>6,50999999999991</text:p>
          </table:table-cell>
          <table:table-cell table:formula="of:=[.N656]-[.$G$2]*[.$E$2]" office:value-type="float" office:value="-53.7979999999997" calcext:value-type="float">
            <text:p>-53,7979999999997</text:p>
          </table:table-cell>
          <table:table-cell table:formula="of:=[.O656]+[.N657]*[.$E$2]" office:value-type="float" office:value="357.11852" calcext:value-type="float">
            <text:p>357,11852</text:p>
          </table:table-cell>
          <table:table-cell table:number-columns-repeated="4"/>
        </table:table-row>
        <table:table-row table:style-name="ro1">
          <table:table-cell table:formula="of:=[.A657]+[.$E$2]" office:value-type="float" office:value="6.51999999999991" calcext:value-type="float">
            <text:p>6,51999999999991</text:p>
          </table:table-cell>
          <table:table-cell table:formula="of:=-[.$G$2]*[.A658]^2/2+[.$H$2]*[.A658]+[.$I$2]" office:value-type="float" office:value="356.899040000005" calcext:value-type="float">
            <text:p>356,899040000005</text:p>
          </table:table-cell>
          <table:table-cell table:formula="of:=[.$H$2]-[.$G$2]*[.A658]" office:value-type="float" office:value="-53.8959999999991" calcext:value-type="float">
            <text:p>-53,8959999999991</text:p>
          </table:table-cell>
          <table:table-cell table:number-columns-repeated="9"/>
          <table:table-cell table:formula="of:=[.M657]+[.$E$2]" office:value-type="float" office:value="6.51999999999991" calcext:value-type="float">
            <text:p>6,51999999999991</text:p>
          </table:table-cell>
          <table:table-cell table:formula="of:=[.N657]-[.$G$2]*[.$E$2]" office:value-type="float" office:value="-53.8959999999997" calcext:value-type="float">
            <text:p>-53,8959999999997</text:p>
          </table:table-cell>
          <table:table-cell table:formula="of:=[.O657]+[.N658]*[.$E$2]" office:value-type="float" office:value="356.57956" calcext:value-type="float">
            <text:p>356,57956</text:p>
          </table:table-cell>
          <table:table-cell table:number-columns-repeated="4"/>
        </table:table-row>
        <table:table-row table:style-name="ro1">
          <table:table-cell table:formula="of:=[.A658]+[.$E$2]" office:value-type="float" office:value="6.52999999999991" calcext:value-type="float">
            <text:p>6,52999999999991</text:p>
          </table:table-cell>
          <table:table-cell table:formula="of:=-[.$G$2]*[.A659]^2/2+[.$H$2]*[.A659]+[.$I$2]" office:value-type="float" office:value="356.359590000005" calcext:value-type="float">
            <text:p>356,359590000005</text:p>
          </table:table-cell>
          <table:table-cell table:formula="of:=[.$H$2]-[.$G$2]*[.A659]" office:value-type="float" office:value="-53.9939999999991" calcext:value-type="float">
            <text:p>-53,9939999999991</text:p>
          </table:table-cell>
          <table:table-cell table:number-columns-repeated="9"/>
          <table:table-cell table:formula="of:=[.M658]+[.$E$2]" office:value-type="float" office:value="6.52999999999991" calcext:value-type="float">
            <text:p>6,52999999999991</text:p>
          </table:table-cell>
          <table:table-cell table:formula="of:=[.N658]-[.$G$2]*[.$E$2]" office:value-type="float" office:value="-53.9939999999997" calcext:value-type="float">
            <text:p>-53,9939999999997</text:p>
          </table:table-cell>
          <table:table-cell table:formula="of:=[.O658]+[.N659]*[.$E$2]" office:value-type="float" office:value="356.03962" calcext:value-type="float">
            <text:p>356,03962</text:p>
          </table:table-cell>
          <table:table-cell table:number-columns-repeated="4"/>
        </table:table-row>
        <table:table-row table:style-name="ro1">
          <table:table-cell table:formula="of:=[.A659]+[.$E$2]" office:value-type="float" office:value="6.53999999999991" calcext:value-type="float">
            <text:p>6,53999999999991</text:p>
          </table:table-cell>
          <table:table-cell table:formula="of:=-[.$G$2]*[.A660]^2/2+[.$H$2]*[.A660]+[.$I$2]" office:value-type="float" office:value="355.819160000005" calcext:value-type="float">
            <text:p>355,819160000005</text:p>
          </table:table-cell>
          <table:table-cell table:formula="of:=[.$H$2]-[.$G$2]*[.A660]" office:value-type="float" office:value="-54.0919999999991" calcext:value-type="float">
            <text:p>-54,0919999999991</text:p>
          </table:table-cell>
          <table:table-cell table:number-columns-repeated="9"/>
          <table:table-cell table:formula="of:=[.M659]+[.$E$2]" office:value-type="float" office:value="6.53999999999991" calcext:value-type="float">
            <text:p>6,53999999999991</text:p>
          </table:table-cell>
          <table:table-cell table:formula="of:=[.N659]-[.$G$2]*[.$E$2]" office:value-type="float" office:value="-54.0919999999997" calcext:value-type="float">
            <text:p>-54,0919999999997</text:p>
          </table:table-cell>
          <table:table-cell table:formula="of:=[.O659]+[.N660]*[.$E$2]" office:value-type="float" office:value="355.4987" calcext:value-type="float">
            <text:p>355,4987</text:p>
          </table:table-cell>
          <table:table-cell table:number-columns-repeated="4"/>
        </table:table-row>
        <table:table-row table:style-name="ro1">
          <table:table-cell table:formula="of:=[.A660]+[.$E$2]" office:value-type="float" office:value="6.54999999999991" calcext:value-type="float">
            <text:p>6,54999999999991</text:p>
          </table:table-cell>
          <table:table-cell table:formula="of:=-[.$G$2]*[.A661]^2/2+[.$H$2]*[.A661]+[.$I$2]" office:value-type="float" office:value="355.277750000005" calcext:value-type="float">
            <text:p>355,277750000005</text:p>
          </table:table-cell>
          <table:table-cell table:formula="of:=[.$H$2]-[.$G$2]*[.A661]" office:value-type="float" office:value="-54.1899999999991" calcext:value-type="float">
            <text:p>-54,1899999999991</text:p>
          </table:table-cell>
          <table:table-cell table:number-columns-repeated="9"/>
          <table:table-cell table:formula="of:=[.M660]+[.$E$2]" office:value-type="float" office:value="6.54999999999991" calcext:value-type="float">
            <text:p>6,54999999999991</text:p>
          </table:table-cell>
          <table:table-cell table:formula="of:=[.N660]-[.$G$2]*[.$E$2]" office:value-type="float" office:value="-54.1899999999997" calcext:value-type="float">
            <text:p>-54,1899999999997</text:p>
          </table:table-cell>
          <table:table-cell table:formula="of:=[.O660]+[.N661]*[.$E$2]" office:value-type="float" office:value="354.956800000001" calcext:value-type="float">
            <text:p>354,956800000001</text:p>
          </table:table-cell>
          <table:table-cell table:number-columns-repeated="4"/>
        </table:table-row>
        <table:table-row table:style-name="ro1">
          <table:table-cell table:formula="of:=[.A661]+[.$E$2]" office:value-type="float" office:value="6.5599999999999" calcext:value-type="float">
            <text:p>6,5599999999999</text:p>
          </table:table-cell>
          <table:table-cell table:formula="of:=-[.$G$2]*[.A662]^2/2+[.$H$2]*[.A662]+[.$I$2]" office:value-type="float" office:value="354.735360000005" calcext:value-type="float">
            <text:p>354,735360000005</text:p>
          </table:table-cell>
          <table:table-cell table:formula="of:=[.$H$2]-[.$G$2]*[.A662]" office:value-type="float" office:value="-54.2879999999991" calcext:value-type="float">
            <text:p>-54,2879999999991</text:p>
          </table:table-cell>
          <table:table-cell table:number-columns-repeated="9"/>
          <table:table-cell table:formula="of:=[.M661]+[.$E$2]" office:value-type="float" office:value="6.5599999999999" calcext:value-type="float">
            <text:p>6,5599999999999</text:p>
          </table:table-cell>
          <table:table-cell table:formula="of:=[.N661]-[.$G$2]*[.$E$2]" office:value-type="float" office:value="-54.2879999999997" calcext:value-type="float">
            <text:p>-54,2879999999997</text:p>
          </table:table-cell>
          <table:table-cell table:formula="of:=[.O661]+[.N662]*[.$E$2]" office:value-type="float" office:value="354.413920000001" calcext:value-type="float">
            <text:p>354,413920000001</text:p>
          </table:table-cell>
          <table:table-cell table:number-columns-repeated="4"/>
        </table:table-row>
        <table:table-row table:style-name="ro1">
          <table:table-cell table:formula="of:=[.A662]+[.$E$2]" office:value-type="float" office:value="6.5699999999999" calcext:value-type="float">
            <text:p>6,5699999999999</text:p>
          </table:table-cell>
          <table:table-cell table:formula="of:=-[.$G$2]*[.A663]^2/2+[.$H$2]*[.A663]+[.$I$2]" office:value-type="float" office:value="354.191990000005" calcext:value-type="float">
            <text:p>354,191990000005</text:p>
          </table:table-cell>
          <table:table-cell table:formula="of:=[.$H$2]-[.$G$2]*[.A663]" office:value-type="float" office:value="-54.3859999999991" calcext:value-type="float">
            <text:p>-54,3859999999991</text:p>
          </table:table-cell>
          <table:table-cell table:number-columns-repeated="9"/>
          <table:table-cell table:formula="of:=[.M662]+[.$E$2]" office:value-type="float" office:value="6.5699999999999" calcext:value-type="float">
            <text:p>6,5699999999999</text:p>
          </table:table-cell>
          <table:table-cell table:formula="of:=[.N662]-[.$G$2]*[.$E$2]" office:value-type="float" office:value="-54.3859999999997" calcext:value-type="float">
            <text:p>-54,3859999999997</text:p>
          </table:table-cell>
          <table:table-cell table:formula="of:=[.O662]+[.N663]*[.$E$2]" office:value-type="float" office:value="353.870060000001" calcext:value-type="float">
            <text:p>353,870060000001</text:p>
          </table:table-cell>
          <table:table-cell table:number-columns-repeated="4"/>
        </table:table-row>
        <table:table-row table:style-name="ro1">
          <table:table-cell table:formula="of:=[.A663]+[.$E$2]" office:value-type="float" office:value="6.5799999999999" calcext:value-type="float">
            <text:p>6,5799999999999</text:p>
          </table:table-cell>
          <table:table-cell table:formula="of:=-[.$G$2]*[.A664]^2/2+[.$H$2]*[.A664]+[.$I$2]" office:value-type="float" office:value="353.647640000005" calcext:value-type="float">
            <text:p>353,647640000005</text:p>
          </table:table-cell>
          <table:table-cell table:formula="of:=[.$H$2]-[.$G$2]*[.A664]" office:value-type="float" office:value="-54.4839999999991" calcext:value-type="float">
            <text:p>-54,4839999999991</text:p>
          </table:table-cell>
          <table:table-cell table:number-columns-repeated="9"/>
          <table:table-cell table:formula="of:=[.M663]+[.$E$2]" office:value-type="float" office:value="6.5799999999999" calcext:value-type="float">
            <text:p>6,5799999999999</text:p>
          </table:table-cell>
          <table:table-cell table:formula="of:=[.N663]-[.$G$2]*[.$E$2]" office:value-type="float" office:value="-54.4839999999997" calcext:value-type="float">
            <text:p>-54,4839999999997</text:p>
          </table:table-cell>
          <table:table-cell table:formula="of:=[.O663]+[.N664]*[.$E$2]" office:value-type="float" office:value="353.32522" calcext:value-type="float">
            <text:p>353,32522</text:p>
          </table:table-cell>
          <table:table-cell table:number-columns-repeated="4"/>
        </table:table-row>
        <table:table-row table:style-name="ro1">
          <table:table-cell table:formula="of:=[.A664]+[.$E$2]" office:value-type="float" office:value="6.5899999999999" calcext:value-type="float">
            <text:p>6,5899999999999</text:p>
          </table:table-cell>
          <table:table-cell table:formula="of:=-[.$G$2]*[.A665]^2/2+[.$H$2]*[.A665]+[.$I$2]" office:value-type="float" office:value="353.102310000005" calcext:value-type="float">
            <text:p>353,102310000005</text:p>
          </table:table-cell>
          <table:table-cell table:formula="of:=[.$H$2]-[.$G$2]*[.A665]" office:value-type="float" office:value="-54.5819999999991" calcext:value-type="float">
            <text:p>-54,5819999999991</text:p>
          </table:table-cell>
          <table:table-cell table:number-columns-repeated="9"/>
          <table:table-cell table:formula="of:=[.M664]+[.$E$2]" office:value-type="float" office:value="6.5899999999999" calcext:value-type="float">
            <text:p>6,5899999999999</text:p>
          </table:table-cell>
          <table:table-cell table:formula="of:=[.N664]-[.$G$2]*[.$E$2]" office:value-type="float" office:value="-54.5819999999997" calcext:value-type="float">
            <text:p>-54,5819999999997</text:p>
          </table:table-cell>
          <table:table-cell table:formula="of:=[.O664]+[.N665]*[.$E$2]" office:value-type="float" office:value="352.779400000001" calcext:value-type="float">
            <text:p>352,779400000001</text:p>
          </table:table-cell>
          <table:table-cell table:number-columns-repeated="4"/>
        </table:table-row>
        <table:table-row table:style-name="ro1">
          <table:table-cell table:formula="of:=[.A665]+[.$E$2]" office:value-type="float" office:value="6.5999999999999" calcext:value-type="float">
            <text:p>6,5999999999999</text:p>
          </table:table-cell>
          <table:table-cell table:formula="of:=-[.$G$2]*[.A666]^2/2+[.$H$2]*[.A666]+[.$I$2]" office:value-type="float" office:value="352.556000000005" calcext:value-type="float">
            <text:p>352,556000000005</text:p>
          </table:table-cell>
          <table:table-cell table:formula="of:=[.$H$2]-[.$G$2]*[.A666]" office:value-type="float" office:value="-54.6799999999991" calcext:value-type="float">
            <text:p>-54,6799999999991</text:p>
          </table:table-cell>
          <table:table-cell table:number-columns-repeated="9"/>
          <table:table-cell table:formula="of:=[.M665]+[.$E$2]" office:value-type="float" office:value="6.5999999999999" calcext:value-type="float">
            <text:p>6,5999999999999</text:p>
          </table:table-cell>
          <table:table-cell table:formula="of:=[.N665]-[.$G$2]*[.$E$2]" office:value-type="float" office:value="-54.6799999999997" calcext:value-type="float">
            <text:p>-54,6799999999997</text:p>
          </table:table-cell>
          <table:table-cell table:formula="of:=[.O665]+[.N666]*[.$E$2]" office:value-type="float" office:value="352.2326" calcext:value-type="float">
            <text:p>352,2326</text:p>
          </table:table-cell>
          <table:table-cell table:number-columns-repeated="4"/>
        </table:table-row>
        <table:table-row table:style-name="ro1">
          <table:table-cell table:formula="of:=[.A666]+[.$E$2]" office:value-type="float" office:value="6.6099999999999" calcext:value-type="float">
            <text:p>6,6099999999999</text:p>
          </table:table-cell>
          <table:table-cell table:formula="of:=-[.$G$2]*[.A667]^2/2+[.$H$2]*[.A667]+[.$I$2]" office:value-type="float" office:value="352.008710000005" calcext:value-type="float">
            <text:p>352,008710000005</text:p>
          </table:table-cell>
          <table:table-cell table:formula="of:=[.$H$2]-[.$G$2]*[.A667]" office:value-type="float" office:value="-54.7779999999991" calcext:value-type="float">
            <text:p>-54,7779999999991</text:p>
          </table:table-cell>
          <table:table-cell table:number-columns-repeated="9"/>
          <table:table-cell table:formula="of:=[.M666]+[.$E$2]" office:value-type="float" office:value="6.6099999999999" calcext:value-type="float">
            <text:p>6,6099999999999</text:p>
          </table:table-cell>
          <table:table-cell table:formula="of:=[.N666]-[.$G$2]*[.$E$2]" office:value-type="float" office:value="-54.7779999999997" calcext:value-type="float">
            <text:p>-54,7779999999997</text:p>
          </table:table-cell>
          <table:table-cell table:formula="of:=[.O666]+[.N667]*[.$E$2]" office:value-type="float" office:value="351.68482" calcext:value-type="float">
            <text:p>351,68482</text:p>
          </table:table-cell>
          <table:table-cell table:number-columns-repeated="4"/>
        </table:table-row>
        <table:table-row table:style-name="ro1">
          <table:table-cell table:formula="of:=[.A667]+[.$E$2]" office:value-type="float" office:value="6.6199999999999" calcext:value-type="float">
            <text:p>6,6199999999999</text:p>
          </table:table-cell>
          <table:table-cell table:formula="of:=-[.$G$2]*[.A668]^2/2+[.$H$2]*[.A668]+[.$I$2]" office:value-type="float" office:value="351.460440000005" calcext:value-type="float">
            <text:p>351,460440000005</text:p>
          </table:table-cell>
          <table:table-cell table:formula="of:=[.$H$2]-[.$G$2]*[.A668]" office:value-type="float" office:value="-54.8759999999991" calcext:value-type="float">
            <text:p>-54,8759999999991</text:p>
          </table:table-cell>
          <table:table-cell table:number-columns-repeated="9"/>
          <table:table-cell table:formula="of:=[.M667]+[.$E$2]" office:value-type="float" office:value="6.6199999999999" calcext:value-type="float">
            <text:p>6,6199999999999</text:p>
          </table:table-cell>
          <table:table-cell table:formula="of:=[.N667]-[.$G$2]*[.$E$2]" office:value-type="float" office:value="-54.8759999999997" calcext:value-type="float">
            <text:p>-54,8759999999997</text:p>
          </table:table-cell>
          <table:table-cell table:formula="of:=[.O667]+[.N668]*[.$E$2]" office:value-type="float" office:value="351.13606" calcext:value-type="float">
            <text:p>351,13606</text:p>
          </table:table-cell>
          <table:table-cell table:number-columns-repeated="4"/>
        </table:table-row>
        <table:table-row table:style-name="ro1">
          <table:table-cell table:formula="of:=[.A668]+[.$E$2]" office:value-type="float" office:value="6.6299999999999" calcext:value-type="float">
            <text:p>6,6299999999999</text:p>
          </table:table-cell>
          <table:table-cell table:formula="of:=-[.$G$2]*[.A669]^2/2+[.$H$2]*[.A669]+[.$I$2]" office:value-type="float" office:value="350.911190000005" calcext:value-type="float">
            <text:p>350,911190000005</text:p>
          </table:table-cell>
          <table:table-cell table:formula="of:=[.$H$2]-[.$G$2]*[.A669]" office:value-type="float" office:value="-54.9739999999991" calcext:value-type="float">
            <text:p>-54,9739999999991</text:p>
          </table:table-cell>
          <table:table-cell table:number-columns-repeated="9"/>
          <table:table-cell table:formula="of:=[.M668]+[.$E$2]" office:value-type="float" office:value="6.6299999999999" calcext:value-type="float">
            <text:p>6,6299999999999</text:p>
          </table:table-cell>
          <table:table-cell table:formula="of:=[.N668]-[.$G$2]*[.$E$2]" office:value-type="float" office:value="-54.9739999999997" calcext:value-type="float">
            <text:p>-54,9739999999997</text:p>
          </table:table-cell>
          <table:table-cell table:formula="of:=[.O668]+[.N669]*[.$E$2]" office:value-type="float" office:value="350.586320000001" calcext:value-type="float">
            <text:p>350,586320000001</text:p>
          </table:table-cell>
          <table:table-cell table:number-columns-repeated="4"/>
        </table:table-row>
        <table:table-row table:style-name="ro1">
          <table:table-cell table:formula="of:=[.A669]+[.$E$2]" office:value-type="float" office:value="6.6399999999999" calcext:value-type="float">
            <text:p>6,6399999999999</text:p>
          </table:table-cell>
          <table:table-cell table:formula="of:=-[.$G$2]*[.A670]^2/2+[.$H$2]*[.A670]+[.$I$2]" office:value-type="float" office:value="350.360960000005" calcext:value-type="float">
            <text:p>350,360960000005</text:p>
          </table:table-cell>
          <table:table-cell table:formula="of:=[.$H$2]-[.$G$2]*[.A670]" office:value-type="float" office:value="-55.0719999999991" calcext:value-type="float">
            <text:p>-55,0719999999991</text:p>
          </table:table-cell>
          <table:table-cell table:number-columns-repeated="9"/>
          <table:table-cell table:formula="of:=[.M669]+[.$E$2]" office:value-type="float" office:value="6.6399999999999" calcext:value-type="float">
            <text:p>6,6399999999999</text:p>
          </table:table-cell>
          <table:table-cell table:formula="of:=[.N669]-[.$G$2]*[.$E$2]" office:value-type="float" office:value="-55.0719999999997" calcext:value-type="float">
            <text:p>-55,0719999999997</text:p>
          </table:table-cell>
          <table:table-cell table:formula="of:=[.O669]+[.N670]*[.$E$2]" office:value-type="float" office:value="350.0356" calcext:value-type="float">
            <text:p>350,0356</text:p>
          </table:table-cell>
          <table:table-cell table:number-columns-repeated="4"/>
        </table:table-row>
        <table:table-row table:style-name="ro1">
          <table:table-cell table:formula="of:=[.A670]+[.$E$2]" office:value-type="float" office:value="6.6499999999999" calcext:value-type="float">
            <text:p>6,6499999999999</text:p>
          </table:table-cell>
          <table:table-cell table:formula="of:=-[.$G$2]*[.A671]^2/2+[.$H$2]*[.A671]+[.$I$2]" office:value-type="float" office:value="349.809750000005" calcext:value-type="float">
            <text:p>349,809750000005</text:p>
          </table:table-cell>
          <table:table-cell table:formula="of:=[.$H$2]-[.$G$2]*[.A671]" office:value-type="float" office:value="-55.1699999999991" calcext:value-type="float">
            <text:p>-55,1699999999991</text:p>
          </table:table-cell>
          <table:table-cell table:number-columns-repeated="9"/>
          <table:table-cell table:formula="of:=[.M670]+[.$E$2]" office:value-type="float" office:value="6.6499999999999" calcext:value-type="float">
            <text:p>6,6499999999999</text:p>
          </table:table-cell>
          <table:table-cell table:formula="of:=[.N670]-[.$G$2]*[.$E$2]" office:value-type="float" office:value="-55.1699999999997" calcext:value-type="float">
            <text:p>-55,1699999999997</text:p>
          </table:table-cell>
          <table:table-cell table:formula="of:=[.O670]+[.N671]*[.$E$2]" office:value-type="float" office:value="349.483900000001" calcext:value-type="float">
            <text:p>349,483900000001</text:p>
          </table:table-cell>
          <table:table-cell table:number-columns-repeated="4"/>
        </table:table-row>
        <table:table-row table:style-name="ro1">
          <table:table-cell table:formula="of:=[.A671]+[.$E$2]" office:value-type="float" office:value="6.6599999999999" calcext:value-type="float">
            <text:p>6,6599999999999</text:p>
          </table:table-cell>
          <table:table-cell table:formula="of:=-[.$G$2]*[.A672]^2/2+[.$H$2]*[.A672]+[.$I$2]" office:value-type="float" office:value="349.257560000005" calcext:value-type="float">
            <text:p>349,257560000005</text:p>
          </table:table-cell>
          <table:table-cell table:formula="of:=[.$H$2]-[.$G$2]*[.A672]" office:value-type="float" office:value="-55.2679999999991" calcext:value-type="float">
            <text:p>-55,2679999999991</text:p>
          </table:table-cell>
          <table:table-cell table:number-columns-repeated="9"/>
          <table:table-cell table:formula="of:=[.M671]+[.$E$2]" office:value-type="float" office:value="6.6599999999999" calcext:value-type="float">
            <text:p>6,6599999999999</text:p>
          </table:table-cell>
          <table:table-cell table:formula="of:=[.N671]-[.$G$2]*[.$E$2]" office:value-type="float" office:value="-55.2679999999997" calcext:value-type="float">
            <text:p>-55,2679999999997</text:p>
          </table:table-cell>
          <table:table-cell table:formula="of:=[.O671]+[.N672]*[.$E$2]" office:value-type="float" office:value="348.93122" calcext:value-type="float">
            <text:p>348,93122</text:p>
          </table:table-cell>
          <table:table-cell table:number-columns-repeated="4"/>
        </table:table-row>
        <table:table-row table:style-name="ro1">
          <table:table-cell table:formula="of:=[.A672]+[.$E$2]" office:value-type="float" office:value="6.6699999999999" calcext:value-type="float">
            <text:p>6,6699999999999</text:p>
          </table:table-cell>
          <table:table-cell table:formula="of:=-[.$G$2]*[.A673]^2/2+[.$H$2]*[.A673]+[.$I$2]" office:value-type="float" office:value="348.704390000005" calcext:value-type="float">
            <text:p>348,704390000005</text:p>
          </table:table-cell>
          <table:table-cell table:formula="of:=[.$H$2]-[.$G$2]*[.A673]" office:value-type="float" office:value="-55.3659999999991" calcext:value-type="float">
            <text:p>-55,3659999999991</text:p>
          </table:table-cell>
          <table:table-cell table:number-columns-repeated="9"/>
          <table:table-cell table:formula="of:=[.M672]+[.$E$2]" office:value-type="float" office:value="6.6699999999999" calcext:value-type="float">
            <text:p>6,6699999999999</text:p>
          </table:table-cell>
          <table:table-cell table:formula="of:=[.N672]-[.$G$2]*[.$E$2]" office:value-type="float" office:value="-55.3659999999997" calcext:value-type="float">
            <text:p>-55,3659999999997</text:p>
          </table:table-cell>
          <table:table-cell table:formula="of:=[.O672]+[.N673]*[.$E$2]" office:value-type="float" office:value="348.377560000001" calcext:value-type="float">
            <text:p>348,377560000001</text:p>
          </table:table-cell>
          <table:table-cell table:number-columns-repeated="4"/>
        </table:table-row>
        <table:table-row table:style-name="ro1">
          <table:table-cell table:formula="of:=[.A673]+[.$E$2]" office:value-type="float" office:value="6.6799999999999" calcext:value-type="float">
            <text:p>6,6799999999999</text:p>
          </table:table-cell>
          <table:table-cell table:formula="of:=-[.$G$2]*[.A674]^2/2+[.$H$2]*[.A674]+[.$I$2]" office:value-type="float" office:value="348.150240000005" calcext:value-type="float">
            <text:p>348,150240000005</text:p>
          </table:table-cell>
          <table:table-cell table:formula="of:=[.$H$2]-[.$G$2]*[.A674]" office:value-type="float" office:value="-55.463999999999" calcext:value-type="float">
            <text:p>-55,463999999999</text:p>
          </table:table-cell>
          <table:table-cell table:number-columns-repeated="9"/>
          <table:table-cell table:formula="of:=[.M673]+[.$E$2]" office:value-type="float" office:value="6.6799999999999" calcext:value-type="float">
            <text:p>6,6799999999999</text:p>
          </table:table-cell>
          <table:table-cell table:formula="of:=[.N673]-[.$G$2]*[.$E$2]" office:value-type="float" office:value="-55.4639999999997" calcext:value-type="float">
            <text:p>-55,4639999999997</text:p>
          </table:table-cell>
          <table:table-cell table:formula="of:=[.O673]+[.N674]*[.$E$2]" office:value-type="float" office:value="347.822920000001" calcext:value-type="float">
            <text:p>347,822920000001</text:p>
          </table:table-cell>
          <table:table-cell table:number-columns-repeated="4"/>
        </table:table-row>
        <table:table-row table:style-name="ro1">
          <table:table-cell table:formula="of:=[.A674]+[.$E$2]" office:value-type="float" office:value="6.6899999999999" calcext:value-type="float">
            <text:p>6,6899999999999</text:p>
          </table:table-cell>
          <table:table-cell table:formula="of:=-[.$G$2]*[.A675]^2/2+[.$H$2]*[.A675]+[.$I$2]" office:value-type="float" office:value="347.595110000005" calcext:value-type="float">
            <text:p>347,595110000005</text:p>
          </table:table-cell>
          <table:table-cell table:formula="of:=[.$H$2]-[.$G$2]*[.A675]" office:value-type="float" office:value="-55.561999999999" calcext:value-type="float">
            <text:p>-55,561999999999</text:p>
          </table:table-cell>
          <table:table-cell table:number-columns-repeated="9"/>
          <table:table-cell table:formula="of:=[.M674]+[.$E$2]" office:value-type="float" office:value="6.6899999999999" calcext:value-type="float">
            <text:p>6,6899999999999</text:p>
          </table:table-cell>
          <table:table-cell table:formula="of:=[.N674]-[.$G$2]*[.$E$2]" office:value-type="float" office:value="-55.5619999999997" calcext:value-type="float">
            <text:p>-55,5619999999997</text:p>
          </table:table-cell>
          <table:table-cell table:formula="of:=[.O674]+[.N675]*[.$E$2]" office:value-type="float" office:value="347.267300000001" calcext:value-type="float">
            <text:p>347,267300000001</text:p>
          </table:table-cell>
          <table:table-cell table:number-columns-repeated="4"/>
        </table:table-row>
        <table:table-row table:style-name="ro1">
          <table:table-cell table:formula="of:=[.A675]+[.$E$2]" office:value-type="float" office:value="6.6999999999999" calcext:value-type="float">
            <text:p>6,6999999999999</text:p>
          </table:table-cell>
          <table:table-cell table:formula="of:=-[.$G$2]*[.A676]^2/2+[.$H$2]*[.A676]+[.$I$2]" office:value-type="float" office:value="347.039000000006" calcext:value-type="float">
            <text:p>347,039000000006</text:p>
          </table:table-cell>
          <table:table-cell table:formula="of:=[.$H$2]-[.$G$2]*[.A676]" office:value-type="float" office:value="-55.6599999999991" calcext:value-type="float">
            <text:p>-55,6599999999991</text:p>
          </table:table-cell>
          <table:table-cell table:number-columns-repeated="9"/>
          <table:table-cell table:formula="of:=[.M675]+[.$E$2]" office:value-type="float" office:value="6.6999999999999" calcext:value-type="float">
            <text:p>6,6999999999999</text:p>
          </table:table-cell>
          <table:table-cell table:formula="of:=[.N675]-[.$G$2]*[.$E$2]" office:value-type="float" office:value="-55.6599999999997" calcext:value-type="float">
            <text:p>-55,6599999999997</text:p>
          </table:table-cell>
          <table:table-cell table:formula="of:=[.O675]+[.N676]*[.$E$2]" office:value-type="float" office:value="346.710700000001" calcext:value-type="float">
            <text:p>346,710700000001</text:p>
          </table:table-cell>
          <table:table-cell table:number-columns-repeated="4"/>
        </table:table-row>
        <table:table-row table:style-name="ro1">
          <table:table-cell table:formula="of:=[.A676]+[.$E$2]" office:value-type="float" office:value="6.7099999999999" calcext:value-type="float">
            <text:p>6,7099999999999</text:p>
          </table:table-cell>
          <table:table-cell table:formula="of:=-[.$G$2]*[.A677]^2/2+[.$H$2]*[.A677]+[.$I$2]" office:value-type="float" office:value="346.481910000005" calcext:value-type="float">
            <text:p>346,481910000005</text:p>
          </table:table-cell>
          <table:table-cell table:formula="of:=[.$H$2]-[.$G$2]*[.A677]" office:value-type="float" office:value="-55.757999999999" calcext:value-type="float">
            <text:p>-55,757999999999</text:p>
          </table:table-cell>
          <table:table-cell table:number-columns-repeated="9"/>
          <table:table-cell table:formula="of:=[.M676]+[.$E$2]" office:value-type="float" office:value="6.7099999999999" calcext:value-type="float">
            <text:p>6,7099999999999</text:p>
          </table:table-cell>
          <table:table-cell table:formula="of:=[.N676]-[.$G$2]*[.$E$2]" office:value-type="float" office:value="-55.7579999999996" calcext:value-type="float">
            <text:p>-55,7579999999996</text:p>
          </table:table-cell>
          <table:table-cell table:formula="of:=[.O676]+[.N677]*[.$E$2]" office:value-type="float" office:value="346.153120000001" calcext:value-type="float">
            <text:p>346,153120000001</text:p>
          </table:table-cell>
          <table:table-cell table:number-columns-repeated="4"/>
        </table:table-row>
        <table:table-row table:style-name="ro1">
          <table:table-cell table:formula="of:=[.A677]+[.$E$2]" office:value-type="float" office:value="6.7199999999999" calcext:value-type="float">
            <text:p>6,7199999999999</text:p>
          </table:table-cell>
          <table:table-cell table:formula="of:=-[.$G$2]*[.A678]^2/2+[.$H$2]*[.A678]+[.$I$2]" office:value-type="float" office:value="345.923840000005" calcext:value-type="float">
            <text:p>345,923840000005</text:p>
          </table:table-cell>
          <table:table-cell table:formula="of:=[.$H$2]-[.$G$2]*[.A678]" office:value-type="float" office:value="-55.855999999999" calcext:value-type="float">
            <text:p>-55,855999999999</text:p>
          </table:table-cell>
          <table:table-cell table:number-columns-repeated="9"/>
          <table:table-cell table:formula="of:=[.M677]+[.$E$2]" office:value-type="float" office:value="6.7199999999999" calcext:value-type="float">
            <text:p>6,7199999999999</text:p>
          </table:table-cell>
          <table:table-cell table:formula="of:=[.N677]-[.$G$2]*[.$E$2]" office:value-type="float" office:value="-55.8559999999997" calcext:value-type="float">
            <text:p>-55,8559999999997</text:p>
          </table:table-cell>
          <table:table-cell table:formula="of:=[.O677]+[.N678]*[.$E$2]" office:value-type="float" office:value="345.594560000001" calcext:value-type="float">
            <text:p>345,594560000001</text:p>
          </table:table-cell>
          <table:table-cell table:number-columns-repeated="4"/>
        </table:table-row>
        <table:table-row table:style-name="ro1">
          <table:table-cell table:formula="of:=[.A678]+[.$E$2]" office:value-type="float" office:value="6.7299999999999" calcext:value-type="float">
            <text:p>6,7299999999999</text:p>
          </table:table-cell>
          <table:table-cell table:formula="of:=-[.$G$2]*[.A679]^2/2+[.$H$2]*[.A679]+[.$I$2]" office:value-type="float" office:value="345.364790000006" calcext:value-type="float">
            <text:p>345,364790000006</text:p>
          </table:table-cell>
          <table:table-cell table:formula="of:=[.$H$2]-[.$G$2]*[.A679]" office:value-type="float" office:value="-55.953999999999" calcext:value-type="float">
            <text:p>-55,953999999999</text:p>
          </table:table-cell>
          <table:table-cell table:number-columns-repeated="9"/>
          <table:table-cell table:formula="of:=[.M678]+[.$E$2]" office:value-type="float" office:value="6.7299999999999" calcext:value-type="float">
            <text:p>6,7299999999999</text:p>
          </table:table-cell>
          <table:table-cell table:formula="of:=[.N678]-[.$G$2]*[.$E$2]" office:value-type="float" office:value="-55.9539999999996" calcext:value-type="float">
            <text:p>-55,9539999999996</text:p>
          </table:table-cell>
          <table:table-cell table:formula="of:=[.O678]+[.N679]*[.$E$2]" office:value-type="float" office:value="345.035020000001" calcext:value-type="float">
            <text:p>345,035020000001</text:p>
          </table:table-cell>
          <table:table-cell table:number-columns-repeated="4"/>
        </table:table-row>
        <table:table-row table:style-name="ro1">
          <table:table-cell table:formula="of:=[.A679]+[.$E$2]" office:value-type="float" office:value="6.7399999999999" calcext:value-type="float">
            <text:p>6,7399999999999</text:p>
          </table:table-cell>
          <table:table-cell table:formula="of:=-[.$G$2]*[.A680]^2/2+[.$H$2]*[.A680]+[.$I$2]" office:value-type="float" office:value="344.804760000006" calcext:value-type="float">
            <text:p>344,804760000006</text:p>
          </table:table-cell>
          <table:table-cell table:formula="of:=[.$H$2]-[.$G$2]*[.A680]" office:value-type="float" office:value="-56.051999999999" calcext:value-type="float">
            <text:p>-56,051999999999</text:p>
          </table:table-cell>
          <table:table-cell table:number-columns-repeated="9"/>
          <table:table-cell table:formula="of:=[.M679]+[.$E$2]" office:value-type="float" office:value="6.7399999999999" calcext:value-type="float">
            <text:p>6,7399999999999</text:p>
          </table:table-cell>
          <table:table-cell table:formula="of:=[.N679]-[.$G$2]*[.$E$2]" office:value-type="float" office:value="-56.0519999999996" calcext:value-type="float">
            <text:p>-56,0519999999996</text:p>
          </table:table-cell>
          <table:table-cell table:formula="of:=[.O679]+[.N680]*[.$E$2]" office:value-type="float" office:value="344.474500000001" calcext:value-type="float">
            <text:p>344,474500000001</text:p>
          </table:table-cell>
          <table:table-cell table:number-columns-repeated="4"/>
        </table:table-row>
        <table:table-row table:style-name="ro1">
          <table:table-cell table:formula="of:=[.A680]+[.$E$2]" office:value-type="float" office:value="6.7499999999999" calcext:value-type="float">
            <text:p>6,7499999999999</text:p>
          </table:table-cell>
          <table:table-cell table:formula="of:=-[.$G$2]*[.A681]^2/2+[.$H$2]*[.A681]+[.$I$2]" office:value-type="float" office:value="344.243750000006" calcext:value-type="float">
            <text:p>344,243750000006</text:p>
          </table:table-cell>
          <table:table-cell table:formula="of:=[.$H$2]-[.$G$2]*[.A681]" office:value-type="float" office:value="-56.149999999999" calcext:value-type="float">
            <text:p>-56,149999999999</text:p>
          </table:table-cell>
          <table:table-cell table:number-columns-repeated="9"/>
          <table:table-cell table:formula="of:=[.M680]+[.$E$2]" office:value-type="float" office:value="6.7499999999999" calcext:value-type="float">
            <text:p>6,7499999999999</text:p>
          </table:table-cell>
          <table:table-cell table:formula="of:=[.N680]-[.$G$2]*[.$E$2]" office:value-type="float" office:value="-56.1499999999997" calcext:value-type="float">
            <text:p>-56,1499999999997</text:p>
          </table:table-cell>
          <table:table-cell table:formula="of:=[.O680]+[.N681]*[.$E$2]" office:value-type="float" office:value="343.913000000001" calcext:value-type="float">
            <text:p>343,913000000001</text:p>
          </table:table-cell>
          <table:table-cell table:number-columns-repeated="4"/>
        </table:table-row>
        <table:table-row table:style-name="ro1">
          <table:table-cell table:formula="of:=[.A681]+[.$E$2]" office:value-type="float" office:value="6.7599999999999" calcext:value-type="float">
            <text:p>6,7599999999999</text:p>
          </table:table-cell>
          <table:table-cell table:formula="of:=-[.$G$2]*[.A682]^2/2+[.$H$2]*[.A682]+[.$I$2]" office:value-type="float" office:value="343.681760000006" calcext:value-type="float">
            <text:p>343,681760000006</text:p>
          </table:table-cell>
          <table:table-cell table:formula="of:=[.$H$2]-[.$G$2]*[.A682]" office:value-type="float" office:value="-56.247999999999" calcext:value-type="float">
            <text:p>-56,247999999999</text:p>
          </table:table-cell>
          <table:table-cell table:number-columns-repeated="9"/>
          <table:table-cell table:formula="of:=[.M681]+[.$E$2]" office:value-type="float" office:value="6.7599999999999" calcext:value-type="float">
            <text:p>6,7599999999999</text:p>
          </table:table-cell>
          <table:table-cell table:formula="of:=[.N681]-[.$G$2]*[.$E$2]" office:value-type="float" office:value="-56.2479999999996" calcext:value-type="float">
            <text:p>-56,2479999999996</text:p>
          </table:table-cell>
          <table:table-cell table:formula="of:=[.O681]+[.N682]*[.$E$2]" office:value-type="float" office:value="343.350520000001" calcext:value-type="float">
            <text:p>343,350520000001</text:p>
          </table:table-cell>
          <table:table-cell table:number-columns-repeated="4"/>
        </table:table-row>
        <table:table-row table:style-name="ro1">
          <table:table-cell table:formula="of:=[.A682]+[.$E$2]" office:value-type="float" office:value="6.7699999999999" calcext:value-type="float">
            <text:p>6,7699999999999</text:p>
          </table:table-cell>
          <table:table-cell table:formula="of:=-[.$G$2]*[.A683]^2/2+[.$H$2]*[.A683]+[.$I$2]" office:value-type="float" office:value="343.118790000006" calcext:value-type="float">
            <text:p>343,118790000006</text:p>
          </table:table-cell>
          <table:table-cell table:formula="of:=[.$H$2]-[.$G$2]*[.A683]" office:value-type="float" office:value="-56.345999999999" calcext:value-type="float">
            <text:p>-56,345999999999</text:p>
          </table:table-cell>
          <table:table-cell table:number-columns-repeated="9"/>
          <table:table-cell table:formula="of:=[.M682]+[.$E$2]" office:value-type="float" office:value="6.7699999999999" calcext:value-type="float">
            <text:p>6,7699999999999</text:p>
          </table:table-cell>
          <table:table-cell table:formula="of:=[.N682]-[.$G$2]*[.$E$2]" office:value-type="float" office:value="-56.3459999999996" calcext:value-type="float">
            <text:p>-56,3459999999996</text:p>
          </table:table-cell>
          <table:table-cell table:formula="of:=[.O682]+[.N683]*[.$E$2]" office:value-type="float" office:value="342.787060000001" calcext:value-type="float">
            <text:p>342,787060000001</text:p>
          </table:table-cell>
          <table:table-cell table:number-columns-repeated="4"/>
        </table:table-row>
        <table:table-row table:style-name="ro1">
          <table:table-cell table:formula="of:=[.A683]+[.$E$2]" office:value-type="float" office:value="6.7799999999999" calcext:value-type="float">
            <text:p>6,7799999999999</text:p>
          </table:table-cell>
          <table:table-cell table:formula="of:=-[.$G$2]*[.A684]^2/2+[.$H$2]*[.A684]+[.$I$2]" office:value-type="float" office:value="342.554840000006" calcext:value-type="float">
            <text:p>342,554840000006</text:p>
          </table:table-cell>
          <table:table-cell table:formula="of:=[.$H$2]-[.$G$2]*[.A684]" office:value-type="float" office:value="-56.443999999999" calcext:value-type="float">
            <text:p>-56,443999999999</text:p>
          </table:table-cell>
          <table:table-cell table:number-columns-repeated="9"/>
          <table:table-cell table:formula="of:=[.M683]+[.$E$2]" office:value-type="float" office:value="6.7799999999999" calcext:value-type="float">
            <text:p>6,7799999999999</text:p>
          </table:table-cell>
          <table:table-cell table:formula="of:=[.N683]-[.$G$2]*[.$E$2]" office:value-type="float" office:value="-56.4439999999996" calcext:value-type="float">
            <text:p>-56,4439999999996</text:p>
          </table:table-cell>
          <table:table-cell table:formula="of:=[.O683]+[.N684]*[.$E$2]" office:value-type="float" office:value="342.222620000001" calcext:value-type="float">
            <text:p>342,222620000001</text:p>
          </table:table-cell>
          <table:table-cell table:number-columns-repeated="4"/>
        </table:table-row>
        <table:table-row table:style-name="ro1">
          <table:table-cell table:formula="of:=[.A684]+[.$E$2]" office:value-type="float" office:value="6.7899999999999" calcext:value-type="float">
            <text:p>6,7899999999999</text:p>
          </table:table-cell>
          <table:table-cell table:formula="of:=-[.$G$2]*[.A685]^2/2+[.$H$2]*[.A685]+[.$I$2]" office:value-type="float" office:value="341.989910000006" calcext:value-type="float">
            <text:p>341,989910000006</text:p>
          </table:table-cell>
          <table:table-cell table:formula="of:=[.$H$2]-[.$G$2]*[.A685]" office:value-type="float" office:value="-56.541999999999" calcext:value-type="float">
            <text:p>-56,541999999999</text:p>
          </table:table-cell>
          <table:table-cell table:number-columns-repeated="9"/>
          <table:table-cell table:formula="of:=[.M684]+[.$E$2]" office:value-type="float" office:value="6.7899999999999" calcext:value-type="float">
            <text:p>6,7899999999999</text:p>
          </table:table-cell>
          <table:table-cell table:formula="of:=[.N684]-[.$G$2]*[.$E$2]" office:value-type="float" office:value="-56.5419999999996" calcext:value-type="float">
            <text:p>-56,5419999999996</text:p>
          </table:table-cell>
          <table:table-cell table:formula="of:=[.O684]+[.N685]*[.$E$2]" office:value-type="float" office:value="341.657200000001" calcext:value-type="float">
            <text:p>341,657200000001</text:p>
          </table:table-cell>
          <table:table-cell table:number-columns-repeated="4"/>
        </table:table-row>
        <table:table-row table:style-name="ro1">
          <table:table-cell table:formula="of:=[.A685]+[.$E$2]" office:value-type="float" office:value="6.7999999999999" calcext:value-type="float">
            <text:p>6,7999999999999</text:p>
          </table:table-cell>
          <table:table-cell table:formula="of:=-[.$G$2]*[.A686]^2/2+[.$H$2]*[.A686]+[.$I$2]" office:value-type="float" office:value="341.424000000006" calcext:value-type="float">
            <text:p>341,424000000006</text:p>
          </table:table-cell>
          <table:table-cell table:formula="of:=[.$H$2]-[.$G$2]*[.A686]" office:value-type="float" office:value="-56.639999999999" calcext:value-type="float">
            <text:p>-56,639999999999</text:p>
          </table:table-cell>
          <table:table-cell table:number-columns-repeated="9"/>
          <table:table-cell table:formula="of:=[.M685]+[.$E$2]" office:value-type="float" office:value="6.7999999999999" calcext:value-type="float">
            <text:p>6,7999999999999</text:p>
          </table:table-cell>
          <table:table-cell table:formula="of:=[.N685]-[.$G$2]*[.$E$2]" office:value-type="float" office:value="-56.6399999999996" calcext:value-type="float">
            <text:p>-56,6399999999996</text:p>
          </table:table-cell>
          <table:table-cell table:formula="of:=[.O685]+[.N686]*[.$E$2]" office:value-type="float" office:value="341.090800000001" calcext:value-type="float">
            <text:p>341,090800000001</text:p>
          </table:table-cell>
          <table:table-cell table:number-columns-repeated="4"/>
        </table:table-row>
        <table:table-row table:style-name="ro1">
          <table:table-cell table:formula="of:=[.A686]+[.$E$2]" office:value-type="float" office:value="6.8099999999999" calcext:value-type="float">
            <text:p>6,8099999999999</text:p>
          </table:table-cell>
          <table:table-cell table:formula="of:=-[.$G$2]*[.A687]^2/2+[.$H$2]*[.A687]+[.$I$2]" office:value-type="float" office:value="340.857110000006" calcext:value-type="float">
            <text:p>340,857110000006</text:p>
          </table:table-cell>
          <table:table-cell table:formula="of:=[.$H$2]-[.$G$2]*[.A687]" office:value-type="float" office:value="-56.737999999999" calcext:value-type="float">
            <text:p>-56,737999999999</text:p>
          </table:table-cell>
          <table:table-cell table:number-columns-repeated="9"/>
          <table:table-cell table:formula="of:=[.M686]+[.$E$2]" office:value-type="float" office:value="6.8099999999999" calcext:value-type="float">
            <text:p>6,8099999999999</text:p>
          </table:table-cell>
          <table:table-cell table:formula="of:=[.N686]-[.$G$2]*[.$E$2]" office:value-type="float" office:value="-56.7379999999996" calcext:value-type="float">
            <text:p>-56,7379999999996</text:p>
          </table:table-cell>
          <table:table-cell table:formula="of:=[.O686]+[.N687]*[.$E$2]" office:value-type="float" office:value="340.523420000001" calcext:value-type="float">
            <text:p>340,523420000001</text:p>
          </table:table-cell>
          <table:table-cell table:number-columns-repeated="4"/>
        </table:table-row>
        <table:table-row table:style-name="ro1">
          <table:table-cell table:formula="of:=[.A687]+[.$E$2]" office:value-type="float" office:value="6.8199999999999" calcext:value-type="float">
            <text:p>6,8199999999999</text:p>
          </table:table-cell>
          <table:table-cell table:formula="of:=-[.$G$2]*[.A688]^2/2+[.$H$2]*[.A688]+[.$I$2]" office:value-type="float" office:value="340.289240000006" calcext:value-type="float">
            <text:p>340,289240000006</text:p>
          </table:table-cell>
          <table:table-cell table:formula="of:=[.$H$2]-[.$G$2]*[.A688]" office:value-type="float" office:value="-56.835999999999" calcext:value-type="float">
            <text:p>-56,835999999999</text:p>
          </table:table-cell>
          <table:table-cell table:number-columns-repeated="9"/>
          <table:table-cell table:formula="of:=[.M687]+[.$E$2]" office:value-type="float" office:value="6.8199999999999" calcext:value-type="float">
            <text:p>6,8199999999999</text:p>
          </table:table-cell>
          <table:table-cell table:formula="of:=[.N687]-[.$G$2]*[.$E$2]" office:value-type="float" office:value="-56.8359999999996" calcext:value-type="float">
            <text:p>-56,8359999999996</text:p>
          </table:table-cell>
          <table:table-cell table:formula="of:=[.O687]+[.N688]*[.$E$2]" office:value-type="float" office:value="339.955060000001" calcext:value-type="float">
            <text:p>339,955060000001</text:p>
          </table:table-cell>
          <table:table-cell table:number-columns-repeated="4"/>
        </table:table-row>
        <table:table-row table:style-name="ro1">
          <table:table-cell table:formula="of:=[.A688]+[.$E$2]" office:value-type="float" office:value="6.8299999999999" calcext:value-type="float">
            <text:p>6,8299999999999</text:p>
          </table:table-cell>
          <table:table-cell table:formula="of:=-[.$G$2]*[.A689]^2/2+[.$H$2]*[.A689]+[.$I$2]" office:value-type="float" office:value="339.720390000006" calcext:value-type="float">
            <text:p>339,720390000006</text:p>
          </table:table-cell>
          <table:table-cell table:formula="of:=[.$H$2]-[.$G$2]*[.A689]" office:value-type="float" office:value="-56.933999999999" calcext:value-type="float">
            <text:p>-56,933999999999</text:p>
          </table:table-cell>
          <table:table-cell table:number-columns-repeated="9"/>
          <table:table-cell table:formula="of:=[.M688]+[.$E$2]" office:value-type="float" office:value="6.8299999999999" calcext:value-type="float">
            <text:p>6,8299999999999</text:p>
          </table:table-cell>
          <table:table-cell table:formula="of:=[.N688]-[.$G$2]*[.$E$2]" office:value-type="float" office:value="-56.9339999999996" calcext:value-type="float">
            <text:p>-56,9339999999996</text:p>
          </table:table-cell>
          <table:table-cell table:formula="of:=[.O688]+[.N689]*[.$E$2]" office:value-type="float" office:value="339.385720000001" calcext:value-type="float">
            <text:p>339,385720000001</text:p>
          </table:table-cell>
          <table:table-cell table:number-columns-repeated="4"/>
        </table:table-row>
        <table:table-row table:style-name="ro1">
          <table:table-cell table:formula="of:=[.A689]+[.$E$2]" office:value-type="float" office:value="6.8399999999999" calcext:value-type="float">
            <text:p>6,8399999999999</text:p>
          </table:table-cell>
          <table:table-cell table:formula="of:=-[.$G$2]*[.A690]^2/2+[.$H$2]*[.A690]+[.$I$2]" office:value-type="float" office:value="339.150560000006" calcext:value-type="float">
            <text:p>339,150560000006</text:p>
          </table:table-cell>
          <table:table-cell table:formula="of:=[.$H$2]-[.$G$2]*[.A690]" office:value-type="float" office:value="-57.031999999999" calcext:value-type="float">
            <text:p>-57,031999999999</text:p>
          </table:table-cell>
          <table:table-cell table:number-columns-repeated="9"/>
          <table:table-cell table:formula="of:=[.M689]+[.$E$2]" office:value-type="float" office:value="6.8399999999999" calcext:value-type="float">
            <text:p>6,8399999999999</text:p>
          </table:table-cell>
          <table:table-cell table:formula="of:=[.N689]-[.$G$2]*[.$E$2]" office:value-type="float" office:value="-57.0319999999996" calcext:value-type="float">
            <text:p>-57,0319999999996</text:p>
          </table:table-cell>
          <table:table-cell table:formula="of:=[.O689]+[.N690]*[.$E$2]" office:value-type="float" office:value="338.815400000001" calcext:value-type="float">
            <text:p>338,815400000001</text:p>
          </table:table-cell>
          <table:table-cell table:number-columns-repeated="4"/>
        </table:table-row>
        <table:table-row table:style-name="ro1">
          <table:table-cell table:formula="of:=[.A690]+[.$E$2]" office:value-type="float" office:value="6.8499999999999" calcext:value-type="float">
            <text:p>6,8499999999999</text:p>
          </table:table-cell>
          <table:table-cell table:formula="of:=-[.$G$2]*[.A691]^2/2+[.$H$2]*[.A691]+[.$I$2]" office:value-type="float" office:value="338.579750000006" calcext:value-type="float">
            <text:p>338,579750000006</text:p>
          </table:table-cell>
          <table:table-cell table:formula="of:=[.$H$2]-[.$G$2]*[.A691]" office:value-type="float" office:value="-57.129999999999" calcext:value-type="float">
            <text:p>-57,129999999999</text:p>
          </table:table-cell>
          <table:table-cell table:number-columns-repeated="9"/>
          <table:table-cell table:formula="of:=[.M690]+[.$E$2]" office:value-type="float" office:value="6.8499999999999" calcext:value-type="float">
            <text:p>6,8499999999999</text:p>
          </table:table-cell>
          <table:table-cell table:formula="of:=[.N690]-[.$G$2]*[.$E$2]" office:value-type="float" office:value="-57.1299999999996" calcext:value-type="float">
            <text:p>-57,1299999999996</text:p>
          </table:table-cell>
          <table:table-cell table:formula="of:=[.O690]+[.N691]*[.$E$2]" office:value-type="float" office:value="338.244100000001" calcext:value-type="float">
            <text:p>338,244100000001</text:p>
          </table:table-cell>
          <table:table-cell table:number-columns-repeated="4"/>
        </table:table-row>
        <table:table-row table:style-name="ro1">
          <table:table-cell table:formula="of:=[.A691]+[.$E$2]" office:value-type="float" office:value="6.8599999999999" calcext:value-type="float">
            <text:p>6,8599999999999</text:p>
          </table:table-cell>
          <table:table-cell table:formula="of:=-[.$G$2]*[.A692]^2/2+[.$H$2]*[.A692]+[.$I$2]" office:value-type="float" office:value="338.007960000006" calcext:value-type="float">
            <text:p>338,007960000006</text:p>
          </table:table-cell>
          <table:table-cell table:formula="of:=[.$H$2]-[.$G$2]*[.A692]" office:value-type="float" office:value="-57.227999999999" calcext:value-type="float">
            <text:p>-57,227999999999</text:p>
          </table:table-cell>
          <table:table-cell table:number-columns-repeated="9"/>
          <table:table-cell table:formula="of:=[.M691]+[.$E$2]" office:value-type="float" office:value="6.8599999999999" calcext:value-type="float">
            <text:p>6,8599999999999</text:p>
          </table:table-cell>
          <table:table-cell table:formula="of:=[.N691]-[.$G$2]*[.$E$2]" office:value-type="float" office:value="-57.2279999999996" calcext:value-type="float">
            <text:p>-57,2279999999996</text:p>
          </table:table-cell>
          <table:table-cell table:formula="of:=[.O691]+[.N692]*[.$E$2]" office:value-type="float" office:value="337.671820000001" calcext:value-type="float">
            <text:p>337,671820000001</text:p>
          </table:table-cell>
          <table:table-cell table:number-columns-repeated="4"/>
        </table:table-row>
        <table:table-row table:style-name="ro1">
          <table:table-cell table:formula="of:=[.A692]+[.$E$2]" office:value-type="float" office:value="6.8699999999999" calcext:value-type="float">
            <text:p>6,8699999999999</text:p>
          </table:table-cell>
          <table:table-cell table:formula="of:=-[.$G$2]*[.A693]^2/2+[.$H$2]*[.A693]+[.$I$2]" office:value-type="float" office:value="337.435190000006" calcext:value-type="float">
            <text:p>337,435190000006</text:p>
          </table:table-cell>
          <table:table-cell table:formula="of:=[.$H$2]-[.$G$2]*[.A693]" office:value-type="float" office:value="-57.325999999999" calcext:value-type="float">
            <text:p>-57,325999999999</text:p>
          </table:table-cell>
          <table:table-cell table:number-columns-repeated="9"/>
          <table:table-cell table:formula="of:=[.M692]+[.$E$2]" office:value-type="float" office:value="6.8699999999999" calcext:value-type="float">
            <text:p>6,8699999999999</text:p>
          </table:table-cell>
          <table:table-cell table:formula="of:=[.N692]-[.$G$2]*[.$E$2]" office:value-type="float" office:value="-57.3259999999996" calcext:value-type="float">
            <text:p>-57,3259999999996</text:p>
          </table:table-cell>
          <table:table-cell table:formula="of:=[.O692]+[.N693]*[.$E$2]" office:value-type="float" office:value="337.098560000001" calcext:value-type="float">
            <text:p>337,098560000001</text:p>
          </table:table-cell>
          <table:table-cell table:number-columns-repeated="4"/>
        </table:table-row>
        <table:table-row table:style-name="ro1">
          <table:table-cell table:formula="of:=[.A693]+[.$E$2]" office:value-type="float" office:value="6.8799999999999" calcext:value-type="float">
            <text:p>6,8799999999999</text:p>
          </table:table-cell>
          <table:table-cell table:formula="of:=-[.$G$2]*[.A694]^2/2+[.$H$2]*[.A694]+[.$I$2]" office:value-type="float" office:value="336.861440000006" calcext:value-type="float">
            <text:p>336,861440000006</text:p>
          </table:table-cell>
          <table:table-cell table:formula="of:=[.$H$2]-[.$G$2]*[.A694]" office:value-type="float" office:value="-57.423999999999" calcext:value-type="float">
            <text:p>-57,423999999999</text:p>
          </table:table-cell>
          <table:table-cell table:number-columns-repeated="9"/>
          <table:table-cell table:formula="of:=[.M693]+[.$E$2]" office:value-type="float" office:value="6.8799999999999" calcext:value-type="float">
            <text:p>6,8799999999999</text:p>
          </table:table-cell>
          <table:table-cell table:formula="of:=[.N693]-[.$G$2]*[.$E$2]" office:value-type="float" office:value="-57.4239999999996" calcext:value-type="float">
            <text:p>-57,4239999999996</text:p>
          </table:table-cell>
          <table:table-cell table:formula="of:=[.O693]+[.N694]*[.$E$2]" office:value-type="float" office:value="336.524320000001" calcext:value-type="float">
            <text:p>336,524320000001</text:p>
          </table:table-cell>
          <table:table-cell table:number-columns-repeated="4"/>
        </table:table-row>
        <table:table-row table:style-name="ro1">
          <table:table-cell table:formula="of:=[.A694]+[.$E$2]" office:value-type="float" office:value="6.8899999999999" calcext:value-type="float">
            <text:p>6,8899999999999</text:p>
          </table:table-cell>
          <table:table-cell table:formula="of:=-[.$G$2]*[.A695]^2/2+[.$H$2]*[.A695]+[.$I$2]" office:value-type="float" office:value="336.286710000006" calcext:value-type="float">
            <text:p>336,286710000006</text:p>
          </table:table-cell>
          <table:table-cell table:formula="of:=[.$H$2]-[.$G$2]*[.A695]" office:value-type="float" office:value="-57.521999999999" calcext:value-type="float">
            <text:p>-57,521999999999</text:p>
          </table:table-cell>
          <table:table-cell table:number-columns-repeated="9"/>
          <table:table-cell table:formula="of:=[.M694]+[.$E$2]" office:value-type="float" office:value="6.8899999999999" calcext:value-type="float">
            <text:p>6,8899999999999</text:p>
          </table:table-cell>
          <table:table-cell table:formula="of:=[.N694]-[.$G$2]*[.$E$2]" office:value-type="float" office:value="-57.5219999999996" calcext:value-type="float">
            <text:p>-57,5219999999996</text:p>
          </table:table-cell>
          <table:table-cell table:formula="of:=[.O694]+[.N695]*[.$E$2]" office:value-type="float" office:value="335.949100000001" calcext:value-type="float">
            <text:p>335,949100000001</text:p>
          </table:table-cell>
          <table:table-cell table:number-columns-repeated="4"/>
        </table:table-row>
        <table:table-row table:style-name="ro1">
          <table:table-cell table:formula="of:=[.A695]+[.$E$2]" office:value-type="float" office:value="6.8999999999999" calcext:value-type="float">
            <text:p>6,8999999999999</text:p>
          </table:table-cell>
          <table:table-cell table:formula="of:=-[.$G$2]*[.A696]^2/2+[.$H$2]*[.A696]+[.$I$2]" office:value-type="float" office:value="335.711000000006" calcext:value-type="float">
            <text:p>335,711000000006</text:p>
          </table:table-cell>
          <table:table-cell table:formula="of:=[.$H$2]-[.$G$2]*[.A696]" office:value-type="float" office:value="-57.619999999999" calcext:value-type="float">
            <text:p>-57,619999999999</text:p>
          </table:table-cell>
          <table:table-cell table:number-columns-repeated="9"/>
          <table:table-cell table:formula="of:=[.M695]+[.$E$2]" office:value-type="float" office:value="6.8999999999999" calcext:value-type="float">
            <text:p>6,8999999999999</text:p>
          </table:table-cell>
          <table:table-cell table:formula="of:=[.N695]-[.$G$2]*[.$E$2]" office:value-type="float" office:value="-57.6199999999996" calcext:value-type="float">
            <text:p>-57,6199999999996</text:p>
          </table:table-cell>
          <table:table-cell table:formula="of:=[.O695]+[.N696]*[.$E$2]" office:value-type="float" office:value="335.372900000001" calcext:value-type="float">
            <text:p>335,372900000001</text:p>
          </table:table-cell>
          <table:table-cell table:number-columns-repeated="4"/>
        </table:table-row>
        <table:table-row table:style-name="ro1">
          <table:table-cell table:formula="of:=[.A696]+[.$E$2]" office:value-type="float" office:value="6.9099999999999" calcext:value-type="float">
            <text:p>6,9099999999999</text:p>
          </table:table-cell>
          <table:table-cell table:formula="of:=-[.$G$2]*[.A697]^2/2+[.$H$2]*[.A697]+[.$I$2]" office:value-type="float" office:value="335.134310000006" calcext:value-type="float">
            <text:p>335,134310000006</text:p>
          </table:table-cell>
          <table:table-cell table:formula="of:=[.$H$2]-[.$G$2]*[.A697]" office:value-type="float" office:value="-57.717999999999" calcext:value-type="float">
            <text:p>-57,717999999999</text:p>
          </table:table-cell>
          <table:table-cell table:number-columns-repeated="9"/>
          <table:table-cell table:formula="of:=[.M696]+[.$E$2]" office:value-type="float" office:value="6.9099999999999" calcext:value-type="float">
            <text:p>6,9099999999999</text:p>
          </table:table-cell>
          <table:table-cell table:formula="of:=[.N696]-[.$G$2]*[.$E$2]" office:value-type="float" office:value="-57.7179999999996" calcext:value-type="float">
            <text:p>-57,7179999999996</text:p>
          </table:table-cell>
          <table:table-cell table:formula="of:=[.O696]+[.N697]*[.$E$2]" office:value-type="float" office:value="334.795720000001" calcext:value-type="float">
            <text:p>334,795720000001</text:p>
          </table:table-cell>
          <table:table-cell table:number-columns-repeated="4"/>
        </table:table-row>
        <table:table-row table:style-name="ro1">
          <table:table-cell table:formula="of:=[.A697]+[.$E$2]" office:value-type="float" office:value="6.9199999999999" calcext:value-type="float">
            <text:p>6,9199999999999</text:p>
          </table:table-cell>
          <table:table-cell table:formula="of:=-[.$G$2]*[.A698]^2/2+[.$H$2]*[.A698]+[.$I$2]" office:value-type="float" office:value="334.556640000006" calcext:value-type="float">
            <text:p>334,556640000006</text:p>
          </table:table-cell>
          <table:table-cell table:formula="of:=[.$H$2]-[.$G$2]*[.A698]" office:value-type="float" office:value="-57.815999999999" calcext:value-type="float">
            <text:p>-57,815999999999</text:p>
          </table:table-cell>
          <table:table-cell table:number-columns-repeated="9"/>
          <table:table-cell table:formula="of:=[.M697]+[.$E$2]" office:value-type="float" office:value="6.9199999999999" calcext:value-type="float">
            <text:p>6,9199999999999</text:p>
          </table:table-cell>
          <table:table-cell table:formula="of:=[.N697]-[.$G$2]*[.$E$2]" office:value-type="float" office:value="-57.8159999999996" calcext:value-type="float">
            <text:p>-57,8159999999996</text:p>
          </table:table-cell>
          <table:table-cell table:formula="of:=[.O697]+[.N698]*[.$E$2]" office:value-type="float" office:value="334.217560000001" calcext:value-type="float">
            <text:p>334,217560000001</text:p>
          </table:table-cell>
          <table:table-cell table:number-columns-repeated="4"/>
        </table:table-row>
        <table:table-row table:style-name="ro1">
          <table:table-cell table:formula="of:=[.A698]+[.$E$2]" office:value-type="float" office:value="6.9299999999999" calcext:value-type="float">
            <text:p>6,9299999999999</text:p>
          </table:table-cell>
          <table:table-cell table:formula="of:=-[.$G$2]*[.A699]^2/2+[.$H$2]*[.A699]+[.$I$2]" office:value-type="float" office:value="333.977990000006" calcext:value-type="float">
            <text:p>333,977990000006</text:p>
          </table:table-cell>
          <table:table-cell table:formula="of:=[.$H$2]-[.$G$2]*[.A699]" office:value-type="float" office:value="-57.913999999999" calcext:value-type="float">
            <text:p>-57,913999999999</text:p>
          </table:table-cell>
          <table:table-cell table:number-columns-repeated="9"/>
          <table:table-cell table:formula="of:=[.M698]+[.$E$2]" office:value-type="float" office:value="6.9299999999999" calcext:value-type="float">
            <text:p>6,9299999999999</text:p>
          </table:table-cell>
          <table:table-cell table:formula="of:=[.N698]-[.$G$2]*[.$E$2]" office:value-type="float" office:value="-57.9139999999996" calcext:value-type="float">
            <text:p>-57,9139999999996</text:p>
          </table:table-cell>
          <table:table-cell table:formula="of:=[.O698]+[.N699]*[.$E$2]" office:value-type="float" office:value="333.638420000001" calcext:value-type="float">
            <text:p>333,638420000001</text:p>
          </table:table-cell>
          <table:table-cell table:number-columns-repeated="4"/>
        </table:table-row>
        <table:table-row table:style-name="ro1">
          <table:table-cell table:formula="of:=[.A699]+[.$E$2]" office:value-type="float" office:value="6.9399999999999" calcext:value-type="float">
            <text:p>6,9399999999999</text:p>
          </table:table-cell>
          <table:table-cell table:formula="of:=-[.$G$2]*[.A700]^2/2+[.$H$2]*[.A700]+[.$I$2]" office:value-type="float" office:value="333.398360000006" calcext:value-type="float">
            <text:p>333,398360000006</text:p>
          </table:table-cell>
          <table:table-cell table:formula="of:=[.$H$2]-[.$G$2]*[.A700]" office:value-type="float" office:value="-58.011999999999" calcext:value-type="float">
            <text:p>-58,011999999999</text:p>
          </table:table-cell>
          <table:table-cell table:number-columns-repeated="9"/>
          <table:table-cell table:formula="of:=[.M699]+[.$E$2]" office:value-type="float" office:value="6.9399999999999" calcext:value-type="float">
            <text:p>6,9399999999999</text:p>
          </table:table-cell>
          <table:table-cell table:formula="of:=[.N699]-[.$G$2]*[.$E$2]" office:value-type="float" office:value="-58.0119999999996" calcext:value-type="float">
            <text:p>-58,0119999999996</text:p>
          </table:table-cell>
          <table:table-cell table:formula="of:=[.O699]+[.N700]*[.$E$2]" office:value-type="float" office:value="333.058300000001" calcext:value-type="float">
            <text:p>333,058300000001</text:p>
          </table:table-cell>
          <table:table-cell table:number-columns-repeated="4"/>
        </table:table-row>
        <table:table-row table:style-name="ro1">
          <table:table-cell table:formula="of:=[.A700]+[.$E$2]" office:value-type="float" office:value="6.9499999999999" calcext:value-type="float">
            <text:p>6,9499999999999</text:p>
          </table:table-cell>
          <table:table-cell table:formula="of:=-[.$G$2]*[.A701]^2/2+[.$H$2]*[.A701]+[.$I$2]" office:value-type="float" office:value="332.817750000006" calcext:value-type="float">
            <text:p>332,817750000006</text:p>
          </table:table-cell>
          <table:table-cell table:formula="of:=[.$H$2]-[.$G$2]*[.A701]" office:value-type="float" office:value="-58.109999999999" calcext:value-type="float">
            <text:p>-58,109999999999</text:p>
          </table:table-cell>
          <table:table-cell table:number-columns-repeated="9"/>
          <table:table-cell table:formula="of:=[.M700]+[.$E$2]" office:value-type="float" office:value="6.9499999999999" calcext:value-type="float">
            <text:p>6,9499999999999</text:p>
          </table:table-cell>
          <table:table-cell table:formula="of:=[.N700]-[.$G$2]*[.$E$2]" office:value-type="float" office:value="-58.1099999999996" calcext:value-type="float">
            <text:p>-58,1099999999996</text:p>
          </table:table-cell>
          <table:table-cell table:formula="of:=[.O700]+[.N701]*[.$E$2]" office:value-type="float" office:value="332.477200000001" calcext:value-type="float">
            <text:p>332,477200000001</text:p>
          </table:table-cell>
          <table:table-cell table:number-columns-repeated="4"/>
        </table:table-row>
        <table:table-row table:style-name="ro1">
          <table:table-cell table:formula="of:=[.A701]+[.$E$2]" office:value-type="float" office:value="6.9599999999999" calcext:value-type="float">
            <text:p>6,9599999999999</text:p>
          </table:table-cell>
          <table:table-cell table:formula="of:=-[.$G$2]*[.A702]^2/2+[.$H$2]*[.A702]+[.$I$2]" office:value-type="float" office:value="332.236160000006" calcext:value-type="float">
            <text:p>332,236160000006</text:p>
          </table:table-cell>
          <table:table-cell table:formula="of:=[.$H$2]-[.$G$2]*[.A702]" office:value-type="float" office:value="-58.207999999999" calcext:value-type="float">
            <text:p>-58,207999999999</text:p>
          </table:table-cell>
          <table:table-cell table:number-columns-repeated="9"/>
          <table:table-cell table:formula="of:=[.M701]+[.$E$2]" office:value-type="float" office:value="6.9599999999999" calcext:value-type="float">
            <text:p>6,9599999999999</text:p>
          </table:table-cell>
          <table:table-cell table:formula="of:=[.N701]-[.$G$2]*[.$E$2]" office:value-type="float" office:value="-58.2079999999996" calcext:value-type="float">
            <text:p>-58,2079999999996</text:p>
          </table:table-cell>
          <table:table-cell table:formula="of:=[.O701]+[.N702]*[.$E$2]" office:value-type="float" office:value="331.895120000001" calcext:value-type="float">
            <text:p>331,895120000001</text:p>
          </table:table-cell>
          <table:table-cell table:number-columns-repeated="4"/>
        </table:table-row>
        <table:table-row table:style-name="ro1">
          <table:table-cell table:formula="of:=[.A702]+[.$E$2]" office:value-type="float" office:value="6.9699999999999" calcext:value-type="float">
            <text:p>6,9699999999999</text:p>
          </table:table-cell>
          <table:table-cell table:formula="of:=-[.$G$2]*[.A703]^2/2+[.$H$2]*[.A703]+[.$I$2]" office:value-type="float" office:value="331.653590000006" calcext:value-type="float">
            <text:p>331,653590000006</text:p>
          </table:table-cell>
          <table:table-cell table:formula="of:=[.$H$2]-[.$G$2]*[.A703]" office:value-type="float" office:value="-58.305999999999" calcext:value-type="float">
            <text:p>-58,305999999999</text:p>
          </table:table-cell>
          <table:table-cell table:number-columns-repeated="9"/>
          <table:table-cell table:formula="of:=[.M702]+[.$E$2]" office:value-type="float" office:value="6.9699999999999" calcext:value-type="float">
            <text:p>6,9699999999999</text:p>
          </table:table-cell>
          <table:table-cell table:formula="of:=[.N702]-[.$G$2]*[.$E$2]" office:value-type="float" office:value="-58.3059999999996" calcext:value-type="float">
            <text:p>-58,3059999999996</text:p>
          </table:table-cell>
          <table:table-cell table:formula="of:=[.O702]+[.N703]*[.$E$2]" office:value-type="float" office:value="331.312060000001" calcext:value-type="float">
            <text:p>331,312060000001</text:p>
          </table:table-cell>
          <table:table-cell table:number-columns-repeated="4"/>
        </table:table-row>
        <table:table-row table:style-name="ro1">
          <table:table-cell table:formula="of:=[.A703]+[.$E$2]" office:value-type="float" office:value="6.9799999999999" calcext:value-type="float">
            <text:p>6,9799999999999</text:p>
          </table:table-cell>
          <table:table-cell table:formula="of:=-[.$G$2]*[.A704]^2/2+[.$H$2]*[.A704]+[.$I$2]" office:value-type="float" office:value="331.070040000006" calcext:value-type="float">
            <text:p>331,070040000006</text:p>
          </table:table-cell>
          <table:table-cell table:formula="of:=[.$H$2]-[.$G$2]*[.A704]" office:value-type="float" office:value="-58.403999999999" calcext:value-type="float">
            <text:p>-58,403999999999</text:p>
          </table:table-cell>
          <table:table-cell table:number-columns-repeated="9"/>
          <table:table-cell table:formula="of:=[.M703]+[.$E$2]" office:value-type="float" office:value="6.9799999999999" calcext:value-type="float">
            <text:p>6,9799999999999</text:p>
          </table:table-cell>
          <table:table-cell table:formula="of:=[.N703]-[.$G$2]*[.$E$2]" office:value-type="float" office:value="-58.4039999999996" calcext:value-type="float">
            <text:p>-58,4039999999996</text:p>
          </table:table-cell>
          <table:table-cell table:formula="of:=[.O703]+[.N704]*[.$E$2]" office:value-type="float" office:value="330.728020000001" calcext:value-type="float">
            <text:p>330,728020000001</text:p>
          </table:table-cell>
          <table:table-cell table:number-columns-repeated="4"/>
        </table:table-row>
        <table:table-row table:style-name="ro1">
          <table:table-cell table:formula="of:=[.A704]+[.$E$2]" office:value-type="float" office:value="6.9899999999999" calcext:value-type="float">
            <text:p>6,9899999999999</text:p>
          </table:table-cell>
          <table:table-cell table:formula="of:=-[.$G$2]*[.A705]^2/2+[.$H$2]*[.A705]+[.$I$2]" office:value-type="float" office:value="330.485510000006" calcext:value-type="float">
            <text:p>330,485510000006</text:p>
          </table:table-cell>
          <table:table-cell table:formula="of:=[.$H$2]-[.$G$2]*[.A705]" office:value-type="float" office:value="-58.501999999999" calcext:value-type="float">
            <text:p>-58,501999999999</text:p>
          </table:table-cell>
          <table:table-cell table:number-columns-repeated="9"/>
          <table:table-cell table:formula="of:=[.M704]+[.$E$2]" office:value-type="float" office:value="6.9899999999999" calcext:value-type="float">
            <text:p>6,9899999999999</text:p>
          </table:table-cell>
          <table:table-cell table:formula="of:=[.N704]-[.$G$2]*[.$E$2]" office:value-type="float" office:value="-58.5019999999996" calcext:value-type="float">
            <text:p>-58,5019999999996</text:p>
          </table:table-cell>
          <table:table-cell table:formula="of:=[.O704]+[.N705]*[.$E$2]" office:value-type="float" office:value="330.143000000001" calcext:value-type="float">
            <text:p>330,143000000001</text:p>
          </table:table-cell>
          <table:table-cell table:number-columns-repeated="4"/>
        </table:table-row>
        <table:table-row table:style-name="ro1">
          <table:table-cell table:formula="of:=[.A705]+[.$E$2]" office:value-type="float" office:value="6.9999999999999" calcext:value-type="float">
            <text:p>6,9999999999999</text:p>
          </table:table-cell>
          <table:table-cell table:formula="of:=-[.$G$2]*[.A706]^2/2+[.$H$2]*[.A706]+[.$I$2]" office:value-type="float" office:value="329.900000000006" calcext:value-type="float">
            <text:p>329,900000000006</text:p>
          </table:table-cell>
          <table:table-cell table:formula="of:=[.$H$2]-[.$G$2]*[.A706]" office:value-type="float" office:value="-58.599999999999" calcext:value-type="float">
            <text:p>-58,599999999999</text:p>
          </table:table-cell>
          <table:table-cell table:number-columns-repeated="9"/>
          <table:table-cell table:formula="of:=[.M705]+[.$E$2]" office:value-type="float" office:value="6.9999999999999" calcext:value-type="float">
            <text:p>6,9999999999999</text:p>
          </table:table-cell>
          <table:table-cell table:formula="of:=[.N705]-[.$G$2]*[.$E$2]" office:value-type="float" office:value="-58.5999999999996" calcext:value-type="float">
            <text:p>-58,5999999999996</text:p>
          </table:table-cell>
          <table:table-cell table:formula="of:=[.O705]+[.N706]*[.$E$2]" office:value-type="float" office:value="329.557000000001" calcext:value-type="float">
            <text:p>329,557000000001</text:p>
          </table:table-cell>
          <table:table-cell table:number-columns-repeated="4"/>
        </table:table-row>
        <table:table-row table:style-name="ro1">
          <table:table-cell table:formula="of:=[.A706]+[.$E$2]" office:value-type="float" office:value="7.0099999999999" calcext:value-type="float">
            <text:p>7,0099999999999</text:p>
          </table:table-cell>
          <table:table-cell table:formula="of:=-[.$G$2]*[.A707]^2/2+[.$H$2]*[.A707]+[.$I$2]" office:value-type="float" office:value="329.313510000006" calcext:value-type="float">
            <text:p>329,313510000006</text:p>
          </table:table-cell>
          <table:table-cell table:formula="of:=[.$H$2]-[.$G$2]*[.A707]" office:value-type="float" office:value="-58.697999999999" calcext:value-type="float">
            <text:p>-58,697999999999</text:p>
          </table:table-cell>
          <table:table-cell table:number-columns-repeated="9"/>
          <table:table-cell table:formula="of:=[.M706]+[.$E$2]" office:value-type="float" office:value="7.0099999999999" calcext:value-type="float">
            <text:p>7,0099999999999</text:p>
          </table:table-cell>
          <table:table-cell table:formula="of:=[.N706]-[.$G$2]*[.$E$2]" office:value-type="float" office:value="-58.6979999999996" calcext:value-type="float">
            <text:p>-58,6979999999996</text:p>
          </table:table-cell>
          <table:table-cell table:formula="of:=[.O706]+[.N707]*[.$E$2]" office:value-type="float" office:value="328.970020000001" calcext:value-type="float">
            <text:p>328,970020000001</text:p>
          </table:table-cell>
          <table:table-cell table:number-columns-repeated="4"/>
        </table:table-row>
        <table:table-row table:style-name="ro1">
          <table:table-cell table:formula="of:=[.A707]+[.$E$2]" office:value-type="float" office:value="7.0199999999999" calcext:value-type="float">
            <text:p>7,0199999999999</text:p>
          </table:table-cell>
          <table:table-cell table:formula="of:=-[.$G$2]*[.A708]^2/2+[.$H$2]*[.A708]+[.$I$2]" office:value-type="float" office:value="328.726040000006" calcext:value-type="float">
            <text:p>328,726040000006</text:p>
          </table:table-cell>
          <table:table-cell table:formula="of:=[.$H$2]-[.$G$2]*[.A708]" office:value-type="float" office:value="-58.795999999999" calcext:value-type="float">
            <text:p>-58,795999999999</text:p>
          </table:table-cell>
          <table:table-cell table:number-columns-repeated="9"/>
          <table:table-cell table:formula="of:=[.M707]+[.$E$2]" office:value-type="float" office:value="7.0199999999999" calcext:value-type="float">
            <text:p>7,0199999999999</text:p>
          </table:table-cell>
          <table:table-cell table:formula="of:=[.N707]-[.$G$2]*[.$E$2]" office:value-type="float" office:value="-58.7959999999996" calcext:value-type="float">
            <text:p>-58,7959999999996</text:p>
          </table:table-cell>
          <table:table-cell table:formula="of:=[.O707]+[.N708]*[.$E$2]" office:value-type="float" office:value="328.382060000001" calcext:value-type="float">
            <text:p>328,382060000001</text:p>
          </table:table-cell>
          <table:table-cell table:number-columns-repeated="4"/>
        </table:table-row>
        <table:table-row table:style-name="ro1">
          <table:table-cell table:formula="of:=[.A708]+[.$E$2]" office:value-type="float" office:value="7.02999999999989" calcext:value-type="float">
            <text:p>7,02999999999989</text:p>
          </table:table-cell>
          <table:table-cell table:formula="of:=-[.$G$2]*[.A709]^2/2+[.$H$2]*[.A709]+[.$I$2]" office:value-type="float" office:value="328.137590000006" calcext:value-type="float">
            <text:p>328,137590000006</text:p>
          </table:table-cell>
          <table:table-cell table:formula="of:=[.$H$2]-[.$G$2]*[.A709]" office:value-type="float" office:value="-58.893999999999" calcext:value-type="float">
            <text:p>-58,893999999999</text:p>
          </table:table-cell>
          <table:table-cell table:number-columns-repeated="9"/>
          <table:table-cell table:formula="of:=[.M708]+[.$E$2]" office:value-type="float" office:value="7.02999999999989" calcext:value-type="float">
            <text:p>7,02999999999989</text:p>
          </table:table-cell>
          <table:table-cell table:formula="of:=[.N708]-[.$G$2]*[.$E$2]" office:value-type="float" office:value="-58.8939999999996" calcext:value-type="float">
            <text:p>-58,8939999999996</text:p>
          </table:table-cell>
          <table:table-cell table:formula="of:=[.O708]+[.N709]*[.$E$2]" office:value-type="float" office:value="327.793120000001" calcext:value-type="float">
            <text:p>327,793120000001</text:p>
          </table:table-cell>
          <table:table-cell table:number-columns-repeated="4"/>
        </table:table-row>
        <table:table-row table:style-name="ro1">
          <table:table-cell table:formula="of:=[.A709]+[.$E$2]" office:value-type="float" office:value="7.03999999999989" calcext:value-type="float">
            <text:p>7,03999999999989</text:p>
          </table:table-cell>
          <table:table-cell table:formula="of:=-[.$G$2]*[.A710]^2/2+[.$H$2]*[.A710]+[.$I$2]" office:value-type="float" office:value="327.548160000006" calcext:value-type="float">
            <text:p>327,548160000006</text:p>
          </table:table-cell>
          <table:table-cell table:formula="of:=[.$H$2]-[.$G$2]*[.A710]" office:value-type="float" office:value="-58.991999999999" calcext:value-type="float">
            <text:p>-58,991999999999</text:p>
          </table:table-cell>
          <table:table-cell table:number-columns-repeated="9"/>
          <table:table-cell table:formula="of:=[.M709]+[.$E$2]" office:value-type="float" office:value="7.03999999999989" calcext:value-type="float">
            <text:p>7,03999999999989</text:p>
          </table:table-cell>
          <table:table-cell table:formula="of:=[.N709]-[.$G$2]*[.$E$2]" office:value-type="float" office:value="-58.9919999999996" calcext:value-type="float">
            <text:p>-58,9919999999996</text:p>
          </table:table-cell>
          <table:table-cell table:formula="of:=[.O709]+[.N710]*[.$E$2]" office:value-type="float" office:value="327.203200000001" calcext:value-type="float">
            <text:p>327,203200000001</text:p>
          </table:table-cell>
          <table:table-cell table:number-columns-repeated="4"/>
        </table:table-row>
        <table:table-row table:style-name="ro1">
          <table:table-cell table:formula="of:=[.A710]+[.$E$2]" office:value-type="float" office:value="7.04999999999989" calcext:value-type="float">
            <text:p>7,04999999999989</text:p>
          </table:table-cell>
          <table:table-cell table:formula="of:=-[.$G$2]*[.A711]^2/2+[.$H$2]*[.A711]+[.$I$2]" office:value-type="float" office:value="326.957750000006" calcext:value-type="float">
            <text:p>326,957750000006</text:p>
          </table:table-cell>
          <table:table-cell table:formula="of:=[.$H$2]-[.$G$2]*[.A711]" office:value-type="float" office:value="-59.089999999999" calcext:value-type="float">
            <text:p>-59,089999999999</text:p>
          </table:table-cell>
          <table:table-cell table:number-columns-repeated="9"/>
          <table:table-cell table:formula="of:=[.M710]+[.$E$2]" office:value-type="float" office:value="7.04999999999989" calcext:value-type="float">
            <text:p>7,04999999999989</text:p>
          </table:table-cell>
          <table:table-cell table:formula="of:=[.N710]-[.$G$2]*[.$E$2]" office:value-type="float" office:value="-59.0899999999996" calcext:value-type="float">
            <text:p>-59,0899999999996</text:p>
          </table:table-cell>
          <table:table-cell table:formula="of:=[.O710]+[.N711]*[.$E$2]" office:value-type="float" office:value="326.612300000001" calcext:value-type="float">
            <text:p>326,612300000001</text:p>
          </table:table-cell>
          <table:table-cell table:number-columns-repeated="4"/>
        </table:table-row>
        <table:table-row table:style-name="ro1">
          <table:table-cell table:formula="of:=[.A711]+[.$E$2]" office:value-type="float" office:value="7.05999999999989" calcext:value-type="float">
            <text:p>7,05999999999989</text:p>
          </table:table-cell>
          <table:table-cell table:formula="of:=-[.$G$2]*[.A712]^2/2+[.$H$2]*[.A712]+[.$I$2]" office:value-type="float" office:value="326.366360000006" calcext:value-type="float">
            <text:p>326,366360000006</text:p>
          </table:table-cell>
          <table:table-cell table:formula="of:=[.$H$2]-[.$G$2]*[.A712]" office:value-type="float" office:value="-59.187999999999" calcext:value-type="float">
            <text:p>-59,187999999999</text:p>
          </table:table-cell>
          <table:table-cell table:number-columns-repeated="9"/>
          <table:table-cell table:formula="of:=[.M711]+[.$E$2]" office:value-type="float" office:value="7.05999999999989" calcext:value-type="float">
            <text:p>7,05999999999989</text:p>
          </table:table-cell>
          <table:table-cell table:formula="of:=[.N711]-[.$G$2]*[.$E$2]" office:value-type="float" office:value="-59.1879999999996" calcext:value-type="float">
            <text:p>-59,1879999999996</text:p>
          </table:table-cell>
          <table:table-cell table:formula="of:=[.O711]+[.N712]*[.$E$2]" office:value-type="float" office:value="326.020420000001" calcext:value-type="float">
            <text:p>326,020420000001</text:p>
          </table:table-cell>
          <table:table-cell table:number-columns-repeated="4"/>
        </table:table-row>
        <table:table-row table:style-name="ro1">
          <table:table-cell table:formula="of:=[.A712]+[.$E$2]" office:value-type="float" office:value="7.06999999999989" calcext:value-type="float">
            <text:p>7,06999999999989</text:p>
          </table:table-cell>
          <table:table-cell table:formula="of:=-[.$G$2]*[.A713]^2/2+[.$H$2]*[.A713]+[.$I$2]" office:value-type="float" office:value="325.773990000006" calcext:value-type="float">
            <text:p>325,773990000006</text:p>
          </table:table-cell>
          <table:table-cell table:formula="of:=[.$H$2]-[.$G$2]*[.A713]" office:value-type="float" office:value="-59.285999999999" calcext:value-type="float">
            <text:p>-59,285999999999</text:p>
          </table:table-cell>
          <table:table-cell table:number-columns-repeated="9"/>
          <table:table-cell table:formula="of:=[.M712]+[.$E$2]" office:value-type="float" office:value="7.06999999999989" calcext:value-type="float">
            <text:p>7,06999999999989</text:p>
          </table:table-cell>
          <table:table-cell table:formula="of:=[.N712]-[.$G$2]*[.$E$2]" office:value-type="float" office:value="-59.2859999999996" calcext:value-type="float">
            <text:p>-59,2859999999996</text:p>
          </table:table-cell>
          <table:table-cell table:formula="of:=[.O712]+[.N713]*[.$E$2]" office:value-type="float" office:value="325.427560000001" calcext:value-type="float">
            <text:p>325,427560000001</text:p>
          </table:table-cell>
          <table:table-cell table:number-columns-repeated="4"/>
        </table:table-row>
        <table:table-row table:style-name="ro1">
          <table:table-cell table:formula="of:=[.A713]+[.$E$2]" office:value-type="float" office:value="7.07999999999989" calcext:value-type="float">
            <text:p>7,07999999999989</text:p>
          </table:table-cell>
          <table:table-cell table:formula="of:=-[.$G$2]*[.A714]^2/2+[.$H$2]*[.A714]+[.$I$2]" office:value-type="float" office:value="325.180640000006" calcext:value-type="float">
            <text:p>325,180640000006</text:p>
          </table:table-cell>
          <table:table-cell table:formula="of:=[.$H$2]-[.$G$2]*[.A714]" office:value-type="float" office:value="-59.383999999999" calcext:value-type="float">
            <text:p>-59,383999999999</text:p>
          </table:table-cell>
          <table:table-cell table:number-columns-repeated="9"/>
          <table:table-cell table:formula="of:=[.M713]+[.$E$2]" office:value-type="float" office:value="7.07999999999989" calcext:value-type="float">
            <text:p>7,07999999999989</text:p>
          </table:table-cell>
          <table:table-cell table:formula="of:=[.N713]-[.$G$2]*[.$E$2]" office:value-type="float" office:value="-59.3839999999996" calcext:value-type="float">
            <text:p>-59,3839999999996</text:p>
          </table:table-cell>
          <table:table-cell table:formula="of:=[.O713]+[.N714]*[.$E$2]" office:value-type="float" office:value="324.833720000001" calcext:value-type="float">
            <text:p>324,833720000001</text:p>
          </table:table-cell>
          <table:table-cell table:number-columns-repeated="4"/>
        </table:table-row>
        <table:table-row table:style-name="ro1">
          <table:table-cell table:formula="of:=[.A714]+[.$E$2]" office:value-type="float" office:value="7.08999999999989" calcext:value-type="float">
            <text:p>7,08999999999989</text:p>
          </table:table-cell>
          <table:table-cell table:formula="of:=-[.$G$2]*[.A715]^2/2+[.$H$2]*[.A715]+[.$I$2]" office:value-type="float" office:value="324.586310000006" calcext:value-type="float">
            <text:p>324,586310000006</text:p>
          </table:table-cell>
          <table:table-cell table:formula="of:=[.$H$2]-[.$G$2]*[.A715]" office:value-type="float" office:value="-59.481999999999" calcext:value-type="float">
            <text:p>-59,481999999999</text:p>
          </table:table-cell>
          <table:table-cell table:number-columns-repeated="9"/>
          <table:table-cell table:formula="of:=[.M714]+[.$E$2]" office:value-type="float" office:value="7.08999999999989" calcext:value-type="float">
            <text:p>7,08999999999989</text:p>
          </table:table-cell>
          <table:table-cell table:formula="of:=[.N714]-[.$G$2]*[.$E$2]" office:value-type="float" office:value="-59.4819999999996" calcext:value-type="float">
            <text:p>-59,4819999999996</text:p>
          </table:table-cell>
          <table:table-cell table:formula="of:=[.O714]+[.N715]*[.$E$2]" office:value-type="float" office:value="324.238900000001" calcext:value-type="float">
            <text:p>324,238900000001</text:p>
          </table:table-cell>
          <table:table-cell table:number-columns-repeated="4"/>
        </table:table-row>
        <table:table-row table:style-name="ro1">
          <table:table-cell table:formula="of:=[.A715]+[.$E$2]" office:value-type="float" office:value="7.09999999999989" calcext:value-type="float">
            <text:p>7,09999999999989</text:p>
          </table:table-cell>
          <table:table-cell table:formula="of:=-[.$G$2]*[.A716]^2/2+[.$H$2]*[.A716]+[.$I$2]" office:value-type="float" office:value="323.991000000006" calcext:value-type="float">
            <text:p>323,991000000006</text:p>
          </table:table-cell>
          <table:table-cell table:formula="of:=[.$H$2]-[.$G$2]*[.A716]" office:value-type="float" office:value="-59.579999999999" calcext:value-type="float">
            <text:p>-59,579999999999</text:p>
          </table:table-cell>
          <table:table-cell table:number-columns-repeated="9"/>
          <table:table-cell table:formula="of:=[.M715]+[.$E$2]" office:value-type="float" office:value="7.09999999999989" calcext:value-type="float">
            <text:p>7,09999999999989</text:p>
          </table:table-cell>
          <table:table-cell table:formula="of:=[.N715]-[.$G$2]*[.$E$2]" office:value-type="float" office:value="-59.5799999999996" calcext:value-type="float">
            <text:p>-59,5799999999996</text:p>
          </table:table-cell>
          <table:table-cell table:formula="of:=[.O715]+[.N716]*[.$E$2]" office:value-type="float" office:value="323.643100000001" calcext:value-type="float">
            <text:p>323,643100000001</text:p>
          </table:table-cell>
          <table:table-cell table:number-columns-repeated="4"/>
        </table:table-row>
        <table:table-row table:style-name="ro1">
          <table:table-cell table:formula="of:=[.A716]+[.$E$2]" office:value-type="float" office:value="7.10999999999989" calcext:value-type="float">
            <text:p>7,10999999999989</text:p>
          </table:table-cell>
          <table:table-cell table:formula="of:=-[.$G$2]*[.A717]^2/2+[.$H$2]*[.A717]+[.$I$2]" office:value-type="float" office:value="323.394710000006" calcext:value-type="float">
            <text:p>323,394710000006</text:p>
          </table:table-cell>
          <table:table-cell table:formula="of:=[.$H$2]-[.$G$2]*[.A717]" office:value-type="float" office:value="-59.677999999999" calcext:value-type="float">
            <text:p>-59,677999999999</text:p>
          </table:table-cell>
          <table:table-cell table:number-columns-repeated="9"/>
          <table:table-cell table:formula="of:=[.M716]+[.$E$2]" office:value-type="float" office:value="7.10999999999989" calcext:value-type="float">
            <text:p>7,10999999999989</text:p>
          </table:table-cell>
          <table:table-cell table:formula="of:=[.N716]-[.$G$2]*[.$E$2]" office:value-type="float" office:value="-59.6779999999996" calcext:value-type="float">
            <text:p>-59,6779999999996</text:p>
          </table:table-cell>
          <table:table-cell table:formula="of:=[.O716]+[.N717]*[.$E$2]" office:value-type="float" office:value="323.046320000001" calcext:value-type="float">
            <text:p>323,046320000001</text:p>
          </table:table-cell>
          <table:table-cell table:number-columns-repeated="4"/>
        </table:table-row>
        <table:table-row table:style-name="ro1">
          <table:table-cell table:formula="of:=[.A717]+[.$E$2]" office:value-type="float" office:value="7.11999999999989" calcext:value-type="float">
            <text:p>7,11999999999989</text:p>
          </table:table-cell>
          <table:table-cell table:formula="of:=-[.$G$2]*[.A718]^2/2+[.$H$2]*[.A718]+[.$I$2]" office:value-type="float" office:value="322.797440000006" calcext:value-type="float">
            <text:p>322,797440000006</text:p>
          </table:table-cell>
          <table:table-cell table:formula="of:=[.$H$2]-[.$G$2]*[.A718]" office:value-type="float" office:value="-59.775999999999" calcext:value-type="float">
            <text:p>-59,775999999999</text:p>
          </table:table-cell>
          <table:table-cell table:number-columns-repeated="9"/>
          <table:table-cell table:formula="of:=[.M717]+[.$E$2]" office:value-type="float" office:value="7.11999999999989" calcext:value-type="float">
            <text:p>7,11999999999989</text:p>
          </table:table-cell>
          <table:table-cell table:formula="of:=[.N717]-[.$G$2]*[.$E$2]" office:value-type="float" office:value="-59.7759999999996" calcext:value-type="float">
            <text:p>-59,7759999999996</text:p>
          </table:table-cell>
          <table:table-cell table:formula="of:=[.O717]+[.N718]*[.$E$2]" office:value-type="float" office:value="322.448560000001" calcext:value-type="float">
            <text:p>322,448560000001</text:p>
          </table:table-cell>
          <table:table-cell table:number-columns-repeated="4"/>
        </table:table-row>
        <table:table-row table:style-name="ro1">
          <table:table-cell table:formula="of:=[.A718]+[.$E$2]" office:value-type="float" office:value="7.12999999999989" calcext:value-type="float">
            <text:p>7,12999999999989</text:p>
          </table:table-cell>
          <table:table-cell table:formula="of:=-[.$G$2]*[.A719]^2/2+[.$H$2]*[.A719]+[.$I$2]" office:value-type="float" office:value="322.199190000006" calcext:value-type="float">
            <text:p>322,199190000006</text:p>
          </table:table-cell>
          <table:table-cell table:formula="of:=[.$H$2]-[.$G$2]*[.A719]" office:value-type="float" office:value="-59.873999999999" calcext:value-type="float">
            <text:p>-59,873999999999</text:p>
          </table:table-cell>
          <table:table-cell table:number-columns-repeated="9"/>
          <table:table-cell table:formula="of:=[.M718]+[.$E$2]" office:value-type="float" office:value="7.12999999999989" calcext:value-type="float">
            <text:p>7,12999999999989</text:p>
          </table:table-cell>
          <table:table-cell table:formula="of:=[.N718]-[.$G$2]*[.$E$2]" office:value-type="float" office:value="-59.8739999999996" calcext:value-type="float">
            <text:p>-59,8739999999996</text:p>
          </table:table-cell>
          <table:table-cell table:formula="of:=[.O718]+[.N719]*[.$E$2]" office:value-type="float" office:value="321.849820000001" calcext:value-type="float">
            <text:p>321,849820000001</text:p>
          </table:table-cell>
          <table:table-cell table:number-columns-repeated="4"/>
        </table:table-row>
        <table:table-row table:style-name="ro1">
          <table:table-cell table:formula="of:=[.A719]+[.$E$2]" office:value-type="float" office:value="7.13999999999989" calcext:value-type="float">
            <text:p>7,13999999999989</text:p>
          </table:table-cell>
          <table:table-cell table:formula="of:=-[.$G$2]*[.A720]^2/2+[.$H$2]*[.A720]+[.$I$2]" office:value-type="float" office:value="321.599960000006" calcext:value-type="float">
            <text:p>321,599960000006</text:p>
          </table:table-cell>
          <table:table-cell table:formula="of:=[.$H$2]-[.$G$2]*[.A720]" office:value-type="float" office:value="-59.9719999999989" calcext:value-type="float">
            <text:p>-59,9719999999989</text:p>
          </table:table-cell>
          <table:table-cell table:number-columns-repeated="9"/>
          <table:table-cell table:formula="of:=[.M719]+[.$E$2]" office:value-type="float" office:value="7.13999999999989" calcext:value-type="float">
            <text:p>7,13999999999989</text:p>
          </table:table-cell>
          <table:table-cell table:formula="of:=[.N719]-[.$G$2]*[.$E$2]" office:value-type="float" office:value="-59.9719999999996" calcext:value-type="float">
            <text:p>-59,9719999999996</text:p>
          </table:table-cell>
          <table:table-cell table:formula="of:=[.O719]+[.N720]*[.$E$2]" office:value-type="float" office:value="321.250100000001" calcext:value-type="float">
            <text:p>321,250100000001</text:p>
          </table:table-cell>
          <table:table-cell table:number-columns-repeated="4"/>
        </table:table-row>
        <table:table-row table:style-name="ro1">
          <table:table-cell table:formula="of:=[.A720]+[.$E$2]" office:value-type="float" office:value="7.14999999999989" calcext:value-type="float">
            <text:p>7,14999999999989</text:p>
          </table:table-cell>
          <table:table-cell table:formula="of:=-[.$G$2]*[.A721]^2/2+[.$H$2]*[.A721]+[.$I$2]" office:value-type="float" office:value="320.999750000006" calcext:value-type="float">
            <text:p>320,999750000006</text:p>
          </table:table-cell>
          <table:table-cell table:formula="of:=[.$H$2]-[.$G$2]*[.A721]" office:value-type="float" office:value="-60.0699999999989" calcext:value-type="float">
            <text:p>-60,0699999999989</text:p>
          </table:table-cell>
          <table:table-cell table:number-columns-repeated="9"/>
          <table:table-cell table:formula="of:=[.M720]+[.$E$2]" office:value-type="float" office:value="7.14999999999989" calcext:value-type="float">
            <text:p>7,14999999999989</text:p>
          </table:table-cell>
          <table:table-cell table:formula="of:=[.N720]-[.$G$2]*[.$E$2]" office:value-type="float" office:value="-60.0699999999996" calcext:value-type="float">
            <text:p>-60,0699999999996</text:p>
          </table:table-cell>
          <table:table-cell table:formula="of:=[.O720]+[.N721]*[.$E$2]" office:value-type="float" office:value="320.649400000001" calcext:value-type="float">
            <text:p>320,649400000001</text:p>
          </table:table-cell>
          <table:table-cell table:number-columns-repeated="4"/>
        </table:table-row>
        <table:table-row table:style-name="ro1">
          <table:table-cell table:formula="of:=[.A721]+[.$E$2]" office:value-type="float" office:value="7.15999999999989" calcext:value-type="float">
            <text:p>7,15999999999989</text:p>
          </table:table-cell>
          <table:table-cell table:formula="of:=-[.$G$2]*[.A722]^2/2+[.$H$2]*[.A722]+[.$I$2]" office:value-type="float" office:value="320.398560000006" calcext:value-type="float">
            <text:p>320,398560000006</text:p>
          </table:table-cell>
          <table:table-cell table:formula="of:=[.$H$2]-[.$G$2]*[.A722]" office:value-type="float" office:value="-60.1679999999989" calcext:value-type="float">
            <text:p>-60,1679999999989</text:p>
          </table:table-cell>
          <table:table-cell table:number-columns-repeated="9"/>
          <table:table-cell table:formula="of:=[.M721]+[.$E$2]" office:value-type="float" office:value="7.15999999999989" calcext:value-type="float">
            <text:p>7,15999999999989</text:p>
          </table:table-cell>
          <table:table-cell table:formula="of:=[.N721]-[.$G$2]*[.$E$2]" office:value-type="float" office:value="-60.1679999999996" calcext:value-type="float">
            <text:p>-60,1679999999996</text:p>
          </table:table-cell>
          <table:table-cell table:formula="of:=[.O721]+[.N722]*[.$E$2]" office:value-type="float" office:value="320.047720000001" calcext:value-type="float">
            <text:p>320,047720000001</text:p>
          </table:table-cell>
          <table:table-cell table:number-columns-repeated="4"/>
        </table:table-row>
        <table:table-row table:style-name="ro1">
          <table:table-cell table:formula="of:=[.A722]+[.$E$2]" office:value-type="float" office:value="7.16999999999989" calcext:value-type="float">
            <text:p>7,16999999999989</text:p>
          </table:table-cell>
          <table:table-cell table:formula="of:=-[.$G$2]*[.A723]^2/2+[.$H$2]*[.A723]+[.$I$2]" office:value-type="float" office:value="319.796390000007" calcext:value-type="float">
            <text:p>319,796390000007</text:p>
          </table:table-cell>
          <table:table-cell table:formula="of:=[.$H$2]-[.$G$2]*[.A723]" office:value-type="float" office:value="-60.2659999999989" calcext:value-type="float">
            <text:p>-60,2659999999989</text:p>
          </table:table-cell>
          <table:table-cell table:number-columns-repeated="9"/>
          <table:table-cell table:formula="of:=[.M722]+[.$E$2]" office:value-type="float" office:value="7.16999999999989" calcext:value-type="float">
            <text:p>7,16999999999989</text:p>
          </table:table-cell>
          <table:table-cell table:formula="of:=[.N722]-[.$G$2]*[.$E$2]" office:value-type="float" office:value="-60.2659999999996" calcext:value-type="float">
            <text:p>-60,2659999999996</text:p>
          </table:table-cell>
          <table:table-cell table:formula="of:=[.O722]+[.N723]*[.$E$2]" office:value-type="float" office:value="319.445060000001" calcext:value-type="float">
            <text:p>319,445060000001</text:p>
          </table:table-cell>
          <table:table-cell table:number-columns-repeated="4"/>
        </table:table-row>
        <table:table-row table:style-name="ro1">
          <table:table-cell table:formula="of:=[.A723]+[.$E$2]" office:value-type="float" office:value="7.17999999999989" calcext:value-type="float">
            <text:p>7,17999999999989</text:p>
          </table:table-cell>
          <table:table-cell table:formula="of:=-[.$G$2]*[.A724]^2/2+[.$H$2]*[.A724]+[.$I$2]" office:value-type="float" office:value="319.193240000007" calcext:value-type="float">
            <text:p>319,193240000007</text:p>
          </table:table-cell>
          <table:table-cell table:formula="of:=[.$H$2]-[.$G$2]*[.A724]" office:value-type="float" office:value="-60.3639999999989" calcext:value-type="float">
            <text:p>-60,3639999999989</text:p>
          </table:table-cell>
          <table:table-cell table:number-columns-repeated="9"/>
          <table:table-cell table:formula="of:=[.M723]+[.$E$2]" office:value-type="float" office:value="7.17999999999989" calcext:value-type="float">
            <text:p>7,17999999999989</text:p>
          </table:table-cell>
          <table:table-cell table:formula="of:=[.N723]-[.$G$2]*[.$E$2]" office:value-type="float" office:value="-60.3639999999996" calcext:value-type="float">
            <text:p>-60,3639999999996</text:p>
          </table:table-cell>
          <table:table-cell table:formula="of:=[.O723]+[.N724]*[.$E$2]" office:value-type="float" office:value="318.841420000001" calcext:value-type="float">
            <text:p>318,841420000001</text:p>
          </table:table-cell>
          <table:table-cell table:number-columns-repeated="4"/>
        </table:table-row>
        <table:table-row table:style-name="ro1">
          <table:table-cell table:formula="of:=[.A724]+[.$E$2]" office:value-type="float" office:value="7.18999999999989" calcext:value-type="float">
            <text:p>7,18999999999989</text:p>
          </table:table-cell>
          <table:table-cell table:formula="of:=-[.$G$2]*[.A725]^2/2+[.$H$2]*[.A725]+[.$I$2]" office:value-type="float" office:value="318.589110000007" calcext:value-type="float">
            <text:p>318,589110000007</text:p>
          </table:table-cell>
          <table:table-cell table:formula="of:=[.$H$2]-[.$G$2]*[.A725]" office:value-type="float" office:value="-60.4619999999989" calcext:value-type="float">
            <text:p>-60,4619999999989</text:p>
          </table:table-cell>
          <table:table-cell table:number-columns-repeated="9"/>
          <table:table-cell table:formula="of:=[.M724]+[.$E$2]" office:value-type="float" office:value="7.18999999999989" calcext:value-type="float">
            <text:p>7,18999999999989</text:p>
          </table:table-cell>
          <table:table-cell table:formula="of:=[.N724]-[.$G$2]*[.$E$2]" office:value-type="float" office:value="-60.4619999999996" calcext:value-type="float">
            <text:p>-60,4619999999996</text:p>
          </table:table-cell>
          <table:table-cell table:formula="of:=[.O724]+[.N725]*[.$E$2]" office:value-type="float" office:value="318.236800000001" calcext:value-type="float">
            <text:p>318,236800000001</text:p>
          </table:table-cell>
          <table:table-cell table:number-columns-repeated="4"/>
        </table:table-row>
        <table:table-row table:style-name="ro1">
          <table:table-cell table:formula="of:=[.A725]+[.$E$2]" office:value-type="float" office:value="7.19999999999989" calcext:value-type="float">
            <text:p>7,19999999999989</text:p>
          </table:table-cell>
          <table:table-cell table:formula="of:=-[.$G$2]*[.A726]^2/2+[.$H$2]*[.A726]+[.$I$2]" office:value-type="float" office:value="317.984000000007" calcext:value-type="float">
            <text:p>317,984000000007</text:p>
          </table:table-cell>
          <table:table-cell table:formula="of:=[.$H$2]-[.$G$2]*[.A726]" office:value-type="float" office:value="-60.5599999999989" calcext:value-type="float">
            <text:p>-60,5599999999989</text:p>
          </table:table-cell>
          <table:table-cell table:number-columns-repeated="9"/>
          <table:table-cell table:formula="of:=[.M725]+[.$E$2]" office:value-type="float" office:value="7.19999999999989" calcext:value-type="float">
            <text:p>7,19999999999989</text:p>
          </table:table-cell>
          <table:table-cell table:formula="of:=[.N725]-[.$G$2]*[.$E$2]" office:value-type="float" office:value="-60.5599999999996" calcext:value-type="float">
            <text:p>-60,5599999999996</text:p>
          </table:table-cell>
          <table:table-cell table:formula="of:=[.O725]+[.N726]*[.$E$2]" office:value-type="float" office:value="317.631200000001" calcext:value-type="float">
            <text:p>317,631200000001</text:p>
          </table:table-cell>
          <table:table-cell table:number-columns-repeated="4"/>
        </table:table-row>
        <table:table-row table:style-name="ro1">
          <table:table-cell table:formula="of:=[.A726]+[.$E$2]" office:value-type="float" office:value="7.20999999999989" calcext:value-type="float">
            <text:p>7,20999999999989</text:p>
          </table:table-cell>
          <table:table-cell table:formula="of:=-[.$G$2]*[.A727]^2/2+[.$H$2]*[.A727]+[.$I$2]" office:value-type="float" office:value="317.377910000007" calcext:value-type="float">
            <text:p>317,377910000007</text:p>
          </table:table-cell>
          <table:table-cell table:formula="of:=[.$H$2]-[.$G$2]*[.A727]" office:value-type="float" office:value="-60.6579999999989" calcext:value-type="float">
            <text:p>-60,6579999999989</text:p>
          </table:table-cell>
          <table:table-cell table:number-columns-repeated="9"/>
          <table:table-cell table:formula="of:=[.M726]+[.$E$2]" office:value-type="float" office:value="7.20999999999989" calcext:value-type="float">
            <text:p>7,20999999999989</text:p>
          </table:table-cell>
          <table:table-cell table:formula="of:=[.N726]-[.$G$2]*[.$E$2]" office:value-type="float" office:value="-60.6579999999996" calcext:value-type="float">
            <text:p>-60,6579999999996</text:p>
          </table:table-cell>
          <table:table-cell table:formula="of:=[.O726]+[.N727]*[.$E$2]" office:value-type="float" office:value="317.024620000001" calcext:value-type="float">
            <text:p>317,024620000001</text:p>
          </table:table-cell>
          <table:table-cell table:number-columns-repeated="4"/>
        </table:table-row>
        <table:table-row table:style-name="ro1">
          <table:table-cell table:formula="of:=[.A727]+[.$E$2]" office:value-type="float" office:value="7.21999999999989" calcext:value-type="float">
            <text:p>7,21999999999989</text:p>
          </table:table-cell>
          <table:table-cell table:formula="of:=-[.$G$2]*[.A728]^2/2+[.$H$2]*[.A728]+[.$I$2]" office:value-type="float" office:value="316.770840000007" calcext:value-type="float">
            <text:p>316,770840000007</text:p>
          </table:table-cell>
          <table:table-cell table:formula="of:=[.$H$2]-[.$G$2]*[.A728]" office:value-type="float" office:value="-60.7559999999989" calcext:value-type="float">
            <text:p>-60,7559999999989</text:p>
          </table:table-cell>
          <table:table-cell table:number-columns-repeated="9"/>
          <table:table-cell table:formula="of:=[.M727]+[.$E$2]" office:value-type="float" office:value="7.21999999999989" calcext:value-type="float">
            <text:p>7,21999999999989</text:p>
          </table:table-cell>
          <table:table-cell table:formula="of:=[.N727]-[.$G$2]*[.$E$2]" office:value-type="float" office:value="-60.7559999999996" calcext:value-type="float">
            <text:p>-60,7559999999996</text:p>
          </table:table-cell>
          <table:table-cell table:formula="of:=[.O727]+[.N728]*[.$E$2]" office:value-type="float" office:value="316.417060000001" calcext:value-type="float">
            <text:p>316,417060000001</text:p>
          </table:table-cell>
          <table:table-cell table:number-columns-repeated="4"/>
        </table:table-row>
        <table:table-row table:style-name="ro1">
          <table:table-cell table:formula="of:=[.A728]+[.$E$2]" office:value-type="float" office:value="7.22999999999989" calcext:value-type="float">
            <text:p>7,22999999999989</text:p>
          </table:table-cell>
          <table:table-cell table:formula="of:=-[.$G$2]*[.A729]^2/2+[.$H$2]*[.A729]+[.$I$2]" office:value-type="float" office:value="316.162790000007" calcext:value-type="float">
            <text:p>316,162790000007</text:p>
          </table:table-cell>
          <table:table-cell table:formula="of:=[.$H$2]-[.$G$2]*[.A729]" office:value-type="float" office:value="-60.8539999999989" calcext:value-type="float">
            <text:p>-60,8539999999989</text:p>
          </table:table-cell>
          <table:table-cell table:number-columns-repeated="9"/>
          <table:table-cell table:formula="of:=[.M728]+[.$E$2]" office:value-type="float" office:value="7.22999999999989" calcext:value-type="float">
            <text:p>7,22999999999989</text:p>
          </table:table-cell>
          <table:table-cell table:formula="of:=[.N728]-[.$G$2]*[.$E$2]" office:value-type="float" office:value="-60.8539999999996" calcext:value-type="float">
            <text:p>-60,8539999999996</text:p>
          </table:table-cell>
          <table:table-cell table:formula="of:=[.O728]+[.N729]*[.$E$2]" office:value-type="float" office:value="315.808520000001" calcext:value-type="float">
            <text:p>315,808520000001</text:p>
          </table:table-cell>
          <table:table-cell table:number-columns-repeated="4"/>
        </table:table-row>
        <table:table-row table:style-name="ro1">
          <table:table-cell table:formula="of:=[.A729]+[.$E$2]" office:value-type="float" office:value="7.23999999999989" calcext:value-type="float">
            <text:p>7,23999999999989</text:p>
          </table:table-cell>
          <table:table-cell table:formula="of:=-[.$G$2]*[.A730]^2/2+[.$H$2]*[.A730]+[.$I$2]" office:value-type="float" office:value="315.553760000007" calcext:value-type="float">
            <text:p>315,553760000007</text:p>
          </table:table-cell>
          <table:table-cell table:formula="of:=[.$H$2]-[.$G$2]*[.A730]" office:value-type="float" office:value="-60.9519999999989" calcext:value-type="float">
            <text:p>-60,9519999999989</text:p>
          </table:table-cell>
          <table:table-cell table:number-columns-repeated="9"/>
          <table:table-cell table:formula="of:=[.M729]+[.$E$2]" office:value-type="float" office:value="7.23999999999989" calcext:value-type="float">
            <text:p>7,23999999999989</text:p>
          </table:table-cell>
          <table:table-cell table:formula="of:=[.N729]-[.$G$2]*[.$E$2]" office:value-type="float" office:value="-60.9519999999996" calcext:value-type="float">
            <text:p>-60,9519999999996</text:p>
          </table:table-cell>
          <table:table-cell table:formula="of:=[.O729]+[.N730]*[.$E$2]" office:value-type="float" office:value="315.199000000001" calcext:value-type="float">
            <text:p>315,199000000001</text:p>
          </table:table-cell>
          <table:table-cell table:number-columns-repeated="4"/>
        </table:table-row>
        <table:table-row table:style-name="ro1">
          <table:table-cell table:formula="of:=[.A730]+[.$E$2]" office:value-type="float" office:value="7.24999999999989" calcext:value-type="float">
            <text:p>7,24999999999989</text:p>
          </table:table-cell>
          <table:table-cell table:formula="of:=-[.$G$2]*[.A731]^2/2+[.$H$2]*[.A731]+[.$I$2]" office:value-type="float" office:value="314.943750000007" calcext:value-type="float">
            <text:p>314,943750000007</text:p>
          </table:table-cell>
          <table:table-cell table:formula="of:=[.$H$2]-[.$G$2]*[.A731]" office:value-type="float" office:value="-61.0499999999989" calcext:value-type="float">
            <text:p>-61,0499999999989</text:p>
          </table:table-cell>
          <table:table-cell table:number-columns-repeated="9"/>
          <table:table-cell table:formula="of:=[.M730]+[.$E$2]" office:value-type="float" office:value="7.24999999999989" calcext:value-type="float">
            <text:p>7,24999999999989</text:p>
          </table:table-cell>
          <table:table-cell table:formula="of:=[.N730]-[.$G$2]*[.$E$2]" office:value-type="float" office:value="-61.0499999999996" calcext:value-type="float">
            <text:p>-61,0499999999996</text:p>
          </table:table-cell>
          <table:table-cell table:formula="of:=[.O730]+[.N731]*[.$E$2]" office:value-type="float" office:value="314.588500000001" calcext:value-type="float">
            <text:p>314,588500000001</text:p>
          </table:table-cell>
          <table:table-cell table:number-columns-repeated="4"/>
        </table:table-row>
        <table:table-row table:style-name="ro1">
          <table:table-cell table:formula="of:=[.A731]+[.$E$2]" office:value-type="float" office:value="7.25999999999989" calcext:value-type="float">
            <text:p>7,25999999999989</text:p>
          </table:table-cell>
          <table:table-cell table:formula="of:=-[.$G$2]*[.A732]^2/2+[.$H$2]*[.A732]+[.$I$2]" office:value-type="float" office:value="314.332760000007" calcext:value-type="float">
            <text:p>314,332760000007</text:p>
          </table:table-cell>
          <table:table-cell table:formula="of:=[.$H$2]-[.$G$2]*[.A732]" office:value-type="float" office:value="-61.1479999999989" calcext:value-type="float">
            <text:p>-61,1479999999989</text:p>
          </table:table-cell>
          <table:table-cell table:number-columns-repeated="9"/>
          <table:table-cell table:formula="of:=[.M731]+[.$E$2]" office:value-type="float" office:value="7.25999999999989" calcext:value-type="float">
            <text:p>7,25999999999989</text:p>
          </table:table-cell>
          <table:table-cell table:formula="of:=[.N731]-[.$G$2]*[.$E$2]" office:value-type="float" office:value="-61.1479999999996" calcext:value-type="float">
            <text:p>-61,1479999999996</text:p>
          </table:table-cell>
          <table:table-cell table:formula="of:=[.O731]+[.N732]*[.$E$2]" office:value-type="float" office:value="313.977020000001" calcext:value-type="float">
            <text:p>313,977020000001</text:p>
          </table:table-cell>
          <table:table-cell table:number-columns-repeated="4"/>
        </table:table-row>
        <table:table-row table:style-name="ro1">
          <table:table-cell table:formula="of:=[.A732]+[.$E$2]" office:value-type="float" office:value="7.26999999999989" calcext:value-type="float">
            <text:p>7,26999999999989</text:p>
          </table:table-cell>
          <table:table-cell table:formula="of:=-[.$G$2]*[.A733]^2/2+[.$H$2]*[.A733]+[.$I$2]" office:value-type="float" office:value="313.720790000007" calcext:value-type="float">
            <text:p>313,720790000007</text:p>
          </table:table-cell>
          <table:table-cell table:formula="of:=[.$H$2]-[.$G$2]*[.A733]" office:value-type="float" office:value="-61.2459999999989" calcext:value-type="float">
            <text:p>-61,2459999999989</text:p>
          </table:table-cell>
          <table:table-cell table:number-columns-repeated="9"/>
          <table:table-cell table:formula="of:=[.M732]+[.$E$2]" office:value-type="float" office:value="7.26999999999989" calcext:value-type="float">
            <text:p>7,26999999999989</text:p>
          </table:table-cell>
          <table:table-cell table:formula="of:=[.N732]-[.$G$2]*[.$E$2]" office:value-type="float" office:value="-61.2459999999996" calcext:value-type="float">
            <text:p>-61,2459999999996</text:p>
          </table:table-cell>
          <table:table-cell table:formula="of:=[.O732]+[.N733]*[.$E$2]" office:value-type="float" office:value="313.364560000001" calcext:value-type="float">
            <text:p>313,364560000001</text:p>
          </table:table-cell>
          <table:table-cell table:number-columns-repeated="4"/>
        </table:table-row>
        <table:table-row table:style-name="ro1">
          <table:table-cell table:formula="of:=[.A733]+[.$E$2]" office:value-type="float" office:value="7.27999999999989" calcext:value-type="float">
            <text:p>7,27999999999989</text:p>
          </table:table-cell>
          <table:table-cell table:formula="of:=-[.$G$2]*[.A734]^2/2+[.$H$2]*[.A734]+[.$I$2]" office:value-type="float" office:value="313.107840000007" calcext:value-type="float">
            <text:p>313,107840000007</text:p>
          </table:table-cell>
          <table:table-cell table:formula="of:=[.$H$2]-[.$G$2]*[.A734]" office:value-type="float" office:value="-61.3439999999989" calcext:value-type="float">
            <text:p>-61,3439999999989</text:p>
          </table:table-cell>
          <table:table-cell table:number-columns-repeated="9"/>
          <table:table-cell table:formula="of:=[.M733]+[.$E$2]" office:value-type="float" office:value="7.27999999999989" calcext:value-type="float">
            <text:p>7,27999999999989</text:p>
          </table:table-cell>
          <table:table-cell table:formula="of:=[.N733]-[.$G$2]*[.$E$2]" office:value-type="float" office:value="-61.3439999999996" calcext:value-type="float">
            <text:p>-61,3439999999996</text:p>
          </table:table-cell>
          <table:table-cell table:formula="of:=[.O733]+[.N734]*[.$E$2]" office:value-type="float" office:value="312.751120000001" calcext:value-type="float">
            <text:p>312,751120000001</text:p>
          </table:table-cell>
          <table:table-cell table:number-columns-repeated="4"/>
        </table:table-row>
        <table:table-row table:style-name="ro1">
          <table:table-cell table:formula="of:=[.A734]+[.$E$2]" office:value-type="float" office:value="7.28999999999989" calcext:value-type="float">
            <text:p>7,28999999999989</text:p>
          </table:table-cell>
          <table:table-cell table:formula="of:=-[.$G$2]*[.A735]^2/2+[.$H$2]*[.A735]+[.$I$2]" office:value-type="float" office:value="312.493910000007" calcext:value-type="float">
            <text:p>312,493910000007</text:p>
          </table:table-cell>
          <table:table-cell table:formula="of:=[.$H$2]-[.$G$2]*[.A735]" office:value-type="float" office:value="-61.4419999999989" calcext:value-type="float">
            <text:p>-61,4419999999989</text:p>
          </table:table-cell>
          <table:table-cell table:number-columns-repeated="9"/>
          <table:table-cell table:formula="of:=[.M734]+[.$E$2]" office:value-type="float" office:value="7.28999999999989" calcext:value-type="float">
            <text:p>7,28999999999989</text:p>
          </table:table-cell>
          <table:table-cell table:formula="of:=[.N734]-[.$G$2]*[.$E$2]" office:value-type="float" office:value="-61.4419999999996" calcext:value-type="float">
            <text:p>-61,4419999999996</text:p>
          </table:table-cell>
          <table:table-cell table:formula="of:=[.O734]+[.N735]*[.$E$2]" office:value-type="float" office:value="312.136700000001" calcext:value-type="float">
            <text:p>312,136700000001</text:p>
          </table:table-cell>
          <table:table-cell table:number-columns-repeated="4"/>
        </table:table-row>
        <table:table-row table:style-name="ro1">
          <table:table-cell table:formula="of:=[.A735]+[.$E$2]" office:value-type="float" office:value="7.29999999999989" calcext:value-type="float">
            <text:p>7,29999999999989</text:p>
          </table:table-cell>
          <table:table-cell table:formula="of:=-[.$G$2]*[.A736]^2/2+[.$H$2]*[.A736]+[.$I$2]" office:value-type="float" office:value="311.879000000007" calcext:value-type="float">
            <text:p>311,879000000007</text:p>
          </table:table-cell>
          <table:table-cell table:formula="of:=[.$H$2]-[.$G$2]*[.A736]" office:value-type="float" office:value="-61.5399999999989" calcext:value-type="float">
            <text:p>-61,5399999999989</text:p>
          </table:table-cell>
          <table:table-cell table:number-columns-repeated="9"/>
          <table:table-cell table:formula="of:=[.M735]+[.$E$2]" office:value-type="float" office:value="7.29999999999989" calcext:value-type="float">
            <text:p>7,29999999999989</text:p>
          </table:table-cell>
          <table:table-cell table:formula="of:=[.N735]-[.$G$2]*[.$E$2]" office:value-type="float" office:value="-61.5399999999996" calcext:value-type="float">
            <text:p>-61,5399999999996</text:p>
          </table:table-cell>
          <table:table-cell table:formula="of:=[.O735]+[.N736]*[.$E$2]" office:value-type="float" office:value="311.521300000001" calcext:value-type="float">
            <text:p>311,521300000001</text:p>
          </table:table-cell>
          <table:table-cell table:number-columns-repeated="4"/>
        </table:table-row>
        <table:table-row table:style-name="ro1">
          <table:table-cell table:formula="of:=[.A736]+[.$E$2]" office:value-type="float" office:value="7.30999999999989" calcext:value-type="float">
            <text:p>7,30999999999989</text:p>
          </table:table-cell>
          <table:table-cell table:formula="of:=-[.$G$2]*[.A737]^2/2+[.$H$2]*[.A737]+[.$I$2]" office:value-type="float" office:value="311.263110000007" calcext:value-type="float">
            <text:p>311,263110000007</text:p>
          </table:table-cell>
          <table:table-cell table:formula="of:=[.$H$2]-[.$G$2]*[.A737]" office:value-type="float" office:value="-61.6379999999989" calcext:value-type="float">
            <text:p>-61,6379999999989</text:p>
          </table:table-cell>
          <table:table-cell table:number-columns-repeated="9"/>
          <table:table-cell table:formula="of:=[.M736]+[.$E$2]" office:value-type="float" office:value="7.30999999999989" calcext:value-type="float">
            <text:p>7,30999999999989</text:p>
          </table:table-cell>
          <table:table-cell table:formula="of:=[.N736]-[.$G$2]*[.$E$2]" office:value-type="float" office:value="-61.6379999999996" calcext:value-type="float">
            <text:p>-61,6379999999996</text:p>
          </table:table-cell>
          <table:table-cell table:formula="of:=[.O736]+[.N737]*[.$E$2]" office:value-type="float" office:value="310.904920000001" calcext:value-type="float">
            <text:p>310,904920000001</text:p>
          </table:table-cell>
          <table:table-cell table:number-columns-repeated="4"/>
        </table:table-row>
        <table:table-row table:style-name="ro1">
          <table:table-cell table:formula="of:=[.A737]+[.$E$2]" office:value-type="float" office:value="7.31999999999989" calcext:value-type="float">
            <text:p>7,31999999999989</text:p>
          </table:table-cell>
          <table:table-cell table:formula="of:=-[.$G$2]*[.A738]^2/2+[.$H$2]*[.A738]+[.$I$2]" office:value-type="float" office:value="310.646240000007" calcext:value-type="float">
            <text:p>310,646240000007</text:p>
          </table:table-cell>
          <table:table-cell table:formula="of:=[.$H$2]-[.$G$2]*[.A738]" office:value-type="float" office:value="-61.7359999999989" calcext:value-type="float">
            <text:p>-61,7359999999989</text:p>
          </table:table-cell>
          <table:table-cell table:number-columns-repeated="9"/>
          <table:table-cell table:formula="of:=[.M737]+[.$E$2]" office:value-type="float" office:value="7.31999999999989" calcext:value-type="float">
            <text:p>7,31999999999989</text:p>
          </table:table-cell>
          <table:table-cell table:formula="of:=[.N737]-[.$G$2]*[.$E$2]" office:value-type="float" office:value="-61.7359999999996" calcext:value-type="float">
            <text:p>-61,7359999999996</text:p>
          </table:table-cell>
          <table:table-cell table:formula="of:=[.O737]+[.N738]*[.$E$2]" office:value-type="float" office:value="310.287560000001" calcext:value-type="float">
            <text:p>310,287560000001</text:p>
          </table:table-cell>
          <table:table-cell table:number-columns-repeated="4"/>
        </table:table-row>
        <table:table-row table:style-name="ro1">
          <table:table-cell table:formula="of:=[.A738]+[.$E$2]" office:value-type="float" office:value="7.32999999999989" calcext:value-type="float">
            <text:p>7,32999999999989</text:p>
          </table:table-cell>
          <table:table-cell table:formula="of:=-[.$G$2]*[.A739]^2/2+[.$H$2]*[.A739]+[.$I$2]" office:value-type="float" office:value="310.028390000007" calcext:value-type="float">
            <text:p>310,028390000007</text:p>
          </table:table-cell>
          <table:table-cell table:formula="of:=[.$H$2]-[.$G$2]*[.A739]" office:value-type="float" office:value="-61.8339999999989" calcext:value-type="float">
            <text:p>-61,8339999999989</text:p>
          </table:table-cell>
          <table:table-cell table:number-columns-repeated="9"/>
          <table:table-cell table:formula="of:=[.M738]+[.$E$2]" office:value-type="float" office:value="7.32999999999989" calcext:value-type="float">
            <text:p>7,32999999999989</text:p>
          </table:table-cell>
          <table:table-cell table:formula="of:=[.N738]-[.$G$2]*[.$E$2]" office:value-type="float" office:value="-61.8339999999996" calcext:value-type="float">
            <text:p>-61,8339999999996</text:p>
          </table:table-cell>
          <table:table-cell table:formula="of:=[.O738]+[.N739]*[.$E$2]" office:value-type="float" office:value="309.669220000001" calcext:value-type="float">
            <text:p>309,669220000001</text:p>
          </table:table-cell>
          <table:table-cell table:number-columns-repeated="4"/>
        </table:table-row>
        <table:table-row table:style-name="ro1">
          <table:table-cell table:formula="of:=[.A739]+[.$E$2]" office:value-type="float" office:value="7.33999999999989" calcext:value-type="float">
            <text:p>7,33999999999989</text:p>
          </table:table-cell>
          <table:table-cell table:formula="of:=-[.$G$2]*[.A740]^2/2+[.$H$2]*[.A740]+[.$I$2]" office:value-type="float" office:value="309.409560000007" calcext:value-type="float">
            <text:p>309,409560000007</text:p>
          </table:table-cell>
          <table:table-cell table:formula="of:=[.$H$2]-[.$G$2]*[.A740]" office:value-type="float" office:value="-61.9319999999989" calcext:value-type="float">
            <text:p>-61,9319999999989</text:p>
          </table:table-cell>
          <table:table-cell table:number-columns-repeated="9"/>
          <table:table-cell table:formula="of:=[.M739]+[.$E$2]" office:value-type="float" office:value="7.33999999999989" calcext:value-type="float">
            <text:p>7,33999999999989</text:p>
          </table:table-cell>
          <table:table-cell table:formula="of:=[.N739]-[.$G$2]*[.$E$2]" office:value-type="float" office:value="-61.9319999999996" calcext:value-type="float">
            <text:p>-61,9319999999996</text:p>
          </table:table-cell>
          <table:table-cell table:formula="of:=[.O739]+[.N740]*[.$E$2]" office:value-type="float" office:value="309.049900000001" calcext:value-type="float">
            <text:p>309,049900000001</text:p>
          </table:table-cell>
          <table:table-cell table:number-columns-repeated="4"/>
        </table:table-row>
        <table:table-row table:style-name="ro1">
          <table:table-cell table:formula="of:=[.A740]+[.$E$2]" office:value-type="float" office:value="7.34999999999989" calcext:value-type="float">
            <text:p>7,34999999999989</text:p>
          </table:table-cell>
          <table:table-cell table:formula="of:=-[.$G$2]*[.A741]^2/2+[.$H$2]*[.A741]+[.$I$2]" office:value-type="float" office:value="308.789750000007" calcext:value-type="float">
            <text:p>308,789750000007</text:p>
          </table:table-cell>
          <table:table-cell table:formula="of:=[.$H$2]-[.$G$2]*[.A741]" office:value-type="float" office:value="-62.0299999999989" calcext:value-type="float">
            <text:p>-62,0299999999989</text:p>
          </table:table-cell>
          <table:table-cell table:number-columns-repeated="9"/>
          <table:table-cell table:formula="of:=[.M740]+[.$E$2]" office:value-type="float" office:value="7.34999999999989" calcext:value-type="float">
            <text:p>7,34999999999989</text:p>
          </table:table-cell>
          <table:table-cell table:formula="of:=[.N740]-[.$G$2]*[.$E$2]" office:value-type="float" office:value="-62.0299999999996" calcext:value-type="float">
            <text:p>-62,0299999999996</text:p>
          </table:table-cell>
          <table:table-cell table:formula="of:=[.O740]+[.N741]*[.$E$2]" office:value-type="float" office:value="308.429600000001" calcext:value-type="float">
            <text:p>308,429600000001</text:p>
          </table:table-cell>
          <table:table-cell table:number-columns-repeated="4"/>
        </table:table-row>
        <table:table-row table:style-name="ro1">
          <table:table-cell table:formula="of:=[.A741]+[.$E$2]" office:value-type="float" office:value="7.35999999999989" calcext:value-type="float">
            <text:p>7,35999999999989</text:p>
          </table:table-cell>
          <table:table-cell table:formula="of:=-[.$G$2]*[.A742]^2/2+[.$H$2]*[.A742]+[.$I$2]" office:value-type="float" office:value="308.168960000007" calcext:value-type="float">
            <text:p>308,168960000007</text:p>
          </table:table-cell>
          <table:table-cell table:formula="of:=[.$H$2]-[.$G$2]*[.A742]" office:value-type="float" office:value="-62.1279999999989" calcext:value-type="float">
            <text:p>-62,1279999999989</text:p>
          </table:table-cell>
          <table:table-cell table:number-columns-repeated="9"/>
          <table:table-cell table:formula="of:=[.M741]+[.$E$2]" office:value-type="float" office:value="7.35999999999989" calcext:value-type="float">
            <text:p>7,35999999999989</text:p>
          </table:table-cell>
          <table:table-cell table:formula="of:=[.N741]-[.$G$2]*[.$E$2]" office:value-type="float" office:value="-62.1279999999996" calcext:value-type="float">
            <text:p>-62,1279999999996</text:p>
          </table:table-cell>
          <table:table-cell table:formula="of:=[.O741]+[.N742]*[.$E$2]" office:value-type="float" office:value="307.808320000001" calcext:value-type="float">
            <text:p>307,808320000001</text:p>
          </table:table-cell>
          <table:table-cell table:number-columns-repeated="4"/>
        </table:table-row>
        <table:table-row table:style-name="ro1">
          <table:table-cell table:formula="of:=[.A742]+[.$E$2]" office:value-type="float" office:value="7.36999999999989" calcext:value-type="float">
            <text:p>7,36999999999989</text:p>
          </table:table-cell>
          <table:table-cell table:formula="of:=-[.$G$2]*[.A743]^2/2+[.$H$2]*[.A743]+[.$I$2]" office:value-type="float" office:value="307.547190000007" calcext:value-type="float">
            <text:p>307,547190000007</text:p>
          </table:table-cell>
          <table:table-cell table:formula="of:=[.$H$2]-[.$G$2]*[.A743]" office:value-type="float" office:value="-62.2259999999989" calcext:value-type="float">
            <text:p>-62,2259999999989</text:p>
          </table:table-cell>
          <table:table-cell table:number-columns-repeated="9"/>
          <table:table-cell table:formula="of:=[.M742]+[.$E$2]" office:value-type="float" office:value="7.36999999999989" calcext:value-type="float">
            <text:p>7,36999999999989</text:p>
          </table:table-cell>
          <table:table-cell table:formula="of:=[.N742]-[.$G$2]*[.$E$2]" office:value-type="float" office:value="-62.2259999999996" calcext:value-type="float">
            <text:p>-62,2259999999996</text:p>
          </table:table-cell>
          <table:table-cell table:formula="of:=[.O742]+[.N743]*[.$E$2]" office:value-type="float" office:value="307.186060000001" calcext:value-type="float">
            <text:p>307,186060000001</text:p>
          </table:table-cell>
          <table:table-cell table:number-columns-repeated="4"/>
        </table:table-row>
        <table:table-row table:style-name="ro1">
          <table:table-cell table:formula="of:=[.A743]+[.$E$2]" office:value-type="float" office:value="7.37999999999989" calcext:value-type="float">
            <text:p>7,37999999999989</text:p>
          </table:table-cell>
          <table:table-cell table:formula="of:=-[.$G$2]*[.A744]^2/2+[.$H$2]*[.A744]+[.$I$2]" office:value-type="float" office:value="306.924440000007" calcext:value-type="float">
            <text:p>306,924440000007</text:p>
          </table:table-cell>
          <table:table-cell table:formula="of:=[.$H$2]-[.$G$2]*[.A744]" office:value-type="float" office:value="-62.3239999999989" calcext:value-type="float">
            <text:p>-62,3239999999989</text:p>
          </table:table-cell>
          <table:table-cell table:number-columns-repeated="9"/>
          <table:table-cell table:formula="of:=[.M743]+[.$E$2]" office:value-type="float" office:value="7.37999999999989" calcext:value-type="float">
            <text:p>7,37999999999989</text:p>
          </table:table-cell>
          <table:table-cell table:formula="of:=[.N743]-[.$G$2]*[.$E$2]" office:value-type="float" office:value="-62.3239999999996" calcext:value-type="float">
            <text:p>-62,3239999999996</text:p>
          </table:table-cell>
          <table:table-cell table:formula="of:=[.O743]+[.N744]*[.$E$2]" office:value-type="float" office:value="306.562820000001" calcext:value-type="float">
            <text:p>306,562820000001</text:p>
          </table:table-cell>
          <table:table-cell table:number-columns-repeated="4"/>
        </table:table-row>
        <table:table-row table:style-name="ro1">
          <table:table-cell table:formula="of:=[.A744]+[.$E$2]" office:value-type="float" office:value="7.38999999999989" calcext:value-type="float">
            <text:p>7,38999999999989</text:p>
          </table:table-cell>
          <table:table-cell table:formula="of:=-[.$G$2]*[.A745]^2/2+[.$H$2]*[.A745]+[.$I$2]" office:value-type="float" office:value="306.300710000007" calcext:value-type="float">
            <text:p>306,300710000007</text:p>
          </table:table-cell>
          <table:table-cell table:formula="of:=[.$H$2]-[.$G$2]*[.A745]" office:value-type="float" office:value="-62.4219999999989" calcext:value-type="float">
            <text:p>-62,4219999999989</text:p>
          </table:table-cell>
          <table:table-cell table:number-columns-repeated="9"/>
          <table:table-cell table:formula="of:=[.M744]+[.$E$2]" office:value-type="float" office:value="7.38999999999989" calcext:value-type="float">
            <text:p>7,38999999999989</text:p>
          </table:table-cell>
          <table:table-cell table:formula="of:=[.N744]-[.$G$2]*[.$E$2]" office:value-type="float" office:value="-62.4219999999996" calcext:value-type="float">
            <text:p>-62,4219999999996</text:p>
          </table:table-cell>
          <table:table-cell table:formula="of:=[.O744]+[.N745]*[.$E$2]" office:value-type="float" office:value="305.938600000001" calcext:value-type="float">
            <text:p>305,938600000001</text:p>
          </table:table-cell>
          <table:table-cell table:number-columns-repeated="4"/>
        </table:table-row>
        <table:table-row table:style-name="ro1">
          <table:table-cell table:formula="of:=[.A745]+[.$E$2]" office:value-type="float" office:value="7.39999999999989" calcext:value-type="float">
            <text:p>7,39999999999989</text:p>
          </table:table-cell>
          <table:table-cell table:formula="of:=-[.$G$2]*[.A746]^2/2+[.$H$2]*[.A746]+[.$I$2]" office:value-type="float" office:value="305.676000000007" calcext:value-type="float">
            <text:p>305,676000000007</text:p>
          </table:table-cell>
          <table:table-cell table:formula="of:=[.$H$2]-[.$G$2]*[.A746]" office:value-type="float" office:value="-62.5199999999989" calcext:value-type="float">
            <text:p>-62,5199999999989</text:p>
          </table:table-cell>
          <table:table-cell table:number-columns-repeated="9"/>
          <table:table-cell table:formula="of:=[.M745]+[.$E$2]" office:value-type="float" office:value="7.39999999999989" calcext:value-type="float">
            <text:p>7,39999999999989</text:p>
          </table:table-cell>
          <table:table-cell table:formula="of:=[.N745]-[.$G$2]*[.$E$2]" office:value-type="float" office:value="-62.5199999999996" calcext:value-type="float">
            <text:p>-62,5199999999996</text:p>
          </table:table-cell>
          <table:table-cell table:formula="of:=[.O745]+[.N746]*[.$E$2]" office:value-type="float" office:value="305.313400000001" calcext:value-type="float">
            <text:p>305,313400000001</text:p>
          </table:table-cell>
          <table:table-cell table:number-columns-repeated="4"/>
        </table:table-row>
        <table:table-row table:style-name="ro1">
          <table:table-cell table:formula="of:=[.A746]+[.$E$2]" office:value-type="float" office:value="7.40999999999989" calcext:value-type="float">
            <text:p>7,40999999999989</text:p>
          </table:table-cell>
          <table:table-cell table:formula="of:=-[.$G$2]*[.A747]^2/2+[.$H$2]*[.A747]+[.$I$2]" office:value-type="float" office:value="305.050310000007" calcext:value-type="float">
            <text:p>305,050310000007</text:p>
          </table:table-cell>
          <table:table-cell table:formula="of:=[.$H$2]-[.$G$2]*[.A747]" office:value-type="float" office:value="-62.6179999999989" calcext:value-type="float">
            <text:p>-62,6179999999989</text:p>
          </table:table-cell>
          <table:table-cell table:number-columns-repeated="9"/>
          <table:table-cell table:formula="of:=[.M746]+[.$E$2]" office:value-type="float" office:value="7.40999999999989" calcext:value-type="float">
            <text:p>7,40999999999989</text:p>
          </table:table-cell>
          <table:table-cell table:formula="of:=[.N746]-[.$G$2]*[.$E$2]" office:value-type="float" office:value="-62.6179999999996" calcext:value-type="float">
            <text:p>-62,6179999999996</text:p>
          </table:table-cell>
          <table:table-cell table:formula="of:=[.O746]+[.N747]*[.$E$2]" office:value-type="float" office:value="304.687220000001" calcext:value-type="float">
            <text:p>304,687220000001</text:p>
          </table:table-cell>
          <table:table-cell table:number-columns-repeated="4"/>
        </table:table-row>
        <table:table-row table:style-name="ro1">
          <table:table-cell table:formula="of:=[.A747]+[.$E$2]" office:value-type="float" office:value="7.41999999999989" calcext:value-type="float">
            <text:p>7,41999999999989</text:p>
          </table:table-cell>
          <table:table-cell table:formula="of:=-[.$G$2]*[.A748]^2/2+[.$H$2]*[.A748]+[.$I$2]" office:value-type="float" office:value="304.423640000007" calcext:value-type="float">
            <text:p>304,423640000007</text:p>
          </table:table-cell>
          <table:table-cell table:formula="of:=[.$H$2]-[.$G$2]*[.A748]" office:value-type="float" office:value="-62.7159999999989" calcext:value-type="float">
            <text:p>-62,7159999999989</text:p>
          </table:table-cell>
          <table:table-cell table:number-columns-repeated="9"/>
          <table:table-cell table:formula="of:=[.M747]+[.$E$2]" office:value-type="float" office:value="7.41999999999989" calcext:value-type="float">
            <text:p>7,41999999999989</text:p>
          </table:table-cell>
          <table:table-cell table:formula="of:=[.N747]-[.$G$2]*[.$E$2]" office:value-type="float" office:value="-62.7159999999996" calcext:value-type="float">
            <text:p>-62,7159999999996</text:p>
          </table:table-cell>
          <table:table-cell table:formula="of:=[.O747]+[.N748]*[.$E$2]" office:value-type="float" office:value="304.060060000001" calcext:value-type="float">
            <text:p>304,060060000001</text:p>
          </table:table-cell>
          <table:table-cell table:number-columns-repeated="4"/>
        </table:table-row>
        <table:table-row table:style-name="ro1">
          <table:table-cell table:formula="of:=[.A748]+[.$E$2]" office:value-type="float" office:value="7.42999999999989" calcext:value-type="float">
            <text:p>7,42999999999989</text:p>
          </table:table-cell>
          <table:table-cell table:formula="of:=-[.$G$2]*[.A749]^2/2+[.$H$2]*[.A749]+[.$I$2]" office:value-type="float" office:value="303.795990000007" calcext:value-type="float">
            <text:p>303,795990000007</text:p>
          </table:table-cell>
          <table:table-cell table:formula="of:=[.$H$2]-[.$G$2]*[.A749]" office:value-type="float" office:value="-62.8139999999989" calcext:value-type="float">
            <text:p>-62,8139999999989</text:p>
          </table:table-cell>
          <table:table-cell table:number-columns-repeated="9"/>
          <table:table-cell table:formula="of:=[.M748]+[.$E$2]" office:value-type="float" office:value="7.42999999999989" calcext:value-type="float">
            <text:p>7,42999999999989</text:p>
          </table:table-cell>
          <table:table-cell table:formula="of:=[.N748]-[.$G$2]*[.$E$2]" office:value-type="float" office:value="-62.8139999999996" calcext:value-type="float">
            <text:p>-62,8139999999996</text:p>
          </table:table-cell>
          <table:table-cell table:formula="of:=[.O748]+[.N749]*[.$E$2]" office:value-type="float" office:value="303.431920000001" calcext:value-type="float">
            <text:p>303,431920000001</text:p>
          </table:table-cell>
          <table:table-cell table:number-columns-repeated="4"/>
        </table:table-row>
        <table:table-row table:style-name="ro1">
          <table:table-cell table:formula="of:=[.A749]+[.$E$2]" office:value-type="float" office:value="7.43999999999989" calcext:value-type="float">
            <text:p>7,43999999999989</text:p>
          </table:table-cell>
          <table:table-cell table:formula="of:=-[.$G$2]*[.A750]^2/2+[.$H$2]*[.A750]+[.$I$2]" office:value-type="float" office:value="303.167360000007" calcext:value-type="float">
            <text:p>303,167360000007</text:p>
          </table:table-cell>
          <table:table-cell table:formula="of:=[.$H$2]-[.$G$2]*[.A750]" office:value-type="float" office:value="-62.9119999999989" calcext:value-type="float">
            <text:p>-62,9119999999989</text:p>
          </table:table-cell>
          <table:table-cell table:number-columns-repeated="9"/>
          <table:table-cell table:formula="of:=[.M749]+[.$E$2]" office:value-type="float" office:value="7.43999999999989" calcext:value-type="float">
            <text:p>7,43999999999989</text:p>
          </table:table-cell>
          <table:table-cell table:formula="of:=[.N749]-[.$G$2]*[.$E$2]" office:value-type="float" office:value="-62.9119999999996" calcext:value-type="float">
            <text:p>-62,9119999999996</text:p>
          </table:table-cell>
          <table:table-cell table:formula="of:=[.O749]+[.N750]*[.$E$2]" office:value-type="float" office:value="302.802800000001" calcext:value-type="float">
            <text:p>302,802800000001</text:p>
          </table:table-cell>
          <table:table-cell table:number-columns-repeated="4"/>
        </table:table-row>
        <table:table-row table:style-name="ro1">
          <table:table-cell table:formula="of:=[.A750]+[.$E$2]" office:value-type="float" office:value="7.44999999999989" calcext:value-type="float">
            <text:p>7,44999999999989</text:p>
          </table:table-cell>
          <table:table-cell table:formula="of:=-[.$G$2]*[.A751]^2/2+[.$H$2]*[.A751]+[.$I$2]" office:value-type="float" office:value="302.537750000007" calcext:value-type="float">
            <text:p>302,537750000007</text:p>
          </table:table-cell>
          <table:table-cell table:formula="of:=[.$H$2]-[.$G$2]*[.A751]" office:value-type="float" office:value="-63.0099999999989" calcext:value-type="float">
            <text:p>-63,0099999999989</text:p>
          </table:table-cell>
          <table:table-cell table:number-columns-repeated="9"/>
          <table:table-cell table:formula="of:=[.M750]+[.$E$2]" office:value-type="float" office:value="7.44999999999989" calcext:value-type="float">
            <text:p>7,44999999999989</text:p>
          </table:table-cell>
          <table:table-cell table:formula="of:=[.N750]-[.$G$2]*[.$E$2]" office:value-type="float" office:value="-63.0099999999996" calcext:value-type="float">
            <text:p>-63,0099999999996</text:p>
          </table:table-cell>
          <table:table-cell table:formula="of:=[.O750]+[.N751]*[.$E$2]" office:value-type="float" office:value="302.172700000001" calcext:value-type="float">
            <text:p>302,172700000001</text:p>
          </table:table-cell>
          <table:table-cell table:number-columns-repeated="4"/>
        </table:table-row>
        <table:table-row table:style-name="ro1">
          <table:table-cell table:formula="of:=[.A751]+[.$E$2]" office:value-type="float" office:value="7.45999999999989" calcext:value-type="float">
            <text:p>7,45999999999989</text:p>
          </table:table-cell>
          <table:table-cell table:formula="of:=-[.$G$2]*[.A752]^2/2+[.$H$2]*[.A752]+[.$I$2]" office:value-type="float" office:value="301.907160000007" calcext:value-type="float">
            <text:p>301,907160000007</text:p>
          </table:table-cell>
          <table:table-cell table:formula="of:=[.$H$2]-[.$G$2]*[.A752]" office:value-type="float" office:value="-63.1079999999989" calcext:value-type="float">
            <text:p>-63,1079999999989</text:p>
          </table:table-cell>
          <table:table-cell table:number-columns-repeated="9"/>
          <table:table-cell table:formula="of:=[.M751]+[.$E$2]" office:value-type="float" office:value="7.45999999999989" calcext:value-type="float">
            <text:p>7,45999999999989</text:p>
          </table:table-cell>
          <table:table-cell table:formula="of:=[.N751]-[.$G$2]*[.$E$2]" office:value-type="float" office:value="-63.1079999999996" calcext:value-type="float">
            <text:p>-63,1079999999996</text:p>
          </table:table-cell>
          <table:table-cell table:formula="of:=[.O751]+[.N752]*[.$E$2]" office:value-type="float" office:value="301.541620000001" calcext:value-type="float">
            <text:p>301,541620000001</text:p>
          </table:table-cell>
          <table:table-cell table:number-columns-repeated="4"/>
        </table:table-row>
        <table:table-row table:style-name="ro1">
          <table:table-cell table:formula="of:=[.A752]+[.$E$2]" office:value-type="float" office:value="7.46999999999989" calcext:value-type="float">
            <text:p>7,46999999999989</text:p>
          </table:table-cell>
          <table:table-cell table:formula="of:=-[.$G$2]*[.A753]^2/2+[.$H$2]*[.A753]+[.$I$2]" office:value-type="float" office:value="301.275590000007" calcext:value-type="float">
            <text:p>301,275590000007</text:p>
          </table:table-cell>
          <table:table-cell table:formula="of:=[.$H$2]-[.$G$2]*[.A753]" office:value-type="float" office:value="-63.2059999999989" calcext:value-type="float">
            <text:p>-63,2059999999989</text:p>
          </table:table-cell>
          <table:table-cell table:number-columns-repeated="9"/>
          <table:table-cell table:formula="of:=[.M752]+[.$E$2]" office:value-type="float" office:value="7.46999999999989" calcext:value-type="float">
            <text:p>7,46999999999989</text:p>
          </table:table-cell>
          <table:table-cell table:formula="of:=[.N752]-[.$G$2]*[.$E$2]" office:value-type="float" office:value="-63.2059999999996" calcext:value-type="float">
            <text:p>-63,2059999999996</text:p>
          </table:table-cell>
          <table:table-cell table:formula="of:=[.O752]+[.N753]*[.$E$2]" office:value-type="float" office:value="300.909560000001" calcext:value-type="float">
            <text:p>300,909560000001</text:p>
          </table:table-cell>
          <table:table-cell table:number-columns-repeated="4"/>
        </table:table-row>
        <table:table-row table:style-name="ro1">
          <table:table-cell table:formula="of:=[.A753]+[.$E$2]" office:value-type="float" office:value="7.47999999999989" calcext:value-type="float">
            <text:p>7,47999999999989</text:p>
          </table:table-cell>
          <table:table-cell table:formula="of:=-[.$G$2]*[.A754]^2/2+[.$H$2]*[.A754]+[.$I$2]" office:value-type="float" office:value="300.643040000007" calcext:value-type="float">
            <text:p>300,643040000007</text:p>
          </table:table-cell>
          <table:table-cell table:formula="of:=[.$H$2]-[.$G$2]*[.A754]" office:value-type="float" office:value="-63.3039999999989" calcext:value-type="float">
            <text:p>-63,3039999999989</text:p>
          </table:table-cell>
          <table:table-cell table:number-columns-repeated="9"/>
          <table:table-cell table:formula="of:=[.M753]+[.$E$2]" office:value-type="float" office:value="7.47999999999989" calcext:value-type="float">
            <text:p>7,47999999999989</text:p>
          </table:table-cell>
          <table:table-cell table:formula="of:=[.N753]-[.$G$2]*[.$E$2]" office:value-type="float" office:value="-63.3039999999996" calcext:value-type="float">
            <text:p>-63,3039999999996</text:p>
          </table:table-cell>
          <table:table-cell table:formula="of:=[.O753]+[.N754]*[.$E$2]" office:value-type="float" office:value="300.276520000001" calcext:value-type="float">
            <text:p>300,276520000001</text:p>
          </table:table-cell>
          <table:table-cell table:number-columns-repeated="4"/>
        </table:table-row>
        <table:table-row table:style-name="ro1">
          <table:table-cell table:formula="of:=[.A754]+[.$E$2]" office:value-type="float" office:value="7.48999999999989" calcext:value-type="float">
            <text:p>7,48999999999989</text:p>
          </table:table-cell>
          <table:table-cell table:formula="of:=-[.$G$2]*[.A755]^2/2+[.$H$2]*[.A755]+[.$I$2]" office:value-type="float" office:value="300.009510000007" calcext:value-type="float">
            <text:p>300,009510000007</text:p>
          </table:table-cell>
          <table:table-cell table:formula="of:=[.$H$2]-[.$G$2]*[.A755]" office:value-type="float" office:value="-63.4019999999989" calcext:value-type="float">
            <text:p>-63,4019999999989</text:p>
          </table:table-cell>
          <table:table-cell table:number-columns-repeated="9"/>
          <table:table-cell table:formula="of:=[.M754]+[.$E$2]" office:value-type="float" office:value="7.48999999999989" calcext:value-type="float">
            <text:p>7,48999999999989</text:p>
          </table:table-cell>
          <table:table-cell table:formula="of:=[.N754]-[.$G$2]*[.$E$2]" office:value-type="float" office:value="-63.4019999999996" calcext:value-type="float">
            <text:p>-63,4019999999996</text:p>
          </table:table-cell>
          <table:table-cell table:formula="of:=[.O754]+[.N755]*[.$E$2]" office:value-type="float" office:value="299.642500000001" calcext:value-type="float">
            <text:p>299,642500000001</text:p>
          </table:table-cell>
          <table:table-cell table:number-columns-repeated="4"/>
        </table:table-row>
        <table:table-row table:style-name="ro1">
          <table:table-cell table:formula="of:=[.A755]+[.$E$2]" office:value-type="float" office:value="7.49999999999988" calcext:value-type="float">
            <text:p>7,49999999999988</text:p>
          </table:table-cell>
          <table:table-cell table:formula="of:=-[.$G$2]*[.A756]^2/2+[.$H$2]*[.A756]+[.$I$2]" office:value-type="float" office:value="299.375000000007" calcext:value-type="float">
            <text:p>299,375000000007</text:p>
          </table:table-cell>
          <table:table-cell table:formula="of:=[.$H$2]-[.$G$2]*[.A756]" office:value-type="float" office:value="-63.4999999999989" calcext:value-type="float">
            <text:p>-63,4999999999989</text:p>
          </table:table-cell>
          <table:table-cell table:number-columns-repeated="9"/>
          <table:table-cell table:formula="of:=[.M755]+[.$E$2]" office:value-type="float" office:value="7.49999999999988" calcext:value-type="float">
            <text:p>7,49999999999988</text:p>
          </table:table-cell>
          <table:table-cell table:formula="of:=[.N755]-[.$G$2]*[.$E$2]" office:value-type="float" office:value="-63.4999999999996" calcext:value-type="float">
            <text:p>-63,4999999999996</text:p>
          </table:table-cell>
          <table:table-cell table:formula="of:=[.O755]+[.N756]*[.$E$2]" office:value-type="float" office:value="299.007500000001" calcext:value-type="float">
            <text:p>299,007500000001</text:p>
          </table:table-cell>
          <table:table-cell table:number-columns-repeated="4"/>
        </table:table-row>
        <table:table-row table:style-name="ro1">
          <table:table-cell table:formula="of:=[.A756]+[.$E$2]" office:value-type="float" office:value="7.50999999999988" calcext:value-type="float">
            <text:p>7,50999999999988</text:p>
          </table:table-cell>
          <table:table-cell table:formula="of:=-[.$G$2]*[.A757]^2/2+[.$H$2]*[.A757]+[.$I$2]" office:value-type="float" office:value="298.739510000007" calcext:value-type="float">
            <text:p>298,739510000007</text:p>
          </table:table-cell>
          <table:table-cell table:formula="of:=[.$H$2]-[.$G$2]*[.A757]" office:value-type="float" office:value="-63.5979999999989" calcext:value-type="float">
            <text:p>-63,5979999999989</text:p>
          </table:table-cell>
          <table:table-cell table:number-columns-repeated="9"/>
          <table:table-cell table:formula="of:=[.M756]+[.$E$2]" office:value-type="float" office:value="7.50999999999988" calcext:value-type="float">
            <text:p>7,50999999999988</text:p>
          </table:table-cell>
          <table:table-cell table:formula="of:=[.N756]-[.$G$2]*[.$E$2]" office:value-type="float" office:value="-63.5979999999996" calcext:value-type="float">
            <text:p>-63,5979999999996</text:p>
          </table:table-cell>
          <table:table-cell table:formula="of:=[.O756]+[.N757]*[.$E$2]" office:value-type="float" office:value="298.371520000001" calcext:value-type="float">
            <text:p>298,371520000001</text:p>
          </table:table-cell>
          <table:table-cell table:number-columns-repeated="4"/>
        </table:table-row>
        <table:table-row table:style-name="ro1">
          <table:table-cell table:formula="of:=[.A757]+[.$E$2]" office:value-type="float" office:value="7.51999999999988" calcext:value-type="float">
            <text:p>7,51999999999988</text:p>
          </table:table-cell>
          <table:table-cell table:formula="of:=-[.$G$2]*[.A758]^2/2+[.$H$2]*[.A758]+[.$I$2]" office:value-type="float" office:value="298.103040000007" calcext:value-type="float">
            <text:p>298,103040000007</text:p>
          </table:table-cell>
          <table:table-cell table:formula="of:=[.$H$2]-[.$G$2]*[.A758]" office:value-type="float" office:value="-63.6959999999989" calcext:value-type="float">
            <text:p>-63,6959999999989</text:p>
          </table:table-cell>
          <table:table-cell table:number-columns-repeated="9"/>
          <table:table-cell table:formula="of:=[.M757]+[.$E$2]" office:value-type="float" office:value="7.51999999999988" calcext:value-type="float">
            <text:p>7,51999999999988</text:p>
          </table:table-cell>
          <table:table-cell table:formula="of:=[.N757]-[.$G$2]*[.$E$2]" office:value-type="float" office:value="-63.6959999999996" calcext:value-type="float">
            <text:p>-63,6959999999996</text:p>
          </table:table-cell>
          <table:table-cell table:formula="of:=[.O757]+[.N758]*[.$E$2]" office:value-type="float" office:value="297.734560000001" calcext:value-type="float">
            <text:p>297,734560000001</text:p>
          </table:table-cell>
          <table:table-cell table:number-columns-repeated="4"/>
        </table:table-row>
        <table:table-row table:style-name="ro1">
          <table:table-cell table:formula="of:=[.A758]+[.$E$2]" office:value-type="float" office:value="7.52999999999988" calcext:value-type="float">
            <text:p>7,52999999999988</text:p>
          </table:table-cell>
          <table:table-cell table:formula="of:=-[.$G$2]*[.A759]^2/2+[.$H$2]*[.A759]+[.$I$2]" office:value-type="float" office:value="297.465590000007" calcext:value-type="float">
            <text:p>297,465590000007</text:p>
          </table:table-cell>
          <table:table-cell table:formula="of:=[.$H$2]-[.$G$2]*[.A759]" office:value-type="float" office:value="-63.7939999999989" calcext:value-type="float">
            <text:p>-63,7939999999989</text:p>
          </table:table-cell>
          <table:table-cell table:number-columns-repeated="9"/>
          <table:table-cell table:formula="of:=[.M758]+[.$E$2]" office:value-type="float" office:value="7.52999999999988" calcext:value-type="float">
            <text:p>7,52999999999988</text:p>
          </table:table-cell>
          <table:table-cell table:formula="of:=[.N758]-[.$G$2]*[.$E$2]" office:value-type="float" office:value="-63.7939999999996" calcext:value-type="float">
            <text:p>-63,7939999999996</text:p>
          </table:table-cell>
          <table:table-cell table:formula="of:=[.O758]+[.N759]*[.$E$2]" office:value-type="float" office:value="297.096620000001" calcext:value-type="float">
            <text:p>297,096620000001</text:p>
          </table:table-cell>
          <table:table-cell table:number-columns-repeated="4"/>
        </table:table-row>
        <table:table-row table:style-name="ro1">
          <table:table-cell table:formula="of:=[.A759]+[.$E$2]" office:value-type="float" office:value="7.53999999999988" calcext:value-type="float">
            <text:p>7,53999999999988</text:p>
          </table:table-cell>
          <table:table-cell table:formula="of:=-[.$G$2]*[.A760]^2/2+[.$H$2]*[.A760]+[.$I$2]" office:value-type="float" office:value="296.827160000007" calcext:value-type="float">
            <text:p>296,827160000007</text:p>
          </table:table-cell>
          <table:table-cell table:formula="of:=[.$H$2]-[.$G$2]*[.A760]" office:value-type="float" office:value="-63.8919999999989" calcext:value-type="float">
            <text:p>-63,8919999999989</text:p>
          </table:table-cell>
          <table:table-cell table:number-columns-repeated="9"/>
          <table:table-cell table:formula="of:=[.M759]+[.$E$2]" office:value-type="float" office:value="7.53999999999988" calcext:value-type="float">
            <text:p>7,53999999999988</text:p>
          </table:table-cell>
          <table:table-cell table:formula="of:=[.N759]-[.$G$2]*[.$E$2]" office:value-type="float" office:value="-63.8919999999996" calcext:value-type="float">
            <text:p>-63,8919999999996</text:p>
          </table:table-cell>
          <table:table-cell table:formula="of:=[.O759]+[.N760]*[.$E$2]" office:value-type="float" office:value="296.457700000001" calcext:value-type="float">
            <text:p>296,457700000001</text:p>
          </table:table-cell>
          <table:table-cell table:number-columns-repeated="4"/>
        </table:table-row>
        <table:table-row table:style-name="ro1">
          <table:table-cell table:formula="of:=[.A760]+[.$E$2]" office:value-type="float" office:value="7.54999999999988" calcext:value-type="float">
            <text:p>7,54999999999988</text:p>
          </table:table-cell>
          <table:table-cell table:formula="of:=-[.$G$2]*[.A761]^2/2+[.$H$2]*[.A761]+[.$I$2]" office:value-type="float" office:value="296.187750000007" calcext:value-type="float">
            <text:p>296,187750000007</text:p>
          </table:table-cell>
          <table:table-cell table:formula="of:=[.$H$2]-[.$G$2]*[.A761]" office:value-type="float" office:value="-63.9899999999989" calcext:value-type="float">
            <text:p>-63,9899999999989</text:p>
          </table:table-cell>
          <table:table-cell table:number-columns-repeated="9"/>
          <table:table-cell table:formula="of:=[.M760]+[.$E$2]" office:value-type="float" office:value="7.54999999999988" calcext:value-type="float">
            <text:p>7,54999999999988</text:p>
          </table:table-cell>
          <table:table-cell table:formula="of:=[.N760]-[.$G$2]*[.$E$2]" office:value-type="float" office:value="-63.9899999999996" calcext:value-type="float">
            <text:p>-63,9899999999996</text:p>
          </table:table-cell>
          <table:table-cell table:formula="of:=[.O760]+[.N761]*[.$E$2]" office:value-type="float" office:value="295.817800000001" calcext:value-type="float">
            <text:p>295,817800000001</text:p>
          </table:table-cell>
          <table:table-cell table:number-columns-repeated="4"/>
        </table:table-row>
        <table:table-row table:style-name="ro1">
          <table:table-cell table:formula="of:=[.A761]+[.$E$2]" office:value-type="float" office:value="7.55999999999988" calcext:value-type="float">
            <text:p>7,55999999999988</text:p>
          </table:table-cell>
          <table:table-cell table:formula="of:=-[.$G$2]*[.A762]^2/2+[.$H$2]*[.A762]+[.$I$2]" office:value-type="float" office:value="295.547360000007" calcext:value-type="float">
            <text:p>295,547360000007</text:p>
          </table:table-cell>
          <table:table-cell table:formula="of:=[.$H$2]-[.$G$2]*[.A762]" office:value-type="float" office:value="-64.0879999999989" calcext:value-type="float">
            <text:p>-64,0879999999989</text:p>
          </table:table-cell>
          <table:table-cell table:number-columns-repeated="9"/>
          <table:table-cell table:formula="of:=[.M761]+[.$E$2]" office:value-type="float" office:value="7.55999999999988" calcext:value-type="float">
            <text:p>7,55999999999988</text:p>
          </table:table-cell>
          <table:table-cell table:formula="of:=[.N761]-[.$G$2]*[.$E$2]" office:value-type="float" office:value="-64.0879999999996" calcext:value-type="float">
            <text:p>-64,0879999999996</text:p>
          </table:table-cell>
          <table:table-cell table:formula="of:=[.O761]+[.N762]*[.$E$2]" office:value-type="float" office:value="295.176920000001" calcext:value-type="float">
            <text:p>295,176920000001</text:p>
          </table:table-cell>
          <table:table-cell table:number-columns-repeated="4"/>
        </table:table-row>
        <table:table-row table:style-name="ro1">
          <table:table-cell table:formula="of:=[.A762]+[.$E$2]" office:value-type="float" office:value="7.56999999999988" calcext:value-type="float">
            <text:p>7,56999999999988</text:p>
          </table:table-cell>
          <table:table-cell table:formula="of:=-[.$G$2]*[.A763]^2/2+[.$H$2]*[.A763]+[.$I$2]" office:value-type="float" office:value="294.905990000007" calcext:value-type="float">
            <text:p>294,905990000007</text:p>
          </table:table-cell>
          <table:table-cell table:formula="of:=[.$H$2]-[.$G$2]*[.A763]" office:value-type="float" office:value="-64.1859999999989" calcext:value-type="float">
            <text:p>-64,1859999999989</text:p>
          </table:table-cell>
          <table:table-cell table:number-columns-repeated="9"/>
          <table:table-cell table:formula="of:=[.M762]+[.$E$2]" office:value-type="float" office:value="7.56999999999988" calcext:value-type="float">
            <text:p>7,56999999999988</text:p>
          </table:table-cell>
          <table:table-cell table:formula="of:=[.N762]-[.$G$2]*[.$E$2]" office:value-type="float" office:value="-64.1859999999996" calcext:value-type="float">
            <text:p>-64,1859999999996</text:p>
          </table:table-cell>
          <table:table-cell table:formula="of:=[.O762]+[.N763]*[.$E$2]" office:value-type="float" office:value="294.535060000001" calcext:value-type="float">
            <text:p>294,535060000001</text:p>
          </table:table-cell>
          <table:table-cell table:number-columns-repeated="4"/>
        </table:table-row>
        <table:table-row table:style-name="ro1">
          <table:table-cell table:formula="of:=[.A763]+[.$E$2]" office:value-type="float" office:value="7.57999999999988" calcext:value-type="float">
            <text:p>7,57999999999988</text:p>
          </table:table-cell>
          <table:table-cell table:formula="of:=-[.$G$2]*[.A764]^2/2+[.$H$2]*[.A764]+[.$I$2]" office:value-type="float" office:value="294.263640000007" calcext:value-type="float">
            <text:p>294,263640000007</text:p>
          </table:table-cell>
          <table:table-cell table:formula="of:=[.$H$2]-[.$G$2]*[.A764]" office:value-type="float" office:value="-64.2839999999989" calcext:value-type="float">
            <text:p>-64,2839999999989</text:p>
          </table:table-cell>
          <table:table-cell table:number-columns-repeated="9"/>
          <table:table-cell table:formula="of:=[.M763]+[.$E$2]" office:value-type="float" office:value="7.57999999999988" calcext:value-type="float">
            <text:p>7,57999999999988</text:p>
          </table:table-cell>
          <table:table-cell table:formula="of:=[.N763]-[.$G$2]*[.$E$2]" office:value-type="float" office:value="-64.2839999999996" calcext:value-type="float">
            <text:p>-64,2839999999996</text:p>
          </table:table-cell>
          <table:table-cell table:formula="of:=[.O763]+[.N764]*[.$E$2]" office:value-type="float" office:value="293.892220000001" calcext:value-type="float">
            <text:p>293,892220000001</text:p>
          </table:table-cell>
          <table:table-cell table:number-columns-repeated="4"/>
        </table:table-row>
        <table:table-row table:style-name="ro1">
          <table:table-cell table:formula="of:=[.A764]+[.$E$2]" office:value-type="float" office:value="7.58999999999988" calcext:value-type="float">
            <text:p>7,58999999999988</text:p>
          </table:table-cell>
          <table:table-cell table:formula="of:=-[.$G$2]*[.A765]^2/2+[.$H$2]*[.A765]+[.$I$2]" office:value-type="float" office:value="293.620310000008" calcext:value-type="float">
            <text:p>293,620310000008</text:p>
          </table:table-cell>
          <table:table-cell table:formula="of:=[.$H$2]-[.$G$2]*[.A765]" office:value-type="float" office:value="-64.3819999999989" calcext:value-type="float">
            <text:p>-64,3819999999989</text:p>
          </table:table-cell>
          <table:table-cell table:number-columns-repeated="9"/>
          <table:table-cell table:formula="of:=[.M764]+[.$E$2]" office:value-type="float" office:value="7.58999999999988" calcext:value-type="float">
            <text:p>7,58999999999988</text:p>
          </table:table-cell>
          <table:table-cell table:formula="of:=[.N764]-[.$G$2]*[.$E$2]" office:value-type="float" office:value="-64.3819999999996" calcext:value-type="float">
            <text:p>-64,3819999999996</text:p>
          </table:table-cell>
          <table:table-cell table:formula="of:=[.O764]+[.N765]*[.$E$2]" office:value-type="float" office:value="293.248400000001" calcext:value-type="float">
            <text:p>293,248400000001</text:p>
          </table:table-cell>
          <table:table-cell table:number-columns-repeated="4"/>
        </table:table-row>
        <table:table-row table:style-name="ro1">
          <table:table-cell table:formula="of:=[.A765]+[.$E$2]" office:value-type="float" office:value="7.59999999999988" calcext:value-type="float">
            <text:p>7,59999999999988</text:p>
          </table:table-cell>
          <table:table-cell table:formula="of:=-[.$G$2]*[.A766]^2/2+[.$H$2]*[.A766]+[.$I$2]" office:value-type="float" office:value="292.976000000008" calcext:value-type="float">
            <text:p>292,976000000008</text:p>
          </table:table-cell>
          <table:table-cell table:formula="of:=[.$H$2]-[.$G$2]*[.A766]" office:value-type="float" office:value="-64.4799999999989" calcext:value-type="float">
            <text:p>-64,4799999999989</text:p>
          </table:table-cell>
          <table:table-cell table:number-columns-repeated="9"/>
          <table:table-cell table:formula="of:=[.M765]+[.$E$2]" office:value-type="float" office:value="7.59999999999988" calcext:value-type="float">
            <text:p>7,59999999999988</text:p>
          </table:table-cell>
          <table:table-cell table:formula="of:=[.N765]-[.$G$2]*[.$E$2]" office:value-type="float" office:value="-64.4799999999996" calcext:value-type="float">
            <text:p>-64,4799999999996</text:p>
          </table:table-cell>
          <table:table-cell table:formula="of:=[.O765]+[.N766]*[.$E$2]" office:value-type="float" office:value="292.603600000001" calcext:value-type="float">
            <text:p>292,603600000001</text:p>
          </table:table-cell>
          <table:table-cell table:number-columns-repeated="4"/>
        </table:table-row>
        <table:table-row table:style-name="ro1">
          <table:table-cell table:formula="of:=[.A766]+[.$E$2]" office:value-type="float" office:value="7.60999999999988" calcext:value-type="float">
            <text:p>7,60999999999988</text:p>
          </table:table-cell>
          <table:table-cell table:formula="of:=-[.$G$2]*[.A767]^2/2+[.$H$2]*[.A767]+[.$I$2]" office:value-type="float" office:value="292.330710000008" calcext:value-type="float">
            <text:p>292,330710000008</text:p>
          </table:table-cell>
          <table:table-cell table:formula="of:=[.$H$2]-[.$G$2]*[.A767]" office:value-type="float" office:value="-64.5779999999989" calcext:value-type="float">
            <text:p>-64,5779999999989</text:p>
          </table:table-cell>
          <table:table-cell table:number-columns-repeated="9"/>
          <table:table-cell table:formula="of:=[.M766]+[.$E$2]" office:value-type="float" office:value="7.60999999999988" calcext:value-type="float">
            <text:p>7,60999999999988</text:p>
          </table:table-cell>
          <table:table-cell table:formula="of:=[.N766]-[.$G$2]*[.$E$2]" office:value-type="float" office:value="-64.5779999999996" calcext:value-type="float">
            <text:p>-64,5779999999996</text:p>
          </table:table-cell>
          <table:table-cell table:formula="of:=[.O766]+[.N767]*[.$E$2]" office:value-type="float" office:value="291.957820000001" calcext:value-type="float">
            <text:p>291,957820000001</text:p>
          </table:table-cell>
          <table:table-cell table:number-columns-repeated="4"/>
        </table:table-row>
        <table:table-row table:style-name="ro1">
          <table:table-cell table:formula="of:=[.A767]+[.$E$2]" office:value-type="float" office:value="7.61999999999988" calcext:value-type="float">
            <text:p>7,61999999999988</text:p>
          </table:table-cell>
          <table:table-cell table:formula="of:=-[.$G$2]*[.A768]^2/2+[.$H$2]*[.A768]+[.$I$2]" office:value-type="float" office:value="291.684440000008" calcext:value-type="float">
            <text:p>291,684440000008</text:p>
          </table:table-cell>
          <table:table-cell table:formula="of:=[.$H$2]-[.$G$2]*[.A768]" office:value-type="float" office:value="-64.6759999999989" calcext:value-type="float">
            <text:p>-64,6759999999989</text:p>
          </table:table-cell>
          <table:table-cell table:number-columns-repeated="9"/>
          <table:table-cell table:formula="of:=[.M767]+[.$E$2]" office:value-type="float" office:value="7.61999999999988" calcext:value-type="float">
            <text:p>7,61999999999988</text:p>
          </table:table-cell>
          <table:table-cell table:formula="of:=[.N767]-[.$G$2]*[.$E$2]" office:value-type="float" office:value="-64.6759999999996" calcext:value-type="float">
            <text:p>-64,6759999999996</text:p>
          </table:table-cell>
          <table:table-cell table:formula="of:=[.O767]+[.N768]*[.$E$2]" office:value-type="float" office:value="291.311060000001" calcext:value-type="float">
            <text:p>291,311060000001</text:p>
          </table:table-cell>
          <table:table-cell table:number-columns-repeated="4"/>
        </table:table-row>
        <table:table-row table:style-name="ro1">
          <table:table-cell table:formula="of:=[.A768]+[.$E$2]" office:value-type="float" office:value="7.62999999999988" calcext:value-type="float">
            <text:p>7,62999999999988</text:p>
          </table:table-cell>
          <table:table-cell table:formula="of:=-[.$G$2]*[.A769]^2/2+[.$H$2]*[.A769]+[.$I$2]" office:value-type="float" office:value="291.037190000008" calcext:value-type="float">
            <text:p>291,037190000008</text:p>
          </table:table-cell>
          <table:table-cell table:formula="of:=[.$H$2]-[.$G$2]*[.A769]" office:value-type="float" office:value="-64.7739999999989" calcext:value-type="float">
            <text:p>-64,7739999999989</text:p>
          </table:table-cell>
          <table:table-cell table:number-columns-repeated="9"/>
          <table:table-cell table:formula="of:=[.M768]+[.$E$2]" office:value-type="float" office:value="7.62999999999988" calcext:value-type="float">
            <text:p>7,62999999999988</text:p>
          </table:table-cell>
          <table:table-cell table:formula="of:=[.N768]-[.$G$2]*[.$E$2]" office:value-type="float" office:value="-64.7739999999996" calcext:value-type="float">
            <text:p>-64,7739999999996</text:p>
          </table:table-cell>
          <table:table-cell table:formula="of:=[.O768]+[.N769]*[.$E$2]" office:value-type="float" office:value="290.663320000001" calcext:value-type="float">
            <text:p>290,663320000001</text:p>
          </table:table-cell>
          <table:table-cell table:number-columns-repeated="4"/>
        </table:table-row>
        <table:table-row table:style-name="ro1">
          <table:table-cell table:formula="of:=[.A769]+[.$E$2]" office:value-type="float" office:value="7.63999999999988" calcext:value-type="float">
            <text:p>7,63999999999988</text:p>
          </table:table-cell>
          <table:table-cell table:formula="of:=-[.$G$2]*[.A770]^2/2+[.$H$2]*[.A770]+[.$I$2]" office:value-type="float" office:value="290.388960000008" calcext:value-type="float">
            <text:p>290,388960000008</text:p>
          </table:table-cell>
          <table:table-cell table:formula="of:=[.$H$2]-[.$G$2]*[.A770]" office:value-type="float" office:value="-64.8719999999989" calcext:value-type="float">
            <text:p>-64,8719999999989</text:p>
          </table:table-cell>
          <table:table-cell table:number-columns-repeated="9"/>
          <table:table-cell table:formula="of:=[.M769]+[.$E$2]" office:value-type="float" office:value="7.63999999999988" calcext:value-type="float">
            <text:p>7,63999999999988</text:p>
          </table:table-cell>
          <table:table-cell table:formula="of:=[.N769]-[.$G$2]*[.$E$2]" office:value-type="float" office:value="-64.8719999999996" calcext:value-type="float">
            <text:p>-64,8719999999996</text:p>
          </table:table-cell>
          <table:table-cell table:formula="of:=[.O769]+[.N770]*[.$E$2]" office:value-type="float" office:value="290.014600000001" calcext:value-type="float">
            <text:p>290,014600000001</text:p>
          </table:table-cell>
          <table:table-cell table:number-columns-repeated="4"/>
        </table:table-row>
        <table:table-row table:style-name="ro1">
          <table:table-cell table:formula="of:=[.A770]+[.$E$2]" office:value-type="float" office:value="7.64999999999988" calcext:value-type="float">
            <text:p>7,64999999999988</text:p>
          </table:table-cell>
          <table:table-cell table:formula="of:=-[.$G$2]*[.A771]^2/2+[.$H$2]*[.A771]+[.$I$2]" office:value-type="float" office:value="289.739750000008" calcext:value-type="float">
            <text:p>289,739750000008</text:p>
          </table:table-cell>
          <table:table-cell table:formula="of:=[.$H$2]-[.$G$2]*[.A771]" office:value-type="float" office:value="-64.9699999999988" calcext:value-type="float">
            <text:p>-64,9699999999988</text:p>
          </table:table-cell>
          <table:table-cell table:number-columns-repeated="9"/>
          <table:table-cell table:formula="of:=[.M770]+[.$E$2]" office:value-type="float" office:value="7.64999999999988" calcext:value-type="float">
            <text:p>7,64999999999988</text:p>
          </table:table-cell>
          <table:table-cell table:formula="of:=[.N770]-[.$G$2]*[.$E$2]" office:value-type="float" office:value="-64.9699999999996" calcext:value-type="float">
            <text:p>-64,9699999999996</text:p>
          </table:table-cell>
          <table:table-cell table:formula="of:=[.O770]+[.N771]*[.$E$2]" office:value-type="float" office:value="289.364900000001" calcext:value-type="float">
            <text:p>289,364900000001</text:p>
          </table:table-cell>
          <table:table-cell table:number-columns-repeated="4"/>
        </table:table-row>
        <table:table-row table:style-name="ro1">
          <table:table-cell table:formula="of:=[.A771]+[.$E$2]" office:value-type="float" office:value="7.65999999999988" calcext:value-type="float">
            <text:p>7,65999999999988</text:p>
          </table:table-cell>
          <table:table-cell table:formula="of:=-[.$G$2]*[.A772]^2/2+[.$H$2]*[.A772]+[.$I$2]" office:value-type="float" office:value="289.089560000008" calcext:value-type="float">
            <text:p>289,089560000008</text:p>
          </table:table-cell>
          <table:table-cell table:formula="of:=[.$H$2]-[.$G$2]*[.A772]" office:value-type="float" office:value="-65.0679999999989" calcext:value-type="float">
            <text:p>-65,0679999999989</text:p>
          </table:table-cell>
          <table:table-cell table:number-columns-repeated="9"/>
          <table:table-cell table:formula="of:=[.M771]+[.$E$2]" office:value-type="float" office:value="7.65999999999988" calcext:value-type="float">
            <text:p>7,65999999999988</text:p>
          </table:table-cell>
          <table:table-cell table:formula="of:=[.N771]-[.$G$2]*[.$E$2]" office:value-type="float" office:value="-65.0679999999996" calcext:value-type="float">
            <text:p>-65,0679999999996</text:p>
          </table:table-cell>
          <table:table-cell table:formula="of:=[.O771]+[.N772]*[.$E$2]" office:value-type="float" office:value="288.714220000001" calcext:value-type="float">
            <text:p>288,714220000001</text:p>
          </table:table-cell>
          <table:table-cell table:number-columns-repeated="4"/>
        </table:table-row>
        <table:table-row table:style-name="ro1">
          <table:table-cell table:formula="of:=[.A772]+[.$E$2]" office:value-type="float" office:value="7.66999999999988" calcext:value-type="float">
            <text:p>7,66999999999988</text:p>
          </table:table-cell>
          <table:table-cell table:formula="of:=-[.$G$2]*[.A773]^2/2+[.$H$2]*[.A773]+[.$I$2]" office:value-type="float" office:value="288.438390000008" calcext:value-type="float">
            <text:p>288,438390000008</text:p>
          </table:table-cell>
          <table:table-cell table:formula="of:=[.$H$2]-[.$G$2]*[.A773]" office:value-type="float" office:value="-65.1659999999988" calcext:value-type="float">
            <text:p>-65,1659999999988</text:p>
          </table:table-cell>
          <table:table-cell table:number-columns-repeated="9"/>
          <table:table-cell table:formula="of:=[.M772]+[.$E$2]" office:value-type="float" office:value="7.66999999999988" calcext:value-type="float">
            <text:p>7,66999999999988</text:p>
          </table:table-cell>
          <table:table-cell table:formula="of:=[.N772]-[.$G$2]*[.$E$2]" office:value-type="float" office:value="-65.1659999999996" calcext:value-type="float">
            <text:p>-65,1659999999996</text:p>
          </table:table-cell>
          <table:table-cell table:formula="of:=[.O772]+[.N773]*[.$E$2]" office:value-type="float" office:value="288.062560000001" calcext:value-type="float">
            <text:p>288,062560000001</text:p>
          </table:table-cell>
          <table:table-cell table:number-columns-repeated="4"/>
        </table:table-row>
        <table:table-row table:style-name="ro1">
          <table:table-cell table:formula="of:=[.A773]+[.$E$2]" office:value-type="float" office:value="7.67999999999988" calcext:value-type="float">
            <text:p>7,67999999999988</text:p>
          </table:table-cell>
          <table:table-cell table:formula="of:=-[.$G$2]*[.A774]^2/2+[.$H$2]*[.A774]+[.$I$2]" office:value-type="float" office:value="287.786240000008" calcext:value-type="float">
            <text:p>287,786240000008</text:p>
          </table:table-cell>
          <table:table-cell table:formula="of:=[.$H$2]-[.$G$2]*[.A774]" office:value-type="float" office:value="-65.2639999999988" calcext:value-type="float">
            <text:p>-65,2639999999988</text:p>
          </table:table-cell>
          <table:table-cell table:number-columns-repeated="9"/>
          <table:table-cell table:formula="of:=[.M773]+[.$E$2]" office:value-type="float" office:value="7.67999999999988" calcext:value-type="float">
            <text:p>7,67999999999988</text:p>
          </table:table-cell>
          <table:table-cell table:formula="of:=[.N773]-[.$G$2]*[.$E$2]" office:value-type="float" office:value="-65.2639999999996" calcext:value-type="float">
            <text:p>-65,2639999999996</text:p>
          </table:table-cell>
          <table:table-cell table:formula="of:=[.O773]+[.N774]*[.$E$2]" office:value-type="float" office:value="287.409920000001" calcext:value-type="float">
            <text:p>287,409920000001</text:p>
          </table:table-cell>
          <table:table-cell table:number-columns-repeated="4"/>
        </table:table-row>
        <table:table-row table:style-name="ro1">
          <table:table-cell table:formula="of:=[.A774]+[.$E$2]" office:value-type="float" office:value="7.68999999999988" calcext:value-type="float">
            <text:p>7,68999999999988</text:p>
          </table:table-cell>
          <table:table-cell table:formula="of:=-[.$G$2]*[.A775]^2/2+[.$H$2]*[.A775]+[.$I$2]" office:value-type="float" office:value="287.133110000008" calcext:value-type="float">
            <text:p>287,133110000008</text:p>
          </table:table-cell>
          <table:table-cell table:formula="of:=[.$H$2]-[.$G$2]*[.A775]" office:value-type="float" office:value="-65.3619999999988" calcext:value-type="float">
            <text:p>-65,3619999999988</text:p>
          </table:table-cell>
          <table:table-cell table:number-columns-repeated="9"/>
          <table:table-cell table:formula="of:=[.M774]+[.$E$2]" office:value-type="float" office:value="7.68999999999988" calcext:value-type="float">
            <text:p>7,68999999999988</text:p>
          </table:table-cell>
          <table:table-cell table:formula="of:=[.N774]-[.$G$2]*[.$E$2]" office:value-type="float" office:value="-65.3619999999996" calcext:value-type="float">
            <text:p>-65,3619999999996</text:p>
          </table:table-cell>
          <table:table-cell table:formula="of:=[.O774]+[.N775]*[.$E$2]" office:value-type="float" office:value="286.756300000001" calcext:value-type="float">
            <text:p>286,756300000001</text:p>
          </table:table-cell>
          <table:table-cell table:number-columns-repeated="4"/>
        </table:table-row>
        <table:table-row table:style-name="ro1">
          <table:table-cell table:formula="of:=[.A775]+[.$E$2]" office:value-type="float" office:value="7.69999999999988" calcext:value-type="float">
            <text:p>7,69999999999988</text:p>
          </table:table-cell>
          <table:table-cell table:formula="of:=-[.$G$2]*[.A776]^2/2+[.$H$2]*[.A776]+[.$I$2]" office:value-type="float" office:value="286.479000000008" calcext:value-type="float">
            <text:p>286,479000000008</text:p>
          </table:table-cell>
          <table:table-cell table:formula="of:=[.$H$2]-[.$G$2]*[.A776]" office:value-type="float" office:value="-65.4599999999988" calcext:value-type="float">
            <text:p>-65,4599999999988</text:p>
          </table:table-cell>
          <table:table-cell table:number-columns-repeated="9"/>
          <table:table-cell table:formula="of:=[.M775]+[.$E$2]" office:value-type="float" office:value="7.69999999999988" calcext:value-type="float">
            <text:p>7,69999999999988</text:p>
          </table:table-cell>
          <table:table-cell table:formula="of:=[.N775]-[.$G$2]*[.$E$2]" office:value-type="float" office:value="-65.4599999999996" calcext:value-type="float">
            <text:p>-65,4599999999996</text:p>
          </table:table-cell>
          <table:table-cell table:formula="of:=[.O775]+[.N776]*[.$E$2]" office:value-type="float" office:value="286.101700000001" calcext:value-type="float">
            <text:p>286,101700000001</text:p>
          </table:table-cell>
          <table:table-cell table:number-columns-repeated="4"/>
        </table:table-row>
        <table:table-row table:style-name="ro1">
          <table:table-cell table:formula="of:=[.A776]+[.$E$2]" office:value-type="float" office:value="7.70999999999988" calcext:value-type="float">
            <text:p>7,70999999999988</text:p>
          </table:table-cell>
          <table:table-cell table:formula="of:=-[.$G$2]*[.A777]^2/2+[.$H$2]*[.A777]+[.$I$2]" office:value-type="float" office:value="285.823910000008" calcext:value-type="float">
            <text:p>285,823910000008</text:p>
          </table:table-cell>
          <table:table-cell table:formula="of:=[.$H$2]-[.$G$2]*[.A777]" office:value-type="float" office:value="-65.5579999999988" calcext:value-type="float">
            <text:p>-65,5579999999988</text:p>
          </table:table-cell>
          <table:table-cell table:number-columns-repeated="9"/>
          <table:table-cell table:formula="of:=[.M776]+[.$E$2]" office:value-type="float" office:value="7.70999999999988" calcext:value-type="float">
            <text:p>7,70999999999988</text:p>
          </table:table-cell>
          <table:table-cell table:formula="of:=[.N776]-[.$G$2]*[.$E$2]" office:value-type="float" office:value="-65.5579999999996" calcext:value-type="float">
            <text:p>-65,5579999999996</text:p>
          </table:table-cell>
          <table:table-cell table:formula="of:=[.O776]+[.N777]*[.$E$2]" office:value-type="float" office:value="285.446120000001" calcext:value-type="float">
            <text:p>285,446120000001</text:p>
          </table:table-cell>
          <table:table-cell table:number-columns-repeated="4"/>
        </table:table-row>
        <table:table-row table:style-name="ro1">
          <table:table-cell table:formula="of:=[.A777]+[.$E$2]" office:value-type="float" office:value="7.71999999999988" calcext:value-type="float">
            <text:p>7,71999999999988</text:p>
          </table:table-cell>
          <table:table-cell table:formula="of:=-[.$G$2]*[.A778]^2/2+[.$H$2]*[.A778]+[.$I$2]" office:value-type="float" office:value="285.167840000008" calcext:value-type="float">
            <text:p>285,167840000008</text:p>
          </table:table-cell>
          <table:table-cell table:formula="of:=[.$H$2]-[.$G$2]*[.A778]" office:value-type="float" office:value="-65.6559999999988" calcext:value-type="float">
            <text:p>-65,6559999999988</text:p>
          </table:table-cell>
          <table:table-cell table:number-columns-repeated="9"/>
          <table:table-cell table:formula="of:=[.M777]+[.$E$2]" office:value-type="float" office:value="7.71999999999988" calcext:value-type="float">
            <text:p>7,71999999999988</text:p>
          </table:table-cell>
          <table:table-cell table:formula="of:=[.N777]-[.$G$2]*[.$E$2]" office:value-type="float" office:value="-65.6559999999996" calcext:value-type="float">
            <text:p>-65,6559999999996</text:p>
          </table:table-cell>
          <table:table-cell table:formula="of:=[.O777]+[.N778]*[.$E$2]" office:value-type="float" office:value="284.789560000001" calcext:value-type="float">
            <text:p>284,789560000001</text:p>
          </table:table-cell>
          <table:table-cell table:number-columns-repeated="4"/>
        </table:table-row>
        <table:table-row table:style-name="ro1">
          <table:table-cell table:formula="of:=[.A778]+[.$E$2]" office:value-type="float" office:value="7.72999999999988" calcext:value-type="float">
            <text:p>7,72999999999988</text:p>
          </table:table-cell>
          <table:table-cell table:formula="of:=-[.$G$2]*[.A779]^2/2+[.$H$2]*[.A779]+[.$I$2]" office:value-type="float" office:value="284.510790000008" calcext:value-type="float">
            <text:p>284,510790000008</text:p>
          </table:table-cell>
          <table:table-cell table:formula="of:=[.$H$2]-[.$G$2]*[.A779]" office:value-type="float" office:value="-65.7539999999988" calcext:value-type="float">
            <text:p>-65,7539999999988</text:p>
          </table:table-cell>
          <table:table-cell table:number-columns-repeated="9"/>
          <table:table-cell table:formula="of:=[.M778]+[.$E$2]" office:value-type="float" office:value="7.72999999999988" calcext:value-type="float">
            <text:p>7,72999999999988</text:p>
          </table:table-cell>
          <table:table-cell table:formula="of:=[.N778]-[.$G$2]*[.$E$2]" office:value-type="float" office:value="-65.7539999999996" calcext:value-type="float">
            <text:p>-65,7539999999996</text:p>
          </table:table-cell>
          <table:table-cell table:formula="of:=[.O778]+[.N779]*[.$E$2]" office:value-type="float" office:value="284.132020000001" calcext:value-type="float">
            <text:p>284,132020000001</text:p>
          </table:table-cell>
          <table:table-cell table:number-columns-repeated="4"/>
        </table:table-row>
        <table:table-row table:style-name="ro1">
          <table:table-cell table:formula="of:=[.A779]+[.$E$2]" office:value-type="float" office:value="7.73999999999988" calcext:value-type="float">
            <text:p>7,73999999999988</text:p>
          </table:table-cell>
          <table:table-cell table:formula="of:=-[.$G$2]*[.A780]^2/2+[.$H$2]*[.A780]+[.$I$2]" office:value-type="float" office:value="283.852760000008" calcext:value-type="float">
            <text:p>283,852760000008</text:p>
          </table:table-cell>
          <table:table-cell table:formula="of:=[.$H$2]-[.$G$2]*[.A780]" office:value-type="float" office:value="-65.8519999999988" calcext:value-type="float">
            <text:p>-65,8519999999988</text:p>
          </table:table-cell>
          <table:table-cell table:number-columns-repeated="9"/>
          <table:table-cell table:formula="of:=[.M779]+[.$E$2]" office:value-type="float" office:value="7.73999999999988" calcext:value-type="float">
            <text:p>7,73999999999988</text:p>
          </table:table-cell>
          <table:table-cell table:formula="of:=[.N779]-[.$G$2]*[.$E$2]" office:value-type="float" office:value="-65.8519999999996" calcext:value-type="float">
            <text:p>-65,8519999999996</text:p>
          </table:table-cell>
          <table:table-cell table:formula="of:=[.O779]+[.N780]*[.$E$2]" office:value-type="float" office:value="283.473500000001" calcext:value-type="float">
            <text:p>283,473500000001</text:p>
          </table:table-cell>
          <table:table-cell table:number-columns-repeated="4"/>
        </table:table-row>
        <table:table-row table:style-name="ro1">
          <table:table-cell table:formula="of:=[.A780]+[.$E$2]" office:value-type="float" office:value="7.74999999999988" calcext:value-type="float">
            <text:p>7,74999999999988</text:p>
          </table:table-cell>
          <table:table-cell table:formula="of:=-[.$G$2]*[.A781]^2/2+[.$H$2]*[.A781]+[.$I$2]" office:value-type="float" office:value="283.193750000008" calcext:value-type="float">
            <text:p>283,193750000008</text:p>
          </table:table-cell>
          <table:table-cell table:formula="of:=[.$H$2]-[.$G$2]*[.A781]" office:value-type="float" office:value="-65.9499999999988" calcext:value-type="float">
            <text:p>-65,9499999999988</text:p>
          </table:table-cell>
          <table:table-cell table:number-columns-repeated="9"/>
          <table:table-cell table:formula="of:=[.M780]+[.$E$2]" office:value-type="float" office:value="7.74999999999988" calcext:value-type="float">
            <text:p>7,74999999999988</text:p>
          </table:table-cell>
          <table:table-cell table:formula="of:=[.N780]-[.$G$2]*[.$E$2]" office:value-type="float" office:value="-65.9499999999995" calcext:value-type="float">
            <text:p>-65,9499999999995</text:p>
          </table:table-cell>
          <table:table-cell table:formula="of:=[.O780]+[.N781]*[.$E$2]" office:value-type="float" office:value="282.814000000001" calcext:value-type="float">
            <text:p>282,814000000001</text:p>
          </table:table-cell>
          <table:table-cell table:number-columns-repeated="4"/>
        </table:table-row>
        <table:table-row table:style-name="ro1">
          <table:table-cell table:formula="of:=[.A781]+[.$E$2]" office:value-type="float" office:value="7.75999999999988" calcext:value-type="float">
            <text:p>7,75999999999988</text:p>
          </table:table-cell>
          <table:table-cell table:formula="of:=-[.$G$2]*[.A782]^2/2+[.$H$2]*[.A782]+[.$I$2]" office:value-type="float" office:value="282.533760000008" calcext:value-type="float">
            <text:p>282,533760000008</text:p>
          </table:table-cell>
          <table:table-cell table:formula="of:=[.$H$2]-[.$G$2]*[.A782]" office:value-type="float" office:value="-66.0479999999988" calcext:value-type="float">
            <text:p>-66,0479999999988</text:p>
          </table:table-cell>
          <table:table-cell table:number-columns-repeated="9"/>
          <table:table-cell table:formula="of:=[.M781]+[.$E$2]" office:value-type="float" office:value="7.75999999999988" calcext:value-type="float">
            <text:p>7,75999999999988</text:p>
          </table:table-cell>
          <table:table-cell table:formula="of:=[.N781]-[.$G$2]*[.$E$2]" office:value-type="float" office:value="-66.0479999999996" calcext:value-type="float">
            <text:p>-66,0479999999996</text:p>
          </table:table-cell>
          <table:table-cell table:formula="of:=[.O781]+[.N782]*[.$E$2]" office:value-type="float" office:value="282.153520000001" calcext:value-type="float">
            <text:p>282,153520000001</text:p>
          </table:table-cell>
          <table:table-cell table:number-columns-repeated="4"/>
        </table:table-row>
        <table:table-row table:style-name="ro1">
          <table:table-cell table:formula="of:=[.A782]+[.$E$2]" office:value-type="float" office:value="7.76999999999988" calcext:value-type="float">
            <text:p>7,76999999999988</text:p>
          </table:table-cell>
          <table:table-cell table:formula="of:=-[.$G$2]*[.A783]^2/2+[.$H$2]*[.A783]+[.$I$2]" office:value-type="float" office:value="281.872790000008" calcext:value-type="float">
            <text:p>281,872790000008</text:p>
          </table:table-cell>
          <table:table-cell table:formula="of:=[.$H$2]-[.$G$2]*[.A783]" office:value-type="float" office:value="-66.1459999999988" calcext:value-type="float">
            <text:p>-66,1459999999988</text:p>
          </table:table-cell>
          <table:table-cell table:number-columns-repeated="9"/>
          <table:table-cell table:formula="of:=[.M782]+[.$E$2]" office:value-type="float" office:value="7.76999999999988" calcext:value-type="float">
            <text:p>7,76999999999988</text:p>
          </table:table-cell>
          <table:table-cell table:formula="of:=[.N782]-[.$G$2]*[.$E$2]" office:value-type="float" office:value="-66.1459999999996" calcext:value-type="float">
            <text:p>-66,1459999999996</text:p>
          </table:table-cell>
          <table:table-cell table:formula="of:=[.O782]+[.N783]*[.$E$2]" office:value-type="float" office:value="281.492060000001" calcext:value-type="float">
            <text:p>281,492060000001</text:p>
          </table:table-cell>
          <table:table-cell table:number-columns-repeated="4"/>
        </table:table-row>
        <table:table-row table:style-name="ro1">
          <table:table-cell table:formula="of:=[.A783]+[.$E$2]" office:value-type="float" office:value="7.77999999999988" calcext:value-type="float">
            <text:p>7,77999999999988</text:p>
          </table:table-cell>
          <table:table-cell table:formula="of:=-[.$G$2]*[.A784]^2/2+[.$H$2]*[.A784]+[.$I$2]" office:value-type="float" office:value="281.210840000008" calcext:value-type="float">
            <text:p>281,210840000008</text:p>
          </table:table-cell>
          <table:table-cell table:formula="of:=[.$H$2]-[.$G$2]*[.A784]" office:value-type="float" office:value="-66.2439999999988" calcext:value-type="float">
            <text:p>-66,2439999999988</text:p>
          </table:table-cell>
          <table:table-cell table:number-columns-repeated="9"/>
          <table:table-cell table:formula="of:=[.M783]+[.$E$2]" office:value-type="float" office:value="7.77999999999988" calcext:value-type="float">
            <text:p>7,77999999999988</text:p>
          </table:table-cell>
          <table:table-cell table:formula="of:=[.N783]-[.$G$2]*[.$E$2]" office:value-type="float" office:value="-66.2439999999995" calcext:value-type="float">
            <text:p>-66,2439999999995</text:p>
          </table:table-cell>
          <table:table-cell table:formula="of:=[.O783]+[.N784]*[.$E$2]" office:value-type="float" office:value="280.829620000001" calcext:value-type="float">
            <text:p>280,829620000001</text:p>
          </table:table-cell>
          <table:table-cell table:number-columns-repeated="4"/>
        </table:table-row>
        <table:table-row table:style-name="ro1">
          <table:table-cell table:formula="of:=[.A784]+[.$E$2]" office:value-type="float" office:value="7.78999999999988" calcext:value-type="float">
            <text:p>7,78999999999988</text:p>
          </table:table-cell>
          <table:table-cell table:formula="of:=-[.$G$2]*[.A785]^2/2+[.$H$2]*[.A785]+[.$I$2]" office:value-type="float" office:value="280.547910000008" calcext:value-type="float">
            <text:p>280,547910000008</text:p>
          </table:table-cell>
          <table:table-cell table:formula="of:=[.$H$2]-[.$G$2]*[.A785]" office:value-type="float" office:value="-66.3419999999988" calcext:value-type="float">
            <text:p>-66,3419999999988</text:p>
          </table:table-cell>
          <table:table-cell table:number-columns-repeated="9"/>
          <table:table-cell table:formula="of:=[.M784]+[.$E$2]" office:value-type="float" office:value="7.78999999999988" calcext:value-type="float">
            <text:p>7,78999999999988</text:p>
          </table:table-cell>
          <table:table-cell table:formula="of:=[.N784]-[.$G$2]*[.$E$2]" office:value-type="float" office:value="-66.3419999999995" calcext:value-type="float">
            <text:p>-66,3419999999995</text:p>
          </table:table-cell>
          <table:table-cell table:formula="of:=[.O784]+[.N785]*[.$E$2]" office:value-type="float" office:value="280.166200000001" calcext:value-type="float">
            <text:p>280,166200000001</text:p>
          </table:table-cell>
          <table:table-cell table:number-columns-repeated="4"/>
        </table:table-row>
        <table:table-row table:style-name="ro1">
          <table:table-cell table:formula="of:=[.A785]+[.$E$2]" office:value-type="float" office:value="7.79999999999988" calcext:value-type="float">
            <text:p>7,79999999999988</text:p>
          </table:table-cell>
          <table:table-cell table:formula="of:=-[.$G$2]*[.A786]^2/2+[.$H$2]*[.A786]+[.$I$2]" office:value-type="float" office:value="279.884000000008" calcext:value-type="float">
            <text:p>279,884000000008</text:p>
          </table:table-cell>
          <table:table-cell table:formula="of:=[.$H$2]-[.$G$2]*[.A786]" office:value-type="float" office:value="-66.4399999999988" calcext:value-type="float">
            <text:p>-66,4399999999988</text:p>
          </table:table-cell>
          <table:table-cell table:number-columns-repeated="9"/>
          <table:table-cell table:formula="of:=[.M785]+[.$E$2]" office:value-type="float" office:value="7.79999999999988" calcext:value-type="float">
            <text:p>7,79999999999988</text:p>
          </table:table-cell>
          <table:table-cell table:formula="of:=[.N785]-[.$G$2]*[.$E$2]" office:value-type="float" office:value="-66.4399999999995" calcext:value-type="float">
            <text:p>-66,4399999999995</text:p>
          </table:table-cell>
          <table:table-cell table:formula="of:=[.O785]+[.N786]*[.$E$2]" office:value-type="float" office:value="279.501800000001" calcext:value-type="float">
            <text:p>279,501800000001</text:p>
          </table:table-cell>
          <table:table-cell table:number-columns-repeated="4"/>
        </table:table-row>
        <table:table-row table:style-name="ro1">
          <table:table-cell table:formula="of:=[.A786]+[.$E$2]" office:value-type="float" office:value="7.80999999999988" calcext:value-type="float">
            <text:p>7,80999999999988</text:p>
          </table:table-cell>
          <table:table-cell table:formula="of:=-[.$G$2]*[.A787]^2/2+[.$H$2]*[.A787]+[.$I$2]" office:value-type="float" office:value="279.219110000008" calcext:value-type="float">
            <text:p>279,219110000008</text:p>
          </table:table-cell>
          <table:table-cell table:formula="of:=[.$H$2]-[.$G$2]*[.A787]" office:value-type="float" office:value="-66.5379999999988" calcext:value-type="float">
            <text:p>-66,5379999999988</text:p>
          </table:table-cell>
          <table:table-cell table:number-columns-repeated="9"/>
          <table:table-cell table:formula="of:=[.M786]+[.$E$2]" office:value-type="float" office:value="7.80999999999988" calcext:value-type="float">
            <text:p>7,80999999999988</text:p>
          </table:table-cell>
          <table:table-cell table:formula="of:=[.N786]-[.$G$2]*[.$E$2]" office:value-type="float" office:value="-66.5379999999995" calcext:value-type="float">
            <text:p>-66,5379999999995</text:p>
          </table:table-cell>
          <table:table-cell table:formula="of:=[.O786]+[.N787]*[.$E$2]" office:value-type="float" office:value="278.836420000001" calcext:value-type="float">
            <text:p>278,836420000001</text:p>
          </table:table-cell>
          <table:table-cell table:number-columns-repeated="4"/>
        </table:table-row>
        <table:table-row table:style-name="ro1">
          <table:table-cell table:formula="of:=[.A787]+[.$E$2]" office:value-type="float" office:value="7.81999999999988" calcext:value-type="float">
            <text:p>7,81999999999988</text:p>
          </table:table-cell>
          <table:table-cell table:formula="of:=-[.$G$2]*[.A788]^2/2+[.$H$2]*[.A788]+[.$I$2]" office:value-type="float" office:value="278.553240000008" calcext:value-type="float">
            <text:p>278,553240000008</text:p>
          </table:table-cell>
          <table:table-cell table:formula="of:=[.$H$2]-[.$G$2]*[.A788]" office:value-type="float" office:value="-66.6359999999988" calcext:value-type="float">
            <text:p>-66,6359999999988</text:p>
          </table:table-cell>
          <table:table-cell table:number-columns-repeated="9"/>
          <table:table-cell table:formula="of:=[.M787]+[.$E$2]" office:value-type="float" office:value="7.81999999999988" calcext:value-type="float">
            <text:p>7,81999999999988</text:p>
          </table:table-cell>
          <table:table-cell table:formula="of:=[.N787]-[.$G$2]*[.$E$2]" office:value-type="float" office:value="-66.6359999999995" calcext:value-type="float">
            <text:p>-66,6359999999995</text:p>
          </table:table-cell>
          <table:table-cell table:formula="of:=[.O787]+[.N788]*[.$E$2]" office:value-type="float" office:value="278.170060000001" calcext:value-type="float">
            <text:p>278,170060000001</text:p>
          </table:table-cell>
          <table:table-cell table:number-columns-repeated="4"/>
        </table:table-row>
        <table:table-row table:style-name="ro1">
          <table:table-cell table:formula="of:=[.A788]+[.$E$2]" office:value-type="float" office:value="7.82999999999988" calcext:value-type="float">
            <text:p>7,82999999999988</text:p>
          </table:table-cell>
          <table:table-cell table:formula="of:=-[.$G$2]*[.A789]^2/2+[.$H$2]*[.A789]+[.$I$2]" office:value-type="float" office:value="277.886390000008" calcext:value-type="float">
            <text:p>277,886390000008</text:p>
          </table:table-cell>
          <table:table-cell table:formula="of:=[.$H$2]-[.$G$2]*[.A789]" office:value-type="float" office:value="-66.7339999999988" calcext:value-type="float">
            <text:p>-66,7339999999988</text:p>
          </table:table-cell>
          <table:table-cell table:number-columns-repeated="9"/>
          <table:table-cell table:formula="of:=[.M788]+[.$E$2]" office:value-type="float" office:value="7.82999999999988" calcext:value-type="float">
            <text:p>7,82999999999988</text:p>
          </table:table-cell>
          <table:table-cell table:formula="of:=[.N788]-[.$G$2]*[.$E$2]" office:value-type="float" office:value="-66.7339999999995" calcext:value-type="float">
            <text:p>-66,7339999999995</text:p>
          </table:table-cell>
          <table:table-cell table:formula="of:=[.O788]+[.N789]*[.$E$2]" office:value-type="float" office:value="277.502720000001" calcext:value-type="float">
            <text:p>277,502720000001</text:p>
          </table:table-cell>
          <table:table-cell table:number-columns-repeated="4"/>
        </table:table-row>
        <table:table-row table:style-name="ro1">
          <table:table-cell table:formula="of:=[.A789]+[.$E$2]" office:value-type="float" office:value="7.83999999999988" calcext:value-type="float">
            <text:p>7,83999999999988</text:p>
          </table:table-cell>
          <table:table-cell table:formula="of:=-[.$G$2]*[.A790]^2/2+[.$H$2]*[.A790]+[.$I$2]" office:value-type="float" office:value="277.218560000008" calcext:value-type="float">
            <text:p>277,218560000008</text:p>
          </table:table-cell>
          <table:table-cell table:formula="of:=[.$H$2]-[.$G$2]*[.A790]" office:value-type="float" office:value="-66.8319999999988" calcext:value-type="float">
            <text:p>-66,8319999999988</text:p>
          </table:table-cell>
          <table:table-cell table:number-columns-repeated="9"/>
          <table:table-cell table:formula="of:=[.M789]+[.$E$2]" office:value-type="float" office:value="7.83999999999988" calcext:value-type="float">
            <text:p>7,83999999999988</text:p>
          </table:table-cell>
          <table:table-cell table:formula="of:=[.N789]-[.$G$2]*[.$E$2]" office:value-type="float" office:value="-66.8319999999995" calcext:value-type="float">
            <text:p>-66,8319999999995</text:p>
          </table:table-cell>
          <table:table-cell table:formula="of:=[.O789]+[.N790]*[.$E$2]" office:value-type="float" office:value="276.834400000001" calcext:value-type="float">
            <text:p>276,834400000001</text:p>
          </table:table-cell>
          <table:table-cell table:number-columns-repeated="4"/>
        </table:table-row>
        <table:table-row table:style-name="ro1">
          <table:table-cell table:formula="of:=[.A790]+[.$E$2]" office:value-type="float" office:value="7.84999999999988" calcext:value-type="float">
            <text:p>7,84999999999988</text:p>
          </table:table-cell>
          <table:table-cell table:formula="of:=-[.$G$2]*[.A791]^2/2+[.$H$2]*[.A791]+[.$I$2]" office:value-type="float" office:value="276.549750000008" calcext:value-type="float">
            <text:p>276,549750000008</text:p>
          </table:table-cell>
          <table:table-cell table:formula="of:=[.$H$2]-[.$G$2]*[.A791]" office:value-type="float" office:value="-66.9299999999988" calcext:value-type="float">
            <text:p>-66,9299999999988</text:p>
          </table:table-cell>
          <table:table-cell table:number-columns-repeated="9"/>
          <table:table-cell table:formula="of:=[.M790]+[.$E$2]" office:value-type="float" office:value="7.84999999999988" calcext:value-type="float">
            <text:p>7,84999999999988</text:p>
          </table:table-cell>
          <table:table-cell table:formula="of:=[.N790]-[.$G$2]*[.$E$2]" office:value-type="float" office:value="-66.9299999999995" calcext:value-type="float">
            <text:p>-66,9299999999995</text:p>
          </table:table-cell>
          <table:table-cell table:formula="of:=[.O790]+[.N791]*[.$E$2]" office:value-type="float" office:value="276.165100000001" calcext:value-type="float">
            <text:p>276,165100000001</text:p>
          </table:table-cell>
          <table:table-cell table:number-columns-repeated="4"/>
        </table:table-row>
        <table:table-row table:style-name="ro1">
          <table:table-cell table:formula="of:=[.A791]+[.$E$2]" office:value-type="float" office:value="7.85999999999988" calcext:value-type="float">
            <text:p>7,85999999999988</text:p>
          </table:table-cell>
          <table:table-cell table:formula="of:=-[.$G$2]*[.A792]^2/2+[.$H$2]*[.A792]+[.$I$2]" office:value-type="float" office:value="275.879960000008" calcext:value-type="float">
            <text:p>275,879960000008</text:p>
          </table:table-cell>
          <table:table-cell table:formula="of:=[.$H$2]-[.$G$2]*[.A792]" office:value-type="float" office:value="-67.0279999999988" calcext:value-type="float">
            <text:p>-67,0279999999988</text:p>
          </table:table-cell>
          <table:table-cell table:number-columns-repeated="9"/>
          <table:table-cell table:formula="of:=[.M791]+[.$E$2]" office:value-type="float" office:value="7.85999999999988" calcext:value-type="float">
            <text:p>7,85999999999988</text:p>
          </table:table-cell>
          <table:table-cell table:formula="of:=[.N791]-[.$G$2]*[.$E$2]" office:value-type="float" office:value="-67.0279999999995" calcext:value-type="float">
            <text:p>-67,0279999999995</text:p>
          </table:table-cell>
          <table:table-cell table:formula="of:=[.O791]+[.N792]*[.$E$2]" office:value-type="float" office:value="275.494820000001" calcext:value-type="float">
            <text:p>275,494820000001</text:p>
          </table:table-cell>
          <table:table-cell table:number-columns-repeated="4"/>
        </table:table-row>
        <table:table-row table:style-name="ro1">
          <table:table-cell table:formula="of:=[.A792]+[.$E$2]" office:value-type="float" office:value="7.86999999999988" calcext:value-type="float">
            <text:p>7,86999999999988</text:p>
          </table:table-cell>
          <table:table-cell table:formula="of:=-[.$G$2]*[.A793]^2/2+[.$H$2]*[.A793]+[.$I$2]" office:value-type="float" office:value="275.209190000008" calcext:value-type="float">
            <text:p>275,209190000008</text:p>
          </table:table-cell>
          <table:table-cell table:formula="of:=[.$H$2]-[.$G$2]*[.A793]" office:value-type="float" office:value="-67.1259999999988" calcext:value-type="float">
            <text:p>-67,1259999999988</text:p>
          </table:table-cell>
          <table:table-cell table:number-columns-repeated="9"/>
          <table:table-cell table:formula="of:=[.M792]+[.$E$2]" office:value-type="float" office:value="7.86999999999988" calcext:value-type="float">
            <text:p>7,86999999999988</text:p>
          </table:table-cell>
          <table:table-cell table:formula="of:=[.N792]-[.$G$2]*[.$E$2]" office:value-type="float" office:value="-67.1259999999995" calcext:value-type="float">
            <text:p>-67,1259999999995</text:p>
          </table:table-cell>
          <table:table-cell table:formula="of:=[.O792]+[.N793]*[.$E$2]" office:value-type="float" office:value="274.823560000001" calcext:value-type="float">
            <text:p>274,823560000001</text:p>
          </table:table-cell>
          <table:table-cell table:number-columns-repeated="4"/>
        </table:table-row>
        <table:table-row table:style-name="ro1">
          <table:table-cell table:formula="of:=[.A793]+[.$E$2]" office:value-type="float" office:value="7.87999999999988" calcext:value-type="float">
            <text:p>7,87999999999988</text:p>
          </table:table-cell>
          <table:table-cell table:formula="of:=-[.$G$2]*[.A794]^2/2+[.$H$2]*[.A794]+[.$I$2]" office:value-type="float" office:value="274.537440000008" calcext:value-type="float">
            <text:p>274,537440000008</text:p>
          </table:table-cell>
          <table:table-cell table:formula="of:=[.$H$2]-[.$G$2]*[.A794]" office:value-type="float" office:value="-67.2239999999988" calcext:value-type="float">
            <text:p>-67,2239999999988</text:p>
          </table:table-cell>
          <table:table-cell table:number-columns-repeated="9"/>
          <table:table-cell table:formula="of:=[.M793]+[.$E$2]" office:value-type="float" office:value="7.87999999999988" calcext:value-type="float">
            <text:p>7,87999999999988</text:p>
          </table:table-cell>
          <table:table-cell table:formula="of:=[.N793]-[.$G$2]*[.$E$2]" office:value-type="float" office:value="-67.2239999999995" calcext:value-type="float">
            <text:p>-67,2239999999995</text:p>
          </table:table-cell>
          <table:table-cell table:formula="of:=[.O793]+[.N794]*[.$E$2]" office:value-type="float" office:value="274.151320000001" calcext:value-type="float">
            <text:p>274,151320000001</text:p>
          </table:table-cell>
          <table:table-cell table:number-columns-repeated="4"/>
        </table:table-row>
        <table:table-row table:style-name="ro1">
          <table:table-cell table:formula="of:=[.A794]+[.$E$2]" office:value-type="float" office:value="7.88999999999988" calcext:value-type="float">
            <text:p>7,88999999999988</text:p>
          </table:table-cell>
          <table:table-cell table:formula="of:=-[.$G$2]*[.A795]^2/2+[.$H$2]*[.A795]+[.$I$2]" office:value-type="float" office:value="273.864710000008" calcext:value-type="float">
            <text:p>273,864710000008</text:p>
          </table:table-cell>
          <table:table-cell table:formula="of:=[.$H$2]-[.$G$2]*[.A795]" office:value-type="float" office:value="-67.3219999999988" calcext:value-type="float">
            <text:p>-67,3219999999988</text:p>
          </table:table-cell>
          <table:table-cell table:number-columns-repeated="9"/>
          <table:table-cell table:formula="of:=[.M794]+[.$E$2]" office:value-type="float" office:value="7.88999999999988" calcext:value-type="float">
            <text:p>7,88999999999988</text:p>
          </table:table-cell>
          <table:table-cell table:formula="of:=[.N794]-[.$G$2]*[.$E$2]" office:value-type="float" office:value="-67.3219999999995" calcext:value-type="float">
            <text:p>-67,3219999999995</text:p>
          </table:table-cell>
          <table:table-cell table:formula="of:=[.O794]+[.N795]*[.$E$2]" office:value-type="float" office:value="273.478100000001" calcext:value-type="float">
            <text:p>273,478100000001</text:p>
          </table:table-cell>
          <table:table-cell table:number-columns-repeated="4"/>
        </table:table-row>
        <table:table-row table:style-name="ro1">
          <table:table-cell table:formula="of:=[.A795]+[.$E$2]" office:value-type="float" office:value="7.89999999999988" calcext:value-type="float">
            <text:p>7,89999999999988</text:p>
          </table:table-cell>
          <table:table-cell table:formula="of:=-[.$G$2]*[.A796]^2/2+[.$H$2]*[.A796]+[.$I$2]" office:value-type="float" office:value="273.191000000008" calcext:value-type="float">
            <text:p>273,191000000008</text:p>
          </table:table-cell>
          <table:table-cell table:formula="of:=[.$H$2]-[.$G$2]*[.A796]" office:value-type="float" office:value="-67.4199999999988" calcext:value-type="float">
            <text:p>-67,4199999999988</text:p>
          </table:table-cell>
          <table:table-cell table:number-columns-repeated="9"/>
          <table:table-cell table:formula="of:=[.M795]+[.$E$2]" office:value-type="float" office:value="7.89999999999988" calcext:value-type="float">
            <text:p>7,89999999999988</text:p>
          </table:table-cell>
          <table:table-cell table:formula="of:=[.N795]-[.$G$2]*[.$E$2]" office:value-type="float" office:value="-67.4199999999995" calcext:value-type="float">
            <text:p>-67,4199999999995</text:p>
          </table:table-cell>
          <table:table-cell table:formula="of:=[.O795]+[.N796]*[.$E$2]" office:value-type="float" office:value="272.803900000001" calcext:value-type="float">
            <text:p>272,803900000001</text:p>
          </table:table-cell>
          <table:table-cell table:number-columns-repeated="4"/>
        </table:table-row>
        <table:table-row table:style-name="ro1">
          <table:table-cell table:formula="of:=[.A796]+[.$E$2]" office:value-type="float" office:value="7.90999999999988" calcext:value-type="float">
            <text:p>7,90999999999988</text:p>
          </table:table-cell>
          <table:table-cell table:formula="of:=-[.$G$2]*[.A797]^2/2+[.$H$2]*[.A797]+[.$I$2]" office:value-type="float" office:value="272.516310000008" calcext:value-type="float">
            <text:p>272,516310000008</text:p>
          </table:table-cell>
          <table:table-cell table:formula="of:=[.$H$2]-[.$G$2]*[.A797]" office:value-type="float" office:value="-67.5179999999988" calcext:value-type="float">
            <text:p>-67,5179999999988</text:p>
          </table:table-cell>
          <table:table-cell table:number-columns-repeated="9"/>
          <table:table-cell table:formula="of:=[.M796]+[.$E$2]" office:value-type="float" office:value="7.90999999999988" calcext:value-type="float">
            <text:p>7,90999999999988</text:p>
          </table:table-cell>
          <table:table-cell table:formula="of:=[.N796]-[.$G$2]*[.$E$2]" office:value-type="float" office:value="-67.5179999999995" calcext:value-type="float">
            <text:p>-67,5179999999995</text:p>
          </table:table-cell>
          <table:table-cell table:formula="of:=[.O796]+[.N797]*[.$E$2]" office:value-type="float" office:value="272.128720000001" calcext:value-type="float">
            <text:p>272,128720000001</text:p>
          </table:table-cell>
          <table:table-cell table:number-columns-repeated="4"/>
        </table:table-row>
        <table:table-row table:style-name="ro1">
          <table:table-cell table:formula="of:=[.A797]+[.$E$2]" office:value-type="float" office:value="7.91999999999988" calcext:value-type="float">
            <text:p>7,91999999999988</text:p>
          </table:table-cell>
          <table:table-cell table:formula="of:=-[.$G$2]*[.A798]^2/2+[.$H$2]*[.A798]+[.$I$2]" office:value-type="float" office:value="271.840640000008" calcext:value-type="float">
            <text:p>271,840640000008</text:p>
          </table:table-cell>
          <table:table-cell table:formula="of:=[.$H$2]-[.$G$2]*[.A798]" office:value-type="float" office:value="-67.6159999999988" calcext:value-type="float">
            <text:p>-67,6159999999988</text:p>
          </table:table-cell>
          <table:table-cell table:number-columns-repeated="9"/>
          <table:table-cell table:formula="of:=[.M797]+[.$E$2]" office:value-type="float" office:value="7.91999999999988" calcext:value-type="float">
            <text:p>7,91999999999988</text:p>
          </table:table-cell>
          <table:table-cell table:formula="of:=[.N797]-[.$G$2]*[.$E$2]" office:value-type="float" office:value="-67.6159999999995" calcext:value-type="float">
            <text:p>-67,6159999999995</text:p>
          </table:table-cell>
          <table:table-cell table:formula="of:=[.O797]+[.N798]*[.$E$2]" office:value-type="float" office:value="271.452560000001" calcext:value-type="float">
            <text:p>271,452560000001</text:p>
          </table:table-cell>
          <table:table-cell table:number-columns-repeated="4"/>
        </table:table-row>
        <table:table-row table:style-name="ro1">
          <table:table-cell table:formula="of:=[.A798]+[.$E$2]" office:value-type="float" office:value="7.92999999999988" calcext:value-type="float">
            <text:p>7,92999999999988</text:p>
          </table:table-cell>
          <table:table-cell table:formula="of:=-[.$G$2]*[.A799]^2/2+[.$H$2]*[.A799]+[.$I$2]" office:value-type="float" office:value="271.163990000008" calcext:value-type="float">
            <text:p>271,163990000008</text:p>
          </table:table-cell>
          <table:table-cell table:formula="of:=[.$H$2]-[.$G$2]*[.A799]" office:value-type="float" office:value="-67.7139999999988" calcext:value-type="float">
            <text:p>-67,7139999999988</text:p>
          </table:table-cell>
          <table:table-cell table:number-columns-repeated="9"/>
          <table:table-cell table:formula="of:=[.M798]+[.$E$2]" office:value-type="float" office:value="7.92999999999988" calcext:value-type="float">
            <text:p>7,92999999999988</text:p>
          </table:table-cell>
          <table:table-cell table:formula="of:=[.N798]-[.$G$2]*[.$E$2]" office:value-type="float" office:value="-67.7139999999995" calcext:value-type="float">
            <text:p>-67,7139999999995</text:p>
          </table:table-cell>
          <table:table-cell table:formula="of:=[.O798]+[.N799]*[.$E$2]" office:value-type="float" office:value="270.775420000001" calcext:value-type="float">
            <text:p>270,775420000001</text:p>
          </table:table-cell>
          <table:table-cell table:number-columns-repeated="4"/>
        </table:table-row>
        <table:table-row table:style-name="ro1">
          <table:table-cell table:formula="of:=[.A799]+[.$E$2]" office:value-type="float" office:value="7.93999999999988" calcext:value-type="float">
            <text:p>7,93999999999988</text:p>
          </table:table-cell>
          <table:table-cell table:formula="of:=-[.$G$2]*[.A800]^2/2+[.$H$2]*[.A800]+[.$I$2]" office:value-type="float" office:value="270.486360000008" calcext:value-type="float">
            <text:p>270,486360000008</text:p>
          </table:table-cell>
          <table:table-cell table:formula="of:=[.$H$2]-[.$G$2]*[.A800]" office:value-type="float" office:value="-67.8119999999988" calcext:value-type="float">
            <text:p>-67,8119999999988</text:p>
          </table:table-cell>
          <table:table-cell table:number-columns-repeated="9"/>
          <table:table-cell table:formula="of:=[.M799]+[.$E$2]" office:value-type="float" office:value="7.93999999999988" calcext:value-type="float">
            <text:p>7,93999999999988</text:p>
          </table:table-cell>
          <table:table-cell table:formula="of:=[.N799]-[.$G$2]*[.$E$2]" office:value-type="float" office:value="-67.8119999999995" calcext:value-type="float">
            <text:p>-67,8119999999995</text:p>
          </table:table-cell>
          <table:table-cell table:formula="of:=[.O799]+[.N800]*[.$E$2]" office:value-type="float" office:value="270.097300000001" calcext:value-type="float">
            <text:p>270,097300000001</text:p>
          </table:table-cell>
          <table:table-cell table:number-columns-repeated="4"/>
        </table:table-row>
        <table:table-row table:style-name="ro1">
          <table:table-cell table:formula="of:=[.A800]+[.$E$2]" office:value-type="float" office:value="7.94999999999988" calcext:value-type="float">
            <text:p>7,94999999999988</text:p>
          </table:table-cell>
          <table:table-cell table:formula="of:=-[.$G$2]*[.A801]^2/2+[.$H$2]*[.A801]+[.$I$2]" office:value-type="float" office:value="269.807750000008" calcext:value-type="float">
            <text:p>269,807750000008</text:p>
          </table:table-cell>
          <table:table-cell table:formula="of:=[.$H$2]-[.$G$2]*[.A801]" office:value-type="float" office:value="-67.9099999999988" calcext:value-type="float">
            <text:p>-67,9099999999988</text:p>
          </table:table-cell>
          <table:table-cell table:number-columns-repeated="9"/>
          <table:table-cell table:formula="of:=[.M800]+[.$E$2]" office:value-type="float" office:value="7.94999999999988" calcext:value-type="float">
            <text:p>7,94999999999988</text:p>
          </table:table-cell>
          <table:table-cell table:formula="of:=[.N800]-[.$G$2]*[.$E$2]" office:value-type="float" office:value="-67.9099999999995" calcext:value-type="float">
            <text:p>-67,9099999999995</text:p>
          </table:table-cell>
          <table:table-cell table:formula="of:=[.O800]+[.N801]*[.$E$2]" office:value-type="float" office:value="269.418200000001" calcext:value-type="float">
            <text:p>269,418200000001</text:p>
          </table:table-cell>
          <table:table-cell table:number-columns-repeated="4"/>
        </table:table-row>
        <table:table-row table:style-name="ro1">
          <table:table-cell table:formula="of:=[.A801]+[.$E$2]" office:value-type="float" office:value="7.95999999999988" calcext:value-type="float">
            <text:p>7,95999999999988</text:p>
          </table:table-cell>
          <table:table-cell table:formula="of:=-[.$G$2]*[.A802]^2/2+[.$H$2]*[.A802]+[.$I$2]" office:value-type="float" office:value="269.128160000009" calcext:value-type="float">
            <text:p>269,128160000009</text:p>
          </table:table-cell>
          <table:table-cell table:formula="of:=[.$H$2]-[.$G$2]*[.A802]" office:value-type="float" office:value="-68.0079999999988" calcext:value-type="float">
            <text:p>-68,0079999999988</text:p>
          </table:table-cell>
          <table:table-cell table:number-columns-repeated="9"/>
          <table:table-cell table:formula="of:=[.M801]+[.$E$2]" office:value-type="float" office:value="7.95999999999988" calcext:value-type="float">
            <text:p>7,95999999999988</text:p>
          </table:table-cell>
          <table:table-cell table:formula="of:=[.N801]-[.$G$2]*[.$E$2]" office:value-type="float" office:value="-68.0079999999995" calcext:value-type="float">
            <text:p>-68,0079999999995</text:p>
          </table:table-cell>
          <table:table-cell table:formula="of:=[.O801]+[.N802]*[.$E$2]" office:value-type="float" office:value="268.738120000001" calcext:value-type="float">
            <text:p>268,738120000001</text:p>
          </table:table-cell>
          <table:table-cell table:number-columns-repeated="4"/>
        </table:table-row>
        <table:table-row table:style-name="ro1">
          <table:table-cell table:formula="of:=[.A802]+[.$E$2]" office:value-type="float" office:value="7.96999999999987" calcext:value-type="float">
            <text:p>7,96999999999987</text:p>
          </table:table-cell>
          <table:table-cell table:formula="of:=-[.$G$2]*[.A803]^2/2+[.$H$2]*[.A803]+[.$I$2]" office:value-type="float" office:value="268.447590000008" calcext:value-type="float">
            <text:p>268,447590000008</text:p>
          </table:table-cell>
          <table:table-cell table:formula="of:=[.$H$2]-[.$G$2]*[.A803]" office:value-type="float" office:value="-68.1059999999988" calcext:value-type="float">
            <text:p>-68,1059999999988</text:p>
          </table:table-cell>
          <table:table-cell table:number-columns-repeated="9"/>
          <table:table-cell table:formula="of:=[.M802]+[.$E$2]" office:value-type="float" office:value="7.96999999999987" calcext:value-type="float">
            <text:p>7,96999999999987</text:p>
          </table:table-cell>
          <table:table-cell table:formula="of:=[.N802]-[.$G$2]*[.$E$2]" office:value-type="float" office:value="-68.1059999999995" calcext:value-type="float">
            <text:p>-68,1059999999995</text:p>
          </table:table-cell>
          <table:table-cell table:formula="of:=[.O802]+[.N803]*[.$E$2]" office:value-type="float" office:value="268.057060000001" calcext:value-type="float">
            <text:p>268,057060000001</text:p>
          </table:table-cell>
          <table:table-cell table:number-columns-repeated="4"/>
        </table:table-row>
        <table:table-row table:style-name="ro1">
          <table:table-cell table:formula="of:=[.A803]+[.$E$2]" office:value-type="float" office:value="7.97999999999987" calcext:value-type="float">
            <text:p>7,97999999999987</text:p>
          </table:table-cell>
          <table:table-cell table:formula="of:=-[.$G$2]*[.A804]^2/2+[.$H$2]*[.A804]+[.$I$2]" office:value-type="float" office:value="267.766040000009" calcext:value-type="float">
            <text:p>267,766040000009</text:p>
          </table:table-cell>
          <table:table-cell table:formula="of:=[.$H$2]-[.$G$2]*[.A804]" office:value-type="float" office:value="-68.2039999999988" calcext:value-type="float">
            <text:p>-68,2039999999988</text:p>
          </table:table-cell>
          <table:table-cell table:number-columns-repeated="9"/>
          <table:table-cell table:formula="of:=[.M803]+[.$E$2]" office:value-type="float" office:value="7.97999999999987" calcext:value-type="float">
            <text:p>7,97999999999987</text:p>
          </table:table-cell>
          <table:table-cell table:formula="of:=[.N803]-[.$G$2]*[.$E$2]" office:value-type="float" office:value="-68.2039999999995" calcext:value-type="float">
            <text:p>-68,2039999999995</text:p>
          </table:table-cell>
          <table:table-cell table:formula="of:=[.O803]+[.N804]*[.$E$2]" office:value-type="float" office:value="267.375020000001" calcext:value-type="float">
            <text:p>267,375020000001</text:p>
          </table:table-cell>
          <table:table-cell table:number-columns-repeated="4"/>
        </table:table-row>
        <table:table-row table:style-name="ro1">
          <table:table-cell table:formula="of:=[.A804]+[.$E$2]" office:value-type="float" office:value="7.98999999999987" calcext:value-type="float">
            <text:p>7,98999999999987</text:p>
          </table:table-cell>
          <table:table-cell table:formula="of:=-[.$G$2]*[.A805]^2/2+[.$H$2]*[.A805]+[.$I$2]" office:value-type="float" office:value="267.083510000009" calcext:value-type="float">
            <text:p>267,083510000009</text:p>
          </table:table-cell>
          <table:table-cell table:formula="of:=[.$H$2]-[.$G$2]*[.A805]" office:value-type="float" office:value="-68.3019999999988" calcext:value-type="float">
            <text:p>-68,3019999999988</text:p>
          </table:table-cell>
          <table:table-cell table:number-columns-repeated="9"/>
          <table:table-cell table:formula="of:=[.M804]+[.$E$2]" office:value-type="float" office:value="7.98999999999987" calcext:value-type="float">
            <text:p>7,98999999999987</text:p>
          </table:table-cell>
          <table:table-cell table:formula="of:=[.N804]-[.$G$2]*[.$E$2]" office:value-type="float" office:value="-68.3019999999995" calcext:value-type="float">
            <text:p>-68,3019999999995</text:p>
          </table:table-cell>
          <table:table-cell table:formula="of:=[.O804]+[.N805]*[.$E$2]" office:value-type="float" office:value="266.692000000001" calcext:value-type="float">
            <text:p>266,692000000001</text:p>
          </table:table-cell>
          <table:table-cell table:number-columns-repeated="4"/>
        </table:table-row>
        <table:table-row table:style-name="ro1">
          <table:table-cell table:formula="of:=[.A805]+[.$E$2]" office:value-type="float" office:value="7.99999999999987" calcext:value-type="float">
            <text:p>7,99999999999987</text:p>
          </table:table-cell>
          <table:table-cell table:formula="of:=-[.$G$2]*[.A806]^2/2+[.$H$2]*[.A806]+[.$I$2]" office:value-type="float" office:value="266.400000000009" calcext:value-type="float">
            <text:p>266,400000000009</text:p>
          </table:table-cell>
          <table:table-cell table:formula="of:=[.$H$2]-[.$G$2]*[.A806]" office:value-type="float" office:value="-68.3999999999988" calcext:value-type="float">
            <text:p>-68,3999999999988</text:p>
          </table:table-cell>
          <table:table-cell table:number-columns-repeated="9"/>
          <table:table-cell table:formula="of:=[.M805]+[.$E$2]" office:value-type="float" office:value="7.99999999999987" calcext:value-type="float">
            <text:p>7,99999999999987</text:p>
          </table:table-cell>
          <table:table-cell table:formula="of:=[.N805]-[.$G$2]*[.$E$2]" office:value-type="float" office:value="-68.3999999999995" calcext:value-type="float">
            <text:p>-68,3999999999995</text:p>
          </table:table-cell>
          <table:table-cell table:formula="of:=[.O805]+[.N806]*[.$E$2]" office:value-type="float" office:value="266.008000000001" calcext:value-type="float">
            <text:p>266,008000000001</text:p>
          </table:table-cell>
          <table:table-cell table:number-columns-repeated="4"/>
        </table:table-row>
        <table:table-row table:style-name="ro1">
          <table:table-cell table:formula="of:=[.A806]+[.$E$2]" office:value-type="float" office:value="8.00999999999987" calcext:value-type="float">
            <text:p>8,00999999999987</text:p>
          </table:table-cell>
          <table:table-cell table:formula="of:=-[.$G$2]*[.A807]^2/2+[.$H$2]*[.A807]+[.$I$2]" office:value-type="float" office:value="265.715510000009" calcext:value-type="float">
            <text:p>265,715510000009</text:p>
          </table:table-cell>
          <table:table-cell table:formula="of:=[.$H$2]-[.$G$2]*[.A807]" office:value-type="float" office:value="-68.4979999999988" calcext:value-type="float">
            <text:p>-68,4979999999988</text:p>
          </table:table-cell>
          <table:table-cell table:number-columns-repeated="9"/>
          <table:table-cell table:formula="of:=[.M806]+[.$E$2]" office:value-type="float" office:value="8.00999999999987" calcext:value-type="float">
            <text:p>8,00999999999987</text:p>
          </table:table-cell>
          <table:table-cell table:formula="of:=[.N806]-[.$G$2]*[.$E$2]" office:value-type="float" office:value="-68.4979999999995" calcext:value-type="float">
            <text:p>-68,4979999999995</text:p>
          </table:table-cell>
          <table:table-cell table:formula="of:=[.O806]+[.N807]*[.$E$2]" office:value-type="float" office:value="265.323020000001" calcext:value-type="float">
            <text:p>265,323020000001</text:p>
          </table:table-cell>
          <table:table-cell table:number-columns-repeated="4"/>
        </table:table-row>
        <table:table-row table:style-name="ro1">
          <table:table-cell table:formula="of:=[.A807]+[.$E$2]" office:value-type="float" office:value="8.01999999999987" calcext:value-type="float">
            <text:p>8,01999999999987</text:p>
          </table:table-cell>
          <table:table-cell table:formula="of:=-[.$G$2]*[.A808]^2/2+[.$H$2]*[.A808]+[.$I$2]" office:value-type="float" office:value="265.030040000009" calcext:value-type="float">
            <text:p>265,030040000009</text:p>
          </table:table-cell>
          <table:table-cell table:formula="of:=[.$H$2]-[.$G$2]*[.A808]" office:value-type="float" office:value="-68.5959999999988" calcext:value-type="float">
            <text:p>-68,5959999999988</text:p>
          </table:table-cell>
          <table:table-cell table:number-columns-repeated="9"/>
          <table:table-cell table:formula="of:=[.M807]+[.$E$2]" office:value-type="float" office:value="8.01999999999987" calcext:value-type="float">
            <text:p>8,01999999999987</text:p>
          </table:table-cell>
          <table:table-cell table:formula="of:=[.N807]-[.$G$2]*[.$E$2]" office:value-type="float" office:value="-68.5959999999995" calcext:value-type="float">
            <text:p>-68,5959999999995</text:p>
          </table:table-cell>
          <table:table-cell table:formula="of:=[.O807]+[.N808]*[.$E$2]" office:value-type="float" office:value="264.637060000001" calcext:value-type="float">
            <text:p>264,637060000001</text:p>
          </table:table-cell>
          <table:table-cell table:number-columns-repeated="4"/>
        </table:table-row>
        <table:table-row table:style-name="ro1">
          <table:table-cell table:formula="of:=[.A808]+[.$E$2]" office:value-type="float" office:value="8.02999999999987" calcext:value-type="float">
            <text:p>8,02999999999987</text:p>
          </table:table-cell>
          <table:table-cell table:formula="of:=-[.$G$2]*[.A809]^2/2+[.$H$2]*[.A809]+[.$I$2]" office:value-type="float" office:value="264.343590000009" calcext:value-type="float">
            <text:p>264,343590000009</text:p>
          </table:table-cell>
          <table:table-cell table:formula="of:=[.$H$2]-[.$G$2]*[.A809]" office:value-type="float" office:value="-68.6939999999988" calcext:value-type="float">
            <text:p>-68,6939999999988</text:p>
          </table:table-cell>
          <table:table-cell table:number-columns-repeated="9"/>
          <table:table-cell table:formula="of:=[.M808]+[.$E$2]" office:value-type="float" office:value="8.02999999999987" calcext:value-type="float">
            <text:p>8,02999999999987</text:p>
          </table:table-cell>
          <table:table-cell table:formula="of:=[.N808]-[.$G$2]*[.$E$2]" office:value-type="float" office:value="-68.6939999999995" calcext:value-type="float">
            <text:p>-68,6939999999995</text:p>
          </table:table-cell>
          <table:table-cell table:formula="of:=[.O808]+[.N809]*[.$E$2]" office:value-type="float" office:value="263.950120000001" calcext:value-type="float">
            <text:p>263,950120000001</text:p>
          </table:table-cell>
          <table:table-cell table:number-columns-repeated="4"/>
        </table:table-row>
        <table:table-row table:style-name="ro1">
          <table:table-cell table:formula="of:=[.A809]+[.$E$2]" office:value-type="float" office:value="8.03999999999987" calcext:value-type="float">
            <text:p>8,03999999999987</text:p>
          </table:table-cell>
          <table:table-cell table:formula="of:=-[.$G$2]*[.A810]^2/2+[.$H$2]*[.A810]+[.$I$2]" office:value-type="float" office:value="263.656160000009" calcext:value-type="float">
            <text:p>263,656160000009</text:p>
          </table:table-cell>
          <table:table-cell table:formula="of:=[.$H$2]-[.$G$2]*[.A810]" office:value-type="float" office:value="-68.7919999999988" calcext:value-type="float">
            <text:p>-68,7919999999988</text:p>
          </table:table-cell>
          <table:table-cell table:number-columns-repeated="9"/>
          <table:table-cell table:formula="of:=[.M809]+[.$E$2]" office:value-type="float" office:value="8.03999999999987" calcext:value-type="float">
            <text:p>8,03999999999987</text:p>
          </table:table-cell>
          <table:table-cell table:formula="of:=[.N809]-[.$G$2]*[.$E$2]" office:value-type="float" office:value="-68.7919999999995" calcext:value-type="float">
            <text:p>-68,7919999999995</text:p>
          </table:table-cell>
          <table:table-cell table:formula="of:=[.O809]+[.N810]*[.$E$2]" office:value-type="float" office:value="263.262200000001" calcext:value-type="float">
            <text:p>263,262200000001</text:p>
          </table:table-cell>
          <table:table-cell table:number-columns-repeated="4"/>
        </table:table-row>
        <table:table-row table:style-name="ro1">
          <table:table-cell table:formula="of:=[.A810]+[.$E$2]" office:value-type="float" office:value="8.04999999999987" calcext:value-type="float">
            <text:p>8,04999999999987</text:p>
          </table:table-cell>
          <table:table-cell table:formula="of:=-[.$G$2]*[.A811]^2/2+[.$H$2]*[.A811]+[.$I$2]" office:value-type="float" office:value="262.967750000009" calcext:value-type="float">
            <text:p>262,967750000009</text:p>
          </table:table-cell>
          <table:table-cell table:formula="of:=[.$H$2]-[.$G$2]*[.A811]" office:value-type="float" office:value="-68.8899999999988" calcext:value-type="float">
            <text:p>-68,8899999999988</text:p>
          </table:table-cell>
          <table:table-cell table:number-columns-repeated="9"/>
          <table:table-cell table:formula="of:=[.M810]+[.$E$2]" office:value-type="float" office:value="8.04999999999987" calcext:value-type="float">
            <text:p>8,04999999999987</text:p>
          </table:table-cell>
          <table:table-cell table:formula="of:=[.N810]-[.$G$2]*[.$E$2]" office:value-type="float" office:value="-68.8899999999995" calcext:value-type="float">
            <text:p>-68,8899999999995</text:p>
          </table:table-cell>
          <table:table-cell table:formula="of:=[.O810]+[.N811]*[.$E$2]" office:value-type="float" office:value="262.573300000001" calcext:value-type="float">
            <text:p>262,573300000001</text:p>
          </table:table-cell>
          <table:table-cell table:number-columns-repeated="4"/>
        </table:table-row>
        <table:table-row table:style-name="ro1">
          <table:table-cell table:formula="of:=[.A811]+[.$E$2]" office:value-type="float" office:value="8.05999999999987" calcext:value-type="float">
            <text:p>8,05999999999987</text:p>
          </table:table-cell>
          <table:table-cell table:formula="of:=-[.$G$2]*[.A812]^2/2+[.$H$2]*[.A812]+[.$I$2]" office:value-type="float" office:value="262.278360000009" calcext:value-type="float">
            <text:p>262,278360000009</text:p>
          </table:table-cell>
          <table:table-cell table:formula="of:=[.$H$2]-[.$G$2]*[.A812]" office:value-type="float" office:value="-68.9879999999988" calcext:value-type="float">
            <text:p>-68,9879999999988</text:p>
          </table:table-cell>
          <table:table-cell table:number-columns-repeated="9"/>
          <table:table-cell table:formula="of:=[.M811]+[.$E$2]" office:value-type="float" office:value="8.05999999999987" calcext:value-type="float">
            <text:p>8,05999999999987</text:p>
          </table:table-cell>
          <table:table-cell table:formula="of:=[.N811]-[.$G$2]*[.$E$2]" office:value-type="float" office:value="-68.9879999999995" calcext:value-type="float">
            <text:p>-68,9879999999995</text:p>
          </table:table-cell>
          <table:table-cell table:formula="of:=[.O811]+[.N812]*[.$E$2]" office:value-type="float" office:value="261.883420000001" calcext:value-type="float">
            <text:p>261,883420000001</text:p>
          </table:table-cell>
          <table:table-cell table:number-columns-repeated="4"/>
        </table:table-row>
        <table:table-row table:style-name="ro1">
          <table:table-cell table:formula="of:=[.A812]+[.$E$2]" office:value-type="float" office:value="8.06999999999987" calcext:value-type="float">
            <text:p>8,06999999999987</text:p>
          </table:table-cell>
          <table:table-cell table:formula="of:=-[.$G$2]*[.A813]^2/2+[.$H$2]*[.A813]+[.$I$2]" office:value-type="float" office:value="261.587990000009" calcext:value-type="float">
            <text:p>261,587990000009</text:p>
          </table:table-cell>
          <table:table-cell table:formula="of:=[.$H$2]-[.$G$2]*[.A813]" office:value-type="float" office:value="-69.0859999999988" calcext:value-type="float">
            <text:p>-69,0859999999988</text:p>
          </table:table-cell>
          <table:table-cell table:number-columns-repeated="9"/>
          <table:table-cell table:formula="of:=[.M812]+[.$E$2]" office:value-type="float" office:value="8.06999999999987" calcext:value-type="float">
            <text:p>8,06999999999987</text:p>
          </table:table-cell>
          <table:table-cell table:formula="of:=[.N812]-[.$G$2]*[.$E$2]" office:value-type="float" office:value="-69.0859999999995" calcext:value-type="float">
            <text:p>-69,0859999999995</text:p>
          </table:table-cell>
          <table:table-cell table:formula="of:=[.O812]+[.N813]*[.$E$2]" office:value-type="float" office:value="261.192560000001" calcext:value-type="float">
            <text:p>261,192560000001</text:p>
          </table:table-cell>
          <table:table-cell table:number-columns-repeated="4"/>
        </table:table-row>
        <table:table-row table:style-name="ro1">
          <table:table-cell table:formula="of:=[.A813]+[.$E$2]" office:value-type="float" office:value="8.07999999999987" calcext:value-type="float">
            <text:p>8,07999999999987</text:p>
          </table:table-cell>
          <table:table-cell table:formula="of:=-[.$G$2]*[.A814]^2/2+[.$H$2]*[.A814]+[.$I$2]" office:value-type="float" office:value="260.896640000009" calcext:value-type="float">
            <text:p>260,896640000009</text:p>
          </table:table-cell>
          <table:table-cell table:formula="of:=[.$H$2]-[.$G$2]*[.A814]" office:value-type="float" office:value="-69.1839999999988" calcext:value-type="float">
            <text:p>-69,1839999999988</text:p>
          </table:table-cell>
          <table:table-cell table:number-columns-repeated="9"/>
          <table:table-cell table:formula="of:=[.M813]+[.$E$2]" office:value-type="float" office:value="8.07999999999987" calcext:value-type="float">
            <text:p>8,07999999999987</text:p>
          </table:table-cell>
          <table:table-cell table:formula="of:=[.N813]-[.$G$2]*[.$E$2]" office:value-type="float" office:value="-69.1839999999995" calcext:value-type="float">
            <text:p>-69,1839999999995</text:p>
          </table:table-cell>
          <table:table-cell table:formula="of:=[.O813]+[.N814]*[.$E$2]" office:value-type="float" office:value="260.500720000001" calcext:value-type="float">
            <text:p>260,500720000001</text:p>
          </table:table-cell>
          <table:table-cell table:number-columns-repeated="4"/>
        </table:table-row>
        <table:table-row table:style-name="ro1">
          <table:table-cell table:formula="of:=[.A814]+[.$E$2]" office:value-type="float" office:value="8.08999999999987" calcext:value-type="float">
            <text:p>8,08999999999987</text:p>
          </table:table-cell>
          <table:table-cell table:formula="of:=-[.$G$2]*[.A815]^2/2+[.$H$2]*[.A815]+[.$I$2]" office:value-type="float" office:value="260.204310000009" calcext:value-type="float">
            <text:p>260,204310000009</text:p>
          </table:table-cell>
          <table:table-cell table:formula="of:=[.$H$2]-[.$G$2]*[.A815]" office:value-type="float" office:value="-69.2819999999987" calcext:value-type="float">
            <text:p>-69,2819999999987</text:p>
          </table:table-cell>
          <table:table-cell table:number-columns-repeated="9"/>
          <table:table-cell table:formula="of:=[.M814]+[.$E$2]" office:value-type="float" office:value="8.08999999999987" calcext:value-type="float">
            <text:p>8,08999999999987</text:p>
          </table:table-cell>
          <table:table-cell table:formula="of:=[.N814]-[.$G$2]*[.$E$2]" office:value-type="float" office:value="-69.2819999999995" calcext:value-type="float">
            <text:p>-69,2819999999995</text:p>
          </table:table-cell>
          <table:table-cell table:formula="of:=[.O814]+[.N815]*[.$E$2]" office:value-type="float" office:value="259.807900000001" calcext:value-type="float">
            <text:p>259,807900000001</text:p>
          </table:table-cell>
          <table:table-cell table:number-columns-repeated="4"/>
        </table:table-row>
        <table:table-row table:style-name="ro1">
          <table:table-cell table:formula="of:=[.A815]+[.$E$2]" office:value-type="float" office:value="8.09999999999987" calcext:value-type="float">
            <text:p>8,09999999999987</text:p>
          </table:table-cell>
          <table:table-cell table:formula="of:=-[.$G$2]*[.A816]^2/2+[.$H$2]*[.A816]+[.$I$2]" office:value-type="float" office:value="259.511000000009" calcext:value-type="float">
            <text:p>259,511000000009</text:p>
          </table:table-cell>
          <table:table-cell table:formula="of:=[.$H$2]-[.$G$2]*[.A816]" office:value-type="float" office:value="-69.3799999999987" calcext:value-type="float">
            <text:p>-69,3799999999987</text:p>
          </table:table-cell>
          <table:table-cell table:number-columns-repeated="9"/>
          <table:table-cell table:formula="of:=[.M815]+[.$E$2]" office:value-type="float" office:value="8.09999999999987" calcext:value-type="float">
            <text:p>8,09999999999987</text:p>
          </table:table-cell>
          <table:table-cell table:formula="of:=[.N815]-[.$G$2]*[.$E$2]" office:value-type="float" office:value="-69.3799999999995" calcext:value-type="float">
            <text:p>-69,3799999999995</text:p>
          </table:table-cell>
          <table:table-cell table:formula="of:=[.O815]+[.N816]*[.$E$2]" office:value-type="float" office:value="259.114100000001" calcext:value-type="float">
            <text:p>259,114100000001</text:p>
          </table:table-cell>
          <table:table-cell table:number-columns-repeated="4"/>
        </table:table-row>
        <table:table-row table:style-name="ro1">
          <table:table-cell table:formula="of:=[.A816]+[.$E$2]" office:value-type="float" office:value="8.10999999999987" calcext:value-type="float">
            <text:p>8,10999999999987</text:p>
          </table:table-cell>
          <table:table-cell table:formula="of:=-[.$G$2]*[.A817]^2/2+[.$H$2]*[.A817]+[.$I$2]" office:value-type="float" office:value="258.816710000009" calcext:value-type="float">
            <text:p>258,816710000009</text:p>
          </table:table-cell>
          <table:table-cell table:formula="of:=[.$H$2]-[.$G$2]*[.A817]" office:value-type="float" office:value="-69.4779999999988" calcext:value-type="float">
            <text:p>-69,4779999999988</text:p>
          </table:table-cell>
          <table:table-cell table:number-columns-repeated="9"/>
          <table:table-cell table:formula="of:=[.M816]+[.$E$2]" office:value-type="float" office:value="8.10999999999987" calcext:value-type="float">
            <text:p>8,10999999999987</text:p>
          </table:table-cell>
          <table:table-cell table:formula="of:=[.N816]-[.$G$2]*[.$E$2]" office:value-type="float" office:value="-69.4779999999995" calcext:value-type="float">
            <text:p>-69,4779999999995</text:p>
          </table:table-cell>
          <table:table-cell table:formula="of:=[.O816]+[.N817]*[.$E$2]" office:value-type="float" office:value="258.419320000001" calcext:value-type="float">
            <text:p>258,419320000001</text:p>
          </table:table-cell>
          <table:table-cell table:number-columns-repeated="4"/>
        </table:table-row>
        <table:table-row table:style-name="ro1">
          <table:table-cell table:formula="of:=[.A817]+[.$E$2]" office:value-type="float" office:value="8.11999999999987" calcext:value-type="float">
            <text:p>8,11999999999987</text:p>
          </table:table-cell>
          <table:table-cell table:formula="of:=-[.$G$2]*[.A818]^2/2+[.$H$2]*[.A818]+[.$I$2]" office:value-type="float" office:value="258.121440000009" calcext:value-type="float">
            <text:p>258,121440000009</text:p>
          </table:table-cell>
          <table:table-cell table:formula="of:=[.$H$2]-[.$G$2]*[.A818]" office:value-type="float" office:value="-69.5759999999987" calcext:value-type="float">
            <text:p>-69,5759999999987</text:p>
          </table:table-cell>
          <table:table-cell table:number-columns-repeated="9"/>
          <table:table-cell table:formula="of:=[.M817]+[.$E$2]" office:value-type="float" office:value="8.11999999999987" calcext:value-type="float">
            <text:p>8,11999999999987</text:p>
          </table:table-cell>
          <table:table-cell table:formula="of:=[.N817]-[.$G$2]*[.$E$2]" office:value-type="float" office:value="-69.5759999999995" calcext:value-type="float">
            <text:p>-69,5759999999995</text:p>
          </table:table-cell>
          <table:table-cell table:formula="of:=[.O817]+[.N818]*[.$E$2]" office:value-type="float" office:value="257.723560000001" calcext:value-type="float">
            <text:p>257,723560000001</text:p>
          </table:table-cell>
          <table:table-cell table:number-columns-repeated="4"/>
        </table:table-row>
        <table:table-row table:style-name="ro1">
          <table:table-cell table:formula="of:=[.A818]+[.$E$2]" office:value-type="float" office:value="8.12999999999987" calcext:value-type="float">
            <text:p>8,12999999999987</text:p>
          </table:table-cell>
          <table:table-cell table:formula="of:=-[.$G$2]*[.A819]^2/2+[.$H$2]*[.A819]+[.$I$2]" office:value-type="float" office:value="257.425190000009" calcext:value-type="float">
            <text:p>257,425190000009</text:p>
          </table:table-cell>
          <table:table-cell table:formula="of:=[.$H$2]-[.$G$2]*[.A819]" office:value-type="float" office:value="-69.6739999999987" calcext:value-type="float">
            <text:p>-69,6739999999987</text:p>
          </table:table-cell>
          <table:table-cell table:number-columns-repeated="9"/>
          <table:table-cell table:formula="of:=[.M818]+[.$E$2]" office:value-type="float" office:value="8.12999999999987" calcext:value-type="float">
            <text:p>8,12999999999987</text:p>
          </table:table-cell>
          <table:table-cell table:formula="of:=[.N818]-[.$G$2]*[.$E$2]" office:value-type="float" office:value="-69.6739999999995" calcext:value-type="float">
            <text:p>-69,6739999999995</text:p>
          </table:table-cell>
          <table:table-cell table:formula="of:=[.O818]+[.N819]*[.$E$2]" office:value-type="float" office:value="257.026820000001" calcext:value-type="float">
            <text:p>257,026820000001</text:p>
          </table:table-cell>
          <table:table-cell table:number-columns-repeated="4"/>
        </table:table-row>
        <table:table-row table:style-name="ro1">
          <table:table-cell table:formula="of:=[.A819]+[.$E$2]" office:value-type="float" office:value="8.13999999999987" calcext:value-type="float">
            <text:p>8,13999999999987</text:p>
          </table:table-cell>
          <table:table-cell table:formula="of:=-[.$G$2]*[.A820]^2/2+[.$H$2]*[.A820]+[.$I$2]" office:value-type="float" office:value="256.727960000009" calcext:value-type="float">
            <text:p>256,727960000009</text:p>
          </table:table-cell>
          <table:table-cell table:formula="of:=[.$H$2]-[.$G$2]*[.A820]" office:value-type="float" office:value="-69.7719999999987" calcext:value-type="float">
            <text:p>-69,7719999999987</text:p>
          </table:table-cell>
          <table:table-cell table:number-columns-repeated="9"/>
          <table:table-cell table:formula="of:=[.M819]+[.$E$2]" office:value-type="float" office:value="8.13999999999987" calcext:value-type="float">
            <text:p>8,13999999999987</text:p>
          </table:table-cell>
          <table:table-cell table:formula="of:=[.N819]-[.$G$2]*[.$E$2]" office:value-type="float" office:value="-69.7719999999995" calcext:value-type="float">
            <text:p>-69,7719999999995</text:p>
          </table:table-cell>
          <table:table-cell table:formula="of:=[.O819]+[.N820]*[.$E$2]" office:value-type="float" office:value="256.329100000001" calcext:value-type="float">
            <text:p>256,329100000001</text:p>
          </table:table-cell>
          <table:table-cell table:number-columns-repeated="4"/>
        </table:table-row>
        <table:table-row table:style-name="ro1">
          <table:table-cell table:formula="of:=[.A820]+[.$E$2]" office:value-type="float" office:value="8.14999999999987" calcext:value-type="float">
            <text:p>8,14999999999987</text:p>
          </table:table-cell>
          <table:table-cell table:formula="of:=-[.$G$2]*[.A821]^2/2+[.$H$2]*[.A821]+[.$I$2]" office:value-type="float" office:value="256.029750000009" calcext:value-type="float">
            <text:p>256,029750000009</text:p>
          </table:table-cell>
          <table:table-cell table:formula="of:=[.$H$2]-[.$G$2]*[.A821]" office:value-type="float" office:value="-69.8699999999987" calcext:value-type="float">
            <text:p>-69,8699999999987</text:p>
          </table:table-cell>
          <table:table-cell table:number-columns-repeated="9"/>
          <table:table-cell table:formula="of:=[.M820]+[.$E$2]" office:value-type="float" office:value="8.14999999999987" calcext:value-type="float">
            <text:p>8,14999999999987</text:p>
          </table:table-cell>
          <table:table-cell table:formula="of:=[.N820]-[.$G$2]*[.$E$2]" office:value-type="float" office:value="-69.8699999999995" calcext:value-type="float">
            <text:p>-69,8699999999995</text:p>
          </table:table-cell>
          <table:table-cell table:formula="of:=[.O820]+[.N821]*[.$E$2]" office:value-type="float" office:value="255.630400000001" calcext:value-type="float">
            <text:p>255,630400000001</text:p>
          </table:table-cell>
          <table:table-cell table:number-columns-repeated="4"/>
        </table:table-row>
        <table:table-row table:style-name="ro1">
          <table:table-cell table:formula="of:=[.A821]+[.$E$2]" office:value-type="float" office:value="8.15999999999987" calcext:value-type="float">
            <text:p>8,15999999999987</text:p>
          </table:table-cell>
          <table:table-cell table:formula="of:=-[.$G$2]*[.A822]^2/2+[.$H$2]*[.A822]+[.$I$2]" office:value-type="float" office:value="255.330560000009" calcext:value-type="float">
            <text:p>255,330560000009</text:p>
          </table:table-cell>
          <table:table-cell table:formula="of:=[.$H$2]-[.$G$2]*[.A822]" office:value-type="float" office:value="-69.9679999999987" calcext:value-type="float">
            <text:p>-69,9679999999987</text:p>
          </table:table-cell>
          <table:table-cell table:number-columns-repeated="9"/>
          <table:table-cell table:formula="of:=[.M821]+[.$E$2]" office:value-type="float" office:value="8.15999999999987" calcext:value-type="float">
            <text:p>8,15999999999987</text:p>
          </table:table-cell>
          <table:table-cell table:formula="of:=[.N821]-[.$G$2]*[.$E$2]" office:value-type="float" office:value="-69.9679999999995" calcext:value-type="float">
            <text:p>-69,9679999999995</text:p>
          </table:table-cell>
          <table:table-cell table:formula="of:=[.O821]+[.N822]*[.$E$2]" office:value-type="float" office:value="254.930720000001" calcext:value-type="float">
            <text:p>254,930720000001</text:p>
          </table:table-cell>
          <table:table-cell table:number-columns-repeated="4"/>
        </table:table-row>
        <table:table-row table:style-name="ro1">
          <table:table-cell table:formula="of:=[.A822]+[.$E$2]" office:value-type="float" office:value="8.16999999999987" calcext:value-type="float">
            <text:p>8,16999999999987</text:p>
          </table:table-cell>
          <table:table-cell table:formula="of:=-[.$G$2]*[.A823]^2/2+[.$H$2]*[.A823]+[.$I$2]" office:value-type="float" office:value="254.630390000009" calcext:value-type="float">
            <text:p>254,630390000009</text:p>
          </table:table-cell>
          <table:table-cell table:formula="of:=[.$H$2]-[.$G$2]*[.A823]" office:value-type="float" office:value="-70.0659999999987" calcext:value-type="float">
            <text:p>-70,0659999999987</text:p>
          </table:table-cell>
          <table:table-cell table:number-columns-repeated="9"/>
          <table:table-cell table:formula="of:=[.M822]+[.$E$2]" office:value-type="float" office:value="8.16999999999987" calcext:value-type="float">
            <text:p>8,16999999999987</text:p>
          </table:table-cell>
          <table:table-cell table:formula="of:=[.N822]-[.$G$2]*[.$E$2]" office:value-type="float" office:value="-70.0659999999995" calcext:value-type="float">
            <text:p>-70,0659999999995</text:p>
          </table:table-cell>
          <table:table-cell table:formula="of:=[.O822]+[.N823]*[.$E$2]" office:value-type="float" office:value="254.230060000001" calcext:value-type="float">
            <text:p>254,230060000001</text:p>
          </table:table-cell>
          <table:table-cell table:number-columns-repeated="4"/>
        </table:table-row>
        <table:table-row table:style-name="ro1">
          <table:table-cell table:formula="of:=[.A823]+[.$E$2]" office:value-type="float" office:value="8.17999999999987" calcext:value-type="float">
            <text:p>8,17999999999987</text:p>
          </table:table-cell>
          <table:table-cell table:formula="of:=-[.$G$2]*[.A824]^2/2+[.$H$2]*[.A824]+[.$I$2]" office:value-type="float" office:value="253.929240000009" calcext:value-type="float">
            <text:p>253,929240000009</text:p>
          </table:table-cell>
          <table:table-cell table:formula="of:=[.$H$2]-[.$G$2]*[.A824]" office:value-type="float" office:value="-70.1639999999987" calcext:value-type="float">
            <text:p>-70,1639999999987</text:p>
          </table:table-cell>
          <table:table-cell table:number-columns-repeated="9"/>
          <table:table-cell table:formula="of:=[.M823]+[.$E$2]" office:value-type="float" office:value="8.17999999999987" calcext:value-type="float">
            <text:p>8,17999999999987</text:p>
          </table:table-cell>
          <table:table-cell table:formula="of:=[.N823]-[.$G$2]*[.$E$2]" office:value-type="float" office:value="-70.1639999999995" calcext:value-type="float">
            <text:p>-70,1639999999995</text:p>
          </table:table-cell>
          <table:table-cell table:formula="of:=[.O823]+[.N824]*[.$E$2]" office:value-type="float" office:value="253.528420000001" calcext:value-type="float">
            <text:p>253,528420000001</text:p>
          </table:table-cell>
          <table:table-cell table:number-columns-repeated="4"/>
        </table:table-row>
        <table:table-row table:style-name="ro1">
          <table:table-cell table:formula="of:=[.A824]+[.$E$2]" office:value-type="float" office:value="8.18999999999987" calcext:value-type="float">
            <text:p>8,18999999999987</text:p>
          </table:table-cell>
          <table:table-cell table:formula="of:=-[.$G$2]*[.A825]^2/2+[.$H$2]*[.A825]+[.$I$2]" office:value-type="float" office:value="253.227110000009" calcext:value-type="float">
            <text:p>253,227110000009</text:p>
          </table:table-cell>
          <table:table-cell table:formula="of:=[.$H$2]-[.$G$2]*[.A825]" office:value-type="float" office:value="-70.2619999999987" calcext:value-type="float">
            <text:p>-70,2619999999987</text:p>
          </table:table-cell>
          <table:table-cell table:number-columns-repeated="9"/>
          <table:table-cell table:formula="of:=[.M824]+[.$E$2]" office:value-type="float" office:value="8.18999999999987" calcext:value-type="float">
            <text:p>8,18999999999987</text:p>
          </table:table-cell>
          <table:table-cell table:formula="of:=[.N824]-[.$G$2]*[.$E$2]" office:value-type="float" office:value="-70.2619999999995" calcext:value-type="float">
            <text:p>-70,2619999999995</text:p>
          </table:table-cell>
          <table:table-cell table:formula="of:=[.O824]+[.N825]*[.$E$2]" office:value-type="float" office:value="252.825800000001" calcext:value-type="float">
            <text:p>252,825800000001</text:p>
          </table:table-cell>
          <table:table-cell table:number-columns-repeated="4"/>
        </table:table-row>
        <table:table-row table:style-name="ro1">
          <table:table-cell table:formula="of:=[.A825]+[.$E$2]" office:value-type="float" office:value="8.19999999999987" calcext:value-type="float">
            <text:p>8,19999999999987</text:p>
          </table:table-cell>
          <table:table-cell table:formula="of:=-[.$G$2]*[.A826]^2/2+[.$H$2]*[.A826]+[.$I$2]" office:value-type="float" office:value="252.524000000009" calcext:value-type="float">
            <text:p>252,524000000009</text:p>
          </table:table-cell>
          <table:table-cell table:formula="of:=[.$H$2]-[.$G$2]*[.A826]" office:value-type="float" office:value="-70.3599999999987" calcext:value-type="float">
            <text:p>-70,3599999999987</text:p>
          </table:table-cell>
          <table:table-cell table:number-columns-repeated="9"/>
          <table:table-cell table:formula="of:=[.M825]+[.$E$2]" office:value-type="float" office:value="8.19999999999987" calcext:value-type="float">
            <text:p>8,19999999999987</text:p>
          </table:table-cell>
          <table:table-cell table:formula="of:=[.N825]-[.$G$2]*[.$E$2]" office:value-type="float" office:value="-70.3599999999995" calcext:value-type="float">
            <text:p>-70,3599999999995</text:p>
          </table:table-cell>
          <table:table-cell table:formula="of:=[.O825]+[.N826]*[.$E$2]" office:value-type="float" office:value="252.122200000001" calcext:value-type="float">
            <text:p>252,122200000001</text:p>
          </table:table-cell>
          <table:table-cell table:number-columns-repeated="4"/>
        </table:table-row>
        <table:table-row table:style-name="ro1">
          <table:table-cell table:formula="of:=[.A826]+[.$E$2]" office:value-type="float" office:value="8.20999999999987" calcext:value-type="float">
            <text:p>8,20999999999987</text:p>
          </table:table-cell>
          <table:table-cell table:formula="of:=-[.$G$2]*[.A827]^2/2+[.$H$2]*[.A827]+[.$I$2]" office:value-type="float" office:value="251.819910000009" calcext:value-type="float">
            <text:p>251,819910000009</text:p>
          </table:table-cell>
          <table:table-cell table:formula="of:=[.$H$2]-[.$G$2]*[.A827]" office:value-type="float" office:value="-70.4579999999987" calcext:value-type="float">
            <text:p>-70,4579999999987</text:p>
          </table:table-cell>
          <table:table-cell table:number-columns-repeated="9"/>
          <table:table-cell table:formula="of:=[.M826]+[.$E$2]" office:value-type="float" office:value="8.20999999999987" calcext:value-type="float">
            <text:p>8,20999999999987</text:p>
          </table:table-cell>
          <table:table-cell table:formula="of:=[.N826]-[.$G$2]*[.$E$2]" office:value-type="float" office:value="-70.4579999999995" calcext:value-type="float">
            <text:p>-70,4579999999995</text:p>
          </table:table-cell>
          <table:table-cell table:formula="of:=[.O826]+[.N827]*[.$E$2]" office:value-type="float" office:value="251.417620000001" calcext:value-type="float">
            <text:p>251,417620000001</text:p>
          </table:table-cell>
          <table:table-cell table:number-columns-repeated="4"/>
        </table:table-row>
        <table:table-row table:style-name="ro1">
          <table:table-cell table:formula="of:=[.A827]+[.$E$2]" office:value-type="float" office:value="8.21999999999987" calcext:value-type="float">
            <text:p>8,21999999999987</text:p>
          </table:table-cell>
          <table:table-cell table:formula="of:=-[.$G$2]*[.A828]^2/2+[.$H$2]*[.A828]+[.$I$2]" office:value-type="float" office:value="251.114840000009" calcext:value-type="float">
            <text:p>251,114840000009</text:p>
          </table:table-cell>
          <table:table-cell table:formula="of:=[.$H$2]-[.$G$2]*[.A828]" office:value-type="float" office:value="-70.5559999999987" calcext:value-type="float">
            <text:p>-70,5559999999987</text:p>
          </table:table-cell>
          <table:table-cell table:number-columns-repeated="9"/>
          <table:table-cell table:formula="of:=[.M827]+[.$E$2]" office:value-type="float" office:value="8.21999999999987" calcext:value-type="float">
            <text:p>8,21999999999987</text:p>
          </table:table-cell>
          <table:table-cell table:formula="of:=[.N827]-[.$G$2]*[.$E$2]" office:value-type="float" office:value="-70.5559999999995" calcext:value-type="float">
            <text:p>-70,5559999999995</text:p>
          </table:table-cell>
          <table:table-cell table:formula="of:=[.O827]+[.N828]*[.$E$2]" office:value-type="float" office:value="250.712060000001" calcext:value-type="float">
            <text:p>250,712060000001</text:p>
          </table:table-cell>
          <table:table-cell table:number-columns-repeated="4"/>
        </table:table-row>
        <table:table-row table:style-name="ro1">
          <table:table-cell table:formula="of:=[.A828]+[.$E$2]" office:value-type="float" office:value="8.22999999999987" calcext:value-type="float">
            <text:p>8,22999999999987</text:p>
          </table:table-cell>
          <table:table-cell table:formula="of:=-[.$G$2]*[.A829]^2/2+[.$H$2]*[.A829]+[.$I$2]" office:value-type="float" office:value="250.408790000009" calcext:value-type="float">
            <text:p>250,408790000009</text:p>
          </table:table-cell>
          <table:table-cell table:formula="of:=[.$H$2]-[.$G$2]*[.A829]" office:value-type="float" office:value="-70.6539999999987" calcext:value-type="float">
            <text:p>-70,6539999999987</text:p>
          </table:table-cell>
          <table:table-cell table:number-columns-repeated="9"/>
          <table:table-cell table:formula="of:=[.M828]+[.$E$2]" office:value-type="float" office:value="8.22999999999987" calcext:value-type="float">
            <text:p>8,22999999999987</text:p>
          </table:table-cell>
          <table:table-cell table:formula="of:=[.N828]-[.$G$2]*[.$E$2]" office:value-type="float" office:value="-70.6539999999995" calcext:value-type="float">
            <text:p>-70,6539999999995</text:p>
          </table:table-cell>
          <table:table-cell table:formula="of:=[.O828]+[.N829]*[.$E$2]" office:value-type="float" office:value="250.005520000001" calcext:value-type="float">
            <text:p>250,005520000001</text:p>
          </table:table-cell>
          <table:table-cell table:number-columns-repeated="4"/>
        </table:table-row>
        <table:table-row table:style-name="ro1">
          <table:table-cell table:formula="of:=[.A829]+[.$E$2]" office:value-type="float" office:value="8.23999999999987" calcext:value-type="float">
            <text:p>8,23999999999987</text:p>
          </table:table-cell>
          <table:table-cell table:formula="of:=-[.$G$2]*[.A830]^2/2+[.$H$2]*[.A830]+[.$I$2]" office:value-type="float" office:value="249.701760000009" calcext:value-type="float">
            <text:p>249,701760000009</text:p>
          </table:table-cell>
          <table:table-cell table:formula="of:=[.$H$2]-[.$G$2]*[.A830]" office:value-type="float" office:value="-70.7519999999987" calcext:value-type="float">
            <text:p>-70,7519999999987</text:p>
          </table:table-cell>
          <table:table-cell table:number-columns-repeated="9"/>
          <table:table-cell table:formula="of:=[.M829]+[.$E$2]" office:value-type="float" office:value="8.23999999999987" calcext:value-type="float">
            <text:p>8,23999999999987</text:p>
          </table:table-cell>
          <table:table-cell table:formula="of:=[.N829]-[.$G$2]*[.$E$2]" office:value-type="float" office:value="-70.7519999999995" calcext:value-type="float">
            <text:p>-70,7519999999995</text:p>
          </table:table-cell>
          <table:table-cell table:formula="of:=[.O829]+[.N830]*[.$E$2]" office:value-type="float" office:value="249.298000000001" calcext:value-type="float">
            <text:p>249,298000000001</text:p>
          </table:table-cell>
          <table:table-cell table:number-columns-repeated="4"/>
        </table:table-row>
        <table:table-row table:style-name="ro1">
          <table:table-cell table:formula="of:=[.A830]+[.$E$2]" office:value-type="float" office:value="8.24999999999987" calcext:value-type="float">
            <text:p>8,24999999999987</text:p>
          </table:table-cell>
          <table:table-cell table:formula="of:=-[.$G$2]*[.A831]^2/2+[.$H$2]*[.A831]+[.$I$2]" office:value-type="float" office:value="248.993750000009" calcext:value-type="float">
            <text:p>248,993750000009</text:p>
          </table:table-cell>
          <table:table-cell table:formula="of:=[.$H$2]-[.$G$2]*[.A831]" office:value-type="float" office:value="-70.8499999999987" calcext:value-type="float">
            <text:p>-70,8499999999987</text:p>
          </table:table-cell>
          <table:table-cell table:number-columns-repeated="9"/>
          <table:table-cell table:formula="of:=[.M830]+[.$E$2]" office:value-type="float" office:value="8.24999999999987" calcext:value-type="float">
            <text:p>8,24999999999987</text:p>
          </table:table-cell>
          <table:table-cell table:formula="of:=[.N830]-[.$G$2]*[.$E$2]" office:value-type="float" office:value="-70.8499999999995" calcext:value-type="float">
            <text:p>-70,8499999999995</text:p>
          </table:table-cell>
          <table:table-cell table:formula="of:=[.O830]+[.N831]*[.$E$2]" office:value-type="float" office:value="248.589500000001" calcext:value-type="float">
            <text:p>248,589500000001</text:p>
          </table:table-cell>
          <table:table-cell table:number-columns-repeated="4"/>
        </table:table-row>
        <table:table-row table:style-name="ro1">
          <table:table-cell table:formula="of:=[.A831]+[.$E$2]" office:value-type="float" office:value="8.25999999999987" calcext:value-type="float">
            <text:p>8,25999999999987</text:p>
          </table:table-cell>
          <table:table-cell table:formula="of:=-[.$G$2]*[.A832]^2/2+[.$H$2]*[.A832]+[.$I$2]" office:value-type="float" office:value="248.284760000009" calcext:value-type="float">
            <text:p>248,284760000009</text:p>
          </table:table-cell>
          <table:table-cell table:formula="of:=[.$H$2]-[.$G$2]*[.A832]" office:value-type="float" office:value="-70.9479999999987" calcext:value-type="float">
            <text:p>-70,9479999999987</text:p>
          </table:table-cell>
          <table:table-cell table:number-columns-repeated="9"/>
          <table:table-cell table:formula="of:=[.M831]+[.$E$2]" office:value-type="float" office:value="8.25999999999987" calcext:value-type="float">
            <text:p>8,25999999999987</text:p>
          </table:table-cell>
          <table:table-cell table:formula="of:=[.N831]-[.$G$2]*[.$E$2]" office:value-type="float" office:value="-70.9479999999995" calcext:value-type="float">
            <text:p>-70,9479999999995</text:p>
          </table:table-cell>
          <table:table-cell table:formula="of:=[.O831]+[.N832]*[.$E$2]" office:value-type="float" office:value="247.880020000001" calcext:value-type="float">
            <text:p>247,880020000001</text:p>
          </table:table-cell>
          <table:table-cell table:number-columns-repeated="4"/>
        </table:table-row>
        <table:table-row table:style-name="ro1">
          <table:table-cell table:formula="of:=[.A832]+[.$E$2]" office:value-type="float" office:value="8.26999999999987" calcext:value-type="float">
            <text:p>8,26999999999987</text:p>
          </table:table-cell>
          <table:table-cell table:formula="of:=-[.$G$2]*[.A833]^2/2+[.$H$2]*[.A833]+[.$I$2]" office:value-type="float" office:value="247.574790000009" calcext:value-type="float">
            <text:p>247,574790000009</text:p>
          </table:table-cell>
          <table:table-cell table:formula="of:=[.$H$2]-[.$G$2]*[.A833]" office:value-type="float" office:value="-71.0459999999987" calcext:value-type="float">
            <text:p>-71,0459999999987</text:p>
          </table:table-cell>
          <table:table-cell table:number-columns-repeated="9"/>
          <table:table-cell table:formula="of:=[.M832]+[.$E$2]" office:value-type="float" office:value="8.26999999999987" calcext:value-type="float">
            <text:p>8,26999999999987</text:p>
          </table:table-cell>
          <table:table-cell table:formula="of:=[.N832]-[.$G$2]*[.$E$2]" office:value-type="float" office:value="-71.0459999999995" calcext:value-type="float">
            <text:p>-71,0459999999995</text:p>
          </table:table-cell>
          <table:table-cell table:formula="of:=[.O832]+[.N833]*[.$E$2]" office:value-type="float" office:value="247.169560000001" calcext:value-type="float">
            <text:p>247,169560000001</text:p>
          </table:table-cell>
          <table:table-cell table:number-columns-repeated="4"/>
        </table:table-row>
        <table:table-row table:style-name="ro1">
          <table:table-cell table:formula="of:=[.A833]+[.$E$2]" office:value-type="float" office:value="8.27999999999987" calcext:value-type="float">
            <text:p>8,27999999999987</text:p>
          </table:table-cell>
          <table:table-cell table:formula="of:=-[.$G$2]*[.A834]^2/2+[.$H$2]*[.A834]+[.$I$2]" office:value-type="float" office:value="246.863840000009" calcext:value-type="float">
            <text:p>246,863840000009</text:p>
          </table:table-cell>
          <table:table-cell table:formula="of:=[.$H$2]-[.$G$2]*[.A834]" office:value-type="float" office:value="-71.1439999999987" calcext:value-type="float">
            <text:p>-71,1439999999987</text:p>
          </table:table-cell>
          <table:table-cell table:number-columns-repeated="9"/>
          <table:table-cell table:formula="of:=[.M833]+[.$E$2]" office:value-type="float" office:value="8.27999999999987" calcext:value-type="float">
            <text:p>8,27999999999987</text:p>
          </table:table-cell>
          <table:table-cell table:formula="of:=[.N833]-[.$G$2]*[.$E$2]" office:value-type="float" office:value="-71.1439999999995" calcext:value-type="float">
            <text:p>-71,1439999999995</text:p>
          </table:table-cell>
          <table:table-cell table:formula="of:=[.O833]+[.N834]*[.$E$2]" office:value-type="float" office:value="246.458120000001" calcext:value-type="float">
            <text:p>246,458120000001</text:p>
          </table:table-cell>
          <table:table-cell table:number-columns-repeated="4"/>
        </table:table-row>
        <table:table-row table:style-name="ro1">
          <table:table-cell table:formula="of:=[.A834]+[.$E$2]" office:value-type="float" office:value="8.28999999999987" calcext:value-type="float">
            <text:p>8,28999999999987</text:p>
          </table:table-cell>
          <table:table-cell table:formula="of:=-[.$G$2]*[.A835]^2/2+[.$H$2]*[.A835]+[.$I$2]" office:value-type="float" office:value="246.151910000009" calcext:value-type="float">
            <text:p>246,151910000009</text:p>
          </table:table-cell>
          <table:table-cell table:formula="of:=[.$H$2]-[.$G$2]*[.A835]" office:value-type="float" office:value="-71.2419999999987" calcext:value-type="float">
            <text:p>-71,2419999999987</text:p>
          </table:table-cell>
          <table:table-cell table:number-columns-repeated="9"/>
          <table:table-cell table:formula="of:=[.M834]+[.$E$2]" office:value-type="float" office:value="8.28999999999987" calcext:value-type="float">
            <text:p>8,28999999999987</text:p>
          </table:table-cell>
          <table:table-cell table:formula="of:=[.N834]-[.$G$2]*[.$E$2]" office:value-type="float" office:value="-71.2419999999995" calcext:value-type="float">
            <text:p>-71,2419999999995</text:p>
          </table:table-cell>
          <table:table-cell table:formula="of:=[.O834]+[.N835]*[.$E$2]" office:value-type="float" office:value="245.745700000001" calcext:value-type="float">
            <text:p>245,745700000001</text:p>
          </table:table-cell>
          <table:table-cell table:number-columns-repeated="4"/>
        </table:table-row>
        <table:table-row table:style-name="ro1">
          <table:table-cell table:formula="of:=[.A835]+[.$E$2]" office:value-type="float" office:value="8.29999999999987" calcext:value-type="float">
            <text:p>8,29999999999987</text:p>
          </table:table-cell>
          <table:table-cell table:formula="of:=-[.$G$2]*[.A836]^2/2+[.$H$2]*[.A836]+[.$I$2]" office:value-type="float" office:value="245.439000000009" calcext:value-type="float">
            <text:p>245,439000000009</text:p>
          </table:table-cell>
          <table:table-cell table:formula="of:=[.$H$2]-[.$G$2]*[.A836]" office:value-type="float" office:value="-71.3399999999987" calcext:value-type="float">
            <text:p>-71,3399999999987</text:p>
          </table:table-cell>
          <table:table-cell table:number-columns-repeated="9"/>
          <table:table-cell table:formula="of:=[.M835]+[.$E$2]" office:value-type="float" office:value="8.29999999999987" calcext:value-type="float">
            <text:p>8,29999999999987</text:p>
          </table:table-cell>
          <table:table-cell table:formula="of:=[.N835]-[.$G$2]*[.$E$2]" office:value-type="float" office:value="-71.3399999999995" calcext:value-type="float">
            <text:p>-71,3399999999995</text:p>
          </table:table-cell>
          <table:table-cell table:formula="of:=[.O835]+[.N836]*[.$E$2]" office:value-type="float" office:value="245.032300000001" calcext:value-type="float">
            <text:p>245,032300000001</text:p>
          </table:table-cell>
          <table:table-cell table:number-columns-repeated="4"/>
        </table:table-row>
        <table:table-row table:style-name="ro1">
          <table:table-cell table:formula="of:=[.A836]+[.$E$2]" office:value-type="float" office:value="8.30999999999987" calcext:value-type="float">
            <text:p>8,30999999999987</text:p>
          </table:table-cell>
          <table:table-cell table:formula="of:=-[.$G$2]*[.A837]^2/2+[.$H$2]*[.A837]+[.$I$2]" office:value-type="float" office:value="244.725110000009" calcext:value-type="float">
            <text:p>244,725110000009</text:p>
          </table:table-cell>
          <table:table-cell table:formula="of:=[.$H$2]-[.$G$2]*[.A837]" office:value-type="float" office:value="-71.4379999999987" calcext:value-type="float">
            <text:p>-71,4379999999987</text:p>
          </table:table-cell>
          <table:table-cell table:number-columns-repeated="9"/>
          <table:table-cell table:formula="of:=[.M836]+[.$E$2]" office:value-type="float" office:value="8.30999999999987" calcext:value-type="float">
            <text:p>8,30999999999987</text:p>
          </table:table-cell>
          <table:table-cell table:formula="of:=[.N836]-[.$G$2]*[.$E$2]" office:value-type="float" office:value="-71.4379999999995" calcext:value-type="float">
            <text:p>-71,4379999999995</text:p>
          </table:table-cell>
          <table:table-cell table:formula="of:=[.O836]+[.N837]*[.$E$2]" office:value-type="float" office:value="244.317920000001" calcext:value-type="float">
            <text:p>244,317920000001</text:p>
          </table:table-cell>
          <table:table-cell table:number-columns-repeated="4"/>
        </table:table-row>
        <table:table-row table:style-name="ro1">
          <table:table-cell table:formula="of:=[.A837]+[.$E$2]" office:value-type="float" office:value="8.31999999999987" calcext:value-type="float">
            <text:p>8,31999999999987</text:p>
          </table:table-cell>
          <table:table-cell table:formula="of:=-[.$G$2]*[.A838]^2/2+[.$H$2]*[.A838]+[.$I$2]" office:value-type="float" office:value="244.010240000009" calcext:value-type="float">
            <text:p>244,010240000009</text:p>
          </table:table-cell>
          <table:table-cell table:formula="of:=[.$H$2]-[.$G$2]*[.A838]" office:value-type="float" office:value="-71.5359999999987" calcext:value-type="float">
            <text:p>-71,5359999999987</text:p>
          </table:table-cell>
          <table:table-cell table:number-columns-repeated="9"/>
          <table:table-cell table:formula="of:=[.M837]+[.$E$2]" office:value-type="float" office:value="8.31999999999987" calcext:value-type="float">
            <text:p>8,31999999999987</text:p>
          </table:table-cell>
          <table:table-cell table:formula="of:=[.N837]-[.$G$2]*[.$E$2]" office:value-type="float" office:value="-71.5359999999995" calcext:value-type="float">
            <text:p>-71,5359999999995</text:p>
          </table:table-cell>
          <table:table-cell table:formula="of:=[.O837]+[.N838]*[.$E$2]" office:value-type="float" office:value="243.602560000001" calcext:value-type="float">
            <text:p>243,602560000001</text:p>
          </table:table-cell>
          <table:table-cell table:number-columns-repeated="4"/>
        </table:table-row>
        <table:table-row table:style-name="ro1">
          <table:table-cell table:formula="of:=[.A838]+[.$E$2]" office:value-type="float" office:value="8.32999999999987" calcext:value-type="float">
            <text:p>8,32999999999987</text:p>
          </table:table-cell>
          <table:table-cell table:formula="of:=-[.$G$2]*[.A839]^2/2+[.$H$2]*[.A839]+[.$I$2]" office:value-type="float" office:value="243.29439000001" calcext:value-type="float">
            <text:p>243,29439000001</text:p>
          </table:table-cell>
          <table:table-cell table:formula="of:=[.$H$2]-[.$G$2]*[.A839]" office:value-type="float" office:value="-71.6339999999987" calcext:value-type="float">
            <text:p>-71,6339999999987</text:p>
          </table:table-cell>
          <table:table-cell table:number-columns-repeated="9"/>
          <table:table-cell table:formula="of:=[.M838]+[.$E$2]" office:value-type="float" office:value="8.32999999999987" calcext:value-type="float">
            <text:p>8,32999999999987</text:p>
          </table:table-cell>
          <table:table-cell table:formula="of:=[.N838]-[.$G$2]*[.$E$2]" office:value-type="float" office:value="-71.6339999999995" calcext:value-type="float">
            <text:p>-71,6339999999995</text:p>
          </table:table-cell>
          <table:table-cell table:formula="of:=[.O838]+[.N839]*[.$E$2]" office:value-type="float" office:value="242.886220000001" calcext:value-type="float">
            <text:p>242,886220000001</text:p>
          </table:table-cell>
          <table:table-cell table:number-columns-repeated="4"/>
        </table:table-row>
        <table:table-row table:style-name="ro1">
          <table:table-cell table:formula="of:=[.A839]+[.$E$2]" office:value-type="float" office:value="8.33999999999987" calcext:value-type="float">
            <text:p>8,33999999999987</text:p>
          </table:table-cell>
          <table:table-cell table:formula="of:=-[.$G$2]*[.A840]^2/2+[.$H$2]*[.A840]+[.$I$2]" office:value-type="float" office:value="242.57756000001" calcext:value-type="float">
            <text:p>242,57756000001</text:p>
          </table:table-cell>
          <table:table-cell table:formula="of:=[.$H$2]-[.$G$2]*[.A840]" office:value-type="float" office:value="-71.7319999999987" calcext:value-type="float">
            <text:p>-71,7319999999987</text:p>
          </table:table-cell>
          <table:table-cell table:number-columns-repeated="9"/>
          <table:table-cell table:formula="of:=[.M839]+[.$E$2]" office:value-type="float" office:value="8.33999999999987" calcext:value-type="float">
            <text:p>8,33999999999987</text:p>
          </table:table-cell>
          <table:table-cell table:formula="of:=[.N839]-[.$G$2]*[.$E$2]" office:value-type="float" office:value="-71.7319999999995" calcext:value-type="float">
            <text:p>-71,7319999999995</text:p>
          </table:table-cell>
          <table:table-cell table:formula="of:=[.O839]+[.N840]*[.$E$2]" office:value-type="float" office:value="242.168900000001" calcext:value-type="float">
            <text:p>242,168900000001</text:p>
          </table:table-cell>
          <table:table-cell table:number-columns-repeated="4"/>
        </table:table-row>
        <table:table-row table:style-name="ro1">
          <table:table-cell table:formula="of:=[.A840]+[.$E$2]" office:value-type="float" office:value="8.34999999999987" calcext:value-type="float">
            <text:p>8,34999999999987</text:p>
          </table:table-cell>
          <table:table-cell table:formula="of:=-[.$G$2]*[.A841]^2/2+[.$H$2]*[.A841]+[.$I$2]" office:value-type="float" office:value="241.85975000001" calcext:value-type="float">
            <text:p>241,85975000001</text:p>
          </table:table-cell>
          <table:table-cell table:formula="of:=[.$H$2]-[.$G$2]*[.A841]" office:value-type="float" office:value="-71.8299999999987" calcext:value-type="float">
            <text:p>-71,8299999999987</text:p>
          </table:table-cell>
          <table:table-cell table:number-columns-repeated="9"/>
          <table:table-cell table:formula="of:=[.M840]+[.$E$2]" office:value-type="float" office:value="8.34999999999987" calcext:value-type="float">
            <text:p>8,34999999999987</text:p>
          </table:table-cell>
          <table:table-cell table:formula="of:=[.N840]-[.$G$2]*[.$E$2]" office:value-type="float" office:value="-71.8299999999995" calcext:value-type="float">
            <text:p>-71,8299999999995</text:p>
          </table:table-cell>
          <table:table-cell table:formula="of:=[.O840]+[.N841]*[.$E$2]" office:value-type="float" office:value="241.450600000001" calcext:value-type="float">
            <text:p>241,450600000001</text:p>
          </table:table-cell>
          <table:table-cell table:number-columns-repeated="4"/>
        </table:table-row>
        <table:table-row table:style-name="ro1">
          <table:table-cell table:formula="of:=[.A841]+[.$E$2]" office:value-type="float" office:value="8.35999999999987" calcext:value-type="float">
            <text:p>8,35999999999987</text:p>
          </table:table-cell>
          <table:table-cell table:formula="of:=-[.$G$2]*[.A842]^2/2+[.$H$2]*[.A842]+[.$I$2]" office:value-type="float" office:value="241.14096000001" calcext:value-type="float">
            <text:p>241,14096000001</text:p>
          </table:table-cell>
          <table:table-cell table:formula="of:=[.$H$2]-[.$G$2]*[.A842]" office:value-type="float" office:value="-71.9279999999987" calcext:value-type="float">
            <text:p>-71,9279999999987</text:p>
          </table:table-cell>
          <table:table-cell table:number-columns-repeated="9"/>
          <table:table-cell table:formula="of:=[.M841]+[.$E$2]" office:value-type="float" office:value="8.35999999999987" calcext:value-type="float">
            <text:p>8,35999999999987</text:p>
          </table:table-cell>
          <table:table-cell table:formula="of:=[.N841]-[.$G$2]*[.$E$2]" office:value-type="float" office:value="-71.9279999999995" calcext:value-type="float">
            <text:p>-71,9279999999995</text:p>
          </table:table-cell>
          <table:table-cell table:formula="of:=[.O841]+[.N842]*[.$E$2]" office:value-type="float" office:value="240.731320000001" calcext:value-type="float">
            <text:p>240,731320000001</text:p>
          </table:table-cell>
          <table:table-cell table:number-columns-repeated="4"/>
        </table:table-row>
        <table:table-row table:style-name="ro1">
          <table:table-cell table:formula="of:=[.A842]+[.$E$2]" office:value-type="float" office:value="8.36999999999987" calcext:value-type="float">
            <text:p>8,36999999999987</text:p>
          </table:table-cell>
          <table:table-cell table:formula="of:=-[.$G$2]*[.A843]^2/2+[.$H$2]*[.A843]+[.$I$2]" office:value-type="float" office:value="240.42119000001" calcext:value-type="float">
            <text:p>240,42119000001</text:p>
          </table:table-cell>
          <table:table-cell table:formula="of:=[.$H$2]-[.$G$2]*[.A843]" office:value-type="float" office:value="-72.0259999999987" calcext:value-type="float">
            <text:p>-72,0259999999987</text:p>
          </table:table-cell>
          <table:table-cell table:number-columns-repeated="9"/>
          <table:table-cell table:formula="of:=[.M842]+[.$E$2]" office:value-type="float" office:value="8.36999999999987" calcext:value-type="float">
            <text:p>8,36999999999987</text:p>
          </table:table-cell>
          <table:table-cell table:formula="of:=[.N842]-[.$G$2]*[.$E$2]" office:value-type="float" office:value="-72.0259999999995" calcext:value-type="float">
            <text:p>-72,0259999999995</text:p>
          </table:table-cell>
          <table:table-cell table:formula="of:=[.O842]+[.N843]*[.$E$2]" office:value-type="float" office:value="240.011060000001" calcext:value-type="float">
            <text:p>240,011060000001</text:p>
          </table:table-cell>
          <table:table-cell table:number-columns-repeated="4"/>
        </table:table-row>
        <table:table-row table:style-name="ro1">
          <table:table-cell table:formula="of:=[.A843]+[.$E$2]" office:value-type="float" office:value="8.37999999999987" calcext:value-type="float">
            <text:p>8,37999999999987</text:p>
          </table:table-cell>
          <table:table-cell table:formula="of:=-[.$G$2]*[.A844]^2/2+[.$H$2]*[.A844]+[.$I$2]" office:value-type="float" office:value="239.70044000001" calcext:value-type="float">
            <text:p>239,70044000001</text:p>
          </table:table-cell>
          <table:table-cell table:formula="of:=[.$H$2]-[.$G$2]*[.A844]" office:value-type="float" office:value="-72.1239999999987" calcext:value-type="float">
            <text:p>-72,1239999999987</text:p>
          </table:table-cell>
          <table:table-cell table:number-columns-repeated="9"/>
          <table:table-cell table:formula="of:=[.M843]+[.$E$2]" office:value-type="float" office:value="8.37999999999987" calcext:value-type="float">
            <text:p>8,37999999999987</text:p>
          </table:table-cell>
          <table:table-cell table:formula="of:=[.N843]-[.$G$2]*[.$E$2]" office:value-type="float" office:value="-72.1239999999995" calcext:value-type="float">
            <text:p>-72,1239999999995</text:p>
          </table:table-cell>
          <table:table-cell table:formula="of:=[.O843]+[.N844]*[.$E$2]" office:value-type="float" office:value="239.289820000001" calcext:value-type="float">
            <text:p>239,289820000001</text:p>
          </table:table-cell>
          <table:table-cell table:number-columns-repeated="4"/>
        </table:table-row>
        <table:table-row table:style-name="ro1">
          <table:table-cell table:formula="of:=[.A844]+[.$E$2]" office:value-type="float" office:value="8.38999999999987" calcext:value-type="float">
            <text:p>8,38999999999987</text:p>
          </table:table-cell>
          <table:table-cell table:formula="of:=-[.$G$2]*[.A845]^2/2+[.$H$2]*[.A845]+[.$I$2]" office:value-type="float" office:value="238.97871000001" calcext:value-type="float">
            <text:p>238,97871000001</text:p>
          </table:table-cell>
          <table:table-cell table:formula="of:=[.$H$2]-[.$G$2]*[.A845]" office:value-type="float" office:value="-72.2219999999987" calcext:value-type="float">
            <text:p>-72,2219999999987</text:p>
          </table:table-cell>
          <table:table-cell table:number-columns-repeated="9"/>
          <table:table-cell table:formula="of:=[.M844]+[.$E$2]" office:value-type="float" office:value="8.38999999999987" calcext:value-type="float">
            <text:p>8,38999999999987</text:p>
          </table:table-cell>
          <table:table-cell table:formula="of:=[.N844]-[.$G$2]*[.$E$2]" office:value-type="float" office:value="-72.2219999999995" calcext:value-type="float">
            <text:p>-72,2219999999995</text:p>
          </table:table-cell>
          <table:table-cell table:formula="of:=[.O844]+[.N845]*[.$E$2]" office:value-type="float" office:value="238.567600000001" calcext:value-type="float">
            <text:p>238,567600000001</text:p>
          </table:table-cell>
          <table:table-cell table:number-columns-repeated="4"/>
        </table:table-row>
        <table:table-row table:style-name="ro1">
          <table:table-cell table:formula="of:=[.A845]+[.$E$2]" office:value-type="float" office:value="8.39999999999987" calcext:value-type="float">
            <text:p>8,39999999999987</text:p>
          </table:table-cell>
          <table:table-cell table:formula="of:=-[.$G$2]*[.A846]^2/2+[.$H$2]*[.A846]+[.$I$2]" office:value-type="float" office:value="238.25600000001" calcext:value-type="float">
            <text:p>238,25600000001</text:p>
          </table:table-cell>
          <table:table-cell table:formula="of:=[.$H$2]-[.$G$2]*[.A846]" office:value-type="float" office:value="-72.3199999999987" calcext:value-type="float">
            <text:p>-72,3199999999987</text:p>
          </table:table-cell>
          <table:table-cell table:number-columns-repeated="9"/>
          <table:table-cell table:formula="of:=[.M845]+[.$E$2]" office:value-type="float" office:value="8.39999999999987" calcext:value-type="float">
            <text:p>8,39999999999987</text:p>
          </table:table-cell>
          <table:table-cell table:formula="of:=[.N845]-[.$G$2]*[.$E$2]" office:value-type="float" office:value="-72.3199999999995" calcext:value-type="float">
            <text:p>-72,3199999999995</text:p>
          </table:table-cell>
          <table:table-cell table:formula="of:=[.O845]+[.N846]*[.$E$2]" office:value-type="float" office:value="237.844400000001" calcext:value-type="float">
            <text:p>237,844400000001</text:p>
          </table:table-cell>
          <table:table-cell table:number-columns-repeated="4"/>
        </table:table-row>
        <table:table-row table:style-name="ro1">
          <table:table-cell table:formula="of:=[.A846]+[.$E$2]" office:value-type="float" office:value="8.40999999999987" calcext:value-type="float">
            <text:p>8,40999999999987</text:p>
          </table:table-cell>
          <table:table-cell table:formula="of:=-[.$G$2]*[.A847]^2/2+[.$H$2]*[.A847]+[.$I$2]" office:value-type="float" office:value="237.53231000001" calcext:value-type="float">
            <text:p>237,53231000001</text:p>
          </table:table-cell>
          <table:table-cell table:formula="of:=[.$H$2]-[.$G$2]*[.A847]" office:value-type="float" office:value="-72.4179999999987" calcext:value-type="float">
            <text:p>-72,4179999999987</text:p>
          </table:table-cell>
          <table:table-cell table:number-columns-repeated="9"/>
          <table:table-cell table:formula="of:=[.M846]+[.$E$2]" office:value-type="float" office:value="8.40999999999987" calcext:value-type="float">
            <text:p>8,40999999999987</text:p>
          </table:table-cell>
          <table:table-cell table:formula="of:=[.N846]-[.$G$2]*[.$E$2]" office:value-type="float" office:value="-72.4179999999995" calcext:value-type="float">
            <text:p>-72,4179999999995</text:p>
          </table:table-cell>
          <table:table-cell table:formula="of:=[.O846]+[.N847]*[.$E$2]" office:value-type="float" office:value="237.120220000001" calcext:value-type="float">
            <text:p>237,120220000001</text:p>
          </table:table-cell>
          <table:table-cell table:number-columns-repeated="4"/>
        </table:table-row>
        <table:table-row table:style-name="ro1">
          <table:table-cell table:formula="of:=[.A847]+[.$E$2]" office:value-type="float" office:value="8.41999999999987" calcext:value-type="float">
            <text:p>8,41999999999987</text:p>
          </table:table-cell>
          <table:table-cell table:formula="of:=-[.$G$2]*[.A848]^2/2+[.$H$2]*[.A848]+[.$I$2]" office:value-type="float" office:value="236.80764000001" calcext:value-type="float">
            <text:p>236,80764000001</text:p>
          </table:table-cell>
          <table:table-cell table:formula="of:=[.$H$2]-[.$G$2]*[.A848]" office:value-type="float" office:value="-72.5159999999987" calcext:value-type="float">
            <text:p>-72,5159999999987</text:p>
          </table:table-cell>
          <table:table-cell table:number-columns-repeated="9"/>
          <table:table-cell table:formula="of:=[.M847]+[.$E$2]" office:value-type="float" office:value="8.41999999999987" calcext:value-type="float">
            <text:p>8,41999999999987</text:p>
          </table:table-cell>
          <table:table-cell table:formula="of:=[.N847]-[.$G$2]*[.$E$2]" office:value-type="float" office:value="-72.5159999999995" calcext:value-type="float">
            <text:p>-72,5159999999995</text:p>
          </table:table-cell>
          <table:table-cell table:formula="of:=[.O847]+[.N848]*[.$E$2]" office:value-type="float" office:value="236.395060000001" calcext:value-type="float">
            <text:p>236,395060000001</text:p>
          </table:table-cell>
          <table:table-cell table:number-columns-repeated="4"/>
        </table:table-row>
        <table:table-row table:style-name="ro1">
          <table:table-cell table:formula="of:=[.A848]+[.$E$2]" office:value-type="float" office:value="8.42999999999987" calcext:value-type="float">
            <text:p>8,42999999999987</text:p>
          </table:table-cell>
          <table:table-cell table:formula="of:=-[.$G$2]*[.A849]^2/2+[.$H$2]*[.A849]+[.$I$2]" office:value-type="float" office:value="236.08199000001" calcext:value-type="float">
            <text:p>236,08199000001</text:p>
          </table:table-cell>
          <table:table-cell table:formula="of:=[.$H$2]-[.$G$2]*[.A849]" office:value-type="float" office:value="-72.6139999999987" calcext:value-type="float">
            <text:p>-72,6139999999987</text:p>
          </table:table-cell>
          <table:table-cell table:number-columns-repeated="9"/>
          <table:table-cell table:formula="of:=[.M848]+[.$E$2]" office:value-type="float" office:value="8.42999999999987" calcext:value-type="float">
            <text:p>8,42999999999987</text:p>
          </table:table-cell>
          <table:table-cell table:formula="of:=[.N848]-[.$G$2]*[.$E$2]" office:value-type="float" office:value="-72.6139999999995" calcext:value-type="float">
            <text:p>-72,6139999999995</text:p>
          </table:table-cell>
          <table:table-cell table:formula="of:=[.O848]+[.N849]*[.$E$2]" office:value-type="float" office:value="235.668920000001" calcext:value-type="float">
            <text:p>235,668920000001</text:p>
          </table:table-cell>
          <table:table-cell table:number-columns-repeated="4"/>
        </table:table-row>
        <table:table-row table:style-name="ro1">
          <table:table-cell table:formula="of:=[.A849]+[.$E$2]" office:value-type="float" office:value="8.43999999999986" calcext:value-type="float">
            <text:p>8,43999999999986</text:p>
          </table:table-cell>
          <table:table-cell table:formula="of:=-[.$G$2]*[.A850]^2/2+[.$H$2]*[.A850]+[.$I$2]" office:value-type="float" office:value="235.35536000001" calcext:value-type="float">
            <text:p>235,35536000001</text:p>
          </table:table-cell>
          <table:table-cell table:formula="of:=[.$H$2]-[.$G$2]*[.A850]" office:value-type="float" office:value="-72.7119999999987" calcext:value-type="float">
            <text:p>-72,7119999999987</text:p>
          </table:table-cell>
          <table:table-cell table:number-columns-repeated="9"/>
          <table:table-cell table:formula="of:=[.M849]+[.$E$2]" office:value-type="float" office:value="8.43999999999986" calcext:value-type="float">
            <text:p>8,43999999999986</text:p>
          </table:table-cell>
          <table:table-cell table:formula="of:=[.N849]-[.$G$2]*[.$E$2]" office:value-type="float" office:value="-72.7119999999995" calcext:value-type="float">
            <text:p>-72,7119999999995</text:p>
          </table:table-cell>
          <table:table-cell table:formula="of:=[.O849]+[.N850]*[.$E$2]" office:value-type="float" office:value="234.941800000001" calcext:value-type="float">
            <text:p>234,941800000001</text:p>
          </table:table-cell>
          <table:table-cell table:number-columns-repeated="4"/>
        </table:table-row>
        <table:table-row table:style-name="ro1">
          <table:table-cell table:formula="of:=[.A850]+[.$E$2]" office:value-type="float" office:value="8.44999999999986" calcext:value-type="float">
            <text:p>8,44999999999986</text:p>
          </table:table-cell>
          <table:table-cell table:formula="of:=-[.$G$2]*[.A851]^2/2+[.$H$2]*[.A851]+[.$I$2]" office:value-type="float" office:value="234.62775000001" calcext:value-type="float">
            <text:p>234,62775000001</text:p>
          </table:table-cell>
          <table:table-cell table:formula="of:=[.$H$2]-[.$G$2]*[.A851]" office:value-type="float" office:value="-72.8099999999987" calcext:value-type="float">
            <text:p>-72,8099999999987</text:p>
          </table:table-cell>
          <table:table-cell table:number-columns-repeated="9"/>
          <table:table-cell table:formula="of:=[.M850]+[.$E$2]" office:value-type="float" office:value="8.44999999999986" calcext:value-type="float">
            <text:p>8,44999999999986</text:p>
          </table:table-cell>
          <table:table-cell table:formula="of:=[.N850]-[.$G$2]*[.$E$2]" office:value-type="float" office:value="-72.8099999999995" calcext:value-type="float">
            <text:p>-72,8099999999995</text:p>
          </table:table-cell>
          <table:table-cell table:formula="of:=[.O850]+[.N851]*[.$E$2]" office:value-type="float" office:value="234.213700000001" calcext:value-type="float">
            <text:p>234,213700000001</text:p>
          </table:table-cell>
          <table:table-cell table:number-columns-repeated="4"/>
        </table:table-row>
        <table:table-row table:style-name="ro1">
          <table:table-cell table:formula="of:=[.A851]+[.$E$2]" office:value-type="float" office:value="8.45999999999986" calcext:value-type="float">
            <text:p>8,45999999999986</text:p>
          </table:table-cell>
          <table:table-cell table:formula="of:=-[.$G$2]*[.A852]^2/2+[.$H$2]*[.A852]+[.$I$2]" office:value-type="float" office:value="233.89916000001" calcext:value-type="float">
            <text:p>233,89916000001</text:p>
          </table:table-cell>
          <table:table-cell table:formula="of:=[.$H$2]-[.$G$2]*[.A852]" office:value-type="float" office:value="-72.9079999999987" calcext:value-type="float">
            <text:p>-72,9079999999987</text:p>
          </table:table-cell>
          <table:table-cell table:number-columns-repeated="9"/>
          <table:table-cell table:formula="of:=[.M851]+[.$E$2]" office:value-type="float" office:value="8.45999999999986" calcext:value-type="float">
            <text:p>8,45999999999986</text:p>
          </table:table-cell>
          <table:table-cell table:formula="of:=[.N851]-[.$G$2]*[.$E$2]" office:value-type="float" office:value="-72.9079999999995" calcext:value-type="float">
            <text:p>-72,9079999999995</text:p>
          </table:table-cell>
          <table:table-cell table:formula="of:=[.O851]+[.N852]*[.$E$2]" office:value-type="float" office:value="233.484620000001" calcext:value-type="float">
            <text:p>233,484620000001</text:p>
          </table:table-cell>
          <table:table-cell table:number-columns-repeated="4"/>
        </table:table-row>
        <table:table-row table:style-name="ro1">
          <table:table-cell table:formula="of:=[.A852]+[.$E$2]" office:value-type="float" office:value="8.46999999999986" calcext:value-type="float">
            <text:p>8,46999999999986</text:p>
          </table:table-cell>
          <table:table-cell table:formula="of:=-[.$G$2]*[.A853]^2/2+[.$H$2]*[.A853]+[.$I$2]" office:value-type="float" office:value="233.16959000001" calcext:value-type="float">
            <text:p>233,16959000001</text:p>
          </table:table-cell>
          <table:table-cell table:formula="of:=[.$H$2]-[.$G$2]*[.A853]" office:value-type="float" office:value="-73.0059999999987" calcext:value-type="float">
            <text:p>-73,0059999999987</text:p>
          </table:table-cell>
          <table:table-cell table:number-columns-repeated="9"/>
          <table:table-cell table:formula="of:=[.M852]+[.$E$2]" office:value-type="float" office:value="8.46999999999986" calcext:value-type="float">
            <text:p>8,46999999999986</text:p>
          </table:table-cell>
          <table:table-cell table:formula="of:=[.N852]-[.$G$2]*[.$E$2]" office:value-type="float" office:value="-73.0059999999995" calcext:value-type="float">
            <text:p>-73,0059999999995</text:p>
          </table:table-cell>
          <table:table-cell table:formula="of:=[.O852]+[.N853]*[.$E$2]" office:value-type="float" office:value="232.754560000001" calcext:value-type="float">
            <text:p>232,754560000001</text:p>
          </table:table-cell>
          <table:table-cell table:number-columns-repeated="4"/>
        </table:table-row>
        <table:table-row table:style-name="ro1">
          <table:table-cell table:formula="of:=[.A853]+[.$E$2]" office:value-type="float" office:value="8.47999999999986" calcext:value-type="float">
            <text:p>8,47999999999986</text:p>
          </table:table-cell>
          <table:table-cell table:formula="of:=-[.$G$2]*[.A854]^2/2+[.$H$2]*[.A854]+[.$I$2]" office:value-type="float" office:value="232.43904000001" calcext:value-type="float">
            <text:p>232,43904000001</text:p>
          </table:table-cell>
          <table:table-cell table:formula="of:=[.$H$2]-[.$G$2]*[.A854]" office:value-type="float" office:value="-73.1039999999987" calcext:value-type="float">
            <text:p>-73,1039999999987</text:p>
          </table:table-cell>
          <table:table-cell table:number-columns-repeated="9"/>
          <table:table-cell table:formula="of:=[.M853]+[.$E$2]" office:value-type="float" office:value="8.47999999999986" calcext:value-type="float">
            <text:p>8,47999999999986</text:p>
          </table:table-cell>
          <table:table-cell table:formula="of:=[.N853]-[.$G$2]*[.$E$2]" office:value-type="float" office:value="-73.1039999999995" calcext:value-type="float">
            <text:p>-73,1039999999995</text:p>
          </table:table-cell>
          <table:table-cell table:formula="of:=[.O853]+[.N854]*[.$E$2]" office:value-type="float" office:value="232.023520000001" calcext:value-type="float">
            <text:p>232,023520000001</text:p>
          </table:table-cell>
          <table:table-cell table:number-columns-repeated="4"/>
        </table:table-row>
        <table:table-row table:style-name="ro1">
          <table:table-cell table:formula="of:=[.A854]+[.$E$2]" office:value-type="float" office:value="8.48999999999986" calcext:value-type="float">
            <text:p>8,48999999999986</text:p>
          </table:table-cell>
          <table:table-cell table:formula="of:=-[.$G$2]*[.A855]^2/2+[.$H$2]*[.A855]+[.$I$2]" office:value-type="float" office:value="231.70751000001" calcext:value-type="float">
            <text:p>231,70751000001</text:p>
          </table:table-cell>
          <table:table-cell table:formula="of:=[.$H$2]-[.$G$2]*[.A855]" office:value-type="float" office:value="-73.2019999999987" calcext:value-type="float">
            <text:p>-73,2019999999987</text:p>
          </table:table-cell>
          <table:table-cell table:number-columns-repeated="9"/>
          <table:table-cell table:formula="of:=[.M854]+[.$E$2]" office:value-type="float" office:value="8.48999999999986" calcext:value-type="float">
            <text:p>8,48999999999986</text:p>
          </table:table-cell>
          <table:table-cell table:formula="of:=[.N854]-[.$G$2]*[.$E$2]" office:value-type="float" office:value="-73.2019999999995" calcext:value-type="float">
            <text:p>-73,2019999999995</text:p>
          </table:table-cell>
          <table:table-cell table:formula="of:=[.O854]+[.N855]*[.$E$2]" office:value-type="float" office:value="231.291500000001" calcext:value-type="float">
            <text:p>231,291500000001</text:p>
          </table:table-cell>
          <table:table-cell table:number-columns-repeated="4"/>
        </table:table-row>
        <table:table-row table:style-name="ro1">
          <table:table-cell table:formula="of:=[.A855]+[.$E$2]" office:value-type="float" office:value="8.49999999999986" calcext:value-type="float">
            <text:p>8,49999999999986</text:p>
          </table:table-cell>
          <table:table-cell table:formula="of:=-[.$G$2]*[.A856]^2/2+[.$H$2]*[.A856]+[.$I$2]" office:value-type="float" office:value="230.97500000001" calcext:value-type="float">
            <text:p>230,97500000001</text:p>
          </table:table-cell>
          <table:table-cell table:formula="of:=[.$H$2]-[.$G$2]*[.A856]" office:value-type="float" office:value="-73.2999999999987" calcext:value-type="float">
            <text:p>-73,2999999999987</text:p>
          </table:table-cell>
          <table:table-cell table:number-columns-repeated="9"/>
          <table:table-cell table:formula="of:=[.M855]+[.$E$2]" office:value-type="float" office:value="8.49999999999986" calcext:value-type="float">
            <text:p>8,49999999999986</text:p>
          </table:table-cell>
          <table:table-cell table:formula="of:=[.N855]-[.$G$2]*[.$E$2]" office:value-type="float" office:value="-73.2999999999995" calcext:value-type="float">
            <text:p>-73,2999999999995</text:p>
          </table:table-cell>
          <table:table-cell table:formula="of:=[.O855]+[.N856]*[.$E$2]" office:value-type="float" office:value="230.558500000001" calcext:value-type="float">
            <text:p>230,558500000001</text:p>
          </table:table-cell>
          <table:table-cell table:number-columns-repeated="4"/>
        </table:table-row>
        <table:table-row table:style-name="ro1">
          <table:table-cell table:formula="of:=[.A856]+[.$E$2]" office:value-type="float" office:value="8.50999999999986" calcext:value-type="float">
            <text:p>8,50999999999986</text:p>
          </table:table-cell>
          <table:table-cell table:formula="of:=-[.$G$2]*[.A857]^2/2+[.$H$2]*[.A857]+[.$I$2]" office:value-type="float" office:value="230.24151000001" calcext:value-type="float">
            <text:p>230,24151000001</text:p>
          </table:table-cell>
          <table:table-cell table:formula="of:=[.$H$2]-[.$G$2]*[.A857]" office:value-type="float" office:value="-73.3979999999987" calcext:value-type="float">
            <text:p>-73,3979999999987</text:p>
          </table:table-cell>
          <table:table-cell table:number-columns-repeated="9"/>
          <table:table-cell table:formula="of:=[.M856]+[.$E$2]" office:value-type="float" office:value="8.50999999999986" calcext:value-type="float">
            <text:p>8,50999999999986</text:p>
          </table:table-cell>
          <table:table-cell table:formula="of:=[.N856]-[.$G$2]*[.$E$2]" office:value-type="float" office:value="-73.3979999999995" calcext:value-type="float">
            <text:p>-73,3979999999995</text:p>
          </table:table-cell>
          <table:table-cell table:formula="of:=[.O856]+[.N857]*[.$E$2]" office:value-type="float" office:value="229.824520000001" calcext:value-type="float">
            <text:p>229,824520000001</text:p>
          </table:table-cell>
          <table:table-cell table:number-columns-repeated="4"/>
        </table:table-row>
        <table:table-row table:style-name="ro1">
          <table:table-cell table:formula="of:=[.A857]+[.$E$2]" office:value-type="float" office:value="8.51999999999986" calcext:value-type="float">
            <text:p>8,51999999999986</text:p>
          </table:table-cell>
          <table:table-cell table:formula="of:=-[.$G$2]*[.A858]^2/2+[.$H$2]*[.A858]+[.$I$2]" office:value-type="float" office:value="229.50704000001" calcext:value-type="float">
            <text:p>229,50704000001</text:p>
          </table:table-cell>
          <table:table-cell table:formula="of:=[.$H$2]-[.$G$2]*[.A858]" office:value-type="float" office:value="-73.4959999999987" calcext:value-type="float">
            <text:p>-73,4959999999987</text:p>
          </table:table-cell>
          <table:table-cell table:number-columns-repeated="9"/>
          <table:table-cell table:formula="of:=[.M857]+[.$E$2]" office:value-type="float" office:value="8.51999999999986" calcext:value-type="float">
            <text:p>8,51999999999986</text:p>
          </table:table-cell>
          <table:table-cell table:formula="of:=[.N857]-[.$G$2]*[.$E$2]" office:value-type="float" office:value="-73.4959999999995" calcext:value-type="float">
            <text:p>-73,4959999999995</text:p>
          </table:table-cell>
          <table:table-cell table:formula="of:=[.O857]+[.N858]*[.$E$2]" office:value-type="float" office:value="229.089560000001" calcext:value-type="float">
            <text:p>229,089560000001</text:p>
          </table:table-cell>
          <table:table-cell table:number-columns-repeated="4"/>
        </table:table-row>
        <table:table-row table:style-name="ro1">
          <table:table-cell table:formula="of:=[.A858]+[.$E$2]" office:value-type="float" office:value="8.52999999999986" calcext:value-type="float">
            <text:p>8,52999999999986</text:p>
          </table:table-cell>
          <table:table-cell table:formula="of:=-[.$G$2]*[.A859]^2/2+[.$H$2]*[.A859]+[.$I$2]" office:value-type="float" office:value="228.77159000001" calcext:value-type="float">
            <text:p>228,77159000001</text:p>
          </table:table-cell>
          <table:table-cell table:formula="of:=[.$H$2]-[.$G$2]*[.A859]" office:value-type="float" office:value="-73.5939999999987" calcext:value-type="float">
            <text:p>-73,5939999999987</text:p>
          </table:table-cell>
          <table:table-cell table:number-columns-repeated="9"/>
          <table:table-cell table:formula="of:=[.M858]+[.$E$2]" office:value-type="float" office:value="8.52999999999986" calcext:value-type="float">
            <text:p>8,52999999999986</text:p>
          </table:table-cell>
          <table:table-cell table:formula="of:=[.N858]-[.$G$2]*[.$E$2]" office:value-type="float" office:value="-73.5939999999995" calcext:value-type="float">
            <text:p>-73,5939999999995</text:p>
          </table:table-cell>
          <table:table-cell table:formula="of:=[.O858]+[.N859]*[.$E$2]" office:value-type="float" office:value="228.353620000001" calcext:value-type="float">
            <text:p>228,353620000001</text:p>
          </table:table-cell>
          <table:table-cell table:number-columns-repeated="4"/>
        </table:table-row>
        <table:table-row table:style-name="ro1">
          <table:table-cell table:formula="of:=[.A859]+[.$E$2]" office:value-type="float" office:value="8.53999999999986" calcext:value-type="float">
            <text:p>8,53999999999986</text:p>
          </table:table-cell>
          <table:table-cell table:formula="of:=-[.$G$2]*[.A860]^2/2+[.$H$2]*[.A860]+[.$I$2]" office:value-type="float" office:value="228.03516000001" calcext:value-type="float">
            <text:p>228,03516000001</text:p>
          </table:table-cell>
          <table:table-cell table:formula="of:=[.$H$2]-[.$G$2]*[.A860]" office:value-type="float" office:value="-73.6919999999987" calcext:value-type="float">
            <text:p>-73,6919999999987</text:p>
          </table:table-cell>
          <table:table-cell table:number-columns-repeated="9"/>
          <table:table-cell table:formula="of:=[.M859]+[.$E$2]" office:value-type="float" office:value="8.53999999999986" calcext:value-type="float">
            <text:p>8,53999999999986</text:p>
          </table:table-cell>
          <table:table-cell table:formula="of:=[.N859]-[.$G$2]*[.$E$2]" office:value-type="float" office:value="-73.6919999999995" calcext:value-type="float">
            <text:p>-73,6919999999995</text:p>
          </table:table-cell>
          <table:table-cell table:formula="of:=[.O859]+[.N860]*[.$E$2]" office:value-type="float" office:value="227.616700000001" calcext:value-type="float">
            <text:p>227,616700000001</text:p>
          </table:table-cell>
          <table:table-cell table:number-columns-repeated="4"/>
        </table:table-row>
        <table:table-row table:style-name="ro1">
          <table:table-cell table:formula="of:=[.A860]+[.$E$2]" office:value-type="float" office:value="8.54999999999986" calcext:value-type="float">
            <text:p>8,54999999999986</text:p>
          </table:table-cell>
          <table:table-cell table:formula="of:=-[.$G$2]*[.A861]^2/2+[.$H$2]*[.A861]+[.$I$2]" office:value-type="float" office:value="227.29775000001" calcext:value-type="float">
            <text:p>227,29775000001</text:p>
          </table:table-cell>
          <table:table-cell table:formula="of:=[.$H$2]-[.$G$2]*[.A861]" office:value-type="float" office:value="-73.7899999999987" calcext:value-type="float">
            <text:p>-73,7899999999987</text:p>
          </table:table-cell>
          <table:table-cell table:number-columns-repeated="9"/>
          <table:table-cell table:formula="of:=[.M860]+[.$E$2]" office:value-type="float" office:value="8.54999999999986" calcext:value-type="float">
            <text:p>8,54999999999986</text:p>
          </table:table-cell>
          <table:table-cell table:formula="of:=[.N860]-[.$G$2]*[.$E$2]" office:value-type="float" office:value="-73.7899999999995" calcext:value-type="float">
            <text:p>-73,7899999999995</text:p>
          </table:table-cell>
          <table:table-cell table:formula="of:=[.O860]+[.N861]*[.$E$2]" office:value-type="float" office:value="226.878800000001" calcext:value-type="float">
            <text:p>226,878800000001</text:p>
          </table:table-cell>
          <table:table-cell table:number-columns-repeated="4"/>
        </table:table-row>
        <table:table-row table:style-name="ro1">
          <table:table-cell table:formula="of:=[.A861]+[.$E$2]" office:value-type="float" office:value="8.55999999999986" calcext:value-type="float">
            <text:p>8,55999999999986</text:p>
          </table:table-cell>
          <table:table-cell table:formula="of:=-[.$G$2]*[.A862]^2/2+[.$H$2]*[.A862]+[.$I$2]" office:value-type="float" office:value="226.55936000001" calcext:value-type="float">
            <text:p>226,55936000001</text:p>
          </table:table-cell>
          <table:table-cell table:formula="of:=[.$H$2]-[.$G$2]*[.A862]" office:value-type="float" office:value="-73.8879999999987" calcext:value-type="float">
            <text:p>-73,8879999999987</text:p>
          </table:table-cell>
          <table:table-cell table:number-columns-repeated="9"/>
          <table:table-cell table:formula="of:=[.M861]+[.$E$2]" office:value-type="float" office:value="8.55999999999986" calcext:value-type="float">
            <text:p>8,55999999999986</text:p>
          </table:table-cell>
          <table:table-cell table:formula="of:=[.N861]-[.$G$2]*[.$E$2]" office:value-type="float" office:value="-73.8879999999995" calcext:value-type="float">
            <text:p>-73,8879999999995</text:p>
          </table:table-cell>
          <table:table-cell table:formula="of:=[.O861]+[.N862]*[.$E$2]" office:value-type="float" office:value="226.139920000001" calcext:value-type="float">
            <text:p>226,139920000001</text:p>
          </table:table-cell>
          <table:table-cell table:number-columns-repeated="4"/>
        </table:table-row>
        <table:table-row table:style-name="ro1">
          <table:table-cell table:formula="of:=[.A862]+[.$E$2]" office:value-type="float" office:value="8.56999999999986" calcext:value-type="float">
            <text:p>8,56999999999986</text:p>
          </table:table-cell>
          <table:table-cell table:formula="of:=-[.$G$2]*[.A863]^2/2+[.$H$2]*[.A863]+[.$I$2]" office:value-type="float" office:value="225.81999000001" calcext:value-type="float">
            <text:p>225,81999000001</text:p>
          </table:table-cell>
          <table:table-cell table:formula="of:=[.$H$2]-[.$G$2]*[.A863]" office:value-type="float" office:value="-73.9859999999987" calcext:value-type="float">
            <text:p>-73,9859999999987</text:p>
          </table:table-cell>
          <table:table-cell table:number-columns-repeated="9"/>
          <table:table-cell table:formula="of:=[.M862]+[.$E$2]" office:value-type="float" office:value="8.56999999999986" calcext:value-type="float">
            <text:p>8,56999999999986</text:p>
          </table:table-cell>
          <table:table-cell table:formula="of:=[.N862]-[.$G$2]*[.$E$2]" office:value-type="float" office:value="-73.9859999999995" calcext:value-type="float">
            <text:p>-73,9859999999995</text:p>
          </table:table-cell>
          <table:table-cell table:formula="of:=[.O862]+[.N863]*[.$E$2]" office:value-type="float" office:value="225.400060000001" calcext:value-type="float">
            <text:p>225,400060000001</text:p>
          </table:table-cell>
          <table:table-cell table:number-columns-repeated="4"/>
        </table:table-row>
        <table:table-row table:style-name="ro1">
          <table:table-cell table:formula="of:=[.A863]+[.$E$2]" office:value-type="float" office:value="8.57999999999986" calcext:value-type="float">
            <text:p>8,57999999999986</text:p>
          </table:table-cell>
          <table:table-cell table:formula="of:=-[.$G$2]*[.A864]^2/2+[.$H$2]*[.A864]+[.$I$2]" office:value-type="float" office:value="225.07964000001" calcext:value-type="float">
            <text:p>225,07964000001</text:p>
          </table:table-cell>
          <table:table-cell table:formula="of:=[.$H$2]-[.$G$2]*[.A864]" office:value-type="float" office:value="-74.0839999999987" calcext:value-type="float">
            <text:p>-74,0839999999987</text:p>
          </table:table-cell>
          <table:table-cell table:number-columns-repeated="9"/>
          <table:table-cell table:formula="of:=[.M863]+[.$E$2]" office:value-type="float" office:value="8.57999999999986" calcext:value-type="float">
            <text:p>8,57999999999986</text:p>
          </table:table-cell>
          <table:table-cell table:formula="of:=[.N863]-[.$G$2]*[.$E$2]" office:value-type="float" office:value="-74.0839999999995" calcext:value-type="float">
            <text:p>-74,0839999999995</text:p>
          </table:table-cell>
          <table:table-cell table:formula="of:=[.O863]+[.N864]*[.$E$2]" office:value-type="float" office:value="224.659220000001" calcext:value-type="float">
            <text:p>224,659220000001</text:p>
          </table:table-cell>
          <table:table-cell table:number-columns-repeated="4"/>
        </table:table-row>
        <table:table-row table:style-name="ro1">
          <table:table-cell table:formula="of:=[.A864]+[.$E$2]" office:value-type="float" office:value="8.58999999999986" calcext:value-type="float">
            <text:p>8,58999999999986</text:p>
          </table:table-cell>
          <table:table-cell table:formula="of:=-[.$G$2]*[.A865]^2/2+[.$H$2]*[.A865]+[.$I$2]" office:value-type="float" office:value="224.33831000001" calcext:value-type="float">
            <text:p>224,33831000001</text:p>
          </table:table-cell>
          <table:table-cell table:formula="of:=[.$H$2]-[.$G$2]*[.A865]" office:value-type="float" office:value="-74.1819999999987" calcext:value-type="float">
            <text:p>-74,1819999999987</text:p>
          </table:table-cell>
          <table:table-cell table:number-columns-repeated="9"/>
          <table:table-cell table:formula="of:=[.M864]+[.$E$2]" office:value-type="float" office:value="8.58999999999986" calcext:value-type="float">
            <text:p>8,58999999999986</text:p>
          </table:table-cell>
          <table:table-cell table:formula="of:=[.N864]-[.$G$2]*[.$E$2]" office:value-type="float" office:value="-74.1819999999995" calcext:value-type="float">
            <text:p>-74,1819999999995</text:p>
          </table:table-cell>
          <table:table-cell table:formula="of:=[.O864]+[.N865]*[.$E$2]" office:value-type="float" office:value="223.917400000001" calcext:value-type="float">
            <text:p>223,917400000001</text:p>
          </table:table-cell>
          <table:table-cell table:number-columns-repeated="4"/>
        </table:table-row>
        <table:table-row table:style-name="ro1">
          <table:table-cell table:formula="of:=[.A865]+[.$E$2]" office:value-type="float" office:value="8.59999999999986" calcext:value-type="float">
            <text:p>8,59999999999986</text:p>
          </table:table-cell>
          <table:table-cell table:formula="of:=-[.$G$2]*[.A866]^2/2+[.$H$2]*[.A866]+[.$I$2]" office:value-type="float" office:value="223.59600000001" calcext:value-type="float">
            <text:p>223,59600000001</text:p>
          </table:table-cell>
          <table:table-cell table:formula="of:=[.$H$2]-[.$G$2]*[.A866]" office:value-type="float" office:value="-74.2799999999987" calcext:value-type="float">
            <text:p>-74,2799999999987</text:p>
          </table:table-cell>
          <table:table-cell table:number-columns-repeated="9"/>
          <table:table-cell table:formula="of:=[.M865]+[.$E$2]" office:value-type="float" office:value="8.59999999999986" calcext:value-type="float">
            <text:p>8,59999999999986</text:p>
          </table:table-cell>
          <table:table-cell table:formula="of:=[.N865]-[.$G$2]*[.$E$2]" office:value-type="float" office:value="-74.2799999999995" calcext:value-type="float">
            <text:p>-74,2799999999995</text:p>
          </table:table-cell>
          <table:table-cell table:formula="of:=[.O865]+[.N866]*[.$E$2]" office:value-type="float" office:value="223.174600000001" calcext:value-type="float">
            <text:p>223,174600000001</text:p>
          </table:table-cell>
          <table:table-cell table:number-columns-repeated="4"/>
        </table:table-row>
        <table:table-row table:style-name="ro1">
          <table:table-cell table:formula="of:=[.A866]+[.$E$2]" office:value-type="float" office:value="8.60999999999986" calcext:value-type="float">
            <text:p>8,60999999999986</text:p>
          </table:table-cell>
          <table:table-cell table:formula="of:=-[.$G$2]*[.A867]^2/2+[.$H$2]*[.A867]+[.$I$2]" office:value-type="float" office:value="222.85271000001" calcext:value-type="float">
            <text:p>222,85271000001</text:p>
          </table:table-cell>
          <table:table-cell table:formula="of:=[.$H$2]-[.$G$2]*[.A867]" office:value-type="float" office:value="-74.3779999999986" calcext:value-type="float">
            <text:p>-74,3779999999986</text:p>
          </table:table-cell>
          <table:table-cell table:number-columns-repeated="9"/>
          <table:table-cell table:formula="of:=[.M866]+[.$E$2]" office:value-type="float" office:value="8.60999999999986" calcext:value-type="float">
            <text:p>8,60999999999986</text:p>
          </table:table-cell>
          <table:table-cell table:formula="of:=[.N866]-[.$G$2]*[.$E$2]" office:value-type="float" office:value="-74.3779999999995" calcext:value-type="float">
            <text:p>-74,3779999999995</text:p>
          </table:table-cell>
          <table:table-cell table:formula="of:=[.O866]+[.N867]*[.$E$2]" office:value-type="float" office:value="222.430820000001" calcext:value-type="float">
            <text:p>222,430820000001</text:p>
          </table:table-cell>
          <table:table-cell table:number-columns-repeated="4"/>
        </table:table-row>
        <table:table-row table:style-name="ro1">
          <table:table-cell table:formula="of:=[.A867]+[.$E$2]" office:value-type="float" office:value="8.61999999999986" calcext:value-type="float">
            <text:p>8,61999999999986</text:p>
          </table:table-cell>
          <table:table-cell table:formula="of:=-[.$G$2]*[.A868]^2/2+[.$H$2]*[.A868]+[.$I$2]" office:value-type="float" office:value="222.10844000001" calcext:value-type="float">
            <text:p>222,10844000001</text:p>
          </table:table-cell>
          <table:table-cell table:formula="of:=[.$H$2]-[.$G$2]*[.A868]" office:value-type="float" office:value="-74.4759999999986" calcext:value-type="float">
            <text:p>-74,4759999999986</text:p>
          </table:table-cell>
          <table:table-cell table:number-columns-repeated="9"/>
          <table:table-cell table:formula="of:=[.M867]+[.$E$2]" office:value-type="float" office:value="8.61999999999986" calcext:value-type="float">
            <text:p>8,61999999999986</text:p>
          </table:table-cell>
          <table:table-cell table:formula="of:=[.N867]-[.$G$2]*[.$E$2]" office:value-type="float" office:value="-74.4759999999995" calcext:value-type="float">
            <text:p>-74,4759999999995</text:p>
          </table:table-cell>
          <table:table-cell table:formula="of:=[.O867]+[.N868]*[.$E$2]" office:value-type="float" office:value="221.686060000001" calcext:value-type="float">
            <text:p>221,686060000001</text:p>
          </table:table-cell>
          <table:table-cell table:number-columns-repeated="4"/>
        </table:table-row>
        <table:table-row table:style-name="ro1">
          <table:table-cell table:formula="of:=[.A868]+[.$E$2]" office:value-type="float" office:value="8.62999999999986" calcext:value-type="float">
            <text:p>8,62999999999986</text:p>
          </table:table-cell>
          <table:table-cell table:formula="of:=-[.$G$2]*[.A869]^2/2+[.$H$2]*[.A869]+[.$I$2]" office:value-type="float" office:value="221.36319000001" calcext:value-type="float">
            <text:p>221,36319000001</text:p>
          </table:table-cell>
          <table:table-cell table:formula="of:=[.$H$2]-[.$G$2]*[.A869]" office:value-type="float" office:value="-74.5739999999986" calcext:value-type="float">
            <text:p>-74,5739999999986</text:p>
          </table:table-cell>
          <table:table-cell table:number-columns-repeated="9"/>
          <table:table-cell table:formula="of:=[.M868]+[.$E$2]" office:value-type="float" office:value="8.62999999999986" calcext:value-type="float">
            <text:p>8,62999999999986</text:p>
          </table:table-cell>
          <table:table-cell table:formula="of:=[.N868]-[.$G$2]*[.$E$2]" office:value-type="float" office:value="-74.5739999999995" calcext:value-type="float">
            <text:p>-74,5739999999995</text:p>
          </table:table-cell>
          <table:table-cell table:formula="of:=[.O868]+[.N869]*[.$E$2]" office:value-type="float" office:value="220.940320000001" calcext:value-type="float">
            <text:p>220,940320000001</text:p>
          </table:table-cell>
          <table:table-cell table:number-columns-repeated="4"/>
        </table:table-row>
        <table:table-row table:style-name="ro1">
          <table:table-cell table:formula="of:=[.A869]+[.$E$2]" office:value-type="float" office:value="8.63999999999986" calcext:value-type="float">
            <text:p>8,63999999999986</text:p>
          </table:table-cell>
          <table:table-cell table:formula="of:=-[.$G$2]*[.A870]^2/2+[.$H$2]*[.A870]+[.$I$2]" office:value-type="float" office:value="220.61696000001" calcext:value-type="float">
            <text:p>220,61696000001</text:p>
          </table:table-cell>
          <table:table-cell table:formula="of:=[.$H$2]-[.$G$2]*[.A870]" office:value-type="float" office:value="-74.6719999999986" calcext:value-type="float">
            <text:p>-74,6719999999986</text:p>
          </table:table-cell>
          <table:table-cell table:number-columns-repeated="9"/>
          <table:table-cell table:formula="of:=[.M869]+[.$E$2]" office:value-type="float" office:value="8.63999999999986" calcext:value-type="float">
            <text:p>8,63999999999986</text:p>
          </table:table-cell>
          <table:table-cell table:formula="of:=[.N869]-[.$G$2]*[.$E$2]" office:value-type="float" office:value="-74.6719999999995" calcext:value-type="float">
            <text:p>-74,6719999999995</text:p>
          </table:table-cell>
          <table:table-cell table:formula="of:=[.O869]+[.N870]*[.$E$2]" office:value-type="float" office:value="220.193600000001" calcext:value-type="float">
            <text:p>220,193600000001</text:p>
          </table:table-cell>
          <table:table-cell table:number-columns-repeated="4"/>
        </table:table-row>
        <table:table-row table:style-name="ro1">
          <table:table-cell table:formula="of:=[.A870]+[.$E$2]" office:value-type="float" office:value="8.64999999999986" calcext:value-type="float">
            <text:p>8,64999999999986</text:p>
          </table:table-cell>
          <table:table-cell table:formula="of:=-[.$G$2]*[.A871]^2/2+[.$H$2]*[.A871]+[.$I$2]" office:value-type="float" office:value="219.86975000001" calcext:value-type="float">
            <text:p>219,86975000001</text:p>
          </table:table-cell>
          <table:table-cell table:formula="of:=[.$H$2]-[.$G$2]*[.A871]" office:value-type="float" office:value="-74.7699999999986" calcext:value-type="float">
            <text:p>-74,7699999999986</text:p>
          </table:table-cell>
          <table:table-cell table:number-columns-repeated="9"/>
          <table:table-cell table:formula="of:=[.M870]+[.$E$2]" office:value-type="float" office:value="8.64999999999986" calcext:value-type="float">
            <text:p>8,64999999999986</text:p>
          </table:table-cell>
          <table:table-cell table:formula="of:=[.N870]-[.$G$2]*[.$E$2]" office:value-type="float" office:value="-74.7699999999995" calcext:value-type="float">
            <text:p>-74,7699999999995</text:p>
          </table:table-cell>
          <table:table-cell table:formula="of:=[.O870]+[.N871]*[.$E$2]" office:value-type="float" office:value="219.445900000001" calcext:value-type="float">
            <text:p>219,445900000001</text:p>
          </table:table-cell>
          <table:table-cell table:number-columns-repeated="4"/>
        </table:table-row>
        <table:table-row table:style-name="ro1">
          <table:table-cell table:formula="of:=[.A871]+[.$E$2]" office:value-type="float" office:value="8.65999999999986" calcext:value-type="float">
            <text:p>8,65999999999986</text:p>
          </table:table-cell>
          <table:table-cell table:formula="of:=-[.$G$2]*[.A872]^2/2+[.$H$2]*[.A872]+[.$I$2]" office:value-type="float" office:value="219.12156000001" calcext:value-type="float">
            <text:p>219,12156000001</text:p>
          </table:table-cell>
          <table:table-cell table:formula="of:=[.$H$2]-[.$G$2]*[.A872]" office:value-type="float" office:value="-74.8679999999986" calcext:value-type="float">
            <text:p>-74,8679999999986</text:p>
          </table:table-cell>
          <table:table-cell table:number-columns-repeated="9"/>
          <table:table-cell table:formula="of:=[.M871]+[.$E$2]" office:value-type="float" office:value="8.65999999999986" calcext:value-type="float">
            <text:p>8,65999999999986</text:p>
          </table:table-cell>
          <table:table-cell table:formula="of:=[.N871]-[.$G$2]*[.$E$2]" office:value-type="float" office:value="-74.8679999999995" calcext:value-type="float">
            <text:p>-74,8679999999995</text:p>
          </table:table-cell>
          <table:table-cell table:formula="of:=[.O871]+[.N872]*[.$E$2]" office:value-type="float" office:value="218.697220000001" calcext:value-type="float">
            <text:p>218,697220000001</text:p>
          </table:table-cell>
          <table:table-cell table:number-columns-repeated="4"/>
        </table:table-row>
        <table:table-row table:style-name="ro1">
          <table:table-cell table:formula="of:=[.A872]+[.$E$2]" office:value-type="float" office:value="8.66999999999986" calcext:value-type="float">
            <text:p>8,66999999999986</text:p>
          </table:table-cell>
          <table:table-cell table:formula="of:=-[.$G$2]*[.A873]^2/2+[.$H$2]*[.A873]+[.$I$2]" office:value-type="float" office:value="218.37239000001" calcext:value-type="float">
            <text:p>218,37239000001</text:p>
          </table:table-cell>
          <table:table-cell table:formula="of:=[.$H$2]-[.$G$2]*[.A873]" office:value-type="float" office:value="-74.9659999999986" calcext:value-type="float">
            <text:p>-74,9659999999986</text:p>
          </table:table-cell>
          <table:table-cell table:number-columns-repeated="9"/>
          <table:table-cell table:formula="of:=[.M872]+[.$E$2]" office:value-type="float" office:value="8.66999999999986" calcext:value-type="float">
            <text:p>8,66999999999986</text:p>
          </table:table-cell>
          <table:table-cell table:formula="of:=[.N872]-[.$G$2]*[.$E$2]" office:value-type="float" office:value="-74.9659999999995" calcext:value-type="float">
            <text:p>-74,9659999999995</text:p>
          </table:table-cell>
          <table:table-cell table:formula="of:=[.O872]+[.N873]*[.$E$2]" office:value-type="float" office:value="217.947560000001" calcext:value-type="float">
            <text:p>217,947560000001</text:p>
          </table:table-cell>
          <table:table-cell table:number-columns-repeated="4"/>
        </table:table-row>
        <table:table-row table:style-name="ro1">
          <table:table-cell table:formula="of:=[.A873]+[.$E$2]" office:value-type="float" office:value="8.67999999999986" calcext:value-type="float">
            <text:p>8,67999999999986</text:p>
          </table:table-cell>
          <table:table-cell table:formula="of:=-[.$G$2]*[.A874]^2/2+[.$H$2]*[.A874]+[.$I$2]" office:value-type="float" office:value="217.622240000011" calcext:value-type="float">
            <text:p>217,622240000011</text:p>
          </table:table-cell>
          <table:table-cell table:formula="of:=[.$H$2]-[.$G$2]*[.A874]" office:value-type="float" office:value="-75.0639999999986" calcext:value-type="float">
            <text:p>-75,0639999999986</text:p>
          </table:table-cell>
          <table:table-cell table:number-columns-repeated="9"/>
          <table:table-cell table:formula="of:=[.M873]+[.$E$2]" office:value-type="float" office:value="8.67999999999986" calcext:value-type="float">
            <text:p>8,67999999999986</text:p>
          </table:table-cell>
          <table:table-cell table:formula="of:=[.N873]-[.$G$2]*[.$E$2]" office:value-type="float" office:value="-75.0639999999995" calcext:value-type="float">
            <text:p>-75,0639999999995</text:p>
          </table:table-cell>
          <table:table-cell table:formula="of:=[.O873]+[.N874]*[.$E$2]" office:value-type="float" office:value="217.196920000001" calcext:value-type="float">
            <text:p>217,196920000001</text:p>
          </table:table-cell>
          <table:table-cell table:number-columns-repeated="4"/>
        </table:table-row>
        <table:table-row table:style-name="ro1">
          <table:table-cell table:formula="of:=[.A874]+[.$E$2]" office:value-type="float" office:value="8.68999999999986" calcext:value-type="float">
            <text:p>8,68999999999986</text:p>
          </table:table-cell>
          <table:table-cell table:formula="of:=-[.$G$2]*[.A875]^2/2+[.$H$2]*[.A875]+[.$I$2]" office:value-type="float" office:value="216.871110000011" calcext:value-type="float">
            <text:p>216,871110000011</text:p>
          </table:table-cell>
          <table:table-cell table:formula="of:=[.$H$2]-[.$G$2]*[.A875]" office:value-type="float" office:value="-75.1619999999986" calcext:value-type="float">
            <text:p>-75,1619999999986</text:p>
          </table:table-cell>
          <table:table-cell table:number-columns-repeated="9"/>
          <table:table-cell table:formula="of:=[.M874]+[.$E$2]" office:value-type="float" office:value="8.68999999999986" calcext:value-type="float">
            <text:p>8,68999999999986</text:p>
          </table:table-cell>
          <table:table-cell table:formula="of:=[.N874]-[.$G$2]*[.$E$2]" office:value-type="float" office:value="-75.1619999999995" calcext:value-type="float">
            <text:p>-75,1619999999995</text:p>
          </table:table-cell>
          <table:table-cell table:formula="of:=[.O874]+[.N875]*[.$E$2]" office:value-type="float" office:value="216.445300000001" calcext:value-type="float">
            <text:p>216,445300000001</text:p>
          </table:table-cell>
          <table:table-cell table:number-columns-repeated="4"/>
        </table:table-row>
        <table:table-row table:style-name="ro1">
          <table:table-cell table:formula="of:=[.A875]+[.$E$2]" office:value-type="float" office:value="8.69999999999986" calcext:value-type="float">
            <text:p>8,69999999999986</text:p>
          </table:table-cell>
          <table:table-cell table:formula="of:=-[.$G$2]*[.A876]^2/2+[.$H$2]*[.A876]+[.$I$2]" office:value-type="float" office:value="216.119000000011" calcext:value-type="float">
            <text:p>216,119000000011</text:p>
          </table:table-cell>
          <table:table-cell table:formula="of:=[.$H$2]-[.$G$2]*[.A876]" office:value-type="float" office:value="-75.2599999999986" calcext:value-type="float">
            <text:p>-75,2599999999986</text:p>
          </table:table-cell>
          <table:table-cell table:number-columns-repeated="9"/>
          <table:table-cell table:formula="of:=[.M875]+[.$E$2]" office:value-type="float" office:value="8.69999999999986" calcext:value-type="float">
            <text:p>8,69999999999986</text:p>
          </table:table-cell>
          <table:table-cell table:formula="of:=[.N875]-[.$G$2]*[.$E$2]" office:value-type="float" office:value="-75.2599999999995" calcext:value-type="float">
            <text:p>-75,2599999999995</text:p>
          </table:table-cell>
          <table:table-cell table:formula="of:=[.O875]+[.N876]*[.$E$2]" office:value-type="float" office:value="215.692700000001" calcext:value-type="float">
            <text:p>215,692700000001</text:p>
          </table:table-cell>
          <table:table-cell table:number-columns-repeated="4"/>
        </table:table-row>
        <table:table-row table:style-name="ro1">
          <table:table-cell table:formula="of:=[.A876]+[.$E$2]" office:value-type="float" office:value="8.70999999999986" calcext:value-type="float">
            <text:p>8,70999999999986</text:p>
          </table:table-cell>
          <table:table-cell table:formula="of:=-[.$G$2]*[.A877]^2/2+[.$H$2]*[.A877]+[.$I$2]" office:value-type="float" office:value="215.365910000011" calcext:value-type="float">
            <text:p>215,365910000011</text:p>
          </table:table-cell>
          <table:table-cell table:formula="of:=[.$H$2]-[.$G$2]*[.A877]" office:value-type="float" office:value="-75.3579999999986" calcext:value-type="float">
            <text:p>-75,3579999999986</text:p>
          </table:table-cell>
          <table:table-cell table:number-columns-repeated="9"/>
          <table:table-cell table:formula="of:=[.M876]+[.$E$2]" office:value-type="float" office:value="8.70999999999986" calcext:value-type="float">
            <text:p>8,70999999999986</text:p>
          </table:table-cell>
          <table:table-cell table:formula="of:=[.N876]-[.$G$2]*[.$E$2]" office:value-type="float" office:value="-75.3579999999995" calcext:value-type="float">
            <text:p>-75,3579999999995</text:p>
          </table:table-cell>
          <table:table-cell table:formula="of:=[.O876]+[.N877]*[.$E$2]" office:value-type="float" office:value="214.939120000001" calcext:value-type="float">
            <text:p>214,939120000001</text:p>
          </table:table-cell>
          <table:table-cell table:number-columns-repeated="4"/>
        </table:table-row>
        <table:table-row table:style-name="ro1">
          <table:table-cell table:formula="of:=[.A877]+[.$E$2]" office:value-type="float" office:value="8.71999999999986" calcext:value-type="float">
            <text:p>8,71999999999986</text:p>
          </table:table-cell>
          <table:table-cell table:formula="of:=-[.$G$2]*[.A878]^2/2+[.$H$2]*[.A878]+[.$I$2]" office:value-type="float" office:value="214.611840000011" calcext:value-type="float">
            <text:p>214,611840000011</text:p>
          </table:table-cell>
          <table:table-cell table:formula="of:=[.$H$2]-[.$G$2]*[.A878]" office:value-type="float" office:value="-75.4559999999986" calcext:value-type="float">
            <text:p>-75,4559999999986</text:p>
          </table:table-cell>
          <table:table-cell table:number-columns-repeated="9"/>
          <table:table-cell table:formula="of:=[.M877]+[.$E$2]" office:value-type="float" office:value="8.71999999999986" calcext:value-type="float">
            <text:p>8,71999999999986</text:p>
          </table:table-cell>
          <table:table-cell table:formula="of:=[.N877]-[.$G$2]*[.$E$2]" office:value-type="float" office:value="-75.4559999999995" calcext:value-type="float">
            <text:p>-75,4559999999995</text:p>
          </table:table-cell>
          <table:table-cell table:formula="of:=[.O877]+[.N878]*[.$E$2]" office:value-type="float" office:value="214.184560000001" calcext:value-type="float">
            <text:p>214,184560000001</text:p>
          </table:table-cell>
          <table:table-cell table:number-columns-repeated="4"/>
        </table:table-row>
        <table:table-row table:style-name="ro1">
          <table:table-cell table:formula="of:=[.A878]+[.$E$2]" office:value-type="float" office:value="8.72999999999986" calcext:value-type="float">
            <text:p>8,72999999999986</text:p>
          </table:table-cell>
          <table:table-cell table:formula="of:=-[.$G$2]*[.A879]^2/2+[.$H$2]*[.A879]+[.$I$2]" office:value-type="float" office:value="213.856790000011" calcext:value-type="float">
            <text:p>213,856790000011</text:p>
          </table:table-cell>
          <table:table-cell table:formula="of:=[.$H$2]-[.$G$2]*[.A879]" office:value-type="float" office:value="-75.5539999999986" calcext:value-type="float">
            <text:p>-75,5539999999986</text:p>
          </table:table-cell>
          <table:table-cell table:number-columns-repeated="9"/>
          <table:table-cell table:formula="of:=[.M878]+[.$E$2]" office:value-type="float" office:value="8.72999999999986" calcext:value-type="float">
            <text:p>8,72999999999986</text:p>
          </table:table-cell>
          <table:table-cell table:formula="of:=[.N878]-[.$G$2]*[.$E$2]" office:value-type="float" office:value="-75.5539999999994" calcext:value-type="float">
            <text:p>-75,5539999999994</text:p>
          </table:table-cell>
          <table:table-cell table:formula="of:=[.O878]+[.N879]*[.$E$2]" office:value-type="float" office:value="213.429020000001" calcext:value-type="float">
            <text:p>213,429020000001</text:p>
          </table:table-cell>
          <table:table-cell table:number-columns-repeated="4"/>
        </table:table-row>
        <table:table-row table:style-name="ro1">
          <table:table-cell table:formula="of:=[.A879]+[.$E$2]" office:value-type="float" office:value="8.73999999999986" calcext:value-type="float">
            <text:p>8,73999999999986</text:p>
          </table:table-cell>
          <table:table-cell table:formula="of:=-[.$G$2]*[.A880]^2/2+[.$H$2]*[.A880]+[.$I$2]" office:value-type="float" office:value="213.100760000011" calcext:value-type="float">
            <text:p>213,100760000011</text:p>
          </table:table-cell>
          <table:table-cell table:formula="of:=[.$H$2]-[.$G$2]*[.A880]" office:value-type="float" office:value="-75.6519999999986" calcext:value-type="float">
            <text:p>-75,6519999999986</text:p>
          </table:table-cell>
          <table:table-cell table:number-columns-repeated="9"/>
          <table:table-cell table:formula="of:=[.M879]+[.$E$2]" office:value-type="float" office:value="8.73999999999986" calcext:value-type="float">
            <text:p>8,73999999999986</text:p>
          </table:table-cell>
          <table:table-cell table:formula="of:=[.N879]-[.$G$2]*[.$E$2]" office:value-type="float" office:value="-75.6519999999995" calcext:value-type="float">
            <text:p>-75,6519999999995</text:p>
          </table:table-cell>
          <table:table-cell table:formula="of:=[.O879]+[.N880]*[.$E$2]" office:value-type="float" office:value="212.672500000001" calcext:value-type="float">
            <text:p>212,672500000001</text:p>
          </table:table-cell>
          <table:table-cell table:number-columns-repeated="4"/>
        </table:table-row>
        <table:table-row table:style-name="ro1">
          <table:table-cell table:formula="of:=[.A880]+[.$E$2]" office:value-type="float" office:value="8.74999999999986" calcext:value-type="float">
            <text:p>8,74999999999986</text:p>
          </table:table-cell>
          <table:table-cell table:formula="of:=-[.$G$2]*[.A881]^2/2+[.$H$2]*[.A881]+[.$I$2]" office:value-type="float" office:value="212.343750000011" calcext:value-type="float">
            <text:p>212,343750000011</text:p>
          </table:table-cell>
          <table:table-cell table:formula="of:=[.$H$2]-[.$G$2]*[.A881]" office:value-type="float" office:value="-75.7499999999986" calcext:value-type="float">
            <text:p>-75,7499999999986</text:p>
          </table:table-cell>
          <table:table-cell table:number-columns-repeated="9"/>
          <table:table-cell table:formula="of:=[.M880]+[.$E$2]" office:value-type="float" office:value="8.74999999999986" calcext:value-type="float">
            <text:p>8,74999999999986</text:p>
          </table:table-cell>
          <table:table-cell table:formula="of:=[.N880]-[.$G$2]*[.$E$2]" office:value-type="float" office:value="-75.7499999999994" calcext:value-type="float">
            <text:p>-75,7499999999994</text:p>
          </table:table-cell>
          <table:table-cell table:formula="of:=[.O880]+[.N881]*[.$E$2]" office:value-type="float" office:value="211.915000000001" calcext:value-type="float">
            <text:p>211,915000000001</text:p>
          </table:table-cell>
          <table:table-cell table:number-columns-repeated="4"/>
        </table:table-row>
        <table:table-row table:style-name="ro1">
          <table:table-cell table:formula="of:=[.A881]+[.$E$2]" office:value-type="float" office:value="8.75999999999986" calcext:value-type="float">
            <text:p>8,75999999999986</text:p>
          </table:table-cell>
          <table:table-cell table:formula="of:=-[.$G$2]*[.A882]^2/2+[.$H$2]*[.A882]+[.$I$2]" office:value-type="float" office:value="211.585760000011" calcext:value-type="float">
            <text:p>211,585760000011</text:p>
          </table:table-cell>
          <table:table-cell table:formula="of:=[.$H$2]-[.$G$2]*[.A882]" office:value-type="float" office:value="-75.8479999999986" calcext:value-type="float">
            <text:p>-75,8479999999986</text:p>
          </table:table-cell>
          <table:table-cell table:number-columns-repeated="9"/>
          <table:table-cell table:formula="of:=[.M881]+[.$E$2]" office:value-type="float" office:value="8.75999999999986" calcext:value-type="float">
            <text:p>8,75999999999986</text:p>
          </table:table-cell>
          <table:table-cell table:formula="of:=[.N881]-[.$G$2]*[.$E$2]" office:value-type="float" office:value="-75.8479999999994" calcext:value-type="float">
            <text:p>-75,8479999999994</text:p>
          </table:table-cell>
          <table:table-cell table:formula="of:=[.O881]+[.N882]*[.$E$2]" office:value-type="float" office:value="211.156520000001" calcext:value-type="float">
            <text:p>211,156520000001</text:p>
          </table:table-cell>
          <table:table-cell table:number-columns-repeated="4"/>
        </table:table-row>
        <table:table-row table:style-name="ro1">
          <table:table-cell table:formula="of:=[.A882]+[.$E$2]" office:value-type="float" office:value="8.76999999999986" calcext:value-type="float">
            <text:p>8,76999999999986</text:p>
          </table:table-cell>
          <table:table-cell table:formula="of:=-[.$G$2]*[.A883]^2/2+[.$H$2]*[.A883]+[.$I$2]" office:value-type="float" office:value="210.826790000011" calcext:value-type="float">
            <text:p>210,826790000011</text:p>
          </table:table-cell>
          <table:table-cell table:formula="of:=[.$H$2]-[.$G$2]*[.A883]" office:value-type="float" office:value="-75.9459999999986" calcext:value-type="float">
            <text:p>-75,9459999999986</text:p>
          </table:table-cell>
          <table:table-cell table:number-columns-repeated="9"/>
          <table:table-cell table:formula="of:=[.M882]+[.$E$2]" office:value-type="float" office:value="8.76999999999986" calcext:value-type="float">
            <text:p>8,76999999999986</text:p>
          </table:table-cell>
          <table:table-cell table:formula="of:=[.N882]-[.$G$2]*[.$E$2]" office:value-type="float" office:value="-75.9459999999995" calcext:value-type="float">
            <text:p>-75,9459999999995</text:p>
          </table:table-cell>
          <table:table-cell table:formula="of:=[.O882]+[.N883]*[.$E$2]" office:value-type="float" office:value="210.397060000001" calcext:value-type="float">
            <text:p>210,397060000001</text:p>
          </table:table-cell>
          <table:table-cell table:number-columns-repeated="4"/>
        </table:table-row>
        <table:table-row table:style-name="ro1">
          <table:table-cell table:formula="of:=[.A883]+[.$E$2]" office:value-type="float" office:value="8.77999999999986" calcext:value-type="float">
            <text:p>8,77999999999986</text:p>
          </table:table-cell>
          <table:table-cell table:formula="of:=-[.$G$2]*[.A884]^2/2+[.$H$2]*[.A884]+[.$I$2]" office:value-type="float" office:value="210.066840000011" calcext:value-type="float">
            <text:p>210,066840000011</text:p>
          </table:table-cell>
          <table:table-cell table:formula="of:=[.$H$2]-[.$G$2]*[.A884]" office:value-type="float" office:value="-76.0439999999986" calcext:value-type="float">
            <text:p>-76,0439999999986</text:p>
          </table:table-cell>
          <table:table-cell table:number-columns-repeated="9"/>
          <table:table-cell table:formula="of:=[.M883]+[.$E$2]" office:value-type="float" office:value="8.77999999999986" calcext:value-type="float">
            <text:p>8,77999999999986</text:p>
          </table:table-cell>
          <table:table-cell table:formula="of:=[.N883]-[.$G$2]*[.$E$2]" office:value-type="float" office:value="-76.0439999999994" calcext:value-type="float">
            <text:p>-76,0439999999994</text:p>
          </table:table-cell>
          <table:table-cell table:formula="of:=[.O883]+[.N884]*[.$E$2]" office:value-type="float" office:value="209.636620000001" calcext:value-type="float">
            <text:p>209,636620000001</text:p>
          </table:table-cell>
          <table:table-cell table:number-columns-repeated="4"/>
        </table:table-row>
        <table:table-row table:style-name="ro1">
          <table:table-cell table:formula="of:=[.A884]+[.$E$2]" office:value-type="float" office:value="8.78999999999986" calcext:value-type="float">
            <text:p>8,78999999999986</text:p>
          </table:table-cell>
          <table:table-cell table:formula="of:=-[.$G$2]*[.A885]^2/2+[.$H$2]*[.A885]+[.$I$2]" office:value-type="float" office:value="209.305910000011" calcext:value-type="float">
            <text:p>209,305910000011</text:p>
          </table:table-cell>
          <table:table-cell table:formula="of:=[.$H$2]-[.$G$2]*[.A885]" office:value-type="float" office:value="-76.1419999999986" calcext:value-type="float">
            <text:p>-76,1419999999986</text:p>
          </table:table-cell>
          <table:table-cell table:number-columns-repeated="9"/>
          <table:table-cell table:formula="of:=[.M884]+[.$E$2]" office:value-type="float" office:value="8.78999999999986" calcext:value-type="float">
            <text:p>8,78999999999986</text:p>
          </table:table-cell>
          <table:table-cell table:formula="of:=[.N884]-[.$G$2]*[.$E$2]" office:value-type="float" office:value="-76.1419999999994" calcext:value-type="float">
            <text:p>-76,1419999999994</text:p>
          </table:table-cell>
          <table:table-cell table:formula="of:=[.O884]+[.N885]*[.$E$2]" office:value-type="float" office:value="208.875200000001" calcext:value-type="float">
            <text:p>208,875200000001</text:p>
          </table:table-cell>
          <table:table-cell table:number-columns-repeated="4"/>
        </table:table-row>
        <table:table-row table:style-name="ro1">
          <table:table-cell table:formula="of:=[.A885]+[.$E$2]" office:value-type="float" office:value="8.79999999999986" calcext:value-type="float">
            <text:p>8,79999999999986</text:p>
          </table:table-cell>
          <table:table-cell table:formula="of:=-[.$G$2]*[.A886]^2/2+[.$H$2]*[.A886]+[.$I$2]" office:value-type="float" office:value="208.544000000011" calcext:value-type="float">
            <text:p>208,544000000011</text:p>
          </table:table-cell>
          <table:table-cell table:formula="of:=[.$H$2]-[.$G$2]*[.A886]" office:value-type="float" office:value="-76.2399999999986" calcext:value-type="float">
            <text:p>-76,2399999999986</text:p>
          </table:table-cell>
          <table:table-cell table:number-columns-repeated="9"/>
          <table:table-cell table:formula="of:=[.M885]+[.$E$2]" office:value-type="float" office:value="8.79999999999986" calcext:value-type="float">
            <text:p>8,79999999999986</text:p>
          </table:table-cell>
          <table:table-cell table:formula="of:=[.N885]-[.$G$2]*[.$E$2]" office:value-type="float" office:value="-76.2399999999994" calcext:value-type="float">
            <text:p>-76,2399999999994</text:p>
          </table:table-cell>
          <table:table-cell table:formula="of:=[.O885]+[.N886]*[.$E$2]" office:value-type="float" office:value="208.112800000001" calcext:value-type="float">
            <text:p>208,112800000001</text:p>
          </table:table-cell>
          <table:table-cell table:number-columns-repeated="4"/>
        </table:table-row>
        <table:table-row table:style-name="ro1">
          <table:table-cell table:formula="of:=[.A886]+[.$E$2]" office:value-type="float" office:value="8.80999999999986" calcext:value-type="float">
            <text:p>8,80999999999986</text:p>
          </table:table-cell>
          <table:table-cell table:formula="of:=-[.$G$2]*[.A887]^2/2+[.$H$2]*[.A887]+[.$I$2]" office:value-type="float" office:value="207.781110000011" calcext:value-type="float">
            <text:p>207,781110000011</text:p>
          </table:table-cell>
          <table:table-cell table:formula="of:=[.$H$2]-[.$G$2]*[.A887]" office:value-type="float" office:value="-76.3379999999986" calcext:value-type="float">
            <text:p>-76,3379999999986</text:p>
          </table:table-cell>
          <table:table-cell table:number-columns-repeated="9"/>
          <table:table-cell table:formula="of:=[.M886]+[.$E$2]" office:value-type="float" office:value="8.80999999999986" calcext:value-type="float">
            <text:p>8,80999999999986</text:p>
          </table:table-cell>
          <table:table-cell table:formula="of:=[.N886]-[.$G$2]*[.$E$2]" office:value-type="float" office:value="-76.3379999999994" calcext:value-type="float">
            <text:p>-76,3379999999994</text:p>
          </table:table-cell>
          <table:table-cell table:formula="of:=[.O886]+[.N887]*[.$E$2]" office:value-type="float" office:value="207.349420000001" calcext:value-type="float">
            <text:p>207,349420000001</text:p>
          </table:table-cell>
          <table:table-cell table:number-columns-repeated="4"/>
        </table:table-row>
        <table:table-row table:style-name="ro1">
          <table:table-cell table:formula="of:=[.A887]+[.$E$2]" office:value-type="float" office:value="8.81999999999986" calcext:value-type="float">
            <text:p>8,81999999999986</text:p>
          </table:table-cell>
          <table:table-cell table:formula="of:=-[.$G$2]*[.A888]^2/2+[.$H$2]*[.A888]+[.$I$2]" office:value-type="float" office:value="207.017240000011" calcext:value-type="float">
            <text:p>207,017240000011</text:p>
          </table:table-cell>
          <table:table-cell table:formula="of:=[.$H$2]-[.$G$2]*[.A888]" office:value-type="float" office:value="-76.4359999999986" calcext:value-type="float">
            <text:p>-76,4359999999986</text:p>
          </table:table-cell>
          <table:table-cell table:number-columns-repeated="9"/>
          <table:table-cell table:formula="of:=[.M887]+[.$E$2]" office:value-type="float" office:value="8.81999999999986" calcext:value-type="float">
            <text:p>8,81999999999986</text:p>
          </table:table-cell>
          <table:table-cell table:formula="of:=[.N887]-[.$G$2]*[.$E$2]" office:value-type="float" office:value="-76.4359999999994" calcext:value-type="float">
            <text:p>-76,4359999999994</text:p>
          </table:table-cell>
          <table:table-cell table:formula="of:=[.O887]+[.N888]*[.$E$2]" office:value-type="float" office:value="206.585060000002" calcext:value-type="float">
            <text:p>206,585060000002</text:p>
          </table:table-cell>
          <table:table-cell table:number-columns-repeated="4"/>
        </table:table-row>
        <table:table-row table:style-name="ro1">
          <table:table-cell table:formula="of:=[.A888]+[.$E$2]" office:value-type="float" office:value="8.82999999999986" calcext:value-type="float">
            <text:p>8,82999999999986</text:p>
          </table:table-cell>
          <table:table-cell table:formula="of:=-[.$G$2]*[.A889]^2/2+[.$H$2]*[.A889]+[.$I$2]" office:value-type="float" office:value="206.252390000011" calcext:value-type="float">
            <text:p>206,252390000011</text:p>
          </table:table-cell>
          <table:table-cell table:formula="of:=[.$H$2]-[.$G$2]*[.A889]" office:value-type="float" office:value="-76.5339999999986" calcext:value-type="float">
            <text:p>-76,5339999999986</text:p>
          </table:table-cell>
          <table:table-cell table:number-columns-repeated="9"/>
          <table:table-cell table:formula="of:=[.M888]+[.$E$2]" office:value-type="float" office:value="8.82999999999986" calcext:value-type="float">
            <text:p>8,82999999999986</text:p>
          </table:table-cell>
          <table:table-cell table:formula="of:=[.N888]-[.$G$2]*[.$E$2]" office:value-type="float" office:value="-76.5339999999994" calcext:value-type="float">
            <text:p>-76,5339999999994</text:p>
          </table:table-cell>
          <table:table-cell table:formula="of:=[.O888]+[.N889]*[.$E$2]" office:value-type="float" office:value="205.819720000001" calcext:value-type="float">
            <text:p>205,819720000001</text:p>
          </table:table-cell>
          <table:table-cell table:number-columns-repeated="4"/>
        </table:table-row>
        <table:table-row table:style-name="ro1">
          <table:table-cell table:formula="of:=[.A889]+[.$E$2]" office:value-type="float" office:value="8.83999999999986" calcext:value-type="float">
            <text:p>8,83999999999986</text:p>
          </table:table-cell>
          <table:table-cell table:formula="of:=-[.$G$2]*[.A890]^2/2+[.$H$2]*[.A890]+[.$I$2]" office:value-type="float" office:value="205.486560000011" calcext:value-type="float">
            <text:p>205,486560000011</text:p>
          </table:table-cell>
          <table:table-cell table:formula="of:=[.$H$2]-[.$G$2]*[.A890]" office:value-type="float" office:value="-76.6319999999986" calcext:value-type="float">
            <text:p>-76,6319999999986</text:p>
          </table:table-cell>
          <table:table-cell table:number-columns-repeated="9"/>
          <table:table-cell table:formula="of:=[.M889]+[.$E$2]" office:value-type="float" office:value="8.83999999999986" calcext:value-type="float">
            <text:p>8,83999999999986</text:p>
          </table:table-cell>
          <table:table-cell table:formula="of:=[.N889]-[.$G$2]*[.$E$2]" office:value-type="float" office:value="-76.6319999999994" calcext:value-type="float">
            <text:p>-76,6319999999994</text:p>
          </table:table-cell>
          <table:table-cell table:formula="of:=[.O889]+[.N890]*[.$E$2]" office:value-type="float" office:value="205.053400000001" calcext:value-type="float">
            <text:p>205,053400000001</text:p>
          </table:table-cell>
          <table:table-cell table:number-columns-repeated="4"/>
        </table:table-row>
        <table:table-row table:style-name="ro1">
          <table:table-cell table:formula="of:=[.A890]+[.$E$2]" office:value-type="float" office:value="8.84999999999986" calcext:value-type="float">
            <text:p>8,84999999999986</text:p>
          </table:table-cell>
          <table:table-cell table:formula="of:=-[.$G$2]*[.A891]^2/2+[.$H$2]*[.A891]+[.$I$2]" office:value-type="float" office:value="204.719750000011" calcext:value-type="float">
            <text:p>204,719750000011</text:p>
          </table:table-cell>
          <table:table-cell table:formula="of:=[.$H$2]-[.$G$2]*[.A891]" office:value-type="float" office:value="-76.7299999999986" calcext:value-type="float">
            <text:p>-76,7299999999986</text:p>
          </table:table-cell>
          <table:table-cell table:number-columns-repeated="9"/>
          <table:table-cell table:formula="of:=[.M890]+[.$E$2]" office:value-type="float" office:value="8.84999999999986" calcext:value-type="float">
            <text:p>8,84999999999986</text:p>
          </table:table-cell>
          <table:table-cell table:formula="of:=[.N890]-[.$G$2]*[.$E$2]" office:value-type="float" office:value="-76.7299999999994" calcext:value-type="float">
            <text:p>-76,7299999999994</text:p>
          </table:table-cell>
          <table:table-cell table:formula="of:=[.O890]+[.N891]*[.$E$2]" office:value-type="float" office:value="204.286100000001" calcext:value-type="float">
            <text:p>204,286100000001</text:p>
          </table:table-cell>
          <table:table-cell table:number-columns-repeated="4"/>
        </table:table-row>
        <table:table-row table:style-name="ro1">
          <table:table-cell table:formula="of:=[.A891]+[.$E$2]" office:value-type="float" office:value="8.85999999999986" calcext:value-type="float">
            <text:p>8,85999999999986</text:p>
          </table:table-cell>
          <table:table-cell table:formula="of:=-[.$G$2]*[.A892]^2/2+[.$H$2]*[.A892]+[.$I$2]" office:value-type="float" office:value="203.951960000011" calcext:value-type="float">
            <text:p>203,951960000011</text:p>
          </table:table-cell>
          <table:table-cell table:formula="of:=[.$H$2]-[.$G$2]*[.A892]" office:value-type="float" office:value="-76.8279999999986" calcext:value-type="float">
            <text:p>-76,8279999999986</text:p>
          </table:table-cell>
          <table:table-cell table:number-columns-repeated="9"/>
          <table:table-cell table:formula="of:=[.M891]+[.$E$2]" office:value-type="float" office:value="8.85999999999986" calcext:value-type="float">
            <text:p>8,85999999999986</text:p>
          </table:table-cell>
          <table:table-cell table:formula="of:=[.N891]-[.$G$2]*[.$E$2]" office:value-type="float" office:value="-76.8279999999994" calcext:value-type="float">
            <text:p>-76,8279999999994</text:p>
          </table:table-cell>
          <table:table-cell table:formula="of:=[.O891]+[.N892]*[.$E$2]" office:value-type="float" office:value="203.517820000001" calcext:value-type="float">
            <text:p>203,517820000001</text:p>
          </table:table-cell>
          <table:table-cell table:number-columns-repeated="4"/>
        </table:table-row>
        <table:table-row table:style-name="ro1">
          <table:table-cell table:formula="of:=[.A892]+[.$E$2]" office:value-type="float" office:value="8.86999999999986" calcext:value-type="float">
            <text:p>8,86999999999986</text:p>
          </table:table-cell>
          <table:table-cell table:formula="of:=-[.$G$2]*[.A893]^2/2+[.$H$2]*[.A893]+[.$I$2]" office:value-type="float" office:value="203.183190000011" calcext:value-type="float">
            <text:p>203,183190000011</text:p>
          </table:table-cell>
          <table:table-cell table:formula="of:=[.$H$2]-[.$G$2]*[.A893]" office:value-type="float" office:value="-76.9259999999986" calcext:value-type="float">
            <text:p>-76,9259999999986</text:p>
          </table:table-cell>
          <table:table-cell table:number-columns-repeated="9"/>
          <table:table-cell table:formula="of:=[.M892]+[.$E$2]" office:value-type="float" office:value="8.86999999999986" calcext:value-type="float">
            <text:p>8,86999999999986</text:p>
          </table:table-cell>
          <table:table-cell table:formula="of:=[.N892]-[.$G$2]*[.$E$2]" office:value-type="float" office:value="-76.9259999999994" calcext:value-type="float">
            <text:p>-76,9259999999994</text:p>
          </table:table-cell>
          <table:table-cell table:formula="of:=[.O892]+[.N893]*[.$E$2]" office:value-type="float" office:value="202.748560000001" calcext:value-type="float">
            <text:p>202,748560000001</text:p>
          </table:table-cell>
          <table:table-cell table:number-columns-repeated="4"/>
        </table:table-row>
        <table:table-row table:style-name="ro1">
          <table:table-cell table:formula="of:=[.A893]+[.$E$2]" office:value-type="float" office:value="8.87999999999986" calcext:value-type="float">
            <text:p>8,87999999999986</text:p>
          </table:table-cell>
          <table:table-cell table:formula="of:=-[.$G$2]*[.A894]^2/2+[.$H$2]*[.A894]+[.$I$2]" office:value-type="float" office:value="202.413440000011" calcext:value-type="float">
            <text:p>202,413440000011</text:p>
          </table:table-cell>
          <table:table-cell table:formula="of:=[.$H$2]-[.$G$2]*[.A894]" office:value-type="float" office:value="-77.0239999999986" calcext:value-type="float">
            <text:p>-77,0239999999986</text:p>
          </table:table-cell>
          <table:table-cell table:number-columns-repeated="9"/>
          <table:table-cell table:formula="of:=[.M893]+[.$E$2]" office:value-type="float" office:value="8.87999999999986" calcext:value-type="float">
            <text:p>8,87999999999986</text:p>
          </table:table-cell>
          <table:table-cell table:formula="of:=[.N893]-[.$G$2]*[.$E$2]" office:value-type="float" office:value="-77.0239999999994" calcext:value-type="float">
            <text:p>-77,0239999999994</text:p>
          </table:table-cell>
          <table:table-cell table:formula="of:=[.O893]+[.N894]*[.$E$2]" office:value-type="float" office:value="201.978320000001" calcext:value-type="float">
            <text:p>201,978320000001</text:p>
          </table:table-cell>
          <table:table-cell table:number-columns-repeated="4"/>
        </table:table-row>
        <table:table-row table:style-name="ro1">
          <table:table-cell table:formula="of:=[.A894]+[.$E$2]" office:value-type="float" office:value="8.88999999999986" calcext:value-type="float">
            <text:p>8,88999999999986</text:p>
          </table:table-cell>
          <table:table-cell table:formula="of:=-[.$G$2]*[.A895]^2/2+[.$H$2]*[.A895]+[.$I$2]" office:value-type="float" office:value="201.642710000011" calcext:value-type="float">
            <text:p>201,642710000011</text:p>
          </table:table-cell>
          <table:table-cell table:formula="of:=[.$H$2]-[.$G$2]*[.A895]" office:value-type="float" office:value="-77.1219999999986" calcext:value-type="float">
            <text:p>-77,1219999999986</text:p>
          </table:table-cell>
          <table:table-cell table:number-columns-repeated="9"/>
          <table:table-cell table:formula="of:=[.M894]+[.$E$2]" office:value-type="float" office:value="8.88999999999986" calcext:value-type="float">
            <text:p>8,88999999999986</text:p>
          </table:table-cell>
          <table:table-cell table:formula="of:=[.N894]-[.$G$2]*[.$E$2]" office:value-type="float" office:value="-77.1219999999994" calcext:value-type="float">
            <text:p>-77,1219999999994</text:p>
          </table:table-cell>
          <table:table-cell table:formula="of:=[.O894]+[.N895]*[.$E$2]" office:value-type="float" office:value="201.207100000001" calcext:value-type="float">
            <text:p>201,207100000001</text:p>
          </table:table-cell>
          <table:table-cell table:number-columns-repeated="4"/>
        </table:table-row>
        <table:table-row table:style-name="ro1">
          <table:table-cell table:formula="of:=[.A895]+[.$E$2]" office:value-type="float" office:value="8.89999999999986" calcext:value-type="float">
            <text:p>8,89999999999986</text:p>
          </table:table-cell>
          <table:table-cell table:formula="of:=-[.$G$2]*[.A896]^2/2+[.$H$2]*[.A896]+[.$I$2]" office:value-type="float" office:value="200.871000000011" calcext:value-type="float">
            <text:p>200,871000000011</text:p>
          </table:table-cell>
          <table:table-cell table:formula="of:=[.$H$2]-[.$G$2]*[.A896]" office:value-type="float" office:value="-77.2199999999986" calcext:value-type="float">
            <text:p>-77,2199999999986</text:p>
          </table:table-cell>
          <table:table-cell table:number-columns-repeated="9"/>
          <table:table-cell table:formula="of:=[.M895]+[.$E$2]" office:value-type="float" office:value="8.89999999999986" calcext:value-type="float">
            <text:p>8,89999999999986</text:p>
          </table:table-cell>
          <table:table-cell table:formula="of:=[.N895]-[.$G$2]*[.$E$2]" office:value-type="float" office:value="-77.2199999999994" calcext:value-type="float">
            <text:p>-77,2199999999994</text:p>
          </table:table-cell>
          <table:table-cell table:formula="of:=[.O895]+[.N896]*[.$E$2]" office:value-type="float" office:value="200.434900000001" calcext:value-type="float">
            <text:p>200,434900000001</text:p>
          </table:table-cell>
          <table:table-cell table:number-columns-repeated="4"/>
        </table:table-row>
        <table:table-row table:style-name="ro1">
          <table:table-cell table:formula="of:=[.A896]+[.$E$2]" office:value-type="float" office:value="8.90999999999985" calcext:value-type="float">
            <text:p>8,90999999999985</text:p>
          </table:table-cell>
          <table:table-cell table:formula="of:=-[.$G$2]*[.A897]^2/2+[.$H$2]*[.A897]+[.$I$2]" office:value-type="float" office:value="200.098310000011" calcext:value-type="float">
            <text:p>200,098310000011</text:p>
          </table:table-cell>
          <table:table-cell table:formula="of:=[.$H$2]-[.$G$2]*[.A897]" office:value-type="float" office:value="-77.3179999999986" calcext:value-type="float">
            <text:p>-77,3179999999986</text:p>
          </table:table-cell>
          <table:table-cell table:number-columns-repeated="9"/>
          <table:table-cell table:formula="of:=[.M896]+[.$E$2]" office:value-type="float" office:value="8.90999999999985" calcext:value-type="float">
            <text:p>8,90999999999985</text:p>
          </table:table-cell>
          <table:table-cell table:formula="of:=[.N896]-[.$G$2]*[.$E$2]" office:value-type="float" office:value="-77.3179999999994" calcext:value-type="float">
            <text:p>-77,3179999999994</text:p>
          </table:table-cell>
          <table:table-cell table:formula="of:=[.O896]+[.N897]*[.$E$2]" office:value-type="float" office:value="199.661720000002" calcext:value-type="float">
            <text:p>199,661720000002</text:p>
          </table:table-cell>
          <table:table-cell table:number-columns-repeated="4"/>
        </table:table-row>
        <table:table-row table:style-name="ro1">
          <table:table-cell table:formula="of:=[.A897]+[.$E$2]" office:value-type="float" office:value="8.91999999999985" calcext:value-type="float">
            <text:p>8,91999999999985</text:p>
          </table:table-cell>
          <table:table-cell table:formula="of:=-[.$G$2]*[.A898]^2/2+[.$H$2]*[.A898]+[.$I$2]" office:value-type="float" office:value="199.324640000011" calcext:value-type="float">
            <text:p>199,324640000011</text:p>
          </table:table-cell>
          <table:table-cell table:formula="of:=[.$H$2]-[.$G$2]*[.A898]" office:value-type="float" office:value="-77.4159999999986" calcext:value-type="float">
            <text:p>-77,4159999999986</text:p>
          </table:table-cell>
          <table:table-cell table:number-columns-repeated="9"/>
          <table:table-cell table:formula="of:=[.M897]+[.$E$2]" office:value-type="float" office:value="8.91999999999985" calcext:value-type="float">
            <text:p>8,91999999999985</text:p>
          </table:table-cell>
          <table:table-cell table:formula="of:=[.N897]-[.$G$2]*[.$E$2]" office:value-type="float" office:value="-77.4159999999994" calcext:value-type="float">
            <text:p>-77,4159999999994</text:p>
          </table:table-cell>
          <table:table-cell table:formula="of:=[.O897]+[.N898]*[.$E$2]" office:value-type="float" office:value="198.887560000002" calcext:value-type="float">
            <text:p>198,887560000002</text:p>
          </table:table-cell>
          <table:table-cell table:number-columns-repeated="4"/>
        </table:table-row>
        <table:table-row table:style-name="ro1">
          <table:table-cell table:formula="of:=[.A898]+[.$E$2]" office:value-type="float" office:value="8.92999999999985" calcext:value-type="float">
            <text:p>8,92999999999985</text:p>
          </table:table-cell>
          <table:table-cell table:formula="of:=-[.$G$2]*[.A899]^2/2+[.$H$2]*[.A899]+[.$I$2]" office:value-type="float" office:value="198.549990000011" calcext:value-type="float">
            <text:p>198,549990000011</text:p>
          </table:table-cell>
          <table:table-cell table:formula="of:=[.$H$2]-[.$G$2]*[.A899]" office:value-type="float" office:value="-77.5139999999986" calcext:value-type="float">
            <text:p>-77,5139999999986</text:p>
          </table:table-cell>
          <table:table-cell table:number-columns-repeated="9"/>
          <table:table-cell table:formula="of:=[.M898]+[.$E$2]" office:value-type="float" office:value="8.92999999999985" calcext:value-type="float">
            <text:p>8,92999999999985</text:p>
          </table:table-cell>
          <table:table-cell table:formula="of:=[.N898]-[.$G$2]*[.$E$2]" office:value-type="float" office:value="-77.5139999999994" calcext:value-type="float">
            <text:p>-77,5139999999994</text:p>
          </table:table-cell>
          <table:table-cell table:formula="of:=[.O898]+[.N899]*[.$E$2]" office:value-type="float" office:value="198.112420000002" calcext:value-type="float">
            <text:p>198,112420000002</text:p>
          </table:table-cell>
          <table:table-cell table:number-columns-repeated="4"/>
        </table:table-row>
        <table:table-row table:style-name="ro1">
          <table:table-cell table:formula="of:=[.A899]+[.$E$2]" office:value-type="float" office:value="8.93999999999985" calcext:value-type="float">
            <text:p>8,93999999999985</text:p>
          </table:table-cell>
          <table:table-cell table:formula="of:=-[.$G$2]*[.A900]^2/2+[.$H$2]*[.A900]+[.$I$2]" office:value-type="float" office:value="197.774360000011" calcext:value-type="float">
            <text:p>197,774360000011</text:p>
          </table:table-cell>
          <table:table-cell table:formula="of:=[.$H$2]-[.$G$2]*[.A900]" office:value-type="float" office:value="-77.6119999999986" calcext:value-type="float">
            <text:p>-77,6119999999986</text:p>
          </table:table-cell>
          <table:table-cell table:number-columns-repeated="9"/>
          <table:table-cell table:formula="of:=[.M899]+[.$E$2]" office:value-type="float" office:value="8.93999999999985" calcext:value-type="float">
            <text:p>8,93999999999985</text:p>
          </table:table-cell>
          <table:table-cell table:formula="of:=[.N899]-[.$G$2]*[.$E$2]" office:value-type="float" office:value="-77.6119999999994" calcext:value-type="float">
            <text:p>-77,6119999999994</text:p>
          </table:table-cell>
          <table:table-cell table:formula="of:=[.O899]+[.N900]*[.$E$2]" office:value-type="float" office:value="197.336300000002" calcext:value-type="float">
            <text:p>197,336300000002</text:p>
          </table:table-cell>
          <table:table-cell table:number-columns-repeated="4"/>
        </table:table-row>
        <table:table-row table:style-name="ro1">
          <table:table-cell table:formula="of:=[.A900]+[.$E$2]" office:value-type="float" office:value="8.94999999999985" calcext:value-type="float">
            <text:p>8,94999999999985</text:p>
          </table:table-cell>
          <table:table-cell table:formula="of:=-[.$G$2]*[.A901]^2/2+[.$H$2]*[.A901]+[.$I$2]" office:value-type="float" office:value="196.997750000011" calcext:value-type="float">
            <text:p>196,997750000011</text:p>
          </table:table-cell>
          <table:table-cell table:formula="of:=[.$H$2]-[.$G$2]*[.A901]" office:value-type="float" office:value="-77.7099999999986" calcext:value-type="float">
            <text:p>-77,7099999999986</text:p>
          </table:table-cell>
          <table:table-cell table:number-columns-repeated="9"/>
          <table:table-cell table:formula="of:=[.M900]+[.$E$2]" office:value-type="float" office:value="8.94999999999985" calcext:value-type="float">
            <text:p>8,94999999999985</text:p>
          </table:table-cell>
          <table:table-cell table:formula="of:=[.N900]-[.$G$2]*[.$E$2]" office:value-type="float" office:value="-77.7099999999994" calcext:value-type="float">
            <text:p>-77,7099999999994</text:p>
          </table:table-cell>
          <table:table-cell table:formula="of:=[.O900]+[.N901]*[.$E$2]" office:value-type="float" office:value="196.559200000002" calcext:value-type="float">
            <text:p>196,559200000002</text:p>
          </table:table-cell>
          <table:table-cell table:number-columns-repeated="4"/>
        </table:table-row>
        <table:table-row table:style-name="ro1">
          <table:table-cell table:formula="of:=[.A901]+[.$E$2]" office:value-type="float" office:value="8.95999999999985" calcext:value-type="float">
            <text:p>8,95999999999985</text:p>
          </table:table-cell>
          <table:table-cell table:formula="of:=-[.$G$2]*[.A902]^2/2+[.$H$2]*[.A902]+[.$I$2]" office:value-type="float" office:value="196.220160000011" calcext:value-type="float">
            <text:p>196,220160000011</text:p>
          </table:table-cell>
          <table:table-cell table:formula="of:=[.$H$2]-[.$G$2]*[.A902]" office:value-type="float" office:value="-77.8079999999986" calcext:value-type="float">
            <text:p>-77,8079999999986</text:p>
          </table:table-cell>
          <table:table-cell table:number-columns-repeated="9"/>
          <table:table-cell table:formula="of:=[.M901]+[.$E$2]" office:value-type="float" office:value="8.95999999999985" calcext:value-type="float">
            <text:p>8,95999999999985</text:p>
          </table:table-cell>
          <table:table-cell table:formula="of:=[.N901]-[.$G$2]*[.$E$2]" office:value-type="float" office:value="-77.8079999999994" calcext:value-type="float">
            <text:p>-77,8079999999994</text:p>
          </table:table-cell>
          <table:table-cell table:formula="of:=[.O901]+[.N902]*[.$E$2]" office:value-type="float" office:value="195.781120000002" calcext:value-type="float">
            <text:p>195,781120000002</text:p>
          </table:table-cell>
          <table:table-cell table:number-columns-repeated="4"/>
        </table:table-row>
        <table:table-row table:style-name="ro1">
          <table:table-cell table:formula="of:=[.A902]+[.$E$2]" office:value-type="float" office:value="8.96999999999985" calcext:value-type="float">
            <text:p>8,96999999999985</text:p>
          </table:table-cell>
          <table:table-cell table:formula="of:=-[.$G$2]*[.A903]^2/2+[.$H$2]*[.A903]+[.$I$2]" office:value-type="float" office:value="195.441590000011" calcext:value-type="float">
            <text:p>195,441590000011</text:p>
          </table:table-cell>
          <table:table-cell table:formula="of:=[.$H$2]-[.$G$2]*[.A903]" office:value-type="float" office:value="-77.9059999999986" calcext:value-type="float">
            <text:p>-77,9059999999986</text:p>
          </table:table-cell>
          <table:table-cell table:number-columns-repeated="9"/>
          <table:table-cell table:formula="of:=[.M902]+[.$E$2]" office:value-type="float" office:value="8.96999999999985" calcext:value-type="float">
            <text:p>8,96999999999985</text:p>
          </table:table-cell>
          <table:table-cell table:formula="of:=[.N902]-[.$G$2]*[.$E$2]" office:value-type="float" office:value="-77.9059999999994" calcext:value-type="float">
            <text:p>-77,9059999999994</text:p>
          </table:table-cell>
          <table:table-cell table:formula="of:=[.O902]+[.N903]*[.$E$2]" office:value-type="float" office:value="195.002060000002" calcext:value-type="float">
            <text:p>195,002060000002</text:p>
          </table:table-cell>
          <table:table-cell table:number-columns-repeated="4"/>
        </table:table-row>
        <table:table-row table:style-name="ro1">
          <table:table-cell table:formula="of:=[.A903]+[.$E$2]" office:value-type="float" office:value="8.97999999999985" calcext:value-type="float">
            <text:p>8,97999999999985</text:p>
          </table:table-cell>
          <table:table-cell table:formula="of:=-[.$G$2]*[.A904]^2/2+[.$H$2]*[.A904]+[.$I$2]" office:value-type="float" office:value="194.662040000011" calcext:value-type="float">
            <text:p>194,662040000011</text:p>
          </table:table-cell>
          <table:table-cell table:formula="of:=[.$H$2]-[.$G$2]*[.A904]" office:value-type="float" office:value="-78.0039999999986" calcext:value-type="float">
            <text:p>-78,0039999999986</text:p>
          </table:table-cell>
          <table:table-cell table:number-columns-repeated="9"/>
          <table:table-cell table:formula="of:=[.M903]+[.$E$2]" office:value-type="float" office:value="8.97999999999985" calcext:value-type="float">
            <text:p>8,97999999999985</text:p>
          </table:table-cell>
          <table:table-cell table:formula="of:=[.N903]-[.$G$2]*[.$E$2]" office:value-type="float" office:value="-78.0039999999994" calcext:value-type="float">
            <text:p>-78,0039999999994</text:p>
          </table:table-cell>
          <table:table-cell table:formula="of:=[.O903]+[.N904]*[.$E$2]" office:value-type="float" office:value="194.222020000002" calcext:value-type="float">
            <text:p>194,222020000002</text:p>
          </table:table-cell>
          <table:table-cell table:number-columns-repeated="4"/>
        </table:table-row>
        <table:table-row table:style-name="ro1">
          <table:table-cell table:formula="of:=[.A904]+[.$E$2]" office:value-type="float" office:value="8.98999999999985" calcext:value-type="float">
            <text:p>8,98999999999985</text:p>
          </table:table-cell>
          <table:table-cell table:formula="of:=-[.$G$2]*[.A905]^2/2+[.$H$2]*[.A905]+[.$I$2]" office:value-type="float" office:value="193.881510000011" calcext:value-type="float">
            <text:p>193,881510000011</text:p>
          </table:table-cell>
          <table:table-cell table:formula="of:=[.$H$2]-[.$G$2]*[.A905]" office:value-type="float" office:value="-78.1019999999986" calcext:value-type="float">
            <text:p>-78,1019999999986</text:p>
          </table:table-cell>
          <table:table-cell table:number-columns-repeated="9"/>
          <table:table-cell table:formula="of:=[.M904]+[.$E$2]" office:value-type="float" office:value="8.98999999999985" calcext:value-type="float">
            <text:p>8,98999999999985</text:p>
          </table:table-cell>
          <table:table-cell table:formula="of:=[.N904]-[.$G$2]*[.$E$2]" office:value-type="float" office:value="-78.1019999999994" calcext:value-type="float">
            <text:p>-78,1019999999994</text:p>
          </table:table-cell>
          <table:table-cell table:formula="of:=[.O904]+[.N905]*[.$E$2]" office:value-type="float" office:value="193.441000000002" calcext:value-type="float">
            <text:p>193,441000000002</text:p>
          </table:table-cell>
          <table:table-cell table:number-columns-repeated="4"/>
        </table:table-row>
        <table:table-row table:style-name="ro1">
          <table:table-cell table:formula="of:=[.A905]+[.$E$2]" office:value-type="float" office:value="8.99999999999985" calcext:value-type="float">
            <text:p>8,99999999999985</text:p>
          </table:table-cell>
          <table:table-cell table:formula="of:=-[.$G$2]*[.A906]^2/2+[.$H$2]*[.A906]+[.$I$2]" office:value-type="float" office:value="193.100000000012" calcext:value-type="float">
            <text:p>193,100000000012</text:p>
          </table:table-cell>
          <table:table-cell table:formula="of:=[.$H$2]-[.$G$2]*[.A906]" office:value-type="float" office:value="-78.1999999999986" calcext:value-type="float">
            <text:p>-78,1999999999986</text:p>
          </table:table-cell>
          <table:table-cell table:number-columns-repeated="9"/>
          <table:table-cell table:formula="of:=[.M905]+[.$E$2]" office:value-type="float" office:value="8.99999999999985" calcext:value-type="float">
            <text:p>8,99999999999985</text:p>
          </table:table-cell>
          <table:table-cell table:formula="of:=[.N905]-[.$G$2]*[.$E$2]" office:value-type="float" office:value="-78.1999999999994" calcext:value-type="float">
            <text:p>-78,1999999999994</text:p>
          </table:table-cell>
          <table:table-cell table:formula="of:=[.O905]+[.N906]*[.$E$2]" office:value-type="float" office:value="192.659000000002" calcext:value-type="float">
            <text:p>192,659000000002</text:p>
          </table:table-cell>
          <table:table-cell table:number-columns-repeated="4"/>
        </table:table-row>
        <table:table-row table:style-name="ro1">
          <table:table-cell table:formula="of:=[.A906]+[.$E$2]" office:value-type="float" office:value="9.00999999999985" calcext:value-type="float">
            <text:p>9,00999999999985</text:p>
          </table:table-cell>
          <table:table-cell table:formula="of:=-[.$G$2]*[.A907]^2/2+[.$H$2]*[.A907]+[.$I$2]" office:value-type="float" office:value="192.317510000012" calcext:value-type="float">
            <text:p>192,317510000012</text:p>
          </table:table-cell>
          <table:table-cell table:formula="of:=[.$H$2]-[.$G$2]*[.A907]" office:value-type="float" office:value="-78.2979999999986" calcext:value-type="float">
            <text:p>-78,2979999999986</text:p>
          </table:table-cell>
          <table:table-cell table:number-columns-repeated="9"/>
          <table:table-cell table:formula="of:=[.M906]+[.$E$2]" office:value-type="float" office:value="9.00999999999985" calcext:value-type="float">
            <text:p>9,00999999999985</text:p>
          </table:table-cell>
          <table:table-cell table:formula="of:=[.N906]-[.$G$2]*[.$E$2]" office:value-type="float" office:value="-78.2979999999994" calcext:value-type="float">
            <text:p>-78,2979999999994</text:p>
          </table:table-cell>
          <table:table-cell table:formula="of:=[.O906]+[.N907]*[.$E$2]" office:value-type="float" office:value="191.876020000002" calcext:value-type="float">
            <text:p>191,876020000002</text:p>
          </table:table-cell>
          <table:table-cell table:number-columns-repeated="4"/>
        </table:table-row>
        <table:table-row table:style-name="ro1">
          <table:table-cell table:formula="of:=[.A907]+[.$E$2]" office:value-type="float" office:value="9.01999999999985" calcext:value-type="float">
            <text:p>9,01999999999985</text:p>
          </table:table-cell>
          <table:table-cell table:formula="of:=-[.$G$2]*[.A908]^2/2+[.$H$2]*[.A908]+[.$I$2]" office:value-type="float" office:value="191.534040000012" calcext:value-type="float">
            <text:p>191,534040000012</text:p>
          </table:table-cell>
          <table:table-cell table:formula="of:=[.$H$2]-[.$G$2]*[.A908]" office:value-type="float" office:value="-78.3959999999986" calcext:value-type="float">
            <text:p>-78,3959999999986</text:p>
          </table:table-cell>
          <table:table-cell table:number-columns-repeated="9"/>
          <table:table-cell table:formula="of:=[.M907]+[.$E$2]" office:value-type="float" office:value="9.01999999999985" calcext:value-type="float">
            <text:p>9,01999999999985</text:p>
          </table:table-cell>
          <table:table-cell table:formula="of:=[.N907]-[.$G$2]*[.$E$2]" office:value-type="float" office:value="-78.3959999999994" calcext:value-type="float">
            <text:p>-78,3959999999994</text:p>
          </table:table-cell>
          <table:table-cell table:formula="of:=[.O907]+[.N908]*[.$E$2]" office:value-type="float" office:value="191.092060000002" calcext:value-type="float">
            <text:p>191,092060000002</text:p>
          </table:table-cell>
          <table:table-cell table:number-columns-repeated="4"/>
        </table:table-row>
        <table:table-row table:style-name="ro1">
          <table:table-cell table:formula="of:=[.A908]+[.$E$2]" office:value-type="float" office:value="9.02999999999985" calcext:value-type="float">
            <text:p>9,02999999999985</text:p>
          </table:table-cell>
          <table:table-cell table:formula="of:=-[.$G$2]*[.A909]^2/2+[.$H$2]*[.A909]+[.$I$2]" office:value-type="float" office:value="190.749590000012" calcext:value-type="float">
            <text:p>190,749590000012</text:p>
          </table:table-cell>
          <table:table-cell table:formula="of:=[.$H$2]-[.$G$2]*[.A909]" office:value-type="float" office:value="-78.4939999999986" calcext:value-type="float">
            <text:p>-78,4939999999986</text:p>
          </table:table-cell>
          <table:table-cell table:number-columns-repeated="9"/>
          <table:table-cell table:formula="of:=[.M908]+[.$E$2]" office:value-type="float" office:value="9.02999999999985" calcext:value-type="float">
            <text:p>9,02999999999985</text:p>
          </table:table-cell>
          <table:table-cell table:formula="of:=[.N908]-[.$G$2]*[.$E$2]" office:value-type="float" office:value="-78.4939999999994" calcext:value-type="float">
            <text:p>-78,4939999999994</text:p>
          </table:table-cell>
          <table:table-cell table:formula="of:=[.O908]+[.N909]*[.$E$2]" office:value-type="float" office:value="190.307120000002" calcext:value-type="float">
            <text:p>190,307120000002</text:p>
          </table:table-cell>
          <table:table-cell table:number-columns-repeated="4"/>
        </table:table-row>
        <table:table-row table:style-name="ro1">
          <table:table-cell table:formula="of:=[.A909]+[.$E$2]" office:value-type="float" office:value="9.03999999999985" calcext:value-type="float">
            <text:p>9,03999999999985</text:p>
          </table:table-cell>
          <table:table-cell table:formula="of:=-[.$G$2]*[.A910]^2/2+[.$H$2]*[.A910]+[.$I$2]" office:value-type="float" office:value="189.964160000012" calcext:value-type="float">
            <text:p>189,964160000012</text:p>
          </table:table-cell>
          <table:table-cell table:formula="of:=[.$H$2]-[.$G$2]*[.A910]" office:value-type="float" office:value="-78.5919999999986" calcext:value-type="float">
            <text:p>-78,5919999999986</text:p>
          </table:table-cell>
          <table:table-cell table:number-columns-repeated="9"/>
          <table:table-cell table:formula="of:=[.M909]+[.$E$2]" office:value-type="float" office:value="9.03999999999985" calcext:value-type="float">
            <text:p>9,03999999999985</text:p>
          </table:table-cell>
          <table:table-cell table:formula="of:=[.N909]-[.$G$2]*[.$E$2]" office:value-type="float" office:value="-78.5919999999994" calcext:value-type="float">
            <text:p>-78,5919999999994</text:p>
          </table:table-cell>
          <table:table-cell table:formula="of:=[.O909]+[.N910]*[.$E$2]" office:value-type="float" office:value="189.521200000002" calcext:value-type="float">
            <text:p>189,521200000002</text:p>
          </table:table-cell>
          <table:table-cell table:number-columns-repeated="4"/>
        </table:table-row>
        <table:table-row table:style-name="ro1">
          <table:table-cell table:formula="of:=[.A910]+[.$E$2]" office:value-type="float" office:value="9.04999999999985" calcext:value-type="float">
            <text:p>9,04999999999985</text:p>
          </table:table-cell>
          <table:table-cell table:formula="of:=-[.$G$2]*[.A911]^2/2+[.$H$2]*[.A911]+[.$I$2]" office:value-type="float" office:value="189.177750000012" calcext:value-type="float">
            <text:p>189,177750000012</text:p>
          </table:table-cell>
          <table:table-cell table:formula="of:=[.$H$2]-[.$G$2]*[.A911]" office:value-type="float" office:value="-78.6899999999986" calcext:value-type="float">
            <text:p>-78,6899999999986</text:p>
          </table:table-cell>
          <table:table-cell table:number-columns-repeated="9"/>
          <table:table-cell table:formula="of:=[.M910]+[.$E$2]" office:value-type="float" office:value="9.04999999999985" calcext:value-type="float">
            <text:p>9,04999999999985</text:p>
          </table:table-cell>
          <table:table-cell table:formula="of:=[.N910]-[.$G$2]*[.$E$2]" office:value-type="float" office:value="-78.6899999999994" calcext:value-type="float">
            <text:p>-78,6899999999994</text:p>
          </table:table-cell>
          <table:table-cell table:formula="of:=[.O910]+[.N911]*[.$E$2]" office:value-type="float" office:value="188.734300000002" calcext:value-type="float">
            <text:p>188,734300000002</text:p>
          </table:table-cell>
          <table:table-cell table:number-columns-repeated="4"/>
        </table:table-row>
        <table:table-row table:style-name="ro1">
          <table:table-cell table:formula="of:=[.A911]+[.$E$2]" office:value-type="float" office:value="9.05999999999985" calcext:value-type="float">
            <text:p>9,05999999999985</text:p>
          </table:table-cell>
          <table:table-cell table:formula="of:=-[.$G$2]*[.A912]^2/2+[.$H$2]*[.A912]+[.$I$2]" office:value-type="float" office:value="188.390360000012" calcext:value-type="float">
            <text:p>188,390360000012</text:p>
          </table:table-cell>
          <table:table-cell table:formula="of:=[.$H$2]-[.$G$2]*[.A912]" office:value-type="float" office:value="-78.7879999999985" calcext:value-type="float">
            <text:p>-78,7879999999985</text:p>
          </table:table-cell>
          <table:table-cell table:number-columns-repeated="9"/>
          <table:table-cell table:formula="of:=[.M911]+[.$E$2]" office:value-type="float" office:value="9.05999999999985" calcext:value-type="float">
            <text:p>9,05999999999985</text:p>
          </table:table-cell>
          <table:table-cell table:formula="of:=[.N911]-[.$G$2]*[.$E$2]" office:value-type="float" office:value="-78.7879999999994" calcext:value-type="float">
            <text:p>-78,7879999999994</text:p>
          </table:table-cell>
          <table:table-cell table:formula="of:=[.O911]+[.N912]*[.$E$2]" office:value-type="float" office:value="187.946420000002" calcext:value-type="float">
            <text:p>187,946420000002</text:p>
          </table:table-cell>
          <table:table-cell table:number-columns-repeated="4"/>
        </table:table-row>
        <table:table-row table:style-name="ro1">
          <table:table-cell table:formula="of:=[.A912]+[.$E$2]" office:value-type="float" office:value="9.06999999999985" calcext:value-type="float">
            <text:p>9,06999999999985</text:p>
          </table:table-cell>
          <table:table-cell table:formula="of:=-[.$G$2]*[.A913]^2/2+[.$H$2]*[.A913]+[.$I$2]" office:value-type="float" office:value="187.601990000012" calcext:value-type="float">
            <text:p>187,601990000012</text:p>
          </table:table-cell>
          <table:table-cell table:formula="of:=[.$H$2]-[.$G$2]*[.A913]" office:value-type="float" office:value="-78.8859999999985" calcext:value-type="float">
            <text:p>-78,8859999999985</text:p>
          </table:table-cell>
          <table:table-cell table:number-columns-repeated="9"/>
          <table:table-cell table:formula="of:=[.M912]+[.$E$2]" office:value-type="float" office:value="9.06999999999985" calcext:value-type="float">
            <text:p>9,06999999999985</text:p>
          </table:table-cell>
          <table:table-cell table:formula="of:=[.N912]-[.$G$2]*[.$E$2]" office:value-type="float" office:value="-78.8859999999994" calcext:value-type="float">
            <text:p>-78,8859999999994</text:p>
          </table:table-cell>
          <table:table-cell table:formula="of:=[.O912]+[.N913]*[.$E$2]" office:value-type="float" office:value="187.157560000002" calcext:value-type="float">
            <text:p>187,157560000002</text:p>
          </table:table-cell>
          <table:table-cell table:number-columns-repeated="4"/>
        </table:table-row>
        <table:table-row table:style-name="ro1">
          <table:table-cell table:formula="of:=[.A913]+[.$E$2]" office:value-type="float" office:value="9.07999999999985" calcext:value-type="float">
            <text:p>9,07999999999985</text:p>
          </table:table-cell>
          <table:table-cell table:formula="of:=-[.$G$2]*[.A914]^2/2+[.$H$2]*[.A914]+[.$I$2]" office:value-type="float" office:value="186.812640000012" calcext:value-type="float">
            <text:p>186,812640000012</text:p>
          </table:table-cell>
          <table:table-cell table:formula="of:=[.$H$2]-[.$G$2]*[.A914]" office:value-type="float" office:value="-78.9839999999986" calcext:value-type="float">
            <text:p>-78,9839999999986</text:p>
          </table:table-cell>
          <table:table-cell table:number-columns-repeated="9"/>
          <table:table-cell table:formula="of:=[.M913]+[.$E$2]" office:value-type="float" office:value="9.07999999999985" calcext:value-type="float">
            <text:p>9,07999999999985</text:p>
          </table:table-cell>
          <table:table-cell table:formula="of:=[.N913]-[.$G$2]*[.$E$2]" office:value-type="float" office:value="-78.9839999999994" calcext:value-type="float">
            <text:p>-78,9839999999994</text:p>
          </table:table-cell>
          <table:table-cell table:formula="of:=[.O913]+[.N914]*[.$E$2]" office:value-type="float" office:value="186.367720000002" calcext:value-type="float">
            <text:p>186,367720000002</text:p>
          </table:table-cell>
          <table:table-cell table:number-columns-repeated="4"/>
        </table:table-row>
        <table:table-row table:style-name="ro1">
          <table:table-cell table:formula="of:=[.A914]+[.$E$2]" office:value-type="float" office:value="9.08999999999985" calcext:value-type="float">
            <text:p>9,08999999999985</text:p>
          </table:table-cell>
          <table:table-cell table:formula="of:=-[.$G$2]*[.A915]^2/2+[.$H$2]*[.A915]+[.$I$2]" office:value-type="float" office:value="186.022310000012" calcext:value-type="float">
            <text:p>186,022310000012</text:p>
          </table:table-cell>
          <table:table-cell table:formula="of:=[.$H$2]-[.$G$2]*[.A915]" office:value-type="float" office:value="-79.0819999999985" calcext:value-type="float">
            <text:p>-79,0819999999985</text:p>
          </table:table-cell>
          <table:table-cell table:number-columns-repeated="9"/>
          <table:table-cell table:formula="of:=[.M914]+[.$E$2]" office:value-type="float" office:value="9.08999999999985" calcext:value-type="float">
            <text:p>9,08999999999985</text:p>
          </table:table-cell>
          <table:table-cell table:formula="of:=[.N914]-[.$G$2]*[.$E$2]" office:value-type="float" office:value="-79.0819999999994" calcext:value-type="float">
            <text:p>-79,0819999999994</text:p>
          </table:table-cell>
          <table:table-cell table:formula="of:=[.O914]+[.N915]*[.$E$2]" office:value-type="float" office:value="185.576900000002" calcext:value-type="float">
            <text:p>185,576900000002</text:p>
          </table:table-cell>
          <table:table-cell table:number-columns-repeated="4"/>
        </table:table-row>
        <table:table-row table:style-name="ro1">
          <table:table-cell table:formula="of:=[.A915]+[.$E$2]" office:value-type="float" office:value="9.09999999999985" calcext:value-type="float">
            <text:p>9,09999999999985</text:p>
          </table:table-cell>
          <table:table-cell table:formula="of:=-[.$G$2]*[.A916]^2/2+[.$H$2]*[.A916]+[.$I$2]" office:value-type="float" office:value="185.231000000012" calcext:value-type="float">
            <text:p>185,231000000012</text:p>
          </table:table-cell>
          <table:table-cell table:formula="of:=[.$H$2]-[.$G$2]*[.A916]" office:value-type="float" office:value="-79.1799999999985" calcext:value-type="float">
            <text:p>-79,1799999999985</text:p>
          </table:table-cell>
          <table:table-cell table:number-columns-repeated="9"/>
          <table:table-cell table:formula="of:=[.M915]+[.$E$2]" office:value-type="float" office:value="9.09999999999985" calcext:value-type="float">
            <text:p>9,09999999999985</text:p>
          </table:table-cell>
          <table:table-cell table:formula="of:=[.N915]-[.$G$2]*[.$E$2]" office:value-type="float" office:value="-79.1799999999994" calcext:value-type="float">
            <text:p>-79,1799999999994</text:p>
          </table:table-cell>
          <table:table-cell table:formula="of:=[.O915]+[.N916]*[.$E$2]" office:value-type="float" office:value="184.785100000002" calcext:value-type="float">
            <text:p>184,785100000002</text:p>
          </table:table-cell>
          <table:table-cell table:number-columns-repeated="4"/>
        </table:table-row>
        <table:table-row table:style-name="ro1">
          <table:table-cell table:formula="of:=[.A916]+[.$E$2]" office:value-type="float" office:value="9.10999999999985" calcext:value-type="float">
            <text:p>9,10999999999985</text:p>
          </table:table-cell>
          <table:table-cell table:formula="of:=-[.$G$2]*[.A917]^2/2+[.$H$2]*[.A917]+[.$I$2]" office:value-type="float" office:value="184.438710000012" calcext:value-type="float">
            <text:p>184,438710000012</text:p>
          </table:table-cell>
          <table:table-cell table:formula="of:=[.$H$2]-[.$G$2]*[.A917]" office:value-type="float" office:value="-79.2779999999985" calcext:value-type="float">
            <text:p>-79,2779999999985</text:p>
          </table:table-cell>
          <table:table-cell table:number-columns-repeated="9"/>
          <table:table-cell table:formula="of:=[.M916]+[.$E$2]" office:value-type="float" office:value="9.10999999999985" calcext:value-type="float">
            <text:p>9,10999999999985</text:p>
          </table:table-cell>
          <table:table-cell table:formula="of:=[.N916]-[.$G$2]*[.$E$2]" office:value-type="float" office:value="-79.2779999999994" calcext:value-type="float">
            <text:p>-79,2779999999994</text:p>
          </table:table-cell>
          <table:table-cell table:formula="of:=[.O916]+[.N917]*[.$E$2]" office:value-type="float" office:value="183.992320000002" calcext:value-type="float">
            <text:p>183,992320000002</text:p>
          </table:table-cell>
          <table:table-cell table:number-columns-repeated="4"/>
        </table:table-row>
        <table:table-row table:style-name="ro1">
          <table:table-cell table:formula="of:=[.A917]+[.$E$2]" office:value-type="float" office:value="9.11999999999985" calcext:value-type="float">
            <text:p>9,11999999999985</text:p>
          </table:table-cell>
          <table:table-cell table:formula="of:=-[.$G$2]*[.A918]^2/2+[.$H$2]*[.A918]+[.$I$2]" office:value-type="float" office:value="183.645440000012" calcext:value-type="float">
            <text:p>183,645440000012</text:p>
          </table:table-cell>
          <table:table-cell table:formula="of:=[.$H$2]-[.$G$2]*[.A918]" office:value-type="float" office:value="-79.3759999999985" calcext:value-type="float">
            <text:p>-79,3759999999985</text:p>
          </table:table-cell>
          <table:table-cell table:number-columns-repeated="9"/>
          <table:table-cell table:formula="of:=[.M917]+[.$E$2]" office:value-type="float" office:value="9.11999999999985" calcext:value-type="float">
            <text:p>9,11999999999985</text:p>
          </table:table-cell>
          <table:table-cell table:formula="of:=[.N917]-[.$G$2]*[.$E$2]" office:value-type="float" office:value="-79.3759999999994" calcext:value-type="float">
            <text:p>-79,3759999999994</text:p>
          </table:table-cell>
          <table:table-cell table:formula="of:=[.O917]+[.N918]*[.$E$2]" office:value-type="float" office:value="183.198560000002" calcext:value-type="float">
            <text:p>183,198560000002</text:p>
          </table:table-cell>
          <table:table-cell table:number-columns-repeated="4"/>
        </table:table-row>
        <table:table-row table:style-name="ro1">
          <table:table-cell table:formula="of:=[.A918]+[.$E$2]" office:value-type="float" office:value="9.12999999999985" calcext:value-type="float">
            <text:p>9,12999999999985</text:p>
          </table:table-cell>
          <table:table-cell table:formula="of:=-[.$G$2]*[.A919]^2/2+[.$H$2]*[.A919]+[.$I$2]" office:value-type="float" office:value="182.851190000012" calcext:value-type="float">
            <text:p>182,851190000012</text:p>
          </table:table-cell>
          <table:table-cell table:formula="of:=[.$H$2]-[.$G$2]*[.A919]" office:value-type="float" office:value="-79.4739999999985" calcext:value-type="float">
            <text:p>-79,4739999999985</text:p>
          </table:table-cell>
          <table:table-cell table:number-columns-repeated="9"/>
          <table:table-cell table:formula="of:=[.M918]+[.$E$2]" office:value-type="float" office:value="9.12999999999985" calcext:value-type="float">
            <text:p>9,12999999999985</text:p>
          </table:table-cell>
          <table:table-cell table:formula="of:=[.N918]-[.$G$2]*[.$E$2]" office:value-type="float" office:value="-79.4739999999994" calcext:value-type="float">
            <text:p>-79,4739999999994</text:p>
          </table:table-cell>
          <table:table-cell table:formula="of:=[.O918]+[.N919]*[.$E$2]" office:value-type="float" office:value="182.403820000002" calcext:value-type="float">
            <text:p>182,403820000002</text:p>
          </table:table-cell>
          <table:table-cell table:number-columns-repeated="4"/>
        </table:table-row>
        <table:table-row table:style-name="ro1">
          <table:table-cell table:formula="of:=[.A919]+[.$E$2]" office:value-type="float" office:value="9.13999999999985" calcext:value-type="float">
            <text:p>9,13999999999985</text:p>
          </table:table-cell>
          <table:table-cell table:formula="of:=-[.$G$2]*[.A920]^2/2+[.$H$2]*[.A920]+[.$I$2]" office:value-type="float" office:value="182.055960000012" calcext:value-type="float">
            <text:p>182,055960000012</text:p>
          </table:table-cell>
          <table:table-cell table:formula="of:=[.$H$2]-[.$G$2]*[.A920]" office:value-type="float" office:value="-79.5719999999985" calcext:value-type="float">
            <text:p>-79,5719999999985</text:p>
          </table:table-cell>
          <table:table-cell table:number-columns-repeated="9"/>
          <table:table-cell table:formula="of:=[.M919]+[.$E$2]" office:value-type="float" office:value="9.13999999999985" calcext:value-type="float">
            <text:p>9,13999999999985</text:p>
          </table:table-cell>
          <table:table-cell table:formula="of:=[.N919]-[.$G$2]*[.$E$2]" office:value-type="float" office:value="-79.5719999999994" calcext:value-type="float">
            <text:p>-79,5719999999994</text:p>
          </table:table-cell>
          <table:table-cell table:formula="of:=[.O919]+[.N920]*[.$E$2]" office:value-type="float" office:value="181.608100000002" calcext:value-type="float">
            <text:p>181,608100000002</text:p>
          </table:table-cell>
          <table:table-cell table:number-columns-repeated="4"/>
        </table:table-row>
        <table:table-row table:style-name="ro1">
          <table:table-cell table:formula="of:=[.A920]+[.$E$2]" office:value-type="float" office:value="9.14999999999985" calcext:value-type="float">
            <text:p>9,14999999999985</text:p>
          </table:table-cell>
          <table:table-cell table:formula="of:=-[.$G$2]*[.A921]^2/2+[.$H$2]*[.A921]+[.$I$2]" office:value-type="float" office:value="181.259750000012" calcext:value-type="float">
            <text:p>181,259750000012</text:p>
          </table:table-cell>
          <table:table-cell table:formula="of:=[.$H$2]-[.$G$2]*[.A921]" office:value-type="float" office:value="-79.6699999999985" calcext:value-type="float">
            <text:p>-79,6699999999985</text:p>
          </table:table-cell>
          <table:table-cell table:number-columns-repeated="9"/>
          <table:table-cell table:formula="of:=[.M920]+[.$E$2]" office:value-type="float" office:value="9.14999999999985" calcext:value-type="float">
            <text:p>9,14999999999985</text:p>
          </table:table-cell>
          <table:table-cell table:formula="of:=[.N920]-[.$G$2]*[.$E$2]" office:value-type="float" office:value="-79.6699999999994" calcext:value-type="float">
            <text:p>-79,6699999999994</text:p>
          </table:table-cell>
          <table:table-cell table:formula="of:=[.O920]+[.N921]*[.$E$2]" office:value-type="float" office:value="180.811400000002" calcext:value-type="float">
            <text:p>180,811400000002</text:p>
          </table:table-cell>
          <table:table-cell table:number-columns-repeated="4"/>
        </table:table-row>
        <table:table-row table:style-name="ro1">
          <table:table-cell table:formula="of:=[.A921]+[.$E$2]" office:value-type="float" office:value="9.15999999999985" calcext:value-type="float">
            <text:p>9,15999999999985</text:p>
          </table:table-cell>
          <table:table-cell table:formula="of:=-[.$G$2]*[.A922]^2/2+[.$H$2]*[.A922]+[.$I$2]" office:value-type="float" office:value="180.462560000012" calcext:value-type="float">
            <text:p>180,462560000012</text:p>
          </table:table-cell>
          <table:table-cell table:formula="of:=[.$H$2]-[.$G$2]*[.A922]" office:value-type="float" office:value="-79.7679999999985" calcext:value-type="float">
            <text:p>-79,7679999999985</text:p>
          </table:table-cell>
          <table:table-cell table:number-columns-repeated="9"/>
          <table:table-cell table:formula="of:=[.M921]+[.$E$2]" office:value-type="float" office:value="9.15999999999985" calcext:value-type="float">
            <text:p>9,15999999999985</text:p>
          </table:table-cell>
          <table:table-cell table:formula="of:=[.N921]-[.$G$2]*[.$E$2]" office:value-type="float" office:value="-79.7679999999994" calcext:value-type="float">
            <text:p>-79,7679999999994</text:p>
          </table:table-cell>
          <table:table-cell table:formula="of:=[.O921]+[.N922]*[.$E$2]" office:value-type="float" office:value="180.013720000002" calcext:value-type="float">
            <text:p>180,013720000002</text:p>
          </table:table-cell>
          <table:table-cell table:number-columns-repeated="4"/>
        </table:table-row>
        <table:table-row table:style-name="ro1">
          <table:table-cell table:formula="of:=[.A922]+[.$E$2]" office:value-type="float" office:value="9.16999999999985" calcext:value-type="float">
            <text:p>9,16999999999985</text:p>
          </table:table-cell>
          <table:table-cell table:formula="of:=-[.$G$2]*[.A923]^2/2+[.$H$2]*[.A923]+[.$I$2]" office:value-type="float" office:value="179.664390000012" calcext:value-type="float">
            <text:p>179,664390000012</text:p>
          </table:table-cell>
          <table:table-cell table:formula="of:=[.$H$2]-[.$G$2]*[.A923]" office:value-type="float" office:value="-79.8659999999985" calcext:value-type="float">
            <text:p>-79,8659999999985</text:p>
          </table:table-cell>
          <table:table-cell table:number-columns-repeated="9"/>
          <table:table-cell table:formula="of:=[.M922]+[.$E$2]" office:value-type="float" office:value="9.16999999999985" calcext:value-type="float">
            <text:p>9,16999999999985</text:p>
          </table:table-cell>
          <table:table-cell table:formula="of:=[.N922]-[.$G$2]*[.$E$2]" office:value-type="float" office:value="-79.8659999999994" calcext:value-type="float">
            <text:p>-79,8659999999994</text:p>
          </table:table-cell>
          <table:table-cell table:formula="of:=[.O922]+[.N923]*[.$E$2]" office:value-type="float" office:value="179.215060000002" calcext:value-type="float">
            <text:p>179,215060000002</text:p>
          </table:table-cell>
          <table:table-cell table:number-columns-repeated="4"/>
        </table:table-row>
        <table:table-row table:style-name="ro1">
          <table:table-cell table:formula="of:=[.A923]+[.$E$2]" office:value-type="float" office:value="9.17999999999985" calcext:value-type="float">
            <text:p>9,17999999999985</text:p>
          </table:table-cell>
          <table:table-cell table:formula="of:=-[.$G$2]*[.A924]^2/2+[.$H$2]*[.A924]+[.$I$2]" office:value-type="float" office:value="178.865240000012" calcext:value-type="float">
            <text:p>178,865240000012</text:p>
          </table:table-cell>
          <table:table-cell table:formula="of:=[.$H$2]-[.$G$2]*[.A924]" office:value-type="float" office:value="-79.9639999999985" calcext:value-type="float">
            <text:p>-79,9639999999985</text:p>
          </table:table-cell>
          <table:table-cell table:number-columns-repeated="9"/>
          <table:table-cell table:formula="of:=[.M923]+[.$E$2]" office:value-type="float" office:value="9.17999999999985" calcext:value-type="float">
            <text:p>9,17999999999985</text:p>
          </table:table-cell>
          <table:table-cell table:formula="of:=[.N923]-[.$G$2]*[.$E$2]" office:value-type="float" office:value="-79.9639999999994" calcext:value-type="float">
            <text:p>-79,9639999999994</text:p>
          </table:table-cell>
          <table:table-cell table:formula="of:=[.O923]+[.N924]*[.$E$2]" office:value-type="float" office:value="178.415420000002" calcext:value-type="float">
            <text:p>178,415420000002</text:p>
          </table:table-cell>
          <table:table-cell table:number-columns-repeated="4"/>
        </table:table-row>
        <table:table-row table:style-name="ro1">
          <table:table-cell table:formula="of:=[.A924]+[.$E$2]" office:value-type="float" office:value="9.18999999999985" calcext:value-type="float">
            <text:p>9,18999999999985</text:p>
          </table:table-cell>
          <table:table-cell table:formula="of:=-[.$G$2]*[.A925]^2/2+[.$H$2]*[.A925]+[.$I$2]" office:value-type="float" office:value="178.065110000012" calcext:value-type="float">
            <text:p>178,065110000012</text:p>
          </table:table-cell>
          <table:table-cell table:formula="of:=[.$H$2]-[.$G$2]*[.A925]" office:value-type="float" office:value="-80.0619999999985" calcext:value-type="float">
            <text:p>-80,0619999999985</text:p>
          </table:table-cell>
          <table:table-cell table:number-columns-repeated="9"/>
          <table:table-cell table:formula="of:=[.M924]+[.$E$2]" office:value-type="float" office:value="9.18999999999985" calcext:value-type="float">
            <text:p>9,18999999999985</text:p>
          </table:table-cell>
          <table:table-cell table:formula="of:=[.N924]-[.$G$2]*[.$E$2]" office:value-type="float" office:value="-80.0619999999994" calcext:value-type="float">
            <text:p>-80,0619999999994</text:p>
          </table:table-cell>
          <table:table-cell table:formula="of:=[.O924]+[.N925]*[.$E$2]" office:value-type="float" office:value="177.614800000002" calcext:value-type="float">
            <text:p>177,614800000002</text:p>
          </table:table-cell>
          <table:table-cell table:number-columns-repeated="4"/>
        </table:table-row>
        <table:table-row table:style-name="ro1">
          <table:table-cell table:formula="of:=[.A925]+[.$E$2]" office:value-type="float" office:value="9.19999999999985" calcext:value-type="float">
            <text:p>9,19999999999985</text:p>
          </table:table-cell>
          <table:table-cell table:formula="of:=-[.$G$2]*[.A926]^2/2+[.$H$2]*[.A926]+[.$I$2]" office:value-type="float" office:value="177.264000000012" calcext:value-type="float">
            <text:p>177,264000000012</text:p>
          </table:table-cell>
          <table:table-cell table:formula="of:=[.$H$2]-[.$G$2]*[.A926]" office:value-type="float" office:value="-80.1599999999985" calcext:value-type="float">
            <text:p>-80,1599999999985</text:p>
          </table:table-cell>
          <table:table-cell table:number-columns-repeated="9"/>
          <table:table-cell table:formula="of:=[.M925]+[.$E$2]" office:value-type="float" office:value="9.19999999999985" calcext:value-type="float">
            <text:p>9,19999999999985</text:p>
          </table:table-cell>
          <table:table-cell table:formula="of:=[.N925]-[.$G$2]*[.$E$2]" office:value-type="float" office:value="-80.1599999999994" calcext:value-type="float">
            <text:p>-80,1599999999994</text:p>
          </table:table-cell>
          <table:table-cell table:formula="of:=[.O925]+[.N926]*[.$E$2]" office:value-type="float" office:value="176.813200000002" calcext:value-type="float">
            <text:p>176,813200000002</text:p>
          </table:table-cell>
          <table:table-cell table:number-columns-repeated="4"/>
        </table:table-row>
        <table:table-row table:style-name="ro1">
          <table:table-cell table:formula="of:=[.A926]+[.$E$2]" office:value-type="float" office:value="9.20999999999985" calcext:value-type="float">
            <text:p>9,20999999999985</text:p>
          </table:table-cell>
          <table:table-cell table:formula="of:=-[.$G$2]*[.A927]^2/2+[.$H$2]*[.A927]+[.$I$2]" office:value-type="float" office:value="176.461910000012" calcext:value-type="float">
            <text:p>176,461910000012</text:p>
          </table:table-cell>
          <table:table-cell table:formula="of:=[.$H$2]-[.$G$2]*[.A927]" office:value-type="float" office:value="-80.2579999999985" calcext:value-type="float">
            <text:p>-80,2579999999985</text:p>
          </table:table-cell>
          <table:table-cell table:number-columns-repeated="9"/>
          <table:table-cell table:formula="of:=[.M926]+[.$E$2]" office:value-type="float" office:value="9.20999999999985" calcext:value-type="float">
            <text:p>9,20999999999985</text:p>
          </table:table-cell>
          <table:table-cell table:formula="of:=[.N926]-[.$G$2]*[.$E$2]" office:value-type="float" office:value="-80.2579999999994" calcext:value-type="float">
            <text:p>-80,2579999999994</text:p>
          </table:table-cell>
          <table:table-cell table:formula="of:=[.O926]+[.N927]*[.$E$2]" office:value-type="float" office:value="176.010620000002" calcext:value-type="float">
            <text:p>176,010620000002</text:p>
          </table:table-cell>
          <table:table-cell table:number-columns-repeated="4"/>
        </table:table-row>
        <table:table-row table:style-name="ro1">
          <table:table-cell table:formula="of:=[.A927]+[.$E$2]" office:value-type="float" office:value="9.21999999999985" calcext:value-type="float">
            <text:p>9,21999999999985</text:p>
          </table:table-cell>
          <table:table-cell table:formula="of:=-[.$G$2]*[.A928]^2/2+[.$H$2]*[.A928]+[.$I$2]" office:value-type="float" office:value="175.658840000012" calcext:value-type="float">
            <text:p>175,658840000012</text:p>
          </table:table-cell>
          <table:table-cell table:formula="of:=[.$H$2]-[.$G$2]*[.A928]" office:value-type="float" office:value="-80.3559999999985" calcext:value-type="float">
            <text:p>-80,3559999999985</text:p>
          </table:table-cell>
          <table:table-cell table:number-columns-repeated="9"/>
          <table:table-cell table:formula="of:=[.M927]+[.$E$2]" office:value-type="float" office:value="9.21999999999985" calcext:value-type="float">
            <text:p>9,21999999999985</text:p>
          </table:table-cell>
          <table:table-cell table:formula="of:=[.N927]-[.$G$2]*[.$E$2]" office:value-type="float" office:value="-80.3559999999994" calcext:value-type="float">
            <text:p>-80,3559999999994</text:p>
          </table:table-cell>
          <table:table-cell table:formula="of:=[.O927]+[.N928]*[.$E$2]" office:value-type="float" office:value="175.207060000002" calcext:value-type="float">
            <text:p>175,207060000002</text:p>
          </table:table-cell>
          <table:table-cell table:number-columns-repeated="4"/>
        </table:table-row>
        <table:table-row table:style-name="ro1">
          <table:table-cell table:formula="of:=[.A928]+[.$E$2]" office:value-type="float" office:value="9.22999999999985" calcext:value-type="float">
            <text:p>9,22999999999985</text:p>
          </table:table-cell>
          <table:table-cell table:formula="of:=-[.$G$2]*[.A929]^2/2+[.$H$2]*[.A929]+[.$I$2]" office:value-type="float" office:value="174.854790000012" calcext:value-type="float">
            <text:p>174,854790000012</text:p>
          </table:table-cell>
          <table:table-cell table:formula="of:=[.$H$2]-[.$G$2]*[.A929]" office:value-type="float" office:value="-80.4539999999985" calcext:value-type="float">
            <text:p>-80,4539999999985</text:p>
          </table:table-cell>
          <table:table-cell table:number-columns-repeated="9"/>
          <table:table-cell table:formula="of:=[.M928]+[.$E$2]" office:value-type="float" office:value="9.22999999999985" calcext:value-type="float">
            <text:p>9,22999999999985</text:p>
          </table:table-cell>
          <table:table-cell table:formula="of:=[.N928]-[.$G$2]*[.$E$2]" office:value-type="float" office:value="-80.4539999999994" calcext:value-type="float">
            <text:p>-80,4539999999994</text:p>
          </table:table-cell>
          <table:table-cell table:formula="of:=[.O928]+[.N929]*[.$E$2]" office:value-type="float" office:value="174.402520000002" calcext:value-type="float">
            <text:p>174,402520000002</text:p>
          </table:table-cell>
          <table:table-cell table:number-columns-repeated="4"/>
        </table:table-row>
        <table:table-row table:style-name="ro1">
          <table:table-cell table:formula="of:=[.A929]+[.$E$2]" office:value-type="float" office:value="9.23999999999985" calcext:value-type="float">
            <text:p>9,23999999999985</text:p>
          </table:table-cell>
          <table:table-cell table:formula="of:=-[.$G$2]*[.A930]^2/2+[.$H$2]*[.A930]+[.$I$2]" office:value-type="float" office:value="174.049760000012" calcext:value-type="float">
            <text:p>174,049760000012</text:p>
          </table:table-cell>
          <table:table-cell table:formula="of:=[.$H$2]-[.$G$2]*[.A930]" office:value-type="float" office:value="-80.5519999999985" calcext:value-type="float">
            <text:p>-80,5519999999985</text:p>
          </table:table-cell>
          <table:table-cell table:number-columns-repeated="9"/>
          <table:table-cell table:formula="of:=[.M929]+[.$E$2]" office:value-type="float" office:value="9.23999999999985" calcext:value-type="float">
            <text:p>9,23999999999985</text:p>
          </table:table-cell>
          <table:table-cell table:formula="of:=[.N929]-[.$G$2]*[.$E$2]" office:value-type="float" office:value="-80.5519999999994" calcext:value-type="float">
            <text:p>-80,5519999999994</text:p>
          </table:table-cell>
          <table:table-cell table:formula="of:=[.O929]+[.N930]*[.$E$2]" office:value-type="float" office:value="173.597000000002" calcext:value-type="float">
            <text:p>173,597000000002</text:p>
          </table:table-cell>
          <table:table-cell table:number-columns-repeated="4"/>
        </table:table-row>
        <table:table-row table:style-name="ro1">
          <table:table-cell table:formula="of:=[.A930]+[.$E$2]" office:value-type="float" office:value="9.24999999999985" calcext:value-type="float">
            <text:p>9,24999999999985</text:p>
          </table:table-cell>
          <table:table-cell table:formula="of:=-[.$G$2]*[.A931]^2/2+[.$H$2]*[.A931]+[.$I$2]" office:value-type="float" office:value="173.243750000012" calcext:value-type="float">
            <text:p>173,243750000012</text:p>
          </table:table-cell>
          <table:table-cell table:formula="of:=[.$H$2]-[.$G$2]*[.A931]" office:value-type="float" office:value="-80.6499999999985" calcext:value-type="float">
            <text:p>-80,6499999999985</text:p>
          </table:table-cell>
          <table:table-cell table:number-columns-repeated="9"/>
          <table:table-cell table:formula="of:=[.M930]+[.$E$2]" office:value-type="float" office:value="9.24999999999985" calcext:value-type="float">
            <text:p>9,24999999999985</text:p>
          </table:table-cell>
          <table:table-cell table:formula="of:=[.N930]-[.$G$2]*[.$E$2]" office:value-type="float" office:value="-80.6499999999994" calcext:value-type="float">
            <text:p>-80,6499999999994</text:p>
          </table:table-cell>
          <table:table-cell table:formula="of:=[.O930]+[.N931]*[.$E$2]" office:value-type="float" office:value="172.790500000002" calcext:value-type="float">
            <text:p>172,790500000002</text:p>
          </table:table-cell>
          <table:table-cell table:number-columns-repeated="4"/>
        </table:table-row>
        <table:table-row table:style-name="ro1">
          <table:table-cell table:formula="of:=[.A931]+[.$E$2]" office:value-type="float" office:value="9.25999999999985" calcext:value-type="float">
            <text:p>9,25999999999985</text:p>
          </table:table-cell>
          <table:table-cell table:formula="of:=-[.$G$2]*[.A932]^2/2+[.$H$2]*[.A932]+[.$I$2]" office:value-type="float" office:value="172.436760000012" calcext:value-type="float">
            <text:p>172,436760000012</text:p>
          </table:table-cell>
          <table:table-cell table:formula="of:=[.$H$2]-[.$G$2]*[.A932]" office:value-type="float" office:value="-80.7479999999985" calcext:value-type="float">
            <text:p>-80,7479999999985</text:p>
          </table:table-cell>
          <table:table-cell table:number-columns-repeated="9"/>
          <table:table-cell table:formula="of:=[.M931]+[.$E$2]" office:value-type="float" office:value="9.25999999999985" calcext:value-type="float">
            <text:p>9,25999999999985</text:p>
          </table:table-cell>
          <table:table-cell table:formula="of:=[.N931]-[.$G$2]*[.$E$2]" office:value-type="float" office:value="-80.7479999999994" calcext:value-type="float">
            <text:p>-80,7479999999994</text:p>
          </table:table-cell>
          <table:table-cell table:formula="of:=[.O931]+[.N932]*[.$E$2]" office:value-type="float" office:value="171.983020000002" calcext:value-type="float">
            <text:p>171,983020000002</text:p>
          </table:table-cell>
          <table:table-cell table:number-columns-repeated="4"/>
        </table:table-row>
        <table:table-row table:style-name="ro1">
          <table:table-cell table:formula="of:=[.A932]+[.$E$2]" office:value-type="float" office:value="9.26999999999985" calcext:value-type="float">
            <text:p>9,26999999999985</text:p>
          </table:table-cell>
          <table:table-cell table:formula="of:=-[.$G$2]*[.A933]^2/2+[.$H$2]*[.A933]+[.$I$2]" office:value-type="float" office:value="171.628790000012" calcext:value-type="float">
            <text:p>171,628790000012</text:p>
          </table:table-cell>
          <table:table-cell table:formula="of:=[.$H$2]-[.$G$2]*[.A933]" office:value-type="float" office:value="-80.8459999999985" calcext:value-type="float">
            <text:p>-80,8459999999985</text:p>
          </table:table-cell>
          <table:table-cell table:number-columns-repeated="9"/>
          <table:table-cell table:formula="of:=[.M932]+[.$E$2]" office:value-type="float" office:value="9.26999999999985" calcext:value-type="float">
            <text:p>9,26999999999985</text:p>
          </table:table-cell>
          <table:table-cell table:formula="of:=[.N932]-[.$G$2]*[.$E$2]" office:value-type="float" office:value="-80.8459999999994" calcext:value-type="float">
            <text:p>-80,8459999999994</text:p>
          </table:table-cell>
          <table:table-cell table:formula="of:=[.O932]+[.N933]*[.$E$2]" office:value-type="float" office:value="171.174560000002" calcext:value-type="float">
            <text:p>171,174560000002</text:p>
          </table:table-cell>
          <table:table-cell table:number-columns-repeated="4"/>
        </table:table-row>
        <table:table-row table:style-name="ro1">
          <table:table-cell table:formula="of:=[.A933]+[.$E$2]" office:value-type="float" office:value="9.27999999999985" calcext:value-type="float">
            <text:p>9,27999999999985</text:p>
          </table:table-cell>
          <table:table-cell table:formula="of:=-[.$G$2]*[.A934]^2/2+[.$H$2]*[.A934]+[.$I$2]" office:value-type="float" office:value="170.819840000012" calcext:value-type="float">
            <text:p>170,819840000012</text:p>
          </table:table-cell>
          <table:table-cell table:formula="of:=[.$H$2]-[.$G$2]*[.A934]" office:value-type="float" office:value="-80.9439999999985" calcext:value-type="float">
            <text:p>-80,9439999999985</text:p>
          </table:table-cell>
          <table:table-cell table:number-columns-repeated="9"/>
          <table:table-cell table:formula="of:=[.M933]+[.$E$2]" office:value-type="float" office:value="9.27999999999985" calcext:value-type="float">
            <text:p>9,27999999999985</text:p>
          </table:table-cell>
          <table:table-cell table:formula="of:=[.N933]-[.$G$2]*[.$E$2]" office:value-type="float" office:value="-80.9439999999994" calcext:value-type="float">
            <text:p>-80,9439999999994</text:p>
          </table:table-cell>
          <table:table-cell table:formula="of:=[.O933]+[.N934]*[.$E$2]" office:value-type="float" office:value="170.365120000002" calcext:value-type="float">
            <text:p>170,365120000002</text:p>
          </table:table-cell>
          <table:table-cell table:number-columns-repeated="4"/>
        </table:table-row>
        <table:table-row table:style-name="ro1">
          <table:table-cell table:formula="of:=[.A934]+[.$E$2]" office:value-type="float" office:value="9.28999999999985" calcext:value-type="float">
            <text:p>9,28999999999985</text:p>
          </table:table-cell>
          <table:table-cell table:formula="of:=-[.$G$2]*[.A935]^2/2+[.$H$2]*[.A935]+[.$I$2]" office:value-type="float" office:value="170.009910000012" calcext:value-type="float">
            <text:p>170,009910000012</text:p>
          </table:table-cell>
          <table:table-cell table:formula="of:=[.$H$2]-[.$G$2]*[.A935]" office:value-type="float" office:value="-81.0419999999985" calcext:value-type="float">
            <text:p>-81,0419999999985</text:p>
          </table:table-cell>
          <table:table-cell table:number-columns-repeated="9"/>
          <table:table-cell table:formula="of:=[.M934]+[.$E$2]" office:value-type="float" office:value="9.28999999999985" calcext:value-type="float">
            <text:p>9,28999999999985</text:p>
          </table:table-cell>
          <table:table-cell table:formula="of:=[.N934]-[.$G$2]*[.$E$2]" office:value-type="float" office:value="-81.0419999999994" calcext:value-type="float">
            <text:p>-81,0419999999994</text:p>
          </table:table-cell>
          <table:table-cell table:formula="of:=[.O934]+[.N935]*[.$E$2]" office:value-type="float" office:value="169.554700000002" calcext:value-type="float">
            <text:p>169,554700000002</text:p>
          </table:table-cell>
          <table:table-cell table:number-columns-repeated="4"/>
        </table:table-row>
        <table:table-row table:style-name="ro1">
          <table:table-cell table:formula="of:=[.A935]+[.$E$2]" office:value-type="float" office:value="9.29999999999985" calcext:value-type="float">
            <text:p>9,29999999999985</text:p>
          </table:table-cell>
          <table:table-cell table:formula="of:=-[.$G$2]*[.A936]^2/2+[.$H$2]*[.A936]+[.$I$2]" office:value-type="float" office:value="169.199000000012" calcext:value-type="float">
            <text:p>169,199000000012</text:p>
          </table:table-cell>
          <table:table-cell table:formula="of:=[.$H$2]-[.$G$2]*[.A936]" office:value-type="float" office:value="-81.1399999999985" calcext:value-type="float">
            <text:p>-81,1399999999985</text:p>
          </table:table-cell>
          <table:table-cell table:number-columns-repeated="9"/>
          <table:table-cell table:formula="of:=[.M935]+[.$E$2]" office:value-type="float" office:value="9.29999999999985" calcext:value-type="float">
            <text:p>9,29999999999985</text:p>
          </table:table-cell>
          <table:table-cell table:formula="of:=[.N935]-[.$G$2]*[.$E$2]" office:value-type="float" office:value="-81.1399999999994" calcext:value-type="float">
            <text:p>-81,1399999999994</text:p>
          </table:table-cell>
          <table:table-cell table:formula="of:=[.O935]+[.N936]*[.$E$2]" office:value-type="float" office:value="168.743300000002" calcext:value-type="float">
            <text:p>168,743300000002</text:p>
          </table:table-cell>
          <table:table-cell table:number-columns-repeated="4"/>
        </table:table-row>
        <table:table-row table:style-name="ro1">
          <table:table-cell table:formula="of:=[.A936]+[.$E$2]" office:value-type="float" office:value="9.30999999999985" calcext:value-type="float">
            <text:p>9,30999999999985</text:p>
          </table:table-cell>
          <table:table-cell table:formula="of:=-[.$G$2]*[.A937]^2/2+[.$H$2]*[.A937]+[.$I$2]" office:value-type="float" office:value="168.387110000013" calcext:value-type="float">
            <text:p>168,387110000013</text:p>
          </table:table-cell>
          <table:table-cell table:formula="of:=[.$H$2]-[.$G$2]*[.A937]" office:value-type="float" office:value="-81.2379999999985" calcext:value-type="float">
            <text:p>-81,2379999999985</text:p>
          </table:table-cell>
          <table:table-cell table:number-columns-repeated="9"/>
          <table:table-cell table:formula="of:=[.M936]+[.$E$2]" office:value-type="float" office:value="9.30999999999985" calcext:value-type="float">
            <text:p>9,30999999999985</text:p>
          </table:table-cell>
          <table:table-cell table:formula="of:=[.N936]-[.$G$2]*[.$E$2]" office:value-type="float" office:value="-81.2379999999994" calcext:value-type="float">
            <text:p>-81,2379999999994</text:p>
          </table:table-cell>
          <table:table-cell table:formula="of:=[.O936]+[.N937]*[.$E$2]" office:value-type="float" office:value="167.930920000002" calcext:value-type="float">
            <text:p>167,930920000002</text:p>
          </table:table-cell>
          <table:table-cell table:number-columns-repeated="4"/>
        </table:table-row>
        <table:table-row table:style-name="ro1">
          <table:table-cell table:formula="of:=[.A937]+[.$E$2]" office:value-type="float" office:value="9.31999999999985" calcext:value-type="float">
            <text:p>9,31999999999985</text:p>
          </table:table-cell>
          <table:table-cell table:formula="of:=-[.$G$2]*[.A938]^2/2+[.$H$2]*[.A938]+[.$I$2]" office:value-type="float" office:value="167.574240000013" calcext:value-type="float">
            <text:p>167,574240000013</text:p>
          </table:table-cell>
          <table:table-cell table:formula="of:=[.$H$2]-[.$G$2]*[.A938]" office:value-type="float" office:value="-81.3359999999985" calcext:value-type="float">
            <text:p>-81,3359999999985</text:p>
          </table:table-cell>
          <table:table-cell table:number-columns-repeated="9"/>
          <table:table-cell table:formula="of:=[.M937]+[.$E$2]" office:value-type="float" office:value="9.31999999999985" calcext:value-type="float">
            <text:p>9,31999999999985</text:p>
          </table:table-cell>
          <table:table-cell table:formula="of:=[.N937]-[.$G$2]*[.$E$2]" office:value-type="float" office:value="-81.3359999999994" calcext:value-type="float">
            <text:p>-81,3359999999994</text:p>
          </table:table-cell>
          <table:table-cell table:formula="of:=[.O937]+[.N938]*[.$E$2]" office:value-type="float" office:value="167.117560000002" calcext:value-type="float">
            <text:p>167,117560000002</text:p>
          </table:table-cell>
          <table:table-cell table:number-columns-repeated="4"/>
        </table:table-row>
        <table:table-row table:style-name="ro1">
          <table:table-cell table:formula="of:=[.A938]+[.$E$2]" office:value-type="float" office:value="9.32999999999985" calcext:value-type="float">
            <text:p>9,32999999999985</text:p>
          </table:table-cell>
          <table:table-cell table:formula="of:=-[.$G$2]*[.A939]^2/2+[.$H$2]*[.A939]+[.$I$2]" office:value-type="float" office:value="166.760390000013" calcext:value-type="float">
            <text:p>166,760390000013</text:p>
          </table:table-cell>
          <table:table-cell table:formula="of:=[.$H$2]-[.$G$2]*[.A939]" office:value-type="float" office:value="-81.4339999999985" calcext:value-type="float">
            <text:p>-81,4339999999985</text:p>
          </table:table-cell>
          <table:table-cell table:number-columns-repeated="9"/>
          <table:table-cell table:formula="of:=[.M938]+[.$E$2]" office:value-type="float" office:value="9.32999999999985" calcext:value-type="float">
            <text:p>9,32999999999985</text:p>
          </table:table-cell>
          <table:table-cell table:formula="of:=[.N938]-[.$G$2]*[.$E$2]" office:value-type="float" office:value="-81.4339999999994" calcext:value-type="float">
            <text:p>-81,4339999999994</text:p>
          </table:table-cell>
          <table:table-cell table:formula="of:=[.O938]+[.N939]*[.$E$2]" office:value-type="float" office:value="166.303220000002" calcext:value-type="float">
            <text:p>166,303220000002</text:p>
          </table:table-cell>
          <table:table-cell table:number-columns-repeated="4"/>
        </table:table-row>
        <table:table-row table:style-name="ro1">
          <table:table-cell table:formula="of:=[.A939]+[.$E$2]" office:value-type="float" office:value="9.33999999999985" calcext:value-type="float">
            <text:p>9,33999999999985</text:p>
          </table:table-cell>
          <table:table-cell table:formula="of:=-[.$G$2]*[.A940]^2/2+[.$H$2]*[.A940]+[.$I$2]" office:value-type="float" office:value="165.945560000013" calcext:value-type="float">
            <text:p>165,945560000013</text:p>
          </table:table-cell>
          <table:table-cell table:formula="of:=[.$H$2]-[.$G$2]*[.A940]" office:value-type="float" office:value="-81.5319999999985" calcext:value-type="float">
            <text:p>-81,5319999999985</text:p>
          </table:table-cell>
          <table:table-cell table:number-columns-repeated="9"/>
          <table:table-cell table:formula="of:=[.M939]+[.$E$2]" office:value-type="float" office:value="9.33999999999985" calcext:value-type="float">
            <text:p>9,33999999999985</text:p>
          </table:table-cell>
          <table:table-cell table:formula="of:=[.N939]-[.$G$2]*[.$E$2]" office:value-type="float" office:value="-81.5319999999994" calcext:value-type="float">
            <text:p>-81,5319999999994</text:p>
          </table:table-cell>
          <table:table-cell table:formula="of:=[.O939]+[.N940]*[.$E$2]" office:value-type="float" office:value="165.487900000002" calcext:value-type="float">
            <text:p>165,487900000002</text:p>
          </table:table-cell>
          <table:table-cell table:number-columns-repeated="4"/>
        </table:table-row>
        <table:table-row table:style-name="ro1">
          <table:table-cell table:formula="of:=[.A940]+[.$E$2]" office:value-type="float" office:value="9.34999999999985" calcext:value-type="float">
            <text:p>9,34999999999985</text:p>
          </table:table-cell>
          <table:table-cell table:formula="of:=-[.$G$2]*[.A941]^2/2+[.$H$2]*[.A941]+[.$I$2]" office:value-type="float" office:value="165.129750000013" calcext:value-type="float">
            <text:p>165,129750000013</text:p>
          </table:table-cell>
          <table:table-cell table:formula="of:=[.$H$2]-[.$G$2]*[.A941]" office:value-type="float" office:value="-81.6299999999985" calcext:value-type="float">
            <text:p>-81,6299999999985</text:p>
          </table:table-cell>
          <table:table-cell table:number-columns-repeated="9"/>
          <table:table-cell table:formula="of:=[.M940]+[.$E$2]" office:value-type="float" office:value="9.34999999999985" calcext:value-type="float">
            <text:p>9,34999999999985</text:p>
          </table:table-cell>
          <table:table-cell table:formula="of:=[.N940]-[.$G$2]*[.$E$2]" office:value-type="float" office:value="-81.6299999999994" calcext:value-type="float">
            <text:p>-81,6299999999994</text:p>
          </table:table-cell>
          <table:table-cell table:formula="of:=[.O940]+[.N941]*[.$E$2]" office:value-type="float" office:value="164.671600000002" calcext:value-type="float">
            <text:p>164,671600000002</text:p>
          </table:table-cell>
          <table:table-cell table:number-columns-repeated="4"/>
        </table:table-row>
        <table:table-row table:style-name="ro1">
          <table:table-cell table:formula="of:=[.A941]+[.$E$2]" office:value-type="float" office:value="9.35999999999985" calcext:value-type="float">
            <text:p>9,35999999999985</text:p>
          </table:table-cell>
          <table:table-cell table:formula="of:=-[.$G$2]*[.A942]^2/2+[.$H$2]*[.A942]+[.$I$2]" office:value-type="float" office:value="164.312960000013" calcext:value-type="float">
            <text:p>164,312960000013</text:p>
          </table:table-cell>
          <table:table-cell table:formula="of:=[.$H$2]-[.$G$2]*[.A942]" office:value-type="float" office:value="-81.7279999999985" calcext:value-type="float">
            <text:p>-81,7279999999985</text:p>
          </table:table-cell>
          <table:table-cell table:number-columns-repeated="9"/>
          <table:table-cell table:formula="of:=[.M941]+[.$E$2]" office:value-type="float" office:value="9.35999999999985" calcext:value-type="float">
            <text:p>9,35999999999985</text:p>
          </table:table-cell>
          <table:table-cell table:formula="of:=[.N941]-[.$G$2]*[.$E$2]" office:value-type="float" office:value="-81.7279999999994" calcext:value-type="float">
            <text:p>-81,7279999999994</text:p>
          </table:table-cell>
          <table:table-cell table:formula="of:=[.O941]+[.N942]*[.$E$2]" office:value-type="float" office:value="163.854320000002" calcext:value-type="float">
            <text:p>163,854320000002</text:p>
          </table:table-cell>
          <table:table-cell table:number-columns-repeated="4"/>
        </table:table-row>
        <table:table-row table:style-name="ro1">
          <table:table-cell table:formula="of:=[.A942]+[.$E$2]" office:value-type="float" office:value="9.36999999999985" calcext:value-type="float">
            <text:p>9,36999999999985</text:p>
          </table:table-cell>
          <table:table-cell table:formula="of:=-[.$G$2]*[.A943]^2/2+[.$H$2]*[.A943]+[.$I$2]" office:value-type="float" office:value="163.495190000013" calcext:value-type="float">
            <text:p>163,495190000013</text:p>
          </table:table-cell>
          <table:table-cell table:formula="of:=[.$H$2]-[.$G$2]*[.A943]" office:value-type="float" office:value="-81.8259999999985" calcext:value-type="float">
            <text:p>-81,8259999999985</text:p>
          </table:table-cell>
          <table:table-cell table:number-columns-repeated="9"/>
          <table:table-cell table:formula="of:=[.M942]+[.$E$2]" office:value-type="float" office:value="9.36999999999985" calcext:value-type="float">
            <text:p>9,36999999999985</text:p>
          </table:table-cell>
          <table:table-cell table:formula="of:=[.N942]-[.$G$2]*[.$E$2]" office:value-type="float" office:value="-81.8259999999994" calcext:value-type="float">
            <text:p>-81,8259999999994</text:p>
          </table:table-cell>
          <table:table-cell table:formula="of:=[.O942]+[.N943]*[.$E$2]" office:value-type="float" office:value="163.036060000002" calcext:value-type="float">
            <text:p>163,036060000002</text:p>
          </table:table-cell>
          <table:table-cell table:number-columns-repeated="4"/>
        </table:table-row>
        <table:table-row table:style-name="ro1">
          <table:table-cell table:formula="of:=[.A943]+[.$E$2]" office:value-type="float" office:value="9.37999999999984" calcext:value-type="float">
            <text:p>9,37999999999984</text:p>
          </table:table-cell>
          <table:table-cell table:formula="of:=-[.$G$2]*[.A944]^2/2+[.$H$2]*[.A944]+[.$I$2]" office:value-type="float" office:value="162.676440000013" calcext:value-type="float">
            <text:p>162,676440000013</text:p>
          </table:table-cell>
          <table:table-cell table:formula="of:=[.$H$2]-[.$G$2]*[.A944]" office:value-type="float" office:value="-81.9239999999985" calcext:value-type="float">
            <text:p>-81,9239999999985</text:p>
          </table:table-cell>
          <table:table-cell table:number-columns-repeated="9"/>
          <table:table-cell table:formula="of:=[.M943]+[.$E$2]" office:value-type="float" office:value="9.37999999999984" calcext:value-type="float">
            <text:p>9,37999999999984</text:p>
          </table:table-cell>
          <table:table-cell table:formula="of:=[.N943]-[.$G$2]*[.$E$2]" office:value-type="float" office:value="-81.9239999999994" calcext:value-type="float">
            <text:p>-81,9239999999994</text:p>
          </table:table-cell>
          <table:table-cell table:formula="of:=[.O943]+[.N944]*[.$E$2]" office:value-type="float" office:value="162.216820000002" calcext:value-type="float">
            <text:p>162,216820000002</text:p>
          </table:table-cell>
          <table:table-cell table:number-columns-repeated="4"/>
        </table:table-row>
        <table:table-row table:style-name="ro1">
          <table:table-cell table:formula="of:=[.A944]+[.$E$2]" office:value-type="float" office:value="9.38999999999984" calcext:value-type="float">
            <text:p>9,38999999999984</text:p>
          </table:table-cell>
          <table:table-cell table:formula="of:=-[.$G$2]*[.A945]^2/2+[.$H$2]*[.A945]+[.$I$2]" office:value-type="float" office:value="161.856710000013" calcext:value-type="float">
            <text:p>161,856710000013</text:p>
          </table:table-cell>
          <table:table-cell table:formula="of:=[.$H$2]-[.$G$2]*[.A945]" office:value-type="float" office:value="-82.0219999999985" calcext:value-type="float">
            <text:p>-82,0219999999985</text:p>
          </table:table-cell>
          <table:table-cell table:number-columns-repeated="9"/>
          <table:table-cell table:formula="of:=[.M944]+[.$E$2]" office:value-type="float" office:value="9.38999999999984" calcext:value-type="float">
            <text:p>9,38999999999984</text:p>
          </table:table-cell>
          <table:table-cell table:formula="of:=[.N944]-[.$G$2]*[.$E$2]" office:value-type="float" office:value="-82.0219999999994" calcext:value-type="float">
            <text:p>-82,0219999999994</text:p>
          </table:table-cell>
          <table:table-cell table:formula="of:=[.O944]+[.N945]*[.$E$2]" office:value-type="float" office:value="161.396600000002" calcext:value-type="float">
            <text:p>161,396600000002</text:p>
          </table:table-cell>
          <table:table-cell table:number-columns-repeated="4"/>
        </table:table-row>
        <table:table-row table:style-name="ro1">
          <table:table-cell table:formula="of:=[.A945]+[.$E$2]" office:value-type="float" office:value="9.39999999999984" calcext:value-type="float">
            <text:p>9,39999999999984</text:p>
          </table:table-cell>
          <table:table-cell table:formula="of:=-[.$G$2]*[.A946]^2/2+[.$H$2]*[.A946]+[.$I$2]" office:value-type="float" office:value="161.036000000013" calcext:value-type="float">
            <text:p>161,036000000013</text:p>
          </table:table-cell>
          <table:table-cell table:formula="of:=[.$H$2]-[.$G$2]*[.A946]" office:value-type="float" office:value="-82.1199999999985" calcext:value-type="float">
            <text:p>-82,1199999999985</text:p>
          </table:table-cell>
          <table:table-cell table:number-columns-repeated="9"/>
          <table:table-cell table:formula="of:=[.M945]+[.$E$2]" office:value-type="float" office:value="9.39999999999984" calcext:value-type="float">
            <text:p>9,39999999999984</text:p>
          </table:table-cell>
          <table:table-cell table:formula="of:=[.N945]-[.$G$2]*[.$E$2]" office:value-type="float" office:value="-82.1199999999994" calcext:value-type="float">
            <text:p>-82,1199999999994</text:p>
          </table:table-cell>
          <table:table-cell table:formula="of:=[.O945]+[.N946]*[.$E$2]" office:value-type="float" office:value="160.575400000002" calcext:value-type="float">
            <text:p>160,575400000002</text:p>
          </table:table-cell>
          <table:table-cell table:number-columns-repeated="4"/>
        </table:table-row>
        <table:table-row table:style-name="ro1">
          <table:table-cell table:formula="of:=[.A946]+[.$E$2]" office:value-type="float" office:value="9.40999999999984" calcext:value-type="float">
            <text:p>9,40999999999984</text:p>
          </table:table-cell>
          <table:table-cell table:formula="of:=-[.$G$2]*[.A947]^2/2+[.$H$2]*[.A947]+[.$I$2]" office:value-type="float" office:value="160.214310000013" calcext:value-type="float">
            <text:p>160,214310000013</text:p>
          </table:table-cell>
          <table:table-cell table:formula="of:=[.$H$2]-[.$G$2]*[.A947]" office:value-type="float" office:value="-82.2179999999985" calcext:value-type="float">
            <text:p>-82,2179999999985</text:p>
          </table:table-cell>
          <table:table-cell table:number-columns-repeated="9"/>
          <table:table-cell table:formula="of:=[.M946]+[.$E$2]" office:value-type="float" office:value="9.40999999999984" calcext:value-type="float">
            <text:p>9,40999999999984</text:p>
          </table:table-cell>
          <table:table-cell table:formula="of:=[.N946]-[.$G$2]*[.$E$2]" office:value-type="float" office:value="-82.2179999999994" calcext:value-type="float">
            <text:p>-82,2179999999994</text:p>
          </table:table-cell>
          <table:table-cell table:formula="of:=[.O946]+[.N947]*[.$E$2]" office:value-type="float" office:value="159.753220000002" calcext:value-type="float">
            <text:p>159,753220000002</text:p>
          </table:table-cell>
          <table:table-cell table:number-columns-repeated="4"/>
        </table:table-row>
        <table:table-row table:style-name="ro1">
          <table:table-cell table:formula="of:=[.A947]+[.$E$2]" office:value-type="float" office:value="9.41999999999984" calcext:value-type="float">
            <text:p>9,41999999999984</text:p>
          </table:table-cell>
          <table:table-cell table:formula="of:=-[.$G$2]*[.A948]^2/2+[.$H$2]*[.A948]+[.$I$2]" office:value-type="float" office:value="159.391640000013" calcext:value-type="float">
            <text:p>159,391640000013</text:p>
          </table:table-cell>
          <table:table-cell table:formula="of:=[.$H$2]-[.$G$2]*[.A948]" office:value-type="float" office:value="-82.3159999999985" calcext:value-type="float">
            <text:p>-82,3159999999985</text:p>
          </table:table-cell>
          <table:table-cell table:number-columns-repeated="9"/>
          <table:table-cell table:formula="of:=[.M947]+[.$E$2]" office:value-type="float" office:value="9.41999999999984" calcext:value-type="float">
            <text:p>9,41999999999984</text:p>
          </table:table-cell>
          <table:table-cell table:formula="of:=[.N947]-[.$G$2]*[.$E$2]" office:value-type="float" office:value="-82.3159999999994" calcext:value-type="float">
            <text:p>-82,3159999999994</text:p>
          </table:table-cell>
          <table:table-cell table:formula="of:=[.O947]+[.N948]*[.$E$2]" office:value-type="float" office:value="158.930060000002" calcext:value-type="float">
            <text:p>158,930060000002</text:p>
          </table:table-cell>
          <table:table-cell table:number-columns-repeated="4"/>
        </table:table-row>
        <table:table-row table:style-name="ro1">
          <table:table-cell table:formula="of:=[.A948]+[.$E$2]" office:value-type="float" office:value="9.42999999999984" calcext:value-type="float">
            <text:p>9,42999999999984</text:p>
          </table:table-cell>
          <table:table-cell table:formula="of:=-[.$G$2]*[.A949]^2/2+[.$H$2]*[.A949]+[.$I$2]" office:value-type="float" office:value="158.567990000013" calcext:value-type="float">
            <text:p>158,567990000013</text:p>
          </table:table-cell>
          <table:table-cell table:formula="of:=[.$H$2]-[.$G$2]*[.A949]" office:value-type="float" office:value="-82.4139999999985" calcext:value-type="float">
            <text:p>-82,4139999999985</text:p>
          </table:table-cell>
          <table:table-cell table:number-columns-repeated="9"/>
          <table:table-cell table:formula="of:=[.M948]+[.$E$2]" office:value-type="float" office:value="9.42999999999984" calcext:value-type="float">
            <text:p>9,42999999999984</text:p>
          </table:table-cell>
          <table:table-cell table:formula="of:=[.N948]-[.$G$2]*[.$E$2]" office:value-type="float" office:value="-82.4139999999994" calcext:value-type="float">
            <text:p>-82,4139999999994</text:p>
          </table:table-cell>
          <table:table-cell table:formula="of:=[.O948]+[.N949]*[.$E$2]" office:value-type="float" office:value="158.105920000002" calcext:value-type="float">
            <text:p>158,105920000002</text:p>
          </table:table-cell>
          <table:table-cell table:number-columns-repeated="4"/>
        </table:table-row>
        <table:table-row table:style-name="ro1">
          <table:table-cell table:formula="of:=[.A949]+[.$E$2]" office:value-type="float" office:value="9.43999999999984" calcext:value-type="float">
            <text:p>9,43999999999984</text:p>
          </table:table-cell>
          <table:table-cell table:formula="of:=-[.$G$2]*[.A950]^2/2+[.$H$2]*[.A950]+[.$I$2]" office:value-type="float" office:value="157.743360000013" calcext:value-type="float">
            <text:p>157,743360000013</text:p>
          </table:table-cell>
          <table:table-cell table:formula="of:=[.$H$2]-[.$G$2]*[.A950]" office:value-type="float" office:value="-82.5119999999985" calcext:value-type="float">
            <text:p>-82,5119999999985</text:p>
          </table:table-cell>
          <table:table-cell table:number-columns-repeated="9"/>
          <table:table-cell table:formula="of:=[.M949]+[.$E$2]" office:value-type="float" office:value="9.43999999999984" calcext:value-type="float">
            <text:p>9,43999999999984</text:p>
          </table:table-cell>
          <table:table-cell table:formula="of:=[.N949]-[.$G$2]*[.$E$2]" office:value-type="float" office:value="-82.5119999999994" calcext:value-type="float">
            <text:p>-82,5119999999994</text:p>
          </table:table-cell>
          <table:table-cell table:formula="of:=[.O949]+[.N950]*[.$E$2]" office:value-type="float" office:value="157.280800000002" calcext:value-type="float">
            <text:p>157,280800000002</text:p>
          </table:table-cell>
          <table:table-cell table:number-columns-repeated="4"/>
        </table:table-row>
        <table:table-row table:style-name="ro1">
          <table:table-cell table:formula="of:=[.A950]+[.$E$2]" office:value-type="float" office:value="9.44999999999984" calcext:value-type="float">
            <text:p>9,44999999999984</text:p>
          </table:table-cell>
          <table:table-cell table:formula="of:=-[.$G$2]*[.A951]^2/2+[.$H$2]*[.A951]+[.$I$2]" office:value-type="float" office:value="156.917750000013" calcext:value-type="float">
            <text:p>156,917750000013</text:p>
          </table:table-cell>
          <table:table-cell table:formula="of:=[.$H$2]-[.$G$2]*[.A951]" office:value-type="float" office:value="-82.6099999999985" calcext:value-type="float">
            <text:p>-82,6099999999985</text:p>
          </table:table-cell>
          <table:table-cell table:number-columns-repeated="9"/>
          <table:table-cell table:formula="of:=[.M950]+[.$E$2]" office:value-type="float" office:value="9.44999999999984" calcext:value-type="float">
            <text:p>9,44999999999984</text:p>
          </table:table-cell>
          <table:table-cell table:formula="of:=[.N950]-[.$G$2]*[.$E$2]" office:value-type="float" office:value="-82.6099999999994" calcext:value-type="float">
            <text:p>-82,6099999999994</text:p>
          </table:table-cell>
          <table:table-cell table:formula="of:=[.O950]+[.N951]*[.$E$2]" office:value-type="float" office:value="156.454700000002" calcext:value-type="float">
            <text:p>156,454700000002</text:p>
          </table:table-cell>
          <table:table-cell table:number-columns-repeated="4"/>
        </table:table-row>
        <table:table-row table:style-name="ro1">
          <table:table-cell table:formula="of:=[.A951]+[.$E$2]" office:value-type="float" office:value="9.45999999999984" calcext:value-type="float">
            <text:p>9,45999999999984</text:p>
          </table:table-cell>
          <table:table-cell table:formula="of:=-[.$G$2]*[.A952]^2/2+[.$H$2]*[.A952]+[.$I$2]" office:value-type="float" office:value="156.091160000013" calcext:value-type="float">
            <text:p>156,091160000013</text:p>
          </table:table-cell>
          <table:table-cell table:formula="of:=[.$H$2]-[.$G$2]*[.A952]" office:value-type="float" office:value="-82.7079999999985" calcext:value-type="float">
            <text:p>-82,7079999999985</text:p>
          </table:table-cell>
          <table:table-cell table:number-columns-repeated="9"/>
          <table:table-cell table:formula="of:=[.M951]+[.$E$2]" office:value-type="float" office:value="9.45999999999984" calcext:value-type="float">
            <text:p>9,45999999999984</text:p>
          </table:table-cell>
          <table:table-cell table:formula="of:=[.N951]-[.$G$2]*[.$E$2]" office:value-type="float" office:value="-82.7079999999994" calcext:value-type="float">
            <text:p>-82,7079999999994</text:p>
          </table:table-cell>
          <table:table-cell table:formula="of:=[.O951]+[.N952]*[.$E$2]" office:value-type="float" office:value="155.627620000002" calcext:value-type="float">
            <text:p>155,627620000002</text:p>
          </table:table-cell>
          <table:table-cell table:number-columns-repeated="4"/>
        </table:table-row>
        <table:table-row table:style-name="ro1">
          <table:table-cell table:formula="of:=[.A952]+[.$E$2]" office:value-type="float" office:value="9.46999999999984" calcext:value-type="float">
            <text:p>9,46999999999984</text:p>
          </table:table-cell>
          <table:table-cell table:formula="of:=-[.$G$2]*[.A953]^2/2+[.$H$2]*[.A953]+[.$I$2]" office:value-type="float" office:value="155.263590000013" calcext:value-type="float">
            <text:p>155,263590000013</text:p>
          </table:table-cell>
          <table:table-cell table:formula="of:=[.$H$2]-[.$G$2]*[.A953]" office:value-type="float" office:value="-82.8059999999985" calcext:value-type="float">
            <text:p>-82,8059999999985</text:p>
          </table:table-cell>
          <table:table-cell table:number-columns-repeated="9"/>
          <table:table-cell table:formula="of:=[.M952]+[.$E$2]" office:value-type="float" office:value="9.46999999999984" calcext:value-type="float">
            <text:p>9,46999999999984</text:p>
          </table:table-cell>
          <table:table-cell table:formula="of:=[.N952]-[.$G$2]*[.$E$2]" office:value-type="float" office:value="-82.8059999999994" calcext:value-type="float">
            <text:p>-82,8059999999994</text:p>
          </table:table-cell>
          <table:table-cell table:formula="of:=[.O952]+[.N953]*[.$E$2]" office:value-type="float" office:value="154.799560000002" calcext:value-type="float">
            <text:p>154,799560000002</text:p>
          </table:table-cell>
          <table:table-cell table:number-columns-repeated="4"/>
        </table:table-row>
        <table:table-row table:style-name="ro1">
          <table:table-cell table:formula="of:=[.A953]+[.$E$2]" office:value-type="float" office:value="9.47999999999984" calcext:value-type="float">
            <text:p>9,47999999999984</text:p>
          </table:table-cell>
          <table:table-cell table:formula="of:=-[.$G$2]*[.A954]^2/2+[.$H$2]*[.A954]+[.$I$2]" office:value-type="float" office:value="154.435040000013" calcext:value-type="float">
            <text:p>154,435040000013</text:p>
          </table:table-cell>
          <table:table-cell table:formula="of:=[.$H$2]-[.$G$2]*[.A954]" office:value-type="float" office:value="-82.9039999999985" calcext:value-type="float">
            <text:p>-82,9039999999985</text:p>
          </table:table-cell>
          <table:table-cell table:number-columns-repeated="9"/>
          <table:table-cell table:formula="of:=[.M953]+[.$E$2]" office:value-type="float" office:value="9.47999999999984" calcext:value-type="float">
            <text:p>9,47999999999984</text:p>
          </table:table-cell>
          <table:table-cell table:formula="of:=[.N953]-[.$G$2]*[.$E$2]" office:value-type="float" office:value="-82.9039999999994" calcext:value-type="float">
            <text:p>-82,9039999999994</text:p>
          </table:table-cell>
          <table:table-cell table:formula="of:=[.O953]+[.N954]*[.$E$2]" office:value-type="float" office:value="153.970520000002" calcext:value-type="float">
            <text:p>153,970520000002</text:p>
          </table:table-cell>
          <table:table-cell table:number-columns-repeated="4"/>
        </table:table-row>
        <table:table-row table:style-name="ro1">
          <table:table-cell table:formula="of:=[.A954]+[.$E$2]" office:value-type="float" office:value="9.48999999999984" calcext:value-type="float">
            <text:p>9,48999999999984</text:p>
          </table:table-cell>
          <table:table-cell table:formula="of:=-[.$G$2]*[.A955]^2/2+[.$H$2]*[.A955]+[.$I$2]" office:value-type="float" office:value="153.605510000013" calcext:value-type="float">
            <text:p>153,605510000013</text:p>
          </table:table-cell>
          <table:table-cell table:formula="of:=[.$H$2]-[.$G$2]*[.A955]" office:value-type="float" office:value="-83.0019999999985" calcext:value-type="float">
            <text:p>-83,0019999999985</text:p>
          </table:table-cell>
          <table:table-cell table:number-columns-repeated="9"/>
          <table:table-cell table:formula="of:=[.M954]+[.$E$2]" office:value-type="float" office:value="9.48999999999984" calcext:value-type="float">
            <text:p>9,48999999999984</text:p>
          </table:table-cell>
          <table:table-cell table:formula="of:=[.N954]-[.$G$2]*[.$E$2]" office:value-type="float" office:value="-83.0019999999994" calcext:value-type="float">
            <text:p>-83,0019999999994</text:p>
          </table:table-cell>
          <table:table-cell table:formula="of:=[.O954]+[.N955]*[.$E$2]" office:value-type="float" office:value="153.140500000002" calcext:value-type="float">
            <text:p>153,140500000002</text:p>
          </table:table-cell>
          <table:table-cell table:number-columns-repeated="4"/>
        </table:table-row>
        <table:table-row table:style-name="ro1">
          <table:table-cell table:formula="of:=[.A955]+[.$E$2]" office:value-type="float" office:value="9.49999999999984" calcext:value-type="float">
            <text:p>9,49999999999984</text:p>
          </table:table-cell>
          <table:table-cell table:formula="of:=-[.$G$2]*[.A956]^2/2+[.$H$2]*[.A956]+[.$I$2]" office:value-type="float" office:value="152.775000000013" calcext:value-type="float">
            <text:p>152,775000000013</text:p>
          </table:table-cell>
          <table:table-cell table:formula="of:=[.$H$2]-[.$G$2]*[.A956]" office:value-type="float" office:value="-83.0999999999985" calcext:value-type="float">
            <text:p>-83,0999999999985</text:p>
          </table:table-cell>
          <table:table-cell table:number-columns-repeated="9"/>
          <table:table-cell table:formula="of:=[.M955]+[.$E$2]" office:value-type="float" office:value="9.49999999999984" calcext:value-type="float">
            <text:p>9,49999999999984</text:p>
          </table:table-cell>
          <table:table-cell table:formula="of:=[.N955]-[.$G$2]*[.$E$2]" office:value-type="float" office:value="-83.0999999999994" calcext:value-type="float">
            <text:p>-83,0999999999994</text:p>
          </table:table-cell>
          <table:table-cell table:formula="of:=[.O955]+[.N956]*[.$E$2]" office:value-type="float" office:value="152.309500000002" calcext:value-type="float">
            <text:p>152,309500000002</text:p>
          </table:table-cell>
          <table:table-cell table:number-columns-repeated="4"/>
        </table:table-row>
        <table:table-row table:style-name="ro1">
          <table:table-cell table:formula="of:=[.A956]+[.$E$2]" office:value-type="float" office:value="9.50999999999984" calcext:value-type="float">
            <text:p>9,50999999999984</text:p>
          </table:table-cell>
          <table:table-cell table:formula="of:=-[.$G$2]*[.A957]^2/2+[.$H$2]*[.A957]+[.$I$2]" office:value-type="float" office:value="151.943510000013" calcext:value-type="float">
            <text:p>151,943510000013</text:p>
          </table:table-cell>
          <table:table-cell table:formula="of:=[.$H$2]-[.$G$2]*[.A957]" office:value-type="float" office:value="-83.1979999999985" calcext:value-type="float">
            <text:p>-83,1979999999985</text:p>
          </table:table-cell>
          <table:table-cell table:number-columns-repeated="9"/>
          <table:table-cell table:formula="of:=[.M956]+[.$E$2]" office:value-type="float" office:value="9.50999999999984" calcext:value-type="float">
            <text:p>9,50999999999984</text:p>
          </table:table-cell>
          <table:table-cell table:formula="of:=[.N956]-[.$G$2]*[.$E$2]" office:value-type="float" office:value="-83.1979999999994" calcext:value-type="float">
            <text:p>-83,1979999999994</text:p>
          </table:table-cell>
          <table:table-cell table:formula="of:=[.O956]+[.N957]*[.$E$2]" office:value-type="float" office:value="151.477520000002" calcext:value-type="float">
            <text:p>151,477520000002</text:p>
          </table:table-cell>
          <table:table-cell table:number-columns-repeated="4"/>
        </table:table-row>
        <table:table-row table:style-name="ro1">
          <table:table-cell table:formula="of:=[.A957]+[.$E$2]" office:value-type="float" office:value="9.51999999999984" calcext:value-type="float">
            <text:p>9,51999999999984</text:p>
          </table:table-cell>
          <table:table-cell table:formula="of:=-[.$G$2]*[.A958]^2/2+[.$H$2]*[.A958]+[.$I$2]" office:value-type="float" office:value="151.111040000013" calcext:value-type="float">
            <text:p>151,111040000013</text:p>
          </table:table-cell>
          <table:table-cell table:formula="of:=[.$H$2]-[.$G$2]*[.A958]" office:value-type="float" office:value="-83.2959999999985" calcext:value-type="float">
            <text:p>-83,2959999999985</text:p>
          </table:table-cell>
          <table:table-cell table:number-columns-repeated="9"/>
          <table:table-cell table:formula="of:=[.M957]+[.$E$2]" office:value-type="float" office:value="9.51999999999984" calcext:value-type="float">
            <text:p>9,51999999999984</text:p>
          </table:table-cell>
          <table:table-cell table:formula="of:=[.N957]-[.$G$2]*[.$E$2]" office:value-type="float" office:value="-83.2959999999994" calcext:value-type="float">
            <text:p>-83,2959999999994</text:p>
          </table:table-cell>
          <table:table-cell table:formula="of:=[.O957]+[.N958]*[.$E$2]" office:value-type="float" office:value="150.644560000002" calcext:value-type="float">
            <text:p>150,644560000002</text:p>
          </table:table-cell>
          <table:table-cell table:number-columns-repeated="4"/>
        </table:table-row>
        <table:table-row table:style-name="ro1">
          <table:table-cell table:formula="of:=[.A958]+[.$E$2]" office:value-type="float" office:value="9.52999999999984" calcext:value-type="float">
            <text:p>9,52999999999984</text:p>
          </table:table-cell>
          <table:table-cell table:formula="of:=-[.$G$2]*[.A959]^2/2+[.$H$2]*[.A959]+[.$I$2]" office:value-type="float" office:value="150.277590000013" calcext:value-type="float">
            <text:p>150,277590000013</text:p>
          </table:table-cell>
          <table:table-cell table:formula="of:=[.$H$2]-[.$G$2]*[.A959]" office:value-type="float" office:value="-83.3939999999985" calcext:value-type="float">
            <text:p>-83,3939999999985</text:p>
          </table:table-cell>
          <table:table-cell table:number-columns-repeated="9"/>
          <table:table-cell table:formula="of:=[.M958]+[.$E$2]" office:value-type="float" office:value="9.52999999999984" calcext:value-type="float">
            <text:p>9,52999999999984</text:p>
          </table:table-cell>
          <table:table-cell table:formula="of:=[.N958]-[.$G$2]*[.$E$2]" office:value-type="float" office:value="-83.3939999999994" calcext:value-type="float">
            <text:p>-83,3939999999994</text:p>
          </table:table-cell>
          <table:table-cell table:formula="of:=[.O958]+[.N959]*[.$E$2]" office:value-type="float" office:value="149.810620000002" calcext:value-type="float">
            <text:p>149,810620000002</text:p>
          </table:table-cell>
          <table:table-cell table:number-columns-repeated="4"/>
        </table:table-row>
        <table:table-row table:style-name="ro1">
          <table:table-cell table:formula="of:=[.A959]+[.$E$2]" office:value-type="float" office:value="9.53999999999984" calcext:value-type="float">
            <text:p>9,53999999999984</text:p>
          </table:table-cell>
          <table:table-cell table:formula="of:=-[.$G$2]*[.A960]^2/2+[.$H$2]*[.A960]+[.$I$2]" office:value-type="float" office:value="149.443160000013" calcext:value-type="float">
            <text:p>149,443160000013</text:p>
          </table:table-cell>
          <table:table-cell table:formula="of:=[.$H$2]-[.$G$2]*[.A960]" office:value-type="float" office:value="-83.4919999999985" calcext:value-type="float">
            <text:p>-83,4919999999985</text:p>
          </table:table-cell>
          <table:table-cell table:number-columns-repeated="9"/>
          <table:table-cell table:formula="of:=[.M959]+[.$E$2]" office:value-type="float" office:value="9.53999999999984" calcext:value-type="float">
            <text:p>9,53999999999984</text:p>
          </table:table-cell>
          <table:table-cell table:formula="of:=[.N959]-[.$G$2]*[.$E$2]" office:value-type="float" office:value="-83.4919999999994" calcext:value-type="float">
            <text:p>-83,4919999999994</text:p>
          </table:table-cell>
          <table:table-cell table:formula="of:=[.O959]+[.N960]*[.$E$2]" office:value-type="float" office:value="148.975700000002" calcext:value-type="float">
            <text:p>148,975700000002</text:p>
          </table:table-cell>
          <table:table-cell table:number-columns-repeated="4"/>
        </table:table-row>
        <table:table-row table:style-name="ro1">
          <table:table-cell table:formula="of:=[.A960]+[.$E$2]" office:value-type="float" office:value="9.54999999999984" calcext:value-type="float">
            <text:p>9,54999999999984</text:p>
          </table:table-cell>
          <table:table-cell table:formula="of:=-[.$G$2]*[.A961]^2/2+[.$H$2]*[.A961]+[.$I$2]" office:value-type="float" office:value="148.607750000013" calcext:value-type="float">
            <text:p>148,607750000013</text:p>
          </table:table-cell>
          <table:table-cell table:formula="of:=[.$H$2]-[.$G$2]*[.A961]" office:value-type="float" office:value="-83.5899999999984" calcext:value-type="float">
            <text:p>-83,5899999999984</text:p>
          </table:table-cell>
          <table:table-cell table:number-columns-repeated="9"/>
          <table:table-cell table:formula="of:=[.M960]+[.$E$2]" office:value-type="float" office:value="9.54999999999984" calcext:value-type="float">
            <text:p>9,54999999999984</text:p>
          </table:table-cell>
          <table:table-cell table:formula="of:=[.N960]-[.$G$2]*[.$E$2]" office:value-type="float" office:value="-83.5899999999994" calcext:value-type="float">
            <text:p>-83,5899999999994</text:p>
          </table:table-cell>
          <table:table-cell table:formula="of:=[.O960]+[.N961]*[.$E$2]" office:value-type="float" office:value="148.139800000002" calcext:value-type="float">
            <text:p>148,139800000002</text:p>
          </table:table-cell>
          <table:table-cell table:number-columns-repeated="4"/>
        </table:table-row>
        <table:table-row table:style-name="ro1">
          <table:table-cell table:formula="of:=[.A961]+[.$E$2]" office:value-type="float" office:value="9.55999999999984" calcext:value-type="float">
            <text:p>9,55999999999984</text:p>
          </table:table-cell>
          <table:table-cell table:formula="of:=-[.$G$2]*[.A962]^2/2+[.$H$2]*[.A962]+[.$I$2]" office:value-type="float" office:value="147.771360000013" calcext:value-type="float">
            <text:p>147,771360000013</text:p>
          </table:table-cell>
          <table:table-cell table:formula="of:=[.$H$2]-[.$G$2]*[.A962]" office:value-type="float" office:value="-83.6879999999984" calcext:value-type="float">
            <text:p>-83,6879999999984</text:p>
          </table:table-cell>
          <table:table-cell table:number-columns-repeated="9"/>
          <table:table-cell table:formula="of:=[.M961]+[.$E$2]" office:value-type="float" office:value="9.55999999999984" calcext:value-type="float">
            <text:p>9,55999999999984</text:p>
          </table:table-cell>
          <table:table-cell table:formula="of:=[.N961]-[.$G$2]*[.$E$2]" office:value-type="float" office:value="-83.6879999999994" calcext:value-type="float">
            <text:p>-83,6879999999994</text:p>
          </table:table-cell>
          <table:table-cell table:formula="of:=[.O961]+[.N962]*[.$E$2]" office:value-type="float" office:value="147.302920000002" calcext:value-type="float">
            <text:p>147,302920000002</text:p>
          </table:table-cell>
          <table:table-cell table:number-columns-repeated="4"/>
        </table:table-row>
        <table:table-row table:style-name="ro1">
          <table:table-cell table:formula="of:=[.A962]+[.$E$2]" office:value-type="float" office:value="9.56999999999984" calcext:value-type="float">
            <text:p>9,56999999999984</text:p>
          </table:table-cell>
          <table:table-cell table:formula="of:=-[.$G$2]*[.A963]^2/2+[.$H$2]*[.A963]+[.$I$2]" office:value-type="float" office:value="146.933990000013" calcext:value-type="float">
            <text:p>146,933990000013</text:p>
          </table:table-cell>
          <table:table-cell table:formula="of:=[.$H$2]-[.$G$2]*[.A963]" office:value-type="float" office:value="-83.7859999999984" calcext:value-type="float">
            <text:p>-83,7859999999984</text:p>
          </table:table-cell>
          <table:table-cell table:number-columns-repeated="9"/>
          <table:table-cell table:formula="of:=[.M962]+[.$E$2]" office:value-type="float" office:value="9.56999999999984" calcext:value-type="float">
            <text:p>9,56999999999984</text:p>
          </table:table-cell>
          <table:table-cell table:formula="of:=[.N962]-[.$G$2]*[.$E$2]" office:value-type="float" office:value="-83.7859999999994" calcext:value-type="float">
            <text:p>-83,7859999999994</text:p>
          </table:table-cell>
          <table:table-cell table:formula="of:=[.O962]+[.N963]*[.$E$2]" office:value-type="float" office:value="146.465060000002" calcext:value-type="float">
            <text:p>146,465060000002</text:p>
          </table:table-cell>
          <table:table-cell table:number-columns-repeated="4"/>
        </table:table-row>
        <table:table-row table:style-name="ro1">
          <table:table-cell table:formula="of:=[.A963]+[.$E$2]" office:value-type="float" office:value="9.57999999999984" calcext:value-type="float">
            <text:p>9,57999999999984</text:p>
          </table:table-cell>
          <table:table-cell table:formula="of:=-[.$G$2]*[.A964]^2/2+[.$H$2]*[.A964]+[.$I$2]" office:value-type="float" office:value="146.095640000013" calcext:value-type="float">
            <text:p>146,095640000013</text:p>
          </table:table-cell>
          <table:table-cell table:formula="of:=[.$H$2]-[.$G$2]*[.A964]" office:value-type="float" office:value="-83.8839999999984" calcext:value-type="float">
            <text:p>-83,8839999999984</text:p>
          </table:table-cell>
          <table:table-cell table:number-columns-repeated="9"/>
          <table:table-cell table:formula="of:=[.M963]+[.$E$2]" office:value-type="float" office:value="9.57999999999984" calcext:value-type="float">
            <text:p>9,57999999999984</text:p>
          </table:table-cell>
          <table:table-cell table:formula="of:=[.N963]-[.$G$2]*[.$E$2]" office:value-type="float" office:value="-83.8839999999994" calcext:value-type="float">
            <text:p>-83,8839999999994</text:p>
          </table:table-cell>
          <table:table-cell table:formula="of:=[.O963]+[.N964]*[.$E$2]" office:value-type="float" office:value="145.626220000002" calcext:value-type="float">
            <text:p>145,626220000002</text:p>
          </table:table-cell>
          <table:table-cell table:number-columns-repeated="4"/>
        </table:table-row>
        <table:table-row table:style-name="ro1">
          <table:table-cell table:formula="of:=[.A964]+[.$E$2]" office:value-type="float" office:value="9.58999999999984" calcext:value-type="float">
            <text:p>9,58999999999984</text:p>
          </table:table-cell>
          <table:table-cell table:formula="of:=-[.$G$2]*[.A965]^2/2+[.$H$2]*[.A965]+[.$I$2]" office:value-type="float" office:value="145.256310000013" calcext:value-type="float">
            <text:p>145,256310000013</text:p>
          </table:table-cell>
          <table:table-cell table:formula="of:=[.$H$2]-[.$G$2]*[.A965]" office:value-type="float" office:value="-83.9819999999984" calcext:value-type="float">
            <text:p>-83,9819999999984</text:p>
          </table:table-cell>
          <table:table-cell table:number-columns-repeated="9"/>
          <table:table-cell table:formula="of:=[.M964]+[.$E$2]" office:value-type="float" office:value="9.58999999999984" calcext:value-type="float">
            <text:p>9,58999999999984</text:p>
          </table:table-cell>
          <table:table-cell table:formula="of:=[.N964]-[.$G$2]*[.$E$2]" office:value-type="float" office:value="-83.9819999999994" calcext:value-type="float">
            <text:p>-83,9819999999994</text:p>
          </table:table-cell>
          <table:table-cell table:formula="of:=[.O964]+[.N965]*[.$E$2]" office:value-type="float" office:value="144.786400000002" calcext:value-type="float">
            <text:p>144,786400000002</text:p>
          </table:table-cell>
          <table:table-cell table:number-columns-repeated="4"/>
        </table:table-row>
        <table:table-row table:style-name="ro1">
          <table:table-cell table:formula="of:=[.A965]+[.$E$2]" office:value-type="float" office:value="9.59999999999984" calcext:value-type="float">
            <text:p>9,59999999999984</text:p>
          </table:table-cell>
          <table:table-cell table:formula="of:=-[.$G$2]*[.A966]^2/2+[.$H$2]*[.A966]+[.$I$2]" office:value-type="float" office:value="144.416000000013" calcext:value-type="float">
            <text:p>144,416000000013</text:p>
          </table:table-cell>
          <table:table-cell table:formula="of:=[.$H$2]-[.$G$2]*[.A966]" office:value-type="float" office:value="-84.0799999999984" calcext:value-type="float">
            <text:p>-84,0799999999984</text:p>
          </table:table-cell>
          <table:table-cell table:number-columns-repeated="9"/>
          <table:table-cell table:formula="of:=[.M965]+[.$E$2]" office:value-type="float" office:value="9.59999999999984" calcext:value-type="float">
            <text:p>9,59999999999984</text:p>
          </table:table-cell>
          <table:table-cell table:formula="of:=[.N965]-[.$G$2]*[.$E$2]" office:value-type="float" office:value="-84.0799999999994" calcext:value-type="float">
            <text:p>-84,0799999999994</text:p>
          </table:table-cell>
          <table:table-cell table:formula="of:=[.O965]+[.N966]*[.$E$2]" office:value-type="float" office:value="143.945600000002" calcext:value-type="float">
            <text:p>143,945600000002</text:p>
          </table:table-cell>
          <table:table-cell table:number-columns-repeated="4"/>
        </table:table-row>
        <table:table-row table:style-name="ro1">
          <table:table-cell table:formula="of:=[.A966]+[.$E$2]" office:value-type="float" office:value="9.60999999999984" calcext:value-type="float">
            <text:p>9,60999999999984</text:p>
          </table:table-cell>
          <table:table-cell table:formula="of:=-[.$G$2]*[.A967]^2/2+[.$H$2]*[.A967]+[.$I$2]" office:value-type="float" office:value="143.574710000013" calcext:value-type="float">
            <text:p>143,574710000013</text:p>
          </table:table-cell>
          <table:table-cell table:formula="of:=[.$H$2]-[.$G$2]*[.A967]" office:value-type="float" office:value="-84.1779999999984" calcext:value-type="float">
            <text:p>-84,1779999999984</text:p>
          </table:table-cell>
          <table:table-cell table:number-columns-repeated="9"/>
          <table:table-cell table:formula="of:=[.M966]+[.$E$2]" office:value-type="float" office:value="9.60999999999984" calcext:value-type="float">
            <text:p>9,60999999999984</text:p>
          </table:table-cell>
          <table:table-cell table:formula="of:=[.N966]-[.$G$2]*[.$E$2]" office:value-type="float" office:value="-84.1779999999994" calcext:value-type="float">
            <text:p>-84,1779999999994</text:p>
          </table:table-cell>
          <table:table-cell table:formula="of:=[.O966]+[.N967]*[.$E$2]" office:value-type="float" office:value="143.103820000002" calcext:value-type="float">
            <text:p>143,103820000002</text:p>
          </table:table-cell>
          <table:table-cell table:number-columns-repeated="4"/>
        </table:table-row>
        <table:table-row table:style-name="ro1">
          <table:table-cell table:formula="of:=[.A967]+[.$E$2]" office:value-type="float" office:value="9.61999999999984" calcext:value-type="float">
            <text:p>9,61999999999984</text:p>
          </table:table-cell>
          <table:table-cell table:formula="of:=-[.$G$2]*[.A968]^2/2+[.$H$2]*[.A968]+[.$I$2]" office:value-type="float" office:value="142.732440000013" calcext:value-type="float">
            <text:p>142,732440000013</text:p>
          </table:table-cell>
          <table:table-cell table:formula="of:=[.$H$2]-[.$G$2]*[.A968]" office:value-type="float" office:value="-84.2759999999984" calcext:value-type="float">
            <text:p>-84,2759999999984</text:p>
          </table:table-cell>
          <table:table-cell table:number-columns-repeated="9"/>
          <table:table-cell table:formula="of:=[.M967]+[.$E$2]" office:value-type="float" office:value="9.61999999999984" calcext:value-type="float">
            <text:p>9,61999999999984</text:p>
          </table:table-cell>
          <table:table-cell table:formula="of:=[.N967]-[.$G$2]*[.$E$2]" office:value-type="float" office:value="-84.2759999999994" calcext:value-type="float">
            <text:p>-84,2759999999994</text:p>
          </table:table-cell>
          <table:table-cell table:formula="of:=[.O967]+[.N968]*[.$E$2]" office:value-type="float" office:value="142.261060000002" calcext:value-type="float">
            <text:p>142,261060000002</text:p>
          </table:table-cell>
          <table:table-cell table:number-columns-repeated="4"/>
        </table:table-row>
        <table:table-row table:style-name="ro1">
          <table:table-cell table:formula="of:=[.A968]+[.$E$2]" office:value-type="float" office:value="9.62999999999984" calcext:value-type="float">
            <text:p>9,62999999999984</text:p>
          </table:table-cell>
          <table:table-cell table:formula="of:=-[.$G$2]*[.A969]^2/2+[.$H$2]*[.A969]+[.$I$2]" office:value-type="float" office:value="141.889190000014" calcext:value-type="float">
            <text:p>141,889190000014</text:p>
          </table:table-cell>
          <table:table-cell table:formula="of:=[.$H$2]-[.$G$2]*[.A969]" office:value-type="float" office:value="-84.3739999999984" calcext:value-type="float">
            <text:p>-84,3739999999984</text:p>
          </table:table-cell>
          <table:table-cell table:number-columns-repeated="9"/>
          <table:table-cell table:formula="of:=[.M968]+[.$E$2]" office:value-type="float" office:value="9.62999999999984" calcext:value-type="float">
            <text:p>9,62999999999984</text:p>
          </table:table-cell>
          <table:table-cell table:formula="of:=[.N968]-[.$G$2]*[.$E$2]" office:value-type="float" office:value="-84.3739999999994" calcext:value-type="float">
            <text:p>-84,3739999999994</text:p>
          </table:table-cell>
          <table:table-cell table:formula="of:=[.O968]+[.N969]*[.$E$2]" office:value-type="float" office:value="141.417320000002" calcext:value-type="float">
            <text:p>141,417320000002</text:p>
          </table:table-cell>
          <table:table-cell table:number-columns-repeated="4"/>
        </table:table-row>
        <table:table-row table:style-name="ro1">
          <table:table-cell table:formula="of:=[.A969]+[.$E$2]" office:value-type="float" office:value="9.63999999999984" calcext:value-type="float">
            <text:p>9,63999999999984</text:p>
          </table:table-cell>
          <table:table-cell table:formula="of:=-[.$G$2]*[.A970]^2/2+[.$H$2]*[.A970]+[.$I$2]" office:value-type="float" office:value="141.044960000014" calcext:value-type="float">
            <text:p>141,044960000014</text:p>
          </table:table-cell>
          <table:table-cell table:formula="of:=[.$H$2]-[.$G$2]*[.A970]" office:value-type="float" office:value="-84.4719999999984" calcext:value-type="float">
            <text:p>-84,4719999999984</text:p>
          </table:table-cell>
          <table:table-cell table:number-columns-repeated="9"/>
          <table:table-cell table:formula="of:=[.M969]+[.$E$2]" office:value-type="float" office:value="9.63999999999984" calcext:value-type="float">
            <text:p>9,63999999999984</text:p>
          </table:table-cell>
          <table:table-cell table:formula="of:=[.N969]-[.$G$2]*[.$E$2]" office:value-type="float" office:value="-84.4719999999994" calcext:value-type="float">
            <text:p>-84,4719999999994</text:p>
          </table:table-cell>
          <table:table-cell table:formula="of:=[.O969]+[.N970]*[.$E$2]" office:value-type="float" office:value="140.572600000002" calcext:value-type="float">
            <text:p>140,572600000002</text:p>
          </table:table-cell>
          <table:table-cell table:number-columns-repeated="4"/>
        </table:table-row>
        <table:table-row table:style-name="ro1">
          <table:table-cell table:formula="of:=[.A970]+[.$E$2]" office:value-type="float" office:value="9.64999999999984" calcext:value-type="float">
            <text:p>9,64999999999984</text:p>
          </table:table-cell>
          <table:table-cell table:formula="of:=-[.$G$2]*[.A971]^2/2+[.$H$2]*[.A971]+[.$I$2]" office:value-type="float" office:value="140.199750000014" calcext:value-type="float">
            <text:p>140,199750000014</text:p>
          </table:table-cell>
          <table:table-cell table:formula="of:=[.$H$2]-[.$G$2]*[.A971]" office:value-type="float" office:value="-84.5699999999984" calcext:value-type="float">
            <text:p>-84,5699999999984</text:p>
          </table:table-cell>
          <table:table-cell table:number-columns-repeated="9"/>
          <table:table-cell table:formula="of:=[.M970]+[.$E$2]" office:value-type="float" office:value="9.64999999999984" calcext:value-type="float">
            <text:p>9,64999999999984</text:p>
          </table:table-cell>
          <table:table-cell table:formula="of:=[.N970]-[.$G$2]*[.$E$2]" office:value-type="float" office:value="-84.5699999999994" calcext:value-type="float">
            <text:p>-84,5699999999994</text:p>
          </table:table-cell>
          <table:table-cell table:formula="of:=[.O970]+[.N971]*[.$E$2]" office:value-type="float" office:value="139.726900000002" calcext:value-type="float">
            <text:p>139,726900000002</text:p>
          </table:table-cell>
          <table:table-cell table:number-columns-repeated="4"/>
        </table:table-row>
        <table:table-row table:style-name="ro1">
          <table:table-cell table:formula="of:=[.A971]+[.$E$2]" office:value-type="float" office:value="9.65999999999984" calcext:value-type="float">
            <text:p>9,65999999999984</text:p>
          </table:table-cell>
          <table:table-cell table:formula="of:=-[.$G$2]*[.A972]^2/2+[.$H$2]*[.A972]+[.$I$2]" office:value-type="float" office:value="139.353560000014" calcext:value-type="float">
            <text:p>139,353560000014</text:p>
          </table:table-cell>
          <table:table-cell table:formula="of:=[.$H$2]-[.$G$2]*[.A972]" office:value-type="float" office:value="-84.6679999999984" calcext:value-type="float">
            <text:p>-84,6679999999984</text:p>
          </table:table-cell>
          <table:table-cell table:number-columns-repeated="9"/>
          <table:table-cell table:formula="of:=[.M971]+[.$E$2]" office:value-type="float" office:value="9.65999999999984" calcext:value-type="float">
            <text:p>9,65999999999984</text:p>
          </table:table-cell>
          <table:table-cell table:formula="of:=[.N971]-[.$G$2]*[.$E$2]" office:value-type="float" office:value="-84.6679999999994" calcext:value-type="float">
            <text:p>-84,6679999999994</text:p>
          </table:table-cell>
          <table:table-cell table:formula="of:=[.O971]+[.N972]*[.$E$2]" office:value-type="float" office:value="138.880220000002" calcext:value-type="float">
            <text:p>138,880220000002</text:p>
          </table:table-cell>
          <table:table-cell table:number-columns-repeated="4"/>
        </table:table-row>
        <table:table-row table:style-name="ro1">
          <table:table-cell table:formula="of:=[.A972]+[.$E$2]" office:value-type="float" office:value="9.66999999999984" calcext:value-type="float">
            <text:p>9,66999999999984</text:p>
          </table:table-cell>
          <table:table-cell table:formula="of:=-[.$G$2]*[.A973]^2/2+[.$H$2]*[.A973]+[.$I$2]" office:value-type="float" office:value="138.506390000014" calcext:value-type="float">
            <text:p>138,506390000014</text:p>
          </table:table-cell>
          <table:table-cell table:formula="of:=[.$H$2]-[.$G$2]*[.A973]" office:value-type="float" office:value="-84.7659999999984" calcext:value-type="float">
            <text:p>-84,7659999999984</text:p>
          </table:table-cell>
          <table:table-cell table:number-columns-repeated="9"/>
          <table:table-cell table:formula="of:=[.M972]+[.$E$2]" office:value-type="float" office:value="9.66999999999984" calcext:value-type="float">
            <text:p>9,66999999999984</text:p>
          </table:table-cell>
          <table:table-cell table:formula="of:=[.N972]-[.$G$2]*[.$E$2]" office:value-type="float" office:value="-84.7659999999994" calcext:value-type="float">
            <text:p>-84,7659999999994</text:p>
          </table:table-cell>
          <table:table-cell table:formula="of:=[.O972]+[.N973]*[.$E$2]" office:value-type="float" office:value="138.032560000002" calcext:value-type="float">
            <text:p>138,032560000002</text:p>
          </table:table-cell>
          <table:table-cell table:number-columns-repeated="4"/>
        </table:table-row>
        <table:table-row table:style-name="ro1">
          <table:table-cell table:formula="of:=[.A973]+[.$E$2]" office:value-type="float" office:value="9.67999999999984" calcext:value-type="float">
            <text:p>9,67999999999984</text:p>
          </table:table-cell>
          <table:table-cell table:formula="of:=-[.$G$2]*[.A974]^2/2+[.$H$2]*[.A974]+[.$I$2]" office:value-type="float" office:value="137.658240000014" calcext:value-type="float">
            <text:p>137,658240000014</text:p>
          </table:table-cell>
          <table:table-cell table:formula="of:=[.$H$2]-[.$G$2]*[.A974]" office:value-type="float" office:value="-84.8639999999984" calcext:value-type="float">
            <text:p>-84,8639999999984</text:p>
          </table:table-cell>
          <table:table-cell table:number-columns-repeated="9"/>
          <table:table-cell table:formula="of:=[.M973]+[.$E$2]" office:value-type="float" office:value="9.67999999999984" calcext:value-type="float">
            <text:p>9,67999999999984</text:p>
          </table:table-cell>
          <table:table-cell table:formula="of:=[.N973]-[.$G$2]*[.$E$2]" office:value-type="float" office:value="-84.8639999999994" calcext:value-type="float">
            <text:p>-84,8639999999994</text:p>
          </table:table-cell>
          <table:table-cell table:formula="of:=[.O973]+[.N974]*[.$E$2]" office:value-type="float" office:value="137.183920000002" calcext:value-type="float">
            <text:p>137,183920000002</text:p>
          </table:table-cell>
          <table:table-cell table:number-columns-repeated="4"/>
        </table:table-row>
        <table:table-row table:style-name="ro1">
          <table:table-cell table:formula="of:=[.A974]+[.$E$2]" office:value-type="float" office:value="9.68999999999984" calcext:value-type="float">
            <text:p>9,68999999999984</text:p>
          </table:table-cell>
          <table:table-cell table:formula="of:=-[.$G$2]*[.A975]^2/2+[.$H$2]*[.A975]+[.$I$2]" office:value-type="float" office:value="136.809110000014" calcext:value-type="float">
            <text:p>136,809110000014</text:p>
          </table:table-cell>
          <table:table-cell table:formula="of:=[.$H$2]-[.$G$2]*[.A975]" office:value-type="float" office:value="-84.9619999999984" calcext:value-type="float">
            <text:p>-84,9619999999984</text:p>
          </table:table-cell>
          <table:table-cell table:number-columns-repeated="9"/>
          <table:table-cell table:formula="of:=[.M974]+[.$E$2]" office:value-type="float" office:value="9.68999999999984" calcext:value-type="float">
            <text:p>9,68999999999984</text:p>
          </table:table-cell>
          <table:table-cell table:formula="of:=[.N974]-[.$G$2]*[.$E$2]" office:value-type="float" office:value="-84.9619999999993" calcext:value-type="float">
            <text:p>-84,9619999999993</text:p>
          </table:table-cell>
          <table:table-cell table:formula="of:=[.O974]+[.N975]*[.$E$2]" office:value-type="float" office:value="136.334300000002" calcext:value-type="float">
            <text:p>136,334300000002</text:p>
          </table:table-cell>
          <table:table-cell table:number-columns-repeated="4"/>
        </table:table-row>
        <table:table-row table:style-name="ro1">
          <table:table-cell table:formula="of:=[.A975]+[.$E$2]" office:value-type="float" office:value="9.69999999999984" calcext:value-type="float">
            <text:p>9,69999999999984</text:p>
          </table:table-cell>
          <table:table-cell table:formula="of:=-[.$G$2]*[.A976]^2/2+[.$H$2]*[.A976]+[.$I$2]" office:value-type="float" office:value="135.959000000014" calcext:value-type="float">
            <text:p>135,959000000014</text:p>
          </table:table-cell>
          <table:table-cell table:formula="of:=[.$H$2]-[.$G$2]*[.A976]" office:value-type="float" office:value="-85.0599999999984" calcext:value-type="float">
            <text:p>-85,0599999999984</text:p>
          </table:table-cell>
          <table:table-cell table:number-columns-repeated="9"/>
          <table:table-cell table:formula="of:=[.M975]+[.$E$2]" office:value-type="float" office:value="9.69999999999984" calcext:value-type="float">
            <text:p>9,69999999999984</text:p>
          </table:table-cell>
          <table:table-cell table:formula="of:=[.N975]-[.$G$2]*[.$E$2]" office:value-type="float" office:value="-85.0599999999993" calcext:value-type="float">
            <text:p>-85,0599999999993</text:p>
          </table:table-cell>
          <table:table-cell table:formula="of:=[.O975]+[.N976]*[.$E$2]" office:value-type="float" office:value="135.483700000002" calcext:value-type="float">
            <text:p>135,483700000002</text:p>
          </table:table-cell>
          <table:table-cell table:number-columns-repeated="4"/>
        </table:table-row>
        <table:table-row table:style-name="ro1">
          <table:table-cell table:formula="of:=[.A976]+[.$E$2]" office:value-type="float" office:value="9.70999999999984" calcext:value-type="float">
            <text:p>9,70999999999984</text:p>
          </table:table-cell>
          <table:table-cell table:formula="of:=-[.$G$2]*[.A977]^2/2+[.$H$2]*[.A977]+[.$I$2]" office:value-type="float" office:value="135.107910000014" calcext:value-type="float">
            <text:p>135,107910000014</text:p>
          </table:table-cell>
          <table:table-cell table:formula="of:=[.$H$2]-[.$G$2]*[.A977]" office:value-type="float" office:value="-85.1579999999984" calcext:value-type="float">
            <text:p>-85,1579999999984</text:p>
          </table:table-cell>
          <table:table-cell table:number-columns-repeated="9"/>
          <table:table-cell table:formula="of:=[.M976]+[.$E$2]" office:value-type="float" office:value="9.70999999999984" calcext:value-type="float">
            <text:p>9,70999999999984</text:p>
          </table:table-cell>
          <table:table-cell table:formula="of:=[.N976]-[.$G$2]*[.$E$2]" office:value-type="float" office:value="-85.1579999999994" calcext:value-type="float">
            <text:p>-85,1579999999994</text:p>
          </table:table-cell>
          <table:table-cell table:formula="of:=[.O976]+[.N977]*[.$E$2]" office:value-type="float" office:value="134.632120000002" calcext:value-type="float">
            <text:p>134,632120000002</text:p>
          </table:table-cell>
          <table:table-cell table:number-columns-repeated="4"/>
        </table:table-row>
        <table:table-row table:style-name="ro1">
          <table:table-cell table:formula="of:=[.A977]+[.$E$2]" office:value-type="float" office:value="9.71999999999984" calcext:value-type="float">
            <text:p>9,71999999999984</text:p>
          </table:table-cell>
          <table:table-cell table:formula="of:=-[.$G$2]*[.A978]^2/2+[.$H$2]*[.A978]+[.$I$2]" office:value-type="float" office:value="134.255840000014" calcext:value-type="float">
            <text:p>134,255840000014</text:p>
          </table:table-cell>
          <table:table-cell table:formula="of:=[.$H$2]-[.$G$2]*[.A978]" office:value-type="float" office:value="-85.2559999999984" calcext:value-type="float">
            <text:p>-85,2559999999984</text:p>
          </table:table-cell>
          <table:table-cell table:number-columns-repeated="9"/>
          <table:table-cell table:formula="of:=[.M977]+[.$E$2]" office:value-type="float" office:value="9.71999999999984" calcext:value-type="float">
            <text:p>9,71999999999984</text:p>
          </table:table-cell>
          <table:table-cell table:formula="of:=[.N977]-[.$G$2]*[.$E$2]" office:value-type="float" office:value="-85.2559999999994" calcext:value-type="float">
            <text:p>-85,2559999999994</text:p>
          </table:table-cell>
          <table:table-cell table:formula="of:=[.O977]+[.N978]*[.$E$2]" office:value-type="float" office:value="133.779560000002" calcext:value-type="float">
            <text:p>133,779560000002</text:p>
          </table:table-cell>
          <table:table-cell table:number-columns-repeated="4"/>
        </table:table-row>
        <table:table-row table:style-name="ro1">
          <table:table-cell table:formula="of:=[.A978]+[.$E$2]" office:value-type="float" office:value="9.72999999999984" calcext:value-type="float">
            <text:p>9,72999999999984</text:p>
          </table:table-cell>
          <table:table-cell table:formula="of:=-[.$G$2]*[.A979]^2/2+[.$H$2]*[.A979]+[.$I$2]" office:value-type="float" office:value="133.402790000014" calcext:value-type="float">
            <text:p>133,402790000014</text:p>
          </table:table-cell>
          <table:table-cell table:formula="of:=[.$H$2]-[.$G$2]*[.A979]" office:value-type="float" office:value="-85.3539999999984" calcext:value-type="float">
            <text:p>-85,3539999999984</text:p>
          </table:table-cell>
          <table:table-cell table:number-columns-repeated="9"/>
          <table:table-cell table:formula="of:=[.M978]+[.$E$2]" office:value-type="float" office:value="9.72999999999984" calcext:value-type="float">
            <text:p>9,72999999999984</text:p>
          </table:table-cell>
          <table:table-cell table:formula="of:=[.N978]-[.$G$2]*[.$E$2]" office:value-type="float" office:value="-85.3539999999994" calcext:value-type="float">
            <text:p>-85,3539999999994</text:p>
          </table:table-cell>
          <table:table-cell table:formula="of:=[.O978]+[.N979]*[.$E$2]" office:value-type="float" office:value="132.926020000002" calcext:value-type="float">
            <text:p>132,926020000002</text:p>
          </table:table-cell>
          <table:table-cell table:number-columns-repeated="4"/>
        </table:table-row>
        <table:table-row table:style-name="ro1">
          <table:table-cell table:formula="of:=[.A979]+[.$E$2]" office:value-type="float" office:value="9.73999999999984" calcext:value-type="float">
            <text:p>9,73999999999984</text:p>
          </table:table-cell>
          <table:table-cell table:formula="of:=-[.$G$2]*[.A980]^2/2+[.$H$2]*[.A980]+[.$I$2]" office:value-type="float" office:value="132.548760000014" calcext:value-type="float">
            <text:p>132,548760000014</text:p>
          </table:table-cell>
          <table:table-cell table:formula="of:=[.$H$2]-[.$G$2]*[.A980]" office:value-type="float" office:value="-85.4519999999984" calcext:value-type="float">
            <text:p>-85,4519999999984</text:p>
          </table:table-cell>
          <table:table-cell table:number-columns-repeated="9"/>
          <table:table-cell table:formula="of:=[.M979]+[.$E$2]" office:value-type="float" office:value="9.73999999999984" calcext:value-type="float">
            <text:p>9,73999999999984</text:p>
          </table:table-cell>
          <table:table-cell table:formula="of:=[.N979]-[.$G$2]*[.$E$2]" office:value-type="float" office:value="-85.4519999999993" calcext:value-type="float">
            <text:p>-85,4519999999993</text:p>
          </table:table-cell>
          <table:table-cell table:formula="of:=[.O979]+[.N980]*[.$E$2]" office:value-type="float" office:value="132.071500000002" calcext:value-type="float">
            <text:p>132,071500000002</text:p>
          </table:table-cell>
          <table:table-cell table:number-columns-repeated="4"/>
        </table:table-row>
        <table:table-row table:style-name="ro1">
          <table:table-cell table:formula="of:=[.A980]+[.$E$2]" office:value-type="float" office:value="9.74999999999984" calcext:value-type="float">
            <text:p>9,74999999999984</text:p>
          </table:table-cell>
          <table:table-cell table:formula="of:=-[.$G$2]*[.A981]^2/2+[.$H$2]*[.A981]+[.$I$2]" office:value-type="float" office:value="131.693750000014" calcext:value-type="float">
            <text:p>131,693750000014</text:p>
          </table:table-cell>
          <table:table-cell table:formula="of:=[.$H$2]-[.$G$2]*[.A981]" office:value-type="float" office:value="-85.5499999999984" calcext:value-type="float">
            <text:p>-85,5499999999984</text:p>
          </table:table-cell>
          <table:table-cell table:number-columns-repeated="9"/>
          <table:table-cell table:formula="of:=[.M980]+[.$E$2]" office:value-type="float" office:value="9.74999999999984" calcext:value-type="float">
            <text:p>9,74999999999984</text:p>
          </table:table-cell>
          <table:table-cell table:formula="of:=[.N980]-[.$G$2]*[.$E$2]" office:value-type="float" office:value="-85.5499999999993" calcext:value-type="float">
            <text:p>-85,5499999999993</text:p>
          </table:table-cell>
          <table:table-cell table:formula="of:=[.O980]+[.N981]*[.$E$2]" office:value-type="float" office:value="131.216000000002" calcext:value-type="float">
            <text:p>131,216000000002</text:p>
          </table:table-cell>
          <table:table-cell table:number-columns-repeated="4"/>
        </table:table-row>
        <table:table-row table:style-name="ro1">
          <table:table-cell table:formula="of:=[.A981]+[.$E$2]" office:value-type="float" office:value="9.75999999999984" calcext:value-type="float">
            <text:p>9,75999999999984</text:p>
          </table:table-cell>
          <table:table-cell table:formula="of:=-[.$G$2]*[.A982]^2/2+[.$H$2]*[.A982]+[.$I$2]" office:value-type="float" office:value="130.837760000014" calcext:value-type="float">
            <text:p>130,837760000014</text:p>
          </table:table-cell>
          <table:table-cell table:formula="of:=[.$H$2]-[.$G$2]*[.A982]" office:value-type="float" office:value="-85.6479999999984" calcext:value-type="float">
            <text:p>-85,6479999999984</text:p>
          </table:table-cell>
          <table:table-cell table:number-columns-repeated="9"/>
          <table:table-cell table:formula="of:=[.M981]+[.$E$2]" office:value-type="float" office:value="9.75999999999984" calcext:value-type="float">
            <text:p>9,75999999999984</text:p>
          </table:table-cell>
          <table:table-cell table:formula="of:=[.N981]-[.$G$2]*[.$E$2]" office:value-type="float" office:value="-85.6479999999993" calcext:value-type="float">
            <text:p>-85,6479999999993</text:p>
          </table:table-cell>
          <table:table-cell table:formula="of:=[.O981]+[.N982]*[.$E$2]" office:value-type="float" office:value="130.359520000002" calcext:value-type="float">
            <text:p>130,359520000002</text:p>
          </table:table-cell>
          <table:table-cell table:number-columns-repeated="4"/>
        </table:table-row>
        <table:table-row table:style-name="ro1">
          <table:table-cell table:formula="of:=[.A982]+[.$E$2]" office:value-type="float" office:value="9.76999999999984" calcext:value-type="float">
            <text:p>9,76999999999984</text:p>
          </table:table-cell>
          <table:table-cell table:formula="of:=-[.$G$2]*[.A983]^2/2+[.$H$2]*[.A983]+[.$I$2]" office:value-type="float" office:value="129.980790000014" calcext:value-type="float">
            <text:p>129,980790000014</text:p>
          </table:table-cell>
          <table:table-cell table:formula="of:=[.$H$2]-[.$G$2]*[.A983]" office:value-type="float" office:value="-85.7459999999984" calcext:value-type="float">
            <text:p>-85,7459999999984</text:p>
          </table:table-cell>
          <table:table-cell table:number-columns-repeated="9"/>
          <table:table-cell table:formula="of:=[.M982]+[.$E$2]" office:value-type="float" office:value="9.76999999999984" calcext:value-type="float">
            <text:p>9,76999999999984</text:p>
          </table:table-cell>
          <table:table-cell table:formula="of:=[.N982]-[.$G$2]*[.$E$2]" office:value-type="float" office:value="-85.7459999999993" calcext:value-type="float">
            <text:p>-85,7459999999993</text:p>
          </table:table-cell>
          <table:table-cell table:formula="of:=[.O982]+[.N983]*[.$E$2]" office:value-type="float" office:value="129.502060000002" calcext:value-type="float">
            <text:p>129,502060000002</text:p>
          </table:table-cell>
          <table:table-cell table:number-columns-repeated="4"/>
        </table:table-row>
        <table:table-row table:style-name="ro1">
          <table:table-cell table:formula="of:=[.A983]+[.$E$2]" office:value-type="float" office:value="9.77999999999984" calcext:value-type="float">
            <text:p>9,77999999999984</text:p>
          </table:table-cell>
          <table:table-cell table:formula="of:=-[.$G$2]*[.A984]^2/2+[.$H$2]*[.A984]+[.$I$2]" office:value-type="float" office:value="129.122840000014" calcext:value-type="float">
            <text:p>129,122840000014</text:p>
          </table:table-cell>
          <table:table-cell table:formula="of:=[.$H$2]-[.$G$2]*[.A984]" office:value-type="float" office:value="-85.8439999999984" calcext:value-type="float">
            <text:p>-85,8439999999984</text:p>
          </table:table-cell>
          <table:table-cell table:number-columns-repeated="9"/>
          <table:table-cell table:formula="of:=[.M983]+[.$E$2]" office:value-type="float" office:value="9.77999999999984" calcext:value-type="float">
            <text:p>9,77999999999984</text:p>
          </table:table-cell>
          <table:table-cell table:formula="of:=[.N983]-[.$G$2]*[.$E$2]" office:value-type="float" office:value="-85.8439999999994" calcext:value-type="float">
            <text:p>-85,8439999999994</text:p>
          </table:table-cell>
          <table:table-cell table:formula="of:=[.O983]+[.N984]*[.$E$2]" office:value-type="float" office:value="128.643620000002" calcext:value-type="float">
            <text:p>128,643620000002</text:p>
          </table:table-cell>
          <table:table-cell table:number-columns-repeated="4"/>
        </table:table-row>
        <table:table-row table:style-name="ro1">
          <table:table-cell table:formula="of:=[.A984]+[.$E$2]" office:value-type="float" office:value="9.78999999999984" calcext:value-type="float">
            <text:p>9,78999999999984</text:p>
          </table:table-cell>
          <table:table-cell table:formula="of:=-[.$G$2]*[.A985]^2/2+[.$H$2]*[.A985]+[.$I$2]" office:value-type="float" office:value="128.263910000014" calcext:value-type="float">
            <text:p>128,263910000014</text:p>
          </table:table-cell>
          <table:table-cell table:formula="of:=[.$H$2]-[.$G$2]*[.A985]" office:value-type="float" office:value="-85.9419999999984" calcext:value-type="float">
            <text:p>-85,9419999999984</text:p>
          </table:table-cell>
          <table:table-cell table:number-columns-repeated="9"/>
          <table:table-cell table:formula="of:=[.M984]+[.$E$2]" office:value-type="float" office:value="9.78999999999984" calcext:value-type="float">
            <text:p>9,78999999999984</text:p>
          </table:table-cell>
          <table:table-cell table:formula="of:=[.N984]-[.$G$2]*[.$E$2]" office:value-type="float" office:value="-85.9419999999993" calcext:value-type="float">
            <text:p>-85,9419999999993</text:p>
          </table:table-cell>
          <table:table-cell table:formula="of:=[.O984]+[.N985]*[.$E$2]" office:value-type="float" office:value="127.784200000002" calcext:value-type="float">
            <text:p>127,784200000002</text:p>
          </table:table-cell>
          <table:table-cell table:number-columns-repeated="4"/>
        </table:table-row>
        <table:table-row table:style-name="ro1">
          <table:table-cell table:formula="of:=[.A985]+[.$E$2]" office:value-type="float" office:value="9.79999999999984" calcext:value-type="float">
            <text:p>9,79999999999984</text:p>
          </table:table-cell>
          <table:table-cell table:formula="of:=-[.$G$2]*[.A986]^2/2+[.$H$2]*[.A986]+[.$I$2]" office:value-type="float" office:value="127.404000000014" calcext:value-type="float">
            <text:p>127,404000000014</text:p>
          </table:table-cell>
          <table:table-cell table:formula="of:=[.$H$2]-[.$G$2]*[.A986]" office:value-type="float" office:value="-86.0399999999984" calcext:value-type="float">
            <text:p>-86,0399999999984</text:p>
          </table:table-cell>
          <table:table-cell table:number-columns-repeated="9"/>
          <table:table-cell table:formula="of:=[.M985]+[.$E$2]" office:value-type="float" office:value="9.79999999999984" calcext:value-type="float">
            <text:p>9,79999999999984</text:p>
          </table:table-cell>
          <table:table-cell table:formula="of:=[.N985]-[.$G$2]*[.$E$2]" office:value-type="float" office:value="-86.0399999999993" calcext:value-type="float">
            <text:p>-86,0399999999993</text:p>
          </table:table-cell>
          <table:table-cell table:formula="of:=[.O985]+[.N986]*[.$E$2]" office:value-type="float" office:value="126.923800000002" calcext:value-type="float">
            <text:p>126,923800000002</text:p>
          </table:table-cell>
          <table:table-cell table:number-columns-repeated="4"/>
        </table:table-row>
        <table:table-row table:style-name="ro1">
          <table:table-cell table:formula="of:=[.A986]+[.$E$2]" office:value-type="float" office:value="9.80999999999984" calcext:value-type="float">
            <text:p>9,80999999999984</text:p>
          </table:table-cell>
          <table:table-cell table:formula="of:=-[.$G$2]*[.A987]^2/2+[.$H$2]*[.A987]+[.$I$2]" office:value-type="float" office:value="126.543110000014" calcext:value-type="float">
            <text:p>126,543110000014</text:p>
          </table:table-cell>
          <table:table-cell table:formula="of:=[.$H$2]-[.$G$2]*[.A987]" office:value-type="float" office:value="-86.1379999999984" calcext:value-type="float">
            <text:p>-86,1379999999984</text:p>
          </table:table-cell>
          <table:table-cell table:number-columns-repeated="9"/>
          <table:table-cell table:formula="of:=[.M986]+[.$E$2]" office:value-type="float" office:value="9.80999999999984" calcext:value-type="float">
            <text:p>9,80999999999984</text:p>
          </table:table-cell>
          <table:table-cell table:formula="of:=[.N986]-[.$G$2]*[.$E$2]" office:value-type="float" office:value="-86.1379999999993" calcext:value-type="float">
            <text:p>-86,1379999999993</text:p>
          </table:table-cell>
          <table:table-cell table:formula="of:=[.O986]+[.N987]*[.$E$2]" office:value-type="float" office:value="126.062420000002" calcext:value-type="float">
            <text:p>126,062420000002</text:p>
          </table:table-cell>
          <table:table-cell table:number-columns-repeated="4"/>
        </table:table-row>
        <table:table-row table:style-name="ro1">
          <table:table-cell table:formula="of:=[.A987]+[.$E$2]" office:value-type="float" office:value="9.81999999999984" calcext:value-type="float">
            <text:p>9,81999999999984</text:p>
          </table:table-cell>
          <table:table-cell table:formula="of:=-[.$G$2]*[.A988]^2/2+[.$H$2]*[.A988]+[.$I$2]" office:value-type="float" office:value="125.681240000014" calcext:value-type="float">
            <text:p>125,681240000014</text:p>
          </table:table-cell>
          <table:table-cell table:formula="of:=[.$H$2]-[.$G$2]*[.A988]" office:value-type="float" office:value="-86.2359999999984" calcext:value-type="float">
            <text:p>-86,2359999999984</text:p>
          </table:table-cell>
          <table:table-cell table:number-columns-repeated="9"/>
          <table:table-cell table:formula="of:=[.M987]+[.$E$2]" office:value-type="float" office:value="9.81999999999984" calcext:value-type="float">
            <text:p>9,81999999999984</text:p>
          </table:table-cell>
          <table:table-cell table:formula="of:=[.N987]-[.$G$2]*[.$E$2]" office:value-type="float" office:value="-86.2359999999993" calcext:value-type="float">
            <text:p>-86,2359999999993</text:p>
          </table:table-cell>
          <table:table-cell table:formula="of:=[.O987]+[.N988]*[.$E$2]" office:value-type="float" office:value="125.200060000002" calcext:value-type="float">
            <text:p>125,200060000002</text:p>
          </table:table-cell>
          <table:table-cell table:number-columns-repeated="4"/>
        </table:table-row>
        <table:table-row table:style-name="ro1">
          <table:table-cell table:formula="of:=[.A988]+[.$E$2]" office:value-type="float" office:value="9.82999999999984" calcext:value-type="float">
            <text:p>9,82999999999984</text:p>
          </table:table-cell>
          <table:table-cell table:formula="of:=-[.$G$2]*[.A989]^2/2+[.$H$2]*[.A989]+[.$I$2]" office:value-type="float" office:value="124.818390000014" calcext:value-type="float">
            <text:p>124,818390000014</text:p>
          </table:table-cell>
          <table:table-cell table:formula="of:=[.$H$2]-[.$G$2]*[.A989]" office:value-type="float" office:value="-86.3339999999984" calcext:value-type="float">
            <text:p>-86,3339999999984</text:p>
          </table:table-cell>
          <table:table-cell table:number-columns-repeated="9"/>
          <table:table-cell table:formula="of:=[.M988]+[.$E$2]" office:value-type="float" office:value="9.82999999999984" calcext:value-type="float">
            <text:p>9,82999999999984</text:p>
          </table:table-cell>
          <table:table-cell table:formula="of:=[.N988]-[.$G$2]*[.$E$2]" office:value-type="float" office:value="-86.3339999999993" calcext:value-type="float">
            <text:p>-86,3339999999993</text:p>
          </table:table-cell>
          <table:table-cell table:formula="of:=[.O988]+[.N989]*[.$E$2]" office:value-type="float" office:value="124.336720000002" calcext:value-type="float">
            <text:p>124,336720000002</text:p>
          </table:table-cell>
          <table:table-cell table:number-columns-repeated="4"/>
        </table:table-row>
        <table:table-row table:style-name="ro1">
          <table:table-cell table:formula="of:=[.A989]+[.$E$2]" office:value-type="float" office:value="9.83999999999983" calcext:value-type="float">
            <text:p>9,83999999999983</text:p>
          </table:table-cell>
          <table:table-cell table:formula="of:=-[.$G$2]*[.A990]^2/2+[.$H$2]*[.A990]+[.$I$2]" office:value-type="float" office:value="123.954560000014" calcext:value-type="float">
            <text:p>123,954560000014</text:p>
          </table:table-cell>
          <table:table-cell table:formula="of:=[.$H$2]-[.$G$2]*[.A990]" office:value-type="float" office:value="-86.4319999999984" calcext:value-type="float">
            <text:p>-86,4319999999984</text:p>
          </table:table-cell>
          <table:table-cell table:number-columns-repeated="9"/>
          <table:table-cell table:formula="of:=[.M989]+[.$E$2]" office:value-type="float" office:value="9.83999999999983" calcext:value-type="float">
            <text:p>9,83999999999983</text:p>
          </table:table-cell>
          <table:table-cell table:formula="of:=[.N989]-[.$G$2]*[.$E$2]" office:value-type="float" office:value="-86.4319999999993" calcext:value-type="float">
            <text:p>-86,4319999999993</text:p>
          </table:table-cell>
          <table:table-cell table:formula="of:=[.O989]+[.N990]*[.$E$2]" office:value-type="float" office:value="123.472400000002" calcext:value-type="float">
            <text:p>123,472400000002</text:p>
          </table:table-cell>
          <table:table-cell table:number-columns-repeated="4"/>
        </table:table-row>
        <table:table-row table:style-name="ro1">
          <table:table-cell table:formula="of:=[.A990]+[.$E$2]" office:value-type="float" office:value="9.84999999999983" calcext:value-type="float">
            <text:p>9,84999999999983</text:p>
          </table:table-cell>
          <table:table-cell table:formula="of:=-[.$G$2]*[.A991]^2/2+[.$H$2]*[.A991]+[.$I$2]" office:value-type="float" office:value="123.089750000014" calcext:value-type="float">
            <text:p>123,089750000014</text:p>
          </table:table-cell>
          <table:table-cell table:formula="of:=[.$H$2]-[.$G$2]*[.A991]" office:value-type="float" office:value="-86.5299999999984" calcext:value-type="float">
            <text:p>-86,5299999999984</text:p>
          </table:table-cell>
          <table:table-cell table:number-columns-repeated="9"/>
          <table:table-cell table:formula="of:=[.M990]+[.$E$2]" office:value-type="float" office:value="9.84999999999983" calcext:value-type="float">
            <text:p>9,84999999999983</text:p>
          </table:table-cell>
          <table:table-cell table:formula="of:=[.N990]-[.$G$2]*[.$E$2]" office:value-type="float" office:value="-86.5299999999993" calcext:value-type="float">
            <text:p>-86,5299999999993</text:p>
          </table:table-cell>
          <table:table-cell table:formula="of:=[.O990]+[.N991]*[.$E$2]" office:value-type="float" office:value="122.607100000002" calcext:value-type="float">
            <text:p>122,607100000002</text:p>
          </table:table-cell>
          <table:table-cell table:number-columns-repeated="4"/>
        </table:table-row>
        <table:table-row table:style-name="ro1">
          <table:table-cell table:formula="of:=[.A991]+[.$E$2]" office:value-type="float" office:value="9.85999999999983" calcext:value-type="float">
            <text:p>9,85999999999983</text:p>
          </table:table-cell>
          <table:table-cell table:formula="of:=-[.$G$2]*[.A992]^2/2+[.$H$2]*[.A992]+[.$I$2]" office:value-type="float" office:value="122.223960000014" calcext:value-type="float">
            <text:p>122,223960000014</text:p>
          </table:table-cell>
          <table:table-cell table:formula="of:=[.$H$2]-[.$G$2]*[.A992]" office:value-type="float" office:value="-86.6279999999984" calcext:value-type="float">
            <text:p>-86,6279999999984</text:p>
          </table:table-cell>
          <table:table-cell table:number-columns-repeated="9"/>
          <table:table-cell table:formula="of:=[.M991]+[.$E$2]" office:value-type="float" office:value="9.85999999999983" calcext:value-type="float">
            <text:p>9,85999999999983</text:p>
          </table:table-cell>
          <table:table-cell table:formula="of:=[.N991]-[.$G$2]*[.$E$2]" office:value-type="float" office:value="-86.6279999999993" calcext:value-type="float">
            <text:p>-86,6279999999993</text:p>
          </table:table-cell>
          <table:table-cell table:formula="of:=[.O991]+[.N992]*[.$E$2]" office:value-type="float" office:value="121.740820000002" calcext:value-type="float">
            <text:p>121,740820000002</text:p>
          </table:table-cell>
          <table:table-cell table:number-columns-repeated="4"/>
        </table:table-row>
        <table:table-row table:style-name="ro1">
          <table:table-cell table:formula="of:=[.A992]+[.$E$2]" office:value-type="float" office:value="9.86999999999983" calcext:value-type="float">
            <text:p>9,86999999999983</text:p>
          </table:table-cell>
          <table:table-cell table:formula="of:=-[.$G$2]*[.A993]^2/2+[.$H$2]*[.A993]+[.$I$2]" office:value-type="float" office:value="121.357190000014" calcext:value-type="float">
            <text:p>121,357190000014</text:p>
          </table:table-cell>
          <table:table-cell table:formula="of:=[.$H$2]-[.$G$2]*[.A993]" office:value-type="float" office:value="-86.7259999999984" calcext:value-type="float">
            <text:p>-86,7259999999984</text:p>
          </table:table-cell>
          <table:table-cell table:number-columns-repeated="9"/>
          <table:table-cell table:formula="of:=[.M992]+[.$E$2]" office:value-type="float" office:value="9.86999999999983" calcext:value-type="float">
            <text:p>9,86999999999983</text:p>
          </table:table-cell>
          <table:table-cell table:formula="of:=[.N992]-[.$G$2]*[.$E$2]" office:value-type="float" office:value="-86.7259999999993" calcext:value-type="float">
            <text:p>-86,7259999999993</text:p>
          </table:table-cell>
          <table:table-cell table:formula="of:=[.O992]+[.N993]*[.$E$2]" office:value-type="float" office:value="120.873560000002" calcext:value-type="float">
            <text:p>120,873560000002</text:p>
          </table:table-cell>
          <table:table-cell table:number-columns-repeated="4"/>
        </table:table-row>
        <table:table-row table:style-name="ro1">
          <table:table-cell table:formula="of:=[.A993]+[.$E$2]" office:value-type="float" office:value="9.87999999999983" calcext:value-type="float">
            <text:p>9,87999999999983</text:p>
          </table:table-cell>
          <table:table-cell table:formula="of:=-[.$G$2]*[.A994]^2/2+[.$H$2]*[.A994]+[.$I$2]" office:value-type="float" office:value="120.489440000014" calcext:value-type="float">
            <text:p>120,489440000014</text:p>
          </table:table-cell>
          <table:table-cell table:formula="of:=[.$H$2]-[.$G$2]*[.A994]" office:value-type="float" office:value="-86.8239999999984" calcext:value-type="float">
            <text:p>-86,8239999999984</text:p>
          </table:table-cell>
          <table:table-cell table:number-columns-repeated="9"/>
          <table:table-cell table:formula="of:=[.M993]+[.$E$2]" office:value-type="float" office:value="9.87999999999983" calcext:value-type="float">
            <text:p>9,87999999999983</text:p>
          </table:table-cell>
          <table:table-cell table:formula="of:=[.N993]-[.$G$2]*[.$E$2]" office:value-type="float" office:value="-86.8239999999993" calcext:value-type="float">
            <text:p>-86,8239999999993</text:p>
          </table:table-cell>
          <table:table-cell table:formula="of:=[.O993]+[.N994]*[.$E$2]" office:value-type="float" office:value="120.005320000002" calcext:value-type="float">
            <text:p>120,005320000002</text:p>
          </table:table-cell>
          <table:table-cell table:number-columns-repeated="4"/>
        </table:table-row>
        <table:table-row table:style-name="ro1">
          <table:table-cell table:formula="of:=[.A994]+[.$E$2]" office:value-type="float" office:value="9.88999999999983" calcext:value-type="float">
            <text:p>9,88999999999983</text:p>
          </table:table-cell>
          <table:table-cell table:formula="of:=-[.$G$2]*[.A995]^2/2+[.$H$2]*[.A995]+[.$I$2]" office:value-type="float" office:value="119.620710000014" calcext:value-type="float">
            <text:p>119,620710000014</text:p>
          </table:table-cell>
          <table:table-cell table:formula="of:=[.$H$2]-[.$G$2]*[.A995]" office:value-type="float" office:value="-86.9219999999984" calcext:value-type="float">
            <text:p>-86,9219999999984</text:p>
          </table:table-cell>
          <table:table-cell table:number-columns-repeated="9"/>
          <table:table-cell table:formula="of:=[.M994]+[.$E$2]" office:value-type="float" office:value="9.88999999999983" calcext:value-type="float">
            <text:p>9,88999999999983</text:p>
          </table:table-cell>
          <table:table-cell table:formula="of:=[.N994]-[.$G$2]*[.$E$2]" office:value-type="float" office:value="-86.9219999999993" calcext:value-type="float">
            <text:p>-86,9219999999993</text:p>
          </table:table-cell>
          <table:table-cell table:formula="of:=[.O994]+[.N995]*[.$E$2]" office:value-type="float" office:value="119.136100000002" calcext:value-type="float">
            <text:p>119,136100000002</text:p>
          </table:table-cell>
          <table:table-cell table:number-columns-repeated="4"/>
        </table:table-row>
        <table:table-row table:style-name="ro1">
          <table:table-cell table:formula="of:=[.A995]+[.$E$2]" office:value-type="float" office:value="9.89999999999983" calcext:value-type="float">
            <text:p>9,89999999999983</text:p>
          </table:table-cell>
          <table:table-cell table:formula="of:=-[.$G$2]*[.A996]^2/2+[.$H$2]*[.A996]+[.$I$2]" office:value-type="float" office:value="118.751000000015" calcext:value-type="float">
            <text:p>118,751000000015</text:p>
          </table:table-cell>
          <table:table-cell table:formula="of:=[.$H$2]-[.$G$2]*[.A996]" office:value-type="float" office:value="-87.0199999999984" calcext:value-type="float">
            <text:p>-87,0199999999984</text:p>
          </table:table-cell>
          <table:table-cell table:number-columns-repeated="9"/>
          <table:table-cell table:formula="of:=[.M995]+[.$E$2]" office:value-type="float" office:value="9.89999999999983" calcext:value-type="float">
            <text:p>9,89999999999983</text:p>
          </table:table-cell>
          <table:table-cell table:formula="of:=[.N995]-[.$G$2]*[.$E$2]" office:value-type="float" office:value="-87.0199999999993" calcext:value-type="float">
            <text:p>-87,0199999999993</text:p>
          </table:table-cell>
          <table:table-cell table:formula="of:=[.O995]+[.N996]*[.$E$2]" office:value-type="float" office:value="118.265900000002" calcext:value-type="float">
            <text:p>118,265900000002</text:p>
          </table:table-cell>
          <table:table-cell table:number-columns-repeated="4"/>
        </table:table-row>
        <table:table-row table:style-name="ro1">
          <table:table-cell table:formula="of:=[.A996]+[.$E$2]" office:value-type="float" office:value="9.90999999999983" calcext:value-type="float">
            <text:p>9,90999999999983</text:p>
          </table:table-cell>
          <table:table-cell table:formula="of:=-[.$G$2]*[.A997]^2/2+[.$H$2]*[.A997]+[.$I$2]" office:value-type="float" office:value="117.880310000015" calcext:value-type="float">
            <text:p>117,880310000015</text:p>
          </table:table-cell>
          <table:table-cell table:formula="of:=[.$H$2]-[.$G$2]*[.A997]" office:value-type="float" office:value="-87.1179999999984" calcext:value-type="float">
            <text:p>-87,1179999999984</text:p>
          </table:table-cell>
          <table:table-cell table:number-columns-repeated="9"/>
          <table:table-cell table:formula="of:=[.M996]+[.$E$2]" office:value-type="float" office:value="9.90999999999983" calcext:value-type="float">
            <text:p>9,90999999999983</text:p>
          </table:table-cell>
          <table:table-cell table:formula="of:=[.N996]-[.$G$2]*[.$E$2]" office:value-type="float" office:value="-87.1179999999993" calcext:value-type="float">
            <text:p>-87,1179999999993</text:p>
          </table:table-cell>
          <table:table-cell table:formula="of:=[.O996]+[.N997]*[.$E$2]" office:value-type="float" office:value="117.394720000002" calcext:value-type="float">
            <text:p>117,394720000002</text:p>
          </table:table-cell>
          <table:table-cell table:number-columns-repeated="4"/>
        </table:table-row>
        <table:table-row table:style-name="ro1">
          <table:table-cell table:formula="of:=[.A997]+[.$E$2]" office:value-type="float" office:value="9.91999999999983" calcext:value-type="float">
            <text:p>9,91999999999983</text:p>
          </table:table-cell>
          <table:table-cell table:formula="of:=-[.$G$2]*[.A998]^2/2+[.$H$2]*[.A998]+[.$I$2]" office:value-type="float" office:value="117.008640000015" calcext:value-type="float">
            <text:p>117,008640000015</text:p>
          </table:table-cell>
          <table:table-cell table:formula="of:=[.$H$2]-[.$G$2]*[.A998]" office:value-type="float" office:value="-87.2159999999984" calcext:value-type="float">
            <text:p>-87,2159999999984</text:p>
          </table:table-cell>
          <table:table-cell table:number-columns-repeated="9"/>
          <table:table-cell table:formula="of:=[.M997]+[.$E$2]" office:value-type="float" office:value="9.91999999999983" calcext:value-type="float">
            <text:p>9,91999999999983</text:p>
          </table:table-cell>
          <table:table-cell table:formula="of:=[.N997]-[.$G$2]*[.$E$2]" office:value-type="float" office:value="-87.2159999999993" calcext:value-type="float">
            <text:p>-87,2159999999993</text:p>
          </table:table-cell>
          <table:table-cell table:formula="of:=[.O997]+[.N998]*[.$E$2]" office:value-type="float" office:value="116.522560000002" calcext:value-type="float">
            <text:p>116,522560000002</text:p>
          </table:table-cell>
          <table:table-cell table:number-columns-repeated="4"/>
        </table:table-row>
        <table:table-row table:style-name="ro1">
          <table:table-cell table:formula="of:=[.A998]+[.$E$2]" office:value-type="float" office:value="9.92999999999983" calcext:value-type="float">
            <text:p>9,92999999999983</text:p>
          </table:table-cell>
          <table:table-cell table:formula="of:=-[.$G$2]*[.A999]^2/2+[.$H$2]*[.A999]+[.$I$2]" office:value-type="float" office:value="116.135990000015" calcext:value-type="float">
            <text:p>116,135990000015</text:p>
          </table:table-cell>
          <table:table-cell table:formula="of:=[.$H$2]-[.$G$2]*[.A999]" office:value-type="float" office:value="-87.3139999999984" calcext:value-type="float">
            <text:p>-87,3139999999984</text:p>
          </table:table-cell>
          <table:table-cell table:number-columns-repeated="9"/>
          <table:table-cell table:formula="of:=[.M998]+[.$E$2]" office:value-type="float" office:value="9.92999999999983" calcext:value-type="float">
            <text:p>9,92999999999983</text:p>
          </table:table-cell>
          <table:table-cell table:formula="of:=[.N998]-[.$G$2]*[.$E$2]" office:value-type="float" office:value="-87.3139999999993" calcext:value-type="float">
            <text:p>-87,3139999999993</text:p>
          </table:table-cell>
          <table:table-cell table:formula="of:=[.O998]+[.N999]*[.$E$2]" office:value-type="float" office:value="115.649420000002" calcext:value-type="float">
            <text:p>115,649420000002</text:p>
          </table:table-cell>
          <table:table-cell table:number-columns-repeated="4"/>
        </table:table-row>
        <table:table-row table:style-name="ro1">
          <table:table-cell table:formula="of:=[.A999]+[.$E$2]" office:value-type="float" office:value="9.93999999999983" calcext:value-type="float">
            <text:p>9,93999999999983</text:p>
          </table:table-cell>
          <table:table-cell table:formula="of:=-[.$G$2]*[.A1000]^2/2+[.$H$2]*[.A1000]+[.$I$2]" office:value-type="float" office:value="115.262360000015" calcext:value-type="float">
            <text:p>115,262360000015</text:p>
          </table:table-cell>
          <table:table-cell table:formula="of:=[.$H$2]-[.$G$2]*[.A1000]" office:value-type="float" office:value="-87.4119999999984" calcext:value-type="float">
            <text:p>-87,4119999999984</text:p>
          </table:table-cell>
          <table:table-cell table:number-columns-repeated="9"/>
          <table:table-cell table:formula="of:=[.M999]+[.$E$2]" office:value-type="float" office:value="9.93999999999983" calcext:value-type="float">
            <text:p>9,93999999999983</text:p>
          </table:table-cell>
          <table:table-cell table:formula="of:=[.N999]-[.$G$2]*[.$E$2]" office:value-type="float" office:value="-87.4119999999993" calcext:value-type="float">
            <text:p>-87,4119999999993</text:p>
          </table:table-cell>
          <table:table-cell table:formula="of:=[.O999]+[.N1000]*[.$E$2]" office:value-type="float" office:value="114.775300000002" calcext:value-type="float">
            <text:p>114,775300000002</text:p>
          </table:table-cell>
          <table:table-cell table:number-columns-repeated="4"/>
        </table:table-row>
        <table:table-row table:style-name="ro1">
          <table:table-cell table:formula="of:=[.A1000]+[.$E$2]" office:value-type="float" office:value="9.94999999999983" calcext:value-type="float">
            <text:p>9,94999999999983</text:p>
          </table:table-cell>
          <table:table-cell table:formula="of:=-[.$G$2]*[.A1001]^2/2+[.$H$2]*[.A1001]+[.$I$2]" office:value-type="float" office:value="114.387750000015" calcext:value-type="float">
            <text:p>114,387750000015</text:p>
          </table:table-cell>
          <table:table-cell table:formula="of:=[.$H$2]-[.$G$2]*[.A1001]" office:value-type="float" office:value="-87.5099999999984" calcext:value-type="float">
            <text:p>-87,5099999999984</text:p>
          </table:table-cell>
          <table:table-cell table:number-columns-repeated="9"/>
          <table:table-cell table:formula="of:=[.M1000]+[.$E$2]" office:value-type="float" office:value="9.94999999999983" calcext:value-type="float">
            <text:p>9,94999999999983</text:p>
          </table:table-cell>
          <table:table-cell table:formula="of:=[.N1000]-[.$G$2]*[.$E$2]" office:value-type="float" office:value="-87.5099999999993" calcext:value-type="float">
            <text:p>-87,5099999999993</text:p>
          </table:table-cell>
          <table:table-cell table:formula="of:=[.O1000]+[.N1001]*[.$E$2]" office:value-type="float" office:value="113.900200000002" calcext:value-type="float">
            <text:p>113,900200000002</text:p>
          </table:table-cell>
          <table:table-cell table:number-columns-repeated="4"/>
        </table:table-row>
        <table:table-row table:style-name="ro1">
          <table:table-cell table:formula="of:=[.A1001]+[.$E$2]" office:value-type="float" office:value="9.95999999999983" calcext:value-type="float">
            <text:p>9,95999999999983</text:p>
          </table:table-cell>
          <table:table-cell table:formula="of:=-[.$G$2]*[.A1002]^2/2+[.$H$2]*[.A1002]+[.$I$2]" office:value-type="float" office:value="113.512160000015" calcext:value-type="float">
            <text:p>113,512160000015</text:p>
          </table:table-cell>
          <table:table-cell table:formula="of:=[.$H$2]-[.$G$2]*[.A1002]" office:value-type="float" office:value="-87.6079999999984" calcext:value-type="float">
            <text:p>-87,6079999999984</text:p>
          </table:table-cell>
          <table:table-cell table:number-columns-repeated="9"/>
          <table:table-cell table:formula="of:=[.M1001]+[.$E$2]" office:value-type="float" office:value="9.95999999999983" calcext:value-type="float">
            <text:p>9,95999999999983</text:p>
          </table:table-cell>
          <table:table-cell table:formula="of:=[.N1001]-[.$G$2]*[.$E$2]" office:value-type="float" office:value="-87.6079999999993" calcext:value-type="float">
            <text:p>-87,6079999999993</text:p>
          </table:table-cell>
          <table:table-cell table:formula="of:=[.O1001]+[.N1002]*[.$E$2]" office:value-type="float" office:value="113.024120000002" calcext:value-type="float">
            <text:p>113,024120000002</text:p>
          </table:table-cell>
          <table:table-cell table:number-columns-repeated="4"/>
        </table:table-row>
        <table:table-row table:style-name="ro1">
          <table:table-cell table:formula="of:=[.A1002]+[.$E$2]" office:value-type="float" office:value="9.96999999999983" calcext:value-type="float">
            <text:p>9,96999999999983</text:p>
          </table:table-cell>
          <table:table-cell table:formula="of:=-[.$G$2]*[.A1003]^2/2+[.$H$2]*[.A1003]+[.$I$2]" office:value-type="float" office:value="112.635590000015" calcext:value-type="float">
            <text:p>112,635590000015</text:p>
          </table:table-cell>
          <table:table-cell table:formula="of:=[.$H$2]-[.$G$2]*[.A1003]" office:value-type="float" office:value="-87.7059999999984" calcext:value-type="float">
            <text:p>-87,7059999999984</text:p>
          </table:table-cell>
          <table:table-cell table:number-columns-repeated="9"/>
          <table:table-cell table:formula="of:=[.M1002]+[.$E$2]" office:value-type="float" office:value="9.96999999999983" calcext:value-type="float">
            <text:p>9,96999999999983</text:p>
          </table:table-cell>
          <table:table-cell table:formula="of:=[.N1002]-[.$G$2]*[.$E$2]" office:value-type="float" office:value="-87.7059999999993" calcext:value-type="float">
            <text:p>-87,7059999999993</text:p>
          </table:table-cell>
          <table:table-cell table:formula="of:=[.O1002]+[.N1003]*[.$E$2]" office:value-type="float" office:value="112.147060000002" calcext:value-type="float">
            <text:p>112,147060000002</text:p>
          </table:table-cell>
          <table:table-cell table:number-columns-repeated="4"/>
        </table:table-row>
        <table:table-row table:style-name="ro1">
          <table:table-cell table:formula="of:=[.A1003]+[.$E$2]" office:value-type="float" office:value="9.97999999999983" calcext:value-type="float">
            <text:p>9,97999999999983</text:p>
          </table:table-cell>
          <table:table-cell table:formula="of:=-[.$G$2]*[.A1004]^2/2+[.$H$2]*[.A1004]+[.$I$2]" office:value-type="float" office:value="111.758040000015" calcext:value-type="float">
            <text:p>111,758040000015</text:p>
          </table:table-cell>
          <table:table-cell table:formula="of:=[.$H$2]-[.$G$2]*[.A1004]" office:value-type="float" office:value="-87.8039999999984" calcext:value-type="float">
            <text:p>-87,8039999999984</text:p>
          </table:table-cell>
          <table:table-cell table:number-columns-repeated="9"/>
          <table:table-cell table:formula="of:=[.M1003]+[.$E$2]" office:value-type="float" office:value="9.97999999999983" calcext:value-type="float">
            <text:p>9,97999999999983</text:p>
          </table:table-cell>
          <table:table-cell table:formula="of:=[.N1003]-[.$G$2]*[.$E$2]" office:value-type="float" office:value="-87.8039999999993" calcext:value-type="float">
            <text:p>-87,8039999999993</text:p>
          </table:table-cell>
          <table:table-cell table:formula="of:=[.O1003]+[.N1004]*[.$E$2]" office:value-type="float" office:value="111.269020000002" calcext:value-type="float">
            <text:p>111,269020000002</text:p>
          </table:table-cell>
          <table:table-cell table:number-columns-repeated="4"/>
        </table:table-row>
        <table:table-row table:style-name="ro1">
          <table:table-cell table:formula="of:=[.A1004]+[.$E$2]" office:value-type="float" office:value="9.98999999999983" calcext:value-type="float">
            <text:p>9,98999999999983</text:p>
          </table:table-cell>
          <table:table-cell table:formula="of:=-[.$G$2]*[.A1005]^2/2+[.$H$2]*[.A1005]+[.$I$2]" office:value-type="float" office:value="110.879510000015" calcext:value-type="float">
            <text:p>110,879510000015</text:p>
          </table:table-cell>
          <table:table-cell table:formula="of:=[.$H$2]-[.$G$2]*[.A1005]" office:value-type="float" office:value="-87.9019999999984" calcext:value-type="float">
            <text:p>-87,9019999999984</text:p>
          </table:table-cell>
          <table:table-cell table:number-columns-repeated="9"/>
          <table:table-cell table:formula="of:=[.M1004]+[.$E$2]" office:value-type="float" office:value="9.98999999999983" calcext:value-type="float">
            <text:p>9,98999999999983</text:p>
          </table:table-cell>
          <table:table-cell table:formula="of:=[.N1004]-[.$G$2]*[.$E$2]" office:value-type="float" office:value="-87.9019999999993" calcext:value-type="float">
            <text:p>-87,9019999999993</text:p>
          </table:table-cell>
          <table:table-cell table:formula="of:=[.O1004]+[.N1005]*[.$E$2]" office:value-type="float" office:value="110.390000000002" calcext:value-type="float">
            <text:p>110,390000000002</text:p>
          </table:table-cell>
          <table:table-cell table:number-columns-repeated="4"/>
        </table:table-row>
        <table:table-row table:style-name="ro1">
          <table:table-cell table:formula="of:=[.A1005]+[.$E$2]" office:value-type="float" office:value="9.99999999999983" calcext:value-type="float">
            <text:p>9,99999999999983</text:p>
          </table:table-cell>
          <table:table-cell table:formula="of:=-[.$G$2]*[.A1006]^2/2+[.$H$2]*[.A1006]+[.$I$2]" office:value-type="float" office:value="110.000000000015" calcext:value-type="float">
            <text:p>110,000000000015</text:p>
          </table:table-cell>
          <table:table-cell table:formula="of:=[.$H$2]-[.$G$2]*[.A1006]" office:value-type="float" office:value="-87.9999999999984" calcext:value-type="float">
            <text:p>-87,9999999999984</text:p>
          </table:table-cell>
          <table:table-cell table:number-columns-repeated="9"/>
          <table:table-cell table:formula="of:=[.M1005]+[.$E$2]" office:value-type="float" office:value="9.99999999999983" calcext:value-type="float">
            <text:p>9,99999999999983</text:p>
          </table:table-cell>
          <table:table-cell table:formula="of:=[.N1005]-[.$G$2]*[.$E$2]" office:value-type="float" office:value="-87.9999999999993" calcext:value-type="float">
            <text:p>-87,9999999999993</text:p>
          </table:table-cell>
          <table:table-cell table:formula="of:=[.O1005]+[.N1006]*[.$E$2]" office:value-type="float" office:value="109.510000000002" calcext:value-type="float">
            <text:p>109,51000000000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hatch draw:name="Black_20_0_20_Degrees" draw:display-name="Black 0 Degrees" draw:style="single" draw:color="#000000" draw:distance="0.102cm" draw:rotation="0"/>
    <draw:fill-image draw:name="_35__20_Percent" draw:display-name="5 Percent" xlink:href="Pictures/10000000000000080000000820A1E16DA75ED138.png" xlink:type="simple" xlink:show="embed" xlink:actuate="onLoad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22:06:14.187170404</meta:creation-date>
    <dc:date>2023-04-10T22:54:07.137551896</dc:date>
    <meta:editing-duration>PT15M24S</meta:editing-duration>
    <meta:editing-cycles>1</meta:editing-cycles>
    <meta:document-statistic meta:table-count="1" meta:cell-count="6030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2.961cm" svg:y="4.203cm" style:legend-expansion="high" chart:style-name="ch2"/>
        <chart:plot-area chart:style-name="ch3" table:cell-range-address="Hoja1.A6:Hoja1.B1006" svg:x="0.319cm" svg:y="0.18cm" svg:width="12.323cm" svg:height="8.645cm">
          <chart:coordinate-region svg:x="1.126cm" svg:y="0.38cm" svg:width="11.329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B6:Hoja1.B1006" chart:class="chart:scatter">
            <chart:domain table:cell-range-address="Hoja1.A6:Hoja1.A1006"/>
            <chart:data-point chart:repeated="10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.A6:Hoja1.A1006</svg:desc>
                </draw:g>
              </table:table-cell>
              <table:table-cell office:value-type="float" office:value="500">
                <text:p>500</text:p>
                <draw:g>
                  <svg:desc>Hoja1.B6:Hoja1.B10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500.09951">
                <text:p>500.099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500.19804">
                <text:p>500.198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500.29559">
                <text:p>500.295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500.39216">
                <text:p>500.392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500.48775">
                <text:p>500.487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500.58236">
                <text:p>500.582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500.67599">
                <text:p>500.675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500.76864">
                <text:p>500.768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500.86031">
                <text:p>500.860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500.951">
                <text:p>500.9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501.04071">
                <text:p>501.040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501.12944">
                <text:p>501.129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501.21719">
                <text:p>501.217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501.30396">
                <text:p>501.303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501.38975">
                <text:p>501.389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501.47456">
                <text:p>501.474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501.55839">
                <text:p>501.558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501.64124">
                <text:p>501.641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501.72311">
                <text:p>501.723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501.804">
                <text:p>501.8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501.88391">
                <text:p>501.883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501.96284">
                <text:p>501.962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502.04079">
                <text:p>502.040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502.11776">
                <text:p>502.117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502.19375">
                <text:p>502.19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502.26876">
                <text:p>502.268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502.34279">
                <text:p>502.342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502.41584">
                <text:p>502.415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502.48791">
                <text:p>502.487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502.559">
                <text:p>502.5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502.62911">
                <text:p>502.629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502.69824">
                <text:p>502.698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502.76639">
                <text:p>502.766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502.83356">
                <text:p>502.833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502.89975">
                <text:p>502.899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502.96496">
                <text:p>502.964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503.02919">
                <text:p>503.029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503.09244">
                <text:p>503.092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503.15471">
                <text:p>503.154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503.216">
                <text:p>503.2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503.27631">
                <text:p>503.276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503.33564">
                <text:p>503.335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503.39399">
                <text:p>503.393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503.45136">
                <text:p>503.451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503.50775">
                <text:p>503.507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503.56316">
                <text:p>503.563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503.61759">
                <text:p>503.617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503.67104">
                <text:p>503.671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503.72351">
                <text:p>503.723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503.775">
                <text:p>503.7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503.82551">
                <text:p>503.825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503.87504">
                <text:p>503.875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503.92359">
                <text:p>503.923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503.97116">
                <text:p>503.971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504.01775">
                <text:p>504.017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504.06336">
                <text:p>504.063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504.10799">
                <text:p>504.107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504.15164">
                <text:p>504.151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504.19431">
                <text:p>504.194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504.236">
                <text:p>504.2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504.27671">
                <text:p>504.276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504.31644">
                <text:p>504.316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504.35519">
                <text:p>504.355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504.39296">
                <text:p>504.392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504.42975">
                <text:p>504.429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504.46556">
                <text:p>504.465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504.50039">
                <text:p>504.500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504.53424">
                <text:p>504.534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504.56711">
                <text:p>504.567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504.599">
                <text:p>504.5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504.62991">
                <text:p>504.629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504.65984">
                <text:p>504.659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504.68879">
                <text:p>504.688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504.71676">
                <text:p>504.716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504.74375">
                <text:p>504.743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504.76976">
                <text:p>504.769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504.79479">
                <text:p>504.794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504.81884">
                <text:p>504.818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504.84191">
                <text:p>504.841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504.864">
                <text:p>504.8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504.88511">
                <text:p>504.885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504.90524">
                <text:p>504.905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504.92439">
                <text:p>504.924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504.94256">
                <text:p>504.942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504.95975">
                <text:p>504.959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504.97596">
                <text:p>504.975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504.99119">
                <text:p>504.991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505.00544">
                <text:p>505.005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505.01871">
                <text:p>505.018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505.031">
                <text:p>505.0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505.04231">
                <text:p>505.042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505.05264">
                <text:p>505.052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505.06199">
                <text:p>505.061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505.07036">
                <text:p>505.070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505.07775">
                <text:p>505.077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505.08416">
                <text:p>505.084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505.08959">
                <text:p>505.089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505.09404">
                <text:p>505.094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505.09751">
                <text:p>505.097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505.1">
                <text:p>505.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505.10151">
                <text:p>505.101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505.10204">
                <text:p>505.102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505.10159">
                <text:p>505.101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505.10016">
                <text:p>505.100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505.09775">
                <text:p>505.097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505.09436">
                <text:p>505.094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505.08999">
                <text:p>505.089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505.08464">
                <text:p>505.084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505.07831">
                <text:p>505.078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505.071">
                <text:p>505.0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505.06271">
                <text:p>505.062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505.05344">
                <text:p>505.053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505.04319">
                <text:p>505.043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505.03196">
                <text:p>505.031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505.01975">
                <text:p>505.019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505.00656">
                <text:p>505.006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504.99239">
                <text:p>504.992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504.97724">
                <text:p>504.977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504.96111">
                <text:p>504.961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504.944">
                <text:p>504.9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504.92591">
                <text:p>504.925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504.90684">
                <text:p>504.906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504.88679">
                <text:p>504.886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504.86576">
                <text:p>504.865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504.84375">
                <text:p>504.843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504.82076">
                <text:p>504.820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504.79679">
                <text:p>504.7967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504.77184">
                <text:p>504.771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504.74591">
                <text:p>504.745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504.719">
                <text:p>504.71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504.69111">
                <text:p>504.691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504.66224">
                <text:p>504.662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504.63239">
                <text:p>504.632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504.60156">
                <text:p>504.601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504.56975">
                <text:p>504.569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504.53696">
                <text:p>504.536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504.50319">
                <text:p>504.503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504.46844">
                <text:p>504.468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504.43271">
                <text:p>504.432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504.396">
                <text:p>504.3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504.35831">
                <text:p>504.358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504.31964">
                <text:p>504.319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504.27999">
                <text:p>504.279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504.23936">
                <text:p>504.239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504.19775">
                <text:p>504.197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504.15516">
                <text:p>504.155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504.11159">
                <text:p>504.111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504.06704">
                <text:p>504.067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504.02151">
                <text:p>504.021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503.975">
                <text:p>503.9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503.92751">
                <text:p>503.9275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503.87904">
                <text:p>503.879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503.82959">
                <text:p>503.8295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503.77916">
                <text:p>503.779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503.72775">
                <text:p>503.727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503.67536">
                <text:p>503.675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7">
                <text:p>1.57</text:p>
              </table:table-cell>
              <table:table-cell office:value-type="float" office:value="503.62199">
                <text:p>503.621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">
                <text:p>1.58</text:p>
              </table:table-cell>
              <table:table-cell office:value-type="float" office:value="503.56764">
                <text:p>503.567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">
                <text:p>1.59</text:p>
              </table:table-cell>
              <table:table-cell office:value-type="float" office:value="503.51231">
                <text:p>503.5123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">
                <text:p>1.6</text:p>
              </table:table-cell>
              <table:table-cell office:value-type="float" office:value="503.456">
                <text:p>503.4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1">
                <text:p>1.61</text:p>
              </table:table-cell>
              <table:table-cell office:value-type="float" office:value="503.39871">
                <text:p>503.3987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2">
                <text:p>1.62</text:p>
              </table:table-cell>
              <table:table-cell office:value-type="float" office:value="503.34044">
                <text:p>503.340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3">
                <text:p>1.63</text:p>
              </table:table-cell>
              <table:table-cell office:value-type="float" office:value="503.28119">
                <text:p>503.281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">
                <text:p>1.64</text:p>
              </table:table-cell>
              <table:table-cell office:value-type="float" office:value="503.22096">
                <text:p>503.220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5">
                <text:p>1.65</text:p>
              </table:table-cell>
              <table:table-cell office:value-type="float" office:value="503.15975">
                <text:p>503.159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6">
                <text:p>1.66</text:p>
              </table:table-cell>
              <table:table-cell office:value-type="float" office:value="503.09756">
                <text:p>503.097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7">
                <text:p>1.67</text:p>
              </table:table-cell>
              <table:table-cell office:value-type="float" office:value="503.03439">
                <text:p>503.034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8">
                <text:p>1.68</text:p>
              </table:table-cell>
              <table:table-cell office:value-type="float" office:value="502.97024">
                <text:p>502.970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9">
                <text:p>1.69</text:p>
              </table:table-cell>
              <table:table-cell office:value-type="float" office:value="502.90511">
                <text:p>502.9051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">
                <text:p>1.7</text:p>
              </table:table-cell>
              <table:table-cell office:value-type="float" office:value="502.839">
                <text:p>502.8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1">
                <text:p>1.71</text:p>
              </table:table-cell>
              <table:table-cell office:value-type="float" office:value="502.77191">
                <text:p>502.771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">
                <text:p>1.72</text:p>
              </table:table-cell>
              <table:table-cell office:value-type="float" office:value="502.70384">
                <text:p>502.703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3">
                <text:p>1.73</text:p>
              </table:table-cell>
              <table:table-cell office:value-type="float" office:value="502.63479">
                <text:p>502.6347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">
                <text:p>1.74</text:p>
              </table:table-cell>
              <table:table-cell office:value-type="float" office:value="502.56476">
                <text:p>502.564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5">
                <text:p>1.75</text:p>
              </table:table-cell>
              <table:table-cell office:value-type="float" office:value="502.49375">
                <text:p>502.493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6">
                <text:p>1.76</text:p>
              </table:table-cell>
              <table:table-cell office:value-type="float" office:value="502.42176">
                <text:p>502.421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7">
                <text:p>1.77</text:p>
              </table:table-cell>
              <table:table-cell office:value-type="float" office:value="502.34879">
                <text:p>502.348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8">
                <text:p>1.78</text:p>
              </table:table-cell>
              <table:table-cell office:value-type="float" office:value="502.27484">
                <text:p>502.274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9">
                <text:p>1.79</text:p>
              </table:table-cell>
              <table:table-cell office:value-type="float" office:value="502.19991">
                <text:p>502.199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">
                <text:p>1.8</text:p>
              </table:table-cell>
              <table:table-cell office:value-type="float" office:value="502.124">
                <text:p>502.1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1">
                <text:p>1.81</text:p>
              </table:table-cell>
              <table:table-cell office:value-type="float" office:value="502.04711">
                <text:p>502.0471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2">
                <text:p>1.82</text:p>
              </table:table-cell>
              <table:table-cell office:value-type="float" office:value="501.96924">
                <text:p>501.9692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3">
                <text:p>1.83</text:p>
              </table:table-cell>
              <table:table-cell office:value-type="float" office:value="501.89039">
                <text:p>501.8903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4">
                <text:p>1.84</text:p>
              </table:table-cell>
              <table:table-cell office:value-type="float" office:value="501.81056">
                <text:p>501.810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5">
                <text:p>1.85</text:p>
              </table:table-cell>
              <table:table-cell office:value-type="float" office:value="501.72975">
                <text:p>501.729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6">
                <text:p>1.86</text:p>
              </table:table-cell>
              <table:table-cell office:value-type="float" office:value="501.64796">
                <text:p>501.647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7">
                <text:p>1.87</text:p>
              </table:table-cell>
              <table:table-cell office:value-type="float" office:value="501.56519">
                <text:p>501.565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8">
                <text:p>1.88</text:p>
              </table:table-cell>
              <table:table-cell office:value-type="float" office:value="501.48144">
                <text:p>501.481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9">
                <text:p>1.89</text:p>
              </table:table-cell>
              <table:table-cell office:value-type="float" office:value="501.39671">
                <text:p>501.396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">
                <text:p>1.9</text:p>
              </table:table-cell>
              <table:table-cell office:value-type="float" office:value="501.311">
                <text:p>501.3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1">
                <text:p>1.91</text:p>
              </table:table-cell>
              <table:table-cell office:value-type="float" office:value="501.22431">
                <text:p>501.2243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">
                <text:p>1.92</text:p>
              </table:table-cell>
              <table:table-cell office:value-type="float" office:value="501.13664">
                <text:p>501.136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3">
                <text:p>1.93</text:p>
              </table:table-cell>
              <table:table-cell office:value-type="float" office:value="501.04799">
                <text:p>501.047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4">
                <text:p>1.94</text:p>
              </table:table-cell>
              <table:table-cell office:value-type="float" office:value="500.95836">
                <text:p>500.958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5">
                <text:p>1.95</text:p>
              </table:table-cell>
              <table:table-cell office:value-type="float" office:value="500.86775">
                <text:p>500.867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6">
                <text:p>1.96</text:p>
              </table:table-cell>
              <table:table-cell office:value-type="float" office:value="500.77616">
                <text:p>500.776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7">
                <text:p>1.97</text:p>
              </table:table-cell>
              <table:table-cell office:value-type="float" office:value="500.68359">
                <text:p>500.6835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8">
                <text:p>1.98</text:p>
              </table:table-cell>
              <table:table-cell office:value-type="float" office:value="500.59004">
                <text:p>500.590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9">
                <text:p>1.99</text:p>
              </table:table-cell>
              <table:table-cell office:value-type="float" office:value="500.49551">
                <text:p>500.495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500.4">
                <text:p>500.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1">
                <text:p>2.01</text:p>
              </table:table-cell>
              <table:table-cell office:value-type="float" office:value="500.30351">
                <text:p>500.3035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2">
                <text:p>2.02</text:p>
              </table:table-cell>
              <table:table-cell office:value-type="float" office:value="500.20604">
                <text:p>500.2060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3">
                <text:p>2.03</text:p>
              </table:table-cell>
              <table:table-cell office:value-type="float" office:value="500.10759">
                <text:p>500.1075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4">
                <text:p>2.04</text:p>
              </table:table-cell>
              <table:table-cell office:value-type="float" office:value="500.00816">
                <text:p>500.008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5">
                <text:p>2.05</text:p>
              </table:table-cell>
              <table:table-cell office:value-type="float" office:value="499.90775">
                <text:p>499.907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6">
                <text:p>2.06</text:p>
              </table:table-cell>
              <table:table-cell office:value-type="float" office:value="499.80636">
                <text:p>499.8063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7">
                <text:p>2.07</text:p>
              </table:table-cell>
              <table:table-cell office:value-type="float" office:value="499.70399">
                <text:p>499.703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8">
                <text:p>2.08</text:p>
              </table:table-cell>
              <table:table-cell office:value-type="float" office:value="499.60064">
                <text:p>499.600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09">
                <text:p>2.09</text:p>
              </table:table-cell>
              <table:table-cell office:value-type="float" office:value="499.49631">
                <text:p>499.4963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">
                <text:p>2.1</text:p>
              </table:table-cell>
              <table:table-cell office:value-type="float" office:value="499.391">
                <text:p>499.3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1">
                <text:p>2.11</text:p>
              </table:table-cell>
              <table:table-cell office:value-type="float" office:value="499.28471">
                <text:p>499.2847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2">
                <text:p>2.12</text:p>
              </table:table-cell>
              <table:table-cell office:value-type="float" office:value="499.17744">
                <text:p>499.177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3">
                <text:p>2.13</text:p>
              </table:table-cell>
              <table:table-cell office:value-type="float" office:value="499.06919">
                <text:p>499.069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4">
                <text:p>2.14</text:p>
              </table:table-cell>
              <table:table-cell office:value-type="float" office:value="498.95996">
                <text:p>498.9599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5">
                <text:p>2.15</text:p>
              </table:table-cell>
              <table:table-cell office:value-type="float" office:value="498.84975">
                <text:p>498.849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6">
                <text:p>2.16</text:p>
              </table:table-cell>
              <table:table-cell office:value-type="float" office:value="498.73856">
                <text:p>498.738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7">
                <text:p>2.17</text:p>
              </table:table-cell>
              <table:table-cell office:value-type="float" office:value="498.62639">
                <text:p>498.6263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8">
                <text:p>2.18</text:p>
              </table:table-cell>
              <table:table-cell office:value-type="float" office:value="498.51324">
                <text:p>498.5132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19">
                <text:p>2.19</text:p>
              </table:table-cell>
              <table:table-cell office:value-type="float" office:value="498.39911">
                <text:p>498.399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">
                <text:p>2.2</text:p>
              </table:table-cell>
              <table:table-cell office:value-type="float" office:value="498.284">
                <text:p>498.2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1">
                <text:p>2.21</text:p>
              </table:table-cell>
              <table:table-cell office:value-type="float" office:value="498.16791">
                <text:p>498.167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2">
                <text:p>2.22</text:p>
              </table:table-cell>
              <table:table-cell office:value-type="float" office:value="498.05084">
                <text:p>498.050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3">
                <text:p>2.23</text:p>
              </table:table-cell>
              <table:table-cell office:value-type="float" office:value="497.93279">
                <text:p>497.9327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4">
                <text:p>2.24</text:p>
              </table:table-cell>
              <table:table-cell office:value-type="float" office:value="497.81376">
                <text:p>497.8137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5">
                <text:p>2.25</text:p>
              </table:table-cell>
              <table:table-cell office:value-type="float" office:value="497.69375">
                <text:p>497.693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6">
                <text:p>2.26</text:p>
              </table:table-cell>
              <table:table-cell office:value-type="float" office:value="497.57276">
                <text:p>497.572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7">
                <text:p>2.27</text:p>
              </table:table-cell>
              <table:table-cell office:value-type="float" office:value="497.45079">
                <text:p>497.4507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8">
                <text:p>2.28</text:p>
              </table:table-cell>
              <table:table-cell office:value-type="float" office:value="497.32784">
                <text:p>497.3278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29">
                <text:p>2.29</text:p>
              </table:table-cell>
              <table:table-cell office:value-type="float" office:value="497.20391">
                <text:p>497.2039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497.079">
                <text:p>497.07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0999999999999">
                <text:p>2.30999999999999</text:p>
              </table:table-cell>
              <table:table-cell office:value-type="float" office:value="496.95311">
                <text:p>496.953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1999999999999">
                <text:p>2.31999999999999</text:p>
              </table:table-cell>
              <table:table-cell office:value-type="float" office:value="496.82624">
                <text:p>496.826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2999999999999">
                <text:p>2.32999999999999</text:p>
              </table:table-cell>
              <table:table-cell office:value-type="float" office:value="496.69839">
                <text:p>496.698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3999999999999">
                <text:p>2.33999999999999</text:p>
              </table:table-cell>
              <table:table-cell office:value-type="float" office:value="496.56956">
                <text:p>496.5695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4999999999999">
                <text:p>2.34999999999999</text:p>
              </table:table-cell>
              <table:table-cell office:value-type="float" office:value="496.43975">
                <text:p>496.439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5999999999999">
                <text:p>2.35999999999999</text:p>
              </table:table-cell>
              <table:table-cell office:value-type="float" office:value="496.30896">
                <text:p>496.3089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6999999999999">
                <text:p>2.36999999999999</text:p>
              </table:table-cell>
              <table:table-cell office:value-type="float" office:value="496.17719">
                <text:p>496.177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7999999999999">
                <text:p>2.37999999999999</text:p>
              </table:table-cell>
              <table:table-cell office:value-type="float" office:value="496.04444">
                <text:p>496.0444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38999999999999">
                <text:p>2.38999999999999</text:p>
              </table:table-cell>
              <table:table-cell office:value-type="float" office:value="495.91071">
                <text:p>495.910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495.776">
                <text:p>495.7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0999999999999">
                <text:p>2.40999999999999</text:p>
              </table:table-cell>
              <table:table-cell office:value-type="float" office:value="495.64031">
                <text:p>495.6403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1999999999999">
                <text:p>2.41999999999999</text:p>
              </table:table-cell>
              <table:table-cell office:value-type="float" office:value="495.50364">
                <text:p>495.5036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2999999999999">
                <text:p>2.42999999999999</text:p>
              </table:table-cell>
              <table:table-cell office:value-type="float" office:value="495.36599">
                <text:p>495.365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3999999999999">
                <text:p>2.43999999999999</text:p>
              </table:table-cell>
              <table:table-cell office:value-type="float" office:value="495.22736">
                <text:p>495.227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4999999999999">
                <text:p>2.44999999999999</text:p>
              </table:table-cell>
              <table:table-cell office:value-type="float" office:value="495.08775">
                <text:p>495.087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5999999999999">
                <text:p>2.45999999999999</text:p>
              </table:table-cell>
              <table:table-cell office:value-type="float" office:value="494.94716">
                <text:p>494.9471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6999999999999">
                <text:p>2.46999999999999</text:p>
              </table:table-cell>
              <table:table-cell office:value-type="float" office:value="494.80559">
                <text:p>494.8055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7999999999999">
                <text:p>2.47999999999999</text:p>
              </table:table-cell>
              <table:table-cell office:value-type="float" office:value="494.66304">
                <text:p>494.663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48999999999999">
                <text:p>2.48999999999999</text:p>
              </table:table-cell>
              <table:table-cell office:value-type="float" office:value="494.51951">
                <text:p>494.5195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494.375">
                <text:p>494.3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0999999999999">
                <text:p>2.50999999999999</text:p>
              </table:table-cell>
              <table:table-cell office:value-type="float" office:value="494.22951">
                <text:p>494.2295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1999999999999">
                <text:p>2.51999999999999</text:p>
              </table:table-cell>
              <table:table-cell office:value-type="float" office:value="494.08304">
                <text:p>494.0830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2999999999999">
                <text:p>2.52999999999999</text:p>
              </table:table-cell>
              <table:table-cell office:value-type="float" office:value="493.93559">
                <text:p>493.9355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3999999999999">
                <text:p>2.53999999999999</text:p>
              </table:table-cell>
              <table:table-cell office:value-type="float" office:value="493.78716">
                <text:p>493.7871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4999999999999">
                <text:p>2.54999999999999</text:p>
              </table:table-cell>
              <table:table-cell office:value-type="float" office:value="493.63775">
                <text:p>493.637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5999999999999">
                <text:p>2.55999999999999</text:p>
              </table:table-cell>
              <table:table-cell office:value-type="float" office:value="493.48736">
                <text:p>493.4873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6999999999999">
                <text:p>2.56999999999999</text:p>
              </table:table-cell>
              <table:table-cell office:value-type="float" office:value="493.33599">
                <text:p>493.3359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7999999999999">
                <text:p>2.57999999999999</text:p>
              </table:table-cell>
              <table:table-cell office:value-type="float" office:value="493.18364">
                <text:p>493.183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58999999999999">
                <text:p>2.58999999999999</text:p>
              </table:table-cell>
              <table:table-cell office:value-type="float" office:value="493.03031">
                <text:p>493.0303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492.876">
                <text:p>492.87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0999999999999">
                <text:p>2.60999999999999</text:p>
              </table:table-cell>
              <table:table-cell office:value-type="float" office:value="492.72071">
                <text:p>492.7207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1999999999999">
                <text:p>2.61999999999999</text:p>
              </table:table-cell>
              <table:table-cell office:value-type="float" office:value="492.56444">
                <text:p>492.564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2999999999999">
                <text:p>2.62999999999999</text:p>
              </table:table-cell>
              <table:table-cell office:value-type="float" office:value="492.40719">
                <text:p>492.4071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3999999999999">
                <text:p>2.63999999999999</text:p>
              </table:table-cell>
              <table:table-cell office:value-type="float" office:value="492.24896">
                <text:p>492.2489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4999999999999">
                <text:p>2.64999999999999</text:p>
              </table:table-cell>
              <table:table-cell office:value-type="float" office:value="492.08975">
                <text:p>492.089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5999999999999">
                <text:p>2.65999999999999</text:p>
              </table:table-cell>
              <table:table-cell office:value-type="float" office:value="491.92956">
                <text:p>491.9295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66999999999999">
                <text:p>2.66999999999999</text:p>
              </table:table-cell>
              <table:table-cell office:value-type="float" office:value="491.76839">
                <text:p>491.7683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67999999999999">
                <text:p>2.67999999999999</text:p>
              </table:table-cell>
              <table:table-cell office:value-type="float" office:value="491.60624">
                <text:p>491.6062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68999999999999">
                <text:p>2.68999999999999</text:p>
              </table:table-cell>
              <table:table-cell office:value-type="float" office:value="491.44311">
                <text:p>491.443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491.279">
                <text:p>491.27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0999999999999">
                <text:p>2.70999999999999</text:p>
              </table:table-cell>
              <table:table-cell office:value-type="float" office:value="491.11391">
                <text:p>491.1139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1999999999999">
                <text:p>2.71999999999999</text:p>
              </table:table-cell>
              <table:table-cell office:value-type="float" office:value="490.94784">
                <text:p>490.9478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2999999999999">
                <text:p>2.72999999999999</text:p>
              </table:table-cell>
              <table:table-cell office:value-type="float" office:value="490.78079">
                <text:p>490.7807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3999999999999">
                <text:p>2.73999999999999</text:p>
              </table:table-cell>
              <table:table-cell office:value-type="float" office:value="490.61276">
                <text:p>490.6127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74999999999999">
                <text:p>2.74999999999999</text:p>
              </table:table-cell>
              <table:table-cell office:value-type="float" office:value="490.44375">
                <text:p>490.443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75999999999999">
                <text:p>2.75999999999999</text:p>
              </table:table-cell>
              <table:table-cell office:value-type="float" office:value="490.27376">
                <text:p>490.2737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6999999999998">
                <text:p>2.76999999999998</text:p>
              </table:table-cell>
              <table:table-cell office:value-type="float" office:value="490.10279">
                <text:p>490.1027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77999999999998">
                <text:p>2.77999999999998</text:p>
              </table:table-cell>
              <table:table-cell office:value-type="float" office:value="489.93084">
                <text:p>489.9308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78999999999998">
                <text:p>2.78999999999998</text:p>
              </table:table-cell>
              <table:table-cell office:value-type="float" office:value="489.75791">
                <text:p>489.7579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79999999999998">
                <text:p>2.79999999999998</text:p>
              </table:table-cell>
              <table:table-cell office:value-type="float" office:value="489.584">
                <text:p>489.58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0999999999998">
                <text:p>2.80999999999998</text:p>
              </table:table-cell>
              <table:table-cell office:value-type="float" office:value="489.40911">
                <text:p>489.409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1999999999998">
                <text:p>2.81999999999998</text:p>
              </table:table-cell>
              <table:table-cell office:value-type="float" office:value="489.23324">
                <text:p>489.2332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2999999999998">
                <text:p>2.82999999999998</text:p>
              </table:table-cell>
              <table:table-cell office:value-type="float" office:value="489.05639">
                <text:p>489.0563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3999999999998">
                <text:p>2.83999999999998</text:p>
              </table:table-cell>
              <table:table-cell office:value-type="float" office:value="488.87856">
                <text:p>488.8785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4999999999998">
                <text:p>2.84999999999998</text:p>
              </table:table-cell>
              <table:table-cell office:value-type="float" office:value="488.69975">
                <text:p>488.699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85999999999998">
                <text:p>2.85999999999998</text:p>
              </table:table-cell>
              <table:table-cell office:value-type="float" office:value="488.51996">
                <text:p>488.5199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6999999999998">
                <text:p>2.86999999999998</text:p>
              </table:table-cell>
              <table:table-cell office:value-type="float" office:value="488.33919">
                <text:p>488.3391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87999999999998">
                <text:p>2.87999999999998</text:p>
              </table:table-cell>
              <table:table-cell office:value-type="float" office:value="488.15744">
                <text:p>488.1574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88999999999998">
                <text:p>2.88999999999998</text:p>
              </table:table-cell>
              <table:table-cell office:value-type="float" office:value="487.97471">
                <text:p>487.9747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89999999999998">
                <text:p>2.89999999999998</text:p>
              </table:table-cell>
              <table:table-cell office:value-type="float" office:value="487.791">
                <text:p>487.79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0999999999998">
                <text:p>2.90999999999998</text:p>
              </table:table-cell>
              <table:table-cell office:value-type="float" office:value="487.60631">
                <text:p>487.6063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1999999999998">
                <text:p>2.91999999999998</text:p>
              </table:table-cell>
              <table:table-cell office:value-type="float" office:value="487.42064">
                <text:p>487.4206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2999999999998">
                <text:p>2.92999999999998</text:p>
              </table:table-cell>
              <table:table-cell office:value-type="float" office:value="487.23399">
                <text:p>487.2339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3999999999998">
                <text:p>2.93999999999998</text:p>
              </table:table-cell>
              <table:table-cell office:value-type="float" office:value="487.04636">
                <text:p>487.0463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4999999999998">
                <text:p>2.94999999999998</text:p>
              </table:table-cell>
              <table:table-cell office:value-type="float" office:value="486.85775">
                <text:p>486.8577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5999999999998">
                <text:p>2.95999999999998</text:p>
              </table:table-cell>
              <table:table-cell office:value-type="float" office:value="486.66816">
                <text:p>486.6681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6999999999998">
                <text:p>2.96999999999998</text:p>
              </table:table-cell>
              <table:table-cell office:value-type="float" office:value="486.47759">
                <text:p>486.4775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7999999999998">
                <text:p>2.97999999999998</text:p>
              </table:table-cell>
              <table:table-cell office:value-type="float" office:value="486.28604">
                <text:p>486.2860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98999999999998">
                <text:p>2.98999999999998</text:p>
              </table:table-cell>
              <table:table-cell office:value-type="float" office:value="486.09351">
                <text:p>486.0935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.99999999999998">
                <text:p>2.99999999999998</text:p>
              </table:table-cell>
              <table:table-cell office:value-type="float" office:value="485.9">
                <text:p>485.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0999999999998">
                <text:p>3.00999999999998</text:p>
              </table:table-cell>
              <table:table-cell office:value-type="float" office:value="485.70551">
                <text:p>485.7055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1999999999998">
                <text:p>3.01999999999998</text:p>
              </table:table-cell>
              <table:table-cell office:value-type="float" office:value="485.51004">
                <text:p>485.5100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2999999999998">
                <text:p>3.02999999999998</text:p>
              </table:table-cell>
              <table:table-cell office:value-type="float" office:value="485.31359">
                <text:p>485.3135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3999999999998">
                <text:p>3.03999999999998</text:p>
              </table:table-cell>
              <table:table-cell office:value-type="float" office:value="485.11616">
                <text:p>485.1161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4999999999998">
                <text:p>3.04999999999998</text:p>
              </table:table-cell>
              <table:table-cell office:value-type="float" office:value="484.91775">
                <text:p>484.917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5999999999998">
                <text:p>3.05999999999998</text:p>
              </table:table-cell>
              <table:table-cell office:value-type="float" office:value="484.71836">
                <text:p>484.7183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6999999999998">
                <text:p>3.06999999999998</text:p>
              </table:table-cell>
              <table:table-cell office:value-type="float" office:value="484.51799">
                <text:p>484.5179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7999999999998">
                <text:p>3.07999999999998</text:p>
              </table:table-cell>
              <table:table-cell office:value-type="float" office:value="484.316640000001">
                <text:p>484.31664000000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08999999999998">
                <text:p>3.08999999999998</text:p>
              </table:table-cell>
              <table:table-cell office:value-type="float" office:value="484.11431">
                <text:p>484.1143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09999999999998">
                <text:p>3.09999999999998</text:p>
              </table:table-cell>
              <table:table-cell office:value-type="float" office:value="483.911">
                <text:p>483.91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0999999999998">
                <text:p>3.10999999999998</text:p>
              </table:table-cell>
              <table:table-cell office:value-type="float" office:value="483.70671">
                <text:p>483.7067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1999999999998">
                <text:p>3.11999999999998</text:p>
              </table:table-cell>
              <table:table-cell office:value-type="float" office:value="483.501440000001">
                <text:p>483.50144000000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2999999999998">
                <text:p>3.12999999999998</text:p>
              </table:table-cell>
              <table:table-cell office:value-type="float" office:value="483.295190000001">
                <text:p>483.29519000000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3999999999998">
                <text:p>3.13999999999998</text:p>
              </table:table-cell>
              <table:table-cell office:value-type="float" office:value="483.087960000001">
                <text:p>483.08796000000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4999999999998">
                <text:p>3.14999999999998</text:p>
              </table:table-cell>
              <table:table-cell office:value-type="float" office:value="482.879750000001">
                <text:p>482.8797500000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5999999999998">
                <text:p>3.15999999999998</text:p>
              </table:table-cell>
              <table:table-cell office:value-type="float" office:value="482.670560000001">
                <text:p>482.67056000000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6999999999998">
                <text:p>3.16999999999998</text:p>
              </table:table-cell>
              <table:table-cell office:value-type="float" office:value="482.460390000001">
                <text:p>482.4603900000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7999999999998">
                <text:p>3.17999999999998</text:p>
              </table:table-cell>
              <table:table-cell office:value-type="float" office:value="482.249240000001">
                <text:p>482.24924000000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18999999999998">
                <text:p>3.18999999999998</text:p>
              </table:table-cell>
              <table:table-cell office:value-type="float" office:value="482.037110000001">
                <text:p>482.0371100000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19999999999998">
                <text:p>3.19999999999998</text:p>
              </table:table-cell>
              <table:table-cell office:value-type="float" office:value="481.824000000001">
                <text:p>481.82400000000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0999999999998">
                <text:p>3.20999999999998</text:p>
              </table:table-cell>
              <table:table-cell office:value-type="float" office:value="481.609910000001">
                <text:p>481.60991000000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1999999999998">
                <text:p>3.21999999999998</text:p>
              </table:table-cell>
              <table:table-cell office:value-type="float" office:value="481.39484">
                <text:p>481.3948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2999999999997">
                <text:p>3.22999999999997</text:p>
              </table:table-cell>
              <table:table-cell office:value-type="float" office:value="481.178790000001">
                <text:p>481.17879000000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3999999999997">
                <text:p>3.23999999999997</text:p>
              </table:table-cell>
              <table:table-cell office:value-type="float" office:value="480.961760000001">
                <text:p>480.96176000000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24999999999997">
                <text:p>3.24999999999997</text:p>
              </table:table-cell>
              <table:table-cell office:value-type="float" office:value="480.743750000001">
                <text:p>480.74375000000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5999999999997">
                <text:p>3.25999999999997</text:p>
              </table:table-cell>
              <table:table-cell office:value-type="float" office:value="480.524760000001">
                <text:p>480.52476000000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26999999999997">
                <text:p>3.26999999999997</text:p>
              </table:table-cell>
              <table:table-cell office:value-type="float" office:value="480.304790000001">
                <text:p>480.30479000000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27999999999997">
                <text:p>3.27999999999997</text:p>
              </table:table-cell>
              <table:table-cell office:value-type="float" office:value="480.083840000001">
                <text:p>480.08384000000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28999999999997">
                <text:p>3.28999999999997</text:p>
              </table:table-cell>
              <table:table-cell office:value-type="float" office:value="479.861910000001">
                <text:p>479.8619100000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29999999999997">
                <text:p>3.29999999999997</text:p>
              </table:table-cell>
              <table:table-cell office:value-type="float" office:value="479.639000000001">
                <text:p>479.63900000000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0999999999997">
                <text:p>3.30999999999997</text:p>
              </table:table-cell>
              <table:table-cell office:value-type="float" office:value="479.415110000001">
                <text:p>479.41511000000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1999999999997">
                <text:p>3.31999999999997</text:p>
              </table:table-cell>
              <table:table-cell office:value-type="float" office:value="479.190240000001">
                <text:p>479.19024000000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2999999999997">
                <text:p>3.32999999999997</text:p>
              </table:table-cell>
              <table:table-cell office:value-type="float" office:value="478.964390000001">
                <text:p>478.96439000000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33999999999997">
                <text:p>3.33999999999997</text:p>
              </table:table-cell>
              <table:table-cell office:value-type="float" office:value="478.737560000001">
                <text:p>478.7375600000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34999999999997">
                <text:p>3.34999999999997</text:p>
              </table:table-cell>
              <table:table-cell office:value-type="float" office:value="478.509750000001">
                <text:p>478.5097500000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35999999999997">
                <text:p>3.35999999999997</text:p>
              </table:table-cell>
              <table:table-cell office:value-type="float" office:value="478.280960000001">
                <text:p>478.28096000000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36999999999997">
                <text:p>3.36999999999997</text:p>
              </table:table-cell>
              <table:table-cell office:value-type="float" office:value="478.051190000001">
                <text:p>478.05119000000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37999999999997">
                <text:p>3.37999999999997</text:p>
              </table:table-cell>
              <table:table-cell office:value-type="float" office:value="477.820440000001">
                <text:p>477.82044000000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38999999999997">
                <text:p>3.38999999999997</text:p>
              </table:table-cell>
              <table:table-cell office:value-type="float" office:value="477.588710000001">
                <text:p>477.58871000000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39999999999997">
                <text:p>3.39999999999997</text:p>
              </table:table-cell>
              <table:table-cell office:value-type="float" office:value="477.356000000001">
                <text:p>477.35600000000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0999999999997">
                <text:p>3.40999999999997</text:p>
              </table:table-cell>
              <table:table-cell office:value-type="float" office:value="477.122310000001">
                <text:p>477.12231000000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1999999999997">
                <text:p>3.41999999999997</text:p>
              </table:table-cell>
              <table:table-cell office:value-type="float" office:value="476.887640000001">
                <text:p>476.88764000000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42999999999997">
                <text:p>3.42999999999997</text:p>
              </table:table-cell>
              <table:table-cell office:value-type="float" office:value="476.651990000001">
                <text:p>476.65199000000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43999999999997">
                <text:p>3.43999999999997</text:p>
              </table:table-cell>
              <table:table-cell office:value-type="float" office:value="476.415360000001">
                <text:p>476.41536000000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44999999999997">
                <text:p>3.44999999999997</text:p>
              </table:table-cell>
              <table:table-cell office:value-type="float" office:value="476.177750000001">
                <text:p>476.17775000000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45999999999997">
                <text:p>3.45999999999997</text:p>
              </table:table-cell>
              <table:table-cell office:value-type="float" office:value="475.939160000001">
                <text:p>475.93916000000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46999999999997">
                <text:p>3.46999999999997</text:p>
              </table:table-cell>
              <table:table-cell office:value-type="float" office:value="475.699590000001">
                <text:p>475.69959000000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47999999999997">
                <text:p>3.47999999999997</text:p>
              </table:table-cell>
              <table:table-cell office:value-type="float" office:value="475.459040000001">
                <text:p>475.45904000000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48999999999997">
                <text:p>3.48999999999997</text:p>
              </table:table-cell>
              <table:table-cell office:value-type="float" office:value="475.217510000001">
                <text:p>475.21751000000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49999999999997">
                <text:p>3.49999999999997</text:p>
              </table:table-cell>
              <table:table-cell office:value-type="float" office:value="474.975000000001">
                <text:p>474.97500000000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0999999999997">
                <text:p>3.50999999999997</text:p>
              </table:table-cell>
              <table:table-cell office:value-type="float" office:value="474.731510000001">
                <text:p>474.73151000000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51999999999997">
                <text:p>3.51999999999997</text:p>
              </table:table-cell>
              <table:table-cell office:value-type="float" office:value="474.487040000001">
                <text:p>474.48704000000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52999999999997">
                <text:p>3.52999999999997</text:p>
              </table:table-cell>
              <table:table-cell office:value-type="float" office:value="474.241590000001">
                <text:p>474.24159000000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53999999999997">
                <text:p>3.53999999999997</text:p>
              </table:table-cell>
              <table:table-cell office:value-type="float" office:value="473.995160000001">
                <text:p>473.99516000000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54999999999997">
                <text:p>3.54999999999997</text:p>
              </table:table-cell>
              <table:table-cell office:value-type="float" office:value="473.747750000001">
                <text:p>473.74775000000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55999999999997">
                <text:p>3.55999999999997</text:p>
              </table:table-cell>
              <table:table-cell office:value-type="float" office:value="473.499360000001">
                <text:p>473.49936000000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56999999999997">
                <text:p>3.56999999999997</text:p>
              </table:table-cell>
              <table:table-cell office:value-type="float" office:value="473.249990000001">
                <text:p>473.24999000000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57999999999997">
                <text:p>3.57999999999997</text:p>
              </table:table-cell>
              <table:table-cell office:value-type="float" office:value="472.999640000001">
                <text:p>472.99964000000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58999999999997">
                <text:p>3.58999999999997</text:p>
              </table:table-cell>
              <table:table-cell office:value-type="float" office:value="472.748310000001">
                <text:p>472.74831000000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59999999999997">
                <text:p>3.59999999999997</text:p>
              </table:table-cell>
              <table:table-cell office:value-type="float" office:value="472.496000000001">
                <text:p>472.49600000000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0999999999997">
                <text:p>3.60999999999997</text:p>
              </table:table-cell>
              <table:table-cell office:value-type="float" office:value="472.242710000001">
                <text:p>472.24271000000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1999999999997">
                <text:p>3.61999999999997</text:p>
              </table:table-cell>
              <table:table-cell office:value-type="float" office:value="471.988440000001">
                <text:p>471.98844000000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2999999999997">
                <text:p>3.62999999999997</text:p>
              </table:table-cell>
              <table:table-cell office:value-type="float" office:value="471.733190000001">
                <text:p>471.73319000000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3999999999997">
                <text:p>3.63999999999997</text:p>
              </table:table-cell>
              <table:table-cell office:value-type="float" office:value="471.476960000001">
                <text:p>471.4769600000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64999999999997">
                <text:p>3.64999999999997</text:p>
              </table:table-cell>
              <table:table-cell office:value-type="float" office:value="471.219750000001">
                <text:p>471.21975000000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65999999999997">
                <text:p>3.65999999999997</text:p>
              </table:table-cell>
              <table:table-cell office:value-type="float" office:value="470.961560000001">
                <text:p>470.96156000000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66999999999997">
                <text:p>3.66999999999997</text:p>
              </table:table-cell>
              <table:table-cell office:value-type="float" office:value="470.702390000001">
                <text:p>470.70239000000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67999999999997">
                <text:p>3.67999999999997</text:p>
              </table:table-cell>
              <table:table-cell office:value-type="float" office:value="470.442240000001">
                <text:p>470.44224000000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68999999999997">
                <text:p>3.68999999999997</text:p>
              </table:table-cell>
              <table:table-cell office:value-type="float" office:value="470.181110000001">
                <text:p>470.18111000000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69999999999996">
                <text:p>3.69999999999996</text:p>
              </table:table-cell>
              <table:table-cell office:value-type="float" office:value="469.919000000001">
                <text:p>469.91900000000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0999999999996">
                <text:p>3.70999999999996</text:p>
              </table:table-cell>
              <table:table-cell office:value-type="float" office:value="469.655910000001">
                <text:p>469.65591000000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1999999999996">
                <text:p>3.71999999999996</text:p>
              </table:table-cell>
              <table:table-cell office:value-type="float" office:value="469.391840000001">
                <text:p>469.39184000000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2999999999996">
                <text:p>3.72999999999996</text:p>
              </table:table-cell>
              <table:table-cell office:value-type="float" office:value="469.126790000001">
                <text:p>469.12679000000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73999999999996">
                <text:p>3.73999999999996</text:p>
              </table:table-cell>
              <table:table-cell office:value-type="float" office:value="468.860760000001">
                <text:p>468.86076000000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74999999999996">
                <text:p>3.74999999999996</text:p>
              </table:table-cell>
              <table:table-cell office:value-type="float" office:value="468.593750000001">
                <text:p>468.59375000000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75999999999996">
                <text:p>3.75999999999996</text:p>
              </table:table-cell>
              <table:table-cell office:value-type="float" office:value="468.325760000001">
                <text:p>468.32576000000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76999999999996">
                <text:p>3.76999999999996</text:p>
              </table:table-cell>
              <table:table-cell office:value-type="float" office:value="468.056790000001">
                <text:p>468.05679000000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77999999999996">
                <text:p>3.77999999999996</text:p>
              </table:table-cell>
              <table:table-cell office:value-type="float" office:value="467.786840000001">
                <text:p>467.78684000000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78999999999996">
                <text:p>3.78999999999996</text:p>
              </table:table-cell>
              <table:table-cell office:value-type="float" office:value="467.515910000001">
                <text:p>467.51591000000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79999999999996">
                <text:p>3.79999999999996</text:p>
              </table:table-cell>
              <table:table-cell office:value-type="float" office:value="467.244000000001">
                <text:p>467.24400000000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80999999999996">
                <text:p>3.80999999999996</text:p>
              </table:table-cell>
              <table:table-cell office:value-type="float" office:value="466.971110000001">
                <text:p>466.97111000000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1999999999996">
                <text:p>3.81999999999996</text:p>
              </table:table-cell>
              <table:table-cell office:value-type="float" office:value="466.697240000001">
                <text:p>466.69724000000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82999999999996">
                <text:p>3.82999999999996</text:p>
              </table:table-cell>
              <table:table-cell office:value-type="float" office:value="466.422390000001">
                <text:p>466.42239000000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83999999999996">
                <text:p>3.83999999999996</text:p>
              </table:table-cell>
              <table:table-cell office:value-type="float" office:value="466.146560000001">
                <text:p>466.14656000000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84999999999996">
                <text:p>3.84999999999996</text:p>
              </table:table-cell>
              <table:table-cell office:value-type="float" office:value="465.869750000001">
                <text:p>465.86975000000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85999999999996">
                <text:p>3.85999999999996</text:p>
              </table:table-cell>
              <table:table-cell office:value-type="float" office:value="465.591960000001">
                <text:p>465.59196000000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86999999999996">
                <text:p>3.86999999999996</text:p>
              </table:table-cell>
              <table:table-cell office:value-type="float" office:value="465.313190000001">
                <text:p>465.31319000000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87999999999996">
                <text:p>3.87999999999996</text:p>
              </table:table-cell>
              <table:table-cell office:value-type="float" office:value="465.033440000001">
                <text:p>465.03344000000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88999999999996">
                <text:p>3.88999999999996</text:p>
              </table:table-cell>
              <table:table-cell office:value-type="float" office:value="464.752710000001">
                <text:p>464.75271000000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89999999999996">
                <text:p>3.89999999999996</text:p>
              </table:table-cell>
              <table:table-cell office:value-type="float" office:value="464.471000000001">
                <text:p>464.47100000000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90999999999996">
                <text:p>3.90999999999996</text:p>
              </table:table-cell>
              <table:table-cell office:value-type="float" office:value="464.188310000001">
                <text:p>464.18831000000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1999999999996">
                <text:p>3.91999999999996</text:p>
              </table:table-cell>
              <table:table-cell office:value-type="float" office:value="463.904640000001">
                <text:p>463.90464000000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92999999999996">
                <text:p>3.92999999999996</text:p>
              </table:table-cell>
              <table:table-cell office:value-type="float" office:value="463.619990000001">
                <text:p>463.61999000000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93999999999996">
                <text:p>3.93999999999996</text:p>
              </table:table-cell>
              <table:table-cell office:value-type="float" office:value="463.334360000001">
                <text:p>463.33436000000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94999999999996">
                <text:p>3.94999999999996</text:p>
              </table:table-cell>
              <table:table-cell office:value-type="float" office:value="463.047750000001">
                <text:p>463.04775000000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95999999999996">
                <text:p>3.95999999999996</text:p>
              </table:table-cell>
              <table:table-cell office:value-type="float" office:value="462.760160000001">
                <text:p>462.76016000000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96999999999996">
                <text:p>3.96999999999996</text:p>
              </table:table-cell>
              <table:table-cell office:value-type="float" office:value="462.471590000001">
                <text:p>462.47159000000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97999999999996">
                <text:p>3.97999999999996</text:p>
              </table:table-cell>
              <table:table-cell office:value-type="float" office:value="462.182040000001">
                <text:p>462.18204000000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98999999999996">
                <text:p>3.98999999999996</text:p>
              </table:table-cell>
              <table:table-cell office:value-type="float" office:value="461.891510000001">
                <text:p>461.89151000000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.99999999999996">
                <text:p>3.99999999999996</text:p>
              </table:table-cell>
              <table:table-cell office:value-type="float" office:value="461.600000000001">
                <text:p>461.60000000000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00999999999996">
                <text:p>4.00999999999996</text:p>
              </table:table-cell>
              <table:table-cell office:value-type="float" office:value="461.307510000001">
                <text:p>461.30751000000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01999999999996">
                <text:p>4.01999999999996</text:p>
              </table:table-cell>
              <table:table-cell office:value-type="float" office:value="461.014040000001">
                <text:p>461.01404000000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02999999999996">
                <text:p>4.02999999999996</text:p>
              </table:table-cell>
              <table:table-cell office:value-type="float" office:value="460.719590000001">
                <text:p>460.71959000000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03999999999996">
                <text:p>4.03999999999996</text:p>
              </table:table-cell>
              <table:table-cell office:value-type="float" office:value="460.424160000001">
                <text:p>460.42416000000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04999999999996">
                <text:p>4.04999999999996</text:p>
              </table:table-cell>
              <table:table-cell office:value-type="float" office:value="460.127750000001">
                <text:p>460.12775000000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05999999999996">
                <text:p>4.05999999999996</text:p>
              </table:table-cell>
              <table:table-cell office:value-type="float" office:value="459.830360000001">
                <text:p>459.83036000000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06999999999996">
                <text:p>4.06999999999996</text:p>
              </table:table-cell>
              <table:table-cell office:value-type="float" office:value="459.531990000001">
                <text:p>459.53199000000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07999999999996">
                <text:p>4.07999999999996</text:p>
              </table:table-cell>
              <table:table-cell office:value-type="float" office:value="459.232640000001">
                <text:p>459.23264000000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08999999999996">
                <text:p>4.08999999999996</text:p>
              </table:table-cell>
              <table:table-cell office:value-type="float" office:value="458.932310000001">
                <text:p>458.93231000000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09999999999996">
                <text:p>4.09999999999996</text:p>
              </table:table-cell>
              <table:table-cell office:value-type="float" office:value="458.631000000001">
                <text:p>458.63100000000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10999999999996">
                <text:p>4.10999999999996</text:p>
              </table:table-cell>
              <table:table-cell office:value-type="float" office:value="458.328710000001">
                <text:p>458.32871000000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1999999999996">
                <text:p>4.11999999999996</text:p>
              </table:table-cell>
              <table:table-cell office:value-type="float" office:value="458.025440000001">
                <text:p>458.02544000000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12999999999996">
                <text:p>4.12999999999996</text:p>
              </table:table-cell>
              <table:table-cell office:value-type="float" office:value="457.721190000001">
                <text:p>457.72119000000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13999999999996">
                <text:p>4.13999999999996</text:p>
              </table:table-cell>
              <table:table-cell office:value-type="float" office:value="457.415960000001">
                <text:p>457.41596000000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14999999999996">
                <text:p>4.14999999999996</text:p>
              </table:table-cell>
              <table:table-cell office:value-type="float" office:value="457.109750000001">
                <text:p>457.10975000000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15999999999996">
                <text:p>4.15999999999996</text:p>
              </table:table-cell>
              <table:table-cell office:value-type="float" office:value="456.802560000001">
                <text:p>456.80256000000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16999999999996">
                <text:p>4.16999999999996</text:p>
              </table:table-cell>
              <table:table-cell office:value-type="float" office:value="456.494390000001">
                <text:p>456.49439000000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17999999999996">
                <text:p>4.17999999999996</text:p>
              </table:table-cell>
              <table:table-cell office:value-type="float" office:value="456.185240000001">
                <text:p>456.18524000000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18999999999996">
                <text:p>4.18999999999996</text:p>
              </table:table-cell>
              <table:table-cell office:value-type="float" office:value="455.875110000001">
                <text:p>455.87511000000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19999999999996">
                <text:p>4.19999999999996</text:p>
              </table:table-cell>
              <table:table-cell office:value-type="float" office:value="455.564000000001">
                <text:p>455.56400000000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20999999999995">
                <text:p>4.20999999999995</text:p>
              </table:table-cell>
              <table:table-cell office:value-type="float" office:value="455.251910000002">
                <text:p>455.25191000000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21999999999995">
                <text:p>4.21999999999995</text:p>
              </table:table-cell>
              <table:table-cell office:value-type="float" office:value="454.938840000002">
                <text:p>454.93884000000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22999999999995">
                <text:p>4.22999999999995</text:p>
              </table:table-cell>
              <table:table-cell office:value-type="float" office:value="454.624790000001">
                <text:p>454.62479000000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23999999999995">
                <text:p>4.23999999999995</text:p>
              </table:table-cell>
              <table:table-cell office:value-type="float" office:value="454.309760000001">
                <text:p>454.30976000000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24999999999995">
                <text:p>4.24999999999995</text:p>
              </table:table-cell>
              <table:table-cell office:value-type="float" office:value="453.993750000002">
                <text:p>453.99375000000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25999999999995">
                <text:p>4.25999999999995</text:p>
              </table:table-cell>
              <table:table-cell office:value-type="float" office:value="453.676760000002">
                <text:p>453.67676000000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26999999999995">
                <text:p>4.26999999999995</text:p>
              </table:table-cell>
              <table:table-cell office:value-type="float" office:value="453.358790000002">
                <text:p>453.35879000000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27999999999995">
                <text:p>4.27999999999995</text:p>
              </table:table-cell>
              <table:table-cell office:value-type="float" office:value="453.039840000002">
                <text:p>453.03984000000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28999999999995">
                <text:p>4.28999999999995</text:p>
              </table:table-cell>
              <table:table-cell office:value-type="float" office:value="452.719910000002">
                <text:p>452.71991000000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29999999999995">
                <text:p>4.29999999999995</text:p>
              </table:table-cell>
              <table:table-cell office:value-type="float" office:value="452.399000000002">
                <text:p>452.39900000000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30999999999995">
                <text:p>4.30999999999995</text:p>
              </table:table-cell>
              <table:table-cell office:value-type="float" office:value="452.077110000002">
                <text:p>452.07711000000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31999999999995">
                <text:p>4.31999999999995</text:p>
              </table:table-cell>
              <table:table-cell office:value-type="float" office:value="451.754240000002">
                <text:p>451.75424000000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32999999999995">
                <text:p>4.32999999999995</text:p>
              </table:table-cell>
              <table:table-cell office:value-type="float" office:value="451.430390000002">
                <text:p>451.43039000000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33999999999995">
                <text:p>4.33999999999995</text:p>
              </table:table-cell>
              <table:table-cell office:value-type="float" office:value="451.105560000002">
                <text:p>451.10556000000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34999999999995">
                <text:p>4.34999999999995</text:p>
              </table:table-cell>
              <table:table-cell office:value-type="float" office:value="450.779750000002">
                <text:p>450.77975000000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35999999999995">
                <text:p>4.35999999999995</text:p>
              </table:table-cell>
              <table:table-cell office:value-type="float" office:value="450.452960000002">
                <text:p>450.45296000000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36999999999995">
                <text:p>4.36999999999995</text:p>
              </table:table-cell>
              <table:table-cell office:value-type="float" office:value="450.125190000002">
                <text:p>450.12519000000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37999999999995">
                <text:p>4.37999999999995</text:p>
              </table:table-cell>
              <table:table-cell office:value-type="float" office:value="449.796440000002">
                <text:p>449.79644000000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38999999999995">
                <text:p>4.38999999999995</text:p>
              </table:table-cell>
              <table:table-cell office:value-type="float" office:value="449.466710000002">
                <text:p>449.46671000000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39999999999995">
                <text:p>4.39999999999995</text:p>
              </table:table-cell>
              <table:table-cell office:value-type="float" office:value="449.136000000002">
                <text:p>449.13600000000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40999999999995">
                <text:p>4.40999999999995</text:p>
              </table:table-cell>
              <table:table-cell office:value-type="float" office:value="448.804310000002">
                <text:p>448.80431000000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41999999999995">
                <text:p>4.41999999999995</text:p>
              </table:table-cell>
              <table:table-cell office:value-type="float" office:value="448.471640000002">
                <text:p>448.47164000000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42999999999995">
                <text:p>4.42999999999995</text:p>
              </table:table-cell>
              <table:table-cell office:value-type="float" office:value="448.137990000002">
                <text:p>448.13799000000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43999999999995">
                <text:p>4.43999999999995</text:p>
              </table:table-cell>
              <table:table-cell office:value-type="float" office:value="447.803360000002">
                <text:p>447.80336000000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44999999999995">
                <text:p>4.44999999999995</text:p>
              </table:table-cell>
              <table:table-cell office:value-type="float" office:value="447.467750000002">
                <text:p>447.46775000000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45999999999995">
                <text:p>4.45999999999995</text:p>
              </table:table-cell>
              <table:table-cell office:value-type="float" office:value="447.131160000002">
                <text:p>447.13116000000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46999999999995">
                <text:p>4.46999999999995</text:p>
              </table:table-cell>
              <table:table-cell office:value-type="float" office:value="446.793590000002">
                <text:p>446.79359000000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47999999999995">
                <text:p>4.47999999999995</text:p>
              </table:table-cell>
              <table:table-cell office:value-type="float" office:value="446.455040000002">
                <text:p>446.45504000000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48999999999995">
                <text:p>4.48999999999995</text:p>
              </table:table-cell>
              <table:table-cell office:value-type="float" office:value="446.115510000002">
                <text:p>446.11551000000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49999999999995">
                <text:p>4.49999999999995</text:p>
              </table:table-cell>
              <table:table-cell office:value-type="float" office:value="445.775000000002">
                <text:p>445.77500000000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50999999999995">
                <text:p>4.50999999999995</text:p>
              </table:table-cell>
              <table:table-cell office:value-type="float" office:value="445.433510000002">
                <text:p>445.43351000000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51999999999995">
                <text:p>4.51999999999995</text:p>
              </table:table-cell>
              <table:table-cell office:value-type="float" office:value="445.091040000002">
                <text:p>445.09104000000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52999999999995">
                <text:p>4.52999999999995</text:p>
              </table:table-cell>
              <table:table-cell office:value-type="float" office:value="444.747590000002">
                <text:p>444.74759000000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53999999999995">
                <text:p>4.53999999999995</text:p>
              </table:table-cell>
              <table:table-cell office:value-type="float" office:value="444.403160000002">
                <text:p>444.40316000000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54999999999995">
                <text:p>4.54999999999995</text:p>
              </table:table-cell>
              <table:table-cell office:value-type="float" office:value="444.057750000002">
                <text:p>444.05775000000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55999999999995">
                <text:p>4.55999999999995</text:p>
              </table:table-cell>
              <table:table-cell office:value-type="float" office:value="443.711360000002">
                <text:p>443.71136000000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56999999999995">
                <text:p>4.56999999999995</text:p>
              </table:table-cell>
              <table:table-cell office:value-type="float" office:value="443.363990000002">
                <text:p>443.36399000000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57999999999995">
                <text:p>4.57999999999995</text:p>
              </table:table-cell>
              <table:table-cell office:value-type="float" office:value="443.015640000002">
                <text:p>443.01564000000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58999999999995">
                <text:p>4.58999999999995</text:p>
              </table:table-cell>
              <table:table-cell office:value-type="float" office:value="442.666310000002">
                <text:p>442.66631000000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59999999999995">
                <text:p>4.59999999999995</text:p>
              </table:table-cell>
              <table:table-cell office:value-type="float" office:value="442.316000000002">
                <text:p>442.31600000000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60999999999995">
                <text:p>4.60999999999995</text:p>
              </table:table-cell>
              <table:table-cell office:value-type="float" office:value="441.964710000002">
                <text:p>441.96471000000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61999999999995">
                <text:p>4.61999999999995</text:p>
              </table:table-cell>
              <table:table-cell office:value-type="float" office:value="441.612440000002">
                <text:p>441.61244000000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62999999999995">
                <text:p>4.62999999999995</text:p>
              </table:table-cell>
              <table:table-cell office:value-type="float" office:value="441.259190000002">
                <text:p>441.25919000000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63999999999995">
                <text:p>4.63999999999995</text:p>
              </table:table-cell>
              <table:table-cell office:value-type="float" office:value="440.904960000002">
                <text:p>440.90496000000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64999999999995">
                <text:p>4.64999999999995</text:p>
              </table:table-cell>
              <table:table-cell office:value-type="float" office:value="440.549750000002">
                <text:p>440.54975000000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65999999999995">
                <text:p>4.65999999999995</text:p>
              </table:table-cell>
              <table:table-cell office:value-type="float" office:value="440.193560000002">
                <text:p>440.19356000000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66999999999995">
                <text:p>4.66999999999995</text:p>
              </table:table-cell>
              <table:table-cell office:value-type="float" office:value="439.836390000002">
                <text:p>439.83639000000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67999999999994">
                <text:p>4.67999999999994</text:p>
              </table:table-cell>
              <table:table-cell office:value-type="float" office:value="439.478240000002">
                <text:p>439.47824000000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68999999999994">
                <text:p>4.68999999999994</text:p>
              </table:table-cell>
              <table:table-cell office:value-type="float" office:value="439.119110000002">
                <text:p>439.11911000000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69999999999994">
                <text:p>4.69999999999994</text:p>
              </table:table-cell>
              <table:table-cell office:value-type="float" office:value="438.759000000002">
                <text:p>438.75900000000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70999999999994">
                <text:p>4.70999999999994</text:p>
              </table:table-cell>
              <table:table-cell office:value-type="float" office:value="438.397910000002">
                <text:p>438.39791000000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71999999999994">
                <text:p>4.71999999999994</text:p>
              </table:table-cell>
              <table:table-cell office:value-type="float" office:value="438.035840000002">
                <text:p>438.03584000000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72999999999994">
                <text:p>4.72999999999994</text:p>
              </table:table-cell>
              <table:table-cell office:value-type="float" office:value="437.672790000002">
                <text:p>437.67279000000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73999999999994">
                <text:p>4.73999999999994</text:p>
              </table:table-cell>
              <table:table-cell office:value-type="float" office:value="437.308760000002">
                <text:p>437.30876000000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74999999999994">
                <text:p>4.74999999999994</text:p>
              </table:table-cell>
              <table:table-cell office:value-type="float" office:value="436.943750000002">
                <text:p>436.94375000000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75999999999994">
                <text:p>4.75999999999994</text:p>
              </table:table-cell>
              <table:table-cell office:value-type="float" office:value="436.577760000002">
                <text:p>436.57776000000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76999999999994">
                <text:p>4.76999999999994</text:p>
              </table:table-cell>
              <table:table-cell office:value-type="float" office:value="436.210790000002">
                <text:p>436.21079000000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77999999999994">
                <text:p>4.77999999999994</text:p>
              </table:table-cell>
              <table:table-cell office:value-type="float" office:value="435.842840000002">
                <text:p>435.84284000000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78999999999994">
                <text:p>4.78999999999994</text:p>
              </table:table-cell>
              <table:table-cell office:value-type="float" office:value="435.473910000002">
                <text:p>435.47391000000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79999999999994">
                <text:p>4.79999999999994</text:p>
              </table:table-cell>
              <table:table-cell office:value-type="float" office:value="435.104000000002">
                <text:p>435.10400000000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80999999999994">
                <text:p>4.80999999999994</text:p>
              </table:table-cell>
              <table:table-cell office:value-type="float" office:value="434.733110000002">
                <text:p>434.73311000000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81999999999994">
                <text:p>4.81999999999994</text:p>
              </table:table-cell>
              <table:table-cell office:value-type="float" office:value="434.361240000002">
                <text:p>434.36124000000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82999999999994">
                <text:p>4.82999999999994</text:p>
              </table:table-cell>
              <table:table-cell office:value-type="float" office:value="433.988390000002">
                <text:p>433.98839000000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83999999999994">
                <text:p>4.83999999999994</text:p>
              </table:table-cell>
              <table:table-cell office:value-type="float" office:value="433.614560000002">
                <text:p>433.61456000000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84999999999994">
                <text:p>4.84999999999994</text:p>
              </table:table-cell>
              <table:table-cell office:value-type="float" office:value="433.239750000002">
                <text:p>433.23975000000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85999999999994">
                <text:p>4.85999999999994</text:p>
              </table:table-cell>
              <table:table-cell office:value-type="float" office:value="432.863960000002">
                <text:p>432.86396000000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86999999999994">
                <text:p>4.86999999999994</text:p>
              </table:table-cell>
              <table:table-cell office:value-type="float" office:value="432.487190000002">
                <text:p>432.48719000000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87999999999994">
                <text:p>4.87999999999994</text:p>
              </table:table-cell>
              <table:table-cell office:value-type="float" office:value="432.109440000002">
                <text:p>432.10944000000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88999999999994">
                <text:p>4.88999999999994</text:p>
              </table:table-cell>
              <table:table-cell office:value-type="float" office:value="431.730710000002">
                <text:p>431.73071000000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89999999999994">
                <text:p>4.89999999999994</text:p>
              </table:table-cell>
              <table:table-cell office:value-type="float" office:value="431.351000000002">
                <text:p>431.35100000000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90999999999994">
                <text:p>4.90999999999994</text:p>
              </table:table-cell>
              <table:table-cell office:value-type="float" office:value="430.970310000002">
                <text:p>430.97031000000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91999999999994">
                <text:p>4.91999999999994</text:p>
              </table:table-cell>
              <table:table-cell office:value-type="float" office:value="430.588640000002">
                <text:p>430.58864000000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92999999999994">
                <text:p>4.92999999999994</text:p>
              </table:table-cell>
              <table:table-cell office:value-type="float" office:value="430.205990000002">
                <text:p>430.20599000000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93999999999994">
                <text:p>4.93999999999994</text:p>
              </table:table-cell>
              <table:table-cell office:value-type="float" office:value="429.822360000002">
                <text:p>429.82236000000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94999999999994">
                <text:p>4.94999999999994</text:p>
              </table:table-cell>
              <table:table-cell office:value-type="float" office:value="429.437750000002">
                <text:p>429.43775000000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95999999999994">
                <text:p>4.95999999999994</text:p>
              </table:table-cell>
              <table:table-cell office:value-type="float" office:value="429.052160000002">
                <text:p>429.05216000000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96999999999994">
                <text:p>4.96999999999994</text:p>
              </table:table-cell>
              <table:table-cell office:value-type="float" office:value="428.665590000002">
                <text:p>428.66559000000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97999999999994">
                <text:p>4.97999999999994</text:p>
              </table:table-cell>
              <table:table-cell office:value-type="float" office:value="428.278040000002">
                <text:p>428.27804000000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.98999999999994">
                <text:p>4.98999999999994</text:p>
              </table:table-cell>
              <table:table-cell office:value-type="float" office:value="427.889510000002">
                <text:p>427.88951000000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.99999999999994">
                <text:p>4.99999999999994</text:p>
              </table:table-cell>
              <table:table-cell office:value-type="float" office:value="427.500000000002">
                <text:p>427.50000000000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00999999999994">
                <text:p>5.00999999999994</text:p>
              </table:table-cell>
              <table:table-cell office:value-type="float" office:value="427.109510000002">
                <text:p>427.10951000000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01999999999994">
                <text:p>5.01999999999994</text:p>
              </table:table-cell>
              <table:table-cell office:value-type="float" office:value="426.718040000003">
                <text:p>426.71804000000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02999999999994">
                <text:p>5.02999999999994</text:p>
              </table:table-cell>
              <table:table-cell office:value-type="float" office:value="426.325590000002">
                <text:p>426.32559000000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03999999999994">
                <text:p>5.03999999999994</text:p>
              </table:table-cell>
              <table:table-cell office:value-type="float" office:value="425.932160000003">
                <text:p>425.93216000000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04999999999994">
                <text:p>5.04999999999994</text:p>
              </table:table-cell>
              <table:table-cell office:value-type="float" office:value="425.537750000003">
                <text:p>425.53775000000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05999999999994">
                <text:p>5.05999999999994</text:p>
              </table:table-cell>
              <table:table-cell office:value-type="float" office:value="425.142360000003">
                <text:p>425.14236000000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.06999999999994">
                <text:p>5.06999999999994</text:p>
              </table:table-cell>
              <table:table-cell office:value-type="float" office:value="424.745990000003">
                <text:p>424.74599000000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07999999999994">
                <text:p>5.07999999999994</text:p>
              </table:table-cell>
              <table:table-cell office:value-type="float" office:value="424.348640000003">
                <text:p>424.34864000000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08999999999994">
                <text:p>5.08999999999994</text:p>
              </table:table-cell>
              <table:table-cell office:value-type="float" office:value="423.950310000003">
                <text:p>423.95031000000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.09999999999994">
                <text:p>5.09999999999994</text:p>
              </table:table-cell>
              <table:table-cell office:value-type="float" office:value="423.551000000003">
                <text:p>423.55100000000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.10999999999994">
                <text:p>5.10999999999994</text:p>
              </table:table-cell>
              <table:table-cell office:value-type="float" office:value="423.150710000003">
                <text:p>423.15071000000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.11999999999994">
                <text:p>5.11999999999994</text:p>
              </table:table-cell>
              <table:table-cell office:value-type="float" office:value="422.749440000003">
                <text:p>422.74944000000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.12999999999994">
                <text:p>5.12999999999994</text:p>
              </table:table-cell>
              <table:table-cell office:value-type="float" office:value="422.347190000003">
                <text:p>422.34719000000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.13999999999994">
                <text:p>5.13999999999994</text:p>
              </table:table-cell>
              <table:table-cell office:value-type="float" office:value="421.943960000003">
                <text:p>421.94396000000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14999999999993">
                <text:p>5.14999999999993</text:p>
              </table:table-cell>
              <table:table-cell office:value-type="float" office:value="421.539750000003">
                <text:p>421.53975000000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15999999999993">
                <text:p>5.15999999999993</text:p>
              </table:table-cell>
              <table:table-cell office:value-type="float" office:value="421.134560000003">
                <text:p>421.13456000000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16999999999993">
                <text:p>5.16999999999993</text:p>
              </table:table-cell>
              <table:table-cell office:value-type="float" office:value="420.728390000003">
                <text:p>420.72839000000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17999999999993">
                <text:p>5.17999999999993</text:p>
              </table:table-cell>
              <table:table-cell office:value-type="float" office:value="420.321240000003">
                <text:p>420.32124000000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.18999999999993">
                <text:p>5.18999999999993</text:p>
              </table:table-cell>
              <table:table-cell office:value-type="float" office:value="419.913110000003">
                <text:p>419.91311000000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19999999999993">
                <text:p>5.19999999999993</text:p>
              </table:table-cell>
              <table:table-cell office:value-type="float" office:value="419.504000000003">
                <text:p>419.50400000000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20999999999993">
                <text:p>5.20999999999993</text:p>
              </table:table-cell>
              <table:table-cell office:value-type="float" office:value="419.093910000003">
                <text:p>419.09391000000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21999999999993">
                <text:p>5.21999999999993</text:p>
              </table:table-cell>
              <table:table-cell office:value-type="float" office:value="418.682840000003">
                <text:p>418.68284000000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.22999999999993">
                <text:p>5.22999999999993</text:p>
              </table:table-cell>
              <table:table-cell office:value-type="float" office:value="418.270790000003">
                <text:p>418.27079000000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23999999999993">
                <text:p>5.23999999999993</text:p>
              </table:table-cell>
              <table:table-cell office:value-type="float" office:value="417.857760000003">
                <text:p>417.85776000000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24999999999993">
                <text:p>5.24999999999993</text:p>
              </table:table-cell>
              <table:table-cell office:value-type="float" office:value="417.443750000003">
                <text:p>417.44375000000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25999999999993">
                <text:p>5.25999999999993</text:p>
              </table:table-cell>
              <table:table-cell office:value-type="float" office:value="417.028760000003">
                <text:p>417.02876000000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.26999999999993">
                <text:p>5.26999999999993</text:p>
              </table:table-cell>
              <table:table-cell office:value-type="float" office:value="416.612790000003">
                <text:p>416.61279000000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27999999999993">
                <text:p>5.27999999999993</text:p>
              </table:table-cell>
              <table:table-cell office:value-type="float" office:value="416.195840000003">
                <text:p>416.19584000000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28999999999993">
                <text:p>5.28999999999993</text:p>
              </table:table-cell>
              <table:table-cell office:value-type="float" office:value="415.777910000003">
                <text:p>415.77791000000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.29999999999993">
                <text:p>5.29999999999993</text:p>
              </table:table-cell>
              <table:table-cell office:value-type="float" office:value="415.359000000003">
                <text:p>415.35900000000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30999999999993">
                <text:p>5.30999999999993</text:p>
              </table:table-cell>
              <table:table-cell office:value-type="float" office:value="414.939110000003">
                <text:p>414.93911000000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31999999999993">
                <text:p>5.31999999999993</text:p>
              </table:table-cell>
              <table:table-cell office:value-type="float" office:value="414.518240000003">
                <text:p>414.51824000000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.32999999999993">
                <text:p>5.32999999999993</text:p>
              </table:table-cell>
              <table:table-cell office:value-type="float" office:value="414.096390000003">
                <text:p>414.09639000000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33999999999993">
                <text:p>5.33999999999993</text:p>
              </table:table-cell>
              <table:table-cell office:value-type="float" office:value="413.673560000003">
                <text:p>413.67356000000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.34999999999993">
                <text:p>5.34999999999993</text:p>
              </table:table-cell>
              <table:table-cell office:value-type="float" office:value="413.249750000003">
                <text:p>413.24975000000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.35999999999993">
                <text:p>5.35999999999993</text:p>
              </table:table-cell>
              <table:table-cell office:value-type="float" office:value="412.824960000003">
                <text:p>412.82496000000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36999999999993">
                <text:p>5.36999999999993</text:p>
              </table:table-cell>
              <table:table-cell office:value-type="float" office:value="412.399190000003">
                <text:p>412.39919000000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37999999999993">
                <text:p>5.37999999999993</text:p>
              </table:table-cell>
              <table:table-cell office:value-type="float" office:value="411.972440000003">
                <text:p>411.97244000000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.38999999999993">
                <text:p>5.38999999999993</text:p>
              </table:table-cell>
              <table:table-cell office:value-type="float" office:value="411.544710000003">
                <text:p>411.54471000000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39999999999993">
                <text:p>5.39999999999993</text:p>
              </table:table-cell>
              <table:table-cell office:value-type="float" office:value="411.116000000003">
                <text:p>411.11600000000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.40999999999993">
                <text:p>5.40999999999993</text:p>
              </table:table-cell>
              <table:table-cell office:value-type="float" office:value="410.686310000003">
                <text:p>410.68631000000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.41999999999993">
                <text:p>5.41999999999993</text:p>
              </table:table-cell>
              <table:table-cell office:value-type="float" office:value="410.255640000003">
                <text:p>410.25564000000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.42999999999993">
                <text:p>5.42999999999993</text:p>
              </table:table-cell>
              <table:table-cell office:value-type="float" office:value="409.823990000003">
                <text:p>409.82399000000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.43999999999993">
                <text:p>5.43999999999993</text:p>
              </table:table-cell>
              <table:table-cell office:value-type="float" office:value="409.391360000003">
                <text:p>409.39136000000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44999999999993">
                <text:p>5.44999999999993</text:p>
              </table:table-cell>
              <table:table-cell office:value-type="float" office:value="408.957750000003">
                <text:p>408.95775000000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45999999999993">
                <text:p>5.45999999999993</text:p>
              </table:table-cell>
              <table:table-cell office:value-type="float" office:value="408.523160000003">
                <text:p>408.52316000000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46999999999993">
                <text:p>5.46999999999993</text:p>
              </table:table-cell>
              <table:table-cell office:value-type="float" office:value="408.087590000003">
                <text:p>408.08759000000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47999999999993">
                <text:p>5.47999999999993</text:p>
              </table:table-cell>
              <table:table-cell office:value-type="float" office:value="407.651040000003">
                <text:p>407.65104000000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.48999999999993">
                <text:p>5.48999999999993</text:p>
              </table:table-cell>
              <table:table-cell office:value-type="float" office:value="407.213510000003">
                <text:p>407.21351000000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49999999999993">
                <text:p>5.49999999999993</text:p>
              </table:table-cell>
              <table:table-cell office:value-type="float" office:value="406.775000000003">
                <text:p>406.77500000000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50999999999993">
                <text:p>5.50999999999993</text:p>
              </table:table-cell>
              <table:table-cell office:value-type="float" office:value="406.335510000003">
                <text:p>406.33551000000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51999999999993">
                <text:p>5.51999999999993</text:p>
              </table:table-cell>
              <table:table-cell office:value-type="float" office:value="405.895040000003">
                <text:p>405.89504000000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52999999999993">
                <text:p>5.52999999999993</text:p>
              </table:table-cell>
              <table:table-cell office:value-type="float" office:value="405.453590000003">
                <text:p>405.45359000000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53999999999993">
                <text:p>5.53999999999993</text:p>
              </table:table-cell>
              <table:table-cell office:value-type="float" office:value="405.011160000003">
                <text:p>405.01116000000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.54999999999993">
                <text:p>5.54999999999993</text:p>
              </table:table-cell>
              <table:table-cell office:value-type="float" office:value="404.567750000003">
                <text:p>404.56775000000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.55999999999993">
                <text:p>5.55999999999993</text:p>
              </table:table-cell>
              <table:table-cell office:value-type="float" office:value="404.123360000003">
                <text:p>404.12336000000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56999999999993">
                <text:p>5.56999999999993</text:p>
              </table:table-cell>
              <table:table-cell office:value-type="float" office:value="403.677990000003">
                <text:p>403.67799000000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.57999999999993">
                <text:p>5.57999999999993</text:p>
              </table:table-cell>
              <table:table-cell office:value-type="float" office:value="403.231640000003">
                <text:p>403.23164000000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.58999999999993">
                <text:p>5.58999999999993</text:p>
              </table:table-cell>
              <table:table-cell office:value-type="float" office:value="402.784310000003">
                <text:p>402.78431000000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59999999999993">
                <text:p>5.59999999999993</text:p>
              </table:table-cell>
              <table:table-cell office:value-type="float" office:value="402.336000000003">
                <text:p>402.33600000000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.60999999999993">
                <text:p>5.60999999999993</text:p>
              </table:table-cell>
              <table:table-cell office:value-type="float" office:value="401.886710000003">
                <text:p>401.88671000000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61999999999992">
                <text:p>5.61999999999992</text:p>
              </table:table-cell>
              <table:table-cell office:value-type="float" office:value="401.436440000003">
                <text:p>401.43644000000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.62999999999992">
                <text:p>5.62999999999992</text:p>
              </table:table-cell>
              <table:table-cell office:value-type="float" office:value="400.985190000003">
                <text:p>400.98519000000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63999999999992">
                <text:p>5.63999999999992</text:p>
              </table:table-cell>
              <table:table-cell office:value-type="float" office:value="400.532960000003">
                <text:p>400.53296000000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.64999999999992">
                <text:p>5.64999999999992</text:p>
              </table:table-cell>
              <table:table-cell office:value-type="float" office:value="400.079750000003">
                <text:p>400.07975000000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.65999999999992">
                <text:p>5.65999999999992</text:p>
              </table:table-cell>
              <table:table-cell office:value-type="float" office:value="399.625560000003">
                <text:p>399.62556000000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66999999999992">
                <text:p>5.66999999999992</text:p>
              </table:table-cell>
              <table:table-cell office:value-type="float" office:value="399.170390000003">
                <text:p>399.17039000000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.67999999999992">
                <text:p>5.67999999999992</text:p>
              </table:table-cell>
              <table:table-cell office:value-type="float" office:value="398.714240000003">
                <text:p>398.71424000000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.68999999999992">
                <text:p>5.68999999999992</text:p>
              </table:table-cell>
              <table:table-cell office:value-type="float" office:value="398.257110000004">
                <text:p>398.25711000000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69999999999992">
                <text:p>5.69999999999992</text:p>
              </table:table-cell>
              <table:table-cell office:value-type="float" office:value="397.799000000004">
                <text:p>397.79900000000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.70999999999992">
                <text:p>5.70999999999992</text:p>
              </table:table-cell>
              <table:table-cell office:value-type="float" office:value="397.339910000004">
                <text:p>397.33991000000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.71999999999992">
                <text:p>5.71999999999992</text:p>
              </table:table-cell>
              <table:table-cell office:value-type="float" office:value="396.879840000004">
                <text:p>396.87984000000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72999999999992">
                <text:p>5.72999999999992</text:p>
              </table:table-cell>
              <table:table-cell office:value-type="float" office:value="396.418790000004">
                <text:p>396.41879000000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73999999999992">
                <text:p>5.73999999999992</text:p>
              </table:table-cell>
              <table:table-cell office:value-type="float" office:value="395.956760000004">
                <text:p>395.95676000000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.74999999999992">
                <text:p>5.74999999999992</text:p>
              </table:table-cell>
              <table:table-cell office:value-type="float" office:value="395.493750000004">
                <text:p>395.49375000000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.75999999999992">
                <text:p>5.75999999999992</text:p>
              </table:table-cell>
              <table:table-cell office:value-type="float" office:value="395.029760000004">
                <text:p>395.02976000000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.76999999999992">
                <text:p>5.76999999999992</text:p>
              </table:table-cell>
              <table:table-cell office:value-type="float" office:value="394.564790000004">
                <text:p>394.56479000000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.77999999999992">
                <text:p>5.77999999999992</text:p>
              </table:table-cell>
              <table:table-cell office:value-type="float" office:value="394.098840000004">
                <text:p>394.09884000000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.78999999999992">
                <text:p>5.78999999999992</text:p>
              </table:table-cell>
              <table:table-cell office:value-type="float" office:value="393.631910000004">
                <text:p>393.63191000000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.79999999999992">
                <text:p>5.79999999999992</text:p>
              </table:table-cell>
              <table:table-cell office:value-type="float" office:value="393.164000000004">
                <text:p>393.16400000000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.80999999999992">
                <text:p>5.80999999999992</text:p>
              </table:table-cell>
              <table:table-cell office:value-type="float" office:value="392.695110000004">
                <text:p>392.69511000000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.81999999999992">
                <text:p>5.81999999999992</text:p>
              </table:table-cell>
              <table:table-cell office:value-type="float" office:value="392.225240000004">
                <text:p>392.22524000000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82999999999992">
                <text:p>5.82999999999992</text:p>
              </table:table-cell>
              <table:table-cell office:value-type="float" office:value="391.754390000004">
                <text:p>391.75439000000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83999999999992">
                <text:p>5.83999999999992</text:p>
              </table:table-cell>
              <table:table-cell office:value-type="float" office:value="391.282560000004">
                <text:p>391.28256000000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84999999999992">
                <text:p>5.84999999999992</text:p>
              </table:table-cell>
              <table:table-cell office:value-type="float" office:value="390.809750000004">
                <text:p>390.80975000000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85999999999992">
                <text:p>5.85999999999992</text:p>
              </table:table-cell>
              <table:table-cell office:value-type="float" office:value="390.335960000004">
                <text:p>390.33596000000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86999999999992">
                <text:p>5.86999999999992</text:p>
              </table:table-cell>
              <table:table-cell office:value-type="float" office:value="389.861190000004">
                <text:p>389.86119000000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.87999999999992">
                <text:p>5.87999999999992</text:p>
              </table:table-cell>
              <table:table-cell office:value-type="float" office:value="389.385440000004">
                <text:p>389.38544000000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.88999999999992">
                <text:p>5.88999999999992</text:p>
              </table:table-cell>
              <table:table-cell office:value-type="float" office:value="388.908710000004">
                <text:p>388.90871000000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.89999999999992">
                <text:p>5.89999999999992</text:p>
              </table:table-cell>
              <table:table-cell office:value-type="float" office:value="388.431000000004">
                <text:p>388.43100000000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.90999999999992">
                <text:p>5.90999999999992</text:p>
              </table:table-cell>
              <table:table-cell office:value-type="float" office:value="387.952310000004">
                <text:p>387.95231000000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.91999999999992">
                <text:p>5.91999999999992</text:p>
              </table:table-cell>
              <table:table-cell office:value-type="float" office:value="387.472640000004">
                <text:p>387.47264000000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.92999999999992">
                <text:p>5.92999999999992</text:p>
              </table:table-cell>
              <table:table-cell office:value-type="float" office:value="386.991990000004">
                <text:p>386.99199000000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.93999999999992">
                <text:p>5.93999999999992</text:p>
              </table:table-cell>
              <table:table-cell office:value-type="float" office:value="386.510360000004">
                <text:p>386.51036000000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.94999999999992">
                <text:p>5.94999999999992</text:p>
              </table:table-cell>
              <table:table-cell office:value-type="float" office:value="386.027750000004">
                <text:p>386.02775000000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.95999999999992">
                <text:p>5.95999999999992</text:p>
              </table:table-cell>
              <table:table-cell office:value-type="float" office:value="385.544160000004">
                <text:p>385.54416000000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.96999999999992">
                <text:p>5.96999999999992</text:p>
              </table:table-cell>
              <table:table-cell office:value-type="float" office:value="385.059590000004">
                <text:p>385.05959000000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.97999999999992">
                <text:p>5.97999999999992</text:p>
              </table:table-cell>
              <table:table-cell office:value-type="float" office:value="384.574040000004">
                <text:p>384.57404000000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.98999999999992">
                <text:p>5.98999999999992</text:p>
              </table:table-cell>
              <table:table-cell office:value-type="float" office:value="384.087510000004">
                <text:p>384.08751000000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.99999999999992">
                <text:p>5.99999999999992</text:p>
              </table:table-cell>
              <table:table-cell office:value-type="float" office:value="383.600000000004">
                <text:p>383.60000000000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00999999999992">
                <text:p>6.00999999999992</text:p>
              </table:table-cell>
              <table:table-cell office:value-type="float" office:value="383.111510000004">
                <text:p>383.11151000000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.01999999999992">
                <text:p>6.01999999999992</text:p>
              </table:table-cell>
              <table:table-cell office:value-type="float" office:value="382.622040000004">
                <text:p>382.62204000000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.02999999999992">
                <text:p>6.02999999999992</text:p>
              </table:table-cell>
              <table:table-cell office:value-type="float" office:value="382.131590000004">
                <text:p>382.13159000000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.03999999999992">
                <text:p>6.03999999999992</text:p>
              </table:table-cell>
              <table:table-cell office:value-type="float" office:value="381.640160000004">
                <text:p>381.64016000000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.04999999999992">
                <text:p>6.04999999999992</text:p>
              </table:table-cell>
              <table:table-cell office:value-type="float" office:value="381.147750000004">
                <text:p>381.14775000000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.05999999999992">
                <text:p>6.05999999999992</text:p>
              </table:table-cell>
              <table:table-cell office:value-type="float" office:value="380.654360000004">
                <text:p>380.65436000000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.06999999999992">
                <text:p>6.06999999999992</text:p>
              </table:table-cell>
              <table:table-cell office:value-type="float" office:value="380.159990000004">
                <text:p>380.15999000000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.07999999999992">
                <text:p>6.07999999999992</text:p>
              </table:table-cell>
              <table:table-cell office:value-type="float" office:value="379.664640000004">
                <text:p>379.66464000000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.08999999999991">
                <text:p>6.08999999999991</text:p>
              </table:table-cell>
              <table:table-cell office:value-type="float" office:value="379.168310000004">
                <text:p>379.16831000000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.09999999999991">
                <text:p>6.09999999999991</text:p>
              </table:table-cell>
              <table:table-cell office:value-type="float" office:value="378.671000000004">
                <text:p>378.67100000000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.10999999999991">
                <text:p>6.10999999999991</text:p>
              </table:table-cell>
              <table:table-cell office:value-type="float" office:value="378.172710000004">
                <text:p>378.17271000000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.11999999999991">
                <text:p>6.11999999999991</text:p>
              </table:table-cell>
              <table:table-cell office:value-type="float" office:value="377.673440000004">
                <text:p>377.67344000000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.12999999999991">
                <text:p>6.12999999999991</text:p>
              </table:table-cell>
              <table:table-cell office:value-type="float" office:value="377.173190000004">
                <text:p>377.17319000000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.13999999999991">
                <text:p>6.13999999999991</text:p>
              </table:table-cell>
              <table:table-cell office:value-type="float" office:value="376.671960000004">
                <text:p>376.67196000000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.14999999999991">
                <text:p>6.14999999999991</text:p>
              </table:table-cell>
              <table:table-cell office:value-type="float" office:value="376.169750000004">
                <text:p>376.16975000000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.15999999999991">
                <text:p>6.15999999999991</text:p>
              </table:table-cell>
              <table:table-cell office:value-type="float" office:value="375.666560000004">
                <text:p>375.66656000000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.16999999999991">
                <text:p>6.16999999999991</text:p>
              </table:table-cell>
              <table:table-cell office:value-type="float" office:value="375.162390000004">
                <text:p>375.16239000000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.17999999999991">
                <text:p>6.17999999999991</text:p>
              </table:table-cell>
              <table:table-cell office:value-type="float" office:value="374.657240000004">
                <text:p>374.65724000000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.18999999999991">
                <text:p>6.18999999999991</text:p>
              </table:table-cell>
              <table:table-cell office:value-type="float" office:value="374.151110000004">
                <text:p>374.15111000000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.19999999999991">
                <text:p>6.19999999999991</text:p>
              </table:table-cell>
              <table:table-cell office:value-type="float" office:value="373.644000000004">
                <text:p>373.64400000000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.20999999999991">
                <text:p>6.20999999999991</text:p>
              </table:table-cell>
              <table:table-cell office:value-type="float" office:value="373.135910000004">
                <text:p>373.13591000000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.21999999999991">
                <text:p>6.21999999999991</text:p>
              </table:table-cell>
              <table:table-cell office:value-type="float" office:value="372.626840000005">
                <text:p>372.62684000000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.22999999999991">
                <text:p>6.22999999999991</text:p>
              </table:table-cell>
              <table:table-cell office:value-type="float" office:value="372.116790000005">
                <text:p>372.11679000000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.23999999999991">
                <text:p>6.23999999999991</text:p>
              </table:table-cell>
              <table:table-cell office:value-type="float" office:value="371.605760000005">
                <text:p>371.60576000000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.24999999999991">
                <text:p>6.24999999999991</text:p>
              </table:table-cell>
              <table:table-cell office:value-type="float" office:value="371.093750000005">
                <text:p>371.09375000000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.25999999999991">
                <text:p>6.25999999999991</text:p>
              </table:table-cell>
              <table:table-cell office:value-type="float" office:value="370.580760000005">
                <text:p>370.58076000000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.26999999999991">
                <text:p>6.26999999999991</text:p>
              </table:table-cell>
              <table:table-cell office:value-type="float" office:value="370.066790000005">
                <text:p>370.06679000000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.27999999999991">
                <text:p>6.27999999999991</text:p>
              </table:table-cell>
              <table:table-cell office:value-type="float" office:value="369.551840000005">
                <text:p>369.55184000000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28999999999991">
                <text:p>6.28999999999991</text:p>
              </table:table-cell>
              <table:table-cell office:value-type="float" office:value="369.035910000005">
                <text:p>369.03591000000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.29999999999991">
                <text:p>6.29999999999991</text:p>
              </table:table-cell>
              <table:table-cell office:value-type="float" office:value="368.519000000005">
                <text:p>368.51900000000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.30999999999991">
                <text:p>6.30999999999991</text:p>
              </table:table-cell>
              <table:table-cell office:value-type="float" office:value="368.001110000005">
                <text:p>368.00111000000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.31999999999991">
                <text:p>6.31999999999991</text:p>
              </table:table-cell>
              <table:table-cell office:value-type="float" office:value="367.482240000005">
                <text:p>367.48224000000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.32999999999991">
                <text:p>6.32999999999991</text:p>
              </table:table-cell>
              <table:table-cell office:value-type="float" office:value="366.962390000005">
                <text:p>366.96239000000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.33999999999991">
                <text:p>6.33999999999991</text:p>
              </table:table-cell>
              <table:table-cell office:value-type="float" office:value="366.441560000005">
                <text:p>366.44156000000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.34999999999991">
                <text:p>6.34999999999991</text:p>
              </table:table-cell>
              <table:table-cell office:value-type="float" office:value="365.919750000005">
                <text:p>365.91975000000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.35999999999991">
                <text:p>6.35999999999991</text:p>
              </table:table-cell>
              <table:table-cell office:value-type="float" office:value="365.396960000005">
                <text:p>365.39696000000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.36999999999991">
                <text:p>6.36999999999991</text:p>
              </table:table-cell>
              <table:table-cell office:value-type="float" office:value="364.873190000005">
                <text:p>364.87319000000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.37999999999991">
                <text:p>6.37999999999991</text:p>
              </table:table-cell>
              <table:table-cell office:value-type="float" office:value="364.348440000005">
                <text:p>364.34844000000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.38999999999991">
                <text:p>6.38999999999991</text:p>
              </table:table-cell>
              <table:table-cell office:value-type="float" office:value="363.822710000005">
                <text:p>363.82271000000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.39999999999991">
                <text:p>6.39999999999991</text:p>
              </table:table-cell>
              <table:table-cell office:value-type="float" office:value="363.296000000005">
                <text:p>363.29600000000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.40999999999991">
                <text:p>6.40999999999991</text:p>
              </table:table-cell>
              <table:table-cell office:value-type="float" office:value="362.768310000005">
                <text:p>362.76831000000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.41999999999991">
                <text:p>6.41999999999991</text:p>
              </table:table-cell>
              <table:table-cell office:value-type="float" office:value="362.239640000005">
                <text:p>362.23964000000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.42999999999991">
                <text:p>6.42999999999991</text:p>
              </table:table-cell>
              <table:table-cell office:value-type="float" office:value="361.709990000005">
                <text:p>361.70999000000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.43999999999991">
                <text:p>6.43999999999991</text:p>
              </table:table-cell>
              <table:table-cell office:value-type="float" office:value="361.179360000005">
                <text:p>361.17936000000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.44999999999991">
                <text:p>6.44999999999991</text:p>
              </table:table-cell>
              <table:table-cell office:value-type="float" office:value="360.647750000005">
                <text:p>360.64775000000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.45999999999991">
                <text:p>6.45999999999991</text:p>
              </table:table-cell>
              <table:table-cell office:value-type="float" office:value="360.115160000005">
                <text:p>360.11516000000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.46999999999991">
                <text:p>6.46999999999991</text:p>
              </table:table-cell>
              <table:table-cell office:value-type="float" office:value="359.581590000005">
                <text:p>359.58159000000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.47999999999991">
                <text:p>6.47999999999991</text:p>
              </table:table-cell>
              <table:table-cell office:value-type="float" office:value="359.047040000005">
                <text:p>359.04704000000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.48999999999991">
                <text:p>6.48999999999991</text:p>
              </table:table-cell>
              <table:table-cell office:value-type="float" office:value="358.511510000005">
                <text:p>358.51151000000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.49999999999991">
                <text:p>6.49999999999991</text:p>
              </table:table-cell>
              <table:table-cell office:value-type="float" office:value="357.975000000005">
                <text:p>357.97500000000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.50999999999991">
                <text:p>6.50999999999991</text:p>
              </table:table-cell>
              <table:table-cell office:value-type="float" office:value="357.437510000005">
                <text:p>357.43751000000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.51999999999991">
                <text:p>6.51999999999991</text:p>
              </table:table-cell>
              <table:table-cell office:value-type="float" office:value="356.899040000005">
                <text:p>356.89904000000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52999999999991">
                <text:p>6.52999999999991</text:p>
              </table:table-cell>
              <table:table-cell office:value-type="float" office:value="356.359590000005">
                <text:p>356.35959000000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.53999999999991">
                <text:p>6.53999999999991</text:p>
              </table:table-cell>
              <table:table-cell office:value-type="float" office:value="355.819160000005">
                <text:p>355.81916000000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.54999999999991">
                <text:p>6.54999999999991</text:p>
              </table:table-cell>
              <table:table-cell office:value-type="float" office:value="355.277750000005">
                <text:p>355.27775000000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.5599999999999">
                <text:p>6.5599999999999</text:p>
              </table:table-cell>
              <table:table-cell office:value-type="float" office:value="354.735360000005">
                <text:p>354.73536000000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.5699999999999">
                <text:p>6.5699999999999</text:p>
              </table:table-cell>
              <table:table-cell office:value-type="float" office:value="354.191990000005">
                <text:p>354.19199000000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.5799999999999">
                <text:p>6.5799999999999</text:p>
              </table:table-cell>
              <table:table-cell office:value-type="float" office:value="353.647640000005">
                <text:p>353.64764000000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.5899999999999">
                <text:p>6.5899999999999</text:p>
              </table:table-cell>
              <table:table-cell office:value-type="float" office:value="353.102310000005">
                <text:p>353.10231000000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.5999999999999">
                <text:p>6.5999999999999</text:p>
              </table:table-cell>
              <table:table-cell office:value-type="float" office:value="352.556000000005">
                <text:p>352.55600000000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.6099999999999">
                <text:p>6.6099999999999</text:p>
              </table:table-cell>
              <table:table-cell office:value-type="float" office:value="352.008710000005">
                <text:p>352.00871000000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.6199999999999">
                <text:p>6.6199999999999</text:p>
              </table:table-cell>
              <table:table-cell office:value-type="float" office:value="351.460440000005">
                <text:p>351.46044000000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.6299999999999">
                <text:p>6.6299999999999</text:p>
              </table:table-cell>
              <table:table-cell office:value-type="float" office:value="350.911190000005">
                <text:p>350.91119000000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.6399999999999">
                <text:p>6.6399999999999</text:p>
              </table:table-cell>
              <table:table-cell office:value-type="float" office:value="350.360960000005">
                <text:p>350.36096000000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6499999999999">
                <text:p>6.6499999999999</text:p>
              </table:table-cell>
              <table:table-cell office:value-type="float" office:value="349.809750000005">
                <text:p>349.80975000000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.6599999999999">
                <text:p>6.6599999999999</text:p>
              </table:table-cell>
              <table:table-cell office:value-type="float" office:value="349.257560000005">
                <text:p>349.25756000000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.6699999999999">
                <text:p>6.6699999999999</text:p>
              </table:table-cell>
              <table:table-cell office:value-type="float" office:value="348.704390000005">
                <text:p>348.70439000000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.6799999999999">
                <text:p>6.6799999999999</text:p>
              </table:table-cell>
              <table:table-cell office:value-type="float" office:value="348.150240000005">
                <text:p>348.15024000000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.6899999999999">
                <text:p>6.6899999999999</text:p>
              </table:table-cell>
              <table:table-cell office:value-type="float" office:value="347.595110000005">
                <text:p>347.59511000000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.6999999999999">
                <text:p>6.6999999999999</text:p>
              </table:table-cell>
              <table:table-cell office:value-type="float" office:value="347.039000000006">
                <text:p>347.03900000000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7099999999999">
                <text:p>6.7099999999999</text:p>
              </table:table-cell>
              <table:table-cell office:value-type="float" office:value="346.481910000005">
                <text:p>346.48191000000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.7199999999999">
                <text:p>6.7199999999999</text:p>
              </table:table-cell>
              <table:table-cell office:value-type="float" office:value="345.923840000005">
                <text:p>345.92384000000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.7299999999999">
                <text:p>6.7299999999999</text:p>
              </table:table-cell>
              <table:table-cell office:value-type="float" office:value="345.364790000006">
                <text:p>345.36479000000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.7399999999999">
                <text:p>6.7399999999999</text:p>
              </table:table-cell>
              <table:table-cell office:value-type="float" office:value="344.804760000006">
                <text:p>344.80476000000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.7499999999999">
                <text:p>6.7499999999999</text:p>
              </table:table-cell>
              <table:table-cell office:value-type="float" office:value="344.243750000006">
                <text:p>344.24375000000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7599999999999">
                <text:p>6.7599999999999</text:p>
              </table:table-cell>
              <table:table-cell office:value-type="float" office:value="343.681760000006">
                <text:p>343.68176000000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.7699999999999">
                <text:p>6.7699999999999</text:p>
              </table:table-cell>
              <table:table-cell office:value-type="float" office:value="343.118790000006">
                <text:p>343.11879000000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.7799999999999">
                <text:p>6.7799999999999</text:p>
              </table:table-cell>
              <table:table-cell office:value-type="float" office:value="342.554840000006">
                <text:p>342.55484000000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.7899999999999">
                <text:p>6.7899999999999</text:p>
              </table:table-cell>
              <table:table-cell office:value-type="float" office:value="341.989910000006">
                <text:p>341.98991000000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.7999999999999">
                <text:p>6.7999999999999</text:p>
              </table:table-cell>
              <table:table-cell office:value-type="float" office:value="341.424000000006">
                <text:p>341.42400000000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.8099999999999">
                <text:p>6.8099999999999</text:p>
              </table:table-cell>
              <table:table-cell office:value-type="float" office:value="340.857110000006">
                <text:p>340.85711000000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.8199999999999">
                <text:p>6.8199999999999</text:p>
              </table:table-cell>
              <table:table-cell office:value-type="float" office:value="340.289240000006">
                <text:p>340.28924000000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.8299999999999">
                <text:p>6.8299999999999</text:p>
              </table:table-cell>
              <table:table-cell office:value-type="float" office:value="339.720390000006">
                <text:p>339.72039000000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.8399999999999">
                <text:p>6.8399999999999</text:p>
              </table:table-cell>
              <table:table-cell office:value-type="float" office:value="339.150560000006">
                <text:p>339.15056000000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8499999999999">
                <text:p>6.8499999999999</text:p>
              </table:table-cell>
              <table:table-cell office:value-type="float" office:value="338.579750000006">
                <text:p>338.57975000000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.8599999999999">
                <text:p>6.8599999999999</text:p>
              </table:table-cell>
              <table:table-cell office:value-type="float" office:value="338.007960000006">
                <text:p>338.00796000000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8699999999999">
                <text:p>6.8699999999999</text:p>
              </table:table-cell>
              <table:table-cell office:value-type="float" office:value="337.435190000006">
                <text:p>337.43519000000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8799999999999">
                <text:p>6.8799999999999</text:p>
              </table:table-cell>
              <table:table-cell office:value-type="float" office:value="336.861440000006">
                <text:p>336.86144000000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8899999999999">
                <text:p>6.8899999999999</text:p>
              </table:table-cell>
              <table:table-cell office:value-type="float" office:value="336.286710000006">
                <text:p>336.28671000000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.8999999999999">
                <text:p>6.8999999999999</text:p>
              </table:table-cell>
              <table:table-cell office:value-type="float" office:value="335.711000000006">
                <text:p>335.71100000000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.9099999999999">
                <text:p>6.9099999999999</text:p>
              </table:table-cell>
              <table:table-cell office:value-type="float" office:value="335.134310000006">
                <text:p>335.13431000000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.9199999999999">
                <text:p>6.9199999999999</text:p>
              </table:table-cell>
              <table:table-cell office:value-type="float" office:value="334.556640000006">
                <text:p>334.55664000000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.9299999999999">
                <text:p>6.9299999999999</text:p>
              </table:table-cell>
              <table:table-cell office:value-type="float" office:value="333.977990000006">
                <text:p>333.97799000000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.9399999999999">
                <text:p>6.9399999999999</text:p>
              </table:table-cell>
              <table:table-cell office:value-type="float" office:value="333.398360000006">
                <text:p>333.39836000000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.9499999999999">
                <text:p>6.9499999999999</text:p>
              </table:table-cell>
              <table:table-cell office:value-type="float" office:value="332.817750000006">
                <text:p>332.81775000000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.9599999999999">
                <text:p>6.9599999999999</text:p>
              </table:table-cell>
              <table:table-cell office:value-type="float" office:value="332.236160000006">
                <text:p>332.23616000000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.9699999999999">
                <text:p>6.9699999999999</text:p>
              </table:table-cell>
              <table:table-cell office:value-type="float" office:value="331.653590000006">
                <text:p>331.65359000000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.9799999999999">
                <text:p>6.9799999999999</text:p>
              </table:table-cell>
              <table:table-cell office:value-type="float" office:value="331.070040000006">
                <text:p>331.07004000000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.9899999999999">
                <text:p>6.9899999999999</text:p>
              </table:table-cell>
              <table:table-cell office:value-type="float" office:value="330.485510000006">
                <text:p>330.48551000000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.9999999999999">
                <text:p>6.9999999999999</text:p>
              </table:table-cell>
              <table:table-cell office:value-type="float" office:value="329.900000000006">
                <text:p>329.90000000000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.0099999999999">
                <text:p>7.0099999999999</text:p>
              </table:table-cell>
              <table:table-cell office:value-type="float" office:value="329.313510000006">
                <text:p>329.31351000000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.0199999999999">
                <text:p>7.0199999999999</text:p>
              </table:table-cell>
              <table:table-cell office:value-type="float" office:value="328.726040000006">
                <text:p>328.72604000000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.02999999999989">
                <text:p>7.02999999999989</text:p>
              </table:table-cell>
              <table:table-cell office:value-type="float" office:value="328.137590000006">
                <text:p>328.13759000000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.03999999999989">
                <text:p>7.03999999999989</text:p>
              </table:table-cell>
              <table:table-cell office:value-type="float" office:value="327.548160000006">
                <text:p>327.54816000000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.04999999999989">
                <text:p>7.04999999999989</text:p>
              </table:table-cell>
              <table:table-cell office:value-type="float" office:value="326.957750000006">
                <text:p>326.95775000000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.05999999999989">
                <text:p>7.05999999999989</text:p>
              </table:table-cell>
              <table:table-cell office:value-type="float" office:value="326.366360000006">
                <text:p>326.36636000000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.06999999999989">
                <text:p>7.06999999999989</text:p>
              </table:table-cell>
              <table:table-cell office:value-type="float" office:value="325.773990000006">
                <text:p>325.77399000000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.07999999999989">
                <text:p>7.07999999999989</text:p>
              </table:table-cell>
              <table:table-cell office:value-type="float" office:value="325.180640000006">
                <text:p>325.18064000000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.08999999999989">
                <text:p>7.08999999999989</text:p>
              </table:table-cell>
              <table:table-cell office:value-type="float" office:value="324.586310000006">
                <text:p>324.58631000000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.09999999999989">
                <text:p>7.09999999999989</text:p>
              </table:table-cell>
              <table:table-cell office:value-type="float" office:value="323.991000000006">
                <text:p>323.99100000000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.10999999999989">
                <text:p>7.10999999999989</text:p>
              </table:table-cell>
              <table:table-cell office:value-type="float" office:value="323.394710000006">
                <text:p>323.39471000000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.11999999999989">
                <text:p>7.11999999999989</text:p>
              </table:table-cell>
              <table:table-cell office:value-type="float" office:value="322.797440000006">
                <text:p>322.79744000000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.12999999999989">
                <text:p>7.12999999999989</text:p>
              </table:table-cell>
              <table:table-cell office:value-type="float" office:value="322.199190000006">
                <text:p>322.19919000000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.13999999999989">
                <text:p>7.13999999999989</text:p>
              </table:table-cell>
              <table:table-cell office:value-type="float" office:value="321.599960000006">
                <text:p>321.59996000000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.14999999999989">
                <text:p>7.14999999999989</text:p>
              </table:table-cell>
              <table:table-cell office:value-type="float" office:value="320.999750000006">
                <text:p>320.99975000000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.15999999999989">
                <text:p>7.15999999999989</text:p>
              </table:table-cell>
              <table:table-cell office:value-type="float" office:value="320.398560000006">
                <text:p>320.39856000000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.16999999999989">
                <text:p>7.16999999999989</text:p>
              </table:table-cell>
              <table:table-cell office:value-type="float" office:value="319.796390000007">
                <text:p>319.79639000000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.17999999999989">
                <text:p>7.17999999999989</text:p>
              </table:table-cell>
              <table:table-cell office:value-type="float" office:value="319.193240000007">
                <text:p>319.19324000000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.18999999999989">
                <text:p>7.18999999999989</text:p>
              </table:table-cell>
              <table:table-cell office:value-type="float" office:value="318.589110000007">
                <text:p>318.58911000000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.19999999999989">
                <text:p>7.19999999999989</text:p>
              </table:table-cell>
              <table:table-cell office:value-type="float" office:value="317.984000000007">
                <text:p>317.98400000000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.20999999999989">
                <text:p>7.20999999999989</text:p>
              </table:table-cell>
              <table:table-cell office:value-type="float" office:value="317.377910000007">
                <text:p>317.37791000000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.21999999999989">
                <text:p>7.21999999999989</text:p>
              </table:table-cell>
              <table:table-cell office:value-type="float" office:value="316.770840000007">
                <text:p>316.77084000000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.22999999999989">
                <text:p>7.22999999999989</text:p>
              </table:table-cell>
              <table:table-cell office:value-type="float" office:value="316.162790000007">
                <text:p>316.16279000000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.23999999999989">
                <text:p>7.23999999999989</text:p>
              </table:table-cell>
              <table:table-cell office:value-type="float" office:value="315.553760000007">
                <text:p>315.55376000000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.24999999999989">
                <text:p>7.24999999999989</text:p>
              </table:table-cell>
              <table:table-cell office:value-type="float" office:value="314.943750000007">
                <text:p>314.94375000000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.25999999999989">
                <text:p>7.25999999999989</text:p>
              </table:table-cell>
              <table:table-cell office:value-type="float" office:value="314.332760000007">
                <text:p>314.33276000000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.26999999999989">
                <text:p>7.26999999999989</text:p>
              </table:table-cell>
              <table:table-cell office:value-type="float" office:value="313.720790000007">
                <text:p>313.72079000000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.27999999999989">
                <text:p>7.27999999999989</text:p>
              </table:table-cell>
              <table:table-cell office:value-type="float" office:value="313.107840000007">
                <text:p>313.10784000000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.28999999999989">
                <text:p>7.28999999999989</text:p>
              </table:table-cell>
              <table:table-cell office:value-type="float" office:value="312.493910000007">
                <text:p>312.49391000000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.29999999999989">
                <text:p>7.29999999999989</text:p>
              </table:table-cell>
              <table:table-cell office:value-type="float" office:value="311.879000000007">
                <text:p>311.87900000000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.30999999999989">
                <text:p>7.30999999999989</text:p>
              </table:table-cell>
              <table:table-cell office:value-type="float" office:value="311.263110000007">
                <text:p>311.26311000000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.31999999999989">
                <text:p>7.31999999999989</text:p>
              </table:table-cell>
              <table:table-cell office:value-type="float" office:value="310.646240000007">
                <text:p>310.64624000000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.32999999999989">
                <text:p>7.32999999999989</text:p>
              </table:table-cell>
              <table:table-cell office:value-type="float" office:value="310.028390000007">
                <text:p>310.02839000000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.33999999999989">
                <text:p>7.33999999999989</text:p>
              </table:table-cell>
              <table:table-cell office:value-type="float" office:value="309.409560000007">
                <text:p>309.40956000000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.34999999999989">
                <text:p>7.34999999999989</text:p>
              </table:table-cell>
              <table:table-cell office:value-type="float" office:value="308.789750000007">
                <text:p>308.78975000000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.35999999999989">
                <text:p>7.35999999999989</text:p>
              </table:table-cell>
              <table:table-cell office:value-type="float" office:value="308.168960000007">
                <text:p>308.16896000000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.36999999999989">
                <text:p>7.36999999999989</text:p>
              </table:table-cell>
              <table:table-cell office:value-type="float" office:value="307.547190000007">
                <text:p>307.54719000000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.37999999999989">
                <text:p>7.37999999999989</text:p>
              </table:table-cell>
              <table:table-cell office:value-type="float" office:value="306.924440000007">
                <text:p>306.92444000000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.38999999999989">
                <text:p>7.38999999999989</text:p>
              </table:table-cell>
              <table:table-cell office:value-type="float" office:value="306.300710000007">
                <text:p>306.30071000000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.39999999999989">
                <text:p>7.39999999999989</text:p>
              </table:table-cell>
              <table:table-cell office:value-type="float" office:value="305.676000000007">
                <text:p>305.67600000000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.40999999999989">
                <text:p>7.40999999999989</text:p>
              </table:table-cell>
              <table:table-cell office:value-type="float" office:value="305.050310000007">
                <text:p>305.05031000000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.41999999999989">
                <text:p>7.41999999999989</text:p>
              </table:table-cell>
              <table:table-cell office:value-type="float" office:value="304.423640000007">
                <text:p>304.42364000000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.42999999999989">
                <text:p>7.42999999999989</text:p>
              </table:table-cell>
              <table:table-cell office:value-type="float" office:value="303.795990000007">
                <text:p>303.79599000000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.43999999999989">
                <text:p>7.43999999999989</text:p>
              </table:table-cell>
              <table:table-cell office:value-type="float" office:value="303.167360000007">
                <text:p>303.16736000000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.44999999999989">
                <text:p>7.44999999999989</text:p>
              </table:table-cell>
              <table:table-cell office:value-type="float" office:value="302.537750000007">
                <text:p>302.53775000000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.45999999999989">
                <text:p>7.45999999999989</text:p>
              </table:table-cell>
              <table:table-cell office:value-type="float" office:value="301.907160000007">
                <text:p>301.90716000000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.46999999999989">
                <text:p>7.46999999999989</text:p>
              </table:table-cell>
              <table:table-cell office:value-type="float" office:value="301.275590000007">
                <text:p>301.27559000000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.47999999999989">
                <text:p>7.47999999999989</text:p>
              </table:table-cell>
              <table:table-cell office:value-type="float" office:value="300.643040000007">
                <text:p>300.64304000000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.48999999999989">
                <text:p>7.48999999999989</text:p>
              </table:table-cell>
              <table:table-cell office:value-type="float" office:value="300.009510000007">
                <text:p>300.00951000000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.49999999999988">
                <text:p>7.49999999999988</text:p>
              </table:table-cell>
              <table:table-cell office:value-type="float" office:value="299.375000000007">
                <text:p>299.37500000000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.50999999999988">
                <text:p>7.50999999999988</text:p>
              </table:table-cell>
              <table:table-cell office:value-type="float" office:value="298.739510000007">
                <text:p>298.73951000000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.51999999999988">
                <text:p>7.51999999999988</text:p>
              </table:table-cell>
              <table:table-cell office:value-type="float" office:value="298.103040000007">
                <text:p>298.10304000000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.52999999999988">
                <text:p>7.52999999999988</text:p>
              </table:table-cell>
              <table:table-cell office:value-type="float" office:value="297.465590000007">
                <text:p>297.46559000000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.53999999999988">
                <text:p>7.53999999999988</text:p>
              </table:table-cell>
              <table:table-cell office:value-type="float" office:value="296.827160000007">
                <text:p>296.82716000000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.54999999999988">
                <text:p>7.54999999999988</text:p>
              </table:table-cell>
              <table:table-cell office:value-type="float" office:value="296.187750000007">
                <text:p>296.18775000000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.55999999999988">
                <text:p>7.55999999999988</text:p>
              </table:table-cell>
              <table:table-cell office:value-type="float" office:value="295.547360000007">
                <text:p>295.54736000000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.56999999999988">
                <text:p>7.56999999999988</text:p>
              </table:table-cell>
              <table:table-cell office:value-type="float" office:value="294.905990000007">
                <text:p>294.90599000000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.57999999999988">
                <text:p>7.57999999999988</text:p>
              </table:table-cell>
              <table:table-cell office:value-type="float" office:value="294.263640000007">
                <text:p>294.26364000000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.58999999999988">
                <text:p>7.58999999999988</text:p>
              </table:table-cell>
              <table:table-cell office:value-type="float" office:value="293.620310000008">
                <text:p>293.62031000000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.59999999999988">
                <text:p>7.59999999999988</text:p>
              </table:table-cell>
              <table:table-cell office:value-type="float" office:value="292.976000000008">
                <text:p>292.97600000000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.60999999999988">
                <text:p>7.60999999999988</text:p>
              </table:table-cell>
              <table:table-cell office:value-type="float" office:value="292.330710000008">
                <text:p>292.33071000000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.61999999999988">
                <text:p>7.61999999999988</text:p>
              </table:table-cell>
              <table:table-cell office:value-type="float" office:value="291.684440000008">
                <text:p>291.68444000000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.62999999999988">
                <text:p>7.62999999999988</text:p>
              </table:table-cell>
              <table:table-cell office:value-type="float" office:value="291.037190000008">
                <text:p>291.03719000000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.63999999999988">
                <text:p>7.63999999999988</text:p>
              </table:table-cell>
              <table:table-cell office:value-type="float" office:value="290.388960000008">
                <text:p>290.38896000000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.64999999999988">
                <text:p>7.64999999999988</text:p>
              </table:table-cell>
              <table:table-cell office:value-type="float" office:value="289.739750000008">
                <text:p>289.73975000000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.65999999999988">
                <text:p>7.65999999999988</text:p>
              </table:table-cell>
              <table:table-cell office:value-type="float" office:value="289.089560000008">
                <text:p>289.08956000000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.66999999999988">
                <text:p>7.66999999999988</text:p>
              </table:table-cell>
              <table:table-cell office:value-type="float" office:value="288.438390000008">
                <text:p>288.43839000000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.67999999999988">
                <text:p>7.67999999999988</text:p>
              </table:table-cell>
              <table:table-cell office:value-type="float" office:value="287.786240000008">
                <text:p>287.78624000000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.68999999999988">
                <text:p>7.68999999999988</text:p>
              </table:table-cell>
              <table:table-cell office:value-type="float" office:value="287.133110000008">
                <text:p>287.13311000000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.69999999999988">
                <text:p>7.69999999999988</text:p>
              </table:table-cell>
              <table:table-cell office:value-type="float" office:value="286.479000000008">
                <text:p>286.47900000000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.70999999999988">
                <text:p>7.70999999999988</text:p>
              </table:table-cell>
              <table:table-cell office:value-type="float" office:value="285.823910000008">
                <text:p>285.82391000000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.71999999999988">
                <text:p>7.71999999999988</text:p>
              </table:table-cell>
              <table:table-cell office:value-type="float" office:value="285.167840000008">
                <text:p>285.16784000000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.72999999999988">
                <text:p>7.72999999999988</text:p>
              </table:table-cell>
              <table:table-cell office:value-type="float" office:value="284.510790000008">
                <text:p>284.51079000000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.73999999999988">
                <text:p>7.73999999999988</text:p>
              </table:table-cell>
              <table:table-cell office:value-type="float" office:value="283.852760000008">
                <text:p>283.85276000000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.74999999999988">
                <text:p>7.74999999999988</text:p>
              </table:table-cell>
              <table:table-cell office:value-type="float" office:value="283.193750000008">
                <text:p>283.19375000000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.75999999999988">
                <text:p>7.75999999999988</text:p>
              </table:table-cell>
              <table:table-cell office:value-type="float" office:value="282.533760000008">
                <text:p>282.53376000000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.76999999999988">
                <text:p>7.76999999999988</text:p>
              </table:table-cell>
              <table:table-cell office:value-type="float" office:value="281.872790000008">
                <text:p>281.87279000000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.77999999999988">
                <text:p>7.77999999999988</text:p>
              </table:table-cell>
              <table:table-cell office:value-type="float" office:value="281.210840000008">
                <text:p>281.21084000000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.78999999999988">
                <text:p>7.78999999999988</text:p>
              </table:table-cell>
              <table:table-cell office:value-type="float" office:value="280.547910000008">
                <text:p>280.54791000000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.79999999999988">
                <text:p>7.79999999999988</text:p>
              </table:table-cell>
              <table:table-cell office:value-type="float" office:value="279.884000000008">
                <text:p>279.88400000000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.80999999999988">
                <text:p>7.80999999999988</text:p>
              </table:table-cell>
              <table:table-cell office:value-type="float" office:value="279.219110000008">
                <text:p>279.21911000000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.81999999999988">
                <text:p>7.81999999999988</text:p>
              </table:table-cell>
              <table:table-cell office:value-type="float" office:value="278.553240000008">
                <text:p>278.55324000000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.82999999999988">
                <text:p>7.82999999999988</text:p>
              </table:table-cell>
              <table:table-cell office:value-type="float" office:value="277.886390000008">
                <text:p>277.88639000000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.83999999999988">
                <text:p>7.83999999999988</text:p>
              </table:table-cell>
              <table:table-cell office:value-type="float" office:value="277.218560000008">
                <text:p>277.21856000000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.84999999999988">
                <text:p>7.84999999999988</text:p>
              </table:table-cell>
              <table:table-cell office:value-type="float" office:value="276.549750000008">
                <text:p>276.54975000000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.85999999999988">
                <text:p>7.85999999999988</text:p>
              </table:table-cell>
              <table:table-cell office:value-type="float" office:value="275.879960000008">
                <text:p>275.87996000000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.86999999999988">
                <text:p>7.86999999999988</text:p>
              </table:table-cell>
              <table:table-cell office:value-type="float" office:value="275.209190000008">
                <text:p>275.20919000000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.87999999999988">
                <text:p>7.87999999999988</text:p>
              </table:table-cell>
              <table:table-cell office:value-type="float" office:value="274.537440000008">
                <text:p>274.53744000000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.88999999999988">
                <text:p>7.88999999999988</text:p>
              </table:table-cell>
              <table:table-cell office:value-type="float" office:value="273.864710000008">
                <text:p>273.86471000000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.89999999999988">
                <text:p>7.89999999999988</text:p>
              </table:table-cell>
              <table:table-cell office:value-type="float" office:value="273.191000000008">
                <text:p>273.19100000000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.90999999999988">
                <text:p>7.90999999999988</text:p>
              </table:table-cell>
              <table:table-cell office:value-type="float" office:value="272.516310000008">
                <text:p>272.51631000000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.91999999999988">
                <text:p>7.91999999999988</text:p>
              </table:table-cell>
              <table:table-cell office:value-type="float" office:value="271.840640000008">
                <text:p>271.84064000000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.92999999999988">
                <text:p>7.92999999999988</text:p>
              </table:table-cell>
              <table:table-cell office:value-type="float" office:value="271.163990000008">
                <text:p>271.16399000000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.93999999999988">
                <text:p>7.93999999999988</text:p>
              </table:table-cell>
              <table:table-cell office:value-type="float" office:value="270.486360000008">
                <text:p>270.48636000000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.94999999999988">
                <text:p>7.94999999999988</text:p>
              </table:table-cell>
              <table:table-cell office:value-type="float" office:value="269.807750000008">
                <text:p>269.80775000000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.95999999999988">
                <text:p>7.95999999999988</text:p>
              </table:table-cell>
              <table:table-cell office:value-type="float" office:value="269.128160000009">
                <text:p>269.12816000000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.96999999999987">
                <text:p>7.96999999999987</text:p>
              </table:table-cell>
              <table:table-cell office:value-type="float" office:value="268.447590000008">
                <text:p>268.44759000000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.97999999999987">
                <text:p>7.97999999999987</text:p>
              </table:table-cell>
              <table:table-cell office:value-type="float" office:value="267.766040000009">
                <text:p>267.76604000000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.98999999999987">
                <text:p>7.98999999999987</text:p>
              </table:table-cell>
              <table:table-cell office:value-type="float" office:value="267.083510000009">
                <text:p>267.08351000000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7.99999999999987">
                <text:p>7.99999999999987</text:p>
              </table:table-cell>
              <table:table-cell office:value-type="float" office:value="266.400000000009">
                <text:p>266.40000000000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.00999999999987">
                <text:p>8.00999999999987</text:p>
              </table:table-cell>
              <table:table-cell office:value-type="float" office:value="265.715510000009">
                <text:p>265.71551000000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.01999999999987">
                <text:p>8.01999999999987</text:p>
              </table:table-cell>
              <table:table-cell office:value-type="float" office:value="265.030040000009">
                <text:p>265.03004000000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.02999999999987">
                <text:p>8.02999999999987</text:p>
              </table:table-cell>
              <table:table-cell office:value-type="float" office:value="264.343590000009">
                <text:p>264.34359000000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.03999999999987">
                <text:p>8.03999999999987</text:p>
              </table:table-cell>
              <table:table-cell office:value-type="float" office:value="263.656160000009">
                <text:p>263.65616000000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.04999999999987">
                <text:p>8.04999999999987</text:p>
              </table:table-cell>
              <table:table-cell office:value-type="float" office:value="262.967750000009">
                <text:p>262.96775000000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.05999999999987">
                <text:p>8.05999999999987</text:p>
              </table:table-cell>
              <table:table-cell office:value-type="float" office:value="262.278360000009">
                <text:p>262.27836000000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.06999999999987">
                <text:p>8.06999999999987</text:p>
              </table:table-cell>
              <table:table-cell office:value-type="float" office:value="261.587990000009">
                <text:p>261.58799000000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.07999999999987">
                <text:p>8.07999999999987</text:p>
              </table:table-cell>
              <table:table-cell office:value-type="float" office:value="260.896640000009">
                <text:p>260.89664000000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.08999999999987">
                <text:p>8.08999999999987</text:p>
              </table:table-cell>
              <table:table-cell office:value-type="float" office:value="260.204310000009">
                <text:p>260.20431000000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.09999999999987">
                <text:p>8.09999999999987</text:p>
              </table:table-cell>
              <table:table-cell office:value-type="float" office:value="259.511000000009">
                <text:p>259.51100000000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.10999999999987">
                <text:p>8.10999999999987</text:p>
              </table:table-cell>
              <table:table-cell office:value-type="float" office:value="258.816710000009">
                <text:p>258.81671000000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.11999999999987">
                <text:p>8.11999999999987</text:p>
              </table:table-cell>
              <table:table-cell office:value-type="float" office:value="258.121440000009">
                <text:p>258.12144000000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.12999999999987">
                <text:p>8.12999999999987</text:p>
              </table:table-cell>
              <table:table-cell office:value-type="float" office:value="257.425190000009">
                <text:p>257.42519000000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.13999999999987">
                <text:p>8.13999999999987</text:p>
              </table:table-cell>
              <table:table-cell office:value-type="float" office:value="256.727960000009">
                <text:p>256.72796000000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.14999999999987">
                <text:p>8.14999999999987</text:p>
              </table:table-cell>
              <table:table-cell office:value-type="float" office:value="256.029750000009">
                <text:p>256.02975000000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.15999999999987">
                <text:p>8.15999999999987</text:p>
              </table:table-cell>
              <table:table-cell office:value-type="float" office:value="255.330560000009">
                <text:p>255.33056000000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.16999999999987">
                <text:p>8.16999999999987</text:p>
              </table:table-cell>
              <table:table-cell office:value-type="float" office:value="254.630390000009">
                <text:p>254.63039000000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.17999999999987">
                <text:p>8.17999999999987</text:p>
              </table:table-cell>
              <table:table-cell office:value-type="float" office:value="253.929240000009">
                <text:p>253.92924000000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.18999999999987">
                <text:p>8.18999999999987</text:p>
              </table:table-cell>
              <table:table-cell office:value-type="float" office:value="253.227110000009">
                <text:p>253.22711000000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.19999999999987">
                <text:p>8.19999999999987</text:p>
              </table:table-cell>
              <table:table-cell office:value-type="float" office:value="252.524000000009">
                <text:p>252.52400000000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.20999999999987">
                <text:p>8.20999999999987</text:p>
              </table:table-cell>
              <table:table-cell office:value-type="float" office:value="251.819910000009">
                <text:p>251.81991000000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.21999999999987">
                <text:p>8.21999999999987</text:p>
              </table:table-cell>
              <table:table-cell office:value-type="float" office:value="251.114840000009">
                <text:p>251.11484000000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.22999999999987">
                <text:p>8.22999999999987</text:p>
              </table:table-cell>
              <table:table-cell office:value-type="float" office:value="250.408790000009">
                <text:p>250.40879000000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.23999999999987">
                <text:p>8.23999999999987</text:p>
              </table:table-cell>
              <table:table-cell office:value-type="float" office:value="249.701760000009">
                <text:p>249.70176000000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.24999999999987">
                <text:p>8.24999999999987</text:p>
              </table:table-cell>
              <table:table-cell office:value-type="float" office:value="248.993750000009">
                <text:p>248.99375000000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.25999999999987">
                <text:p>8.25999999999987</text:p>
              </table:table-cell>
              <table:table-cell office:value-type="float" office:value="248.284760000009">
                <text:p>248.28476000000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.26999999999987">
                <text:p>8.26999999999987</text:p>
              </table:table-cell>
              <table:table-cell office:value-type="float" office:value="247.574790000009">
                <text:p>247.57479000000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.27999999999987">
                <text:p>8.27999999999987</text:p>
              </table:table-cell>
              <table:table-cell office:value-type="float" office:value="246.863840000009">
                <text:p>246.86384000000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.28999999999987">
                <text:p>8.28999999999987</text:p>
              </table:table-cell>
              <table:table-cell office:value-type="float" office:value="246.151910000009">
                <text:p>246.15191000000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.29999999999987">
                <text:p>8.29999999999987</text:p>
              </table:table-cell>
              <table:table-cell office:value-type="float" office:value="245.439000000009">
                <text:p>245.43900000000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.30999999999987">
                <text:p>8.30999999999987</text:p>
              </table:table-cell>
              <table:table-cell office:value-type="float" office:value="244.725110000009">
                <text:p>244.72511000000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.31999999999987">
                <text:p>8.31999999999987</text:p>
              </table:table-cell>
              <table:table-cell office:value-type="float" office:value="244.010240000009">
                <text:p>244.01024000000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.32999999999987">
                <text:p>8.32999999999987</text:p>
              </table:table-cell>
              <table:table-cell office:value-type="float" office:value="243.29439000001">
                <text:p>243.2943900000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.33999999999987">
                <text:p>8.33999999999987</text:p>
              </table:table-cell>
              <table:table-cell office:value-type="float" office:value="242.57756000001">
                <text:p>242.5775600000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.34999999999987">
                <text:p>8.34999999999987</text:p>
              </table:table-cell>
              <table:table-cell office:value-type="float" office:value="241.85975000001">
                <text:p>241.8597500000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.35999999999987">
                <text:p>8.35999999999987</text:p>
              </table:table-cell>
              <table:table-cell office:value-type="float" office:value="241.14096000001">
                <text:p>241.1409600000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.36999999999987">
                <text:p>8.36999999999987</text:p>
              </table:table-cell>
              <table:table-cell office:value-type="float" office:value="240.42119000001">
                <text:p>240.4211900000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.37999999999987">
                <text:p>8.37999999999987</text:p>
              </table:table-cell>
              <table:table-cell office:value-type="float" office:value="239.70044000001">
                <text:p>239.7004400000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.38999999999987">
                <text:p>8.38999999999987</text:p>
              </table:table-cell>
              <table:table-cell office:value-type="float" office:value="238.97871000001">
                <text:p>238.9787100000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.39999999999987">
                <text:p>8.39999999999987</text:p>
              </table:table-cell>
              <table:table-cell office:value-type="float" office:value="238.25600000001">
                <text:p>238.2560000000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.40999999999987">
                <text:p>8.40999999999987</text:p>
              </table:table-cell>
              <table:table-cell office:value-type="float" office:value="237.53231000001">
                <text:p>237.5323100000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.41999999999987">
                <text:p>8.41999999999987</text:p>
              </table:table-cell>
              <table:table-cell office:value-type="float" office:value="236.80764000001">
                <text:p>236.8076400000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.42999999999987">
                <text:p>8.42999999999987</text:p>
              </table:table-cell>
              <table:table-cell office:value-type="float" office:value="236.08199000001">
                <text:p>236.0819900000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.43999999999986">
                <text:p>8.43999999999986</text:p>
              </table:table-cell>
              <table:table-cell office:value-type="float" office:value="235.35536000001">
                <text:p>235.3553600000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.44999999999986">
                <text:p>8.44999999999986</text:p>
              </table:table-cell>
              <table:table-cell office:value-type="float" office:value="234.62775000001">
                <text:p>234.6277500000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.45999999999986">
                <text:p>8.45999999999986</text:p>
              </table:table-cell>
              <table:table-cell office:value-type="float" office:value="233.89916000001">
                <text:p>233.8991600000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.46999999999986">
                <text:p>8.46999999999986</text:p>
              </table:table-cell>
              <table:table-cell office:value-type="float" office:value="233.16959000001">
                <text:p>233.1695900000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.47999999999986">
                <text:p>8.47999999999986</text:p>
              </table:table-cell>
              <table:table-cell office:value-type="float" office:value="232.43904000001">
                <text:p>232.4390400000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.48999999999986">
                <text:p>8.48999999999986</text:p>
              </table:table-cell>
              <table:table-cell office:value-type="float" office:value="231.70751000001">
                <text:p>231.7075100000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.49999999999986">
                <text:p>8.49999999999986</text:p>
              </table:table-cell>
              <table:table-cell office:value-type="float" office:value="230.97500000001">
                <text:p>230.9750000000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.50999999999986">
                <text:p>8.50999999999986</text:p>
              </table:table-cell>
              <table:table-cell office:value-type="float" office:value="230.24151000001">
                <text:p>230.2415100000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.51999999999986">
                <text:p>8.51999999999986</text:p>
              </table:table-cell>
              <table:table-cell office:value-type="float" office:value="229.50704000001">
                <text:p>229.5070400000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.52999999999986">
                <text:p>8.52999999999986</text:p>
              </table:table-cell>
              <table:table-cell office:value-type="float" office:value="228.77159000001">
                <text:p>228.7715900000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.53999999999986">
                <text:p>8.53999999999986</text:p>
              </table:table-cell>
              <table:table-cell office:value-type="float" office:value="228.03516000001">
                <text:p>228.0351600000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.54999999999986">
                <text:p>8.54999999999986</text:p>
              </table:table-cell>
              <table:table-cell office:value-type="float" office:value="227.29775000001">
                <text:p>227.2977500000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.55999999999986">
                <text:p>8.55999999999986</text:p>
              </table:table-cell>
              <table:table-cell office:value-type="float" office:value="226.55936000001">
                <text:p>226.5593600000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.56999999999986">
                <text:p>8.56999999999986</text:p>
              </table:table-cell>
              <table:table-cell office:value-type="float" office:value="225.81999000001">
                <text:p>225.8199900000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.57999999999986">
                <text:p>8.57999999999986</text:p>
              </table:table-cell>
              <table:table-cell office:value-type="float" office:value="225.07964000001">
                <text:p>225.0796400000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.58999999999986">
                <text:p>8.58999999999986</text:p>
              </table:table-cell>
              <table:table-cell office:value-type="float" office:value="224.33831000001">
                <text:p>224.3383100000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.59999999999986">
                <text:p>8.59999999999986</text:p>
              </table:table-cell>
              <table:table-cell office:value-type="float" office:value="223.59600000001">
                <text:p>223.5960000000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.60999999999986">
                <text:p>8.60999999999986</text:p>
              </table:table-cell>
              <table:table-cell office:value-type="float" office:value="222.85271000001">
                <text:p>222.8527100000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.61999999999986">
                <text:p>8.61999999999986</text:p>
              </table:table-cell>
              <table:table-cell office:value-type="float" office:value="222.10844000001">
                <text:p>222.1084400000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.62999999999986">
                <text:p>8.62999999999986</text:p>
              </table:table-cell>
              <table:table-cell office:value-type="float" office:value="221.36319000001">
                <text:p>221.3631900000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.63999999999986">
                <text:p>8.63999999999986</text:p>
              </table:table-cell>
              <table:table-cell office:value-type="float" office:value="220.61696000001">
                <text:p>220.6169600000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.64999999999986">
                <text:p>8.64999999999986</text:p>
              </table:table-cell>
              <table:table-cell office:value-type="float" office:value="219.86975000001">
                <text:p>219.8697500000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.65999999999986">
                <text:p>8.65999999999986</text:p>
              </table:table-cell>
              <table:table-cell office:value-type="float" office:value="219.12156000001">
                <text:p>219.1215600000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.66999999999986">
                <text:p>8.66999999999986</text:p>
              </table:table-cell>
              <table:table-cell office:value-type="float" office:value="218.37239000001">
                <text:p>218.3723900000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.67999999999986">
                <text:p>8.67999999999986</text:p>
              </table:table-cell>
              <table:table-cell office:value-type="float" office:value="217.622240000011">
                <text:p>217.62224000001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.68999999999986">
                <text:p>8.68999999999986</text:p>
              </table:table-cell>
              <table:table-cell office:value-type="float" office:value="216.871110000011">
                <text:p>216.87111000001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.69999999999986">
                <text:p>8.69999999999986</text:p>
              </table:table-cell>
              <table:table-cell office:value-type="float" office:value="216.119000000011">
                <text:p>216.11900000001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.70999999999986">
                <text:p>8.70999999999986</text:p>
              </table:table-cell>
              <table:table-cell office:value-type="float" office:value="215.365910000011">
                <text:p>215.36591000001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.71999999999986">
                <text:p>8.71999999999986</text:p>
              </table:table-cell>
              <table:table-cell office:value-type="float" office:value="214.611840000011">
                <text:p>214.61184000001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.72999999999986">
                <text:p>8.72999999999986</text:p>
              </table:table-cell>
              <table:table-cell office:value-type="float" office:value="213.856790000011">
                <text:p>213.85679000001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.73999999999986">
                <text:p>8.73999999999986</text:p>
              </table:table-cell>
              <table:table-cell office:value-type="float" office:value="213.100760000011">
                <text:p>213.10076000001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.74999999999986">
                <text:p>8.74999999999986</text:p>
              </table:table-cell>
              <table:table-cell office:value-type="float" office:value="212.343750000011">
                <text:p>212.34375000001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.75999999999986">
                <text:p>8.75999999999986</text:p>
              </table:table-cell>
              <table:table-cell office:value-type="float" office:value="211.585760000011">
                <text:p>211.58576000001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.76999999999986">
                <text:p>8.76999999999986</text:p>
              </table:table-cell>
              <table:table-cell office:value-type="float" office:value="210.826790000011">
                <text:p>210.82679000001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.77999999999986">
                <text:p>8.77999999999986</text:p>
              </table:table-cell>
              <table:table-cell office:value-type="float" office:value="210.066840000011">
                <text:p>210.06684000001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.78999999999986">
                <text:p>8.78999999999986</text:p>
              </table:table-cell>
              <table:table-cell office:value-type="float" office:value="209.305910000011">
                <text:p>209.30591000001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.79999999999986">
                <text:p>8.79999999999986</text:p>
              </table:table-cell>
              <table:table-cell office:value-type="float" office:value="208.544000000011">
                <text:p>208.54400000001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.80999999999986">
                <text:p>8.80999999999986</text:p>
              </table:table-cell>
              <table:table-cell office:value-type="float" office:value="207.781110000011">
                <text:p>207.78111000001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.81999999999986">
                <text:p>8.81999999999986</text:p>
              </table:table-cell>
              <table:table-cell office:value-type="float" office:value="207.017240000011">
                <text:p>207.01724000001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.82999999999986">
                <text:p>8.82999999999986</text:p>
              </table:table-cell>
              <table:table-cell office:value-type="float" office:value="206.252390000011">
                <text:p>206.25239000001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.83999999999986">
                <text:p>8.83999999999986</text:p>
              </table:table-cell>
              <table:table-cell office:value-type="float" office:value="205.486560000011">
                <text:p>205.48656000001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.84999999999986">
                <text:p>8.84999999999986</text:p>
              </table:table-cell>
              <table:table-cell office:value-type="float" office:value="204.719750000011">
                <text:p>204.71975000001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.85999999999986">
                <text:p>8.85999999999986</text:p>
              </table:table-cell>
              <table:table-cell office:value-type="float" office:value="203.951960000011">
                <text:p>203.95196000001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.86999999999986">
                <text:p>8.86999999999986</text:p>
              </table:table-cell>
              <table:table-cell office:value-type="float" office:value="203.183190000011">
                <text:p>203.18319000001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.87999999999986">
                <text:p>8.87999999999986</text:p>
              </table:table-cell>
              <table:table-cell office:value-type="float" office:value="202.413440000011">
                <text:p>202.41344000001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.88999999999986">
                <text:p>8.88999999999986</text:p>
              </table:table-cell>
              <table:table-cell office:value-type="float" office:value="201.642710000011">
                <text:p>201.64271000001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.89999999999986">
                <text:p>8.89999999999986</text:p>
              </table:table-cell>
              <table:table-cell office:value-type="float" office:value="200.871000000011">
                <text:p>200.87100000001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.90999999999985">
                <text:p>8.90999999999985</text:p>
              </table:table-cell>
              <table:table-cell office:value-type="float" office:value="200.098310000011">
                <text:p>200.09831000001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.91999999999985">
                <text:p>8.91999999999985</text:p>
              </table:table-cell>
              <table:table-cell office:value-type="float" office:value="199.324640000011">
                <text:p>199.32464000001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.92999999999985">
                <text:p>8.92999999999985</text:p>
              </table:table-cell>
              <table:table-cell office:value-type="float" office:value="198.549990000011">
                <text:p>198.54999000001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.93999999999985">
                <text:p>8.93999999999985</text:p>
              </table:table-cell>
              <table:table-cell office:value-type="float" office:value="197.774360000011">
                <text:p>197.77436000001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.94999999999985">
                <text:p>8.94999999999985</text:p>
              </table:table-cell>
              <table:table-cell office:value-type="float" office:value="196.997750000011">
                <text:p>196.99775000001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.95999999999985">
                <text:p>8.95999999999985</text:p>
              </table:table-cell>
              <table:table-cell office:value-type="float" office:value="196.220160000011">
                <text:p>196.22016000001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.96999999999985">
                <text:p>8.96999999999985</text:p>
              </table:table-cell>
              <table:table-cell office:value-type="float" office:value="195.441590000011">
                <text:p>195.44159000001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.97999999999985">
                <text:p>8.97999999999985</text:p>
              </table:table-cell>
              <table:table-cell office:value-type="float" office:value="194.662040000011">
                <text:p>194.66204000001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.98999999999985">
                <text:p>8.98999999999985</text:p>
              </table:table-cell>
              <table:table-cell office:value-type="float" office:value="193.881510000011">
                <text:p>193.88151000001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.99999999999985">
                <text:p>8.99999999999985</text:p>
              </table:table-cell>
              <table:table-cell office:value-type="float" office:value="193.100000000012">
                <text:p>193.10000000001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.00999999999985">
                <text:p>9.00999999999985</text:p>
              </table:table-cell>
              <table:table-cell office:value-type="float" office:value="192.317510000012">
                <text:p>192.31751000001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.01999999999985">
                <text:p>9.01999999999985</text:p>
              </table:table-cell>
              <table:table-cell office:value-type="float" office:value="191.534040000012">
                <text:p>191.53404000001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.02999999999985">
                <text:p>9.02999999999985</text:p>
              </table:table-cell>
              <table:table-cell office:value-type="float" office:value="190.749590000012">
                <text:p>190.74959000001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.03999999999985">
                <text:p>9.03999999999985</text:p>
              </table:table-cell>
              <table:table-cell office:value-type="float" office:value="189.964160000012">
                <text:p>189.96416000001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.04999999999985">
                <text:p>9.04999999999985</text:p>
              </table:table-cell>
              <table:table-cell office:value-type="float" office:value="189.177750000012">
                <text:p>189.17775000001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.05999999999985">
                <text:p>9.05999999999985</text:p>
              </table:table-cell>
              <table:table-cell office:value-type="float" office:value="188.390360000012">
                <text:p>188.39036000001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.06999999999985">
                <text:p>9.06999999999985</text:p>
              </table:table-cell>
              <table:table-cell office:value-type="float" office:value="187.601990000012">
                <text:p>187.60199000001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.07999999999985">
                <text:p>9.07999999999985</text:p>
              </table:table-cell>
              <table:table-cell office:value-type="float" office:value="186.812640000012">
                <text:p>186.81264000001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.08999999999985">
                <text:p>9.08999999999985</text:p>
              </table:table-cell>
              <table:table-cell office:value-type="float" office:value="186.022310000012">
                <text:p>186.02231000001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.09999999999985">
                <text:p>9.09999999999985</text:p>
              </table:table-cell>
              <table:table-cell office:value-type="float" office:value="185.231000000012">
                <text:p>185.23100000001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.10999999999985">
                <text:p>9.10999999999985</text:p>
              </table:table-cell>
              <table:table-cell office:value-type="float" office:value="184.438710000012">
                <text:p>184.43871000001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.11999999999985">
                <text:p>9.11999999999985</text:p>
              </table:table-cell>
              <table:table-cell office:value-type="float" office:value="183.645440000012">
                <text:p>183.64544000001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.12999999999985">
                <text:p>9.12999999999985</text:p>
              </table:table-cell>
              <table:table-cell office:value-type="float" office:value="182.851190000012">
                <text:p>182.85119000001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.13999999999985">
                <text:p>9.13999999999985</text:p>
              </table:table-cell>
              <table:table-cell office:value-type="float" office:value="182.055960000012">
                <text:p>182.05596000001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.14999999999985">
                <text:p>9.14999999999985</text:p>
              </table:table-cell>
              <table:table-cell office:value-type="float" office:value="181.259750000012">
                <text:p>181.25975000001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.15999999999985">
                <text:p>9.15999999999985</text:p>
              </table:table-cell>
              <table:table-cell office:value-type="float" office:value="180.462560000012">
                <text:p>180.46256000001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.16999999999985">
                <text:p>9.16999999999985</text:p>
              </table:table-cell>
              <table:table-cell office:value-type="float" office:value="179.664390000012">
                <text:p>179.66439000001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.17999999999985">
                <text:p>9.17999999999985</text:p>
              </table:table-cell>
              <table:table-cell office:value-type="float" office:value="178.865240000012">
                <text:p>178.86524000001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.18999999999985">
                <text:p>9.18999999999985</text:p>
              </table:table-cell>
              <table:table-cell office:value-type="float" office:value="178.065110000012">
                <text:p>178.06511000001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.19999999999985">
                <text:p>9.19999999999985</text:p>
              </table:table-cell>
              <table:table-cell office:value-type="float" office:value="177.264000000012">
                <text:p>177.26400000001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.20999999999985">
                <text:p>9.20999999999985</text:p>
              </table:table-cell>
              <table:table-cell office:value-type="float" office:value="176.461910000012">
                <text:p>176.46191000001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.21999999999985">
                <text:p>9.21999999999985</text:p>
              </table:table-cell>
              <table:table-cell office:value-type="float" office:value="175.658840000012">
                <text:p>175.65884000001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.22999999999985">
                <text:p>9.22999999999985</text:p>
              </table:table-cell>
              <table:table-cell office:value-type="float" office:value="174.854790000012">
                <text:p>174.85479000001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.23999999999985">
                <text:p>9.23999999999985</text:p>
              </table:table-cell>
              <table:table-cell office:value-type="float" office:value="174.049760000012">
                <text:p>174.04976000001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.24999999999985">
                <text:p>9.24999999999985</text:p>
              </table:table-cell>
              <table:table-cell office:value-type="float" office:value="173.243750000012">
                <text:p>173.24375000001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.25999999999985">
                <text:p>9.25999999999985</text:p>
              </table:table-cell>
              <table:table-cell office:value-type="float" office:value="172.436760000012">
                <text:p>172.43676000001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.26999999999985">
                <text:p>9.26999999999985</text:p>
              </table:table-cell>
              <table:table-cell office:value-type="float" office:value="171.628790000012">
                <text:p>171.62879000001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.27999999999985">
                <text:p>9.27999999999985</text:p>
              </table:table-cell>
              <table:table-cell office:value-type="float" office:value="170.819840000012">
                <text:p>170.81984000001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.28999999999985">
                <text:p>9.28999999999985</text:p>
              </table:table-cell>
              <table:table-cell office:value-type="float" office:value="170.009910000012">
                <text:p>170.00991000001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.29999999999985">
                <text:p>9.29999999999985</text:p>
              </table:table-cell>
              <table:table-cell office:value-type="float" office:value="169.199000000012">
                <text:p>169.19900000001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.30999999999985">
                <text:p>9.30999999999985</text:p>
              </table:table-cell>
              <table:table-cell office:value-type="float" office:value="168.387110000013">
                <text:p>168.38711000001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.31999999999985">
                <text:p>9.31999999999985</text:p>
              </table:table-cell>
              <table:table-cell office:value-type="float" office:value="167.574240000013">
                <text:p>167.57424000001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.32999999999985">
                <text:p>9.32999999999985</text:p>
              </table:table-cell>
              <table:table-cell office:value-type="float" office:value="166.760390000013">
                <text:p>166.76039000001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.33999999999985">
                <text:p>9.33999999999985</text:p>
              </table:table-cell>
              <table:table-cell office:value-type="float" office:value="165.945560000013">
                <text:p>165.94556000001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.34999999999985">
                <text:p>9.34999999999985</text:p>
              </table:table-cell>
              <table:table-cell office:value-type="float" office:value="165.129750000013">
                <text:p>165.12975000001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.35999999999985">
                <text:p>9.35999999999985</text:p>
              </table:table-cell>
              <table:table-cell office:value-type="float" office:value="164.312960000013">
                <text:p>164.31296000001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.36999999999985">
                <text:p>9.36999999999985</text:p>
              </table:table-cell>
              <table:table-cell office:value-type="float" office:value="163.495190000013">
                <text:p>163.49519000001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.37999999999984">
                <text:p>9.37999999999984</text:p>
              </table:table-cell>
              <table:table-cell office:value-type="float" office:value="162.676440000013">
                <text:p>162.67644000001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.38999999999984">
                <text:p>9.38999999999984</text:p>
              </table:table-cell>
              <table:table-cell office:value-type="float" office:value="161.856710000013">
                <text:p>161.85671000001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.39999999999984">
                <text:p>9.39999999999984</text:p>
              </table:table-cell>
              <table:table-cell office:value-type="float" office:value="161.036000000013">
                <text:p>161.03600000001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.40999999999984">
                <text:p>9.40999999999984</text:p>
              </table:table-cell>
              <table:table-cell office:value-type="float" office:value="160.214310000013">
                <text:p>160.21431000001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.41999999999984">
                <text:p>9.41999999999984</text:p>
              </table:table-cell>
              <table:table-cell office:value-type="float" office:value="159.391640000013">
                <text:p>159.39164000001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.42999999999984">
                <text:p>9.42999999999984</text:p>
              </table:table-cell>
              <table:table-cell office:value-type="float" office:value="158.567990000013">
                <text:p>158.56799000001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.43999999999984">
                <text:p>9.43999999999984</text:p>
              </table:table-cell>
              <table:table-cell office:value-type="float" office:value="157.743360000013">
                <text:p>157.74336000001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.44999999999984">
                <text:p>9.44999999999984</text:p>
              </table:table-cell>
              <table:table-cell office:value-type="float" office:value="156.917750000013">
                <text:p>156.91775000001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.45999999999984">
                <text:p>9.45999999999984</text:p>
              </table:table-cell>
              <table:table-cell office:value-type="float" office:value="156.091160000013">
                <text:p>156.09116000001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.46999999999984">
                <text:p>9.46999999999984</text:p>
              </table:table-cell>
              <table:table-cell office:value-type="float" office:value="155.263590000013">
                <text:p>155.26359000001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.47999999999984">
                <text:p>9.47999999999984</text:p>
              </table:table-cell>
              <table:table-cell office:value-type="float" office:value="154.435040000013">
                <text:p>154.43504000001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.48999999999984">
                <text:p>9.48999999999984</text:p>
              </table:table-cell>
              <table:table-cell office:value-type="float" office:value="153.605510000013">
                <text:p>153.60551000001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.49999999999984">
                <text:p>9.49999999999984</text:p>
              </table:table-cell>
              <table:table-cell office:value-type="float" office:value="152.775000000013">
                <text:p>152.77500000001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.50999999999984">
                <text:p>9.50999999999984</text:p>
              </table:table-cell>
              <table:table-cell office:value-type="float" office:value="151.943510000013">
                <text:p>151.94351000001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.51999999999984">
                <text:p>9.51999999999984</text:p>
              </table:table-cell>
              <table:table-cell office:value-type="float" office:value="151.111040000013">
                <text:p>151.11104000001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.52999999999984">
                <text:p>9.52999999999984</text:p>
              </table:table-cell>
              <table:table-cell office:value-type="float" office:value="150.277590000013">
                <text:p>150.27759000001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.53999999999984">
                <text:p>9.53999999999984</text:p>
              </table:table-cell>
              <table:table-cell office:value-type="float" office:value="149.443160000013">
                <text:p>149.44316000001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.54999999999984">
                <text:p>9.54999999999984</text:p>
              </table:table-cell>
              <table:table-cell office:value-type="float" office:value="148.607750000013">
                <text:p>148.60775000001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.55999999999984">
                <text:p>9.55999999999984</text:p>
              </table:table-cell>
              <table:table-cell office:value-type="float" office:value="147.771360000013">
                <text:p>147.77136000001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.56999999999984">
                <text:p>9.56999999999984</text:p>
              </table:table-cell>
              <table:table-cell office:value-type="float" office:value="146.933990000013">
                <text:p>146.93399000001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.57999999999984">
                <text:p>9.57999999999984</text:p>
              </table:table-cell>
              <table:table-cell office:value-type="float" office:value="146.095640000013">
                <text:p>146.09564000001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.58999999999984">
                <text:p>9.58999999999984</text:p>
              </table:table-cell>
              <table:table-cell office:value-type="float" office:value="145.256310000013">
                <text:p>145.25631000001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.59999999999984">
                <text:p>9.59999999999984</text:p>
              </table:table-cell>
              <table:table-cell office:value-type="float" office:value="144.416000000013">
                <text:p>144.41600000001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.60999999999984">
                <text:p>9.60999999999984</text:p>
              </table:table-cell>
              <table:table-cell office:value-type="float" office:value="143.574710000013">
                <text:p>143.57471000001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.61999999999984">
                <text:p>9.61999999999984</text:p>
              </table:table-cell>
              <table:table-cell office:value-type="float" office:value="142.732440000013">
                <text:p>142.73244000001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.62999999999984">
                <text:p>9.62999999999984</text:p>
              </table:table-cell>
              <table:table-cell office:value-type="float" office:value="141.889190000014">
                <text:p>141.88919000001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.63999999999984">
                <text:p>9.63999999999984</text:p>
              </table:table-cell>
              <table:table-cell office:value-type="float" office:value="141.044960000014">
                <text:p>141.04496000001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.64999999999984">
                <text:p>9.64999999999984</text:p>
              </table:table-cell>
              <table:table-cell office:value-type="float" office:value="140.199750000014">
                <text:p>140.19975000001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.65999999999984">
                <text:p>9.65999999999984</text:p>
              </table:table-cell>
              <table:table-cell office:value-type="float" office:value="139.353560000014">
                <text:p>139.35356000001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.66999999999984">
                <text:p>9.66999999999984</text:p>
              </table:table-cell>
              <table:table-cell office:value-type="float" office:value="138.506390000014">
                <text:p>138.50639000001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.67999999999984">
                <text:p>9.67999999999984</text:p>
              </table:table-cell>
              <table:table-cell office:value-type="float" office:value="137.658240000014">
                <text:p>137.65824000001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.68999999999984">
                <text:p>9.68999999999984</text:p>
              </table:table-cell>
              <table:table-cell office:value-type="float" office:value="136.809110000014">
                <text:p>136.80911000001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.69999999999984">
                <text:p>9.69999999999984</text:p>
              </table:table-cell>
              <table:table-cell office:value-type="float" office:value="135.959000000014">
                <text:p>135.95900000001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.70999999999984">
                <text:p>9.70999999999984</text:p>
              </table:table-cell>
              <table:table-cell office:value-type="float" office:value="135.107910000014">
                <text:p>135.10791000001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.71999999999984">
                <text:p>9.71999999999984</text:p>
              </table:table-cell>
              <table:table-cell office:value-type="float" office:value="134.255840000014">
                <text:p>134.25584000001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.72999999999984">
                <text:p>9.72999999999984</text:p>
              </table:table-cell>
              <table:table-cell office:value-type="float" office:value="133.402790000014">
                <text:p>133.40279000001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.73999999999984">
                <text:p>9.73999999999984</text:p>
              </table:table-cell>
              <table:table-cell office:value-type="float" office:value="132.548760000014">
                <text:p>132.54876000001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.74999999999984">
                <text:p>9.74999999999984</text:p>
              </table:table-cell>
              <table:table-cell office:value-type="float" office:value="131.693750000014">
                <text:p>131.69375000001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.75999999999984">
                <text:p>9.75999999999984</text:p>
              </table:table-cell>
              <table:table-cell office:value-type="float" office:value="130.837760000014">
                <text:p>130.83776000001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.76999999999984">
                <text:p>9.76999999999984</text:p>
              </table:table-cell>
              <table:table-cell office:value-type="float" office:value="129.980790000014">
                <text:p>129.98079000001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.77999999999984">
                <text:p>9.77999999999984</text:p>
              </table:table-cell>
              <table:table-cell office:value-type="float" office:value="129.122840000014">
                <text:p>129.12284000001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.78999999999984">
                <text:p>9.78999999999984</text:p>
              </table:table-cell>
              <table:table-cell office:value-type="float" office:value="128.263910000014">
                <text:p>128.26391000001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.79999999999984">
                <text:p>9.79999999999984</text:p>
              </table:table-cell>
              <table:table-cell office:value-type="float" office:value="127.404000000014">
                <text:p>127.40400000001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.80999999999984">
                <text:p>9.80999999999984</text:p>
              </table:table-cell>
              <table:table-cell office:value-type="float" office:value="126.543110000014">
                <text:p>126.54311000001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.81999999999984">
                <text:p>9.81999999999984</text:p>
              </table:table-cell>
              <table:table-cell office:value-type="float" office:value="125.681240000014">
                <text:p>125.68124000001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.82999999999984">
                <text:p>9.82999999999984</text:p>
              </table:table-cell>
              <table:table-cell office:value-type="float" office:value="124.818390000014">
                <text:p>124.81839000001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.83999999999983">
                <text:p>9.83999999999983</text:p>
              </table:table-cell>
              <table:table-cell office:value-type="float" office:value="123.954560000014">
                <text:p>123.95456000001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.84999999999983">
                <text:p>9.84999999999983</text:p>
              </table:table-cell>
              <table:table-cell office:value-type="float" office:value="123.089750000014">
                <text:p>123.08975000001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.85999999999983">
                <text:p>9.85999999999983</text:p>
              </table:table-cell>
              <table:table-cell office:value-type="float" office:value="122.223960000014">
                <text:p>122.22396000001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.86999999999983">
                <text:p>9.86999999999983</text:p>
              </table:table-cell>
              <table:table-cell office:value-type="float" office:value="121.357190000014">
                <text:p>121.35719000001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.87999999999983">
                <text:p>9.87999999999983</text:p>
              </table:table-cell>
              <table:table-cell office:value-type="float" office:value="120.489440000014">
                <text:p>120.48944000001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.88999999999983">
                <text:p>9.88999999999983</text:p>
              </table:table-cell>
              <table:table-cell office:value-type="float" office:value="119.620710000014">
                <text:p>119.62071000001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.89999999999983">
                <text:p>9.89999999999983</text:p>
              </table:table-cell>
              <table:table-cell office:value-type="float" office:value="118.751000000015">
                <text:p>118.75100000001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.90999999999983">
                <text:p>9.90999999999983</text:p>
              </table:table-cell>
              <table:table-cell office:value-type="float" office:value="117.880310000015">
                <text:p>117.88031000001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.91999999999983">
                <text:p>9.91999999999983</text:p>
              </table:table-cell>
              <table:table-cell office:value-type="float" office:value="117.008640000015">
                <text:p>117.00864000001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.92999999999983">
                <text:p>9.92999999999983</text:p>
              </table:table-cell>
              <table:table-cell office:value-type="float" office:value="116.135990000015">
                <text:p>116.13599000001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.93999999999983">
                <text:p>9.93999999999983</text:p>
              </table:table-cell>
              <table:table-cell office:value-type="float" office:value="115.262360000015">
                <text:p>115.26236000001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.94999999999983">
                <text:p>9.94999999999983</text:p>
              </table:table-cell>
              <table:table-cell office:value-type="float" office:value="114.387750000015">
                <text:p>114.38775000001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.95999999999983">
                <text:p>9.95999999999983</text:p>
              </table:table-cell>
              <table:table-cell office:value-type="float" office:value="113.512160000015">
                <text:p>113.51216000001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.96999999999983">
                <text:p>9.96999999999983</text:p>
              </table:table-cell>
              <table:table-cell office:value-type="float" office:value="112.635590000015">
                <text:p>112.63559000001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.97999999999983">
                <text:p>9.97999999999983</text:p>
              </table:table-cell>
              <table:table-cell office:value-type="float" office:value="111.758040000015">
                <text:p>111.75804000001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.98999999999983">
                <text:p>9.98999999999983</text:p>
              </table:table-cell>
              <table:table-cell office:value-type="float" office:value="110.879510000015">
                <text:p>110.87951000001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9.99999999999983">
                <text:p>9.99999999999983</text:p>
              </table:table-cell>
              <table:table-cell office:value-type="float" office:value="110.000000000015">
                <text:p>110.000000000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